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653in" table:align="left"/>
    </style:style>
    <style:style style:name="Table1.A" style:family="table-column">
      <style:table-column-properties style:column-width="1.2007in"/>
    </style:style>
    <style:style style:name="Table1.B" style:family="table-column">
      <style:table-column-properties style:column-width="1.9139in"/>
    </style:style>
    <style:style style:name="Table1.C" style:family="table-column">
      <style:table-column-properties style:column-width="2.9507in"/>
    </style:style>
    <style:style style:name="Table1.A1" style:family="table-cell">
      <style:table-cell-properties style:vertical-align="middle" fo:padding="0.0194in" fo:border="none"/>
    </style:style>
    <style:style style:name="Table2" style:family="table">
      <style:table-properties style:width="6.0653in" table:align="left"/>
    </style:style>
    <style:style style:name="Table2.A" style:family="table-column">
      <style:table-column-properties style:column-width="1.1903in"/>
    </style:style>
    <style:style style:name="Table2.B" style:family="table-column">
      <style:table-column-properties style:column-width="1.8097in"/>
    </style:style>
    <style:style style:name="Table2.C" style:family="table-column">
      <style:table-column-properties style:column-width="3.0653in"/>
    </style:style>
    <style:style style:name="Table2.A1" style:family="table-cell">
      <style:table-cell-properties style:vertical-align="middle" fo:padding="0.0194in" fo:border="none"/>
    </style:style>
    <style:style style:name="Table3" style:family="table">
      <style:table-properties style:width="6.0653in" table:align="left"/>
    </style:style>
    <style:style style:name="Table3.A" style:family="table-column">
      <style:table-column-properties style:column-width="2.4917in"/>
    </style:style>
    <style:style style:name="Table3.B" style:family="table-column">
      <style:table-column-properties style:column-width="0.659in"/>
    </style:style>
    <style:style style:name="Table3.C" style:family="table-column">
      <style:table-column-properties style:column-width="2.9146in"/>
    </style:style>
    <style:style style:name="Table3.A1" style:family="table-cell">
      <style:table-cell-properties style:vertical-align="middle" fo:padding="0.0194in" fo:border="none"/>
    </style:style>
    <style:style style:name="Table4" style:family="table">
      <style:table-properties style:width="6.0653in" table:align="left"/>
    </style:style>
    <style:style style:name="Table4.A" style:family="table-column">
      <style:table-column-properties style:column-width="2.2139in"/>
    </style:style>
    <style:style style:name="Table4.B" style:family="table-column">
      <style:table-column-properties style:column-width="3.8514in"/>
    </style:style>
    <style:style style:name="Table4.A1" style:family="table-cell">
      <style:table-cell-properties style:vertical-align="middle" fo:padding="0.0194in" fo:border="none"/>
    </style:style>
    <style:style style:name="Table5" style:family="table">
      <style:table-properties style:width="6.0653in" table:align="left"/>
    </style:style>
    <style:style style:name="Table5.A" style:family="table-column">
      <style:table-column-properties style:column-width="3.1813in"/>
    </style:style>
    <style:style style:name="Table5.B" style:family="table-column">
      <style:table-column-properties style:column-width="2.884in"/>
    </style:style>
    <style:style style:name="Table5.A1" style:family="table-cell">
      <style:table-cell-properties style:vertical-align="middle" fo:padding="0.0194in" fo:border="none"/>
    </style:style>
    <style:style style:name="Table6" style:family="table">
      <style:table-properties style:width="6.0653in" table:align="left"/>
    </style:style>
    <style:style style:name="Table6.A" style:family="table-column">
      <style:table-column-properties style:column-width="2.834in"/>
    </style:style>
    <style:style style:name="Table6.B" style:family="table-column">
      <style:table-column-properties style:column-width="3.2313in"/>
    </style:style>
    <style:style style:name="Table6.A1" style:family="table-cell">
      <style:table-cell-properties style:vertical-align="middle" fo:padding="0.0194in" fo:border="none"/>
    </style:style>
    <style:style style:name="Table7" style:family="table">
      <style:table-properties style:width="6.0653in" table:align="left"/>
    </style:style>
    <style:style style:name="Table7.A" style:family="table-column">
      <style:table-column-properties style:column-width="1.8875in"/>
    </style:style>
    <style:style style:name="Table7.B" style:family="table-column">
      <style:table-column-properties style:column-width="0.6403in"/>
    </style:style>
    <style:style style:name="Table7.C" style:family="table-column">
      <style:table-column-properties style:column-width="3.5375in"/>
    </style:style>
    <style:style style:name="Table7.A1" style:family="table-cell">
      <style:table-cell-properties style:vertical-align="middle" fo:padding="0.0194in" fo:border="none"/>
    </style:style>
    <style:style style:name="Table8" style:family="table">
      <style:table-properties style:width="6.0653in" table:align="left"/>
    </style:style>
    <style:style style:name="Table8.A" style:family="table-column">
      <style:table-column-properties style:column-width="1.0063in"/>
    </style:style>
    <style:style style:name="Table8.B" style:family="table-column">
      <style:table-column-properties style:column-width="0.7333in"/>
    </style:style>
    <style:style style:name="Table8.C" style:family="table-column">
      <style:table-column-properties style:column-width="3.016in"/>
    </style:style>
    <style:style style:name="Table8.D" style:family="table-column">
      <style:table-column-properties style:column-width="1.3097in"/>
    </style:style>
    <style:style style:name="Table8.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9"/>
    <style:style style:name="P90" style:family="paragraph" style:parent-style-name="Text_20_body" style:list-style-name="L90"/>
    <style:style style:name="P91" style:family="paragraph" style:parent-style-name="Text_20_body" style:list-style-name="L91"/>
    <style:style style:name="P92" style:family="paragraph" style:parent-style-name="Text_20_body" style:list-style-name="L92"/>
    <style:style style:name="P93" style:family="paragraph" style:parent-style-name="Text_20_body" style:list-style-name="L93"/>
    <style:style style:name="P94" style:family="paragraph" style:parent-style-name="Text_20_body" style:list-style-name="L94"/>
    <style:style style:name="P95" style:family="paragraph" style:parent-style-name="Text_20_body" style:list-style-name="L95"/>
    <style:style style:name="P96" style:family="paragraph" style:parent-style-name="Text_20_body" style:list-style-name="L96"/>
    <style:style style:name="P97" style:family="paragraph" style:parent-style-name="Text_20_body" style:list-style-name="L97"/>
    <style:style style:name="P98" style:family="paragraph" style:parent-style-name="Text_20_body" style:list-style-name="L98"/>
    <style:style style:name="P99" style:family="paragraph" style:parent-style-name="Text_20_body" style:list-style-name="L99"/>
    <style:style style:name="P100" style:family="paragraph" style:parent-style-name="Text_20_body" style:list-style-name="L100"/>
    <style:style style:name="P101" style:family="paragraph" style:parent-style-name="Text_20_body" style:list-style-name="L101"/>
    <style:style style:name="P102" style:family="paragraph" style:parent-style-name="Text_20_body" style:list-style-name="L102"/>
    <style:style style:name="P103" style:family="paragraph" style:parent-style-name="Text_20_body" style:list-style-name="L103"/>
    <style:style style:name="P104" style:family="paragraph" style:parent-style-name="Text_20_body" style:list-style-name="L104"/>
    <style:style style:name="P105" style:family="paragraph" style:parent-style-name="Text_20_body" style:list-style-name="L105"/>
    <style:style style:name="P106" style:family="paragraph" style:parent-style-name="Text_20_body" style:list-style-name="L106"/>
    <style:style style:name="P107" style:family="paragraph" style:parent-style-name="Text_20_body" style:list-style-name="L107"/>
    <style:style style:name="P108" style:family="paragraph" style:parent-style-name="Text_20_body" style:list-style-name="L108"/>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style style:name="P115" style:family="paragraph" style:parent-style-name="Text_20_body" style:list-style-name="L115"/>
    <style:style style:name="P116" style:family="paragraph" style:parent-style-name="Text_20_body" style:list-style-name="L116"/>
    <style:style style:name="P117" style:family="paragraph" style:parent-style-name="Text_20_body" style:list-style-name="L117"/>
    <style:style style:name="P118" style:family="paragraph" style:parent-style-name="Text_20_body" style:list-style-name="L118"/>
    <style:style style:name="P119" style:family="paragraph" style:parent-style-name="Text_20_body" style:list-style-name="L119"/>
    <style:style style:name="P120" style:family="paragraph" style:parent-style-name="Text_20_body" style:list-style-name="L120"/>
    <style:style style:name="P121" style:family="paragraph" style:parent-style-name="Text_20_body" style:list-style-name="L121"/>
    <style:style style:name="P122" style:family="paragraph" style:parent-style-name="Text_20_body" style:list-style-name="L122"/>
    <style:style style:name="P123" style:family="paragraph" style:parent-style-name="Text_20_body" style:list-style-name="L123"/>
    <style:style style:name="P124" style:family="paragraph" style:parent-style-name="Text_20_body" style:list-style-name="L124"/>
    <style:style style:name="P125" style:family="paragraph" style:parent-style-name="Text_20_body" style:list-style-name="L125"/>
    <style:style style:name="P126" style:family="paragraph" style:parent-style-name="Text_20_body" style:list-style-name="L126"/>
    <style:style style:name="P127" style:family="paragraph" style:parent-style-name="Text_20_body" style:list-style-name="L127"/>
    <style:style style:name="P128" style:family="paragraph" style:parent-style-name="Text_20_body" style:list-style-name="L128"/>
    <style:style style:name="P129" style:family="paragraph" style:parent-style-name="Text_20_body" style:list-style-name="L129"/>
    <style:style style:name="P130" style:family="paragraph" style:parent-style-name="Text_20_body" style:list-style-name="L130"/>
    <style:style style:name="P131" style:family="paragraph" style:parent-style-name="Text_20_body" style:list-style-name="L131"/>
    <style:style style:name="P132" style:family="paragraph" style:parent-style-name="Text_20_body" style:list-style-name="L132"/>
    <style:style style:name="P133" style:family="paragraph" style:parent-style-name="Text_20_body" style:list-style-name="L133"/>
    <style:style style:name="P134" style:family="paragraph" style:parent-style-name="Text_20_body" style:list-style-name="L134"/>
    <style:style style:name="P135" style:family="paragraph" style:parent-style-name="Text_20_body" style:list-style-name="L135"/>
    <style:style style:name="P136" style:family="paragraph" style:parent-style-name="Text_20_body" style:list-style-name="L136"/>
    <style:style style:name="P137" style:family="paragraph" style:parent-style-name="Text_20_body" style:list-style-name="L137"/>
    <style:style style:name="P138" style:family="paragraph" style:parent-style-name="Text_20_body" style:list-style-name="L138"/>
    <style:style style:name="P139" style:family="paragraph" style:parent-style-name="Text_20_body" style:list-style-name="L139"/>
    <style:style style:name="P140" style:family="paragraph" style:parent-style-name="Text_20_body" style:list-style-name="L140"/>
    <style:style style:name="P141" style:family="paragraph" style:parent-style-name="Text_20_body" style:list-style-name="L141"/>
    <style:style style:name="P142" style:family="paragraph" style:parent-style-name="Text_20_body" style:list-style-name="L142"/>
    <style:style style:name="P143" style:family="paragraph" style:parent-style-name="Text_20_body" style:list-style-name="L143"/>
    <style:style style:name="P144" style:family="paragraph" style:parent-style-name="Text_20_body" style:list-style-name="L144"/>
    <style:style style:name="P145" style:family="paragraph" style:parent-style-name="Text_20_body" style:list-style-name="L145"/>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style style:name="P149" style:family="paragraph" style:parent-style-name="Text_20_body" style:list-style-name="L149"/>
    <style:style style:name="P150" style:family="paragraph" style:parent-style-name="Text_20_body" style:list-style-name="L150"/>
    <style:style style:name="P151" style:family="paragraph" style:parent-style-name="Text_20_body" style:list-style-name="L151"/>
    <style:style style:name="P152" style:family="paragraph" style:parent-style-name="Text_20_body" style:list-style-name="L152"/>
    <style:style style:name="P153" style:family="paragraph" style:parent-style-name="Text_20_body" style:list-style-name="L153"/>
    <style:style style:name="P154" style:family="paragraph" style:parent-style-name="Text_20_body" style:list-style-name="L154"/>
    <style:style style:name="P155" style:family="paragraph" style:parent-style-name="Text_20_body" style:list-style-name="L155"/>
    <style:style style:name="P156" style:family="paragraph" style:parent-style-name="Text_20_body" style:list-style-name="L156"/>
    <style:style style:name="P157" style:family="paragraph" style:parent-style-name="Text_20_body" style:list-style-name="L157"/>
    <style:style style:name="P158" style:family="paragraph" style:parent-style-name="Text_20_body" style:list-style-name="L158"/>
    <style:style style:name="P159" style:family="paragraph" style:parent-style-name="Text_20_body" style:list-style-name="L159"/>
    <style:style style:name="P160" style:family="paragraph" style:parent-style-name="Text_20_body" style:list-style-name="L160"/>
    <style:style style:name="P161" style:family="paragraph" style:parent-style-name="Text_20_body" style:list-style-name="L161"/>
    <style:style style:name="P162" style:family="paragraph" style:parent-style-name="Text_20_body" style:list-style-name="L162"/>
    <style:style style:name="P163" style:family="paragraph" style:parent-style-name="Text_20_body" style:list-style-name="L163"/>
    <style:style style:name="P164" style:family="paragraph" style:parent-style-name="Text_20_body" style:list-style-name="L164"/>
    <style:style style:name="P165" style:family="paragraph" style:parent-style-name="Text_20_body" style:list-style-name="L165"/>
    <style:style style:name="P166" style:family="paragraph" style:parent-style-name="Text_20_body" style:list-style-name="L166"/>
    <style:style style:name="P167" style:family="paragraph" style:parent-style-name="Text_20_body" style:list-style-name="L167"/>
    <style:style style:name="P168" style:family="paragraph" style:parent-style-name="Text_20_body" style:list-style-name="L168"/>
    <style:style style:name="P169" style:family="paragraph" style:parent-style-name="Text_20_body" style:list-style-name="L169"/>
    <style:style style:name="P170" style:family="paragraph" style:parent-style-name="Text_20_body" style:list-style-name="L170"/>
    <style:style style:name="P171" style:family="paragraph" style:parent-style-name="Text_20_body" style:list-style-name="L171"/>
    <style:style style:name="P172" style:family="paragraph" style:parent-style-name="Text_20_body" style:list-style-name="L172"/>
    <style:style style:name="P173" style:family="paragraph" style:parent-style-name="Text_20_body" style:list-style-name="L173"/>
    <style:style style:name="P174" style:family="paragraph" style:parent-style-name="Text_20_body" style:list-style-name="L174"/>
    <style:style style:name="P175" style:family="paragraph" style:parent-style-name="Text_20_body" style:list-style-name="L175"/>
    <style:style style:name="P176" style:family="paragraph" style:parent-style-name="Text_20_body" style:list-style-name="L176"/>
    <style:style style:name="P177" style:family="paragraph" style:parent-style-name="Text_20_body" style:list-style-name="L177"/>
    <style:style style:name="P178" style:family="paragraph" style:parent-style-name="Text_20_body" style:list-style-name="L178"/>
    <style:style style:name="P179" style:family="paragraph" style:parent-style-name="Text_20_body" style:list-style-name="L179"/>
    <style:style style:name="P180" style:family="paragraph" style:parent-style-name="Text_20_body" style:list-style-name="L180"/>
    <style:style style:name="P181" style:family="paragraph" style:parent-style-name="Text_20_body" style:list-style-name="L181"/>
    <style:style style:name="P182" style:family="paragraph" style:parent-style-name="Text_20_body" style:list-style-name="L182"/>
    <style:style style:name="P183" style:family="paragraph" style:parent-style-name="Text_20_body" style:list-style-name="L183"/>
    <style:style style:name="P184" style:family="paragraph" style:parent-style-name="Text_20_body" style:list-style-name="L184"/>
    <style:style style:name="P185" style:family="paragraph" style:parent-style-name="Text_20_body" style:list-style-name="L185"/>
    <style:style style:name="P186" style:family="paragraph" style:parent-style-name="Text_20_body" style:list-style-name="L186"/>
    <style:style style:name="P187" style:family="paragraph" style:parent-style-name="Text_20_body" style:list-style-name="L187"/>
    <style:style style:name="P188" style:family="paragraph" style:parent-style-name="Text_20_body" style:list-style-name="L188"/>
    <style:style style:name="P189" style:family="paragraph" style:parent-style-name="Text_20_body" style:list-style-name="L189"/>
    <style:style style:name="P190" style:family="paragraph" style:parent-style-name="Text_20_body" style:list-style-name="L190"/>
    <style:style style:name="P191" style:family="paragraph" style:parent-style-name="Text_20_body" style:list-style-name="L191"/>
    <style:style style:name="P192" style:family="paragraph" style:parent-style-name="Text_20_body" style:list-style-name="L192"/>
    <style:style style:name="P193" style:family="paragraph" style:parent-style-name="Text_20_body" style:list-style-name="L193"/>
    <style:style style:name="P194" style:family="paragraph" style:parent-style-name="Text_20_body" style:list-style-name="L194"/>
    <style:style style:name="P195" style:family="paragraph" style:parent-style-name="Text_20_body" style:list-style-name="L195"/>
    <style:style style:name="P196" style:family="paragraph" style:parent-style-name="Text_20_body" style:list-style-name="L196"/>
    <style:style style:name="P197" style:family="paragraph" style:parent-style-name="Text_20_body" style:list-style-name="L197"/>
    <style:style style:name="P198" style:family="paragraph" style:parent-style-name="Text_20_body" style:list-style-name="L198"/>
    <style:style style:name="P199" style:family="paragraph" style:parent-style-name="Text_20_body" style:list-style-name="L199"/>
    <style:style style:name="P200" style:family="paragraph" style:parent-style-name="Text_20_body" style:list-style-name="L200"/>
    <style:style style:name="P201" style:family="paragraph" style:parent-style-name="Text_20_body" style:list-style-name="L201"/>
    <style:style style:name="P202" style:family="paragraph" style:parent-style-name="Text_20_body" style:list-style-name="L202"/>
    <style:style style:name="P203" style:family="paragraph" style:parent-style-name="Text_20_body" style:list-style-name="L203"/>
    <style:style style:name="P204" style:family="paragraph" style:parent-style-name="Text_20_body" style:list-style-name="L204"/>
    <style:style style:name="P205" style:family="paragraph" style:parent-style-name="Text_20_body" style:list-style-name="L205"/>
    <style:style style:name="P206" style:family="paragraph" style:parent-style-name="Text_20_body" style:list-style-name="L206"/>
    <style:style style:name="P207" style:family="paragraph" style:parent-style-name="Text_20_body" style:list-style-name="L207"/>
    <style:style style:name="P208" style:family="paragraph" style:parent-style-name="Text_20_body" style:list-style-name="L208"/>
    <style:style style:name="P209" style:family="paragraph" style:parent-style-name="Text_20_body" style:list-style-name="L209"/>
    <style:style style:name="P210" style:family="paragraph" style:parent-style-name="Text_20_body" style:list-style-name="L210"/>
    <style:style style:name="P211" style:family="paragraph" style:parent-style-name="Text_20_body" style:list-style-name="L211"/>
    <style:style style:name="P212" style:family="paragraph" style:parent-style-name="Text_20_body" style:list-style-name="L212"/>
    <style:style style:name="P213" style:family="paragraph" style:parent-style-name="Text_20_body" style:list-style-name="L213"/>
    <style:style style:name="P214" style:family="paragraph" style:parent-style-name="Text_20_body" style:list-style-name="L214"/>
    <style:style style:name="P215" style:family="paragraph" style:parent-style-name="Text_20_body" style:list-style-name="L215"/>
    <style:style style:name="P216" style:family="paragraph" style:parent-style-name="Text_20_body" style:list-style-name="L216"/>
    <style:style style:name="P217" style:family="paragraph" style:parent-style-name="Text_20_body" style:list-style-name="L217"/>
    <style:style style:name="P218" style:family="paragraph" style:parent-style-name="Text_20_body" style:list-style-name="L218"/>
    <style:style style:name="P219" style:family="paragraph" style:parent-style-name="Text_20_body" style:list-style-name="L219"/>
    <style:style style:name="P220" style:family="paragraph" style:parent-style-name="Text_20_body" style:list-style-name="L220"/>
    <style:style style:name="P221" style:family="paragraph" style:parent-style-name="Text_20_body" style:list-style-name="L221"/>
    <style:style style:name="P222" style:family="paragraph" style:parent-style-name="Text_20_body" style:list-style-name="L222"/>
    <style:style style:name="P223" style:family="paragraph" style:parent-style-name="Text_20_body" style:list-style-name="L223"/>
    <style:style style:name="P224" style:family="paragraph" style:parent-style-name="Text_20_body" style:list-style-name="L224"/>
    <style:style style:name="P225" style:family="paragraph" style:parent-style-name="Text_20_body" style:list-style-name="L225"/>
    <style:style style:name="P226" style:family="paragraph" style:parent-style-name="Text_20_body" style:list-style-name="L226"/>
    <style:style style:name="P227" style:family="paragraph" style:parent-style-name="Text_20_body" style:list-style-name="L227"/>
    <style:style style:name="P228" style:family="paragraph" style:parent-style-name="Text_20_body" style:list-style-name="L228"/>
    <style:style style:name="P229" style:family="paragraph" style:parent-style-name="Text_20_body" style:list-style-name="L229"/>
    <style:style style:name="P230" style:family="paragraph" style:parent-style-name="Text_20_body" style:list-style-name="L230"/>
    <style:style style:name="P231" style:family="paragraph" style:parent-style-name="Text_20_body" style:list-style-name="L231"/>
    <style:style style:name="P232" style:family="paragraph" style:parent-style-name="Text_20_body" style:list-style-name="L232"/>
    <style:style style:name="P233" style:family="paragraph" style:parent-style-name="Text_20_body" style:list-style-name="L233"/>
    <style:style style:name="P234" style:family="paragraph" style:parent-style-name="Text_20_body" style:list-style-name="L234"/>
    <style:style style:name="P235" style:family="paragraph" style:parent-style-name="Text_20_body" style:list-style-name="L235"/>
    <style:style style:name="P236" style:family="paragraph" style:parent-style-name="Text_20_body" style:list-style-name="L236"/>
    <style:style style:name="P237" style:family="paragraph" style:parent-style-name="Text_20_body" style:list-style-name="L237"/>
    <style:style style:name="P238" style:family="paragraph" style:parent-style-name="Text_20_body" style:list-style-name="L238"/>
    <style:style style:name="P239" style:family="paragraph" style:parent-style-name="Text_20_body" style:list-style-name="L239"/>
    <style:style style:name="P240" style:family="paragraph" style:parent-style-name="Text_20_body" style:list-style-name="L240"/>
    <style:style style:name="P241" style:family="paragraph" style:parent-style-name="Text_20_body" style:list-style-name="L241"/>
    <style:style style:name="P242" style:family="paragraph" style:parent-style-name="Text_20_body" style:list-style-name="L242"/>
    <style:style style:name="P243" style:family="paragraph" style:parent-style-name="Text_20_body" style:list-style-name="L243"/>
    <style:style style:name="P244" style:family="paragraph" style:parent-style-name="Text_20_body" style:list-style-name="L244"/>
    <style:style style:name="P245" style:family="paragraph" style:parent-style-name="Text_20_body" style:list-style-name="L245"/>
    <style:style style:name="P246" style:family="paragraph" style:parent-style-name="Text_20_body" style:list-style-name="L246"/>
    <style:style style:name="P247" style:family="paragraph" style:parent-style-name="Text_20_body" style:list-style-name="L247"/>
    <style:style style:name="P248" style:family="paragraph" style:parent-style-name="Text_20_body" style:list-style-name="L248"/>
    <style:style style:name="P249" style:family="paragraph" style:parent-style-name="Text_20_body" style:list-style-name="L249"/>
    <style:style style:name="P250" style:family="paragraph" style:parent-style-name="Text_20_body" style:list-style-name="L250"/>
    <style:style style:name="P251" style:family="paragraph" style:parent-style-name="Text_20_body" style:list-style-name="L251"/>
    <style:style style:name="P252" style:family="paragraph" style:parent-style-name="Text_20_body" style:list-style-name="L252"/>
    <style:style style:name="P253" style:family="paragraph" style:parent-style-name="Text_20_body" style:list-style-name="L253"/>
    <style:style style:name="P254" style:family="paragraph" style:parent-style-name="Text_20_body" style:list-style-name="L254"/>
    <style:style style:name="P255" style:family="paragraph" style:parent-style-name="Text_20_body" style:list-style-name="L255"/>
    <style:style style:name="P256" style:family="paragraph" style:parent-style-name="Text_20_body" style:list-style-name="L256"/>
    <style:style style:name="P257" style:family="paragraph" style:parent-style-name="Text_20_body" style:list-style-name="L257"/>
    <style:style style:name="P258" style:family="paragraph" style:parent-style-name="Text_20_body" style:list-style-name="L258"/>
    <style:style style:name="P259" style:family="paragraph" style:parent-style-name="Text_20_body" style:list-style-name="L259"/>
    <style:style style:name="P260" style:family="paragraph" style:parent-style-name="Text_20_body" style:list-style-name="L260"/>
    <style:style style:name="P261" style:family="paragraph" style:parent-style-name="Text_20_body" style:list-style-name="L261"/>
    <style:style style:name="P262" style:family="paragraph" style:parent-style-name="Text_20_body" style:list-style-name="L262"/>
    <style:style style:name="P263" style:family="paragraph" style:parent-style-name="Text_20_body" style:list-style-name="L263"/>
    <style:style style:name="P264" style:family="paragraph" style:parent-style-name="Text_20_body" style:list-style-name="L264"/>
    <style:style style:name="P265" style:family="paragraph" style:parent-style-name="Text_20_body" style:list-style-name="L265"/>
    <style:style style:name="P266" style:family="paragraph" style:parent-style-name="Text_20_body" style:list-style-name="L266"/>
    <style:style style:name="P267" style:family="paragraph" style:parent-style-name="Text_20_body" style:list-style-name="L267"/>
    <style:style style:name="P268" style:family="paragraph" style:parent-style-name="Text_20_body" style:list-style-name="L268"/>
    <style:style style:name="P269" style:family="paragraph" style:parent-style-name="Text_20_body" style:list-style-name="L269"/>
    <style:style style:name="P270" style:family="paragraph" style:parent-style-name="Text_20_body" style:list-style-name="L270"/>
    <style:style style:name="P271" style:family="paragraph" style:parent-style-name="Text_20_body" style:list-style-name="L271"/>
    <style:style style:name="P272" style:family="paragraph" style:parent-style-name="Text_20_body" style:list-style-name="L272"/>
    <style:style style:name="P273" style:family="paragraph" style:parent-style-name="Text_20_body" style:list-style-name="L273"/>
    <style:style style:name="P274" style:family="paragraph" style:parent-style-name="Text_20_body">
      <style:paragraph-properties fo:margin-top="0in" fo:margin-bottom="0in"/>
    </style:style>
    <style:style style:name="P275" style:family="paragraph" style:parent-style-name="Text_20_body" style:list-style-name="L1">
      <style:paragraph-properties fo:margin-top="0in" fo:margin-bottom="0in"/>
    </style:style>
    <style:style style:name="P276" style:family="paragraph" style:parent-style-name="Text_20_body" style:list-style-name="L2">
      <style:paragraph-properties fo:margin-top="0in" fo:margin-bottom="0in"/>
    </style:style>
    <style:style style:name="P277" style:family="paragraph" style:parent-style-name="Text_20_body" style:list-style-name="L3">
      <style:paragraph-properties fo:margin-top="0in" fo:margin-bottom="0in"/>
    </style:style>
    <style:style style:name="P278" style:family="paragraph" style:parent-style-name="Text_20_body" style:list-style-name="L4">
      <style:paragraph-properties fo:margin-top="0in" fo:margin-bottom="0in"/>
    </style:style>
    <style:style style:name="P279" style:family="paragraph" style:parent-style-name="Text_20_body" style:list-style-name="L5">
      <style:paragraph-properties fo:margin-top="0in" fo:margin-bottom="0in"/>
    </style:style>
    <style:style style:name="P280" style:family="paragraph" style:parent-style-name="Text_20_body" style:list-style-name="L6">
      <style:paragraph-properties fo:margin-top="0in" fo:margin-bottom="0in"/>
    </style:style>
    <style:style style:name="P281" style:family="paragraph" style:parent-style-name="Text_20_body" style:list-style-name="L7">
      <style:paragraph-properties fo:margin-top="0in" fo:margin-bottom="0in"/>
    </style:style>
    <style:style style:name="P282" style:family="paragraph" style:parent-style-name="Text_20_body" style:list-style-name="L8">
      <style:paragraph-properties fo:margin-top="0in" fo:margin-bottom="0in"/>
    </style:style>
    <style:style style:name="P283" style:family="paragraph" style:parent-style-name="Text_20_body" style:list-style-name="L10">
      <style:paragraph-properties fo:margin-top="0in" fo:margin-bottom="0in"/>
    </style:style>
    <style:style style:name="P284" style:family="paragraph" style:parent-style-name="Text_20_body" style:list-style-name="L11">
      <style:paragraph-properties fo:margin-top="0in" fo:margin-bottom="0in"/>
    </style:style>
    <style:style style:name="P285" style:family="paragraph" style:parent-style-name="Text_20_body" style:list-style-name="L14">
      <style:paragraph-properties fo:margin-top="0in" fo:margin-bottom="0in"/>
    </style:style>
    <style:style style:name="P286" style:family="paragraph" style:parent-style-name="Text_20_body" style:list-style-name="L19">
      <style:paragraph-properties fo:margin-top="0in" fo:margin-bottom="0in"/>
    </style:style>
    <style:style style:name="P287" style:family="paragraph" style:parent-style-name="Text_20_body" style:list-style-name="L24">
      <style:paragraph-properties fo:margin-top="0in" fo:margin-bottom="0in"/>
    </style:style>
    <style:style style:name="P288" style:family="paragraph" style:parent-style-name="Text_20_body" style:list-style-name="L25">
      <style:paragraph-properties fo:margin-top="0in" fo:margin-bottom="0in"/>
    </style:style>
    <style:style style:name="P289" style:family="paragraph" style:parent-style-name="Text_20_body" style:list-style-name="L26">
      <style:paragraph-properties fo:margin-top="0in" fo:margin-bottom="0in"/>
    </style:style>
    <style:style style:name="P290" style:family="paragraph" style:parent-style-name="Text_20_body" style:list-style-name="L27">
      <style:paragraph-properties fo:margin-top="0in" fo:margin-bottom="0in"/>
    </style:style>
    <style:style style:name="P291" style:family="paragraph" style:parent-style-name="Text_20_body" style:list-style-name="L28">
      <style:paragraph-properties fo:margin-top="0in" fo:margin-bottom="0in"/>
    </style:style>
    <style:style style:name="P292" style:family="paragraph" style:parent-style-name="Text_20_body" style:list-style-name="L29">
      <style:paragraph-properties fo:margin-top="0in" fo:margin-bottom="0in"/>
    </style:style>
    <style:style style:name="P293" style:family="paragraph" style:parent-style-name="Text_20_body" style:list-style-name="L30">
      <style:paragraph-properties fo:margin-top="0in" fo:margin-bottom="0in"/>
    </style:style>
    <style:style style:name="P294" style:family="paragraph" style:parent-style-name="Text_20_body" style:list-style-name="L31">
      <style:paragraph-properties fo:margin-top="0in" fo:margin-bottom="0in"/>
    </style:style>
    <style:style style:name="P295" style:family="paragraph" style:parent-style-name="Text_20_body" style:list-style-name="L32">
      <style:paragraph-properties fo:margin-top="0in" fo:margin-bottom="0in"/>
    </style:style>
    <style:style style:name="P296" style:family="paragraph" style:parent-style-name="Text_20_body" style:list-style-name="L33">
      <style:paragraph-properties fo:margin-top="0in" fo:margin-bottom="0in"/>
    </style:style>
    <style:style style:name="P297" style:family="paragraph" style:parent-style-name="Text_20_body" style:list-style-name="L34">
      <style:paragraph-properties fo:margin-top="0in" fo:margin-bottom="0in"/>
    </style:style>
    <style:style style:name="P298" style:family="paragraph" style:parent-style-name="Text_20_body" style:list-style-name="L35">
      <style:paragraph-properties fo:margin-top="0in" fo:margin-bottom="0in"/>
    </style:style>
    <style:style style:name="P299" style:family="paragraph" style:parent-style-name="Text_20_body" style:list-style-name="L36">
      <style:paragraph-properties fo:margin-top="0in" fo:margin-bottom="0in"/>
    </style:style>
    <style:style style:name="P300" style:family="paragraph" style:parent-style-name="Text_20_body" style:list-style-name="L37">
      <style:paragraph-properties fo:margin-top="0in" fo:margin-bottom="0in"/>
    </style:style>
    <style:style style:name="P301" style:family="paragraph" style:parent-style-name="Text_20_body" style:list-style-name="L38">
      <style:paragraph-properties fo:margin-top="0in" fo:margin-bottom="0in"/>
    </style:style>
    <style:style style:name="P302" style:family="paragraph" style:parent-style-name="Text_20_body" style:list-style-name="L39">
      <style:paragraph-properties fo:margin-top="0in" fo:margin-bottom="0in"/>
    </style:style>
    <style:style style:name="P303" style:family="paragraph" style:parent-style-name="Text_20_body" style:list-style-name="L40">
      <style:paragraph-properties fo:margin-top="0in" fo:margin-bottom="0in"/>
    </style:style>
    <style:style style:name="P304" style:family="paragraph" style:parent-style-name="Text_20_body" style:list-style-name="L41">
      <style:paragraph-properties fo:margin-top="0in" fo:margin-bottom="0in"/>
    </style:style>
    <style:style style:name="P305" style:family="paragraph" style:parent-style-name="Text_20_body" style:list-style-name="L42">
      <style:paragraph-properties fo:margin-top="0in" fo:margin-bottom="0in"/>
    </style:style>
    <style:style style:name="P306" style:family="paragraph" style:parent-style-name="Text_20_body" style:list-style-name="L43">
      <style:paragraph-properties fo:margin-top="0in" fo:margin-bottom="0in"/>
    </style:style>
    <style:style style:name="P307" style:family="paragraph" style:parent-style-name="Text_20_body" style:list-style-name="L45">
      <style:paragraph-properties fo:margin-top="0in" fo:margin-bottom="0in"/>
    </style:style>
    <style:style style:name="P308" style:family="paragraph" style:parent-style-name="Text_20_body" style:list-style-name="L46">
      <style:paragraph-properties fo:margin-top="0in" fo:margin-bottom="0in"/>
    </style:style>
    <style:style style:name="P309" style:family="paragraph" style:parent-style-name="Text_20_body" style:list-style-name="L48">
      <style:paragraph-properties fo:margin-top="0in" fo:margin-bottom="0in"/>
    </style:style>
    <style:style style:name="P310" style:family="paragraph" style:parent-style-name="Text_20_body" style:list-style-name="L49">
      <style:paragraph-properties fo:margin-top="0in" fo:margin-bottom="0in"/>
    </style:style>
    <style:style style:name="P311" style:family="paragraph" style:parent-style-name="Text_20_body" style:list-style-name="L50">
      <style:paragraph-properties fo:margin-top="0in" fo:margin-bottom="0in"/>
    </style:style>
    <style:style style:name="P312" style:family="paragraph" style:parent-style-name="Text_20_body" style:list-style-name="L51">
      <style:paragraph-properties fo:margin-top="0in" fo:margin-bottom="0in"/>
    </style:style>
    <style:style style:name="P313" style:family="paragraph" style:parent-style-name="Text_20_body" style:list-style-name="L52">
      <style:paragraph-properties fo:margin-top="0in" fo:margin-bottom="0in"/>
    </style:style>
    <style:style style:name="P314" style:family="paragraph" style:parent-style-name="Text_20_body" style:list-style-name="L53">
      <style:paragraph-properties fo:margin-top="0in" fo:margin-bottom="0in"/>
    </style:style>
    <style:style style:name="P315" style:family="paragraph" style:parent-style-name="Text_20_body" style:list-style-name="L54">
      <style:paragraph-properties fo:margin-top="0in" fo:margin-bottom="0in"/>
    </style:style>
    <style:style style:name="P316" style:family="paragraph" style:parent-style-name="Text_20_body" style:list-style-name="L55">
      <style:paragraph-properties fo:margin-top="0in" fo:margin-bottom="0in"/>
    </style:style>
    <style:style style:name="P317" style:family="paragraph" style:parent-style-name="Text_20_body" style:list-style-name="L56">
      <style:paragraph-properties fo:margin-top="0in" fo:margin-bottom="0in"/>
    </style:style>
    <style:style style:name="P318" style:family="paragraph" style:parent-style-name="Text_20_body" style:list-style-name="L57">
      <style:paragraph-properties fo:margin-top="0in" fo:margin-bottom="0in"/>
    </style:style>
    <style:style style:name="P319" style:family="paragraph" style:parent-style-name="Text_20_body" style:list-style-name="L58">
      <style:paragraph-properties fo:margin-top="0in" fo:margin-bottom="0in"/>
    </style:style>
    <style:style style:name="P320" style:family="paragraph" style:parent-style-name="Text_20_body" style:list-style-name="L59">
      <style:paragraph-properties fo:margin-top="0in" fo:margin-bottom="0in"/>
    </style:style>
    <style:style style:name="P321" style:family="paragraph" style:parent-style-name="Text_20_body" style:list-style-name="L60">
      <style:paragraph-properties fo:margin-top="0in" fo:margin-bottom="0in"/>
    </style:style>
    <style:style style:name="P322" style:family="paragraph" style:parent-style-name="Text_20_body" style:list-style-name="L61">
      <style:paragraph-properties fo:margin-top="0in" fo:margin-bottom="0in"/>
    </style:style>
    <style:style style:name="P323" style:family="paragraph" style:parent-style-name="Text_20_body" style:list-style-name="L62">
      <style:paragraph-properties fo:margin-top="0in" fo:margin-bottom="0in"/>
    </style:style>
    <style:style style:name="P324" style:family="paragraph" style:parent-style-name="Text_20_body" style:list-style-name="L63">
      <style:paragraph-properties fo:margin-top="0in" fo:margin-bottom="0in"/>
    </style:style>
    <style:style style:name="P325" style:family="paragraph" style:parent-style-name="Text_20_body" style:list-style-name="L64">
      <style:paragraph-properties fo:margin-top="0in" fo:margin-bottom="0in"/>
    </style:style>
    <style:style style:name="P326" style:family="paragraph" style:parent-style-name="Text_20_body" style:list-style-name="L65">
      <style:paragraph-properties fo:margin-top="0in" fo:margin-bottom="0in"/>
    </style:style>
    <style:style style:name="P327" style:family="paragraph" style:parent-style-name="Text_20_body" style:list-style-name="L66">
      <style:paragraph-properties fo:margin-top="0in" fo:margin-bottom="0in"/>
    </style:style>
    <style:style style:name="P328" style:family="paragraph" style:parent-style-name="Text_20_body" style:list-style-name="L67">
      <style:paragraph-properties fo:margin-top="0in" fo:margin-bottom="0in"/>
    </style:style>
    <style:style style:name="P329" style:family="paragraph" style:parent-style-name="Text_20_body" style:list-style-name="L68">
      <style:paragraph-properties fo:margin-top="0in" fo:margin-bottom="0in"/>
    </style:style>
    <style:style style:name="P330" style:family="paragraph" style:parent-style-name="Text_20_body" style:list-style-name="L69">
      <style:paragraph-properties fo:margin-top="0in" fo:margin-bottom="0in"/>
    </style:style>
    <style:style style:name="P331" style:family="paragraph" style:parent-style-name="Text_20_body" style:list-style-name="L70">
      <style:paragraph-properties fo:margin-top="0in" fo:margin-bottom="0in"/>
    </style:style>
    <style:style style:name="P332" style:family="paragraph" style:parent-style-name="Text_20_body" style:list-style-name="L71">
      <style:paragraph-properties fo:margin-top="0in" fo:margin-bottom="0in"/>
    </style:style>
    <style:style style:name="P333" style:family="paragraph" style:parent-style-name="Text_20_body" style:list-style-name="L72">
      <style:paragraph-properties fo:margin-top="0in" fo:margin-bottom="0in"/>
    </style:style>
    <style:style style:name="P334" style:family="paragraph" style:parent-style-name="Text_20_body" style:list-style-name="L74">
      <style:paragraph-properties fo:margin-top="0in" fo:margin-bottom="0in"/>
    </style:style>
    <style:style style:name="P335" style:family="paragraph" style:parent-style-name="Text_20_body" style:list-style-name="L75">
      <style:paragraph-properties fo:margin-top="0in" fo:margin-bottom="0in"/>
    </style:style>
    <style:style style:name="P336" style:family="paragraph" style:parent-style-name="Text_20_body" style:list-style-name="L76">
      <style:paragraph-properties fo:margin-top="0in" fo:margin-bottom="0in"/>
    </style:style>
    <style:style style:name="P337" style:family="paragraph" style:parent-style-name="Text_20_body" style:list-style-name="L78">
      <style:paragraph-properties fo:margin-top="0in" fo:margin-bottom="0in"/>
    </style:style>
    <style:style style:name="P338" style:family="paragraph" style:parent-style-name="Text_20_body" style:list-style-name="L79">
      <style:paragraph-properties fo:margin-top="0in" fo:margin-bottom="0in"/>
    </style:style>
    <style:style style:name="P339" style:family="paragraph" style:parent-style-name="Text_20_body" style:list-style-name="L80">
      <style:paragraph-properties fo:margin-top="0in" fo:margin-bottom="0in"/>
    </style:style>
    <style:style style:name="P340" style:family="paragraph" style:parent-style-name="Text_20_body" style:list-style-name="L81">
      <style:paragraph-properties fo:margin-top="0in" fo:margin-bottom="0in"/>
    </style:style>
    <style:style style:name="P341" style:family="paragraph" style:parent-style-name="Text_20_body" style:list-style-name="L82">
      <style:paragraph-properties fo:margin-top="0in" fo:margin-bottom="0in"/>
    </style:style>
    <style:style style:name="P342" style:family="paragraph" style:parent-style-name="Text_20_body" style:list-style-name="L83">
      <style:paragraph-properties fo:margin-top="0in" fo:margin-bottom="0in"/>
    </style:style>
    <style:style style:name="P343" style:family="paragraph" style:parent-style-name="Text_20_body" style:list-style-name="L84">
      <style:paragraph-properties fo:margin-top="0in" fo:margin-bottom="0in"/>
    </style:style>
    <style:style style:name="P344" style:family="paragraph" style:parent-style-name="Text_20_body" style:list-style-name="L85">
      <style:paragraph-properties fo:margin-top="0in" fo:margin-bottom="0in"/>
    </style:style>
    <style:style style:name="P345" style:family="paragraph" style:parent-style-name="Text_20_body" style:list-style-name="L86">
      <style:paragraph-properties fo:margin-top="0in" fo:margin-bottom="0in"/>
    </style:style>
    <style:style style:name="P346" style:family="paragraph" style:parent-style-name="Text_20_body" style:list-style-name="L87">
      <style:paragraph-properties fo:margin-top="0in" fo:margin-bottom="0in"/>
    </style:style>
    <style:style style:name="P347" style:family="paragraph" style:parent-style-name="Text_20_body" style:list-style-name="L88">
      <style:paragraph-properties fo:margin-top="0in" fo:margin-bottom="0in"/>
    </style:style>
    <style:style style:name="P348" style:family="paragraph" style:parent-style-name="Text_20_body" style:list-style-name="L89">
      <style:paragraph-properties fo:margin-top="0in" fo:margin-bottom="0in"/>
    </style:style>
    <style:style style:name="P349" style:family="paragraph" style:parent-style-name="Text_20_body" style:list-style-name="L90">
      <style:paragraph-properties fo:margin-top="0in" fo:margin-bottom="0in"/>
    </style:style>
    <style:style style:name="P350" style:family="paragraph" style:parent-style-name="Text_20_body" style:list-style-name="L91">
      <style:paragraph-properties fo:margin-top="0in" fo:margin-bottom="0in"/>
    </style:style>
    <style:style style:name="P351" style:family="paragraph" style:parent-style-name="Text_20_body" style:list-style-name="L92">
      <style:paragraph-properties fo:margin-top="0in" fo:margin-bottom="0in"/>
    </style:style>
    <style:style style:name="P352" style:family="paragraph" style:parent-style-name="Text_20_body" style:list-style-name="L93">
      <style:paragraph-properties fo:margin-top="0in" fo:margin-bottom="0in"/>
    </style:style>
    <style:style style:name="P353" style:family="paragraph" style:parent-style-name="Text_20_body" style:list-style-name="L94">
      <style:paragraph-properties fo:margin-top="0in" fo:margin-bottom="0in"/>
    </style:style>
    <style:style style:name="P354" style:family="paragraph" style:parent-style-name="Text_20_body" style:list-style-name="L95">
      <style:paragraph-properties fo:margin-top="0in" fo:margin-bottom="0in"/>
    </style:style>
    <style:style style:name="P355" style:family="paragraph" style:parent-style-name="Text_20_body" style:list-style-name="L96">
      <style:paragraph-properties fo:margin-top="0in" fo:margin-bottom="0in"/>
    </style:style>
    <style:style style:name="P356" style:family="paragraph" style:parent-style-name="Text_20_body" style:list-style-name="L97">
      <style:paragraph-properties fo:margin-top="0in" fo:margin-bottom="0in"/>
    </style:style>
    <style:style style:name="P357" style:family="paragraph" style:parent-style-name="Text_20_body" style:list-style-name="L98">
      <style:paragraph-properties fo:margin-top="0in" fo:margin-bottom="0in"/>
    </style:style>
    <style:style style:name="P358" style:family="paragraph" style:parent-style-name="Text_20_body" style:list-style-name="L99">
      <style:paragraph-properties fo:margin-top="0in" fo:margin-bottom="0in"/>
    </style:style>
    <style:style style:name="P359" style:family="paragraph" style:parent-style-name="Text_20_body" style:list-style-name="L100">
      <style:paragraph-properties fo:margin-top="0in" fo:margin-bottom="0in"/>
    </style:style>
    <style:style style:name="P360" style:family="paragraph" style:parent-style-name="Text_20_body" style:list-style-name="L101">
      <style:paragraph-properties fo:margin-top="0in" fo:margin-bottom="0in"/>
    </style:style>
    <style:style style:name="P361" style:family="paragraph" style:parent-style-name="Text_20_body" style:list-style-name="L102">
      <style:paragraph-properties fo:margin-top="0in" fo:margin-bottom="0in"/>
    </style:style>
    <style:style style:name="P362" style:family="paragraph" style:parent-style-name="Text_20_body" style:list-style-name="L103">
      <style:paragraph-properties fo:margin-top="0in" fo:margin-bottom="0in"/>
    </style:style>
    <style:style style:name="P363" style:family="paragraph" style:parent-style-name="Text_20_body" style:list-style-name="L104">
      <style:paragraph-properties fo:margin-top="0in" fo:margin-bottom="0in"/>
    </style:style>
    <style:style style:name="P364" style:family="paragraph" style:parent-style-name="Text_20_body" style:list-style-name="L105">
      <style:paragraph-properties fo:margin-top="0in" fo:margin-bottom="0in"/>
    </style:style>
    <style:style style:name="P365" style:family="paragraph" style:parent-style-name="Text_20_body" style:list-style-name="L106">
      <style:paragraph-properties fo:margin-top="0in" fo:margin-bottom="0in"/>
    </style:style>
    <style:style style:name="P366" style:family="paragraph" style:parent-style-name="Text_20_body" style:list-style-name="L107">
      <style:paragraph-properties fo:margin-top="0in" fo:margin-bottom="0in"/>
    </style:style>
    <style:style style:name="P367" style:family="paragraph" style:parent-style-name="Text_20_body" style:list-style-name="L108">
      <style:paragraph-properties fo:margin-top="0in" fo:margin-bottom="0in"/>
    </style:style>
    <style:style style:name="P368" style:family="paragraph" style:parent-style-name="Text_20_body" style:list-style-name="L109">
      <style:paragraph-properties fo:margin-top="0in" fo:margin-bottom="0in"/>
    </style:style>
    <style:style style:name="P369" style:family="paragraph" style:parent-style-name="Text_20_body" style:list-style-name="L110">
      <style:paragraph-properties fo:margin-top="0in" fo:margin-bottom="0in"/>
    </style:style>
    <style:style style:name="P370" style:family="paragraph" style:parent-style-name="Text_20_body" style:list-style-name="L111">
      <style:paragraph-properties fo:margin-top="0in" fo:margin-bottom="0in"/>
    </style:style>
    <style:style style:name="P371" style:family="paragraph" style:parent-style-name="Text_20_body" style:list-style-name="L112">
      <style:paragraph-properties fo:margin-top="0in" fo:margin-bottom="0in"/>
    </style:style>
    <style:style style:name="P372" style:family="paragraph" style:parent-style-name="Text_20_body" style:list-style-name="L113">
      <style:paragraph-properties fo:margin-top="0in" fo:margin-bottom="0in"/>
    </style:style>
    <style:style style:name="P373" style:family="paragraph" style:parent-style-name="Text_20_body" style:list-style-name="L114">
      <style:paragraph-properties fo:margin-top="0in" fo:margin-bottom="0in"/>
    </style:style>
    <style:style style:name="P374" style:family="paragraph" style:parent-style-name="Text_20_body" style:list-style-name="L115">
      <style:paragraph-properties fo:margin-top="0in" fo:margin-bottom="0in"/>
    </style:style>
    <style:style style:name="P375" style:family="paragraph" style:parent-style-name="Text_20_body" style:list-style-name="L116">
      <style:paragraph-properties fo:margin-top="0in" fo:margin-bottom="0in"/>
    </style:style>
    <style:style style:name="P376" style:family="paragraph" style:parent-style-name="Text_20_body" style:list-style-name="L117">
      <style:paragraph-properties fo:margin-top="0in" fo:margin-bottom="0in"/>
    </style:style>
    <style:style style:name="P377" style:family="paragraph" style:parent-style-name="Text_20_body" style:list-style-name="L118">
      <style:paragraph-properties fo:margin-top="0in" fo:margin-bottom="0in"/>
    </style:style>
    <style:style style:name="P378" style:family="paragraph" style:parent-style-name="Text_20_body" style:list-style-name="L119">
      <style:paragraph-properties fo:margin-top="0in" fo:margin-bottom="0in"/>
    </style:style>
    <style:style style:name="P379" style:family="paragraph" style:parent-style-name="Text_20_body" style:list-style-name="L120">
      <style:paragraph-properties fo:margin-top="0in" fo:margin-bottom="0in"/>
    </style:style>
    <style:style style:name="P380" style:family="paragraph" style:parent-style-name="Text_20_body" style:list-style-name="L121">
      <style:paragraph-properties fo:margin-top="0in" fo:margin-bottom="0in"/>
    </style:style>
    <style:style style:name="P381" style:family="paragraph" style:parent-style-name="Text_20_body" style:list-style-name="L122">
      <style:paragraph-properties fo:margin-top="0in" fo:margin-bottom="0in"/>
    </style:style>
    <style:style style:name="P382" style:family="paragraph" style:parent-style-name="Text_20_body" style:list-style-name="L123">
      <style:paragraph-properties fo:margin-top="0in" fo:margin-bottom="0in"/>
    </style:style>
    <style:style style:name="P383" style:family="paragraph" style:parent-style-name="Text_20_body" style:list-style-name="L124">
      <style:paragraph-properties fo:margin-top="0in" fo:margin-bottom="0in"/>
    </style:style>
    <style:style style:name="P384" style:family="paragraph" style:parent-style-name="Text_20_body" style:list-style-name="L125">
      <style:paragraph-properties fo:margin-top="0in" fo:margin-bottom="0in"/>
    </style:style>
    <style:style style:name="P385" style:family="paragraph" style:parent-style-name="Text_20_body" style:list-style-name="L126">
      <style:paragraph-properties fo:margin-top="0in" fo:margin-bottom="0in"/>
    </style:style>
    <style:style style:name="P386" style:family="paragraph" style:parent-style-name="Text_20_body" style:list-style-name="L127">
      <style:paragraph-properties fo:margin-top="0in" fo:margin-bottom="0in"/>
    </style:style>
    <style:style style:name="P387" style:family="paragraph" style:parent-style-name="Text_20_body" style:list-style-name="L128">
      <style:paragraph-properties fo:margin-top="0in" fo:margin-bottom="0in"/>
    </style:style>
    <style:style style:name="P388" style:family="paragraph" style:parent-style-name="Text_20_body" style:list-style-name="L129">
      <style:paragraph-properties fo:margin-top="0in" fo:margin-bottom="0in"/>
    </style:style>
    <style:style style:name="P389" style:family="paragraph" style:parent-style-name="Text_20_body" style:list-style-name="L130">
      <style:paragraph-properties fo:margin-top="0in" fo:margin-bottom="0in"/>
    </style:style>
    <style:style style:name="P390" style:family="paragraph" style:parent-style-name="Text_20_body" style:list-style-name="L131">
      <style:paragraph-properties fo:margin-top="0in" fo:margin-bottom="0in"/>
    </style:style>
    <style:style style:name="P391" style:family="paragraph" style:parent-style-name="Text_20_body" style:list-style-name="L132">
      <style:paragraph-properties fo:margin-top="0in" fo:margin-bottom="0in"/>
    </style:style>
    <style:style style:name="P392" style:family="paragraph" style:parent-style-name="Text_20_body" style:list-style-name="L133">
      <style:paragraph-properties fo:margin-top="0in" fo:margin-bottom="0in"/>
    </style:style>
    <style:style style:name="P393" style:family="paragraph" style:parent-style-name="Text_20_body" style:list-style-name="L134">
      <style:paragraph-properties fo:margin-top="0in" fo:margin-bottom="0in"/>
    </style:style>
    <style:style style:name="P394" style:family="paragraph" style:parent-style-name="Text_20_body" style:list-style-name="L135">
      <style:paragraph-properties fo:margin-top="0in" fo:margin-bottom="0in"/>
    </style:style>
    <style:style style:name="P395" style:family="paragraph" style:parent-style-name="Text_20_body" style:list-style-name="L136">
      <style:paragraph-properties fo:margin-top="0in" fo:margin-bottom="0in"/>
    </style:style>
    <style:style style:name="P396" style:family="paragraph" style:parent-style-name="Text_20_body" style:list-style-name="L137">
      <style:paragraph-properties fo:margin-top="0in" fo:margin-bottom="0in"/>
    </style:style>
    <style:style style:name="P397" style:family="paragraph" style:parent-style-name="Text_20_body" style:list-style-name="L138">
      <style:paragraph-properties fo:margin-top="0in" fo:margin-bottom="0in"/>
    </style:style>
    <style:style style:name="P398" style:family="paragraph" style:parent-style-name="Text_20_body" style:list-style-name="L139">
      <style:paragraph-properties fo:margin-top="0in" fo:margin-bottom="0in"/>
    </style:style>
    <style:style style:name="P399" style:family="paragraph" style:parent-style-name="Text_20_body" style:list-style-name="L140">
      <style:paragraph-properties fo:margin-top="0in" fo:margin-bottom="0in"/>
    </style:style>
    <style:style style:name="P400" style:family="paragraph" style:parent-style-name="Text_20_body" style:list-style-name="L141">
      <style:paragraph-properties fo:margin-top="0in" fo:margin-bottom="0in"/>
    </style:style>
    <style:style style:name="P401" style:family="paragraph" style:parent-style-name="Text_20_body" style:list-style-name="L142">
      <style:paragraph-properties fo:margin-top="0in" fo:margin-bottom="0in"/>
    </style:style>
    <style:style style:name="P402" style:family="paragraph" style:parent-style-name="Text_20_body" style:list-style-name="L143">
      <style:paragraph-properties fo:margin-top="0in" fo:margin-bottom="0in"/>
    </style:style>
    <style:style style:name="P403" style:family="paragraph" style:parent-style-name="Text_20_body" style:list-style-name="L144">
      <style:paragraph-properties fo:margin-top="0in" fo:margin-bottom="0in"/>
    </style:style>
    <style:style style:name="P404" style:family="paragraph" style:parent-style-name="Text_20_body" style:list-style-name="L146">
      <style:paragraph-properties fo:margin-top="0in" fo:margin-bottom="0in"/>
    </style:style>
    <style:style style:name="P405" style:family="paragraph" style:parent-style-name="Text_20_body" style:list-style-name="L147">
      <style:paragraph-properties fo:margin-top="0in" fo:margin-bottom="0in"/>
    </style:style>
    <style:style style:name="P406" style:family="paragraph" style:parent-style-name="Text_20_body" style:list-style-name="L148">
      <style:paragraph-properties fo:margin-top="0in" fo:margin-bottom="0in"/>
    </style:style>
    <style:style style:name="P407" style:family="paragraph" style:parent-style-name="Text_20_body" style:list-style-name="L149">
      <style:paragraph-properties fo:margin-top="0in" fo:margin-bottom="0in"/>
    </style:style>
    <style:style style:name="P408" style:family="paragraph" style:parent-style-name="Text_20_body" style:list-style-name="L150">
      <style:paragraph-properties fo:margin-top="0in" fo:margin-bottom="0in"/>
    </style:style>
    <style:style style:name="P409" style:family="paragraph" style:parent-style-name="Text_20_body" style:list-style-name="L151">
      <style:paragraph-properties fo:margin-top="0in" fo:margin-bottom="0in"/>
    </style:style>
    <style:style style:name="P410" style:family="paragraph" style:parent-style-name="Text_20_body" style:list-style-name="L152">
      <style:paragraph-properties fo:margin-top="0in" fo:margin-bottom="0in"/>
    </style:style>
    <style:style style:name="P411" style:family="paragraph" style:parent-style-name="Text_20_body" style:list-style-name="L153">
      <style:paragraph-properties fo:margin-top="0in" fo:margin-bottom="0in"/>
    </style:style>
    <style:style style:name="P412" style:family="paragraph" style:parent-style-name="Text_20_body" style:list-style-name="L154">
      <style:paragraph-properties fo:margin-top="0in" fo:margin-bottom="0in"/>
    </style:style>
    <style:style style:name="P413" style:family="paragraph" style:parent-style-name="Text_20_body" style:list-style-name="L155">
      <style:paragraph-properties fo:margin-top="0in" fo:margin-bottom="0in"/>
    </style:style>
    <style:style style:name="P414" style:family="paragraph" style:parent-style-name="Text_20_body" style:list-style-name="L156">
      <style:paragraph-properties fo:margin-top="0in" fo:margin-bottom="0in"/>
    </style:style>
    <style:style style:name="P415" style:family="paragraph" style:parent-style-name="Text_20_body" style:list-style-name="L157">
      <style:paragraph-properties fo:margin-top="0in" fo:margin-bottom="0in"/>
    </style:style>
    <style:style style:name="P416" style:family="paragraph" style:parent-style-name="Text_20_body" style:list-style-name="L158">
      <style:paragraph-properties fo:margin-top="0in" fo:margin-bottom="0in"/>
    </style:style>
    <style:style style:name="P417" style:family="paragraph" style:parent-style-name="Text_20_body" style:list-style-name="L159">
      <style:paragraph-properties fo:margin-top="0in" fo:margin-bottom="0in"/>
    </style:style>
    <style:style style:name="P418" style:family="paragraph" style:parent-style-name="Text_20_body" style:list-style-name="L160">
      <style:paragraph-properties fo:margin-top="0in" fo:margin-bottom="0in"/>
    </style:style>
    <style:style style:name="P419" style:family="paragraph" style:parent-style-name="Text_20_body" style:list-style-name="L161">
      <style:paragraph-properties fo:margin-top="0in" fo:margin-bottom="0in"/>
    </style:style>
    <style:style style:name="P420" style:family="paragraph" style:parent-style-name="Text_20_body" style:list-style-name="L162">
      <style:paragraph-properties fo:margin-top="0in" fo:margin-bottom="0in"/>
    </style:style>
    <style:style style:name="P421" style:family="paragraph" style:parent-style-name="Text_20_body" style:list-style-name="L163">
      <style:paragraph-properties fo:margin-top="0in" fo:margin-bottom="0in"/>
    </style:style>
    <style:style style:name="P422" style:family="paragraph" style:parent-style-name="Text_20_body" style:list-style-name="L164">
      <style:paragraph-properties fo:margin-top="0in" fo:margin-bottom="0in"/>
    </style:style>
    <style:style style:name="P423" style:family="paragraph" style:parent-style-name="Text_20_body" style:list-style-name="L165">
      <style:paragraph-properties fo:margin-top="0in" fo:margin-bottom="0in"/>
    </style:style>
    <style:style style:name="P424" style:family="paragraph" style:parent-style-name="Text_20_body" style:list-style-name="L166">
      <style:paragraph-properties fo:margin-top="0in" fo:margin-bottom="0in"/>
    </style:style>
    <style:style style:name="P425" style:family="paragraph" style:parent-style-name="Text_20_body" style:list-style-name="L167">
      <style:paragraph-properties fo:margin-top="0in" fo:margin-bottom="0in"/>
    </style:style>
    <style:style style:name="P426" style:family="paragraph" style:parent-style-name="Text_20_body" style:list-style-name="L168">
      <style:paragraph-properties fo:margin-top="0in" fo:margin-bottom="0in"/>
    </style:style>
    <style:style style:name="P427" style:family="paragraph" style:parent-style-name="Text_20_body" style:list-style-name="L169">
      <style:paragraph-properties fo:margin-top="0in" fo:margin-bottom="0in"/>
    </style:style>
    <style:style style:name="P428" style:family="paragraph" style:parent-style-name="Text_20_body" style:list-style-name="L170">
      <style:paragraph-properties fo:margin-top="0in" fo:margin-bottom="0in"/>
    </style:style>
    <style:style style:name="P429" style:family="paragraph" style:parent-style-name="Text_20_body" style:list-style-name="L171">
      <style:paragraph-properties fo:margin-top="0in" fo:margin-bottom="0in"/>
    </style:style>
    <style:style style:name="P430" style:family="paragraph" style:parent-style-name="Text_20_body" style:list-style-name="L172">
      <style:paragraph-properties fo:margin-top="0in" fo:margin-bottom="0in"/>
    </style:style>
    <style:style style:name="P431" style:family="paragraph" style:parent-style-name="Text_20_body" style:list-style-name="L173">
      <style:paragraph-properties fo:margin-top="0in" fo:margin-bottom="0in"/>
    </style:style>
    <style:style style:name="P432" style:family="paragraph" style:parent-style-name="Text_20_body" style:list-style-name="L174">
      <style:paragraph-properties fo:margin-top="0in" fo:margin-bottom="0in"/>
    </style:style>
    <style:style style:name="P433" style:family="paragraph" style:parent-style-name="Text_20_body" style:list-style-name="L175">
      <style:paragraph-properties fo:margin-top="0in" fo:margin-bottom="0in"/>
    </style:style>
    <style:style style:name="P434" style:family="paragraph" style:parent-style-name="Text_20_body" style:list-style-name="L176">
      <style:paragraph-properties fo:margin-top="0in" fo:margin-bottom="0in"/>
    </style:style>
    <style:style style:name="P435" style:family="paragraph" style:parent-style-name="Text_20_body" style:list-style-name="L177">
      <style:paragraph-properties fo:margin-top="0in" fo:margin-bottom="0in"/>
    </style:style>
    <style:style style:name="P436" style:family="paragraph" style:parent-style-name="Text_20_body" style:list-style-name="L179">
      <style:paragraph-properties fo:margin-top="0in" fo:margin-bottom="0in"/>
    </style:style>
    <style:style style:name="P437" style:family="paragraph" style:parent-style-name="Text_20_body" style:list-style-name="L180">
      <style:paragraph-properties fo:margin-top="0in" fo:margin-bottom="0in"/>
    </style:style>
    <style:style style:name="P438" style:family="paragraph" style:parent-style-name="Text_20_body" style:list-style-name="L181">
      <style:paragraph-properties fo:margin-top="0in" fo:margin-bottom="0in"/>
    </style:style>
    <style:style style:name="P439" style:family="paragraph" style:parent-style-name="Text_20_body" style:list-style-name="L182">
      <style:paragraph-properties fo:margin-top="0in" fo:margin-bottom="0in"/>
    </style:style>
    <style:style style:name="P440" style:family="paragraph" style:parent-style-name="Text_20_body" style:list-style-name="L183">
      <style:paragraph-properties fo:margin-top="0in" fo:margin-bottom="0in"/>
    </style:style>
    <style:style style:name="P441" style:family="paragraph" style:parent-style-name="Text_20_body" style:list-style-name="L184">
      <style:paragraph-properties fo:margin-top="0in" fo:margin-bottom="0in"/>
    </style:style>
    <style:style style:name="P442" style:family="paragraph" style:parent-style-name="Text_20_body" style:list-style-name="L185">
      <style:paragraph-properties fo:margin-top="0in" fo:margin-bottom="0in"/>
    </style:style>
    <style:style style:name="P443" style:family="paragraph" style:parent-style-name="Text_20_body" style:list-style-name="L186">
      <style:paragraph-properties fo:margin-top="0in" fo:margin-bottom="0in"/>
    </style:style>
    <style:style style:name="P444" style:family="paragraph" style:parent-style-name="Text_20_body" style:list-style-name="L187">
      <style:paragraph-properties fo:margin-top="0in" fo:margin-bottom="0in"/>
    </style:style>
    <style:style style:name="P445" style:family="paragraph" style:parent-style-name="Text_20_body" style:list-style-name="L188">
      <style:paragraph-properties fo:margin-top="0in" fo:margin-bottom="0in"/>
    </style:style>
    <style:style style:name="P446" style:family="paragraph" style:parent-style-name="Text_20_body" style:list-style-name="L189">
      <style:paragraph-properties fo:margin-top="0in" fo:margin-bottom="0in"/>
    </style:style>
    <style:style style:name="P447" style:family="paragraph" style:parent-style-name="Text_20_body" style:list-style-name="L190">
      <style:paragraph-properties fo:margin-top="0in" fo:margin-bottom="0in"/>
    </style:style>
    <style:style style:name="P448" style:family="paragraph" style:parent-style-name="Text_20_body" style:list-style-name="L191">
      <style:paragraph-properties fo:margin-top="0in" fo:margin-bottom="0in"/>
    </style:style>
    <style:style style:name="P449" style:family="paragraph" style:parent-style-name="Text_20_body" style:list-style-name="L192">
      <style:paragraph-properties fo:margin-top="0in" fo:margin-bottom="0in"/>
    </style:style>
    <style:style style:name="P450" style:family="paragraph" style:parent-style-name="Text_20_body" style:list-style-name="L193">
      <style:paragraph-properties fo:margin-top="0in" fo:margin-bottom="0in"/>
    </style:style>
    <style:style style:name="P451" style:family="paragraph" style:parent-style-name="Text_20_body" style:list-style-name="L194">
      <style:paragraph-properties fo:margin-top="0in" fo:margin-bottom="0in"/>
    </style:style>
    <style:style style:name="P452" style:family="paragraph" style:parent-style-name="Text_20_body" style:list-style-name="L195">
      <style:paragraph-properties fo:margin-top="0in" fo:margin-bottom="0in"/>
    </style:style>
    <style:style style:name="P453" style:family="paragraph" style:parent-style-name="Text_20_body" style:list-style-name="L196">
      <style:paragraph-properties fo:margin-top="0in" fo:margin-bottom="0in"/>
    </style:style>
    <style:style style:name="P454" style:family="paragraph" style:parent-style-name="Text_20_body" style:list-style-name="L197">
      <style:paragraph-properties fo:margin-top="0in" fo:margin-bottom="0in"/>
    </style:style>
    <style:style style:name="P455" style:family="paragraph" style:parent-style-name="Text_20_body" style:list-style-name="L198">
      <style:paragraph-properties fo:margin-top="0in" fo:margin-bottom="0in"/>
    </style:style>
    <style:style style:name="P456" style:family="paragraph" style:parent-style-name="Text_20_body" style:list-style-name="L199">
      <style:paragraph-properties fo:margin-top="0in" fo:margin-bottom="0in"/>
    </style:style>
    <style:style style:name="P457" style:family="paragraph" style:parent-style-name="Text_20_body" style:list-style-name="L200">
      <style:paragraph-properties fo:margin-top="0in" fo:margin-bottom="0in"/>
    </style:style>
    <style:style style:name="P458" style:family="paragraph" style:parent-style-name="Text_20_body" style:list-style-name="L201">
      <style:paragraph-properties fo:margin-top="0in" fo:margin-bottom="0in"/>
    </style:style>
    <style:style style:name="P459" style:family="paragraph" style:parent-style-name="Text_20_body" style:list-style-name="L202">
      <style:paragraph-properties fo:margin-top="0in" fo:margin-bottom="0in"/>
    </style:style>
    <style:style style:name="P460" style:family="paragraph" style:parent-style-name="Text_20_body" style:list-style-name="L204">
      <style:paragraph-properties fo:margin-top="0in" fo:margin-bottom="0in"/>
    </style:style>
    <style:style style:name="P461" style:family="paragraph" style:parent-style-name="Text_20_body" style:list-style-name="L205">
      <style:paragraph-properties fo:margin-top="0in" fo:margin-bottom="0in"/>
    </style:style>
    <style:style style:name="P462" style:family="paragraph" style:parent-style-name="Text_20_body" style:list-style-name="L206">
      <style:paragraph-properties fo:margin-top="0in" fo:margin-bottom="0in"/>
    </style:style>
    <style:style style:name="P463" style:family="paragraph" style:parent-style-name="Text_20_body" style:list-style-name="L207">
      <style:paragraph-properties fo:margin-top="0in" fo:margin-bottom="0in"/>
    </style:style>
    <style:style style:name="P464" style:family="paragraph" style:parent-style-name="Text_20_body" style:list-style-name="L208">
      <style:paragraph-properties fo:margin-top="0in" fo:margin-bottom="0in"/>
    </style:style>
    <style:style style:name="P465" style:family="paragraph" style:parent-style-name="Text_20_body" style:list-style-name="L209">
      <style:paragraph-properties fo:margin-top="0in" fo:margin-bottom="0in"/>
    </style:style>
    <style:style style:name="P466" style:family="paragraph" style:parent-style-name="Text_20_body" style:list-style-name="L210">
      <style:paragraph-properties fo:margin-top="0in" fo:margin-bottom="0in"/>
    </style:style>
    <style:style style:name="P467" style:family="paragraph" style:parent-style-name="Text_20_body" style:list-style-name="L211">
      <style:paragraph-properties fo:margin-top="0in" fo:margin-bottom="0in"/>
    </style:style>
    <style:style style:name="P468" style:family="paragraph" style:parent-style-name="Text_20_body" style:list-style-name="L212">
      <style:paragraph-properties fo:margin-top="0in" fo:margin-bottom="0in"/>
    </style:style>
    <style:style style:name="P469" style:family="paragraph" style:parent-style-name="Text_20_body" style:list-style-name="L213">
      <style:paragraph-properties fo:margin-top="0in" fo:margin-bottom="0in"/>
    </style:style>
    <style:style style:name="P470" style:family="paragraph" style:parent-style-name="Text_20_body" style:list-style-name="L214">
      <style:paragraph-properties fo:margin-top="0in" fo:margin-bottom="0in"/>
    </style:style>
    <style:style style:name="P471" style:family="paragraph" style:parent-style-name="Text_20_body" style:list-style-name="L215">
      <style:paragraph-properties fo:margin-top="0in" fo:margin-bottom="0in"/>
    </style:style>
    <style:style style:name="P472" style:family="paragraph" style:parent-style-name="Text_20_body" style:list-style-name="L216">
      <style:paragraph-properties fo:margin-top="0in" fo:margin-bottom="0in"/>
    </style:style>
    <style:style style:name="P473" style:family="paragraph" style:parent-style-name="Text_20_body" style:list-style-name="L217">
      <style:paragraph-properties fo:margin-top="0in" fo:margin-bottom="0in"/>
    </style:style>
    <style:style style:name="P474" style:family="paragraph" style:parent-style-name="Text_20_body" style:list-style-name="L218">
      <style:paragraph-properties fo:margin-top="0in" fo:margin-bottom="0in"/>
    </style:style>
    <style:style style:name="P475" style:family="paragraph" style:parent-style-name="Text_20_body" style:list-style-name="L219">
      <style:paragraph-properties fo:margin-top="0in" fo:margin-bottom="0in"/>
    </style:style>
    <style:style style:name="P476" style:family="paragraph" style:parent-style-name="Text_20_body" style:list-style-name="L220">
      <style:paragraph-properties fo:margin-top="0in" fo:margin-bottom="0in"/>
    </style:style>
    <style:style style:name="P477" style:family="paragraph" style:parent-style-name="Text_20_body" style:list-style-name="L221">
      <style:paragraph-properties fo:margin-top="0in" fo:margin-bottom="0in"/>
    </style:style>
    <style:style style:name="P478" style:family="paragraph" style:parent-style-name="Text_20_body" style:list-style-name="L222">
      <style:paragraph-properties fo:margin-top="0in" fo:margin-bottom="0in"/>
    </style:style>
    <style:style style:name="P479" style:family="paragraph" style:parent-style-name="Text_20_body" style:list-style-name="L223">
      <style:paragraph-properties fo:margin-top="0in" fo:margin-bottom="0in"/>
    </style:style>
    <style:style style:name="P480" style:family="paragraph" style:parent-style-name="Text_20_body" style:list-style-name="L224">
      <style:paragraph-properties fo:margin-top="0in" fo:margin-bottom="0in"/>
    </style:style>
    <style:style style:name="P481" style:family="paragraph" style:parent-style-name="Text_20_body" style:list-style-name="L225">
      <style:paragraph-properties fo:margin-top="0in" fo:margin-bottom="0in"/>
    </style:style>
    <style:style style:name="P482" style:family="paragraph" style:parent-style-name="Text_20_body" style:list-style-name="L226">
      <style:paragraph-properties fo:margin-top="0in" fo:margin-bottom="0in"/>
    </style:style>
    <style:style style:name="P483" style:family="paragraph" style:parent-style-name="Text_20_body" style:list-style-name="L227">
      <style:paragraph-properties fo:margin-top="0in" fo:margin-bottom="0in"/>
    </style:style>
    <style:style style:name="P484" style:family="paragraph" style:parent-style-name="Text_20_body" style:list-style-name="L228">
      <style:paragraph-properties fo:margin-top="0in" fo:margin-bottom="0in"/>
    </style:style>
    <style:style style:name="P485" style:family="paragraph" style:parent-style-name="Text_20_body" style:list-style-name="L229">
      <style:paragraph-properties fo:margin-top="0in" fo:margin-bottom="0in"/>
    </style:style>
    <style:style style:name="P486" style:family="paragraph" style:parent-style-name="Text_20_body" style:list-style-name="L230">
      <style:paragraph-properties fo:margin-top="0in" fo:margin-bottom="0in"/>
    </style:style>
    <style:style style:name="P487" style:family="paragraph" style:parent-style-name="Text_20_body" style:list-style-name="L231">
      <style:paragraph-properties fo:margin-top="0in" fo:margin-bottom="0in"/>
    </style:style>
    <style:style style:name="P488" style:family="paragraph" style:parent-style-name="Text_20_body" style:list-style-name="L232">
      <style:paragraph-properties fo:margin-top="0in" fo:margin-bottom="0in"/>
    </style:style>
    <style:style style:name="P489" style:family="paragraph" style:parent-style-name="Text_20_body" style:list-style-name="L233">
      <style:paragraph-properties fo:margin-top="0in" fo:margin-bottom="0in"/>
    </style:style>
    <style:style style:name="P490" style:family="paragraph" style:parent-style-name="Text_20_body" style:list-style-name="L234">
      <style:paragraph-properties fo:margin-top="0in" fo:margin-bottom="0in"/>
    </style:style>
    <style:style style:name="P491" style:family="paragraph" style:parent-style-name="Text_20_body" style:list-style-name="L235">
      <style:paragraph-properties fo:margin-top="0in" fo:margin-bottom="0in"/>
    </style:style>
    <style:style style:name="P492" style:family="paragraph" style:parent-style-name="Text_20_body" style:list-style-name="L236">
      <style:paragraph-properties fo:margin-top="0in" fo:margin-bottom="0in"/>
    </style:style>
    <style:style style:name="P493" style:family="paragraph" style:parent-style-name="Text_20_body" style:list-style-name="L237">
      <style:paragraph-properties fo:margin-top="0in" fo:margin-bottom="0in"/>
    </style:style>
    <style:style style:name="P494" style:family="paragraph" style:parent-style-name="Text_20_body" style:list-style-name="L238">
      <style:paragraph-properties fo:margin-top="0in" fo:margin-bottom="0in"/>
    </style:style>
    <style:style style:name="P495" style:family="paragraph" style:parent-style-name="Text_20_body" style:list-style-name="L240">
      <style:paragraph-properties fo:margin-top="0in" fo:margin-bottom="0in"/>
    </style:style>
    <style:style style:name="P496" style:family="paragraph" style:parent-style-name="Text_20_body" style:list-style-name="L241">
      <style:paragraph-properties fo:margin-top="0in" fo:margin-bottom="0in"/>
    </style:style>
    <style:style style:name="P497" style:family="paragraph" style:parent-style-name="Text_20_body" style:list-style-name="L242">
      <style:paragraph-properties fo:margin-top="0in" fo:margin-bottom="0in"/>
    </style:style>
    <style:style style:name="P498" style:family="paragraph" style:parent-style-name="Text_20_body" style:list-style-name="L243">
      <style:paragraph-properties fo:margin-top="0in" fo:margin-bottom="0in"/>
    </style:style>
    <style:style style:name="P499" style:family="paragraph" style:parent-style-name="Text_20_body" style:list-style-name="L244">
      <style:paragraph-properties fo:margin-top="0in" fo:margin-bottom="0in"/>
    </style:style>
    <style:style style:name="P500" style:family="paragraph" style:parent-style-name="Text_20_body" style:list-style-name="L245">
      <style:paragraph-properties fo:margin-top="0in" fo:margin-bottom="0in"/>
    </style:style>
    <style:style style:name="P501" style:family="paragraph" style:parent-style-name="Text_20_body" style:list-style-name="L246">
      <style:paragraph-properties fo:margin-top="0in" fo:margin-bottom="0in"/>
    </style:style>
    <style:style style:name="P502" style:family="paragraph" style:parent-style-name="Text_20_body" style:list-style-name="L247">
      <style:paragraph-properties fo:margin-top="0in" fo:margin-bottom="0in"/>
    </style:style>
    <style:style style:name="P503" style:family="paragraph" style:parent-style-name="Text_20_body" style:list-style-name="L248">
      <style:paragraph-properties fo:margin-top="0in" fo:margin-bottom="0in"/>
    </style:style>
    <style:style style:name="P504" style:family="paragraph" style:parent-style-name="Text_20_body" style:list-style-name="L249">
      <style:paragraph-properties fo:margin-top="0in" fo:margin-bottom="0in"/>
    </style:style>
    <style:style style:name="P505" style:family="paragraph" style:parent-style-name="Text_20_body" style:list-style-name="L250">
      <style:paragraph-properties fo:margin-top="0in" fo:margin-bottom="0in"/>
    </style:style>
    <style:style style:name="P506" style:family="paragraph" style:parent-style-name="Text_20_body" style:list-style-name="L251">
      <style:paragraph-properties fo:margin-top="0in" fo:margin-bottom="0in"/>
    </style:style>
    <style:style style:name="P507" style:family="paragraph" style:parent-style-name="Text_20_body" style:list-style-name="L252">
      <style:paragraph-properties fo:margin-top="0in" fo:margin-bottom="0in"/>
    </style:style>
    <style:style style:name="P508" style:family="paragraph" style:parent-style-name="Text_20_body" style:list-style-name="L253">
      <style:paragraph-properties fo:margin-top="0in" fo:margin-bottom="0in"/>
    </style:style>
    <style:style style:name="P509" style:family="paragraph" style:parent-style-name="Text_20_body" style:list-style-name="L254">
      <style:paragraph-properties fo:margin-top="0in" fo:margin-bottom="0in"/>
    </style:style>
    <style:style style:name="P510" style:family="paragraph" style:parent-style-name="Text_20_body" style:list-style-name="L255">
      <style:paragraph-properties fo:margin-top="0in" fo:margin-bottom="0in"/>
    </style:style>
    <style:style style:name="P511" style:family="paragraph" style:parent-style-name="Text_20_body" style:list-style-name="L256">
      <style:paragraph-properties fo:margin-top="0in" fo:margin-bottom="0in"/>
    </style:style>
    <style:style style:name="P512" style:family="paragraph" style:parent-style-name="Text_20_body" style:list-style-name="L257">
      <style:paragraph-properties fo:margin-top="0in" fo:margin-bottom="0in"/>
    </style:style>
    <style:style style:name="P513" style:family="paragraph" style:parent-style-name="Text_20_body" style:list-style-name="L258">
      <style:paragraph-properties fo:margin-top="0in" fo:margin-bottom="0in"/>
    </style:style>
    <style:style style:name="P514" style:family="paragraph" style:parent-style-name="Text_20_body" style:list-style-name="L259">
      <style:paragraph-properties fo:margin-top="0in" fo:margin-bottom="0in"/>
    </style:style>
    <style:style style:name="P515" style:family="paragraph" style:parent-style-name="Text_20_body" style:list-style-name="L260">
      <style:paragraph-properties fo:margin-top="0in" fo:margin-bottom="0in"/>
    </style:style>
    <style:style style:name="P516" style:family="paragraph" style:parent-style-name="Text_20_body" style:list-style-name="L261">
      <style:paragraph-properties fo:margin-top="0in" fo:margin-bottom="0in"/>
    </style:style>
    <style:style style:name="P517" style:family="paragraph" style:parent-style-name="Text_20_body" style:list-style-name="L262">
      <style:paragraph-properties fo:margin-top="0in" fo:margin-bottom="0in"/>
    </style:style>
    <style:style style:name="P518" style:family="paragraph" style:parent-style-name="Text_20_body" style:list-style-name="L263">
      <style:paragraph-properties fo:margin-top="0in" fo:margin-bottom="0in"/>
    </style:style>
    <style:style style:name="P519" style:family="paragraph" style:parent-style-name="Text_20_body" style:list-style-name="L264">
      <style:paragraph-properties fo:margin-top="0in" fo:margin-bottom="0in"/>
    </style:style>
    <style:style style:name="P520" style:family="paragraph" style:parent-style-name="Text_20_body" style:list-style-name="L265">
      <style:paragraph-properties fo:margin-top="0in" fo:margin-bottom="0in"/>
    </style:style>
    <style:style style:name="P521" style:family="paragraph" style:parent-style-name="Text_20_body" style:list-style-name="L266">
      <style:paragraph-properties fo:margin-top="0in" fo:margin-bottom="0in"/>
    </style:style>
    <style:style style:name="P522" style:family="paragraph" style:parent-style-name="Text_20_body" style:list-style-name="L267">
      <style:paragraph-properties fo:margin-top="0in" fo:margin-bottom="0in"/>
    </style:style>
    <style:style style:name="P523" style:family="paragraph" style:parent-style-name="Text_20_body" style:list-style-name="L268">
      <style:paragraph-properties fo:margin-top="0in" fo:margin-bottom="0in"/>
    </style:style>
    <style:style style:name="P524" style:family="paragraph" style:parent-style-name="Text_20_body" style:list-style-name="L269">
      <style:paragraph-properties fo:margin-top="0in" fo:margin-bottom="0in"/>
    </style:style>
    <style:style style:name="P525" style:family="paragraph" style:parent-style-name="Text_20_body" style:list-style-name="L270">
      <style:paragraph-properties fo:margin-top="0in" fo:margin-bottom="0in"/>
    </style:style>
    <style:style style:name="P526" style:family="paragraph" style:parent-style-name="Text_20_body" style:list-style-name="L271">
      <style:paragraph-properties fo:margin-top="0in" fo:margin-bottom="0in"/>
    </style:style>
    <style:style style:name="P527" style:family="paragraph" style:parent-style-name="Text_20_body" style:list-style-name="L272">
      <style:paragraph-properties fo:margin-top="0in" fo:margin-bottom="0in"/>
    </style:style>
    <style:style style:name="P528" style:family="paragraph" style:parent-style-name="Text_20_body" style:list-style-name="L273">
      <style:paragraph-properties fo:margin-top="0in" fo:margin-bottom="0in"/>
    </style:style>
    <style:style style:name="P529" style:family="paragraph" style:parent-style-name="Text_20_body">
      <style:paragraph-properties style:writing-mode="lr-tb"/>
    </style:style>
    <style:style style:name="P530" style:family="paragraph" style:parent-style-name="Standard">
      <style:paragraph-properties fo:margin-top="0in" fo:margin-bottom="0.1965in"/>
    </style:style>
    <style:style style:name="P531" style:family="paragraph" style:parent-style-name="Quotations" style:list-style-name="L8"/>
    <style:style style:name="P532" style:family="paragraph" style:parent-style-name="Quotations" style:list-style-name="L9"/>
    <style:style style:name="P533" style:family="paragraph" style:parent-style-name="Quotations" style:list-style-name="L10"/>
    <style:style style:name="P534" style:family="paragraph" style:parent-style-name="Quotations" style:list-style-name="L11"/>
    <style:style style:name="P535" style:family="paragraph" style:parent-style-name="Quotations" style:list-style-name="L12"/>
    <style:style style:name="P536" style:family="paragraph" style:parent-style-name="Quotations" style:list-style-name="L13"/>
    <style:style style:name="P537" style:family="paragraph" style:parent-style-name="Quotations" style:list-style-name="L14"/>
    <style:style style:name="P538" style:family="paragraph" style:parent-style-name="Quotations" style:list-style-name="L15"/>
    <style:style style:name="P539" style:family="paragraph" style:parent-style-name="Quotations" style:list-style-name="L16"/>
    <style:style style:name="P540" style:family="paragraph" style:parent-style-name="Quotations" style:list-style-name="L17"/>
    <style:style style:name="P541" style:family="paragraph" style:parent-style-name="Quotations" style:list-style-name="L18"/>
    <style:style style:name="P542" style:family="paragraph" style:parent-style-name="Quotations" style:list-style-name="L19"/>
    <style:style style:name="P543" style:family="paragraph" style:parent-style-name="Quotations" style:list-style-name="L20"/>
    <style:style style:name="P544" style:family="paragraph" style:parent-style-name="Quotations" style:list-style-name="L21"/>
    <style:style style:name="P545" style:family="paragraph" style:parent-style-name="Quotations" style:list-style-name="L22"/>
    <style:style style:name="P546" style:family="paragraph" style:parent-style-name="Quotations" style:list-style-name="L23"/>
    <style:style style:name="P547" style:family="paragraph" style:parent-style-name="Quotations" style:list-style-name="L17">
      <style:paragraph-properties fo:margin-top="0in" fo:margin-bottom="0in"/>
    </style:style>
    <style:style style:name="P548" style:family="paragraph" style:parent-style-name="Quotations" style:list-style-name="L18">
      <style:paragraph-properties fo:margin-top="0in" fo:margin-bottom="0in"/>
    </style:style>
    <style:style style:name="P549" style:family="paragraph" style:parent-style-name="Quotations" style:list-style-name="L19">
      <style:paragraph-properties fo:margin-top="0in" fo:margin-bottom="0in"/>
    </style:style>
    <style:style style:name="P550" style:family="paragraph" style:parent-style-name="Quotations" style:list-style-name="L20">
      <style:paragraph-properties fo:margin-top="0in" fo:margin-bottom="0in"/>
    </style:style>
    <style:style style:name="P551" style:family="paragraph" style:parent-style-name="Quotations" style:list-style-name="L21">
      <style:paragraph-properties fo:margin-top="0in" fo:margin-bottom="0in"/>
    </style:style>
    <style:style style:name="P552" style:family="paragraph" style:parent-style-name="Quotations" style:list-style-name="L22">
      <style:paragraph-properties fo:margin-top="0in" fo:margin-bottom="0in"/>
    </style:style>
    <style:style style:name="P553" style:family="paragraph" style:parent-style-name="Quotations" style:list-style-name="L23">
      <style:paragraph-properties fo:margin-top="0in" fo:margin-bottom="0in"/>
    </style:style>
    <style:style style:name="P554" style:family="paragraph" style:parent-style-name="Table_20_Contents">
      <style:paragraph-properties fo:text-align="start" style:justify-single-word="false"/>
    </style:style>
    <style:style style:name="P555" style:family="paragraph" style:parent-style-name="Table_20_Contents">
      <style:text-properties fo:font-size="2pt" style:font-size-asian="2pt" style:font-size-complex="2pt"/>
    </style:style>
    <style:style style:name="P556" style:family="paragraph" style:parent-style-name="Preformatted_20_Text" style:list-style-name="L29"/>
    <style:style style:name="P557" style:family="paragraph" style:parent-style-name="Preformatted_20_Text" style:list-style-name="L41"/>
    <style:style style:name="P558" style:family="paragraph" style:parent-style-name="Preformatted_20_Text" style:list-style-name="L44"/>
    <style:style style:name="P559" style:family="paragraph" style:parent-style-name="Preformatted_20_Text" style:list-style-name="L49"/>
    <style:style style:name="P560" style:family="paragraph" style:parent-style-name="Preformatted_20_Text" style:list-style-name="L50"/>
    <style:style style:name="P561" style:family="paragraph" style:parent-style-name="Preformatted_20_Text" style:list-style-name="L57"/>
    <style:style style:name="P562" style:family="paragraph" style:parent-style-name="Preformatted_20_Text" style:list-style-name="L68"/>
    <style:style style:name="P563" style:family="paragraph" style:parent-style-name="Preformatted_20_Text" style:list-style-name="L69"/>
    <style:style style:name="P564" style:family="paragraph" style:parent-style-name="Preformatted_20_Text" style:list-style-name="L70"/>
    <style:style style:name="P565" style:family="paragraph" style:parent-style-name="Preformatted_20_Text" style:list-style-name="L73"/>
    <style:style style:name="P566" style:family="paragraph" style:parent-style-name="Preformatted_20_Text" style:list-style-name="L75"/>
    <style:style style:name="P567" style:family="paragraph" style:parent-style-name="Preformatted_20_Text" style:list-style-name="L76"/>
    <style:style style:name="P568" style:family="paragraph" style:parent-style-name="Preformatted_20_Text" style:list-style-name="L77"/>
    <style:style style:name="P569" style:family="paragraph" style:parent-style-name="Preformatted_20_Text" style:list-style-name="L80"/>
    <style:style style:name="P570" style:family="paragraph" style:parent-style-name="Preformatted_20_Text" style:list-style-name="L84"/>
    <style:style style:name="P571" style:family="paragraph" style:parent-style-name="Preformatted_20_Text" style:list-style-name="L86"/>
    <style:style style:name="P572" style:family="paragraph" style:parent-style-name="Preformatted_20_Text" style:list-style-name="L87"/>
    <style:style style:name="P573" style:family="paragraph" style:parent-style-name="Preformatted_20_Text" style:list-style-name="L98"/>
    <style:style style:name="P574" style:family="paragraph" style:parent-style-name="Preformatted_20_Text" style:list-style-name="L112"/>
    <style:style style:name="P575" style:family="paragraph" style:parent-style-name="Preformatted_20_Text" style:list-style-name="L120"/>
    <style:style style:name="P576" style:family="paragraph" style:parent-style-name="Preformatted_20_Text" style:list-style-name="L127"/>
    <style:style style:name="P577" style:family="paragraph" style:parent-style-name="Preformatted_20_Text" style:list-style-name="L129"/>
    <style:style style:name="P578" style:family="paragraph" style:parent-style-name="Preformatted_20_Text" style:list-style-name="L135"/>
    <style:style style:name="P579" style:family="paragraph" style:parent-style-name="Preformatted_20_Text" style:list-style-name="L136"/>
    <style:style style:name="P580" style:family="paragraph" style:parent-style-name="Preformatted_20_Text" style:list-style-name="L140"/>
    <style:style style:name="P581" style:family="paragraph" style:parent-style-name="Preformatted_20_Text" style:list-style-name="L144"/>
    <style:style style:name="P582" style:family="paragraph" style:parent-style-name="Preformatted_20_Text" style:list-style-name="L145"/>
    <style:style style:name="P583" style:family="paragraph" style:parent-style-name="Preformatted_20_Text" style:list-style-name="L147"/>
    <style:style style:name="P584" style:family="paragraph" style:parent-style-name="Preformatted_20_Text" style:list-style-name="L152"/>
    <style:style style:name="P585" style:family="paragraph" style:parent-style-name="Preformatted_20_Text" style:list-style-name="L154"/>
    <style:style style:name="P586" style:family="paragraph" style:parent-style-name="Preformatted_20_Text" style:list-style-name="L155"/>
    <style:style style:name="P587" style:family="paragraph" style:parent-style-name="Preformatted_20_Text" style:list-style-name="L156"/>
    <style:style style:name="P588" style:family="paragraph" style:parent-style-name="Preformatted_20_Text" style:list-style-name="L161"/>
    <style:style style:name="P589" style:family="paragraph" style:parent-style-name="Preformatted_20_Text" style:list-style-name="L164"/>
    <style:style style:name="P590" style:family="paragraph" style:parent-style-name="Preformatted_20_Text" style:list-style-name="L165"/>
    <style:style style:name="P591" style:family="paragraph" style:parent-style-name="Preformatted_20_Text" style:list-style-name="L166"/>
    <style:style style:name="P592" style:family="paragraph" style:parent-style-name="Preformatted_20_Text" style:list-style-name="L168"/>
    <style:style style:name="P593" style:family="paragraph" style:parent-style-name="Preformatted_20_Text" style:list-style-name="L189"/>
    <style:style style:name="P594" style:family="paragraph" style:parent-style-name="Preformatted_20_Text" style:list-style-name="L190"/>
    <style:style style:name="P595" style:family="paragraph" style:parent-style-name="Preformatted_20_Text" style:list-style-name="L191"/>
    <style:style style:name="P596" style:family="paragraph" style:parent-style-name="Preformatted_20_Text" style:list-style-name="L194"/>
    <style:style style:name="P597" style:family="paragraph" style:parent-style-name="Preformatted_20_Text" style:list-style-name="L201"/>
    <style:style style:name="P598" style:family="paragraph" style:parent-style-name="Preformatted_20_Text" style:list-style-name="L202"/>
    <style:style style:name="P599" style:family="paragraph" style:parent-style-name="Preformatted_20_Text" style:list-style-name="L205"/>
    <style:style style:name="P600" style:family="paragraph" style:parent-style-name="Preformatted_20_Text" style:list-style-name="L212"/>
    <style:style style:name="P601" style:family="paragraph" style:parent-style-name="Preformatted_20_Text" style:list-style-name="L213"/>
    <style:style style:name="P602" style:family="paragraph" style:parent-style-name="Preformatted_20_Text" style:list-style-name="L214"/>
    <style:style style:name="P603" style:family="paragraph" style:parent-style-name="Preformatted_20_Text" style:list-style-name="L216"/>
    <style:style style:name="P604" style:family="paragraph" style:parent-style-name="Preformatted_20_Text" style:list-style-name="L239"/>
    <style:style style:name="P605" style:family="paragraph" style:parent-style-name="Preformatted_20_Text" style:list-style-name="L240"/>
    <style:style style:name="P606" style:family="paragraph" style:parent-style-name="Preformatted_20_Text" style:list-style-name="L242"/>
    <style:style style:name="P607" style:family="paragraph" style:parent-style-name="Preformatted_20_Text" style:list-style-name="L246"/>
    <style:style style:name="P608" style:family="paragraph" style:parent-style-name="Preformatted_20_Text" style:list-style-name="L252"/>
    <style:style style:name="P609" style:family="paragraph" style:parent-style-name="Preformatted_20_Text">
      <style:paragraph-properties fo:margin-top="0in" fo:margin-bottom="0.1965in"/>
    </style:style>
    <style:style style:name="P610" style:family="paragraph" style:parent-style-name="Preformatted_20_Text" style:list-style-name="L29">
      <style:paragraph-properties fo:margin-top="0in" fo:margin-bottom="0.1965in"/>
    </style:style>
    <style:style style:name="P611" style:family="paragraph" style:parent-style-name="Preformatted_20_Text" style:list-style-name="L38">
      <style:paragraph-properties fo:margin-top="0in" fo:margin-bottom="0.1965in"/>
    </style:style>
    <style:style style:name="P612" style:family="paragraph" style:parent-style-name="Preformatted_20_Text" style:list-style-name="L41">
      <style:paragraph-properties fo:margin-top="0in" fo:margin-bottom="0.1965in"/>
    </style:style>
    <style:style style:name="P613" style:family="paragraph" style:parent-style-name="Preformatted_20_Text" style:list-style-name="L44">
      <style:paragraph-properties fo:margin-top="0in" fo:margin-bottom="0.1965in"/>
    </style:style>
    <style:style style:name="P614" style:family="paragraph" style:parent-style-name="Preformatted_20_Text" style:list-style-name="L49">
      <style:paragraph-properties fo:margin-top="0in" fo:margin-bottom="0.1965in"/>
    </style:style>
    <style:style style:name="P615" style:family="paragraph" style:parent-style-name="Preformatted_20_Text" style:list-style-name="L50">
      <style:paragraph-properties fo:margin-top="0in" fo:margin-bottom="0.1965in"/>
    </style:style>
    <style:style style:name="P616" style:family="paragraph" style:parent-style-name="Preformatted_20_Text" style:list-style-name="L57">
      <style:paragraph-properties fo:margin-top="0in" fo:margin-bottom="0.1965in"/>
    </style:style>
    <style:style style:name="P617" style:family="paragraph" style:parent-style-name="Preformatted_20_Text" style:list-style-name="L68">
      <style:paragraph-properties fo:margin-top="0in" fo:margin-bottom="0.1965in"/>
    </style:style>
    <style:style style:name="P618" style:family="paragraph" style:parent-style-name="Preformatted_20_Text" style:list-style-name="L69">
      <style:paragraph-properties fo:margin-top="0in" fo:margin-bottom="0.1965in"/>
    </style:style>
    <style:style style:name="P619" style:family="paragraph" style:parent-style-name="Preformatted_20_Text" style:list-style-name="L70">
      <style:paragraph-properties fo:margin-top="0in" fo:margin-bottom="0.1965in"/>
    </style:style>
    <style:style style:name="P620" style:family="paragraph" style:parent-style-name="Preformatted_20_Text" style:list-style-name="L73">
      <style:paragraph-properties fo:margin-top="0in" fo:margin-bottom="0.1965in"/>
    </style:style>
    <style:style style:name="P621" style:family="paragraph" style:parent-style-name="Preformatted_20_Text" style:list-style-name="L75">
      <style:paragraph-properties fo:margin-top="0in" fo:margin-bottom="0.1965in"/>
    </style:style>
    <style:style style:name="P622" style:family="paragraph" style:parent-style-name="Preformatted_20_Text" style:list-style-name="L76">
      <style:paragraph-properties fo:margin-top="0in" fo:margin-bottom="0.1965in"/>
    </style:style>
    <style:style style:name="P623" style:family="paragraph" style:parent-style-name="Preformatted_20_Text" style:list-style-name="L77">
      <style:paragraph-properties fo:margin-top="0in" fo:margin-bottom="0.1965in"/>
    </style:style>
    <style:style style:name="P624" style:family="paragraph" style:parent-style-name="Preformatted_20_Text" style:list-style-name="L80">
      <style:paragraph-properties fo:margin-top="0in" fo:margin-bottom="0.1965in"/>
    </style:style>
    <style:style style:name="P625" style:family="paragraph" style:parent-style-name="Preformatted_20_Text" style:list-style-name="L84">
      <style:paragraph-properties fo:margin-top="0in" fo:margin-bottom="0.1965in"/>
    </style:style>
    <style:style style:name="P626" style:family="paragraph" style:parent-style-name="Preformatted_20_Text" style:list-style-name="L86">
      <style:paragraph-properties fo:margin-top="0in" fo:margin-bottom="0.1965in"/>
    </style:style>
    <style:style style:name="P627" style:family="paragraph" style:parent-style-name="Preformatted_20_Text" style:list-style-name="L87">
      <style:paragraph-properties fo:margin-top="0in" fo:margin-bottom="0.1965in"/>
    </style:style>
    <style:style style:name="P628" style:family="paragraph" style:parent-style-name="Preformatted_20_Text" style:list-style-name="L98">
      <style:paragraph-properties fo:margin-top="0in" fo:margin-bottom="0.1965in"/>
    </style:style>
    <style:style style:name="P629" style:family="paragraph" style:parent-style-name="Preformatted_20_Text" style:list-style-name="L101">
      <style:paragraph-properties fo:margin-top="0in" fo:margin-bottom="0.1965in"/>
    </style:style>
    <style:style style:name="P630" style:family="paragraph" style:parent-style-name="Preformatted_20_Text" style:list-style-name="L112">
      <style:paragraph-properties fo:margin-top="0in" fo:margin-bottom="0.1965in"/>
    </style:style>
    <style:style style:name="P631" style:family="paragraph" style:parent-style-name="Preformatted_20_Text" style:list-style-name="L120">
      <style:paragraph-properties fo:margin-top="0in" fo:margin-bottom="0.1965in"/>
    </style:style>
    <style:style style:name="P632" style:family="paragraph" style:parent-style-name="Preformatted_20_Text" style:list-style-name="L127">
      <style:paragraph-properties fo:margin-top="0in" fo:margin-bottom="0.1965in"/>
    </style:style>
    <style:style style:name="P633" style:family="paragraph" style:parent-style-name="Preformatted_20_Text" style:list-style-name="L129">
      <style:paragraph-properties fo:margin-top="0in" fo:margin-bottom="0.1965in"/>
    </style:style>
    <style:style style:name="P634" style:family="paragraph" style:parent-style-name="Preformatted_20_Text" style:list-style-name="L135">
      <style:paragraph-properties fo:margin-top="0in" fo:margin-bottom="0.1965in"/>
    </style:style>
    <style:style style:name="P635" style:family="paragraph" style:parent-style-name="Preformatted_20_Text" style:list-style-name="L136">
      <style:paragraph-properties fo:margin-top="0in" fo:margin-bottom="0.1965in"/>
    </style:style>
    <style:style style:name="P636" style:family="paragraph" style:parent-style-name="Preformatted_20_Text" style:list-style-name="L140">
      <style:paragraph-properties fo:margin-top="0in" fo:margin-bottom="0.1965in"/>
    </style:style>
    <style:style style:name="P637" style:family="paragraph" style:parent-style-name="Preformatted_20_Text" style:list-style-name="L144">
      <style:paragraph-properties fo:margin-top="0in" fo:margin-bottom="0.1965in"/>
    </style:style>
    <style:style style:name="P638" style:family="paragraph" style:parent-style-name="Preformatted_20_Text" style:list-style-name="L145">
      <style:paragraph-properties fo:margin-top="0in" fo:margin-bottom="0.1965in"/>
    </style:style>
    <style:style style:name="P639" style:family="paragraph" style:parent-style-name="Preformatted_20_Text" style:list-style-name="L147">
      <style:paragraph-properties fo:margin-top="0in" fo:margin-bottom="0.1965in"/>
    </style:style>
    <style:style style:name="P640" style:family="paragraph" style:parent-style-name="Preformatted_20_Text" style:list-style-name="L152">
      <style:paragraph-properties fo:margin-top="0in" fo:margin-bottom="0.1965in"/>
    </style:style>
    <style:style style:name="P641" style:family="paragraph" style:parent-style-name="Preformatted_20_Text" style:list-style-name="L154">
      <style:paragraph-properties fo:margin-top="0in" fo:margin-bottom="0.1965in"/>
    </style:style>
    <style:style style:name="P642" style:family="paragraph" style:parent-style-name="Preformatted_20_Text" style:list-style-name="L155">
      <style:paragraph-properties fo:margin-top="0in" fo:margin-bottom="0.1965in"/>
    </style:style>
    <style:style style:name="P643" style:family="paragraph" style:parent-style-name="Preformatted_20_Text" style:list-style-name="L156">
      <style:paragraph-properties fo:margin-top="0in" fo:margin-bottom="0.1965in"/>
    </style:style>
    <style:style style:name="P644" style:family="paragraph" style:parent-style-name="Preformatted_20_Text" style:list-style-name="L161">
      <style:paragraph-properties fo:margin-top="0in" fo:margin-bottom="0.1965in"/>
    </style:style>
    <style:style style:name="P645" style:family="paragraph" style:parent-style-name="Preformatted_20_Text" style:list-style-name="L164">
      <style:paragraph-properties fo:margin-top="0in" fo:margin-bottom="0.1965in"/>
    </style:style>
    <style:style style:name="P646" style:family="paragraph" style:parent-style-name="Preformatted_20_Text" style:list-style-name="L165">
      <style:paragraph-properties fo:margin-top="0in" fo:margin-bottom="0.1965in"/>
    </style:style>
    <style:style style:name="P647" style:family="paragraph" style:parent-style-name="Preformatted_20_Text" style:list-style-name="L166">
      <style:paragraph-properties fo:margin-top="0in" fo:margin-bottom="0.1965in"/>
    </style:style>
    <style:style style:name="P648" style:family="paragraph" style:parent-style-name="Preformatted_20_Text" style:list-style-name="L168">
      <style:paragraph-properties fo:margin-top="0in" fo:margin-bottom="0.1965in"/>
    </style:style>
    <style:style style:name="P649" style:family="paragraph" style:parent-style-name="Preformatted_20_Text" style:list-style-name="L189">
      <style:paragraph-properties fo:margin-top="0in" fo:margin-bottom="0.1965in"/>
    </style:style>
    <style:style style:name="P650" style:family="paragraph" style:parent-style-name="Preformatted_20_Text" style:list-style-name="L190">
      <style:paragraph-properties fo:margin-top="0in" fo:margin-bottom="0.1965in"/>
    </style:style>
    <style:style style:name="P651" style:family="paragraph" style:parent-style-name="Preformatted_20_Text" style:list-style-name="L191">
      <style:paragraph-properties fo:margin-top="0in" fo:margin-bottom="0.1965in"/>
    </style:style>
    <style:style style:name="P652" style:family="paragraph" style:parent-style-name="Preformatted_20_Text" style:list-style-name="L192">
      <style:paragraph-properties fo:margin-top="0in" fo:margin-bottom="0.1965in"/>
    </style:style>
    <style:style style:name="P653" style:family="paragraph" style:parent-style-name="Preformatted_20_Text" style:list-style-name="L193">
      <style:paragraph-properties fo:margin-top="0in" fo:margin-bottom="0.1965in"/>
    </style:style>
    <style:style style:name="P654" style:family="paragraph" style:parent-style-name="Preformatted_20_Text" style:list-style-name="L194">
      <style:paragraph-properties fo:margin-top="0in" fo:margin-bottom="0.1965in"/>
    </style:style>
    <style:style style:name="P655" style:family="paragraph" style:parent-style-name="Preformatted_20_Text" style:list-style-name="L201">
      <style:paragraph-properties fo:margin-top="0in" fo:margin-bottom="0.1965in"/>
    </style:style>
    <style:style style:name="P656" style:family="paragraph" style:parent-style-name="Preformatted_20_Text" style:list-style-name="L202">
      <style:paragraph-properties fo:margin-top="0in" fo:margin-bottom="0.1965in"/>
    </style:style>
    <style:style style:name="P657" style:family="paragraph" style:parent-style-name="Preformatted_20_Text" style:list-style-name="L205">
      <style:paragraph-properties fo:margin-top="0in" fo:margin-bottom="0.1965in"/>
    </style:style>
    <style:style style:name="P658" style:family="paragraph" style:parent-style-name="Preformatted_20_Text" style:list-style-name="L212">
      <style:paragraph-properties fo:margin-top="0in" fo:margin-bottom="0.1965in"/>
    </style:style>
    <style:style style:name="P659" style:family="paragraph" style:parent-style-name="Preformatted_20_Text" style:list-style-name="L213">
      <style:paragraph-properties fo:margin-top="0in" fo:margin-bottom="0.1965in"/>
    </style:style>
    <style:style style:name="P660" style:family="paragraph" style:parent-style-name="Preformatted_20_Text" style:list-style-name="L214">
      <style:paragraph-properties fo:margin-top="0in" fo:margin-bottom="0.1965in"/>
    </style:style>
    <style:style style:name="P661" style:family="paragraph" style:parent-style-name="Preformatted_20_Text" style:list-style-name="L216">
      <style:paragraph-properties fo:margin-top="0in" fo:margin-bottom="0.1965in"/>
    </style:style>
    <style:style style:name="P662" style:family="paragraph" style:parent-style-name="Preformatted_20_Text" style:list-style-name="L239">
      <style:paragraph-properties fo:margin-top="0in" fo:margin-bottom="0.1965in"/>
    </style:style>
    <style:style style:name="P663" style:family="paragraph" style:parent-style-name="Preformatted_20_Text" style:list-style-name="L240">
      <style:paragraph-properties fo:margin-top="0in" fo:margin-bottom="0.1965in"/>
    </style:style>
    <style:style style:name="P664" style:family="paragraph" style:parent-style-name="Preformatted_20_Text" style:list-style-name="L242">
      <style:paragraph-properties fo:margin-top="0in" fo:margin-bottom="0.1965in"/>
    </style:style>
    <style:style style:name="P665" style:family="paragraph" style:parent-style-name="Preformatted_20_Text" style:list-style-name="L246">
      <style:paragraph-properties fo:margin-top="0in" fo:margin-bottom="0.1965in"/>
    </style:style>
    <style:style style:name="P666" style:family="paragraph" style:parent-style-name="Preformatted_20_Text" style:list-style-name="L252">
      <style:paragraph-properties fo:margin-top="0in" fo:margin-bottom="0.1965in"/>
    </style:style>
    <style:style style:name="P667" style:family="paragraph" style:parent-style-name="Preformatted_20_Text" style:list-style-name="L20">
      <style:paragraph-properties fo:margin-left="0.3937in" fo:margin-right="0.3937in" fo:text-indent="0in" style:auto-text-indent="false"/>
    </style:style>
    <style:style style:name="P668" style:family="paragraph" style:parent-style-name="Preformatted_20_Text" style:list-style-name="L20">
      <style:paragraph-properties fo:margin-left="0.3937in" fo:margin-right="0.3937in" fo:margin-top="0in" fo:margin-bottom="0.1965in" fo:text-indent="0in" style:auto-text-indent="false"/>
    </style:style>
    <style:style style:name="P669" style:family="paragraph" style:parent-style-name="Table_20_Heading">
      <style:paragraph-properties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number text:level="1" text:style-name="Numbering_20_Symbols" style:num-suffix="." style:num-format="1" text:start-value="3">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number text:level="1" text:style-name="Numbering_20_Symbols" style:num-suffix="." style:num-format="1" text:start-value="5">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number text:level="1" text:style-name="Numbering_20_Symbols" style:num-suffix="." style:num-format="1" text:start-value="7">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0">Percakapan baru</text:p>
      <text:h text:style-name="Heading_20_1" text:outline-level="1">Terbaru </text:h>
      <text:section text:style-name="Sect1" text:name="conversations-list-0">
        <text:p text:style-name="P274">[ +2 ] PASC - INTERMEDIATE </text:p>
        <text:p text:style-name="P274">[ +3] PASC - ADVANCED </text:p>
        <text:p text:style-name="P274">[+1] ITPEMULA-Gerbang Menuju Kuantum </text:p>
        <text:p text:style-name="P274">[+2] RMTA - Beneran Gak Sih? </text:p>
        <text:p text:style-name="P274">Outline Buku Pas2JS Lazarus Tutorial </text:p>
        <text:p text:style-name="P274">Lainnya</text:p>
      </text:section>
      <text:h text:style-name="Heading_20_1" text:outline-level="1">Gem</text:h>
      <text:p text:style-name="P274">Pencari ide</text:p>
      <text:p text:style-name="P274">Konsultan karier</text:p>
      <text:p text:style-name="P274">Partner coding</text:p>
      <text:p text:style-name="P274">Lainnya</text:p>
      <text:p text:style-name="P274">Pengelola Gem</text:p>
      <text:p text:style-name="P274">Bantuan</text:p>
      <text:p text:style-name="P274">Aktivitas</text:p>
      <text:p text:style-name="P274">Setelan</text:p>
      <text:p text:style-name="Text_20_body">Aceh, Indonesia <text:line-break/>Dari alamat IP Anda • Perbarui lokasi</text:p>
      <text:h text:style-name="Heading_20_1" text:outline-level="1">Percakapan dengan Gemini</text:h>
      <text:section text:style-name="Sect1" text:name="chat-history">
        <text:p text:style-name="Text_20_body"/>
        <text:section text:style-name="Sect1" text:name="b3dc374418a821ea">
          <text:p text:style-name="Text_20_body"/>
          <text:section text:style-name="Sect1" text:name="user-query-content-0">
            <text:p text:style-name="P529">buatkan saya outline buku tutorial dasar bahasa pemrograman freepascal untuk intermediate </text:p>
          </text:section>
          <text:p text:style-name="P274">Tampilkan alur berpikir</text:p>
          <text:section text:style-name="Sect2" text:name="model-response-message-contentr_b3dc374418a821ea">
            <text:p text:style-name="Text_20_body">Tentu, ini adalah draf outline buku tutorial dasar Bahasa Pemrograman Free Pascal yang ditujukan untuk programmer tingkat <text:span text:style-name="Emphasis">intermediate</text:span> (yaitu, orang yang sudah memahami konsep dasar pemrograman dari bahasa lain seperti C++, Java, Python, dll., tetapi baru mengenal Pascal/Free Pascal):</text:p>
            <text:p text:style-name="Text_20_body"><text:span text:style-name="Strong_20_Emphasis">Judul Buku (Saran):</text:span> Pemrograman Free Pascal Praktis: Dari Dasar Sintaks hingga OOP untuk Programmer</text:p>
            <text:p text:style-name="Text_20_body"><text:span text:style-name="Strong_20_Emphasis">Target Pembaca:</text:span> Programmer dengan pengalaman di bahasa lain yang ingin mempelajari sintaks, fitur inti, dan paradigma pemrograman Free Pascal.</text:p>
            <text:p text:style-name="Horizontal_20_Line"/>
            <text:p text:style-name="Text_20_body"><text:span text:style-name="Strong_20_Emphasis">Outline Buku:</text:span></text:p>
            <text:p text:style-name="Text_20_body"><text:soft-page-break/><text:span text:style-name="Strong_20_Emphasis">Bagian 1: Pengenalan dan Persiapan</text:span></text:p>
            <text:list xml:id="list7434583032192582226" text:style-name="L1">
              <text:list-item>
                <text:p text:style-name="P1"><text:span text:style-name="Strong_20_Emphasis">Bab 1: Selamat Datang di Dunia Free Pascal</text:span></text:p>
                <text:list>
                  <text:list-item>
                    <text:p text:style-name="P275">Apa itu Free Pascal? (Sejarah singkat, hubungan dengan Turbo Pascal &amp; Delphi) </text:p>
                  </text:list-item>
                  <text:list-item>
                    <text:p text:style-name="P275">Mengapa Belajar Free Pascal? (Keunggulan: kecepatan kompilasi, cross-platform, stabilitas, komunitas, kompatibilitas Delphi) </text:p>
                  </text:list-item>
                  <text:list-item>
                    <text:p text:style-name="P275">Untuk Siapa Buku Ini? (Menjelaskan target pembaca intermediate) </text:p>
                  </text:list-item>
                  <text:list-item>
                    <text:p text:style-name="P275">Lingkungan Pengembangan: </text:p>
                    <text:list>
                      <text:list-item>
                        <text:p text:style-name="P275">Instalasi Free Pascal Compiler (FPC) di berbagai OS (Windows, Linux, macOS) </text:p>
                      </text:list-item>
                      <text:list-item>
                        <text:p text:style-name="P275">Pengenalan Lazarus IDE (Instalasi dan Tampilan Awal) </text:p>
                      </text:list-item>
                      <text:list-item>
                        <text:p text:style-name="P275">Alternatif: Penggunaan Text Editor dan Kompilasi via Command Line </text:p>
                      </text:list-item>
                    </text:list>
                  </text:list-item>
                  <text:list-item>
                    <text:p text:style-name="P275">Program Pascal Pertama Anda ("Hello, World!") </text:p>
                    <text:list>
                      <text:list-item>
                        <text:p text:style-name="P275">Struktur dasar program (<text:span text:style-name="Source_20_Text">program</text:span>, <text:span text:style-name="Source_20_Text">uses</text:span>, <text:span text:style-name="Source_20_Text">begin</text:span>, <text:span text:style-name="Source_20_Text">end.</text:span>) </text:p>
                      </text:list-item>
                      <text:list-item>
                        <text:p text:style-name="P275">Kompilasi dan Menjalankan Program </text:p>
                      </text:list-item>
                    </text:list>
                  </text:list-item>
                </text:list>
              </text:list-item>
              <text:list-item>
                <text:p text:style-name="P1"><text:span text:style-name="Strong_20_Emphasis">Bab 2: Tinjauan Cepat Sintaks Dasar Pascal</text:span></text:p>
                <text:list>
                  <text:list-item>
                    <text:p text:style-name="P275">Komentar (<text:span text:style-name="Source_20_Text">//</text:span>, <text:span text:style-name="Source_20_Text">{}</text:span>, <text:span text:style-name="Source_20_Text">(* *)</text:span>) </text:p>
                  </text:list-item>
                  <text:list-item>
                    <text:p text:style-name="P275">Struktur Blok Kode (<text:span text:style-name="Source_20_Text">begin..end</text:span>) </text:p>
                  </text:list-item>
                  <text:list-item>
                    <text:p text:style-name="P275">Identifier dan Aturan Penamaan </text:p>
                  </text:list-item>
                  <text:list-item>
                    <text:p text:style-name="P275">Variabel dan Konstanta (<text:span text:style-name="Source_20_Text">var</text:span>, <text:span text:style-name="Source_20_Text">const</text:span>) </text:p>
                  </text:list-item>
                  <text:list-item>
                    <text:p text:style-name="P275">Tipe Data Fundamental (Integer, Real/Floating-point, Boolean, Char, String) - Fokus pada perbedaan/keunikan Pascal. </text:p>
                  </text:list-item>
                  <text:list-item>
                    <text:p text:style-name="P275">Operator (Aritmatika, Relasional, Logika, Bitwise, Set) - Soroti <text:span text:style-name="Source_20_Text">:=</text:span>, <text:span text:style-name="Source_20_Text">div</text:span>, <text:span text:style-name="Source_20_Text">mod</text:span>, <text:span text:style-name="Source_20_Text">in</text:span>. </text:p>
                  </text:list-item>
                  <text:list-item>
                    <text:p text:style-name="P1">Input/Output Dasar (<text:span text:style-name="Source_20_Text">ReadLn</text:span>, <text:span text:style-name="Source_20_Text">WriteLn</text:span>) </text:p>
                  </text:list-item>
                </text:list>
              </text:list-item>
            </text:list>
            <text:p text:style-name="Text_20_body"><text:span text:style-name="Strong_20_Emphasis">Bagian 2: Struktur Kontrol dan Modularitas</text:span></text:p>
            <text:list xml:id="list2325843628044600601" text:style-name="L2">
              <text:list-item>
                <text:p text:style-name="P2"><text:span text:style-name="Strong_20_Emphasis">Bab 3: Mengendalikan Alur Program</text:span></text:p>
                <text:list>
                  <text:list-item>
                    <text:p text:style-name="P276">Percabangan: </text:p>
                    <text:list>
                      <text:list-item>
                        <text:p text:style-name="P276"><text:span text:style-name="Source_20_Text">if..then..else</text:span> (Sintaks dan contoh) </text:p>
                      </text:list-item>
                      <text:list-item>
                        <text:p text:style-name="P276"><text:span text:style-name="Source_20_Text">case..of..else..end</text:span> (Keunggulan dan penggunaan) </text:p>
                      </text:list-item>
                    </text:list>
                  </text:list-item>
                  <text:list-item>
                    <text:p text:style-name="P276">Perulangan: </text:p>
                    <text:list>
                      <text:list-item>
                        <text:p text:style-name="P276"><text:span text:style-name="Source_20_Text">for..to..do</text:span> / <text:span text:style-name="Source_20_Text">for..downto..do</text:span> </text:p>
                      </text:list-item>
                      <text:list-item>
                        <text:p text:style-name="P276"><text:span text:style-name="Source_20_Text">while..do</text:span> </text:p>
                      </text:list-item>
                      <text:list-item>
                        <text:p text:style-name="P276"><text:span text:style-name="Source_20_Text">repeat..until</text:span> (Perbedaan kunci dengan <text:span text:style-name="Source_20_Text">while</text:span>) </text:p>
                      </text:list-item>
                    </text:list>
                  </text:list-item>
                  <text:list-item>
                    <text:p text:style-name="P276">Kontrol Perulangan (<text:span text:style-name="Source_20_Text">Break</text:span>, <text:span text:style-name="Source_20_Text">Continue</text:span>, <text:span text:style-name="Source_20_Text">Exit</text:span>) </text:p>
                  </text:list-item>
                </text:list>
              </text:list-item>
              <text:list-item>
                <text:p text:style-name="P2"><text:span text:style-name="Strong_20_Emphasis">Bab 4: Prosedur dan Fungsi: Membangun Blok Kode</text:span></text:p>
                <text:list>
                  <text:list-item>
                    <text:p text:style-name="P276">Perbedaan Prosedur (tanpa nilai kembali) dan Fungsi (dengan nilai kembali) </text:p>
                  </text:list-item>
                  <text:list-item>
                    <text:p text:style-name="P276">Deklarasi dan Pemanggilan </text:p>
                  </text:list-item>
                  <text:list-item>
                    <text:p text:style-name="P276"><text:soft-page-break/>Parameter: </text:p>
                    <text:list>
                      <text:list-item>
                        <text:p text:style-name="P276">Pass by Value (default) </text:p>
                      </text:list-item>
                      <text:list-item>
                        <text:p text:style-name="P276">Pass by Reference (<text:span text:style-name="Source_20_Text">var</text:span>) </text:p>
                      </text:list-item>
                      <text:list-item>
                        <text:p text:style-name="P276">Parameter Konstanta (<text:span text:style-name="Source_20_Text">const</text:span>) </text:p>
                      </text:list-item>
                      <text:list-item>
                        <text:p text:style-name="P276">Parameter Output (<text:span text:style-name="Source_20_Text">out</text:span>) - Kapan menggunakannya? </text:p>
                      </text:list-item>
                    </text:list>
                  </text:list-item>
                  <text:list-item>
                    <text:p text:style-name="P276">Cakupan Variabel (Lokal vs. Global) </text:p>
                  </text:list-item>
                  <text:list-item>
                    <text:p text:style-name="P276">Prosedur/Fungsi Bersarang (Nested Routines) </text:p>
                  </text:list-item>
                  <text:list-item>
                    <text:p text:style-name="P276">Forward Declaration (Kapan dan mengapa diperlukan) </text:p>
                  </text:list-item>
                </text:list>
              </text:list-item>
              <text:list-item>
                <text:p text:style-name="P2"><text:span text:style-name="Strong_20_Emphasis">Bab 5: Unit: Mengorganisir Kode Anda</text:span></text:p>
                <text:list>
                  <text:list-item>
                    <text:p text:style-name="P276">Konsep Modularitas di Pascal </text:p>
                  </text:list-item>
                  <text:list-item>
                    <text:p text:style-name="P276">Struktur Unit (<text:span text:style-name="Source_20_Text">unit</text:span>, <text:span text:style-name="Source_20_Text">interface</text:span>, <text:span text:style-name="Source_20_Text">implementation</text:span>) </text:p>
                  </text:list-item>
                  <text:list-item>
                    <text:p text:style-name="P276">Bagian <text:span text:style-name="Source_20_Text">initialization</text:span> dan <text:span text:style-name="Source_20_Text">finalization</text:span> </text:p>
                  </text:list-item>
                  <text:list-item>
                    <text:p text:style-name="P276">Menggunakan Unit (<text:span text:style-name="Source_20_Text">uses</text:span> clause) </text:p>
                  </text:list-item>
                  <text:list-item>
                    <text:p text:style-name="P276">Contoh Membuat dan Menggunakan Unit Sederhana </text:p>
                  </text:list-item>
                  <text:list-item>
                    <text:p text:style-name="P2">Menghindari Referensi Silang (Circular References) </text:p>
                  </text:list-item>
                </text:list>
              </text:list-item>
            </text:list>
            <text:p text:style-name="Text_20_body"><text:span text:style-name="Strong_20_Emphasis">Bagian 3: Tipe Data Tingkat Lanjut</text:span></text:p>
            <text:list xml:id="list2475641477024493699" text:style-name="L3">
              <text:list-item>
                <text:p text:style-name="P3"><text:span text:style-name="Strong_20_Emphasis">Bab 6: Array dan String</text:span></text:p>
                <text:list>
                  <text:list-item>
                    <text:p text:style-name="P277">Array Statis (Deklarasi, Akses, Batasan Indeks) </text:p>
                  </text:list-item>
                  <text:list-item>
                    <text:p text:style-name="P277">Array Dinamis (<text:span text:style-name="Source_20_Text">array of Tipe</text:span>, <text:span text:style-name="Source_20_Text">SetLength</text:span>, <text:span text:style-name="Source_20_Text">Length</text:span>, <text:span text:style-name="Source_20_Text">High</text:span>, <text:span text:style-name="Source_20_Text">Low</text:span>) </text:p>
                  </text:list-item>
                  <text:list-item>
                    <text:p text:style-name="P277">Array Multidimensi </text:p>
                  </text:list-item>
                  <text:list-item>
                    <text:p text:style-name="P277">Tipe String Pascal (<text:span text:style-name="Source_20_Text">ShortString</text:span>, <text:span text:style-name="Source_20_Text">AnsiString</text:span>, <text:span text:style-name="Source_20_Text">UnicodeString</text:span>/<text:span text:style-name="Source_20_Text">string</text:span> default) - Perbedaan dan penggunaan. </text:p>
                  </text:list-item>
                  <text:list-item>
                    <text:p text:style-name="P277">Fungsi Manipulasi String Umum (dari <text:span text:style-name="Source_20_Text">SysUtils</text:span>, <text:span text:style-name="Source_20_Text">StrUtils</text:span>) </text:p>
                  </text:list-item>
                </text:list>
              </text:list-item>
              <text:list-item>
                <text:p text:style-name="P3"><text:span text:style-name="Strong_20_Emphasis">Bab 7: Record, Set, dan Enumerasi</text:span></text:p>
                <text:list>
                  <text:list-item>
                    <text:p text:style-name="P277">Record (<text:span text:style-name="Source_20_Text">record..end</text:span>): Mendefinisikan Struktur Data Kustom </text:p>
                    <text:list>
                      <text:list-item>
                        <text:p text:style-name="P277">Akses Field </text:p>
                      </text:list-item>
                      <text:list-item>
                        <text:p text:style-name="P277">Statement <text:span text:style-name="Source_20_Text">with</text:span> (Penggunaan dan potensi masalah) </text:p>
                      </text:list-item>
                    </text:list>
                  </text:list-item>
                  <text:list-item>
                    <text:p text:style-name="P277">Enumerasi (<text:span text:style-name="Source_20_Text">type TEnum = (Val1, Val2, ...)</text:span>) </text:p>
                    <text:list>
                      <text:list-item>
                        <text:p text:style-name="P277">Penggunaan dalam <text:span text:style-name="Source_20_Text">case</text:span> statement </text:p>
                      </text:list-item>
                      <text:list-item>
                        <text:p text:style-name="P277">Fungsi <text:span text:style-name="Source_20_Text">Ord</text:span>, <text:span text:style-name="Source_20_Text">Pred</text:span>, <text:span text:style-name="Source_20_Text">Succ</text:span> </text:p>
                      </text:list-item>
                    </text:list>
                  </text:list-item>
                  <text:list-item>
                    <text:p text:style-name="P277">Set (<text:span text:style-name="Source_20_Text">set of TipeOrdinal</text:span>) </text:p>
                    <text:list>
                      <text:list-item>
                        <text:p text:style-name="P277">Deklarasi dan Inisialisasi </text:p>
                      </text:list-item>
                      <text:list-item>
                        <text:p text:style-name="P277">Operasi Set (<text:span text:style-name="Source_20_Text">+</text:span>, <text:span text:style-name="Source_20_Text">-</text:span>, <text:span text:style-name="Source_20_Text">*</text:span>, <text:span text:style-name="Source_20_Text">&lt;=</text:span>, <text:span text:style-name="Source_20_Text">&gt;=</text:span>, <text:span text:style-name="Source_20_Text">=</text:span>, <text:span text:style-name="Source_20_Text">&lt;&gt;</text:span>, <text:span text:style-name="Source_20_Text">in</text:span>) </text:p>
                      </text:list-item>
                    </text:list>
                  </text:list-item>
                </text:list>
              </text:list-item>
              <text:list-item>
                <text:p text:style-name="P3"><text:span text:style-name="Strong_20_Emphasis">Bab 8: Pointer dan Memori Dinamis</text:span></text:p>
                <text:list>
                  <text:list-item>
                    <text:p text:style-name="P277">Konsep Dasar Pointer (<text:span text:style-name="Source_20_Text">^</text:span>, <text:span text:style-name="Source_20_Text">@</text:span>) </text:p>
                  </text:list-item>
                  <text:list-item>
                    <text:p text:style-name="P277">Alokasi Memori Dinamis (<text:span text:style-name="Source_20_Text">New</text:span>, <text:span text:style-name="Source_20_Text">Dispose</text:span>) </text:p>
                  </text:list-item>
                  <text:list-item>
                    <text:p text:style-name="P277">Pointer ke Tipe Sederhana dan Record </text:p>
                  </text:list-item>
                  <text:list-item>
                    <text:p text:style-name="P277">Pointer dan Array Dinamis (Pengantar) </text:p>
                  </text:list-item>
                  <text:list-item>
                    <text:p text:style-name="P277">Kapan Menggunakan Pointer? (Struktur data dinamis, Interfacing C) </text:p>
                  </text:list-item>
                  <text:list-item>
                    <text:p text:style-name="P3"><text:soft-page-break/><text:span text:style-name="Emphasis">Catatan: Fokus pada penggunaan praktis, bukan teori pointer mendalam.</text:span> </text:p>
                  </text:list-item>
                </text:list>
              </text:list-item>
            </text:list>
            <text:p text:style-name="Text_20_body"><text:span text:style-name="Strong_20_Emphasis">Bagian 4: Pemrograman Berorientasi Objek (OOP) di Free Pascal</text:span></text:p>
            <text:list xml:id="list476186682902034095" text:style-name="L4">
              <text:list-item>
                <text:p text:style-name="P4"><text:span text:style-name="Strong_20_Emphasis">Bab 9: Pengantar Konsep OOP</text:span></text:p>
                <text:list>
                  <text:list-item>
                    <text:p text:style-name="P278">Paradigma OOP (Enkapsulasi, Pewarisan, Polimorfisme) </text:p>
                  </text:list-item>
                  <text:list-item>
                    <text:p text:style-name="P278">Kelas vs. Objek </text:p>
                  </text:list-item>
                </text:list>
              </text:list-item>
              <text:list-item>
                <text:p text:style-name="P4"><text:span text:style-name="Strong_20_Emphasis">Bab 10: Kelas dan Objek</text:span></text:p>
                <text:list>
                  <text:list-item>
                    <text:p text:style-name="P278">Deklarasi Kelas (<text:span text:style-name="Source_20_Text">class..end</text:span>) </text:p>
                  </text:list-item>
                  <text:list-item>
                    <text:p text:style-name="P278">Field (Data Anggota) </text:p>
                  </text:list-item>
                  <text:list-item>
                    <text:p text:style-name="P278">Method (Fungsi Anggota) </text:p>
                  </text:list-item>
                  <text:list-item>
                    <text:p text:style-name="P278">Visibility Specifiers (<text:span text:style-name="Source_20_Text">private</text:span>, <text:span text:style-name="Source_20_Text">protected</text:span>, <text:span text:style-name="Source_20_Text">public</text:span>, <text:span text:style-name="Source_20_Text">published</text:span>) </text:p>
                  </text:list-item>
                  <text:list-item>
                    <text:p text:style-name="P278">Constructor (<text:span text:style-name="Source_20_Text">constructor Create</text:span>) dan Destructor (<text:span text:style-name="Source_20_Text">destructor Destroy; override;</text:span>) </text:p>
                  </text:list-item>
                  <text:list-item>
                    <text:p text:style-name="P278">Instansiasi Objek (<text:span text:style-name="Source_20_Text">Obj := TMyClass.Create;</text:span>) dan Pembebasan Memori (<text:span text:style-name="Source_20_Text">Obj.Free;</text:span>) </text:p>
                  </text:list-item>
                  <text:list-item>
                    <text:p text:style-name="P278">Properti (<text:span text:style-name="Source_20_Text">property</text:span>) - Akses terkontrol ke field. </text:p>
                  </text:list-item>
                </text:list>
              </text:list-item>
              <text:list-item>
                <text:p text:style-name="P4"><text:span text:style-name="Strong_20_Emphasis">Bab 11: Pewarisan dan Polimorfisme</text:span></text:p>
                <text:list>
                  <text:list-item>
                    <text:p text:style-name="P278">Mendefinisikan Kelas Turunan (<text:span text:style-name="Source_20_Text">class(TBaseClass)</text:span>) </text:p>
                  </text:list-item>
                  <text:list-item>
                    <text:p text:style-name="P278">Mengakses Anggota Kelas Induk (<text:span text:style-name="Source_20_Text">inherited</text:span>) </text:p>
                  </text:list-item>
                  <text:list-item>
                    <text:p text:style-name="P278">Method Virtual dan Override (<text:span text:style-name="Source_20_Text">virtual</text:span>, <text:span text:style-name="Source_20_Text">override</text:span>) </text:p>
                  </text:list-item>
                  <text:list-item>
                    <text:p text:style-name="P278">Kelas Abstrak dan Method Abstrak (<text:span text:style-name="Source_20_Text">abstract</text:span>) </text:p>
                  </text:list-item>
                  <text:list-item>
                    <text:p text:style-name="P278">Late Binding vs. Early Binding </text:p>
                  </text:list-item>
                  <text:list-item>
                    <text:p text:style-name="P4"><text:span text:style-name="Emphasis">Catatan: Fokus pada implementasi gaya Object Pascal/Delphi.</text:span> </text:p>
                  </text:list-item>
                </text:list>
              </text:list-item>
            </text:list>
            <text:p text:style-name="Text_20_body"><text:span text:style-name="Strong_20_Emphasis">Bagian 5: Operasi Input/Output dan Penanganan Error</text:span></text:p>
            <text:list xml:id="list7653945856308453350" text:style-name="L5">
              <text:list-item>
                <text:p text:style-name="P5"><text:span text:style-name="Strong_20_Emphasis">Bab 12: Bekerja dengan File</text:span></text:p>
                <text:list>
                  <text:list-item>
                    <text:p text:style-name="P279">File Teks vs. File Biner (Bertipe) </text:p>
                  </text:list-item>
                  <text:list-item>
                    <text:p text:style-name="P279">Operasi File Klasik Pascal (<text:span text:style-name="Source_20_Text">AssignFile</text:span>, <text:span text:style-name="Source_20_Text">Reset</text:span>, <text:span text:style-name="Source_20_Text">Rewrite</text:span>, <text:span text:style-name="Source_20_Text">Append</text:span>, <text:span text:style-name="Source_20_Text">Read</text:span>, <text:span text:style-name="Source_20_Text">Write</text:span>, <text:span text:style-name="Source_20_Text">Seek</text:span>, <text:span text:style-name="Source_20_Text">FileSize</text:span>, <text:span text:style-name="Source_20_Text">CloseFile</text:span>) </text:p>
                  </text:list-item>
                  <text:list-item>
                    <text:p text:style-name="P279">Bekerja dengan File Teks (<text:span text:style-name="Source_20_Text">ReadLn</text:span>, <text:span text:style-name="Source_20_Text">WriteLn</text:span>) </text:p>
                  </text:list-item>
                  <text:list-item>
                    <text:p text:style-name="P279">Bekerja dengan File Bertipe </text:p>
                  </text:list-item>
                  <text:list-item>
                    <text:p text:style-name="P279">Pengenalan Stream (<text:span text:style-name="Source_20_Text">TStream</text:span>, <text:span text:style-name="Source_20_Text">TFileStream</text:span>, <text:span text:style-name="Source_20_Text">TMemoryStream</text:span>) - Cara yang lebih modern. </text:p>
                  </text:list-item>
                </text:list>
              </text:list-item>
              <text:list-item>
                <text:p text:style-name="P5"><text:span text:style-name="Strong_20_Emphasis">Bab 13: Penanganan Kesalahan (Exception Handling)</text:span></text:p>
                <text:list>
                  <text:list-item>
                    <text:p text:style-name="P279">Konsep Eksepsi </text:p>
                  </text:list-item>
                  <text:list-item>
                    <text:p text:style-name="P279">Blok <text:span text:style-name="Source_20_Text">try..except</text:span> (<text:span text:style-name="Source_20_Text">on ESomeException do ...</text:span>) </text:p>
                  </text:list-item>
                  <text:list-item>
                    <text:p text:style-name="P279">Blok <text:span text:style-name="Source_20_Text">try..finally</text:span> (Menjamin eksekusi kode cleanup) </text:p>
                  </text:list-item>
                  <text:list-item>
                    <text:p text:style-name="P279">Membangkitkan Eksepsi (<text:span text:style-name="Source_20_Text">raise</text:span>) </text:p>
                  </text:list-item>
                  <text:list-item>
                    <text:p text:style-name="P279">Hierarki Kelas Eksepsi Standar (<text:span text:style-name="Source_20_Text">Exception</text:span>, <text:span text:style-name="Source_20_Text">EInOutError</text:span>, dll.) </text:p>
                  </text:list-item>
                  <text:list-item>
                    <text:p text:style-name="P5">Membuat Kelas Eksepsi Kustom </text:p>
                  </text:list-item>
                </text:list>
              </text:list-item>
            </text:list>
            <text:p text:style-name="Text_20_body"><text:soft-page-break/><text:span text:style-name="Strong_20_Emphasis">Bagian 6: Langkah Selanjutnya (Opsional)</text:span></text:p>
            <text:list xml:id="list8432600521333384007" text:style-name="L6">
              <text:list-item>
                <text:p text:style-name="P6"><text:span text:style-name="Strong_20_Emphasis">Bab 14: Pengantar Singkat Lazarus GUI</text:span></text:p>
                <text:list>
                  <text:list-item>
                    <text:p text:style-name="P280">Mengenal Komponen Visual (Tombol, Edit Box, Label) </text:p>
                  </text:list-item>
                  <text:list-item>
                    <text:p text:style-name="P280">Menangani Event (misal: <text:span text:style-name="Source_20_Text">OnClick</text:span> pada Tombol) </text:p>
                  </text:list-item>
                  <text:list-item>
                    <text:p text:style-name="P280">Membuat Aplikasi GUI Sederhana </text:p>
                  </text:list-item>
                  <text:list-item>
                    <text:p text:style-name="P280"><text:span text:style-name="Emphasis">Tujuan: Menunjukkan aplikasi praktis FPC + Lazarus.</text:span> </text:p>
                  </text:list-item>
                </text:list>
              </text:list-item>
              <text:list-item>
                <text:p text:style-name="P6"><text:span text:style-name="Strong_20_Emphasis">Bab 15: Topik Lanjutan dan Sumber Daya</text:span></text:p>
                <text:list>
                  <text:list-item>
                    <text:p text:style-name="P280">Sekilas tentang: Database (<text:span text:style-name="Source_20_Text">SQLDB</text:span>), Jaringan (<text:span text:style-name="Source_20_Text">Sockets</text:span>), Grafis (<text:span text:style-name="Source_20_Text">Graph</text:span> atau library modern), Interfacing dengan C/C++. </text:p>
                  </text:list-item>
                  <text:list-item>
                    <text:p text:style-name="P280">Tips Debugging di Lazarus/FPC </text:p>
                  </text:list-item>
                  <text:list-item>
                    <text:p text:style-name="P6">Sumber Belajar Lanjutan (Dokumentasi Resmi FPC/Lazarus, Forum, Wiki) </text:p>
                  </text:list-item>
                </text:list>
              </text:list-item>
            </text:list>
            <text:p text:style-name="Text_20_body"><text:span text:style-name="Strong_20_Emphasis">Lampiran</text:span></text:p>
            <text:list xml:id="list1600267135933355320" text:style-name="L7">
              <text:list-item>
                <text:p text:style-name="P281">Lampiran A: Daftar Kata Kunci Free Pascal </text:p>
              </text:list-item>
              <text:list-item>
                <text:p text:style-name="P281">Lampiran B: Fungsi Pustaka Standar yang Umum Digunakan (misal: dari <text:span text:style-name="Source_20_Text">SysUtils</text:span>, <text:span text:style-name="Source_20_Text">Math</text:span>) </text:p>
              </text:list-item>
              <text:list-item>
                <text:p text:style-name="P7">Lampiran C: Tabel Operator </text:p>
              </text:list-item>
            </text:list>
            <text:p text:style-name="Horizontal_20_Line"/>
            <text:p text:style-name="Text_20_body">Outline ini mencoba menyeimbangkan cakupan "dasar" Free Pascal dengan asumsi bahwa pembaca sudah mengerti konsep pemrograman umum, sehingga bisa bergerak lebih cepat pada konsep dasar dan lebih fokus pada fitur spesifik Pascal seperti Unit, Set, OOP gaya Object Pascal, dan penanganan file klasik vs stream.</text:p>
          </text:section>
          <text:section text:style-name="Sect1" text:name="feedback-form-0">
            <text:p text:style-name="P274"/>
          </text:section>
        </text:section>
        <text:section text:style-name="Sect1" text:name="91286bf140fe334f">
          <text:p text:style-name="Text_20_body"/>
          <text:section text:style-name="Sect1" text:name="user-query-content-1">
            <text:p text:style-name="P529">Pada Bab 1 Tambahkan prompt pada awal bab untuk mendapatkan pengantar , pada tiap subbab/sub-subab untuk mendapatkan isi dengan pembahasan mendalam </text:p>
          </text:section>
          <text:p text:style-name="P274">Tampilkan alur berpikir</text:p>
          <text:section text:style-name="Sect2" text:name="model-response-message-contentr_91286bf140fe334f">
            <text:p text:style-name="Text_20_body">Baik, mari kita tambahkan prompt spesifik pada setiap bagian di Bab 1 untuk memandu pembuatan konten yang mendalam. Prompt ini dirancang seolah-olah Anda akan memberikannya kepada AI atau menggunakannya sebagai panduan penulisan.</text:p>
            <text:p text:style-name="Horizontal_20_Line"/>
            <text:p text:style-name="Text_20_body"><text:span text:style-name="Strong_20_Emphasis">Bab 1: Selamat Datang di Dunia Free Pascal</text:span></text:p>
            <text:list xml:id="list8718745372945789193" text:style-name="L8">
              <text:list-item>
                <text:p text:style-name="P8"><text:span text:style-name="Strong_20_Emphasis">Prompt untuk Pengantar Bab:</text:span></text:p>
                <text:p text:style-name="P531"><text:span text:style-name="Emphasis">"Buatkan paragraf pengantar yang menarik untuk Bab 1 sebuah buku tutorial Free Pascal. Bab ini berjudul 'Selamat Datang di Dunia Free Pascal' dan akan berfungsi sebagai gerbang awal bagi pembaca. Perkenalkan secara singkat apa itu Free Pascal, mengapa bahasa ini masih relevan, dan gambarkan secara garis besar apa saja yang akan dipelajari pembaca dalam bab ini (mulai dari pengenalan, instalasi, hingga membuat program pertama). Target pembaca adalah </text:span><text:soft-page-break/><text:span text:style-name="Emphasis">programmer intermediate yang baru mengenal Pascal."</text:span></text:p>
              </text:list-item>
              <text:list-item>
                <text:p text:style-name="P8"><text:span text:style-name="Strong_20_Emphasis">Subbab: Apa itu Free Pascal?</text:span></text:p>
                <text:list>
                  <text:list-item>
                    <text:p text:style-name="P8"><text:span text:style-name="Strong_20_Emphasis">Prompt untuk Isi Subbab:</text:span> </text:p>
                    <text:p text:style-name="P531"><text:span text:style-name="Emphasis">"Jelaskan secara mendalam apa itu Free Pascal untuk programmer intermediate. Mulailah dengan definisi dasarnya sebagai kompiler Pascal yang open-source dan cross-platform. Lanjutkan dengan pembahasan sejarah singkatnya, termasuk akarnya dari Turbo Pascal dan hubungannya dengan Delphi (Object Pascal). Tekankan fitur utamanya seperti tingkat kompatibilitas yang tinggi, dukungan untuk berbagai arsitektur prosesor dan sistem operasi, serta statusnya sebagai proyek yang aktif dikembangkan."</text:span></text:p>
                  </text:list-item>
                </text:list>
              </text:list-item>
              <text:list-item>
                <text:p text:style-name="P8"><text:span text:style-name="Strong_20_Emphasis">Subbab: Mengapa Belajar Free Pascal?</text:span></text:p>
                <text:list>
                  <text:list-item>
                    <text:p text:style-name="P8"><text:span text:style-name="Strong_20_Emphasis">Prompt untuk Isi Subbab:</text:span> </text:p>
                    <text:p text:style-name="P531"><text:span text:style-name="Emphasis">"Berikan pembahasan mendalam mengenai alasan dan keuntungan mempelajari Free Pascal, khususnya bagi programmer yang sudah berpengalaman dengan bahasa lain. Elaborasi setiap poin keunggulan: 1) Kecepatan kompilasi dan eksekusi program yang dihasilkan. 2) Kemampuan cross-platform sejati (Windows, Linux, macOS, Android, dll.). 3) Stabilitas dan kematangan kompiler. 4) Komunitas pengguna dan pengembang yang suportif. 5) Tingkat kompatibilitas tinggi dengan kode Delphi, membuka akses ke banyak library dan komponen. 6) Lisensi open-source yang fleksibel. 7) Sintaks Pascal yang terstruktur dan mudah dibaca (dibandingkan beberapa bahasa lain). Gunakan contoh atau analogi jika memungkinkan untuk memperjelas poin-poin tersebut."</text:span></text:p>
                  </text:list-item>
                </text:list>
              </text:list-item>
              <text:list-item>
                <text:p text:style-name="P8"><text:span text:style-name="Strong_20_Emphasis">Subbab: Untuk Siapa Buku Ini?</text:span></text:p>
                <text:list>
                  <text:list-item>
                    <text:p text:style-name="P8"><text:span text:style-name="Strong_20_Emphasis">Prompt untuk Isi Subbab:</text:span> </text:p>
                    <text:p text:style-name="P531"><text:span text:style-name="Emphasis">"Tuliskan pembahasan mendalam yang secara jelas mendefinisikan target pembaca buku tutorial Free Pascal ini. Tegaskan bahwa buku ini dirancang untuk programmer tingkat menengah (intermediate) – yaitu mereka yang sudah memahami konsep dasar pemrograman seperti variabel, tipe data, struktur kontrol (if, loop), fungsi/prosedur, dan mungkin dasar OOP dari bahasa lain (misal: C++, Java, Python, C#). Jelaskan bahwa buku ini tidak akan mengulang konsep pemrograman fundamental dari nol, melainkan fokus pada penerapan konsep tersebut dalam sintaks dan paradigma Free Pascal. Sebutkan juga prasyarat pengetahuan atau skill yang </text:span><text:soft-page-break/><text:span text:style-name="Emphasis">diharapkan."</text:span></text:p>
                  </text:list-item>
                </text:list>
              </text:list-item>
              <text:list-item>
                <text:p text:style-name="P8"><text:span text:style-name="Strong_20_Emphasis">Subbab: Lingkungan Pengembangan</text:span></text:p>
                <text:list>
                  <text:list-item>
                    <text:p text:style-name="P282"><text:span text:style-name="Strong_20_Emphasis">Sub-subbab: Instalasi Free Pascal Compiler (FPC)</text:span> </text:p>
                    <text:list>
                      <text:list-item>
                        <text:p text:style-name="P8"><text:span text:style-name="Strong_20_Emphasis">Prompt untuk Isi Sub-subbab:</text:span> </text:p>
                        <text:p text:style-name="P531"><text:span text:style-name="Emphasis">"Berikan panduan pembahasan mendalam dan langkah demi langkah mengenai cara mengunduh dan menginstal Free Pascal Compiler (FPC) versi stabil terbaru. Sertakan instruksi spesifik untuk setidaknya tiga sistem operasi utama: Windows (menggunakan installer resmi), Linux (misalnya, menggunakan package manager seperti </text:span><text:span text:style-name="Emphasis"><text:span text:style-name="Source_20_Text">apt</text:span></text:span><text:span text:style-name="Emphasis"> di Debian/Ubuntu atau </text:span><text:span text:style-name="Emphasis"><text:span text:style-name="Source_20_Text">yum</text:span></text:span><text:span text:style-name="Emphasis">/</text:span><text:span text:style-name="Emphasis"><text:span text:style-name="Source_20_Text">dnf</text:span></text:span><text:span text:style-name="Emphasis"> di Fedora/CentOS), dan macOS (misalnya, menggunakan installer dari situs resmi atau via Homebrew jika tersedia). Jelaskan cara memverifikasi instalasi FPC melalui command line (</text:span><text:span text:style-name="Emphasis"><text:span text:style-name="Source_20_Text">fpc -i</text:span></text:span><text:span text:style-name="Emphasis">)."</text:span></text:p>
                      </text:list-item>
                    </text:list>
                  </text:list-item>
                  <text:list-item>
                    <text:p text:style-name="P282"><text:span text:style-name="Strong_20_Emphasis">Sub-subbab: Pengenalan Lazarus IDE</text:span> </text:p>
                    <text:list>
                      <text:list-item>
                        <text:p text:style-name="P8"><text:span text:style-name="Strong_20_Emphasis">Prompt untuk Isi Sub-subbab:</text:span> </text:p>
                        <text:p text:style-name="P531"><text:span text:style-name="Emphasis">"Sajikan pembahasan mendalam mengenai Lazarus IDE sebagai Integrated Development Environment (IDE) utama yang sering digunakan bersama Free Pascal. Jelaskan apa itu Lazarus, hubungannya dengan FPC, dan mengapa ini pilihan populer (khususnya untuk pengembangan GUI). Berikan panduan instalasi Lazarus (yang biasanya sudah menyertakan FPC) di Windows, Linux, dan macOS. Lakukan tur singkat antarmuka Lazarus: jelaskan fungsi jendela utama seperti Editor Kode, Object Inspector, Component Palette, Project Inspector, dan Message Window. Tunjukkan bagaimana memulai proyek baru (misal: Program Sederhana atau Aplikasi GUI)."</text:span></text:p>
                      </text:list-item>
                    </text:list>
                  </text:list-item>
                  <text:list-item>
                    <text:p text:style-name="P282"><text:span text:style-name="Strong_20_Emphasis">Sub-subbab: Alternatif: Penggunaan Text Editor dan Kompilasi via Command Line</text:span> </text:p>
                    <text:list>
                      <text:list-item>
                        <text:p text:style-name="P8"><text:span text:style-name="Strong_20_Emphasis">Prompt untuk Isi Sub-subbab:</text:span> </text:p>
                        <text:p text:style-name="P531"><text:span text:style-name="Emphasis">"Berikan pembahasan mendalam mengenai pendekatan alternatif pengembangan Free Pascal tanpa Lazarus IDE, yaitu menggunakan text editor favorit (contoh: VS Code dengan ekstensi Pascal, Sublime Text, Notepad++, Geany, Vim, dll.) dikombinasikan dengan kompilasi manual melalui command line/terminal. Jelaskan langkah-langkahnya: menulis kode di editor, menyimpan file (</text:span><text:span text:style-name="Emphasis"><text:span text:style-name="Source_20_Text">.pas</text:span></text:span><text:span text:style-name="Emphasis">), membuka terminal/command prompt, </text:span><text:soft-page-break/><text:span text:style-name="Emphasis">navigasi ke direktori file, dan menggunakan perintah kompilasi FPC dasar (</text:span><text:span text:style-name="Emphasis"><text:span text:style-name="Source_20_Text">fpc namafile.pas</text:span></text:span><text:span text:style-name="Emphasis">). Diskusikan juga pro dan kontra pendekatan ini dibandingkan menggunakan IDE seperti Lazarus."</text:span></text:p>
                      </text:list-item>
                    </text:list>
                  </text:list-item>
                </text:list>
              </text:list-item>
              <text:list-item>
                <text:p text:style-name="P8"><text:span text:style-name="Strong_20_Emphasis">Subbab: Program Pascal Pertama Anda ("Hello, World!")</text:span></text:p>
                <text:list>
                  <text:list-item>
                    <text:p text:style-name="P282"><text:span text:style-name="Strong_20_Emphasis">Sub-subbab: Struktur dasar program</text:span> </text:p>
                    <text:list>
                      <text:list-item>
                        <text:p text:style-name="P8"><text:span text:style-name="Strong_20_Emphasis">Prompt untuk Isi Sub-subbab:</text:span> </text:p>
                        <text:p text:style-name="P531"><text:span text:style-name="Emphasis">"Jelaskan secara mendalam dan rinci struktur dasar minimal sebuah program Free Pascal menggunakan contoh klasik 'Hello, World!'. Pecah kode contoh baris per baris atau per bagian kunci: </text:span><text:span text:style-name="Emphasis"><text:span text:style-name="Source_20_Text">program NamaProgram;</text:span></text:span><text:span text:style-name="Emphasis"> (opsional tapi dianjurkan), </text:span><text:span text:style-name="Emphasis"><text:span text:style-name="Source_20_Text">uses SysUtils;</text:span></text:span><text:span text:style-name="Emphasis"> (jelaskan fungsi </text:span><text:span text:style-name="Emphasis"><text:span text:style-name="Source_20_Text">uses</text:span></text:span><text:span text:style-name="Emphasis"> dan unit </text:span><text:span text:style-name="Emphasis"><text:span text:style-name="Source_20_Text">SysUtils</text:span></text:span><text:span text:style-name="Emphasis">), </text:span><text:span text:style-name="Emphasis"><text:span text:style-name="Source_20_Text">begin</text:span></text:span><text:span text:style-name="Emphasis"> dan </text:span><text:span text:style-name="Emphasis"><text:span text:style-name="Source_20_Text">end.</text:span></text:span><text:span text:style-name="Emphasis"> (sebagai penanda blok utama program, tekankan pentingnya titik di akhir </text:span><text:span text:style-name="Emphasis"><text:span text:style-name="Source_20_Text">end.</text:span></text:span><text:span text:style-name="Emphasis">), serta </text:span><text:span text:style-name="Emphasis"><text:span text:style-name="Source_20_Text">WriteLn('Hello, world!');</text:span></text:span><text:span text:style-name="Emphasis">. Bandingkan secara singkat struktur ini (terutama </text:span><text:span text:style-name="Emphasis"><text:span text:style-name="Source_20_Text">begin..end.</text:span></text:span><text:span text:style-name="Emphasis">) dengan blok utama atau fungsi </text:span><text:span text:style-name="Emphasis"><text:span text:style-name="Source_20_Text">main</text:span></text:span><text:span text:style-name="Emphasis"> pada bahasa lain yang mungkin familiar bagi pembaca intermediate."</text:span></text:p>
                      </text:list-item>
                    </text:list>
                  </text:list-item>
                  <text:list-item>
                    <text:p text:style-name="P282"><text:span text:style-name="Strong_20_Emphasis">Sub-subbab: Kompilasi dan Menjalankan Program</text:span> </text:p>
                    <text:list>
                      <text:list-item>
                        <text:p text:style-name="P8"><text:span text:style-name="Strong_20_Emphasis">Prompt untuk Isi Sub-subbab:</text:span> </text:p>
                        <text:p text:style-name="P531"><text:span text:style-name="Emphasis">"Berikan pembahasan mendalam dan petunjuk praktis tentang cara mengompilasi (compile) dan menjalankan (run) program 'Hello, World!' yang sudah ditulis. Jelaskan dua metode utama: 1) Menggunakan Lazarus IDE: Tunjukkan tombol atau menu untuk Compile, Build, dan Run, serta jelaskan output yang diharapkan muncul (misalnya di jendela konsol). 2) Menggunakan Command Line: Tunjukkan perintah </text:span><text:span text:style-name="Emphasis"><text:span text:style-name="Source_20_Text">fpc helloworld.pas</text:span></text:span><text:span text:style-name="Emphasis"> untuk mengompilasi, jelaskan file executable yang dihasilkan (</text:span><text:span text:style-name="Emphasis"><text:span text:style-name="Source_20_Text">.exe</text:span></text:span><text:span text:style-name="Emphasis"> di Windows, tanpa ekstensi di Linux/macOS), dan cara menjalankannya dari terminal (</text:span><text:span text:style-name="Emphasis"><text:span text:style-name="Source_20_Text">./helloworld</text:span></text:span><text:span text:style-name="Emphasis"> atau </text:span><text:span text:style-name="Emphasis"><text:span text:style-name="Source_20_Text">helloworld.exe</text:span></text:span><text:span text:style-name="Emphasis">). Jelaskan juga output yang akan tampil di terminal."</text:span></text:p>
                      </text:list-item>
                    </text:list>
                  </text:list-item>
                </text:list>
              </text:list-item>
            </text:list>
            <text:p text:style-name="Horizontal_20_Line"/>
            <text:p text:style-name="Text_20_body">Dengan prompt ini, Anda dapat menghasilkan konten yang lebih terstruktur dan mendalam untuk setiap bagian Bab 1, sesuai dengan target pembaca intermediate.</text:p>
          </text:section>
          <text:section text:style-name="Sect1" text:name="feedback-form-1">
            <text:p text:style-name="P274"/>
          </text:section>
        </text:section>
        <text:section text:style-name="Sect1" text:name="94f9e7154138d7d4">
          <text:p text:style-name="Text_20_body"><text:soft-page-break/></text:p>
          <text:section text:style-name="Sect1" text:name="user-query-content-2">
            <text:p text:style-name="P529">Pada Bab 2 Tambahkan prompt pada awal bab untuk mendapatkan pengantar , pada tiap subbab/sub-subab untuk mendapatkan isi dengan pembahasan mendalam </text:p>
          </text:section>
          <text:p text:style-name="P274">Tampilkan alur berpikir</text:p>
          <text:section text:style-name="Sect2" text:name="model-response-message-contentr_94f9e7154138d7d4">
            <text:p text:style-name="Text_20_body">Oke, berikut adalah penambahan prompt untuk Bab 2, mengikuti pola yang sama seperti pada Bab 1:</text:p>
            <text:p text:style-name="Horizontal_20_Line"/>
            <text:p text:style-name="Text_20_body"><text:span text:style-name="Strong_20_Emphasis">Bab 2: Tinjauan Cepat Sintaks Dasar Pascal</text:span></text:p>
            <text:list xml:id="list4575996145638090116" text:style-name="L9">
              <text:list-item>
                <text:p text:style-name="P9"><text:span text:style-name="Strong_20_Emphasis">Prompt untuk Pengantar Bab:</text:span></text:p>
                <text:p text:style-name="P532"><text:span text:style-name="Emphasis">"Buatkan paragraf pengantar untuk Bab 2 buku tutorial Free Pascal, yang berjudul 'Tinjauan Cepat Sintaks Dasar Pascal'. Jelaskan tujuan bab ini: memperkenalkan elemen-elemen sintaksis paling mendasar yang akan digunakan di seluruh buku. Tekankan bahwa karena target pembaca adalah programmer intermediate, bab ini akan fokus pada 'bagaimana' Pascal mengekspresikan konsep-konsep dasar (seperti variabel, operator, blok kode) dan menyoroti perbedaan atau keunikan dibandingkan bahasa pemrograman lain, bukan menjelaskan ulang konsep tersebut dari nol. Sampaikan bahwa pemahaman yang solid terhadap sintaks di bab ini krusial untuk memahami contoh dan topik selanjutnya."</text:span></text:p>
              </text:list-item>
              <text:list-item>
                <text:p text:style-name="P9"><text:span text:style-name="Strong_20_Emphasis">Subbab: Komentar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 *)</text:span></text:span><text:span text:style-name="Strong_20_Emphasis">)</text:span></text:p>
                <text:list>
                  <text:list-item>
                    <text:p text:style-name="P9"><text:span text:style-name="Strong_20_Emphasis">Prompt untuk Isi Subbab:</text:span> </text:p>
                    <text:p text:style-name="P532"><text:span text:style-name="Emphasis">"Berikan pembahasan mendalam mengenai berbagai cara penulisan komentar dalam kode sumber Free Pascal. Jelaskan secara detail sintaks dan penggunaan dari ketiga jenis komentar: </text:span><text:span text:style-name="Emphasis"><text:span text:style-name="Source_20_Text">//</text:span></text:span><text:span text:style-name="Emphasis"> (komentar satu baris gaya Delphi/C++), </text:span><text:span text:style-name="Emphasis"><text:span text:style-name="Source_20_Text">{}</text:span></text:span><text:span text:style-name="Emphasis"> (komentar blok gaya Pascal asli), dan </text:span><text:span text:style-name="Emphasis"><text:span text:style-name="Source_20_Text">(* *)</text:span></text:span><text:span text:style-name="Emphasis"> (komentar blok gaya Pascal alternatif, sering digunakan untuk bersarang atau kompatibilitas). Berikan contoh kode yang menunjukkan penggunaan masing-masing jenis komentar dan diskusikan best practice kapan sebaiknya menggunakan gaya tertentu (misalnya, untuk menonaktifkan blok kode sementara)."</text:span></text:p>
                  </text:list-item>
                </text:list>
              </text:list-item>
              <text:list-item>
                <text:p text:style-name="P9"><text:span text:style-name="Strong_20_Emphasis">Subbab: Struktur Blok Kode (</text:span><text:span text:style-name="Strong_20_Emphasis"><text:span text:style-name="Source_20_Text">begin..end</text:span></text:span><text:span text:style-name="Strong_20_Emphasis">)</text:span></text:p>
                <text:list>
                  <text:list-item>
                    <text:p text:style-name="P9"><text:span text:style-name="Strong_20_Emphasis">Prompt untuk Isi Subbab:</text:span> </text:p>
                    <text:p text:style-name="P532"><text:span text:style-name="Emphasis">"Jelaskan secara mendalam peran fundamental dari pasangan kata kunci </text:span><text:span text:style-name="Emphasis"><text:span text:style-name="Source_20_Text">begin</text:span></text:span><text:span text:style-name="Emphasis"> dan </text:span><text:span text:style-name="Emphasis"><text:span text:style-name="Source_20_Text">end</text:span></text:span><text:span text:style-name="Emphasis"> dalam mendefinisikan blok kode di Free Pascal. Tekankan bahwa </text:span><text:span text:style-name="Emphasis"><text:span text:style-name="Source_20_Text">begin..end</text:span></text:span><text:span text:style-name="Emphasis"> digunakan untuk mengelompokkan nol atau lebih statement menjadi satu kesatuan logis yang dapat digunakan di mana pun satu </text:span><text:soft-page-break/><text:span text:style-name="Emphasis">statement diizinkan (misalnya, dalam struktur kontrol </text:span><text:span text:style-name="Emphasis"><text:span text:style-name="Source_20_Text">if..then..else</text:span></text:span><text:span text:style-name="Emphasis">, loop </text:span><text:span text:style-name="Emphasis"><text:span text:style-name="Source_20_Text">for</text:span></text:span><text:span text:style-name="Emphasis">/</text:span><text:span text:style-name="Emphasis"><text:span text:style-name="Source_20_Text">while</text:span></text:span><text:span text:style-name="Emphasis">/</text:span><text:span text:style-name="Emphasis"><text:span text:style-name="Source_20_Text">repeat</text:span></text:span><text:span text:style-name="Emphasis">, badan prosedur/fungsi, dan blok program utama). Bandingkan konsep ini secara eksplisit dengan penggunaan kurung kurawal </text:span><text:span text:style-name="Emphasis"><text:span text:style-name="Source_20_Text">{}</text:span></text:span><text:span text:style-name="Emphasis"> di bahasa C-family (C++, Java, C#, JavaScript). Berikan contoh-contoh kode yang jelas memperlihatkan penggunaan </text:span><text:span text:style-name="Emphasis"><text:span text:style-name="Source_20_Text">begin..end</text:span></text:span><text:span text:style-name="Emphasis"> dalam berbagai konteks tersebut."</text:span></text:p>
                  </text:list-item>
                </text:list>
              </text:list-item>
              <text:list-item>
                <text:p text:style-name="P9"><text:span text:style-name="Strong_20_Emphasis">Subbab: Identifier dan Aturan Penamaan</text:span></text:p>
                <text:list>
                  <text:list-item>
                    <text:p text:style-name="P9"><text:span text:style-name="Strong_20_Emphasis">Prompt untuk Isi Subbab:</text:span> </text:p>
                    <text:p text:style-name="P532"><text:span text:style-name="Emphasis">"Berikan pembahasan mendalam mengenai aturan dan konvensi penamaan identifier (pengenal untuk variabel, konstanta, tipe, prosedur, fungsi, kelas, unit, dll.) dalam Free Pascal. Rinci aturan sintaksisnya: harus dimulai dengan huruf atau garis bawah (</text:span><text:span text:style-name="Emphasis"><text:span text:style-name="Source_20_Text">_</text:span></text:span><text:span text:style-name="Emphasis">), diikuti oleh kombinasi huruf, angka, atau garis bawah. Jelaskan secara eksplisit bahwa identifier di Pascal bersifat case-insensitive (misalnya, </text:span><text:span text:style-name="Emphasis"><text:span text:style-name="Source_20_Text">myVariable</text:span></text:span><text:span text:style-name="Emphasis"> sama dengan </text:span><text:span text:style-name="Emphasis"><text:span text:style-name="Source_20_Text">MyVariable</text:span></text:span><text:span text:style-name="Emphasis">) dan diskusikan implikasi praktisnya. Sebutkan juga konvensi penamaan yang umum diadopsi oleh komunitas Pascal/Delphi (misalnya, </text:span><text:span text:style-name="Emphasis"><text:span text:style-name="Source_20_Text">PascalCase</text:span></text:span><text:span text:style-name="Emphasis"> atau </text:span><text:span text:style-name="Emphasis"><text:span text:style-name="Source_20_Text">UpperCamelCase</text:span></text:span><text:span text:style-name="Emphasis"> untuk tipe dan kelas, </text:span><text:span text:style-name="Emphasis"><text:span text:style-name="Source_20_Text">lowerCamelCase</text:span></text:span><text:span text:style-name="Emphasis"> untuk variabel dan parameter, awalan </text:span><text:span text:style-name="Emphasis"><text:span text:style-name="Source_20_Text">T</text:span></text:span><text:span text:style-name="Emphasis"> untuk Tipe, </text:span><text:span text:style-name="Emphasis"><text:span text:style-name="Source_20_Text">F</text:span></text:span><text:span text:style-name="Emphasis"> untuk Field privat) meskipun tidak dipaksakan oleh kompiler."</text:span></text:p>
                  </text:list-item>
                </text:list>
              </text:list-item>
              <text:list-item>
                <text:p text:style-name="P9"><text:span text:style-name="Strong_20_Emphasis">Subbab: Variabel dan Konstanta (</text:span><text:span text:style-name="Strong_20_Emphasis"><text:span text:style-name="Source_20_Text">var</text:span></text:span><text:span text:style-name="Strong_20_Emphasis">, </text:span><text:span text:style-name="Strong_20_Emphasis"><text:span text:style-name="Source_20_Text">const</text:span></text:span><text:span text:style-name="Strong_20_Emphasis">)</text:span></text:p>
                <text:list>
                  <text:list-item>
                    <text:p text:style-name="P9"><text:span text:style-name="Strong_20_Emphasis">Prompt untuk Isi Subbab:</text:span> </text:p>
                    <text:p text:style-name="P532"><text:span text:style-name="Emphasis">"Jelaskan secara mendalam mekanisme deklarasi variabel dan konstanta dalam Free Pascal. Fokus pada lokasi deklarasinya (di bagian </text:span><text:span text:style-name="Emphasis"><text:span text:style-name="Source_20_Text">var</text:span></text:span><text:span text:style-name="Emphasis"> dan </text:span><text:span text:style-name="Emphasis"><text:span text:style-name="Source_20_Text">const</text:span></text:span><text:span text:style-name="Emphasis"> sebelum </text:span><text:span text:style-name="Emphasis"><text:span text:style-name="Source_20_Text">begin</text:span></text:span><text:span text:style-name="Emphasis"> utama, atau di dalam prosedur/fungsi). Tunjukkan sintaks deklarasi variabel (</text:span><text:span text:style-name="Emphasis"><text:span text:style-name="Source_20_Text">IdentifierList: Type;</text:span></text:span><text:span text:style-name="Emphasis">) dan konstanta (</text:span><text:span text:style-name="Emphasis"><text:span text:style-name="Source_20_Text">Identifier = ConstantExpression;</text:span></text:span><text:span text:style-name="Emphasis">). Jelaskan perbedaan mendasar antara variabel (nilainya dapat diubah selama eksekusi) dan konstanta (nilainya tetap setelah kompilasi). Berikan contoh deklarasi berbagai jenis variabel (integer, real, boolean, char) dan konstanta (numerik, string, boolean). Singgung juga tentang typed constants jika relevan untuk pembaca intermediate."</text:span></text:p>
                  </text:list-item>
                </text:list>
              </text:list-item>
              <text:list-item>
                <text:p text:style-name="P9"><text:span text:style-name="Strong_20_Emphasis">Subbab: Tipe Data Fundamental</text:span></text:p>
                <text:list>
                  <text:list-item>
                    <text:p text:style-name="P9"><text:span text:style-name="Strong_20_Emphasis">Prompt untuk Isi Subbab:</text:span> </text:p>
                    <text:p text:style-name="P532"><text:span text:style-name="Emphasis">"Berikan pembahasan mendalam mengenai tipe-tipe data dasar </text:span><text:soft-page-break/><text:span text:style-name="Emphasis">(fundamental/built-in) yang disediakan oleh Free Pascal, dengan penekanan pada variasi dan kekhasannya. Jelaskan secara rinci kelompok tipe berikut: * </text:span><text:span text:style-name="Emphasis"><text:span text:style-name="Strong_20_Emphasis">Integer:</text:span></text:span><text:span text:style-name="Emphasis"> </text:span><text:span text:style-name="Emphasis"><text:span text:style-name="Source_20_Text">Integer</text:span></text:span><text:span text:style-name="Emphasis">, </text:span><text:span text:style-name="Emphasis"><text:span text:style-name="Source_20_Text">Cardinal</text:span></text:span><text:span text:style-name="Emphasis"> (jelaskan sebagai tipe 'alami' tergantung platform), </text:span><text:span text:style-name="Emphasis"><text:span text:style-name="Source_20_Text">SmallInt</text:span></text:span><text:span text:style-name="Emphasis">, </text:span><text:span text:style-name="Emphasis"><text:span text:style-name="Source_20_Text">ShortInt</text:span></text:span><text:span text:style-name="Emphasis">, </text:span><text:span text:style-name="Emphasis"><text:span text:style-name="Source_20_Text">LongInt</text:span></text:span><text:span text:style-name="Emphasis">, </text:span><text:span text:style-name="Emphasis"><text:span text:style-name="Source_20_Text">Int64</text:span></text:span><text:span text:style-name="Emphasis">, </text:span><text:span text:style-name="Emphasis"><text:span text:style-name="Source_20_Text">Byte</text:span></text:span><text:span text:style-name="Emphasis">, </text:span><text:span text:style-name="Emphasis"><text:span text:style-name="Source_20_Text">Word</text:span></text:span><text:span text:style-name="Emphasis">, </text:span><text:span text:style-name="Emphasis"><text:span text:style-name="Source_20_Text">LongWord</text:span></text:span><text:span text:style-name="Emphasis">, </text:span><text:span text:style-name="Emphasis"><text:span text:style-name="Source_20_Text">UInt64</text:span></text:span><text:span text:style-name="Emphasis">. Jelaskan perbedaan signed vs unsigned dan rentang nilai tipikalnya. * </text:span><text:span text:style-name="Emphasis"><text:span text:style-name="Strong_20_Emphasis">Real (Floating-Point):</text:span></text:span><text:span text:style-name="Emphasis"> </text:span><text:span text:style-name="Emphasis"><text:span text:style-name="Source_20_Text">Real</text:span></text:span><text:span text:style-name="Emphasis"> (tipe generik, biasanya </text:span><text:span text:style-name="Emphasis"><text:span text:style-name="Source_20_Text">Double</text:span></text:span><text:span text:style-name="Emphasis">), </text:span><text:span text:style-name="Emphasis"><text:span text:style-name="Source_20_Text">Single</text:span></text:span><text:span text:style-name="Emphasis">, </text:span><text:span text:style-name="Emphasis"><text:span text:style-name="Source_20_Text">Double</text:span></text:span><text:span text:style-name="Emphasis">, </text:span><text:span text:style-name="Emphasis"><text:span text:style-name="Source_20_Text">Extended</text:span></text:span><text:span text:style-name="Emphasis">, </text:span><text:span text:style-name="Emphasis"><text:span text:style-name="Source_20_Text">Currency</text:span></text:span><text:span text:style-name="Emphasis"> (untuk presisi moneter). Jelaskan presisi dan rentangnya. * </text:span><text:span text:style-name="Emphasis"><text:span text:style-name="Strong_20_Emphasis">Boolean:</text:span></text:span><text:span text:style-name="Emphasis"> </text:span><text:span text:style-name="Emphasis"><text:span text:style-name="Source_20_Text">Boolean</text:span></text:span><text:span text:style-name="Emphasis"> (nilai </text:span><text:span text:style-name="Emphasis"><text:span text:style-name="Source_20_Text">True</text:span></text:span><text:span text:style-name="Emphasis"> dan </text:span><text:span text:style-name="Emphasis"><text:span text:style-name="Source_20_Text">False</text:span></text:span><text:span text:style-name="Emphasis">). Sebutkan tipe lain seperti </text:span><text:span text:style-name="Emphasis"><text:span text:style-name="Source_20_Text">ByteBool</text:span></text:span><text:span text:style-name="Emphasis">, </text:span><text:span text:style-name="Emphasis"><text:span text:style-name="Source_20_Text">WordBool</text:span></text:span><text:span text:style-name="Emphasis">, </text:span><text:span text:style-name="Emphasis"><text:span text:style-name="Source_20_Text">LongBool</text:span></text:span><text:span text:style-name="Emphasis"> dan perbedaannya dalam representasi memori. * </text:span><text:span text:style-name="Emphasis"><text:span text:style-name="Strong_20_Emphasis">Karakter:</text:span></text:span><text:span text:style-name="Emphasis"> </text:span><text:span text:style-name="Emphasis"><text:span text:style-name="Source_20_Text">Char</text:span></text:span><text:span text:style-name="Emphasis"> (tergantung mode, bisa </text:span><text:span text:style-name="Emphasis"><text:span text:style-name="Source_20_Text">AnsiChar</text:span></text:span><text:span text:style-name="Emphasis"> atau </text:span><text:span text:style-name="Emphasis"><text:span text:style-name="Source_20_Text">WideChar</text:span></text:span><text:span text:style-name="Emphasis">), </text:span><text:span text:style-name="Emphasis"><text:span text:style-name="Source_20_Text">AnsiChar</text:span></text:span><text:span text:style-name="Emphasis"> (1 byte), </text:span><text:span text:style-name="Emphasis"><text:span text:style-name="Source_20_Text">WideChar</text:span></text:span><text:span text:style-name="Emphasis"> (2 byte, untuk Unicode). * </text:span><text:span text:style-name="Emphasis"><text:span text:style-name="Strong_20_Emphasis">String:</text:span></text:span><text:span text:style-name="Emphasis"> Berikan pengantar singkat tentang tipe string (</text:span><text:span text:style-name="Emphasis"><text:span text:style-name="Source_20_Text">ShortString</text:span></text:span><text:span text:style-name="Emphasis">, </text:span><text:span text:style-name="Emphasis"><text:span text:style-name="Source_20_Text">AnsiString</text:span></text:span><text:span text:style-name="Emphasis">, </text:span><text:span text:style-name="Emphasis"><text:span text:style-name="Source_20_Text">UnicodeString</text:span></text:span><text:span text:style-name="Emphasis">/</text:span><text:span text:style-name="Emphasis"><text:span text:style-name="Source_20_Text">string</text:span></text:span><text:span text:style-name="Emphasis"> default). Jelaskan bahwa string adalah tipe fundamental yang penting di Pascal dan akan dibahas lebih lanjut. Tekankan kembali konsep strong typing di Pascal dan bagaimana deklarasi tipe eksplisit diperlukan."</text:span></text:p>
                  </text:list-item>
                </text:list>
              </text:list-item>
              <text:list-item>
                <text:p text:style-name="P9"><text:span text:style-name="Strong_20_Emphasis">Subbab: Operator</text:span></text:p>
                <text:list>
                  <text:list-item>
                    <text:p text:style-name="P9"><text:span text:style-name="Strong_20_Emphasis">Prompt untuk Isi Subbab:</text:span> </text:p>
                    <text:p text:style-name="P532"><text:span text:style-name="Emphasis">"Berikan pembahasan mendalam dan komprehensif tentang operator-operator yang tersedia di Free Pascal. Kelompokkan operator berdasarkan fungsinya dan jelaskan masing-masing dengan contoh yang jelas, sambil menyoroti operator khas Pascal: * </text:span><text:span text:style-name="Emphasis"><text:span text:style-name="Strong_20_Emphasis">Assignment:</text:span></text:span><text:span text:style-name="Emphasis"> </text:span><text:span text:style-name="Emphasis"><text:span text:style-name="Source_20_Text">:=</text:span></text:span><text:span text:style-name="Emphasis"> (tekankan perbedaannya dengan </text:span><text:span text:style-name="Emphasis"><text:span text:style-name="Source_20_Text">=</text:span></text:span><text:span text:style-name="Emphasis"> relasional). * </text:span><text:span text:style-name="Emphasis"><text:span text:style-name="Strong_20_Emphasis">Aritmatika:</text:span></text:span><text:span text:style-name="Emphasis"> </text:span><text:span text:style-name="Emphasis"><text:span text:style-name="Source_20_Text">+</text:span></text:span><text:span text:style-name="Emphasis">, </text:span><text:span text:style-name="Emphasis"><text:span text:style-name="Source_20_Text">-</text:span></text:span><text:span text:style-name="Emphasis">, </text:span><text:span text:style-name="Emphasis"><text:span text:style-name="Source_20_Text">*</text:span></text:span><text:span text:style-name="Emphasis">, </text:span><text:span text:style-name="Emphasis"><text:span text:style-name="Source_20_Text">/</text:span></text:span><text:span text:style-name="Emphasis"> (pembagian real), </text:span><text:span text:style-name="Emphasis"><text:span text:style-name="Source_20_Text">div</text:span></text:span><text:span text:style-name="Emphasis"> (pembagian integer), </text:span><text:span text:style-name="Emphasis"><text:span text:style-name="Source_20_Text">mod</text:span></text:span><text:span text:style-name="Emphasis"> (sisa bagi integer). * </text:span><text:span text:style-name="Emphasis"><text:span text:style-name="Strong_20_Emphasis">Relasional:</text:span></text:span><text:span text:style-name="Emphasis"> </text:span><text:span text:style-name="Emphasis"><text:span text:style-name="Source_20_Text">=</text:span></text:span><text:span text:style-name="Emphasis">, </text:span><text:span text:style-name="Emphasis"><text:span text:style-name="Source_20_Text">&lt;&gt;</text:span></text:span><text:span text:style-name="Emphasis">, </text:span><text:span text:style-name="Emphasis"><text:span text:style-name="Source_20_Text">&lt;</text:span></text:span><text:span text:style-name="Emphasis">, </text:span><text:span text:style-name="Emphasis"><text:span text:style-name="Source_20_Text">&gt;</text:span></text:span><text:span text:style-name="Emphasis">, </text:span><text:span text:style-name="Emphasis"><text:span text:style-name="Source_20_Text">&lt;=</text:span></text:span><text:span text:style-name="Emphasis">, </text:span><text:span text:style-name="Emphasis"><text:span text:style-name="Source_20_Text">&gt;=</text:span></text:span><text:span text:style-name="Emphasis">. Jelaskan penggunaannya untuk perbandingan berbagai tipe data. * </text:span><text:span text:style-name="Emphasis"><text:span text:style-name="Strong_20_Emphasis">Logika (Boolean):</text:span></text:span><text:span text:style-name="Emphasis"> </text:span><text:span text:style-name="Emphasis"><text:span text:style-name="Source_20_Text">and</text:span></text:span><text:span text:style-name="Emphasis">, </text:span><text:span text:style-name="Emphasis"><text:span text:style-name="Source_20_Text">or</text:span></text:span><text:span text:style-name="Emphasis">, </text:span><text:span text:style-name="Emphasis"><text:span text:style-name="Source_20_Text">not</text:span></text:span><text:span text:style-name="Emphasis">, </text:span><text:span text:style-name="Emphasis"><text:span text:style-name="Source_20_Text">xor</text:span></text:span><text:span text:style-name="Emphasis">. Jelaskan evaluasi short-circuit (jika diaktifkan). * </text:span><text:span text:style-name="Emphasis"><text:span text:style-name="Strong_20_Emphasis">Bitwise:</text:span></text:span><text:span text:style-name="Emphasis"> </text:span><text:span text:style-name="Emphasis"><text:span text:style-name="Source_20_Text">and</text:span></text:span><text:span text:style-name="Emphasis">, </text:span><text:span text:style-name="Emphasis"><text:span text:style-name="Source_20_Text">or</text:span></text:span><text:span text:style-name="Emphasis">, </text:span><text:span text:style-name="Emphasis"><text:span text:style-name="Source_20_Text">not</text:span></text:span><text:span text:style-name="Emphasis">, </text:span><text:span text:style-name="Emphasis"><text:span text:style-name="Source_20_Text">xor</text:span></text:span><text:span text:style-name="Emphasis">, </text:span><text:span text:style-name="Emphasis"><text:span text:style-name="Source_20_Text">shl</text:span></text:span><text:span text:style-name="Emphasis"> (shift left), </text:span><text:span text:style-name="Emphasis"><text:span text:style-name="Source_20_Text">shr</text:span></text:span><text:span text:style-name="Emphasis"> (shift right). Jelaskan operasinya pada level bit integer. * </text:span><text:span text:style-name="Emphasis"><text:span text:style-name="Strong_20_Emphasis">Set:</text:span></text:span><text:span text:style-name="Emphasis"> </text:span><text:span text:style-name="Emphasis"><text:span text:style-name="Source_20_Text">+</text:span></text:span><text:span text:style-name="Emphasis"> (union), </text:span><text:span text:style-name="Emphasis"><text:span text:style-name="Source_20_Text">-</text:span></text:span><text:span text:style-name="Emphasis"> (difference), </text:span><text:span text:style-name="Emphasis"><text:span text:style-name="Source_20_Text">*</text:span></text:span><text:span text:style-name="Emphasis"> (intersection), </text:span><text:span text:style-name="Emphasis"><text:span text:style-name="Source_20_Text">=</text:span></text:span><text:span text:style-name="Emphasis">, </text:span><text:span text:style-name="Emphasis"><text:span text:style-name="Source_20_Text">&lt;&gt;</text:span></text:span><text:span text:style-name="Emphasis">, </text:span><text:span text:style-name="Emphasis"><text:span text:style-name="Source_20_Text">&lt;=</text:span></text:span><text:span text:style-name="Emphasis">, </text:span><text:span text:style-name="Emphasis"><text:span text:style-name="Source_20_Text">&gt;=</text:span></text:span><text:span text:style-name="Emphasis">, </text:span><text:span text:style-name="Emphasis"><text:span text:style-name="Source_20_Text">in</text:span></text:span><text:span text:style-name="Emphasis"> (uji keanggotaan). Jelaskan operasinya pada tipe data </text:span><text:span text:style-name="Emphasis"><text:span text:style-name="Source_20_Text">set</text:span></text:span><text:span text:style-name="Emphasis">. * </text:span><text:span text:style-name="Emphasis"><text:span text:style-name="Strong_20_Emphasis">Pointer:</text:span></text:span><text:span text:style-name="Emphasis"> </text:span><text:span text:style-name="Emphasis"><text:span text:style-name="Source_20_Text">@</text:span></text:span><text:span text:style-name="Emphasis"> (address-of), </text:span><text:span text:style-name="Emphasis"><text:span text:style-name="Source_20_Text">^</text:span></text:span><text:span text:style-name="Emphasis"> (dereference). Berikan pengantar singkat. * </text:span><text:span text:style-name="Emphasis"><text:span text:style-name="Strong_20_Emphasis">String Concatenation:</text:span></text:span><text:span text:style-name="Emphasis"> </text:span><text:span text:style-name="Emphasis"><text:span text:style-name="Source_20_Text">+</text:span></text:span><text:span text:style-name="Emphasis">. Sebutkan juga prioritas operator (operator precedence) secara umum."</text:span></text:p>
                  </text:list-item>
                </text:list>
              </text:list-item>
              <text:list-item>
                <text:p text:style-name="P9"><text:span text:style-name="Strong_20_Emphasis">Subbab: Input/Output Dasar (</text:span><text:span text:style-name="Strong_20_Emphasis"><text:span text:style-name="Source_20_Text">ReadLn</text:span></text:span><text:span text:style-name="Strong_20_Emphasis">, </text:span><text:span text:style-name="Strong_20_Emphasis"><text:span text:style-name="Source_20_Text">WriteLn</text:span></text:span><text:span text:style-name="Strong_20_Emphasis">)</text:span></text:p>
                <text:list>
                  <text:list-item>
                    <text:p text:style-name="P9"><text:span text:style-name="Strong_20_Emphasis">Prompt untuk Isi Subbab:</text:span> </text:p>
                    <text:p text:style-name="P532"><text:soft-page-break/><text:span text:style-name="Emphasis">"Jelaskan secara mendalam penggunaan prosedur standar </text:span><text:span text:style-name="Emphasis"><text:span text:style-name="Source_20_Text">ReadLn</text:span></text:span><text:span text:style-name="Emphasis">, </text:span><text:span text:style-name="Emphasis"><text:span text:style-name="Source_20_Text">Read</text:span></text:span><text:span text:style-name="Emphasis">, </text:span><text:span text:style-name="Emphasis"><text:span text:style-name="Source_20_Text">WriteLn</text:span></text:span><text:span text:style-name="Emphasis">, dan </text:span><text:span text:style-name="Emphasis"><text:span text:style-name="Source_20_Text">Write</text:span></text:span><text:span text:style-name="Emphasis"> untuk interaksi input/output (I/O) melalui konsol teks di Free Pascal. Detailkan fungsi </text:span><text:span text:style-name="Emphasis"><text:span text:style-name="Source_20_Text">ReadLn</text:span></text:span><text:span text:style-name="Emphasis"> untuk membaca satu atau lebih nilai variabel dari input pengguna (berhenti setelah Enter), dan </text:span><text:span text:style-name="Emphasis"><text:span text:style-name="Source_20_Text">Read</text:span></text:span><text:span text:style-name="Emphasis"> untuk membaca tanpa berpindah baris. Jelaskan </text:span><text:span text:style-name="Emphasis"><text:span text:style-name="Source_20_Text">WriteLn</text:span></text:span><text:span text:style-name="Emphasis"> untuk menampilkan output diikuti perpindahan baris, dan </text:span><text:span text:style-name="Emphasis"><text:span text:style-name="Source_20_Text">Write</text:span></text:span><text:span text:style-name="Emphasis"> untuk menampilkan tanpa perpindahan baris. Berikan contoh konkret cara membaca berbagai tipe data (Integer, Real, Char, String) dan cara menampilkan nilai variabel bersama teks literal. Tunjukkan juga cara memformat output angka (misalnya, </text:span><text:span text:style-name="Emphasis"><text:span text:style-name="Source_20_Text">WriteLn(MyReal:8:2)</text:span></text:span><text:span text:style-name="Emphasis"> untuk lebar field dan jumlah desimal)."</text:span></text:p>
                  </text:list-item>
                </text:list>
              </text:list-item>
            </text:list>
            <text:p text:style-name="Horizontal_20_Line"/>
            <text:p text:style-name="Text_20_body">Prompt ini akan membantu menghasilkan konten Bab 2 yang fokus pada sintaks Pascal secara spesifik, cocok untuk pembaca yang sudah punya dasar pemrograman.</text:p>
          </text:section>
          <text:section text:style-name="Sect1" text:name="feedback-form-2">
            <text:p text:style-name="P274"/>
          </text:section>
        </text:section>
        <text:section text:style-name="Sect1" text:name="4b16369057cd6eb0">
          <text:p text:style-name="Text_20_body"/>
          <text:section text:style-name="Sect1" text:name="user-query-content-3">
            <text:p text:style-name="P529">Pada Bab 3 Tambahkan prompt pada awal bab untuk mendapatkan pengantar , pada tiap subbab/sub-subab untuk mendapatkan isi dengan pembahasan mendalam </text:p>
          </text:section>
          <text:p text:style-name="P274">Tampilkan alur berpikir</text:p>
          <text:section text:style-name="Sect2" text:name="model-response-message-contentr_4b16369057cd6eb0">
            <text:p text:style-name="Text_20_body">Tentu, mari kita tambahkan prompt untuk Bab 3 dengan fokus pada struktur kontrol alur program di Free Pascal.</text:p>
            <text:p text:style-name="Horizontal_20_Line"/>
            <text:p text:style-name="Text_20_body"><text:span text:style-name="Strong_20_Emphasis">Bab 3: Mengendalikan Alur Program</text:span></text:p>
            <text:list xml:id="list1788956796038643618" text:style-name="L10">
              <text:list-item>
                <text:p text:style-name="P10"><text:span text:style-name="Strong_20_Emphasis">Prompt untuk Pengantar Bab:</text:span></text:p>
                <text:p text:style-name="P533"><text:span text:style-name="Emphasis">"Buatkan paragraf pengantar untuk Bab 3 buku tutorial Free Pascal, yang berjudul 'Mengendalikan Alur Program'. Mulailah dengan menjelaskan pentingnya struktur kontrol dalam membuat program yang dinamis dan tidak hanya berjalan secara linear. Sebutkan bahwa bab ini akan membahas dua kategori utama struktur kontrol di Pascal: percabangan (untuk membuat keputusan) dan perulangan (untuk melakukan repetisi). Rinci struktur spesifik yang akan dibahas (</text:span><text:span text:style-name="Emphasis"><text:span text:style-name="Source_20_Text">if</text:span></text:span><text:span text:style-name="Emphasis">, </text:span><text:span text:style-name="Emphasis"><text:span text:style-name="Source_20_Text">case</text:span></text:span><text:span text:style-name="Emphasis">, </text:span><text:span text:style-name="Emphasis"><text:span text:style-name="Source_20_Text">for</text:span></text:span><text:span text:style-name="Emphasis">, </text:span><text:span text:style-name="Emphasis"><text:span text:style-name="Source_20_Text">while</text:span></text:span><text:span text:style-name="Emphasis">, </text:span><text:span text:style-name="Emphasis"><text:span text:style-name="Source_20_Text">repeat</text:span></text:span><text:span text:style-name="Emphasis">) serta perintah untuk memodifikasi alur loop (</text:span><text:span text:style-name="Emphasis"><text:span text:style-name="Source_20_Text">Break</text:span></text:span><text:span text:style-name="Emphasis">, </text:span><text:span text:style-name="Emphasis"><text:span text:style-name="Source_20_Text">Continue</text:span></text:span><text:span text:style-name="Emphasis">, </text:span><text:span text:style-name="Emphasis"><text:span text:style-name="Source_20_Text">Exit</text:span></text:span><text:span text:style-name="Emphasis">). Tekankan bagi pembaca intermediate bahwa fokusnya adalah pada sintaks Pascal, best practice penggunaannya, dan kapan memilih satu struktur dibandingkan yang lain."</text:span></text:p>
              </text:list-item>
              <text:list-item>
                <text:p text:style-name="P10"><text:span text:style-name="Strong_20_Emphasis">Subbab: Percabangan</text:span></text:p>
                <text:list>
                  <text:list-item>
                    <text:p text:style-name="P10"><text:soft-page-break/><text:span text:style-name="Strong_20_Emphasis">Prompt untuk Pengantar Subbab:</text:span> </text:p>
                    <text:p text:style-name="P533"><text:span text:style-name="Emphasis">"Berikan pengantar singkat untuk bagian 'Percabangan'. Jelaskan bahwa bagian ini akan fokus pada bagaimana program Pascal dapat memilih jalur eksekusi yang berbeda berdasarkan evaluasi kondisi boolean. Sebutkan dua konstruksi utama yang akan dibahas: </text:span><text:span text:style-name="Emphasis"><text:span text:style-name="Source_20_Text">if..then..else</text:span></text:span><text:span text:style-name="Emphasis"> yang fundamental dan </text:span><text:span text:style-name="Emphasis"><text:span text:style-name="Source_20_Text">case..of</text:span></text:span><text:span text:style-name="Emphasis"> yang efisien untuk seleksi multi-cabang berbasis nilai ordinal."</text:span></text:p>
                  </text:list-item>
                  <text:list-item>
                    <text:p text:style-name="P283"><text:span text:style-name="Strong_20_Emphasis">Sub-subbab: </text:span><text:span text:style-name="Strong_20_Emphasis"><text:span text:style-name="Source_20_Text">if..then..else</text:span></text:span><text:span text:style-name="Strong_20_Emphasis"> (Sintaks dan contoh)</text:span> </text:p>
                    <text:list>
                      <text:list-item>
                        <text:p text:style-name="P10"><text:span text:style-name="Strong_20_Emphasis">Prompt untuk Isi Sub-subbab:</text:span> </text:p>
                        <text:p text:style-name="P533"><text:span text:style-name="Emphasis">"Berikan pembahasan mendalam mengenai struktur kondisional </text:span><text:span text:style-name="Emphasis"><text:span text:style-name="Source_20_Text">if..then..else</text:span></text:span><text:span text:style-name="Emphasis"> dalam Free Pascal. Jelaskan secara rinci sintaksnya, mulai dari bentuk paling sederhana </text:span><text:span text:style-name="Emphasis"><text:span text:style-name="Source_20_Text">if &lt;kondisi&gt; then &lt;statement&gt;;</text:span></text:span><text:span text:style-name="Emphasis"> hingga bentuk lengkap </text:span><text:span text:style-name="Emphasis"><text:span text:style-name="Source_20_Text">if &lt;kondisi&gt; then &lt;statement1&gt; else &lt;statement2&gt;;</text:span></text:span><text:span text:style-name="Emphasis">. Tunjukkan bagaimana menggunakan </text:span><text:span text:style-name="Emphasis"><text:span text:style-name="Source_20_Text">begin..end</text:span></text:span><text:span text:style-name="Emphasis"> untuk mengeksekusi beberapa statement dalam cabang </text:span><text:span text:style-name="Emphasis"><text:span text:style-name="Source_20_Text">then</text:span></text:span><text:span text:style-name="Emphasis"> atau </text:span><text:span text:style-name="Emphasis"><text:span text:style-name="Source_20_Text">else</text:span></text:span><text:span text:style-name="Emphasis">. Bahas penggunaan </text:span><text:span text:style-name="Emphasis"><text:span text:style-name="Source_20_Text">if</text:span></text:span><text:span text:style-name="Emphasis"> bersarang (nested ifs) dan bagaimana mengaturnya agar mudah dibaca. Berikan contoh kode yang jelas untuk setiap variasi, menggunakan kondisi boolean sederhana dan kompleks (melibatkan </text:span><text:span text:style-name="Emphasis"><text:span text:style-name="Source_20_Text">and</text:span></text:span><text:span text:style-name="Emphasis">, </text:span><text:span text:style-name="Emphasis"><text:span text:style-name="Source_20_Text">or</text:span></text:span><text:span text:style-name="Emphasis">, </text:span><text:span text:style-name="Emphasis"><text:span text:style-name="Source_20_Text">not</text:span></text:span><text:span text:style-name="Emphasis">). Singgung potensi ambiguitas 'dangling else' dalam </text:span><text:span text:style-name="Emphasis"><text:span text:style-name="Source_20_Text">if</text:span></text:span><text:span text:style-name="Emphasis"> bersarang dan bagaimana Pascal menanganinya atau bagaimana </text:span><text:span text:style-name="Emphasis"><text:span text:style-name="Source_20_Text">begin..end</text:span></text:span><text:span text:style-name="Emphasis"> dapat memperjelasnya."</text:span></text:p>
                      </text:list-item>
                    </text:list>
                  </text:list-item>
                  <text:list-item>
                    <text:p text:style-name="P283"><text:span text:style-name="Strong_20_Emphasis">Sub-subbab: </text:span><text:span text:style-name="Strong_20_Emphasis"><text:span text:style-name="Source_20_Text">case..of..else..end</text:span></text:span><text:span text:style-name="Strong_20_Emphasis"> (Keunggulan dan penggunaan)</text:span> </text:p>
                    <text:list>
                      <text:list-item>
                        <text:p text:style-name="P10"><text:span text:style-name="Strong_20_Emphasis">Prompt untuk Isi Sub-subbab:</text:span> </text:p>
                        <text:p text:style-name="P533"><text:span text:style-name="Emphasis">"Berikan pembahasan mendalam mengenai struktur seleksi </text:span><text:span text:style-name="Emphasis"><text:span text:style-name="Source_20_Text">case..of</text:span></text:span><text:span text:style-name="Emphasis"> di Free Pascal. Jelaskan sintaksnya secara detail: </text:span><text:span text:style-name="Emphasis"><text:span text:style-name="Source_20_Text">case &lt;SelectorExpression&gt; of &lt;CaseList1&gt;: &lt;Statement1&gt;; &lt;CaseListN&gt;: &lt;StatementN&gt;; else &lt;DefaultStatements&gt;; end;</text:span></text:span><text:span text:style-name="Emphasis">. Tekankan bahwa </text:span><text:span text:style-name="Emphasis"><text:span text:style-name="Source_20_Text">SelectorExpression</text:span></text:span><text:span text:style-name="Emphasis"> harus menghasilkan nilai bertipe ordinal (Integer, Char, Boolean, Enumerasi, Subrange). Tunjukkan cara mendefinisikan </text:span><text:span text:style-name="Emphasis"><text:span text:style-name="Source_20_Text">CaseList</text:span></text:span><text:span text:style-name="Emphasis"> menggunakan konstanta tunggal, daftar konstanta (</text:span><text:span text:style-name="Emphasis"><text:span text:style-name="Source_20_Text">1, 3, 5</text:span></text:span><text:span text:style-name="Emphasis">), atau rentang konstanta (</text:span><text:span text:style-name="Emphasis"><text:span text:style-name="Source_20_Text">'a'..'z'</text:span></text:span><text:span text:style-name="Emphasis">, </text:span><text:span text:style-name="Emphasis"><text:span text:style-name="Source_20_Text">10..20</text:span></text:span><text:span text:style-name="Emphasis">). </text:span><text:soft-page-break/><text:span text:style-name="Emphasis">Jelaskan peran klausa </text:span><text:span text:style-name="Emphasis"><text:span text:style-name="Source_20_Text">else</text:span></text:span><text:span text:style-name="Emphasis"> (atau </text:span><text:span text:style-name="Emphasis"><text:span text:style-name="Source_20_Text">otherwise</text:span></text:span><text:span text:style-name="Emphasis"> sebagai sinonim) untuk menangani nilai yang tidak cocok dengan case mana pun. Diskusikan keunggulan </text:span><text:span text:style-name="Emphasis"><text:span text:style-name="Source_20_Text">case..of</text:span></text:span><text:span text:style-name="Emphasis"> dibandingkan </text:span><text:span text:style-name="Emphasis"><text:span text:style-name="Source_20_Text">if..then..else if</text:span></text:span><text:span text:style-name="Emphasis"> bertingkat, terutama dalam hal keterbacaan dan potensi efisiensi ketika menangani banyak cabang berdasarkan satu nilai. Berikan contoh penggunaan </text:span><text:span text:style-name="Emphasis"><text:span text:style-name="Source_20_Text">case..of</text:span></text:span><text:span text:style-name="Emphasis"> dengan tipe data Integer, Char, dan tipe Enumerasi."</text:span></text:p>
                      </text:list-item>
                    </text:list>
                  </text:list-item>
                </text:list>
              </text:list-item>
              <text:list-item>
                <text:p text:style-name="P10"><text:span text:style-name="Strong_20_Emphasis">Subbab: Perulangan</text:span></text:p>
                <text:list>
                  <text:list-item>
                    <text:p text:style-name="P10"><text:span text:style-name="Strong_20_Emphasis">Prompt untuk Pengantar Subbab:</text:span> </text:p>
                    <text:p text:style-name="P533"><text:span text:style-name="Emphasis">"Berikan pengantar singkat untuk bagian 'Perulangan'. Jelaskan bahwa bagian ini membahas cara mengulang eksekusi satu atau serangkaian statement. Sebutkan tiga jenis loop utama dalam Pascal: </text:span><text:span text:style-name="Emphasis"><text:span text:style-name="Source_20_Text">for</text:span></text:span><text:span text:style-name="Emphasis"> (untuk iterasi yang terhitung/definite), </text:span><text:span text:style-name="Emphasis"><text:span text:style-name="Source_20_Text">while</text:span></text:span><text:span text:style-name="Emphasis"> (loop pre-test indefinite), dan </text:span><text:span text:style-name="Emphasis"><text:span text:style-name="Source_20_Text">repeat..until</text:span></text:span><text:span text:style-name="Emphasis"> (loop post-test indefinite). Jelaskan secara singkat perbedaan mendasar antara ketiganya."</text:span></text:p>
                  </text:list-item>
                  <text:list-item>
                    <text:p text:style-name="P283"><text:span text:style-name="Strong_20_Emphasis">Sub-subbab: </text:span><text:span text:style-name="Strong_20_Emphasis"><text:span text:style-name="Source_20_Text">for..to..do</text:span></text:span><text:span text:style-name="Strong_20_Emphasis"> / </text:span><text:span text:style-name="Strong_20_Emphasis"><text:span text:style-name="Source_20_Text">for..downto..do</text:span></text:span> </text:p>
                    <text:list>
                      <text:list-item>
                        <text:p text:style-name="P10"><text:span text:style-name="Strong_20_Emphasis">Prompt untuk Isi Sub-subbab:</text:span> </text:p>
                        <text:p text:style-name="P533"><text:span text:style-name="Emphasis">"Berikan pembahasan mendalam mengenai loop </text:span><text:span text:style-name="Emphasis"><text:span text:style-name="Source_20_Text">for</text:span></text:span><text:span text:style-name="Emphasis"> di Free Pascal sebagai mekanisme definite loop. Jelaskan sintaks untuk kedua arah iterasi: </text:span><text:span text:style-name="Emphasis"><text:span text:style-name="Source_20_Text">for Counter := StartValue to EndValue do Statement;</text:span></text:span><text:span text:style-name="Emphasis"> (iterasi naik) dan </text:span><text:span text:style-name="Emphasis"><text:span text:style-name="Source_20_Text">for Counter := StartValue downto EndValue do Statement;</text:span></text:span><text:span text:style-name="Emphasis"> (iterasi turun). Tekankan bahwa </text:span><text:span text:style-name="Emphasis"><text:span text:style-name="Source_20_Text">Counter</text:span></text:span><text:span text:style-name="Emphasis"> harus variabel bertipe ordinal (Integer, Char, Enum, dll.) dan nilainya dikelola secara otomatis oleh loop (tidak boleh diubah secara manual di dalam badan loop). Jelaskan bagaimana </text:span><text:span text:style-name="Emphasis"><text:span text:style-name="Source_20_Text">StartValue</text:span></text:span><text:span text:style-name="Emphasis"> dan </text:span><text:span text:style-name="Emphasis"><text:span text:style-name="Source_20_Text">EndValue</text:span></text:span><text:span text:style-name="Emphasis"> dievaluasi hanya sekali di awal loop. Tunjukkan penggunaan </text:span><text:span text:style-name="Emphasis"><text:span text:style-name="Source_20_Text">begin..end</text:span></text:span><text:span text:style-name="Emphasis"> jika badan loop terdiri dari beberapa statement. Berikan contoh praktis penggunaan </text:span><text:span text:style-name="Emphasis"><text:span text:style-name="Source_20_Text">for</text:span></text:span><text:span text:style-name="Emphasis"> untuk iterasi melalui rentang angka, karakter, atau indeks array."</text:span></text:p>
                      </text:list-item>
                    </text:list>
                  </text:list-item>
                  <text:list-item>
                    <text:p text:style-name="P283"><text:span text:style-name="Strong_20_Emphasis">Sub-subbab: </text:span><text:span text:style-name="Strong_20_Emphasis"><text:span text:style-name="Source_20_Text">while..do</text:span></text:span> </text:p>
                    <text:list>
                      <text:list-item>
                        <text:p text:style-name="P10"><text:span text:style-name="Strong_20_Emphasis">Prompt untuk Isi Sub-subbab:</text:span> </text:p>
                        <text:p text:style-name="P533"><text:span text:style-name="Emphasis">"Berikan pembahasan mendalam mengenai loop </text:span><text:span text:style-name="Emphasis"><text:span text:style-name="Source_20_Text">while..do</text:span></text:span><text:span text:style-name="Emphasis"> di Free Pascal sebagai pre-test indefinite loop. Jelaskan sintaksnya: </text:span><text:span text:style-name="Emphasis"><text:span text:style-name="Source_20_Text">while </text:span></text:span><text:soft-page-break/><text:span text:style-name="Emphasis"><text:span text:style-name="Source_20_Text">&lt;KondisiBoolean&gt; do &lt;Statement&gt;;</text:span></text:span><text:span text:style-name="Emphasis">. Tekankan bahwa </text:span><text:span text:style-name="Emphasis"><text:span text:style-name="Source_20_Text">&lt;KondisiBoolean&gt;</text:span></text:span><text:span text:style-name="Emphasis"> dievaluasi sebelum setiap potensi eksekusi badan loop. Jika kondisi awalnya </text:span><text:span text:style-name="Emphasis"><text:span text:style-name="Source_20_Text">False</text:span></text:span><text:span text:style-name="Emphasis">, badan loop tidak akan pernah dijalankan. Jelaskan pentingnya memodifikasi variabel yang terlibat dalam kondisi di dalam badan loop untuk memastikan loop pada akhirnya berhenti (menghindari infinite loop). Tunjukkan penggunaan </text:span><text:span text:style-name="Emphasis"><text:span text:style-name="Source_20_Text">begin..end</text:span></text:span><text:span text:style-name="Emphasis"> untuk badan loop majemuk. Berikan contoh situasi di mana </text:span><text:span text:style-name="Emphasis"><text:span text:style-name="Source_20_Text">while</text:span></text:span><text:span text:style-name="Emphasis"> lebih cocok digunakan, misalnya membaca data hingga kondisi tertentu terpenuhi (seperti End-of-File)."</text:span></text:p>
                      </text:list-item>
                    </text:list>
                  </text:list-item>
                  <text:list-item>
                    <text:p text:style-name="P283"><text:span text:style-name="Strong_20_Emphasis">Sub-subbab: </text:span><text:span text:style-name="Strong_20_Emphasis"><text:span text:style-name="Source_20_Text">repeat..until</text:span></text:span><text:span text:style-name="Strong_20_Emphasis"> (Perbedaan kunci dengan </text:span><text:span text:style-name="Strong_20_Emphasis"><text:span text:style-name="Source_20_Text">while</text:span></text:span><text:span text:style-name="Strong_20_Emphasis">)</text:span> </text:p>
                    <text:list>
                      <text:list-item>
                        <text:p text:style-name="P10"><text:span text:style-name="Strong_20_Emphasis">Prompt untuk Isi Sub-subbab:</text:span> </text:p>
                        <text:p text:style-name="P533"><text:span text:style-name="Emphasis">"Berikan pembahasan mendalam mengenai loop </text:span><text:span text:style-name="Emphasis"><text:span text:style-name="Source_20_Text">repeat..until</text:span></text:span><text:span text:style-name="Emphasis"> di Free Pascal, menyoroti perbedaannya dengan </text:span><text:span text:style-name="Emphasis"><text:span text:style-name="Source_20_Text">while..do</text:span></text:span><text:span text:style-name="Emphasis">. Jelaskan sintaksnya: </text:span><text:span text:style-name="Emphasis"><text:span text:style-name="Source_20_Text">repeat &lt;StatementSequence&gt; until &lt;KondisiBoolean&gt;;</text:span></text:span><text:span text:style-name="Emphasis">. Tekankan bahwa ini adalah post-test indefinite loop, artinya </text:span><text:span text:style-name="Emphasis"><text:span text:style-name="Source_20_Text">&lt;StatementSequence&gt;</text:span></text:span><text:span text:style-name="Emphasis"> selalu dieksekusi setidaknya satu kali sebelum </text:span><text:span text:style-name="Emphasis"><text:span text:style-name="Source_20_Text">&lt;KondisiBoolean&gt;</text:span></text:span><text:span text:style-name="Emphasis"> dievaluasi. Jelaskan bahwa loop berlanjut selama kondisi </text:span><text:span text:style-name="Emphasis"><text:span text:style-name="Source_20_Text">False</text:span></text:span><text:span text:style-name="Emphasis">, dan berhenti ketika kondisi menjadi </text:span><text:span text:style-name="Emphasis"><text:span text:style-name="Source_20_Text">True</text:span></text:span><text:span text:style-name="Emphasis"> (kebalikan dari </text:span><text:span text:style-name="Emphasis"><text:span text:style-name="Source_20_Text">while</text:span></text:span><text:span text:style-name="Emphasis">). Tekankan bahwa </text:span><text:span text:style-name="Emphasis"><text:span text:style-name="Source_20_Text">begin..end</text:span></text:span><text:span text:style-name="Emphasis"> tidak diperlukan untuk mengelompokkan </text:span><text:span text:style-name="Emphasis"><text:span text:style-name="Source_20_Text">&lt;StatementSequence&gt;</text:span></text:span><text:span text:style-name="Emphasis"> karena </text:span><text:span text:style-name="Emphasis"><text:span text:style-name="Source_20_Text">repeat</text:span></text:span><text:span text:style-name="Emphasis"> dan </text:span><text:span text:style-name="Emphasis"><text:span text:style-name="Source_20_Text">until</text:span></text:span><text:span text:style-name="Emphasis"> sudah berfungsi sebagai pembatas. Bandingkan secara eksplisit kapan menggunakan </text:span><text:span text:style-name="Emphasis"><text:span text:style-name="Source_20_Text">repeat..until</text:span></text:span><text:span text:style-name="Emphasis"> versus </text:span><text:span text:style-name="Emphasis"><text:span text:style-name="Source_20_Text">while..do</text:span></text:span><text:span text:style-name="Emphasis">, berikan contoh di mana </text:span><text:span text:style-name="Emphasis"><text:span text:style-name="Source_20_Text">repeat..until</text:span></text:span><text:span text:style-name="Emphasis"> lebih natural, seperti validasi input yang memerlukan setidaknya satu kali input dari pengguna."</text:span></text:p>
                      </text:list-item>
                    </text:list>
                  </text:list-item>
                </text:list>
              </text:list-item>
              <text:list-item>
                <text:p text:style-name="P10"><text:span text:style-name="Strong_20_Emphasis">Subbab: Kontrol Perulangan (</text:span><text:span text:style-name="Strong_20_Emphasis"><text:span text:style-name="Source_20_Text">Break</text:span></text:span><text:span text:style-name="Strong_20_Emphasis">, </text:span><text:span text:style-name="Strong_20_Emphasis"><text:span text:style-name="Source_20_Text">Continue</text:span></text:span><text:span text:style-name="Strong_20_Emphasis">, </text:span><text:span text:style-name="Strong_20_Emphasis"><text:span text:style-name="Source_20_Text">Exit</text:span></text:span><text:span text:style-name="Strong_20_Emphasis">)</text:span></text:p>
                <text:list>
                  <text:list-item>
                    <text:p text:style-name="P10"><text:span text:style-name="Strong_20_Emphasis">Prompt untuk Isi Sub-subbab:</text:span> </text:p>
                    <text:p text:style-name="P533"><text:span text:style-name="Emphasis">"Berikan pembahasan mendalam mengenai tiga prosedur standar yang memodifikasi alur eksekusi normal di dalam loop dan rutin (prosedur/fungsi) di Free Pascal: * </text:span><text:span text:style-name="Emphasis"><text:span text:style-name="Strong_20_Emphasis"><text:span text:style-name="Source_20_Text">Break</text:span></text:span></text:span><text:span text:style-name="Emphasis"><text:span text:style-name="Strong_20_Emphasis">:</text:span></text:span><text:span text:style-name="Emphasis"> Jelaskan fungsinya untuk segera menghentikan eksekusi loop (</text:span><text:span text:style-name="Emphasis"><text:span text:style-name="Source_20_Text">for</text:span></text:span><text:span text:style-name="Emphasis">, </text:span><text:span text:style-name="Emphasis"><text:span text:style-name="Source_20_Text">while</text:span></text:span><text:span text:style-name="Emphasis">, atau </text:span><text:span text:style-name="Emphasis"><text:span text:style-name="Source_20_Text">repeat</text:span></text:span><text:span text:style-name="Emphasis">) terdalam yang sedang berjalan dan melanjutkan program dari statement pertama setelah loop </text:span><text:soft-page-break/><text:span text:style-name="Emphasis">tersebut. Berikan contoh penggunaannya (misalnya, mencari elemen dalam array dan berhenti setelah ditemukan). * </text:span><text:span text:style-name="Emphasis"><text:span text:style-name="Strong_20_Emphasis"><text:span text:style-name="Source_20_Text">Continue</text:span></text:span></text:span><text:span text:style-name="Emphasis"><text:span text:style-name="Strong_20_Emphasis">:</text:span></text:span><text:span text:style-name="Emphasis"> Jelaskan fungsinya untuk segera menghentikan iterasi saat ini dari loop (</text:span><text:span text:style-name="Emphasis"><text:span text:style-name="Source_20_Text">for</text:span></text:span><text:span text:style-name="Emphasis">, </text:span><text:span text:style-name="Emphasis"><text:span text:style-name="Source_20_Text">while</text:span></text:span><text:span text:style-name="Emphasis">, atau </text:span><text:span text:style-name="Emphasis"><text:span text:style-name="Source_20_Text">repeat</text:span></text:span><text:span text:style-name="Emphasis">) terdalam dan langsung melanjutkan ke iterasi berikutnya (mengevaluasi ulang kondisi </text:span><text:span text:style-name="Emphasis"><text:span text:style-name="Source_20_Text">while</text:span></text:span><text:span text:style-name="Emphasis">/</text:span><text:span text:style-name="Emphasis"><text:span text:style-name="Source_20_Text">until</text:span></text:span><text:span text:style-name="Emphasis"> atau memperbarui counter </text:span><text:span text:style-name="Emphasis"><text:span text:style-name="Source_20_Text">for</text:span></text:span><text:span text:style-name="Emphasis">). Berikan contoh penggunaannya (misalnya, melewati pemrosesan item tertentu dalam loop). * </text:span><text:span text:style-name="Emphasis"><text:span text:style-name="Strong_20_Emphasis"><text:span text:style-name="Source_20_Text">Exit</text:span></text:span></text:span><text:span text:style-name="Emphasis"><text:span text:style-name="Strong_20_Emphasis">:</text:span></text:span><text:span text:style-name="Emphasis"> Jelaskan fungsinya untuk segera keluar dari keseluruhan prosedur atau fungsi saat ini dan mengembalikan kontrol ke titik pemanggilan. Jika digunakan dalam fungsi, pastikan nilai kembalian (result) sudah ditentukan sebelumnya. Berikan contoh penggunaannya (misalnya, keluar lebih awal dari fungsi jika kondisi error terdeteksi). Tekankan perbedaan antara </text:span><text:span text:style-name="Emphasis"><text:span text:style-name="Source_20_Text">Break</text:span></text:span><text:span text:style-name="Emphasis"> (keluar dari loop) dan </text:span><text:span text:style-name="Emphasis"><text:span text:style-name="Source_20_Text">Exit</text:span></text:span><text:span text:style-name="Emphasis"> (keluar dari rutin)."</text:span></text:p>
                  </text:list-item>
                </text:list>
              </text:list-item>
            </text:list>
            <text:p text:style-name="Horizontal_20_Line"/>
            <text:p text:style-name="Text_20_body">Prompt ini dirancang untuk menghasilkan penjelasan rinci tentang setiap struktur kontrol, lengkap dengan sintaks, cara kerja, contoh, dan perbandingan yang relevan untuk programmer intermediate.</text:p>
          </text:section>
          <text:section text:style-name="Sect1" text:name="feedback-form-3">
            <text:p text:style-name="P274"/>
          </text:section>
        </text:section>
        <text:section text:style-name="Sect1" text:name="701275153f0fc561">
          <text:p text:style-name="Text_20_body"/>
          <text:section text:style-name="Sect1" text:name="user-query-content-4">
            <text:p text:style-name="P529">Pada Bab 4 Tambahkan prompt pada awal bab untuk mendapatkan pengantar , pada tiap subbab/sub-subab untuk mendapatkan isi dengan pembahasan mendalam </text:p>
          </text:section>
          <text:p text:style-name="P274">Tampilkan alur berpikir</text:p>
          <text:section text:style-name="Sect2" text:name="model-response-message-contentr_701275153f0fc561">
            <text:p text:style-name="Text_20_body">Baik, mari kita tambahkan prompt untuk Bab 4, yang fokus pada prosedur dan fungsi sebagai blok pembangun kode modular di Free Pascal.</text:p>
            <text:p text:style-name="Horizontal_20_Line"/>
            <text:p text:style-name="Text_20_body"><text:span text:style-name="Strong_20_Emphasis">Bab 4: Prosedur dan Fungsi: Membangun Blok Kode</text:span></text:p>
            <text:list xml:id="list5247822207730866722" text:style-name="L11">
              <text:list-item>
                <text:p text:style-name="P11"><text:span text:style-name="Strong_20_Emphasis">Prompt untuk Pengantar Bab:</text:span></text:p>
                <text:p text:style-name="P534"><text:span text:style-name="Emphasis">"Buatkan paragraf pengantar yang efektif untuk Bab 4 buku tutorial Free Pascal, berjudul 'Prosedur dan Fungsi: Membangun Blok Kode'. Awali dengan menekankan kembali pentingnya dekomposisi masalah dan modularitas dalam pengembangan perangkat lunak. Perkenalkan </text:span><text:span text:style-name="Emphasis"><text:span text:style-name="Source_20_Text">procedure</text:span></text:span><text:span text:style-name="Emphasis"> dan </text:span><text:span text:style-name="Emphasis"><text:span text:style-name="Source_20_Text">function</text:span></text:span><text:span text:style-name="Emphasis"> sebagai dua jenis subrutin fundamental di Pascal yang memungkinkan pembungkusan logika, peningkatan keterbacaan kode, dan penggunaan kembali (reusability). Sebutkan secara garis besar topik-topik kunci yang akan dibahas: perbedaan esensial antara prosedur dan fungsi, sintaks deklarasi dan pemanggilan, mekanisme pelewatan parameter yang beragam (</text:span><text:span text:style-name="Emphasis"><text:span text:style-name="Source_20_Text">value</text:span></text:span><text:span text:style-name="Emphasis">, </text:span><text:span text:style-name="Emphasis"><text:span text:style-name="Source_20_Text">var</text:span></text:span><text:span text:style-name="Emphasis">, </text:span><text:span text:style-name="Emphasis"><text:span text:style-name="Source_20_Text">const</text:span></text:span><text:span text:style-name="Emphasis">, </text:span><text:span text:style-name="Emphasis"><text:span text:style-name="Source_20_Text">out</text:span></text:span><text:span text:style-name="Emphasis">), aturan cakupan variabel (lokal vs </text:span><text:soft-page-break/><text:span text:style-name="Emphasis">global), fitur unik Pascal seperti rutin bersarang, serta kapan dan mengapa </text:span><text:span text:style-name="Emphasis"><text:span text:style-name="Source_20_Text">forward declaration</text:span></text:span><text:span text:style-name="Emphasis"> diperlukan. Sampaikan bahwa penguasaan bab ini vital untuk menulis program Pascal yang terstruktur dan efisien."</text:span></text:p>
              </text:list-item>
              <text:list-item>
                <text:p text:style-name="P11"><text:span text:style-name="Strong_20_Emphasis">Subbab: Perbedaan Prosedur (tanpa nilai kembali) dan Fungsi (dengan nilai kembali)</text:span></text:p>
                <text:list>
                  <text:list-item>
                    <text:p text:style-name="P11"><text:span text:style-name="Strong_20_Emphasis">Prompt untuk Isi Subbab:</text:span> </text:p>
                    <text:p text:style-name="P534"><text:span text:style-name="Emphasis">"Berikan pembahasan mendalam yang secara jelas membedakan antara </text:span><text:span text:style-name="Emphasis"><text:span text:style-name="Source_20_Text">procedure</text:span></text:span><text:span text:style-name="Emphasis"> dan </text:span><text:span text:style-name="Emphasis"><text:span text:style-name="Source_20_Text">function</text:span></text:span><text:span text:style-name="Emphasis"> dalam Free Pascal. Jelaskan tujuan utama masing-masing: </text:span><text:span text:style-name="Emphasis"><text:span text:style-name="Source_20_Text">procedure</text:span></text:span><text:span text:style-name="Emphasis"> untuk mengeksekusi serangkaian aksi atau memodifikasi state (seringkali melalui parameter </text:span><text:span text:style-name="Emphasis"><text:span text:style-name="Source_20_Text">var</text:span></text:span><text:span text:style-name="Emphasis"> atau </text:span><text:span text:style-name="Emphasis"><text:span text:style-name="Source_20_Text">out</text:span></text:span><text:span text:style-name="Emphasis">), sedangkan </text:span><text:span text:style-name="Emphasis"><text:span text:style-name="Source_20_Text">function</text:span></text:span><text:span text:style-name="Emphasis"> dirancang untuk melakukan komputasi dan mengembalikan satu nilai spesifik melalui namanya (atau variabel </text:span><text:span text:style-name="Emphasis"><text:span text:style-name="Source_20_Text">Result</text:span></text:span><text:span text:style-name="Emphasis">). Tunjukkan perbedaan sintaksis kunci pada header deklarasinya (</text:span><text:span text:style-name="Emphasis"><text:span text:style-name="Source_20_Text">procedure Nama(...)</text:span></text:span><text:span text:style-name="Emphasis"> vs </text:span><text:span text:style-name="Emphasis"><text:span text:style-name="Source_20_Text">function Nama(...): TipeKembalian;</text:span></text:span><text:span text:style-name="Emphasis">). Ilustrasikan dengan contoh kode berdampingan yang sederhana untuk menunjukkan kasus penggunaan tipikal prosedur (misal: mencetak sesuatu, mengubah nilai via parameter </text:span><text:span text:style-name="Emphasis"><text:span text:style-name="Source_20_Text">var</text:span></text:span><text:span text:style-name="Emphasis">) dan fungsi (misal: menghitung luas, mengonversi nilai)."</text:span></text:p>
                  </text:list-item>
                </text:list>
              </text:list-item>
              <text:list-item>
                <text:p text:style-name="P11"><text:span text:style-name="Strong_20_Emphasis">Subbab: Deklarasi dan Pemanggilan</text:span></text:p>
                <text:list>
                  <text:list-item>
                    <text:p text:style-name="P11"><text:span text:style-name="Strong_20_Emphasis">Prompt untuk Isi Subbab:</text:span> </text:p>
                    <text:p text:style-name="P534"><text:span text:style-name="Emphasis">"Berikan pembahasan mendalam mengenai sintaks formal untuk mendeklarasikan </text:span><text:span text:style-name="Emphasis"><text:span text:style-name="Source_20_Text">procedure</text:span></text:span><text:span text:style-name="Emphasis"> dan </text:span><text:span text:style-name="Emphasis"><text:span text:style-name="Source_20_Text">function</text:span></text:span><text:span text:style-name="Emphasis"> di Free Pascal. Rinci struktur lengkapnya: header (kata kunci </text:span><text:span text:style-name="Emphasis"><text:span text:style-name="Source_20_Text">procedure</text:span></text:span><text:span text:style-name="Emphasis"> atau </text:span><text:span text:style-name="Emphasis"><text:span text:style-name="Source_20_Text">function</text:span></text:span><text:span text:style-name="Emphasis">, nama, daftar parameter dalam kurung) dan body (blok </text:span><text:span text:style-name="Emphasis"><text:span text:style-name="Source_20_Text">begin..end</text:span></text:span><text:span text:style-name="Emphasis"> yang berisi kode eksekusi, bisa didahului oleh deklarasi </text:span><text:span text:style-name="Emphasis"><text:span text:style-name="Source_20_Text">const</text:span></text:span><text:span text:style-name="Emphasis">, </text:span><text:span text:style-name="Emphasis"><text:span text:style-name="Source_20_Text">type</text:span></text:span><text:span text:style-name="Emphasis">, </text:span><text:span text:style-name="Emphasis"><text:span text:style-name="Source_20_Text">var</text:span></text:span><text:span text:style-name="Emphasis"> lokal, atau bahkan rutin bersarang). Untuk fungsi, jelaskan secara spesifik cara mendeklarasikan tipe data kembalian dan dua cara utama untuk menetapkan nilai kembalian (</text:span><text:span text:style-name="Emphasis"><text:span text:style-name="Source_20_Text">NamaFungsi := nilai;</text:span></text:span><text:span text:style-name="Emphasis"> atau </text:span><text:span text:style-name="Emphasis"><text:span text:style-name="Source_20_Text">Result := nilai;</text:span></text:span><text:span text:style-name="Emphasis">, diskusikan preferensi penggunaan </text:span><text:span text:style-name="Emphasis"><text:span text:style-name="Source_20_Text">Result</text:span></text:span><text:span text:style-name="Emphasis">). Jelaskan pula sintaks pemanggilannya: pemanggilan prosedur sebagai statement mandiri (</text:span><text:span text:style-name="Emphasis"><text:span text:style-name="Source_20_Text">NamaProsedur(arg1, arg2);</text:span></text:span><text:span text:style-name="Emphasis">) dan pemanggilan fungsi sebagai bagian dari ekspresi (</text:span><text:span text:style-name="Emphasis"><text:span text:style-name="Source_20_Text">x := NamaFungsi(arg1) + 1;</text:span></text:span><text:span text:style-name="Emphasis"> atau </text:span><text:span text:style-name="Emphasis"><text:span text:style-name="Source_20_Text">if NamaFungsi(arg1) then ...</text:span></text:span><text:span text:style-name="Emphasis">). Sertakan contoh deklarasi dan pemanggilan yang lengkap."</text:span></text:p>
                  </text:list-item>
                </text:list>
              </text:list-item>
              <text:list-item>
                <text:p text:style-name="P11"><text:soft-page-break/><text:span text:style-name="Strong_20_Emphasis">Subbab: Parameter</text:span></text:p>
                <text:list>
                  <text:list-item>
                    <text:p text:style-name="P11"><text:span text:style-name="Strong_20_Emphasis">Prompt untuk Pengantar Subbab:</text:span> </text:p>
                    <text:p text:style-name="P534"><text:span text:style-name="Emphasis">"Berikan pengantar singkat untuk bagian 'Parameter'. Jelaskan peran parameter sebagai 'pintu gerbang' data untuk subrutin, memungkinkan komunikasi antara kode pemanggil dan rutin yang dipanggil. Sebutkan bahwa Pascal menyediakan kontrol yang halus atas bagaimana data dilewatkan melalui parameter, yang akan dibahas dalam sub-bagian berikut: pass by value (default), pass by reference (</text:span><text:span text:style-name="Emphasis"><text:span text:style-name="Source_20_Text">var</text:span></text:span><text:span text:style-name="Emphasis">), parameter konstanta (</text:span><text:span text:style-name="Emphasis"><text:span text:style-name="Source_20_Text">const</text:span></text:span><text:span text:style-name="Emphasis">), dan parameter output (</text:span><text:span text:style-name="Emphasis"><text:span text:style-name="Source_20_Text">out</text:span></text:span><text:span text:style-name="Emphasis">). Jelaskan bahwa pilihan mekanisme passing parameter ini memiliki implikasi penting pada performa dan perilaku program."</text:span></text:p>
                  </text:list-item>
                  <text:list-item>
                    <text:p text:style-name="P284"><text:span text:style-name="Strong_20_Emphasis">Sub-subbab: Pass by Value (default)</text:span> </text:p>
                    <text:list>
                      <text:list-item>
                        <text:p text:style-name="P11"><text:span text:style-name="Strong_20_Emphasis">Prompt untuk Isi Sub-subbab:</text:span> </text:p>
                        <text:p text:style-name="P534"><text:span text:style-name="Emphasis">"Berikan pembahasan mendalam mengenai mekanisme pass by value di Free Pascal. Jelaskan bahwa ini adalah metode default jika tidak ada kata kunci (</text:span><text:span text:style-name="Emphasis"><text:span text:style-name="Source_20_Text">var</text:span></text:span><text:span text:style-name="Emphasis">, </text:span><text:span text:style-name="Emphasis"><text:span text:style-name="Source_20_Text">const</text:span></text:span><text:span text:style-name="Emphasis">, </text:span><text:span text:style-name="Emphasis"><text:span text:style-name="Source_20_Text">out</text:span></text:span><text:span text:style-name="Emphasis">) yang ditentukan. Terangkan cara kerjanya: rutin menerima salinan dari nilai argumen yang dilewatkan oleh pemanggil. Akibatnya, modifikasi apa pun pada parameter di dalam rutin tidak akan berdampak pada variabel asli di pemanggil. Jelaskan kapan ini cocok digunakan (untuk parameter input murni di mana data asli tidak perlu diubah) dan berikan contoh kode yang jelas mendemonstrasikan isolasi data antara pemanggil dan rutin yang dipanggil."</text:span></text:p>
                      </text:list-item>
                    </text:list>
                  </text:list-item>
                  <text:list-item>
                    <text:p text:style-name="P284"><text:span text:style-name="Strong_20_Emphasis">Sub-subbab: Pass by Reference (</text:span><text:span text:style-name="Strong_20_Emphasis"><text:span text:style-name="Source_20_Text">var</text:span></text:span><text:span text:style-name="Strong_20_Emphasis">)</text:span> </text:p>
                    <text:list>
                      <text:list-item>
                        <text:p text:style-name="P11"><text:span text:style-name="Strong_20_Emphasis">Prompt untuk Isi Sub-subbab:</text:span> </text:p>
                        <text:p text:style-name="P534"><text:span text:style-name="Emphasis">"Berikan pembahasan mendalam mengenai mekanisme pass by reference yang diaktifkan dengan kata kunci </text:span><text:span text:style-name="Emphasis"><text:span text:style-name="Source_20_Text">var</text:span></text:span><text:span text:style-name="Emphasis"> (</text:span><text:span text:style-name="Emphasis"><text:span text:style-name="Source_20_Text">parameter: var TipeData</text:span></text:span><text:span text:style-name="Emphasis">). Jelaskan secara konseptual bahwa rutin menerima referensi (alamat memori) ke variabel argumen asli, bukan salinan nilainya. Akibatnya, setiap perubahan yang dilakukan pada parameter di dalam rutin akan langsung tercermin pada variabel asli di pemanggil. Jelaskan kasus penggunaan utamanya: ketika rutin perlu mengembalikan perubahan pada satu atau lebih argumen, atau untuk efisiensi saat melewatkan tipe data besar (record, array besar) untuk menghindari overhead penyalinan. Berikan contoh kode yang kontras dengan pass by value, menunjukkan bagaimana </text:span><text:span text:style-name="Emphasis"><text:span text:style-name="Source_20_Text">var</text:span></text:span><text:span text:style-name="Emphasis"> </text:span><text:soft-page-break/><text:span text:style-name="Emphasis">memungkinkan modifikasi data asli."</text:span></text:p>
                      </text:list-item>
                    </text:list>
                  </text:list-item>
                  <text:list-item>
                    <text:p text:style-name="P284"><text:span text:style-name="Strong_20_Emphasis">Sub-subbab: Parameter Konstanta (</text:span><text:span text:style-name="Strong_20_Emphasis"><text:span text:style-name="Source_20_Text">const</text:span></text:span><text:span text:style-name="Strong_20_Emphasis">)</text:span> </text:p>
                    <text:list>
                      <text:list-item>
                        <text:p text:style-name="P11"><text:span text:style-name="Strong_20_Emphasis">Prompt untuk Isi Sub-subbab:</text:span> </text:p>
                        <text:p text:style-name="P534"><text:span text:style-name="Emphasis">"Berikan pembahasan mendalam mengenai parameter konstanta yang dideklarasikan dengan kata kunci </text:span><text:span text:style-name="Emphasis"><text:span text:style-name="Source_20_Text">const</text:span></text:span><text:span text:style-name="Emphasis"> (</text:span><text:span text:style-name="Emphasis"><text:span text:style-name="Source_20_Text">parameter: const TipeData</text:span></text:span><text:span text:style-name="Emphasis">). Jelaskan bahwa ini memberikan jaminan read-only kepada rutin untuk parameter tersebut; kompiler akan menghasilkan error jika ada upaya untuk mengubah nilai parameter di dalam rutin. Diskusikan manfaatnya: 1) Keamanan: mencegah modifikasi tidak sengaja pada data input. 2) Potensi Optimasi/Efisiensi: untuk tipe data besar, kompiler mungkin melewatkan via referensi (seperti </text:span><text:span text:style-name="Emphasis"><text:span text:style-name="Source_20_Text">var</text:span></text:span><text:span text:style-name="Emphasis">) tanpa overhead penyalinan, namun tetap aman. 3) Dokumentasi: secara eksplisit menyatakan bahwa parameter ini hanya untuk input. Berikan contoh kode dan tunjukkan error kompilasi saat mencoba menulis ke parameter </text:span><text:span text:style-name="Emphasis"><text:span text:style-name="Source_20_Text">const</text:span></text:span><text:span text:style-name="Emphasis">."</text:span></text:p>
                      </text:list-item>
                    </text:list>
                  </text:list-item>
                  <text:list-item>
                    <text:p text:style-name="P284"><text:span text:style-name="Strong_20_Emphasis">Sub-subbab: Parameter Output (</text:span><text:span text:style-name="Strong_20_Emphasis"><text:span text:style-name="Source_20_Text">out</text:span></text:span><text:span text:style-name="Strong_20_Emphasis">)</text:span> </text:p>
                    <text:list>
                      <text:list-item>
                        <text:p text:style-name="P11"><text:span text:style-name="Strong_20_Emphasis">Prompt untuk Isi Sub-subbab:</text:span> </text:p>
                        <text:p text:style-name="P534"><text:span text:style-name="Emphasis">"Berikan pembahasan mendalam mengenai parameter output yang dideklarasikan dengan kata kunci </text:span><text:span text:style-name="Emphasis"><text:span text:style-name="Source_20_Text">out</text:span></text:span><text:span text:style-name="Emphasis"> (</text:span><text:span text:style-name="Emphasis"><text:span text:style-name="Source_20_Text">parameter: out TipeData</text:span></text:span><text:span text:style-name="Emphasis">). Jelaskan bahwa </text:span><text:span text:style-name="Emphasis"><text:span text:style-name="Source_20_Text">out</text:span></text:span><text:span text:style-name="Emphasis"> secara semantik menandakan parameter yang hanya digunakan untuk mengirim data keluar dari rutin. Tekankan perbedaannya dengan </text:span><text:span text:style-name="Emphasis"><text:span text:style-name="Source_20_Text">var</text:span></text:span><text:span text:style-name="Emphasis">: nilai awal dari variabel argumen yang dilewatkan ke parameter </text:span><text:span text:style-name="Emphasis"><text:span text:style-name="Source_20_Text">out</text:span></text:span><text:span text:style-name="Emphasis"> dianggap tidak relevan atau tidak terdefinisi di dalam rutin; rutin diharapkan untuk memberikan nilai baru padanya sebelum selesai. Diskusikan kapan penggunaan </text:span><text:span text:style-name="Emphasis"><text:span text:style-name="Source_20_Text">out</text:span></text:span><text:span text:style-name="Emphasis"> lebih tepat secara semantik dibandingkan </text:span><text:span text:style-name="Emphasis"><text:span text:style-name="Source_20_Text">var</text:span></text:span><text:span text:style-name="Emphasis"> (untuk parameter yang murni output) meskipun perilakunya mirip dalam memungkinkan modifikasi data pemanggil. Berikan contoh, mungkin prosedur yang perlu mengembalikan beberapa hasil melalui parameter </text:span><text:span text:style-name="Emphasis"><text:span text:style-name="Source_20_Text">out</text:span></text:span><text:span text:style-name="Emphasis">."</text:span></text:p>
                      </text:list-item>
                    </text:list>
                  </text:list-item>
                </text:list>
              </text:list-item>
              <text:list-item>
                <text:p text:style-name="P11"><text:span text:style-name="Strong_20_Emphasis">Subbab: Cakupan Variabel (Lokal vs. Global)</text:span></text:p>
                <text:list>
                  <text:list-item>
                    <text:p text:style-name="P11"><text:span text:style-name="Strong_20_Emphasis">Prompt untuk Isi Sub-subbab:</text:span> </text:p>
                    <text:p text:style-name="P534"><text:span text:style-name="Emphasis">"Berikan pembahasan mendalam mengenai konsep cakupan (scope) dan masa hidup (lifetime) variabel di Free Pascal. </text:span><text:soft-page-break/><text:span text:style-name="Emphasis">Definisikan secara jelas variabel global (dideklarasikan di bagian </text:span><text:span text:style-name="Emphasis"><text:span text:style-name="Source_20_Text">var</text:span></text:span><text:span text:style-name="Emphasis"> utama program, dapat diakses dari mana saja setelah titik deklarasinya, hidup selama program berjalan) dan variabel lokal (dideklarasikan di bagian </text:span><text:span text:style-name="Emphasis"><text:span text:style-name="Source_20_Text">var</text:span></text:span><text:span text:style-name="Emphasis"> di dalam prosedur/fungsi, hanya bisa diakses dari dalam rutin tersebut, dibuat saat rutin dipanggil dan dihancurkan saat rutin selesai). Diskusikan keuntungan enkapsulasi menggunakan variabel lokal dan potensi masalah yang ditimbulkan oleh penggunaan variabel global secara berlebihan (side effects, name clashes, kesulitan debugging). Bahas juga aturan resolusi nama jika ada variabel lokal yang namanya sama dengan variabel global. Berikan contoh kode yang mengilustrasikan perbedaan aksesibilitas dan masa hidup antara variabel lokal dan global."</text:span></text:p>
                  </text:list-item>
                </text:list>
              </text:list-item>
              <text:list-item>
                <text:p text:style-name="P11"><text:span text:style-name="Strong_20_Emphasis">Subbab: Prosedur/Fungsi Bersarang (Nested Routines)</text:span></text:p>
                <text:list>
                  <text:list-item>
                    <text:p text:style-name="P11"><text:span text:style-name="Strong_20_Emphasis">Prompt untuk Isi Sub-subbab:</text:span> </text:p>
                    <text:p text:style-name="P534"><text:span text:style-name="Emphasis">"Berikan pembahasan mendalam mengenai fitur nested routines (prosedur atau fungsi yang dideklarasikan di dalam prosedur atau fungsi lain) di Free Pascal. Jelaskan sintaksnya: deklarasi rutin bersarang ditempatkan setelah deklarasi </text:span><text:span text:style-name="Emphasis"><text:span text:style-name="Source_20_Text">var</text:span></text:span><text:span text:style-name="Emphasis"> lokal rutin induk dan sebelum </text:span><text:span text:style-name="Emphasis"><text:span text:style-name="Source_20_Text">begin</text:span></text:span><text:span text:style-name="Emphasis"> rutin induk. Terangkan aturan visibilitasnya: rutin bersarang hanya bisa dipanggil dari dalam rutin induknya atau dari rutin lain pada level nesting yang sama di dalam induk yang sama. Jelaskan juga bahwa rutin bersarang dapat mengakses variabel lokal dan parameter dari rutin induknya. Diskusikan kelebihan (misalnya, menyembunyikan fungsi helper internal) dan kekurangan (potensi penurunan keterbacaan jika nesting terlalu dalam) dari fitur ini. Berikan contoh kode yang mendemonstrasikan deklarasi, pemanggilan, dan akses variabel dari rutin bersarang."</text:span></text:p>
                  </text:list-item>
                </text:list>
              </text:list-item>
              <text:list-item>
                <text:p text:style-name="P11"><text:span text:style-name="Strong_20_Emphasis">Subbab: Forward Declaration</text:span></text:p>
                <text:list>
                  <text:list-item>
                    <text:p text:style-name="P11"><text:span text:style-name="Strong_20_Emphasis">Prompt untuk Isi Sub-subbab:</text:span> </text:p>
                    <text:p text:style-name="P534"><text:span text:style-name="Emphasis">"Berikan pembahasan mendalam mengenai </text:span><text:span text:style-name="Emphasis"><text:span text:style-name="Source_20_Text">forward declaration</text:span></text:span><text:span text:style-name="Emphasis"> di Free Pascal. Jelaskan tujuannya: untuk memungkinkan pemanggilan sebuah prosedur atau fungsi sebelum definisi lengkapnya muncul dalam kode sumber. Terangkan dua skenario utama yang memerlukannya: 1) Rekursi mutual (mutual recursion), di mana dua atau lebih rutin saling memanggil. 2) Keteraturan kode, di mana programmer ingin menempatkan definisi rutin setelah titik pemanggilannya. Tunjukkan sintaksnya: tulis header rutin lengkap diikuti direktif </text:span><text:span text:style-name="Emphasis"><text:span text:style-name="Source_20_Text">forward;</text:span></text:span><text:span text:style-name="Emphasis"> di awal, lalu tulis </text:span><text:soft-page-break/><text:span text:style-name="Emphasis">implementasi rutin (bisa hanya dengan nama dan blok </text:span><text:span text:style-name="Emphasis"><text:span text:style-name="Source_20_Text">begin..end</text:span></text:span><text:span text:style-name="Emphasis"> jika parameter sudah dideklarasikan di forward declaration) di bagian lain kode, biasanya setelah semua deklarasi forward. Berikan contoh kode yang jelas, khususnya untuk kasus rekursi mutual, yang menunjukkan bagaimana </text:span><text:span text:style-name="Emphasis"><text:span text:style-name="Source_20_Text">forward</text:span></text:span><text:span text:style-name="Emphasis"> memecahkan masalah dependensi siklik."</text:span></text:p>
                  </text:list-item>
                </text:list>
              </text:list-item>
            </text:list>
            <text:p text:style-name="Horizontal_20_Line"/>
            <text:p text:style-name="Text_20_body">Prompt ini dirancang untuk memandu pembuatan konten Bab 4 yang detail, menjelaskan konsep subrutin dan fitur-fitur terkaitnya dalam konteks Free Pascal untuk pembaca intermediate.</text:p>
          </text:section>
          <text:section text:style-name="Sect1" text:name="feedback-form-4">
            <text:p text:style-name="P274"/>
          </text:section>
        </text:section>
        <text:section text:style-name="Sect1" text:name="2aa437478d8c607c">
          <text:p text:style-name="Text_20_body"/>
          <text:section text:style-name="Sect1" text:name="user-query-content-5">
            <text:p text:style-name="P529">Pada Bab 5 Tambahkan prompt pada awal bab untuk mendapatkan pengantar , pada tiap subbab/sub-subab untuk mendapatkan isi dengan pembahasan mendalam </text:p>
          </text:section>
          <text:p text:style-name="P274">Tampilkan alur berpikir</text:p>
          <text:section text:style-name="Sect2" text:name="model-response-message-contentr_2aa437478d8c607c">
            <text:p text:style-name="Text_20_body">Oke, mari kita tambahkan prompt untuk Bab 5, yang membahas konsep fundamental Unit dan modularitas dalam Free Pascal.</text:p>
            <text:p text:style-name="Horizontal_20_Line"/>
            <text:p text:style-name="Text_20_body"><text:span text:style-name="Strong_20_Emphasis">Bab 5: Unit dan Modularitas</text:span></text:p>
            <text:list xml:id="list6582489867014800814" text:style-name="L12">
              <text:list-item>
                <text:p text:style-name="P12"><text:span text:style-name="Strong_20_Emphasis">Prompt untuk Pengantar Bab:</text:span></text:p>
                <text:p text:style-name="P535"><text:span text:style-name="Emphasis">"Buatkan paragraf pengantar untuk Bab 5 buku tutorial Free Pascal, berjudul 'Unit dan Modularitas'. Mulai dengan menjelaskan bahwa seiring program berkembang, mengelola semua kode dalam satu file menjadi tidak praktis. Tekankan pentingnya modularitas untuk organisasi, keterbacaan, pemeliharaan, kompilasi terpisah, dan penggunaan kembali kode. Perkenalkan </text:span><text:span text:style-name="Emphasis"><text:span text:style-name="Source_20_Text">Unit</text:span></text:span><text:span text:style-name="Emphasis"> sebagai mekanisme inti dalam Free Pascal untuk memecah program menjadi bagian-bagian logis yang terpisah dan terkelola. Sebutkan bahwa bab ini akan mengupas tuntas konsep unit, struktur file unit (</text:span><text:span text:style-name="Emphasis"><text:span text:style-name="Source_20_Text">interface</text:span></text:span><text:span text:style-name="Emphasis">, </text:span><text:span text:style-name="Emphasis"><text:span text:style-name="Source_20_Text">implementation</text:span></text:span><text:span text:style-name="Emphasis">), bagian inisialisasi/finalisasi, cara menghubungkan unit (</text:span><text:span text:style-name="Emphasis"><text:span text:style-name="Source_20_Text">uses</text:span></text:span><text:span text:style-name="Emphasis">), serta memberikan contoh praktis dan membahas masalah umum seperti referensi silang. Sampaikan kepada pembaca (programmer intermediate) bahwa penguasaan Unit adalah langkah krusial untuk membangun aplikasi Pascal skala menengah hingga besar."</text:span></text:p>
              </text:list-item>
              <text:list-item>
                <text:p text:style-name="P12"><text:span text:style-name="Strong_20_Emphasis">Subbab: Konsep Modularitas di Pascal</text:span></text:p>
                <text:list>
                  <text:list-item>
                    <text:p text:style-name="P12"><text:span text:style-name="Strong_20_Emphasis">Prompt untuk Isi Subbab:</text:span> </text:p>
                    <text:p text:style-name="P535"><text:span text:style-name="Emphasis">"Berikan pembahasan mendalam mengenai filosofi dan manfaat modularitas dalam konteks pemrograman Free Pascal. </text:span><text:soft-page-break/><text:span text:style-name="Emphasis">Jelaskan mengapa prinsip 'Divide and Conquer' penting dalam software engineering. Elaborasi keuntungan-keuntungan spesifik dari pendekatan modular menggunakan Unit: 1) </text:span><text:span text:style-name="Emphasis"><text:span text:style-name="Strong_20_Emphasis">Organisasi Kode:</text:span></text:span><text:span text:style-name="Emphasis"> Mengelompokkan tipe data, konstanta, variabel, prosedur, dan fungsi yang terkait secara logis. 2) </text:span><text:span text:style-name="Emphasis"><text:span text:style-name="Strong_20_Emphasis">Enkapsulasi/Information Hiding:</text:span></text:span><text:span text:style-name="Emphasis"> Menyembunyikan detail implementasi di bagian </text:span><text:span text:style-name="Emphasis"><text:span text:style-name="Source_20_Text">implementation</text:span></text:span><text:span text:style-name="Emphasis"> dan hanya mengekspos antarmuka publik di </text:span><text:span text:style-name="Emphasis"><text:span text:style-name="Source_20_Text">interface</text:span></text:span><text:span text:style-name="Emphasis">. 3) </text:span><text:span text:style-name="Emphasis"><text:span text:style-name="Strong_20_Emphasis">Kompilasi Terpisah:</text:span></text:span><text:span text:style-name="Emphasis"> Kompiler dapat mengompilasi unit secara individual menjadi file </text:span><text:span text:style-name="Emphasis"><text:span text:style-name="Source_20_Text">.ppu</text:span></text:span><text:span text:style-name="Emphasis">/</text:span><text:span text:style-name="Emphasis"><text:span text:style-name="Source_20_Text">.o</text:span></text:span><text:span text:style-name="Emphasis">, sehingga perubahan pada satu unit tidak mengharuskan kompilasi ulang seluruh proyek. 4) </text:span><text:span text:style-name="Emphasis"><text:span text:style-name="Strong_20_Emphasis">Reusability:</text:span></text:span><text:span text:style-name="Emphasis"> Unit dapat digunakan kembali di berbagai proyek. 5) </text:span><text:span text:style-name="Emphasis"><text:span text:style-name="Strong_20_Emphasis">Manajemen Namespace:</text:span></text:span><text:span text:style-name="Emphasis"> Menghindari konflik penamaan antar bagian program. Bandingkan secara singkat konsep Unit Pascal dengan modul/package/namespace di bahasa lain."</text:span></text:p>
                  </text:list-item>
                </text:list>
              </text:list-item>
              <text:list-item>
                <text:p text:style-name="P12"><text:span text:style-name="Strong_20_Emphasis">Subbab: Struktur Unit (</text:span><text:span text:style-name="Strong_20_Emphasis"><text:span text:style-name="Source_20_Text">unit</text:span></text:span><text:span text:style-name="Strong_20_Emphasis">, </text:span><text:span text:style-name="Strong_20_Emphasis"><text:span text:style-name="Source_20_Text">interface</text:span></text:span><text:span text:style-name="Strong_20_Emphasis">, </text:span><text:span text:style-name="Strong_20_Emphasis"><text:span text:style-name="Source_20_Text">implementation</text:span></text:span><text:span text:style-name="Strong_20_Emphasis">)</text:span></text:p>
                <text:list>
                  <text:list-item>
                    <text:p text:style-name="P12"><text:span text:style-name="Strong_20_Emphasis">Prompt untuk Isi Subbab:</text:span> </text:p>
                    <text:p text:style-name="P535"><text:span text:style-name="Emphasis">"Berikan pembahasan mendalam dan rinci mengenai struktur wajib sebuah file Unit (</text:span><text:span text:style-name="Emphasis"><text:span text:style-name="Source_20_Text">.pas</text:span></text:span><text:span text:style-name="Emphasis">) di Free Pascal. Jelaskan setiap bagian kunci: * </text:span><text:span text:style-name="Emphasis"><text:span text:style-name="Strong_20_Emphasis"><text:span text:style-name="Source_20_Text">unit NamaUnit;</text:span></text:span></text:span><text:span text:style-name="Emphasis">: Direktif pertama yang mendefinisikan nama unit. Tekankan bahwa </text:span><text:span text:style-name="Emphasis"><text:span text:style-name="Source_20_Text">NamaUnit</text:span></text:span><text:span text:style-name="Emphasis"> sebaiknya (dan seringkali diharuskan) sama dengan nama file (tanpa ekstensi </text:span><text:span text:style-name="Emphasis"><text:span text:style-name="Source_20_Text">.pas</text:span></text:span><text:span text:style-name="Emphasis">) dan bersifat case-insensitive (meski konsistensi dianjurkan). * </text:span><text:span text:style-name="Emphasis"><text:span text:style-name="Strong_20_Emphasis"><text:span text:style-name="Source_20_Text">interface</text:span></text:span></text:span><text:span text:style-name="Emphasis">: Bagian 'publik' dari unit. Jelaskan bahwa semua deklarasi (konstanta, tipe, variabel global unit, header prosedur/fungsi) yang ditempatkan di sini akan dapat diakses oleh unit atau program lain yang menyertakan unit ini melalui </text:span><text:span text:style-name="Emphasis"><text:span text:style-name="Source_20_Text">uses</text:span></text:span><text:span text:style-name="Emphasis">. Jelaskan bahwa bagian ini mendefinisikan 'kontrak' atau API dari unit. * </text:span><text:span text:style-name="Emphasis"><text:span text:style-name="Strong_20_Emphasis"><text:span text:style-name="Source_20_Text">implementation</text:span></text:span></text:span><text:span text:style-name="Emphasis">: Bagian 'privat' dari unit. Jelaskan bahwa di sinilah kode implementasi (definisi lengkap) dari prosedur dan fungsi yang dideklarasikan di </text:span><text:span text:style-name="Emphasis"><text:span text:style-name="Source_20_Text">interface</text:span></text:span><text:span text:style-name="Emphasis"> harus ditulis. Tekankan bahwa bagian ini juga dapat memiliki deklarasi </text:span><text:span text:style-name="Emphasis"><text:span text:style-name="Source_20_Text">uses</text:span></text:span><text:span text:style-name="Emphasis">, </text:span><text:span text:style-name="Emphasis"><text:span text:style-name="Source_20_Text">const</text:span></text:span><text:span text:style-name="Emphasis">, </text:span><text:span text:style-name="Emphasis"><text:span text:style-name="Source_20_Text">type</text:span></text:span><text:span text:style-name="Emphasis">, </text:span><text:span text:style-name="Emphasis"><text:span text:style-name="Source_20_Text">var</text:span></text:span><text:span text:style-name="Emphasis">, serta prosedur/fungsi lokal yang tidak terlihat dari luar unit. Jelaskan konsep penyembunyian detail implementasi (information hiding). Sertakan contoh kerangka kode unit yang jelas menunjukkan penempatan deklarasi di </text:span><text:span text:style-name="Emphasis"><text:span text:style-name="Source_20_Text">interface</text:span></text:span><text:span text:style-name="Emphasis"> dan implementasinya di </text:span><text:span text:style-name="Emphasis"><text:span text:style-name="Source_20_Text">implementation</text:span></text:span><text:span text:style-name="Emphasis">."</text:span></text:p>
                  </text:list-item>
                </text:list>
              </text:list-item>
              <text:list-item>
                <text:p text:style-name="P12"><text:span text:style-name="Strong_20_Emphasis">Subbab: Bagian </text:span><text:span text:style-name="Strong_20_Emphasis"><text:span text:style-name="Source_20_Text">initialization</text:span></text:span><text:span text:style-name="Strong_20_Emphasis"> dan </text:span><text:span text:style-name="Strong_20_Emphasis"><text:span text:style-name="Source_20_Text">finalization</text:span></text:span></text:p>
                <text:list>
                  <text:list-item>
                    <text:p text:style-name="P12"><text:span text:style-name="Strong_20_Emphasis">Prompt untuk Isi Sub-subbab:</text:span> </text:p>
                    <text:p text:style-name="P535"><text:soft-page-break/><text:span text:style-name="Emphasis">"Berikan pembahasan mendalam mengenai bagian opsional </text:span><text:span text:style-name="Emphasis"><text:span text:style-name="Source_20_Text">initialization</text:span></text:span><text:span text:style-name="Emphasis"> dan </text:span><text:span text:style-name="Emphasis"><text:span text:style-name="Source_20_Text">finalization</text:span></text:span><text:span text:style-name="Emphasis"> dalam struktur Unit Free Pascal. Jelaskan posisi penempatannya (setelah </text:span><text:span text:style-name="Emphasis"><text:span text:style-name="Source_20_Text">implementation</text:span></text:span><text:span text:style-name="Emphasis">, sebelum </text:span><text:span text:style-name="Emphasis"><text:span text:style-name="Source_20_Text">end.</text:span></text:span><text:span text:style-name="Emphasis"> akhir unit). Terangkan bahwa kode dalam blok </text:span><text:span text:style-name="Emphasis"><text:span text:style-name="Source_20_Text">initialization</text:span></text:span><text:span text:style-name="Emphasis"> dieksekusi secara otomatis satu kali saat program dimulai dan unit tersebut dimuat ke memori (urutan eksekusi bergantung pada dependensi </text:span><text:span text:style-name="Emphasis"><text:span text:style-name="Source_20_Text">uses</text:span></text:span><text:span text:style-name="Emphasis">). Jelaskan kasus penggunaannya: inisialisasi variabel global unit, alokasi sumber daya awal, registrasi kelas atau format. Jelaskan pula bahwa kode dalam blok </text:span><text:span text:style-name="Emphasis"><text:span text:style-name="Source_20_Text">finalization</text:span></text:span><text:span text:style-name="Emphasis"> (jika ada) dieksekusi secara otomatis satu kali saat program akan berakhir (dalam urutan terbalik dari </text:span><text:span text:style-name="Emphasis"><text:span text:style-name="Source_20_Text">initialization</text:span></text:span><text:span text:style-name="Emphasis">). Jelaskan kasus penggunaannya: dealokasi sumber daya yang dialokasikan di </text:span><text:span text:style-name="Emphasis"><text:span text:style-name="Source_20_Text">initialization</text:span></text:span><text:span text:style-name="Emphasis">, pembersihan state. Berikan contoh unit sederhana yang menggunakan </text:span><text:span text:style-name="Emphasis"><text:span text:style-name="Source_20_Text">initialization</text:span></text:span><text:span text:style-name="Emphasis"> (misal: mengisi array lookup) dan </text:span><text:span text:style-name="Emphasis"><text:span text:style-name="Source_20_Text">finalization</text:span></text:span><text:span text:style-name="Emphasis"> (misal: membebaskan memori)."</text:span></text:p>
                  </text:list-item>
                </text:list>
              </text:list-item>
              <text:list-item>
                <text:p text:style-name="P12"><text:span text:style-name="Strong_20_Emphasis">Subbab: Menggunakan Unit (</text:span><text:span text:style-name="Strong_20_Emphasis"><text:span text:style-name="Source_20_Text">uses</text:span></text:span><text:span text:style-name="Strong_20_Emphasis"> clause)</text:span></text:p>
                <text:list>
                  <text:list-item>
                    <text:p text:style-name="P12"><text:span text:style-name="Strong_20_Emphasis">Prompt untuk Isi Subbab:</text:span> </text:p>
                    <text:p text:style-name="P535"><text:span text:style-name="Emphasis">"Berikan pembahasan mendalam tentang cara kerja dan penggunaan klausa </text:span><text:span text:style-name="Emphasis"><text:span text:style-name="Source_20_Text">uses</text:span></text:span><text:span text:style-name="Emphasis"> di Free Pascal untuk menyertakan fungsionalitas dari unit lain. Jelaskan sintaksnya (</text:span><text:span text:style-name="Emphasis"><text:span text:style-name="Source_20_Text">uses Unit1, Unit2, ...;</text:span></text:span><text:span text:style-name="Emphasis">). Detailkan dua lokasi utama penempatan </text:span><text:span text:style-name="Emphasis"><text:span text:style-name="Source_20_Text">uses</text:span></text:span><text:span text:style-name="Emphasis"> clause dan implikasi cakupannya: * </text:span><text:span text:style-name="Emphasis"><text:span text:style-name="Strong_20_Emphasis"><text:span text:style-name="Source_20_Text">uses</text:span></text:span></text:span><text:span text:style-name="Emphasis"><text:span text:style-name="Strong_20_Emphasis"> di bagian </text:span></text:span><text:span text:style-name="Emphasis"><text:span text:style-name="Strong_20_Emphasis"><text:span text:style-name="Source_20_Text">interface</text:span></text:span></text:span><text:span text:style-name="Emphasis">: Jelaskan bahwa unit yang disebutkan di sini membuat simbol publiknya tersedia baik di bagian </text:span><text:span text:style-name="Emphasis"><text:span text:style-name="Source_20_Text">interface</text:span></text:span><text:span text:style-name="Emphasis"> maupun </text:span><text:span text:style-name="Emphasis"><text:span text:style-name="Source_20_Text">implementation</text:span></text:span><text:span text:style-name="Emphasis"> unit saat ini. Ini diperlukan jika deklarasi di </text:span><text:span text:style-name="Emphasis"><text:span text:style-name="Source_20_Text">interface</text:span></text:span><text:span text:style-name="Emphasis"> (misal: parameter prosedur, tipe data) menggunakan simbol dari unit lain. * </text:span><text:span text:style-name="Emphasis"><text:span text:style-name="Strong_20_Emphasis"><text:span text:style-name="Source_20_Text">uses</text:span></text:span></text:span><text:span text:style-name="Emphasis"><text:span text:style-name="Strong_20_Emphasis"> di bagian </text:span></text:span><text:span text:style-name="Emphasis"><text:span text:style-name="Strong_20_Emphasis"><text:span text:style-name="Source_20_Text">implementation</text:span></text:span></text:span><text:span text:style-name="Emphasis">: Jelaskan bahwa unit yang disebutkan di sini membuat simbol publiknya hanya tersedia di bagian </text:span><text:span text:style-name="Emphasis"><text:span text:style-name="Source_20_Text">implementation</text:span></text:span><text:span text:style-name="Emphasis"> (termasuk </text:span><text:span text:style-name="Emphasis"><text:span text:style-name="Source_20_Text">initialization</text:span></text:span><text:span text:style-name="Emphasis"> dan </text:span><text:span text:style-name="Emphasis"><text:span text:style-name="Source_20_Text">finalization</text:span></text:span><text:span text:style-name="Emphasis">) unit saat ini. Ini adalah praktik yang baik untuk dependensi yang hanya diperlukan untuk implementasi internal, membantu mengurangi ketergantungan antar </text:span><text:span text:style-name="Emphasis"><text:span text:style-name="Source_20_Text">interface</text:span></text:span><text:span text:style-name="Emphasis">. Jelaskan bagaimana kompiler FPC mencari file unit (</text:span><text:span text:style-name="Emphasis"><text:span text:style-name="Source_20_Text">.ppu</text:span></text:span><text:span text:style-name="Emphasis">, </text:span><text:span text:style-name="Emphasis"><text:span text:style-name="Source_20_Text">.o</text:span></text:span><text:span text:style-name="Emphasis">, </text:span><text:span text:style-name="Emphasis"><text:span text:style-name="Source_20_Text">.pas</text:span></text:span><text:span text:style-name="Emphasis">) berdasarkan nama unit dan search path yang dikonfigurasi (</text:span><text:span text:style-name="Emphasis"><text:span text:style-name="Source_20_Text">-Fu</text:span></text:span><text:span text:style-name="Emphasis"> option). Berikan contoh penggunaan </text:span><text:span text:style-name="Emphasis"><text:span text:style-name="Source_20_Text">uses</text:span></text:span><text:span text:style-name="Emphasis"> di kedua lokasi."</text:span></text:p>
                  </text:list-item>
                </text:list>
              </text:list-item>
              <text:list-item>
                <text:p text:style-name="P12"><text:span text:style-name="Strong_20_Emphasis">Subbab: Contoh Membuat dan Menggunakan Unit Sederhana</text:span></text:p>
                <text:list>
                  <text:list-item>
                    <text:p text:style-name="P12"><text:soft-page-break/><text:span text:style-name="Strong_20_Emphasis">Prompt untuk Isi Subbab:</text:span> </text:p>
                    <text:p text:style-name="P535"><text:span text:style-name="Emphasis">"Sajikan contoh praktis yang lengkap dan mudah diikuti, mendemonstrasikan pembuatan sebuah Unit Free Pascal dari awal dan penggunaannya dalam program utama. Buatlah sebuah Unit bernama </text:span><text:span text:style-name="Emphasis"><text:span text:style-name="Source_20_Text">StrUtil</text:span></text:span><text:span text:style-name="Emphasis"> (disimpan dalam </text:span><text:span text:style-name="Emphasis"><text:span text:style-name="Source_20_Text">strutil.pas</text:span></text:span><text:span text:style-name="Emphasis">) yang berisi: * Di </text:span><text:span text:style-name="Emphasis"><text:span text:style-name="Source_20_Text">interface</text:span></text:span><text:span text:style-name="Emphasis">: Deklarasi fungsi </text:span><text:span text:style-name="Emphasis"><text:span text:style-name="Source_20_Text">function ReverseString(const S: string): string;</text:span></text:span><text:span text:style-name="Emphasis"> dan prosedur </text:span><text:span text:style-name="Emphasis"><text:span text:style-name="Source_20_Text">procedure PrintCentered(const Text: string; Width: Integer);</text:span></text:span><text:span text:style-name="Emphasis">. * Di </text:span><text:span text:style-name="Emphasis"><text:span text:style-name="Source_20_Text">implementation</text:span></text:span><text:span text:style-name="Emphasis">: Definisi lengkap untuk </text:span><text:span text:style-name="Emphasis"><text:span text:style-name="Source_20_Text">ReverseString</text:span></text:span><text:span text:style-name="Emphasis"> dan </text:span><text:span text:style-name="Emphasis"><text:span text:style-name="Source_20_Text">PrintCentered</text:span></text:span><text:span text:style-name="Emphasis">. Kemudian, buat program utama (</text:span><text:span text:style-name="Emphasis"><text:span text:style-name="Source_20_Text">main.pas</text:span></text:span><text:span text:style-name="Emphasis">) yang: * Menyertakan </text:span><text:span text:style-name="Emphasis"><text:span text:style-name="Source_20_Text">uses StrUtil;</text:span></text:span><text:span text:style-name="Emphasis">. * Meminta input string dari pengguna. * Memanggil </text:span><text:span text:style-name="Emphasis"><text:span text:style-name="Source_20_Text">ReverseString</text:span></text:span><text:span text:style-name="Emphasis"> dari </text:span><text:span text:style-name="Emphasis"><text:span text:style-name="Source_20_Text">StrUtil</text:span></text:span><text:span text:style-name="Emphasis"> untuk membalik string tersebut dan menampilkannya. * Memanggil </text:span><text:span text:style-name="Emphasis"><text:span text:style-name="Source_20_Text">PrintCentered</text:span></text:span><text:span text:style-name="Emphasis"> dari </text:span><text:span text:style-name="Emphasis"><text:span text:style-name="Source_20_Text">StrUtil</text:span></text:span><text:span text:style-name="Emphasis"> untuk mencetak string asli di tengah lebar layar tertentu. Jelaskan cara mengompilasi proyek ini (misalnya, </text:span><text:span text:style-name="Emphasis"><text:span text:style-name="Source_20_Text">fpc main.pas</text:span></text:span><text:span text:style-name="Emphasis"> yang akan otomatis mencari dan mengompilasi </text:span><text:span text:style-name="Emphasis"><text:span text:style-name="Source_20_Text">strutil.pas</text:span></text:span><text:span text:style-name="Emphasis"> jika perlu)."</text:span></text:p>
                  </text:list-item>
                </text:list>
              </text:list-item>
              <text:list-item>
                <text:p text:style-name="P12"><text:span text:style-name="Strong_20_Emphasis">Subbab: Menghindari Referensi Silang (Circular References)</text:span></text:p>
                <text:list>
                  <text:list-item>
                    <text:p text:style-name="P12"><text:span text:style-name="Strong_20_Emphasis">Prompt untuk Isi Subbab:</text:span> </text:p>
                    <text:p text:style-name="P535"><text:span text:style-name="Emphasis">"Berikan pembahasan mendalam mengenai masalah referensi silang (circular unit references) yang dapat terjadi saat menggunakan unit di Free Pascal. Definisikan secara jelas apa itu referensi silang: kondisi ketika Unit A memerlukan Unit B di bagian </text:span><text:span text:style-name="Emphasis"><text:span text:style-name="Source_20_Text">interface</text:span></text:span><text:span text:style-name="Emphasis">-nya (</text:span><text:span text:style-name="Emphasis"><text:span text:style-name="Source_20_Text">uses B;</text:span></text:span><text:span text:style-name="Emphasis"> di interface A), dan pada saat yang sama Unit B memerlukan Unit A di bagian </text:span><text:span text:style-name="Emphasis"><text:span text:style-name="Source_20_Text">interface</text:span></text:span><text:span text:style-name="Emphasis">-nya (</text:span><text:span text:style-name="Emphasis"><text:span text:style-name="Source_20_Text">uses A;</text:span></text:span><text:span text:style-name="Emphasis"> di interface B). Jelaskan mengapa ini menyebabkan masalah bagi kompiler satu-pass seperti FPC (tidak dapat menentukan urutan kompilasi). Diskusikan secara rinci strategi umum untuk memecahkan atau menghindari masalah ini: * </text:span><text:span text:style-name="Emphasis"><text:span text:style-name="Strong_20_Emphasis">Memindahkan </text:span></text:span><text:span text:style-name="Emphasis"><text:span text:style-name="Strong_20_Emphasis"><text:span text:style-name="Source_20_Text">uses</text:span></text:span></text:span><text:span text:style-name="Emphasis"><text:span text:style-name="Strong_20_Emphasis"> ke </text:span></text:span><text:span text:style-name="Emphasis"><text:span text:style-name="Strong_20_Emphasis"><text:span text:style-name="Source_20_Text">implementation</text:span></text:span></text:span><text:span text:style-name="Emphasis">: Jelaskan ini sebagai solusi paling umum. Jika Unit A hanya memerlukan simbol dari B di implementasinya, pindahkan </text:span><text:span text:style-name="Emphasis"><text:span text:style-name="Source_20_Text">uses B;</text:span></text:span><text:span text:style-name="Emphasis"> ke bagian </text:span><text:span text:style-name="Emphasis"><text:span text:style-name="Source_20_Text">implementation</text:span></text:span><text:span text:style-name="Emphasis"> A (dan/atau sebaliknya). * </text:span><text:span text:style-name="Emphasis"><text:span text:style-name="Strong_20_Emphasis">Refactoring/Ekstraksi ke Unit Ketiga</text:span></text:span><text:span text:style-name="Emphasis">: Jika A dan B benar-benar saling membutuhkan tipe data atau fungsi tertentu, ekstrak elemen-elemen bersama tersebut ke Unit C baru, lalu buat A dan B sama-sama menggunakan C. * </text:span><text:span text:style-name="Emphasis"><text:span text:style-name="Strong_20_Emphasis">Penggunaan Tipe Opaque/Pointer atau Class/Interface Types</text:span></text:span><text:span text:style-name="Emphasis">: Singgung secara singkat bahwa teknik pemrograman lebih lanjut (seperti mendeklarasikan tipe pointer di interface dan tipe sebenarnya </text:span><text:soft-page-break/><text:span text:style-name="Emphasis">di implementation, atau menggunakan interface OOP) dapat memutus dependensi langsung di level interface. Berikan contoh kode sederhana yang menunjukkan skenario referensi silang dan bagaimana memperbaikinya dengan memindahkan </text:span><text:span text:style-name="Emphasis"><text:span text:style-name="Source_20_Text">uses</text:span></text:span><text:span text:style-name="Emphasis"> ke </text:span><text:span text:style-name="Emphasis"><text:span text:style-name="Source_20_Text">implementation</text:span></text:span><text:span text:style-name="Emphasis">."</text:span></text:p>
                  </text:list-item>
                </text:list>
              </text:list-item>
            </text:list>
            <text:p text:style-name="Horizontal_20_Line"/>
            <text:p text:style-name="Text_20_body">Prompt ini akan membantu menghasilkan Bab 5 yang komprehensif, menjelaskan salah satu aspek paling penting dan khas dari pemrograman Pascal/Free Pascal.</text:p>
          </text:section>
          <text:section text:style-name="Sect1" text:name="feedback-form-5">
            <text:p text:style-name="P274"/>
          </text:section>
        </text:section>
        <text:section text:style-name="Sect1" text:name="7bec36476247960a">
          <text:p text:style-name="Text_20_body"/>
          <text:section text:style-name="Sect1" text:name="user-query-content-6">
            <text:p text:style-name="P529">Pada Bab 6 Tambahkan prompt pada awal bab untuk mendapatkan pengantar , pada tiap subbab/sub-subab untuk mendapatkan isi dengan pembahasan mendalam </text:p>
          </text:section>
          <text:p text:style-name="P274">Tampilkan alur berpikir</text:p>
          <text:section text:style-name="Sect2" text:name="model-response-message-contentr_7bec36476247960a">
            <text:p text:style-name="Text_20_body">Oke, mari kita siapkan prompt untuk Bab 6, yang akan membahas tipe data penting: Array dan String.</text:p>
            <text:p text:style-name="Horizontal_20_Line"/>
            <text:p text:style-name="Text_20_body"><text:span text:style-name="Strong_20_Emphasis">Bab 6: Array dan String</text:span></text:p>
            <text:list xml:id="list8338073305090829520" text:style-name="L13">
              <text:list-item>
                <text:p text:style-name="P13"><text:span text:style-name="Strong_20_Emphasis">Prompt untuk Pengantar Bab:</text:span></text:p>
                <text:p text:style-name="P536"><text:span text:style-name="Emphasis">"Buatkan paragraf pengantar untuk Bab 6 buku tutorial Free Pascal, berjudul 'Array dan String'. Mulailah dengan menyatakan bahwa setelah menguasai tipe data dasar dan kontrol alur, langkah selanjutnya adalah mempelajari cara mengelola kumpulan data dan teks secara efisien. Perkenalkan Array sebagai struktur data untuk menyimpan koleksi item bertipe sama, dan String sebagai tipe data fundamental untuk representasi dan manipulasi teks. Sebutkan bahwa Free Pascal menyediakan berbagai jenis array (statis dan dinamis, satu dan multi-dimensi) serta beberapa tipe string (</text:span><text:span text:style-name="Emphasis"><text:span text:style-name="Source_20_Text">ShortString</text:span></text:span><text:span text:style-name="Emphasis">, </text:span><text:span text:style-name="Emphasis"><text:span text:style-name="Source_20_Text">AnsiString</text:span></text:span><text:span text:style-name="Emphasis">, </text:span><text:span text:style-name="Emphasis"><text:span text:style-name="Source_20_Text">UnicodeString</text:span></text:span><text:span text:style-name="Emphasis">) dengan karakteristik yang berbeda. Uraikan bahwa bab ini akan memandu pembaca (programmer intermediate) melalui deklarasi, inisialisasi, akses, dan operasi umum pada array dan string, termasuk penggunaan fungsi pustaka standar."</text:span></text:p>
              </text:list-item>
              <text:list-item>
                <text:p text:style-name="P13"><text:span text:style-name="Strong_20_Emphasis">Subbab: Array Statis (Deklarasi, Akses, Batasan Indeks)</text:span></text:p>
                <text:list>
                  <text:list-item>
                    <text:p text:style-name="P13"><text:span text:style-name="Strong_20_Emphasis">Prompt untuk Isi Subbab:</text:span> </text:p>
                    <text:p text:style-name="P536"><text:span text:style-name="Emphasis">"Berikan pembahasan mendalam mengenai konsep dan penggunaan array statis di Free Pascal. Jelaskan bahwa ukuran array statis ditentukan pada saat kompilasi (compile-time) dan bersifat tetap selama program berjalan. Tunjukkan secara rinci sintaks deklarasinya: * </text:span><text:span text:style-name="Emphasis"><text:span text:style-name="Source_20_Text">var NamaArray: </text:span></text:span><text:soft-page-break/><text:span text:style-name="Emphasis"><text:span text:style-name="Source_20_Text">array[IndeksBawah..IndeksAtas] of TipeElemen;</text:span></text:span><text:span text:style-name="Emphasis"> * </text:span><text:span text:style-name="Emphasis"><text:span text:style-name="Source_20_Text">var NamaArray: array[TipeIndeks] of TipeElemen;</text:span></text:span><text:span text:style-name="Emphasis"> (di mana </text:span><text:span text:style-name="Emphasis"><text:span text:style-name="Source_20_Text">TipeIndeks</text:span></text:span><text:span text:style-name="Emphasis"> adalah tipe ordinal seperti rentang integer, Char, atau Enumerasi). * Menggunakan definisi tipe: </text:span><text:span text:style-name="Emphasis"><text:span text:style-name="Source_20_Text">type TArrayKu = array[1..100] of Real; var DataKu: TArrayKu;</text:span></text:span><text:span text:style-name="Emphasis"> Jelaskan cara mengakses elemen individual menggunakan notasi </text:span><text:span text:style-name="Emphasis"><text:span text:style-name="Source_20_Text">NamaArray[Indeks]</text:span></text:span><text:span text:style-name="Emphasis">. Tekankan pentingnya rentang indeks yang valid (</text:span><text:span text:style-name="Emphasis"><text:span text:style-name="Source_20_Text">IndeksBawah</text:span></text:span><text:span text:style-name="Emphasis"> hingga </text:span><text:span text:style-name="Emphasis"><text:span text:style-name="Source_20_Text">IndeksAtas</text:span></text:span><text:span text:style-name="Emphasis">) dan apa konsekuensi mengakses elemen di luar rentang ini (runtime error jika pemeriksaan rentang aktif </text:span><text:span text:style-name="Emphasis"><text:span text:style-name="Source_20_Text">-Cr</text:span></text:span><text:span text:style-name="Emphasis">). Berikan contoh deklarasi array statis untuk berbagai tipe elemen dan indeks, serta contoh pengisian dan pembacaan nilainya."</text:span></text:p>
                  </text:list-item>
                </text:list>
              </text:list-item>
              <text:list-item>
                <text:p text:style-name="P13"><text:span text:style-name="Strong_20_Emphasis">Subbab: Array Dinamis (</text:span><text:span text:style-name="Strong_20_Emphasis"><text:span text:style-name="Source_20_Text">array of Tipe</text:span></text:span><text:span text:style-name="Strong_20_Emphasis">, </text:span><text:span text:style-name="Strong_20_Emphasis"><text:span text:style-name="Source_20_Text">SetLength</text:span></text:span><text:span text:style-name="Strong_20_Emphasis">, </text:span><text:span text:style-name="Strong_20_Emphasis"><text:span text:style-name="Source_20_Text">Length</text:span></text:span><text:span text:style-name="Strong_20_Emphasis">, </text:span><text:span text:style-name="Strong_20_Emphasis"><text:span text:style-name="Source_20_Text">High</text:span></text:span><text:span text:style-name="Strong_20_Emphasis">, </text:span><text:span text:style-name="Strong_20_Emphasis"><text:span text:style-name="Source_20_Text">Low</text:span></text:span><text:span text:style-name="Strong_20_Emphasis">)</text:span></text:p>
                <text:list>
                  <text:list-item>
                    <text:p text:style-name="P13"><text:span text:style-name="Strong_20_Emphasis">Prompt untuk Isi Subbab:</text:span> </text:p>
                    <text:p text:style-name="P536"><text:span text:style-name="Emphasis">"Berikan pembahasan mendalam mengenai array dinamis sebagai alternatif fleksibel di Free Pascal. Jelaskan bahwa ukurannya tidak ditentukan saat kompilasi dan dapat diubah saat runtime. Tunjukkan sintaks deklarasinya yang sederhana: </text:span><text:span text:style-name="Emphasis"><text:span text:style-name="Source_20_Text">var NamaArray: array of TipeElemen;</text:span></text:span><text:span text:style-name="Emphasis">. Jelaskan bahwa sebelum digunakan, ukurannya harus ditetapkan menggunakan prosedur </text:span><text:span text:style-name="Emphasis"><text:span text:style-name="Source_20_Text">SetLength(NamaArray, UkuranBaru)</text:span></text:span><text:span text:style-name="Emphasis">. Terangkan mekanisme di baliknya: array dinamis dikelola sebagai pointer dengan reference counting, sehingga memori dialokasikan secara dinamis dan dibebaskan secara otomatis ketika tidak ada lagi referensi. Jelaskan fungsi-fungsi penting untuk bekerja dengan array dinamis: * </text:span><text:span text:style-name="Emphasis"><text:span text:style-name="Source_20_Text">SetLength</text:span></text:span><text:span text:style-name="Emphasis">: Untuk mengatur (atau mengubah) jumlah elemen. * </text:span><text:span text:style-name="Emphasis"><text:span text:style-name="Source_20_Text">Length</text:span></text:span><text:span text:style-name="Emphasis">: Mengembalikan jumlah elemen saat ini (integer). * </text:span><text:span text:style-name="Emphasis"><text:span text:style-name="Source_20_Text">Low</text:span></text:span><text:span text:style-name="Emphasis">: Mengembalikan indeks terendah (selalu 0 untuk array dinamis). * </text:span><text:span text:style-name="Emphasis"><text:span text:style-name="Source_20_Text">High</text:span></text:span><text:span text:style-name="Emphasis">: Mengembalikan indeks tertinggi (sama dengan </text:span><text:span text:style-name="Emphasis"><text:span text:style-name="Source_20_Text">Length - 1</text:span></text:span><text:span text:style-name="Emphasis">). Berikan contoh kode lengkap yang mendemonstrasikan siklus hidup array dinamis: deklarasi, </text:span><text:span text:style-name="Emphasis"><text:span text:style-name="Source_20_Text">SetLength</text:span></text:span><text:span text:style-name="Emphasis">, pengisian data menggunakan loop (menggunakan </text:span><text:span text:style-name="Emphasis"><text:span text:style-name="Source_20_Text">Low</text:span></text:span><text:span text:style-name="Emphasis"> dan </text:span><text:span text:style-name="Emphasis"><text:span text:style-name="Source_20_Text">High</text:span></text:span><text:span text:style-name="Emphasis">), membaca data, dan bagaimana memori dikelola secara otomatis."</text:span></text:p>
                  </text:list-item>
                </text:list>
              </text:list-item>
              <text:list-item>
                <text:p text:style-name="P13"><text:span text:style-name="Strong_20_Emphasis">Subbab: Array Multidimensi</text:span></text:p>
                <text:list>
                  <text:list-item>
                    <text:p text:style-name="P13"><text:span text:style-name="Strong_20_Emphasis">Prompt untuk Isi Subbab:</text:span> </text:p>
                    <text:p text:style-name="P536"><text:span text:style-name="Emphasis">"Berikan pembahasan mendalam mengenai array multidimensi </text:span><text:soft-page-break/><text:span text:style-name="Emphasis">di Free Pascal, yang memungkinkan representasi data dalam bentuk tabel, grid, atau struktur berdimensi lebih tinggi. Jelaskan cara mendeklarasikan array multidimensi statis menggunakan dua sintaks utama: * </text:span><text:span text:style-name="Emphasis"><text:span text:style-name="Source_20_Text">var Matrix: array[1..Rows, 1..Cols] of TipeElemen;</text:span></text:span><text:span text:style-name="Emphasis"> * </text:span><text:span text:style-name="Emphasis"><text:span text:style-name="Source_20_Text">var Matrix: array[1..Rows] of array[1..Cols] of TipeElemen;</text:span></text:span><text:span text:style-name="Emphasis"> Jelaskan cara mengakses elemen menggunakan dua (atau lebih) indeks: </text:span><text:span text:style-name="Emphasis"><text:span text:style-name="Source_20_Text">Matrix[RowIndex, ColIndex]</text:span></text:span><text:span text:style-name="Emphasis">. Jelaskan juga konsep array multidimensi dinamis (</text:span><text:span text:style-name="Emphasis"><text:span text:style-name="Source_20_Text">var DynMatrix: array of array of TipeElemen;</text:span></text:span><text:span text:style-name="Emphasis">). Tunjukkan cara mengatur ukurannya menggunakan </text:span><text:span text:style-name="Emphasis"><text:span text:style-name="Source_20_Text">SetLength</text:span></text:span><text:span text:style-name="Emphasis">, baik untuk semua dimensi sekaligus (</text:span><text:span text:style-name="Emphasis"><text:span text:style-name="Source_20_Text">SetLength(DynMatrix, NumRows, NumCols)</text:span></text:span><text:span text:style-name="Emphasis">) maupun per dimensi (misalnya, mengatur jumlah baris dulu, lalu loop untuk mengatur jumlah kolom per baris - jelaskan ini sebagai 'jagged array'). Berikan contoh penggunaan array 2D (misalnya, menyimpan papan permainan, matriks matematika)."</text:span></text:p>
                  </text:list-item>
                </text:list>
              </text:list-item>
              <text:list-item>
                <text:p text:style-name="P13"><text:span text:style-name="Strong_20_Emphasis">Subbab: Tipe String Pascal (</text:span><text:span text:style-name="Strong_20_Emphasis"><text:span text:style-name="Source_20_Text">ShortString</text:span></text:span><text:span text:style-name="Strong_20_Emphasis">, </text:span><text:span text:style-name="Strong_20_Emphasis"><text:span text:style-name="Source_20_Text">AnsiString</text:span></text:span><text:span text:style-name="Strong_20_Emphasis">, </text:span><text:span text:style-name="Strong_20_Emphasis"><text:span text:style-name="Source_20_Text">UnicodeString</text:span></text:span><text:span text:style-name="Strong_20_Emphasis">/</text:span><text:span text:style-name="Strong_20_Emphasis"><text:span text:style-name="Source_20_Text">string</text:span></text:span><text:span text:style-name="Strong_20_Emphasis"> default)</text:span></text:p>
                <text:list>
                  <text:list-item>
                    <text:p text:style-name="P13"><text:span text:style-name="Strong_20_Emphasis">Prompt untuk Isi Subbab:</text:span> </text:p>
                    <text:p text:style-name="P536"><text:span text:style-name="Emphasis">"Berikan pembahasan mendalam yang membandingkan tipe-tipe string utama yang ada dalam sejarah dan penggunaan Free Pascal. Jelaskan karakteristik, kelebihan, dan kekurangan masing-masing: * </text:span><text:span text:style-name="Emphasis"><text:span text:style-name="Strong_20_Emphasis"><text:span text:style-name="Source_20_Text">ShortString</text:span></text:span></text:span><text:span text:style-name="Emphasis">: Jelaskan sebagai tipe 'Pascal string' klasik. Struktur: byte 0 menyimpan panjang (0-255), diikuti karakter. Ukuran memori tetap. Sintaks: </text:span><text:span text:style-name="Emphasis"><text:span text:style-name="Source_20_Text">string[N]</text:span></text:span><text:span text:style-name="Emphasis"> (N=0..255) atau </text:span><text:span text:style-name="Emphasis"><text:span text:style-name="Source_20_Text">ShortString</text:span></text:span><text:span text:style-name="Emphasis"> (N=255). Kapan digunakan: kompatibilitas legacy, situasi memori sangat terbatas. * </text:span><text:span text:style-name="Emphasis"><text:span text:style-name="Strong_20_Emphasis"><text:span text:style-name="Source_20_Text">AnsiString</text:span></text:span></text:span><text:span text:style-name="Emphasis">: Jelaskan sebagai string dinamis, null-terminated, reference counted. Panjang bisa berubah saat runtime. Biasanya menggunakan encoding ANSI (single-byte/multi-byte tergantung codepage). Tipe </text:span><text:span text:style-name="Emphasis"><text:span text:style-name="Source_20_Text">string</text:span></text:span><text:span text:style-name="Emphasis"> default dalam mode kompatibilitas Delphi/TP (tanpa </text:span><text:span text:style-name="Emphasis"><text:span text:style-name="Source_20_Text">$H+</text:span></text:span><text:span text:style-name="Emphasis">). * </text:span><text:span text:style-name="Emphasis"><text:span text:style-name="Strong_20_Emphasis"><text:span text:style-name="Source_20_Text">UnicodeString</text:span></text:span></text:span><text:span text:style-name="Emphasis">: Jelaskan sebagai string dinamis, null-terminated, reference counted. Menggunakan encoding UTF-16 (karakter bisa 1 atau 2 word). Tipe </text:span><text:span text:style-name="Emphasis"><text:span text:style-name="Source_20_Text">string</text:span></text:span><text:span text:style-name="Emphasis"> default dalam mode FPC modern (</text:span><text:span text:style-name="Emphasis"><text:span text:style-name="Source_20_Text">$MODE ObjFPC</text:span></text:span><text:span text:style-name="Emphasis"> atau </text:span><text:span text:style-name="Emphasis"><text:span text:style-name="Source_20_Text">$MODE DelphiUnicode</text:span></text:span><text:span text:style-name="Emphasis">, atau dengan </text:span><text:span text:style-name="Emphasis"><text:span text:style-name="Source_20_Text">$H+</text:span></text:span><text:span text:style-name="Emphasis"> aktif). Direkomendasikan untuk aplikasi baru karena dukungan internasionalisasi. Singgung secara singkat </text:span><text:span text:style-name="Emphasis"><text:span text:style-name="Source_20_Text">WideString</text:span></text:span><text:span text:style-name="Emphasis"> (UTF-16, non-reference counted, COM) dan </text:span><text:span text:style-name="Emphasis"><text:span text:style-name="Source_20_Text">UTF8String</text:span></text:span><text:span text:style-name="Emphasis">. Jelaskan bagaimana direktif </text:span><text:span text:style-name="Emphasis"><text:span text:style-name="Source_20_Text">$H</text:span></text:span><text:span text:style-name="Emphasis"> dan mode kompiler (</text:span><text:span text:style-name="Emphasis"><text:span text:style-name="Source_20_Text">$MODE</text:span></text:span><text:span text:style-name="Emphasis">) </text:span><text:soft-page-break/><text:span text:style-name="Emphasis">memengaruhi tipe </text:span><text:span text:style-name="Emphasis"><text:span text:style-name="Source_20_Text">string</text:span></text:span><text:span text:style-name="Emphasis"> default. Tekankan bahwa untuk kode baru, </text:span><text:span text:style-name="Emphasis"><text:span text:style-name="Source_20_Text">UnicodeString</text:span></text:span><text:span text:style-name="Emphasis"> (yaitu </text:span><text:span text:style-name="Emphasis"><text:span text:style-name="Source_20_Text">string</text:span></text:span><text:span text:style-name="Emphasis"> dalam mode default) adalah pilihan terbaik."</text:span></text:p>
                  </text:list-item>
                </text:list>
              </text:list-item>
              <text:list-item>
                <text:p text:style-name="P13"><text:span text:style-name="Strong_20_Emphasis">Subbab: Fungsi Manipulasi String Umum (dari </text:span><text:span text:style-name="Strong_20_Emphasis"><text:span text:style-name="Source_20_Text">SysUtils</text:span></text:span><text:span text:style-name="Strong_20_Emphasis">, </text:span><text:span text:style-name="Strong_20_Emphasis"><text:span text:style-name="Source_20_Text">StrUtils</text:span></text:span><text:span text:style-name="Strong_20_Emphasis">)</text:span></text:p>
                <text:list>
                  <text:list-item>
                    <text:p text:style-name="P13"><text:span text:style-name="Strong_20_Emphasis">Prompt untuk Isi Subbab:</text:span> </text:p>
                    <text:p text:style-name="P536"><text:span text:style-name="Emphasis">"Berikan pembahasan mendalam dan praktis mengenai fungsi dan prosedur bawaan yang paling sering digunakan untuk memanipulasi string di Free Pascal. Sebutkan bahwa banyak fungsi inti ada di unit </text:span><text:span text:style-name="Emphasis"><text:span text:style-name="Source_20_Text">System</text:span></text:span><text:span text:style-name="Emphasis"> (tersedia otomatis), namun fungsi yang lebih canggih memerlukan </text:span><text:span text:style-name="Emphasis"><text:span text:style-name="Source_20_Text">uses SysUtils;</text:span></text:span><text:span text:style-name="Emphasis"> atau </text:span><text:span text:style-name="Emphasis"><text:span text:style-name="Source_20_Text">uses StrUtils;</text:span></text:span><text:span text:style-name="Emphasis">. Jelaskan dan berikan contoh kode untuk operasi umum berikut: * </text:span><text:span text:style-name="Emphasis"><text:span text:style-name="Strong_20_Emphasis">Panjang:</text:span></text:span><text:span text:style-name="Emphasis"> </text:span><text:span text:style-name="Emphasis"><text:span text:style-name="Source_20_Text">Length(S)</text:span></text:span><text:span text:style-name="Emphasis"> * </text:span><text:span text:style-name="Emphasis"><text:span text:style-name="Strong_20_Emphasis">Penggabungan:</text:span></text:span><text:span text:style-name="Emphasis"> Operator </text:span><text:span text:style-name="Emphasis"><text:span text:style-name="Source_20_Text">+</text:span></text:span><text:span text:style-name="Emphasis">, </text:span><text:span text:style-name="Emphasis"><text:span text:style-name="Source_20_Text">Concat(S1, S2, ...)</text:span></text:span><text:span text:style-name="Emphasis"> * </text:span><text:span text:style-name="Emphasis"><text:span text:style-name="Strong_20_Emphasis">Akses Karakter:</text:span></text:span><text:span text:style-name="Emphasis"> </text:span><text:span text:style-name="Emphasis"><text:span text:style-name="Source_20_Text">S[Index]</text:span></text:span><text:span text:style-name="Emphasis"> (ingatkan indeks berbasis 1). * </text:span><text:span text:style-name="Emphasis"><text:span text:style-name="Strong_20_Emphasis">Ekstraksi Substring:</text:span></text:span><text:span text:style-name="Emphasis"> </text:span><text:span text:style-name="Emphasis"><text:span text:style-name="Source_20_Text">Copy(S, StartIndex, Count)</text:span></text:span><text:span text:style-name="Emphasis"> * </text:span><text:span text:style-name="Emphasis"><text:span text:style-name="Strong_20_Emphasis">Pencarian:</text:span></text:span><text:span text:style-name="Emphasis"> </text:span><text:span text:style-name="Emphasis"><text:span text:style-name="Source_20_Text">Pos(Substring, S)</text:span></text:span><text:span text:style-name="Emphasis"> (mengembalikan posisi atau 0). * </text:span><text:span text:style-name="Emphasis"><text:span text:style-name="Strong_20_Emphasis">Modifikasi:</text:span></text:span><text:span text:style-name="Emphasis"> </text:span><text:span text:style-name="Emphasis"><text:span text:style-name="Source_20_Text">Delete(var S, StartIndex, Count)</text:span></text:span><text:span text:style-name="Emphasis">, </text:span><text:span text:style-name="Emphasis"><text:span text:style-name="Source_20_Text">Insert(Source, var Target, Index)</text:span></text:span><text:span text:style-name="Emphasis"> * </text:span><text:span text:style-name="Emphasis"><text:span text:style-name="Strong_20_Emphasis">Konversi Case:</text:span></text:span><text:span text:style-name="Emphasis"> </text:span><text:span text:style-name="Emphasis"><text:span text:style-name="Source_20_Text">UpperCase(S)</text:span></text:span><text:span text:style-name="Emphasis">, </text:span><text:span text:style-name="Emphasis"><text:span text:style-name="Source_20_Text">LowerCase(S)</text:span></text:span><text:span text:style-name="Emphasis"> * </text:span><text:span text:style-name="Emphasis"><text:span text:style-name="Strong_20_Emphasis">Konversi Tipe (Penting!)</text:span></text:span><text:span text:style-name="Emphasis">: Jelaskan fungsi dari </text:span><text:span text:style-name="Emphasis"><text:span text:style-name="Source_20_Text">SysUtils</text:span></text:span><text:span text:style-name="Emphasis"> seperti </text:span><text:span text:style-name="Emphasis"><text:span text:style-name="Source_20_Text">IntToStr</text:span></text:span><text:span text:style-name="Emphasis">, </text:span><text:span text:style-name="Emphasis"><text:span text:style-name="Source_20_Text">StrToInt</text:span></text:span><text:span text:style-name="Emphasis">, </text:span><text:span text:style-name="Emphasis"><text:span text:style-name="Source_20_Text">StrToIntDef</text:span></text:span><text:span text:style-name="Emphasis">, </text:span><text:span text:style-name="Emphasis"><text:span text:style-name="Source_20_Text">FloatToStr</text:span></text:span><text:span text:style-name="Emphasis">, </text:span><text:span text:style-name="Emphasis"><text:span text:style-name="Source_20_Text">StrToFloat</text:span></text:span><text:span text:style-name="Emphasis">, </text:span><text:span text:style-name="Emphasis"><text:span text:style-name="Source_20_Text">Format</text:span></text:span><text:span text:style-name="Emphasis"> (untuk pemformatan kompleks). * </text:span><text:span text:style-name="Emphasis"><text:span text:style-name="Strong_20_Emphasis">Operasi Tambahan (Opsional, dari </text:span></text:span><text:span text:style-name="Emphasis"><text:span text:style-name="Strong_20_Emphasis"><text:span text:style-name="Source_20_Text">StrUtils</text:span></text:span></text:span><text:span text:style-name="Emphasis"><text:span text:style-name="Strong_20_Emphasis">)</text:span></text:span><text:span text:style-name="Emphasis">: Sebutkan beberapa fungsi berguna dari </text:span><text:span text:style-name="Emphasis"><text:span text:style-name="Source_20_Text">StrUtils</text:span></text:span><text:span text:style-name="Emphasis"> seperti </text:span><text:span text:style-name="Emphasis"><text:span text:style-name="Source_20_Text">Trim</text:span></text:span><text:span text:style-name="Emphasis">, </text:span><text:span text:style-name="Emphasis"><text:span text:style-name="Source_20_Text">LeftStr</text:span></text:span><text:span text:style-name="Emphasis">, </text:span><text:span text:style-name="Emphasis"><text:span text:style-name="Source_20_Text">RightStr</text:span></text:span><text:span text:style-name="Emphasis">, </text:span><text:span text:style-name="Emphasis"><text:span text:style-name="Source_20_Text">ReplaceStr</text:span></text:span><text:span text:style-name="Emphasis">, </text:span><text:span text:style-name="Emphasis"><text:span text:style-name="Source_20_Text">AnsiStartsStr</text:span></text:span><text:span text:style-name="Emphasis">, </text:span><text:span text:style-name="Emphasis"><text:span text:style-name="Source_20_Text">AnsiContainsStr</text:span></text:span><text:span text:style-name="Emphasis">. Tekankan pentingnya </text:span><text:span text:style-name="Emphasis"><text:span text:style-name="Source_20_Text">SysUtils</text:span></text:span><text:span text:style-name="Emphasis"> dan menyertakannya dalam klausa </text:span><text:span text:style-name="Emphasis"><text:span text:style-name="Source_20_Text">uses</text:span></text:span><text:span text:style-name="Emphasis"> untuk sebagian besar fungsi ini."</text:span></text:p>
                  </text:list-item>
                </text:list>
              </text:list-item>
            </text:list>
            <text:p text:style-name="Horizontal_20_Line"/>
            <text:p text:style-name="Text_20_body">Prompt ini akan membantu menghasilkan konten Bab 6 yang detail, mencakup kedua jenis array dan berbagai tipe string serta manipulasi dasarnya, sesuai untuk programmer intermediate yang baru mengenal Free Pascal.</text:p>
          </text:section>
          <text:section text:style-name="Sect1" text:name="feedback-form-6">
            <text:p text:style-name="P274"/>
          </text:section>
        </text:section>
        <text:section text:style-name="Sect1" text:name="442a041cf631fb24">
          <text:p text:style-name="Text_20_body"/>
          <text:section text:style-name="Sect1" text:name="user-query-content-7">
            <text:p text:style-name="P529">Pada Bab 7 Tambahkan prompt pada awal bab untuk mendapatkan pengantar , pada tiap subbab/sub-subab untuk mendapatkan isi dengan pembahasan mendalam </text:p>
          </text:section>
          <text:p text:style-name="P274">Tampilkan alur berpikir</text:p>
          <text:section text:style-name="Sect2" text:name="model-response-message-contentr_442a041cf631fb24">
            <text:p text:style-name="Text_20_body">Baik, mari kita tambahkan prompt untuk Bab 7, yang akan membahas tipe data terstruktur Record, Enumerasi, dan Set di Free Pascal.</text:p>
            <text:p text:style-name="Horizontal_20_Line"/>
            <text:p text:style-name="Text_20_body"><text:soft-page-break/><text:span text:style-name="Strong_20_Emphasis">Bab 7: Record, Set, dan Enumerasi</text:span></text:p>
            <text:list xml:id="list3271032433412478400" text:style-name="L14">
              <text:list-item>
                <text:p text:style-name="P14"><text:span text:style-name="Strong_20_Emphasis">Prompt untuk Pengantar Bab:</text:span></text:p>
                <text:p text:style-name="P537"><text:span text:style-name="Emphasis">"Buatkan paragraf pengantar untuk Bab 7 buku tutorial Free Pascal, berjudul 'Record, Set, dan Enumerasi'. Awali dengan menjelaskan bahwa selain array (kumpulan item sejenis) dan string (teks), pemrograman sering membutuhkan cara yang lebih fleksibel untuk mengelompokkan data terkait dan merepresentasikan konsep tertentu. Perkenalkan </text:span><text:span text:style-name="Emphasis"><text:span text:style-name="Source_20_Text">Record</text:span></text:span><text:span text:style-name="Emphasis"> sebagai cara Pascal untuk menggabungkan beberapa item data dengan tipe yang mungkin berbeda menjadi satu kesatuan. Lanjutkan dengan memperkenalkan </text:span><text:span text:style-name="Emphasis"><text:span text:style-name="Source_20_Text">Enumerasi</text:span></text:span><text:span text:style-name="Emphasis"> sebagai metode untuk membuat konstanta bernama yang mudah dibaca untuk merepresentasikan sekumpulan nilai diskrit yang saling terkait. Terakhir, soroti </text:span><text:span text:style-name="Emphasis"><text:span text:style-name="Source_20_Text">Set</text:span></text:span><text:span text:style-name="Emphasis"> sebagai fitur khas dan kuat di Pascal untuk mengelola kumpulan nilai ordinal kecil secara efisien. Nyatakan bahwa bab ini akan mengupas tuntas cara mendefinisikan, mendeklarasikan, dan memanipulasi ketiga tipe data terstruktur ini, memberikan programmer (intermediate) alat yang lebih kaya untuk pemodelan data."</text:span></text:p>
              </text:list-item>
              <text:list-item>
                <text:p text:style-name="P14"><text:span text:style-name="Strong_20_Emphasis">Subbab: Record (</text:span><text:span text:style-name="Strong_20_Emphasis"><text:span text:style-name="Source_20_Text">record..end</text:span></text:span><text:span text:style-name="Strong_20_Emphasis">): Mendefinisikan Struktur Data Kustom</text:span></text:p>
                <text:list>
                  <text:list-item>
                    <text:p text:style-name="P14"><text:span text:style-name="Strong_20_Emphasis">Prompt untuk Pengantar Subbab:</text:span> </text:p>
                    <text:p text:style-name="P537"><text:span text:style-name="Emphasis">"Berikan pengantar singkat untuk bagian 'Record'. Jelaskan bahwa </text:span><text:span text:style-name="Emphasis"><text:span text:style-name="Source_20_Text">Record</text:span></text:span><text:span text:style-name="Emphasis"> memungkinkan kita membuat tipe data komposit kita sendiri dengan menggabungkan beberapa 'field' (anggota) data di bawah satu nama. Tekankan kegunaannya untuk merepresentasikan entitas dunia nyata atau konsep yang memiliki beberapa atribut dengan tipe berbeda (misalnya, data kontak, titik koordinat, informasi produk). Bandingkan secara singkat dengan </text:span><text:span text:style-name="Emphasis"><text:span text:style-name="Source_20_Text">struct</text:span></text:span><text:span text:style-name="Emphasis"> di C/C++."</text:span></text:p>
                  </text:list-item>
                  <text:list-item>
                    <text:p text:style-name="P285"><text:span text:style-name="Strong_20_Emphasis">Sub-subbab: Akses Field</text:span> </text:p>
                    <text:list>
                      <text:list-item>
                        <text:p text:style-name="P14"><text:span text:style-name="Strong_20_Emphasis">Prompt untuk Isi Sub-subbab:</text:span> </text:p>
                        <text:p text:style-name="P537"><text:span text:style-name="Emphasis">"Berikan pembahasan mendalam mengenai sintaks untuk mendefinisikan tipe </text:span><text:span text:style-name="Emphasis"><text:span text:style-name="Source_20_Text">Record</text:span></text:span><text:span text:style-name="Emphasis"> di Free Pascal: </text:span><text:span text:style-name="Emphasis"><text:span text:style-name="Source_20_Text">type TNamaRecord = record Field1: TipeData1; Field2: TipeData2; ... end;</text:span></text:span><text:span text:style-name="Emphasis">. Jelaskan bagaimana mendeklarasikan variabel dengan tipe record tersebut: </text:span><text:span text:style-name="Emphasis"><text:span text:style-name="Source_20_Text">var VarRecord: TNamaRecord;</text:span></text:span><text:span text:style-name="Emphasis">. Tunjukkan secara rinci dan dengan contoh bagaimana mengakses masing-masing field dari variabel record menggunakan operator titik (</text:span><text:span text:style-name="Emphasis"><text:span text:style-name="Source_20_Text">.</text:span></text:span><text:span text:style-name="Emphasis">): </text:span><text:span text:style-name="Emphasis"><text:span text:style-name="Source_20_Text">VarRecord.Field1 := Nilai;</text:span></text:span><text:span text:style-name="Emphasis"> dan </text:span><text:span text:style-name="Emphasis"><text:span text:style-name="Source_20_Text">VariabelLain := VarRecord.Field2;</text:span></text:span><text:span text:style-name="Emphasis">. </text:span><text:soft-page-break/><text:span text:style-name="Emphasis">Berikan contoh definisi record yang praktis (misalnya, </text:span><text:span text:style-name="Emphasis"><text:span text:style-name="Source_20_Text">TPerson</text:span></text:span><text:span text:style-name="Emphasis">, </text:span><text:span text:style-name="Emphasis"><text:span text:style-name="Source_20_Text">TPoint</text:span></text:span><text:span text:style-name="Emphasis">) dan tunjukkan kode untuk membuat instance (variabel) dan mengisi serta membaca field-fieldnya."</text:span></text:p>
                      </text:list-item>
                    </text:list>
                  </text:list-item>
                  <text:list-item>
                    <text:p text:style-name="P285"><text:span text:style-name="Strong_20_Emphasis">Sub-subbab: Statement </text:span><text:span text:style-name="Strong_20_Emphasis"><text:span text:style-name="Source_20_Text">with</text:span></text:span><text:span text:style-name="Strong_20_Emphasis"> (Penggunaan dan potensi masalah)</text:span> </text:p>
                    <text:list>
                      <text:list-item>
                        <text:p text:style-name="P14"><text:span text:style-name="Strong_20_Emphasis">Prompt untuk Isi Sub-subbab:</text:span> </text:p>
                        <text:p text:style-name="P537"><text:span text:style-name="Emphasis">"Berikan pembahasan mendalam mengenai statement </text:span><text:span text:style-name="Emphasis"><text:span text:style-name="Source_20_Text">with</text:span></text:span><text:span text:style-name="Emphasis"> (</text:span><text:span text:style-name="Emphasis"><text:span text:style-name="Source_20_Text">with VarRecord do begin ... end;</text:span></text:span><text:span text:style-name="Emphasis">) di Free Pascal. Jelaskan tujuan utamanya: untuk menyediakan 'scope' sementara di mana field-field dari </text:span><text:span text:style-name="Emphasis"><text:span text:style-name="Source_20_Text">VarRecord</text:span></text:span><text:span text:style-name="Emphasis"> dapat diakses langsung tanpa perlu menuliskan </text:span><text:span text:style-name="Emphasis"><text:span text:style-name="Source_20_Text">VarRecord.</text:span></text:span><text:span text:style-name="Emphasis"> berulang kali, sehingga berpotensi menyingkat kode. Berikan contoh penggunaannya saat mengakses banyak field dari record yang sama. Namun, sangat penting untuk membahas juga sisi negatifnya: </text:span><text:span text:style-name="Emphasis"><text:span text:style-name="Source_20_Text">with</text:span></text:span><text:span text:style-name="Emphasis"> dapat mengurangi kejelasan kode karena bisa menimbulkan ambiguitas jika nama field sama dengan nama variabel lokal atau global. Jelaskan mengapa banyak panduan gaya pemrograman modern menyarankan untuk menghindari atau menggunakan </text:span><text:span text:style-name="Emphasis"><text:span text:style-name="Source_20_Text">with</text:span></text:span><text:span text:style-name="Emphasis"> dengan sangat hati-hati. Tawarkan alternatif yang lebih eksplisit (misalnya, menggunakan variabel pointer sementara jika perlu)."</text:span></text:p>
                      </text:list-item>
                    </text:list>
                  </text:list-item>
                </text:list>
              </text:list-item>
              <text:list-item>
                <text:p text:style-name="P14"><text:span text:style-name="Strong_20_Emphasis">Subbab: Enumerasi (</text:span><text:span text:style-name="Strong_20_Emphasis"><text:span text:style-name="Source_20_Text">type TEnum = (Val1, Val2, ...)</text:span></text:span><text:span text:style-name="Strong_20_Emphasis">)</text:span></text:p>
                <text:list>
                  <text:list-item>
                    <text:p text:style-name="P14"><text:span text:style-name="Strong_20_Emphasis">Prompt untuk Pengantar Subbab:</text:span> </text:p>
                    <text:p text:style-name="P537"><text:span text:style-name="Emphasis">"Berikan pengantar singkat untuk bagian 'Enumerasi'. Jelaskan bahwa tipe enumerasi memungkinkan programmer mendefinisikan sekumpulan konstanta simbolik (bernama) yang saling terkait. Tekankan manfaat utamanya: meningkatkan keterbacaan dan pemeliharaan kode dibandingkan menggunakan konstanta integer mentah ('magic numbers') untuk merepresentasikan state, opsi, atau kategori."</text:span></text:p>
                  </text:list-item>
                  <text:list-item>
                    <text:p text:style-name="P285"><text:span text:style-name="Strong_20_Emphasis">Sub-subbab: Penggunaan dalam </text:span><text:span text:style-name="Strong_20_Emphasis"><text:span text:style-name="Source_20_Text">case</text:span></text:span><text:span text:style-name="Strong_20_Emphasis"> statement</text:span> </text:p>
                    <text:list>
                      <text:list-item>
                        <text:p text:style-name="P14"><text:span text:style-name="Strong_20_Emphasis">Prompt untuk Isi Sub-subbab:</text:span> </text:p>
                        <text:p text:style-name="P537"><text:span text:style-name="Emphasis">"Berikan pembahasan mendalam mengenai cara mendefinisikan tipe enumerasi di Free Pascal: </text:span><text:span text:style-name="Emphasis"><text:span text:style-name="Source_20_Text">type TNamaEnum = (NamaKonstanta1, NamaKonstanta2, ..., NamaKonstantaN);</text:span></text:span><text:span text:style-name="Emphasis">. Jelaskan bahwa </text:span><text:span text:style-name="Emphasis"><text:span text:style-name="Source_20_Text">NamaKonstanta1</text:span></text:span><text:span text:style-name="Emphasis"> dst. adalah </text:span><text:soft-page-break/><text:span text:style-name="Emphasis">identifier valid yang secara internal dipetakan ke nilai integer ordinal (default mulai dari 0). Tunjukkan cara mendeklarasikan variabel bertipe enumerasi: </text:span><text:span text:style-name="Emphasis"><text:span text:style-name="Source_20_Text">var StatusProses: TNamaEnum;</text:span></text:span><text:span text:style-name="Emphasis">. Fokus pada salah satu penggunaan paling umum dan efektif dari enumerasi: sebagai selector dalam statement </text:span><text:span text:style-name="Emphasis"><text:span text:style-name="Source_20_Text">case..of</text:span></text:span><text:span text:style-name="Emphasis">. Berikan contoh lengkap: definisikan tipe enum (misalnya, </text:span><text:span text:style-name="Emphasis"><text:span text:style-name="Source_20_Text">TWarna = (Merah, Kuning, Hijau);</text:span></text:span><text:span text:style-name="Emphasis">), lalu buat variabel bertipe tersebut dan gunakan dalam </text:span><text:span text:style-name="Emphasis"><text:span text:style-name="Source_20_Text">case StatusProses of</text:span></text:span><text:span text:style-name="Emphasis"> untuk mengeksekusi logika berbeda berdasarkan nilai enumerasi. Jelaskan bagaimana ini lebih aman dan lebih mudah dibaca daripada </text:span><text:span text:style-name="Emphasis"><text:span text:style-name="Source_20_Text">case KodeAngka of</text:span></text:span><text:span text:style-name="Emphasis">."</text:span></text:p>
                      </text:list-item>
                    </text:list>
                  </text:list-item>
                  <text:list-item>
                    <text:p text:style-name="P285"><text:span text:style-name="Strong_20_Emphasis">Sub-subbab: Fungsi </text:span><text:span text:style-name="Strong_20_Emphasis"><text:span text:style-name="Source_20_Text">Ord</text:span></text:span><text:span text:style-name="Strong_20_Emphasis">, </text:span><text:span text:style-name="Strong_20_Emphasis"><text:span text:style-name="Source_20_Text">Pred</text:span></text:span><text:span text:style-name="Strong_20_Emphasis">, </text:span><text:span text:style-name="Strong_20_Emphasis"><text:span text:style-name="Source_20_Text">Succ</text:span></text:span> </text:p>
                    <text:list>
                      <text:list-item>
                        <text:p text:style-name="P14"><text:span text:style-name="Strong_20_Emphasis">Prompt untuk Isi Sub-subbab:</text:span> </text:p>
                        <text:p text:style-name="P537"><text:span text:style-name="Emphasis">"Berikan pembahasan mendalam mengenai fungsi-fungsi bawaan Pascal yang bekerja pada tipe ordinal, termasuk enumerasi. Jelaskan secara rinci fungsi-fungsi berikut beserta contoh penggunaannya dengan tipe enumerasi: * </text:span><text:span text:style-name="Emphasis"><text:span text:style-name="Source_20_Text">Ord(EnumValue)</text:span></text:span><text:span text:style-name="Emphasis">: Mengembalikan representasi integer internal dari nilai enumerasi (misalnya, </text:span><text:span text:style-name="Emphasis"><text:span text:style-name="Source_20_Text">Ord(NamaKonstanta1)</text:span></text:span><text:span text:style-name="Emphasis"> biasanya 0). * </text:span><text:span text:style-name="Emphasis"><text:span text:style-name="Source_20_Text">Pred(EnumValue)</text:span></text:span><text:span text:style-name="Emphasis">: Mengembalikan nilai enumerasi sebelumnya dalam urutan definisi (akan error jika dipanggil pada nilai pertama). * </text:span><text:span text:style-name="Emphasis"><text:span text:style-name="Source_20_Text">Succ(EnumValue)</text:span></text:span><text:span text:style-name="Emphasis">: Mengembalikan nilai enumerasi berikutnya dalam urutan definisi (akan error jika dipanggil pada nilai terakhir). * </text:span><text:span text:style-name="Emphasis"><text:span text:style-name="Source_20_Text">Low(TNamaEnum)</text:span></text:span><text:span text:style-name="Emphasis">: Mengembalikan nilai enumerasi pertama yang didefinisikan dalam tipe </text:span><text:span text:style-name="Emphasis"><text:span text:style-name="Source_20_Text">TNamaEnum</text:span></text:span><text:span text:style-name="Emphasis">. * </text:span><text:span text:style-name="Emphasis"><text:span text:style-name="Source_20_Text">High(TNamaEnum)</text:span></text:span><text:span text:style-name="Emphasis">: Mengembalikan nilai enumerasi terakhir yang didefinisikan dalam tipe </text:span><text:span text:style-name="Emphasis"><text:span text:style-name="Source_20_Text">TNamaEnum</text:span></text:span><text:span text:style-name="Emphasis">. Jelaskan bagaimana kombinasi fungsi ini (misalnya </text:span><text:span text:style-name="Emphasis"><text:span text:style-name="Source_20_Text">Low</text:span></text:span><text:span text:style-name="Emphasis">, </text:span><text:span text:style-name="Emphasis"><text:span text:style-name="Source_20_Text">High</text:span></text:span><text:span text:style-name="Emphasis">, </text:span><text:span text:style-name="Emphasis"><text:span text:style-name="Source_20_Text">Succ</text:span></text:span><text:span text:style-name="Emphasis"> dalam loop </text:span><text:span text:style-name="Emphasis"><text:span text:style-name="Source_20_Text">for</text:span></text:span><text:span text:style-name="Emphasis">) dapat digunakan untuk melakukan iterasi melalui semua nilai dalam sebuah tipe enumerasi."</text:span></text:p>
                      </text:list-item>
                    </text:list>
                  </text:list-item>
                </text:list>
              </text:list-item>
              <text:list-item>
                <text:p text:style-name="P14"><text:span text:style-name="Strong_20_Emphasis">Subbab: Set (</text:span><text:span text:style-name="Strong_20_Emphasis"><text:span text:style-name="Source_20_Text">set of TipeOrdinal</text:span></text:span><text:span text:style-name="Strong_20_Emphasis">)</text:span></text:p>
                <text:list>
                  <text:list-item>
                    <text:p text:style-name="P14"><text:span text:style-name="Strong_20_Emphasis">Prompt untuk Pengantar Subbab:</text:span> </text:p>
                    <text:p text:style-name="P537"><text:span text:style-name="Emphasis">"Berikan pengantar singkat untuk bagian 'Set', menyorotinya sebagai fitur tipe data yang sangat khas dan efisien di Pascal. Jelaskan bahwa </text:span><text:span text:style-name="Emphasis"><text:span text:style-name="Source_20_Text">Set</text:span></text:span><text:span text:style-name="Emphasis"> digunakan untuk merepresentasikan </text:span><text:soft-page-break/><text:span text:style-name="Emphasis">kumpulan (koleksi tanpa urutan dan tanpa duplikasi) dari nilai-nilai yang berasal dari tipe dasar ordinal yang sama. Tekankan kegunaannya untuk mengelola sekumpulan flag, opsi, atau status boolean secara kompak."</text:span></text:p>
                  </text:list-item>
                  <text:list-item>
                    <text:p text:style-name="P285"><text:span text:style-name="Strong_20_Emphasis">Sub-subbab: Deklarasi dan Inisialisasi</text:span> </text:p>
                    <text:list>
                      <text:list-item>
                        <text:p text:style-name="P14"><text:span text:style-name="Strong_20_Emphasis">Prompt untuk Isi Sub-subbab:</text:span> </text:p>
                        <text:p text:style-name="P537"><text:span text:style-name="Emphasis">"Berikan pembahasan mendalam mengenai cara mendefinisikan tipe </text:span><text:span text:style-name="Emphasis"><text:span text:style-name="Source_20_Text">Set</text:span></text:span><text:span text:style-name="Emphasis"> di Free Pascal: </text:span><text:span text:style-name="Emphasis"><text:span text:style-name="Source_20_Text">type TNamaSet = set of TipeDasarOrdinal;</text:span></text:span><text:span text:style-name="Emphasis">. Jelaskan batasan pada </text:span><text:span text:style-name="Emphasis"><text:span text:style-name="Source_20_Text">TipeDasarOrdinal</text:span></text:span><text:span text:style-name="Emphasis">: harus merupakan tipe ordinal dengan jumlah nilai yang relatif kecil (biasanya hingga 256 elemen, misalnya </text:span><text:span text:style-name="Emphasis"><text:span text:style-name="Source_20_Text">Byte</text:span></text:span><text:span text:style-name="Emphasis">, </text:span><text:span text:style-name="Emphasis"><text:span text:style-name="Source_20_Text">Char</text:span></text:span><text:span text:style-name="Emphasis">, Enumerasi, atau subrange </text:span><text:span text:style-name="Emphasis"><text:span text:style-name="Source_20_Text">0..7</text:span></text:span><text:span text:style-name="Emphasis">). Tunjukkan cara mendeklarasikan variabel bertipe set: </text:span><text:span text:style-name="Emphasis"><text:span text:style-name="Source_20_Text">var OpsiAktif: TNamaSet;</text:span></text:span><text:span text:style-name="Emphasis">. Jelaskan secara detail cara menginisialisasi atau memberikan nilai pada variabel set menggunakan konstruktor set </text:span><text:span text:style-name="Emphasis"><text:span text:style-name="Source_20_Text">[...]</text:span></text:span><text:span text:style-name="Emphasis">: * Set kosong: </text:span><text:span text:style-name="Emphasis"><text:span text:style-name="Source_20_Text">OpsiAktif := [];</text:span></text:span><text:span text:style-name="Emphasis"> * Set dengan elemen individual: </text:span><text:span text:style-name="Emphasis"><text:span text:style-name="Source_20_Text">OpsiAktif := [Elemen1, Elemen3];</text:span></text:span><text:span text:style-name="Emphasis"> * Set dengan rentang: </text:span><text:span text:style-name="Emphasis"><text:span text:style-name="Source_20_Text">OpsiAktif := [ElemenA..ElemenZ];</text:span></text:span><text:span text:style-name="Emphasis"> * Kombinasi: </text:span><text:span text:style-name="Emphasis"><text:span text:style-name="Source_20_Text">OpsiAktif := [Elemen1, Elemen3..Elemen5, ElemenLain];</text:span></text:span><text:span text:style-name="Emphasis"> Berikan contoh definisi tipe set (misal </text:span><text:span text:style-name="Emphasis"><text:span text:style-name="Source_20_Text">set of Char</text:span></text:span><text:span text:style-name="Emphasis">, </text:span><text:span text:style-name="Emphasis"><text:span text:style-name="Source_20_Text">set of (Senin, Selasa, Rabu, Kamis, Jumat)</text:span></text:span><text:span text:style-name="Emphasis">) dan inisialisasinya."</text:span></text:p>
                      </text:list-item>
                    </text:list>
                  </text:list-item>
                  <text:list-item>
                    <text:p text:style-name="P285"><text:span text:style-name="Strong_20_Emphasis">Sub-subbab: Operasi Set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lt;=</text:span></text:span><text:span text:style-name="Strong_20_Emphasis">, </text:span><text:span text:style-name="Strong_20_Emphasis"><text:span text:style-name="Source_20_Text">&g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lt;&gt;</text:span></text:span><text:span text:style-name="Strong_20_Emphasis">, </text:span><text:span text:style-name="Strong_20_Emphasis"><text:span text:style-name="Source_20_Text">in</text:span></text:span><text:span text:style-name="Strong_20_Emphasis">)</text:span> </text:p>
                    <text:list>
                      <text:list-item>
                        <text:p text:style-name="P14"><text:span text:style-name="Strong_20_Emphasis">Prompt untuk Isi Sub-subbab:</text:span> </text:p>
                        <text:p text:style-name="P537"><text:span text:style-name="Emphasis">"Berikan pembahasan mendalam mengenai operator-operator yang dirancang khusus untuk bekerja dengan tipe </text:span><text:span text:style-name="Emphasis"><text:span text:style-name="Source_20_Text">Set</text:span></text:span><text:span text:style-name="Emphasis"> di Free Pascal. Jelaskan semantik dan berikan contoh kode untuk setiap operasi berikut: * </text:span><text:span text:style-name="Emphasis"><text:span text:style-name="Strong_20_Emphasis"><text:span text:style-name="Source_20_Text">+</text:span></text:span></text:span><text:span text:style-name="Emphasis"><text:span text:style-name="Strong_20_Emphasis"> (Union/Gabungan):</text:span></text:span><text:span text:style-name="Emphasis"> </text:span><text:span text:style-name="Emphasis"><text:span text:style-name="Source_20_Text">Set1 + Set2</text:span></text:span><text:span text:style-name="Emphasis"> menghasilkan set baru berisi semua elemen dari Set1 dan Set2. * </text:span><text:span text:style-name="Emphasis"><text:span text:style-name="Strong_20_Emphasis"><text:span text:style-name="Source_20_Text">-</text:span></text:span></text:span><text:span text:style-name="Emphasis"><text:span text:style-name="Strong_20_Emphasis"> (Difference/Selisih):</text:span></text:span><text:span text:style-name="Emphasis"> </text:span><text:span text:style-name="Emphasis"><text:span text:style-name="Source_20_Text">Set1 - Set2</text:span></text:span><text:span text:style-name="Emphasis"> menghasilkan set baru berisi elemen Set1 yang tidak ada di Set2. * </text:span><text:span text:style-name="Emphasis"><text:span text:style-name="Strong_20_Emphasis"><text:span text:style-name="Source_20_Text">*</text:span></text:span></text:span><text:span text:style-name="Emphasis"><text:span text:style-name="Strong_20_Emphasis"> (Intersection/Irisan):</text:span></text:span><text:span text:style-name="Emphasis"> </text:span><text:span text:style-name="Emphasis"><text:span text:style-name="Source_20_Text">Set1 * Set2</text:span></text:span><text:span text:style-name="Emphasis"> menghasilkan set baru berisi elemen yang ada di kedua set. * </text:span><text:span text:style-name="Emphasis"><text:span text:style-name="Strong_20_Emphasis"><text:span text:style-name="Source_20_Text">&lt;=</text:span></text:span></text:span><text:span text:style-name="Emphasis"><text:span text:style-name="Strong_20_Emphasis"> (Subset):</text:span></text:span><text:span text:style-name="Emphasis"> </text:span><text:span text:style-name="Emphasis"><text:span text:style-name="Source_20_Text">Set1 &lt;= Set2</text:span></text:span><text:span text:style-name="Emphasis"> mengembalikan </text:span><text:span text:style-name="Emphasis"><text:span text:style-name="Source_20_Text">True</text:span></text:span><text:span text:style-name="Emphasis"> jika semua elemen Set1 juga ada di Set2. * </text:span><text:span text:style-name="Emphasis"><text:span text:style-name="Strong_20_Emphasis"><text:span text:style-name="Source_20_Text">&gt;=</text:span></text:span></text:span><text:span text:style-name="Emphasis"><text:span text:style-name="Strong_20_Emphasis"> (Superset):</text:span></text:span><text:span text:style-name="Emphasis"> </text:span><text:span text:style-name="Emphasis"><text:span text:style-name="Source_20_Text">Set1 &gt;= Set2</text:span></text:span><text:span text:style-name="Emphasis"> mengembalikan </text:span><text:span text:style-name="Emphasis"><text:span text:style-name="Source_20_Text">True</text:span></text:span><text:span text:style-name="Emphasis"> jika semua elemen Set2 juga ada di Set1. * </text:span><text:span text:style-name="Emphasis"><text:span text:style-name="Strong_20_Emphasis"><text:span text:style-name="Source_20_Text">=</text:span></text:span></text:span><text:span text:style-name="Emphasis"><text:span text:style-name="Strong_20_Emphasis"> </text:span></text:span><text:soft-page-break/><text:span text:style-name="Emphasis"><text:span text:style-name="Strong_20_Emphasis">(Equality/Persamaan):</text:span></text:span><text:span text:style-name="Emphasis"> </text:span><text:span text:style-name="Emphasis"><text:span text:style-name="Source_20_Text">Set1 = Set2</text:span></text:span><text:span text:style-name="Emphasis"> mengembalikan </text:span><text:span text:style-name="Emphasis"><text:span text:style-name="Source_20_Text">True</text:span></text:span><text:span text:style-name="Emphasis"> jika kedua set memiliki elemen yang sama persis. * </text:span><text:span text:style-name="Emphasis"><text:span text:style-name="Strong_20_Emphasis"><text:span text:style-name="Source_20_Text">&lt;&gt;</text:span></text:span></text:span><text:span text:style-name="Emphasis"><text:span text:style-name="Strong_20_Emphasis"> (Inequality/Ketidaksamaan):</text:span></text:span><text:span text:style-name="Emphasis"> </text:span><text:span text:style-name="Emphasis"><text:span text:style-name="Source_20_Text">Set1 &lt;&gt; Set2</text:span></text:span><text:span text:style-name="Emphasis"> mengembalikan </text:span><text:span text:style-name="Emphasis"><text:span text:style-name="Source_20_Text">True</text:span></text:span><text:span text:style-name="Emphasis"> jika kedua set berbeda. * </text:span><text:span text:style-name="Emphasis"><text:span text:style-name="Strong_20_Emphasis"><text:span text:style-name="Source_20_Text">in</text:span></text:span></text:span><text:span text:style-name="Emphasis"><text:span text:style-name="Strong_20_Emphasis"> (Membership/Keanggotaan):</text:span></text:span><text:span text:style-name="Emphasis"> </text:span><text:span text:style-name="Emphasis"><text:span text:style-name="Source_20_Text">ElementValue in Set1</text:span></text:span><text:span text:style-name="Emphasis"> mengembalikan </text:span><text:span text:style-name="Emphasis"><text:span text:style-name="Source_20_Text">True</text:span></text:span><text:span text:style-name="Emphasis"> jika </text:span><text:span text:style-name="Emphasis"><text:span text:style-name="Source_20_Text">ElementValue</text:span></text:span><text:span text:style-name="Emphasis"> (yang tipenya sama dengan tipe dasar set) ada di dalam </text:span><text:span text:style-name="Emphasis"><text:span text:style-name="Source_20_Text">Set1</text:span></text:span><text:span text:style-name="Emphasis">. Tekankan betapa mudah dan efisiennya penggunaan </text:span><text:span text:style-name="Emphasis"><text:span text:style-name="Source_20_Text">in</text:span></text:span><text:span text:style-name="Emphasis"> dalam statement </text:span><text:span text:style-name="Emphasis"><text:span text:style-name="Source_20_Text">if</text:span></text:span><text:span text:style-name="Emphasis"> untuk memeriksa flag atau opsi."</text:span></text:p>
                      </text:list-item>
                    </text:list>
                  </text:list-item>
                </text:list>
              </text:list-item>
            </text:list>
            <text:p text:style-name="Horizontal_20_Line"/>
            <text:p text:style-name="Text_20_body">Prompt ini akan memandu pembuatan konten Bab 7 yang mencakup tiga tipe data terstruktur penting ini, dengan penekanan pada sintaks, penggunaan, dan fitur unik Pascal.</text:p>
          </text:section>
          <text:section text:style-name="Sect1" text:name="feedback-form-7">
            <text:p text:style-name="P274"/>
          </text:section>
        </text:section>
        <text:section text:style-name="Sect1" text:name="16c535466845e54f">
          <text:p text:style-name="Text_20_body"/>
          <text:section text:style-name="Sect1" text:name="user-query-content-8">
            <text:p text:style-name="P529">Pada Bab 8 Tambahkan prompt pada awal bab untuk mendapatkan pengantar , pada tiap subbab/sub-subab untuk mendapatkan isi dengan pembahasan mendalam </text:p>
          </text:section>
          <text:p text:style-name="P274">Tampilkan alur berpikir</text:p>
          <text:section text:style-name="Sect2" text:name="model-response-message-contentr_16c535466845e54f">
            <text:p text:style-name="Text_20_body">Oke, mari kita tambahkan prompt untuk Bab 8, yang membahas topik yang lebih mendalam yaitu Pointer dan Memori Dinamis di Free Pascal.</text:p>
            <text:p text:style-name="Horizontal_20_Line"/>
            <text:p text:style-name="Text_20_body"><text:span text:style-name="Strong_20_Emphasis">Bab 8: Pointer dan Memori Dinamis</text:span></text:p>
            <text:list xml:id="list9179465017638371254" text:style-name="L15">
              <text:list-item>
                <text:p text:style-name="P15"><text:span text:style-name="Strong_20_Emphasis">Prompt untuk Pengantar Bab:</text:span></text:p>
                <text:p text:style-name="P538"><text:span text:style-name="Emphasis">"Buatkan paragraf pengantar untuk Bab 8 buku tutorial Free Pascal, berjudul 'Pointer dan Memori Dinamis'. Mulai dengan membedakan antara alokasi memori statis (variabel global/lokal yang ukurannya tetap dan dikelola kompiler/stack) dan dinamis (memori yang dialokasikan dari 'heap' saat runtime sesuai kebutuhan program). Perkenalkan pointer sebagai tipe data khusus yang menyimpan alamat memori, bukan nilai data itu sendiri. Jelaskan bahwa pointer memungkinkan pengelolaan memori dinamis secara manual dan implementasi struktur data yang kompleks. Sebutkan bahwa bab ini akan mencakup konsep dasar pointer di Pascal (operator </text:span><text:span text:style-name="Emphasis"><text:span text:style-name="Source_20_Text">@</text:span></text:span><text:span text:style-name="Emphasis"> dan </text:span><text:span text:style-name="Emphasis"><text:span text:style-name="Source_20_Text">^</text:span></text:span><text:span text:style-name="Emphasis">), prosedur </text:span><text:span text:style-name="Emphasis"><text:span text:style-name="Source_20_Text">New</text:span></text:span><text:span text:style-name="Emphasis"> dan </text:span><text:span text:style-name="Emphasis"><text:span text:style-name="Source_20_Text">Dispose</text:span></text:span><text:span text:style-name="Emphasis"> untuk alokasi/dealokasi heap, penggunaan pointer dengan tipe data lain, serta kapan pointer masih relevan digunakan. Ingatkan pembaca (programmer intermediate) bahwa topik ini memerlukan pemahaman yang cermat karena kesalahan pengelolaan memori dapat menyebabkan bug serius (memory leaks, dangling pointers)."</text:span></text:p>
              </text:list-item>
              <text:list-item>
                <text:p text:style-name="P15"><text:span text:style-name="Strong_20_Emphasis">Subbab: Konsep Dasar Pointer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text:span></text:p>
                <text:list>
                  <text:list-item>
                    <text:p text:style-name="P15"><text:soft-page-break/><text:span text:style-name="Strong_20_Emphasis">Prompt untuk Isi Subbab:</text:span> </text:p>
                    <text:p text:style-name="P538"><text:span text:style-name="Emphasis">"Berikan pembahasan mendalam mengenai konsep fundamental pointer dalam Free Pascal. Jelaskan apa itu pointer: variabel yang menyimpan alamat lokasi memori data lain. Tunjukkan sintaks untuk: * Mendefinisikan tipe pointer: </text:span><text:span text:style-name="Emphasis"><text:span text:style-name="Source_20_Text">type PointerType = ^DataType;</text:span></text:span><text:span text:style-name="Emphasis"> (misal: </text:span><text:span text:style-name="Emphasis"><text:span text:style-name="Source_20_Text">PInt = ^Integer;</text:span></text:span><text:span text:style-name="Emphasis">). * Mendeklarasikan variabel pointer: </text:span><text:span text:style-name="Emphasis"><text:span text:style-name="Source_20_Text">var P: PointerType;</text:span></text:span><text:span text:style-name="Emphasis">. Jelaskan arti dan penggunaan dua operator pointer utama: * </text:span><text:span text:style-name="Emphasis"><text:span text:style-name="Strong_20_Emphasis"><text:span text:style-name="Source_20_Text">@</text:span></text:span></text:span><text:span text:style-name="Emphasis"><text:span text:style-name="Strong_20_Emphasis"> (Operator Address-of):</text:span></text:span><text:span text:style-name="Emphasis"> Mengambil alamat memori dari variabel yang sudah ada. Contoh: </text:span><text:span text:style-name="Emphasis"><text:span text:style-name="Source_20_Text">P := @MyIntegerVariable;</text:span></text:span><text:span text:style-name="Emphasis">. * </text:span><text:span text:style-name="Emphasis"><text:span text:style-name="Strong_20_Emphasis"><text:span text:style-name="Source_20_Text">^</text:span></text:span></text:span><text:span text:style-name="Emphasis"><text:span text:style-name="Strong_20_Emphasis"> (Operator Dereference):</text:span></text:span><text:span text:style-name="Emphasis"> Mengakses nilai yang berada di alamat yang ditunjuk oleh pointer. Contoh: </text:span><text:span text:style-name="Emphasis"><text:span text:style-name="Source_20_Text">Value := P^;</text:span></text:span><text:span text:style-name="Emphasis"> (membaca) atau </text:span><text:span text:style-name="Emphasis"><text:span text:style-name="Source_20_Text">P^ := NewValue;</text:span></text:span><text:span text:style-name="Emphasis"> (menulis). Jelaskan juga nilai konstanta </text:span><text:span text:style-name="Emphasis"><text:span text:style-name="Source_20_Text">nil</text:span></text:span><text:span text:style-name="Emphasis"> yang merupakan nilai khusus untuk pointer yang tidak menunjuk ke alamat memori yang valid. Berikan contoh kode sederhana yang mendemonstrasikan deklarasi pointer, menugaskannya alamat variabel lain menggunakan </text:span><text:span text:style-name="Emphasis"><text:span text:style-name="Source_20_Text">@</text:span></text:span><text:span text:style-name="Emphasis">, dan mengakses nilai variabel tersebut melalui pointer menggunakan </text:span><text:span text:style-name="Emphasis"><text:span text:style-name="Source_20_Text">^</text:span></text:span><text:span text:style-name="Emphasis">."</text:span></text:p>
                  </text:list-item>
                </text:list>
              </text:list-item>
              <text:list-item>
                <text:p text:style-name="P15"><text:span text:style-name="Strong_20_Emphasis">Subbab: Alokasi Memori Dinamis (</text:span><text:span text:style-name="Strong_20_Emphasis"><text:span text:style-name="Source_20_Text">New</text:span></text:span><text:span text:style-name="Strong_20_Emphasis">, </text:span><text:span text:style-name="Strong_20_Emphasis"><text:span text:style-name="Source_20_Text">Dispose</text:span></text:span><text:span text:style-name="Strong_20_Emphasis">)</text:span></text:p>
                <text:list>
                  <text:list-item>
                    <text:p text:style-name="P15"><text:span text:style-name="Strong_20_Emphasis">Prompt untuk Isi Subbab:</text:span> </text:p>
                    <text:p text:style-name="P538"><text:span text:style-name="Emphasis">"Berikan pembahasan mendalam mengenai prosedur standar Free Pascal untuk mengelola memori secara dinamis di heap. Jelaskan secara rinci fungsi dan penggunaan: * </text:span><text:span text:style-name="Emphasis"><text:span text:style-name="Strong_20_Emphasis"><text:span text:style-name="Source_20_Text">New(P: PointerType)</text:span></text:span></text:span><text:span text:style-name="Emphasis">: Mengalokasikan blok memori di heap yang cukup besar untuk menampung satu instance dari tipe data yang ditunjuk oleh </text:span><text:span text:style-name="Emphasis"><text:span text:style-name="Source_20_Text">P</text:span></text:span><text:span text:style-name="Emphasis"> (</text:span><text:span text:style-name="Emphasis"><text:span text:style-name="Source_20_Text">DataType</text:span></text:span><text:span text:style-name="Emphasis"> dari </text:span><text:span text:style-name="Emphasis"><text:span text:style-name="Source_20_Text">PointerType = ^DataType</text:span></text:span><text:span text:style-name="Emphasis">). Setelah alokasi berhasil, </text:span><text:span text:style-name="Emphasis"><text:span text:style-name="Source_20_Text">P</text:span></text:span><text:span text:style-name="Emphasis"> akan menunjuk ke blok memori baru tersebut. * </text:span><text:span text:style-name="Emphasis"><text:span text:style-name="Strong_20_Emphasis"><text:span text:style-name="Source_20_Text">Dispose(P: PointerType)</text:span></text:span></text:span><text:span text:style-name="Emphasis">: Membebaskan (dealokasi) blok memori di heap yang saat ini ditunjuk oleh </text:span><text:span text:style-name="Emphasis"><text:span text:style-name="Source_20_Text">P</text:span></text:span><text:span text:style-name="Emphasis">. Tekankan bahwa memori ini harus sebelumnya dialokasikan menggunakan </text:span><text:span text:style-name="Emphasis"><text:span text:style-name="Source_20_Text">New</text:span></text:span><text:span text:style-name="Emphasis">. Jelaskan konsekuensi tidak memanggil </text:span><text:span text:style-name="Emphasis"><text:span text:style-name="Source_20_Text">Dispose</text:span></text:span><text:span text:style-name="Emphasis"> (terjadinya memory leak - kebocoran memori). Jelaskan praktik yang baik: setelah memanggil </text:span><text:span text:style-name="Emphasis"><text:span text:style-name="Source_20_Text">Dispose(P)</text:span></text:span><text:span text:style-name="Emphasis">, segera set </text:span><text:span text:style-name="Emphasis"><text:span text:style-name="Source_20_Text">P := nil;</text:span></text:span><text:span text:style-name="Emphasis"> untuk menghindari dangling pointer (pointer yang menunjuk ke area memori yang sudah tidak valid). Berikan contoh siklus hidup lengkap: deklarasi pointer, </text:span><text:span text:style-name="Emphasis"><text:span text:style-name="Source_20_Text">New</text:span></text:span><text:span text:style-name="Emphasis">, menggunakan memori (</text:span><text:span text:style-name="Emphasis"><text:span text:style-name="Source_20_Text">P^</text:span></text:span><text:span text:style-name="Emphasis">), </text:span><text:span text:style-name="Emphasis"><text:span text:style-name="Source_20_Text">Dispose</text:span></text:span><text:span text:style-name="Emphasis">, dan set ke </text:span><text:span text:style-name="Emphasis"><text:span text:style-name="Source_20_Text">nil</text:span></text:span><text:span text:style-name="Emphasis">."</text:span></text:p>
                  </text:list-item>
                </text:list>
              </text:list-item>
              <text:list-item>
                <text:p text:style-name="P15"><text:span text:style-name="Strong_20_Emphasis">Subbab: Pointer ke Tipe Sederhana dan Record</text:span></text:p>
                <text:list>
                  <text:list-item>
                    <text:p text:style-name="P15"><text:soft-page-break/><text:span text:style-name="Strong_20_Emphasis">Prompt untuk Isi Subbab:</text:span> </text:p>
                    <text:p text:style-name="P538"><text:span text:style-name="Emphasis">"Berikan pembahasan mendalam disertai contoh konkret penggunaan pointer dengan tipe data sederhana (misalnya, </text:span><text:span text:style-name="Emphasis"><text:span text:style-name="Source_20_Text">^Integer</text:span></text:span><text:span text:style-name="Emphasis">, </text:span><text:span text:style-name="Emphasis"><text:span text:style-name="Source_20_Text">^Real</text:span></text:span><text:span text:style-name="Emphasis">) dan tipe data terstruktur seperti </text:span><text:span text:style-name="Emphasis"><text:span text:style-name="Source_20_Text">Record</text:span></text:span><text:span text:style-name="Emphasis">. Tunjukkan cara mendefinisikan tipe pointer ke record (</text:span><text:span text:style-name="Emphasis"><text:span text:style-name="Source_20_Text">type PMyRecord = ^TMyRecord;</text:span></text:span><text:span text:style-name="Emphasis">). Ilustrasikan proses alokasi record secara dinamis di heap menggunakan </text:span><text:span text:style-name="Emphasis"><text:span text:style-name="Source_20_Text">New(PointerKeRecord)</text:span></text:span><text:span text:style-name="Emphasis">. Jelaskan cara mengakses field dari record yang ditunjuk oleh pointer menggunakan notasi dereference dan titik: </text:span><text:span text:style-name="Emphasis"><text:span text:style-name="Source_20_Text">PointerKeRecord^.NamaField</text:span></text:span><text:span text:style-name="Emphasis">. Berikan contoh praktis sederhana, misalnya membuat dan mengisi data record </text:span><text:span text:style-name="Emphasis"><text:span text:style-name="Source_20_Text">TPerson</text:span></text:span><text:span text:style-name="Emphasis"> secara dinamis, lalu mengakses field nama dan usianya melalui pointer, dan terakhir membebaskannya dengan </text:span><text:span text:style-name="Emphasis"><text:span text:style-name="Source_20_Text">Dispose</text:span></text:span><text:span text:style-name="Emphasis">. Singgung penggunaan </text:span><text:span text:style-name="Emphasis"><text:span text:style-name="Source_20_Text">with PointerKeRecord^ do ...</text:span></text:span><text:span text:style-name="Emphasis"> sebagai alternatif akses field."</text:span></text:p>
                  </text:list-item>
                </text:list>
              </text:list-item>
              <text:list-item>
                <text:p text:style-name="P15"><text:span text:style-name="Strong_20_Emphasis">Subbab: Pointer dan Array Dinamis (Pengantar)</text:span></text:p>
                <text:list>
                  <text:list-item>
                    <text:p text:style-name="P15"><text:span text:style-name="Strong_20_Emphasis">Prompt untuk Isi Subbab:</text:span> </text:p>
                    <text:p text:style-name="P538"><text:span text:style-name="Emphasis">"Berikan pembahasan pengantar yang menjelaskan hubungan konseptual antara pointer dan array dinamis (</text:span><text:span text:style-name="Emphasis"><text:span text:style-name="Source_20_Text">array of ...</text:span></text:span><text:span text:style-name="Emphasis">) di Free Pascal. Terangkan bahwa meskipun programmer berinteraksi dengan array dinamis melalui antarmuka tingkat tinggi (</text:span><text:span text:style-name="Emphasis"><text:span text:style-name="Source_20_Text">SetLength</text:span></text:span><text:span text:style-name="Emphasis">, </text:span><text:span text:style-name="Emphasis"><text:span text:style-name="Source_20_Text">Length</text:span></text:span><text:span text:style-name="Emphasis">, dll.), implementasi internalnya sangat bergantung pada pointer. Jelaskan bahwa variabel array dinamis itu sendiri pada dasarnya adalah sebuah pointer yang menunjuk ke blok data array di heap (bersama dengan informasi ukuran dan reference count). Gunakan ini untuk menjelaskan mengapa: * Assignment </text:span><text:span text:style-name="Emphasis"><text:span text:style-name="Source_20_Text">ArrayB := ArrayA</text:span></text:span><text:span text:style-name="Emphasis"> hanya menyalin pointer (kedua variabel merujuk ke data yang sama). * Melewatkan array dinamis ke prosedur/fungsi sangat efisien (hanya pointer yang disalin). * Memori array dinamis dikelola secara otomatis melalui reference counting (mirip garbage collection sederhana), membebaskan programmer dari </text:span><text:span text:style-name="Emphasis"><text:span text:style-name="Source_20_Text">New</text:span></text:span><text:span text:style-name="Emphasis">/</text:span><text:span text:style-name="Emphasis"><text:span text:style-name="Source_20_Text">Dispose</text:span></text:span><text:span text:style-name="Emphasis"> manual untuk array dinamis itu sendiri."</text:span></text:p>
                  </text:list-item>
                </text:list>
              </text:list-item>
              <text:list-item>
                <text:p text:style-name="P15"><text:span text:style-name="Strong_20_Emphasis">Subbab: Kapan Menggunakan Pointer? (Struktur data dinamis, Interfacing C)</text:span></text:p>
                <text:list>
                  <text:list-item>
                    <text:p text:style-name="P15"><text:span text:style-name="Strong_20_Emphasis">Prompt untuk Isi Subbab:</text:span> </text:p>
                    <text:p text:style-name="P538"><text:span text:style-name="Emphasis">"Berikan pembahasan mendalam yang mengevaluasi relevansi penggunaan pointer manual (</text:span><text:span text:style-name="Emphasis"><text:span text:style-name="Source_20_Text">New</text:span></text:span><text:span text:style-name="Emphasis">/</text:span><text:span text:style-name="Emphasis"><text:span text:style-name="Source_20_Text">Dispose</text:span></text:span><text:span text:style-name="Emphasis">) dalam konteks pemrograman Free Pascal modern. Fokus pada skenario utama </text:span><text:soft-page-break/><text:span text:style-name="Emphasis">di mana pointer masih menjadi alat yang esensial atau paling tepat: * </text:span><text:span text:style-name="Emphasis"><text:span text:style-name="Strong_20_Emphasis">Implementasi Struktur Data Dinamis Tingkat Rendah:</text:span></text:span><text:span text:style-name="Emphasis"> Jelaskan bagaimana pointer adalah fondasi untuk membangun struktur data klasik seperti linked list (daftar tertaut), binary tree (pohon biner), dan graph. Gambarkan secara konseptual bagaimana node-node dalam struktur ini berisi data dan satu atau lebih pointer yang menunjuk ke node lain, memungkinkan struktur tumbuh dan menyusut secara dinamis. (Fokus pada konsep, bukan implementasi detail). * </text:span><text:span text:style-name="Emphasis"><text:span text:style-name="Strong_20_Emphasis">Interfacing dengan Kode Eksternal (API C/Sistem Operasi):</text:span></text:span><text:span text:style-name="Emphasis"> Jelaskan bahwa banyak pustaka atau API yang ditulis dalam C (termasuk API sistem operasi) sangat bergantung pada pointer untuk melewatkan data (misalnya, buffer, string C-style/PChar, pointer ke struktur). Berikan contoh konseptual bagaimana programmer Pascal perlu menggunakan tipe pointer (</text:span><text:span text:style-name="Emphasis"><text:span text:style-name="Source_20_Text">Pointer</text:span></text:span><text:span text:style-name="Emphasis">, </text:span><text:span text:style-name="Emphasis"><text:span text:style-name="Source_20_Text">PChar</text:span></text:span><text:span text:style-name="Emphasis">, pointer ke record) untuk memanggil fungsi eksternal ini atau untuk menerima data dari mereka. * </text:span><text:span text:style-name="Emphasis"><text:span text:style-name="Strong_20_Emphasis">Manajemen Memori Manual untuk Kinerja/Kontrol Tingkat Rendah:</text:span></text:span><text:span text:style-name="Emphasis"> Singgung secara singkat bahwa dalam kasus yang sangat spesifik dan berorientasi kinerja, kontrol manual atas alokasi/dealokasi memori mungkin diperlukan, meskipun ini jarang terjadi dalam aplikasi bisnis umum. Simpulkan dengan menekankan bahwa untuk sebagian besar kebutuhan pemrograman aplikasi, penggunaan tipe data tingkat tinggi seperti array dinamis, string, dan kelas OOP lebih disarankan daripada pointer manual karena lebih aman dan mudah dikelola."</text:span></text:p>
                  </text:list-item>
                </text:list>
              </text:list-item>
            </text:list>
            <text:p text:style-name="Horizontal_20_Line"/>
            <text:p text:style-name="Text_20_body">Prompt ini dirancang untuk menghasilkan Bab 8 yang memberikan pemahaman konseptual dan praktis tentang pointer dan memori dinamis di Free Pascal, sesuai dengan target pembaca intermediate dan catatan untuk fokus pada penggunaan praktis.</text:p>
          </text:section>
          <text:section text:style-name="Sect1" text:name="feedback-form-8">
            <text:p text:style-name="P274"/>
          </text:section>
        </text:section>
        <text:section text:style-name="Sect1" text:name="d0c52a1c3435fe9f">
          <text:p text:style-name="Text_20_body"/>
          <text:section text:style-name="Sect1" text:name="user-query-content-9">
            <text:p text:style-name="P529">Pada Bab 9 Tambahkan prompt pada awal bab untuk mendapatkan pengantar , pada tiap subbab/sub-subab untuk mendapatkan isi dengan pembahasan mendalam </text:p>
          </text:section>
          <text:p text:style-name="P274">Tampilkan alur berpikir</text:p>
          <text:section text:style-name="Sect2" text:name="model-response-message-contentr_d0c52a1c3435fe9f">
            <text:p text:style-name="Text_20_body">Oke, mari kita tambahkan prompt untuk Bab 9, yang berfungsi sebagai pengantar konseptual ke Pemrograman Berorientasi Objek (OOP) sebelum masuk ke sintaks di bab berikutnya.</text:p>
            <text:p text:style-name="Horizontal_20_Line"/>
            <text:p text:style-name="Text_20_body"><text:span text:style-name="Strong_20_Emphasis">Bab 9: Pengantar Konsep OOP</text:span></text:p>
            <text:list xml:id="list6567311102353836931" text:style-name="L16">
              <text:list-item>
                <text:p text:style-name="P16"><text:span text:style-name="Strong_20_Emphasis">Prompt untuk Pengantar Bab:</text:span></text:p>
                <text:p text:style-name="P539"><text:soft-page-break/><text:span text:style-name="Emphasis">"Buatkan paragraf pengantar yang mendalam untuk Bab 9 buku tutorial Free Pascal, berjudul 'Pengantar Konsep OOP'. Mulailah dengan memposisikan Pemrograman Berorientasi Objek (OOP) sebagai paradigma pemrograman dominan untuk membangun sistem perangkat lunak skala besar yang terstruktur, fleksibel, dan mudah dipelihara. Jelaskan bahwa OOP berbeda dari pemrograman prosedural dengan mengorganisir kode di sekitar 'objek' yang menggabungkan data dan perilaku. Sampaikan bahwa bab ini akan berfungsi sebagai fondasi konseptual, mengupas tiga pilar utama OOP: Enkapsulasi, Pewarisan (Inheritance), dan Polimorfisme. Selain itu, bab ini akan memperjelas perbedaan krusial antara konsep Kelas (template) dan Objek (instans nyata). Tekankan kepada pembaca (programmer intermediate) bahwa pemahaman konsep-konsep ini secara mendalam sangat penting sebelum mempelajari sintaks Object Pascal di bab selanjutnya, bahkan jika mereka sudah familiar dengan OOP dari bahasa lain, karena terminologi dan fokus bisa sedikit berbeda."</text:span></text:p>
              </text:list-item>
              <text:list-item>
                <text:p text:style-name="P16"><text:span text:style-name="Strong_20_Emphasis">Subbab: Paradigma OOP (Enkapsulasi, Pewarisan, Polimorfisme)</text:span></text:p>
                <text:list>
                  <text:list-item>
                    <text:p text:style-name="P16"><text:span text:style-name="Strong_20_Emphasis">Prompt untuk Isi Subbab:</text:span> </text:p>
                    <text:p text:style-name="P539"><text:span text:style-name="Emphasis">"Berikan pembahasan konseptual yang mendalam dan jelas mengenai tiga prinsip (pilar) fundamental Pemrograman Berorientasi Objek (OOP). Untuk setiap prinsip, jelaskan definisinya, berikan analogi dunia nyata jika memungkinkan, dan jelaskan manfaat utamanya dalam konteks pengembangan perangkat lunak: * </text:span><text:span text:style-name="Emphasis"><text:span text:style-name="Strong_20_Emphasis">Enkapsulasi (Encapsulation):</text:span></text:span><text:span text:style-name="Emphasis"> Jelaskan ini sebagai proses 'membungkus' data (atribut/state) dan metode (fungsi/perilaku) yang beroperasi pada data tersebut menjadi satu unit tunggal yang disebut objek/kelas. Tekankan aspek penting dari information hiding (penyembunyian informasi), di mana detail implementasi internal objek disembunyikan dari dunia luar, dan interaksi hanya terjadi melalui antarmuka (metode publik) yang terdefinisi dengan baik. Manfaat: Melindungi integritas data, meningkatkan modularitas (perubahan internal tidak mempengaruhi pengguna kelas), menyederhanakan penggunaan kelas. * </text:span><text:span text:style-name="Emphasis"><text:span text:style-name="Strong_20_Emphasis">Pewarisan (Inheritance):</text:span></text:span><text:span text:style-name="Emphasis"> Jelaskan ini sebagai mekanisme yang memungkinkan suatu kelas (kelas anak/subclass/derived class) untuk mewarisi properti (atribut) dan perilaku (metode) dari kelas lain (kelas induk/superclass/base class). Terangkan konsep hierarki kelas dan hubungan 'is-a' (misalnya, </text:span><text:span text:style-name="Emphasis"><text:span text:style-name="Source_20_Text">Kucing</text:span></text:span><text:span text:style-name="Emphasis"> adalah seekor </text:span><text:span text:style-name="Emphasis"><text:span text:style-name="Source_20_Text">Hewan</text:span></text:span><text:span text:style-name="Emphasis">). Manfaat: Mempromosikan penggunaan kembali kode (code reuse), memungkinkan spesialisasi dan ekstensi fungsionalitas, memodelkan hubungan antar konsep secara alami. * </text:span><text:span text:style-name="Emphasis"><text:span text:style-name="Strong_20_Emphasis">Polimorfisme (Polymorphism - 'Banyak </text:span></text:span><text:soft-page-break/><text:span text:style-name="Emphasis"><text:span text:style-name="Strong_20_Emphasis">Bentuk'):</text:span></text:span><text:span text:style-name="Emphasis"> Jelaskan ini sebagai kemampuan objek dari kelas-kelas berbeda (yang memiliki hubungan pewarisan atau implementasi interface yang sama) untuk merespons pesan (pemanggilan metode) yang sama dengan cara (implementasi) yang spesifik untuk tipe mereka masing-masing. Singgung konsep metode virtual dan pengikatan dinamis (dynamic binding/late binding). Manfaat: Memberikan fleksibilitas tinggi, memungkinkan penulisan kode yang lebih generik yang dapat bekerja dengan berbagai jenis objek terkait, mempermudah penambahan fungsionalitas baru (kelas baru dapat 'masuk' ke dalam sistem yang ada tanpa mengubah kode klien secara signifikan)."</text:span></text:p>
                  </text:list-item>
                </text:list>
              </text:list-item>
              <text:list-item>
                <text:p text:style-name="P16"><text:span text:style-name="Strong_20_Emphasis">Subbab: Kelas vs. Objek</text:span></text:p>
                <text:list>
                  <text:list-item>
                    <text:p text:style-name="P16"><text:span text:style-name="Strong_20_Emphasis">Prompt untuk Isi Subbab:</text:span> </text:p>
                    <text:p text:style-name="P539"><text:span text:style-name="Emphasis">"Berikan pembahasan konseptual yang mendalam dan sangat jelas untuk membedakan antara Kelas (Class) dan Objek (Object), dua konsep sentral dalam OOP. Gunakan analogi yang kuat (misalnya, Kelas = cetak biru arsitektur, Objek = rumah-rumah individual yang dibangun dari cetak biru itu; Kelas = resep kue, Objek = kue-kue yang dihasilkan). Rincikan perbedaan kunci: * </text:span><text:span text:style-name="Emphasis"><text:span text:style-name="Strong_20_Emphasis">Kelas:</text:span></text:span><text:span text:style-name="Emphasis"> Merupakan template, blueprint, atau definisi abstrak. Mendeskripsikan struktur (atribut/data apa yang dimiliki) dan perilaku (metode/apa yang bisa dilakukan). Ada pada compile-time. Tidak menggunakan memori (kecuali untuk menyimpan definisinya). Merupakan sebuah tipe data. * </text:span><text:span text:style-name="Emphasis"><text:span text:style-name="Strong_20_Emphasis">Objek:</text:span></text:span><text:span text:style-name="Emphasis"> Merupakan instansiasi atau realisasi konkret dari sebuah kelas. Ada pada runtime. Memiliki identitas unik dan state (nilai spesifik untuk atributnya) yang bisa berubah seiring waktu. Menggunakan memori untuk menyimpan state-nya. Merupakan sebuah variabel/entitas yang dapat dimanipulasi. Jelaskan bahwa dari satu Kelas, kita dapat membuat banyak Objek, masing-masing independen (memiliki state sendiri) namun berbagi definisi perilaku yang sama dari Kelasnya. Tekankan bahwa interaksi dalam program OOP pada dasarnya adalah komunikasi antar Objek."</text:span></text:p>
                  </text:list-item>
                </text:list>
              </text:list-item>
            </text:list>
            <text:p text:style-name="Horizontal_20_Line"/>
            <text:p text:style-name="Text_20_body">Prompt ini dirancang untuk menghasilkan Bab 9 yang fokus pada pemahaman konseptual OOP, menyiapkan pembaca intermediate untuk sintaks Object Pascal yang akan datang.</text:p>
          </text:section>
          <text:section text:style-name="Sect1" text:name="feedback-form-9">
            <text:p text:style-name="P274"/>
          </text:section>
        </text:section>
        <text:section text:style-name="Sect1" text:name="0c68a8be292440f5">
          <text:p text:style-name="Text_20_body"/>
          <text:section text:style-name="Sect1" text:name="user-query-content-10">
            <text:p text:style-name="P529">Pada Bab 10 Tambahkan prompt pada awal bab untuk mendapatkan pengantar , pada tiap subbab/sub-subab untuk mendapatkan isi dengan pembahasan mendalam </text:p>
          </text:section>
          <text:p text:style-name="P274"><text:soft-page-break/>Tampilkan alur berpikir</text:p>
          <text:section text:style-name="Sect2" text:name="model-response-message-contentr_0c68a8be292440f5">
            <text:p text:style-name="P274"/>
          </text:section>
          <text:section text:style-name="Sect1" text:name="feedback-form-10">
            <text:p text:style-name="P274"/>
          </text:section>
        </text:section>
        <text:section text:style-name="Sect1" text:name="2ba704603a60f479">
          <text:p text:style-name="Text_20_body"/>
          <text:section text:style-name="Sect1" text:name="user-query-content-11">
            <text:p text:style-name="P529">present it </text:p>
          </text:section>
          <text:p text:style-name="P274">Tampilkan alur berpikir</text:p>
          <text:section text:style-name="Sect2" text:name="model-response-message-contentr_2ba704603a60f479">
            <text:p text:style-name="Text_20_body">Baik, berikut adalah outline untuk Bab 10, dilengkapi dengan prompt untuk memandu pembuatan kontennya, sesuai dengan pembahasan kita sebelumnya.</text:p>
            <text:p text:style-name="Horizontal_20_Line"/>
            <text:p text:style-name="Text_20_body"><text:span text:style-name="Strong_20_Emphasis">Bab 10: Kelas dan Objek</text:span></text:p>
            <text:list xml:id="list5383138867963242887" text:style-name="L17">
              <text:list-item>
                <text:p text:style-name="P17"><text:span text:style-name="Strong_20_Emphasis">Prompt untuk Pengantar Bab:</text:span></text:p>
                <text:p text:style-name="P540"><text:span text:style-name="Emphasis">"Buatkan paragraf pengantar untuk Bab 10 buku tutorial Free Pascal, berjudul 'Kelas dan Objek'. Mulai dengan mengacu pada konsep Kelas dan Objek yang telah dibahas di Bab 9. Jelaskan bahwa bab ini akan menerjemahkan konsep-konsep tersebut ke dalam sintaks konkret Object Pascal yang digunakan oleh Free Pascal dan Delphi. Sampaikan bahwa pembaca akan mempelajari cara mendefinisikan 'cetak biru' (Kelas) menggunakan kata kunci </text:span><text:span text:style-name="Emphasis"><text:span text:style-name="Source_20_Text">class</text:span></text:span><text:span text:style-name="Emphasis">, menambahkan data (Field) dan perilaku (Method) ke dalamnya, mengontrol aksesibilitas anggota (Visibility Specifiers), serta memahami peran vital Constructor (untuk inisialisasi) dan Destructor (untuk pembersihan). Selain itu, bab ini akan mencakup cara 'menghidupkan' kelas menjadi objek nyata (Instansiasi) dan mengelola siklus hidupnya, serta memperkenalkan fitur Properti untuk akses data yang terkontrol. Tekankan bahwa ini adalah langkah praktis pertama dalam menerapkan OOP di Free Pascal, per tanggal 14 April 2025."</text:span></text:p>
              </text:list-item>
              <text:list-item>
                <text:p text:style-name="P17"><text:span text:style-name="Strong_20_Emphasis">Subbab: Deklarasi Kelas (</text:span><text:span text:style-name="Strong_20_Emphasis"><text:span text:style-name="Source_20_Text">class..end</text:span></text:span><text:span text:style-name="Strong_20_Emphasis">)</text:span></text:p>
                <text:list>
                  <text:list-item>
                    <text:p text:style-name="P17"><text:span text:style-name="Strong_20_Emphasis">Prompt untuk Isi Subbab:</text:span> </text:p>
                    <text:p text:style-name="P540"><text:span text:style-name="Emphasis">"Berikan pembahasan mendalam mengenai sintaks dasar untuk mendeklarasikan sebuah kelas (class) dalam Free Pascal (Object Pascal). Jelaskan penggunaan kata kunci </text:span><text:span text:style-name="Emphasis"><text:span text:style-name="Source_20_Text">type</text:span></text:span><text:span text:style-name="Emphasis"> diikuti oleh </text:span><text:span text:style-name="Emphasis"><text:span text:style-name="Source_20_Text">NamaKelas = class ... end;</text:span></text:span><text:span text:style-name="Emphasis">. Tunjukkan struktur minimal sebuah kelas. Jelaskan konvensi penamaan kelas yang umum (diawali dengan </text:span><text:span text:style-name="Emphasis"><text:span text:style-name="Source_20_Text">T</text:span></text:span><text:span text:style-name="Emphasis">, contoh: </text:span><text:span text:style-name="Emphasis"><text:span text:style-name="Source_20_Text">TPerson</text:span></text:span><text:span text:style-name="Emphasis">, </text:span><text:span text:style-name="Emphasis"><text:span text:style-name="Source_20_Text">TForm</text:span></text:span><text:span text:style-name="Emphasis">). Sebutkan secara singkat bahwa kelas di Object Pascal secara implisit mewarisi dari </text:span><text:span text:style-name="Emphasis"><text:span text:style-name="Source_20_Text">TObject</text:span></text:span><text:span text:style-name="Emphasis"> (kecuali dinyatakan lain) dan bahwa kelas merupakan tipe referensi (berbeda dengan record). Berikan contoh deklarasi kelas kosong atau sangat sederhana."</text:span></text:p>
                  </text:list-item>
                </text:list>
              </text:list-item>
              <text:list-item>
                <text:p text:style-name="P17"><text:span text:style-name="Strong_20_Emphasis">Subbab: Field (Data Anggota)</text:span></text:p>
                <text:list>
                  <text:list-item>
                    <text:p text:style-name="P17"><text:span text:style-name="Strong_20_Emphasis">Prompt untuk Isi Subbab:</text:span> </text:p>
                    <text:p text:style-name="P540"><text:soft-page-break/><text:span text:style-name="Emphasis">"Berikan pembahasan mendalam mengenai field (atau data anggota/atribut) dalam kelas Object Pascal. Jelaskan bahwa field adalah variabel yang dideklarasikan di dalam blok </text:span><text:span text:style-name="Emphasis"><text:span text:style-name="Source_20_Text">class</text:span></text:span><text:span text:style-name="Emphasis"> dan menyimpan state (data) dari objek. Tunjukkan sintaks deklarasinya (mirip deklarasi variabel biasa: </text:span><text:span text:style-name="Emphasis"><text:span text:style-name="Source_20_Text">NamaField: TipeData;</text:span></text:span><text:span text:style-name="Emphasis">). Jelaskan bahwa setiap objek dari kelas tersebut akan memiliki salinan field-nya sendiri. Berikan contoh kelas dengan beberapa field (misalnya, </text:span><text:span text:style-name="Emphasis"><text:span text:style-name="Source_20_Text">TPerson</text:span></text:span><text:span text:style-name="Emphasis"> dengan </text:span><text:span text:style-name="Emphasis"><text:span text:style-name="Source_20_Text">FName: string; FAge: Integer;</text:span></text:span><text:span text:style-name="Emphasis">). Sebutkan konvensi penamaan field (sering diawali </text:span><text:span text:style-name="Emphasis"><text:span text:style-name="Source_20_Text">F</text:span></text:span><text:span text:style-name="Emphasis">). Diskusikan penempatan deklarasi field (biasanya di bagian </text:span><text:span text:style-name="Emphasis"><text:span text:style-name="Source_20_Text">private</text:span></text:span><text:span text:style-name="Emphasis"> atau </text:span><text:span text:style-name="Emphasis"><text:span text:style-name="Source_20_Text">protected</text:span></text:span><text:span text:style-name="Emphasis"> untuk enkapsulasi)."</text:span></text:p>
                  </text:list-item>
                </text:list>
              </text:list-item>
              <text:list-item>
                <text:p text:style-name="P17"><text:span text:style-name="Strong_20_Emphasis">Subbab: Method (Fungsi Anggota)</text:span></text:p>
                <text:list>
                  <text:list-item>
                    <text:p text:style-name="P17"><text:span text:style-name="Strong_20_Emphasis">Prompt untuk Isi Subbab:</text:span> </text:p>
                    <text:p text:style-name="P540"><text:span text:style-name="Emphasis">"Berikan pembahasan mendalam mengenai method (atau fungsi anggota/perilaku) dalam kelas Object Pascal. Jelaskan bahwa method adalah prosedur atau fungsi yang dideklarasikan di dalam blok </text:span><text:span text:style-name="Emphasis"><text:span text:style-name="Source_20_Text">class</text:span></text:span><text:span text:style-name="Emphasis"> dan mendefinisikan operasi yang dapat dilakukan oleh objek dari kelas tersebut. Tunjukkan sintaks deklarasi header method di dalam kelas (</text:span><text:span text:style-name="Emphasis"><text:span text:style-name="Source_20_Text">procedure NamaMetode(params);</text:span></text:span><text:span text:style-name="Emphasis"> atau </text:span><text:span text:style-name="Emphasis"><text:span text:style-name="Source_20_Text">function NamaMetode(params): ReturnType;</text:span></text:span><text:span text:style-name="Emphasis">). Jelaskan bahwa implementasi (definisi) method ditulis di bagian </text:span><text:span text:style-name="Emphasis"><text:span text:style-name="Source_20_Text">implementation</text:span></text:span><text:span text:style-name="Emphasis"> unit, menggunakan notasi </text:span><text:span text:style-name="Emphasis"><text:span text:style-name="Source_20_Text">procedure NamaKelas.NamaMetode(params); begin ... end;</text:span></text:span><text:span text:style-name="Emphasis">. Terangkan konsep parameter implisit </text:span><text:span text:style-name="Emphasis"><text:span text:style-name="Source_20_Text">Self</text:span></text:span><text:span text:style-name="Emphasis"> yang merujuk ke objek saat ini di dalam implementasi method. Berikan contoh kelas dengan field dan method sederhana (misal: </text:span><text:span text:style-name="Emphasis"><text:span text:style-name="Source_20_Text">TPerson</text:span></text:span><text:span text:style-name="Emphasis"> dengan method </text:span><text:span text:style-name="Emphasis"><text:span text:style-name="Source_20_Text">procedure SetAge(NewAge: Integer);</text:span></text:span><text:span text:style-name="Emphasis"> dan </text:span><text:span text:style-name="Emphasis"><text:span text:style-name="Source_20_Text">function GetFullName: string;</text:span></text:span><text:span text:style-name="Emphasis">)."</text:span></text:p>
                  </text:list-item>
                </text:list>
              </text:list-item>
              <text:list-item>
                <text:p text:style-name="P17"><text:span text:style-name="Strong_20_Emphasis">Subbab: Visibility Specifiers (</text:span><text:span text:style-name="Strong_20_Emphasis"><text:span text:style-name="Source_20_Text">private</text:span></text:span><text:span text:style-name="Strong_20_Emphasis">, </text:span><text:span text:style-name="Strong_20_Emphasis"><text:span text:style-name="Source_20_Text">protected</text:span></text:span><text:span text:style-name="Strong_20_Emphasis">, </text:span><text:span text:style-name="Strong_20_Emphasis"><text:span text:style-name="Source_20_Text">public</text:span></text:span><text:span text:style-name="Strong_20_Emphasis">, </text:span><text:span text:style-name="Strong_20_Emphasis"><text:span text:style-name="Source_20_Text">published</text:span></text:span><text:span text:style-name="Strong_20_Emphasis">)</text:span></text:p>
                <text:list>
                  <text:list-item>
                    <text:p text:style-name="P17"><text:span text:style-name="Strong_20_Emphasis">Prompt untuk Isi Subbab:</text:span> </text:p>
                    <text:p text:style-name="P540">*"Berikan pembahasan mendalam mengenai <text:span text:style-name="Emphasis">visibility specifiers</text:span> (pengontrol aksesibilitas) dalam kelas Object Pascal. Jelaskan tujuan utamanya: untuk mendukung enkapsulasi dengan mengatur dari mana saja sebuah field atau method dapat diakses. Rinci arti dan cakupan akses untuk masing-masing specifier:</text:p>
                    <text:list>
                      <text:list-item>
                        <text:p text:style-name="P547"><text:span text:style-name="Strong_20_Emphasis"><text:span text:style-name="Source_20_Text">private</text:span></text:span>: Hanya dapat diakses dari dalam method <text:soft-page-break/>milik kelas itu sendiri <text:span text:style-name="Emphasis">di unit yang sama</text:span>. (Jelaskan nuansa 'unit scope' ini). </text:p>
                      </text:list-item>
                      <text:list-item>
                        <text:p text:style-name="P547"><text:span text:style-name="Strong_20_Emphasis"><text:span text:style-name="Source_20_Text">protected</text:span></text:span>: Dapat diakses dari dalam method kelas itu sendiri dan dari method kelas turunannya (di unit mana pun). </text:p>
                      </text:list-item>
                      <text:list-item>
                        <text:p text:style-name="P547"><text:span text:style-name="Strong_20_Emphasis"><text:span text:style-name="Source_20_Text">public</text:span></text:span>: Dapat diakses dari mana saja yang memiliki referensi ke objek kelas tersebut. Ini adalah antarmuka publik kelas. </text:p>
                      </text:list-item>
                      <text:list-item>
                        <text:p text:style-name="P540"><text:span text:style-name="Strong_20_Emphasis"><text:span text:style-name="Source_20_Text">published</text:span></text:span>: Sama seperti <text:span text:style-name="Source_20_Text">public</text:span>, tetapi dengan tambahan informasi RTTI (Run-Time Type Information) yang memungkinkan Object Inspector di IDE (seperti Lazarus/Delphi) untuk melihat dan mengeditnya saat design time (terutama relevan untuk komponen visual). Jelaskan bahwa jika tidak ada specifier yang ditulis, defaultnya adalah <text:span text:style-name="Source_20_Text">public</text:span> (hingga specifier lain ditemukan). Berikan contoh kelas yang menggunakan berbagai specifier untuk field dan method."* </text:p>
                      </text:list-item>
                    </text:list>
                  </text:list-item>
                </text:list>
              </text:list-item>
              <text:list-item>
                <text:p text:style-name="P17"><text:span text:style-name="Strong_20_Emphasis">Subbab: Constructor (</text:span><text:span text:style-name="Strong_20_Emphasis"><text:span text:style-name="Source_20_Text">constructor Create</text:span></text:span><text:span text:style-name="Strong_20_Emphasis">) dan Destructor (</text:span><text:span text:style-name="Strong_20_Emphasis"><text:span text:style-name="Source_20_Text">destructor Destroy; override;</text:span></text:span><text:span text:style-name="Strong_20_Emphasis">)</text:span></text:p>
                <text:list>
                  <text:list-item>
                    <text:p text:style-name="P17"><text:span text:style-name="Strong_20_Emphasis">Prompt untuk Isi Subbab:</text:span> </text:p>
                    <text:p text:style-name="P540">*"Berikan pembahasan mendalam mengenai dua method spesial yang sangat penting dalam siklus hidup objek Object Pascal: Constructor dan Destructor.</text:p>
                    <text:list>
                      <text:list-item>
                        <text:p text:style-name="P547"><text:span text:style-name="Strong_20_Emphasis">Constructor (</text:span><text:span text:style-name="Strong_20_Emphasis"><text:span text:style-name="Source_20_Text">constructor Create(...)</text:span></text:span><text:span text:style-name="Strong_20_Emphasis">)</text:span>: Jelaskan perannya untuk menginisialisasi state objek saat objek baru dibuat. Tunjukkan sintaks deklarasi dan implementasinya. Jelaskan konvensi penggunaan nama <text:span text:style-name="Source_20_Text">Create</text:span>. Jelaskan bagaimana constructor dipanggil saat instansiasi (<text:span text:style-name="Source_20_Text">Obj := TMyClass.Create;</text:span>). Singgung tentang constructor berparameter dan kemungkinan memiliki multiple constructor (overloading, meskipun <text:span text:style-name="Source_20_Text">Create</text:span> adalah konvensi utama). </text:p>
                      </text:list-item>
                      <text:list-item>
                        <text:p text:style-name="P540"><text:span text:style-name="Strong_20_Emphasis">Destructor (</text:span><text:span text:style-name="Strong_20_Emphasis"><text:span text:style-name="Source_20_Text">destructor Destroy; override;</text:span></text:span><text:span text:style-name="Strong_20_Emphasis">)</text:span>: Jelaskan perannya untuk melakukan pembersihan (cleanup) sebelum objek dihancurkan dan memorinya dibebaskan (misalnya, membebaskan sumber daya lain yang dialokasikan oleh objek). Tunjukkan sintaks deklarasi (<text:span text:style-name="Source_20_Text">override</text:span> penting karena menimpa destructor <text:span text:style-name="Source_20_Text">TObject</text:span>) dan implementasinya. Jelaskan bahwa destructor biasanya dipanggil secara tidak langsung melalui method <text:span text:style-name="Source_20_Text">Free</text:span>. Tekankan <text:soft-page-break/>pentingnya memanggil <text:span text:style-name="Source_20_Text">inherited Create;</text:span> di awal constructor (jika ada kelas induk) dan <text:span text:style-name="Source_20_Text">inherited Destroy;</text:span> di akhir destructor."* </text:p>
                      </text:list-item>
                    </text:list>
                  </text:list-item>
                </text:list>
              </text:list-item>
              <text:list-item>
                <text:p text:style-name="P17"><text:span text:style-name="Strong_20_Emphasis">Subbab: Instansiasi Objek (</text:span><text:span text:style-name="Strong_20_Emphasis"><text:span text:style-name="Source_20_Text">Obj := TMyClass.Create;</text:span></text:span><text:span text:style-name="Strong_20_Emphasis">) dan Pembebasan Memori (</text:span><text:span text:style-name="Strong_20_Emphasis"><text:span text:style-name="Source_20_Text">Obj.Free;</text:span></text:span><text:span text:style-name="Strong_20_Emphasis">)</text:span></text:p>
                <text:list>
                  <text:list-item>
                    <text:p text:style-name="P17"><text:span text:style-name="Strong_20_Emphasis">Prompt untuk Isi Subbab:</text:span> </text:p>
                    <text:p text:style-name="P540"><text:span text:style-name="Emphasis">"Berikan pembahasan mendalam mengenai proses instansiasi (pembuatan objek dari kelas) dan pembebasan memorinya di Free Pascal. Jelaskan sintaks untuk mendeklarasikan variabel bertipe kelas (</text:span><text:span text:style-name="Emphasis"><text:span text:style-name="Source_20_Text">var Obj: TMyClass;</text:span></text:span><text:span text:style-name="Emphasis">). Tunjukkan sintaks standar untuk membuat instance objek baru menggunakan constructor kelas: </text:span><text:span text:style-name="Emphasis"><text:span text:style-name="Source_20_Text">Obj := TMyClass.Create;</text:span></text:span><text:span text:style-name="Emphasis">. Jelaskan bahwa ini mengalokasikan memori untuk objek di heap dan memanggil constructor </text:span><text:span text:style-name="Emphasis"><text:span text:style-name="Source_20_Text">Create</text:span></text:span><text:span text:style-name="Emphasis">. Jelaskan metode standar untuk membebaskan memori objek dan memanggil destructor: </text:span><text:span text:style-name="Emphasis"><text:span text:style-name="Source_20_Text">Obj.Free;</text:span></text:span><text:span text:style-name="Emphasis">. Tekankan bahwa </text:span><text:span text:style-name="Emphasis"><text:span text:style-name="Source_20_Text">Free</text:span></text:span><text:span text:style-name="Emphasis"> adalah method dari </text:span><text:span text:style-name="Emphasis"><text:span text:style-name="Source_20_Text">TObject</text:span></text:span><text:span text:style-name="Emphasis"> yang secara aman memeriksa apakah </text:span><text:span text:style-name="Emphasis"><text:span text:style-name="Source_20_Text">Obj</text:span></text:span><text:span text:style-name="Emphasis"> nil sebelum memanggil </text:span><text:span text:style-name="Emphasis"><text:span text:style-name="Source_20_Text">Destroy</text:span></text:span><text:span text:style-name="Emphasis">. Jelaskan mengapa menggunakan </text:span><text:span text:style-name="Emphasis"><text:span text:style-name="Source_20_Text">Obj.Free</text:span></text:span><text:span text:style-name="Emphasis"> lebih aman daripada memanggil </text:span><text:span text:style-name="Emphasis"><text:span text:style-name="Source_20_Text">Obj.Destroy</text:span></text:span><text:span text:style-name="Emphasis"> secara langsung. Sertakan contoh kode lengkap: deklarasi variabel, instansiasi dengan </text:span><text:span text:style-name="Emphasis"><text:span text:style-name="Source_20_Text">Create</text:span></text:span><text:span text:style-name="Emphasis">, penggunaan objek (memanggil method/akses field publik), dan pembebasan memori dengan </text:span><text:span text:style-name="Emphasis"><text:span text:style-name="Source_20_Text">Free</text:span></text:span><text:span text:style-name="Emphasis"> (seringkali dalam blok </text:span><text:span text:style-name="Emphasis"><text:span text:style-name="Source_20_Text">try..finally</text:span></text:span><text:span text:style-name="Emphasis"> untuk menjamin pembebasan)."</text:span></text:p>
                  </text:list-item>
                </text:list>
              </text:list-item>
              <text:list-item>
                <text:p text:style-name="P17"><text:span text:style-name="Strong_20_Emphasis">Subbab: Properti (</text:span><text:span text:style-name="Strong_20_Emphasis"><text:span text:style-name="Source_20_Text">property</text:span></text:span><text:span text:style-name="Strong_20_Emphasis">) - Akses terkontrol ke field.</text:span></text:p>
                <text:list>
                  <text:list-item>
                    <text:p text:style-name="P17"><text:span text:style-name="Strong_20_Emphasis">Prompt untuk Isi Subbab:</text:span> </text:p>
                    <text:p text:style-name="P540">*"Berikan pembahasan mendalam mengenai fitur <text:span text:style-name="Emphasis">Properti (Property)</text:span> di Object Pascal. Jelaskan tujuannya: untuk menyediakan mekanisme akses terkontrol (membaca dan/atau menulis) ke data objek, seringkali sebagai pengganti akses langsung ke field (yang biasanya <text:span text:style-name="Source_20_Text">private</text:span> atau <text:span text:style-name="Source_20_Text">protected</text:span>). Tunjukkan sintaks deklarasi properti di bagian <text:span text:style-name="Source_20_Text">public</text:span> atau <text:span text:style-name="Source_20_Text">published</text:span>: <text:span text:style-name="Source_20_Text">property NamaProperti: TipeData read GetterMethod/Field write SetterMethod/Field;</text:span>. Jelaskan komponen-komponennya:</text:p>
                    <text:list>
                      <text:list-item>
                        <text:p text:style-name="P547"><text:span text:style-name="Source_20_Text">NamaProperti</text:span>: Nama yang digunakan klien untuk mengakses properti. </text:p>
                      </text:list-item>
                      <text:list-item>
                        <text:p text:style-name="P547"><text:span text:style-name="Source_20_Text">TipeData</text:span>: Tipe data properti. </text:p>
                      </text:list-item>
                      <text:list-item>
                        <text:p text:style-name="P547"><text:soft-page-break/><text:span text:style-name="Source_20_Text">read</text:span>: Menentukan bagaimana nilai properti dibaca (bisa langsung dari field atau melalui method 'getter'). </text:p>
                      </text:list-item>
                      <text:list-item>
                        <text:p text:style-name="P540"><text:span text:style-name="Source_20_Text">write</text:span>: Menentukan bagaimana nilai properti ditulis (bisa langsung ke field atau melalui method 'setter'). Jelaskan manfaat properti: enkapsulasi (menyembunyikan field internal), validasi data (dalam setter), komputasi nilai saat dibaca (dalam getter), read-only atau write-only properties. Berikan contoh kelas yang menggunakan field privat (<text:span text:style-name="Source_20_Text">FName</text:span>, <text:span text:style-name="Source_20_Text">FAge</text:span>) dan mengeksposnya melalui properti publik (<text:span text:style-name="Source_20_Text">property Name: string read FName write SetName;</text:span>, <text:span text:style-name="Source_20_Text">property Age: Integer read FAge write SetAge;</text:span>) di mana <text:span text:style-name="Source_20_Text">SetName</text:span> dan <text:span text:style-name="Source_20_Text">SetAge</text:span> bisa berisi logika tambahan (misal validasi)."* </text:p>
                      </text:list-item>
                    </text:list>
                  </text:list-item>
                </text:list>
              </text:list-item>
            </text:list>
            <text:p text:style-name="Horizontal_20_Line"/>
          </text:section>
          <text:section text:style-name="Sect1" text:name="feedback-form-11">
            <text:p text:style-name="P274"/>
          </text:section>
        </text:section>
        <text:section text:style-name="Sect1" text:name="fd89bd2cdbabca82">
          <text:p text:style-name="Text_20_body"/>
          <text:section text:style-name="Sect1" text:name="user-query-content-12">
            <text:p text:style-name="P529">Pada Bab 11 Tambahkan prompt pada awal bab untuk mendapatkan pengantar , pada tiap subbab/sub-subab untuk mendapatkan isi dengan pembahasan mendalam </text:p>
          </text:section>
          <text:p text:style-name="P274">Tampilkan alur berpikir</text:p>
          <text:section text:style-name="Sect2" text:name="model-response-message-contentr_fd89bd2cdbabca82">
            <text:p text:style-name="P274"/>
          </text:section>
          <text:section text:style-name="Sect1" text:name="feedback-form-12">
            <text:p text:style-name="P274"/>
          </text:section>
        </text:section>
        <text:section text:style-name="Sect1" text:name="52ca128d373b7fe8">
          <text:p text:style-name="Text_20_body"/>
          <text:section text:style-name="Sect1" text:name="user-query-content-13">
            <text:p text:style-name="P529">present it </text:p>
          </text:section>
          <text:p text:style-name="P274">Tampilkan alur berpikir</text:p>
          <text:section text:style-name="Sect2" text:name="model-response-message-contentr_52ca128d373b7fe8">
            <text:p text:style-name="Text_20_body">Baik, berikut adalah outline untuk Bab 11, dilengkapi dengan prompt untuk memandu pembuatan kontennya, mencakup Pewarisan dan Polimorfisme dalam Object Pascal, per tanggal 14 April 2025.</text:p>
            <text:p text:style-name="Horizontal_20_Line"/>
            <text:p text:style-name="Text_20_body"><text:span text:style-name="Strong_20_Emphasis">Bab 11: Pewarisan dan Polimorfisme</text:span></text:p>
            <text:list xml:id="list3714386216199396506" text:style-name="L18">
              <text:list-item>
                <text:p text:style-name="P18"><text:span text:style-name="Strong_20_Emphasis">Prompt untuk Pengantar Bab:</text:span></text:p>
                <text:p text:style-name="P541"><text:span text:style-name="Emphasis">"Buatkan paragraf pengantar untuk Bab 11 buku tutorial Free Pascal, berjudul 'Pewarisan dan Polimorfisme'. Mulai dengan menyatakan bahwa setelah mempelajari cara mendefinisikan kelas dan objek dasar di Bab 10, bab ini akan menggali dua pilar OOP yang lebih kuat: Pewarisan (Inheritance) dan Polimorfisme. Ingatkan kembali konsepnya dari Bab 9. Jelaskan bahwa Pewarisan memungkinkan pembuatan hierarki kelas dan penggunaan kembali kode, sementara Polimorfisme memberikan fleksibilitas luar biasa dalam menangani objek dari kelas-kelas terkait. Sampaikan bahwa bab ini akan fokus pada sintaks dan mekanisme Object Pascal untuk </text:span><text:soft-page-break/><text:span text:style-name="Emphasis">mengimplementasikan kedua konsep ini, mencakup cara mendefinisikan kelas turunan, menggunakan keyword </text:span><text:span text:style-name="Emphasis"><text:span text:style-name="Source_20_Text">inherited</text:span></text:span><text:span text:style-name="Emphasis">, menimpa metode (override) menggunakan </text:span><text:span text:style-name="Emphasis"><text:span text:style-name="Source_20_Text">virtual</text:span></text:span><text:span text:style-name="Emphasis"> dan </text:span><text:span text:style-name="Emphasis"><text:span text:style-name="Source_20_Text">override</text:span></text:span><text:span text:style-name="Emphasis">, mendefinisikan kelas dan metode </text:span><text:span text:style-name="Emphasis"><text:span text:style-name="Source_20_Text">abstract</text:span></text:span><text:span text:style-name="Emphasis">, serta memahami perbedaan antara late binding dan early binding. Tekankan bahwa penguasaan bab ini membuka jalan untuk membangun aplikasi yang lebih fleksibel, terstruktur, dan mudah diperluas di Free Pascal, per tanggal 14 April 2025."</text:span></text:p>
              </text:list-item>
              <text:list-item>
                <text:p text:style-name="P18"><text:span text:style-name="Strong_20_Emphasis">Subbab: Mendefinisikan Kelas Turunan (</text:span><text:span text:style-name="Strong_20_Emphasis"><text:span text:style-name="Source_20_Text">class(TBaseClass)</text:span></text:span><text:span text:style-name="Strong_20_Emphasis">)</text:span></text:p>
                <text:list>
                  <text:list-item>
                    <text:p text:style-name="P18"><text:span text:style-name="Strong_20_Emphasis">Prompt untuk Isi Subbab:</text:span> </text:p>
                    <text:p text:style-name="P541"><text:span text:style-name="Emphasis">"Berikan pembahasan mendalam mengenai sintaks untuk mendefinisikan kelas turunan (subclass atau derived class) dari kelas induk (superclass atau base class) yang sudah ada di Object Pascal. Jelaskan penggunaan notasi kurung setelah nama kelas turunan: </text:span><text:span text:style-name="Emphasis"><text:span text:style-name="Source_20_Text">type TNamaKelasTurunan = class(TNamaKelasInduk) ... end;</text:span></text:span><text:span text:style-name="Emphasis">. Terangkan bahwa kelas turunan secara otomatis mewarisi semua field dan method (kecuali yang </text:span><text:span text:style-name="Emphasis"><text:span text:style-name="Source_20_Text">private</text:span></text:span><text:span text:style-name="Emphasis"> di unit berbeda) dari kelas induknya. Berikan contoh hierarki kelas sederhana (misalnya, </text:span><text:span text:style-name="Emphasis"><text:span text:style-name="Source_20_Text">TKendaraan</text:span></text:span><text:span text:style-name="Emphasis"> sebagai induk, lalu </text:span><text:span text:style-name="Emphasis"><text:span text:style-name="Source_20_Text">TMobil = class(TKendaraan)</text:span></text:span><text:span text:style-name="Emphasis"> dan </text:span><text:span text:style-name="Emphasis"><text:span text:style-name="Source_20_Text">TMotor = class(TKendaraan)</text:span></text:span><text:span text:style-name="Emphasis">) dan tunjukkan bagaimana kelas turunan dapat langsung menggunakan anggota yang diwarisi dari induknya serta menambahkan field/method spesifiknya sendiri."</text:span></text:p>
                  </text:list-item>
                </text:list>
              </text:list-item>
              <text:list-item>
                <text:p text:style-name="P18"><text:span text:style-name="Strong_20_Emphasis">Subbab: Mengakses Anggota Kelas Induk (</text:span><text:span text:style-name="Strong_20_Emphasis"><text:span text:style-name="Source_20_Text">inherited</text:span></text:span><text:span text:style-name="Strong_20_Emphasis">)</text:span></text:p>
                <text:list>
                  <text:list-item>
                    <text:p text:style-name="P18"><text:span text:style-name="Strong_20_Emphasis">Prompt untuk Isi Subbab:</text:span> </text:p>
                    <text:p text:style-name="P541">*"Berikan pembahasan mendalam mengenai kata kunci <text:span text:style-name="Source_20_Text">inherited</text:span> di Object Pascal. Jelaskan peran utamanya: untuk memanggil implementasi method dari kelas induk <text:span text:style-name="Emphasis">langsung</text:span> di dalam method kelas turunan yang menimpanya (override) atau di dalam constructor/destructor. Tekankan penggunaannya yang sangat umum dan penting di dalam:</text:p>
                    <text:list>
                      <text:list-item>
                        <text:p text:style-name="P548"><text:span text:style-name="Strong_20_Emphasis">Constructor:</text:span> <text:span text:style-name="Source_20_Text">inherited Create;</text:span> (atau <text:span text:style-name="Source_20_Text">inherited Create(params);</text:span>) untuk memastikan bagian induk objek terinisialisasi dengan benar. Jelaskan penempatannya (biasanya baris pertama). </text:p>
                      </text:list-item>
                      <text:list-item>
                        <text:p text:style-name="P548"><text:span text:style-name="Strong_20_Emphasis">Destructor:</text:span> <text:span text:style-name="Source_20_Text">inherited Destroy;</text:span> untuk memastikan bagian induk objek dibersihkan dengan <text:soft-page-break/>benar. Jelaskan penempatannya (biasanya baris terakhir). </text:p>
                      </text:list-item>
                      <text:list-item>
                        <text:p text:style-name="P541"><text:span text:style-name="Strong_20_Emphasis">Method Override:</text:span> <text:span text:style-name="Source_20_Text">inherited NamaMetodeInduk(params);</text:span> untuk menjalankan logika asli dari kelas induk sebelum/sesudah/di tengah logika tambahan kelas turunan. Berikan contoh kode yang jelas menunjukkan penggunaan <text:span text:style-name="Source_20_Text">inherited</text:span> dalam ketiga konteks tersebut."* </text:p>
                      </text:list-item>
                    </text:list>
                  </text:list-item>
                </text:list>
              </text:list-item>
              <text:list-item>
                <text:p text:style-name="P18"><text:span text:style-name="Strong_20_Emphasis">Subbab: Method Virtual dan Override (</text:span><text:span text:style-name="Strong_20_Emphasis"><text:span text:style-name="Source_20_Text">virtual</text:span></text:span><text:span text:style-name="Strong_20_Emphasis">, </text:span><text:span text:style-name="Strong_20_Emphasis"><text:span text:style-name="Source_20_Text">override</text:span></text:span><text:span text:style-name="Strong_20_Emphasis">)</text:span></text:p>
                <text:list>
                  <text:list-item>
                    <text:p text:style-name="P18"><text:span text:style-name="Strong_20_Emphasis">Prompt untuk Isi Subbab:</text:span> </text:p>
                    <text:p text:style-name="P541">*"Berikan pembahasan mendalam mengenai mekanisme inti untuk mencapai polimorfisme di Object Pascal melalui <text:span text:style-name="Emphasis">method overriding</text:span>, menggunakan direktif <text:span text:style-name="Source_20_Text">virtual</text:span> dan <text:span text:style-name="Source_20_Text">override</text:span>. Jelaskan secara rinci peran masing-masing:</text:p>
                    <text:list>
                      <text:list-item>
                        <text:p text:style-name="P548"><text:span text:style-name="Strong_20_Emphasis"><text:span text:style-name="Source_20_Text">virtual</text:span></text:span>: Direktif yang ditambahkan pada deklarasi method di kelas <text:span text:style-name="Emphasis">induk</text:span> (<text:span text:style-name="Source_20_Text">procedure MyMethod; virtual;</text:span>). Ini menandakan bahwa implementasi method ini <text:span text:style-name="Emphasis">boleh</text:span> diganti oleh kelas turunan dan memungkinkan <text:span text:style-name="Emphasis">late binding</text:span>. </text:p>
                      </text:list-item>
                      <text:list-item>
                        <text:p text:style-name="P541"><text:span text:style-name="Strong_20_Emphasis"><text:span text:style-name="Source_20_Text">override</text:span></text:span>: Direktif yang digunakan pada deklarasi method di kelas <text:span text:style-name="Emphasis">turunan</text:span> (<text:span text:style-name="Source_20_Text">procedure MyMethod; override;</text:span>). Ini menandakan bahwa method ini secara sengaja <text:span text:style-name="Emphasis">menggantikan</text:span> implementasi method <text:span text:style-name="Source_20_Text">virtual</text:span> dengan nama dan signature yang sama dari kelas induk. Kompiler akan memeriksa kecocokan. Jelaskan bagaimana kombinasi ini memungkinkan variabel bertipe kelas induk menunjuk ke objek kelas turunan, dan ketika method virtual dipanggil melalui variabel tersebut, implementasi dari kelas <text:span text:style-name="Emphasis">turunan</text:span> (objek aktual) yang akan dieksekusi. Berikan contoh klasik polimorfisme: hierarki kelas <text:span text:style-name="Source_20_Text">THewan</text:span> (dengan <text:span text:style-name="Source_20_Text">procedure Bersuara; virtual;</text:span>), <text:span text:style-name="Source_20_Text">TKucing</text:span> (<text:span text:style-name="Source_20_Text">procedure Bersuara; override;</text:span>), <text:span text:style-name="Source_20_Text">TAnjing</text:span> (<text:span text:style-name="Source_20_Text">procedure Bersuara; override;</text:span>), dan tunjukkan bagaimana loop melalui array <text:span text:style-name="Source_20_Text">THewan</text:span> yang memanggil <text:span text:style-name="Source_20_Text">Bersuara</text:span> menghasilkan perilaku berbeda."* </text:p>
                      </text:list-item>
                    </text:list>
                  </text:list-item>
                </text:list>
              </text:list-item>
              <text:list-item>
                <text:p text:style-name="P18"><text:span text:style-name="Strong_20_Emphasis">Subbab: Kelas Abstrak dan Method Abstrak (</text:span><text:span text:style-name="Strong_20_Emphasis"><text:span text:style-name="Source_20_Text">abstract</text:span></text:span><text:span text:style-name="Strong_20_Emphasis">)</text:span></text:p>
                <text:list>
                  <text:list-item>
                    <text:p text:style-name="P18"><text:span text:style-name="Strong_20_Emphasis">Prompt untuk Isi Subbab:</text:span> </text:p>
                    <text:p text:style-name="P541">*"Berikan pembahasan mendalam mengenai konsep kelas abstrak dan method abstrak di Object Pascal, sebagai cara <text:soft-page-break/>mendefinisikan 'kontrak' yang harus dipenuhi oleh kelas turunan. Jelaskan:</text:p>
                    <text:list>
                      <text:list-item>
                        <text:p text:style-name="P548"><text:span text:style-name="Strong_20_Emphasis">Method Abstrak</text:span>: Cara mendeklarasikannya dengan menambahkan direktif <text:span text:style-name="Source_20_Text">abstract</text:span> setelah <text:span text:style-name="Source_20_Text">virtual</text:span> (atau <text:span text:style-name="Source_20_Text">override</text:span> jika menimpa method abstrak lain): <text:span text:style-name="Source_20_Text">procedure MyAbstractMethod; virtual; abstract;</text:span>. Terangkan bahwa method abstrak <text:span text:style-name="Emphasis">tidak memiliki</text:span> blok implementasi (<text:span text:style-name="Source_20_Text">begin..end</text:span>) di kelas tempat ia dideklarasikan. </text:p>
                      </text:list-item>
                      <text:list-item>
                        <text:p text:style-name="P541"><text:span text:style-name="Strong_20_Emphasis">Kelas Abstrak</text:span>: Jelaskan bahwa kelas yang mengandung atau mewarisi (dan tidak meng-override) setidaknya satu method abstrak secara otomatis menjadi kelas abstrak. Tekankan konsekuensi utamanya: kelas abstrak <text:span text:style-name="Emphasis">tidak dapat diinstansiasi</text:span> secara langsung (misalnya, <text:span text:style-name="Source_20_Text">Obj := TAbstractClass.Create;</text:span> akan error). Tujuannya adalah sebagai kelas dasar yang mendefinisikan antarmuka/perilaku umum tetapi menyerahkan detail implementasi spesifik ke kelas turunan konkret. Berikan contoh kelas abstrak, misalnya <text:span text:style-name="Source_20_Text">TBentuk2D</text:span> dengan method <text:span text:style-name="Source_20_Text">function HitungLuas: Real; virtual; abstract;</text:span> dan <text:span text:style-name="Source_20_Text">procedure Gambar; virtual; abstract;</text:span>, lalu tunjukkan kelas turunan konkret seperti <text:span text:style-name="Source_20_Text">TLingkaran</text:span> dan <text:span text:style-name="Source_20_Text">TPersegiPanjang</text:span> yang menyediakan implementasi untuk method-method abstrak tersebut."* </text:p>
                      </text:list-item>
                    </text:list>
                  </text:list-item>
                </text:list>
              </text:list-item>
              <text:list-item>
                <text:p text:style-name="P18"><text:span text:style-name="Strong_20_Emphasis">Subbab: Late Binding vs. Early Binding</text:span></text:p>
                <text:list>
                  <text:list-item>
                    <text:p text:style-name="P18"><text:span text:style-name="Strong_20_Emphasis">Prompt untuk Isi Subbab:</text:span> </text:p>
                    <text:p text:style-name="P541">*"Berikan pembahasan konseptual yang mendalam untuk menjelaskan perbedaan antara <text:span text:style-name="Emphasis">Early Binding (Static Binding)</text:span> dan <text:span text:style-name="Emphasis">Late Binding (Dynamic Binding)</text:span> dalam konteks pemanggilan method di Object Pascal:</text:p>
                    <text:list>
                      <text:list-item>
                        <text:p text:style-name="P548"><text:span text:style-name="Strong_20_Emphasis">Early Binding</text:span>: Jelaskan bahwa kompiler menentukan alamat pasti dari method yang akan dipanggil pada saat <text:span text:style-name="Emphasis">kompilasi</text:span>. Ini terjadi untuk pemanggilan method non-virtual (statis) atau pemanggilan method melalui variabel yang tipenya adalah kelas konkret (bukan pointer/referensi ke kelas dasar). Jelaskan keuntungannya (sedikit lebih cepat) dan kerugiannya (tidak mendukung polimorfisme). </text:p>
                      </text:list-item>
                      <text:list-item>
                        <text:p text:style-name="P541"><text:span text:style-name="Strong_20_Emphasis">Late Binding</text:span>: Jelaskan bahwa keputusan tentang implementasi method mana yang akan dipanggil ditunda <text:soft-page-break/>hingga <text:span text:style-name="Emphasis">runtime</text:span>. Ini terjadi ketika method <text:span text:style-name="Source_20_Text">virtual</text:span> dipanggil melalui variabel pointer atau referensi kelas dasar yang menunjuk ke objek kelas turunan. Jelaskan (secara konseptual) bagaimana ini biasanya diimplementasikan menggunakan Virtual Method Table (VMT) yang terkait dengan setiap objek. Tekankan bahwa inilah mekanisme yang memungkinkan polimorfisme. Kaitkan kembali penjelasan ini dengan contoh polimorfisme menggunakan <text:span text:style-name="Source_20_Text">virtual</text:span>/<text:span text:style-name="Source_20_Text">override</text:span> untuk memperjelas kapan late binding terjadi dan mengapa itu penting."* </text:p>
                      </text:list-item>
                    </text:list>
                  </text:list-item>
                </text:list>
              </text:list-item>
            </text:list>
            <text:p text:style-name="Horizontal_20_Line"/>
          </text:section>
          <text:section text:style-name="Sect1" text:name="feedback-form-13">
            <text:p text:style-name="P274"/>
          </text:section>
        </text:section>
        <text:section text:style-name="Sect1" text:name="15b442c524e09f67">
          <text:p text:style-name="Text_20_body"/>
          <text:section text:style-name="Sect1" text:name="user-query-content-14">
            <text:p text:style-name="P529">Pada Bab 12 Tambahkan prompt pada awal bab untuk mendapatkan pengantar , pada tiap subbab/sub-subab untuk mendapatkan isi dengan pembahasan mendalam </text:p>
          </text:section>
          <text:p text:style-name="P274">Tampilkan alur berpikir</text:p>
          <text:section text:style-name="Sect2" text:name="model-response-message-contentr_15b442c524e09f67">
            <text:p text:style-name="P274"/>
          </text:section>
          <text:section text:style-name="Sect1" text:name="feedback-form-14">
            <text:p text:style-name="P274"/>
          </text:section>
        </text:section>
        <text:section text:style-name="Sect1" text:name="b2b6c8e4e62c6529">
          <text:p text:style-name="Text_20_body"/>
          <text:section text:style-name="Sect1" text:name="user-query-content-15">
            <text:p text:style-name="P529">present it </text:p>
          </text:section>
          <text:p text:style-name="P274">Tampilkan alur berpikir</text:p>
          <text:section text:style-name="Sect2" text:name="model-response-message-contentr_b2b6c8e4e62c6529">
            <text:p text:style-name="Text_20_body">Baik, berikut adalah outline untuk Bab 12, dilengkapi dengan prompt untuk memandu pembuatan kontennya, mencakup cara bekerja dengan file dan stream di Free Pascal, per tanggal 14 April 2025.</text:p>
            <text:p text:style-name="Horizontal_20_Line"/>
            <text:p text:style-name="Text_20_body"><text:span text:style-name="Strong_20_Emphasis">Bab 12: Bekerja dengan File dan Stream</text:span></text:p>
            <text:list xml:id="list8509939988798353907" text:style-name="L19">
              <text:list-item>
                <text:p text:style-name="P19"><text:span text:style-name="Strong_20_Emphasis">Prompt untuk Pengantar Bab:</text:span></text:p>
                <text:p text:style-name="P542"><text:span text:style-name="Emphasis">"Buatkan paragraf pengantar untuk Bab 12 buku tutorial Free Pascal, berjudul 'Bekerja dengan File dan Stream'. Mulai dengan menjelaskan bahwa sebagian besar aplikasi perlu menyimpan data secara permanen atau membaca data dari penyimpanan eksternal, dan file adalah mekanisme paling umum untuk ini. Sebutkan bahwa Free Pascal menyediakan dua pendekatan utama untuk operasi file I/O: (1) metode 'klasik' yang berasal dari Turbo Pascal, yang membedakan antara file teks dan file biner/bertipe, menggunakan prosedur seperti </text:span><text:span text:style-name="Emphasis"><text:span text:style-name="Source_20_Text">AssignFile</text:span></text:span><text:span text:style-name="Emphasis">, </text:span><text:span text:style-name="Emphasis"><text:span text:style-name="Source_20_Text">Reset</text:span></text:span><text:span text:style-name="Emphasis">, </text:span><text:span text:style-name="Emphasis"><text:span text:style-name="Source_20_Text">Rewrite</text:span></text:span><text:span text:style-name="Emphasis">, </text:span><text:span text:style-name="Emphasis"><text:span text:style-name="Source_20_Text">ReadLn</text:span></text:span><text:span text:style-name="Emphasis">, </text:span><text:span text:style-name="Emphasis"><text:span text:style-name="Source_20_Text">WriteLn</text:span></text:span><text:span text:style-name="Emphasis">, </text:span><text:span text:style-name="Emphasis"><text:span text:style-name="Source_20_Text">Read</text:span></text:span><text:span text:style-name="Emphasis">, </text:span><text:span text:style-name="Emphasis"><text:span text:style-name="Source_20_Text">Write</text:span></text:span><text:span text:style-name="Emphasis">, dan </text:span><text:span text:style-name="Emphasis"><text:span text:style-name="Source_20_Text">CloseFile</text:span></text:span><text:span text:style-name="Emphasis">; dan (2) pendekatan yang lebih modern dan fleksibel menggunakan hierarki kelas </text:span><text:span text:style-name="Emphasis"><text:span text:style-name="Source_20_Text">TStream</text:span></text:span><text:span text:style-name="Emphasis"> (termasuk </text:span><text:span text:style-name="Emphasis"><text:span text:style-name="Source_20_Text">TFileStream</text:span></text:span><text:span text:style-name="Emphasis"> untuk file dan </text:span><text:span text:style-name="Emphasis"><text:span text:style-name="Source_20_Text">TMemoryStream</text:span></text:span><text:span text:style-name="Emphasis"> untuk data di memori). Uraikan bahwa bab ini akan membahas kedua pendekatan </text:span><text:soft-page-break/><text:span text:style-name="Emphasis">tersebut, memberikan pemahaman tentang cara membaca dan menulis data ke file menggunakan masing-masing metode, serta kapan sebaiknya menggunakan satu pendekatan di atas yang lain. Sampaikan kepada pembaca intermediate bahwa memahami file I/O adalah skill esensial untuk aplikasi nyata, per tanggal 14 April 2025."</text:span></text:p>
              </text:list-item>
              <text:list-item>
                <text:p text:style-name="P19"><text:span text:style-name="Strong_20_Emphasis">Subbab: File Teks vs. File Biner (Bertipe)</text:span></text:p>
                <text:list>
                  <text:list-item>
                    <text:p text:style-name="P19"><text:span text:style-name="Strong_20_Emphasis">Prompt untuk Isi Subbab:</text:span> </text:p>
                    <text:p text:style-name="P542">*"Berikan pembahasan mendalam yang menjelaskan perbedaan fundamental antara <text:span text:style-name="Emphasis">File Teks (Text Files)</text:span> dan <text:span text:style-name="Emphasis">File Biner/Bertipe (Typed Files)</text:span> dalam pendekatan I/O klasik Pascal:</text:p>
                    <text:list>
                      <text:list-item>
                        <text:p text:style-name="P549"><text:span text:style-name="Strong_20_Emphasis">File Teks (</text:span><text:span text:style-name="Strong_20_Emphasis"><text:span text:style-name="Source_20_Text">TextFile</text:span></text:span><text:span text:style-name="Strong_20_Emphasis"> atau </text:span><text:span text:style-name="Strong_20_Emphasis"><text:span text:style-name="Source_20_Text">Text</text:span></text:span><text:span text:style-name="Strong_20_Emphasis">)</text:span>: Jelaskan bahwa file ini diorganisir sebagai urutan baris, diakhiri penanda EOL (End-Of-Line). Data dibaca/ditulis sebagai representasi karakter teks (bisa ASCII, ANSI, UTF-8 tergantung sistem). Cocok untuk data human-readable, file log, konfigurasi sederhana. Gunakan <text:span text:style-name="Source_20_Text">ReadLn</text:span>/<text:span text:style-name="Source_20_Text">WriteLn</text:span>. </text:p>
                      </text:list-item>
                      <text:list-item>
                        <text:p text:style-name="P549"><text:span text:style-name="Strong_20_Emphasis">File Bertipe (</text:span><text:span text:style-name="Strong_20_Emphasis"><text:span text:style-name="Source_20_Text">File of TipeData</text:span></text:span><text:span text:style-name="Strong_20_Emphasis">)</text:span>: Jelaskan bahwa file ini diorganisir sebagai urutan <text:span text:style-name="Emphasis">record</text:span> atau item dengan tipe data <text:span text:style-name="Emphasis">sama</text:span> dan <text:span text:style-name="Emphasis">ukuran tetap</text:span>. Data dibaca/ditulis dalam representasi biner internalnya. Efisien untuk menyimpan/membaca struktur data seperti array of record. Gunakan <text:span text:style-name="Source_20_Text">Read</text:span>/<text:span text:style-name="Source_20_Text">Write</text:span>. Memungkinkan akses acak (<text:span text:style-name="Source_20_Text">Seek</text:span>). </text:p>
                      </text:list-item>
                      <text:list-item>
                        <text:p text:style-name="P542"><text:span text:style-name="Strong_20_Emphasis">File Tak Bertipe (</text:span><text:span text:style-name="Strong_20_Emphasis"><text:span text:style-name="Source_20_Text">File</text:span></text:span><text:span text:style-name="Strong_20_Emphasis">)</text:span>: Singgung ini sebagai akses level rendah per blok byte (<text:span text:style-name="Source_20_Text">BlockRead</text:span>/<text:span text:style-name="Source_20_Text">BlockWrite</text:span>), jarang digunakan untuk I/O umum. Jelaskan cara mendeklarasikan variabel file: <text:span text:style-name="Source_20_Text">var MyTextFile: TextFile;</text:span> atau <text:span text:style-name="Source_20_Text">var MyDataFile: File of TMyRecord;</text:span>."* </text:p>
                      </text:list-item>
                    </text:list>
                  </text:list-item>
                </text:list>
              </text:list-item>
              <text:list-item>
                <text:p text:style-name="P19"><text:span text:style-name="Strong_20_Emphasis">Subbab: Operasi File Klasik Pascal (</text:span><text:span text:style-name="Strong_20_Emphasis"><text:span text:style-name="Source_20_Text">AssignFile</text:span></text:span><text:span text:style-name="Strong_20_Emphasis">, </text:span><text:span text:style-name="Strong_20_Emphasis"><text:span text:style-name="Source_20_Text">Reset</text:span></text:span><text:span text:style-name="Strong_20_Emphasis">, </text:span><text:span text:style-name="Strong_20_Emphasis"><text:span text:style-name="Source_20_Text">Rewrite</text:span></text:span><text:span text:style-name="Strong_20_Emphasis">, </text:span><text:span text:style-name="Strong_20_Emphasis"><text:span text:style-name="Source_20_Text">Append</text:span></text:span><text:span text:style-name="Strong_20_Emphasis">, </text:span><text:span text:style-name="Strong_20_Emphasis"><text:span text:style-name="Source_20_Text">Read</text:span></text:span><text:span text:style-name="Strong_20_Emphasis">, </text:span><text:span text:style-name="Strong_20_Emphasis"><text:span text:style-name="Source_20_Text">Write</text:span></text:span><text:span text:style-name="Strong_20_Emphasis">, </text:span><text:span text:style-name="Strong_20_Emphasis"><text:span text:style-name="Source_20_Text">CloseFile</text:span></text:span><text:span text:style-name="Strong_20_Emphasis">)</text:span></text:p>
                <text:list>
                  <text:list-item>
                    <text:p text:style-name="P19"><text:span text:style-name="Strong_20_Emphasis">Prompt untuk Pengantar Subbab:</text:span> </text:p>
                    <text:p text:style-name="P542"><text:span text:style-name="Emphasis">"Berikan pengantar singkat untuk bagian 'Operasi File Klasik Pascal'. Jelaskan bahwa bagian ini akan merinci prosedur-prosedur standar yang digunakan dalam model I/O file klasik Pascal untuk melakukan operasi dasar seperti menghubungkan variabel file ke nama file fisik, membuka file untuk dibaca atau ditulis, membaca/menulis data, dan menutup file."</text:span></text:p>
                  </text:list-item>
                  <text:list-item>
                    <text:p text:style-name="P19"><text:soft-page-break/><text:span text:style-name="Strong_20_Emphasis">Prompt untuk Operasi Manajemen File Inti:</text:span> </text:p>
                    <text:p text:style-name="P542">*"Berikan pembahasan mendalam mengenai prosedur-prosedur inti untuk manajemen file dalam I/O klasik Pascal:</text:p>
                    <text:list>
                      <text:list-item>
                        <text:p text:style-name="P549"><text:span text:style-name="Strong_20_Emphasis"><text:span text:style-name="Source_20_Text">AssignFile(VarFile, FileNameString)</text:span></text:span>: Menghubungkan variabel file <text:span text:style-name="Source_20_Text">VarFile</text:span> (misal <text:span text:style-name="Source_20_Text">F</text:span>) dengan path file fisik <text:span text:style-name="Source_20_Text">FileNameString</text:span> (misal <text:span text:style-name="Source_20_Text">'C:\data\input.txt'</text:span>). Langkah pertama sebelum operasi lain. </text:p>
                      </text:list-item>
                      <text:list-item>
                        <text:p text:style-name="P549"><text:span text:style-name="Strong_20_Emphasis"><text:span text:style-name="Source_20_Text">Reset(VarFile [, RecordSize])</text:span></text:span>: Membuka file yang <text:span text:style-name="Emphasis">sudah ada</text:span> untuk <text:span text:style-name="Emphasis">dibaca</text:span> dari awal. Gagal jika file tidak ada. <text:span text:style-name="Source_20_Text">RecordSize</text:span> hanya untuk <text:span text:style-name="Source_20_Text">File</text:span> tak bertipe. </text:p>
                      </text:list-item>
                      <text:list-item>
                        <text:p text:style-name="P549"><text:span text:style-name="Strong_20_Emphasis"><text:span text:style-name="Source_20_Text">Rewrite(VarFile [, RecordSize])</text:span></text:span>: Membuat file <text:span text:style-name="Emphasis">baru</text:span> (atau mengosongkan yang sudah ada) dan membukanya untuk <text:span text:style-name="Emphasis">ditulis</text:span> dari awal. <text:span text:style-name="Source_20_Text">RecordSize</text:span> hanya untuk <text:span text:style-name="Source_20_Text">File</text:span> tak bertipe. </text:p>
                      </text:list-item>
                      <text:list-item>
                        <text:p text:style-name="P549"><text:span text:style-name="Strong_20_Emphasis"><text:span text:style-name="Source_20_Text">Append(VarTextFile)</text:span></text:span>: Membuka file <text:span text:style-name="Emphasis">teks</text:span> yang <text:span text:style-name="Emphasis">sudah ada</text:span> dan memposisikan pointer di akhir file untuk <text:span text:style-name="Emphasis">menambahkan</text:span> data. Hanya untuk <text:span text:style-name="Source_20_Text">TextFile</text:span>. </text:p>
                      </text:list-item>
                      <text:list-item>
                        <text:p text:style-name="P542"><text:span text:style-name="Strong_20_Emphasis"><text:span text:style-name="Source_20_Text">CloseFile(VarFile)</text:span></text:span>: Menutup file, memastikan semua data tersimpan (flush buffer), dan melepaskan hubungan dengan file fisik. <text:span text:style-name="Emphasis">Sangat penting</text:span> untuk selalu dipanggil (biasanya dalam <text:span text:style-name="Source_20_Text">try..finally</text:span>). Sertakan contoh urutan panggilan tipikal: <text:span text:style-name="Source_20_Text">AssignFile</text:span>, <text:span text:style-name="Source_20_Text">Reset</text:span>/<text:span text:style-name="Source_20_Text">Rewrite</text:span>/<text:span text:style-name="Source_20_Text">Append</text:span>, operasi baca/tulis, <text:span text:style-name="Source_20_Text">CloseFile</text:span>."* </text:p>
                      </text:list-item>
                    </text:list>
                  </text:list-item>
                  <text:list-item>
                    <text:p text:style-name="P286"><text:span text:style-name="Strong_20_Emphasis">Sub-subbab: Bekerja dengan File Teks (</text:span><text:span text:style-name="Strong_20_Emphasis"><text:span text:style-name="Source_20_Text">ReadLn</text:span></text:span><text:span text:style-name="Strong_20_Emphasis">, </text:span><text:span text:style-name="Strong_20_Emphasis"><text:span text:style-name="Source_20_Text">WriteLn</text:span></text:span><text:span text:style-name="Strong_20_Emphasis">)</text:span> </text:p>
                    <text:list>
                      <text:list-item>
                        <text:p text:style-name="P19"><text:span text:style-name="Strong_20_Emphasis">Prompt untuk Isi Subbab:</text:span> </text:p>
                        <text:p text:style-name="P542">*"Berikan pembahasan mendalam mengenai cara membaca dan menulis <text:span text:style-name="Emphasis">file teks</text:span> (<text:span text:style-name="Source_20_Text">TextFile</text:span>) menggunakan prosedur I/O klasik Pascal. Fokus pada:</text:p>
                        <text:list>
                          <text:list-item>
                            <text:p text:style-name="P549"><text:span text:style-name="Strong_20_Emphasis"><text:span text:style-name="Source_20_Text">WriteLn(F, ...)</text:span></text:span><text:span text:style-name="Strong_20_Emphasis"> / </text:span><text:span text:style-name="Strong_20_Emphasis"><text:span text:style-name="Source_20_Text">Write(F, ...)</text:span></text:span>: Menulis nilai variabel (berbagai tipe dasar: string, integer, real, boolean) ke file teks <text:span text:style-name="Source_20_Text">F</text:span> setelah mengonversinya ke representasi teks. Jelaskan <text:span text:style-name="Source_20_Text">WriteLn</text:span> menambahkan penanda akhir baris. </text:p>
                          </text:list-item>
                          <text:list-item>
                            <text:p text:style-name="P549"><text:span text:style-name="Strong_20_Emphasis"><text:span text:style-name="Source_20_Text">ReadLn(F, ...)</text:span></text:span><text:span text:style-name="Strong_20_Emphasis"> / </text:span><text:span text:style-name="Strong_20_Emphasis"><text:span text:style-name="Source_20_Text">Read(F, ...)</text:span></text:span>: Membaca data teks dari file <text:span text:style-name="Source_20_Text">F</text:span> dan mengonversinya ke tipe variabel yang <text:soft-page-break/>disediakan. Jelaskan <text:span text:style-name="Source_20_Text">ReadLn</text:span> membaca hingga EOL, <text:span text:style-name="Source_20_Text">Read</text:span> membaca per item. </text:p>
                          </text:list-item>
                          <text:list-item>
                            <text:p text:style-name="P549"><text:span text:style-name="Strong_20_Emphasis"><text:span text:style-name="Source_20_Text">Eof(F)</text:span></text:span>: Fungsi boolean penting untuk mendeteksi akhir file saat membaca (digunakan sebagai kondisi loop <text:span text:style-name="Source_20_Text">while not Eof(F)</text:span>). </text:p>
                          </text:list-item>
                          <text:list-item>
                            <text:p text:style-name="P542"><text:span text:style-name="Strong_20_Emphasis"><text:span text:style-name="Source_20_Text">Eoln(F)</text:span></text:span>: Fungsi boolean untuk mendeteksi akhir baris saat membaca per karakter/item dalam satu baris. Berikan contoh kode lengkap untuk menulis data terstruktur per baris ke file teks (misal: nama, usia) dan kemudian membacanya kembali menggunakan loop <text:span text:style-name="Source_20_Text">while not Eof(F) do begin ReadLn(F, ...); ... end;</text:span>."* </text:p>
                          </text:list-item>
                        </text:list>
                      </text:list-item>
                    </text:list>
                  </text:list-item>
                  <text:list-item>
                    <text:p text:style-name="P286"><text:span text:style-name="Strong_20_Emphasis">Sub-subbab: Bekerja dengan File Bertipe (</text:span><text:span text:style-name="Strong_20_Emphasis"><text:span text:style-name="Source_20_Text">Read</text:span></text:span><text:span text:style-name="Strong_20_Emphasis">, </text:span><text:span text:style-name="Strong_20_Emphasis"><text:span text:style-name="Source_20_Text">Write</text:span></text:span><text:span text:style-name="Strong_20_Emphasis">, </text:span><text:span text:style-name="Strong_20_Emphasis"><text:span text:style-name="Source_20_Text">Seek</text:span></text:span><text:span text:style-name="Strong_20_Emphasis">)</text:span> </text:p>
                    <text:list>
                      <text:list-item>
                        <text:p text:style-name="P19"><text:span text:style-name="Strong_20_Emphasis">Prompt untuk Isi Subbab:</text:span> </text:p>
                        <text:p text:style-name="P542">*"Berikan pembahasan mendalam mengenai cara membaca dan menulis <text:span text:style-name="Emphasis">file bertipe</text:span> (<text:span text:style-name="Source_20_Text">File of TipeData</text:span>) menggunakan prosedur I/O klasik Pascal. Fokus pada:</text:p>
                        <text:list>
                          <text:list-item>
                            <text:p text:style-name="P549"><text:span text:style-name="Strong_20_Emphasis"><text:span text:style-name="Source_20_Text">Write(F, RecordVar1, ...)</text:span></text:span>: Menulis satu atau lebih variabel (yang tipenya harus <text:span text:style-name="Emphasis">sama persis</text:span> dengan <text:span text:style-name="Source_20_Text">TipeData</text:span> dari <text:span text:style-name="Source_20_Text">F</text:span>) ke file <text:span text:style-name="Source_20_Text">F</text:span> dalam format biner internal. </text:p>
                          </text:list-item>
                          <text:list-item>
                            <text:p text:style-name="P549"><text:span text:style-name="Strong_20_Emphasis"><text:span text:style-name="Source_20_Text">Read(F, RecordVar1, ...)</text:span></text:span>: Membaca satu atau lebih record dari file <text:span text:style-name="Source_20_Text">F</text:span> ke dalam variabel yang sesuai. </text:p>
                          </text:list-item>
                          <text:list-item>
                            <text:p text:style-name="P549"><text:span text:style-name="Strong_20_Emphasis"><text:span text:style-name="Source_20_Text">Seek(F, RecordIndex)</text:span></text:span>: Memindahkan posisi file ke awal record nomor <text:span text:style-name="Source_20_Text">RecordIndex</text:span> (indeks dimulai dari 0). Memungkinkan <text:span text:style-name="Emphasis">akses acak</text:span> (membaca/menulis record spesifik tanpa harus urut). </text:p>
                          </text:list-item>
                          <text:list-item>
                            <text:p text:style-name="P549"><text:span text:style-name="Strong_20_Emphasis"><text:span text:style-name="Source_20_Text">FileSize(F)</text:span></text:span>: Mengembalikan jumlah total record dalam file. </text:p>
                          </text:list-item>
                          <text:list-item>
                            <text:p text:style-name="P549"><text:span text:style-name="Strong_20_Emphasis"><text:span text:style-name="Source_20_Text">FilePos(F)</text:span></text:span>: Mengembalikan indeks record di mana posisi file saat ini berada. </text:p>
                          </text:list-item>
                          <text:list-item>
                            <text:p text:style-name="P542"><text:span text:style-name="Strong_20_Emphasis"><text:span text:style-name="Source_20_Text">Eof(F)</text:span></text:span>: Juga berfungsi untuk mendeteksi akhir file saat membaca secara sekuensial. Berikan contoh kode lengkap: definisikan <text:span text:style-name="Source_20_Text">type TData = record ... end;</text:span>, deklarasikan <text:span text:style-name="Source_20_Text">var MyFile: File of TData; DataRec: TData;</text:span>, tulis beberapa record, lalu contoh membaca semua record secara sekuensial dan <text:soft-page-break/>contoh membaca record ke-5 menggunakan <text:span text:style-name="Source_20_Text">Seek</text:span> dan <text:span text:style-name="Source_20_Text">Read</text:span>."* </text:p>
                          </text:list-item>
                        </text:list>
                      </text:list-item>
                    </text:list>
                  </text:list-item>
                </text:list>
              </text:list-item>
              <text:list-item>
                <text:p text:style-name="P19"><text:span text:style-name="Strong_20_Emphasis">Subbab: Pengenalan Stream (</text:span><text:span text:style-name="Strong_20_Emphasis"><text:span text:style-name="Source_20_Text">TStream</text:span></text:span><text:span text:style-name="Strong_20_Emphasis">, </text:span><text:span text:style-name="Strong_20_Emphasis"><text:span text:style-name="Source_20_Text">TFileStream</text:span></text:span><text:span text:style-name="Strong_20_Emphasis">, </text:span><text:span text:style-name="Strong_20_Emphasis"><text:span text:style-name="Source_20_Text">TMemoryStream</text:span></text:span><text:span text:style-name="Strong_20_Emphasis">) - Cara yang lebih modern.</text:span></text:p>
                <text:list>
                  <text:list-item>
                    <text:p text:style-name="P19"><text:span text:style-name="Strong_20_Emphasis">Prompt untuk Isi Subbab:</text:span> </text:p>
                    <text:p text:style-name="P542">*"Berikan pembahasan pengantar yang mendalam mengenai pendekatan I/O berbasis <text:span text:style-name="Emphasis">Stream</text:span> di Free Pascal/Delphi sebagai alternatif modern. Jelaskan konsep <text:span text:style-name="Emphasis">Stream</text:span> sebagai abstraksi aliran byte (data mentah) yang bisa berasal dari berbagai sumber (file, memori, jaringan, dll.). Perkenalkan hierarki kelasnya:</text:p>
                    <text:list>
                      <text:list-item>
                        <text:p text:style-name="P549"><text:span text:style-name="Strong_20_Emphasis"><text:span text:style-name="Source_20_Text">TStream</text:span></text:span>: Kelas dasar abstrak yang mendefinisikan antarmuka umum (metode seperti <text:span text:style-name="Source_20_Text">Read</text:span>, <text:span text:style-name="Source_20_Text">Write</text:span>, <text:span text:style-name="Source_20_Text">Seek</text:span>, <text:span text:style-name="Source_20_Text">Position</text:span>, <text:span text:style-name="Source_20_Text">Size</text:span>). </text:p>
                      </text:list-item>
                      <text:list-item>
                        <text:p text:style-name="P549"><text:span text:style-name="Strong_20_Emphasis"><text:span text:style-name="Source_20_Text">TFileStream</text:span></text:span>: Turunan <text:span text:style-name="Source_20_Text">TStream</text:span> untuk operasi pada file fisik. Jelaskan constructornya: <text:span text:style-name="Source_20_Text">constructor Create(const AFileName: string; Mode: Word);</text:span> dan jelaskan parameter <text:span text:style-name="Source_20_Text">Mode</text:span> (konstanta <text:span text:style-name="Source_20_Text">fmOpenRead</text:span>, <text:span text:style-name="Source_20_Text">fmOpenWrite</text:span>, <text:span text:style-name="Source_20_Text">fmCreate</text:span>, <text:span text:style-name="Source_20_Text">fmOpenReadWrite</text:span>, dll.). </text:p>
                      </text:list-item>
                      <text:list-item>
                        <text:p text:style-name="P549"><text:span text:style-name="Strong_20_Emphasis"><text:span text:style-name="Source_20_Text">TMemoryStream</text:span></text:span>: Turunan <text:span text:style-name="Source_20_Text">TStream</text:span> yang bekerja dengan data di memori. Jelaskan kegunaannya (buffer sementara, manipulasi data biner in-memory). </text:p>
                      </text:list-item>
                      <text:list-item>
                        <text:p text:style-name="P549">(Sebutkan juga <text:span text:style-name="Source_20_Text">TStringStream</text:span> jika relevan untuk manipulasi string via stream). Jelaskan metode-metode dasar yang umum digunakan: </text:p>
                      </text:list-item>
                      <text:list-item>
                        <text:p text:style-name="P549"><text:span text:style-name="Source_20_Text">Read(var Buffer; Count: Longint): Longint;</text:span> / <text:span text:style-name="Source_20_Text">Write(const Buffer; Count: Longint): Longint;</text:span>: Membaca/menulis <text:span text:style-name="Source_20_Text">Count</text:span> byte dari/ke <text:span text:style-name="Source_20_Text">Buffer</text:span>. </text:p>
                      </text:list-item>
                      <text:list-item>
                        <text:p text:style-name="P549"><text:span text:style-name="Source_20_Text">Seek(Offset: Longint; Origin: TSeekOrigin): Longint;</text:span>: Memindahkan posisi stream. Jelaskan <text:span text:style-name="Source_20_Text">TSeekOrigin</text:span> (<text:span text:style-name="Source_20_Text">soBeginning</text:span>, <text:span text:style-name="Source_20_Text">soCurrent</text:span>, <text:span text:style-name="Source_20_Text">soEnd</text:span>). </text:p>
                      </text:list-item>
                      <text:list-item>
                        <text:p text:style-name="P549"><text:span text:style-name="Source_20_Text">Position: Longint;</text:span>: Properti untuk mendapatkan/mengatur posisi saat ini. </text:p>
                      </text:list-item>
                      <text:list-item>
                        <text:p text:style-name="P542"><text:span text:style-name="Source_20_Text">Size: Longint;</text:span>: Properti untuk mendapatkan ukuran total stream (dalam byte). Tekankan bahwa stream bekerja pada level byte, sehingga untuk tipe data kompleks (integer &gt; 1 byte, record, string), programmer perlu menangani konversi/serialisasi secara manual atau <text:soft-page-break/>menggunakan kelas helper (seperti <text:span text:style-name="Source_20_Text">TReader</text:span>/<text:span text:style-name="Source_20_Text">TWriter</text:span> atau metode stream spesifik lainnya jika ada). Berikan contoh sederhana penggunaan <text:span text:style-name="Source_20_Text">TFileStream</text:span>: membuat file, menulis beberapa byte/string, menutup (via <text:span text:style-name="Source_20_Text">Free</text:span>), lalu membuka lagi untuk membaca."* </text:p>
                      </text:list-item>
                    </text:list>
                  </text:list-item>
                </text:list>
              </text:list-item>
            </text:list>
            <text:p text:style-name="Horizontal_20_Line"/>
          </text:section>
          <text:section text:style-name="Sect1" text:name="feedback-form-15">
            <text:p text:style-name="P274"/>
          </text:section>
        </text:section>
        <text:section text:style-name="Sect1" text:name="10e80e634a441f2e">
          <text:p text:style-name="Text_20_body"/>
          <text:section text:style-name="Sect1" text:name="user-query-content-16">
            <text:p text:style-name="P529">Pada Bab 13 Tambahkan prompt pada awal bab untuk mendapatkan pengantar , pada tiap subbab/sub-subab untuk mendapatkan isi dengan pembahasan mendalam </text:p>
          </text:section>
          <text:p text:style-name="P274">Tampilkan alur berpikir</text:p>
          <text:section text:style-name="Sect2" text:name="model-response-message-contentr_10e80e634a441f2e">
            <text:p text:style-name="Text_20_body">Tentu, mari kita siapkan prompt untuk Bab 13, yang berfokus pada mekanisme penting penanganan kesalahan (Exception Handling) di Free Pascal, per tanggal 14 April 2025.</text:p>
            <text:p text:style-name="Horizontal_20_Line"/>
            <text:p text:style-name="Text_20_body"><text:span text:style-name="Strong_20_Emphasis">Bab 13: Penanganan Kesalahan (Exception Handling)</text:span></text:p>
            <text:list xml:id="list2774719796498236870" text:style-name="L20">
              <text:list-item>
                <text:p text:style-name="P20"><text:span text:style-name="Strong_20_Emphasis">Prompt untuk Pengantar Bab:</text:span></text:p>
                <text:p text:style-name="P543"><text:span text:style-name="Emphasis">"Buatkan paragraf pengantar untuk Bab 13 buku tutorial Free Pascal, berjudul 'Penanganan Kesalahan (Exception Handling)'. Mulai dengan menekankan bahwa dalam aplikasi dunia nyata, kesalahan atau kondisi tak terduga (misalnya, file tidak ditemukan, input pengguna tidak valid, masalah jaringan) pasti akan terjadi saat runtime. Jelaskan bahwa penanganan kesalahan yang baik sangat krusial untuk membuat aplikasi yang robust (tangguh) dan user-friendly. Kontraskan metode penanganan error tradisional (misalnya, memeriksa nilai kembalian fungsi atau kode error global) dengan pendekatan modern menggunakan structured exception handling. Perkenalkan eksepsi (exception) sebagai objek yang merepresentasikan kondisi error dan mekanisme </text:span><text:span text:style-name="Emphasis"><text:span text:style-name="Source_20_Text">try...except</text:span></text:span><text:span text:style-name="Emphasis"> serta </text:span><text:span text:style-name="Emphasis"><text:span text:style-name="Source_20_Text">try...finally</text:span></text:span><text:span text:style-name="Emphasis"> di Object Pascal sebagai cara terstruktur untuk menangkap dan menangani eksepsi, atau untuk menjamin eksekusi kode pembersihan (cleanup). Uraikan bahwa bab ini akan membahas konsep eksepsi, sintaks blok </text:span><text:span text:style-name="Emphasis"><text:span text:style-name="Source_20_Text">try</text:span></text:span><text:span text:style-name="Emphasis">, cara membangkitkan (</text:span><text:span text:style-name="Emphasis"><text:span text:style-name="Source_20_Text">raise</text:span></text:span><text:span text:style-name="Emphasis">) eksepsi sendiri, hierarki kelas eksepsi standar, dan cara membuat tipe eksepsi kustom. Sampaikan kepada pembaca intermediate bahwa menguasai exception handling adalah kunci untuk meningkatkan kualitas dan keandalan program Pascal mereka, per tanggal 14 April 2025."</text:span></text:p>
              </text:list-item>
              <text:list-item>
                <text:p text:style-name="P20"><text:span text:style-name="Strong_20_Emphasis">Subbab: Konsep Eksepsi</text:span></text:p>
                <text:list>
                  <text:list-item>
                    <text:p text:style-name="P20"><text:span text:style-name="Strong_20_Emphasis">Prompt untuk Isi Subbab:</text:span> </text:p>
                    <text:p text:style-name="P543"><text:soft-page-break/>*"Berikan pembahasan konseptual yang mendalam mengenai <text:span text:style-name="Emphasis">eksepsi (exception)</text:span> sebagai mekanisme penanganan kesalahan modern. Jelaskan bahwa eksepsi adalah peristiwa (seringkali direpresentasikan sebagai objek turunan <text:span text:style-name="Source_20_Text">Exception</text:span>) yang menginterupsi alur normal program ketika terjadi kondisi error atau tak terduga saat runtime. Bandingkan dengan error kompilasi. Jelaskan keuntungan utama menggunakan exception handling dibandingkan return codes:</text:p>
                    <text:list>
                      <text:list-item>
                        <text:p text:style-name="P550"><text:span text:style-name="Strong_20_Emphasis">Pemisahan Kode:</text:span> Memisahkan logika utama program dari kode penanganan error, membuatnya lebih bersih. </text:p>
                      </text:list-item>
                      <text:list-item>
                        <text:p text:style-name="P550"><text:span text:style-name="Strong_20_Emphasis">Propagasi Otomatis:</text:span> Eksepsi 'mengalir' ke atas melalui tumpukan panggilan (call stack) hingga ada handler yang cocok, tanpa perlu meneruskan kode error secara manual di setiap level. </text:p>
                      </text:list-item>
                      <text:list-item>
                        <text:p text:style-name="P550"><text:span text:style-name="Strong_20_Emphasis">Pengelompokan Error:</text:span> Menggunakan hierarki kelas OOP untuk mengkategorikan error secara logis. </text:p>
                      </text:list-item>
                      <text:list-item>
                        <text:p text:style-name="P543"><text:span text:style-name="Strong_20_Emphasis">Konteks Error:</text:span> Objek eksepsi dapat membawa informasi tambahan tentang error (misalnya, pesan, konteks). Jelaskan alur dasar: Sesuatu membangkitkan (<text:span text:style-name="Source_20_Text">raise</text:span>) eksepsi -&gt; Alur normal berhenti -&gt; Runtime mencari blok <text:span text:style-name="Source_20_Text">except</text:span> terdekat di call stack -&gt; Jika handler (<text:span text:style-name="Source_20_Text">on E...</text:span>) cocok ditemukan, kode handler dieksekusi -&gt; Eksepsi tertangani, program lanjut setelah blok <text:span text:style-name="Source_20_Text">try..except</text:span>. Jika tidak ada handler, program biasanya berhenti."* </text:p>
                      </text:list-item>
                    </text:list>
                  </text:list-item>
                </text:list>
              </text:list-item>
              <text:list-item>
                <text:p text:style-name="P20"><text:span text:style-name="Strong_20_Emphasis">Subbab: Blok </text:span><text:span text:style-name="Strong_20_Emphasis"><text:span text:style-name="Source_20_Text">try..except</text:span></text:span><text:span text:style-name="Strong_20_Emphasis"> (</text:span><text:span text:style-name="Strong_20_Emphasis"><text:span text:style-name="Source_20_Text">on ESomeException do ...</text:span></text:span><text:span text:style-name="Strong_20_Emphasis">)</text:span></text:p>
                <text:list>
                  <text:list-item>
                    <text:p text:style-name="P20"><text:span text:style-name="Strong_20_Emphasis">Prompt untuk Isi Subbab:</text:span> </text:p>
                    <text:p text:style-name="P543">*"Berikan pembahasan mendalam mengenai blok <text:span text:style-name="Source_20_Text">try..except</text:span> sebagai mekanisme utama di Object Pascal untuk <text:span text:style-name="Emphasis">menangkap dan menangani</text:span> eksepsi. Jelaskan sintaks lengkapnya:</text:p>
                    <text:p text:style-name="P543">Delphi</text:p>
                    <text:p text:style-name="P667"><text:span text:style-name="Source_20_Text">try</text:span></text:p>
                    <text:p text:style-name="P667"><text:span text:style-name="Source_20_Text"><text:s text:c="2"/>// Kode yang berpotensi membangkitkan eksepsi</text:span></text:p>
                    <text:p text:style-name="P667"><text:span text:style-name="Source_20_Text">except</text:span></text:p>
                    <text:p text:style-name="P667"><text:span text:style-name="Source_20_Text"><text:s text:c="2"/>on EType1 do</text:span></text:p>
                    <text:p text:style-name="P667"><text:span text:style-name="Source_20_Text"><text:s text:c="2"/>begin</text:span></text:p>
                    <text:p text:style-name="P667"><text:span text:style-name="Source_20_Text"><text:s text:c="4"/>// Kode untuk menangani eksepsi tipe EType1 (atau turunannya)</text:span></text:p>
                    <text:p text:style-name="P667"><text:span text:style-name="Source_20_Text"><text:s text:c="2"/>end;</text:span></text:p>
                    <text:p text:style-name="P667"><text:span text:style-name="Source_20_Text"><text:s text:c="2"/>on EType2 do</text:span></text:p>
                    <text:p text:style-name="P667"><text:span text:style-name="Source_20_Text"><text:s text:c="4"/>// Statement tunggal untuk menangani EType2 (atau turunannya)</text:span></text:p>
                    <text:p text:style-name="P667"><text:soft-page-break/><text:span text:style-name="Source_20_Text"><text:s text:c="2"/>else // Opsional</text:span></text:p>
                    <text:p text:style-name="P667"><text:span text:style-name="Source_20_Text"><text:s text:c="4"/>// Kode untuk menangani eksepsi jenis lain yang tidak tertangkap di atas</text:span></text:p>
                    <text:p text:style-name="P668"><text:span text:style-name="Source_20_Text">end;</text:span></text:p>
                    <text:p text:style-name="P543">Terangkan alur eksekusinya: jika eksepsi terjadi di blok <text:span text:style-name="Source_20_Text">try</text:span>, runtime mencari klausa <text:span text:style-name="Source_20_Text">on</text:span> yang cocok (berdasarkan tipe eksepsi) dari atas ke bawah. Handler pertama yang cocok akan dieksekusi, dan eksepsi dianggap tertangani. Jelaskan peran klausa <text:span text:style-name="Source_20_Text">else</text:span> (opsional) untuk menangkap semua eksepsi lain. Tunjukkan cara mendapatkan objek eksepsi di dalam handler (<text:span text:style-name="Source_20_Text">on E: EType1 do ... E.Message ...</text:span>). Berikan contoh praktis penggunaan <text:span text:style-name="Source_20_Text">try..except</text:span> untuk menangani error umum seperti <text:span text:style-name="Source_20_Text">EConvertError</text:span> (saat <text:span text:style-name="Source_20_Text">StrToInt</text:span>), <text:span text:style-name="Source_20_Text">EDivByZero</text:span>, atau <text:span text:style-name="Source_20_Text">EInOutError</text:span> (saat operasi file)."*</text:p>
                  </text:list-item>
                </text:list>
              </text:list-item>
              <text:list-item>
                <text:p text:style-name="P20"><text:span text:style-name="Strong_20_Emphasis">Subbab: Blok </text:span><text:span text:style-name="Strong_20_Emphasis"><text:span text:style-name="Source_20_Text">try..finally</text:span></text:span><text:span text:style-name="Strong_20_Emphasis"> (Menjamin eksekusi kode cleanup)</text:span></text:p>
                <text:list>
                  <text:list-item>
                    <text:p text:style-name="P20"><text:span text:style-name="Strong_20_Emphasis">Prompt untuk Isi Subbab:</text:span> </text:p>
                    <text:p text:style-name="P543">*"Berikan pembahasan mendalam mengenai blok <text:span text:style-name="Source_20_Text">try..finally</text:span> di Object Pascal. Jelaskan tujuan utamanya yang berbeda dari <text:span text:style-name="Source_20_Text">try..except</text:span>: yaitu untuk <text:span text:style-name="Emphasis">menjamin</text:span> eksekusi kode <text:span text:style-name="Emphasis">cleanup</text:span> (pembersihan sumber daya), terlepas dari apakah eksepsi terjadi atau tidak di dalam blok <text:span text:style-name="Source_20_Text">try</text:span>. Tekankan bahwa <text:span text:style-name="Source_20_Text">try..finally</text:span> <text:span text:style-name="Emphasis">tidak menangani</text:span> eksepsi; jika eksepsi terjadi, ia akan tetap dipropagasi ke atas setelah blok <text:span text:style-name="Source_20_Text">finally</text:span> selesai dieksekusi. Tunjukkan sintaksnya:</text:p>
                    <text:p text:style-name="P543">Delphi</text:p>
                    <text:p text:style-name="P667"><text:span text:style-name="Source_20_Text">try</text:span></text:p>
                    <text:p text:style-name="P667"><text:span text:style-name="Source_20_Text"><text:s text:c="2"/>// Kode yang menggunakan sumber daya (misal: membuka file, membuat objek, mengunci mutex)</text:span></text:p>
                    <text:p text:style-name="P667"><text:span text:style-name="Source_20_Text">finally</text:span></text:p>
                    <text:p text:style-name="P667"><text:span text:style-name="Source_20_Text"><text:s text:c="2"/>// Kode cleanup yang *pasti* dijalankan (misal: menutup file, memanggil Free, melepas mutex)</text:span></text:p>
                    <text:p text:style-name="P668"><text:span text:style-name="Source_20_Text">end;</text:span></text:p>
                    <text:p text:style-name="P543">Berikan contoh-contoh kanonis penggunaannya:</text:p>
                    <text:list>
                      <text:list-item>
                        <text:p text:style-name="P550">Memastikan pembebasan objek: <text:span text:style-name="Source_20_Text">Obj := TMyClass.Create; try ... finally Obj.Free; end;</text:span> </text:p>
                      </text:list-item>
                      <text:list-item>
                        <text:p text:style-name="P550">Memastikan penutupan file (I/O klasik): <text:span text:style-name="Source_20_Text">AssignFile... Reset/Rewrite... try ... finally CloseFile... end;</text:span> </text:p>
                      </text:list-item>
                      <text:list-item>
                        <text:p text:style-name="P543">Memastikan penutupan stream: <text:span text:style-name="Source_20_Text">MyStream := </text:span><text:soft-page-break/><text:span text:style-name="Source_20_Text">TFileStream.Create(...); try ... finally MyStream.Free; end;</text:span> Jelaskan bagaimana <text:span text:style-name="Source_20_Text">try..finally</text:span> dan <text:span text:style-name="Source_20_Text">try..except</text:span> dapat digabungkan (bersarang)."* </text:p>
                      </text:list-item>
                    </text:list>
                  </text:list-item>
                </text:list>
              </text:list-item>
              <text:list-item>
                <text:p text:style-name="P20"><text:span text:style-name="Strong_20_Emphasis">Subbab: Membangkitkan Eksepsi (</text:span><text:span text:style-name="Strong_20_Emphasis"><text:span text:style-name="Source_20_Text">raise</text:span></text:span><text:span text:style-name="Strong_20_Emphasis">)</text:span></text:p>
                <text:list>
                  <text:list-item>
                    <text:p text:style-name="P20"><text:span text:style-name="Strong_20_Emphasis">Prompt untuk Isi Subbab:</text:span> </text:p>
                    <text:p text:style-name="P543">*"Berikan pembahasan mendalam mengenai statement <text:span text:style-name="Source_20_Text">raise</text:span> yang digunakan untuk secara sengaja <text:span text:style-name="Emphasis">membangkitkan</text:span> (melempar/throw) sebuah eksepsi di Object Pascal. Jelaskan berbagai bentuknya:</text:p>
                    <text:list>
                      <text:list-item>
                        <text:p text:style-name="P550"><text:span text:style-name="Strong_20_Emphasis"><text:span text:style-name="Source_20_Text">raise ESomeException.Create('Pesan error detail');</text:span></text:span>: Bentuk paling umum, membuat instance baru dari kelas eksepsi (biasanya dengan pesan) dan melemparnya. </text:p>
                      </text:list-item>
                      <text:list-item>
                        <text:p text:style-name="P550"><text:span text:style-name="Strong_20_Emphasis"><text:span text:style-name="Source_20_Text">raise ExceptionObject;</text:span></text:span>: Melempar objek eksepsi yang sudah ada. </text:p>
                      </text:list-item>
                      <text:list-item>
                        <text:p text:style-name="P550"><text:span text:style-name="Strong_20_Emphasis"><text:span text:style-name="Source_20_Text">raise;</text:span></text:span>: Hanya valid di dalam blok <text:span text:style-name="Source_20_Text">except</text:span>. Digunakan untuk <text:span text:style-name="Emphasis">melempar kembali</text:span> (re-raise) eksepsi yang sama yang baru saja ditangkap, agar bisa ditangani oleh handler di level yang lebih tinggi. Jelaskan skenario kapan programmer perlu menggunakan <text:span text:style-name="Source_20_Text">raise</text:span>: </text:p>
                      </text:list-item>
                      <text:list-item>
                        <text:p text:style-name="P550">Melaporkan kegagalan validasi data input. </text:p>
                      </text:list-item>
                      <text:list-item>
                        <text:p text:style-name="P550">Menandakan kondisi prasyarat fungsi/metode tidak terpenuhi. </text:p>
                      </text:list-item>
                      <text:list-item>
                        <text:p text:style-name="P543">Mengubah tipe eksepsi dari level rendah ke tipe yang lebih spesifik aplikasi di level tinggi. Berikan contoh fungsi yang melakukan validasi parameter dan menggunakan <text:span text:style-name="Source_20_Text">raise EInvalidArgument.Create(...)</text:span> jika parameter tidak valid."* </text:p>
                      </text:list-item>
                    </text:list>
                  </text:list-item>
                </text:list>
              </text:list-item>
              <text:list-item>
                <text:p text:style-name="P20"><text:span text:style-name="Strong_20_Emphasis">Subbab: Hierarki Kelas Eksepsi Standar (</text:span><text:span text:style-name="Strong_20_Emphasis"><text:span text:style-name="Source_20_Text">Exception</text:span></text:span><text:span text:style-name="Strong_20_Emphasis">, </text:span><text:span text:style-name="Strong_20_Emphasis"><text:span text:style-name="Source_20_Text">EInOutError</text:span></text:span><text:span text:style-name="Strong_20_Emphasis">, dll.)</text:span></text:p>
                <text:list>
                  <text:list-item>
                    <text:p text:style-name="P20"><text:span text:style-name="Strong_20_Emphasis">Prompt untuk Isi Subbab:</text:span> </text:p>
                    <text:p text:style-name="P543">*"Berikan pembahasan mendalam mengenai hierarki kelas eksepsi standar yang disediakan oleh Run-Time Library (RTL) Free Pascal (serupa dengan Delphi VCL/FCL). Jelaskan bahwa <text:span text:style-name="Source_20_Text">Exception</text:span> (dari unit <text:span text:style-name="Source_20_Text">SysUtils</text:span>) adalah kelas dasar (akar) dari hampir semua eksepsi. Sebutkan dan berikan deskripsi singkat serta contoh kapan terjadinya beberapa kelas eksepsi standar yang umum:</text:p>
                    <text:list>
                      <text:list-item>
                        <text:p text:style-name="P550"><text:soft-page-break/>Turunan Langsung <text:span text:style-name="Source_20_Text">Exception</text:span> (umum): <text:span text:style-name="Source_20_Text">EInOutError</text:span> (error file I/O), <text:span text:style-name="Source_20_Text">EConvertError</text:span> (error konversi tipe), <text:span text:style-name="Source_20_Text">EInvalidOp</text:span> (operasi tidak valid). </text:p>
                      </text:list-item>
                      <text:list-item>
                        <text:p text:style-name="P550">Eksepsi Aritmatika: <text:span text:style-name="Source_20_Text">EDivByZero</text:span>, <text:span text:style-name="Source_20_Text">EOverflow</text:span>, <text:span text:style-name="Source_20_Text">EUnderflow</text:span>, <text:span text:style-name="Source_20_Text">EZeroDivide</text:span>. </text:p>
                      </text:list-item>
                      <text:list-item>
                        <text:p text:style-name="P550">Eksepsi Memori/Pointer: <text:span text:style-name="Source_20_Text">EInvalidPointer</text:span>, <text:span text:style-name="Source_20_Text">EOutOfMemory</text:span>. </text:p>
                      </text:list-item>
                      <text:list-item>
                        <text:p text:style-name="P550">Eksepsi Rentang/Indeks: <text:span text:style-name="Source_20_Text">ERangeError</text:span>. </text:p>
                      </text:list-item>
                      <text:list-item>
                        <text:p text:style-name="P550">Eksepsi terkait Kelas/Objek: <text:span text:style-name="Source_20_Text">EInvalidCast</text:span>, <text:span text:style-name="Source_20_Text">EAbstractError</text:span>. </text:p>
                      </text:list-item>
                      <text:list-item>
                        <text:p text:style-name="P543">Eksepsi dari unit <text:span text:style-name="Source_20_Text">Classes</text:span>: <text:span text:style-name="Source_20_Text">EListError</text:span>, <text:span text:style-name="Source_20_Text">EArgumentOutOfRangeException</text:span>, dll. Jelaskan bagaimana struktur hierarki ini memungkinkan penanganan error secara bertingkat: menangkap <text:span text:style-name="Source_20_Text">EConvertError</text:span> secara spesifik, atau menangkap <text:span text:style-name="Source_20_Text">Exception</text:span> untuk semua jenis error standar. Sarankan untuk merujuk dokumentasi RTL/FCL untuk detail lebih lanjut."* </text:p>
                      </text:list-item>
                    </text:list>
                  </text:list-item>
                </text:list>
              </text:list-item>
              <text:list-item>
                <text:p text:style-name="P20"><text:span text:style-name="Strong_20_Emphasis">Subbab: Membuat Kelas Eksepsi Kustom</text:span></text:p>
                <text:list>
                  <text:list-item>
                    <text:p text:style-name="P20"><text:span text:style-name="Strong_20_Emphasis">Prompt untuk Isi Subbab:</text:span> </text:p>
                    <text:p text:style-name="P543">*"Berikan pembahasan mendalam mengenai praktik dan manfaat membuat kelas eksepsi kustom (custom exception classes) di aplikasi Free Pascal Anda. Jelaskan alasannya: untuk memberikan makna semantik yang lebih jelas pada error spesifik domain aplikasi Anda, memungkinkan penanganan yang lebih tertarget dan kode yang lebih mudah dipahami. Tunjukkan langkah-langkahnya:</text:p>
                    <text:list>
                      <text:list-item>
                        <text:p text:style-name="P550">Definisikan kelas baru yang mewarisi dari <text:span text:style-name="Source_20_Text">Exception</text:span> atau kelas eksepsi standar lain yang paling relevan (misalnya, <text:span text:style-name="Source_20_Text">EMyAppError = class(Exception);</text:span>). </text:p>
                      </text:list-item>
                      <text:list-item>
                        <text:p text:style-name="P550">(Opsional tapi dianjurkan) Tambahkan constructor kustom jika perlu menyimpan informasi tambahan tentang error (misalnya, kode error internal, data terkait). Contoh: <text:span text:style-name="Source_20_Text">constructor Create(const AMsg: string; AErrorCode: Integer);</text:span> </text:p>
                      </text:list-item>
                      <text:list-item>
                        <text:p text:style-name="P543">(Opsional) Tambahkan field atau property untuk menyimpan data tambahan tersebut. Berikan contoh lengkap: definisikan <text:span text:style-name="Source_20_Text">EUserNotFound = class(Exception);</text:span>, lalu gunakan <text:span text:style-name="Source_20_Text">raise EUserNotFound.CreateFmt('User dengan </text:span><text:soft-page-break/><text:span text:style-name="Source_20_Text">ID %d tidak ditemukan', [UserID]);</text:span> di logika bisnis, dan tangkap dengan <text:span text:style-name="Source_20_Text">on E: EUserNotFound do ShowMessage(E.Message);</text:span> di antarmuka pengguna."* </text:p>
                      </text:list-item>
                    </text:list>
                  </text:list-item>
                </text:list>
              </text:list-item>
            </text:list>
            <text:p text:style-name="Horizontal_20_Line"/>
          </text:section>
          <text:section text:style-name="Sect1" text:name="feedback-form-16">
            <text:p text:style-name="P274"/>
          </text:section>
        </text:section>
        <text:section text:style-name="Sect1" text:name="a6bc1ee5f2bce22f">
          <text:p text:style-name="Text_20_body"/>
          <text:section text:style-name="Sect1" text:name="user-query-content-17">
            <text:p text:style-name="P529">Pada Bab 14 Tambahkan prompt pada awal bab untuk mendapatkan pengantar , pada tiap subbab/sub-subab untuk mendapatkan isi dengan pembahasan mendalam </text:p>
          </text:section>
          <text:p text:style-name="P274">Tampilkan alur berpikir</text:p>
          <text:section text:style-name="Sect2" text:name="model-response-message-contentr_a6bc1ee5f2bce22f">
            <text:p text:style-name="Text_20_body">Tentu, berikut adalah outline untuk Bab 14, yang memberikan pengantar singkat ke pengembangan GUI menggunakan Lazarus, lengkap dengan prompt dan tanggal saat ini, 14 April 2025.</text:p>
            <text:p text:style-name="Horizontal_20_Line"/>
            <text:p text:style-name="Text_20_body"><text:span text:style-name="Strong_20_Emphasis">Bab 14: Pengantar Singkat Lazarus GUI</text:span></text:p>
            <text:list xml:id="list58437920667053933" text:style-name="L21">
              <text:list-item>
                <text:p text:style-name="P21"><text:span text:style-name="Strong_20_Emphasis">Prompt untuk Pengantar Bab:</text:span></text:p>
                <text:p text:style-name="P544"><text:span text:style-name="Emphasis">"Buatkan paragraf pengantar untuk Bab 14 buku tutorial Free Pascal, berjudul 'Pengantar Singkat Lazarus GUI'. Mulai dengan menyatakan bahwa meskipun bab-bab sebelumnya fokus pada dasar-dasar bahasa Free Pascal menggunakan aplikasi konsol, sebagian besar aplikasi modern memiliki Antarmuka Pengguna Grafis (GUI). Perkenalkan Lazarus IDE sebagai lingkungan pengembangan visual open-source dan cross-platform yang terintegrasi erat dengan Free Pascal, memungkinkan pengembangan aplikasi GUI secara cepat (RAD - Rapid Application Development). Sampaikan bahwa bab ini akan memberikan pengantar singkat dan praktis ke dunia Lazarus GUI, mencakup pengenalan komponen visual dasar, konsep penanganan event (kejadian), dan langkah-langkah membuat aplikasi GUI 'Hello World' versi visual. Tekankan bahwa ini adalah titik awal, bukan panduan Lazarus lengkap, namun bertujuan menunjukkan bagaimana Free Pascal digunakan dalam konteks pengembangan visual yang umum, per tanggal 14 April 2025."</text:span></text:p>
              </text:list-item>
              <text:list-item>
                <text:p text:style-name="P21"><text:span text:style-name="Strong_20_Emphasis">Subbab: Mengenal Komponen Visual (Tombol, Edit Box, Label)</text:span></text:p>
                <text:list>
                  <text:list-item>
                    <text:p text:style-name="P21"><text:span text:style-name="Strong_20_Emphasis">Prompt untuk Isi Subbab:</text:span> </text:p>
                    <text:p text:style-name="P544">*"Berikan pembahasan mendalam namun bersifat pengantar mengenai konsep <text:span text:style-name="Emphasis">komponen visual (visual components)</text:span> di Lazarus IDE. Jelaskan bahwa komponen adalah objek siap pakai yang menjadi fondasi antarmuka pengguna grafis, disediakan oleh Lazarus Component Library (LCL). Fokus pada <text:soft-page-break/>pengenalan tiga komponen paling fundamental yang hampir selalu ada dalam aplikasi GUI sederhana:</text:p>
                    <text:list>
                      <text:list-item>
                        <text:p text:style-name="P551"><text:span text:style-name="Strong_20_Emphasis"><text:span text:style-name="Source_20_Text">TLabel</text:span></text:span>: Jelaskan fungsinya sebagai kontrol untuk menampilkan teks statis (informasi, judul) yang tidak bisa diubah oleh pengguna secara langsung. Tunjukkan cara memilihnya dari <text:span text:style-name="Emphasis">Component Palette</text:span> dan menempatkannya di <text:span text:style-name="Emphasis">Form Designer</text:span>. Jelaskan cara mengubah teks yang ditampilkan melalui properti <text:span text:style-name="Source_20_Text">Caption</text:span> di <text:span text:style-name="Emphasis">Object Inspector</text:span>. </text:p>
                      </text:list-item>
                      <text:list-item>
                        <text:p text:style-name="P551"><text:span text:style-name="Strong_20_Emphasis"><text:span text:style-name="Source_20_Text">TEdit</text:span></text:span>: Jelaskan fungsinya sebagai kotak input teks standar satu baris tempat pengguna dapat mengetikkan data. Tunjukkan cara menambahkannya ke Form dan properti utamanya, yaitu <text:span text:style-name="Source_20_Text">Text</text:span>, yang digunakan untuk mendapatkan atau mengatur konten teks di dalamnya. </text:p>
                      </text:list-item>
                      <text:list-item>
                        <text:p text:style-name="P544"><text:span text:style-name="Strong_20_Emphasis"><text:span text:style-name="Source_20_Text">TButton</text:span></text:span>: Jelaskan fungsinya sebagai tombol standar yang dapat diklik pengguna untuk memicu suatu aksi atau perintah. Tunjukkan cara menambahkannya, mengubah teksnya melalui properti <text:span text:style-name="Source_20_Text">Caption</text:span>, dan sebutkan event utamanya (<text:span text:style-name="Source_20_Text">OnClick</text:span>) yang akan dibahas selanjutnya. Jelaskan juga secara singkat peran <text:span text:style-name="Source_20_Text">TForm</text:span> sebagai kontainer utama (jendela) tempat komponen-komponen ini diletakkan."* </text:p>
                      </text:list-item>
                    </text:list>
                  </text:list-item>
                </text:list>
              </text:list-item>
              <text:list-item>
                <text:p text:style-name="P21"><text:span text:style-name="Strong_20_Emphasis">Subbab: Menangani Event (misal: </text:span><text:span text:style-name="Strong_20_Emphasis"><text:span text:style-name="Source_20_Text">OnClick</text:span></text:span><text:span text:style-name="Strong_20_Emphasis"> pada Tombol)</text:span></text:p>
                <text:list>
                  <text:list-item>
                    <text:p text:style-name="P21"><text:span text:style-name="Strong_20_Emphasis">Prompt untuk Isi Subbab:</text:span> </text:p>
                    <text:p text:style-name="P544">*"Berikan pembahasan mendalam namun bersifat pengantar mengenai paradigma <text:span text:style-name="Emphasis">pemrograman berbasis kejadian (event-driven programming)</text:span> yang menjadi inti dari pengembangan GUI di Lazarus. Jelaskan bahwa aplikasi GUI tidak berjalan secara linear, melainkan merespons <text:span text:style-name="Emphasis">event</text:span> (kejadian) yang dipicu oleh interaksi pengguna (seperti klik mouse, penekanan tombol keyboard) atau oleh sistem. Fokus pada mekanisme penanganan event di Lazarus:</text:p>
                    <text:list>
                      <text:list-item>
                        <text:p text:style-name="P551"><text:span text:style-name="Strong_20_Emphasis">Identifikasi Event</text:span>: Jelaskan bahwa setiap komponen memiliki daftar event yang dapat diresponsnya, terlihat di tab 'Events' pada <text:span text:style-name="Emphasis">Object Inspector</text:span>. Fokus pada event <text:span text:style-name="Source_20_Text">OnClick</text:span> untuk komponen <text:span text:style-name="Source_20_Text">TButton</text:span> sebagai contoh paling umum. </text:p>
                      </text:list-item>
                      <text:list-item>
                        <text:p text:style-name="P551"><text:span text:style-name="Strong_20_Emphasis">Membuat Event Handler</text:span>: Tunjukkan langkah praktis membuat prosedur <text:span text:style-name="Emphasis">event handler</text:span> (metode penangan event) dengan cara double-klik pada kolom nilai event <text:span text:style-name="Source_20_Text">OnClick</text:span> di Object Inspector. Jelaskan bahwa Lazarus <text:soft-page-break/>akan secara otomatis: </text:p>
                        <text:list>
                          <text:list-item>
                            <text:p text:style-name="P551">Membuat kerangka prosedur kosong di unit form terkait (misalnya, <text:span text:style-name="Source_20_Text">procedure TForm1.Button1Click(Sender: TObject);</text:span>). </text:p>
                          </text:list-item>
                          <text:list-item>
                            <text:p text:style-name="P551">Menghubungkan event <text:span text:style-name="Source_20_Text">OnClick</text:span> dari tombol tersebut ke prosedur handler ini. </text:p>
                          </text:list-item>
                        </text:list>
                      </text:list-item>
                      <text:list-item>
                        <text:p text:style-name="P551"><text:span text:style-name="Strong_20_Emphasis">Menulis Kode Handler</text:span>: Jelaskan bahwa di dalam blok <text:span text:style-name="Source_20_Text">begin..end;</text:span> prosedur handler inilah programmer menulis kode Pascal yang akan dieksekusi ketika event terjadi (misalnya, ketika Button1 diklik). </text:p>
                      </text:list-item>
                      <text:list-item>
                        <text:p text:style-name="P544"><text:span text:style-name="Strong_20_Emphasis">Parameter </text:span><text:span text:style-name="Strong_20_Emphasis"><text:span text:style-name="Source_20_Text">Sender</text:span></text:span>: Jelaskan secara singkat fungsi parameter <text:span text:style-name="Source_20_Text">Sender: TObject</text:span> sebagai referensi ke objek (komponen) yang memicu event tersebut. Berikan contoh ilustratif: membuat handler <text:span text:style-name="Source_20_Text">Button1Click</text:span> yang mengubah <text:span text:style-name="Source_20_Text">Caption</text:span> dari <text:span text:style-name="Source_20_Text">Label1</text:span>."* </text:p>
                      </text:list-item>
                    </text:list>
                  </text:list-item>
                </text:list>
              </text:list-item>
              <text:list-item>
                <text:p text:style-name="P21"><text:span text:style-name="Strong_20_Emphasis">Subbab: Membuat Aplikasi GUI Sederhana</text:span></text:p>
                <text:list>
                  <text:list-item>
                    <text:p text:style-name="P21"><text:span text:style-name="Strong_20_Emphasis">Prompt untuk Isi Subbab:</text:span> </text:p>
                    <text:p text:style-name="P544">*"Sajikan panduan tutorial langkah demi langkah yang mendalam, jelas, dan mudah diikuti untuk membuat aplikasi GUI pertama yang sangat sederhana ("Halo GUI") menggunakan Lazarus IDE. Pastikan langkah-langkahnya mencakup siklus pengembangan visual dasar:</text:p>
                    <text:list>
                      <text:list-item>
                        <text:p text:style-name="P551"><text:span text:style-name="Strong_20_Emphasis">Buat Proyek Baru</text:span>: Instruksikan cara memulai Lazarus dan membuat proyek baru dengan memilih template 'Application' (GUI). Jelaskan secara singkat file-file utama yang dibuat (project <text:span text:style-name="Source_20_Text">.lpi</text:span>, unit form <text:span text:style-name="Source_20_Text">.pas</text:span> dan <text:span text:style-name="Source_20_Text">.lfm</text:span>). </text:p>
                      </text:list-item>
                      <text:list-item>
                        <text:p text:style-name="P551"><text:span text:style-name="Strong_20_Emphasis">Desain Antarmuka (Form Designer)</text:span>: Pandu pembaca untuk menambahkan komponen ke Form utama (<text:span text:style-name="Source_20_Text">Form1</text:span>) dari Component Palette: satu <text:span text:style-name="Source_20_Text">TLabel</text:span> (misal, <text:span text:style-name="Source_20_Text">LabelPesan</text:span>), satu <text:span text:style-name="Source_20_Text">TEdit</text:span> (misal, <text:span text:style-name="Source_20_Text">EditNama</text:span>), dan satu <text:span text:style-name="Source_20_Text">TButton</text:span> (misal, <text:span text:style-name="Source_20_Text">ButtonSapa</text:span>). Instruksikan cara mengatur properti awal komponen melalui Object Inspector (misal, <text:span text:style-name="Source_20_Text">LabelPesan.Caption</text:span> dikosongkan, <text:span text:style-name="Source_20_Text">ButtonSapa.Caption</text:span> diisi 'Sapa!', <text:span text:style-name="Source_20_Text">EditNama.Text</text:span> dikosongkan). Atur posisi komponen secara visual. </text:p>
                      </text:list-item>
                      <text:list-item>
                        <text:p text:style-name="P551"><text:span text:style-name="Strong_20_Emphasis">Tambahkan Fungsionalitas (Event Handling)</text:span>: Instruksikan cara memilih <text:span text:style-name="Source_20_Text">ButtonSapa</text:span>, pergi ke tab 'Events' di Object Inspector, dan double-klik pada event <text:span text:style-name="Source_20_Text">OnClick</text:span> untuk membuat event handler <text:soft-page-break/><text:span text:style-name="Source_20_Text">ButtonSapaClick</text:span>. </text:p>
                      </text:list-item>
                      <text:list-item>
                        <text:p text:style-name="P551"><text:span text:style-name="Strong_20_Emphasis">Tulis Kode Pascal (Code Editor)</text:span>: Di dalam prosedur <text:span text:style-name="Source_20_Text">TForm1.ButtonSapaClick(Sender: TObject);</text:span> yang otomatis dibuat, instruksikan untuk menulis kode berikut: <text:span text:style-name="Source_20_Text">LabelPesan.Caption := 'Halo, ' + EditNama.Text + '!';</text:span> Jelaskan cara kerja kode ini (mengambil teks dari <text:span text:style-name="Source_20_Text">EditNama</text:span>, menggabungkannya, dan menampilkannya di <text:span text:style-name="Source_20_Text">LabelPesan</text:span>). </text:p>
                      </text:list-item>
                      <text:list-item>
                        <text:p text:style-name="P551"><text:span text:style-name="Strong_20_Emphasis">Kompilasi dan Jalankan</text:span>: Tunjukkan cara mengompilasi dan menjalankan aplikasi langsung dari IDE Lazarus (misalnya, menekan tombol 'Run' bergambar segitiga hijau atau F9). </text:p>
                      </text:list-item>
                      <text:list-item>
                        <text:p text:style-name="P544"><text:span text:style-name="Strong_20_Emphasis">Uji Coba</text:span>: Jelaskan bagaimana berinteraksi dengan aplikasi yang berjalan: ketik nama di kotak edit, klik tombol 'Sapa!', dan amati perubahan pada label. Tujuan utama adalah memberikan pengalaman langsung siklus desain-kode-jalankan di Lazarus."* </text:p>
                      </text:list-item>
                    </text:list>
                  </text:list-item>
                </text:list>
              </text:list-item>
            </text:list>
            <text:p text:style-name="Horizontal_20_Line"/>
          </text:section>
          <text:section text:style-name="Sect1" text:name="feedback-form-17">
            <text:p text:style-name="P274"/>
          </text:section>
        </text:section>
        <text:section text:style-name="Sect1" text:name="bce80036ee0822b1">
          <text:p text:style-name="Text_20_body"/>
          <text:section text:style-name="Sect1" text:name="user-query-content-18">
            <text:p text:style-name="P529">Pada Bab 15 Tambahkan prompt pada awal bab untuk mendapatkan pengantar , pada tiap subbab/sub-subab untuk mendapatkan isi dengan pembahasan mendalam </text:p>
          </text:section>
          <text:p text:style-name="P274">Tampilkan alur berpikir</text:p>
          <text:section text:style-name="Sect2" text:name="model-response-message-contentr_bce80036ee0822b1">
            <text:p text:style-name="Text_20_body">Baik, ini adalah outline untuk Bab 15, bab penutup yang memberikan gambaran topik lanjutan dan sumber daya untuk belajar lebih jauh, lengkap dengan prompt dan tanggal saat ini, 14 April 2025.</text:p>
            <text:p text:style-name="Horizontal_20_Line"/>
            <text:p text:style-name="Text_20_body"><text:span text:style-name="Strong_20_Emphasis">Bab 15: Topik Lanjutan dan Sumber Daya</text:span></text:p>
            <text:list xml:id="list3820074921401719855" text:style-name="L22">
              <text:list-item>
                <text:p text:style-name="P22"><text:span text:style-name="Strong_20_Emphasis">Prompt untuk Pengantar Bab:</text:span></text:p>
                <text:p text:style-name="P545"><text:span text:style-name="Emphasis">"Buatkan paragraf pengantar untuk Bab 15 buku tutorial Free Pascal, berjudul 'Topik Lanjutan dan Sumber Daya'. Mulai dengan memberikan rangkuman singkat perjalanan pembaca melalui buku ini, mulai dari sintaks dasar, struktur kontrol, prosedur/fungsi, unit, tipe data terstruktur, OOP, penanganan file, exception handling, hingga pengantar singkat Lazarus GUI. Sampaikan bahwa meskipun fondasi yang solid telah dibangun, dunia Free Pascal dan Lazarus sangat luas. Jelaskan bahwa bab terakhir ini bertujuan untuk memberikan gambaran sekilas (preview) beberapa area pengembangan lanjutan yang mungkin diminati (seperti database, jaringan, grafis, interfacing) dan, yang lebih penting, menyediakan peta jalan berupa tips </text:span><text:soft-page-break/><text:span text:style-name="Emphasis">debugging praktis serta daftar sumber daya (dokumentasi, komunitas) untuk mendukung pembelajaran mandiri pembaca lebih lanjut. Tekankan bahwa ini adalah penutup sekaligus pembuka pintu ke eksplorasi yang lebih dalam di ekosistem FPC/Lazarus, per tanggal 14 April 2025."</text:span></text:p>
              </text:list-item>
              <text:list-item>
                <text:p text:style-name="P22"><text:span text:style-name="Strong_20_Emphasis">Subbab: Sekilas tentang: Database (</text:span><text:span text:style-name="Strong_20_Emphasis"><text:span text:style-name="Source_20_Text">SQLDB</text:span></text:span><text:span text:style-name="Strong_20_Emphasis">), Jaringan (</text:span><text:span text:style-name="Strong_20_Emphasis"><text:span text:style-name="Source_20_Text">Sockets</text:span></text:span><text:span text:style-name="Strong_20_Emphasis">), Grafis (</text:span><text:span text:style-name="Strong_20_Emphasis"><text:span text:style-name="Source_20_Text">Graph</text:span></text:span><text:span text:style-name="Strong_20_Emphasis"> atau library modern), Interfacing dengan C/C++</text:span></text:p>
                <text:list>
                  <text:list-item>
                    <text:p text:style-name="P22"><text:span text:style-name="Strong_20_Emphasis">Prompt untuk Isi Subbab:</text:span> </text:p>
                    <text:p text:style-name="P545">*"Berikan pembahasan <text:span text:style-name="Emphasis">sekilas</text:span> namun informatif mengenai beberapa area pemrograman tingkat lanjut yang didukung oleh Free Pascal dan Lazarus. Untuk setiap area berikut, jelaskan secara singkat konsepnya, sebutkan library atau komponen utama yang relevan di FPC/Lazarus (jika ada yang menonjol), dan berikan gambaran jenis aplikasi apa yang bisa dibangun:</text:p>
                    <text:list>
                      <text:list-item>
                        <text:p text:style-name="P552"><text:span text:style-name="Strong_20_Emphasis">Akses Database:</text:span> Jelaskan kebutuhan aplikasi untuk menyimpan dan mengambil data dari sistem manajemen database (DBMS). Perkenalkan framework <text:span text:style-name="Source_20_Text">SQLdb</text:span> yang terintegrasi di Lazarus sebagai solusi standar untuk berinteraksi dengan berbagai database SQL (seperti SQLite, PostgreSQL, MySQL, Firebird, MS SQL Server, Oracle via konektor spesifik). Sebutkan komponen kunci seperti <text:span text:style-name="Source_20_Text">TSQLConnection</text:span> (koneksi), <text:span text:style-name="Source_20_Text">TSQLTransaction</text:span> (transaksi), <text:span text:style-name="Source_20_Text">TSQLQuery</text:span> (eksekusi query SQL), <text:span text:style-name="Source_20_Text">TSQLScript</text:span>, dan komponen data-aware (<text:span text:style-name="Source_20_Text">TDBGrid</text:span>, <text:span text:style-name="Source_20_Text">TDBEdit</text:span>, dll) untuk menampilkan data di GUI. </text:p>
                      </text:list-item>
                      <text:list-item>
                        <text:p text:style-name="P552"><text:span text:style-name="Strong_20_Emphasis">Pemrograman Jaringan:</text:span> Jelaskan kebutuhan komunikasi antar program melalui jaringan TCP/IP. Sebutkan unit <text:span text:style-name="Source_20_Text">Sockets</text:span> bawaan FPC untuk pemrograman socket level rendah (TCP client/server, UDP). Singgung juga pustaka pihak ketiga yang populer dan sering digunakan seperti <text:span text:style-name="Emphasis">Synapse</text:span> (pustaka socket blocking oleh Lukas Gebauer) atau potensi penggunaan <text:span text:style-name="Emphasis">Indy</text:span> (Internet Direct - populer di Delphi, sebagian kompatibel/tersedia untuk Lazarus) untuk protokol tingkat tinggi (HTTP, FTP, SMTP, POP3, dll). </text:p>
                      </text:list-item>
                      <text:list-item>
                        <text:p text:style-name="P552"><text:span text:style-name="Strong_20_Emphasis">Pemrograman Grafis:</text:span> Jelaskan opsi untuk menggambar grafis di luar kontrol LCL standar. Sebutkan unit <text:span text:style-name="Source_20_Text">Graph</text:span> klasik (mungkin lebih relevan untuk mode konsol atau kompatibilitas Turbo Pascal). Untuk GUI modern, sebutkan penggunaan <text:span text:style-name="Emphasis">Canvas</text:span> (<text:span text:style-name="Source_20_Text">TCanvas</text:span>) pada komponen seperti <text:span text:style-name="Source_20_Text">TPaintBox</text:span> atau <text:soft-page-break/><text:span text:style-name="Source_20_Text">TImage</text:span> untuk menggambar 2D dasar. Singgung library eksternal yang bisa digunakan untuk kebutuhan lebih canggih, seperti <text:span text:style-name="Emphasis">BGRABitmap</text:span> (manipulasi gambar dan drawing 2D lanjutan), atau penggunaan binding ke library grafis seperti <text:span text:style-name="Emphasis">OpenGL</text:span> atau <text:span text:style-name="Emphasis">Vulkan</text:span> untuk grafis 3D. </text:p>
                      </text:list-item>
                      <text:list-item>
                        <text:p text:style-name="P545"><text:span text:style-name="Strong_20_Emphasis">Interfacing dengan C/C++ (dan Pustaka Native Lain):</text:span> Jelaskan kemampuan Free Pascal untuk memanggil fungsi yang ada di pustaka dinamis sistem (<text:span text:style-name="Source_20_Text">.dll</text:span> di Windows, <text:span text:style-name="Source_20_Text">.so</text:span> di Linux, <text:span text:style-name="Source_20_Text">.dylib</text:span> di macOS) yang umumnya ditulis dalam C/C++. Jelaskan penggunaan deklarasi <text:span text:style-name="Source_20_Text">external name 'nama_pustaka.ext'</text:span> dan pentingnya menerjemahkan tipe data dan calling convention C ke dalam sintaks Pascal. Berikan contoh konseptual deklarasi fungsi eksternal. Tujuannya adalah membuka wawasan pembaca tentang luasnya kapabilitas FPC/Lazarus."* </text:p>
                      </text:list-item>
                    </text:list>
                  </text:list-item>
                </text:list>
              </text:list-item>
              <text:list-item>
                <text:p text:style-name="P22"><text:span text:style-name="Strong_20_Emphasis">Subbab: Tips Debugging di Lazarus/FPC</text:span></text:p>
                <text:list>
                  <text:list-item>
                    <text:p text:style-name="P22"><text:span text:style-name="Strong_20_Emphasis">Prompt untuk Isi Subbab:</text:span> </text:p>
                    <text:p text:style-name="P545">*"Berikan pembahasan mendalam berisi tips-tips praktis dan teknik debugging yang efektif saat menggunakan Lazarus IDE dan Free Pascal Compiler. Cakup topik-topik berikut secara detail:</text:p>
                    <text:list>
                      <text:list-item>
                        <text:p text:style-name="P552"><text:span text:style-name="Strong_20_Emphasis">Debugger Terintegrasi (GDB/LLDB):</text:span> </text:p>
                        <text:list>
                          <text:list-item>
                            <text:p text:style-name="P552"><text:span text:style-name="Strong_20_Emphasis">Breakpoints:</text:span> Cara mengatur, menonaktifkan, mengaktifkan, dan breakpoint kondisional. </text:p>
                          </text:list-item>
                          <text:list-item>
                            <text:p text:style-name="P552"><text:span text:style-name="Strong_20_Emphasis">Eksekusi Terkontrol:</text:span> <text:span text:style-name="Source_20_Text">Run</text:span> (F9), <text:span text:style-name="Source_20_Text">Pause</text:span>, <text:span text:style-name="Source_20_Text">Stop</text:span>, <text:span text:style-name="Source_20_Text">Step Over</text:span> (F8 - lewati pemanggilan fungsi), <text:span text:style-name="Source_20_Text">Step Into</text:span> (F7 - masuk ke dalam fungsi), <text:span text:style-name="Source_20_Text">Run Until Return</text:span> (Shift+F8), <text:span text:style-name="Source_20_Text">Run to Cursor</text:span> (F4). </text:p>
                          </text:list-item>
                          <text:list-item>
                            <text:p text:style-name="P552"><text:span text:style-name="Strong_20_Emphasis">Inspeksi Data:</text:span> Jendela <text:span text:style-name="Source_20_Text">Watches</text:span> (memantau ekspresi), jendela <text:span text:style-name="Source_20_Text">Local Variables</text:span> (melihat variabel lokal saat ini), jendela <text:span text:style-name="Source_20_Text">Debug Inspector</text:span> (melihat struktur data kompleks), Tooltip evaluation (hover mouse). </text:p>
                          </text:list-item>
                          <text:list-item>
                            <text:p text:style-name="P552"><text:span text:style-name="Strong_20_Emphasis">Call Stack:</text:span> Memahami tumpukan panggilan fungsi untuk melacak alur eksekusi. </text:p>
                          </text:list-item>
                        </text:list>
                      </text:list-item>
                      <text:list-item>
                        <text:p text:style-name="P552"><text:span text:style-name="Strong_20_Emphasis">Teknik Logging:</text:span> </text:p>
                        <text:list>
                          <text:list-item>
                            <text:p text:style-name="P552"><text:span text:style-name="Source_20_Text">WriteLn</text:span> ke konsol (untuk aplikasi konsol atau output debug di IDE). </text:p>
                          </text:list-item>
                          <text:list-item>
                            <text:p text:style-name="P552"><text:soft-page-break/><text:span text:style-name="Source_20_Text">DebugLn</text:span> (dari unit <text:span text:style-name="Source_20_Text">LazLogger</text:span>): Cara menggunakannya dan mengonfigurasi output logger. </text:p>
                          </text:list-item>
                          <text:list-item>
                            <text:p text:style-name="P552">Logging ke file untuk aplikasi yang berjalan lama atau di production. </text:p>
                          </text:list-item>
                        </text:list>
                      </text:list-item>
                      <text:list-item>
                        <text:p text:style-name="P552"><text:span text:style-name="Strong_20_Emphasis">Analisis Error:</text:span> </text:p>
                        <text:list>
                          <text:list-item>
                            <text:p text:style-name="P552">Memahami pesan error kompilasi FPC (nomor baris, deskripsi). </text:p>
                          </text:list-item>
                          <text:list-item>
                            <text:p text:style-name="P552">Memahami pesan runtime error (eksepsi), termasuk membaca informasi tipe eksepsi dan pesan (jika ada), serta stack trace (jika tersedia). </text:p>
                          </text:list-item>
                        </text:list>
                      </text:list-item>
                      <text:list-item>
                        <text:p text:style-name="P552"><text:span text:style-name="Strong_20_Emphasis">Strategi Debugging:</text:span> </text:p>
                        <text:list>
                          <text:list-item>
                            <text:p text:style-name="P552"><text:span text:style-name="Strong_20_Emphasis">Isolasi Bug:</text:span> Mengomentari kode, menggunakan <text:span text:style-name="Source_20_Text">{$IFDEF DEBUG}</text:span> ... <text:span text:style-name="Source_20_Text">{$ENDIF}</text:span>, membuat kasus uji minimal. </text:p>
                          </text:list-item>
                          <text:list-item>
                            <text:p text:style-name="P552"><text:span text:style-name="Strong_20_Emphasis">Binary Search (untuk data/logika):</text:span> Memeriksa state di tengah-tengah proses untuk mempersempit lokasi bug. </text:p>
                          </text:list-item>
                          <text:list-item>
                            <text:p text:style-name="P545"><text:span text:style-name="Strong_20_Emphasis">Rubber Duck Debugging:</text:span> Menjelaskan masalah ke orang lain (atau benda mati) seringkali membantu menemukan solusi. Berikan contoh singkat penggunaan beberapa fitur debugger."* </text:p>
                          </text:list-item>
                        </text:list>
                      </text:list-item>
                    </text:list>
                  </text:list-item>
                </text:list>
              </text:list-item>
              <text:list-item>
                <text:p text:style-name="P22"><text:span text:style-name="Strong_20_Emphasis">Subbab: Sumber Belajar Lanjutan (Dokumentasi Resmi FPC/Lazarus, Forum, Wiki)</text:span></text:p>
                <text:list>
                  <text:list-item>
                    <text:p text:style-name="P22"><text:span text:style-name="Strong_20_Emphasis">Prompt untuk Isi Subbab:</text:span> </text:p>
                    <text:p text:style-name="P545">*"Berikan pembahasan mendalam yang menyajikan daftar sumber daya (resources) paling penting dan direkomendasikan bagi pembaca yang ingin terus memperdalam pengetahuan Free Pascal dan Lazarus. Untuk setiap sumber, berikan deskripsi singkat tentang isinya dan mengapa itu penting, serta URL utamanya (jika relevan dan cenderung stabil):</text:p>
                    <text:list>
                      <text:list-item>
                        <text:p text:style-name="P552"><text:span text:style-name="Strong_20_Emphasis">Dokumentasi Free Pascal Compiler (FPC):</text:span> </text:p>
                        <text:list>
                          <text:list-item>
                            <text:p text:style-name="P552"><text:span text:style-name="Emphasis">Language Reference Guide:</text:span> Detail lengkap sintaks bahasa Pascal yang didukung FPC. </text:p>
                          </text:list-item>
                          <text:list-item>
                            <text:p text:style-name="P552"><text:span text:style-name="Emphasis">Programmer's Guide:</text:span> Topik pemrograman umum, penggunaan kompiler, interfacing, dll. </text:p>
                          </text:list-item>
                          <text:list-item>
                            <text:p text:style-name="P552"><text:span text:style-name="Emphasis">Run-Time Library (RTL) Reference:</text:span> Dokumentasi unit-unit dasar seperti <text:span text:style-name="Source_20_Text">System</text:span>, <text:span text:style-name="Source_20_Text">SysUtils</text:span>. </text:p>
                          </text:list-item>
                          <text:list-item>
                            <text:p text:style-name="P552"><text:span text:style-name="Emphasis">Free Component Library (FCL) Reference:</text:span> Dokumentasi library standar FPC (database, jaringan, XML, JSON, dll.). </text:p>
                          </text:list-item>
                          <text:list-item>
                            <text:p text:style-name="P552"><text:soft-page-break/>(Sebutkan URL utama: <text:span text:style-name="Source_20_Text">www.freepascal.org/docs.var</text:span>) </text:p>
                          </text:list-item>
                        </text:list>
                      </text:list-item>
                      <text:list-item>
                        <text:p text:style-name="P552"><text:span text:style-name="Strong_20_Emphasis">Dokumentasi Lazarus IDE:</text:span> </text:p>
                        <text:list>
                          <text:list-item>
                            <text:p text:style-name="P552">Dokumentasi penggunaan IDE, debugger, editor. </text:p>
                          </text:list-item>
                          <text:list-item>
                            <text:p text:style-name="P552"><text:span text:style-name="Emphasis">Lazarus Component Library (LCL) Reference:</text:span> Dokumentasi komponen visual dan non-visual LCL. </text:p>
                          </text:list-item>
                          <text:list-item>
                            <text:p text:style-name="P552">(Sebutkan URL utama: <text:span text:style-name="Source_20_Text">www.lazarus-ide.org</text:span> dan link dokumentasi di sana). </text:p>
                          </text:list-item>
                        </text:list>
                      </text:list-item>
                      <text:list-item>
                        <text:p text:style-name="P552"><text:span text:style-name="Strong_20_Emphasis">Lazarus &amp; Free Pascal Wiki:</text:span> </text:p>
                        <text:list>
                          <text:list-item>
                            <text:p text:style-name="P552">Jelaskan sebagai sumber daya komunitas yang sangat luas dan dinamis. Berisi tutorial, contoh kode, dokumentasi LCL/FCL/RTL, FAQ, tips &amp; trik, informasi komponen pihak ketiga. (Sebutkan URL: <text:span text:style-name="Source_20_Text">wiki.freepascal.org</text:span>). </text:p>
                          </text:list-item>
                        </text:list>
                      </text:list-item>
                      <text:list-item>
                        <text:p text:style-name="P552"><text:span text:style-name="Strong_20_Emphasis">Forum Resmi Lazarus/Free Pascal:</text:span> </text:p>
                        <text:list>
                          <text:list-item>
                            <text:p text:style-name="P552">Jelaskan sebagai tempat utama untuk bertanya, berdiskusi, berbagi pengalaman, dan mendapatkan bantuan langsung dari komunitas pengguna dan pengembang aktif di seluruh dunia. (Sebutkan URL: <text:span text:style-name="Source_20_Text">forum.lazarus.freepascal.org</text:span>). </text:p>
                          </text:list-item>
                        </text:list>
                      </text:list-item>
                      <text:list-item>
                        <text:p text:style-name="P552"><text:span text:style-name="Strong_20_Emphasis">Contoh Kode Bawaan:</text:span> </text:p>
                        <text:list>
                          <text:list-item>
                            <text:p text:style-name="P552">Sarankan pembaca untuk menjelajahi direktori <text:span text:style-name="Source_20_Text">examples</text:span> atau <text:span text:style-name="Source_20_Text">demos</text:span> yang biasanya disertakan dalam instalasi FPC dan Lazarus. </text:p>
                          </text:list-item>
                        </text:list>
                      </text:list-item>
                      <text:list-item>
                        <text:p text:style-name="P552"><text:span text:style-name="Strong_20_Emphasis">Sumber Lain:</text:span> </text:p>
                        <text:list>
                          <text:list-item>
                            <text:p text:style-name="P545">Singgung kemungkinan adanya buku lain (meskipun mungkin lebih tua atau fokus Delphi), blog pengembang, atau repositori kode di platform seperti GitHub. Tekankan bahwa kombinasi dokumentasi resmi, wiki, dan forum adalah cara terbaik untuk terus belajar dan mengatasi masalah."* </text:p>
                          </text:list-item>
                        </text:list>
                      </text:list-item>
                    </text:list>
                  </text:list-item>
                </text:list>
              </text:list-item>
            </text:list>
            <text:p text:style-name="Horizontal_20_Line"/>
          </text:section>
          <text:section text:style-name="Sect1" text:name="feedback-form-18">
            <text:p text:style-name="P274"/>
          </text:section>
        </text:section>
        <text:section text:style-name="Sect1" text:name="4af3997e5a05563b">
          <text:p text:style-name="Text_20_body"/>
          <text:section text:style-name="Sect1" text:name="user-query-content-19">
            <text:p text:style-name="P529">Pada Lampiran , Tambahkan prompt pada subbab mendapatkan isinya </text:p>
          </text:section>
          <text:p text:style-name="P274">Tampilkan alur berpikir</text:p>
          <text:section text:style-name="Sect2" text:name="model-response-message-contentr_4af3997e5a05563b">
            <text:p text:style-name="Text_20_body">Baik, mari kita tambahkan prompt untuk setiap bagian dalam Lampiran, yang bertujuan untuk menghasilkan konten referensi.</text:p>
            <text:p text:style-name="Horizontal_20_Line"/>
            <text:p text:style-name="Text_20_body"><text:soft-page-break/><text:span text:style-name="Strong_20_Emphasis">Lampiran (Appendices)</text:span></text:p>
            <text:list xml:id="list4094515817437113084" text:style-name="L23">
              <text:list-item>
                <text:p text:style-name="P23"><text:span text:style-name="Strong_20_Emphasis">Lampiran A: Daftar Kata Kunci Free Pascal</text:span></text:p>
                <text:list>
                  <text:list-item>
                    <text:p text:style-name="P23"><text:span text:style-name="Strong_20_Emphasis">Prompt untuk Isi Lampiran A:</text:span> </text:p>
                    <text:p text:style-name="P546"><text:span text:style-name="Emphasis">"Buatkan daftar lengkap dan akurat dari semua kata kunci (reserved words) yang diakui oleh kompiler Free Pascal (mengacu pada dokumentasi Object Pascal mode ObjFPC atau Delphi). Kata kunci adalah identifier yang memiliki makna khusus bagi kompiler dan tidak dapat digunakan sebagai nama variabel, konstanta, tipe, dll. Sajikan daftar ini dalam format yang terstruktur dan mudah dibaca, misalnya dalam tabel multi-kolom atau daftar berbutir yang diurutkan secara alfabetis."</text:span> <text:span text:style-name="Emphasis">(Contoh kata kunci yang harus ada: </text:span><text:span text:style-name="Emphasis"><text:span text:style-name="Source_20_Text">program</text:span></text:span><text:span text:style-name="Emphasis">, </text:span><text:span text:style-name="Emphasis"><text:span text:style-name="Source_20_Text">unit</text:span></text:span><text:span text:style-name="Emphasis">, </text:span><text:span text:style-name="Emphasis"><text:span text:style-name="Source_20_Text">uses</text:span></text:span><text:span text:style-name="Emphasis">, </text:span><text:span text:style-name="Emphasis"><text:span text:style-name="Source_20_Text">interface</text:span></text:span><text:span text:style-name="Emphasis">, </text:span><text:span text:style-name="Emphasis"><text:span text:style-name="Source_20_Text">implementation</text:span></text:span><text:span text:style-name="Emphasis">, </text:span><text:span text:style-name="Emphasis"><text:span text:style-name="Source_20_Text">begin</text:span></text:span><text:span text:style-name="Emphasis">, </text:span><text:span text:style-name="Emphasis"><text:span text:style-name="Source_20_Text">end</text:span></text:span><text:span text:style-name="Emphasis">, </text:span><text:span text:style-name="Emphasis"><text:span text:style-name="Source_20_Text">if</text:span></text:span><text:span text:style-name="Emphasis">, </text:span><text:span text:style-name="Emphasis"><text:span text:style-name="Source_20_Text">then</text:span></text:span><text:span text:style-name="Emphasis">, </text:span><text:span text:style-name="Emphasis"><text:span text:style-name="Source_20_Text">else</text:span></text:span><text:span text:style-name="Emphasis">, </text:span><text:span text:style-name="Emphasis"><text:span text:style-name="Source_20_Text">case</text:span></text:span><text:span text:style-name="Emphasis">, </text:span><text:span text:style-name="Emphasis"><text:span text:style-name="Source_20_Text">of</text:span></text:span><text:span text:style-name="Emphasis">, </text:span><text:span text:style-name="Emphasis"><text:span text:style-name="Source_20_Text">for</text:span></text:span><text:span text:style-name="Emphasis">, </text:span><text:span text:style-name="Emphasis"><text:span text:style-name="Source_20_Text">to</text:span></text:span><text:span text:style-name="Emphasis">, </text:span><text:span text:style-name="Emphasis"><text:span text:style-name="Source_20_Text">downto</text:span></text:span><text:span text:style-name="Emphasis">, </text:span><text:span text:style-name="Emphasis"><text:span text:style-name="Source_20_Text">do</text:span></text:span><text:span text:style-name="Emphasis">, </text:span><text:span text:style-name="Emphasis"><text:span text:style-name="Source_20_Text">while</text:span></text:span><text:span text:style-name="Emphasis">, </text:span><text:span text:style-name="Emphasis"><text:span text:style-name="Source_20_Text">repeat</text:span></text:span><text:span text:style-name="Emphasis">, </text:span><text:span text:style-name="Emphasis"><text:span text:style-name="Source_20_Text">until</text:span></text:span><text:span text:style-name="Emphasis">, </text:span><text:span text:style-name="Emphasis"><text:span text:style-name="Source_20_Text">function</text:span></text:span><text:span text:style-name="Emphasis">, </text:span><text:span text:style-name="Emphasis"><text:span text:style-name="Source_20_Text">procedure</text:span></text:span><text:span text:style-name="Emphasis">, </text:span><text:span text:style-name="Emphasis"><text:span text:style-name="Source_20_Text">var</text:span></text:span><text:span text:style-name="Emphasis">, </text:span><text:span text:style-name="Emphasis"><text:span text:style-name="Source_20_Text">const</text:span></text:span><text:span text:style-name="Emphasis">, </text:span><text:span text:style-name="Emphasis"><text:span text:style-name="Source_20_Text">type</text:span></text:span><text:span text:style-name="Emphasis">, </text:span><text:span text:style-name="Emphasis"><text:span text:style-name="Source_20_Text">array</text:span></text:span><text:span text:style-name="Emphasis">, </text:span><text:span text:style-name="Emphasis"><text:span text:style-name="Source_20_Text">record</text:span></text:span><text:span text:style-name="Emphasis">, </text:span><text:span text:style-name="Emphasis"><text:span text:style-name="Source_20_Text">set</text:span></text:span><text:span text:style-name="Emphasis">, </text:span><text:span text:style-name="Emphasis"><text:span text:style-name="Source_20_Text">file</text:span></text:span><text:span text:style-name="Emphasis">, </text:span><text:span text:style-name="Emphasis"><text:span text:style-name="Source_20_Text">class</text:span></text:span><text:span text:style-name="Emphasis">, </text:span><text:span text:style-name="Emphasis"><text:span text:style-name="Source_20_Text">object</text:span></text:span><text:span text:style-name="Emphasis">, </text:span><text:span text:style-name="Emphasis"><text:span text:style-name="Source_20_Text">constructor</text:span></text:span><text:span text:style-name="Emphasis">, </text:span><text:span text:style-name="Emphasis"><text:span text:style-name="Source_20_Text">destructor</text:span></text:span><text:span text:style-name="Emphasis">, </text:span><text:span text:style-name="Emphasis"><text:span text:style-name="Source_20_Text">property</text:span></text:span><text:span text:style-name="Emphasis">, </text:span><text:span text:style-name="Emphasis"><text:span text:style-name="Source_20_Text">inherited</text:span></text:span><text:span text:style-name="Emphasis">, </text:span><text:span text:style-name="Emphasis"><text:span text:style-name="Source_20_Text">virtual</text:span></text:span><text:span text:style-name="Emphasis">, </text:span><text:span text:style-name="Emphasis"><text:span text:style-name="Source_20_Text">override</text:span></text:span><text:span text:style-name="Emphasis">, </text:span><text:span text:style-name="Emphasis"><text:span text:style-name="Source_20_Text">abstract</text:span></text:span><text:span text:style-name="Emphasis">, </text:span><text:span text:style-name="Emphasis"><text:span text:style-name="Source_20_Text">try</text:span></text:span><text:span text:style-name="Emphasis">, </text:span><text:span text:style-name="Emphasis"><text:span text:style-name="Source_20_Text">except</text:span></text:span><text:span text:style-name="Emphasis">, </text:span><text:span text:style-name="Emphasis"><text:span text:style-name="Source_20_Text">finally</text:span></text:span><text:span text:style-name="Emphasis">, </text:span><text:span text:style-name="Emphasis"><text:span text:style-name="Source_20_Text">raise</text:span></text:span><text:span text:style-name="Emphasis">, </text:span><text:span text:style-name="Emphasis"><text:span text:style-name="Source_20_Text">asm</text:span></text:span><text:span text:style-name="Emphasis">, </text:span><text:span text:style-name="Emphasis"><text:span text:style-name="Source_20_Text">in</text:span></text:span><text:span text:style-name="Emphasis">, </text:span><text:span text:style-name="Emphasis"><text:span text:style-name="Source_20_Text">nil</text:span></text:span><text:span text:style-name="Emphasis">, </text:span><text:span text:style-name="Emphasis"><text:span text:style-name="Source_20_Text">and</text:span></text:span><text:span text:style-name="Emphasis">, </text:span><text:span text:style-name="Emphasis"><text:span text:style-name="Source_20_Text">or</text:span></text:span><text:span text:style-name="Emphasis">, </text:span><text:span text:style-name="Emphasis"><text:span text:style-name="Source_20_Text">not</text:span></text:span><text:span text:style-name="Emphasis">, </text:span><text:span text:style-name="Emphasis"><text:span text:style-name="Source_20_Text">div</text:span></text:span><text:span text:style-name="Emphasis">, </text:span><text:span text:style-name="Emphasis"><text:span text:style-name="Source_20_Text">mod</text:span></text:span><text:span text:style-name="Emphasis">, </text:span><text:span text:style-name="Emphasis"><text:span text:style-name="Source_20_Text">shl</text:span></text:span><text:span text:style-name="Emphasis">, </text:span><text:span text:style-name="Emphasis"><text:span text:style-name="Source_20_Text">shr</text:span></text:span><text:span text:style-name="Emphasis">, </text:span><text:span text:style-name="Emphasis"><text:span text:style-name="Source_20_Text">as</text:span></text:span><text:span text:style-name="Emphasis">, </text:span><text:span text:style-name="Emphasis"><text:span text:style-name="Source_20_Text">is</text:span></text:span><text:span text:style-name="Emphasis">, </text:span><text:span text:style-name="Emphasis"><text:span text:style-name="Source_20_Text">with</text:span></text:span><text:span text:style-name="Emphasis">, dll.)</text:span></text:p>
                  </text:list-item>
                </text:list>
              </text:list-item>
              <text:list-item>
                <text:p text:style-name="P23"><text:span text:style-name="Strong_20_Emphasis">Lampiran B: Fungsi Pustaka Standar yang Umum Digunakan (misal: dari </text:span><text:span text:style-name="Strong_20_Emphasis"><text:span text:style-name="Source_20_Text">SysUtils</text:span></text:span><text:span text:style-name="Strong_20_Emphasis">, </text:span><text:span text:style-name="Strong_20_Emphasis"><text:span text:style-name="Source_20_Text">Math</text:span></text:span><text:span text:style-name="Strong_20_Emphasis">)</text:span></text:p>
                <text:list>
                  <text:list-item>
                    <text:p text:style-name="P23"><text:span text:style-name="Strong_20_Emphasis">Prompt untuk Isi Lampiran B:</text:span> </text:p>
                    <text:p text:style-name="P546">*"Buatkan daftar pilihan berisi fungsi dan prosedur standar Free Pascal yang dianggap <text:span text:style-name="Emphasis">paling sering digunakan</text:span> dan penting untuk diketahui oleh programmer, terutama yang berasal dari unit <text:span text:style-name="Source_20_Text">System</text:span>, <text:span text:style-name="Source_20_Text">SysUtils</text:span>, dan <text:span text:style-name="Source_20_Text">Math</text:span>. Untuk setiap entri, sertakan:</text:p>
                    <text:list>
                      <text:list-item>
                        <text:p text:style-name="P553"><text:span text:style-name="Strong_20_Emphasis">Nama Fungsi/Prosedur</text:span> (contoh: <text:span text:style-name="Source_20_Text">Length</text:span>, <text:span text:style-name="Source_20_Text">Copy</text:span>, <text:span text:style-name="Source_20_Text">IntToStr</text:span>, <text:span text:style-name="Source_20_Text">StrToFloatDef</text:span>, <text:span text:style-name="Source_20_Text">Sin</text:span>, <text:span text:style-name="Source_20_Text">Round</text:span>, <text:span text:style-name="Source_20_Text">DateTimeToStr</text:span>, <text:span text:style-name="Source_20_Text">FileExists</text:span>, <text:span text:style-name="Source_20_Text">DeleteFile</text:span>, <text:span text:style-name="Source_20_Text">CreateDir</text:span>). </text:p>
                      </text:list-item>
                      <text:list-item>
                        <text:p text:style-name="P553"><text:span text:style-name="Strong_20_Emphasis">Unit Asal</text:span> (misal: <text:span text:style-name="Source_20_Text">System</text:span>, <text:span text:style-name="Source_20_Text">SysUtils</text:span>, <text:span text:style-name="Source_20_Text">Math</text:span>). </text:p>
                      </text:list-item>
                      <text:list-item>
                        <text:p text:style-name="P553"><text:span text:style-name="Strong_20_Emphasis">Deskripsi Singkat</text:span> (1 kalimat) mengenai fungsi utamanya. </text:p>
                      </text:list-item>
                      <text:list-item>
                        <text:p text:style-name="P546"><text:span text:style-name="Strong_20_Emphasis">(Opsional)</text:span> Signature dasar (parameter input utama dan tipe output jika fungsi). Fokus pada kategori: manipulasi string dasar (termasuk konversi ke/dari tipe lain), operasi matematika umum, fungsi tanggal/waktu, operasi file/direktori dasar, dan fungsi utilitas umum lainnya. Daftar ini bersifat representatif, bukan ensiklopedis."* </text:p>
                      </text:list-item>
                    </text:list>
                  </text:list-item>
                </text:list>
              </text:list-item>
              <text:list-item>
                <text:p text:style-name="P23"><text:soft-page-break/><text:span text:style-name="Strong_20_Emphasis">Lampiran C: Tabel Operator</text:span></text:p>
                <text:list>
                  <text:list-item>
                    <text:p text:style-name="P23"><text:span text:style-name="Strong_20_Emphasis">Prompt untuk Isi Lampiran C:</text:span> </text:p>
                    <text:p text:style-name="P546">*"Buatkan sebuah tabel yang merangkum operator-operator yang tersedia dalam bahasa Free Pascal. Tabel harus mengelompokkan operator berdasarkan tingkat prioritas (precedence) dari yang tertinggi ke terendah. Untuk setiap operator atau kelompok operator dengan prioritas sama, sertakan:</text:p>
                    <text:list>
                      <text:list-item>
                        <text:p text:style-name="P553"><text:span text:style-name="Strong_20_Emphasis">Operator</text:span> (Simbol atau kata kunci, contoh: <text:span text:style-name="Source_20_Text">@</text:span>, <text:span text:style-name="Source_20_Text">not</text:span>, <text:span text:style-name="Source_20_Text">*</text:span>, <text:span text:style-name="Source_20_Text">/</text:span>, <text:span text:style-name="Source_20_Text">div</text:span>, <text:span text:style-name="Source_20_Text">mod</text:span>, <text:span text:style-name="Source_20_Text">and</text:span>, <text:span text:style-name="Source_20_Text">shl</text:span>, <text:span text:style-name="Source_20_Text">shr</text:span>, <text:span text:style-name="Source_20_Text">+</text:span>, <text:span text:style-name="Source_20_Text">-</text:span>, <text:span text:style-name="Source_20_Text">or</text:span>, <text:span text:style-name="Source_20_Text">xor</text:span>, <text:span text:style-name="Source_20_Text">=</text:span>, <text:span text:style-name="Source_20_Text">&lt;&gt;</text:span>, <text:span text:style-name="Source_20_Text">&lt;</text:span>, <text:span text:style-name="Source_20_Text">&gt;</text:span>, <text:span text:style-name="Source_20_Text">&lt;=</text:span>, <text:span text:style-name="Source_20_Text">&gt;=</text:span>, <text:span text:style-name="Source_20_Text">in</text:span>, <text:span text:style-name="Source_20_Text">as</text:span>, <text:span text:style-name="Source_20_Text">is</text:span>). </text:p>
                      </text:list-item>
                      <text:list-item>
                        <text:p text:style-name="P553"><text:span text:style-name="Strong_20_Emphasis">Nama/Deskripsi Operasi</text:span> (Contoh: Address-of, Logical NOT, Perkalian, Pembagian Real, Pembagian Integer, Sisa Bagi, Logical AND, Bitwise Shift Left, Penjumlahan, Relasional Sama Dengan, Set Membership, Type Cast Aman, Pengecekan Tipe). </text:p>
                      </text:list-item>
                      <text:list-item>
                        <text:p text:style-name="P546"><text:span text:style-name="Strong_20_Emphasis">Jenis Operasi</text:span> (Contoh: Unary, Multiplicative, Additive, Relational, Logical, Set, Pointer, Type). Pastikan tabel mencakup semua kategori operator utama dan jelas menunjukkan urutan evaluasi dalam ekspresi kompleks."* </text:p>
                      </text:list-item>
                    </text:list>
                  </text:list-item>
                </text:list>
              </text:list-item>
            </text:list>
            <text:p text:style-name="Horizontal_20_Line"/>
          </text:section>
          <text:section text:style-name="Sect1" text:name="feedback-form-19">
            <text:p text:style-name="P274"/>
          </text:section>
        </text:section>
        <text:section text:style-name="Sect1" text:name="af3dd0a6424ef542">
          <text:p text:style-name="Text_20_body"/>
          <text:section text:style-name="Sect1" text:name="user-query-content-20">
            <text:p text:style-name="P529">apa saran gaya penulisan/bahasa yang sesuai untuk buku ini </text:p>
          </text:section>
          <text:p text:style-name="P274">Tampilkan alur berpikir</text:p>
          <text:section text:style-name="Sect2" text:name="model-response-message-contentr_af3dd0a6424ef542">
            <text:p text:style-name="Text_20_body">Tentu, berikut adalah beberapa saran gaya penulisan dan bahasa yang sesuai untuk buku tutorial dasar Free Pascal yang ditujukan untuk programmer <text:span text:style-name="Emphasis">intermediate</text:span>:</text:p>
            <text:list xml:id="list8338456440043984223" text:style-name="L24">
              <text:list-item>
                <text:p text:style-name="P24"><text:span text:style-name="Strong_20_Emphasis">Tone Profesional tapi Mudah Didekati:</text:span></text:p>
                <text:list>
                  <text:list-item>
                    <text:p text:style-name="P287">Gunakan nada yang informatif dan berwibawa, menunjukkan keahlian Anda, tetapi tetap ramah dan membantu. Hindari bahasa yang terlalu kaku atau akademis, namun juga hindari bahasa gaul yang berlebihan. </text:p>
                  </text:list-item>
                  <text:list-item>
                    <text:p text:style-name="P287"><text:span text:style-name="Strong_20_Emphasis">Hormati Pengetahuan Pembaca:</text:span> Ingat target Anda adalah programmer yang sudah paham konsep dasar. Jangan terlalu menyederhanakan penjelasan tentang apa itu variabel, loop, atau fungsi secara umum. Fokus pada <text:span text:style-name="Emphasis">bagaimana hal tersebut diimplementasikan di Pascal</text:span>. </text:p>
                  </text:list-item>
                  <text:list-item>
                    <text:p text:style-name="P287"><text:span text:style-name="Strong_20_Emphasis">Antusiasme Terukur:</text:span> Tunjukkan sedikit antusiasme tentang kelebihan Free Pascal/Lazarus (misalnya kecepatan, cross-platform, kemudahan RAD dengan Lazarus) tanpa terkesan fanatik atau bias berlebihan. </text:p>
                  </text:list-item>
                </text:list>
              </text:list-item>
              <text:list-item>
                <text:p text:style-name="P24"><text:span text:style-name="Strong_20_Emphasis">Bahasa Indonesia yang Jelas dan Teknis:</text:span></text:p>
                <text:list>
                  <text:list-item>
                    <text:p text:style-name="P287"><text:soft-page-break/>Gunakan Bahasa Indonesia yang baik, benar, dan lugas. </text:p>
                  </text:list-item>
                  <text:list-item>
                    <text:p text:style-name="P287"><text:span text:style-name="Strong_20_Emphasis">Istilah Teknis:</text:span> Bersikaplah konsisten. </text:p>
                    <text:list>
                      <text:list-item>
                        <text:p text:style-name="P287">Untuk konsep pemrograman universal yang sudah sangat umum dikenal dengan istilah Inggrisnya (misalnya <text:span text:style-name="Source_20_Text">class</text:span>, <text:span text:style-name="Source_20_Text">object</text:span>, <text:span text:style-name="Source_20_Text">method</text:span>, <text:span text:style-name="Source_20_Text">property</text:span>, <text:span text:style-name="Source_20_Text">pointer</text:span>, <text:span text:style-name="Source_20_Text">loop</text:span>, <text:span text:style-name="Source_20_Text">if-else</text:span>, <text:span text:style-name="Source_20_Text">array</text:span>, <text:span text:style-name="Source_20_Text">string</text:span>, <text:span text:style-name="Source_20_Text">exception</text:span>), <text:span text:style-name="Strong_20_Emphasis">sebaiknya tetap gunakan istilah Inggris tersebut</text:span> karena lebih dikenal luas di komunitas pemrograman Indonesia dan menghindari kebingungan atau istilah terjemahan yang kaku/kurang pas. Berikan penjelasan singkat dalam Bahasa Indonesia saat istilah pertama kali diperkenalkan jika perlu. </text:p>
                      </text:list-item>
                      <text:list-item>
                        <text:p text:style-name="P287">Untuk kata kunci Pascal (<text:span text:style-name="Source_20_Text">begin</text:span>, <text:span text:style-name="Source_20_Text">end</text:span>, <text:span text:style-name="Source_20_Text">unit</text:span>, <text:span text:style-name="Source_20_Text">uses</text:span>, <text:span text:style-name="Source_20_Text">type</text:span>, <text:span text:style-name="Source_20_Text">var</text:span>, <text:span text:style-name="Source_20_Text">const</text:span>, <text:span text:style-name="Source_20_Text">procedure</text:span>, <text:span text:style-name="Source_20_Text">function</text:span>, <text:span text:style-name="Source_20_Text">virtual</text:span>, <text:span text:style-name="Source_20_Text">override</text:span>, <text:span text:style-name="Source_20_Text">inherited</text:span>, <text:span text:style-name="Source_20_Text">raise</text:span>, <text:span text:style-name="Source_20_Text">try</text:span>, <text:span text:style-name="Source_20_Text">except</text:span>, <text:span text:style-name="Source_20_Text">finally</text:span>, <text:span text:style-name="Source_20_Text">case</text:span>, <text:span text:style-name="Source_20_Text">of</text:span>, <text:span text:style-name="Source_20_Text">set</text:span>, <text:span text:style-name="Source_20_Text">in</text:span>, <text:span text:style-name="Source_20_Text">nil</text:span>, <text:span text:style-name="Source_20_Text">:=</text:span>, <text:span text:style-name="Source_20_Text">div</text:span>, <text:span text:style-name="Source_20_Text">mod</text:span>), <text:span text:style-name="Strong_20_Emphasis">selalu gunakan kata kunci aslinya</text:span> dalam format <text:span text:style-name="Source_20_Text">monospace</text:span>. </text:p>
                      </text:list-item>
                      <text:list-item>
                        <text:p text:style-name="P287">Untuk penjelasan umum, struktur kalimat, dan kata penghubung, gunakan Bahasa Indonesia. </text:p>
                      </text:list-item>
                    </text:list>
                  </text:list-item>
                  <text:list-item>
                    <text:p text:style-name="P287"><text:span text:style-name="Strong_20_Emphasis">Ejaan dan Tata Bahasa:</text:span> Pastikan ejaan (termasuk serapan) dan tata bahasa sudah benar untuk menjaga kredibilitas. </text:p>
                  </text:list-item>
                </text:list>
              </text:list-item>
              <text:list-item>
                <text:p text:style-name="P24"><text:span text:style-name="Strong_20_Emphasis">Fokus pada "Bagaimana" dan "Mengapa" di Konteks Pascal:</text:span></text:p>
                <text:list>
                  <text:list-item>
                    <text:p text:style-name="P287"><text:span text:style-name="Strong_20_Emphasis">Asumsi Pengetahuan Dasar:</text:span> Langsung ke implementasi Pascal. Misalnya, saat membahas <text:span text:style-name="Source_20_Text">if-then-else</text:span>, fokus pada sintaks <text:span text:style-name="Source_20_Text">begin..end</text:span> jika ada multiple statement, bukan menjelaskan apa itu percabangan. </text:p>
                  </text:list-item>
                  <text:list-item>
                    <text:p text:style-name="P287"><text:span text:style-name="Strong_20_Emphasis">Highlight Perbedaan:</text:span> Secara eksplisit tunjukkan perbedaan sintaks atau konsep Pascal dibandingkan bahasa populer lain yang mungkin dikenal pembaca (misalnya, <text:span text:style-name="Source_20_Text">:=</text:span> untuk assignment vs <text:span text:style-name="Source_20_Text">=</text:span>, <text:span text:style-name="Source_20_Text">case</text:span> yang lebih fleksibel dari <text:span text:style-name="Source_20_Text">switch</text:span>, <text:span text:style-name="Source_20_Text">repeat..until</text:span> vs <text:span text:style-name="Source_20_Text">do-while</text:span>, struktur <text:span text:style-name="Source_20_Text">Unit</text:span>, tipe <text:span text:style-name="Source_20_Text">Set</text:span>, mekanisme parameter <text:span text:style-name="Source_20_Text">var</text:span>, <text:span text:style-name="Source_20_Text">const</text:span>, <text:span text:style-name="Source_20_Text">out</text:span>). Ini sangat membantu pembaca intermediate. </text:p>
                  </text:list-item>
                  <text:list-item>
                    <text:p text:style-name="P287"><text:span text:style-name="Strong_20_Emphasis">Jelaskan "Idiom" Pascal:</text:span> Tekankan fitur atau cara kerja khas Pascal, seperti pentingnya <text:span text:style-name="Source_20_Text">Unit</text:span>, penggunaan <text:span text:style-name="Source_20_Text">Create</text:span>/<text:span text:style-name="Source_20_Text">Free</text:span> untuk objek, <text:span text:style-name="Source_20_Text">try..finally</text:span> untuk cleanup, peran <text:span text:style-name="Source_20_Text">inherited</text:span>. </text:p>
                  </text:list-item>
                </text:list>
              </text:list-item>
              <text:list-item>
                <text:p text:style-name="P24"><text:span text:style-name="Strong_20_Emphasis">Struktur yang Jelas dan Logis:</text:span></text:p>
                <text:list>
                  <text:list-item>
                    <text:p text:style-name="P287">Ikuti outline yang sudah dibuat. </text:p>
                  </text:list-item>
                  <text:list-item>
                    <text:p text:style-name="P287">Gunakan judul dan subjudul yang deskriptif. </text:p>
                  </text:list-item>
                  <text:list-item>
                    <text:p text:style-name="P287"><text:span text:style-name="Strong_20_Emphasis">Pengantar dan Tujuan Bab:</text:span> Setiap bab harus diawali dengan pengantar singkat yang menjelaskan apa yang akan dibahas dan mengapa itu penting. </text:p>
                  </text:list-item>
                  <text:list-item>
                    <text:p text:style-name="P287"><text:span text:style-name="Strong_20_Emphasis">Transisi Halus:</text:span> Pastikan ada alur logis antar sub-topik dan antar bab. </text:p>
                  </text:list-item>
                </text:list>
              </text:list-item>
              <text:list-item>
                <text:p text:style-name="P24"><text:span text:style-name="Strong_20_Emphasis">Contoh Kode yang Efektif:</text:span></text:p>
                <text:list>
                  <text:list-item>
                    <text:p text:style-name="P287"><text:span text:style-name="Strong_20_Emphasis">Relevan dan Fokus:</text:span> Contoh kode harus secara langsung mengilustrasikan konsep yang sedang dibahas, hindari kerumitan yang tidak perlu. </text:p>
                  </text:list-item>
                  <text:list-item>
                    <text:p text:style-name="P287"><text:span text:style-name="Strong_20_Emphasis">Lengkap dan Bisa Dijalankan:</text:span> Sebisa mungkin, berikan contoh yang bisa disalin, dikompilasi, dan dijalankan (minimal dengan sedikit modifikasi <text:soft-page-break/>atau dalam konteks unit/program sederhana). </text:p>
                  </text:list-item>
                  <text:list-item>
                    <text:p text:style-name="P287"><text:span text:style-name="Strong_20_Emphasis">Format Jelas:</text:span> Gunakan <text:span text:style-name="Source_20_Text">monospace</text:span> untuk semua kode, kata kunci, nama variabel/fungsi. Gunakan indentasi yang konsisten dan benar sesuai standar Pascal. </text:p>
                  </text:list-item>
                  <text:list-item>
                    <text:p text:style-name="P287"><text:span text:style-name="Strong_20_Emphasis">Komentar Cerdas:</text:span> Beri komentar pada bagian kode yang penting atau mungkin membingungkan, tapi jangan berlebihan. </text:p>
                  </text:list-item>
                </text:list>
              </text:list-item>
              <text:list-item>
                <text:p text:style-name="P24"><text:span text:style-name="Strong_20_Emphasis">Gunakan Penekanan Visual:</text:span></text:p>
                <text:list>
                  <text:list-item>
                    <text:p text:style-name="P287">Gunakan <text:span text:style-name="Strong_20_Emphasis">bold</text:span> untuk istilah kunci saat pertama kali diperkenalkan atau untuk penekanan penting. </text:p>
                  </text:list-item>
                  <text:list-item>
                    <text:p text:style-name="P287">Gunakan <text:span text:style-name="Source_20_Text">monospace</text:span> untuk kode, nama file, direktif kompiler, output konsol. </text:p>
                  </text:list-item>
                  <text:list-item>
                    <text:p text:style-name="P287">Gunakan <text:span text:style-name="Emphasis">italic</text:span> sesekali untuk penekanan halus atau judul buku/sumber lain. </text:p>
                  </text:list-item>
                  <text:list-item>
                    <text:p text:style-name="P287">Gunakan blok kutipan (blockquote) untuk prompt (seperti yang kita lakukan) atau kutipan penting lainnya. </text:p>
                  </text:list-item>
                </text:list>
              </text:list-item>
              <text:list-item>
                <text:p text:style-name="P24"><text:span text:style-name="Strong_20_Emphasis">Praktis dan Aplikatif:</text:span></text:p>
                <text:list>
                  <text:list-item>
                    <text:p text:style-name="P287">Meskipun dasar, usahakan contoh atau penjelasan terkait dengan kasus penggunaan yang mendekati nyata (walaupun disederhanakan). </text:p>
                  </text:list-item>
                  <text:list-item>
                    <text:p text:style-name="P24">Bab pengantar Lazarus (Bab 14) sangat penting untuk menunjukkan relevansi praktis FPC dalam pengembangan aplikasi modern. </text:p>
                  </text:list-item>
                </text:list>
              </text:list-item>
            </text:list>
            <text:p text:style-name="Text_20_body"><text:span text:style-name="Strong_20_Emphasis">Singkatnya:</text:span> Tulislah seolah-olah Anda sedang menjelaskan kepada rekan programmer berpengalaman yang cerdas namun baru mengenal ekosistem Free Pascal. Hormati waktu dan pengetahuan mereka dengan langsung ke inti permasalahan Pascal, berikan contoh yang jelas, dan highlight perbedaan serta keunikan bahasa ini, semuanya dalam Bahasa Indonesia yang baik dan konsisten secara teknis.</text:p>
          </text:section>
          <text:section text:style-name="Sect1" text:name="feedback-form-20">
            <text:p text:style-name="P274"/>
          </text:section>
        </text:section>
        <text:section text:style-name="Sect1" text:name="e69d5445282ad2f2">
          <text:p text:style-name="Text_20_body"/>
          <text:section text:style-name="Sect1" text:name="user-query-content-21">
            <text:p text:style-name="P529">Jawablah setiap prompt yang telah anda buat secara bertahap satu persatu dan jangan pindah prompt sebelum saya memerintahkan “YAX” dengan ketentuan sebagai berikut : </text:p>
            <text:p text:style-name="P529">Gaya Bahasa : Sesuai yang telah Anda sarankan sebelumnya </text:p>
          </text:section>
          <text:p text:style-name="P274">Tampilkan alur berpikir</text:p>
          <text:section text:style-name="Sect2" text:name="model-response-message-contentr_e69d5445282ad2f2">
            <text:p text:style-name="Text_20_body">Baik, saya siap. Saya akan menjawab prompt pertama, yaitu prompt untuk pengantar Bab 1.</text:p>
            <text:p text:style-name="Text_20_body"><text:span text:style-name="Strong_20_Emphasis">(Jawaban untuk Prompt Pengantar Bab 1)</text:span></text:p>
            <text:p text:style-name="Text_20_body">Selamat datang di dunia Free Pascal! Jika Anda seorang programmer yang sudah berpengalaman dengan bahasa lain dan ingin menjelajahi alternatif yang kuat, cepat, dan cross-platform, Anda berada di tempat yang tepat. Free Pascal (FPC) adalah kompiler Pascal modern, open-source, yang tidak hanya menjaga kompatibilitas tinggi dengan warisan Turbo Pascal dan Delphi, tetapi juga terus berkembang dengan fitur-fitur baru. Mungkin Anda bertanya, mengapa mempelajari Pascal di era modern ini, per tanggal 14 April 2025? Jawabannya terletak pada kombinasi kecepatan kompilasi dan eksekusi yang impresif, stabilitas, dukungan lintas platform yang luas (Windows, Linux, macOS, Android, dan lainnya), serta integrasinya yang mulus dengan Lazarus IDE untuk <text:soft-page-break/>pengembangan aplikasi visual yang cepat (RAD). Bab pertama ini akan menjadi gerbang Anda; kita akan melihat sekilas apa itu Free Pascal, mengapa ia relevan, memandu Anda melalui proses instalasi lingkungan pengembangan (FPC dan Lazarus IDE), hingga akhirnya Anda akan mengompilasi dan menjalankan program Pascal pertama Anda. Mari kita mulai petualangan Pascal ini!</text:p>
            <text:p text:style-name="Horizontal_20_Line"/>
            <text:p text:style-name="Text_20_body">Silakan berikan perintah <text:span text:style-name="Source_20_Text">YAX</text:span> jika Anda ingin saya melanjutkan ke prompt berikutnya (Subbab: Apa itu Free Pascal?).</text:p>
          </text:section>
          <text:section text:style-name="Sect1" text:name="feedback-form-21">
            <text:p text:style-name="P274"/>
          </text:section>
        </text:section>
        <text:section text:style-name="Sect1" text:name="5fd89ac34a744626">
          <text:p text:style-name="Text_20_body"/>
          <text:section text:style-name="Sect1" text:name="user-query-content-22">
            <text:p text:style-name="P529">Yax </text:p>
          </text:section>
          <text:p text:style-name="P274">Tampilkan alur berpikir</text:p>
          <text:section text:style-name="Sect2" text:name="model-response-message-contentr_5fd89ac34a744626">
            <text:p text:style-name="Text_20_body">Baik, saya lanjutkan dengan prompt berikutnya.</text:p>
            <text:p text:style-name="Text_20_body"><text:span text:style-name="Strong_20_Emphasis">(Jawaban untuk Prompt Isi Subbab: Apa itu Free Pascal?)</text:span></text:p>
            <text:p text:style-name="Text_20_body">Free Pascal, sering disingkat FPC, pada intinya adalah sebuah kompiler bahasa pemrograman Pascal yang bersifat <text:span text:style-name="Emphasis">open-source</text:span> dan <text:span text:style-name="Emphasis">cross-platform</text:span>. Bagi Anda yang datang dari latar belakang bahasa lain, anggaplah FPC sebagai implementasi modern dan sangat tangguh dari bahasa Pascal, mirip seperti GCC untuk C/C++ atau OpenJDK untuk Java, namun khusus untuk ekosistem Pascal.</text:p>
            <text:p text:style-name="Text_20_body">Sejarahnya cukup menarik dan berakar kuat pada era keemasan Turbo Pascal dari Borland di tahun 80-an dan 90-an. Ketika Turbo Pascal mendominasi pasar PC namun pengembangannya terhenti (dan versi Windows-nya, Delphi, menjadi produk komersial), muncul kebutuhan akan kompiler Pascal 32-bit (dan kemudian 64-bit) yang gratis, modern, dan tersedia di berbagai platform. FPC dimulai pada akhir tahun 1993 oleh Florian Paul Klämpfl dan sejak itu berkembang pesat berkat kontribusi komunitas global.</text:p>
            <text:p text:style-name="Text_20_body">Salah satu kekuatan utama FPC adalah tingkat <text:span text:style-name="Emphasis">kompatibilitasnya yang tinggi</text:span>. FPC dirancang untuk sedapat mungkin kompatibel dengan dialek Turbo Pascal 7 dan, yang lebih penting lagi bagi pengembangan modern, dengan berbagai versi Object Pascal dari Borland/Embarcadero Delphi. FPC mendukung mode kompatibilitas (<text:span text:style-name="Source_20_Text">{$MODE TP}</text:span>, <text:span text:style-name="Source_20_Text">{$MODE DELPHI}</text:span>) yang memungkinkan kompilasi ulang banyak kode sumber lama dengan sedikit atau tanpa modifikasi. Ini membuka akses ke basis kode dan pengetahuan yang luas dari ekosistem Delphi.</text:p>
            <text:p text:style-name="Text_20_body">Lebih dari sekadar kompatibel, FPC adalah kompiler modern yang sepenuhnya <text:span text:style-name="Emphasis">cross-platform</text:span>. Ia mendukung kompilasi untuk beragam sistem operasi, termasuk Windows (32/64-bit), Linux, macOS, FreeBSD, Haiku, Android, iOS, bahkan sistem embedded dan konsol game. Dukungan arsitektur prosesornya juga luas, mencakup x86, x86-64 (AMD64), berbagai varian ARM (termasuk ARM64), PowerPC, SPARC, MIPS, dan lainnya. Kemampuan <text:span text:style-name="Emphasis">cross-compilation</text:span> (mengompilasi untuk platform target yang berbeda dari platform host) juga merupakan fitur andalannya.</text:p>
            <text:p text:style-name="Text_20_body">Terakhir, penting untuk dicatat bahwa FPC adalah proyek yang <text:span text:style-name="Emphasis">aktif dikembangkan</text:span>. Rilis versi baru secara berkala membawa perbaikan bug, peningkatan kinerja, dukungan untuk <text:soft-page-break/>fitur bahasa Pascal/Object Pascal terbaru, serta dukungan untuk platform dan arsitektur baru. Ini memastikan bahwa Free Pascal tetap relevan dan menjadi pilihan yang solid untuk berbagai jenis proyek pengembangan perangkat lunak.</text:p>
            <text:p text:style-name="Horizontal_20_Line"/>
            <text:p text:style-name="Text_20_body">Silakan berikan perintah <text:span text:style-name="Source_20_Text">YAX</text:span> untuk melanjutkan ke prompt berikutnya (Subbab: Mengapa Belajar Free Pascal?).</text:p>
          </text:section>
          <text:section text:style-name="Sect1" text:name="feedback-form-22">
            <text:p text:style-name="P274"/>
          </text:section>
        </text:section>
        <text:section text:style-name="Sect1" text:name="a244aa5fc7322a42">
          <text:p text:style-name="Text_20_body"/>
          <text:section text:style-name="Sect1" text:name="user-query-content-23">
            <text:p text:style-name="P529">Yax </text:p>
          </text:section>
          <text:p text:style-name="P274">Tampilkan alur berpikir</text:p>
          <text:section text:style-name="Sect2" text:name="model-response-message-contentr_a244aa5fc7322a42">
            <text:p text:style-name="Text_20_body">Baik, saya lanjutkan dengan prompt berikutnya.</text:p>
            <text:p text:style-name="Text_20_body"><text:span text:style-name="Strong_20_Emphasis">(Jawaban untuk Prompt Isi Subbab: Mengapa Belajar Free Pascal?)</text:span></text:p>
            <text:p text:style-name="Text_20_body">Sebagai seorang programmer yang mungkin sudah mahir dalam satu atau beberapa bahasa lain, Anda mungkin bertanya: "Apa nilai tambah mempelajari Free Pascal (FPC)?" Jawabannya terletak pada kombinasi unik dari fitur-fitur berikut yang membuatnya menjadi alat yang menarik dan produktif dalam berbagai skenario:</text:p>
            <text:list xml:id="list6300448933475313116" text:style-name="L25">
              <text:list-item>
                <text:p text:style-name="P25"><text:span text:style-name="Strong_20_Emphasis">Kecepatan Kompilasi dan Eksekusi yang Luar Biasa:</text:span> FPC terkenal dengan kecepatan kompilasinya yang sangat tinggi, seringkali jauh lebih cepat dibandingkan kompiler C++ modern atau proses build pada bahasa-bahasa yang membutuhkan langkah interpretasi atau JIT (Just-In-Time compilation). Lebih penting lagi, FPC mengompilasi langsung ke kode mesin <text:span text:style-name="Emphasis">native</text:span> untuk platform target. Hasilnya adalah aplikasi dengan performa eksekusi yang sangat cepat, seringkali setara atau mendekati C/C++, tanpa <text:span text:style-name="Emphasis">overhead</text:span> runtime yang signifikan seperti pada JVM atau .NET. Bayangkan mendapatkan kecepatan eksekusi native dengan waktu kompilasi yang singkat.</text:p>
              </text:list-item>
              <text:list-item>
                <text:p text:style-name="P25"><text:span text:style-name="Strong_20_Emphasis">Dukungan Cross-Platform Sejati:</text:span> Ini adalah salah satu keunggulan utama FPC. Kemampuannya untuk mengompilasi kode sumber Pascal yang sama ke berbagai sistem operasi (Windows, Linux, macOS, Android, iOS, FreeBSD, dll.) dan arsitektur (x86, x86-64, ARM, ARM64, dll.) sangatlah impresif. Dengan desain yang hati-hati (menghindari API spesifik OS jika tidak perlu atau menggunakan abstraksi seperti LCL), Anda benar-benar dapat mencapai tujuan <text:span text:style-name="Emphasis">Write Once, Compile Anywhere</text:span> (WOCA) untuk aplikasi <text:span text:style-name="Emphasis">native</text:span>, tanpa memerlukan instalasi runtime eksternal yang besar pada mesin pengguna.</text:p>
              </text:list-item>
              <text:list-item>
                <text:p text:style-name="P25"><text:span text:style-name="Strong_20_Emphasis">Stabilitas dan Kematangan:</text:span> FPC bukanlah proyek baru; pengembangannya telah berlangsung selama lebih dari tiga dekade (sejak 1993). Ini menghasilkan kompiler yang sangat matang, stabil, dan teruji di berbagai lingkungan produksi. Dibandingkan beberapa bahasa yang mengalami perubahan sintaks atau paradigma yang drastis antar versi, FPC cenderung lebih stabil, memudahkan pemeliharaan proyek jangka panjang.</text:p>
              </text:list-item>
              <text:list-item>
                <text:p text:style-name="P25"><text:span text:style-name="Strong_20_Emphasis">Komunitas Aktif dan Membantu:</text:span> Meskipun mungkin tidak sebesar komunitas Python atau JavaScript, komunitas Free Pascal dan Lazarus (IDE pendampingnya) dikenal sangat aktif, berpengetahuan luas (terutama dalam ekosistem <text:soft-page-break/>Pascal/Delphi), dan suportif terhadap pengguna baru maupun berpengalaman. Forum resmi, mailing list, dan Wiki Lazarus adalah sumber daya yang sangat berharga untuk mendapatkan bantuan dan berbagi pengetahuan.</text:p>
              </text:list-item>
              <text:list-item>
                <text:p text:style-name="P25"><text:span text:style-name="Strong_20_Emphasis">Lisensi Open-Source yang Fleksibel:</text:span> FPC sendiri didistribusikan di bawah lisensi GPL, namun <text:span text:style-name="Emphasis">library</text:span> standarnya (RTL, FCL, dan LCL untuk Lazarus) menggunakan lisensi <text:span text:style-name="Emphasis">modified</text:span> LGPL. Ini secara praktis berarti Anda bebas menggunakan FPC dan library standarnya untuk mengembangkan perangkat lunak <text:span text:style-name="Emphasis">proprietary</text:span> atau komersial tanpa harus membuka kode sumber aplikasi Anda sendiri. Ini adalah keuntungan signifikan dibandingkan lisensi GPL standar dan membuat FPC menarik untuk pengembangan komersial.</text:p>
              </text:list-item>
              <text:list-item>
                <text:p text:style-name="P25"><text:span text:style-name="Strong_20_Emphasis">Kompatibilitas Tinggi dengan Delphi dan Ekosistemnya:</text:span> Tingkat kompatibilitas FPC yang tinggi dengan dialek Object Pascal Delphi membuka pintu ke ekosistem yang sangat kaya. Anda dapat memanfaatkan:</text:p>
                <text:list>
                  <text:list-item>
                    <text:p text:style-name="P288"><text:span text:style-name="Strong_20_Emphasis">Banyaknya Library:</text:span> Ada banyak library dan komponen komersial maupun open-source yang awalnya ditulis untuk Delphi yang dapat digunakan (atau diadaptasi) dengan FPC/Lazarus. </text:p>
                  </text:list-item>
                  <text:list-item>
                    <text:p text:style-name="P288"><text:span text:style-name="Strong_20_Emphasis">Pengetahuan dan Dokumentasi:</text:span> Sumber belajar, buku, tutorial, dan artikel tentang Delphi seringkali relevan dan dapat diterapkan di FPC/Lazarus. </text:p>
                  </text:list-item>
                  <text:list-item>
                    <text:p text:style-name="P25"><text:span text:style-name="Strong_20_Emphasis">Lazarus IDE:</text:span> Memberikan pengalaman Pengembangan Aplikasi Cepat (RAD) yang sangat mirip dengan Delphi, memudahkan pembuatan GUI cross-platform menggunakan Lazarus Component Library (LCL). </text:p>
                  </text:list-item>
                </text:list>
              </text:list-item>
            </text:list>
            <text:p text:style-name="Text_20_body">Singkatnya, mempelajari Free Pascal memberikan Anda akses ke kompiler yang cepat, menghasilkan kode native performa tinggi, benar-benar cross-platform, stabil, didukung oleh komunitas yang membantu, memiliki lisensi yang ramah bisnis, dan terhubung ke ekosistem Delphi yang matang. Ini menjadikannya pilihan yang sangat baik untuk pengembangan aplikasi desktop cross-platform (terutama dengan Lazarus), utilitas sistem, game (dengan library grafis tambahan), atau bahkan untuk memodernisasi atau mem-porting aplikasi Delphi yang sudah ada. Ditambah lagi, banyak yang menganggap sintaks Pascal yang terstruktur cukup mudah dibaca dan dipelajari.</text:p>
            <text:p text:style-name="Horizontal_20_Line"/>
            <text:p text:style-name="Text_20_body">Silakan berikan perintah <text:span text:style-name="Source_20_Text">YAX</text:span> untuk melanjutkan ke prompt berikutnya (Subbab: Untuk Siapa Buku Ini?).</text:p>
          </text:section>
          <text:section text:style-name="Sect1" text:name="feedback-form-23">
            <text:p text:style-name="P274"/>
          </text:section>
        </text:section>
        <text:section text:style-name="Sect1" text:name="416b9e44a857b8b2">
          <text:p text:style-name="Text_20_body"/>
          <text:section text:style-name="Sect1" text:name="user-query-content-24">
            <text:p text:style-name="P529">yax </text:p>
          </text:section>
          <text:p text:style-name="P274">Tampilkan alur berpikir</text:p>
          <text:section text:style-name="Sect2" text:name="model-response-message-contentr_416b9e44a857b8b2">
            <text:p text:style-name="Text_20_body">Baik, saya lanjutkan dengan prompt berikutnya.</text:p>
            <text:p text:style-name="Text_20_body"><text:span text:style-name="Strong_20_Emphasis">(Jawaban untuk Prompt Isi Subbab: Untuk Siapa Buku Ini?)</text:span></text:p>
            <text:p text:style-name="Text_20_body">Buku ini dirancang secara khusus untuk Anda, para <text:span text:style-name="Strong_20_Emphasis">programmer tingkat menengah (intermediate)</text:span>. Apa artinya ini dalam konteks buku ini? Ini berarti Anda diasumsikan <text:soft-page-break/><text:span text:style-name="Strong_20_Emphasis">sudah memiliki pemahaman dan pengalaman praktis</text:span> dengan konsep-konsep dasar pemrograman dari setidaknya satu bahasa pemrograman modern lainnya, seperti C++, Java, Python, C#, JavaScript, PHP, atau sejenisnya.</text:p>
            <text:p text:style-name="Text_20_body">Kami mengasumsikan Anda sudah familiar dan tidak memerlukan penjelasan dari nol mengenai topik-topik fundamental berikut:</text:p>
            <text:list xml:id="list1519774609031425355" text:style-name="L26">
              <text:list-item>
                <text:p text:style-name="P289"><text:span text:style-name="Strong_20_Emphasis">Logika Pemrograman Dasar:</text:span> Urutan eksekusi (sequence), pengambilan keputusan (selection menggunakan <text:span text:style-name="Source_20_Text">if</text:span>/<text:span text:style-name="Source_20_Text">else</text:span> atau <text:span text:style-name="Source_20_Text">switch</text:span>), dan pengulangan (iteration menggunakan loop <text:span text:style-name="Source_20_Text">for</text:span> atau <text:span text:style-name="Source_20_Text">while</text:span>). </text:p>
              </text:list-item>
              <text:list-item>
                <text:p text:style-name="P289"><text:span text:style-name="Strong_20_Emphasis">Variabel dan Tipe Data:</text:span> Konsep variabel sebagai tempat penyimpanan data, tipe data dasar (seperti angka bulat/integer, angka pecahan/floating-point, boolean, karakter), dan pentingnya tipe data dalam pemrograman. </text:p>
              </text:list-item>
              <text:list-item>
                <text:p text:style-name="P289"><text:span text:style-name="Strong_20_Emphasis">Struktur Kontrol:</text:span> Cara kerja umum dari blok kondisional dan berbagai jenis loop. </text:p>
              </text:list-item>
              <text:list-item>
                <text:p text:style-name="P289"><text:span text:style-name="Strong_20_Emphasis">Fungsi/Prosedur/Subrutin:</text:span> Konsep memecah kode menjadi unit-unit yang dapat digunakan kembali, melewatkan parameter (argumen), dan mengembalikan nilai (untuk fungsi). </text:p>
              </text:list-item>
              <text:list-item>
                <text:p text:style-name="P289"><text:span text:style-name="Strong_20_Emphasis">Struktur Data Dasar:</text:span> Minimal konsep array sebagai kumpulan data sejenis. </text:p>
              </text:list-item>
              <text:list-item>
                <text:p text:style-name="P26"><text:span text:style-name="Strong_20_Emphasis">(Mungkin) Konsep Dasar OOP:</text:span> Anda mungkin sudah pernah mendengar atau bahkan menggunakan konsep dasar Pemrograman Berorientasi Objek seperti kelas dan objek, meskipun buku ini akan membahas implementasinya secara spesifik dalam Object Pascal. </text:p>
              </text:list-item>
            </text:list>
            <text:p text:style-name="Text_20_body"><text:span text:style-name="Strong_20_Emphasis">Apa Fokus Buku Ini?</text:span></text:p>
            <text:p text:style-name="Text_20_body">Karena kami mengasumsikan fondasi pengetahuan di atas, buku ini <text:span text:style-name="Strong_20_Emphasis">tidak akan</text:span> mengulang penjelasan konsep-konsep pemrograman paling dasar tersebut. Sebaliknya, kami akan langsung fokus pada:</text:p>
            <text:list xml:id="list4072970181694964361" text:style-name="L27">
              <text:list-item>
                <text:p text:style-name="P290"><text:span text:style-name="Strong_20_Emphasis">Sintaks Bahasa Pascal:</text:span> Bagaimana cara mengekspresikan konsep-konsep yang sudah Anda ketahui (seperti deklarasi variabel, loop <text:span text:style-name="Source_20_Text">for</text:span>, <text:span text:style-name="Source_20_Text">if-then-else</text:span>) menggunakan tata bahasa dan kata kunci spesifik Free Pascal. </text:p>
              </text:list-item>
              <text:list-item>
                <text:p text:style-name="P290"><text:span text:style-name="Strong_20_Emphasis">Fitur Unik Pascal/Object Pascal:</text:span> Memperkenalkan dan menjelaskan fitur-fitur yang mungkin baru bagi Anda atau memiliki implementasi khas di Pascal, seperti struktur <text:span text:style-name="Source_20_Text">Unit</text:span> untuk modularitas, tipe data <text:span text:style-name="Source_20_Text">Set</text:span>, <text:span text:style-name="Source_20_Text">Record</text:span>, mekanisme parameter <text:span text:style-name="Source_20_Text">var</text:span>, <text:span text:style-name="Source_20_Text">const</text:span>, <text:span text:style-name="Source_20_Text">out</text:span>, pointer gaya Pascal (<text:span text:style-name="Source_20_Text">^</text:span>, <text:span text:style-name="Source_20_Text">@</text:span>, <text:span text:style-name="Source_20_Text">New</text:span>, <text:span text:style-name="Source_20_Text">Dispose</text:span>), dan implementasi OOP gaya Delphi/Object Pascal (termasuk <text:span text:style-name="Source_20_Text">class</text:span>, <text:span text:style-name="Source_20_Text">property</text:span>, <text:span text:style-name="Source_20_Text">virtual</text:span>, <text:span text:style-name="Source_20_Text">override</text:span>, <text:span text:style-name="Source_20_Text">inherited</text:span>). </text:p>
              </text:list-item>
              <text:list-item>
                <text:p text:style-name="P290"><text:span text:style-name="Strong_20_Emphasis">Ekosistem Free Pascal/Lazarus:</text:span> Memberikan panduan penggunaan kompiler Free Pascal (FPC) dan pengantar ke Lazarus IDE sebagai alat pengembangan utama. </text:p>
              </text:list-item>
              <text:list-item>
                <text:p text:style-name="P27"><text:span text:style-name="Strong_20_Emphasis">Contoh Praktis:</text:span> Menyajikan contoh kode dalam konteks Free Pascal untuk memperjelas penggunaan sintaks dan fitur. </text:p>
              </text:list-item>
            </text:list>
            <text:p text:style-name="Text_20_body">Jadi, jika Anda adalah seseorang yang baru pertama kali belajar pemrograman, buku ini mungkin akan terasa terlalu cepat. Namun, jika Anda sudah bisa membuat program sederhana di bahasa lain dan ingin mempelajari Free Pascal sebagai bahasa baru atau tambahan, buku ini dirancang tepat untuk Anda. Kami akan membantu Anda memetakan <text:soft-page-break/>pengetahuan yang sudah Anda miliki ke dalam dunia Free Pascal secara efisien.</text:p>
            <text:p text:style-name="Horizontal_20_Line"/>
            <text:p text:style-name="Text_20_body">Silakan berikan perintah <text:span text:style-name="Source_20_Text">YAX</text:span> untuk melanjutkan ke prompt berikutnya (Sub-subbab: Instalasi Free Pascal Compiler (FPC)).</text:p>
          </text:section>
          <text:section text:style-name="Sect1" text:name="feedback-form-24">
            <text:p text:style-name="P274"/>
          </text:section>
        </text:section>
        <text:section text:style-name="Sect1" text:name="6f2ea2a7dd18dbec">
          <text:p text:style-name="Text_20_body"/>
          <text:section text:style-name="Sect1" text:name="user-query-content-25">
            <text:p text:style-name="P529">yax </text:p>
          </text:section>
          <text:p text:style-name="P274">Tampilkan alur berpikir</text:p>
          <text:section text:style-name="Sect2" text:name="model-response-message-contentr_6f2ea2a7dd18dbec">
            <text:p text:style-name="Text_20_body">Baik, saya lanjutkan ke langkah praktis pertama: instalasi kompiler.</text:p>
            <text:p text:style-name="Text_20_body"><text:span text:style-name="Strong_20_Emphasis">(Jawaban untuk Prompt Isi Sub-subbab: Instalasi Free Pascal Compiler (FPC))</text:span></text:p>
            <text:p text:style-name="Text_20_body">Langkah pertama sebelum kita dapat menulis dan menjalankan kode Pascal adalah memastikan Free Pascal Compiler (FPC) terinstal di sistem Anda. FPC adalah 'mesin' inti yang akan mengubah kode Pascal yang kita tulis menjadi program yang dapat dieksekusi. Meskipun nanti kita akan banyak menggunakan Lazarus IDE (yang seringkali sudah menyertakan FPC), memahami cara instalasi FPC mandiri itu penting.</text:p>
            <text:p text:style-name="Text_20_body"><text:span text:style-name="Strong_20_Emphasis">Sumber Unduhan Resmi</text:span></text:p>
            <text:p text:style-name="Text_20_body">Untuk mendapatkan versi FPC yang stabil dan terpercaya, selalu unduh dari situs web resmi Free Pascal: <text:span text:style-name="Strong_20_Emphasis"><text:span text:style-name="Source_20_Text">https://www.freepascal.org</text:span></text:span></text:p>
            <text:p text:style-name="Text_20_body">Navigasikan ke bagian "Download" di situs tersebut. Anda akan menemukan installer dan paket untuk berbagai sistem operasi dan arsitektur. Pilih versi stabil terbaru yang sesuai dengan sistem Anda.</text:p>
            <text:p text:style-name="Text_20_body"><text:span text:style-name="Strong_20_Emphasis">Instalasi pada Sistem Operasi Umum:</text:span></text:p>
            <text:p text:style-name="Text_20_body">Berikut panduan instalasi untuk platform yang paling umum:</text:p>
            <text:list xml:id="list2355119302528263495" text:style-name="L28">
              <text:list-item>
                <text:p text:style-name="P28"><text:span text:style-name="Strong_20_Emphasis">Windows (Installer):</text:span></text:p>
                <text:list>
                  <text:list-item>
                    <text:p text:style-name="P291">Unduh file installer Windows (<text:span text:style-name="Source_20_Text">.exe</text:span>) dari situs FPC (pilih antara 32-bit atau 64-bit sesuai sistem Windows Anda). </text:p>
                  </text:list-item>
                  <text:list-item>
                    <text:p text:style-name="P291">Jalankan file <text:span text:style-name="Source_20_Text">.exe</text:span> yang telah diunduh. </text:p>
                  </text:list-item>
                  <text:list-item>
                    <text:p text:style-name="P291">Ikuti langkah-langkah pada wizard instalasi: </text:p>
                    <text:list>
                      <text:list-item>
                        <text:p text:style-name="P291">Setujui lisensi (biasanya GPL untuk kompiler, modified LGPL untuk library). </text:p>
                      </text:list-item>
                      <text:list-item>
                        <text:p text:style-name="P291">Pilih komponen yang akan diinstal (biasanya pilihan default sudah mencukupi untuk memulai). </text:p>
                      </text:list-item>
                      <text:list-item>
                        <text:p text:style-name="P291">Tentukan direktori instalasi (misalnya, <text:span text:style-name="Source_20_Text">C:\FPC\3.2.2</text:span>). </text:p>
                      </text:list-item>
                      <text:list-item>
                        <text:p text:style-name="P291"><text:span text:style-name="Strong_20_Emphasis">Penting:</text:span> Pastikan opsi untuk menambahkan direktori FPC ke <text:span text:style-name="Source_20_Text">PATH</text:span> sistem dicentang selama instalasi. Ini memungkinkan Anda menjalankan FPC dari direktori mana pun di Command Prompt atau PowerShell. Jika tidak, Anda perlu menambahkannya ke PATH secara manual nanti. </text:p>
                      </text:list-item>
                    </text:list>
                  </text:list-item>
                  <text:list-item>
                    <text:p text:style-name="P291">Selesaikan instalasi. </text:p>
                  </text:list-item>
                </text:list>
              </text:list-item>
              <text:list-item>
                <text:p text:style-name="P28"><text:soft-page-break/><text:span text:style-name="Strong_20_Emphasis">Linux (Berbasis Debian/Ubuntu - menggunakan </text:span><text:span text:style-name="Strong_20_Emphasis"><text:span text:style-name="Source_20_Text">apt</text:span></text:span><text:span text:style-name="Strong_20_Emphasis">):</text:span> Cara termudah biasanya melalui package manager distribusi Anda. Versi di repositori mungkin sedikit lebih tua dari rilis terbaru di situs FPC, tetapi umumnya stabil dan terintegrasi baik.</text:p>
                <text:list>
                  <text:list-item>
                    <text:p text:style-name="P291">Buka Terminal. </text:p>
                  </text:list-item>
                  <text:list-item>
                    <text:p text:style-name="P291">Perbarui daftar paket Anda: <text:span text:style-name="Source_20_Text">sudo apt update</text:span> </text:p>
                  </text:list-item>
                  <text:list-item>
                    <text:p text:style-name="P291">Instal FPC: <text:span text:style-name="Source_20_Text">sudo apt install fpc</text:span> </text:p>
                  </text:list-item>
                  <text:list-item>
                    <text:p text:style-name="P291">Konfirmasikan instalasi jika diminta. Package manager akan menangani dependensi yang diperlukan. </text:p>
                  </text:list-item>
                </text:list>
              </text:list-item>
              <text:list-item>
                <text:p text:style-name="P28"><text:span text:style-name="Strong_20_Emphasis">Linux (Berbasis Fedora/RHEL/CentOS - menggunakan </text:span><text:span text:style-name="Strong_20_Emphasis"><text:span text:style-name="Source_20_Text">dnf</text:span></text:span><text:span text:style-name="Strong_20_Emphasis">/</text:span><text:span text:style-name="Strong_20_Emphasis"><text:span text:style-name="Source_20_Text">yum</text:span></text:span><text:span text:style-name="Strong_20_Emphasis">):</text:span> Mirip dengan Debian/Ubuntu, gunakan package manager <text:span text:style-name="Source_20_Text">dnf</text:span> (Fedora modern) atau <text:span text:style-name="Source_20_Text">yum</text:span> (CentOS/RHEL lama).</text:p>
                <text:list>
                  <text:list-item>
                    <text:p text:style-name="P291">Buka Terminal. </text:p>
                  </text:list-item>
                  <text:list-item>
                    <text:p text:style-name="P291">Instal FPC: <text:span text:style-name="Source_20_Text">sudo dnf install fpc</text:span> (atau <text:span text:style-name="Source_20_Text">sudo yum install fpc</text:span>) </text:p>
                  </text:list-item>
                  <text:list-item>
                    <text:p text:style-name="P291">Konfirmasikan instalasi jika diminta. </text:p>
                  </text:list-item>
                </text:list>
              </text:list-item>
              <text:list-item>
                <text:p text:style-name="P28"><text:span text:style-name="Strong_20_Emphasis">macOS (Installer):</text:span></text:p>
                <text:list>
                  <text:list-item>
                    <text:p text:style-name="P291">Unduh paket installer macOS (<text:span text:style-name="Source_20_Text">.dmg</text:span> atau <text:span text:style-name="Source_20_Text">.pkg</text:span>) dari situs FPC. Pastikan Anda memilih versi yang sesuai dengan arsitektur Mac Anda (Intel x86-64 atau Apple Silicon ARM64). </text:p>
                  </text:list-item>
                  <text:list-item>
                    <text:p text:style-name="P291">Jika file <text:span text:style-name="Source_20_Text">.dmg</text:span>, buka file tersebut dan biasanya Anda akan menyeret ikon FPC atau Lazarus (jika menginstal Lazarus) ke folder Applications. </text:p>
                  </text:list-item>
                  <text:list-item>
                    <text:p text:style-name="P291">Jika file <text:span text:style-name="Source_20_Text">.pkg</text:span>, klik dua kali dan ikuti wizard instalasi standar macOS. </text:p>
                  </text:list-item>
                  <text:list-item>
                    <text:p text:style-name="P28">(Alternatif untuk pengguna mahir: FPC juga sering tersedia melalui package manager seperti Homebrew: <text:span text:style-name="Source_20_Text">brew install fpc</text:span>). </text:p>
                  </text:list-item>
                </text:list>
              </text:list-item>
            </text:list>
            <text:p text:style-name="Text_20_body"><text:span text:style-name="Strong_20_Emphasis">Verifikasi Instalasi</text:span></text:p>
            <text:p text:style-name="Text_20_body">Setelah proses instalasi selesai di platform mana pun, penting untuk memverifikasi bahwa FPC telah terinstal dengan benar dan dapat diakses dari baris perintah (terminal).</text:p>
            <text:list xml:id="list5184231749154884016" text:style-name="L29">
              <text:list-item>
                <text:p text:style-name="P292">Buka terminal Anda (Command Prompt/PowerShell di Windows, Terminal di Linux/macOS). </text:p>
              </text:list-item>
              <text:list-item>
                <text:p text:style-name="P292">Ketikkan perintah berikut dan tekan Enter: <text:span text:style-name="Source_20_Text">fpc -i</text:span> </text:p>
              </text:list-item>
              <text:list-item>
                <text:p text:style-name="P29">Anda seharusnya melihat output yang menampilkan informasi versi Free Pascal Compiler, tanggal build, versi target, dan informasi dasar lainnya. Contohnya mungkin terlihat seperti: </text:p>
                <text:p text:style-name="P556"><text:span text:style-name="Source_20_Text">Free Pascal Compiler version 3.2.2 [2021/05/16] for x86_64</text:span></text:p>
                <text:p text:style-name="P556"><text:span text:style-name="Source_20_Text">Copyright (c) 1993-2021 by Florian Klaempfl and others</text:span></text:p>
                <text:p text:style-name="P556"><text:span text:style-name="Source_20_Text">Target OS: Linux for x86-64</text:span></text:p>
                <text:p text:style-name="P610"><text:span text:style-name="Source_20_Text">... (informasi lain)</text:span></text:p>
                <text:p text:style-name="P29">Jika Anda mendapatkan pesan seperti "command not found" atau "perintah tidak dikenali", kemungkinan direktori <text:span text:style-name="Source_20_Text">bin</text:span> FPC belum ditambahkan ke <text:span text:style-name="Source_20_Text">PATH</text:span> sistem Anda, dan Anda perlu menambahkannya secara manual atau memastikan Anda mencentang opsi tersebut saat instalasi (khususnya di Windows). </text:p>
              </text:list-item>
            </text:list>
            <text:p text:style-name="Text_20_body">Dengan FPC terinstal dan terverifikasi, Anda kini memiliki alat dasar untuk mulai <text:soft-page-break/>mengompilasi program Pascal pertama Anda.</text:p>
            <text:p text:style-name="Horizontal_20_Line"/>
            <text:p text:style-name="Text_20_body">Silakan berikan perintah <text:span text:style-name="Source_20_Text">YAX</text:span> untuk melanjutkan ke prompt berikutnya (Sub-subbab: Pengenalan Lazarus IDE).</text:p>
          </text:section>
          <text:section text:style-name="Sect1" text:name="feedback-form-25">
            <text:p text:style-name="P274"/>
          </text:section>
        </text:section>
        <text:section text:style-name="Sect1" text:name="42fbc737db7d2e44">
          <text:p text:style-name="Text_20_body"/>
          <text:section text:style-name="Sect1" text:name="user-query-content-26">
            <text:p text:style-name="P529">yax </text:p>
          </text:section>
          <text:p text:style-name="P274">Tampilkan alur berpikir</text:p>
          <text:section text:style-name="Sect2" text:name="model-response-message-contentr_42fbc737db7d2e44">
            <text:p text:style-name="Text_20_body">Baik, saya lanjutkan dengan pengenalan Lazarus IDE.</text:p>
            <text:p text:style-name="Text_20_body"><text:span text:style-name="Strong_20_Emphasis">(Jawaban untuk Prompt Isi Sub-subbab: Pengenalan Lazarus IDE)</text:span></text:p>
            <text:p text:style-name="Text_20_body">Meskipun Anda dapat menulis dan mengompilasi kode Free Pascal menggunakan editor teks sederhana dan baris perintah (seperti yang mungkin Anda lakukan dengan FPC yang baru saja diinstal), pengembangan aplikasi yang lebih kompleks, terutama yang melibatkan Antarmuka Pengguna Grafis (GUI), menjadi jauh lebih mudah dan cepat dengan menggunakan <text:span text:style-name="Strong_20_Emphasis">Lazarus IDE</text:span>.</text:p>
            <text:p text:style-name="Text_20_body">Lazarus adalah <text:span text:style-name="Strong_20_Emphasis">Lingkungan Pengembangan Terpadu (Integrated Development Environment - IDE)</text:span> yang bersifat <text:span text:style-name="Emphasis">open-source</text:span>, <text:span text:style-name="Emphasis">cross-platform</text:span>, dan dirancang khusus untuk pengembangan aplikasi menggunakan kompiler Free Pascal (FPC). Lazarus sendiri dibangun menggunakan FPC dan Lazarus Component Library (LCL). Bagi Anda yang mungkin pernah menggunakan Delphi, Lazarus akan terasa sangat familiar karena memang bertujuan menyediakan pengalaman Pengembangan Aplikasi Cepat (RAD - Rapid Application Development) yang serupa, namun sepenuhnya gratis dan lintas platform.</text:p>
            <text:p text:style-name="Text_20_body"><text:span text:style-name="Strong_20_Emphasis">Peran dan Manfaat Lazarus:</text:span></text:p>
            <text:p text:style-name="Text_20_body">Mengapa menggunakan Lazarus?</text:p>
            <text:list xml:id="list696690916115802441" text:style-name="L30">
              <text:list-item>
                <text:p text:style-name="P293"><text:span text:style-name="Strong_20_Emphasis">Integrasi:</text:span> Menggabungkan semua alat yang Anda butuhkan dalam satu aplikasi: editor kode canggih, kompiler FPC, debugger visual, desainer form GUI, palet komponen, dan manajemen proyek. </text:p>
              </text:list-item>
              <text:list-item>
                <text:p text:style-name="P293"><text:span text:style-name="Strong_20_Emphasis">RAD untuk GUI:</text:span> Ini adalah kekuatan utamanya. Anda dapat merancang antarmuka pengguna secara visual dengan menyeret dan melepaskan komponen ke sebuah form, mengatur propertinya melalui Object Inspector, dan dengan mudah membuat kerangka kode untuk menangani event (kejadian) pengguna. </text:p>
              </text:list-item>
              <text:list-item>
                <text:p text:style-name="P293"><text:span text:style-name="Strong_20_Emphasis">Cross-Platform GUI:</text:span> Lazarus menggunakan <text:span text:style-name="Strong_20_Emphasis">Lazarus Component Library (LCL)</text:span>, sebuah pustaka komponen UI yang dirancang untuk sebisa mungkin kompatibel dengan Visual Component Library (VCL) Delphi. LCL bertindak sebagai lapisan abstraksi di atas toolkit widget <text:span text:style-name="Emphasis">native</text:span> setiap platform (Win32/Win64 API di Windows, GTK+ atau Qt di Linux, Cocoa di macOS). Ini memungkinkan Anda mendesain GUI sekali dan mengompilasinya agar berjalan secara native di berbagai sistem operasi. </text:p>
              </text:list-item>
              <text:list-item>
                <text:p text:style-name="P30"><text:span text:style-name="Strong_20_Emphasis">Ekstensibilitas:</text:span> Lazarus memiliki sistem paket yang memungkinkan penambahan komponen baru, baik visual maupun non-visual, serta fitur-fitur IDE lainnya. </text:p>
              </text:list-item>
            </text:list>
            <text:p text:style-name="Text_20_body"><text:soft-page-break/><text:span text:style-name="Strong_20_Emphasis">Instalasi Lazarus:</text:span></text:p>
            <text:list xml:id="list3053842755720900166" text:style-name="L31">
              <text:list-item>
                <text:p text:style-name="P294">Kunjungi situs web resmi Lazarus: <text:span text:style-name="Strong_20_Emphasis"><text:span text:style-name="Source_20_Text">https://www.lazarus-ide.org</text:span></text:span> </text:p>
              </text:list-item>
              <text:list-item>
                <text:p text:style-name="P294">Navigasikan ke bagian "Download". </text:p>
              </text:list-item>
              <text:list-item>
                <text:p text:style-name="P294"><text:span text:style-name="Strong_20_Emphasis">Penting:</text:span> Installer Lazarus biasanya sudah <text:span text:style-name="Strong_20_Emphasis">menyertakan (bundle) versi FPC yang kompatibel</text:span>. Jadi, dengan menginstal Lazarus, Anda umumnya juga sudah menginstal FPC. Jika Anda sudah menginstal FPC secara manual sebelumnya (seperti pada langkah sebelumnya), installer Lazarus biasanya akan mendeteksinya atau memberi opsi untuk menggunakan FPC yang sudah ada. </text:p>
              </text:list-item>
              <text:list-item>
                <text:p text:style-name="P294">Unduh installer yang sesuai untuk sistem operasi dan arsitektur Anda (misalnya, Windows 64-bit, Linux GTK2/Qt5 64-bit, macOS x86-64/AArch64). </text:p>
              </text:list-item>
              <text:list-item>
                <text:p text:style-name="P31">Jalankan installer dan ikuti wizard atau prosedur instalasi standar untuk OS Anda. Prosesnya mirip dengan instalasi FPC. </text:p>
              </text:list-item>
            </text:list>
            <text:p text:style-name="Text_20_body"><text:span text:style-name="Strong_20_Emphasis">Tur Singkat Antarmuka Utama Lazarus:</text:span></text:p>
            <text:p text:style-name="Text_20_body">Saat Anda pertama kali menjalankan Lazarus (terutama setelah membuat proyek 'Application' baru), Anda akan melihat beberapa jendela utama:</text:p>
            <text:list xml:id="list2653452875347528277" text:style-name="L32">
              <text:list-item>
                <text:p text:style-name="P295"><text:span text:style-name="Strong_20_Emphasis">Menu Utama &amp; Toolbar:</text:span> Terletak di bagian paling atas, berisi perintah-perintah standar (File, Edit, Search, View, Project, Run, Components, Tools, Window, Help) dan tombol shortcut untuk aksi umum seperti menyimpan, membuka, mengompilasi (Build), menjalankan (Run), dan kontrol debugging. </text:p>
              </text:list-item>
              <text:list-item>
                <text:p text:style-name="P295"><text:span text:style-name="Strong_20_Emphasis">Source Editor:</text:span> Jendela utama tempat Anda menulis dan mengedit kode sumber Pascal (file <text:span text:style-name="Source_20_Text">.pas</text:span>, <text:span text:style-name="Source_20_Text">.lpr</text:span>). Fitur-fiturnya termasuk syntax highlighting (pewarnaan sintaks), code completion (penyelesaian kode otomatis), code folding (melipat blok kode), navigasi kode (lompat ke deklarasi/implementasi), dan banyak lagi. </text:p>
              </text:list-item>
              <text:list-item>
                <text:p text:style-name="P295"><text:span text:style-name="Strong_20_Emphasis">Object Inspector:</text:span> Jendela yang sangat penting, biasanya terletak di sebelah kiri. Jendela ini menampilkan properti dan event dari komponen yang sedang dipilih di Form Designer atau Source Editor. Memiliki dua tab utama: </text:p>
                <text:list>
                  <text:list-item>
                    <text:p text:style-name="P295"><text:span text:style-name="Strong_20_Emphasis">Properties:</text:span> Memungkinkan Anda melihat dan <text:span text:style-name="Emphasis">mengubah</text:span> pengaturan visual dan non-visual dari komponen (misalnya, <text:span text:style-name="Source_20_Text">Caption</text:span>, <text:span text:style-name="Source_20_Text">Name</text:span>, <text:span text:style-name="Source_20_Text">Width</text:span>, <text:span text:style-name="Source_20_Text">Height</text:span>, <text:span text:style-name="Source_20_Text">Color</text:span>, <text:span text:style-name="Source_20_Text">Font</text:span>, <text:span text:style-name="Source_20_Text">Text</text:span>). Perubahan di sini langsung terlihat di Form Designer. </text:p>
                  </text:list-item>
                  <text:list-item>
                    <text:p text:style-name="P295"><text:span text:style-name="Strong_20_Emphasis">Events:</text:span> Menampilkan daftar kejadian (event) yang dapat direspons oleh komponen terpilih (misalnya, <text:span text:style-name="Source_20_Text">OnClick</text:span> untuk tombol, <text:span text:style-name="Source_20_Text">OnChange</text:span> untuk edit box). Mengklik dua kali pada sebuah event akan secara otomatis membuat prosedur <text:span text:style-name="Emphasis">event handler</text:span> di Source Editor. </text:p>
                  </text:list-item>
                </text:list>
              </text:list-item>
              <text:list-item>
                <text:p text:style-name="P295"><text:span text:style-name="Strong_20_Emphasis">Component Palette:</text:span> Biasanya berupa jendela melayang atau panel (sering di bagian atas, di bawah toolbar utama) yang berisi kumpulan ikon mewakili berbagai komponen LCL yang siap digunakan. Komponen dikelompokkan dalam tab (Standard, Additional, Common Controls, Data Access, dll.). Anda cukup mengklik ikon komponen lalu mengklik Form Designer untuk menempatkannya. </text:p>
              </text:list-item>
              <text:list-item>
                <text:p text:style-name="P295"><text:span text:style-name="Strong_20_Emphasis">Form Designer:</text:span> Area visual tempat Anda merancang tampilan jendela (Form) aplikasi Anda. Anda dapat menempatkan, memindahkan, dan mengubah ukuran komponen yang diambil dari Component Palette. Apa yang Anda lihat di sini (WYSIWYG - What You See Is What You Get) sebagian besar akan menjadi tampilan aplikasi Anda saat dijalankan. </text:p>
              </text:list-item>
              <text:list-item>
                <text:p text:style-name="P32"><text:soft-page-break/><text:span text:style-name="Strong_20_Emphasis">Message Window:</text:span> Biasanya terletak di bagian bawah IDE. Jendela ini menampilkan output dari kompiler (pesan error, warning, hint), output program saat debugging, dan notifikasi lain dari IDE. Sangat vital untuk mendiagnosis masalah kompilasi dan runtime. </text:p>
              </text:list-item>
            </text:list>
            <text:p text:style-name="Text_20_body">Dengan Lazarus, proses pengembangan aplikasi Free Pascal, terutama yang melibatkan GUI, menjadi jauh lebih terstruktur, visual, dan produktif. Sepanjang sisa buku ini, kita akan sering mengacu pada penggunaan Lazarus IDE.</text:p>
            <text:p text:style-name="Horizontal_20_Line"/>
            <text:p text:style-name="Text_20_body">Silakan berikan perintah <text:span text:style-name="Source_20_Text">YAX</text:span> untuk melanjutkan ke prompt berikutnya (Sub-subbab: Alternatif: Penggunaan Text Editor dan Kompilasi via Command Line).</text:p>
          </text:section>
          <text:section text:style-name="Sect1" text:name="feedback-form-26">
            <text:p text:style-name="P274"/>
          </text:section>
        </text:section>
        <text:section text:style-name="Sect1" text:name="dcdf097beda9c0f0">
          <text:p text:style-name="Text_20_body"/>
          <text:section text:style-name="Sect1" text:name="user-query-content-27">
            <text:p text:style-name="P529">yax </text:p>
          </text:section>
          <text:p text:style-name="P274">Tampilkan alur berpikir</text:p>
          <text:section text:style-name="Sect2" text:name="model-response-message-contentr_dcdf097beda9c0f0">
            <text:p text:style-name="Text_20_body">Baik, saya lanjutkan dengan pembahasan alternatif pengembangan tanpa Lazarus IDE.</text:p>
            <text:p text:style-name="Text_20_body"><text:span text:style-name="Strong_20_Emphasis">(Jawaban untuk Prompt Isi Sub-subbab: Alternatif: Penggunaan Text Editor dan Kompilasi via Command Line)</text:span></text:p>
            <text:p text:style-name="Text_20_body">Meskipun Lazarus IDE menyediakan lingkungan yang sangat kaya fitur dan terintegrasi, penting untuk diketahui bahwa Anda tidak <text:span text:style-name="Emphasis">harus</text:span> menggunakan Lazarus untuk mengembangkan aplikasi dengan Free Pascal. Sebuah alternatif yang sepenuhnya valid, dan terkadang disukai oleh beberapa programmer (terutama untuk proyek non-GUI atau mereka yang menyukai alur kerja berbasis teks), adalah mengombinasikan <text:span text:style-name="Strong_20_Emphasis">Text Editor</text:span> pilihan Anda dengan <text:span text:style-name="Strong_20_Emphasis">kompilasi manual melalui baris perintah (command line/terminal)</text:span> menggunakan FPC.</text:p>
            <text:p text:style-name="Text_20_body"><text:span text:style-name="Strong_20_Emphasis">Alat yang Dibutuhkan:</text:span></text:p>
            <text:list xml:id="list3558054090723949615" text:style-name="L33">
              <text:list-item>
                <text:p text:style-name="P296"><text:span text:style-name="Strong_20_Emphasis">Free Pascal Compiler (FPC):</text:span> Anda sudah menginstalnya pada langkah sebelumnya. Ini adalah alat inti yang melakukan kompilasi. </text:p>
              </text:list-item>
              <text:list-item>
                <text:p text:style-name="P296"><text:span text:style-name="Strong_20_Emphasis">Text Editor:</text:span> Anda bebas memilih editor teks mana pun yang Anda sukai. Pilihan populer di kalangan programmer saat ini (per 14 April 2025) antara lain: </text:p>
                <text:list>
                  <text:list-item>
                    <text:p text:style-name="P296"><text:span text:style-name="Strong_20_Emphasis">Visual Studio Code (VS Code):</text:span> Sangat populer, cross-platform, dengan banyak ekstensi, termasuk ekstensi yang baik untuk Pascal (seperti OmniPascal) yang menyediakan syntax highlighting, code completion, dan fitur lainnya. </text:p>
                  </text:list-item>
                  <text:list-item>
                    <text:p text:style-name="P296"><text:span text:style-name="Strong_20_Emphasis">Sublime Text:</text:span> Editor lain yang cepat, cross-platform, dan dapat dikustomisasi. </text:p>
                  </text:list-item>
                  <text:list-item>
                    <text:p text:style-name="P296"><text:span text:style-name="Strong_20_Emphasis">Notepad++:</text:span> Pilihan populer dan ringan untuk Windows. </text:p>
                  </text:list-item>
                  <text:list-item>
                    <text:p text:style-name="P296"><text:span text:style-name="Strong_20_Emphasis">Geany:</text:span> IDE/Editor ringan yang sering sudah menyertakan dukungan dasar untuk Pascal. </text:p>
                  </text:list-item>
                  <text:list-item>
                    <text:p text:style-name="P296"><text:span text:style-name="Strong_20_Emphasis">Vim / Emacs:</text:span> Editor berbasis teks klasik yang sangat powerful bagi yang sudah terbiasa. Yang penting adalah editor tersebut nyaman Anda gunakan dan idealnya mendukung syntax highlighting untuk Pascal agar kode lebih <text:soft-page-break/>mudah dibaca. </text:p>
                  </text:list-item>
                </text:list>
              </text:list-item>
              <text:list-item>
                <text:p text:style-name="P33"><text:span text:style-name="Strong_20_Emphasis">Terminal atau Command Prompt:</text:span> Antarmuka standar sistem operasi Anda untuk menjalankan perintah (misalnya, Terminal di Linux/macOS, Command Prompt atau PowerShell di Windows). </text:p>
              </text:list-item>
            </text:list>
            <text:p text:style-name="Text_20_body"><text:span text:style-name="Strong_20_Emphasis">Alur Kerja Umum:</text:span></text:p>
            <text:p text:style-name="Text_20_body">Siklus pengembangan tipikal menggunakan pendekatan ini adalah sebagai berikut:</text:p>
            <text:list xml:id="list3229642650731062096" text:style-name="L34">
              <text:list-item>
                <text:p text:style-name="P297"><text:span text:style-name="Strong_20_Emphasis">Tulis Kode:</text:span> Gunakan text editor pilihan Anda untuk menulis kode sumber Pascal dan simpan dalam file dengan ekstensi <text:span text:style-name="Source_20_Text">.pas</text:span> (misalnya, <text:span text:style-name="Source_20_Text">program_hitung.pas</text:span>). </text:p>
              </text:list-item>
              <text:list-item>
                <text:p text:style-name="P297"><text:span text:style-name="Strong_20_Emphasis">Buka Terminal:</text:span> Jalankan aplikasi terminal atau command prompt Anda. </text:p>
              </text:list-item>
              <text:list-item>
                <text:p text:style-name="P297"><text:span text:style-name="Strong_20_Emphasis">Navigasi Direktori:</text:span> Gunakan perintah <text:span text:style-name="Source_20_Text">cd</text:span> (change directory) untuk berpindah ke direktori tempat Anda menyimpan file <text:span text:style-name="Source_20_Text">.pas</text:span> tadi. </text:p>
              </text:list-item>
              <text:list-item>
                <text:p text:style-name="P297"><text:span text:style-name="Strong_20_Emphasis">Kompilasi:</text:span> Jalankan kompiler FPC dengan memberikan nama file sumber sebagai argumen. Perintah paling dasar adalah: <text:span text:style-name="Source_20_Text">fpc namafile.pas</text:span> Contoh: <text:span text:style-name="Source_20_Text">fpc program_hitung.pas</text:span> </text:p>
              </text:list-item>
              <text:list-item>
                <text:p text:style-name="P297"><text:span text:style-name="Strong_20_Emphasis">Periksa Output:</text:span> FPC akan menampilkan pesan di terminal. Perhatikan adanya pesan <text:span text:style-name="Emphasis">error</text:span> atau <text:span text:style-name="Emphasis">warning</text:span>. Jika ada error, Anda perlu kembali ke editor teks untuk memperbaikinya, lalu ulangi langkah kompilasi. </text:p>
              </text:list-item>
              <text:list-item>
                <text:p text:style-name="P297"><text:span text:style-name="Strong_20_Emphasis">Jalankan Program:</text:span> Jika kompilasi berhasil tanpa error fatal, FPC akan menghasilkan sebuah file <text:span text:style-name="Emphasis">executable</text:span> di direktori yang sama. Nama file executable biasanya sama dengan nama file sumber tanpa ekstensi (misalnya, <text:span text:style-name="Source_20_Text">program_hitung</text:span> di Linux/macOS) atau dengan ekstensi <text:span text:style-name="Source_20_Text">.exe</text:span> (misalnya, <text:span text:style-name="Source_20_Text">program_hitung.exe</text:span> di Windows). Jalankan program ini dari terminal: </text:p>
                <text:list>
                  <text:list-item>
                    <text:p text:style-name="P297">Di Linux/macOS: <text:span text:style-name="Source_20_Text">./program_hitung</text:span> </text:p>
                  </text:list-item>
                  <text:list-item>
                    <text:p text:style-name="P297">Di Windows: <text:span text:style-name="Source_20_Text">program_hitung.exe</text:span> atau <text:span text:style-name="Source_20_Text">.\program_hitung.exe</text:span> </text:p>
                  </text:list-item>
                </text:list>
              </text:list-item>
              <text:list-item>
                <text:p text:style-name="P34"><text:span text:style-name="Strong_20_Emphasis">Debugging (Lebih Rumit):</text:span> Debugging biasanya dilakukan secara manual menggunakan debugger command-line seperti GDB (GNU Debugger), yang memerlukan perintah-perintah teks untuk mengatur breakpoint, memeriksa variabel, dll. Ini jauh kurang intuitif dibandingkan debugger visual yang terintegrasi di Lazarus. </text:p>
              </text:list-item>
            </text:list>
            <text:p text:style-name="Text_20_body"><text:span text:style-name="Strong_20_Emphasis">Keuntungan Pendekatan Ini:</text:span></text:p>
            <text:list xml:id="list9020048974479931658" text:style-name="L35">
              <text:list-item>
                <text:p text:style-name="P298"><text:span text:style-name="Strong_20_Emphasis">Ringan:</text:span> Tidak memerlukan IDE yang memakan banyak sumber daya; bisa lebih cepat di sistem dengan spesifikasi rendah. </text:p>
              </text:list-item>
              <text:list-item>
                <text:p text:style-name="P298"><text:span text:style-name="Strong_20_Emphasis">Fleksibilitas Editor:</text:span> Anda bisa menggunakan editor teks favorit dengan semua kustomisasi dan plugin yang sudah Anda atur. </text:p>
              </text:list-item>
              <text:list-item>
                <text:p text:style-name="P298"><text:span text:style-name="Strong_20_Emphasis">Otomatisasi:</text:span> Mudah diintegrasikan ke dalam <text:span text:style-name="Emphasis">build scripts</text:span>, sistem <text:span text:style-name="Emphasis">Continuous Integration/Continuous Deployment</text:span> (CI/CD), atau alur kerja otomatis lainnya. </text:p>
              </text:list-item>
              <text:list-item>
                <text:p text:style-name="P35"><text:span text:style-name="Strong_20_Emphasis">Pemahaman Mendalam:</text:span> Memaksa Anda untuk lebih memahami proses kompilasi, opsi kompiler FPC, dan cara kerja baris perintah. </text:p>
              </text:list-item>
            </text:list>
            <text:p text:style-name="Text_20_body"><text:span text:style-name="Strong_20_Emphasis">Kerugian Pendekatan Ini:</text:span></text:p>
            <text:list xml:id="list7183216513503562875" text:style-name="L36">
              <text:list-item>
                <text:p text:style-name="P299"><text:span text:style-name="Strong_20_Emphasis">Pengembangan GUI Sangat Sulit:</text:span> Merancang antarmuka pengguna grafis tanpa <text:soft-page-break/>desainer visual Lazarus adalah tugas yang sangat membosankan dan tidak efisien. </text:p>
              </text:list-item>
              <text:list-item>
                <text:p text:style-name="P299"><text:span text:style-name="Strong_20_Emphasis">Debugging Kurang Nyaman:</text:span> Debugging via command line (GDB) memiliki kurva belajar yang lebih curam dan kurang visual dibandingkan debugger terintegrasi Lazarus. </text:p>
              </text:list-item>
              <text:list-item>
                <text:p text:style-name="P299"><text:span text:style-name="Strong_20_Emphasis">Manajemen Proyek Manual:</text:span> Mengelola proyek dengan banyak unit, dependensi antar unit, dan opsi kompilasi yang kompleks memerlukan penanganan manual (misalnya, membuat makefile, menggunakan file konfigurasi <text:span text:style-name="Source_20_Text">fpc.cfg</text:span>, atau menulis perintah <text:span text:style-name="Source_20_Text">fpc</text:span> yang panjang). </text:p>
              </text:list-item>
              <text:list-item>
                <text:p text:style-name="P36"><text:span text:style-name="Strong_20_Emphasis">Tidak Ada Fitur RAD:</text:span> Kehilangan semua kemudahan IDE seperti Object Inspector, Component Palette, pembuatan event handler otomatis, code completion canggih (meskipun beberapa editor punya plugin), dll. </text:p>
              </text:list-item>
            </text:list>
            <text:p text:style-name="Text_20_body"><text:span text:style-name="Strong_20_Emphasis">Kesimpulan:</text:span></text:p>
            <text:p text:style-name="Text_20_body">Menggunakan text editor dan kompilasi command-line adalah pendekatan yang valid untuk pengembangan Free Pascal, terutama cocok untuk aplikasi konsol, utilitas kecil, library, atau bagi developer yang memang sangat menyukai alur kerja berbasis teks dan skrip. Namun, untuk pengembangan aplikasi GUI atau proyek yang lebih besar dan kompleks, Lazarus IDE umumnya menawarkan lingkungan yang jauh lebih produktif, terintegrasi, dan mudah digunakan, terutama dalam hal desain visual dan debugging. Oleh karena itu, Lazarus tetap menjadi alat yang direkomendasikan untuk sebagian besar pengguna yang mengikuti buku ini.</text:p>
            <text:p text:style-name="Horizontal_20_Line"/>
            <text:p text:style-name="Text_20_body">Silakan berikan perintah <text:span text:style-name="Source_20_Text">YAX</text:span> untuk melanjutkan ke prompt berikutnya (Sub-subbab: Program Pascal Pertama Anda ("Hello, World!") - Struktur dasar program).</text:p>
          </text:section>
          <text:section text:style-name="Sect1" text:name="feedback-form-27">
            <text:p text:style-name="P274"/>
          </text:section>
        </text:section>
        <text:section text:style-name="Sect1" text:name="1707494db49a1929">
          <text:p text:style-name="Text_20_body"/>
          <text:section text:style-name="Sect1" text:name="user-query-content-28">
            <text:p text:style-name="P529">yax </text:p>
          </text:section>
          <text:p text:style-name="P274">Tampilkan alur berpikir</text:p>
          <text:section text:style-name="Sect2" text:name="model-response-message-contentr_1707494db49a1929">
            <text:p text:style-name="Text_20_body">Baik, kita masuk ke bagian penulisan kode pertama.</text:p>
            <text:p text:style-name="Text_20_body"><text:span text:style-name="Strong_20_Emphasis">(Jawaban untuk Prompt Isi Sub-subbab: Struktur dasar program)</text:span></text:p>
            <text:p text:style-name="Text_20_body">Mari kita lihat struktur paling dasar dari sebuah program Free Pascal melalui contoh klasik "Hello, World!". Ini adalah program minimal yang biasanya ditulis saat mempelajari bahasa baru.</text:p>
            <text:p text:style-name="Text_20_body">Delphi</text:p>
            <text:p text:style-name="Preformatted_20_Text"><text:span text:style-name="Source_20_Text">program HelloWorld;</text:span></text:p>
            <text:p text:style-name="Preformatted_20_Text"/>
            <text:p text:style-name="Preformatted_20_Text"><text:span text:style-name="Source_20_Text">uses</text:span></text:p>
            <text:p text:style-name="Preformatted_20_Text"><text:span text:style-name="Source_20_Text"><text:s text:c="2"/>SysUtils; // Meskipun tidak wajib untuk WriteLn dasar, ini unit yang sangat umum digunakan</text:span></text:p>
            <text:p text:style-name="Preformatted_20_Text"/>
            <text:p text:style-name="Preformatted_20_Text"><text:span text:style-name="Source_20_Text">begin // Mulai blok eksekusi utama</text:span></text:p>
            <text:p text:style-name="Preformatted_20_Text"><text:span text:style-name="Source_20_Text"><text:s text:c="2"/>WriteLn('Hello, world!'); // Perintah untuk mencetak teks ke konsol</text:span></text:p>
            <text:p text:style-name="P609"><text:span text:style-name="Source_20_Text">end. // Akhir dari program (perhatikan titik!)</text:span></text:p>
            <text:p text:style-name="Text_20_body"><text:soft-page-break/>Sekarang, mari kita bedah setiap bagian penting dari struktur ini:</text:p>
            <text:list xml:id="list6820892567749549814" text:style-name="L37">
              <text:list-item>
                <text:p text:style-name="P37"><text:span text:style-name="Strong_20_Emphasis"><text:span text:style-name="Source_20_Text">program HelloWorld;</text:span></text:span></text:p>
                <text:list>
                  <text:list-item>
                    <text:p text:style-name="P300">Ini adalah <text:span text:style-name="Strong_20_Emphasis">header program</text:span>. Kata kunci <text:span text:style-name="Source_20_Text">program</text:span> menandai awal deklarasi program, diikuti oleh <text:span text:style-name="Source_20_Text">HelloWorld</text:span> yang merupakan <text:span text:style-name="Emphasis">identifier</text:span> (nama) yang kita berikan untuk program ini. </text:p>
                  </text:list-item>
                  <text:list-item>
                    <text:p text:style-name="P300">Pada kompiler FPC modern, header <text:span text:style-name="Source_20_Text">program</text:span> sebenarnya bersifat <text:span text:style-name="Strong_20_Emphasis">opsional</text:span>, tetapi sangat <text:span text:style-name="Strong_20_Emphasis">dianjurkan</text:span> untuk ditulis demi kejelasan dan dokumentasi, serta menjaga kompatibilitas dengan gaya Pascal tradisional. </text:p>
                  </text:list-item>
                </text:list>
              </text:list-item>
              <text:list-item>
                <text:p text:style-name="P37"><text:span text:style-name="Strong_20_Emphasis"><text:span text:style-name="Source_20_Text">uses SysUtils;</text:span></text:span></text:p>
                <text:list>
                  <text:list-item>
                    <text:p text:style-name="P300">Klausa <text:span text:style-name="Source_20_Text">uses</text:span> digunakan untuk mendeklarasikan <text:span text:style-name="Strong_20_Emphasis">unit</text:span> eksternal mana saja yang akan digunakan oleh program kita. Unit dalam Pascal adalah cara untuk mengorganisir kode ke dalam modul-modul terpisah (mirip library atau package di bahasa lain). Anda akan mempelajari Unit lebih detail di Bab 5. </text:p>
                  </text:list-item>
                  <text:list-item>
                    <text:p text:style-name="P300"><text:span text:style-name="Source_20_Text">SysUtils</text:span> adalah salah satu unit paling fundamental dari <text:span text:style-name="Emphasis">Run-Time Library</text:span> (RTL) FPC. Unit ini berisi banyak sekali fungsi dan prosedur standar yang sangat berguna, seperti untuk manipulasi string tingkat lanjut, konversi tipe data, operasi file/direktori, fungsi tanggal/waktu, dan penanganan eksepsi. </text:p>
                  </text:list-item>
                  <text:list-item>
                    <text:p text:style-name="P300">Meskipun prosedur <text:span text:style-name="Source_20_Text">WriteLn</text:span> dasar sudah tersedia secara built-in (bagian dari unit <text:span text:style-name="Source_20_Text">System</text:span> yang otomatis disertakan), menyertakan <text:span text:style-name="Source_20_Text">uses SysUtils</text:span> adalah praktik yang sangat umum karena hampir setiap program non-trivial akan membutuhkannya. </text:p>
                  </text:list-item>
                </text:list>
              </text:list-item>
              <text:list-item>
                <text:p text:style-name="P37"><text:span text:style-name="Strong_20_Emphasis">Blok Deklarasi (Implisit di sini)</text:span></text:p>
                <text:list>
                  <text:list-item>
                    <text:p text:style-name="P300">Dalam program Pascal yang lebih kompleks, <text:span text:style-name="Emphasis">sebelum</text:span> blok <text:span text:style-name="Source_20_Text">begin</text:span> utama, Anda akan menemukan bagian-bagian deklarasi seperti: </text:p>
                    <text:list>
                      <text:list-item>
                        <text:p text:style-name="P300"><text:span text:style-name="Source_20_Text">const</text:span>: Untuk mendefinisikan konstanta bernama (nilai tetap). </text:p>
                      </text:list-item>
                      <text:list-item>
                        <text:p text:style-name="P300"><text:span text:style-name="Source_20_Text">type</text:span>: Untuk mendefinisikan tipe data kustom (seperti <text:span text:style-name="Source_20_Text">record</text:span>, <text:span text:style-name="Source_20_Text">enum</text:span>, <text:span text:style-name="Source_20_Text">array</text:span>, <text:span text:style-name="Source_20_Text">class</text:span>). </text:p>
                      </text:list-item>
                      <text:list-item>
                        <text:p text:style-name="P300"><text:span text:style-name="Source_20_Text">var</text:span>: Untuk mendeklarasikan variabel global yang berlaku di seluruh program. </text:p>
                      </text:list-item>
                    </text:list>
                  </text:list-item>
                  <text:list-item>
                    <text:p text:style-name="P300">Program "Hello, World!" kita sangat sederhana sehingga tidak memerlukan deklarasi ini, tetapi penting untuk mengetahui di mana letaknya. </text:p>
                  </text:list-item>
                </text:list>
              </text:list-item>
              <text:list-item>
                <text:p text:style-name="P37"><text:span text:style-name="Strong_20_Emphasis"><text:span text:style-name="Source_20_Text">begin</text:span></text:span></text:p>
                <text:list>
                  <text:list-item>
                    <text:p text:style-name="P300">Kata kunci <text:span text:style-name="Source_20_Text">begin</text:span> menandai <text:span text:style-name="Strong_20_Emphasis">awal dari blok kode eksekusi utama</text:span> program Anda. Inilah titik masuk (entry point) di mana eksekusi program dimulai ketika dijalankan. </text:p>
                  </text:list-item>
                </text:list>
              </text:list-item>
              <text:list-item>
                <text:p text:style-name="P37"><text:span text:style-name="Strong_20_Emphasis"><text:span text:style-name="Source_20_Text">WriteLn('Hello, world!');</text:span></text:span></text:p>
                <text:list>
                  <text:list-item>
                    <text:p text:style-name="P300">Ini adalah sebuah <text:span text:style-name="Emphasis">statement</text:span> (pernyataan/instruksi) di dalam blok utama. </text:p>
                  </text:list-item>
                  <text:list-item>
                    <text:p text:style-name="P300"><text:span text:style-name="Source_20_Text">WriteLn</text:span> adalah prosedur standar Pascal untuk menampilkan output ke konsol standar. Argumen yang diberikan (di sini, string literal <text:span text:style-name="Source_20_Text">'Hello, </text:span><text:soft-page-break/><text:span text:style-name="Source_20_Text">world!'</text:span>) akan dicetak, diikuti dengan perpindahan ke baris baru (Ln = Line). </text:p>
                  </text:list-item>
                  <text:list-item>
                    <text:p text:style-name="P300">Perhatikan penggunaan tanda kutip tunggal (<text:span text:style-name="Source_20_Text">'</text:span>) untuk mendefinisikan string literal, ini standar dalam Pascal. </text:p>
                  </text:list-item>
                  <text:list-item>
                    <text:p text:style-name="P300">Setiap statement di Pascal umumnya diakhiri dengan titik koma (<text:span text:style-name="Source_20_Text">;</text:span>) sebagai pemisah antar statement. </text:p>
                  </text:list-item>
                </text:list>
              </text:list-item>
              <text:list-item>
                <text:p text:style-name="P37"><text:span text:style-name="Strong_20_Emphasis"><text:span text:style-name="Source_20_Text">end.</text:span></text:span><text:span text:style-name="Strong_20_Emphasis"> (dengan Titik)</text:span></text:p>
                <text:list>
                  <text:list-item>
                    <text:p text:style-name="P300">Ini adalah bagian <text:span text:style-name="Strong_20_Emphasis">paling krusial</text:span> untuk menandai akhir program. Kata kunci <text:span text:style-name="Source_20_Text">end</text:span> diikuti oleh <text:span text:style-name="Strong_20_Emphasis">titik (</text:span><text:span text:style-name="Strong_20_Emphasis"><text:span text:style-name="Source_20_Text">.</text:span></text:span><text:span text:style-name="Strong_20_Emphasis">)</text:span> menandakan <text:span text:style-name="Strong_20_Emphasis">akhir dari blok eksekusi utama program</text:span>. Ini memberitahu kompiler bahwa program telah selesai. </text:p>
                  </text:list-item>
                  <text:list-item>
                    <text:p text:style-name="P37">Penting untuk membedakannya dari <text:span text:style-name="Source_20_Text">end;</text:span> (dengan titik koma), yang digunakan untuk mengakhiri blok kode lain seperti <text:span text:style-name="Source_20_Text">if..then..else</text:span>, loop <text:span text:style-name="Source_20_Text">for</text:span>/<text:span text:style-name="Source_20_Text">while</text:span>, <text:span text:style-name="Source_20_Text">case</text:span>, <text:span text:style-name="Source_20_Text">record</text:span>, <text:span text:style-name="Source_20_Text">class</text:span>, atau badan prosedur/fungsi. Hanya ada <text:span text:style-name="Strong_20_Emphasis">satu </text:span><text:span text:style-name="Strong_20_Emphasis"><text:span text:style-name="Source_20_Text">end.</text:span></text:span> dalam sebuah program utama. </text:p>
                  </text:list-item>
                </text:list>
              </text:list-item>
            </text:list>
            <text:p text:style-name="Text_20_body"><text:span text:style-name="Strong_20_Emphasis">Perbandingan dengan Bahasa Lain:</text:span></text:p>
            <text:p text:style-name="Text_20_body">Bagi Anda yang familiar dengan C/C++/Java/C#, blok <text:span text:style-name="Source_20_Text">begin ... end.</text:span> ini dapat dianggap setara dengan fungsi <text:span text:style-name="Source_20_Text">main()</text:span>. Namun, struktur Pascal lebih bersifat deklaratif: Anda mendeklarasikan nama program, unit yang digunakan, konstanta, tipe, dan variabel global <text:span text:style-name="Emphasis">sebelum</text:span> blok kode utama dimulai. Ini berbeda dengan gaya C-like di mana <text:span text:style-name="Source_20_Text">main()</text:span> bisa muncul di mana saja (selama prototipenya ada) atau Python di mana eksekusi dimulai dari baris paling atas (kecuali jika menggunakan <text:span text:style-name="Source_20_Text">if __name__ == "__main__":</text:span>). Struktur Pascal yang lebih kaku ini sering dianggap mendorong kode yang lebih terorganisir.</text:p>
            <text:p text:style-name="Horizontal_20_Line"/>
            <text:p text:style-name="Text_20_body">Silakan berikan perintah <text:span text:style-name="Source_20_Text">YAX</text:span> untuk melanjutkan ke prompt berikutnya (Sub-subbab: Kompilasi dan Menjalankan Program).</text:p>
          </text:section>
          <text:section text:style-name="Sect1" text:name="feedback-form-28">
            <text:p text:style-name="P274"/>
          </text:section>
        </text:section>
        <text:section text:style-name="Sect1" text:name="74d9f1764c78887f">
          <text:p text:style-name="Text_20_body"/>
          <text:section text:style-name="Sect1" text:name="user-query-content-29">
            <text:p text:style-name="P529">yax </text:p>
          </text:section>
          <text:p text:style-name="P274">Tampilkan alur berpikir</text:p>
          <text:section text:style-name="Sect2" text:name="model-response-message-contentr_74d9f1764c78887f">
            <text:p text:style-name="Text_20_body">Baik, mari kita lanjutkan dengan langkah mengompilasi dan menjalankan program "Hello, World!" yang sudah kita lihat strukturnya.</text:p>
            <text:p text:style-name="Text_20_body"><text:span text:style-name="Strong_20_Emphasis">(Jawaban untuk Prompt Isi Sub-subbab: Kompilasi dan Menjalankan Program)</text:span></text:p>
            <text:p text:style-name="Text_20_body">Setelah Anda mengetik kode program "Hello, World!" dan menyimpannya dalam sebuah file (misalnya, dengan nama <text:span text:style-name="Source_20_Text">helloworld.pas</text:span>), langkah selanjutnya adalah mengubah kode sumber tersebut menjadi program yang dapat dijalankan oleh komputer Anda. Proses ini disebut <text:span text:style-name="Strong_20_Emphasis">kompilasi</text:span>. Ada dua cara utama untuk melakukannya:</text:p>
            <text:p text:style-name="Text_20_body"><text:span text:style-name="Strong_20_Emphasis">Metode 1: Menggunakan Lazarus IDE (Cara yang Lebih Mudah dan Direkomendasikan)</text:span></text:p>
            <text:p text:style-name="Text_20_body">Lazarus IDE menyederhanakan proses kompilasi dan eksekusi secara signifikan.</text:p>
            <text:list xml:id="list8939249460377704524" text:style-name="L38">
              <text:list-item>
                <text:p text:style-name="P301"><text:soft-page-break/><text:span text:style-name="Strong_20_Emphasis">Buka atau Buat Proyek:</text:span> </text:p>
                <text:list>
                  <text:list-item>
                    <text:p text:style-name="P301">Jalankan Lazarus IDE. </text:p>
                  </text:list-item>
                  <text:list-item>
                    <text:p text:style-name="P301">Anda bisa langsung membuka file <text:span text:style-name="Source_20_Text">helloworld.pas</text:span> (<text:span text:style-name="Source_20_Text">File &gt; Open</text:span>), atau praktik yang lebih baik adalah membuat proyek baru: </text:p>
                    <text:list>
                      <text:list-item>
                        <text:p text:style-name="P301">Pilih <text:span text:style-name="Source_20_Text">Project &gt; New Project...</text:span>. </text:p>
                      </text:list-item>
                      <text:list-item>
                        <text:p text:style-name="P301">Pilih template <text:span text:style-name="Source_20_Text">Simple Program</text:span> atau <text:span text:style-name="Source_20_Text">Console Application</text:span>. </text:p>
                      </text:list-item>
                      <text:list-item>
                        <text:p text:style-name="P301">Lazarus akan membuat file proyek (<text:span text:style-name="Source_20_Text">.lpi</text:span>) dan file program utama (<text:span text:style-name="Source_20_Text">.lpr</text:span>). Salin atau ketik ulang kode "Hello, World!" ke dalam file <text:span text:style-name="Source_20_Text">.lpr</text:span> tersebut, di antara <text:span text:style-name="Source_20_Text">begin</text:span> dan <text:span text:style-name="Source_20_Text">end.</text:span> utama. Simpan proyek Anda (<text:span text:style-name="Source_20_Text">File &gt; Save All</text:span>). </text:p>
                      </text:list-item>
                    </text:list>
                  </text:list-item>
                </text:list>
              </text:list-item>
              <text:list-item>
                <text:p text:style-name="P301"><text:span text:style-name="Strong_20_Emphasis">Kompilasi (Build):</text:span> </text:p>
                <text:list>
                  <text:list-item>
                    <text:p text:style-name="P301">Untuk hanya memeriksa dan mengompilasi proyek tanpa menjalankannya, Anda bisa memilih <text:span text:style-name="Source_20_Text">Run &gt; Build</text:span> (atau tekan <text:span text:style-name="Source_20_Text">Shift+F9</text:span>). </text:p>
                  </text:list-item>
                  <text:list-item>
                    <text:p text:style-name="P301">Lazarus akan memanggil FPC di latar belakang. Perhatikan <text:span text:style-name="Strong_20_Emphasis">Message Window</text:span> di bagian bawah IDE. Jika ada error sintaks, pesan error akan muncul di sana, lengkap dengan nomor baris. Jika berhasil, Anda akan melihat pesan seperti "Project "project1" successfully built." </text:p>
                  </text:list-item>
                </text:list>
              </text:list-item>
              <text:list-item>
                <text:p text:style-name="P301"><text:span text:style-name="Strong_20_Emphasis">Jalankan (Compile + Run):</text:span> </text:p>
                <text:list>
                  <text:list-item>
                    <text:p text:style-name="P301">Cara paling umum adalah langsung menjalankan program. Pilih <text:span text:style-name="Source_20_Text">Run &gt; Run</text:span> dari menu, klik ikon <text:span text:style-name="Strong_20_Emphasis">segitiga hijau (Run)</text:span> di toolbar, atau tekan tombol <text:span text:style-name="Source_20_Text">F9</text:span>. </text:p>
                  </text:list-item>
                  <text:list-item>
                    <text:p text:style-name="P301">Lazarus akan secara otomatis mengompilasi (membangun) proyek terlebih dahulu. </text:p>
                  </text:list-item>
                  <text:list-item>
                    <text:p text:style-name="P38">Jika kompilasi berhasil, Lazarus akan menjalankan program yang dihasilkan. Sebuah <text:span text:style-name="Strong_20_Emphasis">jendela konsol</text:span> (terminal) akan muncul sesaat, menampilkan output: </text:p>
                    <text:p text:style-name="P611"><text:span text:style-name="Source_20_Text">Hello, world!</text:span></text:p>
                  </text:list-item>
                  <text:list-item>
                    <text:p text:style-name="P38"><text:span text:style-name="Strong_20_Emphasis">Catatan:</text:span> Jendela konsol ini mungkin akan langsung tertutup setelah program selesai. Untuk membuatnya tetap terbuka agar Anda bisa melihat outputnya (terutama saat belajar), Anda bisa menambahkan baris <text:span text:style-name="Source_20_Text">ReadLn;</text:span> tepat sebelum <text:span text:style-name="Source_20_Text">end.</text:span> pada kode Anda. Ini akan membuat program menunggu Anda menekan Enter sebelum keluar. </text:p>
                  </text:list-item>
                </text:list>
              </text:list-item>
            </text:list>
            <text:p text:style-name="Text_20_body"><text:span text:style-name="Strong_20_Emphasis">Metode 2: Menggunakan Command Line (FPC Langsung)</text:span></text:p>
            <text:p text:style-name="Text_20_body">Jika Anda memilih tidak menggunakan Lazarus atau ingin memahami proses dasarnya:</text:p>
            <text:list xml:id="list2717378198645288790" text:style-name="L39">
              <text:list-item>
                <text:p text:style-name="P302"><text:span text:style-name="Strong_20_Emphasis">Simpan Kode:</text:span> Pastikan kode "Hello, World!" Anda tersimpan dalam file <text:span text:style-name="Source_20_Text">helloworld.pas</text:span>. </text:p>
              </text:list-item>
              <text:list-item>
                <text:p text:style-name="P302"><text:span text:style-name="Strong_20_Emphasis">Buka Terminal/Command Prompt:</text:span> Jalankan aplikasi terminal di sistem Anda. </text:p>
              </text:list-item>
              <text:list-item>
                <text:p text:style-name="P302"><text:span text:style-name="Strong_20_Emphasis">Navigasi ke Direktori:</text:span> Gunakan perintah <text:span text:style-name="Source_20_Text">cd</text:span> untuk berpindah ke direktori tempat Anda menyimpan file <text:span text:style-name="Source_20_Text">helloworld.pas</text:span>. Contoh: <text:span text:style-name="Source_20_Text">cd C:\Users\NamaAnda\Documents\PascalProjects</text:span> atau <text:span text:style-name="Source_20_Text">cd ~/Documents/PascalProjects</text:span>. </text:p>
              </text:list-item>
              <text:list-item>
                <text:p text:style-name="P302"><text:soft-page-break/><text:span text:style-name="Strong_20_Emphasis">Kompilasi Kode:</text:span> Ketik perintah berikut dan tekan Enter: <text:span text:style-name="Source_20_Text">fpc helloworld.pas</text:span> </text:p>
              </text:list-item>
              <text:list-item>
                <text:p text:style-name="P302"><text:span text:style-name="Strong_20_Emphasis">Periksa Output Kompiler:</text:span> FPC akan menampilkan beberapa baris informasi saat kompilasi. Jika ada error sintaks dalam kode Anda, FPC akan menampilkannya di sini. Jika tidak ada error, biasanya hanya akan menampilkan jumlah baris yang dikompilasi dan mungkin beberapa statistik lainnya, lalu kembali ke prompt terminal. </text:p>
              </text:list-item>
              <text:list-item>
                <text:p text:style-name="P302"><text:span text:style-name="Strong_20_Emphasis">Cari File Executable:</text:span> Jika kompilasi berhasil, FPC akan membuat file program yang dapat dieksekusi di direktori yang sama. Nama file ini adalah: </text:p>
                <text:list>
                  <text:list-item>
                    <text:p text:style-name="P302"><text:span text:style-name="Source_20_Text">helloworld.exe</text:span> (di Windows) </text:p>
                  </text:list-item>
                  <text:list-item>
                    <text:p text:style-name="P302"><text:span text:style-name="Source_20_Text">helloworld</text:span> (tanpa ekstensi, di Linux dan macOS) </text:p>
                  </text:list-item>
                </text:list>
              </text:list-item>
              <text:list-item>
                <text:p text:style-name="P302"><text:span text:style-name="Strong_20_Emphasis">Jalankan Program:</text:span> Ketik nama file executable tersebut di terminal dan tekan Enter: </text:p>
                <text:list>
                  <text:list-item>
                    <text:p text:style-name="P302">Di Windows: <text:span text:style-name="Source_20_Text">helloworld.exe</text:span> atau <text:span text:style-name="Source_20_Text">.\helloworld.exe</text:span> </text:p>
                  </text:list-item>
                  <text:list-item>
                    <text:p text:style-name="P302">Di Linux/macOS: <text:span text:style-name="Source_20_Text">./helloworld</text:span> (Titik-slash <text:span text:style-name="Source_20_Text">./</text:span> penting untuk memberitahu shell agar menjalankan program di direktori saat ini). </text:p>
                  </text:list-item>
                </text:list>
              </text:list-item>
              <text:list-item>
                <text:p text:style-name="P39"><text:span text:style-name="Strong_20_Emphasis">Lihat Output:</text:span> Teks "Hello, world!" akan dicetak langsung di baris berikutnya pada terminal Anda. </text:p>
              </text:list-item>
            </text:list>
            <text:p text:style-name="Text_20_body"><text:span text:style-name="Strong_20_Emphasis">Kesimpulan:</text:span></text:p>
            <text:p text:style-name="Text_20_body">Kedua metode menghasilkan program yang sama. Lazarus menyediakan alur kerja yang lebih nyaman dan terintegrasi, terutama dengan adanya debugger visual dan kemudahan manajemen proyek, yang akan sangat terasa manfaatnya saat proyek Anda menjadi lebih besar. Namun, memahami cara kerja kompilasi via command line juga berguna untuk pemahaman dasar dan skenario otomatisasi. Untuk sisa buku ini, penggunaan Lazarus IDE akan lebih sering diasumsikan.</text:p>
            <text:p text:style-name="Horizontal_20_Line"/>
            <text:p text:style-name="Text_20_body">Kita telah menyelesaikan Bab 1. Silakan berikan perintah <text:span text:style-name="Source_20_Text">YAX</text:span> untuk melanjutkan ke prompt berikutnya (Pengantar Bab 2).</text:p>
          </text:section>
          <text:section text:style-name="Sect1" text:name="feedback-form-29">
            <text:p text:style-name="P274"/>
          </text:section>
        </text:section>
        <text:section text:style-name="Sect1" text:name="d3407c89c0f1ece6">
          <text:p text:style-name="Text_20_body"/>
          <text:section text:style-name="Sect1" text:name="user-query-content-30">
            <text:p text:style-name="P529">yax </text:p>
          </text:section>
          <text:p text:style-name="P274">Tampilkan alur berpikir</text:p>
          <text:section text:style-name="Sect2" text:name="model-response-message-contentr_d3407c89c0f1ece6">
            <text:p text:style-name="Text_20_body">Baik, kita beralih ke Bab 2.</text:p>
            <text:p text:style-name="Text_20_body"><text:span text:style-name="Strong_20_Emphasis">(Jawaban untuk Prompt Pengantar Bab 2)</text:span></text:p>
            <text:p text:style-name="Text_20_body">Setelah berhasil mengompilasi dan menjalankan program pertama Anda, kini saatnya kita menyelami elemen-elemen sintaksis fundamental yang membentuk kerangka dasar setiap program Free Pascal. Bab 2 ini, "Tinjauan Cepat Sintaks Dasar Pascal", akan menjadi panduan Anda untuk memahami 'aturan main' bahasa ini. Kita akan membahas cara menulis komentar, memahami struktur blok kode <text:span text:style-name="Source_20_Text">begin..end</text:span>, aturan penamaan identifier, cara mendeklarasikan variabel dan konstanta, mengenal tipe-tipe data dasar yang disediakan Pascal, berbagai operator untuk melakukan kalkulasi dan perbandingan, serta cara melakukan input/output sederhana ke konsol.</text:p>
            <text:p text:style-name="Text_20_body"><text:soft-page-break/>Penting untuk diingat, karena buku ini ditujukan untuk Anda yang sudah memiliki latar belakang pemrograman, fokus kami bukan pada penjelasan ulang konsep-konsep dasar seperti apa itu variabel atau loop. Sebaliknya, kami akan menekankan <text:span text:style-name="Strong_20_Emphasis">bagaimana Pascal secara spesifik</text:span> mengekspresikan konsep-konsep tersebut melalui sintaksnya, dan seringkali menyoroti perbedaannya dengan bahasa lain yang mungkin sudah Anda kenal. Menguasai fondasi sintaksis yang akan kita bahas di bab ini adalah langkah krusial sebelum kita dapat melangkah ke topik-topik yang lebih kompleks seperti struktur kontrol lanjutan, prosedur, fungsi, dan pemrograman berorientasi objek di bab-bab berikutnya. Mari kita mulai membangun pemahaman sintaks Pascal Anda.</text:p>
            <text:p text:style-name="Horizontal_20_Line"/>
            <text:p text:style-name="Text_20_body">Silakan berikan perintah <text:span text:style-name="Source_20_Text">YAX</text:span> untuk melanjutkan ke prompt berikutnya (Subbab: Komentar (<text:span text:style-name="Source_20_Text">//</text:span>, <text:span text:style-name="Source_20_Text">{}</text:span>, <text:span text:style-name="Source_20_Text">(* *)</text:span>)).</text:p>
          </text:section>
          <text:section text:style-name="Sect1" text:name="feedback-form-30">
            <text:p text:style-name="P274"/>
          </text:section>
        </text:section>
        <text:section text:style-name="Sect1" text:name="c54efdb7c7022abc">
          <text:p text:style-name="Text_20_body"/>
          <text:section text:style-name="Sect1" text:name="user-query-content-31">
            <text:p text:style-name="P529">yax </text:p>
          </text:section>
          <text:p text:style-name="P274">Tampilkan alur berpikir</text:p>
          <text:section text:style-name="Sect2" text:name="model-response-message-contentr_c54efdb7c7022abc">
            <text:p text:style-name="Text_20_body">Baik, saya lanjutkan dengan penjelasan tentang komentar dalam kode Free Pascal.</text:p>
            <text:p text:style-name="Text_20_body"><text:span text:style-name="Strong_20_Emphasis">(Jawaban untuk Prompt Isi Subbab: Komentar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 *)</text:span></text:span><text:span text:style-name="Strong_20_Emphasis">))</text:span></text:p>
            <text:p text:style-name="Text_20_body">Dalam setiap bahasa pemrograman, <text:span text:style-name="Strong_20_Emphasis">komentar</text:span> memainkan peran penting. Komentar adalah bagian dari kode sumber yang sepenuhnya diabaikan oleh kompiler; tujuannya murni untuk dibaca oleh manusia (programmer). Anda menggunakan komentar untuk:</text:p>
            <text:list xml:id="list8390336806865529592" text:style-name="L40">
              <text:list-item>
                <text:p text:style-name="P303">Menjelaskan bagian kode yang kompleks atau tujuannya tidak langsung jelas. </text:p>
              </text:list-item>
              <text:list-item>
                <text:p text:style-name="P303">Memberikan dokumentasi singkat tentang fungsi, prosedur, atau variabel. </text:p>
              </text:list-item>
              <text:list-item>
                <text:p text:style-name="P303">Mencatat informasi seperti penulis, tanggal modifikasi, atau lisensi. </text:p>
              </text:list-item>
              <text:list-item>
                <text:p text:style-name="P40">Menonaktifkan sementara satu atau beberapa baris kode saat melakukan debugging ("commenting out"). </text:p>
              </text:list-item>
            </text:list>
            <text:p text:style-name="Text_20_body">Free Pascal, demi fleksibilitas dan kompatibilitas historis, mendukung tiga gaya penulisan komentar yang berbeda:</text:p>
            <text:list xml:id="list4036858903285434558" text:style-name="L41">
              <text:list-item>
                <text:p text:style-name="P41"><text:span text:style-name="Strong_20_Emphasis">Komentar Blok Gaya Pascal Tradisional: </text:span><text:span text:style-name="Strong_20_Emphasis"><text:span text:style-name="Source_20_Text">{ ... }</text:span></text:span></text:p>
                <text:list>
                  <text:list-item>
                    <text:p text:style-name="P304">Sintaks: Dimulai dengan kurung kurawal buka (<text:span text:style-name="Source_20_Text">{</text:span>) dan diakhiri dengan kurung kurawal tutup (<text:span text:style-name="Source_20_Text">}</text:span>). </text:p>
                  </text:list-item>
                  <text:list-item>
                    <text:p text:style-name="P304">Penggunaan: Komentar ini dapat mencakup satu baris atau beberapa baris teks. Semua teks di antara <text:span text:style-name="Source_20_Text">{</text:span> dan <text:span text:style-name="Source_20_Text">}</text:span> akan diabaikan. </text:p>
                  </text:list-item>
                  <text:list-item>
                    <text:p text:style-name="P304">Contoh: </text:p>
                    <text:p text:style-name="P41">Delphi</text:p>
                    <text:p text:style-name="P557"><text:span text:style-name="Source_20_Text">{ Ini adalah komentar blok gaya Pascal.</text:span></text:p>
                    <text:p text:style-name="P557"><text:span text:style-name="Source_20_Text"><text:s text:c="2"/>Komentar ini bisa terdiri dari beberapa baris.</text:span></text:p>
                    <text:p text:style-name="P557"><text:span text:style-name="Source_20_Text"><text:s text:c="2"/>Cocok untuk penjelasan yang lebih panjang. }</text:span></text:p>
                    <text:p text:style-name="P557"><text:span text:style-name="Source_20_Text">var</text:span></text:p>
                    <text:p text:style-name="P612"><text:span text:style-name="Source_20_Text"><text:s text:c="2"/>Counter: Integer; { Komentar satu baris juga bisa }</text:span></text:p>
                  </text:list-item>
                </text:list>
              </text:list-item>
              <text:list-item>
                <text:p text:style-name="P41"><text:soft-page-break/><text:span text:style-name="Strong_20_Emphasis">Komentar Blok Alternatif (Gaya Modula-2): </text:span><text:span text:style-name="Strong_20_Emphasis"><text:span text:style-name="Source_20_Text">(* ... *)</text:span></text:span></text:p>
                <text:list>
                  <text:list-item>
                    <text:p text:style-name="P304">Sintaks: Dimulai dengan <text:span text:style-name="Source_20_Text">(*</text:span> dan diakhiri dengan <text:span text:style-name="Source_20_Text">*)</text:span>. </text:p>
                  </text:list-item>
                  <text:list-item>
                    <text:p text:style-name="P304">Penggunaan: Sama seperti <text:span text:style-name="Source_20_Text">{...}</text:span>, komentar ini juga bisa mencakup satu atau beberapa baris. </text:p>
                  </text:list-item>
                  <text:list-item>
                    <text:p text:style-name="P304">Keunggulan Utama: Komentar gaya <text:span text:style-name="Source_20_Text">(*...*)</text:span> dapat <text:span text:style-name="Strong_20_Emphasis">disarangkan (nested)</text:span> di dalam komentar gaya <text:span text:style-name="Source_20_Text">{...}</text:span> (dan sebaliknya). Ini sangat berguna ketika Anda ingin menonaktifkan (comment out) blok kode yang besar, di mana blok kode tersebut mungkin sudah berisi komentar <text:span text:style-name="Source_20_Text">{...}</text:span> di dalamnya. Komentar <text:span text:style-name="Source_20_Text">{...}</text:span> biasanya tidak bisa disarangkan di dalam <text:span text:style-name="Source_20_Text">{...}</text:span> lainnya secara langsung. </text:p>
                  </text:list-item>
                  <text:list-item>
                    <text:p text:style-name="P304">Contoh: </text:p>
                    <text:p text:style-name="P41">Delphi</text:p>
                    <text:p text:style-name="P557"><text:span text:style-name="Source_20_Text">(* Ini adalah komentar gaya alternatif.</text:span></text:p>
                    <text:p text:style-name="P557"><text:span text:style-name="Source_20_Text"><text:s text:c="3"/>Juga bisa multi-baris. *)</text:span></text:p>
                    <text:p text:style-name="P557"/>
                    <text:p text:style-name="P557"><text:span text:style-name="Source_20_Text">var</text:span></text:p>
                    <text:p text:style-name="P557"><text:span text:style-name="Source_20_Text"><text:s text:c="2"/>X: Real; (* Variabel untuk koordinat X *)</text:span></text:p>
                    <text:p text:style-name="P557"/>
                    <text:p text:style-name="P557"><text:span text:style-name="Source_20_Text">{ <text:s/>Bagian ini dinonaktifkan sementara</text:span></text:p>
                    <text:p text:style-name="P557"><text:span text:style-name="Source_20_Text"><text:s text:c="3"/>var</text:span></text:p>
                    <text:p text:style-name="P557"><text:span text:style-name="Source_20_Text"><text:s text:c="5"/>Y: Real; (* Variabel Y ini tidak akan dikompilasi *)</text:span></text:p>
                    <text:p text:style-name="P557"><text:span text:style-name="Source_20_Text"><text:s text:c="3"/>begin</text:span></text:p>
                    <text:p text:style-name="P557"><text:span text:style-name="Source_20_Text"><text:s text:c="5"/>Y := 0;</text:span></text:p>
                    <text:p text:style-name="P557"><text:span text:style-name="Source_20_Text"><text:s text:c="3"/>end;</text:span></text:p>
                    <text:p text:style-name="P612"><text:span text:style-name="Source_20_Text">}</text:span></text:p>
                  </text:list-item>
                </text:list>
              </text:list-item>
              <text:list-item>
                <text:p text:style-name="P41"><text:span text:style-name="Strong_20_Emphasis">Komentar Satu Baris (Gaya Delphi/C++): </text:span><text:span text:style-name="Strong_20_Emphasis"><text:span text:style-name="Source_20_Text">// ...</text:span></text:span></text:p>
                <text:list>
                  <text:list-item>
                    <text:p text:style-name="P304">Sintaks: Dimulai dengan dua garis miring (<text:span text:style-name="Source_20_Text">//</text:span>). Komentar ini berlaku dari <text:span text:style-name="Source_20_Text">//</text:span> hingga <text:span text:style-name="Strong_20_Emphasis">akhir baris</text:span> tersebut. </text:p>
                  </text:list-item>
                  <text:list-item>
                    <text:p text:style-name="P304">Penggunaan: Sangat praktis untuk komentar singkat di akhir baris kode atau untuk menonaktifkan satu baris kode dengan cepat. </text:p>
                  </text:list-item>
                  <text:list-item>
                    <text:p text:style-name="P304">Contoh: </text:p>
                    <text:p text:style-name="P41">Delphi</text:p>
                    <text:p text:style-name="P557"><text:span text:style-name="Source_20_Text">program ContohKomentar;</text:span></text:p>
                    <text:p text:style-name="P557"><text:span text:style-name="Source_20_Text">uses SysUtils;</text:span></text:p>
                    <text:p text:style-name="P557"/>
                    <text:p text:style-name="P557"><text:span text:style-name="Source_20_Text">var</text:span></text:p>
                    <text:p text:style-name="P557"><text:span text:style-name="Source_20_Text"><text:s text:c="2"/>Pesan: string; // Variabel untuk menyimpan pesan sapaan</text:span></text:p>
                    <text:p text:style-name="P557"/>
                    <text:p text:style-name="P557"><text:span text:style-name="Source_20_Text">begin</text:span></text:p>
                    <text:p text:style-name="P557"><text:span text:style-name="Source_20_Text"><text:s text:c="2"/>Pesan := 'Halo dari Free Pascal!'; // Memberikan nilai awal</text:span></text:p>
                    <text:p text:style-name="P557"><text:span text:style-name="Source_20_Text"><text:s text:c="2"/>WriteLn(Pesan); // Menampilkan pesan ke konsol</text:span></text:p>
                    <text:p text:style-name="P557"><text:span text:style-name="Source_20_Text"><text:s text:c="2"/>// WriteLn('Baris ini tidak akan dieksekusi');</text:span></text:p>
                    <text:p text:style-name="P612"><text:span text:style-name="Source_20_Text">end.</text:span></text:p>
                  </text:list-item>
                </text:list>
              </text:list-item>
            </text:list>
            <text:p text:style-name="Text_20_body"><text:span text:style-name="Strong_20_Emphasis">Kapan Menggunakan Gaya yang Mana? (Saran)</text:span></text:p>
            <text:list xml:id="list6002956474708098802" text:style-name="L42">
              <text:list-item>
                <text:p text:style-name="P305">Gunakan <text:span text:style-name="Source_20_Text">//</text:span> untuk penjelasan singkat pada baris yang sama atau untuk <text:soft-page-break/>menonaktifkan satu baris dengan cepat. Ini adalah gaya yang sangat umum dalam kode modern karena kepraktisannya. </text:p>
              </text:list-item>
              <text:list-item>
                <text:p text:style-name="P305">Gunakan <text:span text:style-name="Source_20_Text">{...}</text:span> atau <text:span text:style-name="Source_20_Text">(*...*)</text:span> untuk penjelasan yang lebih panjang (multi-baris), seperti dokumentasi di awal prosedur/fungsi atau penjelasan algoritma. Pilihan antara keduanya seringkali masalah preferensi gaya tim atau pribadi. </text:p>
              </text:list-item>
              <text:list-item>
                <text:p text:style-name="P42">Manfaatkan kemampuan nesting antara <text:span text:style-name="Source_20_Text">{...}</text:span> dan <text:span text:style-name="Source_20_Text">(*...*)</text:span> jika Anda perlu menonaktifkan blok kode besar yang sudah mengandung komentar blok di dalamnya. </text:p>
              </text:list-item>
            </text:list>
            <text:p text:style-name="Text_20_body">Konsistensi dalam penggunaan gaya komentar di seluruh proyek Anda akan membantu keterbacaan kode.</text:p>
            <text:p text:style-name="Horizontal_20_Line"/>
            <text:p text:style-name="Text_20_body">Silakan berikan perintah <text:span text:style-name="Source_20_Text">YAX</text:span> untuk melanjutkan ke prompt berikutnya (Subbab: Struktur Blok Kode (<text:span text:style-name="Source_20_Text">begin..end</text:span>)).</text:p>
          </text:section>
          <text:section text:style-name="Sect1" text:name="feedback-form-31">
            <text:p text:style-name="P274"/>
          </text:section>
        </text:section>
        <text:section text:style-name="Sect1" text:name="40ac5132625f6625">
          <text:p text:style-name="Text_20_body"/>
          <text:section text:style-name="Sect1" text:name="user-query-content-32">
            <text:p text:style-name="P529">yax </text:p>
          </text:section>
          <text:p text:style-name="P274">Tampilkan alur berpikir</text:p>
          <text:section text:style-name="Sect2" text:name="model-response-message-contentr_40ac5132625f6625">
            <text:p text:style-name="Text_20_body">Baik, saya lanjutkan dengan penjelasan mengenai struktur blok kode <text:span text:style-name="Source_20_Text">begin..end</text:span> di Pascal.</text:p>
            <text:p text:style-name="Text_20_body"><text:span text:style-name="Strong_20_Emphasis">(Jawaban untuk Prompt Isi Subbab: Struktur Blok Kode (</text:span><text:span text:style-name="Strong_20_Emphasis"><text:span text:style-name="Source_20_Text">begin..end</text:span></text:span><text:span text:style-name="Strong_20_Emphasis">))</text:span></text:p>
            <text:p text:style-name="Text_20_body">Dalam banyak situasi saat menulis program, Anda perlu menginstruksikan komputer untuk melakukan <text:span text:style-name="Emphasis">serangkaian</text:span> tindakan sebagai satu kesatuan logis di bawah kondisi tertentu atau dalam satu iterasi loop. Bahasa pemrograman memerlukan cara untuk mengelompokkan beberapa statement (pernyataan/instruksi) ini menjadi satu unit. Di Free Pascal (dan Pascal secara umum), pengelompokan ini dilakukan menggunakan pasangan kata kunci <text:span text:style-name="Strong_20_Emphasis"><text:span text:style-name="Source_20_Text">begin</text:span></text:span> dan <text:span text:style-name="Strong_20_Emphasis"><text:span text:style-name="Source_20_Text">end</text:span></text:span>.</text:p>
            <text:list xml:id="list89382182478876736" text:style-name="L43">
              <text:list-item>
                <text:p text:style-name="P306"><text:span text:style-name="Strong_20_Emphasis"><text:span text:style-name="Source_20_Text">begin</text:span></text:span>: Menandai <text:span text:style-name="Strong_20_Emphasis">awal</text:span> dari sebuah blok kode atau <text:span text:style-name="Emphasis">compound statement</text:span> (pernyataan majemuk). </text:p>
              </text:list-item>
              <text:list-item>
                <text:p text:style-name="P43"><text:span text:style-name="Strong_20_Emphasis"><text:span text:style-name="Source_20_Text">end</text:span></text:span>: Menandai <text:span text:style-name="Strong_20_Emphasis">akhir</text:span> dari blok kode tersebut. </text:p>
              </text:list-item>
            </text:list>
            <text:p text:style-name="Text_20_body"><text:span text:style-name="Strong_20_Emphasis">Tujuan Utama: Pengelompokan</text:span></text:p>
            <text:p text:style-name="Text_20_body">Fungsi fundamental dari <text:span text:style-name="Source_20_Text">begin..end</text:span> adalah untuk memungkinkan Anda menempatkan <text:span text:style-name="Strong_20_Emphasis">nol atau lebih statement</text:span> di tempat di mana sintaks bahasa secara normal hanya mengharapkan <text:span text:style-name="Strong_20_Emphasis">satu statement</text:span>. Kompiler akan memperlakukan seluruh blok dari <text:span text:style-name="Source_20_Text">begin</text:span> hingga <text:span text:style-name="Source_20_Text">end</text:span> sebagai satu unit tunggal.</text:p>
            <text:p text:style-name="Text_20_body"><text:span text:style-name="Strong_20_Emphasis">Penggunaan dalam Berbagai Konteks:</text:span></text:p>
            <text:p text:style-name="Text_20_body">Anda akan sering menggunakan <text:span text:style-name="Source_20_Text">begin..end</text:span> dalam situasi berikut:</text:p>
            <text:list xml:id="list5934500379656066362" text:style-name="L44">
              <text:list-item>
                <text:p text:style-name="P44"><text:span text:style-name="Strong_20_Emphasis">Dalam Statement </text:span><text:span text:style-name="Strong_20_Emphasis"><text:span text:style-name="Source_20_Text">if..then..else</text:span></text:span><text:span text:style-name="Strong_20_Emphasis">:</text:span> Jika cabang <text:span text:style-name="Source_20_Text">then</text:span> atau <text:span text:style-name="Source_20_Text">else</text:span> perlu melakukan lebih dari satu aksi.</text:p>
                <text:p text:style-name="P44">Delphi</text:p>
                <text:p text:style-name="P558"><text:soft-page-break/><text:span text:style-name="Source_20_Text">var</text:span></text:p>
                <text:p text:style-name="P558"><text:span text:style-name="Source_20_Text"><text:s text:c="2"/>Skor: Integer = 75;</text:span></text:p>
                <text:p text:style-name="P558"><text:span text:style-name="Source_20_Text"><text:s text:c="2"/>Lulus: Boolean;</text:span></text:p>
                <text:p text:style-name="P558"><text:span text:style-name="Source_20_Text"><text:s text:c="2"/>Pesan: string;</text:span></text:p>
                <text:p text:style-name="P558"/>
                <text:p text:style-name="P558"><text:span text:style-name="Source_20_Text">begin</text:span></text:p>
                <text:p text:style-name="P558"><text:span text:style-name="Source_20_Text"><text:s text:c="2"/>if Skor &gt;= 60 then</text:span></text:p>
                <text:p text:style-name="P558"><text:span text:style-name="Source_20_Text"><text:s text:c="2"/>begin // Blok untuk kondisi True (lebih dari 1 aksi)</text:span></text:p>
                <text:p text:style-name="P558"><text:span text:style-name="Source_20_Text"><text:s text:c="4"/>Lulus := True;</text:span></text:p>
                <text:p text:style-name="P558"><text:span text:style-name="Source_20_Text"><text:s text:c="4"/>Pesan := 'Selamat, Anda lulus!';</text:span></text:p>
                <text:p text:style-name="P558"><text:span text:style-name="Source_20_Text"><text:s text:c="4"/>WriteLn('Status kelulusan diperbarui.');</text:span></text:p>
                <text:p text:style-name="P558"><text:span text:style-name="Source_20_Text"><text:s text:c="2"/>end // Akhir blok 'then'</text:span></text:p>
                <text:p text:style-name="P558"><text:span text:style-name="Source_20_Text"><text:s text:c="2"/>else</text:span></text:p>
                <text:p text:style-name="P558"><text:span text:style-name="Source_20_Text"><text:s text:c="2"/>begin // Blok untuk kondisi False</text:span></text:p>
                <text:p text:style-name="P558"><text:span text:style-name="Source_20_Text"><text:s text:c="4"/>Lulus := False;</text:span></text:p>
                <text:p text:style-name="P558"><text:span text:style-name="Source_20_Text"><text:s text:c="4"/>Pesan := 'Maaf, coba lagi semester depan.';</text:span></text:p>
                <text:p text:style-name="P558"><text:span text:style-name="Source_20_Text"><text:s text:c="2"/>end; // Akhir blok 'else'</text:span></text:p>
                <text:p text:style-name="P558"/>
                <text:p text:style-name="P558"><text:span text:style-name="Source_20_Text"><text:s text:c="2"/>WriteLn(Pesan);</text:span></text:p>
                <text:p text:style-name="P613"><text:span text:style-name="Source_20_Text">end.</text:span></text:p>
                <text:p text:style-name="P44">Tanpa <text:span text:style-name="Source_20_Text">begin..end</text:span>, hanya statement pertama setelah <text:span text:style-name="Source_20_Text">then</text:span> atau <text:span text:style-name="Source_20_Text">else</text:span> yang akan dianggap bagian dari <text:span text:style-name="Source_20_Text">if</text:span>.</text:p>
              </text:list-item>
              <text:list-item>
                <text:p text:style-name="P44"><text:span text:style-name="Strong_20_Emphasis">Dalam Loop (</text:span><text:span text:style-name="Strong_20_Emphasis"><text:span text:style-name="Source_20_Text">for</text:span></text:span><text:span text:style-name="Strong_20_Emphasis">, </text:span><text:span text:style-name="Strong_20_Emphasis"><text:span text:style-name="Source_20_Text">while</text:span></text:span><text:span text:style-name="Strong_20_Emphasis">, </text:span><text:span text:style-name="Strong_20_Emphasis"><text:span text:style-name="Source_20_Text">repeat..until</text:span></text:span><text:span text:style-name="Strong_20_Emphasis">):</text:span> Jika badan loop perlu mengeksekusi beberapa statement di setiap iterasinya. (Catatan: <text:span text:style-name="Source_20_Text">repeat..until</text:span> secara unik tidak memerlukan <text:span text:style-name="Source_20_Text">begin..end</text:span> untuk multiple statement karena <text:span text:style-name="Source_20_Text">repeat</text:span> dan <text:span text:style-name="Source_20_Text">until</text:span> sudah berfungsi sebagai pembatas blok).</text:p>
                <text:p text:style-name="P44">Delphi</text:p>
                <text:p text:style-name="P558"><text:span text:style-name="Source_20_Text">var i, Jumlah: Integer;</text:span></text:p>
                <text:p text:style-name="P558"><text:span text:style-name="Source_20_Text">begin</text:span></text:p>
                <text:p text:style-name="P558"><text:span text:style-name="Source_20_Text"><text:s text:c="2"/>Jumlah := 0;</text:span></text:p>
                <text:p text:style-name="P558"><text:span text:style-name="Source_20_Text"><text:s text:c="2"/>for i := 1 to 5 do</text:span></text:p>
                <text:p text:style-name="P558"><text:span text:style-name="Source_20_Text"><text:s text:c="2"/>begin // Badan loop for</text:span></text:p>
                <text:p text:style-name="P558"><text:span text:style-name="Source_20_Text"><text:s text:c="4"/>WriteLn('Iterasi ke-', i);</text:span></text:p>
                <text:p text:style-name="P558"><text:span text:style-name="Source_20_Text"><text:s text:c="4"/>Jumlah := Jumlah + i;</text:span></text:p>
                <text:p text:style-name="P558"><text:span text:style-name="Source_20_Text"><text:s text:c="2"/>end; // Akhir badan loop for</text:span></text:p>
                <text:p text:style-name="P558"><text:span text:style-name="Source_20_Text"><text:s text:c="2"/>WriteLn('Jumlah total: ', Jumlah);</text:span></text:p>
                <text:p text:style-name="P558"/>
                <text:p text:style-name="P558"><text:span text:style-name="Source_20_Text"><text:s text:c="2"/>// Contoh dengan while</text:span></text:p>
                <text:p text:style-name="P558"><text:span text:style-name="Source_20_Text"><text:s text:c="2"/>i := 1;</text:span></text:p>
                <text:p text:style-name="P558"><text:span text:style-name="Source_20_Text"><text:s text:c="2"/>while i &lt;= 3 do</text:span></text:p>
                <text:p text:style-name="P558"><text:span text:style-name="Source_20_Text"><text:s text:c="2"/>begin // Badan loop while</text:span></text:p>
                <text:p text:style-name="P558"><text:span text:style-name="Source_20_Text"><text:s text:c="5"/>WriteLn('Iterasi while: ', i);</text:span></text:p>
                <text:p text:style-name="P558"><text:span text:style-name="Source_20_Text"><text:s text:c="5"/>i := i + 1; // Jangan lupa update kondisi!</text:span></text:p>
                <text:p text:style-name="P558"><text:span text:style-name="Source_20_Text"><text:s text:c="2"/>end; // Akhir badan loop while</text:span></text:p>
                <text:p text:style-name="P613"><text:span text:style-name="Source_20_Text">end.</text:span></text:p>
              </text:list-item>
              <text:list-item>
                <text:p text:style-name="P44"><text:span text:style-name="Strong_20_Emphasis">Badan Prosedur dan Fungsi:</text:span> Keseluruhan kode implementasi sebuah prosedur atau fungsi selalu diapit oleh <text:span text:style-name="Source_20_Text">begin</text:span> dan <text:span text:style-name="Source_20_Text">end;</text:span>.</text:p>
                <text:p text:style-name="P44">Delphi</text:p>
                <text:p text:style-name="P558"><text:span text:style-name="Source_20_Text">procedure TampilkanPesan(Pesan: string);</text:span></text:p>
                <text:p text:style-name="P558"><text:soft-page-break/><text:span text:style-name="Source_20_Text">begin // Awal badan prosedur</text:span></text:p>
                <text:p text:style-name="P558"><text:span text:style-name="Source_20_Text"><text:s text:c="2"/>WriteLn('--- Pesan Khusus ---');</text:span></text:p>
                <text:p text:style-name="P558"><text:span text:style-name="Source_20_Text"><text:s text:c="2"/>WriteLn(Pesan);</text:span></text:p>
                <text:p text:style-name="P558"><text:span text:style-name="Source_20_Text"><text:s text:c="2"/>WriteLn('--------------------');</text:span></text:p>
                <text:p text:style-name="P558"><text:span text:style-name="Source_20_Text">end; // Akhir badan prosedur</text:span></text:p>
                <text:p text:style-name="P558"/>
                <text:p text:style-name="P558"><text:span text:style-name="Source_20_Text">begin // Blok utama program</text:span></text:p>
                <text:p text:style-name="P558"><text:span text:style-name="Source_20_Text"><text:s text:c="2"/>TampilkanPesan('Ini dari prosedur!');</text:span></text:p>
                <text:p text:style-name="P613"><text:span text:style-name="Source_20_Text">end.</text:span></text:p>
              </text:list-item>
              <text:list-item>
                <text:p text:style-name="P44"><text:span text:style-name="Strong_20_Emphasis">Blok Program Utama:</text:span> Seperti yang sudah kita lihat, keseluruhan bagian eksekusi dari program utama juga diapit oleh <text:span text:style-name="Source_20_Text">begin</text:span> dan <text:span text:style-name="Source_20_Text">end.</text:span> (dengan titik).</text:p>
              </text:list-item>
            </text:list>
            <text:p text:style-name="Text_20_body"><text:span text:style-name="Strong_20_Emphasis">Perbandingan dengan Kurung Kurawal (</text:span><text:span text:style-name="Strong_20_Emphasis"><text:span text:style-name="Source_20_Text">{}</text:span></text:span><text:span text:style-name="Strong_20_Emphasis">) di Bahasa C-like:</text:span></text:p>
            <text:p text:style-name="Text_20_body">Bagi Anda yang familiar dengan C, C++, Java, C#, atau JavaScript, pasangan <text:span text:style-name="Source_20_Text">begin..end</text:span> di Pascal memiliki fungsi yang <text:span text:style-name="Strong_20_Emphasis">identik</text:span> dengan pasangan <text:span text:style-name="Strong_20_Emphasis">kurung kurawal (</text:span><text:span text:style-name="Strong_20_Emphasis"><text:span text:style-name="Source_20_Text">{...}</text:span></text:span><text:span text:style-name="Strong_20_Emphasis">)</text:span> di bahasa-bahasa tersebut. Keduanya digunakan untuk mendefinisikan <text:span text:style-name="Emphasis">blok kode</text:span> atau <text:span text:style-name="Emphasis">compound statement</text:span>. Perbedaannya murni sintaksis: Pascal menggunakan kata kunci <text:span text:style-name="Source_20_Text">begin</text:span> dan <text:span text:style-name="Source_20_Text">end</text:span>, sementara bahasa C-like menggunakan simbol <text:span text:style-name="Source_20_Text">{</text:span> dan <text:span text:style-name="Source_20_Text">}</text:span>.</text:p>
            <text:p text:style-name="Text_20_body"><text:span text:style-name="Strong_20_Emphasis">Pentingnya Titik Koma (</text:span><text:span text:style-name="Strong_20_Emphasis"><text:span text:style-name="Source_20_Text">;</text:span></text:span><text:span text:style-name="Strong_20_Emphasis">) dan Titik (</text:span><text:span text:style-name="Strong_20_Emphasis"><text:span text:style-name="Source_20_Text">.</text:span></text:span><text:span text:style-name="Strong_20_Emphasis">) setelah </text:span><text:span text:style-name="Strong_20_Emphasis"><text:span text:style-name="Source_20_Text">end</text:span></text:span><text:span text:style-name="Strong_20_Emphasis">:</text:span></text:p>
            <text:list xml:id="list6274146237502470191" text:style-name="L45">
              <text:list-item>
                <text:p text:style-name="P307"><text:span text:style-name="Source_20_Text">end;</text:span> (dengan titik koma): Digunakan untuk mengakhiri blok <text:span text:style-name="Source_20_Text">begin..end</text:span> yang bukan merupakan akhir dari program atau akhir dari bagian <text:span text:style-name="Source_20_Text">implementation</text:span> sebuah unit. </text:p>
              </text:list-item>
              <text:list-item>
                <text:p text:style-name="P45"><text:span text:style-name="Source_20_Text">end.</text:span> (dengan titik): Hanya digunakan <text:span text:style-name="Strong_20_Emphasis">satu kali</text:span> dalam sebuah file program (<text:span text:style-name="Source_20_Text">.lpr</text:span> atau <text:span text:style-name="Source_20_Text">.pas</text:span> yang merupakan program utama) untuk menandakan akhir absolut dari program tersebut. Juga digunakan untuk menandai akhir dari sebuah unit (<text:span text:style-name="Source_20_Text">.pas</text:span>). </text:p>
              </text:list-item>
            </text:list>
            <text:p text:style-name="Text_20_body">Kemampuan <text:span text:style-name="Source_20_Text">begin..end</text:span> untuk mengelompokkan statement adalah fondasi untuk menulis kode yang terstruktur dan logis dalam Pascal.</text:p>
            <text:p text:style-name="Horizontal_20_Line"/>
            <text:p text:style-name="Text_20_body">Silakan berikan perintah <text:span text:style-name="Source_20_Text">YAX</text:span> untuk melanjutkan ke prompt berikutnya (Subbab: Identifier dan Aturan Penamaan).</text:p>
          </text:section>
          <text:section text:style-name="Sect1" text:name="feedback-form-32">
            <text:p text:style-name="P274"/>
          </text:section>
        </text:section>
        <text:section text:style-name="Sect1" text:name="32012516d1b8880f">
          <text:p text:style-name="Text_20_body"/>
          <text:section text:style-name="Sect1" text:name="user-query-content-33">
            <text:p text:style-name="P529">yax </text:p>
          </text:section>
          <text:p text:style-name="P274">Tampilkan alur berpikir</text:p>
          <text:section text:style-name="Sect2" text:name="model-response-message-contentr_32012516d1b8880f">
            <text:p text:style-name="Text_20_body">Baik, saya lanjutkan dengan aturan penamaan dalam Free Pascal.</text:p>
            <text:p text:style-name="Text_20_body"><text:span text:style-name="Strong_20_Emphasis">(Jawaban untuk Prompt Isi Subbab: Identifier dan Aturan Penamaan)</text:span></text:p>
            <text:p text:style-name="Text_20_body">Dalam Free Pascal, seperti dalam bahasa pemrograman lainnya, kita perlu memberikan nama untuk berbagai elemen program yang kita buat, seperti variabel, konstanta, tipe data kustom, prosedur, fungsi, kelas, unit, dan label. Nama-nama ini disebut <text:span text:style-name="Strong_20_Emphasis">identifier</text:span> (pengenal). Kompiler Free Pascal memiliki aturan formal yang ketat mengenai bagaimana identifier dapat dibentuk, namun ada juga konvensi (kebiasaan) penamaan yang dianjurkan untuk diikuti demi keterbacaan kode.</text:p>
            <text:p text:style-name="Text_20_body"><text:soft-page-break/><text:span text:style-name="Strong_20_Emphasis">Aturan Formal Penamaan Identifier (Diberlakukan oleh Kompiler):</text:span></text:p>
            <text:list xml:id="list8159427926789674672" text:style-name="L46">
              <text:list-item>
                <text:p text:style-name="P308"><text:span text:style-name="Strong_20_Emphasis">Karakter Pertama:</text:span> Identifier harus dimulai dengan <text:span text:style-name="Strong_20_Emphasis">huruf</text:span> (A-Z, a-z) atau <text:span text:style-name="Strong_20_Emphasis">garis bawah</text:span> (<text:span text:style-name="Source_20_Text">_</text:span>). </text:p>
                <text:list>
                  <text:list-item>
                    <text:p text:style-name="P308"><text:span text:style-name="Emphasis">Catatan:</text:span> Meskipun garis bawah di awal diperbolehkan, penggunaannya terkadang memiliki makna khusus dalam beberapa konteks atau pustaka, jadi sebaiknya gunakan huruf sebagai karakter pertama untuk identifier Anda sendiri kecuali ada alasan spesifik. </text:p>
                  </text:list-item>
                </text:list>
              </text:list-item>
              <text:list-item>
                <text:p text:style-name="P308"><text:span text:style-name="Strong_20_Emphasis">Karakter Berikutnya:</text:span> Setelah karakter pertama, identifier dapat diikuti oleh kombinasi <text:span text:style-name="Strong_20_Emphasis">huruf</text:span> (A-Z, a-z), <text:span text:style-name="Strong_20_Emphasis">angka</text:span> (0-9), atau <text:span text:style-name="Strong_20_Emphasis">garis bawah</text:span> (<text:span text:style-name="Source_20_Text">_</text:span>). Karakter lain seperti spasi, tanda baca (selain <text:span text:style-name="Source_20_Text">_</text:span>), atau simbol operator tidak diperbolehkan. </text:p>
              </text:list-item>
              <text:list-item>
                <text:p text:style-name="P308"><text:span text:style-name="Strong_20_Emphasis">Tidak Boleh Kata Kunci:</text:span> Identifier tidak boleh sama dengan kata kunci (reserved word) Pascal, seperti <text:span text:style-name="Source_20_Text">begin</text:span>, <text:span text:style-name="Source_20_Text">end</text:span>, <text:span text:style-name="Source_20_Text">if</text:span>, <text:span text:style-name="Source_20_Text">type</text:span>, <text:span text:style-name="Source_20_Text">var</text:span>, <text:span text:style-name="Source_20_Text">procedure</text:span>, dll. (Lihat Lampiran A untuk daftar lengkap). </text:p>
              </text:list-item>
              <text:list-item>
                <text:p text:style-name="P46"><text:span text:style-name="Strong_20_Emphasis">Panjang:</text:span> Panjang identifier secara praktis hampir tidak terbatas (FPC mendukung identifier yang sangat panjang, seringkali hingga 1023 karakter atau lebih), namun sebaiknya buatlah nama yang deskriptif tapi tidak terlalu bertele-tele. </text:p>
              </text:list-item>
            </text:list>
            <text:p text:style-name="Text_20_body"><text:span text:style-name="Strong_20_Emphasis">Sifat Case-Insensitive (Tidak Membedakan Huruf Besar/Kecil):</text:span></text:p>
            <text:p text:style-name="Text_20_body">Satu hal penting yang membedakan Pascal dari banyak bahasa lain (seperti C++, Java, C#) adalah bahwa identifier di Pascal bersifat <text:span text:style-name="Strong_20_Emphasis">case-insensitive</text:span>. Artinya, kompiler tidak membedakan antara huruf besar dan huruf kecil dalam nama identifier.</text:p>
            <text:list xml:id="list7734034316817427648" text:style-name="L47">
              <text:list-item>
                <text:p text:style-name="P47">Contoh: <text:span text:style-name="Source_20_Text">VariabelSaya</text:span>, <text:span text:style-name="Source_20_Text">variabelsaya</text:span>, dan <text:span text:style-name="Source_20_Text">VARIABELsaya</text:span> semuanya akan dianggap merujuk pada <text:span text:style-name="Strong_20_Emphasis">identifier yang sama</text:span> oleh kompiler FPC.</text:p>
              </text:list-item>
              <text:list-item>
                <text:p text:style-name="P47"><text:span text:style-name="Strong_20_Emphasis">Implikasi:</text:span> Meskipun kompiler fleksibel, <text:span text:style-name="Strong_20_Emphasis">Anda sebagai programmer harus konsisten</text:span> dalam penggunaan huruf besar/kecil untuk menjaga agar kode tetap mudah dibaca oleh manusia. Mencampuradukkan capitalization untuk identifier yang sama akan sangat membingungkan. Pilihlah satu gaya dan terapkan secara konsisten.</text:p>
              </text:list-item>
            </text:list>
            <text:p text:style-name="Text_20_body"><text:span text:style-name="Strong_20_Emphasis">Konvensi Penamaan (Gaya yang Dianjurkan):</text:span></text:p>
            <text:p text:style-name="Text_20_body">Meskipun kompiler hanya peduli pada aturan formal di atas, komunitas Pascal, terutama yang berakar dari Delphi dan kini Lazarus, memiliki konvensi penamaan yang sangat dianjurkan untuk diikuti. Tujuannya adalah agar kode lebih mudah dibaca, dipahami, dan dipelihara oleh programmer lain (dan diri Anda sendiri di masa depan). Beberapa konvensi umum adalah:</text:p>
            <text:list xml:id="list8489893645893130864" text:style-name="L48">
              <text:list-item>
                <text:p text:style-name="P309"><text:span text:style-name="Strong_20_Emphasis">Tipe Data (Termasuk Kelas dan Interface):</text:span> Biasanya diawali dengan huruf <text:span text:style-name="Source_20_Text">T</text:span> (untuk Type) atau <text:span text:style-name="Source_20_Text">I</text:span> (untuk Interface). Gaya penulisannya adalah <text:span text:style-name="Emphasis">PascalCase</text:span> (setiap kata diawali huruf kapital). </text:p>
                <text:list>
                  <text:list-item>
                    <text:p text:style-name="P309">Contoh: <text:span text:style-name="Source_20_Text">TPerson</text:span>, <text:span text:style-name="Source_20_Text">TStringList</text:span>, <text:span text:style-name="Source_20_Text">TMainMenu</text:span>, <text:span text:style-name="Source_20_Text">IComparable</text:span>, <text:span text:style-name="Source_20_Text">TCustomForm</text:span>. </text:p>
                  </text:list-item>
                </text:list>
              </text:list-item>
              <text:list-item>
                <text:p text:style-name="P309"><text:span text:style-name="Strong_20_Emphasis">Variabel dan Parameter:</text:span> Seringkali menggunakan gaya <text:span text:style-name="Emphasis">camelCase</text:span> (kata pertama huruf kecil, kata berikutnya diawali huruf kapital) atau terkadang <text:span text:style-name="Emphasis">PascalCase</text:span>. Pilih salah satu dan konsisten. </text:p>
                <text:list>
                  <text:list-item>
                    <text:p text:style-name="P309">Contoh (<text:span text:style-name="Source_20_Text">camelCase</text:span>): <text:span text:style-name="Source_20_Text">namaPengguna</text:span>, <text:span text:style-name="Source_20_Text">jumlahTotal</text:span>, <text:soft-page-break/><text:span text:style-name="Source_20_Text">indeksSaatIni</text:span>. </text:p>
                  </text:list-item>
                  <text:list-item>
                    <text:p text:style-name="P309">Contoh (<text:span text:style-name="Source_20_Text">PascalCase</text:span>): <text:span text:style-name="Source_20_Text">NamaPengguna</text:span>, <text:span text:style-name="Source_20_Text">JumlahTotal</text:span>, <text:span text:style-name="Source_20_Text">IndeksSaatIni</text:span>. </text:p>
                  </text:list-item>
                </text:list>
              </text:list-item>
              <text:list-item>
                <text:p text:style-name="P309"><text:span text:style-name="Strong_20_Emphasis">Konstanta:</text:span> Seringkali ditulis dengan huruf kapital semua, dengan garis bawah sebagai pemisah kata (<text:span text:style-name="Source_20_Text">UPPER_SNAKE_CASE</text:span>), atau terkadang <text:span text:style-name="Emphasis">PascalCase</text:span>. </text:p>
                <text:list>
                  <text:list-item>
                    <text:p text:style-name="P309">Contoh (<text:span text:style-name="Source_20_Text">UPPER_SNAKE_CASE</text:span>): <text:span text:style-name="Source_20_Text">MAX_BUFFER_SIZE</text:span>, <text:span text:style-name="Source_20_Text">DEFAULT_TIMEOUT</text:span>. </text:p>
                  </text:list-item>
                  <text:list-item>
                    <text:p text:style-name="P309">Contoh (<text:span text:style-name="Source_20_Text">PascalCase</text:span>): <text:span text:style-name="Source_20_Text">MaxBufferSize</text:span>, <text:span text:style-name="Source_20_Text">DefaultTimeout</text:span>. </text:p>
                  </text:list-item>
                </text:list>
              </text:list-item>
              <text:list-item>
                <text:p text:style-name="P309"><text:span text:style-name="Strong_20_Emphasis">Field Privat dalam Kelas:</text:span> Seringkali diberi awalan <text:span text:style-name="Source_20_Text">F</text:span> (untuk Field) diikuti gaya <text:span text:style-name="Emphasis">PascalCase</text:span> atau <text:span text:style-name="Emphasis">camelCase</text:span>. </text:p>
                <text:list>
                  <text:list-item>
                    <text:p text:style-name="P309">Contoh: <text:span text:style-name="Source_20_Text">FUserName: string;</text:span>, <text:span text:style-name="Source_20_Text">FConnectionCount: Integer;</text:span>. </text:p>
                  </text:list-item>
                </text:list>
              </text:list-item>
              <text:list-item>
                <text:p text:style-name="P309"><text:span text:style-name="Strong_20_Emphasis">Prosedur dan Fungsi:</text:span> Umumnya menggunakan gaya <text:span text:style-name="Emphasis">PascalCase</text:span>. </text:p>
                <text:list>
                  <text:list-item>
                    <text:p text:style-name="P48">Contoh: <text:span text:style-name="Source_20_Text">OpenFile</text:span>, <text:span text:style-name="Source_20_Text">CalculateArea</text:span>, <text:span text:style-name="Source_20_Text">ValidateInput</text:span>. </text:p>
                  </text:list-item>
                </text:list>
              </text:list-item>
            </text:list>
            <text:p text:style-name="Text_20_body"><text:span text:style-name="Strong_20_Emphasis">Tujuan Akhir: Keterbacaan</text:span></text:p>
            <text:p text:style-name="Text_20_body">Ingatlah bahwa tujuan utama dari aturan dan konvensi penamaan adalah untuk membuat kode Anda sejelas dan semudah mungkin untuk dipahami. Nama yang baik bersifat deskriptif, tidak ambigu, dan konsisten dengan gaya penulisan di seluruh proyek Anda.</text:p>
            <text:p text:style-name="Horizontal_20_Line"/>
            <text:p text:style-name="Text_20_body">Silakan berikan perintah <text:span text:style-name="Source_20_Text">YAX</text:span> untuk melanjutkan ke prompt berikutnya (Subbab: Variabel dan Konstanta (<text:span text:style-name="Source_20_Text">var</text:span>, <text:span text:style-name="Source_20_Text">const</text:span>)).</text:p>
          </text:section>
          <text:section text:style-name="Sect1" text:name="feedback-form-33">
            <text:p text:style-name="P274"/>
          </text:section>
        </text:section>
        <text:section text:style-name="Sect1" text:name="f93ba772df4f85b5">
          <text:p text:style-name="Text_20_body"/>
          <text:section text:style-name="Sect1" text:name="user-query-content-34">
            <text:p text:style-name="P529">yax </text:p>
          </text:section>
          <text:p text:style-name="P274">Tampilkan alur berpikir</text:p>
          <text:section text:style-name="Sect2" text:name="model-response-message-contentr_f93ba772df4f85b5">
            <text:p text:style-name="Text_20_body">Baik, saya lanjutkan dengan penjelasan tentang deklarasi variabel dan konstanta di Free Pascal.</text:p>
            <text:p text:style-name="Text_20_body"><text:span text:style-name="Strong_20_Emphasis">(Jawaban untuk Prompt Isi Subbab: Variabel dan Konstanta (</text:span><text:span text:style-name="Strong_20_Emphasis"><text:span text:style-name="Source_20_Text">var</text:span></text:span><text:span text:style-name="Strong_20_Emphasis">, </text:span><text:span text:style-name="Strong_20_Emphasis"><text:span text:style-name="Source_20_Text">const</text:span></text:span><text:span text:style-name="Strong_20_Emphasis">))</text:span></text:p>
            <text:p text:style-name="Text_20_body">Dalam pemrograman, kita seringkali perlu menyimpan data. Ada dua kategori utama penyimpanan data berdasarkan sifat perubahannya: data yang nilainya dapat berubah selama program berjalan (<text:span text:style-name="Strong_20_Emphasis">variabel</text:span>) dan data yang nilainya tetap dan ditentukan saat program ditulis (<text:span text:style-name="Strong_20_Emphasis">konstanta</text:span>). Free Pascal memiliki cara deklarasi yang spesifik untuk keduanya.</text:p>
            <text:p text:style-name="Text_20_body"><text:span text:style-name="Strong_20_Emphasis">Blok Deklarasi </text:span><text:span text:style-name="Strong_20_Emphasis"><text:span text:style-name="Source_20_Text">const</text:span></text:span><text:span text:style-name="Strong_20_Emphasis"> (Konstanta)</text:span></text:p>
            <text:p text:style-name="Text_20_body">Konstanta digunakan untuk memberikan nama simbolik kepada nilai yang tidak akan berubah. Ini membuat kode lebih mudah dibaca (misalnya, menggunakan <text:span text:style-name="Source_20_Text">MaxUsers</text:span> lebih jelas daripada angka <text:span text:style-name="Source_20_Text">100</text:span>) dan lebih mudah dipelihara (jika nilai perlu diubah, cukup ubah di satu tempat).</text:p>
            <text:list xml:id="list5583332229359523024" text:style-name="L49">
              <text:list-item>
                <text:p text:style-name="P310"><text:span text:style-name="Strong_20_Emphasis">Lokasi:</text:span> Blok <text:span text:style-name="Source_20_Text">const</text:span> dideklarasikan <text:span text:style-name="Emphasis">sebelum</text:span> blok <text:span text:style-name="Source_20_Text">begin</text:span> utama program/unit, <text:soft-page-break/>atau di dalam prosedur/fungsi (sebelum <text:span text:style-name="Source_20_Text">begin</text:span>-nya) untuk konstanta lokal. </text:p>
              </text:list-item>
              <text:list-item>
                <text:p text:style-name="P310"><text:span text:style-name="Strong_20_Emphasis">Sintaks:</text:span> </text:p>
                <text:p text:style-name="P49">Delphi</text:p>
                <text:p text:style-name="P559"><text:span text:style-name="Source_20_Text">const</text:span></text:p>
                <text:p text:style-name="P559"><text:span text:style-name="Source_20_Text"><text:s text:c="2"/>NamaKonstanta1 = NilaiLiteral1;</text:span></text:p>
                <text:p text:style-name="P559"><text:span text:style-name="Source_20_Text"><text:s text:c="2"/>NamaKonstanta2 = NilaiLiteral2;</text:span></text:p>
                <text:p text:style-name="P614"><text:span text:style-name="Source_20_Text"><text:s text:c="2"/>// ...</text:span></text:p>
                <text:p text:style-name="P310">Di mana <text:span text:style-name="Source_20_Text">NamaKonstanta</text:span> adalah identifier yang Anda pilih, dan <text:span text:style-name="Source_20_Text">NilaiLiteral</text:span> adalah nilai tetap (angka, string, boolean, dll.) yang dievaluasi saat kompilasi. Nilai konstanta tidak dapat diubah menggunakan operator assignment (<text:span text:style-name="Source_20_Text">:=</text:span>) saat program berjalan. </text:p>
              </text:list-item>
              <text:list-item>
                <text:p text:style-name="P310"><text:span text:style-name="Strong_20_Emphasis">Contoh:</text:span> </text:p>
                <text:p text:style-name="P49">Delphi</text:p>
                <text:p text:style-name="P559"><text:span text:style-name="Source_20_Text">const</text:span></text:p>
                <text:p text:style-name="P559"><text:span text:style-name="Source_20_Text"><text:s text:c="2"/>Batas Maksimal = 1000; <text:s text:c="5"/>// Konstanta Integer</text:span></text:p>
                <text:p text:style-name="P559"><text:span text:style-name="Source_20_Text"><text:s text:c="2"/>Pesan SelamatDatang = 'Selamat Datang di Aplikasi XYZ'; // Konstanta String</text:span></text:p>
                <text:p text:style-name="P559"><text:span text:style-name="Source_20_Text"><text:s text:c="2"/>Versi = 3.1; <text:s text:c="14"/>// Konstanta Real</text:span></text:p>
                <text:p text:style-name="P559"><text:span text:style-name="Source_20_Text"><text:s text:c="2"/>DebugMode = False; <text:s text:c="8"/>// Konstanta Boolean</text:span></text:p>
                <text:p text:style-name="P614"><text:span text:style-name="Source_20_Text"><text:s text:c="2"/>DefaultPath = '/usr/local/data/'; // Konstanta String</text:span></text:p>
              </text:list-item>
              <text:list-item>
                <text:p text:style-name="P49"><text:span text:style-name="Strong_20_Emphasis">Konstanta Bertipe (Typed Constants):</text:span> FPC juga mendukung 'konstanta bertipe' (<text:span text:style-name="Source_20_Text">const Nama: Tipe = Nilai;</text:span>). Dalam mode default FPC, ini sebenarnya lebih mirip variabel yang diinisialisasi dan nilainya <text:span text:style-name="Emphasis">bisa</text:span> diubah (kecuali direktif <text:span text:style-name="Source_20_Text">{ $J- }</text:span> atau <text:span text:style-name="Source_20_Text">{ $WRITEABLECONST OFF }</text:span> digunakan). Namun, deklarasinya tetap di blok <text:span text:style-name="Source_20_Text">const</text:span>. Penggunaannya perlu hati-hati agar tidak menimbulkan kebingungan. Untuk nilai yang benar-benar tetap, gunakan konstanta tak bertipe biasa. </text:p>
              </text:list-item>
            </text:list>
            <text:p text:style-name="Text_20_body"><text:span text:style-name="Strong_20_Emphasis">Blok Deklarasi </text:span><text:span text:style-name="Strong_20_Emphasis"><text:span text:style-name="Source_20_Text">var</text:span></text:span><text:span text:style-name="Strong_20_Emphasis"> (Variabel)</text:span></text:p>
            <text:p text:style-name="Text_20_body">Variabel adalah identifier yang merujuk ke lokasi memori tempat data dapat disimpan dan <text:span text:style-name="Emphasis">diubah</text:span> selama eksekusi program.</text:p>
            <text:list xml:id="list4119521086750743413" text:style-name="L50">
              <text:list-item>
                <text:p text:style-name="P311"><text:span text:style-name="Strong_20_Emphasis">Lokasi:</text:span> Blok <text:span text:style-name="Source_20_Text">var</text:span> juga dideklarasikan <text:span text:style-name="Emphasis">sebelum</text:span> blok <text:span text:style-name="Source_20_Text">begin</text:span> utama program/unit (untuk variabel global) atau di dalam prosedur/fungsi (sebelum <text:span text:style-name="Source_20_Text">begin</text:span>-nya, untuk variabel lokal). </text:p>
              </text:list-item>
              <text:list-item>
                <text:p text:style-name="P311"><text:span text:style-name="Strong_20_Emphasis">Sintaks:</text:span> </text:p>
                <text:p text:style-name="P50">Delphi</text:p>
                <text:p text:style-name="P560"><text:span text:style-name="Source_20_Text">var</text:span></text:p>
                <text:p text:style-name="P560"><text:span text:style-name="Source_20_Text"><text:s text:c="2"/>NamaVariabel1: TipeData1;</text:span></text:p>
                <text:p text:style-name="P560"><text:span text:style-name="Source_20_Text"><text:s text:c="2"/>NamaVariabel2: TipeData2;</text:span></text:p>
                <text:p text:style-name="P560"><text:span text:style-name="Source_20_Text"><text:s text:c="2"/>VarA, VarB, VarC: TipeDataSama; // Beberapa variabel tipe sama</text:span></text:p>
                <text:p text:style-name="P615"><text:span text:style-name="Source_20_Text"><text:s text:c="2"/>// ...</text:span></text:p>
                <text:p text:style-name="P311">Di mana <text:span text:style-name="Source_20_Text">NamaVariabel</text:span> adalah identifier yang Anda pilih, dan <text:span text:style-name="Source_20_Text">TipeData</text:span> adalah tipe data yang valid di Pascal (misalnya, <text:span text:style-name="Source_20_Text">Integer</text:span>, <text:span text:style-name="Source_20_Text">String</text:span>, <text:span text:style-name="Source_20_Text">Boolean</text:span>, <text:soft-page-break/><text:span text:style-name="Source_20_Text">Real</text:span>, atau tipe kustom yang Anda definisikan). Deklarasi ini memberitahu kompiler untuk memesan ruang memori yang sesuai untuk variabel tersebut. Nilai variabel diubah menggunakan operator assignment <text:span text:style-name="Source_20_Text">:=</text:span>. </text:p>
              </text:list-item>
              <text:list-item>
                <text:p text:style-name="P311"><text:span text:style-name="Strong_20_Emphasis">Lingkup (Scope):</text:span> Variabel yang dideklarasikan di level program/unit bersifat <text:span text:style-name="Emphasis">global</text:span> (dapat diakses dari mana saja setelah deklarasi). Variabel yang dideklarasikan di dalam prosedur/fungsi bersifat <text:span text:style-name="Emphasis">lokal</text:span> (hanya dapat diakses di dalam rutin tersebut). Praktik pemrograman yang baik umumnya menganjurkan penggunaan variabel lokal sebisa mungkin untuk menghindari efek samping dan meningkatkan keterbacaan. </text:p>
              </text:list-item>
              <text:list-item>
                <text:p text:style-name="P311"><text:span text:style-name="Strong_20_Emphasis">Contoh:</text:span> </text:p>
                <text:p text:style-name="P50">Delphi</text:p>
                <text:p text:style-name="P560"><text:span text:style-name="Source_20_Text">var</text:span></text:p>
                <text:p text:style-name="P560"><text:span text:style-name="Source_20_Text"><text:s text:c="2"/>JumlahPengguna: Integer; <text:s/>// Variabel Integer</text:span></text:p>
                <text:p text:style-name="P560"><text:span text:style-name="Source_20_Text"><text:s text:c="2"/>NamaFile: string; <text:s text:c="8"/>// Variabel String</text:span></text:p>
                <text:p text:style-name="P560"><text:span text:style-name="Source_20_Text"><text:s text:c="2"/>SuhuSaatIni: Real; <text:s text:c="7"/>// Variabel Real</text:span></text:p>
                <text:p text:style-name="P560"><text:span text:style-name="Source_20_Text"><text:s text:c="2"/>InputValid: Boolean; <text:s text:c="5"/>// Variabel Boolean</text:span></text:p>
                <text:p text:style-name="P560"><text:span text:style-name="Source_20_Text"><text:s text:c="2"/>DataSiswa: TStudentRecord; // Variabel dengan tipe Record kustom</text:span></text:p>
                <text:p text:style-name="P615"><text:span text:style-name="Source_20_Text"><text:s text:c="2"/>Buffer: array[1..1024] of Byte; // Variabel Array</text:span></text:p>
              </text:list-item>
            </text:list>
            <text:p text:style-name="Text_20_body"><text:span text:style-name="Strong_20_Emphasis">Perbedaan Kunci dan Contoh Struktur:</text:span></text:p>
            <text:p text:style-name="Text_20_body">Intinya:</text:p>
            <text:list xml:id="list5085638283871374818" text:style-name="L51">
              <text:list-item>
                <text:p text:style-name="P312"><text:span text:style-name="Source_20_Text">const</text:span>: Nama untuk nilai tetap, ditentukan saat kompilasi. </text:p>
              </text:list-item>
              <text:list-item>
                <text:p text:style-name="P51"><text:span text:style-name="Source_20_Text">var</text:span>: Nama untuk lokasi memori yang nilainya bisa berubah saat runtime. </text:p>
              </text:list-item>
            </text:list>
            <text:p text:style-name="Text_20_body">Berikut contoh struktur program sederhana yang menggunakan keduanya:</text:p>
            <text:p text:style-name="Text_20_body">Delphi</text:p>
            <text:p text:style-name="Preformatted_20_Text"><text:span text:style-name="Source_20_Text">program DemoKonstantaVariabel;</text:span></text:p>
            <text:p text:style-name="Preformatted_20_Text"><text:span text:style-name="Source_20_Text">uses SysUtils; // Untuk IntToStr</text:span></text:p>
            <text:p text:style-name="Preformatted_20_Text"/>
            <text:p text:style-name="Preformatted_20_Text"><text:span text:style-name="Source_20_Text">const</text:span></text:p>
            <text:p text:style-name="Preformatted_20_Text"><text:span text:style-name="Source_20_Text"><text:s text:c="2"/>JumlahMaksimum = 10;</text:span></text:p>
            <text:p text:style-name="Preformatted_20_Text"><text:span text:style-name="Source_20_Text"><text:s text:c="2"/>PrefiksOutput = 'Nilai: ';</text:span></text:p>
            <text:p text:style-name="Preformatted_20_Text"/>
            <text:p text:style-name="Preformatted_20_Text"><text:span text:style-name="Source_20_Text">var</text:span></text:p>
            <text:p text:style-name="Preformatted_20_Text"><text:span text:style-name="Source_20_Text"><text:s text:c="2"/>Counter: Integer; <text:s text:c="7"/>// Variabel global (sebaiknya dihindari jika bisa)</text:span></text:p>
            <text:p text:style-name="Preformatted_20_Text"><text:span text:style-name="Source_20_Text"><text:s text:c="2"/>HasilKalkulasi: Real; <text:s text:c="2"/>// Variabel global</text:span></text:p>
            <text:p text:style-name="Preformatted_20_Text"/>
            <text:p text:style-name="Preformatted_20_Text"><text:span text:style-name="Source_20_Text">procedure ProsesData(Input: Integer);</text:span></text:p>
            <text:p text:style-name="Preformatted_20_Text"><text:span text:style-name="Source_20_Text">const</text:span></text:p>
            <text:p text:style-name="Preformatted_20_Text"><text:span text:style-name="Source_20_Text"><text:s text:c="2"/>FaktorPengali = 2.5; // Konstanta lokal untuk prosedur ini</text:span></text:p>
            <text:p text:style-name="Preformatted_20_Text"><text:span text:style-name="Source_20_Text">var</text:span></text:p>
            <text:p text:style-name="Preformatted_20_Text"><text:span text:style-name="Source_20_Text"><text:s text:c="2"/>HasilLokal: Real; <text:s text:c="2"/>// Variabel lokal untuk prosedur ini</text:span></text:p>
            <text:p text:style-name="Preformatted_20_Text"><text:span text:style-name="Source_20_Text">begin</text:span></text:p>
            <text:p text:style-name="Preformatted_20_Text"><text:span text:style-name="Source_20_Text"><text:s text:c="2"/>HasilLokal := Input * FaktorPengali;</text:span></text:p>
            <text:p text:style-name="Preformatted_20_Text"><text:span text:style-name="Source_20_Text"><text:s text:c="2"/>WriteLn('Hasil lokal: ', FloatToStr(HasilLokal));</text:span></text:p>
            <text:p text:style-name="Preformatted_20_Text"><text:span text:style-name="Source_20_Text"><text:s text:c="2"/>HasilKalkulasi := HasilLokal; // Mengubah variabel global</text:span></text:p>
            <text:p text:style-name="Preformatted_20_Text"><text:span text:style-name="Source_20_Text">end;</text:span></text:p>
            <text:p text:style-name="Preformatted_20_Text"/>
            <text:p text:style-name="Preformatted_20_Text"><text:span text:style-name="Source_20_Text">begin // Blok utama program</text:span></text:p>
            <text:p text:style-name="Preformatted_20_Text"><text:soft-page-break/><text:span text:style-name="Source_20_Text"><text:s text:c="2"/>WriteLn(PrefiksOutput, JumlahMaksimum); // Menggunakan konstanta</text:span></text:p>
            <text:p text:style-name="Preformatted_20_Text"/>
            <text:p text:style-name="Preformatted_20_Text"><text:span text:style-name="Source_20_Text"><text:s text:c="2"/>Counter := 0; // Memberi nilai awal ke variabel global</text:span></text:p>
            <text:p text:style-name="Preformatted_20_Text"><text:span text:style-name="Source_20_Text"><text:s text:c="2"/>while Counter &lt; 3 do</text:span></text:p>
            <text:p text:style-name="Preformatted_20_Text"><text:span text:style-name="Source_20_Text"><text:s text:c="2"/>begin</text:span></text:p>
            <text:p text:style-name="Preformatted_20_Text"><text:span text:style-name="Source_20_Text"><text:s text:c="4"/>Counter := Counter + 1; // Mengubah nilai variabel</text:span></text:p>
            <text:p text:style-name="Preformatted_20_Text"><text:span text:style-name="Source_20_Text"><text:s text:c="4"/>ProsesData(Counter * 10);</text:span></text:p>
            <text:p text:style-name="Preformatted_20_Text"><text:span text:style-name="Source_20_Text"><text:s text:c="4"/>WriteLn('Hasil global saat ini: ', FloatToStr(HasilKalkulasi));</text:span></text:p>
            <text:p text:style-name="Preformatted_20_Text"><text:span text:style-name="Source_20_Text"><text:s text:c="2"/>end;</text:span></text:p>
            <text:p text:style-name="Preformatted_20_Text"/>
            <text:p text:style-name="Preformatted_20_Text"><text:span text:style-name="Source_20_Text"><text:s text:c="2"/>// Baris berikut akan error jika uncomment, karena konstanta tidak bisa diubah:</text:span></text:p>
            <text:p text:style-name="Preformatted_20_Text"><text:span text:style-name="Source_20_Text"><text:s text:c="2"/>// JumlahMaksimum := 15;</text:span></text:p>
            <text:p text:style-name="Preformatted_20_Text"/>
            <text:p text:style-name="P609"><text:span text:style-name="Source_20_Text">end.</text:span></text:p>
            <text:p text:style-name="Text_20_body">Memahami kapan dan bagaimana mendeklarasikan konstanta dan variabel dengan benar adalah langkah fundamental dalam menulis program Pascal yang terstruktur.</text:p>
            <text:p text:style-name="Horizontal_20_Line"/>
            <text:p text:style-name="Text_20_body">Silakan berikan perintah <text:span text:style-name="Source_20_Text">YAX</text:span> untuk melanjutkan ke prompt berikutnya (Subbab: Tipe Data Fundamental).</text:p>
          </text:section>
          <text:section text:style-name="Sect1" text:name="feedback-form-34">
            <text:p text:style-name="P274"/>
          </text:section>
        </text:section>
        <text:section text:style-name="Sect1" text:name="6026947dd6fd1364">
          <text:p text:style-name="Text_20_body"/>
          <text:section text:style-name="Sect1" text:name="user-query-content-35">
            <text:p text:style-name="P529">yax </text:p>
          </text:section>
          <text:p text:style-name="P274">Tampilkan alur berpikir</text:p>
          <text:section text:style-name="Sect2" text:name="model-response-message-contentr_6026947dd6fd1364">
            <text:p text:style-name="Text_20_body">Baik, saya lanjutkan dengan pembahasan tipe data fundamental di Free Pascal.</text:p>
            <text:p text:style-name="Text_20_body"><text:span text:style-name="Strong_20_Emphasis">(Jawaban untuk Prompt Isi Subbab: Tipe Data Fundamental)</text:span></text:p>
            <text:p text:style-name="Text_20_body">Free Pascal, sebagai bahasa pemrograman yang diketik secara statis (statically typed), menyediakan serangkaian tipe data dasar atau <text:span text:style-name="Emphasis">fundamental</text:span> (built-in) yang kaya untuk merepresentasikan berbagai jenis nilai. Memahami tipe-tipe ini, termasuk ukuran memori dan rentang nilainya, sangat penting untuk menulis kode yang efisien dan benar. Salah satu ciri khas Pascal adalah sifatnya yang <text:span text:style-name="Strong_20_Emphasis">strongly typed</text:span> (pengetikan kuat). Artinya, setiap variabel harus memiliki tipe data yang jelas saat dideklarasikan, dan kompiler akan memeriksa kecocokan tipe secara ketat selama kompilasi, membantu mencegah banyak jenis error saat runtime.</text:p>
            <text:p text:style-name="Text_20_body">Mari kita tinjau tipe-tipe data fundamental utama:</text:p>
            <text:p text:style-name="Text_20_body"><text:span text:style-name="Strong_20_Emphasis">1. Tipe Integer (Bilangan Bulat)</text:span></text:p>
            <text:p text:style-name="Text_20_body">Tipe integer digunakan untuk menyimpan bilangan bulat (tanpa bagian pecahan). FPC menyediakan berbagai jenis integer, dibedakan berdasarkan ukuran memori, rentang nilai, dan apakah mereka <text:span text:style-name="Emphasis">signed</text:span> (bisa positif atau negatif) atau <text:span text:style-name="Emphasis">unsigned</text:span> (hanya nol atau positif).</text:p>
            <text:list xml:id="list7362984964279057639" text:style-name="L52">
              <text:list-item>
                <text:p text:style-name="P52"><text:span text:style-name="Strong_20_Emphasis">Signed Integers:</text:span></text:p>
                <text:list>
                  <text:list-item>
                    <text:p text:style-name="P313"><text:span text:style-name="Source_20_Text">ShortInt</text:span>: Ukuran 8-bit. Rentang: -128 hingga 127. </text:p>
                  </text:list-item>
                  <text:list-item>
                    <text:p text:style-name="P313"><text:soft-page-break/><text:span text:style-name="Source_20_Text">SmallInt</text:span>: Ukuran 16-bit. Rentang: -32.768 hingga 32.767. </text:p>
                  </text:list-item>
                  <text:list-item>
                    <text:p text:style-name="P313"><text:span text:style-name="Source_20_Text">LongInt</text:span> (atau <text:span text:style-name="Source_20_Text">Integer</text:span> dalam mode 32-bit): Ukuran 32-bit. Rentang: Sekitar -2 miliar hingga +2 miliar. </text:p>
                  </text:list-item>
                  <text:list-item>
                    <text:p text:style-name="P313"><text:span text:style-name="Source_20_Text">Int64</text:span>: Ukuran 64-bit. Rentang: Sangat besar (-9 x 10^18 hingga +9 x 10^18). </text:p>
                  </text:list-item>
                  <text:list-item>
                    <text:p text:style-name="P313"><text:span text:style-name="Source_20_Text">Integer</text:span>: Tipe integer 'alami' untuk platform. Pada FPC modern di platform 64-bit, ini biasanya alias untuk <text:span text:style-name="Source_20_Text">Int64</text:span> (tergantung mode). Namun, dalam mode kompatibilitas Delphi atau pada platform 32-bit, ini adalah <text:span text:style-name="Source_20_Text">LongInt</text:span> (32-bit). Sebaiknya gunakan <text:span text:style-name="Source_20_Text">LongInt</text:span> atau <text:span text:style-name="Source_20_Text">Int64</text:span> jika Anda memerlukan ukuran yang pasti. </text:p>
                  </text:list-item>
                </text:list>
              </text:list-item>
              <text:list-item>
                <text:p text:style-name="P52"><text:span text:style-name="Strong_20_Emphasis">Unsigned Integers:</text:span></text:p>
                <text:list>
                  <text:list-item>
                    <text:p text:style-name="P313"><text:span text:style-name="Source_20_Text">Byte</text:span>: Ukuran 8-bit. Rentang: 0 hingga 255. </text:p>
                  </text:list-item>
                  <text:list-item>
                    <text:p text:style-name="P313"><text:span text:style-name="Source_20_Text">Word</text:span>: Ukuran 16-bit. Rentang: 0 hingga 65.535. </text:p>
                  </text:list-item>
                  <text:list-item>
                    <text:p text:style-name="P313"><text:span text:style-name="Source_20_Text">LongWord</text:span> (atau <text:span text:style-name="Source_20_Text">Cardinal</text:span> dalam mode 32-bit): Ukuran 32-bit. Rentang: 0 hingga sekitar 4 miliar. </text:p>
                  </text:list-item>
                  <text:list-item>
                    <text:p text:style-name="P313"><text:span text:style-name="Source_20_Text">QWord</text:span> (atau <text:span text:style-name="Source_20_Text">UInt64</text:span>): Ukuran 64-bit. Rentang: 0 hingga sangat besar (sekitar 1.8 x 10^19). </text:p>
                  </text:list-item>
                  <text:list-item>
                    <text:p text:style-name="P52"><text:span text:style-name="Source_20_Text">Cardinal</text:span>: Tipe unsigned integer 'alami', pasangan dari <text:span text:style-name="Source_20_Text">Integer</text:span>. Ukurannya juga tergantung platform/mode (seringkali 32-bit atau 64-bit). </text:p>
                  </text:list-item>
                </text:list>
              </text:list-item>
            </text:list>
            <text:p text:style-name="Text_20_body">Pemilihan tipe integer bergantung pada rentang nilai yang Anda butuhkan. Menggunakan tipe yang lebih kecil (seperti <text:span text:style-name="Source_20_Text">Byte</text:span> atau <text:span text:style-name="Source_20_Text">SmallInt</text:span>) dapat menghemat memori jika rentangnya mencukupi, tetapi untuk penggunaan umum, <text:span text:style-name="Source_20_Text">LongInt</text:span> atau <text:span text:style-name="Source_20_Text">Int64</text:span> seringkali merupakan pilihan yang aman.</text:p>
            <text:p text:style-name="Text_20_body"><text:span text:style-name="Strong_20_Emphasis">2. Tipe Real (Bilangan Floating-Point)</text:span></text:p>
            <text:p text:style-name="Text_20_body">Tipe real digunakan untuk menyimpan angka yang mungkin memiliki bagian pecahan. Mereka menggunakan representasi floating-point (biasanya standar IEEE 754), yang berarti memiliki presisi terbatas dan rentan terhadap error pembulatan kecil.</text:p>
            <text:list xml:id="list3324915586508522053" text:style-name="L53">
              <text:list-item>
                <text:p text:style-name="P314"><text:span text:style-name="Source_20_Text">Single</text:span>: Presisi tunggal, ukuran 32-bit. Sekitar 7 digit presisi signifikan. </text:p>
              </text:list-item>
              <text:list-item>
                <text:p text:style-name="P314"><text:span text:style-name="Source_20_Text">Double</text:span>: Presisi ganda, ukuran 64-bit. Sekitar 15 digit presisi signifikan. Ini sering menjadi tipe default untuk literal floating-point (misalnya <text:span text:style-name="Source_20_Text">3.14</text:span>). </text:p>
              </text:list-item>
              <text:list-item>
                <text:p text:style-name="P314"><text:span text:style-name="Source_20_Text">Extended</text:span>: Presisi diperluas. Ukurannya tergantung platform dan implementasi (seringkali 80-bit pada x86). Menawarkan presisi lebih tinggi tetapi mungkin lebih lambat. </text:p>
              </text:list-item>
              <text:list-item>
                <text:p text:style-name="P314"><text:span text:style-name="Source_20_Text">Real</text:span>: Dalam mode FPC modern, ini biasanya merupakan alias untuk <text:span text:style-name="Source_20_Text">Double</text:span>. Dalam mode kompatibilitas Turbo Pascal lama, <text:span text:style-name="Source_20_Text">Real</text:span> adalah tipe 48-bit yang berbeda (jarang digunakan sekarang). </text:p>
              </text:list-item>
              <text:list-item>
                <text:p text:style-name="P53"><text:span text:style-name="Source_20_Text">Currency</text:span>: Tipe <text:span text:style-name="Strong_20_Emphasis">fixed-point</text:span> (bukan floating-point) berukuran 64-bit yang dirancang khusus untuk perhitungan keuangan. Menyimpan nilai dengan 4 angka desimal tetap, menghindari error pembulatan floating-point. Sangat berguna untuk aplikasi bisnis/akuntansi. </text:p>
              </text:list-item>
            </text:list>
            <text:p text:style-name="Text_20_body">Untuk keperluan umum, <text:span text:style-name="Source_20_Text">Double</text:span> biasanya merupakan pilihan yang baik. Gunakan <text:soft-page-break/><text:span text:style-name="Source_20_Text">Single</text:span> jika memori atau kecepatan sangat kritis, atau <text:span text:style-name="Source_20_Text">Currency</text:span> untuk perhitungan moneter.</text:p>
            <text:p text:style-name="Text_20_body"><text:span text:style-name="Strong_20_Emphasis">3. Tipe Boolean</text:span></text:p>
            <text:p text:style-name="Text_20_body">Tipe boolean digunakan untuk merepresentasikan nilai logika kebenaran.</text:p>
            <text:list xml:id="list4243064539757279255" text:style-name="L54">
              <text:list-item>
                <text:p text:style-name="P315"><text:span text:style-name="Source_20_Text">Boolean</text:span>: Tipe standar. Hanya memiliki dua kemungkinan nilai literal: <text:span text:style-name="Source_20_Text">True</text:span> dan <text:span text:style-name="Source_20_Text">False</text:span>. Ukuran internalnya bisa bervariasi (sering 1 byte), tetapi secara logis hanya mewakili dua keadaan. Ini adalah tipe yang digunakan dalam ekspresi kondisional (<text:span text:style-name="Source_20_Text">if</text:span>, <text:span text:style-name="Source_20_Text">while</text:span>, <text:span text:style-name="Source_20_Text">until</text:span>). </text:p>
              </text:list-item>
              <text:list-item>
                <text:p text:style-name="P54">Tipe lain seperti <text:span text:style-name="Source_20_Text">ByteBool</text:span>, <text:span text:style-name="Source_20_Text">WordBool</text:span>, <text:span text:style-name="Source_20_Text">LongBool</text:span> ada untuk kompatibilitas API (misalnya Windows API) di mana <text:span text:style-name="Source_20_Text">True</text:span> direpresentasikan sebagai nilai non-nol tertentu (biasanya 1 atau -1). Anda jarang perlu menggunakannya dalam logika Pascal murni. </text:p>
              </text:list-item>
            </text:list>
            <text:p text:style-name="Text_20_body"><text:span text:style-name="Strong_20_Emphasis">4. Tipe Karakter</text:span></text:p>
            <text:p text:style-name="Text_20_body">Tipe karakter digunakan untuk menyimpan satu karakter tunggal.</text:p>
            <text:list xml:id="list7487813220264560590" text:style-name="L55">
              <text:list-item>
                <text:p text:style-name="P316"><text:span text:style-name="Source_20_Text">Char</text:span>: Ini adalah tipe karakter generik. Tipe <text:span text:style-name="Emphasis">aktual</text:span> di baliknya tergantung pada status direktif kompiler <text:span text:style-name="Source_20_Text">{$H}</text:span>: </text:p>
                <text:list>
                  <text:list-item>
                    <text:p text:style-name="P316"><text:span text:style-name="Source_20_Text">{$H-}</text:span> (Default dalam mode lama): <text:span text:style-name="Source_20_Text">Char</text:span> adalah alias untuk <text:span text:style-name="Source_20_Text">AnsiChar</text:span>. </text:p>
                  </text:list-item>
                  <text:list-item>
                    <text:p text:style-name="P316"><text:span text:style-name="Source_20_Text">{$H+}</text:span> (Default dalam mode ObjFPC/Delphi modern): <text:span text:style-name="Source_20_Text">Char</text:span> adalah alias untuk <text:span text:style-name="Source_20_Text">WideChar</text:span>. </text:p>
                  </text:list-item>
                </text:list>
              </text:list-item>
              <text:list-item>
                <text:p text:style-name="P316"><text:span text:style-name="Source_20_Text">AnsiChar</text:span>: Ukuran 1 byte. Merepresentasikan karakter dalam set karakter ANSI (tergantung code page sistem). Cocok untuk data ASCII atau ANSI. </text:p>
              </text:list-item>
              <text:list-item>
                <text:p text:style-name="P316"><text:span text:style-name="Source_20_Text">WideChar</text:span>: Ukuran 2 byte. Merepresentasikan karakter dalam encoding UTF-16. Mampu menyimpan sebagian besar karakter dari berbagai bahasa di dunia (Unicode). Ini adalah pilihan yang direkomendasikan untuk aplikasi modern yang perlu mendukung internasionalisasi. </text:p>
              </text:list-item>
              <text:list-item>
                <text:p text:style-name="P55"><text:span text:style-name="Source_20_Text">UTF8Char</text:span>: Tipe untuk merepresentasikan unit kode UTF-8 (bisa 1-4 byte per karakter, tapi tipe ini sendiri biasanya 1 byte). </text:p>
              </text:list-item>
            </text:list>
            <text:p text:style-name="Text_20_body">Untuk kode baru, sangat disarankan untuk bekerja dalam mode <text:span text:style-name="Source_20_Text">{$H+}</text:span> (default di Lazarus dan mode FPC modern) sehingga <text:span text:style-name="Source_20_Text">Char</text:span> adalah <text:span text:style-name="Source_20_Text">WideChar</text:span> untuk dukungan Unicode penuh.</text:p>
            <text:p text:style-name="Text_20_body"><text:span text:style-name="Strong_20_Emphasis">5. Tipe String (Pengantar Singkat)</text:span></text:p>
            <text:p text:style-name="Text_20_body">Tipe string digunakan untuk menyimpan urutan karakter (teks). Free Pascal memiliki beberapa jenis string, yang akan dibahas lebih detail di Bab 6. Pengantar singkatnya:</text:p>
            <text:list xml:id="list6152067598548948235" text:style-name="L56">
              <text:list-item>
                <text:p text:style-name="P317"><text:span text:style-name="Source_20_Text">ShortString</text:span>: Tipe lama (maksimum 255 karakter), panjang disimpan di byte pertama. </text:p>
              </text:list-item>
              <text:list-item>
                <text:p text:style-name="P317"><text:span text:style-name="Source_20_Text">AnsiString</text:span>: String dinamis (panjang bisa berubah), reference-counted, null-terminated, menggunakan encoding ANSI. Default <text:span text:style-name="Source_20_Text">string</text:span> dalam mode lama. </text:p>
              </text:list-item>
              <text:list-item>
                <text:p text:style-name="P317"><text:span text:style-name="Source_20_Text">UnicodeString</text:span>: String dinamis, reference-counted, null-terminated, menggunakan encoding UTF-16. Default <text:span text:style-name="Source_20_Text">string</text:span> dalam mode FPC/Delphi modern (<text:span text:style-name="Source_20_Text">{$H+}</text:span>). <text:span text:style-name="Strong_20_Emphasis">Ini adalah tipe string yang paling direkomendasikan untuk </text:span><text:soft-page-break/><text:span text:style-name="Strong_20_Emphasis">aplikasi baru.</text:span> </text:p>
              </text:list-item>
              <text:list-item>
                <text:p text:style-name="P317"><text:span text:style-name="Source_20_Text">WideString</text:span>: Mirip <text:span text:style-name="Source_20_Text">UnicodeString</text:span> (UTF-16) tetapi digunakan untuk kompatibilitas COM/OLE di Windows dan tidak reference-counted. </text:p>
              </text:list-item>
              <text:list-item>
                <text:p text:style-name="P56"><text:span text:style-name="Source_20_Text">UTF8String</text:span>: String dinamis, reference-counted, null-terminated, menggunakan encoding UTF-8. </text:p>
              </text:list-item>
            </text:list>
            <text:p text:style-name="Text_20_body"><text:span text:style-name="Strong_20_Emphasis">Penutup: Strong Typing</text:span></text:p>
            <text:p text:style-name="Text_20_body">Sekali lagi, ingatlah bahwa Pascal adalah bahasa <text:span text:style-name="Emphasis">strongly typed</text:span>. Anda tidak bisa, misalnya, secara langsung menetapkan nilai <text:span text:style-name="Source_20_Text">Integer</text:span> ke variabel <text:span text:style-name="Source_20_Text">String</text:span> tanpa konversi eksplisit (menggunakan fungsi seperti <text:span text:style-name="Source_20_Text">IntToStr</text:span>). Kompiler akan menangkap ketidakcocokan tipe ini saat kompilasi, yang merupakan salah satu kekuatan Pascal dalam membantu menghasilkan kode yang lebih andal.</text:p>
            <text:p text:style-name="Horizontal_20_Line"/>
            <text:p text:style-name="Text_20_body">Silakan berikan perintah <text:span text:style-name="Source_20_Text">YAX</text:span> untuk melanjutkan ke prompt berikutnya (Subbab: Operator).</text:p>
          </text:section>
          <text:section text:style-name="Sect1" text:name="feedback-form-35">
            <text:p text:style-name="P274"/>
          </text:section>
        </text:section>
        <text:section text:style-name="Sect1" text:name="6a6975cb803da597">
          <text:p text:style-name="Text_20_body"/>
          <text:section text:style-name="Sect1" text:name="user-query-content-36">
            <text:p text:style-name="P529">yax </text:p>
          </text:section>
          <text:p text:style-name="P274">Tampilkan alur berpikir</text:p>
          <text:section text:style-name="Sect2" text:name="model-response-message-contentr_6a6975cb803da597">
            <text:p text:style-name="Text_20_body">Baik, saya lanjutkan dengan pembahasan mengenai operator-operator dalam Free Pascal, mengingat sekarang hari Senin, 14 April 2025 pukul 8:28 AM WIB di Banda Aceh.</text:p>
            <text:p text:style-name="Text_20_body"><text:span text:style-name="Strong_20_Emphasis">(Jawaban untuk Prompt Isi Subbab: Operator)</text:span></text:p>
            <text:p text:style-name="Text_20_body">Operator adalah simbol atau kata kunci khusus yang digunakan untuk melakukan operasi pada satu, dua, atau terkadang tiga nilai atau variabel (disebut <text:span text:style-name="Emphasis">operand</text:span>). Free Pascal menyediakan beragam operator untuk berbagai keperluan, mulai dari perhitungan matematika hingga manipulasi bit dan perbandingan logika. Mari kita kelompokkan dan bahas operator-operator utama:</text:p>
            <text:p text:style-name="Text_20_body"><text:span text:style-name="Strong_20_Emphasis">1. Operator Assignment (Penugasan)</text:span></text:p>
            <text:p text:style-name="Text_20_body">Hanya ada satu operator assignment di Pascal, dan ini <text:span text:style-name="Strong_20_Emphasis">sangat penting</text:span> untuk dibedakan dari operator perbandingan kesamaan:</text:p>
            <text:list xml:id="list8986986371506047357" text:style-name="L57">
              <text:list-item>
                <text:p text:style-name="P318"><text:span text:style-name="Strong_20_Emphasis"><text:span text:style-name="Source_20_Text">:=</text:span></text:span> (Titik dua sama dengan): Digunakan untuk <text:span text:style-name="Strong_20_Emphasis">memberikan nilai</text:span> (ekspresi di sebelah kanan) ke sebuah <text:span text:style-name="Strong_20_Emphasis">variabel</text:span> (di sebelah kiri). </text:p>
                <text:list>
                  <text:list-item>
                    <text:p text:style-name="P318">Contoh: </text:p>
                    <text:p text:style-name="P57">Delphi</text:p>
                    <text:p text:style-name="P561"><text:span text:style-name="Source_20_Text">var</text:span></text:p>
                    <text:p text:style-name="P561"><text:span text:style-name="Source_20_Text"><text:s text:c="2"/>Jumlah: Integer;</text:span></text:p>
                    <text:p text:style-name="P561"><text:span text:style-name="Source_20_Text"><text:s text:c="2"/>Nama: string;</text:span></text:p>
                    <text:p text:style-name="P561"><text:span text:style-name="Source_20_Text">begin</text:span></text:p>
                    <text:p text:style-name="P561"><text:span text:style-name="Source_20_Text"><text:s text:c="2"/>Jumlah := 10; // Memberi nilai 10 ke variabel Jumlah</text:span></text:p>
                    <text:p text:style-name="P561"><text:span text:style-name="Source_20_Text"><text:s text:c="2"/>Nama := 'Free Pascal'; // Memberi nilai string</text:span></text:p>
                    <text:p text:style-name="P561"><text:span text:style-name="Source_20_Text"><text:s text:c="2"/>Jumlah := Jumlah + 5; // Memberi nilai baru (15) ke Jumlah</text:span></text:p>
                    <text:p text:style-name="P616"><text:span text:style-name="Source_20_Text">end.</text:span></text:p>
                  </text:list-item>
                  <text:list-item>
                    <text:p text:style-name="P57"><text:soft-page-break/><text:span text:style-name="Strong_20_Emphasis">Perbedaan Kunci:</text:span> Ingat, <text:span text:style-name="Source_20_Text">=</text:span> (sama dengan) di Pascal <text:span text:style-name="Strong_20_Emphasis">hanya</text:span> digunakan untuk <text:span text:style-name="Strong_20_Emphasis">perbandingan</text:span>, bukan assignment seperti di C/C++/Java/C#/JavaScript. </text:p>
                  </text:list-item>
                </text:list>
              </text:list-item>
            </text:list>
            <text:p text:style-name="Text_20_body"><text:span text:style-name="Strong_20_Emphasis">2. Operator Aritmatika</text:span></text:p>
            <text:p text:style-name="Text_20_body">Operator ini digunakan untuk melakukan perhitungan matematika pada tipe numerik (Integer dan Real).</text:p>
            <text:list xml:id="list726595631514095804" text:style-name="L58">
              <text:list-item>
                <text:p text:style-name="P319"><text:span text:style-name="Strong_20_Emphasis"><text:span text:style-name="Source_20_Text">+</text:span></text:span>: Penjumlahan. </text:p>
              </text:list-item>
              <text:list-item>
                <text:p text:style-name="P319"><text:span text:style-name="Strong_20_Emphasis"><text:span text:style-name="Source_20_Text">-</text:span></text:span>: Pengurangan (juga sebagai negasi unary, misal <text:span text:style-name="Source_20_Text">-5</text:span>). </text:p>
              </text:list-item>
              <text:list-item>
                <text:p text:style-name="P319"><text:span text:style-name="Strong_20_Emphasis"><text:span text:style-name="Source_20_Text">*</text:span></text:span>: Perkalian. </text:p>
              </text:list-item>
              <text:list-item>
                <text:p text:style-name="P319"><text:span text:style-name="Strong_20_Emphasis"><text:span text:style-name="Source_20_Text">/</text:span></text:span>: Pembagian <text:span text:style-name="Strong_20_Emphasis">Real</text:span>. Operator ini <text:span text:style-name="Emphasis">selalu</text:span> menghasilkan nilai bertipe Real, bahkan jika kedua operand adalah Integer. </text:p>
                <text:list>
                  <text:list-item>
                    <text:p text:style-name="P319">Contoh: <text:span text:style-name="Source_20_Text">HasilReal := 10 / 4; // HasilReal akan menjadi 2.5</text:span> </text:p>
                  </text:list-item>
                </text:list>
              </text:list-item>
              <text:list-item>
                <text:p text:style-name="P319"><text:span text:style-name="Strong_20_Emphasis"><text:span text:style-name="Source_20_Text">div</text:span></text:span>: Pembagian <text:span text:style-name="Strong_20_Emphasis">Integer</text:span>. Menghasilkan bagian bulat dari pembagian, membuang sisa. Kedua operand harus Integer, hasilnya Integer. </text:p>
                <text:list>
                  <text:list-item>
                    <text:p text:style-name="P319">Contoh: <text:span text:style-name="Source_20_Text">HasilBulat := 10 div 4; // HasilBulat akan menjadi 2</text:span> </text:p>
                  </text:list-item>
                </text:list>
              </text:list-item>
              <text:list-item>
                <text:p text:style-name="P319"><text:span text:style-name="Strong_20_Emphasis"><text:span text:style-name="Source_20_Text">mod</text:span></text:span>: Modulo (Sisa Bagi). Menghasilkan sisa dari pembagian integer. Kedua operand harus Integer, hasilnya Integer. </text:p>
                <text:list>
                  <text:list-item>
                    <text:p text:style-name="P58">Contoh: <text:span text:style-name="Source_20_Text">SisaBagi := 10 mod 4; // SisaBagi akan menjadi 2</text:span> </text:p>
                  </text:list-item>
                </text:list>
              </text:list-item>
            </text:list>
            <text:p text:style-name="Text_20_body"><text:span text:style-name="Strong_20_Emphasis">3. Operator Relasional (Perbandingan)</text:span></text:p>
            <text:p text:style-name="Text_20_body">Operator ini membandingkan dua operand dan menghasilkan nilai <text:span text:style-name="Source_20_Text">Boolean</text:span> (<text:span text:style-name="Source_20_Text">True</text:span> atau <text:span text:style-name="Source_20_Text">False</text:span>). Dapat digunakan pada angka, karakter, string, boolean, set, pointer (untuk <text:span text:style-name="Source_20_Text">nil</text:span>), dll.</text:p>
            <text:list xml:id="list8298593759029311256" text:style-name="L59">
              <text:list-item>
                <text:p text:style-name="P320"><text:span text:style-name="Strong_20_Emphasis"><text:span text:style-name="Source_20_Text">=</text:span></text:span>: Sama dengan. </text:p>
              </text:list-item>
              <text:list-item>
                <text:p text:style-name="P320"><text:span text:style-name="Strong_20_Emphasis"><text:span text:style-name="Source_20_Text">&lt;&gt;</text:span></text:span>: <text:span text:style-name="Strong_20_Emphasis">Tidak sama dengan</text:span>. Perhatikan sintaksnya berbeda dari <text:span text:style-name="Source_20_Text">!=</text:span> pada banyak bahasa lain. </text:p>
              </text:list-item>
              <text:list-item>
                <text:p text:style-name="P320"><text:span text:style-name="Strong_20_Emphasis"><text:span text:style-name="Source_20_Text">&lt;</text:span></text:span>: Lebih kecil dari. </text:p>
              </text:list-item>
              <text:list-item>
                <text:p text:style-name="P320"><text:span text:style-name="Strong_20_Emphasis"><text:span text:style-name="Source_20_Text">&gt;</text:span></text:span>: Lebih besar dari. </text:p>
              </text:list-item>
              <text:list-item>
                <text:p text:style-name="P320"><text:span text:style-name="Strong_20_Emphasis"><text:span text:style-name="Source_20_Text">&lt;=</text:span></text:span>: Lebih kecil dari atau sama dengan. </text:p>
              </text:list-item>
              <text:list-item>
                <text:p text:style-name="P320"><text:span text:style-name="Strong_20_Emphasis"><text:span text:style-name="Source_20_Text">&gt;=</text:span></text:span>: Lebih besar dari atau sama dengan. </text:p>
              </text:list-item>
              <text:list-item>
                <text:p text:style-name="P59">Contoh: <text:span text:style-name="Source_20_Text">if (Usia &gt;= 17) and (Kota = 'Banda Aceh') then ...</text:span> </text:p>
              </text:list-item>
            </text:list>
            <text:p text:style-name="Text_20_body"><text:span text:style-name="Strong_20_Emphasis">4. Operator Logika/Boolean</text:span></text:p>
            <text:p text:style-name="Text_20_body">Operator ini bekerja pada operand bertipe <text:span text:style-name="Source_20_Text">Boolean</text:span>.</text:p>
            <text:list xml:id="list8113633056365165711" text:style-name="L60">
              <text:list-item>
                <text:p text:style-name="P321"><text:span text:style-name="Strong_20_Emphasis"><text:span text:style-name="Source_20_Text">not</text:span></text:span>: Negasi Logika (unary). Membalik nilai <text:span text:style-name="Source_20_Text">True</text:span> menjadi <text:span text:style-name="Source_20_Text">False</text:span> dan sebaliknya. </text:p>
              </text:list-item>
              <text:list-item>
                <text:p text:style-name="P321"><text:span text:style-name="Strong_20_Emphasis"><text:span text:style-name="Source_20_Text">and</text:span></text:span>: Logika DAN. Menghasilkan <text:span text:style-name="Source_20_Text">True</text:span> hanya jika kedua operand <text:span text:style-name="Source_20_Text">True</text:span>. </text:p>
              </text:list-item>
              <text:list-item>
                <text:p text:style-name="P321"><text:soft-page-break/><text:span text:style-name="Strong_20_Emphasis"><text:span text:style-name="Source_20_Text">or</text:span></text:span>: Logika ATAU. Menghasilkan <text:span text:style-name="Source_20_Text">True</text:span> jika salah satu atau kedua operand <text:span text:style-name="Source_20_Text">True</text:span>. </text:p>
              </text:list-item>
              <text:list-item>
                <text:p text:style-name="P321"><text:span text:style-name="Strong_20_Emphasis"><text:span text:style-name="Source_20_Text">xor</text:span></text:span>: Logika Exclusive OR. Menghasilkan <text:span text:style-name="Source_20_Text">True</text:span> jika <text:span text:style-name="Emphasis">hanya satu</text:span> dari operand yang <text:span text:style-name="Source_20_Text">True</text:span>. </text:p>
              </text:list-item>
              <text:list-item>
                <text:p text:style-name="P321">Contoh: <text:span text:style-name="Source_20_Text">if Terdaftar and (not Diblokir) then AksesDiberikan := True;</text:span> </text:p>
              </text:list-item>
              <text:list-item>
                <text:p text:style-name="P60">Catatan: FPC biasanya menggunakan <text:span text:style-name="Emphasis">short-circuit evaluation</text:span> untuk <text:span text:style-name="Source_20_Text">and</text:span> dan <text:span text:style-name="Source_20_Text">or</text:span> (dapat diatur via direktif <text:span text:style-name="Source_20_Text">{$B}</text:span>). Artinya, jika hasil akhir sudah bisa ditentukan dari operand pertama (misal, operand pertama <text:span text:style-name="Source_20_Text">False</text:span> untuk <text:span text:style-name="Source_20_Text">and</text:span>), operand kedua tidak akan dievaluasi. </text:p>
              </text:list-item>
            </text:list>
            <text:p text:style-name="Text_20_body"><text:span text:style-name="Strong_20_Emphasis">5. Operator Bitwise</text:span></text:p>
            <text:p text:style-name="Text_20_body">Operator ini melakukan manipulasi pada level bit individual dari operand bertipe Integer.</text:p>
            <text:list xml:id="list4328748432175798123" text:style-name="L61">
              <text:list-item>
                <text:p text:style-name="P322"><text:span text:style-name="Strong_20_Emphasis"><text:span text:style-name="Source_20_Text">not</text:span></text:span>: Bitwise NOT (unary). Membalik semua bit. </text:p>
              </text:list-item>
              <text:list-item>
                <text:p text:style-name="P322"><text:span text:style-name="Strong_20_Emphasis"><text:span text:style-name="Source_20_Text">and</text:span></text:span>: Bitwise AND. </text:p>
              </text:list-item>
              <text:list-item>
                <text:p text:style-name="P322"><text:span text:style-name="Strong_20_Emphasis"><text:span text:style-name="Source_20_Text">or</text:span></text:span>: Bitwise OR. </text:p>
              </text:list-item>
              <text:list-item>
                <text:p text:style-name="P322"><text:span text:style-name="Strong_20_Emphasis"><text:span text:style-name="Source_20_Text">xor</text:span></text:span>: Bitwise XOR. </text:p>
              </text:list-item>
              <text:list-item>
                <text:p text:style-name="P322"><text:span text:style-name="Strong_20_Emphasis"><text:span text:style-name="Source_20_Text">shl</text:span></text:span>: <text:span text:style-name="Strong_20_Emphasis">Shift Left</text:span> (Geser Kiri). Menggeser bit ke kiri sebanyak N posisi (sama dengan mengalikan dengan 2^N). Contoh: <text:span text:style-name="Source_20_Text">Hasil := Nilai shl 2;</text:span> </text:p>
              </text:list-item>
              <text:list-item>
                <text:p text:style-name="P61"><text:span text:style-name="Strong_20_Emphasis"><text:span text:style-name="Source_20_Text">shr</text:span></text:span>: <text:span text:style-name="Strong_20_Emphasis">Shift Right</text:span> (Geser Kanan). Menggeser bit ke kanan sebanyak N posisi (sama dengan membagi integer dengan 2^N). Contoh: <text:span text:style-name="Source_20_Text">Hasil := Nilai shr 1;</text:span> </text:p>
              </text:list-item>
            </text:list>
            <text:p text:style-name="Text_20_body"><text:span text:style-name="Strong_20_Emphasis">6. Operator Set</text:span></text:p>
            <text:p text:style-name="Text_20_body">Operator ini bekerja secara khusus pada tipe data <text:span text:style-name="Source_20_Text">Set</text:span> Pascal yang unik.</text:p>
            <text:list xml:id="list7331692392618709215" text:style-name="L62">
              <text:list-item>
                <text:p text:style-name="P323"><text:span text:style-name="Strong_20_Emphasis"><text:span text:style-name="Source_20_Text">+</text:span></text:span>: Union (Gabungan). Menghasilkan set baru berisi semua elemen dari kedua set. </text:p>
              </text:list-item>
              <text:list-item>
                <text:p text:style-name="P323"><text:span text:style-name="Strong_20_Emphasis"><text:span text:style-name="Source_20_Text">-</text:span></text:span>: Difference (Selisih). Menghasilkan set baru berisi elemen dari set pertama yang tidak ada di set kedua. </text:p>
              </text:list-item>
              <text:list-item>
                <text:p text:style-name="P323"><text:span text:style-name="Strong_20_Emphasis"><text:span text:style-name="Source_20_Text">*</text:span></text:span>: Intersection (Irisan). Menghasilkan set baru berisi elemen yang ada di kedua set. </text:p>
              </text:list-item>
              <text:list-item>
                <text:p text:style-name="P323"><text:span text:style-name="Strong_20_Emphasis"><text:span text:style-name="Source_20_Text">&lt;=</text:span></text:span>: Subset. Menguji apakah set kiri adalah bagian dari set kanan. </text:p>
              </text:list-item>
              <text:list-item>
                <text:p text:style-name="P323"><text:span text:style-name="Strong_20_Emphasis"><text:span text:style-name="Source_20_Text">&gt;=</text:span></text:span>: Superset. Menguji apakah set kanan adalah bagian dari set kiri. </text:p>
              </text:list-item>
              <text:list-item>
                <text:p text:style-name="P323"><text:span text:style-name="Strong_20_Emphasis"><text:span text:style-name="Source_20_Text">=</text:span></text:span>: Equality (Persamaan). Menguji apakah kedua set identik. </text:p>
              </text:list-item>
              <text:list-item>
                <text:p text:style-name="P323"><text:span text:style-name="Strong_20_Emphasis"><text:span text:style-name="Source_20_Text">&lt;&gt;</text:span></text:span>: Inequality (Ketidaksamaan). Menguji apakah kedua set berbeda. </text:p>
              </text:list-item>
              <text:list-item>
                <text:p text:style-name="P323"><text:span text:style-name="Strong_20_Emphasis"><text:span text:style-name="Source_20_Text">in</text:span></text:span>: <text:span text:style-name="Strong_20_Emphasis">Membership</text:span> (Keanggotaan). Operator yang sangat berguna. Menguji apakah sebuah elemen (dari tipe dasar set) ada di dalam sebuah set. Menghasilkan <text:span text:style-name="Source_20_Text">Boolean</text:span>. </text:p>
                <text:list>
                  <text:list-item>
                    <text:p text:style-name="P62">Contoh: <text:span text:style-name="Source_20_Text">if KarakterInput in ['0'..'9'] then WriteLn('Itu adalah digit.');</text:span> </text:p>
                  </text:list-item>
                </text:list>
              </text:list-item>
            </text:list>
            <text:p text:style-name="Text_20_body"><text:span text:style-name="Strong_20_Emphasis">Prioritas Operator</text:span></text:p>
            <text:p text:style-name="Text_20_body">Operator memiliki urutan prioritas (precedence) yang menentukan mana yang dievaluasi terlebih dahulu dalam ekspresi kompleks (misalnya, perkalian sebelum penjumlahan). Anda dapat merujuk ke Lampiran C untuk tabel prioritas lengkap. Gunakan tanda kurung <text:span text:style-name="Source_20_Text">()</text:span> untuk mengelompokkan ekspresi dan memastikan urutan evaluasi yang Anda inginkan <text:soft-page-break/>jika ragu.</text:p>
            <text:p text:style-name="Text_20_body"><text:span text:style-name="Strong_20_Emphasis">Operator Khas Pascal:</text:span></text:p>
            <text:p text:style-name="Text_20_body">Bagi Anda yang datang dari bahasa lain, perhatikan operator khas Pascal seperti: <text:span text:style-name="Source_20_Text">:=</text:span> (assignment), <text:span text:style-name="Source_20_Text">div</text:span>, <text:span text:style-name="Source_20_Text">mod</text:span>, <text:span text:style-name="Source_20_Text">&lt;&gt;</text:span> (tidak sama dengan), <text:span text:style-name="Source_20_Text">shl</text:span>, <text:span text:style-name="Source_20_Text">shr</text:span>, <text:span text:style-name="Source_20_Text">in</text:span> (set membership), serta seluruh operator set (<text:span text:style-name="Source_20_Text">+</text:span>, <text:span text:style-name="Source_20_Text">-</text:span>, <text:span text:style-name="Source_20_Text">*</text:span>, <text:span text:style-name="Source_20_Text">&lt;=</text:span>, <text:span text:style-name="Source_20_Text">&gt;=</text:span> pada set).</text:p>
            <text:p text:style-name="Horizontal_20_Line"/>
            <text:p text:style-name="Text_20_body">Silakan berikan perintah <text:span text:style-name="Source_20_Text">YAX</text:span> untuk melanjutkan ke prompt berikutnya (Subbab: Input/Output Dasar (<text:span text:style-name="Source_20_Text">ReadLn</text:span>, <text:span text:style-name="Source_20_Text">WriteLn</text:span>)).</text:p>
          </text:section>
          <text:section text:style-name="Sect1" text:name="feedback-form-36">
            <text:p text:style-name="P274"/>
          </text:section>
        </text:section>
        <text:section text:style-name="Sect1" text:name="c2c5ef34314af05f">
          <text:p text:style-name="Text_20_body"/>
          <text:section text:style-name="Sect1" text:name="user-query-content-37">
            <text:p text:style-name="P529">yax </text:p>
          </text:section>
          <text:p text:style-name="P274">Tampilkan alur berpikir</text:p>
          <text:section text:style-name="Sect2" text:name="model-response-message-contentr_c2c5ef34314af05f">
            <text:p text:style-name="Text_20_body">Tentu, mari kita bahas prosedur standar untuk input dan output (I/O) dasar ke konsol di Free Pascal, sesuai dengan konteks waktu saat ini, Senin 14 April 2025, pukul 8:38 AM WIB di Banda Aceh.</text:p>
            <text:p text:style-name="Text_20_body"><text:span text:style-name="Strong_20_Emphasis">(Jawaban untuk Prompt Isi Subbab: Input/Output Dasar (</text:span><text:span text:style-name="Strong_20_Emphasis"><text:span text:style-name="Source_20_Text">ReadLn</text:span></text:span><text:span text:style-name="Strong_20_Emphasis">, </text:span><text:span text:style-name="Strong_20_Emphasis"><text:span text:style-name="Source_20_Text">WriteLn</text:span></text:span><text:span text:style-name="Strong_20_Emphasis">))</text:span></text:p>
            <text:p text:style-name="Text_20_body">Hampir setiap program perlu cara untuk menampilkan informasi kepada pengguna dan, seringkali, menerima masukan dari mereka. Dalam aplikasi konsol (program berbasis teks), interaksi ini biasanya terjadi melalui <text:span text:style-name="Emphasis">standard output</text:span> (layar) dan <text:span text:style-name="Emphasis">standard input</text:span> (keyboard). Free Pascal menyediakan prosedur bawaan yang mudah digunakan untuk keperluan ini, terutama <text:span text:style-name="Source_20_Text">Write</text:span>, <text:span text:style-name="Source_20_Text">WriteLn</text:span>, <text:span text:style-name="Source_20_Text">Read</text:span>, dan <text:span text:style-name="Source_20_Text">ReadLn</text:span>. Prosedur ini merupakan bagian dari unit <text:span text:style-name="Source_20_Text">System</text:span> yang otomatis tersedia.</text:p>
            <text:p text:style-name="Text_20_body"><text:span text:style-name="Strong_20_Emphasis">Output ke Konsol: </text:span><text:span text:style-name="Strong_20_Emphasis"><text:span text:style-name="Source_20_Text">Write</text:span></text:span><text:span text:style-name="Strong_20_Emphasis"> dan </text:span><text:span text:style-name="Strong_20_Emphasis"><text:span text:style-name="Source_20_Text">WriteLn</text:span></text:span></text:p>
            <text:p text:style-name="Text_20_body">Prosedur ini digunakan untuk mengirim data (teks, angka, dll.) ke output standar (konsol).</text:p>
            <text:list xml:id="list8940142899526655593" text:style-name="L63">
              <text:list-item>
                <text:p text:style-name="P324"><text:span text:style-name="Strong_20_Emphasis"><text:span text:style-name="Source_20_Text">Write(Arg1, Arg2, ...)</text:span></text:span>: Menampilkan nilai dari argumen-argumennya secara berurutan ke konsol. <text:span text:style-name="Strong_20_Emphasis">Penting:</text:span> Kursor <text:span text:style-name="Emphasis">tidak</text:span> pindah ke baris baru setelah output ditampilkan. Output berikutnya akan muncul tepat setelahnya di baris yang sama. </text:p>
              </text:list-item>
              <text:list-item>
                <text:p text:style-name="P63"><text:span text:style-name="Strong_20_Emphasis"><text:span text:style-name="Source_20_Text">WriteLn(Arg1, Arg2, ...)</text:span></text:span>: Sama seperti <text:span text:style-name="Source_20_Text">Write</text:span>, tetapi setelah semua argumen ditampilkan, kursor akan dipindahkan ke awal <text:span text:style-name="Strong_20_Emphasis">baris berikutnya</text:span>. Memanggil <text:span text:style-name="Source_20_Text">WriteLn</text:span> tanpa argumen (<text:span text:style-name="Source_20_Text">WriteLn;</text:span>) hanya akan mencetak baris kosong (memindahkan kursor ke baris baru). </text:p>
              </text:list-item>
            </text:list>
            <text:p text:style-name="Text_20_body">Anda dapat menampilkan berbagai jenis data. Pascal akan secara otomatis mengonversinya ke representasi string untuk tipe-tipe dasar:</text:p>
            <text:p text:style-name="Text_20_body">Delphi</text:p>
            <text:p text:style-name="Preformatted_20_Text"><text:span text:style-name="Source_20_Text">var</text:span></text:p>
            <text:p text:style-name="Preformatted_20_Text"><text:span text:style-name="Source_20_Text"><text:s text:c="2"/>Jumlah: Integer = 15;</text:span></text:p>
            <text:p text:style-name="Preformatted_20_Text"><text:span text:style-name="Source_20_Text"><text:s text:c="2"/>Harga: Real = 12500.75;</text:span></text:p>
            <text:p text:style-name="Preformatted_20_Text"><text:span text:style-name="Source_20_Text"><text:s text:c="2"/>Label: string = 'Total';</text:span></text:p>
            <text:p text:style-name="Preformatted_20_Text"><text:span text:style-name="Source_20_Text"><text:s text:c="2"/>Aktif: Boolean = True;</text:span></text:p>
            <text:p text:style-name="Preformatted_20_Text"><text:soft-page-break/><text:span text:style-name="Source_20_Text">begin</text:span></text:p>
            <text:p text:style-name="Preformatted_20_Text"><text:span text:style-name="Source_20_Text"><text:s text:c="2"/>WriteLn('Selamat Pagi dari Banda Aceh!'); // String literal</text:span></text:p>
            <text:p text:style-name="Preformatted_20_Text"><text:span text:style-name="Source_20_Text"><text:s text:c="2"/>WriteLn('Jumlah barang:', Jumlah); <text:s text:c="5"/>// Integer</text:span></text:p>
            <text:p text:style-name="Preformatted_20_Text"><text:span text:style-name="Source_20_Text"><text:s text:c="2"/>WriteLn('Harga satuan: ', Harga); <text:s text:c="6"/>// Real</text:span></text:p>
            <text:p text:style-name="Preformatted_20_Text"><text:span text:style-name="Source_20_Text"><text:s text:c="2"/>WriteLn(Label, ' = ', Harga * Jumlah); // Kombinasi string, real, integer</text:span></text:p>
            <text:p text:style-name="Preformatted_20_Text"><text:span text:style-name="Source_20_Text"><text:s text:c="2"/>WriteLn('Status aktif: ', Aktif); <text:s text:c="5"/>// Boolean (akan tercetak TRUE/FALSE)</text:span></text:p>
            <text:p text:style-name="Preformatted_20_Text"/>
            <text:p text:style-name="Preformatted_20_Text"><text:span text:style-name="Source_20_Text"><text:s text:c="2"/>Write('Ini bagian 1.'); // Tidak pindah baris</text:span></text:p>
            <text:p text:style-name="Preformatted_20_Text"><text:span text:style-name="Source_20_Text"><text:s text:c="2"/>Write(' Ini bagian 2.'); // Melanjutkan di baris yang sama</text:span></text:p>
            <text:p text:style-name="Preformatted_20_Text"><text:span text:style-name="Source_20_Text"><text:s text:c="2"/>WriteLn; <text:s text:c="13"/>// Pindah ke baris baru</text:span></text:p>
            <text:p text:style-name="Preformatted_20_Text"><text:span text:style-name="Source_20_Text"><text:s text:c="2"/>WriteLn('Sekarang di baris baru.');</text:span></text:p>
            <text:p text:style-name="P609"><text:span text:style-name="Source_20_Text">end.</text:span></text:p>
            <text:p text:style-name="Text_20_body"><text:span text:style-name="Strong_20_Emphasis">Memformat Output:</text:span></text:p>
            <text:p text:style-name="Text_20_body"><text:span text:style-name="Source_20_Text">Write</text:span> dan <text:span text:style-name="Source_20_Text">WriteLn</text:span> memungkinkan Anda mengontrol lebar minimum output dan jumlah desimal untuk angka menggunakan tanda titik dua (<text:span text:style-name="Source_20_Text">:</text:span>):</text:p>
            <text:list xml:id="list8384908564245325459" text:style-name="L64">
              <text:list-item>
                <text:p text:style-name="P325"><text:span text:style-name="Strong_20_Emphasis"><text:span text:style-name="Source_20_Text">Variabel:LebarField</text:span></text:span>: Menampilkan nilai <text:span text:style-name="Source_20_Text">Variabel</text:span>, memastikan output menggunakan setidaknya <text:span text:style-name="Source_20_Text">LebarField</text:span> karakter. Jika representasi string variabel lebih pendek, spasi akan ditambahkan di sebelah kiri (rata kanan). </text:p>
              </text:list-item>
              <text:list-item>
                <text:p text:style-name="P64"><text:span text:style-name="Strong_20_Emphasis"><text:span text:style-name="Source_20_Text">VariabelReal:LebarField:JumlahDesimal</text:span></text:span>: Khusus untuk tipe Real. Menentukan lebar total minimum <text:span text:style-name="Emphasis">dan</text:span> jumlah digit yang ditampilkan setelah titik desimal. </text:p>
              </text:list-item>
            </text:list>
            <text:p text:style-name="Text_20_body">Delphi</text:p>
            <text:p text:style-name="Preformatted_20_Text"><text:span text:style-name="Source_20_Text">var</text:span></text:p>
            <text:p text:style-name="Preformatted_20_Text"><text:span text:style-name="Source_20_Text"><text:s text:c="2"/>Kode: Integer = 101;</text:span></text:p>
            <text:p text:style-name="Preformatted_20_Text"><text:span text:style-name="Source_20_Text"><text:s text:c="2"/>Nilai: Real = 85.6789;</text:span></text:p>
            <text:p text:style-name="Preformatted_20_Text"><text:span text:style-name="Source_20_Text">begin</text:span></text:p>
            <text:p text:style-name="Preformatted_20_Text"><text:span text:style-name="Source_20_Text"><text:s text:c="2"/>WriteLn('Kode:', Kode:5); <text:s text:c="6"/>// Output: Kode: <text:s/>101 (total 5 char untuk Kode)</text:span></text:p>
            <text:p text:style-name="Preformatted_20_Text"><text:span text:style-name="Source_20_Text"><text:s text:c="2"/>WriteLn('Nilai:', Nilai:8:2); <text:s text:c="2"/>// Output: Nilai: <text:s text:c="2"/>85.68 (total 8 char, 2 desimal, dibulatkan)</text:span></text:p>
            <text:p text:style-name="Preformatted_20_Text"><text:span text:style-name="Source_20_Text"><text:s text:c="2"/>WriteLn('Nilai:', Nilai:0:3); <text:s text:c="2"/>// Output: Nilai:85.679 (Lebar 0 = minimal, 3 desimal)</text:span></text:p>
            <text:p text:style-name="P609"><text:span text:style-name="Source_20_Text">end.</text:span></text:p>
            <text:p text:style-name="Text_20_body"><text:span text:style-name="Strong_20_Emphasis">Input dari Konsol: </text:span><text:span text:style-name="Strong_20_Emphasis"><text:span text:style-name="Source_20_Text">Read</text:span></text:span><text:span text:style-name="Strong_20_Emphasis"> dan </text:span><text:span text:style-name="Strong_20_Emphasis"><text:span text:style-name="Source_20_Text">ReadLn</text:span></text:span></text:p>
            <text:p text:style-name="Text_20_body">Prosedur ini digunakan untuk membaca data yang diketik pengguna dari input standar (keyboard).</text:p>
            <text:list xml:id="list2153295085506461817" text:style-name="L65">
              <text:list-item>
                <text:p text:style-name="P65"><text:span text:style-name="Strong_20_Emphasis"><text:span text:style-name="Source_20_Text">ReadLn(Var1, Var2, ...)</text:span></text:span>: Ini adalah prosedur yang <text:span text:style-name="Strong_20_Emphasis">paling umum dan direkomendasikan</text:span> untuk input interaktif baris per baris. Cara kerjanya:</text:p>
                <text:list>
                  <text:list-item>
                    <text:p text:style-name="P326">Menunggu pengguna mengetik input dan menekan <text:span text:style-name="Source_20_Text">Enter</text:span>. </text:p>
                  </text:list-item>
                  <text:list-item>
                    <text:p text:style-name="P326">Membaca nilai dari baris input tersebut dan mencoba mengonversinya ke tipe data variabel <text:span text:style-name="Source_20_Text">Var1</text:span>, <text:span text:style-name="Source_20_Text">Var2</text:span>, dst. secara berurutan (nilai input biasanya dipisahkan spasi). </text:p>
                  </text:list-item>
                  <text:list-item>
                    <text:p text:style-name="P326">Setelah berhasil membaca nilai untuk semua variabel yang diminta, sisa <text:soft-page-break/>input di baris tersebut (termasuk penanda <text:span text:style-name="Source_20_Text">Enter</text:span>) akan <text:span text:style-name="Strong_20_Emphasis">dibuang</text:span>. Kursor siap untuk input di baris baru. </text:p>
                  </text:list-item>
                  <text:list-item>
                    <text:p text:style-name="P326">Jika dipanggil tanpa argumen (<text:span text:style-name="Source_20_Text">ReadLn;</text:span>), ia hanya akan menunggu pengguna menekan <text:span text:style-name="Source_20_Text">Enter</text:span>, berguna untuk menjeda program. </text:p>
                  </text:list-item>
                </text:list>
              </text:list-item>
              <text:list-item>
                <text:p text:style-name="P65"><text:span text:style-name="Strong_20_Emphasis"><text:span text:style-name="Source_20_Text">Read(Var1, Var2, ...)</text:span></text:span>: Mirip <text:span text:style-name="Source_20_Text">ReadLn</text:span>, tetapi <text:span text:style-name="Strong_20_Emphasis">tidak</text:span> membuang sisa input di baris atau penanda <text:span text:style-name="Source_20_Text">Enter</text:span>. Kursor tetap di posisi setelah karakter terakhir yang dibaca. Penggunaan <text:span text:style-name="Source_20_Text">Read</text:span> untuk input interaktif seringkali lebih rumit dan mudah menimbulkan masalah jika tidak hati-hati, jadi <text:span text:style-name="Source_20_Text">ReadLn</text:span> lebih disarankan.</text:p>
              </text:list-item>
            </text:list>
            <text:p text:style-name="Text_20_body"><text:span text:style-name="Strong_20_Emphasis">Membaca Tipe Data Berbeda:</text:span></text:p>
            <text:p text:style-name="Text_20_body">Delphi</text:p>
            <text:p text:style-name="Preformatted_20_Text"><text:span text:style-name="Source_20_Text">program InputDemo;</text:span></text:p>
            <text:p text:style-name="Preformatted_20_Text"><text:span text:style-name="Source_20_Text">var</text:span></text:p>
            <text:p text:style-name="Preformatted_20_Text"><text:span text:style-name="Source_20_Text"><text:s text:c="2"/>NamaLengkap: string;</text:span></text:p>
            <text:p text:style-name="Preformatted_20_Text"><text:span text:style-name="Source_20_Text"><text:s text:c="2"/>Umur: Integer;</text:span></text:p>
            <text:p text:style-name="Preformatted_20_Text"><text:span text:style-name="Source_20_Text"><text:s text:c="2"/>TinggiBadan: Real;</text:span></text:p>
            <text:p text:style-name="Preformatted_20_Text"><text:span text:style-name="Source_20_Text"><text:s text:c="2"/>JenisKelamin: Char; // Hanya baca 1 karakter</text:span></text:p>
            <text:p text:style-name="Preformatted_20_Text"><text:span text:style-name="Source_20_Text">begin</text:span></text:p>
            <text:p text:style-name="Preformatted_20_Text"><text:span text:style-name="Source_20_Text"><text:s text:c="2"/>Write('Nama Lengkap : ');</text:span></text:p>
            <text:p text:style-name="Preformatted_20_Text"><text:span text:style-name="Source_20_Text"><text:s text:c="2"/>ReadLn(NamaLengkap); // Membaca seluruh baris sebagai string</text:span></text:p>
            <text:p text:style-name="Preformatted_20_Text"/>
            <text:p text:style-name="Preformatted_20_Text"><text:span text:style-name="Source_20_Text"><text:s text:c="2"/>Write('Umur (tahun) : ');</text:span></text:p>
            <text:p text:style-name="Preformatted_20_Text"><text:span text:style-name="Source_20_Text"><text:s text:c="2"/>ReadLn(Umur); // Membaca angka, konversi ke Integer</text:span></text:p>
            <text:p text:style-name="Preformatted_20_Text"/>
            <text:p text:style-name="Preformatted_20_Text"><text:span text:style-name="Source_20_Text"><text:s text:c="2"/>Write('Tinggi Badan (m): ');</text:span></text:p>
            <text:p text:style-name="Preformatted_20_Text"><text:span text:style-name="Source_20_Text"><text:s text:c="2"/>ReadLn(TinggiBadan); // Membaca angka, konversi ke Real</text:span></text:p>
            <text:p text:style-name="Preformatted_20_Text"/>
            <text:p text:style-name="Preformatted_20_Text"><text:span text:style-name="Source_20_Text"><text:s text:c="2"/>Write('Jenis Kelamin (L/P): ');</text:span></text:p>
            <text:p text:style-name="Preformatted_20_Text"><text:span text:style-name="Source_20_Text"><text:s text:c="2"/>ReadLn(JenisKelamin); // Membaca karakter pertama dari input</text:span></text:p>
            <text:p text:style-name="Preformatted_20_Text"/>
            <text:p text:style-name="Preformatted_20_Text"><text:span text:style-name="Source_20_Text"><text:s text:c="2"/>WriteLn;</text:span></text:p>
            <text:p text:style-name="Preformatted_20_Text"><text:span text:style-name="Source_20_Text"><text:s text:c="2"/>WriteLn('Terima kasih, ', NamaLengkap);</text:span></text:p>
            <text:p text:style-name="Preformatted_20_Text"><text:span text:style-name="Source_20_Text"><text:s text:c="2"/>WriteLn('Data Anda: Usia=', Umur, ', Tinggi=', TinggiBadan:0:2, 'm, JK=', JenisKelamin);</text:span></text:p>
            <text:p text:style-name="Preformatted_20_Text"/>
            <text:p text:style-name="Preformatted_20_Text"><text:span text:style-name="Source_20_Text"><text:s text:c="2"/>WriteLn;</text:span></text:p>
            <text:p text:style-name="Preformatted_20_Text"><text:span text:style-name="Source_20_Text"><text:s text:c="2"/>WriteLn('Tekan Enter untuk selesai...');</text:span></text:p>
            <text:p text:style-name="Preformatted_20_Text"><text:span text:style-name="Source_20_Text"><text:s text:c="2"/>ReadLn; // Jeda</text:span></text:p>
            <text:p text:style-name="P609"><text:span text:style-name="Source_20_Text">end.</text:span></text:p>
            <text:p text:style-name="Text_20_body"><text:span text:style-name="Strong_20_Emphasis">Catatan Penting tentang Error Input:</text:span> Jika pengguna memasukkan data yang tidak dapat dikonversi ke tipe variabel yang diharapkan (misalnya, mengetik "abc" saat diminta <text:span text:style-name="Source_20_Text">Integer</text:span>), program akan berhenti dengan <text:span text:style-name="Emphasis">runtime error</text:span> (biasanya <text:span text:style-name="Source_20_Text">EConvertError</text:span>). Penanganan error input yang tangguh memerlukan penggunaan blok <text:span text:style-name="Source_20_Text">try..except</text:span>, yang akan kita bahas di Bab 13. Untuk saat ini, asumsikan pengguna memasukkan data dengan format yang benar.</text:p>
            <text:p text:style-name="Horizontal_20_Line"/>
            <text:p text:style-name="Text_20_body">Kita telah menyelesaikan Bab 2. Silakan berikan perintah <text:span text:style-name="Source_20_Text">YAX</text:span> untuk melanjutkan ke prompt berikutnya (Pengantar Bab 3).</text:p>
          </text:section>
          <text:section text:style-name="Sect1" text:name="feedback-form-37">
            <text:p text:style-name="P274"><text:soft-page-break/></text:p>
          </text:section>
        </text:section>
        <text:section text:style-name="Sect1" text:name="f23deccf607ed694">
          <text:p text:style-name="Text_20_body"/>
          <text:section text:style-name="Sect1" text:name="user-query-content-38">
            <text:p text:style-name="P529">yax </text:p>
          </text:section>
          <text:p text:style-name="P274">Tampilkan alur berpikir</text:p>
          <text:section text:style-name="Sect2" text:name="model-response-message-contentr_f23deccf607ed694">
            <text:p text:style-name="Text_20_body">Baik, kita lanjutkan ke Bab 3, pada hari Senin, 14 April 2025, pukul 8:39 AM WIB ini di Banda Aceh.</text:p>
            <text:p text:style-name="Text_20_body"><text:span text:style-name="Strong_20_Emphasis">(Jawaban untuk Prompt Pengantar Bab 3)</text:span></text:p>
            <text:p text:style-name="Text_20_body">Setelah kita memahami sintaks dasar dan cara melakukan input/output sederhana, langkah berikutnya adalah mempelajari bagaimana membuat program kita menjadi lebih dinamis dan cerdas. Program yang hanya menjalankan instruksi secara berurutan dari atas ke bawah sangat terbatas kemampuannya. Bab 3, "Mengendalikan Alur Program", akan membahas <text:span text:style-name="Strong_20_Emphasis">struktur kontrol</text:span> fundamental dalam Free Pascal. Struktur kontrol inilah yang memungkinkan program kita untuk:</text:p>
            <text:list xml:id="list501238016955049025" text:style-name="L66">
              <text:list-item>
                <text:p text:style-name="P327"><text:span text:style-name="Strong_20_Emphasis">Membuat Keputusan:</text:span> Menjalankan blok kode yang berbeda berdasarkan kondisi tertentu. Kita akan membahas dua mekanisme utama untuk ini: struktur <text:span text:style-name="Source_20_Text">if..then..else</text:span> yang universal dan struktur <text:span text:style-name="Source_20_Text">case..of</text:span> yang sangat efisien dan rapi untuk seleksi multi-cabang berbasis nilai ordinal. </text:p>
              </text:list-item>
              <text:list-item>
                <text:p text:style-name="P66"><text:span text:style-name="Strong_20_Emphasis">Melakukan Tugas Berulang:</text:span> Mengeksekusi blok kode berkali-kali. Kita akan mempelajari tiga jenis perulangan (loop) utama di Pascal: loop <text:span text:style-name="Source_20_Text">for</text:span> untuk iterasi yang jumlahnya sudah ditentukan, loop <text:span text:style-name="Source_20_Text">while..do</text:span> yang melakukan pengecekan kondisi di awal, dan loop <text:span text:style-name="Source_20_Text">repeat..until</text:span> yang unik karena melakukan pengecekan kondisi di akhir. </text:p>
              </text:list-item>
            </text:list>
            <text:p text:style-name="Text_20_body">Sebagaimana fokus buku ini untuk Anda yang sudah memiliki dasar pemrograman, kami tidak akan menjelaskan lagi <text:span text:style-name="Emphasis">apa</text:span> itu percabangan atau perulangan secara konseptual. Kami berasumsi Anda sudah memahaminya. Fokus kita di bab ini adalah pada:</text:p>
            <text:list xml:id="list4504539254246562639" text:style-name="L67">
              <text:list-item>
                <text:p text:style-name="P328"><text:span text:style-name="Strong_20_Emphasis">Sintaks Pascal yang Tepat:</text:span> Bagaimana menulis <text:span text:style-name="Source_20_Text">if</text:span>, <text:span text:style-name="Source_20_Text">case</text:span>, <text:span text:style-name="Source_20_Text">for</text:span>, <text:span text:style-name="Source_20_Text">while</text:span>, dan <text:span text:style-name="Source_20_Text">repeat</text:span> sesuai aturan Free Pascal. </text:p>
              </text:list-item>
              <text:list-item>
                <text:p text:style-name="P328"><text:span text:style-name="Strong_20_Emphasis">Contoh Penggunaan Praktis:</text:span> Melihat bagaimana struktur ini diterapkan dalam potongan kode untuk menyelesaikan masalah tertentu. </text:p>
              </text:list-item>
              <text:list-item>
                <text:p text:style-name="P67"><text:span text:style-name="Strong_20_Emphasis">Perbandingan Antar Struktur:</text:span> Memahami kapan sebaiknya menggunakan <text:span text:style-name="Source_20_Text">while</text:span> versus <text:span text:style-name="Source_20_Text">repeat..until</text:span>, atau mengapa <text:span text:style-name="Source_20_Text">case..of</text:span> seringkali lebih baik daripada rangkaian <text:span text:style-name="Source_20_Text">if..then..else if</text:span> yang panjang. </text:p>
              </text:list-item>
            </text:list>
            <text:p text:style-name="Text_20_body">Menguasai struktur kontrol ini adalah inti dari penulisan logika program. Tanpanya, kita tidak bisa membuat program yang merespons input secara fleksibel atau memproses data dalam jumlah besar. Mari kita pelajari cara mengendalikan alur eksekusi program Pascal Anda.</text:p>
            <text:p text:style-name="Horizontal_20_Line"/>
            <text:p text:style-name="Text_20_body">Silakan berikan perintah <text:span text:style-name="Source_20_Text">YAX</text:span> untuk melanjutkan ke prompt berikutnya (Pengantar Subbab: Percabangan).</text:p>
          </text:section>
          <text:section text:style-name="Sect1" text:name="feedback-form-38">
            <text:p text:style-name="P274"/>
          </text:section>
        </text:section>
        <text:section text:style-name="Sect1" text:name="96cfdbd9d1f48459">
          <text:p text:style-name="Text_20_body"/>
          <text:section text:style-name="Sect1" text:name="user-query-content-39">
            <text:p text:style-name="P529"><text:soft-page-break/>yax </text:p>
          </text:section>
          <text:p text:style-name="P274">Tampilkan alur berpikir</text:p>
          <text:section text:style-name="Sect2" text:name="model-response-message-contentr_96cfdbd9d1f48459">
            <text:p text:style-name="Text_20_body">Baik, kita mulai bagian pertama dari Bab 3 pada pukul 8:40 AM WIB ini.</text:p>
            <text:p text:style-name="Text_20_body"><text:span text:style-name="Strong_20_Emphasis">(Jawaban untuk Prompt Pengantar Subbab: Percabangan)</text:span></text:p>
            <text:p text:style-name="Text_20_body">Dalam alur eksekusi sebuah program, kita seringkali dihadapkan pada situasi di mana tindakan selanjutnya bergantung pada suatu kondisi. Misalnya, jika nilai input pengguna valid, proses data; jika tidak, tampilkan pesan error. Kemampuan untuk memilih jalur eksekusi yang berbeda berdasarkan kondisi inilah yang disebut <text:span text:style-name="Strong_20_Emphasis">percabangan</text:span> atau <text:span text:style-name="Emphasis">selection</text:span>. Struktur percabangan memungkinkan program kita membuat 'keputusan' dan berperilaku secara dinamis, bukan hanya mengikuti satu jalur lurus. Di bagian ini, kita akan membahas dua struktur percabangan utama yang disediakan oleh Free Pascal: struktur <text:span text:style-name="Source_20_Text">if..then..else</text:span> yang fundamental dan fleksibel, serta struktur <text:span text:style-name="Source_20_Text">case..of</text:span> yang elegan dan efisien untuk pemilihan berdasarkan nilai-nilai spesifik.</text:p>
            <text:p text:style-name="Horizontal_20_Line"/>
            <text:p text:style-name="Text_20_body">Silakan berikan perintah <text:span text:style-name="Source_20_Text">YAX</text:span> untuk melanjutkan ke prompt berikutnya (Sub-subbab: <text:span text:style-name="Source_20_Text">if..then..else</text:span>).</text:p>
          </text:section>
          <text:section text:style-name="Sect1" text:name="feedback-form-39">
            <text:p text:style-name="P274"/>
          </text:section>
        </text:section>
        <text:section text:style-name="Sect1" text:name="d07d25f0bd70ec78">
          <text:p text:style-name="Text_20_body"/>
          <text:section text:style-name="Sect1" text:name="user-query-content-40">
            <text:p text:style-name="P529">yax </text:p>
          </text:section>
          <text:p text:style-name="P274">Tampilkan alur berpikir</text:p>
          <text:section text:style-name="Sect2" text:name="model-response-message-contentr_d07d25f0bd70ec78">
            <text:p text:style-name="Text_20_body">Baik, melanjutkan pembahasan struktur kontrol pada pukul 8:42 AM WIB di Banda Aceh ini.</text:p>
            <text:p text:style-name="Text_20_body"><text:span text:style-name="Strong_20_Emphasis">(Jawaban untuk Prompt Isi Sub-subbab: </text:span><text:span text:style-name="Strong_20_Emphasis"><text:span text:style-name="Source_20_Text">if..then..else</text:span></text:span><text:span text:style-name="Strong_20_Emphasis">)</text:span></text:p>
            <text:p text:style-name="Text_20_body">Struktur <text:span text:style-name="Source_20_Text">if..then..else</text:span> adalah mekanisme pengambilan keputusan paling fundamental dan serbaguna dalam Free Pascal, sama seperti dalam banyak bahasa pemrograman lainnya. Ia memungkinkan program Anda untuk mengevaluasi sebuah kondisi boolean (yang bernilai <text:span text:style-name="Source_20_Text">True</text:span> atau <text:span text:style-name="Source_20_Text">False</text:span>) dan kemudian menjalankan blok kode yang berbeda tergantung pada hasil evaluasi tersebut.</text:p>
            <text:p text:style-name="Text_20_body"><text:span text:style-name="Strong_20_Emphasis">Bentuk-bentuk Sintaks </text:span><text:span text:style-name="Strong_20_Emphasis"><text:span text:style-name="Source_20_Text">if</text:span></text:span><text:span text:style-name="Strong_20_Emphasis">:</text:span></text:p>
            <text:list xml:id="list2066193713357487586" text:style-name="L68">
              <text:list-item>
                <text:p text:style-name="P68"><text:span text:style-name="Strong_20_Emphasis">Bentuk Sederhana: </text:span><text:span text:style-name="Strong_20_Emphasis"><text:span text:style-name="Source_20_Text">if..then</text:span></text:span></text:p>
                <text:list>
                  <text:list-item>
                    <text:p text:style-name="P329">Digunakan ketika Anda hanya ingin melakukan sesuatu jika kondisi terpenuhi, dan tidak melakukan apa-apa jika kondisi tidak terpenuhi. </text:p>
                  </text:list-item>
                  <text:list-item>
                    <text:p text:style-name="P329">Sintaks: </text:p>
                    <text:p text:style-name="P68">Delphi</text:p>
                    <text:p text:style-name="P562"><text:span text:style-name="Source_20_Text">if &lt;KondisiBoolean&gt; then</text:span></text:p>
                    <text:p text:style-name="P617"><text:span text:style-name="Source_20_Text"><text:s text:c="2"/>&lt;SatuStatement&gt;;</text:span></text:p>
                  </text:list-item>
                  <text:list-item>
                    <text:p text:style-name="P329">Keterangan: <text:span text:style-name="Source_20_Text">&lt;SatuStatement&gt;</text:span> hanya akan dieksekusi jika <text:span text:style-name="Source_20_Text">&lt;KondisiBoolean&gt;</text:span> bernilai <text:span text:style-name="Source_20_Text">True</text:span>. </text:p>
                  </text:list-item>
                  <text:list-item>
                    <text:p text:style-name="P329">Contoh: </text:p>
                    <text:p text:style-name="P68"><text:soft-page-break/>Delphi</text:p>
                    <text:p text:style-name="P562"><text:span text:style-name="Source_20_Text">var Temperatur: Real = 30.5;</text:span></text:p>
                    <text:p text:style-name="P562"><text:span text:style-name="Source_20_Text">begin</text:span></text:p>
                    <text:p text:style-name="P562"><text:span text:style-name="Source_20_Text"><text:s text:c="2"/>if Temperatur &gt; 28.0 then</text:span></text:p>
                    <text:p text:style-name="P562"><text:span text:style-name="Source_20_Text"><text:s text:c="4"/>WriteLn('Peringatan: Suhu cukup panas!'); // Hanya dieksekusi jika Temperatur &gt; 28.0</text:span></text:p>
                    <text:p text:style-name="P617"><text:span text:style-name="Source_20_Text">end.</text:span></text:p>
                  </text:list-item>
                </text:list>
              </text:list-item>
              <text:list-item>
                <text:p text:style-name="P68"><text:span text:style-name="Strong_20_Emphasis">Bentuk Lengkap: </text:span><text:span text:style-name="Strong_20_Emphasis"><text:span text:style-name="Source_20_Text">if..then..else</text:span></text:span></text:p>
                <text:list>
                  <text:list-item>
                    <text:p text:style-name="P329">Digunakan ketika Anda ingin melakukan satu hal jika kondisi benar, dan hal lain jika kondisi salah. </text:p>
                  </text:list-item>
                  <text:list-item>
                    <text:p text:style-name="P329">Sintaks: </text:p>
                    <text:p text:style-name="P68">Delphi</text:p>
                    <text:p text:style-name="P562"><text:span text:style-name="Source_20_Text">if &lt;KondisiBoolean&gt; then</text:span></text:p>
                    <text:p text:style-name="P562"><text:span text:style-name="Source_20_Text"><text:s text:c="2"/>&lt;StatementJikaTrue&gt;</text:span></text:p>
                    <text:p text:style-name="P562"><text:span text:style-name="Source_20_Text">else</text:span></text:p>
                    <text:p text:style-name="P617"><text:span text:style-name="Source_20_Text"><text:s text:c="2"/>&lt;StatementJikaFalse&gt;;</text:span></text:p>
                  </text:list-item>
                  <text:list-item>
                    <text:p text:style-name="P329">Keterangan: Jika <text:span text:style-name="Source_20_Text">&lt;KondisiBoolean&gt;</text:span> bernilai <text:span text:style-name="Source_20_Text">True</text:span>, maka <text:span text:style-name="Source_20_Text">&lt;StatementJikaTrue&gt;</text:span> dieksekusi. Jika <text:span text:style-name="Source_20_Text">False</text:span>, maka <text:span text:style-name="Source_20_Text">&lt;StatementJikaFalse&gt;</text:span> yang dieksekusi. </text:p>
                  </text:list-item>
                  <text:list-item>
                    <text:p text:style-name="P329">Contoh: </text:p>
                    <text:p text:style-name="P68">Delphi</text:p>
                    <text:p text:style-name="P562"><text:span text:style-name="Source_20_Text">var NilaiUjian: Integer = 75;</text:span></text:p>
                    <text:p text:style-name="P562"><text:span text:style-name="Source_20_Text"><text:s text:c="4"/>Status: string;</text:span></text:p>
                    <text:p text:style-name="P562"><text:span text:style-name="Source_20_Text">begin</text:span></text:p>
                    <text:p text:style-name="P562"><text:span text:style-name="Source_20_Text"><text:s text:c="2"/>if NilaiUjian &gt;= 60 then</text:span></text:p>
                    <text:p text:style-name="P562"><text:span text:style-name="Source_20_Text"><text:s text:c="4"/>Status := 'Lulus' // Dieksekusi jika NilaiUjian &gt;= 60</text:span></text:p>
                    <text:p text:style-name="P562"><text:span text:style-name="Source_20_Text"><text:s text:c="2"/>else</text:span></text:p>
                    <text:p text:style-name="P562"><text:span text:style-name="Source_20_Text"><text:s text:c="4"/>Status := 'Gagal'; // Dieksekusi jika NilaiUjian &lt; 60</text:span></text:p>
                    <text:p text:style-name="P562"><text:span text:style-name="Source_20_Text"><text:s text:c="2"/>WriteLn('Status Ujian: ', Status);</text:span></text:p>
                    <text:p text:style-name="P617"><text:span text:style-name="Source_20_Text">end.</text:span></text:p>
                  </text:list-item>
                </text:list>
              </text:list-item>
            </text:list>
            <text:p text:style-name="Text_20_body"><text:span text:style-name="Strong_20_Emphasis">Menangani Beberapa Statement: Pentingnya </text:span><text:span text:style-name="Strong_20_Emphasis"><text:span text:style-name="Source_20_Text">begin..end</text:span></text:span></text:p>
            <text:p text:style-name="Text_20_body">Aturan penting dalam Pascal: klausa <text:span text:style-name="Source_20_Text">then</text:span> dan <text:span text:style-name="Source_20_Text">else</text:span> secara sintaksis hanya mengharapkan <text:span text:style-name="Strong_20_Emphasis">satu</text:span> statement setelahnya. Jika Anda perlu menjalankan <text:span text:style-name="Strong_20_Emphasis">lebih dari satu</text:span> statement dalam cabang <text:span text:style-name="Source_20_Text">then</text:span> atau <text:span text:style-name="Source_20_Text">else</text:span>, Anda <text:span text:style-name="Strong_20_Emphasis">wajib</text:span> mengelompokkan statement-statement tersebut di dalam blok <text:span text:style-name="Strong_20_Emphasis"><text:span text:style-name="Source_20_Text">begin..end;</text:span></text:span>.</text:p>
            <text:list xml:id="list7481206397515998398" text:style-name="L69">
              <text:list-item>
                <text:p text:style-name="P330">Sintaks dengan <text:span text:style-name="Source_20_Text">begin..end</text:span>: </text:p>
                <text:p text:style-name="P69">Delphi</text:p>
                <text:p text:style-name="P563"><text:span text:style-name="Source_20_Text">if &lt;KondisiBoolean&gt; then</text:span></text:p>
                <text:p text:style-name="P563"><text:span text:style-name="Source_20_Text">begin // &lt;-- Blok untuk cabang True</text:span></text:p>
                <text:p text:style-name="P563"><text:span text:style-name="Source_20_Text"><text:s text:c="2"/>Statement1_JikaTrue;</text:span></text:p>
                <text:p text:style-name="P563"><text:span text:style-name="Source_20_Text"><text:s text:c="2"/>Statement2_JikaTrue;</text:span></text:p>
                <text:p text:style-name="P563"><text:span text:style-name="Source_20_Text"><text:s text:c="2"/>// ...</text:span></text:p>
                <text:p text:style-name="P563"><text:span text:style-name="Source_20_Text">end // &lt;-- Akhir blok True</text:span></text:p>
                <text:p text:style-name="P563"><text:span text:style-name="Source_20_Text">else</text:span></text:p>
                <text:p text:style-name="P563"><text:soft-page-break/><text:span text:style-name="Source_20_Text">begin // &lt;-- Blok untuk cabang False</text:span></text:p>
                <text:p text:style-name="P563"><text:span text:style-name="Source_20_Text"><text:s text:c="2"/>Statement1_JikaFalse;</text:span></text:p>
                <text:p text:style-name="P563"><text:span text:style-name="Source_20_Text"><text:s text:c="2"/>Statement2_JikaFalse;</text:span></text:p>
                <text:p text:style-name="P563"><text:span text:style-name="Source_20_Text"><text:s text:c="2"/>// ...</text:span></text:p>
                <text:p text:style-name="P618"><text:span text:style-name="Source_20_Text">end; // &lt;-- Akhir blok False (perhatikan titik koma)</text:span></text:p>
              </text:list-item>
              <text:list-item>
                <text:p text:style-name="P330">Contoh: </text:p>
                <text:p text:style-name="P69">Delphi</text:p>
                <text:p text:style-name="P563"><text:span text:style-name="Source_20_Text">var Stok: Integer = 5;</text:span></text:p>
                <text:p text:style-name="P563"><text:span text:style-name="Source_20_Text"><text:s text:c="4"/>Pesan: string;</text:span></text:p>
                <text:p text:style-name="P563"><text:span text:style-name="Source_20_Text"><text:s text:c="4"/>PerluPesanUlang: Boolean = False;</text:span></text:p>
                <text:p text:style-name="P563"><text:span text:style-name="Source_20_Text">begin</text:span></text:p>
                <text:p text:style-name="P563"><text:span text:style-name="Source_20_Text"><text:s text:c="2"/>if Stok &lt;= 10 then</text:span></text:p>
                <text:p text:style-name="P563"><text:span text:style-name="Source_20_Text"><text:s text:c="2"/>begin // Butuh begin..end karena ada &gt; 1 statement</text:span></text:p>
                <text:p text:style-name="P563"><text:span text:style-name="Source_20_Text"><text:s text:c="4"/>Pesan := 'Stok menipis!';</text:span></text:p>
                <text:p text:style-name="P563"><text:span text:style-name="Source_20_Text"><text:s text:c="4"/>PerluPesanUlang := True;</text:span></text:p>
                <text:p text:style-name="P563"><text:span text:style-name="Source_20_Text"><text:s text:c="4"/>WriteLn('Memproses pemesanan ulang...');</text:span></text:p>
                <text:p text:style-name="P563"><text:span text:style-name="Source_20_Text"><text:s text:c="2"/>end</text:span></text:p>
                <text:p text:style-name="P563"><text:span text:style-name="Source_20_Text"><text:s text:c="2"/>else</text:span></text:p>
                <text:p text:style-name="P563"><text:span text:style-name="Source_20_Text"><text:s text:c="2"/>begin</text:span></text:p>
                <text:p text:style-name="P563"><text:span text:style-name="Source_20_Text"><text:s text:c="4"/>Pesan := 'Stok cukup.';</text:span></text:p>
                <text:p text:style-name="P563"><text:span text:style-name="Source_20_Text"><text:s text:c="4"/>// PerluPesanUlang tetap False (nilai defaultnya)</text:span></text:p>
                <text:p text:style-name="P563"><text:span text:style-name="Source_20_Text"><text:s text:c="2"/>end;</text:span></text:p>
                <text:p text:style-name="P563"><text:span text:style-name="Source_20_Text"><text:s text:c="2"/>WriteLn(Pesan);</text:span></text:p>
                <text:p text:style-name="P563"><text:span text:style-name="Source_20_Text"><text:s text:c="2"/>if PerluPesanUlang then WriteLn('Harap segera pesan stok baru!');</text:span></text:p>
                <text:p text:style-name="P618"><text:span text:style-name="Source_20_Text">end.</text:span></text:p>
              </text:list-item>
            </text:list>
            <text:p text:style-name="Text_20_body"><text:span text:style-name="Strong_20_Emphasis">Kondisi Kompleks</text:span></text:p>
            <text:p text:style-name="Text_20_body"><text:span text:style-name="Source_20_Text">&lt;KondisiBoolean&gt;</text:span> dalam <text:span text:style-name="Source_20_Text">if</text:span> dapat berupa ekspresi boolean kompleks yang melibatkan operator relasional (<text:span text:style-name="Source_20_Text">=</text:span>, <text:span text:style-name="Source_20_Text">&lt;&gt;</text:span>, <text:span text:style-name="Source_20_Text">&lt;</text:span>, <text:span text:style-name="Source_20_Text">&gt;</text:span>, <text:span text:style-name="Source_20_Text">&lt;=</text:span>, <text:span text:style-name="Source_20_Text">&gt;=</text:span>) dan operator logika (<text:span text:style-name="Source_20_Text">and</text:span>, <text:span text:style-name="Source_20_Text">or</text:span>, <text:span text:style-name="Source_20_Text">not</text:span>). Gunakan tanda kurung <text:span text:style-name="Source_20_Text">()</text:span> untuk mengontrol urutan evaluasi jika diperlukan.</text:p>
            <text:p text:style-name="Text_20_body">Delphi</text:p>
            <text:p text:style-name="Preformatted_20_Text"><text:span text:style-name="Source_20_Text">var Umur: Integer = 25;</text:span></text:p>
            <text:p text:style-name="Preformatted_20_Text"><text:span text:style-name="Source_20_Text"><text:s text:c="4"/>PunyaSIM: Boolean = True;</text:span></text:p>
            <text:p text:style-name="Preformatted_20_Text"><text:span text:style-name="Source_20_Text"><text:s text:c="4"/>KondisiFit: Boolean = True;</text:span></text:p>
            <text:p text:style-name="Preformatted_20_Text"><text:span text:style-name="Source_20_Text">begin</text:span></text:p>
            <text:p text:style-name="Preformatted_20_Text"><text:span text:style-name="Source_20_Text"><text:s text:c="2"/>if (Umur &gt;= 18) and PunyaSIM and KondisiFit then</text:span></text:p>
            <text:p text:style-name="Preformatted_20_Text"><text:span text:style-name="Source_20_Text"><text:s text:c="4"/>WriteLn('Boleh mengemudi.')</text:span></text:p>
            <text:p text:style-name="Preformatted_20_Text"><text:span text:style-name="Source_20_Text"><text:s text:c="2"/>else</text:span></text:p>
            <text:p text:style-name="Preformatted_20_Text"><text:span text:style-name="Source_20_Text"><text:s text:c="4"/>WriteLn('Tidak memenuhi syarat mengemudi.');</text:span></text:p>
            <text:p text:style-name="P609"><text:span text:style-name="Source_20_Text">end.</text:span></text:p>
            <text:p text:style-name="Text_20_body"><text:span text:style-name="Strong_20_Emphasis"><text:span text:style-name="Source_20_Text">if</text:span></text:span><text:span text:style-name="Strong_20_Emphasis"> Bersarang (Nested If)</text:span></text:p>
            <text:p text:style-name="Text_20_body">Anda dapat menempatkan statement <text:span text:style-name="Source_20_Text">if</text:span> di dalam cabang <text:span text:style-name="Source_20_Text">then</text:span> atau <text:span text:style-name="Source_20_Text">else</text:span> dari statement <text:span text:style-name="Source_20_Text">if</text:span> lainnya.</text:p>
            <text:p text:style-name="Text_20_body">Delphi</text:p>
            <text:p text:style-name="Preformatted_20_Text"><text:span text:style-name="Source_20_Text">var Skor: Integer = 85;</text:span></text:p>
            <text:p text:style-name="Preformatted_20_Text"><text:span text:style-name="Source_20_Text"><text:s text:c="4"/>Predikat: Char;</text:span></text:p>
            <text:p text:style-name="Preformatted_20_Text"><text:soft-page-break/><text:span text:style-name="Source_20_Text">begin</text:span></text:p>
            <text:p text:style-name="Preformatted_20_Text"><text:span text:style-name="Source_20_Text"><text:s text:c="2"/>if Skor &gt;= 0 then // Pastikan skor tidak negatif</text:span></text:p>
            <text:p text:style-name="Preformatted_20_Text"><text:span text:style-name="Source_20_Text"><text:s text:c="2"/>begin</text:span></text:p>
            <text:p text:style-name="Preformatted_20_Text"><text:span text:style-name="Source_20_Text"><text:s text:c="4"/>if Skor &gt;= 80 then</text:span></text:p>
            <text:p text:style-name="Preformatted_20_Text"><text:span text:style-name="Source_20_Text"><text:s text:c="6"/>Predikat := 'A'</text:span></text:p>
            <text:p text:style-name="Preformatted_20_Text"><text:span text:style-name="Source_20_Text"><text:s text:c="4"/>else if Skor &gt;= 65 then // Ini sebenarnya else dari if Skor &gt;= 80</text:span></text:p>
            <text:p text:style-name="Preformatted_20_Text"><text:span text:style-name="Source_20_Text"><text:s text:c="6"/>Predikat := 'B'</text:span></text:p>
            <text:p text:style-name="Preformatted_20_Text"><text:span text:style-name="Source_20_Text"><text:s text:c="4"/>else if Skor &gt;= 50 then</text:span></text:p>
            <text:p text:style-name="Preformatted_20_Text"><text:span text:style-name="Source_20_Text"><text:s text:c="6"/>Predikat := 'C'</text:span></text:p>
            <text:p text:style-name="Preformatted_20_Text"><text:span text:style-name="Source_20_Text"><text:s text:c="4"/>else</text:span></text:p>
            <text:p text:style-name="Preformatted_20_Text"><text:span text:style-name="Source_20_Text"><text:s text:c="6"/>Predikat := 'D';</text:span></text:p>
            <text:p text:style-name="Preformatted_20_Text"><text:span text:style-name="Source_20_Text"><text:s text:c="4"/>WriteLn('Predikat Anda: ', Predikat);</text:span></text:p>
            <text:p text:style-name="Preformatted_20_Text"><text:span text:style-name="Source_20_Text"><text:s text:c="2"/>end</text:span></text:p>
            <text:p text:style-name="Preformatted_20_Text"><text:span text:style-name="Source_20_Text"><text:s text:c="2"/>else</text:span></text:p>
            <text:p text:style-name="Preformatted_20_Text"><text:span text:style-name="Source_20_Text"><text:s text:c="4"/>WriteLn('Skor tidak valid.');</text:span></text:p>
            <text:p text:style-name="P609"><text:span text:style-name="Source_20_Text">end.</text:span></text:p>
            <text:p text:style-name="Text_20_body"><text:span text:style-name="Strong_20_Emphasis">Masalah "Dangling Else" dan Peran </text:span><text:span text:style-name="Strong_20_Emphasis"><text:span text:style-name="Source_20_Text">begin..end</text:span></text:span></text:p>
            <text:p text:style-name="Text_20_body">Dalam <text:span text:style-name="Source_20_Text">if</text:span> bersarang, bisa muncul ambiguitas: <text:span text:style-name="Source_20_Text">if Cond1 then if Cond2 then Stmt1 else Stmt2;</text:span></text:p>
            <text:p text:style-name="Text_20_body">Apakah <text:span text:style-name="Source_20_Text">else Stmt2</text:span> milik <text:span text:style-name="Source_20_Text">if Cond1</text:span> atau <text:span text:style-name="Source_20_Text">if Cond2</text:span>? Aturan Pascal (dan banyak bahasa lain) adalah: <text:span text:style-name="Source_20_Text">else</text:span> selalu berpasangan dengan <text:span text:style-name="Source_20_Text">if</text:span> terdekat sebelumnya yang belum memiliki pasangan <text:span text:style-name="Source_20_Text">else</text:span> (dalam contoh di atas, <text:span text:style-name="Source_20_Text">else Stmt2</text:span> milik <text:span text:style-name="Source_20_Text">if Cond2</text:span>).</text:p>
            <text:p text:style-name="Text_20_body">Untuk menghindari kebingungan atau untuk secara eksplisit mengikat <text:span text:style-name="Source_20_Text">else</text:span> ke <text:span text:style-name="Source_20_Text">if</text:span> yang lebih luar, gunakan <text:span text:style-name="Source_20_Text">begin..end</text:span>:</text:p>
            <text:list xml:id="list6029772884395787367" text:style-name="L70">
              <text:list-item>
                <text:p text:style-name="P331"><text:span text:style-name="Strong_20_Emphasis"><text:span text:style-name="Source_20_Text">else</text:span></text:span><text:span text:style-name="Strong_20_Emphasis"> milik </text:span><text:span text:style-name="Strong_20_Emphasis"><text:span text:style-name="Source_20_Text">if</text:span></text:span><text:span text:style-name="Strong_20_Emphasis"> dalam:</text:span> (Perilaku default, <text:span text:style-name="Source_20_Text">begin..end</text:span> hanya untuk kejelasan) </text:p>
                <text:p text:style-name="P70">Delphi</text:p>
                <text:p text:style-name="P564"><text:span text:style-name="Source_20_Text">if Cond1 then</text:span></text:p>
                <text:p text:style-name="P564"><text:span text:style-name="Source_20_Text">begin</text:span></text:p>
                <text:p text:style-name="P564"><text:span text:style-name="Source_20_Text"><text:s text:c="2"/>if Cond2 then</text:span></text:p>
                <text:p text:style-name="P564"><text:span text:style-name="Source_20_Text"><text:s text:c="5"/>Stmt1</text:span></text:p>
                <text:p text:style-name="P564"><text:span text:style-name="Source_20_Text"><text:s text:c="2"/>else // Milik if Cond2</text:span></text:p>
                <text:p text:style-name="P564"><text:span text:style-name="Source_20_Text"><text:s text:c="5"/>Stmt2;</text:span></text:p>
                <text:p text:style-name="P619"><text:span text:style-name="Source_20_Text">end;</text:span></text:p>
              </text:list-item>
              <text:list-item>
                <text:p text:style-name="P331"><text:span text:style-name="Strong_20_Emphasis"><text:span text:style-name="Source_20_Text">else</text:span></text:span><text:span text:style-name="Strong_20_Emphasis"> milik </text:span><text:span text:style-name="Strong_20_Emphasis"><text:span text:style-name="Source_20_Text">if</text:span></text:span><text:span text:style-name="Strong_20_Emphasis"> luar:</text:span> </text:p>
                <text:p text:style-name="P70">Delphi</text:p>
                <text:p text:style-name="P564"><text:span text:style-name="Source_20_Text">if Cond1 then</text:span></text:p>
                <text:p text:style-name="P564"><text:span text:style-name="Source_20_Text">begin</text:span></text:p>
                <text:p text:style-name="P564"><text:span text:style-name="Source_20_Text"><text:s text:c="2"/>if Cond2 then</text:span></text:p>
                <text:p text:style-name="P564"><text:span text:style-name="Source_20_Text"><text:s text:c="5"/>Stmt1;</text:span></text:p>
                <text:p text:style-name="P564"><text:span text:style-name="Source_20_Text"><text:s text:c="2"/>// Tidak ada else untuk if Cond2 di sini</text:span></text:p>
                <text:p text:style-name="P564"><text:span text:style-name="Source_20_Text">end</text:span></text:p>
                <text:p text:style-name="P564"><text:span text:style-name="Source_20_Text">else // Milik if Cond1</text:span></text:p>
                <text:p text:style-name="P619"><text:span text:style-name="Source_20_Text"><text:s text:c="2"/>Stmt2;</text:span></text:p>
              </text:list-item>
            </text:list>
            <text:p text:style-name="Text_20_body">Sebaiknya selalu gunakan <text:span text:style-name="Source_20_Text">begin..end</text:span> dalam <text:span text:style-name="Source_20_Text">if</text:span> bersarang, bahkan jika hanya ada satu statement di dalamnya, untuk membuat struktur kode menjadi sangat jelas dan <text:soft-page-break/>menghindari ambiguitas "dangling else".</text:p>
            <text:p text:style-name="Text_20_body">Struktur <text:span text:style-name="Source_20_Text">if..then..else</text:span> adalah tulang punggung logika pengambilan keputusan dalam program Pascal Anda.</text:p>
            <text:p text:style-name="Horizontal_20_Line"/>
            <text:p text:style-name="Text_20_body">Silakan berikan perintah <text:span text:style-name="Source_20_Text">YAX</text:span> untuk melanjutkan ke prompt berikutnya (Sub-subbab: <text:span text:style-name="Source_20_Text">case..of..else..end</text:span>).</text:p>
          </text:section>
          <text:section text:style-name="Sect1" text:name="feedback-form-40">
            <text:p text:style-name="P274"/>
          </text:section>
        </text:section>
        <text:section text:style-name="Sect1" text:name="fc17f57b183c1589">
          <text:p text:style-name="Text_20_body"/>
          <text:section text:style-name="Sect1" text:name="user-query-content-41">
            <text:p text:style-name="P529">yax </text:p>
          </text:section>
          <text:p text:style-name="P274">Tampilkan alur berpikir</text:p>
          <text:section text:style-name="Sect2" text:name="model-response-message-contentr_fc17f57b183c1589">
            <text:p text:style-name="Text_20_body">Tentu, mari kita lanjutkan pembahasan struktur kontrol di Banda Aceh pada pukul 8:44 AM WIB ini dengan struktur <text:span text:style-name="Source_20_Text">case..of</text:span>.</text:p>
            <text:p text:style-name="Text_20_body"><text:span text:style-name="Strong_20_Emphasis">(Jawaban untuk Prompt Isi Sub-subbab: </text:span><text:span text:style-name="Strong_20_Emphasis"><text:span text:style-name="Source_20_Text">case..of..else..end</text:span></text:span><text:span text:style-name="Strong_20_Emphasis">)</text:span></text:p>
            <text:p text:style-name="Text_20_body">Selain <text:span text:style-name="Source_20_Text">if..then..else</text:span>, Free Pascal menyediakan struktur percabangan multi-cabang lain yang sangat kuat dan seringkali lebih elegan, yaitu <text:span text:style-name="Strong_20_Emphasis"><text:span text:style-name="Source_20_Text">case..of</text:span></text:span>. Struktur ini ideal digunakan ketika Anda perlu memilih satu tindakan dari banyak kemungkinan berdasarkan nilai dari sebuah ekspresi tunggal yang bertipe <text:span text:style-name="Strong_20_Emphasis">ordinal</text:span>.</text:p>
            <text:p text:style-name="Text_20_body"><text:span text:style-name="Strong_20_Emphasis">Tipe Ordinal?</text:span> Ingat kembali dari Bab 2, tipe ordinal adalah tipe data yang nilai-nilainya memiliki urutan yang jelas dan terdefinisi, seperti semua tipe Integer (<text:span text:style-name="Source_20_Text">Integer</text:span>, <text:span text:style-name="Source_20_Text">Byte</text:span>, <text:span text:style-name="Source_20_Text">Word</text:span>, dll.), <text:span text:style-name="Source_20_Text">Char</text:span>, <text:span text:style-name="Source_20_Text">Boolean</text:span>, dan tipe Enumerasi yang Anda definisikan sendiri. Tipe seperti <text:span text:style-name="Source_20_Text">Real</text:span> (floating-point) atau <text:span text:style-name="Source_20_Text">String</text:span> <text:span text:style-name="Emphasis">tidak dapat</text:span> digunakan secara langsung sebagai selector dalam <text:span text:style-name="Source_20_Text">case..of</text:span>.</text:p>
            <text:p text:style-name="Text_20_body"><text:span text:style-name="Strong_20_Emphasis">Sintaks Dasar:</text:span></text:p>
            <text:p text:style-name="Text_20_body">Struktur umum <text:span text:style-name="Source_20_Text">case..of</text:span> adalah sebagai berikut:</text:p>
            <text:p text:style-name="Text_20_body">Delphi</text:p>
            <text:p text:style-name="Preformatted_20_Text"><text:span text:style-name="Source_20_Text">case &lt;SelectorExpression&gt; of</text:span></text:p>
            <text:p text:style-name="Preformatted_20_Text"><text:span text:style-name="Source_20_Text"><text:s text:c="2"/>&lt;DaftarKasus1&gt;: &lt;Statement1&gt;;</text:span></text:p>
            <text:p text:style-name="Preformatted_20_Text"><text:span text:style-name="Source_20_Text"><text:s text:c="2"/>&lt;DaftarKasus2&gt;: &lt;Statement2&gt;;</text:span></text:p>
            <text:p text:style-name="Preformatted_20_Text"><text:span text:style-name="Source_20_Text"><text:s text:c="2"/>// ...</text:span></text:p>
            <text:p text:style-name="Preformatted_20_Text"><text:span text:style-name="Source_20_Text"><text:s text:c="2"/>&lt;DaftarKasusN&gt;: &lt;StatementN&gt;;</text:span></text:p>
            <text:p text:style-name="Preformatted_20_Text"><text:span text:style-name="Source_20_Text">[else // atau 'otherwise' - bagian ini opsional</text:span></text:p>
            <text:p text:style-name="Preformatted_20_Text"><text:span text:style-name="Source_20_Text"><text:s text:c="2"/>&lt;StatementDefault&gt;;]</text:span></text:p>
            <text:p text:style-name="P609"><text:span text:style-name="Source_20_Text">end; // Wajib diakhiri dengan 'end;'</text:span></text:p>
            <text:p text:style-name="Text_20_body">Mari kita bedah komponennya:</text:p>
            <text:list xml:id="list710916031061697003" text:style-name="L71">
              <text:list-item>
                <text:p text:style-name="P332"><text:span text:style-name="Strong_20_Emphasis"><text:span text:style-name="Source_20_Text">case &lt;SelectorExpression&gt; of</text:span></text:span>: <text:span text:style-name="Source_20_Text">&lt;SelectorExpression&gt;</text:span> adalah ekspresi yang dievaluasi, dan hasilnya (yang harus bertipe ordinal) akan dibandingkan dengan daftar kasus di bawahnya. </text:p>
              </text:list-item>
              <text:list-item>
                <text:p text:style-name="P332"><text:span text:style-name="Strong_20_Emphasis"><text:span text:style-name="Source_20_Text">&lt;DaftarKasusX&gt;:</text:span></text:span>: Ini adalah satu atau lebih nilai konstanta, atau rentang konstanta, yang dipisahkan oleh koma (<text:span text:style-name="Source_20_Text">,</text:span>) atau menggunakan notasi rentang (<text:span text:style-name="Source_20_Text">..</text:span>), <text:soft-page-break/>yang cocok dengan tipe data <text:span text:style-name="Source_20_Text">&lt;SelectorExpression&gt;</text:span>. Diikuti oleh tanda titik dua (<text:span text:style-name="Source_20_Text">:</text:span>). </text:p>
                <text:list>
                  <text:list-item>
                    <text:p text:style-name="P332">Contoh Daftar Kasus: </text:p>
                    <text:list>
                      <text:list-item>
                        <text:p text:style-name="P332">Nilai tunggal: <text:span text:style-name="Source_20_Text">1:</text:span> </text:p>
                      </text:list-item>
                      <text:list-item>
                        <text:p text:style-name="P332">Daftar nilai: <text:span text:style-name="Source_20_Text">2, 4, 6, 8:</text:span> </text:p>
                      </text:list-item>
                      <text:list-item>
                        <text:p text:style-name="P332">Rentang nilai: <text:span text:style-name="Source_20_Text">'A'..'Z':</text:span> </text:p>
                      </text:list-item>
                      <text:list-item>
                        <text:p text:style-name="P332">Kombinasi: <text:span text:style-name="Source_20_Text">'a'..'z', 'A'..'Z':</text:span> </text:p>
                      </text:list-item>
                    </text:list>
                  </text:list-item>
                </text:list>
              </text:list-item>
              <text:list-item>
                <text:p text:style-name="P332"><text:span text:style-name="Strong_20_Emphasis"><text:span text:style-name="Source_20_Text">&lt;StatementX&gt;</text:span></text:span>: Statement yang akan dieksekusi jika nilai <text:span text:style-name="Source_20_Text">&lt;SelectorExpression&gt;</text:span> cocok dengan salah satu nilai dalam <text:span text:style-name="Source_20_Text">&lt;DaftarKasusX&gt;</text:span> yang bersesuaian. Jika perlu mengeksekusi lebih dari satu statement, gunakan blok <text:span text:style-name="Source_20_Text">begin..end;</text:span>. Eksekusi akan melompat ke <text:span text:style-name="Source_20_Text">end;</text:span> setelah statement kasus yang cocok selesai. </text:p>
              </text:list-item>
              <text:list-item>
                <text:p text:style-name="P332"><text:span text:style-name="Strong_20_Emphasis"><text:span text:style-name="Source_20_Text">else</text:span></text:span><text:span text:style-name="Strong_20_Emphasis"> (atau </text:span><text:span text:style-name="Strong_20_Emphasis"><text:span text:style-name="Source_20_Text">otherwise</text:span></text:span><text:span text:style-name="Strong_20_Emphasis">)</text:span>: Klausa opsional ini akan dieksekusi jika nilai <text:span text:style-name="Source_20_Text">&lt;SelectorExpression&gt;</text:span> <text:span text:style-name="Strong_20_Emphasis">tidak cocok</text:span> dengan <text:span text:style-name="Emphasis">semua</text:span> <text:span text:style-name="Source_20_Text">&lt;DaftarKasus&gt;</text:span> yang didefinisikan sebelumnya. Jika klausa <text:span text:style-name="Source_20_Text">else</text:span> tidak ada dan tidak ada kasus yang cocok, tidak ada statement di dalam <text:span text:style-name="Source_20_Text">case</text:span> yang dieksekusi, dan program melanjutkan setelah <text:span text:style-name="Source_20_Text">end;</text:span>. Kata kunci <text:span text:style-name="Source_20_Text">otherwise</text:span> adalah sinonim untuk <text:span text:style-name="Source_20_Text">else</text:span> dan bisa digunakan untuk kejelasan. </text:p>
              </text:list-item>
              <text:list-item>
                <text:p text:style-name="P71"><text:span text:style-name="Strong_20_Emphasis"><text:span text:style-name="Source_20_Text">end;</text:span></text:span>: Menandai akhir dari keseluruhan struktur <text:span text:style-name="Source_20_Text">case..of</text:span>. </text:p>
              </text:list-item>
            </text:list>
            <text:p text:style-name="Text_20_body"><text:span text:style-name="Strong_20_Emphasis">Keunggulan Dibandingkan </text:span><text:span text:style-name="Strong_20_Emphasis"><text:span text:style-name="Source_20_Text">if..then..else if</text:span></text:span><text:span text:style-name="Strong_20_Emphasis"> Berantai:</text:span></text:p>
            <text:p text:style-name="Text_20_body">Untuk situasi di mana percabangan didasarkan pada banyak nilai diskrit atau rentang dari satu variabel ordinal, <text:span text:style-name="Source_20_Text">case..of</text:span> seringkali:</text:p>
            <text:list xml:id="list5186291721124289408" text:style-name="L72">
              <text:list-item>
                <text:p text:style-name="P333"><text:span text:style-name="Strong_20_Emphasis">Lebih Mudah Dibaca:</text:span> Strukturnya lebih datar dan jelas menunjukkan hubungan antara nilai selector dan aksi yang diambil. </text:p>
              </text:list-item>
              <text:list-item>
                <text:p text:style-name="P333"><text:span text:style-name="Strong_20_Emphasis">Lebih Rapi:</text:span> Menghindari penulisan <text:span text:style-name="Source_20_Text">else if ... then</text:span> yang berulang-ulang. </text:p>
              </text:list-item>
              <text:list-item>
                <text:p text:style-name="P72"><text:span text:style-name="Strong_20_Emphasis">Potensial Lebih Efisien:</text:span> Kompiler sering dapat mengoptimalkan <text:span text:style-name="Source_20_Text">case..of</text:span> menjadi struktur data yang efisien seperti <text:span text:style-name="Emphasis">jump table</text:span>, yang bisa lebih cepat daripada mengevaluasi serangkaian kondisi <text:span text:style-name="Source_20_Text">if</text:span> secara sekuensial. </text:p>
              </text:list-item>
            </text:list>
            <text:p text:style-name="Text_20_body"><text:span text:style-name="Strong_20_Emphasis">Contoh Penggunaan:</text:span></text:p>
            <text:list xml:id="list8939567410735013550" text:style-name="L73">
              <text:list-item>
                <text:p text:style-name="P73"><text:span text:style-name="Strong_20_Emphasis">Dengan Integer (Menu Pilihan):</text:span></text:p>
                <text:p text:style-name="P73">Delphi</text:p>
                <text:p text:style-name="P565"><text:span text:style-name="Source_20_Text">var Pilihan: Integer;</text:span></text:p>
                <text:p text:style-name="P565"><text:span text:style-name="Source_20_Text">begin</text:span></text:p>
                <text:p text:style-name="P565"><text:span text:style-name="Source_20_Text"><text:s text:c="2"/>WriteLn('Menu: 1. Tambah Data, 2. Hapus Data, 3. Edit Data, 0. Keluar');</text:span></text:p>
                <text:p text:style-name="P565"><text:span text:style-name="Source_20_Text"><text:s text:c="2"/>Write('Pilih [0-3]: ');</text:span></text:p>
                <text:p text:style-name="P565"><text:span text:style-name="Source_20_Text"><text:s text:c="2"/>ReadLn(Pilihan);</text:span></text:p>
                <text:p text:style-name="P565"/>
                <text:p text:style-name="P565"><text:span text:style-name="Source_20_Text"><text:s text:c="2"/>case Pilihan of</text:span></text:p>
                <text:p text:style-name="P565"><text:span text:style-name="Source_20_Text"><text:s text:c="4"/>1: WriteLn('Memproses penambahan data...');</text:span></text:p>
                <text:p text:style-name="P565"><text:span text:style-name="Source_20_Text"><text:s text:c="4"/>2: WriteLn('Memproses penghapusan data...');</text:span></text:p>
                <text:p text:style-name="P565"><text:span text:style-name="Source_20_Text"><text:s text:c="4"/>3: WriteLn('Memproses pengeditan data...');</text:span></text:p>
                <text:p text:style-name="P565"><text:span text:style-name="Source_20_Text"><text:s text:c="4"/>0: WriteLn('Keluar dari program...');</text:span></text:p>
                <text:p text:style-name="P565"><text:soft-page-break/><text:span text:style-name="Source_20_Text"><text:s text:c="2"/>else</text:span></text:p>
                <text:p text:style-name="P565"><text:span text:style-name="Source_20_Text"><text:s text:c="4"/>WriteLn('Pilihan tidak valid!');</text:span></text:p>
                <text:p text:style-name="P565"><text:span text:style-name="Source_20_Text"><text:s text:c="2"/>end; // Akhir case</text:span></text:p>
                <text:p text:style-name="P620"><text:span text:style-name="Source_20_Text">end.</text:span></text:p>
              </text:list-item>
              <text:list-item>
                <text:p text:style-name="P73"><text:span text:style-name="Strong_20_Emphasis">Dengan Char (Klasifikasi Karakter):</text:span></text:p>
                <text:p text:style-name="P73">Delphi</text:p>
                <text:p text:style-name="P565"><text:span text:style-name="Source_20_Text">var InputKarakter: Char;</text:span></text:p>
                <text:p text:style-name="P565"><text:span text:style-name="Source_20_Text">begin</text:span></text:p>
                <text:p text:style-name="P565"><text:span text:style-name="Source_20_Text"><text:s text:c="2"/>Write('Masukkan satu karakter: ');</text:span></text:p>
                <text:p text:style-name="P565"><text:span text:style-name="Source_20_Text"><text:s text:c="2"/>ReadLn(InputKarakter);</text:span></text:p>
                <text:p text:style-name="P565"/>
                <text:p text:style-name="P565"><text:span text:style-name="Source_20_Text"><text:s text:c="2"/>case InputKarakter of</text:span></text:p>
                <text:p text:style-name="P565"><text:span text:style-name="Source_20_Text"><text:s text:c="4"/>'a', 'e', 'i', 'o', 'u',</text:span></text:p>
                <text:p text:style-name="P565"><text:span text:style-name="Source_20_Text"><text:s text:c="4"/>'A', 'E', 'I', 'O', 'U' : WriteLn('Karakter adalah huruf vokal.');</text:span></text:p>
                <text:p text:style-name="P565"><text:span text:style-name="Source_20_Text"><text:s text:c="4"/>'0'..'9' <text:s text:c="14"/>: WriteLn('Karakter adalah digit angka.');</text:span></text:p>
                <text:p text:style-name="P565"><text:span text:style-name="Source_20_Text"><text:s text:c="4"/>'b'..'d', 'f'..'h', 'j'..'n', 'p'..'t', 'v'..'z',</text:span></text:p>
                <text:p text:style-name="P565"><text:span text:style-name="Source_20_Text"><text:s text:c="4"/>'B'..'D', 'F'..'H', 'J'..'N', 'P'..'T', 'V'..'Z': WriteLn('Karakter adalah huruf konsonan.');</text:span></text:p>
                <text:p text:style-name="P565"><text:span text:style-name="Source_20_Text"><text:s text:c="2"/>else</text:span></text:p>
                <text:p text:style-name="P565"><text:span text:style-name="Source_20_Text"><text:s text:c="4"/>WriteLn('Karakter adalah simbol lain.');</text:span></text:p>
                <text:p text:style-name="P565"><text:span text:style-name="Source_20_Text"><text:s text:c="2"/>end; // Akhir case</text:span></text:p>
                <text:p text:style-name="P620"><text:span text:style-name="Source_20_Text">end.</text:span></text:p>
              </text:list-item>
              <text:list-item>
                <text:p text:style-name="P73"><text:span text:style-name="Strong_20_Emphasis">Dengan Tipe Enumerasi (Status Pesanan):</text:span></text:p>
                <text:p text:style-name="P73">Delphi</text:p>
                <text:p text:style-name="P565"><text:span text:style-name="Source_20_Text">type</text:span></text:p>
                <text:p text:style-name="P565"><text:span text:style-name="Source_20_Text"><text:s text:c="2"/>TStatusPesanan = (spBaru, spDiproses, spDikirim, spSelesai, spDibatalkan);</text:span></text:p>
                <text:p text:style-name="P565"/>
                <text:p text:style-name="P565"><text:span text:style-name="Source_20_Text">var</text:span></text:p>
                <text:p text:style-name="P565"><text:span text:style-name="Source_20_Text"><text:s text:c="2"/>Status: TStatusPesanan;</text:span></text:p>
                <text:p text:style-name="P565"><text:span text:style-name="Source_20_Text">begin</text:span></text:p>
                <text:p text:style-name="P565"><text:span text:style-name="Source_20_Text"><text:s text:c="2"/>// Misalkan Status didapatkan dari suatu proses</text:span></text:p>
                <text:p text:style-name="P565"><text:span text:style-name="Source_20_Text"><text:s text:c="2"/>Status := spDikirim;</text:span></text:p>
                <text:p text:style-name="P565"/>
                <text:p text:style-name="P565"><text:span text:style-name="Source_20_Text"><text:s text:c="2"/>case Status of</text:span></text:p>
                <text:p text:style-name="P565"><text:span text:style-name="Source_20_Text"><text:s text:c="4"/>spBaru <text:s text:c="5"/>: WriteLn('Pesanan baru diterima.');</text:span></text:p>
                <text:p text:style-name="P565"><text:span text:style-name="Source_20_Text"><text:s text:c="4"/>spDiproses <text:s/>: WriteLn('Pesanan sedang diproses di gudang.');</text:span></text:p>
                <text:p text:style-name="P565"><text:span text:style-name="Source_20_Text"><text:s text:c="4"/>spDikirim <text:s text:c="2"/>: begin // Contoh dengan begin..end</text:span></text:p>
                <text:p text:style-name="P565"><text:span text:style-name="Source_20_Text"><text:s text:c="20"/>WriteLn('Pesanan telah dikirim.');</text:span></text:p>
                <text:p text:style-name="P565"><text:span text:style-name="Source_20_Text"><text:s text:c="20"/>WriteLn('Harap tunggu kedatangannya.');</text:span></text:p>
                <text:p text:style-name="P565"><text:span text:style-name="Source_20_Text"><text:s text:c="18"/>end;</text:span></text:p>
                <text:p text:style-name="P565"><text:span text:style-name="Source_20_Text"><text:s text:c="4"/>spSelesai <text:s text:c="2"/>: WriteLn('Pesanan telah selesai.');</text:span></text:p>
                <text:p text:style-name="P565"><text:span text:style-name="Source_20_Text"><text:s text:c="4"/>spDibatalkan: WriteLn('Pesanan dibatalkan.');</text:span></text:p>
                <text:p text:style-name="P565"><text:span text:style-name="Source_20_Text"><text:s text:c="4"/>// Tidak perlu 'else' jika semua kemungkinan enum sudah dicakup</text:span></text:p>
                <text:p text:style-name="P565"><text:span text:style-name="Source_20_Text"><text:s text:c="2"/>end; // Akhir case</text:span></text:p>
                <text:p text:style-name="P620"><text:span text:style-name="Source_20_Text">end.</text:span></text:p>
              </text:list-item>
            </text:list>
            <text:p text:style-name="Text_20_body">Struktur <text:span text:style-name="Source_20_Text">case..of</text:span> adalah alat yang sangat berguna dan ekspresif dalam toolbox <text:soft-page-break/>programmer Pascal untuk menangani seleksi multi-cabang secara efisien dan rapi.</text:p>
            <text:p text:style-name="Horizontal_20_Line"/>
            <text:p text:style-name="Text_20_body">Silakan berikan perintah <text:span text:style-name="Source_20_Text">YAX</text:span> untuk melanjutkan ke prompt berikutnya (Pengantar Subbab: Perulangan).</text:p>
          </text:section>
          <text:section text:style-name="Sect1" text:name="feedback-form-41">
            <text:p text:style-name="P274"/>
          </text:section>
        </text:section>
        <text:section text:style-name="Sect1" text:name="06ff97f21b3821a7">
          <text:p text:style-name="Text_20_body"/>
          <text:section text:style-name="Sect1" text:name="user-query-content-42">
            <text:p text:style-name="P529">yax </text:p>
          </text:section>
          <text:p text:style-name="P274">Tampilkan alur berpikir</text:p>
          <text:section text:style-name="Sect2" text:name="model-response-message-contentr_06ff97f21b3821a7">
            <text:p text:style-name="Text_20_body">Baik, melanjutkan Bab 3 pada pukul 8:48 AM WIB di Banda Aceh. Setelah membahas percabangan, kini kita beralih ke mekanisme kontrol alur lainnya yang sangat penting: perulangan.</text:p>
            <text:p text:style-name="Text_20_body"><text:span text:style-name="Strong_20_Emphasis">(Jawaban untuk Prompt Pengantar Subbab: Perulangan)</text:span></text:p>
            <text:p text:style-name="Text_20_body">Selain membuat keputusan, program seringkali perlu melakukan tugas yang sama atau serupa secara berulang kali. Bayangkan Anda perlu memproses semua item dalam daftar belanja, menghitung rata-rata dari seratus nilai sensor, atau menampilkan menu hingga pengguna memilih untuk keluar. Melakukan ini dengan menyalin kode yang sama berulang kali tentu tidak efisien dan sulit dikelola. Di sinilah <text:span text:style-name="Strong_20_Emphasis">struktur perulangan</text:span> (atau <text:span text:style-name="Emphasis">loops</text:span>) berperan. Fungsi utamanya adalah untuk <text:span text:style-name="Strong_20_Emphasis">mengeksekusi satu blok kode secara berulang</text:span>, baik untuk jumlah iterasi yang sudah ditentukan maupun sampai kondisi tertentu terpenuhi. Free Pascal menyediakan tiga jenis struktur perulangan utama, masing-masing dengan karakteristik dan kasus penggunaan yang sedikit berbeda, yang akan kita bahas secara detail:</text:p>
            <text:list xml:id="list6020555696923160250" text:style-name="L74">
              <text:list-item>
                <text:p text:style-name="P334">Loop <text:span text:style-name="Strong_20_Emphasis"><text:span text:style-name="Source_20_Text">for</text:span></text:span>: Ideal ketika Anda tahu persis berapa kali perulangan perlu dilakukan. </text:p>
              </text:list-item>
              <text:list-item>
                <text:p text:style-name="P334">Loop <text:span text:style-name="Strong_20_Emphasis"><text:span text:style-name="Source_20_Text">while..do</text:span></text:span>: Mengeksekusi blok kode selama (while) suatu kondisi bernilai benar, dengan pengecekan kondisi dilakukan <text:span text:style-name="Emphasis">sebelum</text:span> setiap iterasi. </text:p>
              </text:list-item>
              <text:list-item>
                <text:p text:style-name="P74">Loop <text:span text:style-name="Strong_20_Emphasis"><text:span text:style-name="Source_20_Text">repeat..until</text:span></text:span>: Mengeksekusi blok kode <text:span text:style-name="Emphasis">setidaknya satu kali</text:span>, dan terus mengulang sampai (until) suatu kondisi menjadi benar, dengan pengecekan kondisi dilakukan <text:span text:style-name="Emphasis">setelah</text:span> setiap iterasi. </text:p>
              </text:list-item>
            </text:list>
            <text:p text:style-name="Text_20_body">Mari kita pelajari bagaimana menggunakan masing-masing loop ini untuk membuat program Pascal kita lebih dinamis dan efisien.</text:p>
            <text:p text:style-name="Horizontal_20_Line"/>
            <text:p text:style-name="Text_20_body">Silakan berikan perintah <text:span text:style-name="Source_20_Text">YAX</text:span> untuk melanjutkan ke prompt berikutnya (Sub-subbab: <text:span text:style-name="Source_20_Text">for..to..do</text:span> / <text:span text:style-name="Source_20_Text">for..downto..do</text:span>).</text:p>
          </text:section>
          <text:section text:style-name="Sect1" text:name="feedback-form-42">
            <text:p text:style-name="P274"/>
          </text:section>
        </text:section>
        <text:section text:style-name="Sect1" text:name="22e0598f30ed24cd">
          <text:p text:style-name="Text_20_body"/>
          <text:section text:style-name="Sect1" text:name="user-query-content-43">
            <text:p text:style-name="P529">yax </text:p>
          </text:section>
          <text:p text:style-name="P274">Tampilkan alur berpikir</text:p>
          <text:section text:style-name="Sect2" text:name="model-response-message-contentr_22e0598f30ed24cd">
            <text:p text:style-name="Text_20_body">Baik, mari kita bahas jenis perulangan pertama di Free Pascal, yaitu loop <text:span text:style-name="Source_20_Text">for</text:span>, pada pukul 8:49 AM WIB di Banda Aceh ini.</text:p>
            <text:p text:style-name="Text_20_body"><text:soft-page-break/><text:span text:style-name="Strong_20_Emphasis">(Jawaban untuk Prompt Isi Sub-subbab: </text:span><text:span text:style-name="Strong_20_Emphasis"><text:span text:style-name="Source_20_Text">for..to..do</text:span></text:span><text:span text:style-name="Strong_20_Emphasis"> / </text:span><text:span text:style-name="Strong_20_Emphasis"><text:span text:style-name="Source_20_Text">for..downto..do</text:span></text:span><text:span text:style-name="Strong_20_Emphasis">)</text:span></text:p>
            <text:p text:style-name="Text_20_body">Loop <text:span text:style-name="Source_20_Text">for</text:span> dalam Free Pascal adalah struktur perulangan yang paling cocok digunakan ketika Anda <text:span text:style-name="Strong_20_Emphasis">mengetahui secara pasti berapa kali</text:span> sebuah blok kode perlu diulang sebelum loop dimulai. Ini sering disebut sebagai <text:span text:style-name="Emphasis">definite loop</text:span> atau <text:span text:style-name="Emphasis">counter-controlled loop</text:span> karena menggunakan sebuah variabel kontrol (counter) untuk melacak jumlah iterasi.</text:p>
            <text:p text:style-name="Text_20_body">Free Pascal menyediakan dua varian dari loop <text:span text:style-name="Source_20_Text">for</text:span>:</text:p>
            <text:p text:style-name="Text_20_body"><text:span text:style-name="Strong_20_Emphasis">1. Varian Naik: </text:span><text:span text:style-name="Strong_20_Emphasis"><text:span text:style-name="Source_20_Text">for..to..do</text:span></text:span></text:p>
            <text:list xml:id="list566726761166085824" text:style-name="L75">
              <text:list-item>
                <text:p text:style-name="P335">Digunakan untuk melakukan iterasi dari nilai awal <text:span text:style-name="Emphasis">naik</text:span> menuju nilai akhir. </text:p>
              </text:list-item>
              <text:list-item>
                <text:p text:style-name="P335">Sintaks: </text:p>
                <text:p text:style-name="P75">Delphi</text:p>
                <text:p text:style-name="P566"><text:span text:style-name="Source_20_Text">for &lt;VariabelCounter&gt; := &lt;NilaiAwal&gt; to &lt;NilaiAkhir&gt; do</text:span></text:p>
                <text:p text:style-name="P621"><text:span text:style-name="Source_20_Text"><text:s text:c="2"/>&lt;Statement&gt;;</text:span></text:p>
              </text:list-item>
              <text:list-item>
                <text:p text:style-name="P335">Penjelasan: </text:p>
                <text:list>
                  <text:list-item>
                    <text:p text:style-name="P335"><text:span text:style-name="Source_20_Text">&lt;VariabelCounter&gt;</text:span>: Ini adalah variabel (harus sudah dideklarasikan sebelumnya) yang bertipe <text:span text:style-name="Strong_20_Emphasis">ordinal</text:span> (misalnya, <text:span text:style-name="Source_20_Text">Integer</text:span>, <text:span text:style-name="Source_20_Text">Byte</text:span>, <text:span text:style-name="Source_20_Text">Char</text:span>, tipe Enumerasi). Variabel ini akan secara otomatis diinisialisasi dengan <text:span text:style-name="Source_20_Text">&lt;NilaiAwal&gt;</text:span> pada awal loop. </text:p>
                  </text:list-item>
                  <text:list-item>
                    <text:p text:style-name="P335"><text:span text:style-name="Source_20_Text">&lt;NilaiAwal&gt;</text:span> dan <text:span text:style-name="Source_20_Text">&lt;NilaiAkhir&gt;</text:span>: Ini adalah ekspresi yang menghasilkan nilai yang kompatibel dengan tipe <text:span text:style-name="Source_20_Text">&lt;VariabelCounter&gt;</text:span>. Penting: Ekspresi ini <text:span text:style-name="Strong_20_Emphasis">hanya dievaluasi satu kali</text:span> sebelum loop dimulai. </text:p>
                  </text:list-item>
                  <text:list-item>
                    <text:p text:style-name="P335"><text:span text:style-name="Source_20_Text">to</text:span>: Kata kunci yang menandakan iterasi akan berjalan naik. Di setiap akhir iterasi, nilai <text:span text:style-name="Source_20_Text">&lt;VariabelCounter&gt;</text:span> secara otomatis dinaikkan (increment) ke nilai ordinal berikutnya (<text:span text:style-name="Source_20_Text">Succ</text:span>). </text:p>
                  </text:list-item>
                  <text:list-item>
                    <text:p text:style-name="P335"><text:span text:style-name="Source_20_Text">do &lt;Statement&gt;</text:span>: Statement yang akan dieksekusi di setiap iterasi. Loop akan terus berjalan selama nilai <text:span text:style-name="Source_20_Text">&lt;VariabelCounter&gt;</text:span> kurang dari atau sama dengan <text:span text:style-name="Source_20_Text">&lt;NilaiAkhir&gt;</text:span>. Jika <text:span text:style-name="Source_20_Text">&lt;NilaiAwal&gt;</text:span> awalnya sudah lebih besar dari <text:span text:style-name="Source_20_Text">&lt;NilaiAkhir&gt;</text:span>, maka <text:span text:style-name="Source_20_Text">&lt;Statement&gt;</text:span> tidak akan pernah dieksekusi. </text:p>
                  </text:list-item>
                  <text:list-item>
                    <text:p text:style-name="P75"><text:span text:style-name="Strong_20_Emphasis">Penting:</text:span> Anda <text:span text:style-name="Strong_20_Emphasis">tidak boleh</text:span> mengubah nilai <text:span text:style-name="Source_20_Text">&lt;VariabelCounter&gt;</text:span> secara manual di dalam badan loop <text:span text:style-name="Source_20_Text">for</text:span>. Nilainya dikelola secara otomatis oleh mekanisme loop. </text:p>
                  </text:list-item>
                </text:list>
              </text:list-item>
            </text:list>
            <text:p text:style-name="Text_20_body"><text:span text:style-name="Strong_20_Emphasis">2. Varian Turun: </text:span><text:span text:style-name="Strong_20_Emphasis"><text:span text:style-name="Source_20_Text">for..downto..do</text:span></text:span></text:p>
            <text:list xml:id="list3962122188599107338" text:style-name="L76">
              <text:list-item>
                <text:p text:style-name="P336">Digunakan untuk melakukan iterasi dari nilai awal <text:span text:style-name="Emphasis">turun</text:span> menuju nilai akhir. </text:p>
              </text:list-item>
              <text:list-item>
                <text:p text:style-name="P336">Sintaks: </text:p>
                <text:p text:style-name="P76">Delphi</text:p>
                <text:p text:style-name="P567"><text:span text:style-name="Source_20_Text">for &lt;VariabelCounter&gt; := &lt;NilaiAwal&gt; downto &lt;NilaiAkhir&gt; do</text:span></text:p>
                <text:p text:style-name="P622"><text:span text:style-name="Source_20_Text"><text:s text:c="2"/>&lt;Statement&gt;;</text:span></text:p>
              </text:list-item>
              <text:list-item>
                <text:p text:style-name="P336">Penjelasan: </text:p>
                <text:list>
                  <text:list-item>
                    <text:p text:style-name="P336">Sama seperti <text:span text:style-name="Source_20_Text">for..to..do</text:span>, namun menggunakan kata kunci <text:span text:style-name="Source_20_Text">downto</text:span>. </text:p>
                  </text:list-item>
                  <text:list-item>
                    <text:p text:style-name="P336"><text:soft-page-break/>Di setiap akhir iterasi, nilai <text:span text:style-name="Source_20_Text">&lt;VariabelCounter&gt;</text:span> secara otomatis diturunkan (decrement) ke nilai ordinal sebelumnya (<text:span text:style-name="Source_20_Text">Pred</text:span>). </text:p>
                  </text:list-item>
                  <text:list-item>
                    <text:p text:style-name="P76">Loop akan terus berjalan selama nilai <text:span text:style-name="Source_20_Text">&lt;VariabelCounter&gt;</text:span> lebih besar dari atau sama dengan <text:span text:style-name="Source_20_Text">&lt;NilaiAkhir&gt;</text:span>. Jika <text:span text:style-name="Source_20_Text">&lt;NilaiAwal&gt;</text:span> awalnya sudah lebih kecil dari <text:span text:style-name="Source_20_Text">&lt;NilaiAkhir&gt;</text:span>, maka <text:span text:style-name="Source_20_Text">&lt;Statement&gt;</text:span> tidak akan pernah dieksekusi. </text:p>
                  </text:list-item>
                </text:list>
              </text:list-item>
            </text:list>
            <text:p text:style-name="Text_20_body"><text:span text:style-name="Strong_20_Emphasis">Badan Loop Majemuk: </text:span><text:span text:style-name="Strong_20_Emphasis"><text:span text:style-name="Source_20_Text">begin..end</text:span></text:span></text:p>
            <text:p text:style-name="Text_20_body">Sama seperti pada <text:span text:style-name="Source_20_Text">if</text:span>, jika Anda perlu mengeksekusi <text:span text:style-name="Strong_20_Emphasis">lebih dari satu statement</text:span> di dalam badan loop <text:span text:style-name="Source_20_Text">for</text:span>, Anda harus mengapitnya dengan blok <text:span text:style-name="Strong_20_Emphasis"><text:span text:style-name="Source_20_Text">begin..end;</text:span></text:span>.</text:p>
            <text:p text:style-name="Text_20_body"><text:span text:style-name="Strong_20_Emphasis">Contoh Penggunaan:</text:span></text:p>
            <text:list xml:id="list1054917993119922000" text:style-name="L77">
              <text:list-item>
                <text:p text:style-name="P77"><text:span text:style-name="Strong_20_Emphasis">Iterasi Angka (Naik dan Turun):</text:span></text:p>
                <text:p text:style-name="P77">Delphi</text:p>
                <text:p text:style-name="P568"><text:span text:style-name="Source_20_Text">program ForLoopDemo;</text:span></text:p>
                <text:p text:style-name="P568"><text:span text:style-name="Source_20_Text">var</text:span></text:p>
                <text:p text:style-name="P568"><text:span text:style-name="Source_20_Text"><text:s text:c="2"/>i: Integer;</text:span></text:p>
                <text:p text:style-name="P568"><text:span text:style-name="Source_20_Text"><text:s text:c="2"/>Jumlah: Integer;</text:span></text:p>
                <text:p text:style-name="P568"><text:span text:style-name="Source_20_Text">begin</text:span></text:p>
                <text:p text:style-name="P568"><text:span text:style-name="Source_20_Text"><text:s text:c="2"/>// Contoh for..to..do (menjumlahkan 1 sampai 5)</text:span></text:p>
                <text:p text:style-name="P568"><text:span text:style-name="Source_20_Text"><text:s text:c="2"/>Jumlah := 0;</text:span></text:p>
                <text:p text:style-name="P568"><text:span text:style-name="Source_20_Text"><text:s text:c="2"/>Write('Menjumlahkan: ');</text:span></text:p>
                <text:p text:style-name="P568"><text:span text:style-name="Source_20_Text"><text:s text:c="2"/>for i := 1 to 5 do</text:span></text:p>
                <text:p text:style-name="P568"><text:span text:style-name="Source_20_Text"><text:s text:c="2"/>begin // Badan loop majemuk</text:span></text:p>
                <text:p text:style-name="P568"><text:span text:style-name="Source_20_Text"><text:s text:c="4"/>Write(i:2); // Format lebar 2</text:span></text:p>
                <text:p text:style-name="P568"><text:span text:style-name="Source_20_Text"><text:s text:c="4"/>if i &lt; 5 then Write(' +');</text:span></text:p>
                <text:p text:style-name="P568"><text:span text:style-name="Source_20_Text"><text:s text:c="4"/>Jumlah := Jumlah + i;</text:span></text:p>
                <text:p text:style-name="P568"><text:span text:style-name="Source_20_Text"><text:s text:c="2"/>end;</text:span></text:p>
                <text:p text:style-name="P568"><text:span text:style-name="Source_20_Text"><text:s text:c="2"/>WriteLn(' = ', Jumlah); // Output: Menjumlahkan: <text:s/>1 + 2 + 3 + 4 + 5 = 15</text:span></text:p>
                <text:p text:style-name="P568"/>
                <text:p text:style-name="P568"><text:span text:style-name="Source_20_Text"><text:s text:c="2"/>// Contoh for..downto..do (hitung mundur)</text:span></text:p>
                <text:p text:style-name="P568"><text:span text:style-name="Source_20_Text"><text:s text:c="2"/>WriteLn('Hitung Mundur:');</text:span></text:p>
                <text:p text:style-name="P568"><text:span text:style-name="Source_20_Text"><text:s text:c="2"/>for i := 3 downto 1 do</text:span></text:p>
                <text:p text:style-name="P568"><text:span text:style-name="Source_20_Text"><text:s text:c="2"/>begin</text:span></text:p>
                <text:p text:style-name="P568"><text:span text:style-name="Source_20_Text"><text:s text:c="4"/>WriteLn(i);</text:span></text:p>
                <text:p text:style-name="P568"><text:span text:style-name="Source_20_Text"><text:s text:c="4"/>// Delay(500); // Jeda 500ms (butuh uses Crt atau platform specific)</text:span></text:p>
                <text:p text:style-name="P568"><text:span text:style-name="Source_20_Text"><text:s text:c="2"/>end;</text:span></text:p>
                <text:p text:style-name="P568"><text:span text:style-name="Source_20_Text"><text:s text:c="2"/>WriteLn('Mulai!');</text:span></text:p>
                <text:p text:style-name="P623"><text:span text:style-name="Source_20_Text">end.</text:span></text:p>
              </text:list-item>
              <text:list-item>
                <text:p text:style-name="P77"><text:span text:style-name="Strong_20_Emphasis">Iterasi Karakter:</text:span></text:p>
                <text:p text:style-name="P77">Delphi</text:p>
                <text:p text:style-name="P568"><text:span text:style-name="Source_20_Text">program CharLoop;</text:span></text:p>
                <text:p text:style-name="P568"><text:span text:style-name="Source_20_Text">var</text:span></text:p>
                <text:p text:style-name="P568"><text:span text:style-name="Source_20_Text"><text:s text:c="2"/>Ch: Char;</text:span></text:p>
                <text:p text:style-name="P568"><text:span text:style-name="Source_20_Text">begin</text:span></text:p>
                <text:p text:style-name="P568"><text:span text:style-name="Source_20_Text"><text:s text:c="2"/>Write('Alfabet Kapital: ');</text:span></text:p>
                <text:p text:style-name="P568"><text:span text:style-name="Source_20_Text"><text:s text:c="2"/>for Ch := 'A' to 'Z' do</text:span></text:p>
                <text:p text:style-name="P568"><text:soft-page-break/><text:span text:style-name="Source_20_Text"><text:s text:c="4"/>Write(Ch, ' ');</text:span></text:p>
                <text:p text:style-name="P568"><text:span text:style-name="Source_20_Text"><text:s text:c="2"/>WriteLn;</text:span></text:p>
                <text:p text:style-name="P623"><text:span text:style-name="Source_20_Text">end.</text:span></text:p>
              </text:list-item>
              <text:list-item>
                <text:p text:style-name="P77"><text:span text:style-name="Strong_20_Emphasis">Iterasi Elemen Array:</text:span></text:p>
                <text:p text:style-name="P77">Delphi</text:p>
                <text:p text:style-name="P568"><text:span text:style-name="Source_20_Text">program ArrayLoop;</text:span></text:p>
                <text:p text:style-name="P568"><text:span text:style-name="Source_20_Text">var</text:span></text:p>
                <text:p text:style-name="P568"><text:span text:style-name="Source_20_Text"><text:s text:c="2"/>Nilai: array[0..4] of Integer = (10, 8, 15, 7, 12); // Array dinamis gaya C/Java</text:span></text:p>
                <text:p text:style-name="P568"><text:span text:style-name="Source_20_Text"><text:s text:c="2"/>i: Integer;</text:span></text:p>
                <text:p text:style-name="P568"><text:span text:style-name="Source_20_Text"><text:s text:c="2"/>Total: Integer = 0;</text:span></text:p>
                <text:p text:style-name="P568"><text:span text:style-name="Source_20_Text">begin</text:span></text:p>
                <text:p text:style-name="P568"><text:span text:style-name="Source_20_Text"><text:s text:c="2"/>WriteLn('Isi Array:');</text:span></text:p>
                <text:p text:style-name="P568"><text:span text:style-name="Source_20_Text"><text:s text:c="2"/>// Perhatikan batas array dinamis: 0 to Length-1 atau Low() to High()</text:span></text:p>
                <text:p text:style-name="P568"><text:span text:style-name="Source_20_Text"><text:s text:c="2"/>for i := Low(Nilai) to High(Nilai) do</text:span></text:p>
                <text:p text:style-name="P568"><text:span text:style-name="Source_20_Text"><text:s text:c="2"/>// atau: for i := 0 to Length(Nilai) - 1 do</text:span></text:p>
                <text:p text:style-name="P568"><text:span text:style-name="Source_20_Text"><text:s text:c="2"/>begin</text:span></text:p>
                <text:p text:style-name="P568"><text:span text:style-name="Source_20_Text"><text:s text:c="4"/>WriteLn('Index ', i, ': ', Nilai[i]);</text:span></text:p>
                <text:p text:style-name="P568"><text:span text:style-name="Source_20_Text"><text:s text:c="4"/>Total := Total + Nilai[i];</text:span></text:p>
                <text:p text:style-name="P568"><text:span text:style-name="Source_20_Text"><text:s text:c="2"/>end;</text:span></text:p>
                <text:p text:style-name="P568"><text:span text:style-name="Source_20_Text"><text:s text:c="2"/>WriteLn('Total Nilai: ', Total);</text:span></text:p>
                <text:p text:style-name="P623"><text:span text:style-name="Source_20_Text">end.</text:span></text:p>
              </text:list-item>
            </text:list>
            <text:p text:style-name="Text_20_body">Loop <text:span text:style-name="Source_20_Text">for</text:span> sangat efisien dan jelas ketika jumlah iterasi sudah dapat ditentukan di awal, menjadikannya pilihan ideal untuk banyak tugas pemrosesan data berbasis counter atau indeks.</text:p>
            <text:p text:style-name="Horizontal_20_Line"/>
            <text:p text:style-name="Text_20_body">Silakan berikan perintah <text:span text:style-name="Source_20_Text">YAX</text:span> untuk melanjutkan ke prompt berikutnya (Sub-subbab: <text:span text:style-name="Source_20_Text">while..do</text:span>).</text:p>
          </text:section>
          <text:section text:style-name="Sect1" text:name="feedback-form-43">
            <text:p text:style-name="P274"/>
          </text:section>
        </text:section>
        <text:section text:style-name="Sect1" text:name="45e1f16db32ec616">
          <text:p text:style-name="Text_20_body"/>
          <text:section text:style-name="Sect1" text:name="user-query-content-44">
            <text:p text:style-name="P529">yax </text:p>
          </text:section>
          <text:p text:style-name="P274">Tampilkan alur berpikir</text:p>
          <text:section text:style-name="Sect2" text:name="model-response-message-contentr_45e1f16db32ec616">
            <text:p text:style-name="Text_20_body">Baik, mari kita lanjutkan pembahasan loop di Free Pascal pada pukul 8:55 AM WIB di Banda Aceh. Setelah loop <text:span text:style-name="Source_20_Text">for</text:span> yang jumlah iterasinya pasti, kita beralih ke loop yang jumlah iterasinya tidak tentu.</text:p>
            <text:p text:style-name="Text_20_body"><text:span text:style-name="Strong_20_Emphasis">(Jawaban untuk Prompt Isi Sub-subbab: </text:span><text:span text:style-name="Strong_20_Emphasis"><text:span text:style-name="Source_20_Text">while..do</text:span></text:span><text:span text:style-name="Strong_20_Emphasis">)</text:span></text:p>
            <text:p text:style-name="Text_20_body">Loop <text:span text:style-name="Source_20_Text">while..do</text:span> adalah salah satu jenis <text:span text:style-name="Emphasis">indefinite loop</text:span> (perulangan tak tentu) dalam Free Pascal. Disebut tak tentu karena jumlah pasti iterasinya tidak harus diketahui sebelum loop dimulai; loop akan terus berjalan <text:span text:style-name="Strong_20_Emphasis">selama (while)</text:span> sebuah kondisi tertentu bernilai <text:span text:style-name="Source_20_Text">True</text:span>.</text:p>
            <text:p text:style-name="Text_20_body"><text:span text:style-name="Strong_20_Emphasis">Sintaks:</text:span></text:p>
            <text:p text:style-name="Text_20_body">Delphi</text:p>
            <text:p text:style-name="Preformatted_20_Text"><text:soft-page-break/><text:span text:style-name="Source_20_Text">while &lt;KondisiBoolean&gt; do</text:span></text:p>
            <text:p text:style-name="P609"><text:span text:style-name="Source_20_Text"><text:s text:c="2"/>&lt;Statement&gt;;</text:span></text:p>
            <text:list xml:id="list1531593893053894903" text:style-name="L78">
              <text:list-item>
                <text:p text:style-name="P337"><text:span text:style-name="Source_20_Text">&lt;KondisiBoolean&gt;</text:span>: Ini adalah ekspresi yang harus menghasilkan nilai <text:span text:style-name="Source_20_Text">True</text:span> atau <text:span text:style-name="Source_20_Text">False</text:span>. </text:p>
              </text:list-item>
              <text:list-item>
                <text:p text:style-name="P78"><text:span text:style-name="Source_20_Text">do &lt;Statement&gt;</text:span>: Ini adalah statement (atau blok <text:span text:style-name="Source_20_Text">begin..end;</text:span> jika lebih dari satu statement) yang akan dieksekusi secara berulang. </text:p>
              </text:list-item>
            </text:list>
            <text:p text:style-name="Text_20_body"><text:span text:style-name="Strong_20_Emphasis">Cara Kerja (Loop Pre-Test):</text:span></text:p>
            <text:p text:style-name="Text_20_body">Sifat kunci dari <text:span text:style-name="Source_20_Text">while..do</text:span> adalah ia merupakan <text:span text:style-name="Strong_20_Emphasis">loop pre-test</text:span>. Artinya:</text:p>
            <text:list xml:id="list5796961369090471195" text:style-name="L79">
              <text:list-item>
                <text:p text:style-name="P338">Kondisi <text:span text:style-name="Source_20_Text">&lt;KondisiBoolean&gt;</text:span> dievaluasi <text:span text:style-name="Strong_20_Emphasis">sebelum</text:span> badan loop (<text:span text:style-name="Source_20_Text">&lt;Statement&gt;</text:span>) dieksekusi untuk pertama kalinya. </text:p>
              </text:list-item>
              <text:list-item>
                <text:p text:style-name="P338">Jika kondisi <text:span text:style-name="Strong_20_Emphasis">awal</text:span> sudah <text:span text:style-name="Source_20_Text">False</text:span>, maka badan loop <text:span text:style-name="Strong_20_Emphasis">tidak akan pernah</text:span> dieksekusi sama sekali. Eksekusi langsung melompat ke statement setelah badan loop <text:span text:style-name="Source_20_Text">while</text:span>. </text:p>
              </text:list-item>
              <text:list-item>
                <text:p text:style-name="P338">Jika kondisi <text:span text:style-name="Source_20_Text">True</text:span>, badan loop dieksekusi <text:span text:style-name="Strong_20_Emphasis">satu kali</text:span>. </text:p>
              </text:list-item>
              <text:list-item>
                <text:p text:style-name="P338">Setelah badan loop selesai dieksekusi, program <text:span text:style-name="Strong_20_Emphasis">kembali ke langkah 1</text:span>: kondisi <text:span text:style-name="Source_20_Text">&lt;KondisiBoolean&gt;</text:span> dievaluasi lagi. </text:p>
              </text:list-item>
              <text:list-item>
                <text:p text:style-name="P79">Proses ini berulang terus menerus selama kondisi tetap <text:span text:style-name="Source_20_Text">True</text:span>. Loop baru berhenti ketika evaluasi kondisi menghasilkan <text:span text:style-name="Source_20_Text">False</text:span>. </text:p>
              </text:list-item>
            </text:list>
            <text:p text:style-name="Text_20_body"><text:span text:style-name="Strong_20_Emphasis">Penting: Menghindari Infinite Loop</text:span></text:p>
            <text:p text:style-name="Text_20_body">Karena loop <text:span text:style-name="Source_20_Text">while</text:span> terus berjalan selama kondisinya <text:span text:style-name="Source_20_Text">True</text:span>, <text:span text:style-name="Strong_20_Emphasis">sangat penting</text:span> bagi programmer untuk memastikan bahwa ada sesuatu di dalam badan loop (<text:span text:style-name="Source_20_Text">&lt;Statement&gt;</text:span>) yang pada akhirnya akan menyebabkan <text:span text:style-name="Source_20_Text">&lt;KondisiBoolean&gt;</text:span> menjadi <text:span text:style-name="Source_20_Text">False</text:span>. Jika tidak, program Anda akan terjebak dalam <text:span text:style-name="Strong_20_Emphasis">infinite loop</text:span> (perulangan tak berakhir).</text:p>
            <text:p text:style-name="Text_20_body">Delphi</text:p>
            <text:p text:style-name="Preformatted_20_Text"><text:span text:style-name="Source_20_Text">var Hitung: Integer = 1;</text:span></text:p>
            <text:p text:style-name="Preformatted_20_Text"><text:span text:style-name="Source_20_Text">begin</text:span></text:p>
            <text:p text:style-name="Preformatted_20_Text"><text:span text:style-name="Source_20_Text"><text:s text:c="2"/>// Contoh loop while yang BENAR (ada perubahan kondisi di dalam)</text:span></text:p>
            <text:p text:style-name="Preformatted_20_Text"><text:span text:style-name="Source_20_Text"><text:s text:c="2"/>while Hitung &lt;= 5 do</text:span></text:p>
            <text:p text:style-name="Preformatted_20_Text"><text:span text:style-name="Source_20_Text"><text:s text:c="2"/>begin</text:span></text:p>
            <text:p text:style-name="Preformatted_20_Text"><text:span text:style-name="Source_20_Text"><text:s text:c="4"/>WriteLn('Hitungan ke-', Hitung);</text:span></text:p>
            <text:p text:style-name="Preformatted_20_Text"><text:span text:style-name="Source_20_Text"><text:s text:c="4"/>Hitung := Hitung + 1; // &lt;-- Penting! Mengubah variabel kondisi</text:span></text:p>
            <text:p text:style-name="Preformatted_20_Text"><text:span text:style-name="Source_20_Text"><text:s text:c="2"/>end;</text:span></text:p>
            <text:p text:style-name="Preformatted_20_Text"/>
            <text:p text:style-name="Preformatted_20_Text"><text:span text:style-name="Source_20_Text"><text:s text:c="2"/>// Contoh loop while yang SALAH (infinite loop!)</text:span></text:p>
            <text:p text:style-name="Preformatted_20_Text"><text:span text:style-name="Source_20_Text"><text:s text:c="2"/>// Hitung := 1;</text:span></text:p>
            <text:p text:style-name="Preformatted_20_Text"><text:span text:style-name="Source_20_Text"><text:s text:c="2"/>// while Hitung &gt; 0 do // Kondisi ini akan selalu True</text:span></text:p>
            <text:p text:style-name="Preformatted_20_Text"><text:span text:style-name="Source_20_Text"><text:s text:c="2"/>// begin</text:span></text:p>
            <text:p text:style-name="Preformatted_20_Text"><text:span text:style-name="Source_20_Text"><text:s text:c="2"/>// <text:s text:c="2"/>WriteLn('Terjebak...');</text:span></text:p>
            <text:p text:style-name="Preformatted_20_Text"><text:span text:style-name="Source_20_Text"><text:s text:c="2"/>// <text:s text:c="2"/>// Tidak ada yang mengubah Hitung menjadi &lt;= 0</text:span></text:p>
            <text:p text:style-name="Preformatted_20_Text"><text:span text:style-name="Source_20_Text"><text:s text:c="2"/>// end;</text:span></text:p>
            <text:p text:style-name="P609"><text:span text:style-name="Source_20_Text">end.</text:span></text:p>
            <text:p text:style-name="Text_20_body"><text:span text:style-name="Strong_20_Emphasis">Badan Loop Majemuk: </text:span><text:span text:style-name="Strong_20_Emphasis"><text:span text:style-name="Source_20_Text">begin..end</text:span></text:span></text:p>
            <text:p text:style-name="Text_20_body">Seperti halnya <text:span text:style-name="Source_20_Text">if</text:span> dan <text:span text:style-name="Source_20_Text">for</text:span>, jika Anda perlu menjalankan lebih dari satu statement dalam badan loop <text:span text:style-name="Source_20_Text">while</text:span>, Anda harus menggunakan blok <text:span text:style-name="Strong_20_Emphasis"><text:span text:style-name="Source_20_Text">begin..end;</text:span></text:span>.</text:p>
            <text:p text:style-name="Text_20_body"><text:soft-page-break/><text:span text:style-name="Strong_20_Emphasis">Contoh Penggunaan:</text:span></text:p>
            <text:p text:style-name="Text_20_body">Loop <text:span text:style-name="Source_20_Text">while..do</text:span> sangat cocok untuk situasi di mana jumlah iterasi tidak diketahui pasti, tetapi bergantung pada kondisi yang berubah selama proses, misalnya:</text:p>
            <text:list xml:id="list585912475816382334" text:style-name="L80">
              <text:list-item>
                <text:p text:style-name="P339"><text:span text:style-name="Strong_20_Emphasis">Membaca Input Pengguna hingga Nilai Tertentu (Sentinel):</text:span> </text:p>
                <text:p text:style-name="P80">Delphi</text:p>
                <text:p text:style-name="P569"><text:span text:style-name="Source_20_Text">program BacaInputWhile;</text:span></text:p>
                <text:p text:style-name="P569"><text:span text:style-name="Source_20_Text">var</text:span></text:p>
                <text:p text:style-name="P569"><text:span text:style-name="Source_20_Text"><text:s text:c="2"/>InputAngka: Integer;</text:span></text:p>
                <text:p text:style-name="P569"><text:span text:style-name="Source_20_Text"><text:s text:c="2"/>Total: Integer = 0;</text:span></text:p>
                <text:p text:style-name="P569"><text:span text:style-name="Source_20_Text">begin</text:span></text:p>
                <text:p text:style-name="P569"><text:span text:style-name="Source_20_Text"><text:s text:c="2"/>WriteLn('Masukkan angka (masukkan 0 untuk selesai):');</text:span></text:p>
                <text:p text:style-name="P569"><text:span text:style-name="Source_20_Text"><text:s text:c="2"/>Write('&gt; ');</text:span></text:p>
                <text:p text:style-name="P569"><text:span text:style-name="Source_20_Text"><text:s text:c="2"/>ReadLn(InputAngka); // Baca input pertama</text:span></text:p>
                <text:p text:style-name="P569"/>
                <text:p text:style-name="P569"><text:span text:style-name="Source_20_Text"><text:s text:c="2"/>while InputAngka &lt;&gt; 0 do // Cek kondisi sebelum masuk loop</text:span></text:p>
                <text:p text:style-name="P569"><text:span text:style-name="Source_20_Text"><text:s text:c="2"/>begin</text:span></text:p>
                <text:p text:style-name="P569"><text:span text:style-name="Source_20_Text"><text:s text:c="4"/>Total := Total + InputAngka;</text:span></text:p>
                <text:p text:style-name="P569"><text:span text:style-name="Source_20_Text"><text:s text:c="4"/>Write('&gt; ');</text:span></text:p>
                <text:p text:style-name="P569"><text:span text:style-name="Source_20_Text"><text:s text:c="4"/>ReadLn(InputAngka); // Baca input berikutnya di dalam loop</text:span></text:p>
                <text:p text:style-name="P569"><text:span text:style-name="Source_20_Text"><text:s text:c="2"/>end; // Akhir badan loop</text:span></text:p>
                <text:p text:style-name="P569"/>
                <text:p text:style-name="P569"><text:span text:style-name="Source_20_Text"><text:s text:c="2"/>WriteLn('Total penjumlahan: ', Total);</text:span></text:p>
                <text:p text:style-name="P624"><text:span text:style-name="Source_20_Text">end.</text:span></text:p>
              </text:list-item>
              <text:list-item>
                <text:p text:style-name="P339"><text:span text:style-name="Strong_20_Emphasis">Memproses Data hingga Kondisi Terpenuhi:</text:span> </text:p>
                <text:p text:style-name="P80">Delphi</text:p>
                <text:p text:style-name="P569"><text:span text:style-name="Source_20_Text">var</text:span></text:p>
                <text:p text:style-name="P569"><text:span text:style-name="Source_20_Text"><text:s text:c="2"/>Posisi: Integer = 0;</text:span></text:p>
                <text:p text:style-name="P569"><text:span text:style-name="Source_20_Text"><text:s text:c="2"/>DataString: string = 'CariKataKunciDisini';</text:span></text:p>
                <text:p text:style-name="P569"><text:span text:style-name="Source_20_Text"><text:s text:c="2"/>Ditemukan: Boolean = False;</text:span></text:p>
                <text:p text:style-name="P569"><text:span text:style-name="Source_20_Text">begin</text:span></text:p>
                <text:p text:style-name="P569"><text:span text:style-name="Source_20_Text"><text:s text:c="2"/>while (Posisi &lt; Length(DataString)) and (not Ditemukan) do</text:span></text:p>
                <text:p text:style-name="P569"><text:span text:style-name="Source_20_Text"><text:s text:c="2"/>begin</text:span></text:p>
                <text:p text:style-name="P569"><text:span text:style-name="Source_20_Text"><text:s text:c="4"/>Posisi := Posisi + 1;</text:span></text:p>
                <text:p text:style-name="P569"><text:span text:style-name="Source_20_Text"><text:s text:c="4"/>if Copy(DataString, Posisi, 4) = 'Kunci' then // Misal mencari 'Kunci'</text:span></text:p>
                <text:p text:style-name="P569"><text:span text:style-name="Source_20_Text"><text:s text:c="4"/>begin</text:span></text:p>
                <text:p text:style-name="P569"><text:span text:style-name="Source_20_Text"><text:s text:c="7"/>Ditemukan := True; // Mengubah kondisi agar loop berhenti</text:span></text:p>
                <text:p text:style-name="P569"><text:span text:style-name="Source_20_Text"><text:s text:c="7"/>WriteLn('Kata kunci ditemukan di posisi: ', Posisi);</text:span></text:p>
                <text:p text:style-name="P569"><text:span text:style-name="Source_20_Text"><text:s text:c="4"/>end;</text:span></text:p>
                <text:p text:style-name="P569"><text:span text:style-name="Source_20_Text"><text:s text:c="2"/>end;</text:span></text:p>
                <text:p text:style-name="P569"/>
                <text:p text:style-name="P569"><text:span text:style-name="Source_20_Text"><text:s text:c="2"/>if not Ditemukan then</text:span></text:p>
                <text:p text:style-name="P569"><text:span text:style-name="Source_20_Text"><text:s text:c="5"/>WriteLn('Kata kunci tidak ditemukan.');</text:span></text:p>
                <text:p text:style-name="P624"><text:span text:style-name="Source_20_Text">end.</text:span></text:p>
              </text:list-item>
              <text:list-item>
                <text:p text:style-name="P339"><text:span text:style-name="Strong_20_Emphasis">Membaca File hingga Akhir File (End-Of-File):</text:span> (Konsepnya) </text:p>
                <text:p text:style-name="P80">Delphi</text:p>
                <text:p text:style-name="P569"><text:span text:style-name="Source_20_Text">// var F: TextFile; Baris: string;</text:span></text:p>
                <text:p text:style-name="P569"><text:span text:style-name="Source_20_Text">// AssignFile(F, 'data.txt'); Reset(F);</text:span></text:p>
                <text:p text:style-name="P569"><text:span text:style-name="Source_20_Text">// try</text:span></text:p>
                <text:p text:style-name="P569"><text:soft-page-break/><text:span text:style-name="Source_20_Text">// <text:s text:c="2"/>while not Eof(F) do // Eof(F) jadi False saat akhir file</text:span></text:p>
                <text:p text:style-name="P569"><text:span text:style-name="Source_20_Text">// <text:s text:c="2"/>begin</text:span></text:p>
                <text:p text:style-name="P569"><text:span text:style-name="Source_20_Text">// <text:s text:c="4"/>ReadLn(F, Baris);</text:span></text:p>
                <text:p text:style-name="P569"><text:span text:style-name="Source_20_Text">// <text:s text:c="4"/>// Proses Baris...</text:span></text:p>
                <text:p text:style-name="P569"><text:span text:style-name="Source_20_Text">// <text:s text:c="2"/>end;</text:span></text:p>
                <text:p text:style-name="P569"><text:span text:style-name="Source_20_Text">// finally</text:span></text:p>
                <text:p text:style-name="P569"><text:span text:style-name="Source_20_Text">// <text:s text:c="2"/>CloseFile(F);</text:span></text:p>
                <text:p text:style-name="P624"><text:span text:style-name="Source_20_Text">// end;</text:span></text:p>
              </text:list-item>
            </text:list>
            <text:p text:style-name="Text_20_body">Loop <text:span text:style-name="Source_20_Text">while..do</text:span> memberikan fleksibilitas untuk perulangan yang dikontrol oleh kondisi dinamis, dengan jaminan bahwa kondisi selalu diperiksa sebelum eksekusi badan loop.</text:p>
            <text:p text:style-name="Horizontal_20_Line"/>
            <text:p text:style-name="Text_20_body">Silakan berikan perintah <text:span text:style-name="Source_20_Text">YAX</text:span> untuk melanjutkan ke prompt berikutnya (Sub-subbab: <text:span text:style-name="Source_20_Text">repeat..until</text:span>).</text:p>
          </text:section>
          <text:section text:style-name="Sect1" text:name="feedback-form-44">
            <text:p text:style-name="P274"/>
          </text:section>
        </text:section>
        <text:section text:style-name="Sect1" text:name="a69d2e910547b79e">
          <text:p text:style-name="Text_20_body"/>
          <text:section text:style-name="Sect1" text:name="user-query-content-45">
            <text:p text:style-name="P529">yax </text:p>
          </text:section>
          <text:p text:style-name="P274">Tampilkan alur berpikir</text:p>
          <text:section text:style-name="Sect2" text:name="model-response-message-contentr_a69d2e910547b79e">
            <text:p text:style-name="Text_20_body">Baik, mari kita bahas jenis loop terakhir dalam kelompok ini, yaitu <text:span text:style-name="Source_20_Text">repeat..until</text:span>, sesuai waktu pukul 8:57 AM WIB di Banda Aceh.</text:p>
            <text:p text:style-name="Text_20_body"><text:span text:style-name="Strong_20_Emphasis">(Jawaban untuk Prompt Isi Sub-subbab: </text:span><text:span text:style-name="Strong_20_Emphasis"><text:span text:style-name="Source_20_Text">repeat..until</text:span></text:span><text:span text:style-name="Strong_20_Emphasis">)</text:span></text:p>
            <text:p text:style-name="Text_20_body">Struktur perulangan <text:span text:style-name="Source_20_Text">repeat..until</text:span> adalah jenis <text:span text:style-name="Emphasis">indefinite loop</text:span> kedua yang disediakan Free Pascal, dan ia memiliki perilaku yang cukup unik dibandingkan <text:span text:style-name="Source_20_Text">while..do</text:span>. Ciri khas utamanya adalah ia merupakan <text:span text:style-name="Strong_20_Emphasis">loop post-test</text:span>.</text:p>
            <text:p text:style-name="Text_20_body"><text:span text:style-name="Strong_20_Emphasis">Sintaks:</text:span></text:p>
            <text:p text:style-name="Text_20_body">Delphi</text:p>
            <text:p text:style-name="Preformatted_20_Text"><text:span text:style-name="Source_20_Text">repeat</text:span></text:p>
            <text:p text:style-name="Preformatted_20_Text"><text:span text:style-name="Source_20_Text"><text:s text:c="2"/>&lt;StatementSequence&gt; // Satu atau lebih statement</text:span></text:p>
            <text:p text:style-name="P609"><text:span text:style-name="Source_20_Text">until &lt;KondisiBoolean&gt;;</text:span></text:p>
            <text:list xml:id="list8420564516433760830" text:style-name="L81">
              <text:list-item>
                <text:p text:style-name="P340"><text:span text:style-name="Source_20_Text">repeat</text:span>: Menandai awal dari blok kode yang akan diulang. </text:p>
              </text:list-item>
              <text:list-item>
                <text:p text:style-name="P340"><text:span text:style-name="Source_20_Text">&lt;StatementSequence&gt;</text:span>: Ini adalah satu atau lebih statement yang membentuk badan loop. </text:p>
              </text:list-item>
              <text:list-item>
                <text:p text:style-name="P81"><text:span text:style-name="Source_20_Text">until &lt;KondisiBoolean&gt;</text:span>: Menandai akhir blok loop dan berisi ekspresi boolean yang akan dievaluasi untuk menentukan apakah perulangan harus berhenti. </text:p>
              </text:list-item>
            </text:list>
            <text:p text:style-name="Text_20_body"><text:span text:style-name="Strong_20_Emphasis">Cara Kerja (Loop Post-Test):</text:span></text:p>
            <text:p text:style-name="Text_20_body">Perbedaan fundamental <text:span text:style-name="Source_20_Text">repeat..until</text:span> dari <text:span text:style-name="Source_20_Text">while..do</text:span> terletak pada urutan eksekusi dan logika kondisinya:</text:p>
            <text:list xml:id="list272770563542229073" text:style-name="L82">
              <text:list-item>
                <text:p text:style-name="P341">Badan loop (<text:span text:style-name="Source_20_Text">&lt;StatementSequence&gt;</text:span>) dieksekusi <text:span text:style-name="Strong_20_Emphasis">terlebih dahulu, setidaknya satu kali</text:span>, tanpa pengecekan kondisi apa pun di awal. </text:p>
              </text:list-item>
              <text:list-item>
                <text:p text:style-name="P341"><text:soft-page-break/><text:span text:style-name="Strong_20_Emphasis">Setelah</text:span> badan loop selesai dieksekusi, barulah kondisi <text:span text:style-name="Source_20_Text">&lt;KondisiBoolean&gt;</text:span> dievaluasi. </text:p>
              </text:list-item>
              <text:list-item>
                <text:p text:style-name="P341">Jika kondisi bernilai <text:span text:style-name="Strong_20_Emphasis"><text:span text:style-name="Source_20_Text">False</text:span></text:span>, eksekusi kembali ke langkah 1 (mengulang badan loop). </text:p>
              </text:list-item>
              <text:list-item>
                <text:p text:style-name="P82">Jika kondisi bernilai <text:span text:style-name="Strong_20_Emphasis"><text:span text:style-name="Source_20_Text">True</text:span></text:span>, perulangan berhenti, dan eksekusi program berlanjut ke statement setelah <text:span text:style-name="Source_20_Text">until &lt;KondisiBoolean&gt;;</text:span>. </text:p>
              </text:list-item>
            </text:list>
            <text:p text:style-name="Text_20_body">Jadi, <text:span text:style-name="Source_20_Text">repeat..until</text:span> akan terus mengulang selama kondisinya <text:span text:style-name="Source_20_Text">False</text:span> dan baru berhenti ketika kondisinya <text:span text:style-name="Source_20_Text">True</text:span>. Ini adalah kebalikan dari logika <text:span text:style-name="Source_20_Text">while..do</text:span> yang mengulang selama kondisi <text:span text:style-name="Source_20_Text">True</text:span>.</text:p>
            <text:p text:style-name="Text_20_body"><text:span text:style-name="Strong_20_Emphasis">Tidak Perlu </text:span><text:span text:style-name="Strong_20_Emphasis"><text:span text:style-name="Source_20_Text">begin..end</text:span></text:span><text:span text:style-name="Strong_20_Emphasis"> untuk Blok Majemuk:</text:span></text:p>
            <text:p text:style-name="Text_20_body">Fitur sintaksis unik dari <text:span text:style-name="Source_20_Text">repeat..until</text:span> adalah kata kunci <text:span text:style-name="Source_20_Text">repeat</text:span> dan <text:span text:style-name="Source_20_Text">until</text:span> itu sendiri sudah berfungsi sebagai pembatas blok kode. Oleh karena itu, Anda <text:span text:style-name="Strong_20_Emphasis">tidak memerlukan</text:span> pasangan <text:span text:style-name="Source_20_Text">begin..end;</text:span> tambahan untuk mengapit <text:span text:style-name="Source_20_Text">&lt;StatementSequence&gt;</text:span>, bahkan jika terdiri dari beberapa statement.</text:p>
            <text:p text:style-name="Text_20_body"><text:span text:style-name="Strong_20_Emphasis">Perbandingan Eksplisit: </text:span><text:span text:style-name="Strong_20_Emphasis"><text:span text:style-name="Source_20_Text">repeat..until</text:span></text:span><text:span text:style-name="Strong_20_Emphasis"> vs </text:span><text:span text:style-name="Strong_20_Emphasis"><text:span text:style-name="Source_20_Text">while..do</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669">Fitur</text:p>
                </table:table-cell>
                <table:table-cell table:style-name="Table1.A1" office:value-type="string">
                  <text:p text:style-name="P669"><text:span text:style-name="Source_20_Text">while Kondisi do Statement;</text:span></text:p>
                </table:table-cell>
                <table:table-cell table:style-name="Table1.A1" office:value-type="string">
                  <text:p text:style-name="P669"><text:span text:style-name="Source_20_Text">repeat StatementSequence until Kondisi;</text:span></text:p>
                </table:table-cell>
              </table:table-row>
              <table:table-row>
                <table:table-cell table:style-name="Table1.A1" office:value-type="string">
                  <text:p text:style-name="P554"><text:span text:style-name="Strong_20_Emphasis">Posisi Tes</text:span></text:p>
                </table:table-cell>
                <table:table-cell table:style-name="Table1.A1" office:value-type="string">
                  <text:p text:style-name="P554"><text:span text:style-name="Strong_20_Emphasis">Pre-test</text:span> (Cek kondisi <text:span text:style-name="Emphasis">sebelum</text:span> loop)</text:p>
                </table:table-cell>
                <table:table-cell table:style-name="Table1.A1" office:value-type="string">
                  <text:p text:style-name="P554"><text:span text:style-name="Strong_20_Emphasis">Post-test</text:span> (Cek kondisi <text:span text:style-name="Emphasis">setelah</text:span> loop)</text:p>
                </table:table-cell>
              </table:table-row>
              <table:table-row>
                <table:table-cell table:style-name="Table1.A1" office:value-type="string">
                  <text:p text:style-name="P554"><text:span text:style-name="Strong_20_Emphasis">Eksekusi Minimal</text:span></text:p>
                </table:table-cell>
                <table:table-cell table:style-name="Table1.A1" office:value-type="string">
                  <text:p text:style-name="P554">Bisa <text:span text:style-name="Strong_20_Emphasis">0 kali</text:span> (jika kondisi awal False)</text:p>
                </table:table-cell>
                <table:table-cell table:style-name="Table1.A1" office:value-type="string">
                  <text:p text:style-name="P554">Minimal <text:span text:style-name="Strong_20_Emphasis">1 kali</text:span></text:p>
                </table:table-cell>
              </table:table-row>
              <table:table-row>
                <table:table-cell table:style-name="Table1.A1" office:value-type="string">
                  <text:p text:style-name="P554"><text:span text:style-name="Strong_20_Emphasis">Kondisi Berhenti</text:span></text:p>
                </table:table-cell>
                <table:table-cell table:style-name="Table1.A1" office:value-type="string">
                  <text:p text:style-name="P554">Berhenti saat kondisi menjadi <text:span text:style-name="Strong_20_Emphasis"><text:span text:style-name="Source_20_Text">False</text:span></text:span></text:p>
                </table:table-cell>
                <table:table-cell table:style-name="Table1.A1" office:value-type="string">
                  <text:p text:style-name="P554">Berhenti saat kondisi menjadi <text:span text:style-name="Strong_20_Emphasis"><text:span text:style-name="Source_20_Text">True</text:span></text:span></text:p>
                </table:table-cell>
              </table:table-row>
              <table:table-row>
                <table:table-cell table:style-name="Table1.A1" office:value-type="string">
                  <text:p text:style-name="P554"><text:span text:style-name="Strong_20_Emphasis">Butuh </text:span><text:span text:style-name="Strong_20_Emphasis"><text:span text:style-name="Source_20_Text">begin..end</text:span></text:span><text:span text:style-name="Strong_20_Emphasis">?</text:span></text:p>
                </table:table-cell>
                <table:table-cell table:style-name="Table1.A1" office:value-type="string">
                  <text:p text:style-name="P554">Ya, untuk &gt;1 statement di badan loop</text:p>
                </table:table-cell>
                <table:table-cell table:style-name="Table1.A1" office:value-type="string">
                  <text:p text:style-name="P554">Tidak</text:p>
                </table:table-cell>
              </table:table-row>
            </table:table>
            <text:p text:style-name="Text_20_body">Ekspor ke Spreadsheet</text:p>
            <text:p text:style-name="Text_20_body"><text:span text:style-name="Strong_20_Emphasis">Kapan Menggunakan yang Mana?</text:span></text:p>
            <text:list xml:id="list7967656192271256100" text:style-name="L83">
              <text:list-item>
                <text:p text:style-name="P342">Gunakan <text:span text:style-name="Strong_20_Emphasis"><text:span text:style-name="Source_20_Text">while..do</text:span></text:span> jika ada kemungkinan badan loop tidak perlu dieksekusi sama sekali (misalnya, memproses item dalam daftar hanya jika daftarnya tidak kosong). Kondisi diperiksa sebelum bertindak. </text:p>
              </text:list-item>
              <text:list-item>
                <text:p text:style-name="P83">Gunakan <text:span text:style-name="Strong_20_Emphasis"><text:span text:style-name="Source_20_Text">repeat..until</text:span></text:span> jika Anda tahu badan loop harus dieksekusi setidaknya satu kali sebelum kondisi dapat dievaluasi secara bermakna. Kasus penggunaan klasiknya adalah validasi input pengguna. </text:p>
              </text:list-item>
            </text:list>
            <text:p text:style-name="Text_20_body"><text:span text:style-name="Strong_20_Emphasis">Contoh Penggunaan (Validasi Input):</text:span></text:p>
            <text:p text:style-name="Text_20_body">Contoh paling umum untuk <text:span text:style-name="Source_20_Text">repeat..until</text:span> adalah meminta input dari pengguna dan terus mengulang permintaan tersebut <text:span text:style-name="Emphasis">sampai</text:span> pengguna memberikan input yang valid.</text:p>
            <text:p text:style-name="Text_20_body">Delphi</text:p>
            <text:p text:style-name="Preformatted_20_Text"><text:span text:style-name="Source_20_Text">program ValidasiInputRepeat;</text:span></text:p>
            <text:p text:style-name="Preformatted_20_Text"><text:span text:style-name="Source_20_Text">uses SysUtils; // Untuk UpCase</text:span></text:p>
            <text:p text:style-name="Preformatted_20_Text"/>
            <text:p text:style-name="Preformatted_20_Text"><text:soft-page-break/><text:span text:style-name="Source_20_Text">var</text:span></text:p>
            <text:p text:style-name="Preformatted_20_Text"><text:span text:style-name="Source_20_Text"><text:s text:c="2"/>Jawaban: Char;</text:span></text:p>
            <text:p text:style-name="Preformatted_20_Text"><text:span text:style-name="Source_20_Text">begin</text:span></text:p>
            <text:p text:style-name="Preformatted_20_Text"><text:span text:style-name="Source_20_Text"><text:s text:c="2"/>repeat</text:span></text:p>
            <text:p text:style-name="Preformatted_20_Text"><text:span text:style-name="Source_20_Text"><text:s text:c="4"/>// Badan loop dieksekusi setidaknya sekali</text:span></text:p>
            <text:p text:style-name="Preformatted_20_Text"><text:span text:style-name="Source_20_Text"><text:s text:c="4"/>Write('Apakah Anda ingin melanjutkan (Y/T)? ');</text:span></text:p>
            <text:p text:style-name="Preformatted_20_Text"><text:span text:style-name="Source_20_Text"><text:s text:c="4"/>ReadLn(Jawaban);</text:span></text:p>
            <text:p text:style-name="Preformatted_20_Text"><text:span text:style-name="Source_20_Text"><text:s text:c="4"/>Jawaban := UpCase(Jawaban); // Ubah ke huruf besar agar perbandingan mudah</text:span></text:p>
            <text:p text:style-name="Preformatted_20_Text"/>
            <text:p text:style-name="Preformatted_20_Text"><text:span text:style-name="Source_20_Text"><text:s text:c="4"/>// Beri feedback jika input tidak valid (opsional)</text:span></text:p>
            <text:p text:style-name="Preformatted_20_Text"><text:span text:style-name="Source_20_Text"><text:s text:c="4"/>if not (Jawaban in ['Y', 'T']) then</text:span></text:p>
            <text:p text:style-name="Preformatted_20_Text"><text:span text:style-name="Source_20_Text"><text:s text:c="7"/>WriteLn('Input tidak valid. Harap masukkan Y atau T.');</text:span></text:p>
            <text:p text:style-name="Preformatted_20_Text"/>
            <text:p text:style-name="Preformatted_20_Text"><text:span text:style-name="Source_20_Text"><text:s text:c="2"/>until (Jawaban = 'Y') or (Jawaban = 'T'); // Ulangi jika jawaban BUKAN 'Y' atau 'T'</text:span></text:p>
            <text:p text:style-name="Preformatted_20_Text"/>
            <text:p text:style-name="Preformatted_20_Text"><text:span text:style-name="Source_20_Text"><text:s text:c="2"/>// Keluar dari loop hanya jika Jawaban adalah 'Y' atau 'T'</text:span></text:p>
            <text:p text:style-name="Preformatted_20_Text"><text:span text:style-name="Source_20_Text"><text:s text:c="2"/>if Jawaban = 'Y' then</text:span></text:p>
            <text:p text:style-name="Preformatted_20_Text"><text:span text:style-name="Source_20_Text"><text:s text:c="4"/>WriteLn('Anda memilih untuk melanjutkan.')</text:span></text:p>
            <text:p text:style-name="Preformatted_20_Text"><text:span text:style-name="Source_20_Text"><text:s text:c="2"/>else</text:span></text:p>
            <text:p text:style-name="Preformatted_20_Text"><text:span text:style-name="Source_20_Text"><text:s text:c="4"/>WriteLn('Anda memilih untuk berhenti.');</text:span></text:p>
            <text:p text:style-name="Preformatted_20_Text"/>
            <text:p text:style-name="Preformatted_20_Text"><text:span text:style-name="Source_20_Text"><text:s text:c="2"/>ReadLn; // Jeda</text:span></text:p>
            <text:p text:style-name="P609"><text:span text:style-name="Source_20_Text">end.</text:span></text:p>
            <text:p text:style-name="Text_20_body">Dalam contoh ini, program <text:span text:style-name="Emphasis">harus</text:span> bertanya setidaknya satu kali sebelum bisa memeriksa apakah jawabannya valid (<text:span text:style-name="Source_20_Text">'Y'</text:span> atau <text:span text:style-name="Source_20_Text">'T'</text:span>). Jika tidak valid, loop mengulang permintaan. Loop baru berhenti (<text:span text:style-name="Source_20_Text">until</text:span> kondisi menjadi <text:span text:style-name="Source_20_Text">True</text:span>) ketika input yang valid diterima.</text:p>
            <text:p text:style-name="Text_20_body">Struktur <text:span text:style-name="Source_20_Text">repeat..until</text:span> menawarkan cara yang rapi dan logis untuk menangani situasi perulangan di mana aksi perlu dilakukan sebelum kondisi penghentian dapat diperiksa.</text:p>
            <text:p text:style-name="Horizontal_20_Line"/>
            <text:p text:style-name="Text_20_body">Silakan berikan perintah <text:span text:style-name="Source_20_Text">YAX</text:span> untuk melanjutkan ke prompt berikutnya (Subbab: Kontrol Perulangan (<text:span text:style-name="Source_20_Text">Break</text:span>, <text:span text:style-name="Source_20_Text">Continue</text:span>, <text:span text:style-name="Source_20_Text">Exit</text:span>)).</text:p>
          </text:section>
          <text:section text:style-name="Sect1" text:name="feedback-form-45">
            <text:p text:style-name="P274"/>
          </text:section>
        </text:section>
        <text:section text:style-name="Sect1" text:name="833315fe380618cb">
          <text:p text:style-name="Text_20_body"/>
          <text:section text:style-name="Sect1" text:name="user-query-content-46">
            <text:p text:style-name="P529">yax </text:p>
          </text:section>
          <text:p text:style-name="P274">Tampilkan alur berpikir</text:p>
          <text:section text:style-name="Sect2" text:name="model-response-message-contentr_833315fe380618cb">
            <text:p text:style-name="Text_20_body">Baik, kita akhiri pembahasan Bab 3 pada pukul 8:59 AM WIB di Banda Aceh ini dengan melihat cara memanipulasi alur di dalam loop atau rutin.</text:p>
            <text:p text:style-name="Text_20_body"><text:span text:style-name="Strong_20_Emphasis">(Jawaban untuk Prompt Isi Subbab: Kontrol Perulangan (</text:span><text:span text:style-name="Strong_20_Emphasis"><text:span text:style-name="Source_20_Text">Break</text:span></text:span><text:span text:style-name="Strong_20_Emphasis">, </text:span><text:span text:style-name="Strong_20_Emphasis"><text:span text:style-name="Source_20_Text">Continue</text:span></text:span><text:span text:style-name="Strong_20_Emphasis">, </text:span><text:span text:style-name="Strong_20_Emphasis"><text:span text:style-name="Source_20_Text">Exit</text:span></text:span><text:span text:style-name="Strong_20_Emphasis">))</text:span></text:p>
            <text:p text:style-name="Text_20_body">Selain kondisi normal yang mengakhiri loop (<text:span text:style-name="Source_20_Text">for</text:span> mencapai batas, kondisi <text:span text:style-name="Source_20_Text">while</text:span> menjadi false, kondisi <text:span text:style-name="Source_20_Text">until</text:span> menjadi true), terkadang kita perlu mengubah alur eksekusi di tengah-tengah loop atau bahkan keluar dari sebuah prosedur/fungsi secara prematur. Free Pascal menyediakan tiga prosedur standar untuk tujuan ini: <text:span text:style-name="Source_20_Text">Break</text:span>, <text:span text:style-name="Source_20_Text">Continue</text:span>, dan <text:soft-page-break/><text:span text:style-name="Source_20_Text">Exit</text:span>.</text:p>
            <text:list xml:id="list6676240254925797404" text:style-name="L84">
              <text:list-item>
                <text:p text:style-name="P84"><text:span text:style-name="Strong_20_Emphasis"><text:span text:style-name="Source_20_Text">Break</text:span></text:span><text:span text:style-name="Strong_20_Emphasis"> (Keluar dari Loop)</text:span></text:p>
                <text:list>
                  <text:list-item>
                    <text:p text:style-name="P343"><text:span text:style-name="Strong_20_Emphasis">Tujuan:</text:span> Digunakan untuk <text:span text:style-name="Strong_20_Emphasis">segera menghentikan</text:span> eksekusi dari struktur perulangan (<text:span text:style-name="Source_20_Text">for</text:span>, <text:span text:style-name="Source_20_Text">while</text:span>, atau <text:span text:style-name="Source_20_Text">repeat</text:span>) <text:span text:style-name="Strong_20_Emphasis">terdalam</text:span> yang sedang melingkupinya. </text:p>
                  </text:list-item>
                  <text:list-item>
                    <text:p text:style-name="P343"><text:span text:style-name="Strong_20_Emphasis">Alur Eksekusi:</text:span> Ketika <text:span text:style-name="Source_20_Text">Break</text:span> dipanggil, eksekusi loop saat itu langsung berhenti, dan kontrol program berpindah ke statement pertama <text:span text:style-name="Emphasis">setelah</text:span> akhir dari loop tersebut (setelah <text:span text:style-name="Source_20_Text">end;</text:span> atau <text:span text:style-name="Source_20_Text">until</text:span>). </text:p>
                  </text:list-item>
                  <text:list-item>
                    <text:p text:style-name="P343"><text:span text:style-name="Strong_20_Emphasis">Kasus Penggunaan Umum:</text:span> </text:p>
                    <text:list>
                      <text:list-item>
                        <text:p text:style-name="P343">Mencari suatu item dalam koleksi (misalnya array): setelah item ditemukan, tidak perlu melanjutkan pencarian, jadi gunakan <text:span text:style-name="Source_20_Text">Break</text:span>. </text:p>
                      </text:list-item>
                      <text:list-item>
                        <text:p text:style-name="P343">Menangani kondisi error di dalam loop yang mengharuskan seluruh proses loop dihentikan. </text:p>
                      </text:list-item>
                    </text:list>
                  </text:list-item>
                  <text:list-item>
                    <text:p text:style-name="P343"><text:span text:style-name="Strong_20_Emphasis">Contoh:</text:span> </text:p>
                    <text:p text:style-name="P84">Delphi</text:p>
                    <text:p text:style-name="P570"><text:span text:style-name="Source_20_Text">program DemoBreak;</text:span></text:p>
                    <text:p text:style-name="P570"><text:span text:style-name="Source_20_Text">var</text:span></text:p>
                    <text:p text:style-name="P570"><text:span text:style-name="Source_20_Text"><text:s text:c="2"/>Data: array[1..10] of Integer = (5, 8, 12, 7, 25, 15, 19, 3, 10, 22);</text:span></text:p>
                    <text:p text:style-name="P570"><text:span text:style-name="Source_20_Text"><text:s text:c="2"/>Cari: Integer = 15;</text:span></text:p>
                    <text:p text:style-name="P570"><text:span text:style-name="Source_20_Text"><text:s text:c="2"/>i: Integer;</text:span></text:p>
                    <text:p text:style-name="P570"><text:span text:style-name="Source_20_Text"><text:s text:c="2"/>IndeksDitemukan: Integer = -1; // Nilai default jika tidak ditemukan</text:span></text:p>
                    <text:p text:style-name="P570"><text:span text:style-name="Source_20_Text">begin</text:span></text:p>
                    <text:p text:style-name="P570"><text:span text:style-name="Source_20_Text"><text:s text:c="2"/>for i := Low(Data) to High(Data) do</text:span></text:p>
                    <text:p text:style-name="P570"><text:span text:style-name="Source_20_Text"><text:s text:c="2"/>begin</text:span></text:p>
                    <text:p text:style-name="P570"><text:span text:style-name="Source_20_Text"><text:s text:c="4"/>WriteLn('Memeriksa indeks ', i, ' (Nilai: ', Data[i], ')');</text:span></text:p>
                    <text:p text:style-name="P570"><text:span text:style-name="Source_20_Text"><text:s text:c="4"/>if Data[i] = Cari then</text:span></text:p>
                    <text:p text:style-name="P570"><text:span text:style-name="Source_20_Text"><text:s text:c="4"/>begin</text:span></text:p>
                    <text:p text:style-name="P570"><text:span text:style-name="Source_20_Text"><text:s text:c="6"/>IndeksDitemukan := i;</text:span></text:p>
                    <text:p text:style-name="P570"><text:span text:style-name="Source_20_Text"><text:s text:c="6"/>WriteLn('Nilai ditemukan!');</text:span></text:p>
                    <text:p text:style-name="P570"><text:span text:style-name="Source_20_Text"><text:s text:c="6"/>Break; // &lt;-- Keluar dari loop for karena sudah ketemu</text:span></text:p>
                    <text:p text:style-name="P570"><text:span text:style-name="Source_20_Text"><text:s text:c="4"/>end;</text:span></text:p>
                    <text:p text:style-name="P570"><text:span text:style-name="Source_20_Text"><text:s text:c="2"/>end; // Akhir loop for</text:span></text:p>
                    <text:p text:style-name="P570"/>
                    <text:p text:style-name="P570"><text:span text:style-name="Source_20_Text"><text:s text:c="2"/>// Eksekusi lanjut di sini setelah Break (atau loop selesai normal)</text:span></text:p>
                    <text:p text:style-name="P570"><text:span text:style-name="Source_20_Text"><text:s text:c="2"/>if IndeksDitemukan &lt;&gt; -1 then</text:span></text:p>
                    <text:p text:style-name="P570"><text:span text:style-name="Source_20_Text"><text:s text:c="4"/>WriteLn('Nilai ', Cari, ' ditemukan di indeks ', IndeksDitemukan)</text:span></text:p>
                    <text:p text:style-name="P570"><text:span text:style-name="Source_20_Text"><text:s text:c="2"/>else</text:span></text:p>
                    <text:p text:style-name="P570"><text:span text:style-name="Source_20_Text"><text:s text:c="4"/>WriteLn('Nilai ', Cari, ' tidak ditemukan.');</text:span></text:p>
                    <text:p text:style-name="P625"><text:span text:style-name="Source_20_Text">end.</text:span></text:p>
                  </text:list-item>
                </text:list>
              </text:list-item>
              <text:list-item>
                <text:p text:style-name="P84"><text:span text:style-name="Strong_20_Emphasis"><text:span text:style-name="Source_20_Text">Continue</text:span></text:span><text:span text:style-name="Strong_20_Emphasis"> (Lanjut ke Iterasi Berikutnya)</text:span></text:p>
                <text:list>
                  <text:list-item>
                    <text:p text:style-name="P343"><text:span text:style-name="Strong_20_Emphasis">Tujuan:</text:span> Digunakan untuk <text:span text:style-name="Strong_20_Emphasis">menghentikan iterasi saat ini</text:span> dari loop (<text:span text:style-name="Source_20_Text">for</text:span>, <text:span text:style-name="Source_20_Text">while</text:span>, atau <text:span text:style-name="Source_20_Text">repeat</text:span>) terdalam dan langsung <text:span text:style-name="Strong_20_Emphasis">melanjutkan ke iterasi berikutnya</text:span>. Bagian sisa dari badan loop di iterasi saat ini akan dilewati. </text:p>
                  </text:list-item>
                  <text:list-item>
                    <text:p text:style-name="P343"><text:soft-page-break/><text:span text:style-name="Strong_20_Emphasis">Alur Eksekusi:</text:span> </text:p>
                    <text:list>
                      <text:list-item>
                        <text:p text:style-name="P343">Dalam loop <text:span text:style-name="Source_20_Text">for</text:span>: Variabel counter akan diperbarui (naik/turun), lalu kondisi batas loop diperiksa. </text:p>
                      </text:list-item>
                      <text:list-item>
                        <text:p text:style-name="P343">Dalam loop <text:span text:style-name="Source_20_Text">while</text:span> atau <text:span text:style-name="Source_20_Text">repeat</text:span>: Eksekusi langsung melompat ke evaluasi kondisi (<text:span text:style-name="Source_20_Text">while &lt;Kondisi&gt;</text:span> atau <text:span text:style-name="Source_20_Text">until &lt;Kondisi&gt;</text:span>). </text:p>
                      </text:list-item>
                    </text:list>
                  </text:list-item>
                  <text:list-item>
                    <text:p text:style-name="P343"><text:span text:style-name="Strong_20_Emphasis">Kasus Penggunaan Umum:</text:span> Melewati pemrosesan item tertentu dalam sebuah loop berdasarkan suatu kondisi, tanpa menghentikan keseluruhan loop. </text:p>
                  </text:list-item>
                  <text:list-item>
                    <text:p text:style-name="P343"><text:span text:style-name="Strong_20_Emphasis">Contoh:</text:span> </text:p>
                    <text:p text:style-name="P84">Delphi</text:p>
                    <text:p text:style-name="P570"><text:span text:style-name="Source_20_Text">program DemoContinue;</text:span></text:p>
                    <text:p text:style-name="P570"><text:span text:style-name="Source_20_Text">var</text:span></text:p>
                    <text:p text:style-name="P570"><text:span text:style-name="Source_20_Text"><text:s text:c="2"/>i, JumlahPositif: Integer;</text:span></text:p>
                    <text:p text:style-name="P570"><text:span text:style-name="Source_20_Text"><text:s text:c="2"/>Nilai: Integer;</text:span></text:p>
                    <text:p text:style-name="P570"><text:span text:style-name="Source_20_Text">begin</text:span></text:p>
                    <text:p text:style-name="P570"><text:span text:style-name="Source_20_Text"><text:s text:c="2"/>JumlahPositif := 0;</text:span></text:p>
                    <text:p text:style-name="P570"><text:span text:style-name="Source_20_Text"><text:s text:c="2"/>WriteLn('Masukkan 5 angka (bisa negatif):');</text:span></text:p>
                    <text:p text:style-name="P570"><text:span text:style-name="Source_20_Text"><text:s text:c="2"/>for i := 1 to 5 do</text:span></text:p>
                    <text:p text:style-name="P570"><text:span text:style-name="Source_20_Text"><text:s text:c="2"/>begin</text:span></text:p>
                    <text:p text:style-name="P570"><text:span text:style-name="Source_20_Text"><text:s text:c="4"/>Write('Angka ke-', i, ': ');</text:span></text:p>
                    <text:p text:style-name="P570"><text:span text:style-name="Source_20_Text"><text:s text:c="4"/>ReadLn(Nilai);</text:span></text:p>
                    <text:p text:style-name="P570"><text:span text:style-name="Source_20_Text"><text:s text:c="4"/>if Nilai &lt;= 0 then</text:span></text:p>
                    <text:p text:style-name="P570"><text:span text:style-name="Source_20_Text"><text:s text:c="4"/>begin</text:span></text:p>
                    <text:p text:style-name="P570"><text:span text:style-name="Source_20_Text"><text:s text:c="6"/>WriteLn(' (Melewati angka non-positif)');</text:span></text:p>
                    <text:p text:style-name="P570"><text:span text:style-name="Source_20_Text"><text:s text:c="6"/>Continue; // &lt;-- Lewati sisa badan loop, lanjut ke iterasi i berikutnya</text:span></text:p>
                    <text:p text:style-name="P570"><text:span text:style-name="Source_20_Text"><text:s text:c="4"/>end;</text:span></text:p>
                    <text:p text:style-name="P570"/>
                    <text:p text:style-name="P570"><text:span text:style-name="Source_20_Text"><text:s text:c="4"/>// Kode ini hanya dieksekusi jika Nilai &gt; 0</text:span></text:p>
                    <text:p text:style-name="P570"><text:span text:style-name="Source_20_Text"><text:s text:c="4"/>WriteLn(' Memproses angka: ', Nilai);</text:span></text:p>
                    <text:p text:style-name="P570"><text:span text:style-name="Source_20_Text"><text:s text:c="4"/>JumlahPositif := JumlahPositif + Nilai;</text:span></text:p>
                    <text:p text:style-name="P570"><text:span text:style-name="Source_20_Text"><text:s text:c="2"/>end;</text:span></text:p>
                    <text:p text:style-name="P570"><text:span text:style-name="Source_20_Text"><text:s text:c="2"/>WriteLn('Jumlah total angka positif: ', JumlahPositif);</text:span></text:p>
                    <text:p text:style-name="P625"><text:span text:style-name="Source_20_Text">end.</text:span></text:p>
                  </text:list-item>
                </text:list>
              </text:list-item>
              <text:list-item>
                <text:p text:style-name="P84"><text:span text:style-name="Strong_20_Emphasis"><text:span text:style-name="Source_20_Text">Exit</text:span></text:span><text:span text:style-name="Strong_20_Emphasis"> (Keluar dari Rutin)</text:span></text:p>
                <text:list>
                  <text:list-item>
                    <text:p text:style-name="P343"><text:span text:style-name="Strong_20_Emphasis">Tujuan:</text:span> Digunakan untuk <text:span text:style-name="Strong_20_Emphasis">segera menghentikan</text:span> eksekusi dari <text:span text:style-name="Strong_20_Emphasis">prosedur atau fungsi saat ini</text:span> (rutin tempat <text:span text:style-name="Source_20_Text">Exit</text:span> dipanggil). </text:p>
                  </text:list-item>
                  <text:list-item>
                    <text:p text:style-name="P343"><text:span text:style-name="Strong_20_Emphasis">Alur Eksekusi:</text:span> Kontrol program langsung dikembalikan ke titik di mana prosedur atau fungsi tersebut dipanggil. Kode apa pun setelah <text:span text:style-name="Source_20_Text">Exit</text:span> di dalam rutin tersebut tidak akan dieksekusi. </text:p>
                  </text:list-item>
                  <text:list-item>
                    <text:p text:style-name="P343"><text:span text:style-name="Strong_20_Emphasis">Dalam Fungsi:</text:span> Jika <text:span text:style-name="Source_20_Text">Exit</text:span> digunakan di dalam sebuah <text:span text:style-name="Source_20_Text">function</text:span>, Anda <text:span text:style-name="Strong_20_Emphasis">harus</text:span> memastikan bahwa nilai kembalian fungsi (variabel <text:span text:style-name="Source_20_Text">Result</text:span> atau nama fungsi itu sendiri) sudah diberi nilai <text:span text:style-name="Emphasis">sebelum</text:span> <text:span text:style-name="Source_20_Text">Exit</text:span> dipanggil. </text:p>
                  </text:list-item>
                  <text:list-item>
                    <text:p text:style-name="P343"><text:span text:style-name="Strong_20_Emphasis">Kasus Penggunaan Umum:</text:span> </text:p>
                    <text:list>
                      <text:list-item>
                        <text:p text:style-name="P343">Keluar lebih awal dari rutin jika terjadi error atau kondisi tidak valid di awal. </text:p>
                      </text:list-item>
                      <text:list-item>
                        <text:p text:style-name="P343"><text:soft-page-break/>Mengembalikan hasil dari fungsi segera setelah hasil tersebut diketahui, tanpa perlu melanjutkan sisa kode fungsi. </text:p>
                      </text:list-item>
                    </text:list>
                  </text:list-item>
                  <text:list-item>
                    <text:p text:style-name="P343"><text:span text:style-name="Strong_20_Emphasis">Contoh:</text:span> </text:p>
                    <text:p text:style-name="P84">Delphi</text:p>
                    <text:p text:style-name="P570"><text:span text:style-name="Source_20_Text">program DemoExit;</text:span></text:p>
                    <text:p text:style-name="P570"/>
                    <text:p text:style-name="P570"><text:span text:style-name="Source_20_Text">function CariIndeks(const Arr: array of Integer; NilaiCari: Integer): Integer;</text:span></text:p>
                    <text:p text:style-name="P570"><text:span text:style-name="Source_20_Text">var i: Integer;</text:span></text:p>
                    <text:p text:style-name="P570"><text:span text:style-name="Source_20_Text">begin</text:span></text:p>
                    <text:p text:style-name="P570"><text:span text:style-name="Source_20_Text"><text:s text:c="2"/>Result := -1; // Nilai default jika tidak ditemukan (penting!)</text:span></text:p>
                    <text:p text:style-name="P570"><text:span text:style-name="Source_20_Text"><text:s text:c="2"/>if Length(Arr) = 0 then</text:span></text:p>
                    <text:p text:style-name="P570"><text:span text:style-name="Source_20_Text"><text:s text:c="5"/>Exit; // &lt;-- Keluar dari fungsi jika array kosong</text:span></text:p>
                    <text:p text:style-name="P570"/>
                    <text:p text:style-name="P570"><text:span text:style-name="Source_20_Text"><text:s text:c="2"/>for i := Low(Arr) to High(Arr) do</text:span></text:p>
                    <text:p text:style-name="P570"><text:span text:style-name="Source_20_Text"><text:s text:c="2"/>begin</text:span></text:p>
                    <text:p text:style-name="P570"><text:span text:style-name="Source_20_Text"><text:s text:c="4"/>if Arr[i] = NilaiCari then</text:span></text:p>
                    <text:p text:style-name="P570"><text:span text:style-name="Source_20_Text"><text:s text:c="4"/>begin</text:span></text:p>
                    <text:p text:style-name="P570"><text:span text:style-name="Source_20_Text"><text:s text:c="6"/>Result := i; // Tetapkan hasil</text:span></text:p>
                    <text:p text:style-name="P570"><text:span text:style-name="Source_20_Text"><text:s text:c="6"/>Exit; // &lt;-- Keluar dari fungsi karena sudah ditemukan</text:span></text:p>
                    <text:p text:style-name="P570"><text:span text:style-name="Source_20_Text"><text:s text:c="4"/>end;</text:span></text:p>
                    <text:p text:style-name="P570"><text:span text:style-name="Source_20_Text"><text:s text:c="2"/>end;</text:span></text:p>
                    <text:p text:style-name="P570"><text:span text:style-name="Source_20_Text"><text:s text:c="2"/>// Jika loop selesai tanpa menemukan, Result tetap -1</text:span></text:p>
                    <text:p text:style-name="P570"><text:span text:style-name="Source_20_Text">end; // Akhir fungsi</text:span></text:p>
                    <text:p text:style-name="P570"/>
                    <text:p text:style-name="P570"><text:span text:style-name="Source_20_Text">var</text:span></text:p>
                    <text:p text:style-name="P570"><text:span text:style-name="Source_20_Text"><text:s text:c="2"/>DataKu: array[0..4] of Integer = (10, 20, 30, 40, 50);</text:span></text:p>
                    <text:p text:style-name="P570"><text:span text:style-name="Source_20_Text"><text:s text:c="2"/>Indeks: Integer;</text:span></text:p>
                    <text:p text:style-name="P570"><text:span text:style-name="Source_20_Text">begin</text:span></text:p>
                    <text:p text:style-name="P570"><text:span text:style-name="Source_20_Text"><text:s text:c="2"/>Indeks := CariIndeks(DataKu, 30);</text:span></text:p>
                    <text:p text:style-name="P570"><text:span text:style-name="Source_20_Text"><text:s text:c="2"/>WriteLn('Indeks dari 30: ', Indeks); // Output: Indeks dari 30: 2</text:span></text:p>
                    <text:p text:style-name="P570"/>
                    <text:p text:style-name="P570"><text:span text:style-name="Source_20_Text"><text:s text:c="2"/>Indeks := CariIndeks(DataKu, 99);</text:span></text:p>
                    <text:p text:style-name="P570"><text:span text:style-name="Source_20_Text"><text:s text:c="2"/>WriteLn('Indeks dari 99: ', Indeks); // Output: Indeks dari 99: -1</text:span></text:p>
                    <text:p text:style-name="P625"><text:span text:style-name="Source_20_Text">end.</text:span></text:p>
                  </text:list-item>
                </text:list>
              </text:list-item>
            </text:list>
            <text:p text:style-name="Text_20_body">Penting untuk membedakan <text:span text:style-name="Source_20_Text">Break</text:span> (keluar dari loop) dan <text:span text:style-name="Source_20_Text">Exit</text:span> (keluar dari rutin). Gunakan ketiganya dengan bijak untuk membuat alur kontrol program Anda lebih efisien dan sesuai dengan logika yang diinginkan.</text:p>
            <text:p text:style-name="Horizontal_20_Line"/>
            <text:p text:style-name="Text_20_body">Kita telah menyelesaikan Bab 3. Silakan berikan perintah <text:span text:style-name="Source_20_Text">YAX</text:span> untuk melanjutkan ke prompt berikutnya (Pengantar Bab 4).</text:p>
          </text:section>
          <text:section text:style-name="Sect1" text:name="feedback-form-46">
            <text:p text:style-name="P274"/>
          </text:section>
        </text:section>
        <text:section text:style-name="Sect1" text:name="476df3b576b18d82">
          <text:p text:style-name="Text_20_body"/>
          <text:section text:style-name="Sect1" text:name="user-query-content-47">
            <text:p text:style-name="P529">yax </text:p>
          </text:section>
          <text:p text:style-name="P274">Tampilkan alur berpikir</text:p>
          <text:section text:style-name="Sect2" text:name="model-response-message-contentr_476df3b576b18d82">
            <text:p text:style-name="Text_20_body"><text:soft-page-break/>Baik, kita memasuki Bab 4 pada pukul 9:17 AM WIB di Banda Aceh ini.</text:p>
            <text:p text:style-name="Text_20_body"><text:span text:style-name="Strong_20_Emphasis">(Jawaban untuk Prompt Pengantar Bab 4)</text:span></text:p>
            <text:p text:style-name="Text_20_body">Sejauh ini kita telah mempelajari sintaks dasar dan cara mengendalikan alur eksekusi program. Namun, seiring bertambahnya ukuran dan kompleksitas program, menempatkan semua logika di dalam satu blok <text:span text:style-name="Source_20_Text">begin..end.</text:span> utama menjadi tidak praktis, sulit dibaca, dan sulit dipelihara. Prinsip dasar dalam rekayasa perangkat lunak yang baik adalah <text:span text:style-name="Strong_20_Emphasis">modularitas</text:span>: memecah masalah besar menjadi bagian-bagian yang lebih kecil, terkelola, dan idealnya dapat digunakan kembali.</text:p>
            <text:p text:style-name="Text_20_body">Bab 4, "Prosedur dan Fungsi: Membangun Blok Kode", akan memperkenalkan mekanisme fundamental dalam Free Pascal untuk mencapai modularitas ini. Kita akan mempelajari <text:span text:style-name="Strong_20_Emphasis">prosedur (procedure)</text:span> dan <text:span text:style-name="Strong_20_Emphasis">fungsi (function)</text:span>, yang merupakan blok kode bernama (sering disebut juga <text:span text:style-name="Emphasis">subrutin</text:span> atau <text:span text:style-name="Emphasis">subprogram</text:span>) yang dapat Anda definisikan sekali dan panggil berkali-kali dari bagian lain program Anda.</text:p>
            <text:p text:style-name="Text_20_body">Dalam bab ini, kita akan mendalami:</text:p>
            <text:list xml:id="list8962383456107826187" text:style-name="L85">
              <text:list-item>
                <text:p text:style-name="P344">Perbedaan esensial antara <text:span text:style-name="Source_20_Text">procedure</text:span> (yang melakukan aksi) dan <text:span text:style-name="Source_20_Text">function</text:span> (yang melakukan perhitungan dan mengembalikan nilai). </text:p>
              </text:list-item>
              <text:list-item>
                <text:p text:style-name="P344">Sintaks yang tepat untuk <text:span text:style-name="Strong_20_Emphasis">mendeklarasikan</text:span> (membuat) dan <text:span text:style-name="Strong_20_Emphasis">memanggil</text:span> (menggunakan) prosedur dan fungsi. </text:p>
              </text:list-item>
              <text:list-item>
                <text:p text:style-name="P344">Berbagai cara <text:span text:style-name="Strong_20_Emphasis">melewatkan data</text:span> ke dalam dan ke luar subrutin melalui <text:span text:style-name="Strong_20_Emphasis">parameter</text:span>, termasuk mekanisme khas Pascal seperti pass-by-value (default), pass-by-reference (<text:span text:style-name="Source_20_Text">var</text:span>), parameter konstanta (<text:span text:style-name="Source_20_Text">const</text:span>), dan parameter output (<text:span text:style-name="Source_20_Text">out</text:span>). </text:p>
              </text:list-item>
              <text:list-item>
                <text:p text:style-name="P344">Konsep <text:span text:style-name="Strong_20_Emphasis">cakupan (scope)</text:span> variabel, membedakan antara variabel lokal (hanya ada di dalam subrutin) dan variabel global. </text:p>
              </text:list-item>
              <text:list-item>
                <text:p text:style-name="P344">Fitur unik Pascal yaitu <text:span text:style-name="Strong_20_Emphasis">rutin bersarang</text:span> (nested routines), di mana Anda dapat mendefinisikan prosedur/fungsi di dalam prosedur/fungsi lain. </text:p>
              </text:list-item>
              <text:list-item>
                <text:p text:style-name="P85">Kapan dan mengapa <text:span text:style-name="Strong_20_Emphasis">deklarasi maju (forward declaration)</text:span> diperlukan. </text:p>
              </text:list-item>
            </text:list>
            <text:p text:style-name="Text_20_body">Bagi Anda yang sudah familiar dengan fungsi atau metode dari bahasa lain, konsep dasarnya mungkin sudah dikenal. Namun, bab ini akan fokus pada sintaks spesifik Object Pascal, terminologinya (<text:span text:style-name="Source_20_Text">procedure</text:span> vs <text:span text:style-name="Source_20_Text">function</text:span>), dan fitur-fitur khas seperti mekanisme parameter dan rutin bersarang. Menguasai pembuatan dan penggunaan prosedur dan fungsi adalah langkah absolut yang diperlukan untuk menulis program Pascal yang terstruktur, efisien, dan mudah dikelola.</text:p>
            <text:p text:style-name="Horizontal_20_Line"/>
            <text:p text:style-name="Text_20_body">Silakan berikan perintah <text:span text:style-name="Source_20_Text">YAX</text:span> untuk melanjutkan ke prompt berikutnya (Subbab: Perbedaan Prosedur dan Fungsi).</text:p>
          </text:section>
          <text:section text:style-name="Sect1" text:name="feedback-form-47">
            <text:p text:style-name="P274"/>
          </text:section>
        </text:section>
        <text:section text:style-name="Sect1" text:name="c992891c914aef3c">
          <text:p text:style-name="Text_20_body"/>
          <text:section text:style-name="Sect1" text:name="user-query-content-48">
            <text:p text:style-name="P529">yax </text:p>
          </text:section>
          <text:p text:style-name="P274">Tampilkan alur berpikir</text:p>
          <text:section text:style-name="Sect2" text:name="model-response-message-contentr_c992891c914aef3c">
            <text:p text:style-name="Text_20_body">Baik, mari kita mulai mendalami blok pembangun kode di Pascal pada pukul 9:18 AM WIB, Senin 14 April 2025, di Banda Aceh ini.</text:p>
            <text:p text:style-name="Text_20_body"><text:soft-page-break/><text:span text:style-name="Strong_20_Emphasis">(Jawaban untuk Prompt Isi Subbab: Perbedaan Prosedur (tanpa nilai kembali) dan Fungsi (dengan nilai kembali))</text:span></text:p>
            <text:p text:style-name="Text_20_body">Dalam Free Pascal, ada dua jenis utama subrutin (blok kode bernama yang dapat digunakan kembali): <text:span text:style-name="Strong_20_Emphasis"><text:span text:style-name="Source_20_Text">procedure</text:span></text:span> (prosedur) dan <text:span text:style-name="Strong_20_Emphasis"><text:span text:style-name="Source_20_Text">function</text:span></text:span> (fungsi). Meskipun keduanya memungkinkan Anda mengelompokkan kode untuk tugas tertentu, perbedaan fundamental terletak pada apakah subrutin tersebut dirancang untuk <text:span text:style-name="Strong_20_Emphasis">mengembalikan sebuah nilai hasil</text:span> atau tidak.</text:p>
            <text:p text:style-name="Text_20_body"><text:span text:style-name="Strong_20_Emphasis">1. Prosedur (</text:span><text:span text:style-name="Strong_20_Emphasis"><text:span text:style-name="Source_20_Text">procedure</text:span></text:span><text:span text:style-name="Strong_20_Emphasis">)</text:span></text:p>
            <text:list xml:id="list3323593830112793795" text:style-name="L86">
              <text:list-item>
                <text:p text:style-name="P345"><text:span text:style-name="Strong_20_Emphasis">Tujuan Utama:</text:span> Melakukan serangkaian <text:span text:style-name="Strong_20_Emphasis">aksi</text:span>, <text:span text:style-name="Strong_20_Emphasis">tugas</text:span>, atau <text:span text:style-name="Strong_20_Emphasis">operasi</text:span>. Fokusnya adalah pada <text:span text:style-name="Emphasis">efek samping</text:span> yang dihasilkannya, seperti mencetak sesuatu ke layar, mengubah nilai variabel global, memodifikasi data dalam file, atau mengubah state objek (melalui parameter <text:span text:style-name="Source_20_Text">var</text:span>/<text:span text:style-name="Source_20_Text">out</text:span> atau data anggota objek). </text:p>
              </text:list-item>
              <text:list-item>
                <text:p text:style-name="P345"><text:span text:style-name="Strong_20_Emphasis">Nilai Kembali:</text:span> Sebuah <text:span text:style-name="Source_20_Text">procedure</text:span> <text:span text:style-name="Strong_20_Emphasis">tidak</text:span> dirancang untuk mengembalikan nilai tunggal secara langsung melalui namanya. Ia hanya menjalankan instruksi di dalamnya. </text:p>
              </text:list-item>
              <text:list-item>
                <text:p text:style-name="P345"><text:span text:style-name="Strong_20_Emphasis">Sintaks Deklarasi:</text:span> </text:p>
                <text:p text:style-name="P86">Delphi</text:p>
                <text:p text:style-name="P571"><text:span text:style-name="Source_20_Text">procedure NamaProsedur(DaftarParameter); // Tipe kembalian tidak ada</text:span></text:p>
                <text:p text:style-name="P571"><text:span text:style-name="Source_20_Text">// Deklarasi lokal (const, type, var) jika ada</text:span></text:p>
                <text:p text:style-name="P571"><text:span text:style-name="Source_20_Text">begin</text:span></text:p>
                <text:p text:style-name="P571"><text:span text:style-name="Source_20_Text"><text:s text:c="2"/>// Badan prosedur: statement-statement yang melakukan aksi</text:span></text:p>
                <text:p text:style-name="P626"><text:span text:style-name="Source_20_Text">end;</text:span></text:p>
                <text:p text:style-name="P345">(Bagian <text:span text:style-name="Source_20_Text">DaftarParameter</text:span> bersifat opsional). </text:p>
              </text:list-item>
              <text:list-item>
                <text:p text:style-name="P345"><text:span text:style-name="Strong_20_Emphasis">Contoh:</text:span> Prosedur untuk menampilkan pesan pembuka. </text:p>
                <text:p text:style-name="P86">Delphi</text:p>
                <text:p text:style-name="P571"><text:span text:style-name="Source_20_Text">procedure TampilkanSalam(Nama: string);</text:span></text:p>
                <text:p text:style-name="P571"><text:span text:style-name="Source_20_Text">begin</text:span></text:p>
                <text:p text:style-name="P571"><text:span text:style-name="Source_20_Text"><text:s text:c="2"/>WriteLn('Halo, ', Nama, '!');</text:span></text:p>
                <text:p text:style-name="P571"><text:span text:style-name="Source_20_Text"><text:s text:c="2"/>WriteLn('Selamat datang di program ini.');</text:span></text:p>
                <text:p text:style-name="P571"><text:span text:style-name="Source_20_Text">end;</text:span></text:p>
                <text:p text:style-name="P571"/>
                <text:p text:style-name="P571"><text:span text:style-name="Source_20_Text">// Cara pemanggilan:</text:span></text:p>
                <text:p text:style-name="P626"><text:span text:style-name="Source_20_Text">// TampilkanSalam('Ahmad');</text:span></text:p>
              </text:list-item>
            </text:list>
            <text:p text:style-name="Text_20_body"><text:span text:style-name="Strong_20_Emphasis">2. Fungsi (</text:span><text:span text:style-name="Strong_20_Emphasis"><text:span text:style-name="Source_20_Text">function</text:span></text:span><text:span text:style-name="Strong_20_Emphasis">)</text:span></text:p>
            <text:list xml:id="list415549804840083701" text:style-name="L87">
              <text:list-item>
                <text:p text:style-name="P346"><text:span text:style-name="Strong_20_Emphasis">Tujuan Utama:</text:span> Melakukan <text:span text:style-name="Strong_20_Emphasis">perhitungan</text:span> atau <text:span text:style-name="Strong_20_Emphasis">operasi</text:span> yang menghasilkan <text:span text:style-name="Strong_20_Emphasis">satu nilai tunggal</text:span> sebagai hasilnya. Fungsi mengambil input (melalui parameter), memprosesnya, dan mengembalikan output berupa nilai. </text:p>
              </text:list-item>
              <text:list-item>
                <text:p text:style-name="P346"><text:span text:style-name="Strong_20_Emphasis">Nilai Kembali:</text:span> Sebuah <text:span text:style-name="Source_20_Text">function</text:span> <text:span text:style-name="Strong_20_Emphasis">harus</text:span> mengembalikan nilai yang tipenya sesuai dengan tipe kembalian yang dideklarasikan di headernya. Ada dua cara untuk menetapkan nilai kembalian di dalam badan fungsi: </text:p>
                <text:list>
                  <text:list-item>
                    <text:p text:style-name="P346">Memberikan nilai ke <text:span text:style-name="Strong_20_Emphasis">nama fungsi itu sendiri</text:span>: <text:span text:style-name="Source_20_Text">NamaFungsi := &lt;NilaiHasil&gt;;</text:span> </text:p>
                  </text:list-item>
                  <text:list-item>
                    <text:p text:style-name="P346"><text:soft-page-break/>Memberikan nilai ke variabel <text:span text:style-name="Strong_20_Emphasis"><text:span text:style-name="Source_20_Text">Result</text:span></text:span> (implisit): <text:span text:style-name="Source_20_Text">Result := &lt;NilaiHasil&gt;;</text:span> (Cara ini umumnya <text:span text:style-name="Strong_20_Emphasis">lebih disukai</text:span> dalam gaya Object Pascal modern karena lebih jelas dan fleksibel). </text:p>
                  </text:list-item>
                </text:list>
              </text:list-item>
              <text:list-item>
                <text:p text:style-name="P346"><text:span text:style-name="Strong_20_Emphasis">Sintaks Deklarasi:</text:span> </text:p>
                <text:p text:style-name="P87">Delphi</text:p>
                <text:p text:style-name="P572"><text:span text:style-name="Source_20_Text">function NamaFungsi(DaftarParameter): TipeKembalian; // Ada tipe kembalian!</text:span></text:p>
                <text:p text:style-name="P572"><text:span text:style-name="Source_20_Text">// Deklarasi lokal jika ada</text:span></text:p>
                <text:p text:style-name="P572"><text:span text:style-name="Source_20_Text">begin</text:span></text:p>
                <text:p text:style-name="P572"><text:span text:style-name="Source_20_Text"><text:s text:c="2"/>// Badan fungsi: statement-statement yang menghitung hasil</text:span></text:p>
                <text:p text:style-name="P572"><text:span text:style-name="Source_20_Text"><text:s text:c="2"/>// ...</text:span></text:p>
                <text:p text:style-name="P572"><text:span text:style-name="Source_20_Text"><text:s text:c="2"/>Result := &lt;NilaiHasil&gt;; // Atau NamaFungsi := &lt;NilaiHasil&gt;;</text:span></text:p>
                <text:p text:style-name="P627"><text:span text:style-name="Source_20_Text">end;</text:span></text:p>
                <text:p text:style-name="P346">(Bagian <text:span text:style-name="Source_20_Text">DaftarParameter</text:span> opsional, tapi <text:span text:style-name="Source_20_Text">TipeKembalian</text:span> wajib ada). </text:p>
              </text:list-item>
              <text:list-item>
                <text:p text:style-name="P346"><text:span text:style-name="Strong_20_Emphasis">Contoh:</text:span> Fungsi untuk menghitung luas persegi panjang. </text:p>
                <text:p text:style-name="P87">Delphi</text:p>
                <text:p text:style-name="P572"><text:span text:style-name="Source_20_Text">function HitungLuasPersegi(Panjang: Real; Lebar: Real): Real;</text:span></text:p>
                <text:p text:style-name="P572"><text:span text:style-name="Source_20_Text">begin</text:span></text:p>
                <text:p text:style-name="P572"><text:span text:style-name="Source_20_Text"><text:s text:c="2"/>// Menggunakan 'Result'</text:span></text:p>
                <text:p text:style-name="P572"><text:span text:style-name="Source_20_Text"><text:s text:c="2"/>Result := Panjang * Lebar;</text:span></text:p>
                <text:p text:style-name="P572"><text:span text:style-name="Source_20_Text"><text:s text:c="2"/>// Jika tidak menggunakan Result:</text:span></text:p>
                <text:p text:style-name="P572"><text:span text:style-name="Source_20_Text"><text:s text:c="2"/>// HitungLuasPersegi := Panjang * Lebar;</text:span></text:p>
                <text:p text:style-name="P572"><text:span text:style-name="Source_20_Text">end;</text:span></text:p>
                <text:p text:style-name="P572"/>
                <text:p text:style-name="P572"><text:span text:style-name="Source_20_Text">// Cara pemanggilan (biasanya dalam ekspresi atau assignment):</text:span></text:p>
                <text:p text:style-name="P572"><text:span text:style-name="Source_20_Text">// var Luas: Real;</text:span></text:p>
                <text:p text:style-name="P572"><text:span text:style-name="Source_20_Text">// Luas := HitungLuasPersegi(10.5, 5.0);</text:span></text:p>
                <text:p text:style-name="P627"><text:span text:style-name="Source_20_Text">// WriteLn('Luasnya adalah: ', Luas);</text:span></text:p>
              </text:list-item>
            </text:list>
            <text:p text:style-name="Text_20_body"><text:span text:style-name="Strong_20_Emphasis">Ringkasan Perbedaan Kunci:</text:span></text:p>
            <table:table table:name="Table2" table:style-name="Table2">
              <table:table-column table:style-name="Table2.A"/>
              <table:table-column table:style-name="Table2.B"/>
              <table:table-column table:style-name="Table2.C"/>
              <table:table-row>
                <table:table-cell table:style-name="Table2.A1" office:value-type="string">
                  <text:p text:style-name="P669">Fitur</text:p>
                </table:table-cell>
                <table:table-cell table:style-name="Table2.A1" office:value-type="string">
                  <text:p text:style-name="P669"><text:span text:style-name="Source_20_Text">procedure</text:span></text:p>
                </table:table-cell>
                <table:table-cell table:style-name="Table2.A1" office:value-type="string">
                  <text:p text:style-name="P669"><text:span text:style-name="Source_20_Text">function</text:span></text:p>
                </table:table-cell>
              </table:table-row>
              <table:table-row>
                <table:table-cell table:style-name="Table2.A1" office:value-type="string">
                  <text:p text:style-name="P554"><text:span text:style-name="Strong_20_Emphasis">Tujuan</text:span></text:p>
                </table:table-cell>
                <table:table-cell table:style-name="Table2.A1" office:value-type="string">
                  <text:p text:style-name="P554">Melakukan aksi/tugas</text:p>
                </table:table-cell>
                <table:table-cell table:style-name="Table2.A1" office:value-type="string">
                  <text:p text:style-name="P554">Menghitung/menghasilkan nilai</text:p>
                </table:table-cell>
              </table:table-row>
              <table:table-row>
                <table:table-cell table:style-name="Table2.A1" office:value-type="string">
                  <text:p text:style-name="P554"><text:span text:style-name="Strong_20_Emphasis">Nilai Balik</text:span></text:p>
                </table:table-cell>
                <table:table-cell table:style-name="Table2.A1" office:value-type="string">
                  <text:p text:style-name="P554">Tidak ada (via nama)</text:p>
                </table:table-cell>
                <table:table-cell table:style-name="Table2.A1" office:value-type="string">
                  <text:p text:style-name="P554"><text:span text:style-name="Strong_20_Emphasis">Wajib ada</text:span>, bertipe <text:span text:style-name="Source_20_Text">TipeKembalian</text:span></text:p>
                </table:table-cell>
              </table:table-row>
              <table:table-row>
                <table:table-cell table:style-name="Table2.A1" office:value-type="string">
                  <text:p text:style-name="P554"><text:span text:style-name="Strong_20_Emphasis">Sintaks</text:span></text:p>
                </table:table-cell>
                <table:table-cell table:style-name="Table2.A1" office:value-type="string">
                  <text:p text:style-name="P554"><text:span text:style-name="Source_20_Text">procedure Nama(params);</text:span></text:p>
                </table:table-cell>
                <table:table-cell table:style-name="Table2.A1" office:value-type="string">
                  <text:p text:style-name="P554"><text:span text:style-name="Source_20_Text">function Nama(params): TipeKembalian;</text:span></text:p>
                </table:table-cell>
              </table:table-row>
              <table:table-row>
                <table:table-cell table:style-name="Table2.A1" office:value-type="string">
                  <text:p text:style-name="P554"><text:span text:style-name="Strong_20_Emphasis">Assignment Hasil</text:span></text:p>
                </table:table-cell>
                <table:table-cell table:style-name="Table2.A1" office:value-type="string">
                  <text:p text:style-name="P554">-</text:p>
                </table:table-cell>
                <table:table-cell table:style-name="Table2.A1" office:value-type="string">
                  <text:p text:style-name="P554"><text:span text:style-name="Source_20_Text">Result := nilai;</text:span> atau <text:span text:style-name="Source_20_Text">NamaFungsi := nilai;</text:span></text:p>
                </table:table-cell>
              </table:table-row>
              <table:table-row>
                <table:table-cell table:style-name="Table2.A1" office:value-type="string">
                  <text:p text:style-name="P554"><text:span text:style-name="Strong_20_Emphasis">Pemanggilan</text:span></text:p>
                </table:table-cell>
                <table:table-cell table:style-name="Table2.A1" office:value-type="string">
                  <text:p text:style-name="P554">Sebagai statement: <text:span text:style-name="Source_20_Text">DoAction;</text:span></text:p>
                </table:table-cell>
                <table:table-cell table:style-name="Table2.A1" office:value-type="string">
                  <text:p text:style-name="P554">Dalam ekspresi: <text:span text:style-name="Source_20_Text">x := CalcValue;</text:span></text:p>
                </table:table-cell>
              </table:table-row>
            </table:table>
            <text:p text:style-name="Text_20_body">Ekspor ke Spreadsheet</text:p>
            <text:p text:style-name="Text_20_body">Memahami perbedaan ini penting untuk merancang struktur program Anda dengan benar, memilih jenis subrutin yang tepat untuk setiap tugas.</text:p>
            <text:p text:style-name="Horizontal_20_Line"/>
            <text:p text:style-name="Text_20_body">Silakan berikan perintah <text:span text:style-name="Source_20_Text">YAX</text:span> untuk melanjutkan ke prompt berikutnya (Subbab: Deklarasi dan Pemanggilan).</text:p>
          </text:section>
          <text:section text:style-name="Sect1" text:name="feedback-form-48">
            <text:p text:style-name="P274"><text:soft-page-break/></text:p>
          </text:section>
        </text:section>
        <text:section text:style-name="Sect1" text:name="6070bbb6d114cf7f">
          <text:p text:style-name="Text_20_body"/>
          <text:section text:style-name="Sect1" text:name="user-query-content-49">
            <text:p text:style-name="P529">yax </text:p>
          </text:section>
          <text:p text:style-name="P274">Tampilkan alur berpikir</text:p>
          <text:section text:style-name="Sect2" text:name="model-response-message-contentr_6070bbb6d114cf7f">
            <text:p text:style-name="Text_20_body">Baik, kita lanjutkan pada pukul 9:46 AM WIB di Banda Aceh ini dengan detail sintaks untuk mendeklarasikan dan memanggil prosedur serta fungsi.</text:p>
            <text:p text:style-name="Text_20_body"><text:span text:style-name="Strong_20_Emphasis">(Jawaban untuk Prompt Isi Subbab: Deklarasi dan Pemanggilan)</text:span></text:p>
            <text:p text:style-name="Text_20_body">Untuk menggunakan prosedur atau fungsi dalam program Free Pascal, Anda perlu melakukan dua hal: pertama, <text:span text:style-name="Strong_20_Emphasis">mendeklarasikannya</text:span> (memberitahu kompiler tentang keberadaan, nama, parameter, dan tipe kembaliannya jika fungsi), dan kedua, <text:span text:style-name="Strong_20_Emphasis">memanggilnya</text:span> (mengeksekusi kode di dalamnya) dari bagian lain program Anda.</text:p>
            <text:p text:style-name="Text_20_body"><text:span text:style-name="Strong_20_Emphasis">Struktur Deklarasi Subrutin (Prosedur/Fungsi):</text:span></text:p>
            <text:p text:style-name="Text_20_body">Deklarasi subrutin umumnya terdiri dari dua bagian utama:</text:p>
            <text:list xml:id="list6806817911563768393" text:style-name="L88">
              <text:list-item>
                <text:p text:style-name="P347"><text:span text:style-name="Strong_20_Emphasis">Header:</text:span> Mendefinisikan "tanda tangan" (signature) subrutin: </text:p>
                <text:list>
                  <text:list-item>
                    <text:p text:style-name="P347">Kata kunci (<text:span text:style-name="Source_20_Text">procedure</text:span> atau <text:span text:style-name="Source_20_Text">function</text:span>). </text:p>
                  </text:list-item>
                  <text:list-item>
                    <text:p text:style-name="P347">Nama identifier subrutin. </text:p>
                  </text:list-item>
                  <text:list-item>
                    <text:p text:style-name="P347">Daftar parameter formal (opsional, di dalam tanda kurung <text:span text:style-name="Source_20_Text">()</text:span>). </text:p>
                  </text:list-item>
                  <text:list-item>
                    <text:p text:style-name="P347">Tipe data kembalian (hanya untuk <text:span text:style-name="Source_20_Text">function</text:span>, diawali titik dua <text:span text:style-name="Source_20_Text">:</text:span>). </text:p>
                  </text:list-item>
                </text:list>
              </text:list-item>
              <text:list-item>
                <text:p text:style-name="P347"><text:span text:style-name="Strong_20_Emphasis">Body (Badan):</text:span> Berisi implementasi subrutin: </text:p>
                <text:list>
                  <text:list-item>
                    <text:p text:style-name="P347">Deklarasi lokal (opsional): konstanta (<text:span text:style-name="Source_20_Text">const</text:span>), tipe (<text:span text:style-name="Source_20_Text">type</text:span>), variabel (<text:span text:style-name="Source_20_Text">var</text:span>), atau bahkan prosedur/fungsi lain (nested routines) yang hanya berlaku di dalam subrutin ini. </text:p>
                  </text:list-item>
                  <text:list-item>
                    <text:p text:style-name="P88">Blok kode eksekusi utama yang diapit oleh <text:span text:style-name="Source_20_Text">begin</text:span> dan <text:span text:style-name="Source_20_Text">end;</text:span> (diakhiri titik koma). </text:p>
                  </text:list-item>
                </text:list>
              </text:list-item>
            </text:list>
            <text:p text:style-name="Text_20_body"><text:span text:style-name="Strong_20_Emphasis">Deklarasi Prosedur:</text:span></text:p>
            <text:p text:style-name="Text_20_body">Delphi</text:p>
            <text:p text:style-name="Preformatted_20_Text"><text:span text:style-name="Source_20_Text">procedure NamaProsedur(Param1: Tipe1; var Param2: Tipe2; const Param3: Tipe3); // &lt;-- Header Prosedur</text:span></text:p>
            <text:p text:style-name="Preformatted_20_Text"><text:span text:style-name="Source_20_Text">// Deklarasi Lokal (jika ada)</text:span></text:p>
            <text:p text:style-name="Preformatted_20_Text"><text:span text:style-name="Source_20_Text">const</text:span></text:p>
            <text:p text:style-name="Preformatted_20_Text"><text:span text:style-name="Source_20_Text"><text:s text:c="2"/>KonstantaLokal = ...;</text:span></text:p>
            <text:p text:style-name="Preformatted_20_Text"><text:span text:style-name="Source_20_Text">type</text:span></text:p>
            <text:p text:style-name="Preformatted_20_Text"><text:span text:style-name="Source_20_Text"><text:s text:c="2"/>TipeLokal = ...;</text:span></text:p>
            <text:p text:style-name="Preformatted_20_Text"><text:span text:style-name="Source_20_Text">var</text:span></text:p>
            <text:p text:style-name="Preformatted_20_Text"><text:span text:style-name="Source_20_Text"><text:s text:c="2"/>VariabelLokal: Integer;</text:span></text:p>
            <text:p text:style-name="Preformatted_20_Text"><text:span text:style-name="Source_20_Text">begin // &lt;-- Awal Badan Prosedur</text:span></text:p>
            <text:p text:style-name="Preformatted_20_Text"><text:span text:style-name="Source_20_Text"><text:s text:c="2"/>// Kode implementasi prosedur...</text:span></text:p>
            <text:p text:style-name="Preformatted_20_Text"><text:span text:style-name="Source_20_Text"><text:s text:c="2"/>// (Melakukan aksi, mungkin mengubah Param2)</text:span></text:p>
            <text:p text:style-name="P609"><text:span text:style-name="Source_20_Text">end; // &lt;-- Akhir Badan Prosedur (dengan ';')</text:span></text:p>
            <text:list xml:id="list3011717244766385384" text:style-name="L89">
              <text:list-item>
                <text:p text:style-name="P348"><text:span text:style-name="Source_20_Text">procedure</text:span>: Kata kunci penanda. </text:p>
              </text:list-item>
              <text:list-item>
                <text:p text:style-name="P348"><text:span text:style-name="Source_20_Text">NamaProsedur</text:span>: Identifier yang Anda pilih. </text:p>
              </text:list-item>
              <text:list-item>
                <text:p text:style-name="P348"><text:span text:style-name="Source_20_Text">(Param1: Tipe1; ...)</text:span>: Daftar parameter formal. Setiap parameter memiliki <text:soft-page-break/>nama, tipe data, dan bisa diawali dengan <text:span text:style-name="Source_20_Text">var</text:span>, <text:span text:style-name="Source_20_Text">const</text:span>, atau <text:span text:style-name="Source_20_Text">out</text:span> (akan dibahas nanti). Parameter dipisahkan oleh titik koma (<text:span text:style-name="Source_20_Text">;</text:span>). Jika tidak ada parameter, tanda kurung bisa dihilangkan atau ditulis <text:span text:style-name="Source_20_Text">()</text:span>. </text:p>
              </text:list-item>
              <text:list-item>
                <text:p text:style-name="P89">Tidak ada deklarasi tipe kembalian setelah parameter. </text:p>
              </text:list-item>
            </text:list>
            <text:p text:style-name="Text_20_body"><text:span text:style-name="Strong_20_Emphasis">Deklarasi Fungsi:</text:span></text:p>
            <text:p text:style-name="Text_20_body">Delphi</text:p>
            <text:p text:style-name="Preformatted_20_Text"><text:span text:style-name="Source_20_Text">function NamaFungsi(Param1: Tipe1; Param2: Tipe2): TipeKembalian; // &lt;-- Header Fungsi (ada TipeKembalian)</text:span></text:p>
            <text:p text:style-name="Preformatted_20_Text"><text:span text:style-name="Source_20_Text">// Deklarasi Lokal (jika ada)</text:span></text:p>
            <text:p text:style-name="Preformatted_20_Text"><text:span text:style-name="Source_20_Text">var</text:span></text:p>
            <text:p text:style-name="Preformatted_20_Text"><text:span text:style-name="Source_20_Text"><text:s text:c="2"/>HasilSementara: TipeKembalian; // Variabel lokal bisa bertipe sama dengan tipe kembalian</text:span></text:p>
            <text:p text:style-name="Preformatted_20_Text"><text:span text:style-name="Source_20_Text">begin // &lt;-- Awal Badan Fungsi</text:span></text:p>
            <text:p text:style-name="Preformatted_20_Text"><text:span text:style-name="Source_20_Text"><text:s text:c="2"/>// Kode implementasi fungsi...</text:span></text:p>
            <text:p text:style-name="Preformatted_20_Text"><text:span text:style-name="Source_20_Text"><text:s text:c="2"/>// ... Lakukan perhitungan ...</text:span></text:p>
            <text:p text:style-name="Preformatted_20_Text"><text:span text:style-name="Source_20_Text"><text:s text:c="2"/>HasilSementara := ...;</text:span></text:p>
            <text:p text:style-name="Preformatted_20_Text"/>
            <text:p text:style-name="Preformatted_20_Text"><text:span text:style-name="Source_20_Text"><text:s text:c="2"/>// Tetapkan nilai kembalian (pilih salah satu cara):</text:span></text:p>
            <text:p text:style-name="Preformatted_20_Text"><text:span text:style-name="Source_20_Text"><text:s text:c="2"/>Result := HasilSementara; <text:s text:c="3"/>// Cara 1: Menggunakan variabel 'Result' (lebih disukai)</text:span></text:p>
            <text:p text:style-name="Preformatted_20_Text"><text:span text:style-name="Source_20_Text"><text:s text:c="2"/>// NamaFungsi := HasilSementara; // Cara 2: Menggunakan nama fungsi (gaya lama)</text:span></text:p>
            <text:p text:style-name="P609"><text:span text:style-name="Source_20_Text">end; // &lt;-- Akhir Badan Fungsi (dengan ';')</text:span></text:p>
            <text:list xml:id="list2627083282617534310" text:style-name="L90">
              <text:list-item>
                <text:p text:style-name="P349"><text:span text:style-name="Source_20_Text">function</text:span>: Kata kunci penanda. </text:p>
              </text:list-item>
              <text:list-item>
                <text:p text:style-name="P349"><text:span text:style-name="Source_20_Text">NamaFungsi</text:span>: Identifier yang Anda pilih. </text:p>
              </text:list-item>
              <text:list-item>
                <text:p text:style-name="P349"><text:span text:style-name="Source_20_Text">(Param1: Tipe1; ...)</text:span>: Daftar parameter formal, sama seperti prosedur. </text:p>
              </text:list-item>
              <text:list-item>
                <text:p text:style-name="P349"><text:span text:style-name="Source_20_Text">: TipeKembalian</text:span>: <text:span text:style-name="Strong_20_Emphasis">Wajib</text:span> ada setelah daftar parameter, menentukan tipe data dari nilai yang akan dikembalikan oleh fungsi. </text:p>
              </text:list-item>
              <text:list-item>
                <text:p text:style-name="P90"><text:span text:style-name="Strong_20_Emphasis">Menetapkan Nilai Kembali:</text:span> Di dalam badan fungsi, Anda <text:span text:style-name="Emphasis">harus</text:span> memberikan nilai ke mekanisme pengembalian. Menggunakan variabel <text:span text:style-name="Source_20_Text">Result</text:span> (yang secara implisit tersedia di dalam fungsi dan bertipe <text:span text:style-name="Source_20_Text">TipeKembalian</text:span>) dianggap praktik modern yang lebih baik daripada memberikan nilai ke nama fungsi itu sendiri. </text:p>
              </text:list-item>
            </text:list>
            <text:p text:style-name="Text_20_body"><text:span text:style-name="Strong_20_Emphasis">Pemanggilan Prosedur:</text:span></text:p>
            <text:p text:style-name="Text_20_body">Prosedur dipanggil sebagai sebuah <text:span text:style-name="Emphasis">statement</text:span> mandiri, karena ia melakukan aksi dan tidak mengembalikan nilai untuk digunakan dalam ekspresi.</text:p>
            <text:list xml:id="list2421862706845065893" text:style-name="L91">
              <text:list-item>
                <text:p text:style-name="P350">Sintaks: <text:span text:style-name="Source_20_Text">NamaProsedur(Argumen1, Argumen2, ...);</text:span> </text:p>
              </text:list-item>
              <text:list-item>
                <text:p text:style-name="P91">Argumen yang dilewatkan harus sesuai jumlah, urutan, dan tipe (atau tipe yang kompatibel) dengan parameter yang dideklarasikan di header prosedur. </text:p>
              </text:list-item>
            </text:list>
            <text:p text:style-name="Text_20_body"><text:span text:style-name="Strong_20_Emphasis">Pemanggilan Fungsi:</text:span></text:p>
            <text:p text:style-name="Text_20_body">Fungsi, karena mengembalikan nilai, biasanya dipanggil sebagai bagian dari <text:span text:style-name="Emphasis">ekspresi</text:span> atau dalam sebuah <text:span text:style-name="Emphasis">assignment</text:span>.</text:p>
            <text:list xml:id="list6291373315208849852" text:style-name="L92">
              <text:list-item>
                <text:p text:style-name="P351">Sintaks: </text:p>
                <text:list>
                  <text:list-item>
                    <text:p text:style-name="P351"><text:span text:style-name="Source_20_Text">VariabelPenerima := NamaFungsi(Argumen1, ...);</text:span> <text:soft-page-break/>(Menyimpan hasil fungsi ke variabel) </text:p>
                  </text:list-item>
                  <text:list-item>
                    <text:p text:style-name="P351"><text:span text:style-name="Source_20_Text">if NamaFungsi(Argumen1, ...) &gt; NilaiBatas then ...</text:span> (Menggunakan hasil fungsi dalam kondisi) </text:p>
                  </text:list-item>
                  <text:list-item>
                    <text:p text:style-name="P351"><text:span text:style-name="Source_20_Text">WriteLn('Hasilnya adalah: ', NamaFungsi(Argumen1, ...));</text:span> (Menggunakan hasil fungsi sebagai argumen prosedur lain) </text:p>
                  </text:list-item>
                </text:list>
              </text:list-item>
              <text:list-item>
                <text:p text:style-name="P92">Argumen yang dilewatkan juga harus sesuai dengan parameter fungsi. </text:p>
              </text:list-item>
            </text:list>
            <text:p text:style-name="Text_20_body"><text:span text:style-name="Strong_20_Emphasis">Contoh Kode Lengkap:</text:span></text:p>
            <text:p text:style-name="Text_20_body">Delphi</text:p>
            <text:p text:style-name="Preformatted_20_Text"><text:span text:style-name="Source_20_Text">program DemoDeklarasiPanggil;</text:span></text:p>
            <text:p text:style-name="Preformatted_20_Text"><text:span text:style-name="Source_20_Text">uses SysUtils;</text:span></text:p>
            <text:p text:style-name="Preformatted_20_Text"/>
            <text:p text:style-name="Preformatted_20_Text"><text:span text:style-name="Source_20_Text">// --- Deklarasi Prosedur ---</text:span></text:p>
            <text:p text:style-name="Preformatted_20_Text"><text:span text:style-name="Source_20_Text">procedure GarisPemisah(Panjang: Integer; Simbol: Char);</text:span></text:p>
            <text:p text:style-name="Preformatted_20_Text"><text:span text:style-name="Source_20_Text">var i: Integer; // Variabel lokal</text:span></text:p>
            <text:p text:style-name="Preformatted_20_Text"><text:span text:style-name="Source_20_Text">begin</text:span></text:p>
            <text:p text:style-name="Preformatted_20_Text"><text:span text:style-name="Source_20_Text"><text:s text:c="2"/>for i := 1 to Panjang do</text:span></text:p>
            <text:p text:style-name="Preformatted_20_Text"><text:span text:style-name="Source_20_Text"><text:s text:c="4"/>Write(Simbol);</text:span></text:p>
            <text:p text:style-name="Preformatted_20_Text"><text:span text:style-name="Source_20_Text"><text:s text:c="2"/>WriteLn;</text:span></text:p>
            <text:p text:style-name="Preformatted_20_Text"><text:span text:style-name="Source_20_Text">end;</text:span></text:p>
            <text:p text:style-name="Preformatted_20_Text"/>
            <text:p text:style-name="Preformatted_20_Text"><text:span text:style-name="Source_20_Text">// --- Deklarasi Fungsi ---</text:span></text:p>
            <text:p text:style-name="Preformatted_20_Text"><text:span text:style-name="Source_20_Text">function FormatMataUang(Nilai: Real; Prefix: string): string;</text:span></text:p>
            <text:p text:style-name="Preformatted_20_Text"><text:span text:style-name="Source_20_Text">begin</text:span></text:p>
            <text:p text:style-name="Preformatted_20_Text"><text:span text:style-name="Source_20_Text"><text:s text:c="2"/>// Menggunakan Result dan fungsi Format (dari SysUtils)</text:span></text:p>
            <text:p text:style-name="Preformatted_20_Text"><text:span text:style-name="Source_20_Text"><text:s text:c="2"/>Result := Prefix + Format('%.2n', [Nilai]); // Format 2 desimal dengan pemisah ribuan</text:span></text:p>
            <text:p text:style-name="Preformatted_20_Text"><text:span text:style-name="Source_20_Text">end;</text:span></text:p>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Judul: string = 'LAPORAN PENJUALAN';</text:span></text:p>
            <text:p text:style-name="Preformatted_20_Text"><text:span text:style-name="Source_20_Text"><text:s text:c="2"/>Total: Real = 1575000.50;</text:span></text:p>
            <text:p text:style-name="Preformatted_20_Text"><text:span text:style-name="Source_20_Text"><text:s text:c="2"/>Laporan: string;</text:span></text:p>
            <text:p text:style-name="Preformatted_20_Text"><text:span text:style-name="Source_20_Text">begin</text:span></text:p>
            <text:p text:style-name="Preformatted_20_Text"><text:span text:style-name="Source_20_Text"><text:s text:c="2"/>// Memanggil prosedur</text:span></text:p>
            <text:p text:style-name="Preformatted_20_Text"><text:span text:style-name="Source_20_Text"><text:s text:c="2"/>GarisPemisah(Length(Judul) + 4, '=');</text:span></text:p>
            <text:p text:style-name="Preformatted_20_Text"><text:span text:style-name="Source_20_Text"><text:s text:c="2"/>WriteLn('* ', Judul, ' *');</text:span></text:p>
            <text:p text:style-name="Preformatted_20_Text"><text:span text:style-name="Source_20_Text"><text:s text:c="2"/>GarisPemisah(Length(Judul) + 4, '=');</text:span></text:p>
            <text:p text:style-name="Preformatted_20_Text"/>
            <text:p text:style-name="Preformatted_20_Text"><text:span text:style-name="Source_20_Text"><text:s text:c="2"/>// Memanggil fungsi dan menyimpan hasilnya</text:span></text:p>
            <text:p text:style-name="Preformatted_20_Text"><text:span text:style-name="Source_20_Text"><text:s text:c="2"/>Laporan := FormatMataUang(Total, 'Rp ');</text:span></text:p>
            <text:p text:style-name="Preformatted_20_Text"/>
            <text:p text:style-name="Preformatted_20_Text"><text:span text:style-name="Source_20_Text"><text:s text:c="2"/>// Memanggil prosedur untuk menampilkan hasil fungsi</text:span></text:p>
            <text:p text:style-name="Preformatted_20_Text"><text:span text:style-name="Source_20_Text"><text:s text:c="2"/>WriteLn('Total Penjualan: ', Laporan);</text:span></text:p>
            <text:p text:style-name="Preformatted_20_Text"><text:span text:style-name="Source_20_Text"><text:s text:c="2"/>GarisPemisah(Length('Total Penjualan: ') + Length(Laporan), '-');</text:span></text:p>
            <text:p text:style-name="Preformatted_20_Text"/>
            <text:p text:style-name="Preformatted_20_Text"><text:span text:style-name="Source_20_Text"><text:s text:c="2"/>ReadLn;</text:span></text:p>
            <text:p text:style-name="P609"><text:span text:style-name="Source_20_Text">end.</text:span></text:p>
            <text:p text:style-name="Text_20_body">Memahami sintaks deklarasi dan cara pemanggilan yang benar adalah langkah esensial dalam menggunakan prosedur dan fungsi secara efektif.</text:p>
            <text:p text:style-name="Horizontal_20_Line"><text:soft-page-break/></text:p>
            <text:p text:style-name="Text_20_body">Silakan berikan perintah <text:span text:style-name="Source_20_Text">YAX</text:span> untuk melanjutkan ke prompt berikutnya (Pengantar Subbab: Parameter).</text:p>
          </text:section>
          <text:section text:style-name="Sect1" text:name="feedback-form-49">
            <text:p text:style-name="P274"/>
          </text:section>
        </text:section>
        <text:section text:style-name="Sect1" text:name="dd77c105a5d7be9f">
          <text:p text:style-name="Text_20_body"/>
          <text:section text:style-name="Sect1" text:name="user-query-content-50">
            <text:p text:style-name="P529">yax </text:p>
          </text:section>
          <text:p text:style-name="P274">Tampilkan alur berpikir</text:p>
          <text:section text:style-name="Sect2" text:name="model-response-message-contentr_dd77c105a5d7be9f">
            <text:p text:style-name="Text_20_body">Baik, kita lanjutkan pembahasan prosedur dan fungsi pada pukul 9:47 AM WIB di Banda Aceh ini dengan topik penting tentang bagaimana data masuk dan keluar dari subrutin.</text:p>
            <text:p text:style-name="Text_20_body"><text:span text:style-name="Strong_20_Emphasis">(Jawaban untuk Prompt Pengantar Subbab: Parameter)</text:span></text:p>
            <text:p text:style-name="Text_20_body">Prosedur dan fungsi akan menjadi jauh kurang berguna jika mereka hanya bisa beroperasi pada data yang sama setiap saat. Agar fleksibel dan dapat digunakan kembali dalam berbagai situasi, subrutin memerlukan cara untuk menerima data dari kode yang memanggilnya (sebagai <text:span text:style-name="Emphasis">input</text:span>) dan terkadang untuk mengirimkan kembali hasil atau perubahan (sebagai <text:span text:style-name="Emphasis">output</text:span>). Mekanisme untuk pertukaran data ini adalah melalui <text:span text:style-name="Strong_20_Emphasis">parameter</text:span>.</text:p>
            <text:p text:style-name="Text_20_body">Parameter bertindak sebagai variabel khusus dalam deklarasi prosedur atau fungsi yang berfungsi sebagai 'placeholder' untuk nilai atau referensi yang akan dilewatkan ketika subrutin tersebut dipanggil. Free Pascal menawarkan kontrol yang sangat baik atas bagaimana data ini dilewatkan, dengan menyediakan beberapa mekanisme pelewatan parameter yang berbeda. Pilihan mekanisme ini sangat penting karena akan menentukan:</text:p>
            <text:list xml:id="list1493989969420880143" text:style-name="L93">
              <text:list-item>
                <text:p text:style-name="P352">Apakah subrutin bekerja dengan <text:span text:style-name="Emphasis">salinan</text:span> data asli atau langsung dengan data asli di pemanggil. </text:p>
              </text:list-item>
              <text:list-item>
                <text:p text:style-name="P352">Apakah perubahan yang dilakukan pada parameter di dalam subrutin akan <text:span text:style-name="Strong_20_Emphasis">memengaruhi</text:span> variabel asli yang dilewatkan oleh pemanggil. </text:p>
              </text:list-item>
              <text:list-item>
                <text:p text:style-name="P93">Apakah parameter dimaksudkan hanya sebagai input (read-only) atau sebagai output. </text:p>
              </text:list-item>
            </text:list>
            <text:p text:style-name="Text_20_body">Di bagian selanjutnya, kita akan membahas secara rinci empat cara utama pelewatan parameter di Free Pascal: pass-by-value (mekanisme default), pass-by-reference (<text:span text:style-name="Source_20_Text">var</text:span>), parameter konstanta (<text:span text:style-name="Source_20_Text">const</text:span>), dan parameter output (<text:span text:style-name="Source_20_Text">out</text:span>). Memahami perbedaan dan kapan menggunakan masing-masing adalah kunci untuk menulis subrutin yang benar dan efisien.</text:p>
            <text:p text:style-name="Horizontal_20_Line"/>
            <text:p text:style-name="Text_20_body">Silakan berikan perintah <text:span text:style-name="Source_20_Text">YAX</text:span> untuk melanjutkan ke prompt berikutnya (Sub-subbab: Pass by Value (default)).</text:p>
          </text:section>
          <text:section text:style-name="Sect1" text:name="feedback-form-50">
            <text:p text:style-name="P274"/>
          </text:section>
        </text:section>
        <text:section text:style-name="Sect1" text:name="df58bbbdb88cd820">
          <text:p text:style-name="Text_20_body"/>
          <text:section text:style-name="Sect1" text:name="user-query-content-51">
            <text:p text:style-name="P529">yax </text:p>
          </text:section>
          <text:p text:style-name="P274">Tampilkan alur berpikir</text:p>
          <text:section text:style-name="Sect2" text:name="model-response-message-contentr_df58bbbdb88cd820">
            <text:p text:style-name="Text_20_body">Baik, melanjutkan pembahasan parameter pada pukul 9:48 AM WIB di Banda Aceh. Kita <text:soft-page-break/>mulai dengan mekanisme default.</text:p>
            <text:p text:style-name="Text_20_body"><text:span text:style-name="Strong_20_Emphasis">(Jawaban untuk Prompt Isi Sub-subbab: Pass by Value (default))</text:span></text:p>
            <text:p text:style-name="Text_20_body">Mekanisme pelewatan parameter yang paling dasar dan merupakan <text:span text:style-name="Strong_20_Emphasis">perilaku default</text:span> di Free Pascal (jika Anda tidak menuliskan kata kunci <text:span text:style-name="Source_20_Text">var</text:span>, <text:span text:style-name="Source_20_Text">const</text:span>, atau <text:span text:style-name="Source_20_Text">out</text:span> di depan nama parameter) adalah <text:span text:style-name="Strong_20_Emphasis">pass by value</text:span>.</text:p>
            <text:p text:style-name="Text_20_body"><text:span text:style-name="Strong_20_Emphasis">Cara Kerja Pass by Value:</text:span></text:p>
            <text:p text:style-name="Text_20_body">Prinsip kerjanya sederhana dan aman:</text:p>
            <text:list xml:id="list2062936744796400768" text:style-name="L94">
              <text:list-item>
                <text:p text:style-name="P353">Ketika Anda memanggil sebuah prosedur atau fungsi dan melewatkan sebuah argumen (variabel atau nilai) ke parameter yang dideklarasikan secara <text:span text:style-name="Emphasis">by value</text:span>, Free Pascal akan <text:span text:style-name="Strong_20_Emphasis">membuat salinan (copy)</text:span> dari nilai argumen tersebut. </text:p>
              </text:list-item>
              <text:list-item>
                <text:p text:style-name="P353"><text:span text:style-name="Strong_20_Emphasis">Salinan nilai</text:span> inilah yang kemudian diteruskan dan disimpan ke dalam variabel parameter di dalam subrutin. </text:p>
              </text:list-item>
              <text:list-item>
                <text:p text:style-name="P94">Di dalam subrutin, Anda bekerja sepenuhnya dengan <text:span text:style-name="Strong_20_Emphasis">salinan lokal</text:span> ini. </text:p>
              </text:list-item>
            </text:list>
            <text:p text:style-name="Text_20_body"><text:span text:style-name="Strong_20_Emphasis">Konsekuensi Utama:</text:span></text:p>
            <text:p text:style-name="Text_20_body">Implikasi paling penting dari mekanisme penyalinan ini adalah: <text:span text:style-name="Strong_20_Emphasis">setiap perubahan yang Anda lakukan pada nilai parameter di dalam subrutin TIDAK akan memengaruhi variabel argumen asli yang ada di kode pemanggil.</text:span> Subrutin bekerja pada 'dunianya' sendiri dengan salinan data tersebut. Ketika subrutin selesai dan kembali ke pemanggil, variabel asli pemanggil akan tetap memiliki nilai yang sama seperti sebelum subrutin dipanggil.</text:p>
            <text:p text:style-name="Text_20_body"><text:span text:style-name="Strong_20_Emphasis">Kapan Menggunakan Pass by Value?</text:span></text:p>
            <text:p text:style-name="Text_20_body">Pass by value adalah pilihan yang tepat ketika:</text:p>
            <text:list xml:id="list1153326807680897357" text:style-name="L95">
              <text:list-item>
                <text:p text:style-name="P354">Parameter tersebut berfungsi murni sebagai <text:span text:style-name="Strong_20_Emphasis">input</text:span> untuk subrutin. </text:p>
              </text:list-item>
              <text:list-item>
                <text:p text:style-name="P354">Subrutin hanya perlu <text:span text:style-name="Strong_20_Emphasis">membaca</text:span> nilai yang dilewatkan tanpa perlu mengubahnya kembali ke pemanggil. </text:p>
              </text:list-item>
              <text:list-item>
                <text:p text:style-name="P95">Anda ingin <text:span text:style-name="Strong_20_Emphasis">menjamin</text:span> bahwa subrutin tidak akan secara sengaja maupun tidak sengaja mengubah data asli milik pemanggil. Ini memberikan tingkat keamanan dan isolasi data. </text:p>
              </text:list-item>
            </text:list>
            <text:p text:style-name="Text_20_body"><text:span text:style-name="Strong_20_Emphasis">Contoh Kode:</text:span></text:p>
            <text:p text:style-name="Text_20_body">Mari kita lihat contoh sederhana untuk mendemonstrasikan perilaku pass by value:</text:p>
            <text:p text:style-name="Text_20_body">Delphi</text:p>
            <text:p text:style-name="Preformatted_20_Text"><text:span text:style-name="Source_20_Text">program DemoPassByValue;</text:span></text:p>
            <text:p text:style-name="Preformatted_20_Text"/>
            <text:p text:style-name="Preformatted_20_Text"><text:span text:style-name="Source_20_Text">// Prosedur ini menerima parameter 'Angka' secara by value (default)</text:span></text:p>
            <text:p text:style-name="Preformatted_20_Text"><text:span text:style-name="Source_20_Text">procedure CobaUbah(Angka: Integer);</text:span></text:p>
            <text:p text:style-name="Preformatted_20_Text"><text:span text:style-name="Source_20_Text">begin</text:span></text:p>
            <text:p text:style-name="Preformatted_20_Text"><text:span text:style-name="Source_20_Text"><text:s text:c="2"/>WriteLn(' <text:s/>&gt;&gt; Masuk Prosedur CobaUbah');</text:span></text:p>
            <text:p text:style-name="Preformatted_20_Text"><text:span text:style-name="Source_20_Text"><text:s text:c="2"/>WriteLn(' <text:s/>&gt;&gt; Nilai parameter Angka saat diterima: ', Angka);</text:span></text:p>
            <text:p text:style-name="Preformatted_20_Text"/>
            <text:p text:style-name="Preformatted_20_Text"><text:span text:style-name="Source_20_Text"><text:s text:c="2"/>// Kita ubah nilai parameter Angka di sini</text:span></text:p>
            <text:p text:style-name="Preformatted_20_Text"><text:span text:style-name="Source_20_Text"><text:s text:c="2"/>Angka := Angka + 100;</text:span></text:p>
            <text:p text:style-name="Preformatted_20_Text"><text:span text:style-name="Source_20_Text"><text:s text:c="2"/>WriteLn(' <text:s/>&gt;&gt; Nilai parameter Angka setelah diubah di dalam prosedur: </text:span><text:soft-page-break/><text:span text:style-name="Source_20_Text">', Angka);</text:span></text:p>
            <text:p text:style-name="Preformatted_20_Text"><text:span text:style-name="Source_20_Text"><text:s text:c="2"/>WriteLn(' <text:s/>&lt;&lt; Keluar Prosedur CobaUbah');</text:span></text:p>
            <text:p text:style-name="Preformatted_20_Text"><text:span text:style-name="Source_20_Text">end;</text:span></text:p>
            <text:p text:style-name="Preformatted_20_Text"/>
            <text:p text:style-name="Preformatted_20_Text"><text:span text:style-name="Source_20_Text">// Variabel di program utama</text:span></text:p>
            <text:p text:style-name="Preformatted_20_Text"><text:span text:style-name="Source_20_Text">var</text:span></text:p>
            <text:p text:style-name="Preformatted_20_Text"><text:span text:style-name="Source_20_Text"><text:s text:c="2"/>NilaiSaya: Integer;</text:span></text:p>
            <text:p text:style-name="Preformatted_20_Text"><text:span text:style-name="Source_20_Text">begin</text:span></text:p>
            <text:p text:style-name="Preformatted_20_Text"><text:span text:style-name="Source_20_Text"><text:s text:c="2"/>NilaiSaya := 10; // Nilai awal variabel asli</text:span></text:p>
            <text:p text:style-name="Preformatted_20_Text"><text:span text:style-name="Source_20_Text"><text:s text:c="2"/>WriteLn('[Utama] NilaiSaya sebelum memanggil CobaUbah: ', NilaiSaya);</text:span></text:p>
            <text:p text:style-name="Preformatted_20_Text"/>
            <text:p text:style-name="Preformatted_20_Text"><text:span text:style-name="Source_20_Text"><text:s text:c="2"/>// Panggil prosedur, melewatkan NilaiSaya. Salinan dari 10 akan dibuat.</text:span></text:p>
            <text:p text:style-name="Preformatted_20_Text"><text:span text:style-name="Source_20_Text"><text:s text:c="2"/>CobaUbah(NilaiSaya);</text:span></text:p>
            <text:p text:style-name="Preformatted_20_Text"/>
            <text:p text:style-name="Preformatted_20_Text"><text:span text:style-name="Source_20_Text"><text:s text:c="2"/>// Periksa nilai NilaiSaya setelah prosedur selesai</text:span></text:p>
            <text:p text:style-name="Preformatted_20_Text"><text:span text:style-name="Source_20_Text"><text:s text:c="2"/>WriteLn('[Utama] NilaiSaya SETELAH memanggil CobaUbah: ', NilaiSaya); // &lt;-- Nilainya AKAN TETAP 10!</text:span></text:p>
            <text:p text:style-name="Preformatted_20_Text"/>
            <text:p text:style-name="Preformatted_20_Text"><text:span text:style-name="Source_20_Text"><text:s text:c="2"/>ReadLn;</text:span></text:p>
            <text:p text:style-name="P609"><text:span text:style-name="Source_20_Text">end.</text:span></text:p>
            <text:p text:style-name="Text_20_body"><text:span text:style-name="Strong_20_Emphasis">Output yang Diharapkan:</text:span></text:p>
            <text:p text:style-name="Preformatted_20_Text"><text:span text:style-name="Source_20_Text">[Utama] NilaiSaya sebelum memanggil CobaUbah: 10</text:span></text:p>
            <text:p text:style-name="Preformatted_20_Text"><text:span text:style-name="Source_20_Text"><text:s text:c="2"/>&gt;&gt; Masuk Prosedur CobaUbah</text:span></text:p>
            <text:p text:style-name="Preformatted_20_Text"><text:span text:style-name="Source_20_Text"><text:s text:c="2"/>&gt;&gt; Nilai parameter Angka saat diterima: 10</text:span></text:p>
            <text:p text:style-name="Preformatted_20_Text"><text:span text:style-name="Source_20_Text"><text:s text:c="2"/>&gt;&gt; Nilai parameter Angka setelah diubah di dalam prosedur: 110</text:span></text:p>
            <text:p text:style-name="Preformatted_20_Text"><text:span text:style-name="Source_20_Text"><text:s text:c="2"/>&lt;&lt; Keluar Prosedur CobaUbah</text:span></text:p>
            <text:p text:style-name="P609"><text:span text:style-name="Source_20_Text">[Utama] NilaiSaya SETELAH memanggil CobaUbah: 10</text:span></text:p>
            <text:p text:style-name="Text_20_body">Seperti terlihat pada output, meskipun parameter <text:span text:style-name="Source_20_Text">Angka</text:span> diubah menjadi 110 di dalam prosedur <text:span text:style-name="Source_20_Text">CobaUbah</text:span>, variabel <text:span text:style-name="Source_20_Text">NilaiSaya</text:span> di program utama tetap bernilai 10 setelah pemanggilan selesai. Ini karena <text:span text:style-name="Source_20_Text">CobaUbah</text:span> hanya bekerja pada salinan dari <text:span text:style-name="Source_20_Text">NilaiSaya</text:span>.</text:p>
            <text:p text:style-name="Text_20_body"><text:span text:style-name="Emphasis">Catatan Tambahan:</text:span> Meskipun aman, perlu diingat bahwa untuk tipe data yang sangat besar (seperti record atau array berukuran besar), proses penyalinan nilai ini dapat memakan waktu dan memori ekstra dibandingkan mekanisme lain seperti pass by reference.</text:p>
            <text:p text:style-name="Horizontal_20_Line"/>
            <text:p text:style-name="Text_20_body">Silakan berikan perintah <text:span text:style-name="Source_20_Text">YAX</text:span> untuk melanjutkan ke prompt berikutnya (Sub-subbab: Pass by Reference (<text:span text:style-name="Source_20_Text">var</text:span>)).</text:p>
          </text:section>
          <text:section text:style-name="Sect1" text:name="feedback-form-51">
            <text:p text:style-name="P274"/>
          </text:section>
        </text:section>
        <text:section text:style-name="Sect1" text:name="fc7864a2fea578fb">
          <text:p text:style-name="Text_20_body"/>
          <text:section text:style-name="Sect1" text:name="user-query-content-52">
            <text:p text:style-name="P529">yax </text:p>
          </text:section>
          <text:p text:style-name="P274">Tampilkan alur berpikir</text:p>
          <text:section text:style-name="Sect2" text:name="model-response-message-contentr_fc7864a2fea578fb">
            <text:p text:style-name="Text_20_body">Baik, mari kita lanjutkan pembahasan mekanisme parameter pada pukul 10:36 AM WIB di Banda Aceh ini. Setelah pass-by-value, kita lihat pass-by-reference.</text:p>
            <text:p text:style-name="Text_20_body"><text:soft-page-break/><text:span text:style-name="Strong_20_Emphasis">(Jawaban untuk Prompt Isi Sub-subbab: Pass by Reference (</text:span><text:span text:style-name="Strong_20_Emphasis"><text:span text:style-name="Source_20_Text">var</text:span></text:span><text:span text:style-name="Strong_20_Emphasis">))</text:span></text:p>
            <text:p text:style-name="Text_20_body">Berbeda dengan pass-by-value yang bekerja pada salinan data, Free Pascal menyediakan mekanisme <text:span text:style-name="Strong_20_Emphasis">pass by reference</text:span> untuk memungkinkan sebuah subrutin (prosedur atau fungsi) bekerja secara <text:span text:style-name="Strong_20_Emphasis">langsung</text:span> dengan variabel asli milik pemanggil. Cara untuk mengaktifkan mekanisme ini adalah dengan menggunakan kata kunci <text:span text:style-name="Strong_20_Emphasis"><text:span text:style-name="Source_20_Text">var</text:span></text:span> sebelum nama parameter dalam deklarasi subrutin.</text:p>
            <text:p text:style-name="Text_20_body"><text:span text:style-name="Strong_20_Emphasis">Cara Kerja Pass by Reference (</text:span><text:span text:style-name="Strong_20_Emphasis"><text:span text:style-name="Source_20_Text">var</text:span></text:span><text:span text:style-name="Strong_20_Emphasis">):</text:span></text:p>
            <text:list xml:id="list7273802366545651659" text:style-name="L96">
              <text:list-item>
                <text:p text:style-name="P355">Ketika Anda mendeklarasikan parameter dengan <text:span text:style-name="Source_20_Text">var</text:span>, misalnya <text:span text:style-name="Source_20_Text">procedure ProsesData(var DataInput: TipeData);</text:span>. </text:p>
              </text:list-item>
              <text:list-item>
                <text:p text:style-name="P355">Saat prosedur/fungsi ini dipanggil, alih-alih menyalin <text:span text:style-name="Emphasis">nilai</text:span> dari argumen yang dilewatkan, Pascal akan melewatkan <text:span text:style-name="Strong_20_Emphasis">referensi</text:span> (alamat memori) dari variabel argumen asli tersebut. </text:p>
              </text:list-item>
              <text:list-item>
                <text:p text:style-name="P96">Akibatnya, parameter (<text:span text:style-name="Source_20_Text">DataInput</text:span> dalam contoh) di dalam subrutin menjadi sebuah <text:span text:style-name="Strong_20_Emphasis">alias</text:span> untuk variabel asli yang dilewatkan oleh pemanggil. Keduanya menunjuk ke lokasi memori yang <text:span text:style-name="Strong_20_Emphasis">sama persis</text:span>. </text:p>
              </text:list-item>
            </text:list>
            <text:p text:style-name="Text_20_body"><text:span text:style-name="Strong_20_Emphasis">Konsekuensi Utama:</text:span></text:p>
            <text:p text:style-name="Text_20_body">Implikasi paling signifikan dari penggunaan <text:span text:style-name="Source_20_Text">var</text:span> adalah: <text:span text:style-name="Strong_20_Emphasis">setiap perubahan yang dilakukan pada parameter di dalam subrutin akan secara langsung mengubah nilai variabel asli di kode pemanggil.</text:span> Tidak ada salinan; Anda bekerja langsung pada data milik pemanggil.</text:p>
            <text:p text:style-name="Text_20_body"><text:span text:style-name="Strong_20_Emphasis">Kapan Menggunakan Pass by Reference (</text:span><text:span text:style-name="Strong_20_Emphasis"><text:span text:style-name="Source_20_Text">var</text:span></text:span><text:span text:style-name="Strong_20_Emphasis">)?</text:span></text:p>
            <text:p text:style-name="Text_20_body">Mekanisme <text:span text:style-name="Source_20_Text">var</text:span> sangat penting dan diperlukan dalam dua skenario utama:</text:p>
            <text:list xml:id="list3539479418337974398" text:style-name="L97">
              <text:list-item>
                <text:p text:style-name="P356"><text:span text:style-name="Strong_20_Emphasis">Untuk Parameter Output atau Input/Output:</text:span> Ketika sebuah <text:span text:style-name="Strong_20_Emphasis">prosedur</text:span> perlu mengembalikan satu atau lebih hasil atau perlu memodifikasi state dari variabel milik pemanggil. Karena prosedur tidak memiliki nilai kembali formal seperti fungsi, mengubah parameter <text:span text:style-name="Source_20_Text">var</text:span> adalah cara standar untuk "mengirim kembali" data. </text:p>
              </text:list-item>
              <text:list-item>
                <text:p text:style-name="P97"><text:span text:style-name="Strong_20_Emphasis">Efisiensi untuk Tipe Data Besar:</text:span> Ketika Anda perlu melewatkan tipe data yang ukurannya besar (misalnya, record yang kompleks, array berukuran besar) ke sebuah subrutin. Menyalin seluruh struktur data besar menggunakan pass-by-value bisa memakan waktu dan memori yang signifikan. Dengan melewatkan via <text:span text:style-name="Source_20_Text">var</text:span>, hanya alamat memori (referensi) yang disalin, yang jauh lebih cepat dan efisien, terlepas dari apakah Anda berniat mengubah data tersebut atau tidak (meskipun untuk input read-only yang besar, <text:span text:style-name="Source_20_Text">const</text:span> seringkali lebih disukai daripada <text:span text:style-name="Source_20_Text">var</text:span>). </text:p>
              </text:list-item>
            </text:list>
            <text:p text:style-name="Text_20_body"><text:span text:style-name="Strong_20_Emphasis">Contoh Kode:</text:span></text:p>
            <text:p text:style-name="Text_20_body">Mari kita modifikasi contoh sebelumnya untuk melihat efek <text:span text:style-name="Source_20_Text">var</text:span>:</text:p>
            <text:p text:style-name="Text_20_body">Delphi</text:p>
            <text:p text:style-name="Preformatted_20_Text"><text:span text:style-name="Source_20_Text">program DemoPassByRef;</text:span></text:p>
            <text:p text:style-name="Preformatted_20_Text"/>
            <text:p text:style-name="Preformatted_20_Text"><text:span text:style-name="Source_20_Text">// Prosedur dengan parameter by reference (menggunakan 'var')</text:span></text:p>
            <text:p text:style-name="Preformatted_20_Text"><text:span text:style-name="Source_20_Text">procedure UbahAsli(var Angka: Integer); // &lt;&lt;&lt; Perhatikan 'var' di sini</text:span></text:p>
            <text:p text:style-name="Preformatted_20_Text"><text:soft-page-break/><text:span text:style-name="Source_20_Text">begin</text:span></text:p>
            <text:p text:style-name="Preformatted_20_Text"><text:span text:style-name="Source_20_Text"><text:s text:c="2"/>WriteLn(' <text:s/>&gt;&gt; Masuk Prosedur UbahAsli');</text:span></text:p>
            <text:p text:style-name="Preformatted_20_Text"><text:span text:style-name="Source_20_Text"><text:s text:c="2"/>WriteLn(' <text:s/>&gt;&gt; Nilai parameter Angka (merujuk ke asli) saat diterima: ', Angka);</text:span></text:p>
            <text:p text:style-name="Preformatted_20_Text"/>
            <text:p text:style-name="Preformatted_20_Text"><text:span text:style-name="Source_20_Text"><text:s text:c="2"/>// Mengubah nilai parameter ini AKAN LANGSUNG mengubah NilaiSaya</text:span></text:p>
            <text:p text:style-name="Preformatted_20_Text"><text:span text:style-name="Source_20_Text"><text:s text:c="2"/>Angka := Angka + 100;</text:span></text:p>
            <text:p text:style-name="Preformatted_20_Text"><text:span text:style-name="Source_20_Text"><text:s text:c="2"/>WriteLn(' <text:s/>&gt;&gt; Nilai parameter Angka setelah diubah di dalam prosedur: ', Angka);</text:span></text:p>
            <text:p text:style-name="Preformatted_20_Text"><text:span text:style-name="Source_20_Text"><text:s text:c="2"/>WriteLn(' <text:s/>&lt;&lt; Keluar Prosedur UbahAsli');</text:span></text:p>
            <text:p text:style-name="Preformatted_20_Text"><text:span text:style-name="Source_20_Text">end;</text:span></text:p>
            <text:p text:style-name="Preformatted_20_Text"/>
            <text:p text:style-name="Preformatted_20_Text"><text:span text:style-name="Source_20_Text">// Variabel di program utama</text:span></text:p>
            <text:p text:style-name="Preformatted_20_Text"><text:span text:style-name="Source_20_Text">var</text:span></text:p>
            <text:p text:style-name="Preformatted_20_Text"><text:span text:style-name="Source_20_Text"><text:s text:c="2"/>NilaiSaya: Integer;</text:span></text:p>
            <text:p text:style-name="Preformatted_20_Text"><text:span text:style-name="Source_20_Text">begin</text:span></text:p>
            <text:p text:style-name="Preformatted_20_Text"><text:span text:style-name="Source_20_Text"><text:s text:c="2"/>NilaiSaya := 10; // Nilai awal variabel asli</text:span></text:p>
            <text:p text:style-name="Preformatted_20_Text"><text:span text:style-name="Source_20_Text"><text:s text:c="2"/>WriteLn('[Utama] NilaiSaya sebelum memanggil UbahAsli: ', NilaiSaya);</text:span></text:p>
            <text:p text:style-name="Preformatted_20_Text"/>
            <text:p text:style-name="Preformatted_20_Text"><text:span text:style-name="Source_20_Text"><text:s text:c="2"/>// Panggil prosedur, melewatkan REFERENSI ke NilaiSaya.</text:span></text:p>
            <text:p text:style-name="Preformatted_20_Text"><text:span text:style-name="Source_20_Text"><text:s text:c="2"/>UbahAsli(NilaiSaya);</text:span></text:p>
            <text:p text:style-name="Preformatted_20_Text"/>
            <text:p text:style-name="Preformatted_20_Text"><text:span text:style-name="Source_20_Text"><text:s text:c="2"/>// Periksa nilai NilaiSaya setelah prosedur selesai</text:span></text:p>
            <text:p text:style-name="Preformatted_20_Text"><text:span text:style-name="Source_20_Text"><text:s text:c="2"/>WriteLn('[Utama] NilaiSaya SETELAH memanggil UbahAsli: ', NilaiSaya); // &lt;-- Nilainya AKAN BERUBAH menjadi 110!</text:span></text:p>
            <text:p text:style-name="Preformatted_20_Text"/>
            <text:p text:style-name="Preformatted_20_Text"><text:span text:style-name="Source_20_Text"><text:s text:c="2"/>ReadLn;</text:span></text:p>
            <text:p text:style-name="P609"><text:span text:style-name="Source_20_Text">end.</text:span></text:p>
            <text:p text:style-name="Text_20_body"><text:span text:style-name="Strong_20_Emphasis">Output yang Diharapkan:</text:span></text:p>
            <text:p text:style-name="Preformatted_20_Text"><text:span text:style-name="Source_20_Text">[Utama] NilaiSaya sebelum memanggil UbahAsli: 10</text:span></text:p>
            <text:p text:style-name="Preformatted_20_Text"><text:span text:style-name="Source_20_Text"><text:s text:c="2"/>&gt;&gt; Masuk Prosedur UbahAsli</text:span></text:p>
            <text:p text:style-name="Preformatted_20_Text"><text:span text:style-name="Source_20_Text"><text:s text:c="2"/>&gt;&gt; Nilai parameter Angka (merujuk ke asli) saat diterima: 10</text:span></text:p>
            <text:p text:style-name="Preformatted_20_Text"><text:span text:style-name="Source_20_Text"><text:s text:c="2"/>&gt;&gt; Nilai parameter Angka setelah diubah di dalam prosedur: 110</text:span></text:p>
            <text:p text:style-name="Preformatted_20_Text"><text:span text:style-name="Source_20_Text"><text:s text:c="2"/>&lt;&lt; Keluar Prosedur UbahAsli</text:span></text:p>
            <text:p text:style-name="P609"><text:span text:style-name="Source_20_Text">[Utama] NilaiSaya SETELAH memanggil UbahAsli: 110</text:span></text:p>
            <text:p text:style-name="Text_20_body">Terlihat jelas bahwa perubahan pada parameter <text:span text:style-name="Source_20_Text">Angka</text:span> di dalam <text:span text:style-name="Source_20_Text">UbahAsli</text:span> langsung memengaruhi variabel <text:span text:style-name="Source_20_Text">NilaiSaya</text:span> di program utama karena <text:span text:style-name="Source_20_Text">var</text:span> membuat <text:span text:style-name="Source_20_Text">Angka</text:span> menjadi alias untuk <text:span text:style-name="Source_20_Text">NilaiSaya</text:span>.</text:p>
            <text:p text:style-name="Text_20_body"><text:span text:style-name="Strong_20_Emphasis">Perhatian:</text:span> Saat menggunakan parameter <text:span text:style-name="Source_20_Text">var</text:span>, programmer harus berhati-hati karena subrutin kini memiliki kemampuan untuk mengubah data pemanggil. Selain itu, argumen yang dilewatkan ke parameter <text:span text:style-name="Source_20_Text">var</text:span> haruslah sesuatu yang memiliki alamat memori (seperti variabel, field record, elemen array), Anda tidak bisa melewatkan nilai literal atau konstanta ke parameter <text:span text:style-name="Source_20_Text">var</text:span>.</text:p>
            <text:p text:style-name="Horizontal_20_Line"/>
            <text:p text:style-name="Text_20_body">Silakan berikan perintah <text:span text:style-name="Source_20_Text">YAX</text:span> untuk melanjutkan ke prompt berikutnya (Sub-subbab: Parameter Konstanta (<text:span text:style-name="Source_20_Text">const</text:span>)).</text:p>
          </text:section>
          <text:section text:style-name="Sect1" text:name="feedback-form-52">
            <text:p text:style-name="P274"/>
          </text:section>
        </text:section>
        <text:section text:style-name="Sect1" text:name="5cde6ecaa341a452">
          <text:p text:style-name="Text_20_body"/>
          <text:section text:style-name="Sect1" text:name="user-query-content-53">
            <text:p text:style-name="P529"><text:soft-page-break/>yax </text:p>
          </text:section>
          <text:p text:style-name="P274">Tampilkan alur berpikir</text:p>
          <text:section text:style-name="Sect2" text:name="model-response-message-contentr_5cde6ecaa341a452">
            <text:p text:style-name="Text_20_body">Baik, kita lanjutkan pembahasan parameter di Free Pascal pada pukul 10:37 AM WIB di Banda Aceh. Setelah <text:span text:style-name="Source_20_Text">var</text:span> yang memungkinkan modifikasi, mari kita lihat <text:span text:style-name="Source_20_Text">const</text:span>.</text:p>
            <text:p text:style-name="Text_20_body"><text:span text:style-name="Strong_20_Emphasis">(Jawaban untuk Prompt Isi Sub-subbab: Parameter Konstanta (</text:span><text:span text:style-name="Strong_20_Emphasis"><text:span text:style-name="Source_20_Text">const</text:span></text:span><text:span text:style-name="Strong_20_Emphasis">))</text:span></text:p>
            <text:p text:style-name="Text_20_body">Selain pass-by-value (salinan aman) dan pass-by-reference (<text:span text:style-name="Source_20_Text">var</text:span>, referensi bisa diubah), Free Pascal menyediakan mekanisme ketiga yang sangat berguna untuk parameter input, yaitu parameter <text:span text:style-name="Strong_20_Emphasis">konstanta</text:span> yang dideklarasikan menggunakan kata kunci <text:span text:style-name="Strong_20_Emphasis"><text:span text:style-name="Source_20_Text">const</text:span></text:span>.</text:p>
            <text:p text:style-name="Text_20_body"><text:span text:style-name="Strong_20_Emphasis">Cara Kerja Parameter </text:span><text:span text:style-name="Strong_20_Emphasis"><text:span text:style-name="Source_20_Text">const</text:span></text:span><text:span text:style-name="Strong_20_Emphasis">:</text:span></text:p>
            <text:list xml:id="list2488152445577494586" text:style-name="L98">
              <text:list-item>
                <text:p text:style-name="P357"><text:span text:style-name="Strong_20_Emphasis">Sintaks Deklarasi:</text:span> </text:p>
                <text:p text:style-name="P98">Delphi</text:p>
                <text:p text:style-name="P573"><text:span text:style-name="Source_20_Text">procedure NamaRutin(const NamaParam: TipeData);</text:span></text:p>
                <text:p text:style-name="P628"><text:span text:style-name="Source_20_Text">function NamaFungsi(const InputData: TipeLain): TipeHasil;</text:span></text:p>
              </text:list-item>
              <text:list-item>
                <text:p text:style-name="P357"><text:span text:style-name="Strong_20_Emphasis">Mekanisme Internal (Fleksibel untuk Kompiler):</text:span> Cara kerja <text:span text:style-name="Source_20_Text">const</text:span> di balik layar agak unik. Kompiler FPC diberi kebebasan untuk memilih cara paling efisien untuk melewatkan parameter <text:span text:style-name="Source_20_Text">const</text:span>: </text:p>
                <text:list>
                  <text:list-item>
                    <text:p text:style-name="P357">Untuk tipe data <text:span text:style-name="Strong_20_Emphasis">sederhana</text:span> dan kecil (seperti <text:span text:style-name="Source_20_Text">Integer</text:span>, <text:span text:style-name="Source_20_Text">Boolean</text:span>, <text:span text:style-name="Source_20_Text">Char</text:span>, <text:span text:style-name="Source_20_Text">Enum</text:span>, record kecil), kompiler kemungkinan besar akan melewatkannya <text:span text:style-name="Strong_20_Emphasis">by value</text:span> (membuat salinan), karena overhead penyalinan minimal. </text:p>
                  </text:list-item>
                  <text:list-item>
                    <text:p text:style-name="P357">Untuk tipe data <text:span text:style-name="Strong_20_Emphasis">besar</text:span> (seperti <text:span text:style-name="Source_20_Text">string</text:span>, <text:span text:style-name="Source_20_Text">array of ...</text:span> (array dinamis), record besar, object), kompiler kemungkinan besar akan melewatkannya <text:span text:style-name="Strong_20_Emphasis">by reference</text:span> (seperti <text:span text:style-name="Source_20_Text">var</text:span>) untuk menghindari biaya penyalinan data yang besar. </text:p>
                  </text:list-item>
                </text:list>
              </text:list-item>
              <text:list-item>
                <text:p text:style-name="P98"><text:span text:style-name="Strong_20_Emphasis">Jaminan Utama (Compile-Time Check):</text:span> Terlepas dari bagaimana data dilewatkan secara internal (by value atau by reference), penggunaan kata kunci <text:span text:style-name="Source_20_Text">const</text:span> memberikan <text:span text:style-name="Strong_20_Emphasis">jaminan</text:span> kepada programmer (dan diberlakukan oleh kompiler) bahwa parameter <text:span text:style-name="Source_20_Text">NamaParam</text:span> bersifat <text:span text:style-name="Strong_20_Emphasis">read-only</text:span> di dalam badan subrutin. Anda <text:span text:style-name="Strong_20_Emphasis">tidak dapat</text:span> memberikan nilai baru ke parameter <text:span text:style-name="Source_20_Text">const</text:span> atau (jika itu record/object) mengubah field/property-nya melalui parameter <text:span text:style-name="Source_20_Text">const</text:span> tersebut. Setiap upaya untuk melakukannya akan menghasilkan <text:span text:style-name="Strong_20_Emphasis">error saat kompilasi</text:span>. </text:p>
              </text:list-item>
            </text:list>
            <text:p text:style-name="Text_20_body"><text:span text:style-name="Strong_20_Emphasis">Tujuan dan Manfaat Penggunaan </text:span><text:span text:style-name="Strong_20_Emphasis"><text:span text:style-name="Source_20_Text">const</text:span></text:span><text:span text:style-name="Strong_20_Emphasis">:</text:span></text:p>
            <text:p text:style-name="Text_20_body">Menggunakan <text:span text:style-name="Source_20_Text">const</text:span> untuk parameter input memberikan beberapa keuntungan:</text:p>
            <text:list xml:id="list2831569408079230278" text:style-name="L99">
              <text:list-item>
                <text:p text:style-name="P358"><text:span text:style-name="Strong_20_Emphasis">Efisiensi (untuk Tipe Besar):</text:span> Anda mendapatkan potensi peningkatan kinerja seperti pass-by-reference (<text:span text:style-name="Source_20_Text">var</text:span>) ketika melewatkan tipe data besar (string, array dinamis, record besar), karena penyalinan data yang mahal dihindari, <text:span text:style-name="Emphasis">tanpa</text:span> risiko data asli diubah oleh subrutin. </text:p>
              </text:list-item>
              <text:list-item>
                <text:p text:style-name="P358"><text:span text:style-name="Strong_20_Emphasis">Keamanan (Read-Only):</text:span> Memberikan jaminan waktu kompilasi bahwa subrutin tidak akan memodifikasi data asli yang Anda lewatkan sebagai input melalui parameter tersebut. Ini mencegah efek samping yang tidak diinginkan. </text:p>
              </text:list-item>
              <text:list-item>
                <text:p text:style-name="P99"><text:span text:style-name="Strong_20_Emphasis">Dokumentasi Niat (Clarity):</text:span> Menggunakan <text:span text:style-name="Source_20_Text">const</text:span> secara eksplisit memberitahu <text:soft-page-break/>pembaca kode (dan kompiler) bahwa parameter ini dimaksudkan murni sebagai <text:span text:style-name="Strong_20_Emphasis">input</text:span> dan tidak akan diubah oleh subrutin. Ini meningkatkan kejelasan desain fungsi/prosedur. </text:p>
              </text:list-item>
            </text:list>
            <text:p text:style-name="Text_20_body"><text:span text:style-name="Strong_20_Emphasis">Kapan Menggunakan Parameter </text:span><text:span text:style-name="Strong_20_Emphasis"><text:span text:style-name="Source_20_Text">const</text:span></text:span><text:span text:style-name="Strong_20_Emphasis">?</text:span></text:p>
            <text:p text:style-name="Text_20_body">Sangat dianjurkan untuk menggunakan <text:span text:style-name="Source_20_Text">const</text:span> pada parameter yang memenuhi kriteria berikut:</text:p>
            <text:list xml:id="list4638164297045226598" text:style-name="L100">
              <text:list-item>
                <text:p text:style-name="P359">Parameter tersebut murni digunakan sebagai <text:span text:style-name="Strong_20_Emphasis">input</text:span> oleh subrutin. </text:p>
              </text:list-item>
              <text:list-item>
                <text:p text:style-name="P359">Anda <text:span text:style-name="Strong_20_Emphasis">tidak ingin</text:span> subrutin mengubah nilai asli dari argumen yang dilewatkan. </text:p>
              </text:list-item>
              <text:list-item>
                <text:p text:style-name="P100">Terutama jika tipe data parameter tersebut berpotensi <text:span text:style-name="Strong_20_Emphasis">besar</text:span> (string, array dinamis, record/object besar), di mana efisiensi menjadi pertimbangan. </text:p>
              </text:list-item>
            </text:list>
            <text:p text:style-name="Text_20_body"><text:span text:style-name="Strong_20_Emphasis">Contoh Kode:</text:span></text:p>
            <text:p text:style-name="Text_20_body">Delphi</text:p>
            <text:p text:style-name="Preformatted_20_Text"><text:span text:style-name="Source_20_Text">program DemoConstParam;</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TInfoLengkap = record</text:span></text:p>
            <text:p text:style-name="Preformatted_20_Text"><text:span text:style-name="Source_20_Text"><text:s text:c="4"/>Kode: Integer;</text:span></text:p>
            <text:p text:style-name="Preformatted_20_Text"><text:span text:style-name="Source_20_Text"><text:s text:c="4"/>Deskripsi: string; // Tipe string bisa besar</text:span></text:p>
            <text:p text:style-name="Preformatted_20_Text"><text:span text:style-name="Source_20_Text"><text:s text:c="2"/>end;</text:span></text:p>
            <text:p text:style-name="Preformatted_20_Text"/>
            <text:p text:style-name="Preformatted_20_Text"><text:span text:style-name="Source_20_Text">// Prosedur ini HANYA menampilkan info, tidak mengubahnya</text:span></text:p>
            <text:p text:style-name="Preformatted_20_Text"><text:span text:style-name="Source_20_Text">// Menggunakan 'const' untuk efisiensi string &amp; record dan keamanan</text:span></text:p>
            <text:p text:style-name="Preformatted_20_Text"><text:span text:style-name="Source_20_Text">procedure CetakDetail(const PesanPembuka: string; const Info: TInfoLengkap);</text:span></text:p>
            <text:p text:style-name="Preformatted_20_Text"><text:span text:style-name="Source_20_Text">var TempStr : string;</text:span></text:p>
            <text:p text:style-name="Preformatted_20_Text"><text:span text:style-name="Source_20_Text">begin</text:span></text:p>
            <text:p text:style-name="Preformatted_20_Text"><text:span text:style-name="Source_20_Text"><text:s text:c="2"/>WriteLn(PesanPembuka);</text:span></text:p>
            <text:p text:style-name="Preformatted_20_Text"><text:span text:style-name="Source_20_Text"><text:s text:c="2"/>WriteLn('Kode <text:s text:c="6"/>: ', Info.Kode); <text:s text:c="6"/>// OK: Membaca field via const param</text:span></text:p>
            <text:p text:style-name="Preformatted_20_Text"><text:span text:style-name="Source_20_Text"><text:s text:c="2"/>WriteLn('Deskripsi <text:s/>: ', Info.Deskripsi);</text:span></text:p>
            <text:p text:style-name="Preformatted_20_Text"/>
            <text:p text:style-name="Preformatted_20_Text"><text:span text:style-name="Source_20_Text"><text:s text:c="2"/>// Operasi yang hanya membaca parameter diperbolehkan</text:span></text:p>
            <text:p text:style-name="Preformatted_20_Text"><text:span text:style-name="Source_20_Text"><text:s text:c="2"/>TempStr := UpperCase(Info.Deskripsi);</text:span></text:p>
            <text:p text:style-name="Preformatted_20_Text"><text:span text:style-name="Source_20_Text"><text:s text:c="2"/>WriteLn('Deskripsi UC: ', TempStr);</text:span></text:p>
            <text:p text:style-name="Preformatted_20_Text"/>
            <text:p text:style-name="Preformatted_20_Text"><text:span text:style-name="Source_20_Text"><text:s text:c="2"/>// Baris berikut akan menyebabkan ERROR KOMPILASI jika uncomment:</text:span></text:p>
            <text:p text:style-name="Preformatted_20_Text"><text:span text:style-name="Source_20_Text"><text:s text:c="2"/>// Info.Kode := 123; // &lt;&lt;&lt; ERROR: Cannot assign to a const parameter</text:span></text:p>
            <text:p text:style-name="Preformatted_20_Text"><text:span text:style-name="Source_20_Text"><text:s text:c="2"/>// PesanPembuka := 'Diubah'; // &lt;&lt;&lt; ERROR: Cannot assign to a const parameter</text:span></text:p>
            <text:p text:style-name="Preformatted_20_Text"/>
            <text:p text:style-name="Preformatted_20_Text"><text:span text:style-name="Source_20_Text">end;</text:span></text:p>
            <text:p text:style-name="Preformatted_20_Text"/>
            <text:p text:style-name="Preformatted_20_Text"><text:span text:style-name="Source_20_Text">var</text:span></text:p>
            <text:p text:style-name="Preformatted_20_Text"><text:span text:style-name="Source_20_Text"><text:s text:c="2"/>Judul: string;</text:span></text:p>
            <text:p text:style-name="Preformatted_20_Text"><text:span text:style-name="Source_20_Text"><text:s text:c="2"/>Data Utama: TInfoLengkap;</text:span></text:p>
            <text:p text:style-name="Preformatted_20_Text"><text:span text:style-name="Source_20_Text">begin</text:span></text:p>
            <text:p text:style-name="Preformatted_20_Text"><text:span text:style-name="Source_20_Text"><text:s text:c="2"/>Judul := 'Detail Item';</text:span></text:p>
            <text:p text:style-name="Preformatted_20_Text"><text:span text:style-name="Source_20_Text"><text:s text:c="2"/>DataUtama.Kode := 1001;</text:span></text:p>
            <text:p text:style-name="Preformatted_20_Text"><text:span text:style-name="Source_20_Text"><text:s text:c="2"/>DataUtama.Deskripsi := 'Ini adalah deskripsi item utama.';</text:span></text:p>
            <text:p text:style-name="Preformatted_20_Text"><text:soft-page-break/></text:p>
            <text:p text:style-name="Preformatted_20_Text"><text:span text:style-name="Source_20_Text"><text:s text:c="2"/>WriteLn('[Utama] Sebelum panggil: Kode=', DataUtama.Kode);</text:span></text:p>
            <text:p text:style-name="Preformatted_20_Text"/>
            <text:p text:style-name="Preformatted_20_Text"><text:span text:style-name="Source_20_Text"><text:s text:c="2"/>// Panggil prosedur. 'Judul' dan 'DataUtama' dilewatkan</text:span></text:p>
            <text:p text:style-name="Preformatted_20_Text"><text:span text:style-name="Source_20_Text"><text:s text:c="2"/>// mungkin via referensi (efisien), tapi dijamin read-only.</text:span></text:p>
            <text:p text:style-name="Preformatted_20_Text"><text:span text:style-name="Source_20_Text"><text:s text:c="2"/>CetakDetail(Judul, DataUtama);</text:span></text:p>
            <text:p text:style-name="Preformatted_20_Text"/>
            <text:p text:style-name="Preformatted_20_Text"><text:span text:style-name="Source_20_Text"><text:s text:c="2"/>WriteLn('[Utama] Setelah panggil: Kode=', DataUtama.Kode); // Dijamin tetap 1001</text:span></text:p>
            <text:p text:style-name="Preformatted_20_Text"/>
            <text:p text:style-name="Preformatted_20_Text"><text:span text:style-name="Source_20_Text"><text:s text:c="2"/>ReadLn;</text:span></text:p>
            <text:p text:style-name="P609"><text:span text:style-name="Source_20_Text">end.</text:span></text:p>
            <text:p text:style-name="Text_20_body">Dengan <text:span text:style-name="Source_20_Text">const</text:span>, Anda mendapatkan yang terbaik dari kedua dunia untuk parameter input: potensi efisiensi pass-by-reference dan keamanan pass-by-value.</text:p>
            <text:p text:style-name="Horizontal_20_Line"/>
            <text:p text:style-name="Text_20_body">Silakan berikan perintah <text:span text:style-name="Source_20_Text">YAX</text:span> untuk melanjutkan ke prompt berikutnya (Sub-subbab: Parameter Output (<text:span text:style-name="Source_20_Text">out</text:span>)).</text:p>
          </text:section>
          <text:section text:style-name="Sect1" text:name="feedback-form-53">
            <text:p text:style-name="P274"/>
          </text:section>
        </text:section>
        <text:section text:style-name="Sect1" text:name="409225f346d2344d">
          <text:p text:style-name="Text_20_body"/>
          <text:section text:style-name="Sect1" text:name="user-query-content-54">
            <text:p text:style-name="P529">yax </text:p>
          </text:section>
          <text:p text:style-name="P274">Tampilkan alur berpikir</text:p>
          <text:section text:style-name="Sect2" text:name="model-response-message-contentr_409225f346d2344d">
            <text:p text:style-name="Text_20_body">Oke, mari kita bahas mekanisme parameter terakhir, <text:span text:style-name="Source_20_Text">out</text:span>, pada pukul 10:38 AM WIB di Banda Aceh ini.</text:p>
            <text:p text:style-name="Text_20_body"><text:span text:style-name="Strong_20_Emphasis">(Jawaban untuk Prompt Isi Sub-subbab: Parameter Output (</text:span><text:span text:style-name="Strong_20_Emphasis"><text:span text:style-name="Source_20_Text">out</text:span></text:span><text:span text:style-name="Strong_20_Emphasis">))</text:span></text:p>
            <text:p text:style-name="Text_20_body">Selain pass-by-value (default), <text:span text:style-name="Source_20_Text">var</text:span> (referensi input/output), dan <text:span text:style-name="Source_20_Text">const</text:span> (input read-only efisien), Free Pascal menyediakan kata kunci <text:span text:style-name="Strong_20_Emphasis"><text:span text:style-name="Source_20_Text">out</text:span></text:span> untuk menandai parameter yang secara semantik ditujukan murni sebagai <text:span text:style-name="Strong_20_Emphasis">parameter output</text:span>. Parameter <text:span text:style-name="Source_20_Text">out</text:span> digunakan ketika sebuah subrutin (biasanya prosedur) perlu mengembalikan satu atau lebih nilai ke pemanggil melalui argumennya.</text:p>
            <text:p text:style-name="Text_20_body"><text:span text:style-name="Strong_20_Emphasis">Cara Kerja Parameter </text:span><text:span text:style-name="Strong_20_Emphasis"><text:span text:style-name="Source_20_Text">out</text:span></text:span><text:span text:style-name="Strong_20_Emphasis">:</text:span></text:p>
            <text:list xml:id="list8374085899572299860" text:style-name="L101">
              <text:list-item>
                <text:p text:style-name="P360"><text:span text:style-name="Strong_20_Emphasis">Sintaks Deklarasi:</text:span> </text:p>
                <text:p text:style-name="P101">Delphi</text:p>
                <text:p text:style-name="P629"><text:span text:style-name="Source_20_Text">procedure DapatkanHasil(Input1: TipeIn; out Hasil1: TipeOut1; out Hasil2: TipeOut2);</text:span></text:p>
              </text:list-item>
              <text:list-item>
                <text:p text:style-name="P360"><text:span text:style-name="Strong_20_Emphasis">Mekanisme Internal:</text:span> Sama seperti <text:span text:style-name="Source_20_Text">var</text:span>, parameter <text:span text:style-name="Source_20_Text">out</text:span> dilewatkan <text:span text:style-name="Strong_20_Emphasis">by reference</text:span>. Artinya, subrutin menerima alamat memori dari variabel argumen asli, dan modifikasi pada parameter <text:span text:style-name="Source_20_Text">out</text:span> di dalam subrutin akan <text:span text:style-name="Strong_20_Emphasis">langsung mengubah</text:span> variabel asli di pemanggil. </text:p>
              </text:list-item>
              <text:list-item>
                <text:p text:style-name="P360"><text:span text:style-name="Strong_20_Emphasis">Perbedaan Kunci dari </text:span><text:span text:style-name="Strong_20_Emphasis"><text:span text:style-name="Source_20_Text">var</text:span></text:span><text:span text:style-name="Strong_20_Emphasis"> (Asumsi Nilai Awal):</text:span> Perbedaan paling signifikan antara <text:span text:style-name="Source_20_Text">out</text:span> dan <text:span text:style-name="Source_20_Text">var</text:span> terletak pada <text:span text:style-name="Strong_20_Emphasis">asumsi tentang nilai awal</text:span> argumen. Ketika Anda menggunakan <text:span text:style-name="Source_20_Text">out</text:span>: </text:p>
                <text:list>
                  <text:list-item>
                    <text:p text:style-name="P360"><text:soft-page-break/>Kompiler (dan programmer lain yang membaca kode Anda) <text:span text:style-name="Strong_20_Emphasis">berasumsi bahwa nilai awal dari variabel yang Anda lewatkan ke parameter </text:span><text:span text:style-name="Strong_20_Emphasis"><text:span text:style-name="Source_20_Text">out</text:span></text:span><text:span text:style-name="Strong_20_Emphasis"> tidak relevan atau tidak akan digunakan</text:span> oleh subrutin. </text:p>
                  </text:list-item>
                  <text:list-item>
                    <text:p text:style-name="P360">Subrutin diharapkan untuk <text:span text:style-name="Strong_20_Emphasis">memberikan nilai</text:span> (menginisialisasi) parameter <text:span text:style-name="Source_20_Text">out</text:span> tersebut sebelum subrutin selesai. Membaca nilai parameter <text:span text:style-name="Source_20_Text">out</text:span> sebelum memberinya nilai di dalam subrutin dapat menghasilkan perilaku yang tidak terdefinisi (meskipun kompiler FPC mungkin menginisialisasinya ke nol/default, ini bukan jaminan). </text:p>
                  </text:list-item>
                  <text:list-item>
                    <text:p text:style-name="P101">Berbeda dengan <text:span text:style-name="Source_20_Text">var</text:span>, yang bisa digunakan untuk input <text:span text:style-name="Emphasis">dan</text:span> output, sehingga nilai awalnya relevan dan bisa dibaca. </text:p>
                  </text:list-item>
                </text:list>
              </text:list-item>
            </text:list>
            <text:p text:style-name="Text_20_body"><text:span text:style-name="Strong_20_Emphasis">Tujuan dan Manfaat Penggunaan </text:span><text:span text:style-name="Strong_20_Emphasis"><text:span text:style-name="Source_20_Text">out</text:span></text:span><text:span text:style-name="Strong_20_Emphasis">:</text:span></text:p>
            <text:list xml:id="list295233788732034173" text:style-name="L102">
              <text:list-item>
                <text:p text:style-name="P361"><text:span text:style-name="Strong_20_Emphasis">Kejelasan Niat (Semantic Clarity):</text:span> Menggunakan <text:span text:style-name="Source_20_Text">out</text:span> secara eksplisit memberitahukan kepada siapa pun yang menggunakan atau membaca subrutin bahwa tujuan utama parameter ini adalah untuk <text:span text:style-name="Strong_20_Emphasis">mengirimkan data kembali</text:span> ke pemanggil, bukan untuk menerima input awal. Ini meningkatkan dokumentasi diri kode. </text:p>
              </text:list-item>
              <text:list-item>
                <text:p text:style-name="P102"><text:span text:style-name="Strong_20_Emphasis">Potensi Optimasi:</text:span> Karena kompiler tahu bahwa nilai awal tidak perlu dipertahankan atau dilewatkan, ia <text:span text:style-name="Emphasis">mungkin</text:span> dapat melakukan optimasi kecil yang tidak mungkin dilakukan dengan parameter <text:span text:style-name="Source_20_Text">var</text:span>. </text:p>
              </text:list-item>
            </text:list>
            <text:p text:style-name="Text_20_body"><text:span text:style-name="Strong_20_Emphasis">Kapan Menggunakan </text:span><text:span text:style-name="Strong_20_Emphasis"><text:span text:style-name="Source_20_Text">out</text:span></text:span><text:span text:style-name="Strong_20_Emphasis"> vs </text:span><text:span text:style-name="Strong_20_Emphasis"><text:span text:style-name="Source_20_Text">var</text:span></text:span><text:span text:style-name="Strong_20_Emphasis">?</text:span></text:p>
            <text:list xml:id="list1984399564213538630" text:style-name="L103">
              <text:list-item>
                <text:p text:style-name="P362">Gunakan <text:span text:style-name="Strong_20_Emphasis"><text:span text:style-name="Source_20_Text">out</text:span></text:span> ketika sebuah parameter hanya berfungsi untuk mengembalikan nilai dari subrutin, dan nilai awal variabel pemanggil tidak penting bagi subrutin tersebut. Ini sering terjadi ketika sebuah prosedur perlu mengembalikan lebih dari satu hasil. </text:p>
              </text:list-item>
              <text:list-item>
                <text:p text:style-name="P103">Gunakan <text:span text:style-name="Strong_20_Emphasis"><text:span text:style-name="Source_20_Text">var</text:span></text:span> ketika parameter perlu berfungsi sebagai <text:span text:style-name="Strong_20_Emphasis">input dan output</text:span> (subrutin membaca nilai awal dan kemudian memodifikasinya) atau jika Anda menggunakan pass-by-reference murni untuk efisiensi pada data input besar yang <text:span text:style-name="Emphasis">mungkin</text:span> (walaupun tidak seharusnya) perlu dimodifikasi. (Untuk input besar read-only, <text:span text:style-name="Source_20_Text">const</text:span> tetap pilihan terbaik). </text:p>
              </text:list-item>
            </text:list>
            <text:p text:style-name="Text_20_body"><text:span text:style-name="Strong_20_Emphasis">Contoh Kode (Mengembalikan Beberapa Nilai dari Prosedur):</text:span></text:p>
            <text:p text:style-name="Text_20_body">Sebuah fungsi hanya bisa mengembalikan satu nilai melalui namanya/<text:span text:style-name="Source_20_Text">Result</text:span>. Jika prosedur perlu mengembalikan beberapa nilai, parameter <text:span text:style-name="Source_20_Text">out</text:span> (atau <text:span text:style-name="Source_20_Text">var</text:span>) adalah solusinya. <text:span text:style-name="Source_20_Text">out</text:span> lebih semantik jika nilai awal tidak relevan.</text:p>
            <text:p text:style-name="Text_20_body">Delphi</text:p>
            <text:p text:style-name="Preformatted_20_Text"><text:span text:style-name="Source_20_Text">program DemoOutParam;</text:span></text:p>
            <text:p text:style-name="Preformatted_20_Text"><text:span text:style-name="Source_20_Text">uses SysUtils, Math; // Math untuk Floor dan Frac (atau Trunc)</text:span></text:p>
            <text:p text:style-name="Preformatted_20_Text"/>
            <text:p text:style-name="Preformatted_20_Text"><text:span text:style-name="Source_20_Text">// Prosedur ini mengambil nilai Real dan mengembalikan</text:span></text:p>
            <text:p text:style-name="Preformatted_20_Text"><text:span text:style-name="Source_20_Text">// bagian integer dan pecahannya secara terpisah via 'out'</text:span></text:p>
            <text:p text:style-name="Preformatted_20_Text"><text:span text:style-name="Source_20_Text">procedure EkstrakBagian(Nilai: Real; out BagInt: Integer; out BagFrac: Real);</text:span></text:p>
            <text:p text:style-name="Preformatted_20_Text"><text:span text:style-name="Source_20_Text">begin</text:span></text:p>
            <text:p text:style-name="Preformatted_20_Text"><text:span text:style-name="Source_20_Text"><text:s text:c="2"/>// Kita tidak peduli nilai awal BagInt atau BagFrac.</text:span></text:p>
            <text:p text:style-name="Preformatted_20_Text"><text:soft-page-break/><text:span text:style-name="Source_20_Text"><text:s text:c="2"/>// Kita wajib mengisinya di sini.</text:span></text:p>
            <text:p text:style-name="Preformatted_20_Text"><text:span text:style-name="Source_20_Text"><text:s text:c="2"/>BagInt := Floor(Nilai); <text:s text:c="2"/>// Floor menghasilkan Real, perlu konversi jika BagInt Integer (Trunc lebih baik)</text:span></text:p>
            <text:p text:style-name="Preformatted_20_Text"><text:span text:style-name="Source_20_Text"><text:s text:c="2"/>// BagInt := Trunc(Nilai); // Lebih tepat untuk Integer</text:span></text:p>
            <text:p text:style-name="Preformatted_20_Text"><text:span text:style-name="Source_20_Text"><text:s text:c="2"/>BagFrac := Frac(Nilai); <text:s text:c="2"/>// Mendapatkan bagian pecahan</text:span></text:p>
            <text:p text:style-name="Preformatted_20_Text"/>
            <text:p text:style-name="Preformatted_20_Text"><text:span text:style-name="Source_20_Text"><text:s text:c="2"/>WriteLn(' <text:s/>[Dalam Prosedur] Bagian Integer dihitung: ', BagInt);</text:span></text:p>
            <text:p text:style-name="Preformatted_20_Text"><text:span text:style-name="Source_20_Text"><text:s text:c="2"/>WriteLn(' <text:s/>[Dalam Prosedur] Bagian Pecahan dihitung: ', FloatToStr(BagFrac));</text:span></text:p>
            <text:p text:style-name="Preformatted_20_Text"><text:span text:style-name="Source_20_Text">end;</text:span></text:p>
            <text:p text:style-name="Preformatted_20_Text"/>
            <text:p text:style-name="Preformatted_20_Text"><text:span text:style-name="Source_20_Text">var</text:span></text:p>
            <text:p text:style-name="Preformatted_20_Text"><text:span text:style-name="Source_20_Text"><text:s text:c="2"/>AngkaReal: Real;</text:span></text:p>
            <text:p text:style-name="Preformatted_20_Text"><text:span text:style-name="Source_20_Text"><text:s text:c="2"/>IntHasil: Integer; // Nilai awal tidak penting</text:span></text:p>
            <text:p text:style-name="Preformatted_20_Text"><text:span text:style-name="Source_20_Text"><text:s text:c="2"/>FracHasil: Real; <text:s/>// Nilai awal tidak penting</text:span></text:p>
            <text:p text:style-name="Preformatted_20_Text"><text:span text:style-name="Source_20_Text">begin</text:span></text:p>
            <text:p text:style-name="Preformatted_20_Text"><text:span text:style-name="Source_20_Text"><text:s text:c="2"/>AngkaReal := -12.789;</text:span></text:p>
            <text:p text:style-name="Preformatted_20_Text"><text:span text:style-name="Source_20_Text"><text:s text:c="2"/>WriteLn('[Utama] Angka awal: ', FloatToStr(AngkaReal));</text:span></text:p>
            <text:p text:style-name="Preformatted_20_Text"/>
            <text:p text:style-name="Preformatted_20_Text"><text:span text:style-name="Source_20_Text"><text:s text:c="2"/>// Panggil prosedur, variabel IntHasil dan FracHasil akan diisi</text:span></text:p>
            <text:p text:style-name="Preformatted_20_Text"><text:span text:style-name="Source_20_Text"><text:s text:c="2"/>EkstrakBagian(AngkaReal, IntHasil, FracHasil);</text:span></text:p>
            <text:p text:style-name="Preformatted_20_Text"/>
            <text:p text:style-name="Preformatted_20_Text"><text:span text:style-name="Source_20_Text"><text:s text:c="2"/>WriteLn('[Utama] Setelah panggil:');</text:span></text:p>
            <text:p text:style-name="Preformatted_20_Text"><text:span text:style-name="Source_20_Text"><text:s text:c="2"/>WriteLn(' <text:s/>Integer : ', IntHasil);</text:span></text:p>
            <text:p text:style-name="Preformatted_20_Text"><text:span text:style-name="Source_20_Text"><text:s text:c="2"/>WriteLn(' <text:s/>Pecahan : ', FloatToStr(FracHasil));</text:span></text:p>
            <text:p text:style-name="Preformatted_20_Text"/>
            <text:p text:style-name="Preformatted_20_Text"><text:span text:style-name="Source_20_Text"><text:s text:c="2"/>ReadLn;</text:span></text:p>
            <text:p text:style-name="P609"><text:span text:style-name="Source_20_Text">end.</text:span></text:p>
            <text:p text:style-name="Text_20_body">Parameter <text:span text:style-name="Source_20_Text">out</text:span> memberikan cara yang jelas secara semantik untuk mendefinisikan parameter yang tujuannya murni sebagai saluran output dari sebuah subrutin.</text:p>
            <text:p text:style-name="Horizontal_20_Line"/>
            <text:p text:style-name="Text_20_body">Silakan berikan perintah <text:span text:style-name="Source_20_Text">YAX</text:span> untuk melanjutkan ke prompt berikutnya (Subbab: Cakupan Variabel (Lokal vs. Global)).</text:p>
          </text:section>
          <text:section text:style-name="Sect1" text:name="feedback-form-54">
            <text:p text:style-name="P274"/>
          </text:section>
        </text:section>
        <text:section text:style-name="Sect1" text:name="357db94bd50599c6">
          <text:p text:style-name="Text_20_body"/>
          <text:section text:style-name="Sect1" text:name="user-query-content-55">
            <text:p text:style-name="P529">yax </text:p>
          </text:section>
          <text:p text:style-name="P274">Tampilkan alur berpikir</text:p>
          <text:section text:style-name="Sect2" text:name="model-response-message-contentr_357db94bd50599c6">
            <text:p text:style-name="Text_20_body">Tentu, kita lanjutkan pembahasan pada hari Senin, 14 April 2025, pukul 10:39 AM WIB di Banda Aceh. Kali ini tentang konsep penting cakupan dan masa hidup variabel.</text:p>
            <text:p text:style-name="Text_20_body"><text:span text:style-name="Strong_20_Emphasis">(Jawaban untuk Prompt Isi Subbab: Cakupan Variabel (Lokal vs. Global))</text:span></text:p>
            <text:p text:style-name="Text_20_body">Ketika Anda mendeklarasikan sebuah variabel, dua properti penting ikut ditentukan: <text:span text:style-name="Strong_20_Emphasis">cakupan (scope)</text:span> dan <text:span text:style-name="Strong_20_Emphasis">masa hidup (lifetime)</text:span> variabel tersebut.</text:p>
            <text:list xml:id="list3812694483854078511" text:style-name="L104">
              <text:list-item>
                <text:p text:style-name="P363"><text:span text:style-name="Strong_20_Emphasis">Cakupan (Scope):</text:span> Menentukan di bagian mana saja dari kode program Anda identifier (nama) variabel tersebut dikenali dan dapat diakses secara sah. </text:p>
              </text:list-item>
              <text:list-item>
                <text:p text:style-name="P104"><text:span text:style-name="Strong_20_Emphasis">Masa Hidup (Lifetime):</text:span> Menentukan kapan memori untuk variabel tersebut dialokasikan (dibuat) dan kapan memori tersebut dibebaskan (dihancurkan). </text:p>
              </text:list-item>
            </text:list>
            <text:p text:style-name="Text_20_body"><text:soft-page-break/>Dalam Free Pascal, ada dua cakupan utama untuk variabel: global dan lokal.</text:p>
            <text:p text:style-name="Text_20_body"><text:span text:style-name="Strong_20_Emphasis">1. Variabel Global</text:span></text:p>
            <text:list xml:id="list3674088655265367170" text:style-name="L105">
              <text:list-item>
                <text:p text:style-name="P364"><text:span text:style-name="Strong_20_Emphasis">Deklarasi:</text:span> Dideklarasikan di bagian <text:span text:style-name="Source_20_Text">var</text:span> utama sebuah program (file <text:span text:style-name="Source_20_Text">.lpr</text:span> atau <text:span text:style-name="Source_20_Text">.pas</text:span> utama) atau di bagian <text:span text:style-name="Source_20_Text">interface</text:span> atau <text:span text:style-name="Source_20_Text">implementation</text:span> sebuah unit, tetapi <text:span text:style-name="Emphasis">di luar</text:span> badan prosedur atau fungsi mana pun. </text:p>
              </text:list-item>
              <text:list-item>
                <text:p text:style-name="P364"><text:span text:style-name="Strong_20_Emphasis">Cakupan (Scope):</text:span> Variabel global dapat <text:span text:style-name="Strong_20_Emphasis">dikenali dan diakses dari mana saja</text:span> di dalam program atau unit tersebut <text:span text:style-name="Emphasis">setelah</text:span> titik deklarasinya, termasuk di dalam semua prosedur dan fungsi yang didefinisikan di dalamnya. </text:p>
              </text:list-item>
              <text:list-item>
                <text:p text:style-name="P105"><text:span text:style-name="Strong_20_Emphasis">Masa Hidup (Lifetime):</text:span> Variabel global <text:span text:style-name="Strong_20_Emphasis">hidup sepanjang durasi eksekusi program</text:span>. Memori untuknya dialokasikan ketika program dimulai dan baru dibebaskan ketika program berakhir. Nilainya tetap ada (persisten) di antara pemanggilan prosedur/fungsi yang berbeda. </text:p>
              </text:list-item>
            </text:list>
            <text:p text:style-name="Text_20_body"><text:span text:style-name="Strong_20_Emphasis">2. Variabel Lokal</text:span></text:p>
            <text:list xml:id="list6693012670092110055" text:style-name="L106">
              <text:list-item>
                <text:p text:style-name="P365"><text:span text:style-name="Strong_20_Emphasis">Deklarasi:</text:span> Dideklarasikan di bagian <text:span text:style-name="Source_20_Text">var</text:span> yang terletak <text:span text:style-name="Strong_20_Emphasis">di dalam</text:span> sebuah prosedur atau fungsi (setelah header rutin dan sebelum <text:span text:style-name="Source_20_Text">begin</text:span> rutin). </text:p>
              </text:list-item>
              <text:list-item>
                <text:p text:style-name="P365"><text:span text:style-name="Strong_20_Emphasis">Cakupan (Scope):</text:span> Variabel lokal <text:span text:style-name="Strong_20_Emphasis">hanya dikenali dan dapat diakses di dalam blok </text:span><text:span text:style-name="Strong_20_Emphasis"><text:span text:style-name="Source_20_Text">begin..end;</text:span></text:span><text:span text:style-name="Strong_20_Emphasis"> dari prosedur atau fungsi tempat ia dideklarasikan</text:span> (termasuk di dalam rutin lain yang mungkin didefinisikan secara bersarang di dalamnya). Ia <text:span text:style-name="Emphasis">tidak terlihat</text:span> dan tidak dapat diakses dari luar rutin tersebut atau dari rutin lain yang sejajar. </text:p>
              </text:list-item>
              <text:list-item>
                <text:p text:style-name="P106"><text:span text:style-name="Strong_20_Emphasis">Masa Hidup (Lifetime):</text:span> Variabel lokal bersifat <text:span text:style-name="Strong_20_Emphasis">sementara</text:span>. Memori untuknya (biasanya dialokasikan di area memori yang disebut <text:span text:style-name="Emphasis">stack</text:span>) dibuat <text:span text:style-name="Strong_20_Emphasis">setiap kali</text:span> rutin tersebut dipanggil. Ketika rutin selesai dieksekusi (mencapai <text:span text:style-name="Source_20_Text">end;</text:span> atau <text:span text:style-name="Source_20_Text">Exit</text:span>), memori untuk variabel lokalnya secara otomatis <text:span text:style-name="Strong_20_Emphasis">dibebaskan</text:span>. Akibatnya, nilai variabel lokal <text:span text:style-name="Strong_20_Emphasis">tidak dipertahankan</text:span> di antara pemanggilan yang berbeda ke rutin yang sama. Setiap panggilan memulai dengan variabel lokal yang 'baru'. </text:p>
              </text:list-item>
            </text:list>
            <text:p text:style-name="Text_20_body"><text:span text:style-name="Strong_20_Emphasis">Mengapa Variabel Lokal Lebih Dianjurkan? (Masalah Variabel Global)</text:span></text:p>
            <text:p text:style-name="Text_20_body">Meskipun variabel global tampak mudah digunakan karena bisa diakses dari mana saja, penggunaannya secara berlebihan sangat tidak dianjurkan karena menimbulkan banyak masalah:</text:p>
            <text:list xml:id="list2858627531412336677" text:style-name="L107">
              <text:list-item>
                <text:p text:style-name="P366"><text:span text:style-name="Strong_20_Emphasis">Keterbacaan &amp; Pemeliharaan Menurun:</text:span> Sulit untuk melacak di bagian mana saja sebuah variabel global dibaca atau (lebih buruk lagi) diubah. Perubahan nilai global di satu fungsi dapat menyebabkan perilaku tak terduga (efek samping/side effects) di fungsi lain yang tampaknya tidak berhubungan, membuat debugging menjadi mimpi buruk. </text:p>
              </text:list-item>
              <text:list-item>
                <text:p text:style-name="P366"><text:span text:style-name="Strong_20_Emphasis">Name Collisions (Polusi Namespace):</text:span> Semakin banyak variabel global, semakin besar kemungkinan terjadi konflik penamaan dengan variabel lokal atau variabel global dari unit lain. </text:p>
              </text:list-item>
              <text:list-item>
                <text:p text:style-name="P366"><text:span text:style-name="Strong_20_Emphasis">Kesulitan Pengujian:</text:span> Prosedur atau fungsi yang sangat bergantung pada state global lebih sulit untuk diuji secara terisolasi (unit testing) karena Anda perlu mengatur state global yang benar sebelum pengujian. </text:p>
              </text:list-item>
              <text:list-item>
                <text:p text:style-name="P107"><text:span text:style-name="Strong_20_Emphasis">Melanggar Enkapsulasi:</text:span> Variabel global menyebarkan state ke seluruh program, <text:soft-page-break/>berlawanan dengan prinsip enkapsulasi (menyimpan data dekat dengan kode yang mengoperasikannya). </text:p>
              </text:list-item>
            </text:list>
            <text:p text:style-name="Text_20_body"><text:span text:style-name="Strong_20_Emphasis">Kesimpulan:</text:span> Gunakan <text:span text:style-name="Strong_20_Emphasis">variabel lokal</text:span> sebisa mungkin. Ini membuat prosedur/fungsi Anda lebih mandiri (self-contained), lebih mudah dipahami, lebih mudah diuji, dan mengurangi risiko efek samping yang tidak diinginkan. Gunakan variabel global hanya jika benar-benar diperlukan dan dengan sangat hati-hati (misalnya, untuk konstanta global atau state aplikasi yang sangat fundamental dan dikelola dengan baik). Data sebaiknya dilewatkan antar rutin melalui parameter.</text:p>
            <text:p text:style-name="Text_20_body"><text:span text:style-name="Strong_20_Emphasis">Resolusi Nama (Hiding):</text:span> Jika Anda mendeklarasikan variabel lokal dengan nama yang sama persis dengan variabel global, maka di dalam cakupan rutin tersebut, nama tersebut akan merujuk ke variabel <text:span text:style-name="Strong_20_Emphasis">lokal</text:span>, secara efektif "menyembunyikan" variabel global dengan nama yang sama. Untuk mengakses variabel global dari dalam rutin tersebut, Anda mungkin perlu menggunakan kualifikasi (misalnya, <text:span text:style-name="Source_20_Text">NamaUnit.NamaVariabelGlobal</text:span> jika berada di unit lain), atau lebih baik lagi, hindari penamaan yang sama.</text:p>
            <text:p text:style-name="Text_20_body"><text:span text:style-name="Strong_20_Emphasis">Contoh Kode:</text:span></text:p>
            <text:p text:style-name="Text_20_body">Delphi</text:p>
            <text:p text:style-name="Preformatted_20_Text"><text:span text:style-name="Source_20_Text">program DemoScope;</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PesanGlobal: string = 'Ini pesan global.'; // Variabel Global</text:span></text:p>
            <text:p text:style-name="Preformatted_20_Text"/>
            <text:p text:style-name="Preformatted_20_Text"><text:span text:style-name="Source_20_Text">procedure RutinSatu;</text:span></text:p>
            <text:p text:style-name="Preformatted_20_Text"><text:span text:style-name="Source_20_Text">var</text:span></text:p>
            <text:p text:style-name="Preformatted_20_Text"><text:span text:style-name="Source_20_Text"><text:s text:c="2"/>PesanLokal: string; // Variabel Lokal untuk RutinSatu</text:span></text:p>
            <text:p text:style-name="Preformatted_20_Text"><text:span text:style-name="Source_20_Text">begin</text:span></text:p>
            <text:p text:style-name="Preformatted_20_Text"><text:span text:style-name="Source_20_Text"><text:s text:c="2"/>PesanLokal := 'Pesan dari Rutin Satu.';</text:span></text:p>
            <text:p text:style-name="Preformatted_20_Text"><text:span text:style-name="Source_20_Text"><text:s text:c="2"/>WriteLn(' <text:s/>[RutinSatu] Pesan Lokal: ', PesanLokal);</text:span></text:p>
            <text:p text:style-name="Preformatted_20_Text"><text:span text:style-name="Source_20_Text"><text:s text:c="2"/>WriteLn(' <text:s/>[RutinSatu] Pesan Global: ', PesanGlobal); // Bisa akses global</text:span></text:p>
            <text:p text:style-name="Preformatted_20_Text"/>
            <text:p text:style-name="Preformatted_20_Text"><text:span text:style-name="Source_20_Text"><text:s text:c="2"/>// Mengubah global dari dalam rutin (sebaiknya dihindari jika bisa)</text:span></text:p>
            <text:p text:style-name="Preformatted_20_Text"><text:span text:style-name="Source_20_Text"><text:s text:c="2"/>PesanGlobal := PesanGlobal + ' (Diubah oleh RutinSatu)';</text:span></text:p>
            <text:p text:style-name="Preformatted_20_Text"><text:span text:style-name="Source_20_Text">end;</text:span></text:p>
            <text:p text:style-name="Preformatted_20_Text"/>
            <text:p text:style-name="Preformatted_20_Text"><text:span text:style-name="Source_20_Text">procedure RutinDua;</text:span></text:p>
            <text:p text:style-name="Preformatted_20_Text"><text:span text:style-name="Source_20_Text">var</text:span></text:p>
            <text:p text:style-name="Preformatted_20_Text"><text:span text:style-name="Source_20_Text"><text:s text:c="2"/>// Nama sama dengan global, ini akan "menyembunyikan" global</text:span></text:p>
            <text:p text:style-name="Preformatted_20_Text"><text:span text:style-name="Source_20_Text"><text:s text:c="2"/>PesanGlobal: Integer; // Variabel Lokal di RutinDua</text:span></text:p>
            <text:p text:style-name="Preformatted_20_Text"><text:span text:style-name="Source_20_Text">begin</text:span></text:p>
            <text:p text:style-name="Preformatted_20_Text"><text:span text:style-name="Source_20_Text"><text:s text:c="2"/>PesanGlobal := 100;</text:span></text:p>
            <text:p text:style-name="Preformatted_20_Text"><text:span text:style-name="Source_20_Text"><text:s text:c="2"/>WriteLn(' <text:s/>[RutinDua] PesanGlobal (Lokal Integer): ', PesanGlobal);</text:span></text:p>
            <text:p text:style-name="Preformatted_20_Text"><text:span text:style-name="Source_20_Text"><text:s text:c="2"/>// WriteLn(PesanLokal); // &lt;-- ERROR! PesanLokal tidak dikenal di sini.</text:span></text:p>
            <text:p text:style-name="Preformatted_20_Text"><text:span text:style-name="Source_20_Text"><text:s text:c="2"/>// WriteLn(DemoScope.PesanGlobal); // Cara akses global jika nama sama (kurang ideal)</text:span></text:p>
            <text:p text:style-name="Preformatted_20_Text"><text:span text:style-name="Source_20_Text">end;</text:span></text:p>
            <text:p text:style-name="Preformatted_20_Text"/>
            <text:p text:style-name="Preformatted_20_Text"><text:span text:style-name="Source_20_Text">begin // Blok Utama</text:span></text:p>
            <text:p text:style-name="Preformatted_20_Text"><text:soft-page-break/><text:span text:style-name="Source_20_Text"><text:s text:c="2"/>WriteLn('[Utama] Sebelum panggil: ', PesanGlobal);</text:span></text:p>
            <text:p text:style-name="Preformatted_20_Text"/>
            <text:p text:style-name="Preformatted_20_Text"><text:span text:style-name="Source_20_Text"><text:s text:c="2"/>RutinSatu; // Panggil rutin pertama</text:span></text:p>
            <text:p text:style-name="Preformatted_20_Text"/>
            <text:p text:style-name="Preformatted_20_Text"><text:span text:style-name="Source_20_Text"><text:s text:c="2"/>WriteLn('[Utama] Setelah RutinSatu: ', PesanGlobal); // Nilai global berubah</text:span></text:p>
            <text:p text:style-name="Preformatted_20_Text"/>
            <text:p text:style-name="Preformatted_20_Text"><text:span text:style-name="Source_20_Text"><text:s text:c="2"/>RutinDua; // Panggil rutin kedua</text:span></text:p>
            <text:p text:style-name="Preformatted_20_Text"/>
            <text:p text:style-name="Preformatted_20_Text"><text:span text:style-name="Source_20_Text"><text:s text:c="2"/>WriteLn('[Utama] Setelah RutinDua: ', PesanGlobal); // Nilai global (string) tidak terpengaruh oleh lokal integer di RutinDua</text:span></text:p>
            <text:p text:style-name="Preformatted_20_Text"/>
            <text:p text:style-name="Preformatted_20_Text"><text:span text:style-name="Source_20_Text"><text:s text:c="2"/>ReadLn;</text:span></text:p>
            <text:p text:style-name="P609"><text:span text:style-name="Source_20_Text">end.</text:span></text:p>
            <text:p text:style-name="Text_20_body">Memahami cakupan dan masa hidup membantu Anda mengelola data dalam program secara efektif dan menghindari bug yang sulit dilacak.</text:p>
            <text:p text:style-name="Horizontal_20_Line"/>
            <text:p text:style-name="Text_20_body">Silakan berikan perintah <text:span text:style-name="Source_20_Text">YAX</text:span> untuk melanjutkan ke prompt berikutnya (Subbab: Prosedur/Fungsi Bersarang (Nested Routines)).</text:p>
          </text:section>
          <text:section text:style-name="Sect1" text:name="feedback-form-55">
            <text:p text:style-name="P274"/>
          </text:section>
        </text:section>
        <text:section text:style-name="Sect1" text:name="46bf7c7946ce27a8">
          <text:p text:style-name="Text_20_body"/>
          <text:section text:style-name="Sect1" text:name="user-query-content-56">
            <text:p text:style-name="P529">yax </text:p>
          </text:section>
          <text:p text:style-name="P274">Tampilkan alur berpikir</text:p>
          <text:section text:style-name="Sect2" text:name="model-response-message-contentr_46bf7c7946ce27a8">
            <text:p text:style-name="Text_20_body">Baik, kita lanjutkan pembahasan fitur subrutin di Pascal pada pukul 10:49 AM WIB di Banda Aceh ini, dengan fitur yang cukup unik yaitu rutin bersarang.</text:p>
            <text:p text:style-name="Text_20_body"><text:span text:style-name="Strong_20_Emphasis">(Jawaban untuk Prompt Isi Subbab: Prosedur/Fungsi Bersarang (Nested Routines))</text:span></text:p>
            <text:p text:style-name="Text_20_body">Salah satu fitur yang membedakan Pascal (termasuk Free Pascal) dari beberapa bahasa pemrograman C-like populer adalah kemampuannya untuk mendefinisikan sebuah prosedur atau fungsi secara <text:span text:style-name="Strong_20_Emphasis">keseluruhan</text:span> <text:span text:style-name="Emphasis">di dalam</text:span> deklarasi prosedur atau fungsi lain. Ini disebut <text:span text:style-name="Strong_20_Emphasis">rutin bersarang</text:span> (nested routines).</text:p>
            <text:p text:style-name="Text_20_body"><text:span text:style-name="Strong_20_Emphasis">Sintaks dan Penempatan:</text:span></text:p>
            <text:p text:style-name="Text_20_body">Deklarasi rutin bersarang ditempatkan di bagian deklarasi lokal dari rutin induknya (outer routine), yaitu <text:span text:style-name="Emphasis">setelah</text:span> deklarasi <text:span text:style-name="Source_20_Text">const</text:span>, <text:span text:style-name="Source_20_Text">type</text:span>, dan <text:span text:style-name="Source_20_Text">var</text:span> lokal milik rutin induk, tetapi <text:span text:style-name="Emphasis">sebelum</text:span> blok <text:span text:style-name="Source_20_Text">begin</text:span> dari badan rutin induk.</text:p>
            <text:p text:style-name="Text_20_body">Delphi</text:p>
            <text:p text:style-name="Preformatted_20_Text"><text:span text:style-name="Source_20_Text">procedure RutinInduk(ParameterInduk: TipeInduk);</text:span></text:p>
            <text:p text:style-name="Preformatted_20_Text"><text:span text:style-name="Source_20_Text">// Deklarasi lokal milik RutinInduk</text:span></text:p>
            <text:p text:style-name="Preformatted_20_Text"><text:span text:style-name="Source_20_Text">const</text:span></text:p>
            <text:p text:style-name="Preformatted_20_Text"><text:span text:style-name="Source_20_Text"><text:s text:c="2"/>KonstantaInduk = ...;</text:span></text:p>
            <text:p text:style-name="Preformatted_20_Text"><text:span text:style-name="Source_20_Text">type</text:span></text:p>
            <text:p text:style-name="Preformatted_20_Text"><text:span text:style-name="Source_20_Text"><text:s text:c="2"/>TTipeIndukLokal = ...;</text:span></text:p>
            <text:p text:style-name="Preformatted_20_Text"><text:span text:style-name="Source_20_Text">var</text:span></text:p>
            <text:p text:style-name="Preformatted_20_Text"><text:span text:style-name="Source_20_Text"><text:s text:c="2"/>VariabelIndukLokal: Integer;</text:span></text:p>
            <text:p text:style-name="Preformatted_20_Text"/>
            <text:p text:style-name="Preformatted_20_Text"><text:span text:style-name="Source_20_Text"><text:s text:c="2"/>// --- Deklarasi Rutin Bersarang 1 ---</text:span></text:p>
            <text:p text:style-name="Preformatted_20_Text"><text:soft-page-break/><text:span text:style-name="Source_20_Text"><text:s text:c="2"/>procedure RutinBersarangSatu(ParameterBersarang: TipeLain);</text:span></text:p>
            <text:p text:style-name="Preformatted_20_Text"><text:span text:style-name="Source_20_Text"><text:s text:c="2"/>var</text:span></text:p>
            <text:p text:style-name="Preformatted_20_Text"><text:span text:style-name="Source_20_Text"><text:s text:c="4"/>VariabelLokalBersarang: Char;</text:span></text:p>
            <text:p text:style-name="Preformatted_20_Text"><text:span text:style-name="Source_20_Text"><text:s text:c="2"/>begin</text:span></text:p>
            <text:p text:style-name="Preformatted_20_Text"><text:span text:style-name="Source_20_Text"><text:s text:c="4"/>// Badan implementasi RutinBersarangSatu</text:span></text:p>
            <text:p text:style-name="Preformatted_20_Text"><text:span text:style-name="Source_20_Text"><text:s text:c="4"/>// Dapat mengakses: ParameterInduk, KonstantaInduk, TTipeIndukLokal,</text:span></text:p>
            <text:p text:style-name="Preformatted_20_Text"><text:span text:style-name="Source_20_Text"><text:s text:c="4"/>// <text:s text:c="15"/>VariabelIndukLokal, ParameterBersarang, VariabelLokalBersarang</text:span></text:p>
            <text:p text:style-name="Preformatted_20_Text"><text:span text:style-name="Source_20_Text"><text:s text:c="2"/>end; // Akhir RutinBersarangSatu</text:span></text:p>
            <text:p text:style-name="Preformatted_20_Text"/>
            <text:p text:style-name="Preformatted_20_Text"><text:span text:style-name="Source_20_Text"><text:s text:c="2"/>// --- Deklarasi Rutin Bersarang 2 (jika ada) ---</text:span></text:p>
            <text:p text:style-name="Preformatted_20_Text"><text:span text:style-name="Source_20_Text"><text:s text:c="2"/>function FungsiBersarangDua: Boolean;</text:span></text:p>
            <text:p text:style-name="Preformatted_20_Text"><text:span text:style-name="Source_20_Text"><text:s text:c="2"/>begin</text:span></text:p>
            <text:p text:style-name="Preformatted_20_Text"><text:span text:style-name="Source_20_Text"><text:s text:c="4"/>// Badan implementasi FungsiBersarangDua</text:span></text:p>
            <text:p text:style-name="Preformatted_20_Text"><text:span text:style-name="Source_20_Text"><text:s text:c="4"/>// Dapat mengakses parameter &amp; lokal RutinInduk</text:span></text:p>
            <text:p text:style-name="Preformatted_20_Text"><text:span text:style-name="Source_20_Text"><text:s text:c="4"/>Result := True;</text:span></text:p>
            <text:p text:style-name="Preformatted_20_Text"><text:span text:style-name="Source_20_Text"><text:s text:c="2"/>end; // Akhir FungsiBersarangDua</text:span></text:p>
            <text:p text:style-name="Preformatted_20_Text"/>
            <text:p text:style-name="Preformatted_20_Text"><text:span text:style-name="Source_20_Text">// --- Badan Rutin Induk ---</text:span></text:p>
            <text:p text:style-name="Preformatted_20_Text"><text:span text:style-name="Source_20_Text">begin // Awal badan RutinInduk</text:span></text:p>
            <text:p text:style-name="Preformatted_20_Text"><text:span text:style-name="Source_20_Text"><text:s text:c="2"/>VariabelIndukLokal := 0;</text:span></text:p>
            <text:p text:style-name="Preformatted_20_Text"/>
            <text:p text:style-name="Preformatted_20_Text"><text:span text:style-name="Source_20_Text"><text:s text:c="2"/>// Memanggil rutin bersarang HANYA bisa dari dalam RutinInduk</text:span></text:p>
            <text:p text:style-name="Preformatted_20_Text"><text:span text:style-name="Source_20_Text"><text:s text:c="2"/>RutinBersarangSatu('Data');</text:span></text:p>
            <text:p text:style-name="Preformatted_20_Text"/>
            <text:p text:style-name="Preformatted_20_Text"><text:span text:style-name="Source_20_Text"><text:s text:c="2"/>if FungsiBersarangDua then</text:span></text:p>
            <text:p text:style-name="Preformatted_20_Text"><text:span text:style-name="Source_20_Text"><text:s text:c="4"/>WriteLn('Fungsi bersarang mengembalikan True');</text:span></text:p>
            <text:p text:style-name="Preformatted_20_Text"/>
            <text:p text:style-name="Preformatted_20_Text"><text:span text:style-name="Source_20_Text"><text:s text:c="2"/>// Tidak bisa memanggil RutinBersarangSatu atau FungsiBersarangDua dari luar RutinInduk</text:span></text:p>
            <text:p text:style-name="P609"><text:span text:style-name="Source_20_Text">end; // Akhir RutinInduk</text:span></text:p>
            <text:p text:style-name="Text_20_body"><text:span text:style-name="Strong_20_Emphasis">Aturan Cakupan (Scope):</text:span></text:p>
            <text:list xml:id="list1816135967890161088" text:style-name="L108">
              <text:list-item>
                <text:p text:style-name="P367"><text:span text:style-name="Strong_20_Emphasis">Visibilitas Pemanggilan:</text:span> Rutin bersarang bersifat <text:span text:style-name="Strong_20_Emphasis">lokal</text:span> terhadap rutin induknya. Artinya, ia hanya dapat dipanggil dari dalam blok <text:span text:style-name="Source_20_Text">begin..end;</text:span> milik rutin induknya, atau dari rutin lain yang dideklarasikan pada level nesting yang sama di dalam induk yang sama. Rutin bersarang sama sekali tidak terlihat dan tidak dapat dipanggil dari luar rutin induknya. </text:p>
              </text:list-item>
              <text:list-item>
                <text:p text:style-name="P108"><text:span text:style-name="Strong_20_Emphasis">Akses ke Variabel Induk:</text:span> Ini adalah fitur kunci. Sebuah rutin bersarang secara otomatis memiliki <text:span text:style-name="Strong_20_Emphasis">akses penuh</text:span> (baca dan tulis, sesuai aturan <text:span text:style-name="Source_20_Text">const</text:span>/<text:span text:style-name="Source_20_Text">var</text:span>) ke semua parameter, konstanta, tipe, dan variabel lokal yang dideklarasikan di rutin induknya (dan juga rutin-rutin yang melingkupinya jika nesting lebih dalam). Ini disebut <text:span text:style-name="Emphasis">lexical scoping</text:span>. </text:p>
              </text:list-item>
            </text:list>
            <text:p text:style-name="Text_20_body"><text:span text:style-name="Strong_20_Emphasis">Kasus Penggunaan (Kelebihan):</text:span></text:p>
            <text:list xml:id="list5822485398278948806" text:style-name="L109">
              <text:list-item>
                <text:p text:style-name="P368"><text:span text:style-name="Strong_20_Emphasis">Fungsi Pembantu (Helper Functions):</text:span> Kasus penggunaan paling umum adalah untuk membuat fungsi atau prosedur pembantu kecil yang logikanya hanya relevan dan hanya dibutuhkan oleh satu rutin induk spesifik. Dengan menjadikannya nested, Anda menyembunyikan detail implementasi ini dan menjaga agar namespace (daftar nama) global atau unit tidak tercemari oleh fungsi-fungsi dengan cakupan sangat terbatas. </text:p>
              </text:list-item>
              <text:list-item>
                <text:p text:style-name="P368"><text:soft-page-break/><text:span text:style-name="Strong_20_Emphasis">Enkapsulasi Lokal:</text:span> Membantu mengelompokkan logika yang saling terkait erat. Rutin induk dan rutin pembantunya berada dalam satu 'lingkungan'. </text:p>
              </text:list-item>
              <text:list-item>
                <text:p text:style-name="P109"><text:span text:style-name="Strong_20_Emphasis">Konteks Rekursif:</text:span> Terkadang digunakan dalam algoritma rekursif di mana fungsi rekursif (yang mungkin nested) perlu mengakses atau memodifikasi state (variabel lokal) dari pemanggilan fungsi induknya. </text:p>
              </text:list-item>
            </text:list>
            <text:p text:style-name="Text_20_body"><text:span text:style-name="Strong_20_Emphasis">Potensi Kekurangan:</text:span></text:p>
            <text:list xml:id="list4073648696150301616" text:style-name="L110">
              <text:list-item>
                <text:p text:style-name="P369"><text:span text:style-name="Strong_20_Emphasis">Keterbacaan:</text:span> Jika nesting dilakukan terlalu dalam (misalnya, rutin di dalam rutin di dalam rutin), kode bisa menjadi sangat sulit untuk dibaca dan diikuti alurnya. Umumnya disarankan untuk membatasi nesting hanya satu atau dua level saja. </text:p>
              </text:list-item>
              <text:list-item>
                <text:p text:style-name="P110"><text:span text:style-name="Strong_20_Emphasis">Kompleksitas:</text:span> Dapat menambah kompleksitas struktur kode jika digunakan secara berlebihan atau untuk tugas-tugas yang sebenarnya bisa dipisahkan menjadi rutin independen biasa. </text:p>
              </text:list-item>
            </text:list>
            <text:p text:style-name="Text_20_body"><text:span text:style-name="Strong_20_Emphasis">Contoh Kode Jelas:</text:span></text:p>
            <text:p text:style-name="Text_20_body">Delphi</text:p>
            <text:p text:style-name="Preformatted_20_Text"><text:span text:style-name="Source_20_Text">program DemoNested;</text:span></text:p>
            <text:p text:style-name="Preformatted_20_Text"><text:span text:style-name="Source_20_Text">uses SysUtils;</text:span></text:p>
            <text:p text:style-name="Preformatted_20_Text"/>
            <text:p text:style-name="Preformatted_20_Text"><text:span text:style-name="Source_20_Text">procedure ProsesListAngka(const Angka: array of Integer);</text:span></text:p>
            <text:p text:style-name="Preformatted_20_Text"><text:span text:style-name="Source_20_Text">var</text:span></text:p>
            <text:p text:style-name="Preformatted_20_Text"><text:span text:style-name="Source_20_Text"><text:s text:c="2"/>i: Integer;</text:span></text:p>
            <text:p text:style-name="Preformatted_20_Text"><text:span text:style-name="Source_20_Text"><text:s text:c="2"/>Total: Integer;</text:span></text:p>
            <text:p text:style-name="Preformatted_20_Text"><text:span text:style-name="Source_20_Text"><text:s text:c="2"/>JumlahGanjil: Integer;</text:span></text:p>
            <text:p text:style-name="Preformatted_20_Text"/>
            <text:p text:style-name="Preformatted_20_Text"><text:span text:style-name="Source_20_Text"><text:s text:c="2"/>// --- Nested procedure untuk memeriksa dan mencetak ganjil ---</text:span></text:p>
            <text:p text:style-name="Preformatted_20_Text"><text:span text:style-name="Source_20_Text"><text:s text:c="2"/>procedure CekDanTambahGanjil(Nilai: Integer);</text:span></text:p>
            <text:p text:style-name="Preformatted_20_Text"><text:span text:style-name="Source_20_Text"><text:s text:c="2"/>begin</text:span></text:p>
            <text:p text:style-name="Preformatted_20_Text"><text:span text:style-name="Source_20_Text"><text:s text:c="4"/>// Bisa akses 'Total' dan 'JumlahGanjil' dari ProsesListAngka</text:span></text:p>
            <text:p text:style-name="Preformatted_20_Text"><text:span text:style-name="Source_20_Text"><text:s text:c="4"/>if (Nilai mod 2) &lt;&gt; 0 then</text:span></text:p>
            <text:p text:style-name="Preformatted_20_Text"><text:span text:style-name="Source_20_Text"><text:s text:c="4"/>begin</text:span></text:p>
            <text:p text:style-name="Preformatted_20_Text"><text:span text:style-name="Source_20_Text"><text:s text:c="6"/>WriteLn(' <text:s/>-&gt; Menemukan ganjil: ', Nilai);</text:span></text:p>
            <text:p text:style-name="Preformatted_20_Text"><text:span text:style-name="Source_20_Text"><text:s text:c="6"/>JumlahGanjil := JumlahGanjil + 1; // Modifikasi var induk</text:span></text:p>
            <text:p text:style-name="Preformatted_20_Text"><text:span text:style-name="Source_20_Text"><text:s text:c="6"/>Total := Total + Nilai; <text:s text:c="9"/>// Modifikasi var induk</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s text:c="2"/>// --- Akhir nested procedure ---</text:span></text:p>
            <text:p text:style-name="Preformatted_20_Text"/>
            <text:p text:style-name="Preformatted_20_Text"><text:span text:style-name="Source_20_Text">// --- Badan ProsesListAngka ---</text:span></text:p>
            <text:p text:style-name="Preformatted_20_Text"><text:span text:style-name="Source_20_Text">begin</text:span></text:p>
            <text:p text:style-name="Preformatted_20_Text"><text:span text:style-name="Source_20_Text"><text:s text:c="2"/>Total := 0;</text:span></text:p>
            <text:p text:style-name="Preformatted_20_Text"><text:span text:style-name="Source_20_Text"><text:s text:c="2"/>JumlahGanjil := 0;</text:span></text:p>
            <text:p text:style-name="Preformatted_20_Text"><text:span text:style-name="Source_20_Text"><text:s text:c="2"/>WriteLn('Memproses list angka...');</text:span></text:p>
            <text:p text:style-name="Preformatted_20_Text"/>
            <text:p text:style-name="Preformatted_20_Text"><text:span text:style-name="Source_20_Text"><text:s text:c="2"/>if Length(Angka) = 0 then</text:span></text:p>
            <text:p text:style-name="Preformatted_20_Text"><text:span text:style-name="Source_20_Text"><text:s text:c="2"/>begin</text:span></text:p>
            <text:p text:style-name="Preformatted_20_Text"><text:span text:style-name="Source_20_Text"><text:s text:c="5"/>WriteLn('List kosong, keluar.');</text:span></text:p>
            <text:p text:style-name="Preformatted_20_Text"><text:span text:style-name="Source_20_Text"><text:s text:c="5"/>Exit; // Keluar dari ProsesListAngka</text:span></text:p>
            <text:p text:style-name="Preformatted_20_Text"><text:span text:style-name="Source_20_Text"><text:s text:c="2"/>end;</text:span></text:p>
            <text:p text:style-name="Preformatted_20_Text"/>
            <text:p text:style-name="Preformatted_20_Text"><text:span text:style-name="Source_20_Text"><text:s text:c="2"/>for i := Low(Angka) to High(Angka) do</text:span></text:p>
            <text:p text:style-name="Preformatted_20_Text"><text:span text:style-name="Source_20_Text"><text:s text:c="2"/>begin</text:span></text:p>
            <text:p text:style-name="Preformatted_20_Text"><text:span text:style-name="Source_20_Text"><text:s text:c="4"/>WriteLn('Memeriksa angka: ', Angka[i]);</text:span></text:p>
            <text:p text:style-name="Preformatted_20_Text"><text:soft-page-break/><text:span text:style-name="Source_20_Text"><text:s text:c="4"/>CekDanTambahGanjil(Angka[i]); // Panggil nested procedure</text:span></text:p>
            <text:p text:style-name="Preformatted_20_Text"><text:span text:style-name="Source_20_Text"><text:s text:c="2"/>end;</text:span></text:p>
            <text:p text:style-name="Preformatted_20_Text"/>
            <text:p text:style-name="Preformatted_20_Text"><text:span text:style-name="Source_20_Text"><text:s text:c="2"/>WriteLn('Proses Selesai.');</text:span></text:p>
            <text:p text:style-name="Preformatted_20_Text"><text:span text:style-name="Source_20_Text"><text:s text:c="2"/>WriteLn('Jumlah angka ganjil ditemukan: ', JumlahGanjil);</text:span></text:p>
            <text:p text:style-name="Preformatted_20_Text"><text:span text:style-name="Source_20_Text"><text:s text:c="2"/>WriteLn('Total nilai angka ganjil: ', Total);</text:span></text:p>
            <text:p text:style-name="Preformatted_20_Text"><text:span text:style-name="Source_20_Text">end;</text:span></text:p>
            <text:p text:style-name="Preformatted_20_Text"><text:span text:style-name="Source_20_Text">// --- Akhir ProsesListAngka ---</text:span></text:p>
            <text:p text:style-name="Preformatted_20_Text"/>
            <text:p text:style-name="Preformatted_20_Text"><text:span text:style-name="Source_20_Text">var</text:span></text:p>
            <text:p text:style-name="Preformatted_20_Text"><text:span text:style-name="Source_20_Text"><text:s text:c="2"/>Data: array[0..6] of Integer = (10, 15, 20, 25, 30, 35, 40);</text:span></text:p>
            <text:p text:style-name="Preformatted_20_Text"><text:span text:style-name="Source_20_Text">begin // Program Utama</text:span></text:p>
            <text:p text:style-name="Preformatted_20_Text"><text:span text:style-name="Source_20_Text"><text:s text:c="2"/>ProsesListAngka(Data);</text:span></text:p>
            <text:p text:style-name="Preformatted_20_Text"><text:span text:style-name="Source_20_Text"><text:s text:c="2"/>// Tidak bisa memanggil CekDanTambahGanjil dari sini.</text:span></text:p>
            <text:p text:style-name="Preformatted_20_Text"><text:span text:style-name="Source_20_Text"><text:s text:c="2"/>ReadLn;</text:span></text:p>
            <text:p text:style-name="P609"><text:span text:style-name="Source_20_Text">end.</text:span></text:p>
            <text:p text:style-name="Text_20_body">Fitur rutin bersarang, jika digunakan dengan bijak untuk helper lokal, dapat meningkatkan organisasi dan enkapsulasi dalam prosedur atau fungsi induknya.</text:p>
            <text:p text:style-name="Horizontal_20_Line"/>
            <text:p text:style-name="Text_20_body">Silakan berikan perintah <text:span text:style-name="Source_20_Text">YAX</text:span> untuk melanjutkan ke prompt berikutnya (Subbab: Forward Declaration).</text:p>
          </text:section>
          <text:section text:style-name="Sect1" text:name="feedback-form-56">
            <text:p text:style-name="P274"/>
          </text:section>
        </text:section>
        <text:section text:style-name="Sect1" text:name="fcf5605826539be8">
          <text:p text:style-name="Text_20_body"/>
          <text:section text:style-name="Sect1" text:name="user-query-content-57">
            <text:p text:style-name="P529">yax </text:p>
          </text:section>
          <text:p text:style-name="P274">Tampilkan alur berpikir</text:p>
          <text:section text:style-name="Sect2" text:name="model-response-message-contentr_fcf5605826539be8">
            <text:p text:style-name="Text_20_body">Baik, kita akan membahas topik terakhir di Bab 4 pada pukul 11:25 AM WIB di Banda Aceh ini, yaitu tentang deklarasi maju atau <text:span text:style-name="Source_20_Text">forward declaration</text:span>.</text:p>
            <text:p text:style-name="Text_20_body"><text:span text:style-name="Strong_20_Emphasis">(Jawaban untuk Prompt Isi Subbab: Forward Declaration)</text:span></text:p>
            <text:p text:style-name="Text_20_body">Salah satu aturan dasar dalam Pascal adalah sebuah identifier (seperti nama variabel, tipe, prosedur, atau fungsi) harus <text:span text:style-name="Strong_20_Emphasis">dideklarasikan terlebih dahulu sebelum dapat digunakan</text:span> (dipanggil atau dirujuk). Kompiler Pascal membaca kode sumber secara sekuensial (umumnya satu pass), sehingga ia perlu mengetahui "apa" sesuatu itu sebelum Anda mencoba menggunakannya.</text:p>
            <text:p text:style-name="Text_20_body">Namun, ada situasi tertentu di mana aturan ini menimbulkan masalah. Di sinilah <text:span text:style-name="Strong_20_Emphasis"><text:span text:style-name="Source_20_Text">forward declaration</text:span></text:span> (deklarasi maju) berperan sebagai mekanisme untuk memberitahu kompiler tentang keberadaan dan signature sebuah prosedur atau fungsi <text:span text:style-name="Emphasis">sebelum</text:span> definisi (implementasi) lengkapnya diberikan.</text:p>
            <text:p text:style-name="Text_20_body"><text:span text:style-name="Strong_20_Emphasis">Mengapa </text:span><text:span text:style-name="Strong_20_Emphasis"><text:span text:style-name="Source_20_Text">Forward Declaration</text:span></text:span><text:span text:style-name="Strong_20_Emphasis"> Diperlukan?</text:span></text:p>
            <text:p text:style-name="Text_20_body">Dua skenario utama yang memerlukan <text:span text:style-name="Source_20_Text">forward declaration</text:span> adalah:</text:p>
            <text:list xml:id="list8120627955802618372" text:style-name="L111">
              <text:list-item>
                <text:p text:style-name="P370"><text:span text:style-name="Strong_20_Emphasis">Rekursi Mutual (Mutual Recursion):</text:span> Ini adalah situasi di mana dua (atau lebih) prosedur atau fungsi saling memanggil satu sama lain. Misalnya, Prosedur <text:span text:style-name="Source_20_Text">A</text:span> memanggil Prosedur <text:span text:style-name="Source_20_Text">B</text:span>, dan Prosedur <text:span text:style-name="Source_20_Text">B</text:span> juga memanggil Prosedur <text:span text:style-name="Source_20_Text">A</text:span>. Tidak peduli mana yang Anda definisikan terlebih dahulu, kompiler akan menemukan panggilan <text:soft-page-break/>ke rutin yang belum dideklarasikan, sehingga menyebabkan error kompilasi. <text:span text:style-name="Source_20_Text">forward</text:span> memecahkan masalah dependensi siklik ini. </text:p>
              </text:list-item>
              <text:list-item>
                <text:p text:style-name="P111"><text:span text:style-name="Strong_20_Emphasis">Urutan Kode (Code Organization):</text:span> Terkadang, demi alasan struktur atau keterbacaan, seorang programmer mungkin ingin memanggil sebuah rutin yang definisi lengkapnya baru muncul <text:span text:style-name="Emphasis">setelah</text:span> titik pemanggilan di dalam file sumber yang sama. Meskipun penggunaan <text:span text:style-name="Source_20_Text">Unit</text:span> (Bab 5) adalah cara yang lebih baik untuk mengorganisir kode, <text:span text:style-name="Source_20_Text">forward</text:span> dapat digunakan dalam lingkup yang lebih kecil (misalnya di dalam bagian <text:span text:style-name="Source_20_Text">implementation</text:span> sebuah unit atau di dalam program utama). </text:p>
              </text:list-item>
            </text:list>
            <text:p text:style-name="Text_20_body"><text:span text:style-name="Strong_20_Emphasis">Sintaks dan Mekanisme:</text:span></text:p>
            <text:p text:style-name="Text_20_body">Penggunaan <text:span text:style-name="Source_20_Text">forward declaration</text:span> melibatkan dua langkah:</text:p>
            <text:list xml:id="list3164954532461338468" text:style-name="L112">
              <text:list-item>
                <text:p text:style-name="P112"><text:span text:style-name="Strong_20_Emphasis">Deklarasi Maju (</text:span><text:span text:style-name="Strong_20_Emphasis"><text:span text:style-name="Source_20_Text">forward</text:span></text:span><text:span text:style-name="Strong_20_Emphasis">):</text:span></text:p>
                <text:list>
                  <text:list-item>
                    <text:p text:style-name="P371">Anda menulis <text:span text:style-name="Strong_20_Emphasis">header lengkap</text:span> dari prosedur atau fungsi (termasuk nama, daftar parameter beserta tipenya, dan tipe kembalian untuk fungsi). </text:p>
                  </text:list-item>
                  <text:list-item>
                    <text:p text:style-name="P371">Alih-alih menulis blok <text:span text:style-name="Source_20_Text">begin..end;</text:span>, Anda cukup menuliskan direktif <text:span text:style-name="Strong_20_Emphasis"><text:span text:style-name="Source_20_Text">forward;</text:span></text:span>. </text:p>
                  </text:list-item>
                  <text:list-item>
                    <text:p text:style-name="P371">Ini memberitahu kompiler: "Ada rutin dengan nama dan signature ini; definisi lengkapnya akan menyusul nanti." </text:p>
                  </text:list-item>
                </text:list>
                <text:p text:style-name="P112">Delphi</text:p>
                <text:p text:style-name="P574"><text:span text:style-name="Source_20_Text">// Forward declaration untuk prosedur</text:span></text:p>
                <text:p text:style-name="P574"><text:span text:style-name="Source_20_Text">procedure NamaProsedur(Param1: Tipe1; var Param2: Tipe2); forward;</text:span></text:p>
                <text:p text:style-name="P574"/>
                <text:p text:style-name="P574"><text:span text:style-name="Source_20_Text">// Forward declaration untuk fungsi</text:span></text:p>
                <text:p text:style-name="P630"><text:span text:style-name="Source_20_Text">function NamaFungsi(Input: TipeIn): TipeOut; forward;</text:span></text:p>
              </text:list-item>
              <text:list-item>
                <text:p text:style-name="P112"><text:span text:style-name="Strong_20_Emphasis">Deklarasi Implementasi:</text:span></text:p>
                <text:list>
                  <text:list-item>
                    <text:p text:style-name="P371"><text:span text:style-name="Strong_20_Emphasis">Kemudian</text:span>, di bagian <text:span text:style-name="Emphasis">setelahnya</text:span> dalam cakupan yang sama (misalnya, masih di dalam bagian deklarasi program atau bagian <text:span text:style-name="Source_20_Text">implementation</text:span> unit), Anda harus menyediakan definisi (implementasi) lengkap dari rutin tersebut. </text:p>
                  </text:list-item>
                  <text:list-item>
                    <text:p text:style-name="P371">Sintaksnya: tulis kembali kata kunci <text:span text:style-name="Source_20_Text">procedure</text:span> atau <text:span text:style-name="Source_20_Text">function</text:span> diikuti <text:span text:style-name="Strong_20_Emphasis">hanya dengan nama rutinnya saja</text:span>. <text:span text:style-name="Strong_20_Emphasis">Jangan ulangi daftar parameter atau tipe kembalian</text:span> (karena sudah didefinisikan di <text:span text:style-name="Source_20_Text">forward</text:span>). </text:p>
                  </text:list-item>
                  <text:list-item>
                    <text:p text:style-name="P371">Langsung ikuti nama rutin dengan deklarasi lokal (jika ada) dan blok <text:span text:style-name="Source_20_Text">begin..end;</text:span> yang berisi kode implementasinya. </text:p>
                  </text:list-item>
                </text:list>
                <text:p text:style-name="P112">Delphi</text:p>
                <text:p text:style-name="P574"><text:span text:style-name="Source_20_Text">// Implementasi untuk prosedur yang di-forward</text:span></text:p>
                <text:p text:style-name="P574"><text:span text:style-name="Source_20_Text">procedure NamaProsedur; // &lt;&lt;&lt; TIDAK ADA PARAMETER di sini</text:span></text:p>
                <text:p text:style-name="P574"><text:span text:style-name="Source_20_Text">// Deklarasi lokal jika ada</text:span></text:p>
                <text:p text:style-name="P574"><text:span text:style-name="Source_20_Text">begin</text:span></text:p>
                <text:p text:style-name="P574"><text:span text:style-name="Source_20_Text"><text:s text:c="2"/>// Kode implementasi...</text:span></text:p>
                <text:p text:style-name="P574"><text:span text:style-name="Source_20_Text"><text:s text:c="2"/>// (Param1 dan Param2 dapat diakses di sini)</text:span></text:p>
                <text:p text:style-name="P574"><text:span text:style-name="Source_20_Text">end;</text:span></text:p>
                <text:p text:style-name="P574"/>
                <text:p text:style-name="P574"><text:span text:style-name="Source_20_Text">// Implementasi untuk fungsi yang di-forward</text:span></text:p>
                <text:p text:style-name="P574"><text:soft-page-break/><text:span text:style-name="Source_20_Text">function NamaFungsi; // &lt;&lt;&lt; TIDAK ADA PARAMETER &amp; TIPE KEMBALIAN di sini</text:span></text:p>
                <text:p text:style-name="P574"><text:span text:style-name="Source_20_Text">// Deklarasi lokal jika ada</text:span></text:p>
                <text:p text:style-name="P574"><text:span text:style-name="Source_20_Text">begin</text:span></text:p>
                <text:p text:style-name="P574"><text:span text:style-name="Source_20_Text"><text:s text:c="2"/>// Kode implementasi...</text:span></text:p>
                <text:p text:style-name="P574"><text:span text:style-name="Source_20_Text"><text:s text:c="2"/>Result := ...; // (Tipe kembalian sudah diketahui dari forward)</text:span></text:p>
                <text:p text:style-name="P630"><text:span text:style-name="Source_20_Text">end;</text:span></text:p>
              </text:list-item>
            </text:list>
            <text:p text:style-name="Text_20_body"><text:span text:style-name="Strong_20_Emphasis">Contoh (Rekursi Mutual):</text:span></text:p>
            <text:p text:style-name="Text_20_body">Misalkan kita punya dua fungsi, <text:span text:style-name="Source_20_Text">IsEven</text:span> (apakah genap) dan <text:span text:style-name="Source_20_Text">IsOdd</text:span> (apakah ganjil), yang saling memanggil untuk angka non-negatif.</text:p>
            <text:p text:style-name="Text_20_body">Delphi</text:p>
            <text:p text:style-name="Preformatted_20_Text"><text:span text:style-name="Source_20_Text">program DemoForward;</text:span></text:p>
            <text:p text:style-name="Preformatted_20_Text"><text:span text:style-name="Source_20_Text">uses SysUtils;</text:span></text:p>
            <text:p text:style-name="Preformatted_20_Text"/>
            <text:p text:style-name="Preformatted_20_Text"><text:span text:style-name="Source_20_Text">// Forward declaration untuk IsEven diperlukan karena IsOdd memanggilnya</text:span></text:p>
            <text:p text:style-name="Preformatted_20_Text"><text:span text:style-name="Source_20_Text">function IsEven(N: Cardinal): Boolean; forward;</text:span></text:p>
            <text:p text:style-name="Preformatted_20_Text"/>
            <text:p text:style-name="Preformatted_20_Text"><text:span text:style-name="Source_20_Text">// Definisi IsOdd</text:span></text:p>
            <text:p text:style-name="Preformatted_20_Text"><text:span text:style-name="Source_20_Text">function IsOdd(N: Cardinal): Boolean;</text:span></text:p>
            <text:p text:style-name="Preformatted_20_Text"><text:span text:style-name="Source_20_Text">begin</text:span></text:p>
            <text:p text:style-name="Preformatted_20_Text"><text:span text:style-name="Source_20_Text"><text:s text:c="2"/>WriteLn(' <text:s/>(Memeriksa IsOdd untuk ', N, ')');</text:span></text:p>
            <text:p text:style-name="Preformatted_20_Text"><text:span text:style-name="Source_20_Text"><text:s text:c="2"/>if N = 0 then</text:span></text:p>
            <text:p text:style-name="Preformatted_20_Text"><text:span text:style-name="Source_20_Text"><text:s text:c="4"/>Result := False // 0 tidak ganjil</text:span></text:p>
            <text:p text:style-name="Preformatted_20_Text"><text:span text:style-name="Source_20_Text"><text:s text:c="2"/>else</text:span></text:p>
            <text:p text:style-name="Preformatted_20_Text"><text:span text:style-name="Source_20_Text"><text:s text:c="4"/>// Angka ganjil jika angka sebelumnya (N-1) adalah genap</text:span></text:p>
            <text:p text:style-name="Preformatted_20_Text"><text:span text:style-name="Source_20_Text"><text:s text:c="4"/>Result := IsEven(N - 1); // &lt;&lt;&lt; Memanggil IsEven (deklarasinya sudah ada via forward)</text:span></text:p>
            <text:p text:style-name="Preformatted_20_Text"><text:span text:style-name="Source_20_Text">end;</text:span></text:p>
            <text:p text:style-name="Preformatted_20_Text"/>
            <text:p text:style-name="Preformatted_20_Text"><text:span text:style-name="Source_20_Text">// Implementasi IsEven (header tanpa parameter/tipe kembali)</text:span></text:p>
            <text:p text:style-name="Preformatted_20_Text"><text:span text:style-name="Source_20_Text">function IsEven; // &lt;&lt;&lt; Perhatikan tidak ada parameter/tipe kembali di sini</text:span></text:p>
            <text:p text:style-name="Preformatted_20_Text"><text:span text:style-name="Source_20_Text">begin</text:span></text:p>
            <text:p text:style-name="Preformatted_20_Text"><text:span text:style-name="Source_20_Text"><text:s text:c="2"/>WriteLn(' <text:s/>(Memeriksa IsEven untuk ', N, ')'); // N (parameter) masih bisa diakses</text:span></text:p>
            <text:p text:style-name="Preformatted_20_Text"><text:span text:style-name="Source_20_Text"><text:s text:c="2"/>if N = 0 then</text:span></text:p>
            <text:p text:style-name="Preformatted_20_Text"><text:span text:style-name="Source_20_Text"><text:s text:c="4"/>Result := True // 0 dianggap genap</text:span></text:p>
            <text:p text:style-name="Preformatted_20_Text"><text:span text:style-name="Source_20_Text"><text:s text:c="2"/>else</text:span></text:p>
            <text:p text:style-name="Preformatted_20_Text"><text:span text:style-name="Source_20_Text"><text:s text:c="4"/>// Angka genap jika angka sebelumnya (N-1) adalah ganjil</text:span></text:p>
            <text:p text:style-name="Preformatted_20_Text"><text:span text:style-name="Source_20_Text"><text:s text:c="4"/>Result := IsOdd(N - 1); // &lt;&lt;&lt; Memanggil IsOdd (definisinya sudah ada di atas)</text:span></text:p>
            <text:p text:style-name="Preformatted_20_Text"><text:span text:style-name="Source_20_Text">end;</text:span></text:p>
            <text:p text:style-name="Preformatted_20_Text"/>
            <text:p text:style-name="Preformatted_20_Text"><text:span text:style-name="Source_20_Text">// Program Utama</text:span></text:p>
            <text:p text:style-name="Preformatted_20_Text"><text:span text:style-name="Source_20_Text">var</text:span></text:p>
            <text:p text:style-name="Preformatted_20_Text"><text:span text:style-name="Source_20_Text"><text:s text:c="2"/>Angka: Cardinal = 5;</text:span></text:p>
            <text:p text:style-name="Preformatted_20_Text"><text:span text:style-name="Source_20_Text">begin</text:span></text:p>
            <text:p text:style-name="Preformatted_20_Text"><text:span text:style-name="Source_20_Text"><text:s text:c="2"/>WriteLn('Mengecek apakah ', Angka, ' genap...');</text:span></text:p>
            <text:p text:style-name="Preformatted_20_Text"><text:span text:style-name="Source_20_Text"><text:s text:c="2"/>if IsEven(Angka) then</text:span></text:p>
            <text:p text:style-name="Preformatted_20_Text"><text:span text:style-name="Source_20_Text"><text:s text:c="4"/>WriteLn(Angka, ' adalah genap.')</text:span></text:p>
            <text:p text:style-name="Preformatted_20_Text"><text:span text:style-name="Source_20_Text"><text:s text:c="2"/>else</text:span></text:p>
            <text:p text:style-name="Preformatted_20_Text"><text:span text:style-name="Source_20_Text"><text:s text:c="4"/>WriteLn(Angka, ' adalah ganjil.');</text:span></text:p>
            <text:p text:style-name="Preformatted_20_Text"/>
            <text:p text:style-name="Preformatted_20_Text"><text:soft-page-break/><text:span text:style-name="Source_20_Text"><text:s text:c="2"/>WriteLn;</text:span></text:p>
            <text:p text:style-name="Preformatted_20_Text"><text:span text:style-name="Source_20_Text"><text:s text:c="2"/>Angka := 4;</text:span></text:p>
            <text:p text:style-name="Preformatted_20_Text"><text:span text:style-name="Source_20_Text"><text:s text:c="2"/>WriteLn('Mengecek apakah ', Angka, ' ganjil...');</text:span></text:p>
            <text:p text:style-name="Preformatted_20_Text"><text:span text:style-name="Source_20_Text"><text:s text:c="2"/>if IsOdd(Angka) then</text:span></text:p>
            <text:p text:style-name="Preformatted_20_Text"><text:span text:style-name="Source_20_Text"><text:s text:c="5"/>WriteLn(Angka, ' adalah ganjil.')</text:span></text:p>
            <text:p text:style-name="Preformatted_20_Text"><text:span text:style-name="Source_20_Text"><text:s text:c="2"/>else</text:span></text:p>
            <text:p text:style-name="Preformatted_20_Text"><text:span text:style-name="Source_20_Text"><text:s text:c="5"/>WriteLn(Angka, ' adalah genap.');</text:span></text:p>
            <text:p text:style-name="Preformatted_20_Text"/>
            <text:p text:style-name="Preformatted_20_Text"><text:span text:style-name="Source_20_Text"><text:s text:c="2"/>ReadLn;</text:span></text:p>
            <text:p text:style-name="P609"><text:span text:style-name="Source_20_Text">end.</text:span></text:p>
            <text:p text:style-name="Text_20_body">Tanpa <text:span text:style-name="Source_20_Text">forward declaration</text:span> untuk <text:span text:style-name="Source_20_Text">IsEven</text:span>, kompiler akan error ketika menemukan panggilan <text:span text:style-name="Source_20_Text">IsEven(N - 1)</text:span> di dalam fungsi <text:span text:style-name="Source_20_Text">IsOdd</text:span> karena definisi <text:span text:style-name="Source_20_Text">IsEven</text:span> belum terbaca.</text:p>
            <text:p text:style-name="Text_20_body"><text:span text:style-name="Strong_20_Emphasis">Alternatif Modern:</text:span></text:p>
            <text:p text:style-name="Text_20_body">Perlu dicatat bahwa kebutuhan akan <text:span text:style-name="Source_20_Text">forward</text:span> untuk sekadar mengatur urutan kode (kasus 2) seringkali dapat dihindari dengan mengorganisir kode Anda ke dalam <text:span text:style-name="Strong_20_Emphasis">Unit</text:span> (Bab 5). Bagian <text:span text:style-name="Source_20_Text">interface</text:span> sebuah unit secara efektif berfungsi sebagai kumpulan deklarasi maju untuk semua rutin yang diimplementasikan di bagian <text:span text:style-name="Source_20_Text">implementation</text:span>. Namun, untuk rekursi mutual <text:span text:style-name="Emphasis">di dalam</text:span> cakupan yang sama (misalnya, di dalam <text:span text:style-name="Source_20_Text">implementation</text:span> sebuah unit atau di dalam program utama), <text:span text:style-name="Source_20_Text">forward</text:span> tetap menjadi mekanisme yang diperlukan.</text:p>
            <text:p text:style-name="Horizontal_20_Line"/>
            <text:p text:style-name="Text_20_body">Kita telah menyelesaikan Bab 4. Silakan berikan perintah <text:span text:style-name="Source_20_Text">YAX</text:span> untuk melanjutkan ke prompt berikutnya (Pengantar Bab 5).</text:p>
          </text:section>
          <text:section text:style-name="Sect1" text:name="feedback-form-57">
            <text:p text:style-name="P274"/>
          </text:section>
        </text:section>
        <text:section text:style-name="Sect1" text:name="57af412d763fc515">
          <text:p text:style-name="Text_20_body"/>
          <text:section text:style-name="Sect1" text:name="user-query-content-58">
            <text:p text:style-name="P529">yax </text:p>
          </text:section>
          <text:p text:style-name="P274">Tampilkan alur berpikir</text:p>
          <text:section text:style-name="Sect2" text:name="model-response-message-contentr_57af412d763fc515">
            <text:p text:style-name="P274"/>
          </text:section>
          <text:section text:style-name="Sect1" text:name="feedback-form-58">
            <text:p text:style-name="P274"/>
          </text:section>
        </text:section>
        <text:section text:style-name="Sect1" text:name="c70e49392a0572d3">
          <text:p text:style-name="Text_20_body"/>
          <text:section text:style-name="Sect1" text:name="user-query-content-59">
            <text:p text:style-name="P529">present it </text:p>
          </text:section>
          <text:p text:style-name="P274">Tampilkan alur berpikir</text:p>
          <text:section text:style-name="Sect2" text:name="model-response-message-contentr_c70e49392a0572d3">
            <text:p text:style-name="Text_20_body">Baik, kita lanjutkan ke Bab 5 pada hari Senin, 14 April 2025, pukul 12:18 PM WIB di Banda Aceh ini.</text:p>
            <text:p text:style-name="Text_20_body"><text:span text:style-name="Strong_20_Emphasis">(Jawaban untuk Prompt Pengantar Bab 5)</text:span></text:p>
            <text:p text:style-name="Text_20_body">Seiring kita membangun program yang semakin fungsional dengan prosedur dan fungsi (seperti dibahas di Bab 4), kita akan segera menyadari keterbatasan jika semua kode tersebut — bersama dengan deklarasi tipe, konstanta, variabel global, dan blok program utama — ditempatkan dalam satu file program tunggal (<text:span text:style-name="Source_20_Text">.pas</text:span> atau <text:span text:style-name="Source_20_Text">.lpr</text:span>). Untuk proyek yang lebih besar dari sekadar contoh sederhana, pendekatan ini menjadi sangat tidak praktis, sulit dikelola, dan rawan kesalahan.</text:p>
            <text:p text:style-name="Text_20_body"><text:soft-page-break/>Di sinilah konsep <text:span text:style-name="Strong_20_Emphasis">modularitas</text:span> menjadi sangat penting dalam rekayasa perangkat lunak. Memecah proyek besar menjadi modul-modul yang lebih kecil dan saling terkait memberikan banyak keuntungan krusial:</text:p>
            <text:list xml:id="list3520056080096846725" text:style-name="L113">
              <text:list-item>
                <text:p text:style-name="P372"><text:span text:style-name="Strong_20_Emphasis">Keterbacaan &amp; Organisasi:</text:span> Kode menjadi lebih terstruktur karena fungsionalitas terkait dikelompokkan bersama. </text:p>
              </text:list-item>
              <text:list-item>
                <text:p text:style-name="P372"><text:span text:style-name="Strong_20_Emphasis">Pemeliharaan:</text:span> Lebih mudah untuk menemukan, memperbaiki bug, atau memodifikasi bagian tertentu tanpa mempengaruhi keseluruhan sistem secara drastis. </text:p>
              </text:list-item>
              <text:list-item>
                <text:p text:style-name="P372"><text:span text:style-name="Strong_20_Emphasis">Penggunaan Kembali Kode (Reusability):</text:span> Modul yang dirancang dengan baik dapat digunakan kembali di berbagai proyek berbeda. </text:p>
              </text:list-item>
              <text:list-item>
                <text:p text:style-name="P372"><text:span text:style-name="Strong_20_Emphasis">Kompilasi Terpisah:</text:span> Mengubah satu modul hanya memerlukan kompilasi ulang modul tersebut dan modul lain yang bergantung padanya, bukan seluruh proyek. Ini secara dramatis mempercepat waktu build untuk proyek besar. </text:p>
              </text:list-item>
              <text:list-item>
                <text:p text:style-name="P113"><text:span text:style-name="Strong_20_Emphasis">Kerja Tim:</text:span> Memungkinkan beberapa pengembang bekerja pada modul yang berbeda secara bersamaan. </text:p>
              </text:list-item>
            </text:list>
            <text:p text:style-name="Text_20_body">Mekanisme fundamental yang disediakan oleh Free Pascal (dan Pascal secara umum, termasuk Delphi) untuk mencapai modularitas ini adalah <text:span text:style-name="Strong_20_Emphasis"><text:span text:style-name="Source_20_Text">Unit</text:span></text:span>. Sebuah <text:span text:style-name="Source_20_Text">Unit</text:span> adalah file kode sumber Pascal (<text:span text:style-name="Source_20_Text">.pas</text:span>) terpisah yang berfungsi sebagai modul atau pustaka. Keunikan utama <text:span text:style-name="Source_20_Text">Unit</text:span> di Pascal adalah pembagiannya yang jelas antara <text:span text:style-name="Strong_20_Emphasis">antarmuka publik (</text:span><text:span text:style-name="Strong_20_Emphasis"><text:span text:style-name="Source_20_Text">interface</text:span></text:span><text:span text:style-name="Strong_20_Emphasis">)</text:span> — apa yang diekspos ke pengguna unit — dan <text:span text:style-name="Strong_20_Emphasis">implementasi privat (</text:span><text:span text:style-name="Strong_20_Emphasis"><text:span text:style-name="Source_20_Text">implementation</text:span></text:span><text:span text:style-name="Strong_20_Emphasis">)</text:span> — detail internal yang disembunyikan.</text:p>
            <text:p text:style-name="Text_20_body">Dalam bab ini, kita akan membahas secara mendalam mengenai <text:span text:style-name="Source_20_Text">Unit</text:span>:</text:p>
            <text:list xml:id="list4069551241188951931" text:style-name="L114">
              <text:list-item>
                <text:p text:style-name="P373">Konsep dasar dan struktur sebuah <text:span text:style-name="Source_20_Text">Unit</text:span>. </text:p>
              </text:list-item>
              <text:list-item>
                <text:p text:style-name="P373">Peran bagian <text:span text:style-name="Source_20_Text">interface</text:span> dan <text:span text:style-name="Source_20_Text">implementation</text:span>. </text:p>
              </text:list-item>
              <text:list-item>
                <text:p text:style-name="P373">Bagian opsional <text:span text:style-name="Source_20_Text">initialization</text:span> dan <text:span text:style-name="Source_20_Text">finalization</text:span> untuk kode setup/cleanup unit. </text:p>
              </text:list-item>
              <text:list-item>
                <text:p text:style-name="P373">Cara menggunakan fungsionalitas dari unit lain menggunakan klausa <text:span text:style-name="Source_20_Text">uses</text:span>. </text:p>
              </text:list-item>
              <text:list-item>
                <text:p text:style-name="P373">Contoh praktis membuat dan menggunakan <text:span text:style-name="Source_20_Text">Unit</text:span> sederhana. </text:p>
              </text:list-item>
              <text:list-item>
                <text:p text:style-name="P114">Penanganan masalah umum seperti referensi silang (circular references) antar unit. </text:p>
              </text:list-item>
            </text:list>
            <text:p text:style-name="Text_20_body">Bagi Anda yang datang dari bahasa lain, <text:span text:style-name="Source_20_Text">Unit</text:span> bisa dibandingkan dengan konsep seperti package (Java), module (Python/JavaScript ES6), namespace + header/source file (C++), atau assembly (C#/.NET), namun dengan struktur <text:span text:style-name="Source_20_Text">interface</text:span>/<text:span text:style-name="Source_20_Text">implementation</text:span> yang khas Pascal. Memahami cara kerja <text:span text:style-name="Source_20_Text">Unit</text:span> adalah kunci absolut jika Anda ingin membangun aplikasi atau pustaka Free Pascal yang lebih besar dari sekadar program mainan. Ini adalah fondasi dari semua proyek Lazarus dan aplikasi Pascal skala menengah hingga besar.</text:p>
            <text:p text:style-name="Horizontal_20_Line"/>
            <text:p text:style-name="Text_20_body">Silakan berikan perintah <text:span text:style-name="Source_20_Text">YAX</text:span> untuk melanjutkan ke prompt berikutnya (Subbab: Konsep Modularitas di Pascal).</text:p>
          </text:section>
          <text:section text:style-name="Sect1" text:name="feedback-form-59">
            <text:p text:style-name="P274"/>
          </text:section>
        </text:section>
        <text:section text:style-name="Sect1" text:name="3b07129fc9ee96ea">
          <text:p text:style-name="Text_20_body"/>
          <text:section text:style-name="Sect1" text:name="user-query-content-60">
            <text:p text:style-name="P529"><text:soft-page-break/>YAX </text:p>
          </text:section>
          <text:p text:style-name="P274">Tampilkan alur berpikir</text:p>
          <text:section text:style-name="Sect2" text:name="model-response-message-contentr_3b07129fc9ee96ea">
            <text:p text:style-name="Text_20_body">Baik, mari kita diskusikan lebih lanjut konsep modularitas dalam konteks Free Pascal pada pukul 12:42 PM WIB, Senin 14 April 2025, di Banda Aceh ini.</text:p>
            <text:p text:style-name="Text_20_body"><text:span text:style-name="Strong_20_Emphasis">(Jawaban untuk Prompt Isi Subbab: Konsep Modularitas di Pascal)</text:span></text:p>
            <text:p text:style-name="Text_20_body">Prinsip dasar dalam menghadapi masalah yang kompleks, termasuk dalam pengembangan perangkat lunak, adalah "Divide and Conquer" — pecah masalah besar menjadi bagian-bagian yang lebih kecil dan lebih mudah dikelola. Inilah inti dari <text:span text:style-name="Strong_20_Emphasis">modularitas</text:span>: proses merancang dan mengimplementasikan sistem sebagai kumpulan modul-modul yang relatif independen namun saling bekerja sama. Dalam pemrograman, sebuah modul biasanya mengelompokkan sekumpulan deklarasi (tipe data, konstanta, variabel) dan subrutin (prosedur, fungsi) yang memiliki tujuan atau fungsionalitas terkait.</text:p>
            <text:p text:style-name="Text_20_body">Mengapa modularitas sangat penting dalam pengembangan perangkat lunak modern?</text:p>
            <text:list xml:id="list5617960692945058320" text:style-name="L115">
              <text:list-item>
                <text:p text:style-name="P374"><text:span text:style-name="Strong_20_Emphasis">Peningkatan Keterbacaan dan Organisasi:</text:span> Dengan memecah kode ke dalam modul-modul logis (misalnya, satu modul untuk semua operasi string kustom, modul lain untuk akses database, modul lain untuk logika bisnis inti), kode menjadi jauh lebih mudah dinavigasi, dipahami, dan diorganisir. Anda dapat fokus pada satu area fungsionalitas pada satu waktu. </text:p>
              </text:list-item>
              <text:list-item>
                <text:p text:style-name="P374"><text:span text:style-name="Strong_20_Emphasis">Kemudahan Pemeliharaan dan Debugging:</text:span> Ketika terjadi bug atau perubahan diperlukan, modularitas membantu melokalisasi area kode yang relevan. Perubahan dalam satu modul, asalkan antarmuka publiknya tetap stabil, cenderung tidak menyebabkan efek samping tak terduga di modul lain. Ini menyederhanakan proses debugging dan pemeliharaan jangka panjang. </text:p>
              </text:list-item>
              <text:list-item>
                <text:p text:style-name="P374"><text:span text:style-name="Strong_20_Emphasis">Memungkinkan Kompilasi Terpisah:</text:span> Ini adalah keuntungan teknis yang sangat signifikan. Kompiler Free Pascal dapat mengompilasi setiap modul (Unit) secara terpisah, menghasilkan file <text:span text:style-name="Emphasis">unit interface</text:span> (<text:span text:style-name="Source_20_Text">.ppu</text:span>) dan file <text:span text:style-name="Emphasis">object code</text:span> (<text:span text:style-name="Source_20_Text">.o</text:span> atau sejenisnya). Jika Anda hanya mengubah kode di dalam satu Unit (di bagian implementasinya) tanpa mengubah antarmuka publiknya, maka saat membangun ulang proyek, hanya unit tersebut yang perlu dikompilasi ulang. Jika antarmuka publik sebuah unit berubah, hanya unit itu dan unit-unit lain yang secara langsung <text:span text:style-name="Emphasis">menggunakannya</text:span> yang perlu dikompilasi ulang. Ini secara drastis mempercepat waktu <text:span text:style-name="Emphasis">build</text:span> untuk proyek-proyek besar dibandingkan harus mengompilasi ulang satu file sumber raksasa setiap saat. </text:p>
              </text:list-item>
              <text:list-item>
                <text:p text:style-name="P374"><text:span text:style-name="Strong_20_Emphasis">Fasilitasi Kerja Tim:</text:span> Modul-modul yang terdefinisi dengan baik memungkinkan anggota tim yang berbeda untuk bekerja pada bagian sistem yang berbeda secara paralel dengan lebih sedikit konflik, selama mereka menyepakati antarmuka (bagaimana modul-modul tersebut akan berinteraksi). </text:p>
              </text:list-item>
              <text:list-item>
                <text:p text:style-name="P115"><text:span text:style-name="Strong_20_Emphasis">Promosi Penggunaan Kembali Kode (Code Reusability):</text:span> Modul yang berisi fungsionalitas umum (misalnya, utilitas matematika, komponen UI kustom, logika akses file) dapat dengan mudah digunakan kembali di berbagai proyek berbeda, menghemat waktu pengembangan dan meningkatkan konsistensi. </text:p>
              </text:list-item>
            </text:list>
            <text:p text:style-name="Text_20_body"><text:span text:style-name="Strong_20_Emphasis"><text:span text:style-name="Source_20_Text">Unit</text:span></text:span><text:span text:style-name="Strong_20_Emphasis"> sebagai Jawaban Pascal:</text:span></text:p>
            <text:p text:style-name="Text_20_body">Dalam ekosistem Free Pascal (dan juga Delphi), mekanisme utama untuk menerapkan <text:soft-page-break/>modularitas adalah melalui <text:span text:style-name="Strong_20_Emphasis"><text:span text:style-name="Source_20_Text">Unit</text:span></text:span>. Sebuah <text:span text:style-name="Source_20_Text">Unit</text:span> pada dasarnya adalah sebuah file kode sumber Pascal (dengan ekstensi <text:span text:style-name="Source_20_Text">.pas</text:span>) yang berfungsi sebagai modul. Ia mengenkapsulasi sekumpulan deklarasi tipe, konstanta, variabel, prosedur, dan fungsi yang saling terkait.</text:p>
            <text:p text:style-name="Text_20_body"><text:span text:style-name="Strong_20_Emphasis">Perbandingan Singkat dengan Bahasa Lain:</text:span></text:p>
            <text:p text:style-name="Text_20_body">Bagi Anda yang datang dari bahasa lain, konsep <text:span text:style-name="Source_20_Text">Unit</text:span> Pascal dapat dibandingkan (meski tidak identik) dengan:</text:p>
            <text:list xml:id="list6312804930003738478" text:style-name="L116">
              <text:list-item>
                <text:p text:style-name="P375"><text:span text:style-name="Strong_20_Emphasis">C/C++:</text:span> Kombinasi file header (<text:span text:style-name="Source_20_Text">.h</text:span> - berisi deklarasi publik) dan file sumber (<text:span text:style-name="Source_20_Text">.c</text:span>/<text:span text:style-name="Source_20_Text">.cpp</text:span> - berisi implementasi). Perbedaannya, <text:span text:style-name="Source_20_Text">Unit</text:span> Pascal menggabungkan kedua aspek ini dalam satu file (<text:span text:style-name="Source_20_Text">.pas</text:span>) dengan struktur <text:span text:style-name="Source_20_Text">interface</text:span> (publik) dan <text:span text:style-name="Source_20_Text">implementation</text:span> (privat) yang jelas, dan manajemen dependensi dilakukan melalui klausa <text:span text:style-name="Source_20_Text">uses</text:span> yang diurus oleh kompiler, bukan <text:span text:style-name="Source_20_Text">#include</text:span> oleh preprocessor. </text:p>
              </text:list-item>
              <text:list-item>
                <text:p text:style-name="P375"><text:span text:style-name="Strong_20_Emphasis">Java:</text:span> Mirip dengan <text:span text:style-name="Source_20_Text">package</text:span> yang berisi sekumpulan kelas. Bagian <text:span text:style-name="Source_20_Text">interface</text:span> unit analog dengan anggota <text:span text:style-name="Source_20_Text">public</text:span> dari kelas-kelas dalam package, sementara <text:span text:style-name="Source_20_Text">implementation</text:span> mirip dengan anggota <text:span text:style-name="Source_20_Text">private</text:span>/<text:span text:style-name="Source_20_Text">protected</text:span>/package-private dan badan metode. </text:p>
              </text:list-item>
              <text:list-item>
                <text:p text:style-name="P375"><text:span text:style-name="Strong_20_Emphasis">Python:</text:span> Mirip dengan <text:span text:style-name="Emphasis">module</text:span> (satu file <text:span text:style-name="Source_20_Text">.py</text:span>). Elemen di <text:span text:style-name="Source_20_Text">interface</text:span> bisa dianggap seperti fungsi/kelas/variabel yang tidak diawali garis bawah (<text:span text:style-name="Source_20_Text">_</text:span>), sementara <text:span text:style-name="Source_20_Text">implementation</text:span> mencakup detail internal (mungkin diawali <text:span text:style-name="Source_20_Text">_</text:span>) dan badan fungsi/metode. Pemisahan di Pascal jauh lebih eksplisit dan diberlakukan oleh struktur file. </text:p>
              </text:list-item>
              <text:list-item>
                <text:p text:style-name="P116"><text:span text:style-name="Strong_20_Emphasis">C#/.NET:</text:span> Mirip dengan <text:span text:style-name="Source_20_Text">namespace</text:span> yang mengorganisir kelas, dan mungkin satu file sumber (<text:span text:style-name="Source_20_Text">.cs</text:span>) bisa dianggap sebagai unit implementasi. Lagi-lagi, pemisahan <text:span text:style-name="Source_20_Text">interface</text:span>/<text:span text:style-name="Source_20_Text">implementation</text:span> dalam satu file <text:span text:style-name="Source_20_Text">Unit</text:span> adalah ciri khas struktural Pascal. </text:p>
              </text:list-item>
            </text:list>
            <text:p text:style-name="Text_20_body">Intinya, <text:span text:style-name="Source_20_Text">Unit</text:span> adalah fondasi dari pemrograman terstruktur dan berorientasi objek skala besar di Free Pascal dan Lazarus, menyediakan mekanisme yang kuat untuk organisasi kode, enkapsulasi, dan kompilasi efisien.</text:p>
            <text:p text:style-name="Horizontal_20_Line"/>
            <text:p text:style-name="Text_20_body">Silakan berikan perintah <text:span text:style-name="Source_20_Text">YAX</text:span> untuk melanjutkan ke prompt berikutnya (Subbab: Struktur Unit (<text:span text:style-name="Source_20_Text">unit</text:span>, <text:span text:style-name="Source_20_Text">interface</text:span>, <text:span text:style-name="Source_20_Text">implementation</text:span>)).</text:p>
          </text:section>
          <text:section text:style-name="Sect1" text:name="feedback-form-60">
            <text:p text:style-name="P274"/>
          </text:section>
        </text:section>
        <text:section text:style-name="Sect1" text:name="0258f99d637a938b">
          <text:p text:style-name="Text_20_body"/>
          <text:section text:style-name="Sect1" text:name="user-query-content-61">
            <text:p text:style-name="P529">YAX </text:p>
          </text:section>
          <text:p text:style-name="P274">Tampilkan alur berpikir</text:p>
          <text:section text:style-name="Sect2" text:name="model-response-message-contentr_0258f99d637a938b">
            <text:p text:style-name="Text_20_body">Tentu, mari kita bedah struktur dasar sebuah Unit di Free Pascal pada pukul 12:45 PM WIB, Senin 14 April 2025, di Indonesia ini.</text:p>
            <text:p text:style-name="Text_20_body"><text:span text:style-name="Strong_20_Emphasis">(Jawaban untuk Prompt Isi Subbab: Struktur Unit (</text:span><text:span text:style-name="Strong_20_Emphasis"><text:span text:style-name="Source_20_Text">unit</text:span></text:span><text:span text:style-name="Strong_20_Emphasis">, </text:span><text:span text:style-name="Strong_20_Emphasis"><text:span text:style-name="Source_20_Text">interface</text:span></text:span><text:span text:style-name="Strong_20_Emphasis">, </text:span><text:span text:style-name="Strong_20_Emphasis"><text:span text:style-name="Source_20_Text">implementation</text:span></text:span><text:span text:style-name="Strong_20_Emphasis">))</text:span></text:p>
            <text:p text:style-name="Text_20_body">Setiap file kode sumber Pascal yang berfungsi sebagai modul terpisah (<text:span text:style-name="Source_20_Text">.pas</text:span>) harus <text:soft-page-break/>mengikuti struktur standar yang didefinisikan oleh beberapa kata kunci utama. Struktur ini memisahkan dengan jelas antara bagian yang 'terlihat' oleh dunia luar dan bagian internal yang tersembunyi. Tiga bagian fundamental adalah: <text:span text:style-name="Source_20_Text">unit</text:span>, <text:span text:style-name="Source_20_Text">interface</text:span>, dan <text:span text:style-name="Source_20_Text">implementation</text:span>.</text:p>
            <text:list xml:id="list2944135516430686520" text:style-name="L117">
              <text:list-item>
                <text:p text:style-name="P117"><text:span text:style-name="Strong_20_Emphasis"><text:span text:style-name="Source_20_Text">unit NamaUnit;</text:span></text:span><text:span text:style-name="Strong_20_Emphasis"> (Deklarasi Nama Unit)</text:span></text:p>
                <text:list>
                  <text:list-item>
                    <text:p text:style-name="P376">Ini <text:span text:style-name="Strong_20_Emphasis">harus</text:span> menjadi statement pertama (selain komentar) dalam file unit. </text:p>
                  </text:list-item>
                  <text:list-item>
                    <text:p text:style-name="P376"><text:span text:style-name="Source_20_Text">unit</text:span> adalah kata kunci yang menandakan dimulainya definisi sebuah unit. </text:p>
                  </text:list-item>
                  <text:list-item>
                    <text:p text:style-name="P376"><text:span text:style-name="Source_20_Text">NamaUnit</text:span> adalah identifier yang Anda berikan untuk unit ini. </text:p>
                  </text:list-item>
                  <text:list-item>
                    <text:p text:style-name="P376"><text:span text:style-name="Strong_20_Emphasis">Aturan Kritis:</text:span> Nama <text:span text:style-name="Source_20_Text">NamaUnit</text:span> <text:span text:style-name="Strong_20_Emphasis">harus sama persis</text:span> dengan nama file tempat unit ini disimpan (tanpa ekstensi <text:span text:style-name="Source_20_Text">.pas</text:span>). Meskipun sistem file seperti Windows mungkin case-insensitive, praktik terbaik adalah <text:span text:style-name="Strong_20_Emphasis">mencocokkan huruf besar/kecilnya</text:span> (case-sensitive), terutama untuk kompatibilitas dengan Linux. Contoh: Jika file bernama <text:span text:style-name="Source_20_Text">UtilsString.pas</text:span>, maka baris pertama harus <text:span text:style-name="Source_20_Text">unit UtilsString;</text:span>. </text:p>
                  </text:list-item>
                </text:list>
              </text:list-item>
              <text:list-item>
                <text:p text:style-name="P117"><text:span text:style-name="Strong_20_Emphasis"><text:span text:style-name="Source_20_Text">interface</text:span></text:span><text:span text:style-name="Strong_20_Emphasis"> (Bagian Publik / Antarmuka)</text:span></text:p>
                <text:list>
                  <text:list-item>
                    <text:p text:style-name="P376">Setelah deklarasi <text:span text:style-name="Source_20_Text">unit</text:span>, bagian <text:span text:style-name="Source_20_Text">interface</text:span> mendefinisikan <text:span text:style-name="Strong_20_Emphasis">antarmuka publik</text:span> dari unit Anda. Inilah bagian yang "diekspos" dan dapat dilihat serta digunakan oleh program atau unit lain yang nantinya menyertakan unit ini melalui klausa <text:span text:style-name="Source_20_Text">uses</text:span>. </text:p>
                  </text:list-item>
                  <text:list-item>
                    <text:p text:style-name="P376">Anda dapat mendeklarasikan hal-hal berikut di bagian <text:span text:style-name="Source_20_Text">interface</text:span>: </text:p>
                    <text:list>
                      <text:list-item>
                        <text:p text:style-name="P376"><text:span text:style-name="Strong_20_Emphasis">Klausa </text:span><text:span text:style-name="Strong_20_Emphasis"><text:span text:style-name="Source_20_Text">uses</text:span></text:span><text:span text:style-name="Strong_20_Emphasis">:</text:span> Jika deklarasi di bagian <text:span text:style-name="Source_20_Text">interface</text:span> ini memerlukan tipe atau konstanta dari unit lain, Anda harus menyertakan unit tersebut di sini. </text:p>
                      </text:list-item>
                      <text:list-item>
                        <text:p text:style-name="P376"><text:span text:style-name="Strong_20_Emphasis">Deklarasi </text:span><text:span text:style-name="Strong_20_Emphasis"><text:span text:style-name="Source_20_Text">const</text:span></text:span><text:span text:style-name="Strong_20_Emphasis"> publik:</text:span> Konstanta yang nilainya dapat diakses dari luar unit. </text:p>
                      </text:list-item>
                      <text:list-item>
                        <text:p text:style-name="P376"><text:span text:style-name="Strong_20_Emphasis">Deklarasi </text:span><text:span text:style-name="Strong_20_Emphasis"><text:span text:style-name="Source_20_Text">type</text:span></text:span><text:span text:style-name="Strong_20_Emphasis"> publik:</text:span> Definisi tipe data (seperti <text:span text:style-name="Source_20_Text">record</text:span>, <text:span text:style-name="Source_20_Text">enum</text:span>, <text:span text:style-name="Source_20_Text">class</text:span>, tipe pointer, tipe array) yang dapat digunakan oleh pengguna unit. </text:p>
                      </text:list-item>
                      <text:list-item>
                        <text:p text:style-name="P376"><text:span text:style-name="Strong_20_Emphasis">Deklarasi </text:span><text:span text:style-name="Strong_20_Emphasis"><text:span text:style-name="Source_20_Text">var</text:span></text:span><text:span text:style-name="Strong_20_Emphasis"> publik:</text:span> Variabel global milik unit yang dapat diakses dan dimodifikasi dari luar (gunakan ini dengan sangat hati-hati, karena melanggar enkapsulasi). </text:p>
                      </text:list-item>
                      <text:list-item>
                        <text:p text:style-name="P376"><text:span text:style-name="Strong_20_Emphasis">Header Prosedur dan Fungsi Publik:</text:span> Hanya bagian <text:span text:style-name="Emphasis">header</text:span> (tanda tangan: nama, parameter, tipe kembalian untuk fungsi) dari subrutin yang ingin Anda ekspos. Implementasi (kode <text:span text:style-name="Source_20_Text">begin..end;</text:span>-nya) ditulis di bagian <text:span text:style-name="Source_20_Text">implementation</text:span>. </text:p>
                      </text:list-item>
                    </text:list>
                  </text:list-item>
                  <text:list-item>
                    <text:p text:style-name="P376">Anggap bagian <text:span text:style-name="Source_20_Text">interface</text:span> sebagai <text:span text:style-name="Strong_20_Emphasis">kontrak</text:span> atau <text:span text:style-name="Strong_20_Emphasis">API (Application Programming Interface)</text:span> dari unit Anda. Ia memberitahu dunia luar apa saja yang disediakan oleh unit ini dan bagaimana cara menggunakannya, tanpa perlu tahu detail internalnya. </text:p>
                  </text:list-item>
                </text:list>
              </text:list-item>
              <text:list-item>
                <text:p text:style-name="P117"><text:span text:style-name="Strong_20_Emphasis"><text:span text:style-name="Source_20_Text">implementation</text:span></text:span><text:span text:style-name="Strong_20_Emphasis"> (Bagian Privat / Implementasi)</text:span></text:p>
                <text:list>
                  <text:list-item>
                    <text:p text:style-name="P376">Setelah bagian <text:span text:style-name="Source_20_Text">interface</text:span>, bagian <text:span text:style-name="Source_20_Text">implementation</text:span> berisi <text:span text:style-name="Strong_20_Emphasis">detail internal</text:span> dan <text:span text:style-name="Strong_20_Emphasis">kode implementasi</text:span> sebenarnya dari unit Anda. Bagian ini <text:soft-page-break/><text:span text:style-name="Strong_20_Emphasis">tersembunyi</text:span> dari pengguna unit. </text:p>
                  </text:list-item>
                  <text:list-item>
                    <text:p text:style-name="P376">Anda dapat melakukan hal berikut di bagian <text:span text:style-name="Source_20_Text">implementation</text:span>: </text:p>
                    <text:list>
                      <text:list-item>
                        <text:p text:style-name="P376"><text:span text:style-name="Strong_20_Emphasis">Klausa </text:span><text:span text:style-name="Strong_20_Emphasis"><text:span text:style-name="Source_20_Text">uses</text:span></text:span><text:span text:style-name="Strong_20_Emphasis">:</text:span> Anda dapat (dan sebaiknya) menempatkan klausa <text:span text:style-name="Source_20_Text">uses</text:span> di sini untuk unit-unit yang <text:span text:style-name="Strong_20_Emphasis">hanya diperlukan oleh kode implementasi</text:span> dan tidak perlu diekspos di antarmuka publik. Ini membantu mengurangi dependensi antar unit dan menyembunyikan detail implementasi. </text:p>
                      </text:list-item>
                      <text:list-item>
                        <text:p text:style-name="P376"><text:span text:style-name="Strong_20_Emphasis">Deklarasi </text:span><text:span text:style-name="Strong_20_Emphasis"><text:span text:style-name="Source_20_Text">const</text:span></text:span><text:span text:style-name="Strong_20_Emphasis">, </text:span><text:span text:style-name="Strong_20_Emphasis"><text:span text:style-name="Source_20_Text">type</text:span></text:span><text:span text:style-name="Strong_20_Emphasis">, </text:span><text:span text:style-name="Strong_20_Emphasis"><text:span text:style-name="Source_20_Text">var</text:span></text:span><text:span text:style-name="Strong_20_Emphasis"> privat:</text:span> Anda dapat mendeklarasikan konstanta, tipe, dan variabel yang hanya akan digunakan secara internal di dalam unit ini. Elemen-elemen ini tidak dapat diakses dari luar unit. </text:p>
                      </text:list-item>
                      <text:list-item>
                        <text:p text:style-name="P376"><text:span text:style-name="Strong_20_Emphasis">Implementasi Penuh Prosedur/Fungsi Publik:</text:span> Di sinilah Anda menulis <text:span text:style-name="Strong_20_Emphasis">badan (</text:span><text:span text:style-name="Strong_20_Emphasis"><text:span text:style-name="Source_20_Text">begin..end;</text:span></text:span><text:span text:style-name="Strong_20_Emphasis">)</text:span> lengkap untuk semua prosedur dan fungsi yang headernya telah dideklarasikan di bagian <text:span text:style-name="Source_20_Text">interface</text:span>. </text:p>
                      </text:list-item>
                      <text:list-item>
                        <text:p text:style-name="P376"><text:span text:style-name="Strong_20_Emphasis">Deklarasi dan Implementasi Rutin Privat:</text:span> Anda dapat mendefinisikan prosedur dan fungsi pembantu (helper routines) yang sepenuhnya internal untuk unit ini. Karena tidak dideklarasikan di <text:span text:style-name="Source_20_Text">interface</text:span>, mereka tidak dapat dipanggil dari luar unit. </text:p>
                      </text:list-item>
                    </text:list>
                  </text:list-item>
                  <text:list-item>
                    <text:p text:style-name="P117">Bagian <text:span text:style-name="Source_20_Text">implementation</text:span> adalah tempat "kerja sebenarnya" terjadi, di mana detail algoritma dan logika internal berada, tersembunyi di balik antarmuka yang bersih. </text:p>
                  </text:list-item>
                </text:list>
              </text:list-item>
            </text:list>
            <text:p text:style-name="Text_20_body"><text:span text:style-name="Strong_20_Emphasis">Contoh Kerangka Unit Sederhana:</text:span></text:p>
            <text:p text:style-name="Text_20_body">Berikut kerangka dasar yang menunjukkan struktur ini (file disimpan sebagai <text:span text:style-name="Source_20_Text">ContohUnit.pas</text:span>):</text:p>
            <text:p text:style-name="Text_20_body">Delphi</text:p>
            <text:p text:style-name="Preformatted_20_Text"><text:span text:style-name="Source_20_Text">unit ContohUnit; // Nama unit harus sama dengan nama file</text:span></text:p>
            <text:p text:style-name="Preformatted_20_Text"/>
            <text:p text:style-name="Preformatted_20_Text"><text:span text:style-name="Source_20_Text">interface // Awal bagian publik</text:span></text:p>
            <text:p text:style-name="Preformatted_20_Text"/>
            <text:p text:style-name="Preformatted_20_Text"><text:span text:style-name="Source_20_Text">uses // Unit yang dibutuhkan oleh interface (jika ada)</text:span></text:p>
            <text:p text:style-name="Preformatted_20_Text"><text:span text:style-name="Source_20_Text"><text:s text:c="2"/>SysUtils;</text:span></text:p>
            <text:p text:style-name="Preformatted_20_Text"/>
            <text:p text:style-name="Preformatted_20_Text"><text:span text:style-name="Source_20_Text">const</text:span></text:p>
            <text:p text:style-name="Preformatted_20_Text"><text:span text:style-name="Source_20_Text"><text:s text:c="2"/>VersiUnit = '1.0'; // Konstanta publik</text:span></text:p>
            <text:p text:style-name="Preformatted_20_Text"/>
            <text:p text:style-name="Preformatted_20_Text"><text:span text:style-name="Source_20_Text">type</text:span></text:p>
            <text:p text:style-name="Preformatted_20_Text"><text:span text:style-name="Source_20_Text"><text:s text:c="2"/>TStatus = (stOK, stError, stWarning); // Tipe publik</text:span></text:p>
            <text:p text:style-name="Preformatted_20_Text"/>
            <text:p text:style-name="Preformatted_20_Text"><text:span text:style-name="Source_20_Text">var</text:span></text:p>
            <text:p text:style-name="Preformatted_20_Text"><text:span text:style-name="Source_20_Text"><text:s text:c="2"/>JumlahPanggilan: Integer = 0; // Variabel publik unit (hati-hati!)</text:span></text:p>
            <text:p text:style-name="Preformatted_20_Text"/>
            <text:p text:style-name="Preformatted_20_Text"><text:span text:style-name="Source_20_Text">// Header prosedur publik</text:span></text:p>
            <text:p text:style-name="Preformatted_20_Text"><text:span text:style-name="Source_20_Text">procedure LakukanSesuatu(StatusAwal: TStatus);</text:span></text:p>
            <text:p text:style-name="Preformatted_20_Text"/>
            <text:p text:style-name="Preformatted_20_Text"><text:span text:style-name="Source_20_Text">// Header fungsi publik</text:span></text:p>
            <text:p text:style-name="Preformatted_20_Text"><text:soft-page-break/><text:span text:style-name="Source_20_Text">function GetPesanStatus(Status: TStatus): string;</text:span></text:p>
            <text:p text:style-name="Preformatted_20_Text"/>
            <text:p text:style-name="Preformatted_20_Text"><text:span text:style-name="Source_20_Text">implementation // Awal bagian privat</text:span></text:p>
            <text:p text:style-name="Preformatted_20_Text"/>
            <text:p text:style-name="Preformatted_20_Text"><text:span text:style-name="Source_20_Text">uses // Unit yang hanya dibutuhkan oleh implementasi</text:span></text:p>
            <text:p text:style-name="Preformatted_20_Text"><text:span text:style-name="Source_20_Text"><text:s text:c="2"/>Math; // Misal perlu fungsi matematika</text:span></text:p>
            <text:p text:style-name="Preformatted_20_Text"/>
            <text:p text:style-name="Preformatted_20_Text"><text:span text:style-name="Source_20_Text">// Konstanta / Tipe / Var Privat (hanya dikenal di sini)</text:span></text:p>
            <text:p text:style-name="Preformatted_20_Text"><text:span text:style-name="Source_20_Text">const</text:span></text:p>
            <text:p text:style-name="Preformatted_20_Text"><text:span text:style-name="Source_20_Text"><text:s text:c="2"/>PesanInternalError = 'Terjadi masalah internal.';</text:span></text:p>
            <text:p text:style-name="Preformatted_20_Text"><text:span text:style-name="Source_20_Text">type</text:span></text:p>
            <text:p text:style-name="Preformatted_20_Text"><text:span text:style-name="Source_20_Text"><text:s text:c="2"/>TLogData = record</text:span></text:p>
            <text:p text:style-name="Preformatted_20_Text"><text:span text:style-name="Source_20_Text"><text:s text:c="4"/>Timestamp: TDateTime;</text:span></text:p>
            <text:p text:style-name="Preformatted_20_Text"><text:span text:style-name="Source_20_Text"><text:s text:c="4"/>Pesan: string;</text:span></text:p>
            <text:p text:style-name="Preformatted_20_Text"><text:span text:style-name="Source_20_Text"><text:s text:c="2"/>end;</text:span></text:p>
            <text:p text:style-name="Preformatted_20_Text"><text:span text:style-name="Source_20_Text">var</text:span></text:p>
            <text:p text:style-name="Preformatted_20_Text"><text:span text:style-name="Source_20_Text"><text:s text:c="2"/>LogInternal: TLogData; // Variabel privat unit</text:span></text:p>
            <text:p text:style-name="Preformatted_20_Text"/>
            <text:p text:style-name="Preformatted_20_Text"><text:span text:style-name="Source_20_Text">// Implementasi prosedur publik</text:span></text:p>
            <text:p text:style-name="Preformatted_20_Text"><text:span text:style-name="Source_20_Text">procedure LakukanSesuatu(StatusAwal: TStatus);</text:span></text:p>
            <text:p text:style-name="Preformatted_20_Text"><text:span text:style-name="Source_20_Text">begin</text:span></text:p>
            <text:p text:style-name="Preformatted_20_Text"><text:span text:style-name="Source_20_Text"><text:s text:c="2"/>// Implementasi ditulis di sini...</text:span></text:p>
            <text:p text:style-name="Preformatted_20_Text"><text:span text:style-name="Source_20_Text"><text:s text:c="2"/>// Bisa akses JumlahPanggilan, VersiUnit, TStatus</text:span></text:p>
            <text:p text:style-name="Preformatted_20_Text"><text:span text:style-name="Source_20_Text"><text:s text:c="2"/>// Bisa akses PesanInternalError, TLogData, LogInternal</text:span></text:p>
            <text:p text:style-name="Preformatted_20_Text"><text:span text:style-name="Source_20_Text"><text:s text:c="2"/>Inc(JumlahPanggilan); // Contoh akses var publik</text:span></text:p>
            <text:p text:style-name="Preformatted_20_Text"><text:span text:style-name="Source_20_Text"><text:s text:c="2"/>if StatusAwal = stError then</text:span></text:p>
            <text:p text:style-name="Preformatted_20_Text"><text:span text:style-name="Source_20_Text"><text:s text:c="4"/>LogInternal.Pesan := PesanInternalError;</text:span></text:p>
            <text:p text:style-name="Preformatted_20_Text"><text:span text:style-name="Source_20_Text"><text:s text:c="2"/>// ... logika lainnya ...</text:span></text:p>
            <text:p text:style-name="Preformatted_20_Text"><text:span text:style-name="Source_20_Text"><text:s text:c="2"/>WriteLn('LakukanSesuatu dijalankan. Status awal: ', Ord(StatusAwal));</text:span></text:p>
            <text:p text:style-name="Preformatted_20_Text"><text:span text:style-name="Source_20_Text">end;</text:span></text:p>
            <text:p text:style-name="Preformatted_20_Text"/>
            <text:p text:style-name="Preformatted_20_Text"><text:span text:style-name="Source_20_Text">// Implementasi fungsi publik</text:span></text:p>
            <text:p text:style-name="Preformatted_20_Text"><text:span text:style-name="Source_20_Text">function GetPesanStatus(Status: TStatus): string;</text:span></text:p>
            <text:p text:style-name="Preformatted_20_Text"><text:span text:style-name="Source_20_Text">begin</text:span></text:p>
            <text:p text:style-name="Preformatted_20_Text"><text:span text:style-name="Source_20_Text"><text:s text:c="2"/>case Status of</text:span></text:p>
            <text:p text:style-name="Preformatted_20_Text"><text:span text:style-name="Source_20_Text"><text:s text:c="4"/>stOK: Result := 'Operasi berhasil.';</text:span></text:p>
            <text:p text:style-name="Preformatted_20_Text"><text:span text:style-name="Source_20_Text"><text:s text:c="4"/>stError: Result := 'Terjadi kesalahan.';</text:span></text:p>
            <text:p text:style-name="Preformatted_20_Text"><text:span text:style-name="Source_20_Text"><text:s text:c="4"/>stWarning: Result := 'Ada peringatan.';</text:span></text:p>
            <text:p text:style-name="Preformatted_20_Text"><text:span text:style-name="Source_20_Text"><text:s text:c="2"/>else</text:span></text:p>
            <text:p text:style-name="Preformatted_20_Text"><text:span text:style-name="Source_20_Text"><text:s text:c="4"/>Result := 'Status tidak dikenal.';</text:span></text:p>
            <text:p text:style-name="Preformatted_20_Text"><text:span text:style-name="Source_20_Text"><text:s text:c="2"/>end;</text:span></text:p>
            <text:p text:style-name="Preformatted_20_Text"><text:span text:style-name="Source_20_Text">end;</text:span></text:p>
            <text:p text:style-name="Preformatted_20_Text"/>
            <text:p text:style-name="Preformatted_20_Text"><text:span text:style-name="Source_20_Text">// Implementasi fungsi privat/internal (tidak ada di interface)</text:span></text:p>
            <text:p text:style-name="Preformatted_20_Text"><text:span text:style-name="Source_20_Text">function FormatLog(const Log: TLogData): string;</text:span></text:p>
            <text:p text:style-name="Preformatted_20_Text"><text:span text:style-name="Source_20_Text">begin</text:span></text:p>
            <text:p text:style-name="Preformatted_20_Text"><text:span text:style-name="Source_20_Text"><text:s text:c="2"/>Result := DateTimeToStr(Log.Timestamp) + ': ' + Log.Pesan;</text:span></text:p>
            <text:p text:style-name="Preformatted_20_Text"><text:span text:style-name="Source_20_Text">end;</text:span></text:p>
            <text:p text:style-name="Preformatted_20_Text"/>
            <text:p text:style-name="Preformatted_20_Text"><text:span text:style-name="Source_20_Text">// Bagian initialization/finalization (akan dibahas nanti)</text:span></text:p>
            <text:p text:style-name="Preformatted_20_Text"/>
            <text:p text:style-name="P609"><text:span text:style-name="Source_20_Text">end. // Akhir unit (diakhiri dengan titik)</text:span></text:p>
            <text:p text:style-name="Text_20_body">Struktur <text:span text:style-name="Source_20_Text">unit</text:span>, <text:span text:style-name="Source_20_Text">interface</text:span>, dan <text:span text:style-name="Source_20_Text">implementation</text:span> ini adalah tulang punggung modularitas dalam pemrograman Pascal, memungkinkan pembuatan kode yang terorganisir, terenkapsulasi, dan dapat digunakan kembali.</text:p>
            <text:p text:style-name="Horizontal_20_Line"><text:soft-page-break/></text:p>
            <text:p text:style-name="Text_20_body">Silakan berikan perintah <text:span text:style-name="Source_20_Text">YAX</text:span> untuk melanjutkan ke prompt berikutnya (Subbab: Bagian <text:span text:style-name="Source_20_Text">initialization</text:span> dan <text:span text:style-name="Source_20_Text">finalization</text:span>).</text:p>
          </text:section>
          <text:section text:style-name="Sect1" text:name="feedback-form-61">
            <text:p text:style-name="P274"/>
          </text:section>
        </text:section>
        <text:section text:style-name="Sect1" text:name="15d4e6a6407cd568">
          <text:p text:style-name="Text_20_body"/>
          <text:section text:style-name="Sect1" text:name="user-query-content-62">
            <text:p text:style-name="P529">YAX </text:p>
          </text:section>
          <text:p text:style-name="P274">Tampilkan alur berpikir</text:p>
          <text:section text:style-name="Sect2" text:name="model-response-message-contentr_15d4e6a6407cd568">
            <text:p text:style-name="Text_20_body">Baik, melanjutkan pembahasan tentang Unit di Free Pascal pada pukul 12:51 PM WIB di Indonesia ini.</text:p>
            <text:p text:style-name="Text_20_body"><text:span text:style-name="Strong_20_Emphasis">(Jawaban untuk Prompt Isi Sub-subbab: Bagian </text:span><text:span text:style-name="Strong_20_Emphasis"><text:span text:style-name="Source_20_Text">initialization</text:span></text:span><text:span text:style-name="Strong_20_Emphasis"> dan </text:span><text:span text:style-name="Strong_20_Emphasis"><text:span text:style-name="Source_20_Text">finalization</text:span></text:span><text:span text:style-name="Strong_20_Emphasis">)</text:span></text:p>
            <text:p text:style-name="Text_20_body">Selain bagian <text:span text:style-name="Source_20_Text">interface</text:span> dan <text:span text:style-name="Source_20_Text">implementation</text:span> yang wajib ada, sebuah Unit di Free Pascal dapat memiliki dua bagian <text:span text:style-name="Strong_20_Emphasis">opsional</text:span> lagi yang ditempatkan di paling akhir, tepat sebelum <text:span text:style-name="Source_20_Text">end.</text:span> penutup unit. Kedua bagian ini, <text:span text:style-name="Source_20_Text">initialization</text:span> dan <text:span text:style-name="Source_20_Text">finalization</text:span>, menyediakan mekanisme untuk menjalankan kode <text:span text:style-name="Emphasis">setup</text:span> (inisialisasi) dan <text:span text:style-name="Emphasis">cleanup</text:span> (finalisasi) secara otomatis ketika unit dimuat dan dibongkar oleh program.</text:p>
            <text:p text:style-name="Text_20_body"><text:span text:style-name="Strong_20_Emphasis">1. Bagian </text:span><text:span text:style-name="Strong_20_Emphasis"><text:span text:style-name="Source_20_Text">initialization</text:span></text:span></text:p>
            <text:list xml:id="list2328160484302667107" text:style-name="L118">
              <text:list-item>
                <text:p text:style-name="P377"><text:span text:style-name="Strong_20_Emphasis">Penempatan:</text:span> Ditulis setelah seluruh bagian <text:span text:style-name="Source_20_Text">implementation</text:span> (termasuk implementasi semua prosedur/fungsi), tetapi sebelum bagian <text:span text:style-name="Source_20_Text">finalization</text:span> (jika ada) dan sebelum <text:span text:style-name="Source_20_Text">end.</text:span> akhir unit. </text:p>
              </text:list-item>
              <text:list-item>
                <text:p text:style-name="P377"><text:span text:style-name="Strong_20_Emphasis">Eksekusi:</text:span> Kode di dalam blok <text:span text:style-name="Source_20_Text">initialization</text:span> dieksekusi <text:span text:style-name="Strong_20_Emphasis">otomatis</text:span> oleh runtime program, dan hanya <text:span text:style-name="Strong_20_Emphasis">satu kali</text:span> selama umur program, yaitu ketika unit tersebut <text:span text:style-name="Strong_20_Emphasis">pertama kali dimuat</text:span> ke dalam memori. </text:p>
              </text:list-item>
              <text:list-item>
                <text:p text:style-name="P377"><text:span text:style-name="Strong_20_Emphasis">Urutan Eksekusi:</text:span> Penting untuk diketahui bahwa bagian <text:span text:style-name="Source_20_Text">initialization</text:span> sebuah unit akan dijalankan <text:span text:style-name="Strong_20_Emphasis">setelah</text:span> bagian <text:span text:style-name="Source_20_Text">initialization</text:span> dari <text:span text:style-name="Emphasis">semua unit</text:span> yang tercantum dalam klausa <text:span text:style-name="Source_20_Text">uses</text:span> unit tersebut (baik di <text:span text:style-name="Source_20_Text">interface</text:span> maupun <text:span text:style-name="Source_20_Text">implementation</text:span>) selesai dieksekusi. Ini memastikan bahwa semua dependensi unit sudah siap sebelum kode inisialisasi unit saat ini berjalan. Jika beberapa unit saling menggunakan, kompiler akan menentukan urutan inisialisasi yang valid. </text:p>
              </text:list-item>
              <text:list-item>
                <text:p text:style-name="P377"><text:span text:style-name="Strong_20_Emphasis">Tujuan Umum:</text:span> </text:p>
                <text:list>
                  <text:list-item>
                    <text:p text:style-name="P377"><text:span text:style-name="Strong_20_Emphasis">Menginisialisasi Variabel Global Unit:</text:span> Memberikan nilai awal yang diperlukan untuk variabel yang dideklarasikan di bagian <text:span text:style-name="Source_20_Text">interface</text:span> atau <text:span text:style-name="Source_20_Text">implementation</text:span> unit. </text:p>
                  </text:list-item>
                  <text:list-item>
                    <text:p text:style-name="P377"><text:span text:style-name="Strong_20_Emphasis">Mengalokasikan Sumber Daya Global:</text:span> Membuat objek global, mengalokasikan buffer memori, membuka file konfigurasi, atau memuat data awal yang dibutuhkan oleh fungsi-fungsi dalam unit. </text:p>
                  </text:list-item>
                  <text:list-item>
                    <text:p text:style-name="P377"><text:span text:style-name="Strong_20_Emphasis">Registrasi:</text:span> Mendaftarkan kelas, format file, atau komponen ke sistem manajemen pusat (umum dalam framework aplikasi atau komponen). </text:p>
                  </text:list-item>
                  <text:list-item>
                    <text:p text:style-name="P118"><text:span text:style-name="Strong_20_Emphasis">Setup Sekali Jalan:</text:span> Melakukan tindakan persiapan lain yang hanya perlu dilakukan sekali saat program dimulai. </text:p>
                  </text:list-item>
                </text:list>
              </text:list-item>
            </text:list>
            <text:p text:style-name="Text_20_body"><text:soft-page-break/><text:span text:style-name="Strong_20_Emphasis">2. Bagian </text:span><text:span text:style-name="Strong_20_Emphasis"><text:span text:style-name="Source_20_Text">finalization</text:span></text:span></text:p>
            <text:list xml:id="list8684108422030647561" text:style-name="L119">
              <text:list-item>
                <text:p text:style-name="P378"><text:span text:style-name="Strong_20_Emphasis">Penempatan:</text:span> Ditulis <text:span text:style-name="Emphasis">setelah</text:span> bagian <text:span text:style-name="Source_20_Text">initialization</text:span> (jika ada) dan sebelum <text:span text:style-name="Source_20_Text">end.</text:span> akhir unit. Bagian <text:span text:style-name="Source_20_Text">finalization</text:span> hanya bermakna jika ada bagian <text:span text:style-name="Source_20_Text">initialization</text:span>. </text:p>
              </text:list-item>
              <text:list-item>
                <text:p text:style-name="P378"><text:span text:style-name="Strong_20_Emphasis">Eksekusi:</text:span> Kode di dalam blok <text:span text:style-name="Source_20_Text">finalization</text:span> juga dieksekusi <text:span text:style-name="Strong_20_Emphasis">otomatis</text:span> dan hanya <text:span text:style-name="Strong_20_Emphasis">satu kali</text:span>, yaitu ketika program <text:span text:style-name="Strong_20_Emphasis">akan berakhir</text:span> atau unit dibongkar dari memori (misalnya pada penggunaan package dinamis). </text:p>
              </text:list-item>
              <text:list-item>
                <text:p text:style-name="P378"><text:span text:style-name="Strong_20_Emphasis">Urutan Eksekusi:</text:span> Bagian <text:span text:style-name="Source_20_Text">finalization</text:span> dieksekusi dalam <text:span text:style-name="Strong_20_Emphasis">urutan terbalik</text:span> dari <text:span text:style-name="Source_20_Text">initialization</text:span>. Artinya, <text:span text:style-name="Source_20_Text">finalization</text:span> sebuah unit akan berjalan <text:span text:style-name="Strong_20_Emphasis">sebelum</text:span> <text:span text:style-name="Source_20_Text">finalization</text:span> dari unit-unit yang digunakannya. Ini memastikan bahwa unit dapat membersihkan sumber dayanya sendiri sebelum dependensinya dibersihkan. </text:p>
              </text:list-item>
              <text:list-item>
                <text:p text:style-name="P378"><text:span text:style-name="Strong_20_Emphasis">Tujuan Umum:</text:span> </text:p>
                <text:list>
                  <text:list-item>
                    <text:p text:style-name="P378"><text:span text:style-name="Strong_20_Emphasis">Membersihkan Sumber Daya:</text:span> Ini adalah tujuan utamanya. Membebaskan memori yang dialokasikan di <text:span text:style-name="Source_20_Text">initialization</text:span> (memanggil <text:span text:style-name="Source_20_Text">Free</text:span> pada objek global), menutup file atau koneksi jaringan yang dibuka, melepaskan handle sistem operasi. </text:p>
                  </text:list-item>
                  <text:list-item>
                    <text:p text:style-name="P378"><text:span text:style-name="Strong_20_Emphasis">Unregistrasi:</text:span> Membatalkan pendaftaran kelas atau format yang didaftarkan di <text:span text:style-name="Source_20_Text">initialization</text:span>. </text:p>
                  </text:list-item>
                  <text:list-item>
                    <text:p text:style-name="P119"><text:span text:style-name="Strong_20_Emphasis">Teardown Sekali Jalan:</text:span> Melakukan tindakan pembersihan akhir lainnya yang diperlukan oleh unit. </text:p>
                  </text:list-item>
                </text:list>
              </text:list-item>
            </text:list>
            <text:p text:style-name="Text_20_body"><text:span text:style-name="Strong_20_Emphasis">Contoh Unit dengan </text:span><text:span text:style-name="Strong_20_Emphasis"><text:span text:style-name="Source_20_Text">initialization</text:span></text:span><text:span text:style-name="Strong_20_Emphasis"> dan </text:span><text:span text:style-name="Strong_20_Emphasis"><text:span text:style-name="Source_20_Text">finalization</text:span></text:span><text:span text:style-name="Strong_20_Emphasis">:</text:span></text:p>
            <text:p text:style-name="Text_20_body">Misalkan kita membuat unit utilitas logging sederhana yang menyimpan log di memori.</text:p>
            <text:p text:style-name="Text_20_body">Delphi</text:p>
            <text:p text:style-name="Preformatted_20_Text"><text:span text:style-name="Source_20_Text">unit SimpleLogger;</text:span></text:p>
            <text:p text:style-name="Preformatted_20_Text"/>
            <text:p text:style-name="Preformatted_20_Text"><text:span text:style-name="Source_20_Text">interface</text:span></text:p>
            <text:p text:style-name="Preformatted_20_Text"/>
            <text:p text:style-name="Preformatted_20_Text"><text:span text:style-name="Source_20_Text">uses SysUtils, Classes; // Classes untuk TStringList</text:span></text:p>
            <text:p text:style-name="Preformatted_20_Text"/>
            <text:p text:style-name="Preformatted_20_Text"><text:span text:style-name="Source_20_Text">procedure LogPesan(const Pesan: string);</text:span></text:p>
            <text:p text:style-name="Preformatted_20_Text"><text:span text:style-name="Source_20_Text">procedure TampilkanLog;</text:span></text:p>
            <text:p text:style-name="Preformatted_20_Text"/>
            <text:p text:style-name="Preformatted_20_Text"><text:span text:style-name="Source_20_Text">implementation</text:span></text:p>
            <text:p text:style-name="Preformatted_20_Text"/>
            <text:p text:style-name="Preformatted_20_Text"><text:span text:style-name="Source_20_Text">var</text:span></text:p>
            <text:p text:style-name="Preformatted_20_Text"><text:span text:style-name="Source_20_Text"><text:s text:c="2"/>// Variabel privat unit untuk menyimpan log</text:span></text:p>
            <text:p text:style-name="Preformatted_20_Text"><text:span text:style-name="Source_20_Text"><text:s text:c="2"/>LogList: TStringList;</text:span></text:p>
            <text:p text:style-name="Preformatted_20_Text"><text:span text:style-name="Source_20_Text"><text:s text:c="2"/>WaktuMulai: TDateTime;</text:span></text:p>
            <text:p text:style-name="Preformatted_20_Text"/>
            <text:p text:style-name="Preformatted_20_Text"><text:span text:style-name="Source_20_Text">procedure LogPesan(const Pesan: string);</text:span></text:p>
            <text:p text:style-name="Preformatted_20_Text"><text:span text:style-name="Source_20_Text">begin</text:span></text:p>
            <text:p text:style-name="Preformatted_20_Text"><text:span text:style-name="Source_20_Text"><text:s text:c="2"/>if Assigned(LogList) then // Pastikan LogList sudah dibuat</text:span></text:p>
            <text:p text:style-name="Preformatted_20_Text"><text:span text:style-name="Source_20_Text"><text:s text:c="5"/>LogList.Add(FormatDateTime('hh:nn:ss.zzz', Now) + ' - ' + Pesan);</text:span></text:p>
            <text:p text:style-name="Preformatted_20_Text"><text:span text:style-name="Source_20_Text">end;</text:span></text:p>
            <text:p text:style-name="Preformatted_20_Text"/>
            <text:p text:style-name="Preformatted_20_Text"><text:span text:style-name="Source_20_Text">procedure TampilkanLog;</text:span></text:p>
            <text:p text:style-name="Preformatted_20_Text"><text:soft-page-break/><text:span text:style-name="Source_20_Text">begin</text:span></text:p>
            <text:p text:style-name="Preformatted_20_Text"><text:span text:style-name="Source_20_Text"><text:s text:c="2"/>if Assigned(LogList) then</text:span></text:p>
            <text:p text:style-name="Preformatted_20_Text"><text:span text:style-name="Source_20_Text"><text:s text:c="2"/>begin</text:span></text:p>
            <text:p text:style-name="Preformatted_20_Text"><text:span text:style-name="Source_20_Text"><text:s text:c="4"/>WriteLn('--- Log Aktivitas (Dimulai: ', DateTimeToStr(WaktuMulai), ') ---');</text:span></text:p>
            <text:p text:style-name="Preformatted_20_Text"><text:span text:style-name="Source_20_Text"><text:s text:c="4"/>WriteLn(LogList.Text); // Tampilkan semua log</text:span></text:p>
            <text:p text:style-name="Preformatted_20_Text"><text:span text:style-name="Source_20_Text"><text:s text:c="4"/>WriteLn('---------------------------------------');</text:span></text:p>
            <text:p text:style-name="Preformatted_20_Text"><text:span text:style-name="Source_20_Text"><text:s text:c="2"/>end</text:span></text:p>
            <text:p text:style-name="Preformatted_20_Text"><text:span text:style-name="Source_20_Text"><text:s text:c="2"/>else</text:span></text:p>
            <text:p text:style-name="Preformatted_20_Text"><text:span text:style-name="Source_20_Text"><text:s text:c="4"/>WriteLn('Logger belum diinisialisasi!');</text:span></text:p>
            <text:p text:style-name="Preformatted_20_Text"><text:span text:style-name="Source_20_Text">end;</text:span></text:p>
            <text:p text:style-name="Preformatted_20_Text"/>
            <text:p text:style-name="Preformatted_20_Text"><text:span text:style-name="Source_20_Text">initialization</text:span></text:p>
            <text:p text:style-name="Preformatted_20_Text"><text:span text:style-name="Source_20_Text"><text:s text:c="2"/>// Kode ini berjalan sekali saat unit dimuat</text:span></text:p>
            <text:p text:style-name="Preformatted_20_Text"><text:span text:style-name="Source_20_Text"><text:s text:c="2"/>WriteLn('[SimpleLogger] Menginisialisasi...');</text:span></text:p>
            <text:p text:style-name="Preformatted_20_Text"><text:span text:style-name="Source_20_Text"><text:s text:c="2"/>WaktuMulai := Now;</text:span></text:p>
            <text:p text:style-name="Preformatted_20_Text"><text:span text:style-name="Source_20_Text"><text:s text:c="2"/>LogList := TStringList.Create; // Alokasi objek TStringList</text:span></text:p>
            <text:p text:style-name="Preformatted_20_Text"><text:span text:style-name="Source_20_Text"><text:s text:c="2"/>LogList.Add('*** Logger Dimulai ***');</text:span></text:p>
            <text:p text:style-name="Preformatted_20_Text"><text:span text:style-name="Source_20_Text"><text:s text:c="2"/>WriteLn('[SimpleLogger] Inisialisasi Selesai.');</text:span></text:p>
            <text:p text:style-name="Preformatted_20_Text"/>
            <text:p text:style-name="Preformatted_20_Text"><text:span text:style-name="Source_20_Text">finalization</text:span></text:p>
            <text:p text:style-name="Preformatted_20_Text"><text:span text:style-name="Source_20_Text"><text:s text:c="2"/>// Kode ini berjalan sekali saat program berakhir</text:span></text:p>
            <text:p text:style-name="Preformatted_20_Text"><text:span text:style-name="Source_20_Text"><text:s text:c="2"/>WriteLn('[SimpleLogger] Memfinalisasi...');</text:span></text:p>
            <text:p text:style-name="Preformatted_20_Text"><text:span text:style-name="Source_20_Text"><text:s text:c="2"/>LogPesan('*** Logger Berhenti ***');</text:span></text:p>
            <text:p text:style-name="Preformatted_20_Text"><text:span text:style-name="Source_20_Text"><text:s text:c="2"/>TampilkanLog; // Tampilkan log terakhir sebelum dibebaskan</text:span></text:p>
            <text:p text:style-name="Preformatted_20_Text"><text:span text:style-name="Source_20_Text"><text:s text:c="2"/>LogList.Free; // Bebaskan memori objek TStringList</text:span></text:p>
            <text:p text:style-name="Preformatted_20_Text"><text:span text:style-name="Source_20_Text"><text:s text:c="2"/>WriteLn('[SimpleLogger] Finalisasi Selesai.');</text:span></text:p>
            <text:p text:style-name="Preformatted_20_Text"/>
            <text:p text:style-name="P609"><text:span text:style-name="Source_20_Text">end.</text:span></text:p>
            <text:p text:style-name="Text_20_body"><text:span text:style-name="Strong_20_Emphasis">Contoh Program Pengguna:</text:span></text:p>
            <text:p text:style-name="Text_20_body">Delphi</text:p>
            <text:p text:style-name="Preformatted_20_Text"><text:span text:style-name="Source_20_Text">program TestLoggerUnit;</text:span></text:p>
            <text:p text:style-name="Preformatted_20_Text"/>
            <text:p text:style-name="Preformatted_20_Text"><text:span text:style-name="Source_20_Text">uses</text:span></text:p>
            <text:p text:style-name="Preformatted_20_Text"><text:span text:style-name="Source_20_Text"><text:s text:c="2"/>SimpleLogger; // Menggunakan unit kita</text:span></text:p>
            <text:p text:style-name="Preformatted_20_Text"/>
            <text:p text:style-name="Preformatted_20_Text"><text:span text:style-name="Source_20_Text">var i: integer;</text:span></text:p>
            <text:p text:style-name="Preformatted_20_Text"/>
            <text:p text:style-name="Preformatted_20_Text"><text:span text:style-name="Source_20_Text">begin</text:span></text:p>
            <text:p text:style-name="Preformatted_20_Text"><text:span text:style-name="Source_20_Text"><text:s text:c="2"/>WriteLn('Program Utama: Mulai.');</text:span></text:p>
            <text:p text:style-name="Preformatted_20_Text"><text:span text:style-name="Source_20_Text"><text:s text:c="2"/>LogPesan('Memulai proses utama.'); // Panggil prosedur dari unit</text:span></text:p>
            <text:p text:style-name="Preformatted_20_Text"/>
            <text:p text:style-name="Preformatted_20_Text"><text:span text:style-name="Source_20_Text"><text:s text:c="2"/>for i := 1 to 3 do</text:span></text:p>
            <text:p text:style-name="Preformatted_20_Text"><text:span text:style-name="Source_20_Text"><text:s text:c="2"/>begin</text:span></text:p>
            <text:p text:style-name="Preformatted_20_Text"><text:span text:style-name="Source_20_Text"><text:s text:c="4"/>LogPesan(Format('Melakukan iterasi ke-%d', [i]));</text:span></text:p>
            <text:p text:style-name="Preformatted_20_Text"><text:span text:style-name="Source_20_Text"><text:s text:c="4"/>// Delay(100); // Jeda sedikit</text:span></text:p>
            <text:p text:style-name="Preformatted_20_Text"><text:span text:style-name="Source_20_Text"><text:s text:c="2"/>end;</text:span></text:p>
            <text:p text:style-name="Preformatted_20_Text"/>
            <text:p text:style-name="Preformatted_20_Text"><text:span text:style-name="Source_20_Text"><text:s text:c="2"/>LogPesan('Selesai proses utama.');</text:span></text:p>
            <text:p text:style-name="Preformatted_20_Text"><text:span text:style-name="Source_20_Text"><text:s text:c="2"/>WriteLn('Program Utama: Selesai.');</text:span></text:p>
            <text:p text:style-name="Preformatted_20_Text"><text:span text:style-name="Source_20_Text"><text:s text:c="2"/>// Finalization SimpleLogger akan otomatis berjalan setelah ini</text:span></text:p>
            <text:p text:style-name="P609"><text:span text:style-name="Source_20_Text">end.</text:span></text:p>
            <text:p text:style-name="Text_20_body"><text:soft-page-break/>Saat <text:span text:style-name="Source_20_Text">TestLoggerUnit</text:span> dijalankan, Anda akan melihat pesan inisialisasi dari <text:span text:style-name="Source_20_Text">SimpleLogger</text:span> muncul sebelum pesan "Program Utama: Mulai.", dan pesan finalisasi (termasuk output log terakhir) muncul setelah "Program Utama: Selesai.". Ini menunjukkan eksekusi otomatis dari kedua blok tersebut.</text:p>
            <text:p text:style-name="Text_20_body">Bagian <text:span text:style-name="Source_20_Text">initialization</text:span> dan <text:span text:style-name="Source_20_Text">finalization</text:span> adalah alat yang berguna untuk mengelola siklus hidup sumber daya atau state yang terkait dengan sebuah unit.</text:p>
            <text:p text:style-name="Horizontal_20_Line"/>
            <text:p text:style-name="Text_20_body">Silakan berikan perintah <text:span text:style-name="Source_20_Text">YAX</text:span> untuk melanjutkan ke prompt berikutnya (Subbab: Menggunakan Unit (<text:span text:style-name="Source_20_Text">uses</text:span> clause)).</text:p>
          </text:section>
          <text:section text:style-name="Sect1" text:name="feedback-form-62">
            <text:p text:style-name="P274"/>
          </text:section>
        </text:section>
        <text:section text:style-name="Sect1" text:name="cee4ca573e566bac">
          <text:p text:style-name="Text_20_body"/>
          <text:section text:style-name="Sect1" text:name="user-query-content-63">
            <text:p text:style-name="P529">YAX </text:p>
          </text:section>
          <text:p text:style-name="P274">Tampilkan alur berpikir</text:p>
          <text:section text:style-name="Sect2" text:name="model-response-message-contentr_cee4ca573e566bac">
            <text:p text:style-name="Text_20_body">Tentu, mari kita bahas mekanisme krusial untuk menghubungkan modul-modul di Free Pascal, yaitu klausa <text:span text:style-name="Source_20_Text">uses</text:span>, pada pukul 12:52 PM WIB, Senin 14 April 2025, di Indonesia ini.</text:p>
            <text:p text:style-name="Text_20_body"><text:span text:style-name="Strong_20_Emphasis">(Jawaban untuk Prompt Isi Subbab: Menggunakan Unit (</text:span><text:span text:style-name="Strong_20_Emphasis"><text:span text:style-name="Source_20_Text">uses</text:span></text:span><text:span text:style-name="Strong_20_Emphasis"> clause))</text:span></text:p>
            <text:p text:style-name="Text_20_body">Setelah Anda memecah kode Anda menjadi beberapa <text:span text:style-name="Source_20_Text">Unit</text:span> yang terorganisir, Anda memerlukan cara untuk memberitahu kompiler bahwa satu bagian kode (baik program utama maupun unit lain) perlu menggunakan deklarasi publik (tipe, konstanta, variabel, prosedur, fungsi) yang disediakan oleh unit lain. Mekanisme standar untuk melakukan ini di Free Pascal adalah menggunakan <text:span text:style-name="Strong_20_Emphasis">klausa </text:span><text:span text:style-name="Strong_20_Emphasis"><text:span text:style-name="Source_20_Text">uses</text:span></text:span>.</text:p>
            <text:p text:style-name="Text_20_body"><text:span text:style-name="Strong_20_Emphasis">Sintaks Dasar:</text:span></text:p>
            <text:p text:style-name="Text_20_body">Klausa <text:span text:style-name="Source_20_Text">uses</text:span> diikuti oleh daftar nama unit yang ingin Anda sertakan, dipisahkan oleh koma (<text:span text:style-name="Source_20_Text">,</text:span>), dan diakhiri dengan titik koma (<text:span text:style-name="Source_20_Text">;</text:span>).</text:p>
            <text:p text:style-name="Text_20_body">Delphi</text:p>
            <text:p text:style-name="P609"><text:span text:style-name="Source_20_Text">uses UnitPertama, UnitKedua, UnitLain, SysUtils;</text:span></text:p>
            <text:p text:style-name="Text_20_body"><text:span text:style-name="Strong_20_Emphasis">Penempatan Klausa </text:span><text:span text:style-name="Strong_20_Emphasis"><text:span text:style-name="Source_20_Text">uses</text:span></text:span><text:span text:style-name="Strong_20_Emphasis"> dan Dampaknya pada Cakupan:</text:span></text:p>
            <text:p text:style-name="Text_20_body">Lokasi penempatan klausa <text:span text:style-name="Source_20_Text">uses</text:span> sangat penting karena menentukan di bagian mana saja simbol-simbol publik dari unit yang disertakan tersebut akan dikenali (berada dalam cakupan/scope). Ada tiga lokasi utama:</text:p>
            <text:list xml:id="list5727277169405657460" text:style-name="L120">
              <text:list-item>
                <text:p text:style-name="P120"><text:span text:style-name="Strong_20_Emphasis">Level Atas (Program atau Unit):</text:span></text:p>
                <text:list>
                  <text:list-item>
                    <text:p text:style-name="P379"><text:span text:style-name="Strong_20_Emphasis">Lokasi:</text:span> Langsung setelah header <text:span text:style-name="Source_20_Text">program NamaProgram;</text:span> atau <text:span text:style-name="Source_20_Text">unit NamaUnit;</text:span>. </text:p>
                  </text:list-item>
                  <text:list-item>
                    <text:p text:style-name="P379"><text:span text:style-name="Strong_20_Emphasis">Cakupan:</text:span> Simbol-simbol publik dari unit-unit yang didaftar di sini akan tersedia <text:span text:style-name="Strong_20_Emphasis">di seluruh file program</text:span> atau <text:span text:style-name="Strong_20_Emphasis">di kedua bagian (</text:span><text:span text:style-name="Strong_20_Emphasis"><text:span text:style-name="Source_20_Text">interface</text:span></text:span><text:span text:style-name="Strong_20_Emphasis"> dan </text:span><text:span text:style-name="Strong_20_Emphasis"><text:span text:style-name="Source_20_Text">implementation</text:span></text:span><text:span text:style-name="Strong_20_Emphasis">) dari file unit</text:span> tersebut. </text:p>
                  </text:list-item>
                  <text:list-item>
                    <text:p text:style-name="P379"><text:span text:style-name="Strong_20_Emphasis">Penggunaan:</text:span> Biasanya digunakan untuk unit-unit fundamental yang <text:soft-page-break/>menyediakan fungsionalitas dasar yang diperlukan secara luas, seperti <text:span text:style-name="Source_20_Text">SysUtils</text:span> atau <text:span text:style-name="Source_20_Text">Classes</text:span>. </text:p>
                  </text:list-item>
                  <text:list-item>
                    <text:p text:style-name="P379"><text:span text:style-name="Strong_20_Emphasis">Contoh (Program):</text:span> </text:p>
                    <text:p text:style-name="P120">Delphi</text:p>
                    <text:p text:style-name="P575"><text:span text:style-name="Source_20_Text">program AplikasiUtama;</text:span></text:p>
                    <text:p text:style-name="P575"><text:span text:style-name="Source_20_Text">uses // Global untuk program ini</text:span></text:p>
                    <text:p text:style-name="P575"><text:span text:style-name="Source_20_Text"><text:s text:c="2"/>SysUtils, Classes;</text:span></text:p>
                    <text:p text:style-name="P575"><text:span text:style-name="Source_20_Text">var</text:span></text:p>
                    <text:p text:style-name="P575"><text:span text:style-name="Source_20_Text"><text:s text:c="2"/>DaftarNama: TStringList; // TStringList dari Classes</text:span></text:p>
                    <text:p text:style-name="P575"><text:span text:style-name="Source_20_Text">begin</text:span></text:p>
                    <text:p text:style-name="P575"><text:span text:style-name="Source_20_Text"><text:s text:c="2"/>DaftarNama := TStringList.Create;</text:span></text:p>
                    <text:p text:style-name="P575"><text:span text:style-name="Source_20_Text"><text:s text:c="2"/>// ...</text:span></text:p>
                    <text:p text:style-name="P575"><text:span text:style-name="Source_20_Text"><text:s text:c="2"/>DaftarNama.Free;</text:span></text:p>
                    <text:p text:style-name="P631"><text:span text:style-name="Source_20_Text">end.</text:span></text:p>
                  </text:list-item>
                  <text:list-item>
                    <text:p text:style-name="P379"><text:span text:style-name="Strong_20_Emphasis">Contoh (Unit):</text:span> </text:p>
                    <text:p text:style-name="P120">Delphi</text:p>
                    <text:p text:style-name="P575"><text:span text:style-name="Source_20_Text">unit UnitGlobal;</text:span></text:p>
                    <text:p text:style-name="P575"><text:span text:style-name="Source_20_Text">uses SysUtils; // Tersedia di interface dan implementation</text:span></text:p>
                    <text:p text:style-name="P575"><text:span text:style-name="Source_20_Text">interface</text:span></text:p>
                    <text:p text:style-name="P575"><text:span text:style-name="Source_20_Text">// ...</text:span></text:p>
                    <text:p text:style-name="P575"><text:span text:style-name="Source_20_Text">implementation</text:span></text:p>
                    <text:p text:style-name="P575"><text:span text:style-name="Source_20_Text">// ...</text:span></text:p>
                    <text:p text:style-name="P631"><text:span text:style-name="Source_20_Text">end.</text:span></text:p>
                  </text:list-item>
                </text:list>
              </text:list-item>
              <text:list-item>
                <text:p text:style-name="P120"><text:span text:style-name="Strong_20_Emphasis">Bagian </text:span><text:span text:style-name="Strong_20_Emphasis"><text:span text:style-name="Source_20_Text">interface</text:span></text:span><text:span text:style-name="Strong_20_Emphasis"> (Hanya di dalam Unit):</text:span></text:p>
                <text:list>
                  <text:list-item>
                    <text:p text:style-name="P379"><text:span text:style-name="Strong_20_Emphasis">Lokasi:</text:span> Langsung setelah kata kunci <text:span text:style-name="Source_20_Text">interface</text:span>. </text:p>
                  </text:list-item>
                  <text:list-item>
                    <text:p text:style-name="P379"><text:span text:style-name="Strong_20_Emphasis">Cakupan:</text:span> Simbol-simbol publik dari unit-unit yang didaftar di sini akan tersedia di <text:span text:style-name="Strong_20_Emphasis">bagian </text:span><text:span text:style-name="Strong_20_Emphasis"><text:span text:style-name="Source_20_Text">interface</text:span></text:span> itu sendiri, dan secara otomatis juga tersedia di <text:span text:style-name="Strong_20_Emphasis">bagian </text:span><text:span text:style-name="Strong_20_Emphasis"><text:span text:style-name="Source_20_Text">implementation</text:span></text:span> (termasuk <text:span text:style-name="Source_20_Text">initialization</text:span> dan <text:span text:style-name="Source_20_Text">finalization</text:span>) unit tersebut. </text:p>
                  </text:list-item>
                  <text:list-item>
                    <text:p text:style-name="P379"><text:span text:style-name="Strong_20_Emphasis">Penggunaan:</text:span> <text:span text:style-name="Strong_20_Emphasis">Wajib</text:span> digunakan jika <text:span text:style-name="Strong_20_Emphasis">deklarasi publik</text:span> di bagian <text:span text:style-name="Source_20_Text">interface</text:span> Anda (misalnya, tipe parameter, tipe kembalian fungsi, tipe field record/kelas, kelas induk) bergantung pada tipe atau konstanta yang didefinisikan di unit lain. Menempatkan <text:span text:style-name="Source_20_Text">uses</text:span> di sini membuat dependensi tersebut menjadi bagian dari antarmuka publik unit Anda. </text:p>
                  </text:list-item>
                  <text:list-item>
                    <text:p text:style-name="P379"><text:span text:style-name="Strong_20_Emphasis">Contoh:</text:span> </text:p>
                    <text:p text:style-name="P120">Delphi</text:p>
                    <text:p text:style-name="P575"><text:span text:style-name="Source_20_Text">unit UnitAntarmuka;</text:span></text:p>
                    <text:p text:style-name="P575"><text:span text:style-name="Source_20_Text">interface</text:span></text:p>
                    <text:p text:style-name="P575"><text:span text:style-name="Source_20_Text">uses // Butuh Classes karena TList digunakan di deklarasi publik</text:span></text:p>
                    <text:p text:style-name="P575"><text:span text:style-name="Source_20_Text"><text:s text:c="2"/>Classes;</text:span></text:p>
                    <text:p text:style-name="P575"><text:span text:style-name="Source_20_Text">type</text:span></text:p>
                    <text:p text:style-name="P575"><text:span text:style-name="Source_20_Text"><text:s text:c="2"/>TItemList = class(TList) // &lt;&lt;&lt; TList berasal dari unit Classes</text:span></text:p>
                    <text:p text:style-name="P575"><text:span text:style-name="Source_20_Text"><text:s text:c="4"/>// ...</text:span></text:p>
                    <text:p text:style-name="P575"><text:span text:style-name="Source_20_Text"><text:s text:c="2"/>end;</text:span></text:p>
                    <text:p text:style-name="P575"><text:span text:style-name="Source_20_Text">procedure ProsesItemList(Daftar: TItemList);</text:span></text:p>
                    <text:p text:style-name="P575"><text:soft-page-break/><text:span text:style-name="Source_20_Text">implementation</text:span></text:p>
                    <text:p text:style-name="P575"><text:span text:style-name="Source_20_Text">// ... implementasi ProsesItemList ...</text:span></text:p>
                    <text:p text:style-name="P631"><text:span text:style-name="Source_20_Text">end.</text:span></text:p>
                  </text:list-item>
                </text:list>
              </text:list-item>
              <text:list-item>
                <text:p text:style-name="P120"><text:span text:style-name="Strong_20_Emphasis">Bagian </text:span><text:span text:style-name="Strong_20_Emphasis"><text:span text:style-name="Source_20_Text">implementation</text:span></text:span><text:span text:style-name="Strong_20_Emphasis"> (Hanya di dalam Unit):</text:span></text:p>
                <text:list>
                  <text:list-item>
                    <text:p text:style-name="P379"><text:span text:style-name="Strong_20_Emphasis">Lokasi:</text:span> Langsung setelah kata kunci <text:span text:style-name="Source_20_Text">implementation</text:span>. </text:p>
                  </text:list-item>
                  <text:list-item>
                    <text:p text:style-name="P379"><text:span text:style-name="Strong_20_Emphasis">Cakupan:</text:span> Simbol-simbol publik dari unit-unit yang didaftar di sini <text:span text:style-name="Strong_20_Emphasis">hanya</text:span> tersedia di bagian <text:span text:style-name="Strong_20_Emphasis"><text:span text:style-name="Source_20_Text">implementation</text:span></text:span>, <text:span text:style-name="Source_20_Text">initialization</text:span>, dan <text:span text:style-name="Source_20_Text">finalization</text:span> unit tersebut. Simbol-simbol ini <text:span text:style-name="Strong_20_Emphasis">tidak</text:span> terlihat atau dapat digunakan di bagian <text:span text:style-name="Source_20_Text">interface</text:span>. </text:p>
                  </text:list-item>
                  <text:list-item>
                    <text:p text:style-name="P379"><text:span text:style-name="Strong_20_Emphasis">Penggunaan:</text:span> Ini adalah <text:span text:style-name="Strong_20_Emphasis">praktik terbaik</text:span> untuk menyertakan unit-unit yang fungsionalitasnya hanya diperlukan untuk <text:span text:style-name="Strong_20_Emphasis">detail implementasi internal</text:span> unit Anda dan tidak perlu diekspos ke pengguna unit. Manfaatnya: </text:p>
                    <text:list>
                      <text:list-item>
                        <text:p text:style-name="P379"><text:span text:style-name="Strong_20_Emphasis">Menyembunyikan Dependensi:</text:span> Pengguna unit Anda tidak perlu tahu tentang unit-unit internal yang Anda gunakan. </text:p>
                      </text:list-item>
                      <text:list-item>
                        <text:p text:style-name="P379"><text:span text:style-name="Strong_20_Emphasis">Mengurangi Waktu Kompilasi:</text:span> Jika antarmuka unit yang Anda gunakan di <text:span text:style-name="Source_20_Text">implementation</text:span> berubah, unit Anda tidak perlu dikompilasi ulang kecuali antarmukanya sendiri juga berubah. </text:p>
                      </text:list-item>
                      <text:list-item>
                        <text:p text:style-name="P379"><text:span text:style-name="Strong_20_Emphasis">Membantu Mencegah Referensi Silang:</text:span> Masalah di mana Unit A memakai Unit B di interface, dan Unit B memakai Unit A di interface (akan dibahas nanti). </text:p>
                      </text:list-item>
                    </text:list>
                  </text:list-item>
                  <text:list-item>
                    <text:p text:style-name="P379"><text:span text:style-name="Strong_20_Emphasis">Contoh:</text:span> </text:p>
                    <text:p text:style-name="P120">Delphi</text:p>
                    <text:p text:style-name="P575"><text:span text:style-name="Source_20_Text">unit UnitKalkulasi;</text:span></text:p>
                    <text:p text:style-name="P575"><text:span text:style-name="Source_20_Text">interface</text:span></text:p>
                    <text:p text:style-name="P575"><text:span text:style-name="Source_20_Text">function HitungRumit(X: Double): Double;</text:span></text:p>
                    <text:p text:style-name="P575"><text:span text:style-name="Source_20_Text">implementation</text:span></text:p>
                    <text:p text:style-name="P575"><text:span text:style-name="Source_20_Text">uses // Math hanya perlu untuk implementasi HitungRumit</text:span></text:p>
                    <text:p text:style-name="P575"><text:span text:style-name="Source_20_Text"><text:s text:c="2"/>Math;</text:span></text:p>
                    <text:p text:style-name="P575"><text:span text:style-name="Source_20_Text">function HitungRumit(X: Double): Double;</text:span></text:p>
                    <text:p text:style-name="P575"><text:span text:style-name="Source_20_Text">begin</text:span></text:p>
                    <text:p text:style-name="P575"><text:span text:style-name="Source_20_Text"><text:s text:c="2"/>Result := Sin(X) + Power(X, 2); // Sin dan Power dari unit Math</text:span></text:p>
                    <text:p text:style-name="P575"><text:span text:style-name="Source_20_Text">end;</text:span></text:p>
                    <text:p text:style-name="P631"><text:span text:style-name="Source_20_Text">end.</text:span></text:p>
                  </text:list-item>
                </text:list>
              </text:list-item>
            </text:list>
            <text:p text:style-name="Text_20_body"><text:span text:style-name="Strong_20_Emphasis">Bagaimana Kompiler Menemukan Unit?</text:span></text:p>
            <text:p text:style-name="Text_20_body">Ketika kompiler FPC menemukan klausa <text:span text:style-name="Source_20_Text">uses UnitX;</text:span>, ia perlu menemukan file hasil kompilasi dari <text:span text:style-name="Source_20_Text">UnitX</text:span> (biasanya <text:span text:style-name="Source_20_Text">UnitX.ppu</text:span> dan/atau <text:span text:style-name="Source_20_Text">UnitX.o</text:span>). Kompiler akan mencari file-file ini dalam urutan tertentu:</text:p>
            <text:list xml:id="list4640455598066670462" text:style-name="L121">
              <text:list-item>
                <text:p text:style-name="P380">Direktori tempat file sumber saat ini berada. </text:p>
              </text:list-item>
              <text:list-item>
                <text:p text:style-name="P380">Direktori-direktori yang ditentukan dalam <text:span text:style-name="Emphasis">unit path</text:span> proyek (diatur melalui opsi kompiler <text:span text:style-name="Source_20_Text">-Fu</text:span> - Lazarus mengelola ini untuk Anda berdasarkan pengaturan proyek dan paket yang terinstal). </text:p>
              </text:list-item>
              <text:list-item>
                <text:p text:style-name="P121">Direktori unit standar FPC. Jika file <text:span text:style-name="Source_20_Text">.ppu</text:span>/<text:span text:style-name="Source_20_Text">.o</text:span> tidak ditemukan tetapi file sumber <text:span text:style-name="Source_20_Text">UnitX.pas</text:span> ditemukan di salah satu path tersebut, kompiler akan mencoba <text:soft-page-break/>mengompilasi <text:span text:style-name="Source_20_Text">UnitX.pas</text:span> terlebih dahulu. </text:p>
              </text:list-item>
            </text:list>
            <text:p text:style-name="Text_20_body">Menggunakan klausa <text:span text:style-name="Source_20_Text">uses</text:span> secara strategis di lokasi yang tepat adalah kunci untuk membangun proyek Free Pascal yang terstruktur, efisien, dan mudah dipelihara.</text:p>
            <text:p text:style-name="Horizontal_20_Line"/>
            <text:p text:style-name="Text_20_body">Silakan berikan perintah <text:span text:style-name="Source_20_Text">YAX</text:span> untuk melanjutkan ke prompt berikutnya (Subbab: Contoh Membuat dan Menggunakan Unit Sederhana).</text:p>
          </text:section>
          <text:section text:style-name="Sect1" text:name="feedback-form-63">
            <text:p text:style-name="P274"/>
          </text:section>
        </text:section>
        <text:section text:style-name="Sect1" text:name="1808582f18939b01">
          <text:p text:style-name="Text_20_body"/>
          <text:section text:style-name="Sect1" text:name="user-query-content-64">
            <text:p text:style-name="P529">YAX </text:p>
          </text:section>
          <text:p text:style-name="P274">Tampilkan alur berpikir</text:p>
          <text:section text:style-name="Sect2" text:name="model-response-message-contentr_1808582f18939b01">
            <text:p text:style-name="Text_20_body">Baik, mari kita buat contoh praktis pembuatan dan penggunaan Unit sederhana pada pukul 1:04 PM WIB, Senin 14 April 2025, di Indonesia ini.</text:p>
            <text:p text:style-name="Text_20_body"><text:span text:style-name="Strong_20_Emphasis">(Jawaban untuk Prompt Isi Subbab: Contoh Membuat dan Menggunakan Unit Sederhana)</text:span></text:p>
            <text:p text:style-name="Text_20_body">Teori tentang struktur Unit memang penting, tetapi cara terbaik untuk memahaminya adalah dengan membuat dan menggunakannya secara langsung. Mari kita buat sebuah unit sederhana bernama <text:span text:style-name="Source_20_Text">SimpleGeo</text:span> yang menyediakan beberapa utilitas geometri dasar, lalu kita gunakan unit tersebut dari program utama.</text:p>
            <text:p text:style-name="Text_20_body"><text:span text:style-name="Strong_20_Emphasis">Langkah 1: Membuat File Unit (</text:span><text:span text:style-name="Strong_20_Emphasis"><text:span text:style-name="Source_20_Text">SimpleGeo.pas</text:span></text:span><text:span text:style-name="Strong_20_Emphasis">)</text:span></text:p>
            <text:p text:style-name="Text_20_body">Buat file baru menggunakan text editor atau IDE Lazarus, beri nama <text:span text:style-name="Source_20_Text">SimpleGeo.pas</text:span>, dan ketikkan kode berikut:</text:p>
            <text:p text:style-name="Text_20_body">Delphi</text:p>
            <text:p text:style-name="Preformatted_20_Text"><text:span text:style-name="Source_20_Text">unit SimpleGeo; // Nama unit HARUS SAMA dengan nama file</text:span></text:p>
            <text:p text:style-name="Preformatted_20_Text"/>
            <text:p text:style-name="Preformatted_20_Text"><text:span text:style-name="Source_20_Text">interface // Awal bagian publik</text:span></text:p>
            <text:p text:style-name="Preformatted_20_Text"/>
            <text:p text:style-name="Preformatted_20_Text"><text:span text:style-name="Source_20_Text">uses // Unit yg mungkin dibutuhkan oleh interface (di sini tidak ada)</text:span></text:p>
            <text:p text:style-name="Preformatted_20_Text"><text:span text:style-name="Source_20_Text"><text:s text:c="2"/>SysUtils; // Kita taruh di implementation saja nanti jika perlu</text:span></text:p>
            <text:p text:style-name="Preformatted_20_Text"/>
            <text:p text:style-name="Preformatted_20_Text"><text:span text:style-name="Source_20_Text">const</text:span></text:p>
            <text:p text:style-name="Preformatted_20_Text"><text:span text:style-name="Source_20_Text"><text:s text:c="2"/>// Konstanta yang bisa diakses dari luar</text:span></text:p>
            <text:p text:style-name="Preformatted_20_Text"><text:span text:style-name="Source_20_Text"><text:s text:c="2"/>PiApprox: Double = 3.1415926535;</text:span></text:p>
            <text:p text:style-name="Preformatted_20_Text"/>
            <text:p text:style-name="Preformatted_20_Text"><text:span text:style-name="Source_20_Text">type</text:span></text:p>
            <text:p text:style-name="Preformatted_20_Text"><text:span text:style-name="Source_20_Text"><text:s text:c="2"/>// Tipe data record untuk titik 2D, bisa diakses dari luar</text:span></text:p>
            <text:p text:style-name="Preformatted_20_Text"><text:span text:style-name="Source_20_Text"><text:s text:c="2"/>TPoint = record</text:span></text:p>
            <text:p text:style-name="Preformatted_20_Text"><text:span text:style-name="Source_20_Text"><text:s text:c="4"/>X: Double;</text:span></text:p>
            <text:p text:style-name="Preformatted_20_Text"><text:span text:style-name="Source_20_Text"><text:s text:c="4"/>Y: Double;</text:span></text:p>
            <text:p text:style-name="Preformatted_20_Text"><text:span text:style-name="Source_20_Text"><text:s text:c="2"/>end;</text:span></text:p>
            <text:p text:style-name="Preformatted_20_Text"/>
            <text:p text:style-name="Preformatted_20_Text"><text:span text:style-name="Source_20_Text">// Header fungsi publik: menghitung jarak antara dua titik</text:span></text:p>
            <text:p text:style-name="Preformatted_20_Text"><text:span text:style-name="Source_20_Text">function CalculateDistance(P1, P2: TPoint): Double;</text:span></text:p>
            <text:p text:style-name="Preformatted_20_Text"/>
            <text:p text:style-name="Preformatted_20_Text"><text:span text:style-name="Source_20_Text">// Header prosedur publik: mencetak koordinat titik ke konsol</text:span></text:p>
            <text:p text:style-name="Preformatted_20_Text"><text:span text:style-name="Source_20_Text">procedure PrintPoint(const APoint: TPoint; const Prefix: string = </text:span><text:soft-page-break/><text:span text:style-name="Source_20_Text">'Titik');</text:span></text:p>
            <text:p text:style-name="Preformatted_20_Text"/>
            <text:p text:style-name="Preformatted_20_Text"><text:span text:style-name="Source_20_Text">implementation // Awal bagian privat</text:span></text:p>
            <text:p text:style-name="Preformatted_20_Text"/>
            <text:p text:style-name="Preformatted_20_Text"><text:span text:style-name="Source_20_Text">uses // Unit yg hanya dibutuhkan oleh implementasi</text:span></text:p>
            <text:p text:style-name="Preformatted_20_Text"><text:span text:style-name="Source_20_Text"><text:s text:c="2"/>Math; // Untuk Sqrt dan Power</text:span></text:p>
            <text:p text:style-name="Preformatted_20_Text"/>
            <text:p text:style-name="Preformatted_20_Text"><text:span text:style-name="Source_20_Text">// Implementasi fungsi CalculateDistance</text:span></text:p>
            <text:p text:style-name="Preformatted_20_Text"><text:span text:style-name="Source_20_Text">function CalculateDistance(P1, P2: TPoint): Double;</text:span></text:p>
            <text:p text:style-name="Preformatted_20_Text"><text:span text:style-name="Source_20_Text">var</text:span></text:p>
            <text:p text:style-name="Preformatted_20_Text"><text:span text:style-name="Source_20_Text"><text:s text:c="2"/>DeltaX, DeltaY: Double;</text:span></text:p>
            <text:p text:style-name="Preformatted_20_Text"><text:span text:style-name="Source_20_Text">begin</text:span></text:p>
            <text:p text:style-name="Preformatted_20_Text"><text:span text:style-name="Source_20_Text"><text:s text:c="2"/>DeltaX := P2.X - P1.X;</text:span></text:p>
            <text:p text:style-name="Preformatted_20_Text"><text:span text:style-name="Source_20_Text"><text:s text:c="2"/>DeltaY := P2.Y - P1.Y;</text:span></text:p>
            <text:p text:style-name="Preformatted_20_Text"><text:span text:style-name="Source_20_Text"><text:s text:c="2"/>// Rumus Jarak: Akar( (DeltaX^2) + (DeltaY^2) )</text:span></text:p>
            <text:p text:style-name="Preformatted_20_Text"><text:span text:style-name="Source_20_Text"><text:s text:c="2"/>Result := Sqrt(Power(DeltaX, 2) + Power(DeltaY, 2));</text:span></text:p>
            <text:p text:style-name="Preformatted_20_Text"><text:span text:style-name="Source_20_Text">end;</text:span></text:p>
            <text:p text:style-name="Preformatted_20_Text"/>
            <text:p text:style-name="Preformatted_20_Text"><text:span text:style-name="Source_20_Text">// Implementasi prosedur PrintPoint</text:span></text:p>
            <text:p text:style-name="Preformatted_20_Text"><text:span text:style-name="Source_20_Text">procedure PrintPoint(const APoint: TPoint; const Prefix: string = 'Titik');</text:span></text:p>
            <text:p text:style-name="Preformatted_20_Text"><text:span text:style-name="Source_20_Text">begin</text:span></text:p>
            <text:p text:style-name="Preformatted_20_Text"><text:span text:style-name="Source_20_Text"><text:s text:c="2"/>// Menggunakan const untuk APoint (efisien jika TPoint besar &amp; read-only)</text:span></text:p>
            <text:p text:style-name="Preformatted_20_Text"><text:span text:style-name="Source_20_Text"><text:s text:c="2"/>// Menggunakan nilai default untuk Prefix</text:span></text:p>
            <text:p text:style-name="Preformatted_20_Text"><text:span text:style-name="Source_20_Text"><text:s text:c="2"/>WriteLn(Prefix, ': (X=', APoint.X:0:2, ', Y=', APoint.Y:0:2, ')');</text:span></text:p>
            <text:p text:style-name="Preformatted_20_Text"><text:span text:style-name="Source_20_Text">end;</text:span></text:p>
            <text:p text:style-name="Preformatted_20_Text"/>
            <text:p text:style-name="Preformatted_20_Text"><text:span text:style-name="Source_20_Text">// Tidak ada bagian initialization atau finalization di contoh ini</text:span></text:p>
            <text:p text:style-name="Preformatted_20_Text"/>
            <text:p text:style-name="Preformatted_20_Text"><text:span text:style-name="Source_20_Text">end. // Akhir unit SimpleGeo (diakhiri titik)</text:span></text:p>
            <text:p text:style-name="P609"/>
            <text:p text:style-name="Text_20_body"><text:span text:style-name="Strong_20_Emphasis">Penjelasan Kode </text:span><text:span text:style-name="Strong_20_Emphasis"><text:span text:style-name="Source_20_Text">SimpleGeo.pas</text:span></text:span><text:span text:style-name="Strong_20_Emphasis">:</text:span></text:p>
            <text:list xml:id="list3818095768357444543" text:style-name="L122">
              <text:list-item>
                <text:p text:style-name="P381"><text:span text:style-name="Source_20_Text">unit SimpleGeo;</text:span>: Mendefinisikan nama unit. </text:p>
              </text:list-item>
              <text:list-item>
                <text:p text:style-name="P381"><text:span text:style-name="Source_20_Text">interface</text:span>: Bagian ini mengekspos konstanta <text:span text:style-name="Source_20_Text">PiApprox</text:span>, tipe <text:span text:style-name="Source_20_Text">TPoint</text:span>, serta <text:span text:style-name="Emphasis">header</text:span> (deklarasi) dari fungsi <text:span text:style-name="Source_20_Text">CalculateDistance</text:span> dan prosedur <text:span text:style-name="Source_20_Text">PrintPoint</text:span>. </text:p>
              </text:list-item>
              <text:list-item>
                <text:p text:style-name="P381"><text:span text:style-name="Source_20_Text">implementation</text:span>: Bagian ini berisi: </text:p>
                <text:list>
                  <text:list-item>
                    <text:p text:style-name="P381"><text:span text:style-name="Source_20_Text">uses Math;</text:span>: Unit <text:span text:style-name="Source_20_Text">Math</text:span> hanya diperlukan di sini untuk fungsi <text:span text:style-name="Source_20_Text">Sqrt</text:span> dan <text:span text:style-name="Source_20_Text">Power</text:span>, jadi kita letakkan di <text:span text:style-name="Source_20_Text">implementation</text:span>. </text:p>
                  </text:list-item>
                  <text:list-item>
                    <text:p text:style-name="P122">Implementasi (kode <text:span text:style-name="Source_20_Text">begin..end;</text:span>) lengkap untuk <text:span text:style-name="Source_20_Text">CalculateDistance</text:span> dan <text:span text:style-name="Source_20_Text">PrintPoint</text:span>. </text:p>
                  </text:list-item>
                </text:list>
              </text:list-item>
            </text:list>
            <text:p text:style-name="Text_20_body"><text:span text:style-name="Strong_20_Emphasis">Langkah 2: Membuat File Program Utama (</text:span><text:span text:style-name="Strong_20_Emphasis"><text:span text:style-name="Source_20_Text">MainApp.pas</text:span></text:span><text:span text:style-name="Strong_20_Emphasis"> atau </text:span><text:span text:style-name="Strong_20_Emphasis"><text:span text:style-name="Source_20_Text">.lpr</text:span></text:span><text:span text:style-name="Strong_20_Emphasis">)</text:span></text:p>
            <text:p text:style-name="Text_20_body">Sekarang, buat file program utama (misalnya <text:span text:style-name="Source_20_Text">MainApp.pas</text:span>) di <text:span text:style-name="Strong_20_Emphasis">direktori yang sama</text:span> dengan <text:span text:style-name="Source_20_Text">SimpleGeo.pas</text:span>. Ketikkan kode berikut:</text:p>
            <text:p text:style-name="Text_20_body">Delphi</text:p>
            <text:p text:style-name="Preformatted_20_Text"><text:span text:style-name="Source_20_Text">program MainApp;</text:span></text:p>
            <text:p text:style-name="Preformatted_20_Text"/>
            <text:p text:style-name="Preformatted_20_Text"><text:soft-page-break/><text:span text:style-name="Source_20_Text">uses</text:span></text:p>
            <text:p text:style-name="Preformatted_20_Text"><text:span text:style-name="Source_20_Text"><text:s text:c="2"/>SysUtils, // Umumnya dibutuhkan</text:span></text:p>
            <text:p text:style-name="Preformatted_20_Text"><text:span text:style-name="Source_20_Text"><text:s text:c="2"/>SimpleGeo; // &lt;&lt;&lt; Menyertakan unit yang baru kita buat</text:span></text:p>
            <text:p text:style-name="Preformatted_20_Text"/>
            <text:p text:style-name="Preformatted_20_Text"><text:span text:style-name="Source_20_Text">var</text:span></text:p>
            <text:p text:style-name="Preformatted_20_Text"><text:span text:style-name="Source_20_Text"><text:s text:c="2"/>// Mendeklarasikan variabel dengan tipe TPoint dari SimpleGeo</text:span></text:p>
            <text:p text:style-name="Preformatted_20_Text"><text:span text:style-name="Source_20_Text"><text:s text:c="2"/>TitikA, TitikB: TPoint;</text:span></text:p>
            <text:p text:style-name="Preformatted_20_Text"><text:span text:style-name="Source_20_Text"><text:s text:c="2"/>Jarak: Double;</text:span></text:p>
            <text:p text:style-name="Preformatted_20_Text"/>
            <text:p text:style-name="Preformatted_20_Text"><text:span text:style-name="Source_20_Text">begin</text:span></text:p>
            <text:p text:style-name="Preformatted_20_Text"><text:span text:style-name="Source_20_Text"><text:s text:c="2"/>WriteLn('Demo Penggunaan Unit SimpleGeo');</text:span></text:p>
            <text:p text:style-name="Preformatted_20_Text"><text:span text:style-name="Source_20_Text"><text:s text:c="2"/>WriteLn('-----------------------------');</text:span></text:p>
            <text:p text:style-name="Preformatted_20_Text"/>
            <text:p text:style-name="Preformatted_20_Text"><text:span text:style-name="Source_20_Text"><text:s text:c="2"/>// Mengakses konstanta dari unit SimpleGeo</text:span></text:p>
            <text:p text:style-name="Preformatted_20_Text"><text:span text:style-name="Source_20_Text"><text:s text:c="2"/>WriteLn('Menggunakan Pi Approx: ', PiApprox); // Bisa langsung jika nama unik</text:span></text:p>
            <text:p text:style-name="Preformatted_20_Text"><text:span text:style-name="Source_20_Text"><text:s text:c="2"/>// atau: WriteLn('Menggunakan Pi Approx: ', SimpleGeo.PiApprox);</text:span></text:p>
            <text:p text:style-name="Preformatted_20_Text"/>
            <text:p text:style-name="Preformatted_20_Text"><text:span text:style-name="Source_20_Text"><text:s text:c="2"/>// Mengisi nilai variabel record TPoint</text:span></text:p>
            <text:p text:style-name="Preformatted_20_Text"><text:span text:style-name="Source_20_Text"><text:s text:c="2"/>TitikA.X := 1.0;</text:span></text:p>
            <text:p text:style-name="Preformatted_20_Text"><text:span text:style-name="Source_20_Text"><text:s text:c="2"/>TitikA.Y := 2.0;</text:span></text:p>
            <text:p text:style-name="Preformatted_20_Text"/>
            <text:p text:style-name="Preformatted_20_Text"><text:span text:style-name="Source_20_Text"><text:s text:c="2"/>TitikB.X := 4.0;</text:span></text:p>
            <text:p text:style-name="Preformatted_20_Text"><text:span text:style-name="Source_20_Text"><text:s text:c="2"/>TitikB.Y := 6.0;</text:span></text:p>
            <text:p text:style-name="Preformatted_20_Text"/>
            <text:p text:style-name="Preformatted_20_Text"><text:span text:style-name="Source_20_Text"><text:s text:c="2"/>// Memanggil prosedur dari unit SimpleGeo</text:span></text:p>
            <text:p text:style-name="Preformatted_20_Text"><text:span text:style-name="Source_20_Text"><text:s text:c="2"/>PrintPoint(TitikA, 'Titik Awal '); // Panggil dengan prefix kustom</text:span></text:p>
            <text:p text:style-name="Preformatted_20_Text"><text:span text:style-name="Source_20_Text"><text:s text:c="2"/>PrintPoint(TitikB); <text:s text:c="14"/>// Panggil dengan prefix default ('Titik')</text:span></text:p>
            <text:p text:style-name="Preformatted_20_Text"/>
            <text:p text:style-name="Preformatted_20_Text"><text:span text:style-name="Source_20_Text"><text:s text:c="2"/>// Memanggil fungsi dari unit SimpleGeo</text:span></text:p>
            <text:p text:style-name="Preformatted_20_Text"><text:span text:style-name="Source_20_Text"><text:s text:c="2"/>Jarak := CalculateDistance(TitikA, TitikB);</text:span></text:p>
            <text:p text:style-name="Preformatted_20_Text"><text:span text:style-name="Source_20_Text"><text:s text:c="2"/>WriteLn('Jarak antara Titik A dan Titik B: ', Jarak:0:3); // Format 3 desimal</text:span></text:p>
            <text:p text:style-name="Preformatted_20_Text"/>
            <text:p text:style-name="Preformatted_20_Text"><text:span text:style-name="Source_20_Text"><text:s text:c="2"/>WriteLn;</text:span></text:p>
            <text:p text:style-name="Preformatted_20_Text"><text:span text:style-name="Source_20_Text"><text:s text:c="2"/>WriteLn('Tekan Enter untuk keluar...');</text:span></text:p>
            <text:p text:style-name="Preformatted_20_Text"><text:span text:style-name="Source_20_Text"><text:s text:c="2"/>ReadLn;</text:span></text:p>
            <text:p text:style-name="P609"><text:span text:style-name="Source_20_Text">end.</text:span></text:p>
            <text:p text:style-name="Text_20_body"><text:span text:style-name="Strong_20_Emphasis">Penjelasan Kode </text:span><text:span text:style-name="Strong_20_Emphasis"><text:span text:style-name="Source_20_Text">MainApp.pas</text:span></text:span><text:span text:style-name="Strong_20_Emphasis">:</text:span></text:p>
            <text:list xml:id="list1847426389071542555" text:style-name="L123">
              <text:list-item>
                <text:p text:style-name="P382"><text:span text:style-name="Source_20_Text">uses SimpleGeo;</text:span>: Baris ini sangat penting. Ia memberitahu kompiler untuk menyertakan definisi publik dari unit <text:span text:style-name="Source_20_Text">SimpleGeo</text:span>. </text:p>
              </text:list-item>
              <text:list-item>
                <text:p text:style-name="P382"><text:span text:style-name="Source_20_Text">var TitikA, TitikB: TPoint;</text:span>: Kita dapat mendeklarasikan variabel menggunakan tipe <text:span text:style-name="Source_20_Text">TPoint</text:span> karena tipe tersebut dideklarasikan di bagian <text:span text:style-name="Source_20_Text">interface</text:span> <text:span text:style-name="Source_20_Text">SimpleGeo</text:span>. </text:p>
              </text:list-item>
              <text:list-item>
                <text:p text:style-name="P382"><text:span text:style-name="Source_20_Text">PrintPoint(...)</text:span> dan <text:span text:style-name="Source_20_Text">CalculateDistance(...)</text:span>: Kita dapat memanggil prosedur dan fungsi ini karena header mereka dideklarasikan di <text:span text:style-name="Source_20_Text">interface</text:span> <text:span text:style-name="Source_20_Text">SimpleGeo</text:span>. </text:p>
              </text:list-item>
              <text:list-item>
                <text:p text:style-name="P123"><text:span text:style-name="Source_20_Text">PiApprox</text:span>: Kita bisa mengakses konstanta ini karena ia publik. </text:p>
              </text:list-item>
            </text:list>
            <text:p text:style-name="Text_20_body"><text:span text:style-name="Strong_20_Emphasis">Langkah 3: Kompilasi dan Menjalankan</text:span></text:p>
            <text:list xml:id="list5870593306719411707" text:style-name="L124">
              <text:list-item>
                <text:p text:style-name="P124"><text:soft-page-break/><text:span text:style-name="Strong_20_Emphasis">Menggunakan Lazarus IDE:</text:span></text:p>
                <text:list>
                  <text:list-item>
                    <text:p text:style-name="P383">Buat proyek baru (<text:span text:style-name="Source_20_Text">Project &gt; New Project &gt; Program</text:span> atau <text:span text:style-name="Source_20_Text">Console Application</text:span>). </text:p>
                  </text:list-item>
                  <text:list-item>
                    <text:p text:style-name="P383">Simpan file proyek (<text:span text:style-name="Source_20_Text">.lpi</text:span>) dan file program utama (<text:span text:style-name="Source_20_Text">.lpr</text:span>, misal <text:span text:style-name="Source_20_Text">MainApp.lpr</text:span>) di direktori yang Anda inginkan. </text:p>
                  </text:list-item>
                  <text:list-item>
                    <text:p text:style-name="P383">Buat file unit baru (<text:span text:style-name="Source_20_Text">File &gt; New &gt; Unit</text:span>), simpan sebagai <text:span text:style-name="Source_20_Text">SimpleGeo.pas</text:span> <text:span text:style-name="Strong_20_Emphasis">di direktori yang sama</text:span>. </text:p>
                  </text:list-item>
                  <text:list-item>
                    <text:p text:style-name="P383">Salin kode <text:span text:style-name="Source_20_Text">SimpleGeo.pas</text:span> ke editor unit. </text:p>
                  </text:list-item>
                  <text:list-item>
                    <text:p text:style-name="P383">Salin kode <text:span text:style-name="Source_20_Text">MainApp.pas</text:span> ke editor file <text:span text:style-name="Source_20_Text">.lpr</text:span> utama. </text:p>
                  </text:list-item>
                  <text:list-item>
                    <text:p text:style-name="P383">Pastikan ada <text:span text:style-name="Source_20_Text">uses SimpleGeo;</text:span> di file <text:span text:style-name="Source_20_Text">.lpr</text:span>. </text:p>
                  </text:list-item>
                  <text:list-item>
                    <text:p text:style-name="P383">Tekan <text:span text:style-name="Source_20_Text">F9</text:span> (atau <text:span text:style-name="Source_20_Text">Run &gt; Run</text:span>). Lazarus akan otomatis mengompilasi <text:span text:style-name="Source_20_Text">SimpleGeo.pas</text:span> terlebih dahulu (membuat <text:span text:style-name="Source_20_Text">SimpleGeo.ppu</text:span>/<text:span text:style-name="Source_20_Text">.o</text:span>) jika perlu, lalu mengompilasi <text:span text:style-name="Source_20_Text">MainApp.lpr</text:span> dan menjalankannya. Output akan muncul di jendela konsol. </text:p>
                  </text:list-item>
                </text:list>
              </text:list-item>
              <text:list-item>
                <text:p text:style-name="P124"><text:span text:style-name="Strong_20_Emphasis">Menggunakan Command Line (FPC):</text:span></text:p>
                <text:list>
                  <text:list-item>
                    <text:p text:style-name="P383">Pastikan kedua file (<text:span text:style-name="Source_20_Text">SimpleGeo.pas</text:span> dan <text:span text:style-name="Source_20_Text">MainApp.pas</text:span>) berada di direktori yang sama. </text:p>
                  </text:list-item>
                  <text:list-item>
                    <text:p text:style-name="P383">Buka terminal/command prompt di direktori tersebut. </text:p>
                  </text:list-item>
                  <text:list-item>
                    <text:p text:style-name="P383">Ketik perintah untuk mengompilasi file program utama: <text:span text:style-name="Source_20_Text">fpc MainApp.pas</text:span> </text:p>
                  </text:list-item>
                  <text:list-item>
                    <text:p text:style-name="P383">FPC akan cukup pintar untuk melihat <text:span text:style-name="Source_20_Text">uses SimpleGeo;</text:span>, secara otomatis mencari <text:span text:style-name="Source_20_Text">SimpleGeo.pas</text:span>, mengompilasinya terlebih dahulu (membuat <text:span text:style-name="Source_20_Text">SimpleGeo.ppu</text:span> dan <text:span text:style-name="Source_20_Text">SimpleGeo.o</text:span>), baru kemudian mengompilasi <text:span text:style-name="Source_20_Text">MainApp.pas</text:span> dengan merujuk ke unit yang sudah dikompilasi. </text:p>
                  </text:list-item>
                  <text:list-item>
                    <text:p text:style-name="P383">Jika tidak ada error, jalankan executable yang dihasilkan: </text:p>
                    <text:list>
                      <text:list-item>
                        <text:p text:style-name="P383">Windows: <text:span text:style-name="Source_20_Text">MainApp.exe</text:span> </text:p>
                      </text:list-item>
                      <text:list-item>
                        <text:p text:style-name="P383">Linux/macOS: <text:span text:style-name="Source_20_Text">./MainApp</text:span> </text:p>
                      </text:list-item>
                    </text:list>
                  </text:list-item>
                  <text:list-item>
                    <text:p text:style-name="P124">Anda akan melihat output program di terminal. </text:p>
                  </text:list-item>
                </text:list>
              </text:list-item>
            </text:list>
            <text:p text:style-name="Text_20_body">Contoh ini menunjukkan siklus dasar pembuatan modul terpisah (Unit) dan penggunaannya dari program lain, yang merupakan fondasi untuk membangun aplikasi Pascal yang lebih besar dan terstruktur.</text:p>
            <text:p text:style-name="Horizontal_20_Line"/>
            <text:p text:style-name="Text_20_body">Silakan berikan perintah <text:span text:style-name="Source_20_Text">YAX</text:span> untuk melanjutkan ke prompt berikutnya (Subbab: Menghindari Referensi Silang (Circular References)).</text:p>
          </text:section>
          <text:section text:style-name="Sect1" text:name="feedback-form-64">
            <text:p text:style-name="P274"/>
          </text:section>
        </text:section>
        <text:section text:style-name="Sect1" text:name="ffc087d51f5eaa1a">
          <text:p text:style-name="Text_20_body"/>
          <text:section text:style-name="Sect1" text:name="user-query-content-65">
            <text:p text:style-name="P529">YAX </text:p>
          </text:section>
          <text:p text:style-name="P274">Tampilkan alur berpikir</text:p>
          <text:section text:style-name="Sect2" text:name="model-response-message-contentr_ffc087d51f5eaa1a">
            <text:p text:style-name="Text_20_body">Baik, mari kita bahas salah satu potensi masalah yang bisa muncul saat bekerja dengan banyak unit, yaitu referensi silang, pada pukul 1:20 PM WIB, Senin 14 April 2025, di <text:soft-page-break/>Indonesia ini.</text:p>
            <text:p text:style-name="Text_20_body"><text:span text:style-name="Strong_20_Emphasis">(Jawaban untuk Prompt Isi Subbab: Menghindari Referensi Silang (Circular References))</text:span></text:p>
            <text:p text:style-name="Text_20_body">Ketika Anda mulai membangun proyek dengan banyak <text:span text:style-name="Source_20_Text">Unit</text:span> yang saling terkait, ada kemungkinan Anda akan menemui masalah yang disebut <text:span text:style-name="Strong_20_Emphasis">referensi silang</text:span> atau <text:span text:style-name="Emphasis">circular unit reference</text:span>. Ini adalah situasi yang dapat mencegah proyek Anda dikompilasi.</text:p>
            <text:p text:style-name="Text_20_body"><text:span text:style-name="Strong_20_Emphasis">Apa Itu Referensi Silang?</text:span></text:p>
            <text:p text:style-name="Text_20_body">Referensi silang terjadi ketika dua (atau lebih) unit saling bergantung satu sama lain pada <text:span text:style-name="Strong_20_Emphasis">tingkat </text:span><text:span text:style-name="Strong_20_Emphasis"><text:span text:style-name="Source_20_Text">interface</text:span></text:span> mereka. Skenario paling sederhana adalah:</text:p>
            <text:list xml:id="list2663748091828041831" text:style-name="L125">
              <text:list-item>
                <text:p text:style-name="P384"><text:span text:style-name="Source_20_Text">UnitA</text:span> mendeklarasikan sesuatu di bagian <text:span text:style-name="Source_20_Text">interface</text:span>-nya (misalnya, sebuah prosedur yang menerima parameter bertipe <text:span text:style-name="Source_20_Text">TB</text:span>) yang memerlukan definisi dari <text:span text:style-name="Source_20_Text">UnitB</text:span>. Oleh karena itu, <text:span text:style-name="Source_20_Text">UnitA</text:span> menulis <text:span text:style-name="Source_20_Text">uses UnitB;</text:span> di bagian <text:span text:style-name="Source_20_Text">interface</text:span>-nya. </text:p>
              </text:list-item>
              <text:list-item>
                <text:p text:style-name="P125">Pada saat yang sama, <text:span text:style-name="Source_20_Text">UnitB</text:span> juga mendeklarasikan sesuatu di bagian <text:span text:style-name="Source_20_Text">interface</text:span>-nya (misalnya, sebuah fungsi yang mengembalikan tipe <text:span text:style-name="Source_20_Text">TA</text:span>) yang memerlukan definisi dari <text:span text:style-name="Source_20_Text">UnitA</text:span>. Oleh karena itu, <text:span text:style-name="Source_20_Text">UnitB</text:span> menulis <text:span text:style-name="Source_20_Text">uses UnitA;</text:span> di bagian <text:span text:style-name="Source_20_Text">interface</text:span>-nya. </text:p>
              </text:list-item>
            </text:list>
            <text:p text:style-name="Text_20_body">Terciptalah sebuah siklus: Untuk memahami <text:span text:style-name="Source_20_Text">interface</text:span> UnitA, kompiler perlu mengetahui <text:span text:style-name="Source_20_Text">interface</text:span> UnitB. Tetapi untuk memahami <text:span text:style-name="Source_20_Text">interface</text:span> UnitB, kompiler perlu mengetahui <text:span text:style-name="Source_20_Text">interface</text:span> UnitA.</text:p>
            <text:p text:style-name="Text_20_body"><text:span text:style-name="Strong_20_Emphasis">Mengapa Ini Menjadi Masalah?</text:span></text:p>
            <text:p text:style-name="Text_20_body">Kompiler Free Pascal (seperti kebanyakan kompiler Pascal) perlu memproses bagian <text:span text:style-name="Source_20_Text">interface</text:span> sebuah unit secara lengkap sebelum dapat memproses kode lain yang menggunakan unit tersebut. Dalam kasus referensi silang di level <text:span text:style-name="Source_20_Text">interface</text:span>, kompiler tidak dapat menentukan urutan kompilasi yang valid. Ia terjebak dalam lingkaran dependensi dan tidak bisa menyelesaikan pemrosesan <text:span text:style-name="Source_20_Text">interface</text:span> kedua unit tersebut, sehingga akan melaporkan error kompilasi, seringkali dengan pesan seperti <text:span text:style-name="Emphasis">"Circular unit reference between UnitA and UnitB"</text:span>.</text:p>
            <text:p text:style-name="Text_20_body"><text:span text:style-name="Strong_20_Emphasis">Strategi Mengatasi Referensi Silang:</text:span></text:p>
            <text:p text:style-name="Text_20_body">Untungnya, ada beberapa strategi umum untuk memecahkan atau menghindari masalah ini:</text:p>
            <text:list xml:id="list7487202786903041683" text:style-name="L126">
              <text:list-item>
                <text:p text:style-name="P126"><text:span text:style-name="Strong_20_Emphasis">Pindahkan </text:span><text:span text:style-name="Strong_20_Emphasis"><text:span text:style-name="Source_20_Text">uses</text:span></text:span><text:span text:style-name="Strong_20_Emphasis"> ke Bagian </text:span><text:span text:style-name="Strong_20_Emphasis"><text:span text:style-name="Source_20_Text">implementation</text:span></text:span><text:span text:style-name="Strong_20_Emphasis"> (Solusi Paling Umum):</text:span></text:p>
                <text:list>
                  <text:list-item>
                    <text:p text:style-name="P385"><text:span text:style-name="Strong_20_Emphasis">Analisis:</text:span> Periksa kembali <text:span text:style-name="Emphasis">mengapa</text:span> UnitA membutuhkan UnitB di <text:span text:style-name="Source_20_Text">interface</text:span>-nya (dan sebaliknya). Apakah <text:span text:style-name="Emphasis">benar-benar</text:span> ada deklarasi di <text:span text:style-name="Source_20_Text">interface</text:span> UnitA yang secara langsung menggunakan tipe/konstanta dari UnitB? Seringkali, dependensi tersebut sebenarnya hanya diperlukan oleh <text:span text:style-name="Emphasis">kode implementasi</text:span> di dalam UnitA. </text:p>
                  </text:list-item>
                  <text:list-item>
                    <text:p text:style-name="P385"><text:span text:style-name="Strong_20_Emphasis">Solusi:</text:span> Jika dependensi hanya ada di level implementasi, <text:span text:style-name="Strong_20_Emphasis">pindahkan</text:span> klausa <text:span text:style-name="Source_20_Text">uses UnitB;</text:span> dari bagian <text:span text:style-name="Source_20_Text">interface</text:span> UnitA ke bagian <text:span text:style-name="Source_20_Text">implementation</text:span> UnitA. Lakukan analisis yang sama untuk dependensi <text:soft-page-break/>UnitB pada UnitA. </text:p>
                  </text:list-item>
                  <text:list-item>
                    <text:p text:style-name="P385"><text:span text:style-name="Strong_20_Emphasis">Hasil:</text:span> Ini memutus siklus dependensi di level <text:span text:style-name="Source_20_Text">interface</text:span>. Kompiler kini dapat memproses <text:span text:style-name="Source_20_Text">interface</text:span> UnitA, lalu <text:span text:style-name="Source_20_Text">interface</text:span> UnitB (tanpa error), baru kemudian memproses <text:span text:style-name="Source_20_Text">implementation</text:span> UnitA (yang kini dapat mengakses UnitB) dan <text:span text:style-name="Source_20_Text">implementation</text:span> UnitB (yang mungkin dapat mengakses UnitA). </text:p>
                  </text:list-item>
                </text:list>
              </text:list-item>
              <text:list-item>
                <text:p text:style-name="P126"><text:span text:style-name="Strong_20_Emphasis">Restrukturisasi / Ekstraksi ke Unit Ketiga:</text:span></text:p>
                <text:list>
                  <text:list-item>
                    <text:p text:style-name="P385"><text:span text:style-name="Strong_20_Emphasis">Analisis:</text:span> Terkadang, dependensi silang di <text:span text:style-name="Source_20_Text">interface</text:span> memang valid karena UnitA dan UnitB benar-benar berbagi tipe data atau definisi fundamental yang sama. </text:p>
                  </text:list-item>
                  <text:list-item>
                    <text:p text:style-name="P385"><text:span text:style-name="Strong_20_Emphasis">Solusi:</text:span> Identifikasi elemen-elemen (misalnya, deklarasi <text:span text:style-name="Source_20_Text">type</text:span> atau <text:span text:style-name="Source_20_Text">const</text:span>) yang menyebabkan dependensi silang tersebut. <text:span text:style-name="Strong_20_Emphasis">Pindahkan</text:span> deklarasi bersama ini ke <text:span text:style-name="Strong_20_Emphasis">unit baru yang ketiga</text:span>, misalnya <text:span text:style-name="Source_20_Text">UnitC_SharedDefs</text:span>. Kemudian, buat UnitA dan UnitB sama-sama menambahkan <text:span text:style-name="Source_20_Text">uses UnitC_SharedDefs;</text:span> di bagian <text:span text:style-name="Source_20_Text">interface</text:span> mereka, dan hapus <text:span text:style-name="Source_20_Text">uses</text:span> silang langsung antara A dan B dari bagian <text:span text:style-name="Source_20_Text">interface</text:span>. </text:p>
                  </text:list-item>
                  <text:list-item>
                    <text:p text:style-name="P385"><text:span text:style-name="Strong_20_Emphasis">Hasil:</text:span> Dependensi menjadi lebih jelas (A -&gt; C, B -&gt; C), menghilangkan siklus. </text:p>
                  </text:list-item>
                </text:list>
              </text:list-item>
              <text:list-item>
                <text:p text:style-name="P126"><text:span text:style-name="Strong_20_Emphasis">Menggunakan Tipe Interface OOP (Teknik Lanjutan):</text:span></text:p>
                <text:list>
                  <text:list-item>
                    <text:p text:style-name="P385"><text:span text:style-name="Strong_20_Emphasis">Analisis:</text:span> Dalam konteks Pemrograman Berorientasi Objek (yang akan dibahas lebih lanjut), dependensi silang sering terjadi karena KelasA di UnitA perlu mengetahui tentang KelasB di UnitB, dan sebaliknya. </text:p>
                  </text:list-item>
                  <text:list-item>
                    <text:p text:style-name="P385"><text:span text:style-name="Strong_20_Emphasis">Solusi:</text:span> Daripada bergantung pada tipe kelas konkret, Anda dapat mendefinisikan <text:span text:style-name="Strong_20_Emphasis">tipe </text:span><text:span text:style-name="Strong_20_Emphasis"><text:span text:style-name="Source_20_Text">interface</text:span></text:span> (sebuah kontrak abstrak, bukan bagian <text:span text:style-name="Source_20_Text">interface</text:span> unit) yang mendeskripsikan fungsionalitas yang dibutuhkan. KelasA dan KelasB kemudian sama-sama mengimplementasikan interface ini (atau interface berbeda). Unit A kemudian hanya perlu mengetahui tentang tipe <text:span text:style-name="Emphasis">interface</text:span>, bukan implementasi konkret di UnitB (dan sebaliknya). Tipe interface ini seringkali didefinisikan di unit terpisah atau unit dasar. </text:p>
                  </text:list-item>
                  <text:list-item>
                    <text:p text:style-name="P126"><text:span text:style-name="Strong_20_Emphasis">Hasil:</text:span> Ini adalah bentuk <text:span text:style-name="Emphasis">dependency inversion</text:span> yang kuat untuk memutus kopling antar unit/kelas. Ini adalah teknik yang lebih canggih. </text:p>
                  </text:list-item>
                </text:list>
              </text:list-item>
            </text:list>
            <text:p text:style-name="Text_20_body"><text:span text:style-name="Strong_20_Emphasis">Contoh Skenario dan Solusi (Memindahkan </text:span><text:span text:style-name="Strong_20_Emphasis"><text:span text:style-name="Source_20_Text">uses</text:span></text:span><text:span text:style-name="Strong_20_Emphasis">)</text:span></text:p>
            <text:list xml:id="list5715207377064776065" text:style-name="L127">
              <text:list-item>
                <text:p text:style-name="P127"><text:span text:style-name="Strong_20_Emphasis">File </text:span><text:span text:style-name="Strong_20_Emphasis"><text:span text:style-name="Source_20_Text">UnitA.pas</text:span></text:span><text:span text:style-name="Strong_20_Emphasis"> (Bermasalah):</text:span></text:p>
                <text:p text:style-name="P127">Delphi</text:p>
                <text:p text:style-name="P576"><text:span text:style-name="Source_20_Text">unit UnitA;</text:span></text:p>
                <text:p text:style-name="P576"><text:span text:style-name="Source_20_Text">interface</text:span></text:p>
                <text:p text:style-name="P576"><text:span text:style-name="Source_20_Text">uses UnitB; // &lt;&lt;&lt; PROBLEM: Butuh TB dari UnitB di interface</text:span></text:p>
                <text:p text:style-name="P576"/>
                <text:p text:style-name="P576"><text:span text:style-name="Source_20_Text">type</text:span></text:p>
                <text:p text:style-name="P576"><text:span text:style-name="Source_20_Text"><text:s text:c="2"/>TA = record</text:span></text:p>
                <text:p text:style-name="P576"><text:span text:style-name="Source_20_Text"><text:s text:c="4"/>ID: Integer;</text:span></text:p>
                <text:p text:style-name="P576"><text:span text:style-name="Source_20_Text"><text:s text:c="4"/>StatusB: TB_Status; // &lt;&lt;&lt; TB_Status didefinisikan di UnitB</text:span></text:p>
                <text:p text:style-name="P576"><text:soft-page-break/><text:span text:style-name="Source_20_Text"><text:s text:c="2"/>end;</text:span></text:p>
                <text:p text:style-name="P576"><text:span text:style-name="Source_20_Text">procedure ProsesA(DataA: TA);</text:span></text:p>
                <text:p text:style-name="P576"/>
                <text:p text:style-name="P576"><text:span text:style-name="Source_20_Text">implementation</text:span></text:p>
                <text:p text:style-name="P576"><text:span text:style-name="Source_20_Text">// ...</text:span></text:p>
                <text:p text:style-name="P576"><text:span text:style-name="Source_20_Text">procedure ProsesA(DataA: TA); begin end;</text:span></text:p>
                <text:p text:style-name="P632"><text:span text:style-name="Source_20_Text">end.</text:span></text:p>
              </text:list-item>
              <text:list-item>
                <text:p text:style-name="P127"><text:span text:style-name="Strong_20_Emphasis">File </text:span><text:span text:style-name="Strong_20_Emphasis"><text:span text:style-name="Source_20_Text">UnitB.pas</text:span></text:span><text:span text:style-name="Strong_20_Emphasis"> (Bermasalah):</text:span></text:p>
                <text:p text:style-name="P127">Delphi</text:p>
                <text:p text:style-name="P576"><text:span text:style-name="Source_20_Text">unit UnitB;</text:span></text:p>
                <text:p text:style-name="P576"><text:span text:style-name="Source_20_Text">interface</text:span></text:p>
                <text:p text:style-name="P576"><text:span text:style-name="Source_20_Text">uses UnitA; // &lt;&lt;&lt; PROBLEM: Butuh TA dari UnitA di interface</text:span></text:p>
                <text:p text:style-name="P576"/>
                <text:p text:style-name="P576"><text:span text:style-name="Source_20_Text">type</text:span></text:p>
                <text:p text:style-name="P576"><text:span text:style-name="Source_20_Text"><text:s text:c="2"/>TB_Status = (stAktif, stNonAktif);</text:span></text:p>
                <text:p text:style-name="P576"><text:span text:style-name="Source_20_Text"><text:s text:c="2"/>TB = record</text:span></text:p>
                <text:p text:style-name="P576"><text:span text:style-name="Source_20_Text"><text:s text:c="4"/>InfoA: TA; // &lt;&lt;&lt; TA didefinisikan di UnitA</text:span></text:p>
                <text:p text:style-name="P576"><text:span text:style-name="Source_20_Text"><text:s text:c="4"/>Nama: string;</text:span></text:p>
                <text:p text:style-name="P576"><text:span text:style-name="Source_20_Text"><text:s text:c="2"/>end;</text:span></text:p>
                <text:p text:style-name="P576"><text:span text:style-name="Source_20_Text">procedure ProsesB(DataB: TB);</text:span></text:p>
                <text:p text:style-name="P576"/>
                <text:p text:style-name="P576"><text:span text:style-name="Source_20_Text">implementation</text:span></text:p>
                <text:p text:style-name="P576"><text:span text:style-name="Source_20_Text">// ...</text:span></text:p>
                <text:p text:style-name="P576"><text:span text:style-name="Source_20_Text">procedure ProsesB(DataB: TB); begin end;</text:span></text:p>
                <text:p text:style-name="P632"><text:span text:style-name="Source_20_Text">end.</text:span></text:p>
                <text:p text:style-name="P127">Ini tidak akan bisa dikompilasi.</text:p>
              </text:list-item>
              <text:list-item>
                <text:p text:style-name="P127"><text:span text:style-name="Strong_20_Emphasis">Solusi (Memindahkan </text:span><text:span text:style-name="Strong_20_Emphasis"><text:span text:style-name="Source_20_Text">uses</text:span></text:span><text:span text:style-name="Strong_20_Emphasis">):</text:span> Misalkan setelah dianalisis, <text:span text:style-name="Source_20_Text">UnitA</text:span> sebenarnya tidak perlu tahu <text:span text:style-name="Source_20_Text">TB_Status</text:span> di <text:span text:style-name="Emphasis">interfacenya</text:span>, mungkin hanya perlu saat implementasi. Dan <text:span text:style-name="Source_20_Text">UnitB</text:span> tidak perlu tahu struktur lengkap <text:span text:style-name="Source_20_Text">TA</text:span> di <text:span text:style-name="Emphasis">interfacenya</text:span>, mungkin hanya perlu ID-nya saja. Kita bisa refactor:</text:p>
                <text:list>
                  <text:list-item>
                    <text:p text:style-name="P386"><text:span text:style-name="Strong_20_Emphasis">File </text:span><text:span text:style-name="Strong_20_Emphasis"><text:span text:style-name="Source_20_Text">UnitA.pas</text:span></text:span><text:span text:style-name="Strong_20_Emphasis"> (Diperbaiki):</text:span> </text:p>
                    <text:p text:style-name="P127">Delphi</text:p>
                    <text:p text:style-name="P576"><text:span text:style-name="Source_20_Text">unit UnitA;</text:span></text:p>
                    <text:p text:style-name="P576"><text:span text:style-name="Source_20_Text">interface</text:span></text:p>
                    <text:p text:style-name="P576"><text:span text:style-name="Source_20_Text">// uses UnitB; // &lt;&lt;&lt; DIPINDAHKAN</text:span></text:p>
                    <text:p text:style-name="P576"/>
                    <text:p text:style-name="P576"><text:span text:style-name="Source_20_Text">type</text:span></text:p>
                    <text:p text:style-name="P576"><text:span text:style-name="Source_20_Text"><text:s text:c="2"/>TA_ID = Integer; // Definisikan hanya ID jika itu yg dibutuhkan B</text:span></text:p>
                    <text:p text:style-name="P576"><text:span text:style-name="Source_20_Text"><text:s text:c="2"/>TA = record</text:span></text:p>
                    <text:p text:style-name="P576"><text:span text:style-name="Source_20_Text"><text:s text:c="4"/>ID: TA_ID;</text:span></text:p>
                    <text:p text:style-name="P576"><text:span text:style-name="Source_20_Text"><text:s text:c="4"/>// StatusB: TB_Status; // Misal tidak perlu publik lagi</text:span></text:p>
                    <text:p text:style-name="P576"><text:span text:style-name="Source_20_Text"><text:s text:c="2"/>end;</text:span></text:p>
                    <text:p text:style-name="P576"><text:span text:style-name="Source_20_Text">procedure ProsesA(ID_A: TA_ID); // Ubah parameter jika perlu</text:span></text:p>
                    <text:p text:style-name="P576"/>
                    <text:p text:style-name="P576"><text:span text:style-name="Source_20_Text">implementation</text:span></text:p>
                    <text:p text:style-name="P576"><text:span text:style-name="Source_20_Text">uses UnitB, SysUtils; // &lt;&lt;&lt; UnitB hanya perlu di sini</text:span></text:p>
                    <text:p text:style-name="P576"/>
                    <text:p text:style-name="P576"><text:span text:style-name="Source_20_Text">procedure ProsesA(ID_A: TA_ID);</text:span></text:p>
                    <text:p text:style-name="P576"><text:soft-page-break/><text:span text:style-name="Source_20_Text">var LokalStatus: TB_Status; // Bisa pakai tipe dari UnitB di sini</text:span></text:p>
                    <text:p text:style-name="P576"><text:span text:style-name="Source_20_Text">begin</text:span></text:p>
                    <text:p text:style-name="P576"><text:span text:style-name="Source_20_Text"><text:s text:c="2"/>LokalStatus := stAktif;</text:span></text:p>
                    <text:p text:style-name="P576"><text:span text:style-name="Source_20_Text"><text:s text:c="2"/>WriteLn('Proses A untuk ID: ', ID_A, ' dengan status lokal: ', Ord(LokalStatus));</text:span></text:p>
                    <text:p text:style-name="P576"><text:span text:style-name="Source_20_Text"><text:s text:c="2"/>// Mungkin panggil sesuatu dari UnitB di sini jika perlu</text:span></text:p>
                    <text:p text:style-name="P576"><text:span text:style-name="Source_20_Text">end;</text:span></text:p>
                    <text:p text:style-name="P632"><text:span text:style-name="Source_20_Text">end.</text:span></text:p>
                  </text:list-item>
                  <text:list-item>
                    <text:p text:style-name="P386"><text:span text:style-name="Strong_20_Emphasis">File </text:span><text:span text:style-name="Strong_20_Emphasis"><text:span text:style-name="Source_20_Text">UnitB.pas</text:span></text:span><text:span text:style-name="Strong_20_Emphasis"> (Diperbaiki):</text:span> </text:p>
                    <text:p text:style-name="P127">Delphi</text:p>
                    <text:p text:style-name="P576"><text:span text:style-name="Source_20_Text">unit UnitB;</text:span></text:p>
                    <text:p text:style-name="P576"><text:span text:style-name="Source_20_Text">interface</text:span></text:p>
                    <text:p text:style-name="P576"><text:span text:style-name="Source_20_Text">uses UnitA; // &lt;&lt;&lt; Masih perlu TA_ID dari UnitA</text:span></text:p>
                    <text:p text:style-name="P576"/>
                    <text:p text:style-name="P576"><text:span text:style-name="Source_20_Text">type</text:span></text:p>
                    <text:p text:style-name="P576"><text:span text:style-name="Source_20_Text"><text:s text:c="2"/>TB_Status = (stAktif, stNonAktif);</text:span></text:p>
                    <text:p text:style-name="P576"><text:span text:style-name="Source_20_Text"><text:s text:c="2"/>TB = record</text:span></text:p>
                    <text:p text:style-name="P576"><text:span text:style-name="Source_20_Text"><text:s text:c="4"/>InfoAID: TA_ID; // &lt;&lt;&lt; Menggunakan TA_ID dari UnitA</text:span></text:p>
                    <text:p text:style-name="P576"><text:span text:style-name="Source_20_Text"><text:s text:c="4"/>Nama: string;</text:span></text:p>
                    <text:p text:style-name="P576"><text:span text:style-name="Source_20_Text"><text:s text:c="2"/>end;</text:span></text:p>
                    <text:p text:style-name="P576"><text:span text:style-name="Source_20_Text">procedure ProsesB(DataB: TB);</text:span></text:p>
                    <text:p text:style-name="P576"/>
                    <text:p text:style-name="P576"><text:span text:style-name="Source_20_Text">implementation</text:span></text:p>
                    <text:p text:style-name="P576"><text:span text:style-name="Source_20_Text">uses SysUtils;</text:span></text:p>
                    <text:p text:style-name="P576"><text:span text:style-name="Source_20_Text">// uses UnitA; // Mungkin tidak perlu lagi di sini jika TA tidak dipakai</text:span></text:p>
                    <text:p text:style-name="P576"/>
                    <text:p text:style-name="P576"><text:span text:style-name="Source_20_Text">procedure ProsesB(DataB: TB);</text:span></text:p>
                    <text:p text:style-name="P576"><text:span text:style-name="Source_20_Text">begin</text:span></text:p>
                    <text:p text:style-name="P576"><text:span text:style-name="Source_20_Text"><text:s text:c="3"/>WriteLn('Proses B untuk Nama: ', DataB.Nama, ' dengan InfoAID: ', DataB.InfoAID);</text:span></text:p>
                    <text:p text:style-name="P576"><text:span text:style-name="Source_20_Text"><text:s text:c="3"/>// Mungkin panggil sesuatu dari UnitA di sini jika perlu</text:span></text:p>
                    <text:p text:style-name="P576"><text:span text:style-name="Source_20_Text">end;</text:span></text:p>
                    <text:p text:style-name="P632"><text:span text:style-name="Source_20_Text">end.</text:span></text:p>
                  </text:list-item>
                </text:list>
              </text:list-item>
            </text:list>
            <text:p text:style-name="Text_20_body">Dengan memindahkan <text:span text:style-name="Source_20_Text">uses UnitB</text:span> ke <text:span text:style-name="Source_20_Text">implementation</text:span> di <text:span text:style-name="Source_20_Text">UnitA</text:span>, kita memutus siklus di level <text:span text:style-name="Source_20_Text">interface</text:span>, memungkinkan kompiler memproses <text:span text:style-name="Source_20_Text">interface</text:span> UnitA terlebih dahulu, baru <text:span text:style-name="Source_20_Text">interface</text:span> UnitB, dan seterusnya. Kuncinya adalah meminimalkan dependensi di bagian <text:span text:style-name="Source_20_Text">interface</text:span>.</text:p>
            <text:p text:style-name="Horizontal_20_Line"/>
            <text:p text:style-name="Text_20_body">Kita telah menyelesaikan Bab 5. Silakan berikan perintah <text:span text:style-name="Source_20_Text">YAX</text:span> untuk melanjutkan ke prompt berikutnya (Pengantar Bab 6).</text:p>
          </text:section>
          <text:section text:style-name="Sect1" text:name="feedback-form-65">
            <text:p text:style-name="P274"/>
          </text:section>
        </text:section>
        <text:section text:style-name="Sect1" text:name="911f9f89d6284b2a">
          <text:p text:style-name="Text_20_body"/>
          <text:section text:style-name="Sect1" text:name="user-query-content-66">
            <text:p text:style-name="P529">YAX </text:p>
          </text:section>
          <text:p text:style-name="P274">Tampilkan alur berpikir</text:p>
          <text:section text:style-name="Sect2" text:name="model-response-message-contentr_911f9f89d6284b2a">
            <text:p text:style-name="Text_20_body">Baik, kita lanjutkan ke Bab 6 pada hari Senin, 14 April 2025, pukul 1:48 PM WIB, kali ini <text:soft-page-break/>dari Medan, Sumatra Utara.</text:p>
            <text:p text:style-name="Text_20_body"><text:span text:style-name="Strong_20_Emphasis">(Jawaban untuk Prompt Pengantar Bab 6)</text:span></text:p>
            <text:p text:style-name="Text_20_body">Setelah kita membangun fondasi yang kuat dalam sintaks dasar, struktur kontrol, dan modularitas menggunakan unit, kini saatnya kita beralih ke dua tipe data terstruktur yang paling sering digunakan dan sangat fundamental dalam hampir semua jenis pemrograman: <text:span text:style-name="Strong_20_Emphasis">Array</text:span> dan <text:span text:style-name="Strong_20_Emphasis">String</text:span>. Jika tipe data dasar (seperti <text:span text:style-name="Source_20_Text">Integer</text:span>, <text:span text:style-name="Source_20_Text">Real</text:span>, <text:span text:style-name="Source_20_Text">Boolean</text:span>, <text:span text:style-name="Source_20_Text">Char</text:span>) adalah batu bata, maka Array dan String adalah kerangka penting untuk membangun struktur data yang lebih bermakna.</text:p>
            <text:p text:style-name="Text_20_body">Dalam bab ini, "Array dan String", kita akan menjelajahi bagaimana Free Pascal memungkinkan kita untuk:</text:p>
            <text:list xml:id="list5459495767891242617" text:style-name="L128">
              <text:list-item>
                <text:p text:style-name="P387"><text:span text:style-name="Strong_20_Emphasis">Mengelola Kumpulan Data Sejenis (Array):</text:span> Array memungkinkan kita menyimpan sejumlah item data yang memiliki tipe <text:span text:style-name="Emphasis">sama</text:span> dalam satu variabel. Kita akan melihat bahwa Pascal menyediakan dua jenis utama array: </text:p>
                <text:list>
                  <text:list-item>
                    <text:p text:style-name="P387"><text:span text:style-name="Strong_20_Emphasis">Array Statis:</text:span> Ukurannya tetap dan ditentukan saat kompilasi. </text:p>
                  </text:list-item>
                  <text:list-item>
                    <text:p text:style-name="P387"><text:span text:style-name="Strong_20_Emphasis">Array Dinamis:</text:span> Ukurannya fleksibel dan dapat diubah saat program berjalan (<text:span text:style-name="Source_20_Text">runtime</text:span>). Kita juga akan membahas array multidimensi untuk merepresentasikan data tabular atau grid. </text:p>
                  </text:list-item>
                </text:list>
              </text:list-item>
              <text:list-item>
                <text:p text:style-name="P128"><text:span text:style-name="Strong_20_Emphasis">Merepresentasikan dan Memanipulasi Teks (String):</text:span> String adalah tipe data esensial untuk bekerja dengan teks. Kita akan mempelajari berbagai tipe string yang ditawarkan oleh Free Pascal, masing-masing dengan karakteristiknya sendiri terkait manajemen memori dan dukungan karakter (terutama perbedaan antara <text:span text:style-name="Source_20_Text">ShortString</text:span> warisan lama, <text:span text:style-name="Source_20_Text">AnsiString</text:span>, dan <text:span text:style-name="Source_20_Text">UnicodeString</text:span> yang modern). Kita juga akan membahas fungsi-fungsi pustaka standar yang sangat berguna untuk memanipulasi string. </text:p>
              </text:list-item>
            </text:list>
            <text:p text:style-name="Text_20_body">Bagi Anda yang datang dari bahasa lain, konsep array dan string tentu sudah tidak asing. Namun, fokus kita di sini adalah pada sintaks spesifik Pascal, perbedaan antara array statis dan dinamis yang dikelola secara berbeda, serta pemahaman tentang berbagai jenis string yang ada di ekosistem FPC/Delphi. Penguasaan array dan string adalah fondasi mutlak untuk dapat menangani input pengguna, membaca/menulis file teks, memproses data dalam jumlah besar, dan membangun aplikasi yang berinteraksi dengan dunia nyata. Mari kita selami kedua tipe data penting ini.</text:p>
            <text:p text:style-name="Horizontal_20_Line"/>
            <text:p text:style-name="Text_20_body">Silakan berikan perintah <text:span text:style-name="Source_20_Text">YAX</text:span> untuk melanjutkan ke prompt berikutnya (Subbab: Array Statis (Deklarasi, Akses, Batasan Indeks)).</text:p>
          </text:section>
          <text:section text:style-name="Sect1" text:name="feedback-form-66">
            <text:p text:style-name="P274"/>
          </text:section>
        </text:section>
        <text:section text:style-name="Sect1" text:name="25a5a2a81d68e005">
          <text:p text:style-name="Text_20_body"/>
          <text:section text:style-name="Sect1" text:name="user-query-content-67">
            <text:p text:style-name="P529">yax </text:p>
          </text:section>
          <text:p text:style-name="P274">Tampilkan alur berpikir</text:p>
          <text:section text:style-name="Sect2" text:name="model-response-message-contentr_25a5a2a81d68e005">
            <text:p text:style-name="Text_20_body">Baik, kita lanjutkan pembahasan tipe data terstruktur di Bab 6 ini, pada pukul 3:24 PM WIB, Senin 14 April 2025, di Indonesia. Kita mulai dengan array statis.</text:p>
            <text:p text:style-name="Text_20_body"><text:span text:style-name="Strong_20_Emphasis">(Jawaban untuk Prompt Isi Subbab: Array Statis (Deklarasi, Akses, Batasan </text:span><text:soft-page-break/><text:span text:style-name="Strong_20_Emphasis">Indeks))</text:span></text:p>
            <text:p text:style-name="Text_20_body"><text:span text:style-name="Strong_20_Emphasis">Array Statis</text:span> dalam Free Pascal adalah cara untuk mendeklarasikan sebuah koleksi (kumpulan) data yang memiliki <text:span text:style-name="Strong_20_Emphasis">ukuran tetap</text:span> dan semua elemennya harus bertipe <text:span text:style-name="Strong_20_Emphasis">sama</text:span>. Kata kunci "statis" di sini merujuk pada fakta bahwa jumlah elemen (ukurannya) ditentukan pada saat program <text:span text:style-name="Strong_20_Emphasis">dikompilasi</text:span> dan <text:span text:style-name="Strong_20_Emphasis">tidak dapat diubah</text:span> selama program berjalan (runtime).</text:p>
            <text:p text:style-name="Text_20_body"><text:span text:style-name="Strong_20_Emphasis">Deklarasi Array Statis:</text:span></text:p>
            <text:p text:style-name="Text_20_body">Ada dua cara utama untuk mendeklarasikan array statis:</text:p>
            <text:list xml:id="list2264497008969346937" text:style-name="L129">
              <text:list-item>
                <text:p text:style-name="P129"><text:span text:style-name="Strong_20_Emphasis">Deklarasi Langsung di Blok </text:span><text:span text:style-name="Strong_20_Emphasis"><text:span text:style-name="Source_20_Text">var</text:span></text:span><text:span text:style-name="Strong_20_Emphasis">:</text:span></text:p>
                <text:p text:style-name="P129">Delphi</text:p>
                <text:p text:style-name="P577"><text:span text:style-name="Source_20_Text">var</text:span></text:p>
                <text:p text:style-name="P633"><text:span text:style-name="Source_20_Text"><text:s text:c="2"/>NamaArray: array[TipeIndeks] of TipeElemen;</text:span></text:p>
                <text:list>
                  <text:list-item>
                    <text:p text:style-name="P388"><text:span text:style-name="Source_20_Text">NamaArray</text:span>: Identifier (nama) untuk variabel array Anda. </text:p>
                  </text:list-item>
                  <text:list-item>
                    <text:p text:style-name="P388"><text:span text:style-name="Source_20_Text">array[...] of ...</text:span>: Kata kunci yang menandakan ini adalah deklarasi array. </text:p>
                  </text:list-item>
                  <text:list-item>
                    <text:p text:style-name="P388"><text:span text:style-name="Source_20_Text">[TipeIndeks]</text:span>: Bagian ini <text:span text:style-name="Strong_20_Emphasis">sangat penting</text:span>. Ia mendefinisikan rentang indeks yang valid untuk mengakses elemen array. <text:span text:style-name="Source_20_Text">TipeIndeks</text:span> <text:span text:style-name="Emphasis">harus</text:span> berupa <text:span text:style-name="Strong_20_Emphasis">tipe ordinal</text:span> atau sub-rentang dari tipe ordinal. Contoh umum: </text:p>
                    <text:list>
                      <text:list-item>
                        <text:p text:style-name="P388">Sub-rentang Integer: <text:span text:style-name="Source_20_Text">[1..10]</text:span>, <text:span text:style-name="Source_20_Text">[0..4]</text:span>, <text:span text:style-name="Source_20_Text">[-5..5]</text:span> (Menentukan batas bawah dan batas atas indeks). </text:p>
                      </text:list-item>
                      <text:list-item>
                        <text:p text:style-name="P388">Sub-rentang Karakter: <text:span text:style-name="Source_20_Text">['A'..'Z']</text:span>. </text:p>
                      </text:list-item>
                      <text:list-item>
                        <text:p text:style-name="P388">Tipe Enumerasi: <text:span text:style-name="Source_20_Text">[Senin..Jumat]</text:span> (Jika <text:span text:style-name="Source_20_Text">Senin</text:span> dan <text:span text:style-name="Source_20_Text">Jumat</text:span> adalah bagian dari tipe enumerasi <text:span text:style-name="Source_20_Text">THari</text:span>). </text:p>
                      </text:list-item>
                      <text:list-item>
                        <text:p text:style-name="P388">Tipe Boolean: <text:span text:style-name="Source_20_Text">[False..True]</text:span>. </text:p>
                      </text:list-item>
                    </text:list>
                  </text:list-item>
                  <text:list-item>
                    <text:p text:style-name="P388"><text:span text:style-name="Source_20_Text">TipeElemen</text:span>: Menentukan tipe data dari <text:span text:style-name="Emphasis">setiap</text:span> elemen yang akan disimpan dalam array (misalnya, <text:span text:style-name="Source_20_Text">Integer</text:span>, <text:span text:style-name="Source_20_Text">Real</text:span>, <text:span text:style-name="Source_20_Text">string</text:span>, <text:span text:style-name="Source_20_Text">Boolean</text:span>, <text:span text:style-name="Source_20_Text">TRecord</text:span>, tipe kustom lain). Semua elemen dalam satu array harus memiliki tipe yang sama. </text:p>
                  </text:list-item>
                </text:list>
              </text:list-item>
              <text:list-item>
                <text:p text:style-name="P129"><text:span text:style-name="Strong_20_Emphasis">Menggunakan Definisi Tipe (</text:span><text:span text:style-name="Strong_20_Emphasis"><text:span text:style-name="Source_20_Text">type</text:span></text:span><text:span text:style-name="Strong_20_Emphasis">):</text:span> Ini adalah praktik yang lebih baik, terutama jika Anda akan menggunakan tipe array yang sama di beberapa tempat (misalnya, sebagai parameter prosedur/fungsi).</text:p>
                <text:p text:style-name="P129">Delphi</text:p>
                <text:p text:style-name="P577"><text:span text:style-name="Source_20_Text">type</text:span></text:p>
                <text:p text:style-name="P577"><text:span text:style-name="Source_20_Text"><text:s text:c="2"/>// Definisikan tipe array kustom Anda</text:span></text:p>
                <text:p text:style-name="P577"><text:span text:style-name="Source_20_Text"><text:s text:c="2"/>TArraySkor = array[1..50] of Integer;</text:span></text:p>
                <text:p text:style-name="P577"><text:span text:style-name="Source_20_Text"><text:s text:c="2"/>TVektor3D = array[1..3] of Real;</text:span></text:p>
                <text:p text:style-name="P577"/>
                <text:p text:style-name="P577"><text:span text:style-name="Source_20_Text">var</text:span></text:p>
                <text:p text:style-name="P577"><text:span text:style-name="Source_20_Text"><text:s text:c="2"/>// Deklarasikan variabel menggunakan tipe array yang sudah didefinisikan</text:span></text:p>
                <text:p text:style-name="P577"><text:span text:style-name="Source_20_Text"><text:s text:c="2"/>DaftarSkor: TArraySkor;</text:span></text:p>
                <text:p text:style-name="P633"><text:span text:style-name="Source_20_Text"><text:s text:c="2"/>Posisi: TVektor3D;</text:span></text:p>
              </text:list-item>
            </text:list>
            <text:p text:style-name="Text_20_body"><text:soft-page-break/><text:span text:style-name="Strong_20_Emphasis">Mengakses Elemen Array:</text:span></text:p>
            <text:p text:style-name="Text_20_body">Anda mengakses elemen individual dalam array statis menggunakan nama array diikuti oleh nilai indeks yang valid (sesuai <text:span text:style-name="Source_20_Text">TipeIndeks</text:span> saat deklarasi) di dalam <text:span text:style-name="Strong_20_Emphasis">kurung siku </text:span><text:span text:style-name="Strong_20_Emphasis"><text:span text:style-name="Source_20_Text">[]</text:span></text:span>. Indeks menentukan posisi elemen yang ingin Anda akses.</text:p>
            <text:p text:style-name="Text_20_body">Delphi</text:p>
            <text:p text:style-name="Preformatted_20_Text"><text:span text:style-name="Source_20_Text">var</text:span></text:p>
            <text:p text:style-name="Preformatted_20_Text"><text:span text:style-name="Source_20_Text"><text:s text:c="2"/>Nilai: array[0..4] of Integer;</text:span></text:p>
            <text:p text:style-name="Preformatted_20_Text"><text:span text:style-name="Source_20_Text"><text:s text:c="2"/>Hasil: Integer;</text:span></text:p>
            <text:p text:style-name="Preformatted_20_Text"><text:span text:style-name="Source_20_Text">begin</text:span></text:p>
            <text:p text:style-name="Preformatted_20_Text"><text:span text:style-name="Source_20_Text"><text:s text:c="2"/>// Memberi nilai ke elemen array</text:span></text:p>
            <text:p text:style-name="Preformatted_20_Text"><text:span text:style-name="Source_20_Text"><text:s text:c="2"/>Nilai[0] := 10;</text:span></text:p>
            <text:p text:style-name="Preformatted_20_Text"><text:span text:style-name="Source_20_Text"><text:s text:c="2"/>Nilai[1] := 25;</text:span></text:p>
            <text:p text:style-name="Preformatted_20_Text"><text:span text:style-name="Source_20_Text"><text:s text:c="2"/>Nilai[2] := Nilai[0] + Nilai[1]; // Menggunakan nilai elemen lain</text:span></text:p>
            <text:p text:style-name="Preformatted_20_Text"/>
            <text:p text:style-name="Preformatted_20_Text"><text:span text:style-name="Source_20_Text"><text:s text:c="2"/>// Membaca nilai dari elemen array</text:span></text:p>
            <text:p text:style-name="Preformatted_20_Text"><text:span text:style-name="Source_20_Text"><text:s text:c="2"/>Hasil := Nilai[2] * 3;</text:span></text:p>
            <text:p text:style-name="Preformatted_20_Text"><text:span text:style-name="Source_20_Text"><text:s text:c="2"/>WriteLn('Nilai[2] = ', Nilai[2]); // Output: Nilai[2] = 35</text:span></text:p>
            <text:p text:style-name="Preformatted_20_Text"><text:span text:style-name="Source_20_Text"><text:s text:c="2"/>WriteLn('Hasil = ', Hasil); <text:s text:c="6"/>// Output: Hasil = 105</text:span></text:p>
            <text:p text:style-name="P609"><text:span text:style-name="Source_20_Text">end.</text:span></text:p>
            <text:p text:style-name="Text_20_body"><text:span text:style-name="Strong_20_Emphasis">Batasan Indeks dan Pemeriksaan Rentang (Range Checking):</text:span></text:p>
            <text:p text:style-name="Text_20_body">Sangat penting untuk hanya menggunakan nilai indeks yang berada dalam rentang yang Anda definisikan saat deklarasi (<text:span text:style-name="Source_20_Text">TipeIndeks</text:span>). Mencoba mengakses elemen di luar batas ini (misalnya, <text:span text:style-name="Source_20_Text">Nilai[5]</text:span> pada contoh di atas) adalah <text:span text:style-name="Strong_20_Emphasis">kesalahan logika</text:span> yang serius.</text:p>
            <text:p text:style-name="Text_20_body">Free Pascal memiliki mekanisme <text:span text:style-name="Emphasis">pemeriksaan rentang</text:span> yang dapat diaktifkan/dinonaktifkan melalui direktif kompiler <text:span text:style-name="Source_20_Text">{$R}</text:span> atau opsi command-line <text:span text:style-name="Source_20_Text">-Cr</text:span>:</text:p>
            <text:list xml:id="list3215023994899120048" text:style-name="L130">
              <text:list-item>
                <text:p text:style-name="P389"><text:span text:style-name="Strong_20_Emphasis"><text:span text:style-name="Source_20_Text">{$R+}</text:span></text:span><text:span text:style-name="Strong_20_Emphasis"> (Range Checking ON - Direkomendasikan Saat Development):</text:span> Jika Anda mencoba mengakses indeks di luar batas, program akan <text:span text:style-name="Strong_20_Emphasis">langsung berhenti</text:span> dengan <text:span text:style-name="Emphasis">runtime error</text:span> (biasanya <text:span text:style-name="Source_20_Text">ERangeError: Range check error</text:span>). Ini sangat membantu menemukan bug terkait akses array ilegal selama pengembangan dan debugging. </text:p>
              </text:list-item>
              <text:list-item>
                <text:p text:style-name="P389"><text:span text:style-name="Strong_20_Emphasis"><text:span text:style-name="Source_20_Text">{$R-}</text:span></text:span><text:span text:style-name="Strong_20_Emphasis"> (Range Checking OFF - Hati-hati!):</text:span> Jika pemeriksaan rentang dimatikan, akses di luar batas <text:span text:style-name="Strong_20_Emphasis">tidak</text:span> akan langsung menyebabkan error. Program akan mencoba membaca atau menulis ke lokasi memori yang salah (di luar area yang dialokasikan untuk array). Ini dapat menyebabkan: </text:p>
                <text:list>
                  <text:list-item>
                    <text:p text:style-name="P389">Membaca data sampah. </text:p>
                  </text:list-item>
                  <text:list-item>
                    <text:p text:style-name="P389">Merusak nilai variabel lain secara diam-diam. </text:p>
                  </text:list-item>
                  <text:list-item>
                    <text:p text:style-name="P130">Menyebabkan <text:span text:style-name="Emphasis">crash</text:span> program yang tidak terduga di bagian lain yang tampaknya tidak berhubungan. Bug seperti ini sangat sulit dilacak. Meskipun mematikan range checking bisa memberi sedikit peningkatan performa pada kode rilis, risikonya seringkali tidak sepadan kecuali dalam kasus yang sangat spesifik dan terukur. <text:span text:style-name="Strong_20_Emphasis">Selalu kembangkan dan uji dengan </text:span><text:span text:style-name="Strong_20_Emphasis"><text:span text:style-name="Source_20_Text">{$R+}</text:span></text:span><text:span text:style-name="Strong_20_Emphasis"> aktif.</text:span> </text:p>
                  </text:list-item>
                </text:list>
              </text:list-item>
            </text:list>
            <text:p text:style-name="Text_20_body"><text:span text:style-name="Strong_20_Emphasis">Contoh Lebih Lengkap:</text:span></text:p>
            <text:p text:style-name="Text_20_body"><text:soft-page-break/>Delphi</text:p>
            <text:p text:style-name="Preformatted_20_Text"><text:span text:style-name="Source_20_Text">program DemoArrayStatis;</text:span></text:p>
            <text:p text:style-name="Preformatted_20_Text"><text:span text:style-name="Source_20_Text">{$R+} // Aktifkan pemeriksaan rentang!</text:span></text:p>
            <text:p text:style-name="Preformatted_20_Text"/>
            <text:p text:style-name="Preformatted_20_Text"><text:span text:style-name="Source_20_Text">uses System; // Untuk DayOfWeekName</text:span></text:p>
            <text:p text:style-name="Preformatted_20_Text"/>
            <text:p text:style-name="Preformatted_20_Text"><text:span text:style-name="Source_20_Text">type</text:span></text:p>
            <text:p text:style-name="Preformatted_20_Text"><text:span text:style-name="Source_20_Text"><text:s text:c="2"/>THariKerja = Senin..Jumat; // Sub-rentang dari Enum (asumsikan TDays ada)</text:span></text:p>
            <text:p text:style-name="Preformatted_20_Text"><text:span text:style-name="Source_20_Text"><text:s text:c="27"/>// Atau bisa juga didefinisikan:</text:span></text:p>
            <text:p text:style-name="Preformatted_20_Text"><text:span text:style-name="Source_20_Text"><text:s text:c="2"/>// TDays = (Senin, Selasa, Rabu, Kamis, Jumat, Sabtu, Minggu);</text:span></text:p>
            <text:p text:style-name="Preformatted_20_Text"><text:span text:style-name="Source_20_Text"><text:s text:c="2"/>TJamKerjaHarian = array[THariKerja] of Real; // Array indexed by subrange Enum</text:span></text:p>
            <text:p text:style-name="Preformatted_20_Text"/>
            <text:p text:style-name="Preformatted_20_Text"><text:span text:style-name="Source_20_Text">var</text:span></text:p>
            <text:p text:style-name="Preformatted_20_Text"><text:span text:style-name="Source_20_Text"><text:s text:c="2"/>JamKerja: TJamKerjaHarian;</text:span></text:p>
            <text:p text:style-name="Preformatted_20_Text"><text:span text:style-name="Source_20_Text"><text:s text:c="2"/>Hari: THariKerja;</text:span></text:p>
            <text:p text:style-name="Preformatted_20_Text"><text:span text:style-name="Source_20_Text"><text:s text:c="2"/>TotalJam: Real = 0;</text:span></text:p>
            <text:p text:style-name="Preformatted_20_Text"><text:span text:style-name="Source_20_Text">begin</text:span></text:p>
            <text:p text:style-name="Preformatted_20_Text"><text:span text:style-name="Source_20_Text"><text:s text:c="2"/>// Inisialisasi array</text:span></text:p>
            <text:p text:style-name="Preformatted_20_Text"><text:span text:style-name="Source_20_Text"><text:s text:c="2"/>JamKerja[Senin] := 8.0;</text:span></text:p>
            <text:p text:style-name="Preformatted_20_Text"><text:span text:style-name="Source_20_Text"><text:s text:c="2"/>JamKerja[Selasa] := 7.5;</text:span></text:p>
            <text:p text:style-name="Preformatted_20_Text"><text:span text:style-name="Source_20_Text"><text:s text:c="2"/>JamKerja[Rabu] := 8.5;</text:span></text:p>
            <text:p text:style-name="Preformatted_20_Text"><text:span text:style-name="Source_20_Text"><text:s text:c="2"/>JamKerja[Kamis] := 8.0;</text:span></text:p>
            <text:p text:style-name="Preformatted_20_Text"><text:span text:style-name="Source_20_Text"><text:s text:c="2"/>JamKerja[Jumat] := 6.0;</text:span></text:p>
            <text:p text:style-name="Preformatted_20_Text"><text:span text:style-name="Source_20_Text"><text:s text:c="2"/>// JamKerja[Sabtu] := 0; // &lt;&lt;&lt; ERROR jika THariKerja hanya Senin..Jumat</text:span></text:p>
            <text:p text:style-name="Preformatted_20_Text"/>
            <text:p text:style-name="Preformatted_20_Text"><text:span text:style-name="Source_20_Text"><text:s text:c="2"/>WriteLn('Jam kerja hari Rabu: ', JamKerja[Rabu]:0:1);</text:span></text:p>
            <text:p text:style-name="Preformatted_20_Text"/>
            <text:p text:style-name="Preformatted_20_Text"><text:span text:style-name="Source_20_Text"><text:s text:c="2"/>// Iterasi menggunakan tipe indeks</text:span></text:p>
            <text:p text:style-name="Preformatted_20_Text"><text:span text:style-name="Source_20_Text"><text:s text:c="2"/>for Hari := Low(THariKerja) to High(THariKerja) do // Low/High bisa untuk Enum/Subrange</text:span></text:p>
            <text:p text:style-name="Preformatted_20_Text"><text:span text:style-name="Source_20_Text"><text:s text:c="2"/>begin</text:span></text:p>
            <text:p text:style-name="Preformatted_20_Text"><text:span text:style-name="Source_20_Text"><text:s text:c="5"/>WriteLn(Format('Jam kerja %s: %.1f jam', [DayOfWeekName(Ord(Hari)+1, False), JamKerja[Hari]]));</text:span></text:p>
            <text:p text:style-name="Preformatted_20_Text"><text:span text:style-name="Source_20_Text"><text:s text:c="5"/>TotalJam := TotalJam + JamKerja[Hari];</text:span></text:p>
            <text:p text:style-name="Preformatted_20_Text"><text:span text:style-name="Source_20_Text"><text:s text:c="2"/>end;</text:span></text:p>
            <text:p text:style-name="Preformatted_20_Text"/>
            <text:p text:style-name="Preformatted_20_Text"><text:span text:style-name="Source_20_Text"><text:s text:c="2"/>WriteLn('Total jam kerja seminggu: ', TotalJam:0:1, ' jam');</text:span></text:p>
            <text:p text:style-name="Preformatted_20_Text"/>
            <text:p text:style-name="Preformatted_20_Text"><text:span text:style-name="Source_20_Text"><text:s text:c="2"/>ReadLn;</text:span></text:p>
            <text:p text:style-name="P609"><text:span text:style-name="Source_20_Text">end.</text:span></text:p>
            <text:p text:style-name="Text_20_body">Array statis cocok digunakan ketika Anda mengetahui jumlah maksimum elemen yang dibutuhkan saat menulis kode dan jumlah tersebut tidak akan berubah.</text:p>
            <text:p text:style-name="Horizontal_20_Line"/>
            <text:p text:style-name="Text_20_body">Silakan berikan perintah <text:span text:style-name="Source_20_Text">YAX</text:span> untuk melanjutkan ke prompt berikutnya (Subbab: Array Dinamis (<text:span text:style-name="Source_20_Text">array of Tipe</text:span>, <text:span text:style-name="Source_20_Text">SetLength</text:span>, <text:span text:style-name="Source_20_Text">Length</text:span>, <text:span text:style-name="Source_20_Text">High</text:span>, <text:span text:style-name="Source_20_Text">Low</text:span>)).</text:p>
          </text:section>
          <text:section text:style-name="Sect1" text:name="feedback-form-67">
            <text:p text:style-name="P274"/>
          </text:section>
        </text:section>
        <text:section text:style-name="Sect1" text:name="ff1dd1b87f444828">
          <text:p text:style-name="Text_20_body"/>
          <text:section text:style-name="Sect1" text:name="user-query-content-68">
            <text:p text:style-name="P529"><text:soft-page-break/>yax </text:p>
          </text:section>
          <text:p text:style-name="P274">Tampilkan alur berpikir</text:p>
          <text:section text:style-name="Sect2" text:name="model-response-message-contentr_ff1dd1b87f444828">
            <text:p text:style-name="Text_20_body">Baik, kita lanjutkan pembahasan array pada pukul 3:25 PM WIB, Senin 14 April 2025, di Indonesia ini. Setelah array statis, kita akan melihat alternatifnya yang jauh lebih fleksibel.</text:p>
            <text:p text:style-name="Text_20_body"><text:span text:style-name="Strong_20_Emphasis">(Jawaban untuk Prompt Isi Subbab: Array Dinamis (</text:span><text:span text:style-name="Strong_20_Emphasis"><text:span text:style-name="Source_20_Text">array of Tipe</text:span></text:span><text:span text:style-name="Strong_20_Emphasis">, </text:span><text:span text:style-name="Strong_20_Emphasis"><text:span text:style-name="Source_20_Text">SetLength</text:span></text:span><text:span text:style-name="Strong_20_Emphasis">, </text:span><text:span text:style-name="Strong_20_Emphasis"><text:span text:style-name="Source_20_Text">Length</text:span></text:span><text:span text:style-name="Strong_20_Emphasis">, </text:span><text:span text:style-name="Strong_20_Emphasis"><text:span text:style-name="Source_20_Text">High</text:span></text:span><text:span text:style-name="Strong_20_Emphasis">, </text:span><text:span text:style-name="Strong_20_Emphasis"><text:span text:style-name="Source_20_Text">Low</text:span></text:span><text:span text:style-name="Strong_20_Emphasis">))</text:span></text:p>
            <text:p text:style-name="Text_20_body">Berbeda dengan array statis yang ukurannya kaku dan ditentukan saat kompilasi, Free Pascal menyediakan <text:span text:style-name="Strong_20_Emphasis">Array Dinamis</text:span> yang ukurannya dapat ditentukan dan diubah selama program berjalan (<text:span text:style-name="Emphasis">runtime</text:span>). Ini memberikan fleksibilitas yang sangat besar ketika Anda tidak tahu persis berapa banyak elemen yang perlu disimpan sebelum program dijalankan (misalnya, membaca data dari file atau input pengguna yang jumlahnya bervariasi).</text:p>
            <text:p text:style-name="Text_20_body"><text:span text:style-name="Strong_20_Emphasis">Deklarasi Array Dinamis:</text:span></text:p>
            <text:p text:style-name="Text_20_body">Sintaks deklarasinya sangat sederhana dan <text:span text:style-name="Strong_20_Emphasis">tidak menyertakan batasan indeks</text:span>:</text:p>
            <text:p text:style-name="Text_20_body">Delphi</text:p>
            <text:p text:style-name="Preformatted_20_Text"><text:span text:style-name="Source_20_Text">var</text:span></text:p>
            <text:p text:style-name="P609"><text:span text:style-name="Source_20_Text"><text:s text:c="2"/>NamaArray: array of TipeElemen;</text:span></text:p>
            <text:list xml:id="list7921422361139479262" text:style-name="L131">
              <text:list-item>
                <text:p text:style-name="P390"><text:span text:style-name="Source_20_Text">array of TipeElemen</text:span>: Menandakan ini adalah array dinamis yang elemennya akan bertipe <text:span text:style-name="Source_20_Text">TipeElemen</text:span>. </text:p>
              </text:list-item>
              <text:list-item>
                <text:p text:style-name="P131">Saat deklarasi ini dieksekusi, <text:span text:style-name="Source_20_Text">NamaArray</text:span> sebenarnya adalah sebuah <text:span text:style-name="Strong_20_Emphasis">pointer</text:span> yang awalnya bernilai <text:span text:style-name="Source_20_Text">nil</text:span>. Belum ada memori yang dialokasikan untuk menyimpan elemen-elemen array. </text:p>
              </text:list-item>
            </text:list>
            <text:p text:style-name="Text_20_body"><text:span text:style-name="Strong_20_Emphasis">Mengatur dan Mengubah Ukuran: Prosedur </text:span><text:span text:style-name="Strong_20_Emphasis"><text:span text:style-name="Source_20_Text">SetLength</text:span></text:span></text:p>
            <text:p text:style-name="Text_20_body">Untuk mengalokasikan memori dan menentukan (atau mengubah) ukuran array dinamis, Anda menggunakan prosedur standar <text:span text:style-name="Source_20_Text">SetLength</text:span>:</text:p>
            <text:p text:style-name="Text_20_body">Delphi</text:p>
            <text:p text:style-name="P609"><text:span text:style-name="Source_20_Text">SetLength(NamaArray, UkuranBaru);</text:span></text:p>
            <text:list xml:id="list1495644456754748043" text:style-name="L132">
              <text:list-item>
                <text:p text:style-name="P391"><text:span text:style-name="Source_20_Text">NamaArray</text:span>: Variabel array dinamis yang ingin diatur ukurannya. </text:p>
              </text:list-item>
              <text:list-item>
                <text:p text:style-name="P391"><text:span text:style-name="Source_20_Text">UkuranBaru</text:span>: Ekspresi integer yang menentukan jumlah elemen baru yang diinginkan untuk array tersebut. </text:p>
              </text:list-item>
              <text:list-item>
                <text:p text:style-name="P391"><text:span text:style-name="Strong_20_Emphasis">Cara Kerja </text:span><text:span text:style-name="Strong_20_Emphasis"><text:span text:style-name="Source_20_Text">SetLength</text:span></text:span><text:span text:style-name="Strong_20_Emphasis">:</text:span> </text:p>
                <text:list>
                  <text:list-item>
                    <text:p text:style-name="P391">Jika <text:span text:style-name="Source_20_Text">NamaArray</text:span> masih <text:span text:style-name="Source_20_Text">nil</text:span>, <text:span text:style-name="Source_20_Text">SetLength</text:span> akan mengalokasikan blok memori baru di <text:span text:style-name="Emphasis">heap</text:span> yang cukup untuk menampung <text:span text:style-name="Source_20_Text">UkuranBaru</text:span> elemen bertipe <text:span text:style-name="Source_20_Text">TipeElemen</text:span>, lalu membuat <text:span text:style-name="Source_20_Text">NamaArray</text:span> menunjuk ke blok memori tersebut. Elemen-elemen baru ini akan diinisialisasi ke nilai default (nol untuk angka, <text:span text:style-name="Source_20_Text">nil</text:span> untuk pointer/kelas, string kosong, record di-nol-kan). </text:p>
                  </text:list-item>
                  <text:list-item>
                    <text:p text:style-name="P391">Jika <text:span text:style-name="Source_20_Text">NamaArray</text:span> sudah menunjuk ke array, <text:span text:style-name="Source_20_Text">SetLength</text:span> akan merealokasi memori: </text:p>
                    <text:list>
                      <text:list-item>
                        <text:p text:style-name="P391"><text:soft-page-break/>Jika <text:span text:style-name="Source_20_Text">UkuranBaru</text:span> lebih besar dari ukuran lama, elemen-elemen yang sudah ada akan disalin ke blok memori baru, dan elemen tambahan akan diinisialisasi ke nilai default. </text:p>
                      </text:list-item>
                      <text:list-item>
                        <text:p text:style-name="P391">Jika <text:span text:style-name="Source_20_Text">UkuranBaru</text:span> lebih kecil, hanya elemen dari indeks 0 hingga <text:span text:style-name="Source_20_Text">UkuranBaru - 1</text:span> yang akan disalin (atau dipertahankan), sisanya akan dibuang. </text:p>
                      </text:list-item>
                      <text:list-item>
                        <text:p text:style-name="P132">Jika <text:span text:style-name="Source_20_Text">UkuranBaru</text:span> adalah 0, semua memori yang dialokasikan untuk elemen array akan dibebaskan, dan <text:span text:style-name="Source_20_Text">NamaArray</text:span> akan diatur kembali menjadi <text:span text:style-name="Source_20_Text">nil</text:span>. </text:p>
                      </text:list-item>
                    </text:list>
                  </text:list-item>
                </text:list>
              </text:list-item>
            </text:list>
            <text:p text:style-name="Text_20_body"><text:span text:style-name="Strong_20_Emphasis">Manajemen Memori Otomatis (Reference Counting):</text:span></text:p>
            <text:p text:style-name="Text_20_body">Berita baiknya adalah Anda <text:span text:style-name="Strong_20_Emphasis">tidak perlu</text:span> khawatir tentang dealokasi memori manual untuk array dinamis (tidak perlu <text:span text:style-name="Source_20_Text">Dispose</text:span>). Array dinamis di Free Pascal (seperti string dan interface/kelas) adalah <text:span text:style-name="Strong_20_Emphasis">tipe referensi</text:span> yang dikelola menggunakan mekanisme <text:span text:style-name="Emphasis">reference counting</text:span>:</text:p>
            <text:list xml:id="list286822017337210297" text:style-name="L133">
              <text:list-item>
                <text:p text:style-name="P392">Variabel array dinamis (misal <text:span text:style-name="Source_20_Text">Data</text:span>) sebenarnya menyimpan pointer ke data array aktual di heap. Data ini juga menyimpan jumlah referensi (berapa banyak variabel yang menunjuk padanya). </text:p>
              </text:list-item>
              <text:list-item>
                <text:p text:style-name="P392">Ketika Anda melakukan assignment <text:span text:style-name="Source_20_Text">ArrayB := ArrayA;</text:span>, hanya pointer yang disalin, dan reference count data array yang sama akan bertambah. Keduanya menunjuk ke data yang sama persis. </text:p>
              </text:list-item>
              <text:list-item>
                <text:p text:style-name="P392">Ketika sebuah variabel array dinamis keluar dari cakupannya (misalnya, variabel lokal saat prosedur selesai), atau ketika Anda menetapkannya ke <text:span text:style-name="Source_20_Text">nil</text:span> (<text:span text:style-name="Source_20_Text">Data := nil;</text:span>), atau memanggil <text:span text:style-name="Source_20_Text">SetLength(Data, 0)</text:span>, reference count akan berkurang. </text:p>
              </text:list-item>
              <text:list-item>
                <text:p text:style-name="P133">Jika reference count mencapai nol, runtime Free Pascal secara <text:span text:style-name="Strong_20_Emphasis">otomatis membebaskan (dealokasi)</text:span> memori yang digunakan oleh data array di heap. </text:p>
              </text:list-item>
            </text:list>
            <text:p text:style-name="Text_20_body">Ini sangat menyederhanakan manajemen memori dibandingkan dengan penggunaan pointer manual.</text:p>
            <text:p text:style-name="Text_20_body"><text:span text:style-name="Strong_20_Emphasis">Fungsi Standar untuk Array Dinamis:</text:span></text:p>
            <text:p text:style-name="Text_20_body">Untuk bekerja dengan array dinamis, ada beberapa fungsi standar yang sangat berguna:</text:p>
            <text:list xml:id="list5767733405709866051" text:style-name="L134">
              <text:list-item>
                <text:p text:style-name="P393"><text:span text:style-name="Strong_20_Emphasis"><text:span text:style-name="Source_20_Text">Length(NamaArray)</text:span></text:span>: Mengembalikan <text:span text:style-name="Strong_20_Emphasis">jumlah elemen</text:span> saat ini dalam array (nilai <text:span text:style-name="Source_20_Text">UkuranBaru</text:span> dari <text:span text:style-name="Source_20_Text">SetLength</text:span> terakhir). Tipe hasilnya <text:span text:style-name="Source_20_Text">Integer</text:span>. Jika array <text:span text:style-name="Source_20_Text">nil</text:span>, <text:span text:style-name="Source_20_Text">Length</text:span> mengembalikan 0. </text:p>
              </text:list-item>
              <text:list-item>
                <text:p text:style-name="P393"><text:span text:style-name="Strong_20_Emphasis"><text:span text:style-name="Source_20_Text">Low(NamaArray)</text:span></text:span>: Mengembalikan <text:span text:style-name="Strong_20_Emphasis">indeks terendah</text:span> yang valid untuk array. Untuk array dinamis di Pascal, ini <text:span text:style-name="Strong_20_Emphasis">selalu 0</text:span>. </text:p>
              </text:list-item>
              <text:list-item>
                <text:p text:style-name="P134"><text:span text:style-name="Strong_20_Emphasis"><text:span text:style-name="Source_20_Text">High(NamaArray)</text:span></text:span>: Mengembalikan <text:span text:style-name="Strong_20_Emphasis">indeks tertinggi</text:span> yang valid. Nilainya selalu <text:span text:style-name="Source_20_Text">Length(NamaArray) - 1</text:span>. Jika array kosong (<text:span text:style-name="Source_20_Text">Length</text:span> = 0), <text:span text:style-name="Source_20_Text">High</text:span> mengembalikan -1. </text:p>
              </text:list-item>
            </text:list>
            <text:p text:style-name="Text_20_body">Sangat disarankan untuk menggunakan <text:span text:style-name="Source_20_Text">Low(NamaArray)</text:span> dan <text:span text:style-name="Source_20_Text">High(NamaArray)</text:span> (atau <text:span text:style-name="Source_20_Text">0</text:span> dan <text:span text:style-name="Source_20_Text">Length(NamaArray) - 1</text:span>) saat melakukan iterasi menggunakan loop <text:span text:style-name="Source_20_Text">for</text:span> agar kode Anda tetap benar meskipun ukuran array diubah oleh <text:span text:style-name="Source_20_Text">SetLength</text:span>.</text:p>
            <text:p text:style-name="Text_20_body"><text:soft-page-break/><text:span text:style-name="Strong_20_Emphasis">Contoh Kode Lengkap:</text:span></text:p>
            <text:p text:style-name="Text_20_body">Delphi</text:p>
            <text:p text:style-name="Preformatted_20_Text"><text:span text:style-name="Source_20_Text">program DemoArrayDinamis;</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SkorSiswa: array of Integer; // Deklarasi array dinamis integer</text:span></text:p>
            <text:p text:style-name="Preformatted_20_Text"><text:span text:style-name="Source_20_Text"><text:s text:c="2"/>i, JumlahSiswa: Integer;</text:span></text:p>
            <text:p text:style-name="Preformatted_20_Text"><text:span text:style-name="Source_20_Text">begin</text:span></text:p>
            <text:p text:style-name="Preformatted_20_Text"><text:span text:style-name="Source_20_Text"><text:s text:c="2"/>WriteLn('Demo Array Dinamis - ', DateTimeToStr(Now));</text:span></text:p>
            <text:p text:style-name="Preformatted_20_Text"><text:span text:style-name="Source_20_Text"><text:s text:c="2"/>WriteLn('Panjang awal: ', Length(SkorSiswa)); // Output: 0</text:span></text:p>
            <text:p text:style-name="Preformatted_20_Text"/>
            <text:p text:style-name="Preformatted_20_Text"><text:span text:style-name="Source_20_Text"><text:s text:c="2"/>Write('Masukkan jumlah siswa: ');</text:span></text:p>
            <text:p text:style-name="Preformatted_20_Text"><text:span text:style-name="Source_20_Text"><text:s text:c="2"/>ReadLn(JumlahSiswa);</text:span></text:p>
            <text:p text:style-name="Preformatted_20_Text"/>
            <text:p text:style-name="Preformatted_20_Text"><text:span text:style-name="Source_20_Text"><text:s text:c="2"/>if JumlahSiswa &gt; 0 then</text:span></text:p>
            <text:p text:style-name="Preformatted_20_Text"><text:span text:style-name="Source_20_Text"><text:s text:c="2"/>begin</text:span></text:p>
            <text:p text:style-name="Preformatted_20_Text"><text:span text:style-name="Source_20_Text"><text:s text:c="4"/>// Alokasi ukuran array sesuai input</text:span></text:p>
            <text:p text:style-name="Preformatted_20_Text"><text:span text:style-name="Source_20_Text"><text:s text:c="4"/>SetLength(SkorSiswa, JumlahSiswa);</text:span></text:p>
            <text:p text:style-name="Preformatted_20_Text"><text:span text:style-name="Source_20_Text"><text:s text:c="4"/>WriteLn('Ukuran array diatur menjadi: ', Length(SkorSiswa));</text:span></text:p>
            <text:p text:style-name="Preformatted_20_Text"><text:span text:style-name="Source_20_Text"><text:s text:c="4"/>WriteLn('Indeks dari ', Low(SkorSiswa), ' sampai ', High(SkorSiswa));</text:span></text:p>
            <text:p text:style-name="Preformatted_20_Text"/>
            <text:p text:style-name="Preformatted_20_Text"><text:span text:style-name="Source_20_Text"><text:s text:c="4"/>// Isi array</text:span></text:p>
            <text:p text:style-name="Preformatted_20_Text"><text:span text:style-name="Source_20_Text"><text:s text:c="4"/>WriteLn('Masukkan skor untuk setiap siswa:');</text:span></text:p>
            <text:p text:style-name="Preformatted_20_Text"><text:span text:style-name="Source_20_Text"><text:s text:c="4"/>for i := Low(SkorSiswa) to High(SkorSiswa) do // Gunakan Low dan High</text:span></text:p>
            <text:p text:style-name="Preformatted_20_Text"><text:span text:style-name="Source_20_Text"><text:s text:c="4"/>begin</text:span></text:p>
            <text:p text:style-name="Preformatted_20_Text"><text:span text:style-name="Source_20_Text"><text:s text:c="6"/>Write('Siswa #', i, ': ');</text:span></text:p>
            <text:p text:style-name="Preformatted_20_Text"><text:span text:style-name="Source_20_Text"><text:s text:c="6"/>ReadLn(SkorSiswa[i]);</text:span></text:p>
            <text:p text:style-name="Preformatted_20_Text"><text:span text:style-name="Source_20_Text"><text:s text:c="4"/>end;</text:span></text:p>
            <text:p text:style-name="Preformatted_20_Text"/>
            <text:p text:style-name="Preformatted_20_Text"><text:span text:style-name="Source_20_Text"><text:s text:c="4"/>// Tampilkan kembali</text:span></text:p>
            <text:p text:style-name="Preformatted_20_Text"><text:span text:style-name="Source_20_Text"><text:s text:c="4"/>WriteLn('--- Daftar Skor ---');</text:span></text:p>
            <text:p text:style-name="Preformatted_20_Text"><text:span text:style-name="Source_20_Text"><text:s text:c="4"/>for i := 0 to Length(SkorSiswa) - 1 do // Gunakan 0 dan Length-1</text:span></text:p>
            <text:p text:style-name="Preformatted_20_Text"><text:span text:style-name="Source_20_Text"><text:s text:c="4"/>begin</text:span></text:p>
            <text:p text:style-name="Preformatted_20_Text"><text:span text:style-name="Source_20_Text"><text:s text:c="6"/>WriteLn('Skor Siswa #', i, ' = ', SkorSiswa[i]);</text:span></text:p>
            <text:p text:style-name="Preformatted_20_Text"><text:span text:style-name="Source_20_Text"><text:s text:c="4"/>end;</text:span></text:p>
            <text:p text:style-name="Preformatted_20_Text"/>
            <text:p text:style-name="Preformatted_20_Text"><text:span text:style-name="Source_20_Text"><text:s text:c="4"/>// Kosongkan array (memori akan dibebaskan otomatis nanti,</text:span></text:p>
            <text:p text:style-name="Preformatted_20_Text"><text:span text:style-name="Source_20_Text"><text:s text:c="4"/>// tapi ini contoh cara manual jika perlu)</text:span></text:p>
            <text:p text:style-name="Preformatted_20_Text"><text:span text:style-name="Source_20_Text"><text:s text:c="4"/>SetLength(SkorSiswa, 0);</text:span></text:p>
            <text:p text:style-name="Preformatted_20_Text"><text:span text:style-name="Source_20_Text"><text:s text:c="4"/>WriteLn('Panjang setelah dikosongkan: ', Length(SkorSiswa)); // Output: 0</text:span></text:p>
            <text:p text:style-name="Preformatted_20_Text"><text:span text:style-name="Source_20_Text"><text:s text:c="2"/>end</text:span></text:p>
            <text:p text:style-name="Preformatted_20_Text"><text:span text:style-name="Source_20_Text"><text:s text:c="2"/>else</text:span></text:p>
            <text:p text:style-name="Preformatted_20_Text"><text:span text:style-name="Source_20_Text"><text:s text:c="2"/>begin</text:span></text:p>
            <text:p text:style-name="Preformatted_20_Text"><text:span text:style-name="Source_20_Text"><text:s text:c="4"/>WriteLn('Jumlah siswa tidak valid.');</text:span></text:p>
            <text:p text:style-name="Preformatted_20_Text"><text:span text:style-name="Source_20_Text"><text:s text:c="2"/>end;</text:span></text:p>
            <text:p text:style-name="Preformatted_20_Text"/>
            <text:p text:style-name="Preformatted_20_Text"><text:span text:style-name="Source_20_Text"><text:s text:c="2"/>WriteLn('Tekan Enter untuk keluar...');</text:span></text:p>
            <text:p text:style-name="Preformatted_20_Text"><text:span text:style-name="Source_20_Text"><text:s text:c="2"/>ReadLn;</text:span></text:p>
            <text:p text:style-name="Preformatted_20_Text"><text:span text:style-name="Source_20_Text"><text:s text:c="2"/>// Variabel SkorSiswa keluar scope, memori (jika masih ada) otomatis bebas</text:span></text:p>
            <text:p text:style-name="P609"><text:span text:style-name="Source_20_Text">end.</text:span></text:p>
            <text:p text:style-name="Text_20_body"><text:soft-page-break/>Array dinamis adalah alat yang sangat powerful dan fleksibel di Free Pascal, menggabungkan kemudahan penggunaan array dengan manajemen memori otomatis untuk ukuran data yang bervariasi.</text:p>
            <text:p text:style-name="Horizontal_20_Line"/>
            <text:p text:style-name="Text_20_body">Silakan berikan perintah <text:span text:style-name="Source_20_Text">YAX</text:span> untuk melanjutkan ke prompt berikutnya (Subbab: Array Multidimensi).</text:p>
          </text:section>
          <text:section text:style-name="Sect1" text:name="feedback-form-68">
            <text:p text:style-name="P274"/>
          </text:section>
        </text:section>
        <text:section text:style-name="Sect1" text:name="25c6d2002d147ed8">
          <text:p text:style-name="Text_20_body"/>
          <text:section text:style-name="Sect1" text:name="user-query-content-69">
            <text:p text:style-name="P529">yax </text:p>
          </text:section>
          <text:p text:style-name="P274">Tampilkan alur berpikir</text:p>
          <text:section text:style-name="Sect2" text:name="model-response-message-contentr_25c6d2002d147ed8">
            <text:p text:style-name="Text_20_body">Baik, melanjutkan pembahasan array pada pukul 3:27 PM WIB, Senin 14 April 2025, di Indonesia. Sekarang kita lihat bagaimana menangani data dalam lebih dari satu dimensi.</text:p>
            <text:p text:style-name="Text_20_body"><text:span text:style-name="Strong_20_Emphasis">(Jawaban untuk Prompt Isi Subbab: Array Multidimensi)</text:span></text:p>
            <text:p text:style-name="Text_20_body">Selain array satu dimensi yang telah kita bahas, Free Pascal juga mendukung <text:span text:style-name="Strong_20_Emphasis">array multidimensi</text:span>, yang sangat berguna untuk merepresentasikan data dalam bentuk tabel, grid (kisi-kisi), matriks, atau bahkan struktur data dengan dimensi yang lebih tinggi (3D, 4D, dst.). Sama seperti array satu dimensi, array multidimensi bisa bersifat statis atau dinamis.</text:p>
            <text:p text:style-name="Text_20_body"><text:span text:style-name="Strong_20_Emphasis">1. Array Multidimensi Statis</text:span></text:p>
            <text:p text:style-name="Text_20_body">Ukurannya tetap di semua dimensi dan ditentukan saat kompilasi.</text:p>
            <text:list xml:id="list1516493322417570563" text:style-name="L135">
              <text:list-item>
                <text:p text:style-name="P394"><text:span text:style-name="Strong_20_Emphasis">Sintaks Deklarasi:</text:span> Ada dua cara umum yang ekuivalen: </text:p>
                <text:list>
                  <text:list-item>
                    <text:p text:style-name="P394"><text:span text:style-name="Strong_20_Emphasis">Menggunakan koma (</text:span><text:span text:style-name="Strong_20_Emphasis"><text:span text:style-name="Source_20_Text">,</text:span></text:span><text:span text:style-name="Strong_20_Emphasis">) untuk memisahkan batasan indeks:</text:span> Ini seringkali lebih ringkas untuk array berbentuk persegi atau persegi panjang (rectangular). </text:p>
                    <text:p text:style-name="P135">Delphi</text:p>
                    <text:p text:style-name="P578"><text:span text:style-name="Source_20_Text">var</text:span></text:p>
                    <text:p text:style-name="P578"><text:span text:style-name="Source_20_Text"><text:s text:c="2"/>// Array 2D (misal: 3 baris, 4 kolom)</text:span></text:p>
                    <text:p text:style-name="P578"><text:span text:style-name="Source_20_Text"><text:s text:c="2"/>MatrixA: array[1..3, 1..4] of Integer;</text:span></text:p>
                    <text:p text:style-name="P578"><text:span text:style-name="Source_20_Text"><text:s text:c="2"/>// Array 3D (misal: 2x3x4)</text:span></text:p>
                    <text:p text:style-name="P634"><text:span text:style-name="Source_20_Text"><text:s text:c="2"/>KubusData: array[0..1, 0..2, 0..3] of Real;</text:span></text:p>
                  </text:list-item>
                  <text:list-item>
                    <text:p text:style-name="P394"><text:span text:style-name="Strong_20_Emphasis">Menggunakan sintaks "array of array":</text:span> Ini secara konseptual lebih jelas menunjukkan bahwa array multidimensi adalah array yang elemennya adalah array lain. </text:p>
                    <text:p text:style-name="P135">Delphi</text:p>
                    <text:p text:style-name="P578"><text:span text:style-name="Source_20_Text">type</text:span></text:p>
                    <text:p text:style-name="P578"><text:span text:style-name="Source_20_Text"><text:s text:c="2"/>TRow = array[1..4] of Integer; // Tipe untuk satu baris</text:span></text:p>
                    <text:p text:style-name="P578"><text:span text:style-name="Source_20_Text">var</text:span></text:p>
                    <text:p text:style-name="P578"><text:span text:style-name="Source_20_Text"><text:s text:c="2"/>MatrixB: array[1..3] of TRow; // Array dari 3 TRow (sama dengan MatrixA)</text:span></text:p>
                    <text:p text:style-name="P578"/>
                    <text:p text:style-name="P578"><text:span text:style-name="Source_20_Text">// Langsung</text:span></text:p>
                    <text:p text:style-name="P578"><text:span text:style-name="Source_20_Text">var</text:span></text:p>
                    <text:p text:style-name="P634"><text:soft-page-break/><text:span text:style-name="Source_20_Text"><text:s text:c="2"/>MatrixC: array[1..3] of array[1..4] of Integer; // Sama dengan MatrixA</text:span></text:p>
                  </text:list-item>
                </text:list>
              </text:list-item>
              <text:list-item>
                <text:p text:style-name="P394"><text:span text:style-name="Strong_20_Emphasis">Mengakses Elemen:</text:span> Anda menggunakan beberapa indeks, sesuai dengan jumlah dimensi, yang dipisahkan oleh koma di dalam kurung siku <text:span text:style-name="Source_20_Text">[]</text:span>. Urutan indeks biasanya sesuai dengan urutan deklarasi (misal, baris lalu kolom). </text:p>
                <text:p text:style-name="P135">Delphi</text:p>
                <text:p text:style-name="P578"><text:span text:style-name="Source_20_Text">MatrixA[2, 3] := 10; // Akses elemen di baris 2, kolom 3</text:span></text:p>
                <text:p text:style-name="P578"><text:span text:style-name="Source_20_Text">Nilai := KubusData[0, 1, 2]; // Akses elemen di (0,1,2)</text:span></text:p>
                <text:p text:style-name="P578"><text:span text:style-name="Source_20_Text">// Jika dideklarasikan sebagai array of array, bisa juga:</text:span></text:p>
                <text:p text:style-name="P634"><text:span text:style-name="Source_20_Text">Nilai := MatrixC[2][3]; // Akses elemen baris 2, lalu elemen kolom 3 dari baris tsb</text:span></text:p>
              </text:list-item>
            </text:list>
            <text:p text:style-name="Text_20_body"><text:span text:style-name="Strong_20_Emphasis">2. Array Multidimensi Dinamis</text:span></text:p>
            <text:p text:style-name="Text_20_body">Ukurannya di setiap dimensi dapat diatur dan diubah saat runtime. Secara internal, ini selalu diimplementasikan sebagai "array of array".</text:p>
            <text:list xml:id="list860792294100886683" text:style-name="L136">
              <text:list-item>
                <text:p text:style-name="P395"><text:span text:style-name="Strong_20_Emphasis">Sintaks Deklarasi:</text:span> </text:p>
                <text:p text:style-name="P136">Delphi</text:p>
                <text:p text:style-name="P579"><text:span text:style-name="Source_20_Text">var</text:span></text:p>
                <text:p text:style-name="P579"><text:span text:style-name="Source_20_Text"><text:s text:c="2"/>PapanGame: array of array of Char; // Array dinamis 2D</text:span></text:p>
                <text:p text:style-name="P635"><text:span text:style-name="Source_20_Text"><text:s text:c="2"/>Data3D: array of array of array of Real; // Array dinamis 3D</text:span></text:p>
                <text:p text:style-name="P395">Seperti array dinamis 1D, ini hanya mendeklarasikan pointer yang awalnya <text:span text:style-name="Source_20_Text">nil</text:span>. </text:p>
              </text:list-item>
              <text:list-item>
                <text:p text:style-name="P395"><text:span text:style-name="Strong_20_Emphasis">Alokasi Ukuran (</text:span><text:span text:style-name="Strong_20_Emphasis"><text:span text:style-name="Source_20_Text">SetLength</text:span></text:span><text:span text:style-name="Strong_20_Emphasis">):</text:span> Mengatur ukuran array multidimensi dinamis sedikit lebih kompleks: </text:p>
                <text:list>
                  <text:list-item>
                    <text:p text:style-name="P395"><text:span text:style-name="Strong_20_Emphasis">Untuk Array Rectangular (Ukuran Sama di Dimensi Dalam):</text:span> Anda dapat menggunakan <text:span text:style-name="Source_20_Text">SetLength</text:span> dengan beberapa argumen ukuran, satu untuk setiap dimensi. </text:p>
                    <text:p text:style-name="P136">Delphi</text:p>
                    <text:p text:style-name="P579"><text:span text:style-name="Source_20_Text">var MatrixD: array of array of Integer;</text:span></text:p>
                    <text:p text:style-name="P579"><text:span text:style-name="Source_20_Text"><text:s text:c="4"/>JumlahBaris: Integer = 5;</text:span></text:p>
                    <text:p text:style-name="P579"><text:span text:style-name="Source_20_Text"><text:s text:c="4"/>JumlahKolom: Integer = 10;</text:span></text:p>
                    <text:p text:style-name="P579"><text:span text:style-name="Source_20_Text">begin</text:span></text:p>
                    <text:p text:style-name="P579"><text:span text:style-name="Source_20_Text"><text:s text:c="2"/>SetLength(MatrixD, JumlahBaris, JumlahKolom);</text:span></text:p>
                    <text:p text:style-name="P579"><text:span text:style-name="Source_20_Text"><text:s text:c="2"/>// Sekarang MatrixD adalah array 5x10</text:span></text:p>
                    <text:p text:style-name="P579"><text:span text:style-name="Source_20_Text"><text:s text:c="2"/>// Length(MatrixD) = 5</text:span></text:p>
                    <text:p text:style-name="P579"><text:span text:style-name="Source_20_Text"><text:s text:c="2"/>// Length(MatrixD[0]) = 10, Length(MatrixD[1]) = 10, dst.</text:span></text:p>
                    <text:p text:style-name="P635"><text:span text:style-name="Source_20_Text">end;</text:span></text:p>
                  </text:list-item>
                  <text:list-item>
                    <text:p text:style-name="P395"><text:span text:style-name="Strong_20_Emphasis">Untuk Array Jagged/Ragged (Ukuran Berbeda di Dimensi Dalam):</text:span> Anda harus mengatur ukuran dimensi terluar terlebih dahulu, kemudian melakukan loop untuk mengatur ukuran setiap "sub-array" secara individual. </text:p>
                    <text:p text:style-name="P136">Delphi</text:p>
                    <text:p text:style-name="P579"><text:span text:style-name="Source_20_Text">var SegitigaPascal: array of array of Integer;</text:span></text:p>
                    <text:p text:style-name="P579"><text:span text:style-name="Source_20_Text"><text:s text:c="4"/>NumRows: Integer = 5;</text:span></text:p>
                    <text:p text:style-name="P579"><text:span text:style-name="Source_20_Text"><text:s text:c="4"/>i, j: Integer;</text:span></text:p>
                    <text:p text:style-name="P579"><text:soft-page-break/><text:span text:style-name="Source_20_Text">begin</text:span></text:p>
                    <text:p text:style-name="P579"><text:span text:style-name="Source_20_Text"><text:s text:c="2"/>SetLength(SegitigaPascal, NumRows); // Atur jumlah baris (dimensi pertama)</text:span></text:p>
                    <text:p text:style-name="P579"><text:span text:style-name="Source_20_Text"><text:s text:c="2"/>for i := Low(SegitigaPascal) to High(SegitigaPascal) do</text:span></text:p>
                    <text:p text:style-name="P579"><text:span text:style-name="Source_20_Text"><text:s text:c="2"/>begin</text:span></text:p>
                    <text:p text:style-name="P579"><text:span text:style-name="Source_20_Text"><text:s text:c="4"/>// Setiap baris 'i' memiliki 'i+1' elemen</text:span></text:p>
                    <text:p text:style-name="P579"><text:span text:style-name="Source_20_Text"><text:s text:c="4"/>SetLength(SegitigaPascal[i], i + 1); // Atur jumlah kolom untuk baris i</text:span></text:p>
                    <text:p text:style-name="P579"><text:span text:style-name="Source_20_Text"><text:s text:c="4"/>// Isi nilai segitiga Pascal...</text:span></text:p>
                    <text:p text:style-name="P579"><text:span text:style-name="Source_20_Text"><text:s text:c="4"/>for j := Low(SegitigaPascal[i]) to High(SegitigaPascal[i]) do</text:span></text:p>
                    <text:p text:style-name="P579"><text:span text:style-name="Source_20_Text"><text:s text:c="6"/>if (j = 0) or (j = i) then</text:span></text:p>
                    <text:p text:style-name="P579"><text:span text:style-name="Source_20_Text"><text:s text:c="8"/>SegitigaPascal[i, j] := 1 // Bisa pakai [i,j] atau [i][j]</text:span></text:p>
                    <text:p text:style-name="P579"><text:span text:style-name="Source_20_Text"><text:s text:c="6"/>else</text:span></text:p>
                    <text:p text:style-name="P579"><text:span text:style-name="Source_20_Text"><text:s text:c="8"/>SegitigaPascal[i][j] := SegitigaPascal[i-1][j-1] + SegitigaPascal[i-1][j];</text:span></text:p>
                    <text:p text:style-name="P579"><text:span text:style-name="Source_20_Text"><text:s text:c="2"/>end;</text:span></text:p>
                    <text:p text:style-name="P635"><text:span text:style-name="Source_20_Text">end;</text:span></text:p>
                  </text:list-item>
                </text:list>
              </text:list-item>
              <text:list-item>
                <text:p text:style-name="P395"><text:span text:style-name="Strong_20_Emphasis">Mengakses Elemen:</text:span> Sama seperti array statis, gunakan multiple indeks: <text:span text:style-name="Source_20_Text">NamaArray[Indeks1, Indeks2, ...]</text:span>. </text:p>
              </text:list-item>
              <text:list-item>
                <text:p text:style-name="P136"><text:span text:style-name="Strong_20_Emphasis">Manajemen Memori:</text:span> Tetap otomatis menggunakan reference counting. Memori dibebaskan ketika tidak ada lagi variabel yang merujuk ke array tersebut. </text:p>
              </text:list-item>
            </text:list>
            <text:p text:style-name="Text_20_body"><text:span text:style-name="Strong_20_Emphasis">Contoh Penggunaan (Papan Permainan Dinamis 2D):</text:span></text:p>
            <text:p text:style-name="Text_20_body">Delphi</text:p>
            <text:p text:style-name="Preformatted_20_Text"><text:span text:style-name="Source_20_Text">program PapanCaturDemo;</text:span></text:p>
            <text:p text:style-name="Preformatted_20_Text"><text:span text:style-name="Source_20_Text">{$R+}</text:span></text:p>
            <text:p text:style-name="Preformatted_20_Text"><text:span text:style-name="Source_20_Text">uses SysUtils;</text:span></text:p>
            <text:p text:style-name="Preformatted_20_Text"/>
            <text:p text:style-name="Preformatted_20_Text"><text:span text:style-name="Source_20_Text">const</text:span></text:p>
            <text:p text:style-name="Preformatted_20_Text"><text:span text:style-name="Source_20_Text"><text:s text:c="2"/>Ukuran = 8; // Papan catur 8x8</text:span></text:p>
            <text:p text:style-name="Preformatted_20_Text"/>
            <text:p text:style-name="Preformatted_20_Text"><text:span text:style-name="Source_20_Text">type</text:span></text:p>
            <text:p text:style-name="Preformatted_20_Text"><text:span text:style-name="Source_20_Text"><text:s text:c="2"/>// Bisa pakai Char, atau Enum untuk bidak catur</text:span></text:p>
            <text:p text:style-name="Preformatted_20_Text"><text:span text:style-name="Source_20_Text"><text:s text:c="2"/>TPiece = (pcEmpty, pcPawnW, pcRookW, pcKnightW, pcBishopW, pcQueenW, pcKingW,</text:span></text:p>
            <text:p text:style-name="Preformatted_20_Text"><text:span text:style-name="Source_20_Text"><text:s text:c="12"/>pcPawnB, pcRookB, pcKnightB, pcBishopB, pcQueenB, pcKingB);</text:span></text:p>
            <text:p text:style-name="Preformatted_20_Text"/>
            <text:p text:style-name="Preformatted_20_Text"><text:span text:style-name="Source_20_Text">var</text:span></text:p>
            <text:p text:style-name="Preformatted_20_Text"><text:span text:style-name="Source_20_Text"><text:s text:c="2"/>Papan: array of array of TPiece; // Array dinamis 2D</text:span></text:p>
            <text:p text:style-name="Preformatted_20_Text"><text:span text:style-name="Source_20_Text"><text:s text:c="2"/>Baris, Kolom: Integer;</text:span></text:p>
            <text:p text:style-name="Preformatted_20_Text"/>
            <text:p text:style-name="Preformatted_20_Text"><text:span text:style-name="Source_20_Text">// Prosedur untuk inisialisasi papan (contoh)</text:span></text:p>
            <text:p text:style-name="Preformatted_20_Text"><text:span text:style-name="Source_20_Text">procedure SetupPapanAwal(var Board: array of array of TPiece);</text:span></text:p>
            <text:p text:style-name="Preformatted_20_Text"><text:span text:style-name="Source_20_Text">var r, c: Integer;</text:span></text:p>
            <text:p text:style-name="Preformatted_20_Text"><text:span text:style-name="Source_20_Text">begin</text:span></text:p>
            <text:p text:style-name="Preformatted_20_Text"><text:span text:style-name="Source_20_Text"><text:s text:c="2"/>// Isi semua dengan kosong dulu</text:span></text:p>
            <text:p text:style-name="Preformatted_20_Text"><text:span text:style-name="Source_20_Text"><text:s text:c="2"/>for r := Low(Board) to High(Board) do</text:span></text:p>
            <text:p text:style-name="Preformatted_20_Text"><text:span text:style-name="Source_20_Text"><text:s text:c="4"/>for c := Low(Board[r]) to High(Board[r]) do</text:span></text:p>
            <text:p text:style-name="Preformatted_20_Text"><text:span text:style-name="Source_20_Text"><text:s text:c="6"/>Board[r, c] := pcEmpty;</text:span></text:p>
            <text:p text:style-name="Preformatted_20_Text"><text:span text:style-name="Source_20_Text"><text:s text:c="2"/>// Letakkan beberapa bidak (contoh sederhana)</text:span></text:p>
            <text:p text:style-name="Preformatted_20_Text"><text:span text:style-name="Source_20_Text"><text:s text:c="2"/>Board[0, 0] := pcRookB; Board[0, 7] := pcRookB;</text:span></text:p>
            <text:p text:style-name="Preformatted_20_Text"><text:soft-page-break/><text:span text:style-name="Source_20_Text"><text:s text:c="2"/>Board[1, 0] := pcPawnB; // ... isi baris pion hitam</text:span></text:p>
            <text:p text:style-name="Preformatted_20_Text"><text:span text:style-name="Source_20_Text"><text:s text:c="2"/>Board[6, 0] := pcPawnW; // ... isi baris pion putih</text:span></text:p>
            <text:p text:style-name="Preformatted_20_Text"><text:span text:style-name="Source_20_Text"><text:s text:c="2"/>Board[7, 0] := pcRookW; Board[7, 7] := pcRookW;</text:span></text:p>
            <text:p text:style-name="Preformatted_20_Text"><text:span text:style-name="Source_20_Text"><text:s text:c="2"/>// ... isi bidak lainnya ...</text:span></text:p>
            <text:p text:style-name="Preformatted_20_Text"><text:span text:style-name="Source_20_Text">end;</text:span></text:p>
            <text:p text:style-name="Preformatted_20_Text"/>
            <text:p text:style-name="Preformatted_20_Text"><text:span text:style-name="Source_20_Text">// Prosedur untuk mencetak papan (contoh)</text:span></text:p>
            <text:p text:style-name="Preformatted_20_Text"><text:span text:style-name="Source_20_Text">procedure CetakPapan(const Board: array of array of TPiece);</text:span></text:p>
            <text:p text:style-name="Preformatted_20_Text"><text:span text:style-name="Source_20_Text">const PieceChars: array[TPiece] of Char = ('.','P','R','N','B','Q','K','p','r','n','b','q','k'); // Representasi char</text:span></text:p>
            <text:p text:style-name="Preformatted_20_Text"><text:span text:style-name="Source_20_Text">var r, c: Integer;</text:span></text:p>
            <text:p text:style-name="Preformatted_20_Text"><text:span text:style-name="Source_20_Text">begin</text:span></text:p>
            <text:p text:style-name="Preformatted_20_Text"><text:span text:style-name="Source_20_Text"><text:s text:c="2"/>WriteLn(' <text:s/>a b c d e f g h');</text:span></text:p>
            <text:p text:style-name="Preformatted_20_Text"><text:span text:style-name="Source_20_Text"><text:s text:c="2"/>WriteLn(' +-----------------+');</text:span></text:p>
            <text:p text:style-name="Preformatted_20_Text"><text:span text:style-name="Source_20_Text"><text:s text:c="2"/>for r := Low(Board) to High(Board) do // Baris 0..7</text:span></text:p>
            <text:p text:style-name="Preformatted_20_Text"><text:span text:style-name="Source_20_Text"><text:s text:c="2"/>begin</text:span></text:p>
            <text:p text:style-name="Preformatted_20_Text"><text:span text:style-name="Source_20_Text"><text:s text:c="4"/>Write(8 - r, '| '); // Nomor baris</text:span></text:p>
            <text:p text:style-name="Preformatted_20_Text"><text:span text:style-name="Source_20_Text"><text:s text:c="4"/>for c := Low(Board[r]) to High(Board[r]) do // Kolom 0..7</text:span></text:p>
            <text:p text:style-name="Preformatted_20_Text"><text:span text:style-name="Source_20_Text"><text:s text:c="4"/>begin</text:span></text:p>
            <text:p text:style-name="Preformatted_20_Text"><text:span text:style-name="Source_20_Text"><text:s text:c="6"/>Write(PieceChars[ Board[r, c] ], ' '); // Cetak representasi bidak</text:span></text:p>
            <text:p text:style-name="Preformatted_20_Text"><text:span text:style-name="Source_20_Text"><text:s text:c="4"/>end;</text:span></text:p>
            <text:p text:style-name="Preformatted_20_Text"><text:span text:style-name="Source_20_Text"><text:s text:c="4"/>WriteLn('| ', 8 - r);</text:span></text:p>
            <text:p text:style-name="Preformatted_20_Text"><text:span text:style-name="Source_20_Text"><text:s text:c="2"/>end;</text:span></text:p>
            <text:p text:style-name="Preformatted_20_Text"><text:span text:style-name="Source_20_Text"><text:s text:c="2"/>WriteLn(' +-----------------+');</text:span></text:p>
            <text:p text:style-name="Preformatted_20_Text"><text:span text:style-name="Source_20_Text"><text:s text:c="2"/>WriteLn(' <text:s/>a b c d e f g h');</text:span></text:p>
            <text:p text:style-name="Preformatted_20_Text"><text:span text:style-name="Source_20_Text">end;</text:span></text:p>
            <text:p text:style-name="Preformatted_20_Text"/>
            <text:p text:style-name="Preformatted_20_Text"><text:span text:style-name="Source_20_Text">begin</text:span></text:p>
            <text:p text:style-name="Preformatted_20_Text"><text:span text:style-name="Source_20_Text"><text:s text:c="2"/>WriteLn('Inisialisasi Papan Catur Dinamis - ', DateTimeToStr(Now));</text:span></text:p>
            <text:p text:style-name="Preformatted_20_Text"><text:span text:style-name="Source_20_Text"><text:s text:c="2"/>// Set ukuran papan 8x8</text:span></text:p>
            <text:p text:style-name="Preformatted_20_Text"><text:span text:style-name="Source_20_Text"><text:s text:c="2"/>SetLength(Papan, Ukuran, Ukuran);</text:span></text:p>
            <text:p text:style-name="Preformatted_20_Text"/>
            <text:p text:style-name="Preformatted_20_Text"><text:span text:style-name="Source_20_Text"><text:s text:c="2"/>SetupPapanAwal(Papan); // Isi papan dengan posisi awal</text:span></text:p>
            <text:p text:style-name="Preformatted_20_Text"><text:span text:style-name="Source_20_Text"><text:s text:c="2"/>CetakPapan(Papan); <text:s text:c="4"/>// Tampilkan papan</text:span></text:p>
            <text:p text:style-name="Preformatted_20_Text"/>
            <text:p text:style-name="Preformatted_20_Text"><text:span text:style-name="Source_20_Text"><text:s text:c="2"/>// Contoh akses: Pindahkan pion putih dari e2 ke e4</text:span></text:p>
            <text:p text:style-name="Preformatted_20_Text"><text:span text:style-name="Source_20_Text"><text:s text:c="2"/>if Papan[6, 4] = pcPawnW then // Indeks: baris 6 (rank 2), kolom 4 (file e)</text:span></text:p>
            <text:p text:style-name="Preformatted_20_Text"><text:span text:style-name="Source_20_Text"><text:s text:c="2"/>begin</text:span></text:p>
            <text:p text:style-name="Preformatted_20_Text"><text:span text:style-name="Source_20_Text"><text:s text:c="5"/>Papan[4, 4] := Papan[6, 4]; // Pindah ke e4 (baris 4)</text:span></text:p>
            <text:p text:style-name="Preformatted_20_Text"><text:span text:style-name="Source_20_Text"><text:s text:c="5"/>Papan[6, 4] := pcEmpty;</text:span></text:p>
            <text:p text:style-name="Preformatted_20_Text"><text:span text:style-name="Source_20_Text"><text:s text:c="5"/>WriteLn;</text:span></text:p>
            <text:p text:style-name="Preformatted_20_Text"><text:span text:style-name="Source_20_Text"><text:s text:c="5"/>WriteLn('Setelah Pion e2 ke e4:');</text:span></text:p>
            <text:p text:style-name="Preformatted_20_Text"><text:span text:style-name="Source_20_Text"><text:s text:c="5"/>CetakPapan(Papan);</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reformatted_20_Text"><text:span text:style-name="Source_20_Text"><text:s text:c="2"/>// Memori Papan dibebaskan otomatis</text:span></text:p>
            <text:p text:style-name="P609"><text:span text:style-name="Source_20_Text">end.</text:span></text:p>
            <text:p text:style-name="Text_20_body">Array multidimensi, baik statis maupun dinamis, adalah alat penting untuk mengelola data yang secara alami memiliki struktur lebih dari satu dimensi.</text:p>
            <text:p text:style-name="Horizontal_20_Line"/>
            <text:p text:style-name="Text_20_body"><text:soft-page-break/>Silakan berikan perintah <text:span text:style-name="Source_20_Text">YAX</text:span> untuk melanjutkan ke prompt berikutnya (Subbab: Tipe String Pascal (<text:span text:style-name="Source_20_Text">ShortString</text:span>, <text:span text:style-name="Source_20_Text">AnsiString</text:span>, <text:span text:style-name="Source_20_Text">UnicodeString</text:span>/<text:span text:style-name="Source_20_Text">string</text:span> default)).</text:p>
          </text:section>
          <text:section text:style-name="Sect1" text:name="feedback-form-69">
            <text:p text:style-name="P274"/>
          </text:section>
        </text:section>
        <text:section text:style-name="Sect1" text:name="cbdf6d8f2fc0e6f5">
          <text:p text:style-name="Text_20_body"/>
          <text:section text:style-name="Sect1" text:name="user-query-content-70">
            <text:p text:style-name="P529">yax </text:p>
          </text:section>
          <text:p text:style-name="P274">Tampilkan alur berpikir</text:p>
          <text:section text:style-name="Sect2" text:name="model-response-message-contentr_cbdf6d8f2fc0e6f5">
            <text:p text:style-name="Text_20_body">Tentu, mari kita bahas berbagai jenis string yang akan Anda temui di Free Pascal, sesuai konteks waktu pukul 3:29 PM WIB, Senin 14 April 2025, di Indonesia. Pemahaman ini penting karena tipe <text:span text:style-name="Source_20_Text">string</text:span> default dapat bervariasi tergantung pada pengaturan kompiler.</text:p>
            <text:p text:style-name="Text_20_body"><text:span text:style-name="Strong_20_Emphasis">(Jawaban untuk Prompt Isi Subbab: Tipe String Pascal (</text:span><text:span text:style-name="Strong_20_Emphasis"><text:span text:style-name="Source_20_Text">ShortString</text:span></text:span><text:span text:style-name="Strong_20_Emphasis">, </text:span><text:span text:style-name="Strong_20_Emphasis"><text:span text:style-name="Source_20_Text">AnsiString</text:span></text:span><text:span text:style-name="Strong_20_Emphasis">, </text:span><text:span text:style-name="Strong_20_Emphasis"><text:span text:style-name="Source_20_Text">UnicodeString</text:span></text:span><text:span text:style-name="Strong_20_Emphasis">/</text:span><text:span text:style-name="Strong_20_Emphasis"><text:span text:style-name="Source_20_Text">string</text:span></text:span><text:span text:style-name="Strong_20_Emphasis"> default))</text:span></text:p>
            <text:p text:style-name="Text_20_body">Free Pascal, karena sejarah panjang dan kebutuhan kompatibilitasnya, mendukung beberapa tipe data berbeda untuk merepresentasikan teks atau <text:span text:style-name="Emphasis">string</text:span>. Memahami perbedaan utama mereka—terutama dalam hal manajemen panjang, memori, dan dukungan karakter (encoding)—sangatlah penting.</text:p>
            <text:list xml:id="list5174807096949448436" text:style-name="L137">
              <text:list-item>
                <text:p text:style-name="P137"><text:span text:style-name="Strong_20_Emphasis"><text:span text:style-name="Source_20_Text">ShortString</text:span></text:span><text:span text:style-name="Strong_20_Emphasis"> (String Gaya Lama/Turbo Pascal)</text:span></text:p>
                <text:list>
                  <text:list-item>
                    <text:p text:style-name="P396"><text:span text:style-name="Strong_20_Emphasis">Definisi:</text:span> Ini adalah tipe string klasik dari era Turbo Pascal. Ia memiliki <text:span text:style-name="Strong_20_Emphasis">panjang maksimum yang tetap</text:span>, ditentukan saat kompilasi. Tipe <text:span text:style-name="Source_20_Text">ShortString</text:span> sendiri adalah alias untuk <text:span text:style-name="Source_20_Text">string[255]</text:span> (maksimum 255 karakter). Anda juga bisa mendefinisikan varian yang lebih pendek, misalnya <text:span text:style-name="Source_20_Text">string[50]</text:span>. </text:p>
                  </text:list-item>
                  <text:list-item>
                    <text:p text:style-name="P396"><text:span text:style-name="Strong_20_Emphasis">Struktur Memori:</text:span> Sangat berbeda dari string modern. <text:span text:style-name="Source_20_Text">ShortString</text:span> <text:span text:style-name="Emphasis">tidak</text:span> diakhiri dengan null terminator (<text:span text:style-name="Source_20_Text">#0</text:span>). Sebaliknya, <text:span text:style-name="Strong_20_Emphasis">byte pertama (indeks 0)</text:span> dari string ini digunakan untuk menyimpan <text:span text:style-name="Strong_20_Emphasis">panjang aktual</text:span> string saat ini (sebuah angka dari 0 hingga N, di mana N adalah panjang maksimum yang dideklarasikan). Karakter data dimulai dari byte ke-1 hingga byte ke-N. Total memori yang digunakan selalu N+1 byte. </text:p>
                  </text:list-item>
                  <text:list-item>
                    <text:p text:style-name="P396"><text:span text:style-name="Strong_20_Emphasis">Kelebihan:</text:span> Ukuran memori pasti dan sederhana. </text:p>
                  </text:list-item>
                  <text:list-item>
                    <text:p text:style-name="P396"><text:span text:style-name="Strong_20_Emphasis">Kekurangan:</text:span> Batasan panjang maksimum yang kaku, operasi string seringkali kurang efisien, tidak secara inheren mendukung Unicode, dan tidak kompatibel langsung dengan fungsi C API yang mengharapkan string berakhiran null. </text:p>
                  </text:list-item>
                  <text:list-item>
                    <text:p text:style-name="P396"><text:span text:style-name="Strong_20_Emphasis">Penggunaan:</text:span> Saat ini <text:span text:style-name="Strong_20_Emphasis">jarang digunakan</text:span> dalam kode Free Pascal baru, kecuali jika Anda perlu menjaga kompatibilitas ketat dengan kode Turbo Pascal atau Delphi sangat awal, atau dalam skenario <text:span text:style-name="Emphasis">embedded</text:span> dengan memori sangat terbatas di mana buffer ukuran tetap diperlukan. </text:p>
                  </text:list-item>
                </text:list>
              </text:list-item>
              <text:list-item>
                <text:p text:style-name="P137"><text:span text:style-name="Strong_20_Emphasis"><text:span text:style-name="Source_20_Text">AnsiString</text:span></text:span><text:span text:style-name="Strong_20_Emphasis"> (String Dinamis ANSI)</text:span></text:p>
                <text:list>
                  <text:list-item>
                    <text:p text:style-name="P396"><text:span text:style-name="Strong_20_Emphasis">Definisi:</text:span> Ini adalah tipe string dinamis "panjang" yang menjadi standar di Delphi versi pertengahan (sebelum Unicode) dan merupakan tipe <text:span text:style-name="Source_20_Text">string</text:span> default di Free Pascal jika menggunakan mode kompatibilitas lama (seperti <text:span text:style-name="Source_20_Text">$MODE Delphi</text:span> atau <text:span text:style-name="Source_20_Text">$MODE TP</text:span> tanpa mengaktifkan <text:span text:style-name="Source_20_Text">$H+</text:span>). </text:p>
                  </text:list-item>
                  <text:list-item>
                    <text:p text:style-name="P396"><text:soft-page-break/><text:span text:style-name="Strong_20_Emphasis">Struktur Memori:</text:span> Panjangnya <text:span text:style-name="Strong_20_Emphasis">dinamis</text:span> (dapat berubah saat runtime). Data string disimpan di <text:span text:style-name="Emphasis">heap</text:span>. String ini dikelola menggunakan <text:span text:style-name="Strong_20_Emphasis">reference counting</text:span> (manajemen memori otomatis, mirip array dinamis) dan <text:span text:style-name="Strong_20_Emphasis">diakhiri dengan null terminator (</text:span><text:span text:style-name="Strong_20_Emphasis"><text:span text:style-name="Source_20_Text">#0</text:span></text:span><text:span text:style-name="Strong_20_Emphasis">)</text:span>, membuatnya kompatibel dengan fungsi C API. </text:p>
                  </text:list-item>
                  <text:list-item>
                    <text:p text:style-name="P396"><text:span text:style-name="Strong_20_Emphasis">Encoding:</text:span> Menggunakan encoding <text:span text:style-name="Strong_20_Emphasis">ANSI</text:span> (American National Standards Institute), yang berarti representasi karakternya <text:span text:style-name="Strong_20_Emphasis">tergantung pada code page sistem operasi</text:span> yang sedang aktif. Ini biasanya berupa <text:span text:style-name="Emphasis">single-byte character set</text:span> (SBCS) untuk bahasa-bahasa Barat, tetapi bisa juga <text:span text:style-name="Emphasis">multi-byte character set</text:span> (MBCS) untuk bahasa Asia Timur. Konsekuensinya, <text:span text:style-name="Source_20_Text">AnsiString</text:span> <text:span text:style-name="Strong_20_Emphasis">tidak dapat diandalkan</text:span> untuk menyimpan dan memanipulasi teks dari berbagai bahasa berbeda secara bersamaan dalam satu string jika karakter-karakter tersebut tidak ada dalam code page sistem saat itu. Pengindeksan <text:span text:style-name="Source_20_Text">S[i]</text:span> mengakses <text:span text:style-name="Strong_20_Emphasis">byte</text:span> ke-i, bukan karakter ke-i jika menggunakan MBCS. </text:p>
                  </text:list-item>
                  <text:list-item>
                    <text:p text:style-name="P396"><text:span text:style-name="Strong_20_Emphasis">Penggunaan:</text:span> Masih relevan jika Anda bekerja dengan kode Delphi lama (misalnya Delphi 7) atau berinteraksi dengan library atau sistem yang secara spesifik mengharapkan encoding ANSI berbasis code page. Namun, untuk aplikasi baru, dukungan Unicode lebih diutamakan. </text:p>
                  </text:list-item>
                </text:list>
              </text:list-item>
              <text:list-item>
                <text:p text:style-name="P137"><text:span text:style-name="Strong_20_Emphasis"><text:span text:style-name="Source_20_Text">UnicodeString</text:span></text:span><text:span text:style-name="Strong_20_Emphasis"> (Tipe </text:span><text:span text:style-name="Strong_20_Emphasis"><text:span text:style-name="Source_20_Text">string</text:span></text:span><text:span text:style-name="Strong_20_Emphasis"> Default Modern - Direkomendasikan)</text:span></text:p>
                <text:list>
                  <text:list-item>
                    <text:p text:style-name="P396"><text:span text:style-name="Strong_20_Emphasis">Definisi:</text:span> Ini adalah tipe string <text:span text:style-name="Strong_20_Emphasis">default</text:span> di Free Pascal dalam mode modern (<text:span text:style-name="Source_20_Text">$MODE ObjFPC</text:span>, <text:span text:style-name="Source_20_Text">$MODE DelphiUnicode</text:span>) atau ketika direktif <text:span text:style-name="Source_20_Text">{$H+}</text:span> (atau <text:span text:style-name="Source_20_Text">{$LONGSTRINGS ON}</text:span>) aktif. <text:span text:style-name="Strong_20_Emphasis">Ini adalah tipe string yang sangat direkomendasikan untuk semua pengembangan aplikasi baru</text:span> dengan FPC/Lazarus. </text:p>
                  </text:list-item>
                  <text:list-item>
                    <text:p text:style-name="P396"><text:span text:style-name="Strong_20_Emphasis">Struktur Memori:</text:span> Sama seperti <text:span text:style-name="Source_20_Text">AnsiString</text:span>, panjangnya <text:span text:style-name="Strong_20_Emphasis">dinamis</text:span>, disimpan di <text:span text:style-name="Emphasis">heap</text:span>, dikelola dengan <text:span text:style-name="Strong_20_Emphasis">reference counting</text:span>, dan <text:span text:style-name="Strong_20_Emphasis">diakhiri dengan null terminator (</text:span><text:span text:style-name="Strong_20_Emphasis"><text:span text:style-name="Source_20_Text">#0</text:span></text:span><text:span text:style-name="Strong_20_Emphasis">)</text:span>. </text:p>
                  </text:list-item>
                  <text:list-item>
                    <text:p text:style-name="P396"><text:span text:style-name="Strong_20_Emphasis">Encoding:</text:span> Perbedaan kuncinya adalah <text:span text:style-name="Source_20_Text">UnicodeString</text:span> menggunakan encoding <text:span text:style-name="Strong_20_Emphasis">UTF-16</text:span>. Setiap elemen string secara internal adalah <text:span text:style-name="Source_20_Text">WideChar</text:span> (2 byte). Ini memungkinkan <text:span text:style-name="Source_20_Text">UnicodeString</text:span> untuk merepresentasikan <text:span text:style-name="Strong_20_Emphasis">hampir semua karakter</text:span> dari semua bahasa modern dan historis yang ada dalam standar Unicode. Ini sangat penting untuk <text:span text:style-name="Strong_20_Emphasis">internasionalisasi (i18n)</text:span> aplikasi Anda. </text:p>
                  </text:list-item>
                  <text:list-item>
                    <text:p text:style-name="P396"><text:span text:style-name="Strong_20_Emphasis">Pengindeksan:</text:span> <text:span text:style-name="Source_20_Text">S[i]</text:span> mengakses <text:span text:style-name="Emphasis">unit kode UTF-16</text:span> ke-i (sebuah <text:span text:style-name="Source_20_Text">WideChar</text:span>). Untuk sebagian besar karakter umum (dalam Basic Multilingual Plane/BMP), ini sama dengan karakter ke-i. Penanganan karakter di luar BMP (supplementary characters) memerlukan fungsi khusus. </text:p>
                  </text:list-item>
                  <text:list-item>
                    <text:p text:style-name="P137"><text:span text:style-name="Strong_20_Emphasis">Penggunaan:</text:span> Pilihan utama untuk aplikasi baru karena fleksibilitasnya, manajemen memori otomatis, kompatibilitas C API, dan yang terpenting, dukungan penuh untuk Unicode, memastikan aplikasi Anda dapat menangani teks dari berbagai bahasa dengan benar. </text:p>
                  </text:list-item>
                </text:list>
              </text:list-item>
            </text:list>
            <text:p text:style-name="Text_20_body"><text:span text:style-name="Strong_20_Emphasis">Tipe String Lainnya (Sekilas):</text:span></text:p>
            <text:list xml:id="list2967396645109776506" text:style-name="L138">
              <text:list-item>
                <text:p text:style-name="P397"><text:soft-page-break/><text:span text:style-name="Strong_20_Emphasis"><text:span text:style-name="Source_20_Text">WideString</text:span></text:span>: Mirip <text:span text:style-name="Source_20_Text">UnicodeString</text:span> karena menggunakan encoding UTF-16 dan null-terminated. Namun, <text:span text:style-name="Source_20_Text">WideString</text:span> <text:span text:style-name="Strong_20_Emphasis">tidak reference-counted</text:span>. Memorinya dikelola oleh mekanisme alokasi BSTR Windows (via COM API). Penggunaannya terutama untuk interoperabilitas dengan <text:span text:style-name="Strong_20_Emphasis">COM/OLE Automation</text:span> di Windows. Kurang efisien untuk manipulasi string umum di Pascal. </text:p>
              </text:list-item>
              <text:list-item>
                <text:p text:style-name="P138"><text:span text:style-name="Strong_20_Emphasis"><text:span text:style-name="Source_20_Text">UTF8String</text:span></text:span>: String dinamis yang menyimpan teks menggunakan encoding <text:span text:style-name="Strong_20_Emphasis">UTF-8</text:span>. Dalam versi FPC yang lebih baru, ia juga reference-counted dan null-terminated. Sangat berguna ketika Anda perlu berinteraksi dengan sistem atau API yang secara native menggunakan UTF-8 (umum di web, API Linux, format file seperti JSON). Perhatikan bahwa pengindeksan <text:span text:style-name="Source_20_Text">S[i]</text:span> pada <text:span text:style-name="Source_20_Text">UTF8String</text:span> mengakses <text:span text:style-name="Strong_20_Emphasis">byte</text:span> ke-i, bukan karakter ke-i, karena UTF-8 adalah encoding variable-length. </text:p>
              </text:list-item>
            </text:list>
            <text:p text:style-name="Text_20_body"><text:span text:style-name="Strong_20_Emphasis">Pengaruh Direktif Kompiler (</text:span><text:span text:style-name="Strong_20_Emphasis"><text:span text:style-name="Source_20_Text">{$H}</text:span></text:span><text:span text:style-name="Strong_20_Emphasis">, </text:span><text:span text:style-name="Strong_20_Emphasis"><text:span text:style-name="Source_20_Text">$MODE</text:span></text:span><text:span text:style-name="Strong_20_Emphasis">):</text:span></text:p>
            <text:p text:style-name="Text_20_body">Sangat penting untuk memahami bagaimana pengaturan kompiler memengaruhi makna dari kata kunci <text:span text:style-name="Source_20_Text">string</text:span> generik:</text:p>
            <text:list xml:id="list7382594290653433992" text:style-name="L139">
              <text:list-item>
                <text:p text:style-name="P398">Direktif <text:span text:style-name="Source_20_Text">{$H}</text:span> (atau aliasnya <text:span text:style-name="Source_20_Text">{$LONGSTRINGS}</text:span>): </text:p>
                <text:list>
                  <text:list-item>
                    <text:p text:style-name="P398"><text:span text:style-name="Source_20_Text">{$H+}</text:span> atau <text:span text:style-name="Source_20_Text">{$LONGSTRINGS ON}</text:span>: Menyebabkan <text:span text:style-name="Source_20_Text">string</text:span> menjadi alias untuk <text:span text:style-name="Strong_20_Emphasis"><text:span text:style-name="Source_20_Text">UnicodeString</text:span></text:span> (atau <text:span text:style-name="Source_20_Text">AnsiString</text:span> jika mode sangat lama). <text:span text:style-name="Source_20_Text">Char</text:span> menjadi <text:span text:style-name="Source_20_Text">WideChar</text:span>. Ini adalah <text:span text:style-name="Strong_20_Emphasis">default dalam mode modern</text:span>. </text:p>
                  </text:list-item>
                  <text:list-item>
                    <text:p text:style-name="P398"><text:span text:style-name="Source_20_Text">{$H-}</text:span> atau <text:span text:style-name="Source_20_Text">{$LONGSTRINGS OFF}</text:span>: Menyebabkan <text:span text:style-name="Source_20_Text">string</text:span> menjadi alias untuk <text:span text:style-name="Strong_20_Emphasis"><text:span text:style-name="Source_20_Text">ShortString</text:span></text:span>. <text:span text:style-name="Source_20_Text">Char</text:span> menjadi <text:span text:style-name="Source_20_Text">AnsiChar</text:span>. Ini default dalam mode <text:span text:style-name="Source_20_Text">$MODE TP</text:span>. </text:p>
                  </text:list-item>
                </text:list>
              </text:list-item>
              <text:list-item>
                <text:p text:style-name="P398">Direktif <text:span text:style-name="Source_20_Text">$MODE</text:span>: </text:p>
                <text:list>
                  <text:list-item>
                    <text:p text:style-name="P398"><text:span text:style-name="Source_20_Text">$MODE ObjFPC</text:span> atau <text:span text:style-name="Source_20_Text">$MODE DelphiUnicode</text:span>: Secara otomatis mengaktifkan <text:span text:style-name="Source_20_Text">{$H+}</text:span>. <text:span text:style-name="Source_20_Text">string</text:span> adalah <text:span text:style-name="Strong_20_Emphasis"><text:span text:style-name="Source_20_Text">UnicodeString</text:span></text:span>. Ini mode yang direkomendasikan untuk proyek baru di FPC/Lazarus. </text:p>
                  </text:list-item>
                  <text:list-item>
                    <text:p text:style-name="P139"><text:span text:style-name="Source_20_Text">$MODE Delphi</text:span> atau <text:span text:style-name="Source_20_Text">$MODE TP</text:span>: Secara otomatis mengaktifkan <text:span text:style-name="Source_20_Text">{$H-}</text:span>. Dalam <text:span text:style-name="Source_20_Text">$MODE Delphi</text:span>, <text:span text:style-name="Source_20_Text">string</text:span> tanpa penentu panjang biasanya merujuk ke <text:span text:style-name="Strong_20_Emphasis"><text:span text:style-name="Source_20_Text">AnsiString</text:span></text:span> (jika {$H+} tidak dioverride), sedangkan di <text:span text:style-name="Source_20_Text">$MODE TP</text:span>, <text:span text:style-name="Source_20_Text">string</text:span> adalah <text:span text:style-name="Source_20_Text">ShortString</text:span>. </text:p>
                  </text:list-item>
                </text:list>
              </text:list-item>
            </text:list>
            <text:p text:style-name="Text_20_body"><text:span text:style-name="Strong_20_Emphasis">Rekomendasi:</text:span> Untuk memastikan dukungan Unicode yang benar dan memanfaatkan fitur string modern, selalu gunakan mode kompiler seperti <text:span text:style-name="Source_20_Text">$MODE ObjFPC</text:span> atau <text:span text:style-name="Source_20_Text">$MODE DelphiUnicode</text:span> untuk proyek baru Anda, atau setidaknya pastikan direktif <text:span text:style-name="Source_20_Text">{$H+}</text:span> aktif di awal unit atau program Anda. Dengan demikian, Anda dapat dengan aman menggunakan tipe <text:span text:style-name="Source_20_Text">string</text:span> generik yang akan merujuk pada <text:span text:style-name="Source_20_Text">UnicodeString</text:span>.</text:p>
            <text:p text:style-name="Horizontal_20_Line"/>
            <text:p text:style-name="Text_20_body">Silakan berikan perintah <text:span text:style-name="Source_20_Text">YAX</text:span> untuk melanjutkan ke prompt berikutnya (Subbab: Fungsi Manipulasi String Umum (dari <text:span text:style-name="Source_20_Text">SysUtils</text:span>, <text:span text:style-name="Source_20_Text">StrUtils</text:span>)).</text:p>
          </text:section>
          <text:section text:style-name="Sect1" text:name="feedback-form-70">
            <text:p text:style-name="P274"/>
          </text:section>
        </text:section>
        <text:section text:style-name="Sect1" text:name="cf743ca8554cca47">
          <text:p text:style-name="Text_20_body"/>
          <text:section text:style-name="Sect1" text:name="user-query-content-71">
            <text:p text:style-name="P529"><text:soft-page-break/>yax </text:p>
          </text:section>
          <text:p text:style-name="P274">Tampilkan alur berpikir</text:p>
          <text:section text:style-name="Sect2" text:name="model-response-message-contentr_cf743ca8554cca47">
            <text:p text:style-name="Text_20_body">Baik, kita lanjutkan pembahasan terakhir di Bab 6 ini pada pukul 3:30 PM WIB, Senin 14 April 2025, di Indonesia, dengan melihat fungsi-fungsi standar untuk bekerja dengan string.</text:p>
            <text:p text:style-name="Text_20_body"><text:span text:style-name="Strong_20_Emphasis">(Jawaban untuk Prompt Isi Subbab: Fungsi Manipulasi String Umum (dari </text:span><text:span text:style-name="Strong_20_Emphasis"><text:span text:style-name="Source_20_Text">SysUtils</text:span></text:span><text:span text:style-name="Strong_20_Emphasis">, </text:span><text:span text:style-name="Strong_20_Emphasis"><text:span text:style-name="Source_20_Text">StrUtils</text:span></text:span><text:span text:style-name="Strong_20_Emphasis">))</text:span></text:p>
            <text:p text:style-name="Text_20_body">Free Pascal menyediakan pustaka runtime (RTL) yang kaya dengan fungsi dan prosedur bawaan untuk melakukan berbagai operasi umum pada string. Banyak fungsi inti terdapat di unit <text:span text:style-name="Source_20_Text">System</text:span> (yang selalu tersedia secara otomatis), namun sejumlah besar fungsi yang sangat esensial berada di unit <text:span text:style-name="Source_20_Text">SysUtils</text:span>. Untuk fungsi yang lebih spesifik atau lanjutan, unit <text:span text:style-name="Source_20_Text">StrUtils</text:span> seringkali sangat berguna. Oleh karena itu, hampir setiap program yang melakukan manipulasi string perlu menyertakan <text:span text:style-name="Source_20_Text">uses SysUtils;</text:span> di awal, dan jika menggunakan fungsi dari <text:span text:style-name="Source_20_Text">StrUtils</text:span>, sertakan juga <text:span text:style-name="Source_20_Text">uses StrUtils;</text:span>.</text:p>
            <text:p text:style-name="Text_20_body">Berikut adalah beberapa fungsi dan prosedur manipulasi string yang paling umum digunakan (kita asumsikan bekerja dengan tipe <text:span text:style-name="Source_20_Text">string</text:span> modern, yaitu <text:span text:style-name="Source_20_Text">UnicodeString</text:span>, kecuali dinyatakan lain):</text:p>
            <text:list xml:id="list2491879757554550480" text:style-name="L140">
              <text:list-item>
                <text:p text:style-name="P140"><text:span text:style-name="Strong_20_Emphasis">Mendapatkan Panjang: </text:span><text:span text:style-name="Strong_20_Emphasis"><text:span text:style-name="Source_20_Text">Length(S)</text:span></text:span> (Unit: <text:span text:style-name="Source_20_Text">System</text:span>)</text:p>
                <text:list>
                  <text:list-item>
                    <text:p text:style-name="P399">Mengembalikan jumlah <text:span text:style-name="Emphasis">karakter</text:span> (WideChar) saat ini dalam string <text:span text:style-name="Source_20_Text">S</text:span>. </text:p>
                  </text:list-item>
                  <text:list-item>
                    <text:p text:style-name="P399">Contoh: <text:span text:style-name="Source_20_Text">var Teks: string = 'Medan'; Len: Integer; begin Len := Length(Teks); // Len akan berisi 4 end.</text:span> </text:p>
                  </text:list-item>
                </text:list>
              </text:list-item>
              <text:list-item>
                <text:p text:style-name="P140"><text:span text:style-name="Strong_20_Emphasis">Menggabungkan (Concatenation): Operator </text:span><text:span text:style-name="Strong_20_Emphasis"><text:span text:style-name="Source_20_Text">+</text:span></text:span><text:span text:style-name="Strong_20_Emphasis"> dan </text:span><text:span text:style-name="Strong_20_Emphasis"><text:span text:style-name="Source_20_Text">Concat</text:span></text:span> (Unit: <text:span text:style-name="Source_20_Text">System</text:span>)</text:p>
                <text:list>
                  <text:list-item>
                    <text:p text:style-name="P399">Operator <text:span text:style-name="Source_20_Text">+</text:span>: Cara paling umum dan mudah dibaca untuk menggabungkan dua string atau lebih. </text:p>
                  </text:list-item>
                  <text:list-item>
                    <text:p text:style-name="P399"><text:span text:style-name="Source_20_Text">Concat(S1, S2, ...)</text:span>: Fungsi alternatif yang dapat menggabungkan beberapa string sekaligus. </text:p>
                  </text:list-item>
                  <text:list-item>
                    <text:p text:style-name="P399">Contoh: </text:p>
                    <text:p text:style-name="P140">Delphi</text:p>
                    <text:p text:style-name="P580"><text:span text:style-name="Source_20_Text">var NamaDepan, NamaBelakang, NamaLengkap, PathLengkap: string;</text:span></text:p>
                    <text:p text:style-name="P580"><text:span text:style-name="Source_20_Text">begin</text:span></text:p>
                    <text:p text:style-name="P580"><text:span text:style-name="Source_20_Text"><text:s text:c="2"/>NamaDepan := 'Budi'; NamaBelakang := 'Santoso';</text:span></text:p>
                    <text:p text:style-name="P580"><text:span text:style-name="Source_20_Text"><text:s text:c="2"/>NamaLengkap := NamaDepan + ' ' + NamaBelakang; // Hasil: 'Budi Santoso'</text:span></text:p>
                    <text:p text:style-name="P580"><text:span text:style-name="Source_20_Text"><text:s text:c="2"/>PathLengkap := Concat('C:\', 'Data\', 'Laporan.txt'); // Hasil: 'C:\Data\Laporan.txt'</text:span></text:p>
                    <text:p text:style-name="P580"><text:span text:style-name="Source_20_Text"><text:s text:c="2"/>WriteLn(NamaLengkap);</text:span></text:p>
                    <text:p text:style-name="P580"><text:span text:style-name="Source_20_Text"><text:s text:c="2"/>WriteLn(PathLengkap);</text:span></text:p>
                    <text:p text:style-name="P636"><text:span text:style-name="Source_20_Text">end.</text:span></text:p>
                  </text:list-item>
                </text:list>
              </text:list-item>
              <text:list-item>
                <text:p text:style-name="P140"><text:span text:style-name="Strong_20_Emphasis">Mengakses Karakter Berdasarkan Indeks: </text:span><text:span text:style-name="Strong_20_Emphasis"><text:span text:style-name="Source_20_Text">S[Index]</text:span></text:span> (Built-in)</text:p>
                <text:list>
                  <text:list-item>
                    <text:p text:style-name="P399">Mengakses karakter (WideChar) pada posisi <text:span text:style-name="Source_20_Text">Index</text:span> dalam string <text:span text:style-name="Source_20_Text">S</text:span>. </text:p>
                  </text:list-item>
                  <text:list-item>
                    <text:p text:style-name="P399"><text:soft-page-break/><text:span text:style-name="Strong_20_Emphasis">Penting:</text:span> Indeks string dalam Pascal adalah <text:span text:style-name="Strong_20_Emphasis">1-based</text:span>, artinya karakter pertama berada di indeks 1, karakter kedua di indeks 2, dan seterusnya hingga <text:span text:style-name="Source_20_Text">Length(S)</text:span>. Ini berbeda dengan banyak bahasa lain yang menggunakan 0-based index. </text:p>
                  </text:list-item>
                  <text:list-item>
                    <text:p text:style-name="P399">Contoh: <text:span text:style-name="Source_20_Text">var S: string = 'Pascal'; C: Char; begin C := S[1]; // C = 'P'; C := S[Length(S)]; // C = 'l' end.</text:span> </text:p>
                  </text:list-item>
                  <text:list-item>
                    <text:p text:style-name="P399">Akses di luar rentang [1..Length(S)] akan menyebabkan error jika <text:span text:style-name="Source_20_Text">{$R+}</text:span> aktif. </text:p>
                  </text:list-item>
                </text:list>
              </text:list-item>
              <text:list-item>
                <text:p text:style-name="P140"><text:span text:style-name="Strong_20_Emphasis">Menyalin Bagian String: </text:span><text:span text:style-name="Strong_20_Emphasis"><text:span text:style-name="Source_20_Text">Copy(S, StartIndex, Count)</text:span></text:span> (Unit: <text:span text:style-name="Source_20_Text">System</text:span>)</text:p>
                <text:list>
                  <text:list-item>
                    <text:p text:style-name="P399">Mengembalikan <text:span text:style-name="Emphasis">string baru</text:span> yang merupakan salinan dari <text:span text:style-name="Source_20_Text">Count</text:span> karakter dari string <text:span text:style-name="Source_20_Text">S</text:span>, dimulai dari posisi <text:span text:style-name="Source_20_Text">StartIndex</text:span>. </text:p>
                  </text:list-item>
                  <text:list-item>
                    <text:p text:style-name="P399">Contoh: <text:span text:style-name="Source_20_Text">var S1, S2: string; begin S1 := 'FreePascal Compiler'; S2 := Copy(S1, 6, 6); // S2 = 'Pascal' end.</text:span> </text:p>
                  </text:list-item>
                </text:list>
              </text:list-item>
              <text:list-item>
                <text:p text:style-name="P140"><text:span text:style-name="Strong_20_Emphasis">Mencari Posisi Substring: </text:span><text:span text:style-name="Strong_20_Emphasis"><text:span text:style-name="Source_20_Text">Pos(SubStr, S)</text:span></text:span> (Unit: <text:span text:style-name="Source_20_Text">System</text:span>)</text:p>
                <text:list>
                  <text:list-item>
                    <text:p text:style-name="P399">Mencari kemunculan pertama <text:span text:style-name="Source_20_Text">SubStr</text:span> di dalam string <text:span text:style-name="Source_20_Text">S</text:span>. Pencarian bersifat case-sensitive (tergantung implementasi dan locale). </text:p>
                  </text:list-item>
                  <text:list-item>
                    <text:p text:style-name="P399">Mengembalikan posisi indeks (1-based) dari karakter pertama <text:span text:style-name="Source_20_Text">SubStr</text:span> jika ditemukan, atau mengembalikan <text:span text:style-name="Strong_20_Emphasis">0</text:span> jika <text:span text:style-name="Source_20_Text">SubStr</text:span> tidak ditemukan. </text:p>
                  </text:list-item>
                  <text:list-item>
                    <text:p text:style-name="P399">Contoh: <text:span text:style-name="Source_20_Text">var S: string = 'Lazarus IDE'; P: Integer; begin P := Pos('IDE', S); // P = 9; P := Pos('FPC', S); // P = 0 end.</text:span> </text:p>
                  </text:list-item>
                </text:list>
              </text:list-item>
              <text:list-item>
                <text:p text:style-name="P140"><text:span text:style-name="Strong_20_Emphasis">Menghapus Bagian String: </text:span><text:span text:style-name="Strong_20_Emphasis"><text:span text:style-name="Source_20_Text">Delete(var S, StartIndex, Count)</text:span></text:span> (Unit: <text:span text:style-name="Source_20_Text">System</text:span>)</text:p>
                <text:list>
                  <text:list-item>
                    <text:p text:style-name="P399">Ini adalah <text:span text:style-name="Strong_20_Emphasis">prosedur</text:span>, artinya ia memodifikasi string <text:span text:style-name="Source_20_Text">S</text:span> secara langsung (<text:span text:style-name="Source_20_Text">S</text:span> harus variabel). </text:p>
                  </text:list-item>
                  <text:list-item>
                    <text:p text:style-name="P399">Menghapus <text:span text:style-name="Source_20_Text">Count</text:span> karakter dari <text:span text:style-name="Source_20_Text">S</text:span>, dimulai dari <text:span text:style-name="Source_20_Text">StartIndex</text:span>. </text:p>
                  </text:list-item>
                  <text:list-item>
                    <text:p text:style-name="P399">Contoh: <text:span text:style-name="Source_20_Text">var Kalimat: string = 'Ini adalah contoh kalimat.'; begin Delete(Kalimat, 5, 7); // Kalimat menjadi 'Ini contoh kalimat.' end.</text:span> </text:p>
                  </text:list-item>
                </text:list>
              </text:list-item>
              <text:list-item>
                <text:p text:style-name="P140"><text:span text:style-name="Strong_20_Emphasis">Menyisipkan String: </text:span><text:span text:style-name="Strong_20_Emphasis"><text:span text:style-name="Source_20_Text">Insert(SourceStr, var DestStr, Index)</text:span></text:span> (Unit: <text:span text:style-name="Source_20_Text">System</text:span>)</text:p>
                <text:list>
                  <text:list-item>
                    <text:p text:style-name="P399">Ini juga <text:span text:style-name="Strong_20_Emphasis">prosedur</text:span>. Menyisipkan <text:span text:style-name="Source_20_Text">SourceStr</text:span> ke dalam <text:span text:style-name="Source_20_Text">DestStr</text:span> (harus variabel) pada posisi <text:span text:style-name="Source_20_Text">Index</text:span>. Karakter asli <text:span text:style-name="Source_20_Text">DestStr</text:span> mulai dari <text:span text:style-name="Source_20_Text">Index</text:span> akan digeser ke kanan. </text:p>
                  </text:list-item>
                  <text:list-item>
                    <text:p text:style-name="P399">Contoh: <text:span text:style-name="Source_20_Text">var Tujuan: string = 'Selamat !'; begin Insert('Pagi', Tujuan, 9); // Tujuan menjadi 'Selamat Pagi!' end.</text:span> </text:p>
                  </text:list-item>
                </text:list>
              </text:list-item>
              <text:list-item>
                <text:p text:style-name="P140"><text:span text:style-name="Strong_20_Emphasis">Konversi Case: </text:span><text:span text:style-name="Strong_20_Emphasis"><text:span text:style-name="Source_20_Text">UpperCase(S)</text:span></text:span><text:span text:style-name="Strong_20_Emphasis">, </text:span><text:span text:style-name="Strong_20_Emphasis"><text:span text:style-name="Source_20_Text">LowerCase(S)</text:span></text:span> (Unit: <text:span text:style-name="Source_20_Text">SysUtils</text:span>)</text:p>
                <text:list>
                  <text:list-item>
                    <text:p text:style-name="P399"><text:span text:style-name="Strong_20_Emphasis">Perlu </text:span><text:span text:style-name="Strong_20_Emphasis"><text:span text:style-name="Source_20_Text">uses SysUtils;</text:span></text:span>. </text:p>
                  </text:list-item>
                  <text:list-item>
                    <text:p text:style-name="P399"><text:soft-page-break/>Fungsi ini mengembalikan <text:span text:style-name="Emphasis">string baru</text:span> dengan semua karakter dalam <text:span text:style-name="Source_20_Text">S</text:span> diubah menjadi huruf besar (<text:span text:style-name="Source_20_Text">UpperCase</text:span>) atau huruf kecil (<text:span text:style-name="Source_20_Text">LowerCase</text:span>), mengikuti aturan locale (penting untuk karakter non-ASCII). String asli <text:span text:style-name="Source_20_Text">S</text:span> tidak berubah. </text:p>
                  </text:list-item>
                  <text:list-item>
                    <text:p text:style-name="P399">Contoh: <text:span text:style-name="Source_20_Text">var T1, T2: string; begin T1 := UpperCase('Indonesia'); // T1 = 'INDONESIA'; T2 := LowerCase('Pascal'); // T2 = 'pascal' end.</text:span> </text:p>
                  </text:list-item>
                </text:list>
              </text:list-item>
              <text:list-item>
                <text:p text:style-name="P140"><text:span text:style-name="Strong_20_Emphasis">Konversi Ke/Dari Tipe Lain</text:span> (Unit: <text:span text:style-name="Source_20_Text">SysUtils</text:span>)</text:p>
                <text:list>
                  <text:list-item>
                    <text:p text:style-name="P399"><text:span text:style-name="Strong_20_Emphasis">Perlu </text:span><text:span text:style-name="Strong_20_Emphasis"><text:span text:style-name="Source_20_Text">uses SysUtils;</text:span></text:span>. Ini adalah fungsi-fungsi yang sangat penting. </text:p>
                  </text:list-item>
                  <text:list-item>
                    <text:p text:style-name="P399"><text:span text:style-name="Source_20_Text">IntToStr(NilaiInteger): string</text:span>: Integer -&gt; String. </text:p>
                  </text:list-item>
                  <text:list-item>
                    <text:p text:style-name="P399"><text:span text:style-name="Source_20_Text">StrToInt(TeksAngka: string): Integer</text:span>: String -&gt; Integer. <text:span text:style-name="Emphasis">Akan menimbulkan eksepsi </text:span><text:span text:style-name="Emphasis"><text:span text:style-name="Source_20_Text">EConvertError</text:span></text:span><text:span text:style-name="Emphasis"> jika TeksAngka tidak valid.</text:span> </text:p>
                  </text:list-item>
                  <text:list-item>
                    <text:p text:style-name="P399"><text:span text:style-name="Source_20_Text">StrToIntDef(TeksAngka: string; Default: Integer): Integer</text:span>: String -&gt; Integer. Versi aman, mengembalikan <text:span text:style-name="Source_20_Text">Default</text:span> jika konversi gagal. </text:p>
                  </text:list-item>
                  <text:list-item>
                    <text:p text:style-name="P399"><text:span text:style-name="Source_20_Text">FloatToStr(NilaiReal): string</text:span>: Real -&gt; String (format default). </text:p>
                  </text:list-item>
                  <text:list-item>
                    <text:p text:style-name="P399"><text:span text:style-name="Source_20_Text">FloatToStrF(NilaiReal; Format; Precision, Digits): string</text:span>: Real -&gt; String (format terkontrol). </text:p>
                  </text:list-item>
                  <text:list-item>
                    <text:p text:style-name="P399"><text:span text:style-name="Source_20_Text">StrToFloat(TeksReal: string): Real</text:span>: String -&gt; Real. <text:span text:style-name="Emphasis">Menimbulkan </text:span><text:span text:style-name="Emphasis"><text:span text:style-name="Source_20_Text">EConvertError</text:span></text:span><text:span text:style-name="Emphasis"> jika gagal.</text:span> </text:p>
                  </text:list-item>
                  <text:list-item>
                    <text:p text:style-name="P399"><text:span text:style-name="Source_20_Text">StrToFloatDef(TeksReal: string; Default: Real): Real</text:span>: Versi aman String -&gt; Real. </text:p>
                  </text:list-item>
                  <text:list-item>
                    <text:p text:style-name="P399">Ada juga: <text:span text:style-name="Source_20_Text">BoolToStr</text:span>, <text:span text:style-name="Source_20_Text">StrToBool</text:span>, <text:span text:style-name="Source_20_Text">DateTimeToStr</text:span>, <text:span text:style-name="Source_20_Text">StrToDateTime</text:span>, <text:span text:style-name="Source_20_Text">Format</text:span> (untuk pemformatan kompleks ala C <text:span text:style-name="Source_20_Text">printf</text:span>), dll. </text:p>
                  </text:list-item>
                  <text:list-item>
                    <text:p text:style-name="P399">Contoh: <text:span text:style-name="Source_20_Text">var S: string; I: Integer; begin I := 123; S := IntToStr(I); WriteLn(S); S := '456'; I := StrToIntDef(S, 0); WriteLn(I); end.</text:span> </text:p>
                  </text:list-item>
                </text:list>
              </text:list-item>
              <text:list-item>
                <text:p text:style-name="P140"><text:span text:style-name="Strong_20_Emphasis">Fungsi Tambahan dari </text:span><text:span text:style-name="Strong_20_Emphasis"><text:span text:style-name="Source_20_Text">StrUtils</text:span></text:span> (Unit: <text:span text:style-name="Source_20_Text">StrUtils</text:span>)</text:p>
                <text:list>
                  <text:list-item>
                    <text:p text:style-name="P399"><text:span text:style-name="Strong_20_Emphasis">Perlu </text:span><text:span text:style-name="Strong_20_Emphasis"><text:span text:style-name="Source_20_Text">uses StrUtils;</text:span></text:span>. Unit ini menyediakan banyak utilitas string tambahan yang sangat berguna. Beberapa contoh: </text:p>
                  </text:list-item>
                  <text:list-item>
                    <text:p text:style-name="P399"><text:span text:style-name="Source_20_Text">Trim(S)</text:span>: Menghapus spasi dan karakter kontrol di awal dan akhir string. Ada <text:span text:style-name="Source_20_Text">TrimLeft</text:span>, <text:span text:style-name="Source_20_Text">TrimRight</text:span>. </text:p>
                  </text:list-item>
                  <text:list-item>
                    <text:p text:style-name="P399"><text:span text:style-name="Source_20_Text">LeftStr(S, Count)</text:span>: Mengambil <text:span text:style-name="Source_20_Text">Count</text:span> karakter pertama dari <text:span text:style-name="Source_20_Text">S</text:span>. </text:p>
                  </text:list-item>
                  <text:list-item>
                    <text:p text:style-name="P399"><text:span text:style-name="Source_20_Text">RightStr(S, Count)</text:span>: Mengambil <text:span text:style-name="Source_20_Text">Count</text:span> karakter terakhir dari <text:span text:style-name="Source_20_Text">S</text:span>. </text:p>
                  </text:list-item>
                  <text:list-item>
                    <text:p text:style-name="P399"><text:span text:style-name="Source_20_Text">ReplaceStr(S, SubstringLama, SubstringBaru)</text:span>: Mengganti <text:span text:style-name="Emphasis">semua</text:span> kemunculan <text:span text:style-name="Source_20_Text">SubstringLama</text:span> dengan <text:span text:style-name="Source_20_Text">SubstringBaru</text:span> (case-sensitive). Gunakan <text:span text:style-name="Source_20_Text">ReplaceText</text:span> untuk case-insensitive. </text:p>
                  </text:list-item>
                  <text:list-item>
                    <text:p text:style-name="P399"><text:span text:style-name="Source_20_Text">SplitString(S, Delimiter)</text:span> / <text:span text:style-name="Source_20_Text">ExtractStrings(...)</text:span> / <text:span text:style-name="Source_20_Text">StringSplit(...)</text:span>: Fungsi untuk memecah string menjadi array of string berdasarkan satu atau lebih delimiter (detail fungsi bisa sedikit <text:soft-page-break/>bervariasi). </text:p>
                  </text:list-item>
                  <text:list-item>
                    <text:p text:style-name="P140">Contoh: <text:span text:style-name="Source_20_Text">var Cleaned: string = Trim(' Banyak Spasi '); // Cleaned = 'Banyak Spasi'</text:span> </text:p>
                  </text:list-item>
                </text:list>
              </text:list-item>
            </text:list>
            <text:p text:style-name="Text_20_body">Penguasaan fungsi-fungsi manipulasi string ini, terutama yang ada di <text:span text:style-name="Source_20_Text">System</text:span> dan <text:span text:style-name="Source_20_Text">SysUtils</text:span>, sangatlah esensial untuk hampir semua tugas pemrograman praktis di Free Pascal. Jangan ragu untuk menjelajahi unit <text:span text:style-name="Source_20_Text">StrUtils</text:span> jika Anda membutuhkan fungsionalitas string yang lebih spesifik.</text:p>
            <text:p text:style-name="Horizontal_20_Line"/>
            <text:p text:style-name="Text_20_body">Kita telah menyelesaikan Bab 6. Silakan berikan perintah <text:span text:style-name="Source_20_Text">YAX</text:span> untuk melanjutkan ke prompt berikutnya (Pengantar Bab 7).</text:p>
          </text:section>
          <text:section text:style-name="Sect1" text:name="feedback-form-71">
            <text:p text:style-name="P274"/>
          </text:section>
        </text:section>
        <text:section text:style-name="Sect1" text:name="fcadd0e22271e70d">
          <text:p text:style-name="Text_20_body"/>
          <text:section text:style-name="Sect1" text:name="user-query-content-72">
            <text:p text:style-name="P529">yax </text:p>
          </text:section>
          <text:p text:style-name="P274">Tampilkan alur berpikir</text:p>
          <text:section text:style-name="Sect2" text:name="model-response-message-contentr_fcadd0e22271e70d">
            <text:p text:style-name="Text_20_body">Baik, kita lanjutkan ke Bab 7 pada pukul 3:38 PM WIB, Senin 14 April 2025, di Indonesia.</text:p>
            <text:p text:style-name="Text_20_body"><text:span text:style-name="Strong_20_Emphasis">(Jawaban untuk Prompt Pengantar Bab 7)</text:span></text:p>
            <text:p text:style-name="Text_20_body">Setelah kita mempelajari array untuk mengelola kumpulan data bertipe sama dan string untuk teks di Bab 6, kita seringkali menghadapi kebutuhan untuk merepresentasikan data yang lebih kompleks. Bagaimana jika kita perlu mengelompokkan beberapa item data yang saling terkait erat, tetapi memiliki <text:span text:style-name="Strong_20_Emphasis">tipe data yang berbeda</text:span>? Contohnya, data seorang mahasiswa mungkin terdiri dari nama (string), nomor induk (string atau integer), dan Indeks Prestasi Kumulatif (real). Array tidak cocok untuk ini karena semua elemennya harus sejenis. Untuk mengatasi hal ini, Free Pascal menyediakan tipe <text:span text:style-name="Strong_20_Emphasis"><text:span text:style-name="Source_20_Text">Record</text:span></text:span>.</text:p>
            <text:p text:style-name="Text_20_body">Selain itu, seringkali kita bekerja dengan sekumpulan nilai konstanta yang saling berhubungan secara logis, misalnya status sebuah pesanan (Baru, Diproses, Dikirim, Selesai) atau pilihan warna dasar (Merah, Hijau, Biru). Menggunakan angka literal (0, 1, 2, 3) atau string ('Baru', 'Diproses') untuk merepresentasikannya bisa membuat kode kurang terbaca dan sulit dipelihara. Pascal menawarkan solusi elegan melalui tipe <text:span text:style-name="Strong_20_Emphasis"><text:span text:style-name="Source_20_Text">Enumerasi</text:span></text:span> (Enumerated Type) untuk mendefinisikan konstanta bernama yang bermakna.</text:p>
            <text:p text:style-name="Text_20_body">Terakhir, ada situasi di mana kita perlu mengelola sekumpulan 'flag' atau opsi kecil yang bisa aktif atau tidak aktif secara bersamaan, misalnya gaya font (Tebal, Miring, Garis Bawah) atau izin akses file (Baca, Tulis, Eksekusi). Untuk kebutuhan ini, Pascal memiliki fitur tipe data yang sangat khas dan efisien yang tidak umum ditemukan di banyak bahasa lain: tipe <text:span text:style-name="Strong_20_Emphasis"><text:span text:style-name="Source_20_Text">Set</text:span></text:span>. Tipe Set memungkinkan kita merepresentasikan dan memanipulasi kelompok nilai-nilai kecil ini menggunakan operasi teori himpunan.</text:p>
            <text:p text:style-name="Text_20_body">Bab 7 ini, "Record, Set, dan Enumerasi", akan membahas secara mendalam cara mendefinisikan, mendeklarasikan variabel, dan menggunakan ketiga tipe data terstruktur yang powerful ini. Menguasai Record, Enumerasi, dan Set akan memungkinkan Anda untuk memodelkan data dalam program Pascal Anda dengan cara yang jauh lebih kaya, <text:soft-page-break/>terstruktur, dan ekspresif.</text:p>
            <text:p text:style-name="Horizontal_20_Line"/>
            <text:p text:style-name="Text_20_body">Silakan berikan perintah <text:span text:style-name="Source_20_Text">YAX</text:span> untuk melanjutkan ke prompt berikutnya (Pengantar Subbab: Record (<text:span text:style-name="Source_20_Text">record..end</text:span>)).</text:p>
          </text:section>
          <text:section text:style-name="Sect1" text:name="feedback-form-72">
            <text:p text:style-name="P274"/>
          </text:section>
        </text:section>
        <text:section text:style-name="Sect1" text:name="da547f704a6c0705">
          <text:p text:style-name="Text_20_body"/>
          <text:section text:style-name="Sect1" text:name="user-query-content-73">
            <text:p text:style-name="P529">yax </text:p>
          </text:section>
          <text:p text:style-name="P274">Tampilkan alur berpikir</text:p>
          <text:section text:style-name="Sect2" text:name="model-response-message-contentr_da547f704a6c0705">
            <text:p text:style-name="Text_20_body">Baik, kita mulai pembahasan tipe data terstruktur pertama di Bab 7 ini, yaitu Record, pada pukul 3:43 PM WIB, Senin 14 April 2025, di Indonesia.</text:p>
            <text:p text:style-name="Text_20_body"><text:span text:style-name="Strong_20_Emphasis">(Jawaban untuk Prompt Pengantar Subbab: Record (</text:span><text:span text:style-name="Strong_20_Emphasis"><text:span text:style-name="Source_20_Text">record..end</text:span></text:span><text:span text:style-name="Strong_20_Emphasis">))</text:span></text:p>
            <text:p text:style-name="Text_20_body">Ketika kita perlu merepresentasikan sebuah entitas atau konsep yang memiliki beberapa atribut atau properti yang saling terkait, namun atribut-atribut tersebut mungkin memiliki tipe data yang berbeda-beda (misalnya, data buku yang terdiri dari Judul [string], Penulis [string], Tahun Terbit [Integer], dan Harga [Real]), tipe data <text:span text:style-name="Source_20_Text">Array</text:span> tidak lagi mencukupi karena mengharuskan semua elemen bertipe sama.</text:p>
            <text:p text:style-name="Text_20_body">Di sinilah <text:span text:style-name="Strong_20_Emphasis"><text:span text:style-name="Source_20_Text">Record</text:span></text:span> hadir sebagai solusi fundamental dalam Free Pascal. <text:span text:style-name="Source_20_Text">Record</text:span> adalah tipe data terstruktur yang memungkinkan Anda untuk <text:span text:style-name="Strong_20_Emphasis">menggabungkan beberapa item data</text:span> — yang disebut <text:span text:style-name="Strong_20_Emphasis">field</text:span> atau anggota (member) — menjadi <text:span text:style-name="Strong_20_Emphasis">satu unit logis</text:span> di bawah satu nama tipe. Setiap field di dalam record dapat memiliki tipe datanya sendiri yang berbeda dari field lainnya.</text:p>
            <text:p text:style-name="Text_20_body">Bagi Anda yang familiar dengan bahasa lain:</text:p>
            <text:list xml:id="list8486212490061690791" text:style-name="L141">
              <text:list-item>
                <text:p text:style-name="P400">Konsep <text:span text:style-name="Source_20_Text">Record</text:span> di Pascal sangat mirip dan secara fungsional ekuivalen dengan <text:span text:style-name="Strong_20_Emphasis"><text:span text:style-name="Source_20_Text">struct</text:span></text:span> di bahasa C atau C++. Keduanya digunakan untuk membuat tipe data agregat kustom. </text:p>
              </text:list-item>
              <text:list-item>
                <text:p text:style-name="P141">Anda juga bisa memikirkan <text:span text:style-name="Source_20_Text">Record</text:span> sebagai versi sederhana dari <text:span text:style-name="Strong_20_Emphasis"><text:span text:style-name="Source_20_Text">class</text:span></text:span> dalam pemrograman berorientasi objek (OOP), tetapi secara tradisional hanya berisi data (field) dan <text:span text:style-name="Strong_20_Emphasis">tanpa method</text:span> (perilaku) yang melekat padanya (meskipun Free Pascal modern memiliki fitur record lanjutan seperti <text:span text:style-name="Emphasis">record methods</text:span>, fokus kita di sini adalah pada record data klasik). Perbedaan penting lainnya adalah <text:span text:style-name="Source_20_Text">Record</text:span> di Pascal umumnya merupakan <text:span text:style-name="Emphasis">value type</text:span> (disalin saat assignment atau dilewatkan by value), sedangkan <text:span text:style-name="Source_20_Text">class</text:span> adalah <text:span text:style-name="Emphasis">reference type</text:span>. </text:p>
              </text:list-item>
            </text:list>
            <text:p text:style-name="Text_20_body">Di bagian selanjutnya, kita akan melihat bagaimana cara mendefinisikan tipe <text:span text:style-name="Source_20_Text">Record</text:span> Anda sendiri dan bagaimana mengakses field-field di dalamnya.</text:p>
            <text:p text:style-name="Horizontal_20_Line"/>
            <text:p text:style-name="Text_20_body">Silakan berikan perintah <text:span text:style-name="Source_20_Text">YAX</text:span> untuk melanjutkan ke prompt berikutnya (Sub-subbab: Akses Field).</text:p>
          </text:section>
          <text:section text:style-name="Sect1" text:name="feedback-form-73">
            <text:p text:style-name="P274"/>
          </text:section>
        </text:section>
        <text:section text:style-name="Sect1" text:name="34afb5854ad305e8">
          <text:p text:style-name="Text_20_body"/>
          <text:section text:style-name="Sect1" text:name="user-query-content-74">
            <text:p text:style-name="P529"><text:soft-page-break/>yax </text:p>
          </text:section>
          <text:p text:style-name="P274">Tampilkan alur berpikir</text:p>
          <text:section text:style-name="Sect2" text:name="model-response-message-contentr_34afb5854ad305e8">
            <text:p text:style-name="Text_20_body">Baik, kita lanjutkan pembahasan Record pada pukul 3:44 PM WIB, Senin 14 April 2025, di Indonesia. Sekarang kita lihat cara mendefinisikan dan mengakses field-nya.</text:p>
            <text:p text:style-name="Text_20_body"><text:span text:style-name="Strong_20_Emphasis">(Jawaban untuk Prompt Isi Sub-subbab: Akses Field)</text:span></text:p>
            <text:p text:style-name="Text_20_body"><text:span text:style-name="Strong_20_Emphasis">Mendefinisikan Tipe </text:span><text:span text:style-name="Strong_20_Emphasis"><text:span text:style-name="Source_20_Text">Record</text:span></text:span></text:p>
            <text:p text:style-name="Text_20_body">Untuk membuat tipe data <text:span text:style-name="Source_20_Text">Record</text:span> kustom Anda sendiri, Anda mendefinisikannya di dalam blok deklarasi <text:span text:style-name="Source_20_Text">type</text:span>. Strukturnya adalah sebagai berikut:</text:p>
            <text:p text:style-name="Text_20_body">Delphi</text:p>
            <text:p text:style-name="Preformatted_20_Text"><text:span text:style-name="Source_20_Text">type</text:span></text:p>
            <text:p text:style-name="Preformatted_20_Text"><text:span text:style-name="Source_20_Text"><text:s text:c="2"/>TNamaTipeRecord = record // Kata kunci 'record' menandai awal definisi</text:span></text:p>
            <text:p text:style-name="Preformatted_20_Text"><text:span text:style-name="Source_20_Text"><text:s text:c="4"/>NamaField1: TipeDataField1; // Field pertama: nama diikuti tipe</text:span></text:p>
            <text:p text:style-name="Preformatted_20_Text"><text:span text:style-name="Source_20_Text"><text:s text:c="4"/>NamaField2: TipeDataField2; // Field kedua</text:span></text:p>
            <text:p text:style-name="Preformatted_20_Text"><text:span text:style-name="Source_20_Text"><text:s text:c="4"/>// ... tambahkan field lain sesuai kebutuhan ...</text:span></text:p>
            <text:p text:style-name="Preformatted_20_Text"><text:span text:style-name="Source_20_Text"><text:s text:c="4"/>NamaFieldN: TipeDataFieldN;</text:span></text:p>
            <text:p text:style-name="P609"><text:span text:style-name="Source_20_Text"><text:s text:c="2"/>end; // Kata kunci 'end' mengakhiri definisi record (diakhiri ';')</text:span></text:p>
            <text:list xml:id="list497191622586577796" text:style-name="L142">
              <text:list-item>
                <text:p text:style-name="P401"><text:span text:style-name="Source_20_Text">TNamaTipeRecord</text:span>: Adalah identifier (nama) yang Anda berikan untuk tipe record baru ini (mengikuti konvensi diawali <text:span text:style-name="Source_20_Text">T</text:span>). </text:p>
              </text:list-item>
              <text:list-item>
                <text:p text:style-name="P401"><text:span text:style-name="Source_20_Text">NamaField1</text:span>, <text:span text:style-name="Source_20_Text">NamaField2</text:span>, ...: Adalah identifier (nama) untuk masing-masing data anggota di dalam record. </text:p>
              </text:list-item>
              <text:list-item>
                <text:p text:style-name="P401"><text:span text:style-name="Source_20_Text">TipeDataField1</text:span>, <text:span text:style-name="Source_20_Text">TipeDataField2</text:span>, ...: Adalah tipe data Pascal yang valid untuk setiap field. Tipe data antar field boleh berbeda. Anda bisa menggunakan tipe dasar (<text:span text:style-name="Source_20_Text">Integer</text:span>, <text:span text:style-name="Source_20_Text">string</text:span>, <text:span text:style-name="Source_20_Text">Boolean</text:span>), tipe terstruktur lain (<text:span text:style-name="Source_20_Text">array</text:span>, record lain), atau tipe kustom lain yang sudah didefinisikan. </text:p>
              </text:list-item>
              <text:list-item>
                <text:p text:style-name="P142">Setiap deklarasi field diakhiri dengan titik koma (<text:span text:style-name="Source_20_Text">;</text:span>). </text:p>
              </text:list-item>
            </text:list>
            <text:p text:style-name="Text_20_body"><text:span text:style-name="Strong_20_Emphasis">Mendeklarasikan Variabel Bertipe Record</text:span></text:p>
            <text:p text:style-name="Text_20_body">Setelah tipe record didefinisikan, Anda dapat mendeklarasikan variabel dengan tipe tersebut di blok <text:span text:style-name="Source_20_Text">var</text:span>, sama seperti tipe data lainnya:</text:p>
            <text:p text:style-name="Text_20_body">Delphi</text:p>
            <text:p text:style-name="Preformatted_20_Text"><text:span text:style-name="Source_20_Text">var</text:span></text:p>
            <text:p text:style-name="Preformatted_20_Text"><text:span text:style-name="Source_20_Text"><text:s text:c="2"/>VariabelSaya: TNamaTipeRecord; // Mendeklarasikan variabel bertipe record kita</text:span></text:p>
            <text:p text:style-name="P609"><text:span text:style-name="Source_20_Text"><text:s text:c="2"/>VariabelLain: Integer;</text:span></text:p>
            <text:p text:style-name="Text_20_body">Deklarasi ini akan mengalokasikan ruang memori yang cukup untuk menampung semua field yang ada di dalam <text:span text:style-name="Source_20_Text">TNamaTipeRecord</text:span> untuk variabel <text:span text:style-name="Source_20_Text">VariabelSaya</text:span>.</text:p>
            <text:p text:style-name="Text_20_body"><text:span text:style-name="Strong_20_Emphasis">Mengakses Field (Notasi Titik)</text:span></text:p>
            <text:p text:style-name="Text_20_body">Cara standar dan paling umum untuk mengakses (membaca atau menulis nilai) field individual di dalam sebuah variabel record adalah menggunakan <text:span text:style-name="Strong_20_Emphasis">operator titik (</text:span><text:span text:style-name="Strong_20_Emphasis"><text:span text:style-name="Source_20_Text">.</text:span></text:span><text:span text:style-name="Strong_20_Emphasis">)</text:span>.</text:p>
            <text:list xml:id="list3200730179618794444" text:style-name="L143">
              <text:list-item>
                <text:p text:style-name="P402">Sintaks: <text:span text:style-name="Source_20_Text">NamaVariabelRecord.NamaField</text:span> </text:p>
              </text:list-item>
              <text:list-item>
                <text:p text:style-name="P402"><text:soft-page-break/>Anda menggunakan nama variabel record, diikuti titik, lalu diikuti nama field yang ingin Anda akses. </text:p>
              </text:list-item>
              <text:list-item>
                <text:p text:style-name="P143">Setelah itu, Anda dapat memperlakukan <text:span text:style-name="Source_20_Text">NamaVariabelRecord.NamaField</text:span> seolah-olah ia adalah variabel biasa dengan tipe data yang sesuai dengan <text:span text:style-name="Source_20_Text">TipeDataField</text:span> tersebut. </text:p>
              </text:list-item>
            </text:list>
            <text:p text:style-name="Text_20_body"><text:span text:style-name="Strong_20_Emphasis">Contoh Pengisian dan Pembacaan Field:</text:span></text:p>
            <text:p text:style-name="Text_20_body">Mari kita lihat contoh dengan tipe record yang lebih realistis:</text:p>
            <text:p text:style-name="Text_20_body">Delphi</text:p>
            <text:p text:style-name="Preformatted_20_Text"><text:span text:style-name="Source_20_Text">program DemoAksesRecord;</text:span></text:p>
            <text:p text:style-name="Preformatted_20_Text"><text:span text:style-name="Source_20_Text">uses SysUtils; // Untuk DateTimeToStr, FloatToStr, dll.</text:span></text:p>
            <text:p text:style-name="Preformatted_20_Text"/>
            <text:p text:style-name="Preformatted_20_Text"><text:span text:style-name="Source_20_Text">// Definisi tipe record</text:span></text:p>
            <text:p text:style-name="Preformatted_20_Text"><text:span text:style-name="Source_20_Text">type</text:span></text:p>
            <text:p text:style-name="Preformatted_20_Text"><text:span text:style-name="Source_20_Text"><text:s text:c="2"/>TKoordinat = record</text:span></text:p>
            <text:p text:style-name="Preformatted_20_Text"><text:span text:style-name="Source_20_Text"><text:s text:c="4"/>Lintang: Double;</text:span></text:p>
            <text:p text:style-name="Preformatted_20_Text"><text:span text:style-name="Source_20_Text"><text:s text:c="4"/>Bujur: Double;</text:span></text:p>
            <text:p text:style-name="Preformatted_20_Text"><text:span text:style-name="Source_20_Text"><text:s text:c="2"/>end;</text:span></text:p>
            <text:p text:style-name="Preformatted_20_Text"/>
            <text:p text:style-name="Preformatted_20_Text"><text:span text:style-name="Source_20_Text"><text:s text:c="2"/>TBuku = record</text:span></text:p>
            <text:p text:style-name="Preformatted_20_Text"><text:span text:style-name="Source_20_Text"><text:s text:c="4"/>Judul: string;</text:span></text:p>
            <text:p text:style-name="Preformatted_20_Text"><text:span text:style-name="Source_20_Text"><text:s text:c="4"/>Penulis: string;</text:span></text:p>
            <text:p text:style-name="Preformatted_20_Text"><text:span text:style-name="Source_20_Text"><text:s text:c="4"/>ISBN: string[13]; // Misal pakai ShortString</text:span></text:p>
            <text:p text:style-name="Preformatted_20_Text"><text:span text:style-name="Source_20_Text"><text:s text:c="4"/>TahunTerbit: Word; // 16-bit unsigned integer</text:span></text:p>
            <text:p text:style-name="Preformatted_20_Text"><text:span text:style-name="Source_20_Text"><text:s text:c="4"/>Harga: Currency; // Tipe Currency untuk nilai uang</text:span></text:p>
            <text:p text:style-name="Preformatted_20_Text"><text:span text:style-name="Source_20_Text"><text:s text:c="2"/>end;</text:span></text:p>
            <text:p text:style-name="Preformatted_20_Text"/>
            <text:p text:style-name="Preformatted_20_Text"><text:span text:style-name="Source_20_Text">// Deklarasi variabel record</text:span></text:p>
            <text:p text:style-name="Preformatted_20_Text"><text:span text:style-name="Source_20_Text">var</text:span></text:p>
            <text:p text:style-name="Preformatted_20_Text"><text:span text:style-name="Source_20_Text"><text:s text:c="2"/>LokasiKantor: TKoordinat;</text:span></text:p>
            <text:p text:style-name="Preformatted_20_Text"><text:span text:style-name="Source_20_Text"><text:s text:c="2"/>BukuFavorit: TBuku;</text:span></text:p>
            <text:p text:style-name="Preformatted_20_Text"><text:span text:style-name="Source_20_Text"><text:s text:c="2"/>JudulLama: string;</text:span></text:p>
            <text:p text:style-name="Preformatted_20_Text"/>
            <text:p text:style-name="Preformatted_20_Text"><text:span text:style-name="Source_20_Text">begin</text:span></text:p>
            <text:p text:style-name="Preformatted_20_Text"><text:span text:style-name="Source_20_Text"><text:s text:c="2"/>WriteLn('Demo Akses Field Record - ', DateTimeToStr(Now));</text:span></text:p>
            <text:p text:style-name="Preformatted_20_Text"><text:span text:style-name="Source_20_Text"><text:s text:c="2"/>WriteLn('-------------------------------------');</text:span></text:p>
            <text:p text:style-name="Preformatted_20_Text"/>
            <text:p text:style-name="Preformatted_20_Text"><text:span text:style-name="Source_20_Text"><text:s text:c="2"/>// --- Mengisi dan Membaca Field TKoordinat ---</text:span></text:p>
            <text:p text:style-name="Preformatted_20_Text"><text:span text:style-name="Source_20_Text"><text:s text:c="2"/>LokasiKantor.Lintang := 3.5952; // Assignment ke field Lintang</text:span></text:p>
            <text:p text:style-name="Preformatted_20_Text"><text:span text:style-name="Source_20_Text"><text:s text:c="2"/>LokasiKantor.Bujur := 98.6722; // Assignment ke field Bujur</text:span></text:p>
            <text:p text:style-name="Preformatted_20_Text"/>
            <text:p text:style-name="Preformatted_20_Text"><text:span text:style-name="Source_20_Text"><text:s text:c="2"/>WriteLn('Lokasi Kantor:');</text:span></text:p>
            <text:p text:style-name="Preformatted_20_Text"><text:span text:style-name="Source_20_Text"><text:s text:c="2"/>WriteLn(' <text:s/>Lintang : ', LokasiKantor.Lintang:0:4); // Membaca field Lintang</text:span></text:p>
            <text:p text:style-name="Preformatted_20_Text"><text:span text:style-name="Source_20_Text"><text:s text:c="2"/>WriteLn(' <text:s/>Bujur <text:s text:c="2"/>: ', LokasiKantor.Bujur:0:4); // Membaca field Bujur</text:span></text:p>
            <text:p text:style-name="Preformatted_20_Text"><text:span text:style-name="Source_20_Text"><text:s text:c="2"/>WriteLn;</text:span></text:p>
            <text:p text:style-name="Preformatted_20_Text"/>
            <text:p text:style-name="Preformatted_20_Text"><text:span text:style-name="Source_20_Text"><text:s text:c="2"/>// --- Mengisi dan Membaca Field TBuku ---</text:span></text:p>
            <text:p text:style-name="Preformatted_20_Text"><text:span text:style-name="Source_20_Text"><text:s text:c="2"/>BukuFavorit.Judul := 'Pemrograman Pascal Modern';</text:span></text:p>
            <text:p text:style-name="Preformatted_20_Text"><text:span text:style-name="Source_20_Text"><text:s text:c="2"/>BukuFavorit.Penulis := 'Andi S.';</text:span></text:p>
            <text:p text:style-name="Preformatted_20_Text"><text:span text:style-name="Source_20_Text"><text:s text:c="2"/>BukuFavorit.ISBN := '9781234567890';</text:span></text:p>
            <text:p text:style-name="Preformatted_20_Text"><text:span text:style-name="Source_20_Text"><text:s text:c="2"/>BukuFavorit.TahunTerbit := 2024;</text:span></text:p>
            <text:p text:style-name="Preformatted_20_Text"><text:soft-page-break/><text:span text:style-name="Source_20_Text"><text:s text:c="2"/>BukuFavorit.Harga := 155000; // Currency otomatis dikelola</text:span></text:p>
            <text:p text:style-name="Preformatted_20_Text"/>
            <text:p text:style-name="Preformatted_20_Text"><text:span text:style-name="Source_20_Text"><text:s text:c="2"/>WriteLn('--- Info Buku Favorit ---');</text:span></text:p>
            <text:p text:style-name="Preformatted_20_Text"><text:span text:style-name="Source_20_Text"><text:s text:c="2"/>WriteLn('Judul <text:s text:c="2"/>: ', BukuFavorit.Judul);</text:span></text:p>
            <text:p text:style-name="Preformatted_20_Text"><text:span text:style-name="Source_20_Text"><text:s text:c="2"/>WriteLn('Penulis : ', BukuFavorit.Penulis);</text:span></text:p>
            <text:p text:style-name="Preformatted_20_Text"><text:span text:style-name="Source_20_Text"><text:s text:c="2"/>WriteLn('ISBN <text:s text:c="3"/>: ', BukuFavorit.ISBN);</text:span></text:p>
            <text:p text:style-name="Preformatted_20_Text"><text:span text:style-name="Source_20_Text"><text:s text:c="2"/>WriteLn('Tahun <text:s text:c="2"/>: ', BukuFavorit.TahunTerbit);</text:span></text:p>
            <text:p text:style-name="Preformatted_20_Text"><text:span text:style-name="Source_20_Text"><text:s text:c="2"/>// Format Currency biasanya perlu fungsi khusus atau FormatFloat</text:span></text:p>
            <text:p text:style-name="Preformatted_20_Text"><text:span text:style-name="Source_20_Text"><text:s text:c="2"/>WriteLn('Harga <text:s text:c="2"/>: ', FormatFloat('#,##0.00', BukuFavorit.Harga)); // Contoh format</text:span></text:p>
            <text:p text:style-name="Preformatted_20_Text"/>
            <text:p text:style-name="Preformatted_20_Text"><text:span text:style-name="Source_20_Text"><text:s text:c="2"/>// Membaca field untuk digunakan di tempat lain</text:span></text:p>
            <text:p text:style-name="Preformatted_20_Text"><text:span text:style-name="Source_20_Text"><text:s text:c="2"/>JudulLama := BukuFavorit.Judul;</text:span></text:p>
            <text:p text:style-name="Preformatted_20_Text"><text:span text:style-name="Source_20_Text"><text:s text:c="2"/>WriteLn('Judul yang disimpan: ', JudulLama);</text:span></text:p>
            <text:p text:style-name="Preformatted_20_Text"/>
            <text:p text:style-name="Preformatted_20_Text"><text:span text:style-name="Source_20_Text"><text:s text:c="2"/>ReadLn;</text:span></text:p>
            <text:p text:style-name="P609"><text:span text:style-name="Source_20_Text">end.</text:span></text:p>
            <text:p text:style-name="Text_20_body">Notasi titik (<text:span text:style-name="Source_20_Text">.</text:span>) adalah cara fundamental untuk berinteraksi dengan data yang tersimpan di dalam struktur <text:span text:style-name="Source_20_Text">Record</text:span> Anda.</text:p>
            <text:p text:style-name="Horizontal_20_Line"/>
            <text:p text:style-name="Text_20_body">Silakan berikan perintah <text:span text:style-name="Source_20_Text">YAX</text:span> untuk melanjutkan ke prompt berikutnya (Sub-subbab: Statement <text:span text:style-name="Source_20_Text">with</text:span>).</text:p>
          </text:section>
          <text:section text:style-name="Sect1" text:name="feedback-form-74">
            <text:p text:style-name="P274"/>
          </text:section>
        </text:section>
        <text:section text:style-name="Sect1" text:name="61861730bb137f13">
          <text:p text:style-name="Text_20_body"/>
          <text:section text:style-name="Sect1" text:name="user-query-content-75">
            <text:p text:style-name="P529">yax </text:p>
          </text:section>
          <text:p text:style-name="P274">Tampilkan alur berpikir</text:p>
          <text:section text:style-name="Sect2" text:name="model-response-message-contentr_61861730bb137f13">
            <text:p text:style-name="Text_20_body">Baik, kita lanjutkan diskusi tentang Record pada pukul 3:50 PM WIB, Senin 14 April 2025, di Indonesia, dengan melihat statement <text:span text:style-name="Source_20_Text">with</text:span>.</text:p>
            <text:p text:style-name="Text_20_body"><text:span text:style-name="Strong_20_Emphasis">(Jawaban untuk Prompt Isi Sub-subbab: Statement </text:span><text:span text:style-name="Strong_20_Emphasis"><text:span text:style-name="Source_20_Text">with</text:span></text:span><text:span text:style-name="Strong_20_Emphasis">)</text:span></text:p>
            <text:p text:style-name="Text_20_body">Free Pascal (mewarisi dari Pascal standar dan Delphi) menyediakan sebuah statement bernama <text:span text:style-name="Strong_20_Emphasis"><text:span text:style-name="Source_20_Text">with</text:span></text:span> yang bertujuan untuk menyederhanakan penulisan kode ketika Anda perlu mengakses beberapa <text:span text:style-name="Emphasis">field</text:span> (atau <text:span text:style-name="Emphasis">method</text:span> jika bekerja dengan objek) dari variabel <text:span text:style-name="Source_20_Text">Record</text:span> (atau <text:span text:style-name="Source_20_Text">Object</text:span>) yang sama secara berurutan.</text:p>
            <text:p text:style-name="Text_20_body"><text:span text:style-name="Strong_20_Emphasis">Tujuan dan Sintaks:</text:span></text:p>
            <text:p text:style-name="Text_20_body">Tujuan utama <text:span text:style-name="Source_20_Text">with</text:span> adalah untuk menghindari pengulangan penulisan nama variabel record/objek di depan setiap field/method yang diakses di dalam blok kode tertentu.</text:p>
            <text:list xml:id="list1866885195779487708" text:style-name="L144">
              <text:list-item>
                <text:p text:style-name="P403"><text:span text:style-name="Strong_20_Emphasis">Sintaks:</text:span> </text:p>
                <text:p text:style-name="P144">Delphi</text:p>
                <text:p text:style-name="P581"><text:span text:style-name="Source_20_Text">with &lt;VariabelRecordAtauObject&gt; do</text:span></text:p>
                <text:p text:style-name="P581"><text:span text:style-name="Source_20_Text"><text:s text:c="2"/>&lt;SatuStatement&gt;;</text:span></text:p>
                <text:p text:style-name="P581"/>
                <text:p text:style-name="P581"><text:span text:style-name="Source_20_Text">// Atau untuk beberapa statement:</text:span></text:p>
                <text:p text:style-name="P581"><text:span text:style-name="Source_20_Text">with &lt;VariabelRecordAtauObject&gt; do</text:span></text:p>
                <text:p text:style-name="P581"><text:span text:style-name="Source_20_Text">begin</text:span></text:p>
                <text:p text:style-name="P581"><text:soft-page-break/><text:span text:style-name="Source_20_Text"><text:s text:c="2"/>&lt;Statement1&gt;;</text:span></text:p>
                <text:p text:style-name="P581"><text:span text:style-name="Source_20_Text"><text:s text:c="2"/>&lt;Statement2&gt;;</text:span></text:p>
                <text:p text:style-name="P581"><text:span text:style-name="Source_20_Text"><text:s text:c="2"/>// ...</text:span></text:p>
                <text:p text:style-name="P637"><text:span text:style-name="Source_20_Text">end;</text:span></text:p>
              </text:list-item>
              <text:list-item>
                <text:p text:style-name="P144"><text:span text:style-name="Strong_20_Emphasis">Cara Kerja:</text:span> Di dalam <text:span text:style-name="Source_20_Text">&lt;SatuStatement&gt;</text:span> atau blok <text:span text:style-name="Source_20_Text">begin..end;</text:span> yang mengikuti <text:span text:style-name="Source_20_Text">do</text:span>, Anda dapat merujuk ke field (atau method publik) dari <text:span text:style-name="Source_20_Text">&lt;VariabelRecordAtauObject&gt;</text:span> <text:span text:style-name="Strong_20_Emphasis">langsung menggunakan nama field/method tersebut</text:span>, tanpa perlu menuliskan <text:span text:style-name="Source_20_Text">NamaVariabel.</text:span> di depannya. Kompiler akan secara otomatis mencoba mencocokkan identifier yang tidak dikenal di dalam blok <text:span text:style-name="Source_20_Text">with</text:span> dengan anggota dari variabel yang disebutkan setelah <text:span text:style-name="Source_20_Text">with</text:span>. </text:p>
              </text:list-item>
            </text:list>
            <text:p text:style-name="Text_20_body"><text:span text:style-name="Strong_20_Emphasis">Contoh Penggunaan:</text:span></text:p>
            <text:p text:style-name="Text_20_body">Misalkan kita punya record <text:span text:style-name="Source_20_Text">TSiswa</text:span> dan variabel <text:span text:style-name="Source_20_Text">SiswaBaru</text:span>:</text:p>
            <text:p text:style-name="Text_20_body">Delphi</text:p>
            <text:p text:style-name="Preformatted_20_Text"><text:span text:style-name="Source_20_Text">type</text:span></text:p>
            <text:p text:style-name="Preformatted_20_Text"><text:span text:style-name="Source_20_Text"><text:s text:c="2"/>TSiswa = record</text:span></text:p>
            <text:p text:style-name="Preformatted_20_Text"><text:span text:style-name="Source_20_Text"><text:s text:c="4"/>NIM: string[10];</text:span></text:p>
            <text:p text:style-name="Preformatted_20_Text"><text:span text:style-name="Source_20_Text"><text:s text:c="4"/>Nama: string;</text:span></text:p>
            <text:p text:style-name="Preformatted_20_Text"><text:span text:style-name="Source_20_Text"><text:s text:c="4"/>Angkatan: Word;</text:span></text:p>
            <text:p text:style-name="Preformatted_20_Text"><text:span text:style-name="Source_20_Text"><text:s text:c="4"/>StatusAktif: Boolean;</text:span></text:p>
            <text:p text:style-name="Preformatted_20_Text"><text:span text:style-name="Source_20_Text"><text:s text:c="2"/>end;</text:span></text:p>
            <text:p text:style-name="Preformatted_20_Text"><text:span text:style-name="Source_20_Text">var</text:span></text:p>
            <text:p text:style-name="P609"><text:span text:style-name="Source_20_Text"><text:s text:c="2"/>SiswaBaru: TSiswa;</text:span></text:p>
            <text:list xml:id="list628865153791793242" text:style-name="L145">
              <text:list-item>
                <text:p text:style-name="P145"><text:span text:style-name="Strong_20_Emphasis">Tanpa </text:span><text:span text:style-name="Strong_20_Emphasis"><text:span text:style-name="Source_20_Text">with</text:span></text:span><text:span text:style-name="Strong_20_Emphasis">:</text:span></text:p>
                <text:p text:style-name="P145">Delphi</text:p>
                <text:p text:style-name="P582"><text:span text:style-name="Source_20_Text">SiswaBaru.NIM := '25001001';</text:span></text:p>
                <text:p text:style-name="P582"><text:span text:style-name="Source_20_Text">SiswaBaru.Nama := 'Rahmat Hidayat';</text:span></text:p>
                <text:p text:style-name="P582"><text:span text:style-name="Source_20_Text">SiswaBaru.Angkatan := 2025;</text:span></text:p>
                <text:p text:style-name="P638"><text:span text:style-name="Source_20_Text">SiswaBaru.StatusAktif := True;</text:span></text:p>
              </text:list-item>
              <text:list-item>
                <text:p text:style-name="P145"><text:span text:style-name="Strong_20_Emphasis">Dengan </text:span><text:span text:style-name="Strong_20_Emphasis"><text:span text:style-name="Source_20_Text">with</text:span></text:span><text:span text:style-name="Strong_20_Emphasis">:</text:span></text:p>
                <text:p text:style-name="P145">Delphi</text:p>
                <text:p text:style-name="P582"><text:span text:style-name="Source_20_Text">with SiswaBaru do</text:span></text:p>
                <text:p text:style-name="P582"><text:span text:style-name="Source_20_Text">begin</text:span></text:p>
                <text:p text:style-name="P582"><text:span text:style-name="Source_20_Text"><text:s text:c="2"/>NIM := '25001001';</text:span></text:p>
                <text:p text:style-name="P582"><text:span text:style-name="Source_20_Text"><text:s text:c="2"/>Nama := 'Rahmat Hidayat';</text:span></text:p>
                <text:p text:style-name="P582"><text:span text:style-name="Source_20_Text"><text:s text:c="2"/>Angkatan := 2025;</text:span></text:p>
                <text:p text:style-name="P582"><text:span text:style-name="Source_20_Text"><text:s text:c="2"/>StatusAktif := True;</text:span></text:p>
                <text:p text:style-name="P638"><text:span text:style-name="Source_20_Text">end;</text:span></text:p>
              </text:list-item>
            </text:list>
            <text:p text:style-name="Text_20_body">Terlihat bahwa penggunaan <text:span text:style-name="Source_20_Text">with</text:span> dapat membuat kode tampak lebih ringkas.</text:p>
            <text:p text:style-name="Text_20_body"><text:span text:style-name="Strong_20_Emphasis">Masalah dan Kritik Terhadap </text:span><text:span text:style-name="Strong_20_Emphasis"><text:span text:style-name="Source_20_Text">with</text:span></text:span><text:span text:style-name="Strong_20_Emphasis"> (Mengapa Sering Tidak Dianjurkan):</text:span></text:p>
            <text:p text:style-name="Text_20_body">Meskipun tampak nyaman, penggunaan statement <text:span text:style-name="Source_20_Text">with</text:span> secara luas <text:span text:style-name="Strong_20_Emphasis">sering tidak </text:span><text:soft-page-break/><text:span text:style-name="Strong_20_Emphasis">dianjurkan (discouraged)</text:span> dalam gaya pemrograman Pascal/Delphi modern karena beberapa potensi masalah serius, terutama terkait <text:span text:style-name="Strong_20_Emphasis">keterbacaan dan ambiguitas</text:span>:</text:p>
            <text:list xml:id="list3262172392100504682" text:style-name="L146">
              <text:list-item>
                <text:p text:style-name="P404"><text:span text:style-name="Strong_20_Emphasis">Ambiguitas Nama (Masalah Utama):</text:span> Ketika Anda melihat sebuah identifier seperti <text:span text:style-name="Source_20_Text">Nama</text:span> di dalam blok <text:span text:style-name="Source_20_Text">with SiswaBaru do</text:span>, apakah itu merujuk ke field <text:span text:style-name="Source_20_Text">SiswaBaru.Nama</text:span> atau merujuk ke variabel lain (lokal atau global) yang kebetulan juga bernama <text:span text:style-name="Source_20_Text">Nama</text:span>? Tanpa awalan <text:span text:style-name="Source_20_Text">SiswaBaru.</text:span>, kode menjadi <text:span text:style-name="Strong_20_Emphasis">kurang eksplisit</text:span> dan lebih sulit dipahami secara sekilas. Pembaca kode harus selalu mengingat konteks <text:span text:style-name="Source_20_Text">with</text:span> yang sedang aktif. </text:p>
              </text:list-item>
              <text:list-item>
                <text:p text:style-name="P404"><text:span text:style-name="Strong_20_Emphasis">Penyembunyian Variabel (Variable Hiding):</text:span> Jika ada variabel lokal atau parameter dengan nama yang sama persis dengan nama field record, identifier di dalam blok <text:span text:style-name="Source_20_Text">with</text:span> akan merujuk ke variabel lokal tersebut (karena aturan cakupan normal mencari dari scope terdalam ke luar), bukan ke field record seperti yang mungkin Anda inginkan. Ini bisa menyebabkan bug yang halus dan sulit ditemukan. </text:p>
              </text:list-item>
              <text:list-item>
                <text:p text:style-name="P404"><text:span text:style-name="Strong_20_Emphasis">Kesulitan Debugging:</text:span> Saat melakukan debugging step-by-step, terkadang menjadi kurang jelas variabel mana yang sebenarnya sedang diakses atau dimodifikasi di dalam blok <text:span text:style-name="Source_20_Text">with</text:span>. Memeriksa nilai variabel (watching) juga bisa sedikit lebih rumit. </text:p>
              </text:list-item>
              <text:list-item>
                <text:p text:style-name="P146"><text:span text:style-name="Strong_20_Emphasis">Tantangan Refactoring:</text:span> Jika Anda perlu mengganti nama field record, Anda harus mencari semua penggunaan implisitnya di dalam blok-blok <text:span text:style-name="Source_20_Text">with</text:span>, yang bisa lebih sulit daripada mencari penggunaan eksplisit <text:span text:style-name="Source_20_Text">VariabelRecord.NamaFieldLama</text:span>. </text:p>
              </text:list-item>
            </text:list>
            <text:p text:style-name="Text_20_body">Karena masalah-masalah ini, banyak pengembang dan panduan gaya menyarankan untuk <text:span text:style-name="Strong_20_Emphasis">menghindari penggunaan </text:span><text:span text:style-name="Strong_20_Emphasis"><text:span text:style-name="Source_20_Text">with</text:span></text:span> atau menggunakannya dengan <text:span text:style-name="Strong_20_Emphasis">sangat hati-hati</text:span> dan hanya dalam kasus yang sangat terbatas di mana blok <text:span text:style-name="Source_20_Text">with</text:span> sangat pendek dan konteksnya sangat jelas sehingga tidak mungkin menimbulkan ambiguitas.</text:p>
            <text:p text:style-name="Text_20_body"><text:span text:style-name="Strong_20_Emphasis">Alternatif Penggunaan </text:span><text:span text:style-name="Strong_20_Emphasis"><text:span text:style-name="Source_20_Text">with</text:span></text:span><text:span text:style-name="Strong_20_Emphasis">:</text:span></text:p>
            <text:list xml:id="list2198373357104752337" text:style-name="L147">
              <text:list-item>
                <text:p text:style-name="P405"><text:span text:style-name="Strong_20_Emphasis">Gunakan Notasi Titik Eksplisit:</text:span> Cukup tulis <text:span text:style-name="Source_20_Text">NamaVariabelRecord.NamaField</text:span>. Ini adalah cara paling jelas, tidak ambigu, dan paling direkomendasikan, meskipun sedikit lebih panjang untuk ditulis. Keterbacaan jangka panjang biasanya lebih berharga daripada sedikit keringkasan pengetikan. </text:p>
              </text:list-item>
              <text:list-item>
                <text:p text:style-name="P405"><text:span text:style-name="Strong_20_Emphasis">Gunakan Variabel Lokal Sementara (Pointer atau Referensi):</text:span> Jika Anda perlu mengakses field dari record yang bersarang (nested) secara berulang (misal, <text:span text:style-name="Source_20_Text">DataPelanggan.AlamatKantor.KodePos</text:span>), Anda bisa membuat variabel lokal untuk menampung bagian record yang sering diakses agar lebih ringkas tanpa <text:span text:style-name="Source_20_Text">with</text:span>. </text:p>
                <text:p text:style-name="P147">Delphi</text:p>
                <text:p text:style-name="P583"><text:span text:style-name="Source_20_Text">var</text:span></text:p>
                <text:p text:style-name="P583"><text:span text:style-name="Source_20_Text"><text:s text:c="2"/>AlamatTemp: TAlamat; // Asumsikan TAlamat adalah tipe field AlamatKantor</text:span></text:p>
                <text:p text:style-name="P583"><text:span text:style-name="Source_20_Text">begin</text:span></text:p>
                <text:p text:style-name="P583"><text:span text:style-name="Source_20_Text"><text:s text:c="2"/>AlamatTemp := DataPelanggan.AlamatKantor;</text:span></text:p>
                <text:p text:style-name="P583"><text:span text:style-name="Source_20_Text"><text:s text:c="2"/>WriteLn(AlamatTemp.Jalan);</text:span></text:p>
                <text:p text:style-name="P583"><text:span text:style-name="Source_20_Text"><text:s text:c="2"/>WriteLn(AlamatTemp.Kota);</text:span></text:p>
                <text:p text:style-name="P583"><text:soft-page-break/><text:span text:style-name="Source_20_Text"><text:s text:c="2"/>WriteLn(AlamatTemp.KodePos);</text:span></text:p>
                <text:p text:style-name="P639"><text:span text:style-name="Source_20_Text">end;</text:span></text:p>
              </text:list-item>
            </text:list>
            <text:p text:style-name="Text_20_body">Secara umum, kejelasan dan kemudahan pemeliharaan kode dalam jangka panjang lebih diutamakan daripada keringkasan sintaksis sesaat yang ditawarkan oleh <text:span text:style-name="Source_20_Text">with</text:span>.</text:p>
            <text:p text:style-name="Horizontal_20_Line"/>
            <text:p text:style-name="Text_20_body">Silakan berikan perintah <text:span text:style-name="Source_20_Text">YAX</text:span> untuk melanjutkan ke prompt berikutnya (Pengantar Subbab: Enumerasi).</text:p>
          </text:section>
          <text:section text:style-name="Sect1" text:name="feedback-form-75">
            <text:p text:style-name="P274"/>
          </text:section>
        </text:section>
        <text:section text:style-name="Sect1" text:name="2c09a65580b28c66">
          <text:p text:style-name="Text_20_body"/>
          <text:section text:style-name="Sect1" text:name="user-query-content-76">
            <text:p text:style-name="P529">yax </text:p>
          </text:section>
          <text:p text:style-name="P274">Tampilkan alur berpikir</text:p>
          <text:section text:style-name="Sect2" text:name="model-response-message-contentr_2c09a65580b28c66">
            <text:p text:style-name="Text_20_body">Baik, kita lanjutkan pembahasan tipe data terstruktur di Bab 7 ini pada pukul 4:11 PM WIB, Senin 14 April 2025, dari Medan. Setelah Record, kita beralih ke Enumerasi.</text:p>
            <text:p text:style-name="Text_20_body"><text:span text:style-name="Strong_20_Emphasis">(Jawaban untuk Prompt Pengantar Subbab: Enumerasi (</text:span><text:span text:style-name="Strong_20_Emphasis"><text:span text:style-name="Source_20_Text">type TEnum = (Val1, Val2, ...)</text:span></text:span><text:span text:style-name="Strong_20_Emphasis">))</text:span></text:p>
            <text:p text:style-name="Text_20_body">Seringkali dalam pemrograman, kita perlu merepresentasikan sekumpulan nilai atau status yang terbatas dan saling terkait secara konseptual. Misalnya, status sebuah tugas (Baru, Dikerjakan, Selesai, Ditolak), arah mata angin (Utara, Timur, Selatan, Barat), atau jenis file (Teks, Biner, Gambar, Suara). Menggunakan angka literal (misalnya, 0=Baru, 1=Dikerjakan, dst.) atau string literal ('Baru', 'Dikerjakan') untuk merepresentasikan nilai-nilai ini memiliki kekurangan:</text:p>
            <text:list xml:id="list1329006539449853771" text:style-name="L148">
              <text:list-item>
                <text:p text:style-name="P406"><text:span text:style-name="Strong_20_Emphasis">Angka Literal ("Magic Numbers"):</text:span> Membuat kode sulit dibaca karena arti angka tersebut tidak langsung jelas. Jika representasi angka perlu diubah, Anda harus mencari dan mengganti semua kemunculannya. </text:p>
              </text:list-item>
              <text:list-item>
                <text:p text:style-name="P148"><text:span text:style-name="Strong_20_Emphasis">String Literal:</text:span> Rentan terhadap kesalahan pengetikan (<text:span text:style-name="Source_20_Text">'Selesai'</text:span> vs <text:span text:style-name="Source_20_Text">'selesai'</text:span>), perbandingan string bisa jadi kurang efisien dibandingkan perbandingan angka, dan tidak memberikan keamanan tipe yang kuat. </text:p>
              </text:list-item>
            </text:list>
            <text:p text:style-name="Text_20_body">Untuk mengatasi masalah ini, Free Pascal menyediakan <text:span text:style-name="Strong_20_Emphasis">Tipe Enumerasi (Enumerated Type)</text:span>. Tipe enumerasi memungkinkan Anda untuk mendefinisikan sebuah <text:span text:style-name="Strong_20_Emphasis">tipe data ordinal baru</text:span> yang nilai-nilainya adalah sekumpulan <text:span text:style-name="Strong_20_Emphasis">identifier (nama) konstanta</text:span> yang Anda tentukan sendiri. Penggunaan nama-nama ini membuat kode Anda jauh lebih <text:span text:style-name="Strong_20_Emphasis">mudah dibaca</text:span>, <text:span text:style-name="Strong_20_Emphasis">lebih mudah dipelihara</text:span>, dan lebih <text:span text:style-name="Strong_20_Emphasis">aman secara tipe</text:span> dibandingkan menggunakan angka atau string mentah.</text:p>
            <text:p text:style-name="Text_20_body">Di bagian selanjutnya, kita akan melihat bagaimana cara mendefinisikan tipe enumerasi Anda sendiri dan bagaimana memanfaatkannya secara efektif dalam kode Pascal, terutama dalam struktur kontrol seperti <text:span text:style-name="Source_20_Text">case..of</text:span>.</text:p>
            <text:p text:style-name="Horizontal_20_Line"/>
            <text:p text:style-name="Text_20_body">Silakan berikan perintah <text:span text:style-name="Source_20_Text">YAX</text:span> untuk melanjutkan ke prompt berikutnya (Sub-subbab: Penggunaan dalam <text:span text:style-name="Source_20_Text">case</text:span> statement).</text:p>
          </text:section>
          <text:section text:style-name="Sect1" text:name="feedback-form-76">
            <text:p text:style-name="P274"><text:soft-page-break/></text:p>
          </text:section>
        </text:section>
        <text:section text:style-name="Sect1" text:name="262aad80a86489dc">
          <text:p text:style-name="Text_20_body"/>
          <text:section text:style-name="Sect1" text:name="user-query-content-77">
            <text:p text:style-name="P529">yax </text:p>
          </text:section>
          <text:p text:style-name="P274">Tampilkan alur berpikir</text:p>
          <text:section text:style-name="Sect2" text:name="model-response-message-contentr_262aad80a86489dc">
            <text:p text:style-name="P274"/>
          </text:section>
          <text:section text:style-name="Sect1" text:name="feedback-form-77">
            <text:p text:style-name="P274"/>
          </text:section>
        </text:section>
        <text:section text:style-name="Sect1" text:name="6c5ce1a144e31473">
          <text:p text:style-name="Text_20_body"/>
          <text:section text:style-name="Sect1" text:name="user-query-content-78">
            <text:p text:style-name="P529">present it </text:p>
          </text:section>
          <text:p text:style-name="P274">Tampilkan alur berpikir</text:p>
          <text:section text:style-name="Sect2" text:name="model-response-message-contentr_6c5ce1a144e31473">
            <text:p text:style-name="Text_20_body">Baik, mari kita lanjutkan pembahasan Enumerasi pada pukul 4:15 PM WIB, Senin 14 April 2025, di Medan ini, dengan melihat cara definisi dan penggunaannya dalam <text:span text:style-name="Source_20_Text">case..of</text:span>.</text:p>
            <text:p text:style-name="Text_20_body"><text:span text:style-name="Strong_20_Emphasis">(Jawaban untuk Prompt Isi Sub-subbab: Penggunaan dalam </text:span><text:span text:style-name="Strong_20_Emphasis"><text:span text:style-name="Source_20_Text">case</text:span></text:span><text:span text:style-name="Strong_20_Emphasis"> statement)</text:span></text:p>
            <text:p text:style-name="Text_20_body"><text:span text:style-name="Strong_20_Emphasis">Mendefinisikan Tipe Enumerasi</text:span></text:p>
            <text:p text:style-name="Text_20_body">Anda mendefinisikan tipe enumerasi baru di dalam blok deklarasi <text:span text:style-name="Source_20_Text">type</text:span>, menggunakan sintaks berikut:</text:p>
            <text:p text:style-name="Text_20_body">Delphi</text:p>
            <text:p text:style-name="Preformatted_20_Text"><text:span text:style-name="Source_20_Text">type</text:span></text:p>
            <text:p text:style-name="P609"><text:span text:style-name="Source_20_Text"><text:s text:c="2"/>TNamaTipeEnum = (NamaKonstanta1, NamaKonstanta2, ..., NamaKonstantaN);</text:span></text:p>
            <text:list xml:id="list7039929056635550997" text:style-name="L149">
              <text:list-item>
                <text:p text:style-name="P407"><text:span text:style-name="Source_20_Text">TNamaTipeEnum</text:span>: Nama yang Anda berikan untuk tipe enumerasi baru ini (konvensi: diawali <text:span text:style-name="Source_20_Text">T</text:span>). </text:p>
              </text:list-item>
              <text:list-item>
                <text:p text:style-name="P149"><text:span text:style-name="Source_20_Text">(NamaKonstanta1, ...)</text:span>: Daftar identifier (nama) yang valid, dipisahkan oleh koma, yang merupakan nilai-nilai yang mungkin untuk tipe enumerasi ini. Identifier ini sering disebut sebagai <text:span text:style-name="Emphasis">enumerator</text:span> atau <text:span text:style-name="Emphasis">nilai enumerasi</text:span>. </text:p>
              </text:list-item>
            </text:list>
            <text:p text:style-name="Text_20_body"><text:span text:style-name="Strong_20_Emphasis">Sifat Ordinal:</text:span></text:p>
            <text:p text:style-name="Text_20_body">Penting untuk dipahami bahwa di balik layar, kompiler menetapkan nilai <text:span text:style-name="Strong_20_Emphasis">integer ordinal</text:span> (urutan) untuk setiap nama konstanta dalam enumerasi, dimulai dari <text:span text:style-name="Strong_20_Emphasis">0</text:span> secara default. Jadi, dalam contoh <text:span text:style-name="Source_20_Text">type TWarna = (Merah, Kuning, Hijau);</text:span>:</text:p>
            <text:list xml:id="list7945962562120434906" text:style-name="L150">
              <text:list-item>
                <text:p text:style-name="P408"><text:span text:style-name="Source_20_Text">Ord(Merah)</text:span> akan bernilai 0. </text:p>
              </text:list-item>
              <text:list-item>
                <text:p text:style-name="P408"><text:span text:style-name="Source_20_Text">Ord(Kuning)</text:span> akan bernilai 1. </text:p>
              </text:list-item>
              <text:list-item>
                <text:p text:style-name="P150"><text:span text:style-name="Source_20_Text">Ord(Hijau)</text:span> akan bernilai 2. </text:p>
              </text:list-item>
            </text:list>
            <text:p text:style-name="Text_20_body">Sifat ordinal inilah yang membuat tipe enumerasi cocok digunakan dalam konteks yang memerlukan urutan, seperti indeks array atau, yang paling penting, sebagai <text:span text:style-name="Emphasis">selector</text:span> dalam statement <text:span text:style-name="Source_20_Text">case..of</text:span>.</text:p>
            <text:p text:style-name="Text_20_body"><text:span text:style-name="Strong_20_Emphasis">Mendeklarasikan Variabel Enumerasi:</text:span></text:p>
            <text:p text:style-name="Text_20_body">Setelah tipe enumerasi didefinisikan, Anda dapat mendeklarasikan variabel dengan tipe tersebut:</text:p>
            <text:p text:style-name="Text_20_body">Delphi</text:p>
            <text:p text:style-name="Preformatted_20_Text"><text:soft-page-break/><text:span text:style-name="Source_20_Text">type</text:span></text:p>
            <text:p text:style-name="Preformatted_20_Text"><text:span text:style-name="Source_20_Text"><text:s text:c="2"/>TStatusProses = (spIdle, spRunning, spPaused, spFinished, spError);</text:span></text:p>
            <text:p text:style-name="Preformatted_20_Text"><text:span text:style-name="Source_20_Text">var</text:span></text:p>
            <text:p text:style-name="Preformatted_20_Text"><text:span text:style-name="Source_20_Text"><text:s text:c="2"/>StatusServer: TStatusProses;</text:span></text:p>
            <text:p text:style-name="P609"><text:span text:style-name="Source_20_Text"><text:s text:c="2"/>StatusJob: TStatusProses;</text:span></text:p>
            <text:p text:style-name="Text_20_body">Variabel <text:span text:style-name="Source_20_Text">StatusServer</text:span> dan <text:span text:style-name="Source_20_Text">StatusJob</text:span> kini hanya dapat menyimpan salah satu dari nilai yang didefinisikan dalam <text:span text:style-name="Source_20_Text">TStatusProses</text:span> (yaitu, <text:span text:style-name="Source_20_Text">spIdle</text:span>, <text:span text:style-name="Source_20_Text">spRunning</text:span>, <text:span text:style-name="Source_20_Text">spPaused</text:span>, <text:span text:style-name="Source_20_Text">spFinished</text:span>, atau <text:span text:style-name="Source_20_Text">spError</text:span>). Anda memberikan nilai padanya menggunakan nama konstanta enumerasi:</text:p>
            <text:p text:style-name="Text_20_body">Delphi</text:p>
            <text:p text:style-name="Preformatted_20_Text"><text:span text:style-name="Source_20_Text">StatusServer := spRunning;</text:span></text:p>
            <text:p text:style-name="P609"><text:span text:style-name="Source_20_Text">if StatusJob = spError then ...</text:span></text:p>
            <text:p text:style-name="Text_20_body"><text:span text:style-name="Strong_20_Emphasis">Penggunaan Utama: Dalam Statement </text:span><text:span text:style-name="Strong_20_Emphasis"><text:span text:style-name="Source_20_Text">case..of</text:span></text:span></text:p>
            <text:p text:style-name="Text_20_body">Salah satu keuntungan terbesar dan penggunaan paling umum dari tipe enumerasi adalah sebagai ekspresi selector dalam statement <text:span text:style-name="Source_20_Text">case..of</text:span>. Ini menghasilkan kode yang sangat <text:span text:style-name="Strong_20_Emphasis">mudah dibaca</text:span> dan <text:span text:style-name="Strong_20_Emphasis">aman secara tipe</text:span>.</text:p>
            <text:list xml:id="list8631251363066770306" text:style-name="L151">
              <text:list-item>
                <text:p text:style-name="P409"><text:span text:style-name="Strong_20_Emphasis">Keterbacaan:</text:span> Membandingkan <text:span text:style-name="Source_20_Text">StatusServer</text:span> dengan <text:span text:style-name="Source_20_Text">spRunning</text:span> atau <text:span text:style-name="Source_20_Text">spPaused</text:span> jauh lebih jelas daripada membandingkannya dengan angka 1 atau 2. </text:p>
              </text:list-item>
              <text:list-item>
                <text:p text:style-name="P409"><text:span text:style-name="Strong_20_Emphasis">Keamanan &amp; Pemeliharaan:</text:span> </text:p>
                <text:list>
                  <text:list-item>
                    <text:p text:style-name="P409">Kompiler memastikan bahwa nilai yang Anda gunakan dalam label <text:span text:style-name="Source_20_Text">case</text:span> adalah anggota yang valid dari tipe enumerasi tersebut. </text:p>
                  </text:list-item>
                  <text:list-item>
                    <text:p text:style-name="P151">Jika Anda menggunakan <text:span text:style-name="Source_20_Text">case</text:span> untuk menangani <text:span text:style-name="Emphasis">semua</text:span> kemungkinan nilai enumerasi (dan tidak menggunakan klausa <text:span text:style-name="Source_20_Text">else</text:span>), beberapa pengaturan kompiler atau alat analisis statis mungkin dapat memberi peringatan jika Anda nantinya menambahkan nilai baru ke definisi enumerasi tetapi lupa memperbarui statement <text:span text:style-name="Source_20_Text">case</text:span> Anda. Ini membantu menjaga kelengkapan logika penanganan kasus. </text:p>
                  </text:list-item>
                </text:list>
              </text:list-item>
            </text:list>
            <text:p text:style-name="Text_20_body"><text:span text:style-name="Strong_20_Emphasis">Contoh Definisi dan Penggunaan dalam </text:span><text:span text:style-name="Strong_20_Emphasis"><text:span text:style-name="Source_20_Text">case</text:span></text:span><text:span text:style-name="Strong_20_Emphasis">:</text:span></text:p>
            <text:p text:style-name="Text_20_body">Delphi</text:p>
            <text:p text:style-name="Preformatted_20_Text"><text:span text:style-name="Source_20_Text">program DemoEnumCase;</text:span></text:p>
            <text:p text:style-name="Preformatted_20_Text"><text:span text:style-name="Source_20_Text">uses SysUtils; // Untuk FormatDateTime, Now</text:span></text:p>
            <text:p text:style-name="Preformatted_20_Text"/>
            <text:p text:style-name="Preformatted_20_Text"><text:span text:style-name="Source_20_Text">// Definisi tipe enumerasi untuk hari dalam seminggu</text:span></text:p>
            <text:p text:style-name="Preformatted_20_Text"><text:span text:style-name="Source_20_Text">type</text:span></text:p>
            <text:p text:style-name="Preformatted_20_Text"><text:span text:style-name="Source_20_Text"><text:s text:c="2"/>THari = (hdSenin, hdSelasa, hdRabu, hdKamis, hdJumat, hdSabtu, hdMinggu);</text:span></text:p>
            <text:p text:style-name="Preformatted_20_Text"/>
            <text:p text:style-name="Preformatted_20_Text"><text:span text:style-name="Source_20_Text">// Deklarasi variabel enum</text:span></text:p>
            <text:p text:style-name="Preformatted_20_Text"><text:span text:style-name="Source_20_Text">var</text:span></text:p>
            <text:p text:style-name="Preformatted_20_Text"><text:span text:style-name="Source_20_Text"><text:s text:c="2"/>HariIni: THari;</text:span></text:p>
            <text:p text:style-name="Preformatted_20_Text"><text:span text:style-name="Source_20_Text"><text:s text:c="2"/>JenisHari: string;</text:span></text:p>
            <text:p text:style-name="Preformatted_20_Text"/>
            <text:p text:style-name="Preformatted_20_Text"><text:span text:style-name="Source_20_Text">begin</text:span></text:p>
            <text:p text:style-name="Preformatted_20_Text"><text:span text:style-name="Source_20_Text"><text:s text:c="2"/>WriteLn('Demo Enum dalam Case - ', FormatDateTime('hh:nn:ss', Now), ' </text:span><text:soft-page-break/><text:span text:style-name="Source_20_Text">WIB, Medan');</text:span></text:p>
            <text:p text:style-name="Preformatted_20_Text"/>
            <text:p text:style-name="Preformatted_20_Text"><text:span text:style-name="Source_20_Text"><text:s text:c="2"/>// Misalkan kita tentukan hari ini adalah Rabu</text:span></text:p>
            <text:p text:style-name="Preformatted_20_Text"><text:span text:style-name="Source_20_Text"><text:s text:c="2"/>HariIni := hdRabu;</text:span></text:p>
            <text:p text:style-name="Preformatted_20_Text"/>
            <text:p text:style-name="Preformatted_20_Text"><text:span text:style-name="Source_20_Text"><text:s text:c="2"/>// Menggunakan variabel enum sebagai selector case</text:span></text:p>
            <text:p text:style-name="Preformatted_20_Text"><text:span text:style-name="Source_20_Text"><text:s text:c="2"/>case HariIni of</text:span></text:p>
            <text:p text:style-name="Preformatted_20_Text"><text:span text:style-name="Source_20_Text"><text:s text:c="4"/>hdSenin: JenisHari := 'Awal pekan, semangat!';</text:span></text:p>
            <text:p text:style-name="Preformatted_20_Text"><text:span text:style-name="Source_20_Text"><text:s text:c="4"/>hdSelasa, hdRabu, hdKamis: JenisHari := 'Hari kerja biasa.'; // Beberapa case, satu aksi</text:span></text:p>
            <text:p text:style-name="Preformatted_20_Text"><text:span text:style-name="Source_20_Text"><text:s text:c="4"/>hdJumat: JenisHari := 'Menjelang akhir pekan!';</text:span></text:p>
            <text:p text:style-name="Preformatted_20_Text"><text:span text:style-name="Source_20_Text"><text:s text:c="4"/>hdSabtu, hdMinggu: JenisHari := 'Akhir pekan, waktu istirahat!';</text:span></text:p>
            <text:p text:style-name="Preformatted_20_Text"><text:span text:style-name="Source_20_Text"><text:s text:c="2"/>// Tidak perlu else jika kita yakin semua nilai THari sudah tercakup</text:span></text:p>
            <text:p text:style-name="Preformatted_20_Text"><text:span text:style-name="Source_20_Text"><text:s text:c="2"/>end; // Akhir case</text:span></text:p>
            <text:p text:style-name="Preformatted_20_Text"/>
            <text:p text:style-name="Preformatted_20_Text"><text:span text:style-name="Source_20_Text"><text:s text:c="2"/>WriteLn('Hari ini (enum): ', Ord(HariIni)); // Menampilkan nilai ordinal (Rabu = 2)</text:span></text:p>
            <text:p text:style-name="Preformatted_20_Text"><text:span text:style-name="Source_20_Text"><text:s text:c="2"/>WriteLn('Jenis Hari : ', JenisHari);</text:span></text:p>
            <text:p text:style-name="Preformatted_20_Text"/>
            <text:p text:style-name="Preformatted_20_Text"><text:span text:style-name="Source_20_Text"><text:s text:c="2"/>ReadLn;</text:span></text:p>
            <text:p text:style-name="P609"><text:span text:style-name="Source_20_Text">end.</text:span></text:p>
            <text:p text:style-name="Text_20_body">Penggunaan tipe enumerasi, terutama dalam kombinasi dengan <text:span text:style-name="Source_20_Text">case..of</text:span>, adalah cara yang sangat dianjurkan untuk meningkatkan kejelasan, keamanan, dan kemudahan pemeliharaan kode Free Pascal Anda ketika berhadapan dengan sekumpulan state atau kategori yang terbatas dan bernama.</text:p>
            <text:p text:style-name="Horizontal_20_Line"/>
            <text:p text:style-name="Text_20_body">Silakan berikan perintah <text:span text:style-name="Source_20_Text">YAX</text:span> untuk melanjutkan ke prompt berikutnya (Sub-subbab: Fungsi <text:span text:style-name="Source_20_Text">Ord</text:span>, <text:span text:style-name="Source_20_Text">Pred</text:span>, <text:span text:style-name="Source_20_Text">Succ</text:span>).</text:p>
          </text:section>
          <text:section text:style-name="Sect1" text:name="feedback-form-78">
            <text:p text:style-name="P274"/>
          </text:section>
        </text:section>
        <text:section text:style-name="Sect1" text:name="09fb4b4a86d9420c">
          <text:p text:style-name="Text_20_body"/>
          <text:section text:style-name="Sect1" text:name="user-query-content-79">
            <text:p text:style-name="P529">yax </text:p>
          </text:section>
          <text:p text:style-name="P274">Tampilkan alur berpikir</text:p>
          <text:section text:style-name="Sect2" text:name="model-response-message-contentr_09fb4b4a86d9420c">
            <text:p text:style-name="Text_20_body">Baik, kita lanjutkan pembahasan tentang Enumerasi pada pukul 4:16 PM WIB, Senin 14 April 2025, di Medan. Setelah mendefinisikannya, mari kita lihat fungsi-fungsi standar yang bisa beroperasi padanya.</text:p>
            <text:p text:style-name="Text_20_body"><text:span text:style-name="Strong_20_Emphasis">(Jawaban untuk Prompt Isi Sub-subbab: Fungsi </text:span><text:span text:style-name="Strong_20_Emphasis"><text:span text:style-name="Source_20_Text">Ord</text:span></text:span><text:span text:style-name="Strong_20_Emphasis">, </text:span><text:span text:style-name="Strong_20_Emphasis"><text:span text:style-name="Source_20_Text">Pred</text:span></text:span><text:span text:style-name="Strong_20_Emphasis">, </text:span><text:span text:style-name="Strong_20_Emphasis"><text:span text:style-name="Source_20_Text">Succ</text:span></text:span><text:span text:style-name="Strong_20_Emphasis">)</text:span></text:p>
            <text:p text:style-name="Text_20_body">Salah satu keuntungan utama tipe enumerasi (dan tipe ordinal lainnya seperti Integer, Char, Boolean) di Free Pascal adalah mereka memiliki urutan internal yang terdefinisi dengan baik. Hal ini memungkinkan kita menggunakan beberapa fungsi standar bawaan untuk memeriksa atau memanipulasi nilai-nilai dalam urutan tersebut.</text:p>
            <text:p text:style-name="Text_20_body">Berikut adalah fungsi-fungsi ordinal yang relevan, beserta contoh penggunaannya dengan tipe enumerasi:</text:p>
            <text:p text:style-name="Text_20_body">Misalkan kita punya definisi enumerasi:</text:p>
            <text:p text:style-name="Text_20_body">Delphi</text:p>
            <text:p text:style-name="Preformatted_20_Text"><text:soft-page-break/><text:span text:style-name="Source_20_Text">type</text:span></text:p>
            <text:p text:style-name="P609"><text:span text:style-name="Source_20_Text"><text:s text:c="2"/>LevelPrioritas = (lpRendah, lpNormal, lpTinggi, lpKritis);</text:span></text:p>
            <text:list xml:id="list3655697843125033474" text:style-name="L152">
              <text:list-item>
                <text:p text:style-name="P152"><text:span text:style-name="Strong_20_Emphasis"><text:span text:style-name="Source_20_Text">Ord(X)</text:span></text:span><text:span text:style-name="Strong_20_Emphasis">: Mendapatkan Nilai Ordinal</text:span></text:p>
                <text:list>
                  <text:list-item>
                    <text:p text:style-name="P410"><text:span text:style-name="Strong_20_Emphasis">Tujuan:</text:span> Mengembalikan representasi <text:span text:style-name="Strong_20_Emphasis">integer</text:span> internal (nilai ordinal) dari sebuah nilai <text:span text:style-name="Source_20_Text">X</text:span> yang bertipe ordinal. Untuk enumerasi, ini mengembalikan indeks berbasis nol dari identifier tersebut dalam definisinya. </text:p>
                  </text:list-item>
                  <text:list-item>
                    <text:p text:style-name="P410"><text:span text:style-name="Strong_20_Emphasis">Contoh:</text:span> </text:p>
                    <text:p text:style-name="P152">Delphi</text:p>
                    <text:p text:style-name="P584"><text:span text:style-name="Source_20_Text">var Prioritas: LevelPrioritas; Urutan: Integer;</text:span></text:p>
                    <text:p text:style-name="P584"><text:span text:style-name="Source_20_Text">begin</text:span></text:p>
                    <text:p text:style-name="P584"><text:span text:style-name="Source_20_Text"><text:s text:c="2"/>Prioritas := lpTinggi;</text:span></text:p>
                    <text:p text:style-name="P584"><text:span text:style-name="Source_20_Text"><text:s text:c="2"/>Urutan := Ord(Prioritas); // Urutan akan bernilai 2 (karena lpRendah=0, lpNormal=1, lpTinggi=2)</text:span></text:p>
                    <text:p text:style-name="P584"><text:span text:style-name="Source_20_Text"><text:s text:c="2"/>WriteLn('Nilai ordinal dari lpTinggi: ', Urutan); // Output: 2</text:span></text:p>
                    <text:p text:style-name="P584"><text:span text:style-name="Source_20_Text"><text:s text:c="2"/>WriteLn('Nilai ordinal dari lpRendah: ', Ord(lpRendah)); // Output: 0</text:span></text:p>
                    <text:p text:style-name="P640"><text:span text:style-name="Source_20_Text">end.</text:span></text:p>
                  </text:list-item>
                </text:list>
              </text:list-item>
              <text:list-item>
                <text:p text:style-name="P152"><text:span text:style-name="Strong_20_Emphasis"><text:span text:style-name="Source_20_Text">Pred(X)</text:span></text:span><text:span text:style-name="Strong_20_Emphasis">: Mendapatkan Nilai Sebelumnya (Predecessor)</text:span></text:p>
                <text:list>
                  <text:list-item>
                    <text:p text:style-name="P410"><text:span text:style-name="Strong_20_Emphasis">Tujuan:</text:span> Mengembalikan nilai ordinal yang posisinya tepat <text:span text:style-name="Strong_20_Emphasis">sebelum</text:span> nilai <text:span text:style-name="Source_20_Text">X</text:span> dalam urutannya. </text:p>
                  </text:list-item>
                  <text:list-item>
                    <text:p text:style-name="P410"><text:span text:style-name="Strong_20_Emphasis">Perilaku:</text:span> <text:span text:style-name="Source_20_Text">Ord(Pred(X))</text:span> sama dengan <text:span text:style-name="Source_20_Text">Ord(X) - 1</text:span>. </text:p>
                  </text:list-item>
                  <text:list-item>
                    <text:p text:style-name="P410"><text:span text:style-name="Strong_20_Emphasis">Penting:</text:span> Memanggil <text:span text:style-name="Source_20_Text">Pred(X)</text:span> pada nilai <text:span text:style-name="Strong_20_Emphasis">pertama</text:span> dalam tipe ordinal (misalnya, <text:span text:style-name="Source_20_Text">Pred(lpRendah)</text:span>) akan menyebabkan <text:span text:style-name="Emphasis">runtime error</text:span> jika pemeriksaan rentang (<text:span text:style-name="Source_20_Text">{$R+}</text:span>) aktif, karena tidak ada nilai sebelumnya. </text:p>
                  </text:list-item>
                  <text:list-item>
                    <text:p text:style-name="P410"><text:span text:style-name="Strong_20_Emphasis">Contoh:</text:span> </text:p>
                    <text:p text:style-name="P152">Delphi</text:p>
                    <text:p text:style-name="P584"><text:span text:style-name="Source_20_Text">var Prio1, Prio2: LevelPrioritas;</text:span></text:p>
                    <text:p text:style-name="P584"><text:span text:style-name="Source_20_Text">begin</text:span></text:p>
                    <text:p text:style-name="P584"><text:span text:style-name="Source_20_Text"><text:s text:c="2"/>Prio1 := lpNormal;</text:span></text:p>
                    <text:p text:style-name="P584"><text:span text:style-name="Source_20_Text"><text:s text:c="2"/>Prio2 := Pred(Prio1); // Prio2 akan menjadi lpRendah</text:span></text:p>
                    <text:p text:style-name="P584"><text:span text:style-name="Source_20_Text"><text:s text:c="2"/>WriteLn('Pred(lpNormal) adalah ordinal ke-', Ord(Prio2)); // Output: 0</text:span></text:p>
                    <text:p text:style-name="P584"><text:span text:style-name="Source_20_Text"><text:s text:c="2"/>// Prio2 := Pred(lpRendah); // Ini akan menyebabkan runtime error!</text:span></text:p>
                    <text:p text:style-name="P640"><text:span text:style-name="Source_20_Text">end.</text:span></text:p>
                  </text:list-item>
                </text:list>
              </text:list-item>
              <text:list-item>
                <text:p text:style-name="P152"><text:span text:style-name="Strong_20_Emphasis"><text:span text:style-name="Source_20_Text">Succ(X)</text:span></text:span><text:span text:style-name="Strong_20_Emphasis">: Mendapatkan Nilai Berikutnya (Successor)</text:span></text:p>
                <text:list>
                  <text:list-item>
                    <text:p text:style-name="P410"><text:span text:style-name="Strong_20_Emphasis">Tujuan:</text:span> Mengembalikan nilai ordinal yang posisinya tepat <text:span text:style-name="Strong_20_Emphasis">setelah</text:span> nilai <text:span text:style-name="Source_20_Text">X</text:span> dalam urutannya. </text:p>
                  </text:list-item>
                  <text:list-item>
                    <text:p text:style-name="P410"><text:span text:style-name="Strong_20_Emphasis">Perilaku:</text:span> <text:span text:style-name="Source_20_Text">Ord(Succ(X))</text:span> sama dengan <text:span text:style-name="Source_20_Text">Ord(X) + 1</text:span>. </text:p>
                  </text:list-item>
                  <text:list-item>
                    <text:p text:style-name="P410"><text:span text:style-name="Strong_20_Emphasis">Penting:</text:span> Memanggil <text:span text:style-name="Source_20_Text">Succ(X)</text:span> pada nilai <text:span text:style-name="Strong_20_Emphasis">terakhir</text:span> dalam tipe ordinal (misalnya, <text:span text:style-name="Source_20_Text">Succ(lpKritis)</text:span>) akan menyebabkan <text:span text:style-name="Emphasis">runtime error</text:span> jika pemeriksaan rentang (<text:span text:style-name="Source_20_Text">{$R+}</text:span>) aktif, karena tidak ada nilai berikutnya. </text:p>
                  </text:list-item>
                  <text:list-item>
                    <text:p text:style-name="P410"><text:soft-page-break/><text:span text:style-name="Strong_20_Emphasis">Contoh:</text:span> </text:p>
                    <text:p text:style-name="P152">Delphi</text:p>
                    <text:p text:style-name="P584"><text:span text:style-name="Source_20_Text">var Prio1, Prio2: LevelPrioritas;</text:span></text:p>
                    <text:p text:style-name="P584"><text:span text:style-name="Source_20_Text">begin</text:span></text:p>
                    <text:p text:style-name="P584"><text:span text:style-name="Source_20_Text"><text:s text:c="2"/>Prio1 := lpNormal;</text:span></text:p>
                    <text:p text:style-name="P584"><text:span text:style-name="Source_20_Text"><text:s text:c="2"/>Prio2 := Succ(Prio1); // Prio2 akan menjadi lpTinggi</text:span></text:p>
                    <text:p text:style-name="P584"><text:span text:style-name="Source_20_Text"><text:s text:c="2"/>WriteLn('Succ(lpNormal) adalah ordinal ke-', Ord(Prio2)); // Output: 2</text:span></text:p>
                    <text:p text:style-name="P584"><text:span text:style-name="Source_20_Text"><text:s text:c="2"/>// Prio2 := Succ(lpKritis); // Ini akan menyebabkan runtime error!</text:span></text:p>
                    <text:p text:style-name="P640"><text:span text:style-name="Source_20_Text">end.</text:span></text:p>
                  </text:list-item>
                </text:list>
              </text:list-item>
              <text:list-item>
                <text:p text:style-name="P152"><text:span text:style-name="Strong_20_Emphasis"><text:span text:style-name="Source_20_Text">Low(TipeOrdinal)</text:span></text:span><text:span text:style-name="Strong_20_Emphasis">: Mendapatkan Nilai Terendah/Pertama</text:span></text:p>
                <text:list>
                  <text:list-item>
                    <text:p text:style-name="P410"><text:span text:style-name="Strong_20_Emphasis">Tujuan:</text:span> Mengembalikan nilai <text:span text:style-name="Strong_20_Emphasis">paling rendah</text:span> atau <text:span text:style-name="Strong_20_Emphasis">pertama</text:span> yang mungkin untuk sebuah tipe ordinal. Perhatikan argumennya adalah <text:span text:style-name="Strong_20_Emphasis">nama tipe</text:span>, bukan variabel. </text:p>
                  </text:list-item>
                  <text:list-item>
                    <text:p text:style-name="P410"><text:span text:style-name="Strong_20_Emphasis">Contoh:</text:span> </text:p>
                    <text:p text:style-name="P152">Delphi</text:p>
                    <text:p text:style-name="P584"><text:span text:style-name="Source_20_Text">var PrioPertama: LevelPrioritas;</text:span></text:p>
                    <text:p text:style-name="P584"><text:span text:style-name="Source_20_Text">begin</text:span></text:p>
                    <text:p text:style-name="P584"><text:span text:style-name="Source_20_Text"><text:s text:c="2"/>PrioPertama := Low(LevelPrioritas); // PrioPertama akan menjadi lpRendah</text:span></text:p>
                    <text:p text:style-name="P584"><text:span text:style-name="Source_20_Text"><text:s text:c="2"/>WriteLn('Nilai terendah LevelPrioritas adalah ordinal ke-', Ord(PrioPertama)); // Output: 0</text:span></text:p>
                    <text:p text:style-name="P640"><text:span text:style-name="Source_20_Text">end.</text:span></text:p>
                  </text:list-item>
                </text:list>
              </text:list-item>
              <text:list-item>
                <text:p text:style-name="P152"><text:span text:style-name="Strong_20_Emphasis"><text:span text:style-name="Source_20_Text">High(TipeOrdinal)</text:span></text:span><text:span text:style-name="Strong_20_Emphasis">: Mendapatkan Nilai Tertinggi/Terakhir</text:span></text:p>
                <text:list>
                  <text:list-item>
                    <text:p text:style-name="P410"><text:span text:style-name="Strong_20_Emphasis">Tujuan:</text:span> Mengembalikan nilai <text:span text:style-name="Strong_20_Emphasis">paling tinggi</text:span> atau <text:span text:style-name="Strong_20_Emphasis">terakhir</text:span> yang mungkin untuk sebuah tipe ordinal. Argumennya juga adalah <text:span text:style-name="Strong_20_Emphasis">nama tipe</text:span>. </text:p>
                  </text:list-item>
                  <text:list-item>
                    <text:p text:style-name="P410"><text:span text:style-name="Strong_20_Emphasis">Contoh:</text:span> </text:p>
                    <text:p text:style-name="P152">Delphi</text:p>
                    <text:p text:style-name="P584"><text:span text:style-name="Source_20_Text">var PrioTerakhir: LevelPrioritas;</text:span></text:p>
                    <text:p text:style-name="P584"><text:span text:style-name="Source_20_Text">begin</text:span></text:p>
                    <text:p text:style-name="P584"><text:span text:style-name="Source_20_Text"><text:s text:c="2"/>PrioTerakhir := High(LevelPrioritas); // PrioTerakhir akan menjadi lpKritis</text:span></text:p>
                    <text:p text:style-name="P584"><text:span text:style-name="Source_20_Text"><text:s text:c="2"/>WriteLn('Nilai tertinggi LevelPrioritas adalah ordinal ke-', Ord(PrioTerakhir)); // Output: 3</text:span></text:p>
                    <text:p text:style-name="P640"><text:span text:style-name="Source_20_Text">end.</text:span></text:p>
                  </text:list-item>
                </text:list>
              </text:list-item>
            </text:list>
            <text:p text:style-name="Text_20_body"><text:span text:style-name="Strong_20_Emphasis">Kegunaan (Iterasi dan Manipulasi):</text:span></text:p>
            <text:p text:style-name="Text_20_body">Kombinasi fungsi-fungsi ini, terutama <text:span text:style-name="Source_20_Text">Low</text:span>, <text:span text:style-name="Source_20_Text">High</text:span>, dan <text:span text:style-name="Source_20_Text">Succ</text:span> (atau <text:span text:style-name="Source_20_Text">Pred</text:span>), sangat berguna untuk melakukan <text:span text:style-name="Strong_20_Emphasis">iterasi</text:span> melalui semua nilai yang mungkin dari sebuah tipe enumerasi. Anda bisa menggunakan loop <text:span text:style-name="Source_20_Text">for</text:span> secara langsung dengan tipe enumerasi sebagai tipe variabel counternya:</text:p>
            <text:p text:style-name="Text_20_body">Delphi</text:p>
            <text:p text:style-name="Preformatted_20_Text"><text:span text:style-name="Source_20_Text">program IterasiEnum;</text:span></text:p>
            <text:p text:style-name="Preformatted_20_Text"><text:span text:style-name="Source_20_Text">uses SysUtils;</text:span></text:p>
            <text:p text:style-name="Preformatted_20_Text"><text:soft-page-break/></text:p>
            <text:p text:style-name="Preformatted_20_Text"><text:span text:style-name="Source_20_Text">type</text:span></text:p>
            <text:p text:style-name="Preformatted_20_Text"><text:span text:style-name="Source_20_Text"><text:s text:c="2"/>LevelAkses = (laTidakAda, laBaca, laTulis, laPenuh);</text:span></text:p>
            <text:p text:style-name="Preformatted_20_Text"/>
            <text:p text:style-name="Preformatted_20_Text"><text:span text:style-name="Source_20_Text">var</text:span></text:p>
            <text:p text:style-name="Preformatted_20_Text"><text:span text:style-name="Source_20_Text"><text:s text:c="2"/>Level: LevelAkses;</text:span></text:p>
            <text:p text:style-name="Preformatted_20_Text"/>
            <text:p text:style-name="Preformatted_20_Text"><text:span text:style-name="Source_20_Text">begin</text:span></text:p>
            <text:p text:style-name="Preformatted_20_Text"><text:span text:style-name="Source_20_Text"><text:s text:c="2"/>WriteLn('Iterasi Level Akses - ', FormatDateTime('hh:nn:ss', Now));</text:span></text:p>
            <text:p text:style-name="Preformatted_20_Text"><text:span text:style-name="Source_20_Text"><text:s text:c="2"/>for Level := Low(LevelAkses) to High(LevelAkses) do // Loop dari laTidakAda sampai laPenuh</text:span></text:p>
            <text:p text:style-name="Preformatted_20_Text"><text:span text:style-name="Source_20_Text"><text:s text:c="2"/>begin</text:span></text:p>
            <text:p text:style-name="Preformatted_20_Text"><text:span text:style-name="Source_20_Text"><text:s text:c="5"/>WriteLn('Memproses Level: ', Ord(Level));</text:span></text:p>
            <text:p text:style-name="Preformatted_20_Text"><text:span text:style-name="Source_20_Text"><text:s text:c="5"/>// Lakukan sesuatu berdasarkan nilai 'Level' saat ini</text:span></text:p>
            <text:p text:style-name="Preformatted_20_Text"><text:span text:style-name="Source_20_Text"><text:s text:c="5"/>case Level of</text:span></text:p>
            <text:p text:style-name="Preformatted_20_Text"><text:span text:style-name="Source_20_Text"><text:s text:c="7"/>laTidakAda: WriteLn(' <text:s/>Akses ditolak.');</text:span></text:p>
            <text:p text:style-name="Preformatted_20_Text"><text:span text:style-name="Source_20_Text"><text:s text:c="7"/>laBaca: WriteLn(' <text:s/>Hanya boleh baca.');</text:span></text:p>
            <text:p text:style-name="Preformatted_20_Text"><text:span text:style-name="Source_20_Text"><text:s text:c="7"/>laTulis: WriteLn(' <text:s/>Boleh baca dan tulis.');</text:span></text:p>
            <text:p text:style-name="Preformatted_20_Text"><text:span text:style-name="Source_20_Text"><text:s text:c="7"/>laPenuh: WriteLn(' <text:s/>Akses penuh diberikan.');</text:span></text:p>
            <text:p text:style-name="Preformatted_20_Text"><text:span text:style-name="Source_20_Text"><text:s text:c="5"/>end;</text:span></text:p>
            <text:p text:style-name="Preformatted_20_Text"><text:span text:style-name="Source_20_Text"><text:s text:c="2"/>end;</text:span></text:p>
            <text:p text:style-name="Preformatted_20_Text"><text:span text:style-name="Source_20_Text"><text:s text:c="2"/>ReadLn;</text:span></text:p>
            <text:p text:style-name="P609"><text:span text:style-name="Source_20_Text">end.</text:span></text:p>
            <text:p text:style-name="Text_20_body">Selain iterasi, <text:span text:style-name="Source_20_Text">Ord</text:span> berguna untuk mendapatkan representasi integer (misalnya untuk disimpan), sementara <text:span text:style-name="Source_20_Text">Pred</text:span> dan <text:span text:style-name="Source_20_Text">Succ</text:span> bisa digunakan untuk navigasi sederhana antar state jika enumerasi Anda merepresentasikan urutan state yang logis.</text:p>
            <text:p text:style-name="Horizontal_20_Line"/>
            <text:p text:style-name="Text_20_body">Silakan berikan perintah <text:span text:style-name="Source_20_Text">YAX</text:span> untuk melanjutkan ke prompt berikutnya (Pengantar Subbab: Set).</text:p>
          </text:section>
          <text:section text:style-name="Sect1" text:name="feedback-form-79">
            <text:p text:style-name="P274"/>
          </text:section>
        </text:section>
        <text:section text:style-name="Sect1" text:name="abf2494efc8361de">
          <text:p text:style-name="Text_20_body"/>
          <text:section text:style-name="Sect1" text:name="user-query-content-80">
            <text:p text:style-name="P529">yax </text:p>
          </text:section>
          <text:p text:style-name="P274">Tampilkan alur berpikir</text:p>
          <text:section text:style-name="Sect2" text:name="model-response-message-contentr_abf2494efc8361de">
            <text:p text:style-name="Text_20_body">Baik, kita sampai pada tipe data terstruktur terakhir yang akan dibahas di Bab 7 ini, yaitu tipe <text:span text:style-name="Source_20_Text">Set</text:span>, pada pukul 4:19 PM WIB, Senin 14 April 2025, di Medan.</text:p>
            <text:p text:style-name="Text_20_body"><text:span text:style-name="Strong_20_Emphasis">(Jawaban untuk Prompt Pengantar Subbab: Set (</text:span><text:span text:style-name="Strong_20_Emphasis"><text:span text:style-name="Source_20_Text">set of TipeOrdinal</text:span></text:span><text:span text:style-name="Strong_20_Emphasis">))</text:span></text:p>
            <text:p text:style-name="Text_20_body">Selain Record dan Enumerasi, Free Pascal memiliki tipe data terstruktur lain yang sangat khas, kuat, dan efisien, yang mungkin tidak Anda temukan secara langsung di banyak bahasa pemrograman populer lainnya: yaitu tipe <text:span text:style-name="Strong_20_Emphasis"><text:span text:style-name="Source_20_Text">Set</text:span></text:span> (Himpunan).</text:p>
            <text:p text:style-name="Text_20_body">Secara konseptual, tipe <text:span text:style-name="Source_20_Text">Set</text:span> di Pascal dirancang untuk merepresentasikan sebuah <text:span text:style-name="Strong_20_Emphasis">koleksi</text:span> atau <text:span text:style-name="Strong_20_Emphasis">kumpulan nilai</text:span> yang bersifat:</text:p>
            <text:list xml:id="list3703207123445847841" text:style-name="L153">
              <text:list-item>
                <text:p text:style-name="P411"><text:span text:style-name="Strong_20_Emphasis">Tidak Berurutan (Unordered):</text:span> Urutan elemen di dalam set tidak penting. </text:p>
              </text:list-item>
              <text:list-item>
                <text:p text:style-name="P411"><text:span text:style-name="Strong_20_Emphasis">Unik (Unique):</text:span> Setiap nilai hanya dapat muncul paling banyak satu kali dalam sebuah set (tidak ada duplikasi). </text:p>
              </text:list-item>
              <text:list-item>
                <text:p text:style-name="P153">Berasal dari <text:span text:style-name="Strong_20_Emphasis">Tipe Dasar Ordinal yang Sama:</text:span> Semua elemen yang mungkin <text:soft-page-break/>menjadi anggota sebuah set harus berasal dari tipe data ordinal yang sama (disebut <text:span text:style-name="Emphasis">tipe dasar</text:span> set), dan tipe dasar ini biasanya memiliki jumlah kemungkinan nilai yang terbatas (umumnya maksimal 256 nilai, seperti <text:span text:style-name="Source_20_Text">Byte</text:span>, <text:span text:style-name="Source_20_Text">Char</text:span>, tipe Enumerasi, atau sub-rentang Integer). </text:p>
              </text:list-item>
            </text:list>
            <text:p text:style-name="Text_20_body"><text:span text:style-name="Strong_20_Emphasis">Kegunaan Utama: Flag dan Opsi</text:span></text:p>
            <text:p text:style-name="Text_20_body">Meskipun secara teori merepresentasikan himpunan matematika, kasus penggunaan paling umum dan di mana tipe <text:span text:style-name="Source_20_Text">Set</text:span> benar-benar bersinar adalah untuk <text:span text:style-name="Strong_20_Emphasis">menyimpan dan memanipulasi sekumpulan </text:span><text:span text:style-name="Strong_20_Emphasis"><text:span text:style-name="Emphasis">flag</text:span></text:span><text:span text:style-name="Strong_20_Emphasis"> (penanda) atau </text:span><text:span text:style-name="Strong_20_Emphasis"><text:span text:style-name="Emphasis">opsi</text:span></text:span><text:span text:style-name="Strong_20_Emphasis"> boolean</text:span>. Misalnya, untuk merepresentasikan gaya font yang aktif (<text:span text:style-name="Source_20_Text">[fsBold, fsItalic]</text:span>), hari apa saja dalam seminggu toko buka (<text:span text:style-name="Source_20_Text">[hdSenin..hdJumat]</text:span>), atau karakter apa saja yang dianggap valid sebagai input (<text:span text:style-name="Source_20_Text">['0'..'9', '.', '-']</text:span>).</text:p>
            <text:p text:style-name="Text_20_body"><text:span text:style-name="Strong_20_Emphasis">Efisiensi:</text:span></text:p>
            <text:p text:style-name="Text_20_body">Implementasi internal <text:span text:style-name="Source_20_Text">Set</text:span> di Pascal biasanya sangat efisien (seringkali menggunakan <text:span text:style-name="Emphasis">bitmask</text:span>, di mana setiap bit mewakili keberadaan atau ketiadaan satu elemen dari tipe dasar), sehingga operasi-operasi seperti menambahkan elemen, menghapus elemen, memeriksa keanggotaan (<text:span text:style-name="Source_20_Text">in</text:span>), serta operasi himpunan (gabungan, irisan, selisih) dapat dilakukan dengan sangat cepat.</text:p>
            <text:p text:style-name="Text_20_body">Di bagian selanjutnya, kita akan melihat cara mendefinisikan tipe <text:span text:style-name="Source_20_Text">Set</text:span>, menginisialisasi variabel set, dan menggunakan operator-operator khusus untuk bekerja dengan himpunan ini.</text:p>
            <text:p text:style-name="Horizontal_20_Line"/>
            <text:p text:style-name="Text_20_body">Silakan berikan perintah <text:span text:style-name="Source_20_Text">YAX</text:span> untuk melanjutkan ke prompt berikutnya (Sub-subbab: Deklarasi dan Inisialisasi Set).</text:p>
          </text:section>
          <text:section text:style-name="Sect1" text:name="feedback-form-80">
            <text:p text:style-name="P274"/>
          </text:section>
        </text:section>
        <text:section text:style-name="Sect1" text:name="702611bd7c48698c">
          <text:p text:style-name="Text_20_body"/>
          <text:section text:style-name="Sect1" text:name="user-query-content-81">
            <text:p text:style-name="P529">yax </text:p>
          </text:section>
          <text:p text:style-name="P274">Tampilkan alur berpikir</text:p>
          <text:section text:style-name="Sect2" text:name="model-response-message-contentr_702611bd7c48698c">
            <text:p text:style-name="Text_20_body">Baik, mari kita pelajari cara mendefinisikan dan menginisialisasi tipe <text:span text:style-name="Source_20_Text">Set</text:span> di Free Pascal pada pukul 4:20 PM WIB, Senin 14 April 2025, di Medan ini.</text:p>
            <text:p text:style-name="Text_20_body"><text:span text:style-name="Strong_20_Emphasis">(Jawaban untuk Prompt Isi Sub-subbab: Deklarasi dan Inisialisasi Set)</text:span></text:p>
            <text:p text:style-name="Text_20_body"><text:span text:style-name="Strong_20_Emphasis">Mendefinisikan Tipe </text:span><text:span text:style-name="Strong_20_Emphasis"><text:span text:style-name="Source_20_Text">Set</text:span></text:span></text:p>
            <text:p text:style-name="Text_20_body">Sama seperti <text:span text:style-name="Source_20_Text">Record</text:span> dan <text:span text:style-name="Source_20_Text">Enumerasi</text:span>, Anda mendefinisikan tipe <text:span text:style-name="Source_20_Text">Set</text:span> baru di dalam blok deklarasi <text:span text:style-name="Source_20_Text">type</text:span>.</text:p>
            <text:list xml:id="list8459357105439322964" text:style-name="L154">
              <text:list-item>
                <text:p text:style-name="P412"><text:span text:style-name="Strong_20_Emphasis">Sintaks:</text:span> </text:p>
                <text:p text:style-name="P154">Delphi</text:p>
                <text:p text:style-name="P585"><text:span text:style-name="Source_20_Text">type</text:span></text:p>
                <text:p text:style-name="P641"><text:span text:style-name="Source_20_Text"><text:s text:c="2"/>TNamaSet = set of TipeDasarOrdinal;</text:span></text:p>
                <text:list>
                  <text:list-item>
                    <text:p text:style-name="P412"><text:span text:style-name="Source_20_Text">TNamaSet</text:span>: Identifier untuk tipe set baru Anda. </text:p>
                  </text:list-item>
                  <text:list-item>
                    <text:p text:style-name="P412"><text:soft-page-break/><text:span text:style-name="Source_20_Text">set of</text:span>: Kata kunci yang menandakan definisi tipe set. </text:p>
                  </text:list-item>
                  <text:list-item>
                    <text:p text:style-name="P412"><text:span text:style-name="Source_20_Text">TipeDasarOrdinal</text:span>: Ini adalah bagian yang <text:span text:style-name="Strong_20_Emphasis">sangat penting</text:span>. Tipe dasar <text:span text:style-name="Emphasis">harus</text:span> berupa <text:span text:style-name="Strong_20_Emphasis">tipe ordinal</text:span> (Integer subrange, Char, Byte, Boolean, Enumerated Type) yang memiliki <text:span text:style-name="Strong_20_Emphasis">jumlah kemungkinan nilai terbatas</text:span>, biasanya tidak lebih dari <text:span text:style-name="Strong_20_Emphasis">256</text:span> nilai (karena implementasi umumnya menggunakan 1 bit per elemen, dan seringkali terbatas pada 256 bit atau 32 byte). </text:p>
                    <text:list>
                      <text:list-item>
                        <text:p text:style-name="P412"><text:span text:style-name="Strong_20_Emphasis">Contoh Tipe Dasar yang Valid:</text:span> </text:p>
                        <text:list>
                          <text:list-item>
                            <text:p text:style-name="P412"><text:span text:style-name="Source_20_Text">Byte</text:span> (rentang 0..255) -&gt; <text:span text:style-name="Source_20_Text">set of Byte</text:span> </text:p>
                          </text:list-item>
                          <text:list-item>
                            <text:p text:style-name="P412"><text:span text:style-name="Source_20_Text">Char</text:span> (jika <text:span text:style-name="Source_20_Text">AnsiChar</text:span>, 0..255) -&gt; <text:span text:style-name="Source_20_Text">set of Char</text:span> </text:p>
                          </text:list-item>
                          <text:list-item>
                            <text:p text:style-name="P412">Tipe Enumerasi (jika jumlah enumerator &lt;= 256) -&gt; <text:span text:style-name="Source_20_Text">set of THariKerja</text:span> </text:p>
                          </text:list-item>
                          <text:list-item>
                            <text:p text:style-name="P412">Sub-rentang Integer: <text:span text:style-name="Source_20_Text">0..7</text:span>, <text:span text:style-name="Source_20_Text">1..100</text:span>, <text:span text:style-name="Source_20_Text">-5..5</text:span> (selama rentang ordinalnya &lt;= 256) </text:p>
                          </text:list-item>
                          <text:list-item>
                            <text:p text:style-name="P412"><text:span text:style-name="Source_20_Text">Boolean</text:span> -&gt; <text:span text:style-name="Source_20_Text">set of Boolean</text:span> </text:p>
                          </text:list-item>
                        </text:list>
                      </text:list-item>
                      <text:list-item>
                        <text:p text:style-name="P412"><text:span text:style-name="Strong_20_Emphasis">Contoh Tipe Dasar yang TIDAK Valid:</text:span> </text:p>
                        <text:list>
                          <text:list-item>
                            <text:p text:style-name="P412"><text:span text:style-name="Source_20_Text">Integer</text:span> (rentangnya terlalu besar) </text:p>
                          </text:list-item>
                          <text:list-item>
                            <text:p text:style-name="P412"><text:span text:style-name="Source_20_Text">string</text:span> (bukan tipe ordinal) </text:p>
                          </text:list-item>
                          <text:list-item>
                            <text:p text:style-name="P154"><text:span text:style-name="Source_20_Text">Real</text:span> (bukan tipe ordinal) </text:p>
                          </text:list-item>
                        </text:list>
                      </text:list-item>
                    </text:list>
                  </text:list-item>
                </text:list>
              </text:list-item>
            </text:list>
            <text:p text:style-name="Text_20_body"><text:span text:style-name="Strong_20_Emphasis">Mendeklarasikan Variabel Set</text:span></text:p>
            <text:p text:style-name="Text_20_body">Setelah tipe set didefinisikan, Anda bisa mendeklarasikan variabel dengan tipe tersebut di blok <text:span text:style-name="Source_20_Text">var</text:span>:</text:p>
            <text:p text:style-name="Text_20_body">Delphi</text:p>
            <text:p text:style-name="Preformatted_20_Text"><text:span text:style-name="Source_20_Text">type</text:span></text:p>
            <text:p text:style-name="Preformatted_20_Text"><text:span text:style-name="Source_20_Text"><text:s text:c="2"/>TFontStyle = (fsBold, fsItalic, fsUnderline, fsStrikeout);</text:span></text:p>
            <text:p text:style-name="Preformatted_20_Text"><text:span text:style-name="Source_20_Text"><text:s text:c="2"/>TFontStyles = set of TFontStyle;</text:span></text:p>
            <text:p text:style-name="Preformatted_20_Text"><text:span text:style-name="Source_20_Text"><text:s text:c="2"/>TCharSet = set of 'A'..'Z'; // Set hanya untuk huruf kapital</text:span></text:p>
            <text:p text:style-name="Preformatted_20_Text"><text:span text:style-name="Source_20_Text">var</text:span></text:p>
            <text:p text:style-name="Preformatted_20_Text"><text:span text:style-name="Source_20_Text"><text:s text:c="2"/>GayaFontAktif: TFontStyles;</text:span></text:p>
            <text:p text:style-name="Preformatted_20_Text"><text:span text:style-name="Source_20_Text"><text:s text:c="2"/>KarakterValid: TCharSet;</text:span></text:p>
            <text:p text:style-name="P609"><text:span text:style-name="Source_20_Text"><text:s text:c="2"/>BenderaStatus: set of 0..3; // Deklarasi langsung di var</text:span></text:p>
            <text:p text:style-name="Text_20_body">Variabel <text:span text:style-name="Source_20_Text">GayaFontAktif</text:span> kini dapat menyimpan kombinasi apapun dari <text:span text:style-name="Source_20_Text">fsBold</text:span>, <text:span text:style-name="Source_20_Text">fsItalic</text:span>, <text:span text:style-name="Source_20_Text">fsUnderline</text:span>, dan <text:span text:style-name="Source_20_Text">fsStrikeout</text:span>.</text:p>
            <text:p text:style-name="Text_20_body"><text:span text:style-name="Strong_20_Emphasis">Menginisialisasi Nilai Set (Konstruktor Set </text:span><text:span text:style-name="Strong_20_Emphasis"><text:span text:style-name="Source_20_Text">[...]</text:span></text:span><text:span text:style-name="Strong_20_Emphasis">)</text:span></text:p>
            <text:p text:style-name="Text_20_body">Untuk memberikan nilai awal atau menetapkan nilai ke variabel set, Anda menggunakan <text:span text:style-name="Strong_20_Emphasis">konstruktor set</text:span>, yaitu dengan menuliskan elemen-elemen yang ingin dimasukkan ke dalam set di antara <text:span text:style-name="Strong_20_Emphasis">kurung siku </text:span><text:span text:style-name="Strong_20_Emphasis"><text:span text:style-name="Source_20_Text">[]</text:span></text:span>.</text:p>
            <text:list xml:id="list2979506857331786496" text:style-name="L155">
              <text:list-item>
                <text:p text:style-name="P413"><text:span text:style-name="Strong_20_Emphasis">Set Kosong:</text:span> Tidak berisi elemen sama sekali. </text:p>
                <text:p text:style-name="P155">Delphi</text:p>
                <text:p text:style-name="P642"><text:span text:style-name="Source_20_Text">GayaFontAktif := [];</text:span></text:p>
              </text:list-item>
              <text:list-item>
                <text:p text:style-name="P413"><text:soft-page-break/><text:span text:style-name="Strong_20_Emphasis">Set dengan Elemen Individual:</text:span> Daftarkan elemen-elemen (harus berupa konstanta atau nilai dari <text:span text:style-name="Source_20_Text">TipeDasarOrdinal</text:span>), dipisahkan oleh koma. </text:p>
                <text:p text:style-name="P155">Delphi</text:p>
                <text:p text:style-name="P586"><text:span text:style-name="Source_20_Text">GayaFontAktif := [fsBold, fsUnderline]; // Set berisi Bold dan Underline</text:span></text:p>
                <text:p text:style-name="P642"><text:span text:style-name="Source_20_Text">BenderaStatus := [0, 2]; <text:s text:c="12"/>// Set berisi 0 dan 2</text:span></text:p>
              </text:list-item>
              <text:list-item>
                <text:p text:style-name="P413"><text:span text:style-name="Strong_20_Emphasis">Set dengan Rentang:</text:span> Gunakan notasi <text:span text:style-name="Source_20_Text">..</text:span> untuk menyertakan semua nilai dalam rentang ordinal. </text:p>
                <text:p text:style-name="P155">Delphi</text:p>
                <text:p text:style-name="P586"><text:span text:style-name="Source_20_Text">KarakterValid := ['A'..'F']; // Set berisi 'A', 'B', 'C', 'D', 'E', 'F'</text:span></text:p>
                <text:p text:style-name="P642"><text:span text:style-name="Source_20_Text">BenderaStatus := [1..3]; <text:s text:c="5"/>// Set berisi 1, 2, 3</text:span></text:p>
              </text:list-item>
              <text:list-item>
                <text:p text:style-name="P413"><text:span text:style-name="Strong_20_Emphasis">Set dengan Kombinasi:</text:span> Anda bisa menggabungkan elemen individual dan rentang. </text:p>
                <text:p text:style-name="P155">Delphi</text:p>
                <text:p text:style-name="P586"><text:span text:style-name="Source_20_Text">GayaFontAktif := [fsItalic, fsUnderline..fsStrikeout]; // Italic, Underline, Strikeout</text:span></text:p>
                <text:p text:style-name="P642"><text:span text:style-name="Source_20_Text">KarakterValid := ['A'..'F', 'X', 'Y', 'Z']; <text:s text:c="8"/>// A-F, X, Y, Z</text:span></text:p>
              </text:list-item>
              <text:list-item>
                <text:p text:style-name="P155"><text:span text:style-name="Strong_20_Emphasis">Duplikasi Diabaikan:</text:span> Jika Anda mendaftarkan elemen yang sama lebih dari sekali, itu tidak masalah; set hanya akan menyimpannya satu kali. <text:span text:style-name="Source_20_Text">[fsBold, fsItalic, fsBold]</text:span> sama saja dengan <text:span text:style-name="Source_20_Text">[fsBold, fsItalic]</text:span>. </text:p>
              </text:list-item>
            </text:list>
            <text:p text:style-name="Text_20_body"><text:span text:style-name="Strong_20_Emphasis">Contoh Deklarasi dan Inisialisasi:</text:span></text:p>
            <text:p text:style-name="Text_20_body">Delphi</text:p>
            <text:p text:style-name="Preformatted_20_Text"><text:span text:style-name="Source_20_Text">program DemoInisialisasiSet;</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TOption = (optEnabled, optVisible, optResizable, optModal);</text:span></text:p>
            <text:p text:style-name="Preformatted_20_Text"><text:span text:style-name="Source_20_Text"><text:s text:c="2"/>TOptions = set of TOption;</text:span></text:p>
            <text:p text:style-name="Preformatted_20_Text"/>
            <text:p text:style-name="Preformatted_20_Text"><text:span text:style-name="Source_20_Text"><text:s text:c="2"/>TDigits = set of '0'..'9';</text:span></text:p>
            <text:p text:style-name="Preformatted_20_Text"/>
            <text:p text:style-name="Preformatted_20_Text"><text:span text:style-name="Source_20_Text">var</text:span></text:p>
            <text:p text:style-name="Preformatted_20_Text"><text:span text:style-name="Source_20_Text"><text:s text:c="2"/>WindowOptions: TOptions;</text:span></text:p>
            <text:p text:style-name="Preformatted_20_Text"><text:span text:style-name="Source_20_Text"><text:s text:c="2"/>AllowedChars: TCharSet; // Asumsi TCharSet = set of Char</text:span></text:p>
            <text:p text:style-name="Preformatted_20_Text"><text:span text:style-name="Source_20_Text"><text:s text:c="2"/>NumericChars: TDigits;</text:span></text:p>
            <text:p text:style-name="Preformatted_20_Text"><text:span text:style-name="Source_20_Text"><text:s text:c="2"/>EmptySet: TOptions;</text:span></text:p>
            <text:p text:style-name="Preformatted_20_Text"/>
            <text:p text:style-name="Preformatted_20_Text"><text:span text:style-name="Source_20_Text">begin</text:span></text:p>
            <text:p text:style-name="Preformatted_20_Text"><text:span text:style-name="Source_20_Text"><text:s text:c="2"/>WriteLn('Demo Inisialisasi Set - ', FormatDateTime('hh:nn:ss', Now), ' WIB, Medan');</text:span></text:p>
            <text:p text:style-name="Preformatted_20_Text"/>
            <text:p text:style-name="Preformatted_20_Text"><text:span text:style-name="Source_20_Text"><text:s text:c="2"/>// Inisialisasi TOptions</text:span></text:p>
            <text:p text:style-name="Preformatted_20_Text"><text:span text:style-name="Source_20_Text"><text:s text:c="2"/>WindowOptions := [optEnabled, optVisible, optResizable];</text:span></text:p>
            <text:p text:style-name="Preformatted_20_Text"><text:span text:style-name="Source_20_Text"><text:s text:c="2"/>EmptySet := [];</text:span></text:p>
            <text:p text:style-name="Preformatted_20_Text"><text:soft-page-break/></text:p>
            <text:p text:style-name="Preformatted_20_Text"><text:span text:style-name="Source_20_Text"><text:s text:c="2"/>// Inisialisasi TCharSet</text:span></text:p>
            <text:p text:style-name="Preformatted_20_Text"><text:span text:style-name="Source_20_Text"><text:s text:c="2"/>AllowedChars := ['a'..'z', 'A'..'Z', '_']; // Huruf dan underscore</text:span></text:p>
            <text:p text:style-name="Preformatted_20_Text"/>
            <text:p text:style-name="Preformatted_20_Text"><text:span text:style-name="Source_20_Text"><text:s text:c="2"/>// Inisialisasi TDigits</text:span></text:p>
            <text:p text:style-name="Preformatted_20_Text"><text:span text:style-name="Source_20_Text"><text:s text:c="2"/>NumericChars := ['0'..'9'];</text:span></text:p>
            <text:p text:style-name="Preformatted_20_Text"/>
            <text:p text:style-name="Preformatted_20_Text"><text:span text:style-name="Source_20_Text"><text:s text:c="2"/>// Menampilkan (meskipun kita belum bisa 'melihat' isinya langsung)</text:span></text:p>
            <text:p text:style-name="Preformatted_20_Text"><text:span text:style-name="Source_20_Text"><text:s text:c="2"/>// Kita butuh operator 'in' untuk memeriksa keanggotaan</text:span></text:p>
            <text:p text:style-name="Preformatted_20_Text"><text:span text:style-name="Source_20_Text"><text:s text:c="2"/>if optEnabled in WindowOptions then</text:span></text:p>
            <text:p text:style-name="Preformatted_20_Text"><text:span text:style-name="Source_20_Text"><text:s text:c="5"/>WriteLn('WindowOptions mengandung optEnabled');</text:span></text:p>
            <text:p text:style-name="Preformatted_20_Text"/>
            <text:p text:style-name="Preformatted_20_Text"><text:span text:style-name="Source_20_Text"><text:s text:c="2"/>if '5' in NumericChars then</text:span></text:p>
            <text:p text:style-name="Preformatted_20_Text"><text:span text:style-name="Source_20_Text"><text:s text:c="5"/>WriteLn('''5'' ada dalam NumericChars');</text:span></text:p>
            <text:p text:style-name="Preformatted_20_Text"/>
            <text:p text:style-name="Preformatted_20_Text"><text:span text:style-name="Source_20_Text"><text:s text:c="2"/>if 'x' in AllowedChars then</text:span></text:p>
            <text:p text:style-name="Preformatted_20_Text"><text:span text:style-name="Source_20_Text"><text:s text:c="5"/>WriteLn('''x'' ada dalam AllowedChars');</text:span></text:p>
            <text:p text:style-name="Preformatted_20_Text"/>
            <text:p text:style-name="Preformatted_20_Text"><text:span text:style-name="Source_20_Text"><text:s text:c="2"/>if fsBold in EmptySet then // Jelas tidak akan masuk sini</text:span></text:p>
            <text:p text:style-name="Preformatted_20_Text"><text:span text:style-name="Source_20_Text"><text:s text:c="5"/>WriteLn('Set kosong mengandung sesuatu? Aneh!');</text:span></text:p>
            <text:p text:style-name="Preformatted_20_Text"/>
            <text:p text:style-name="Preformatted_20_Text"><text:span text:style-name="Source_20_Text"><text:s text:c="2"/>ReadLn;</text:span></text:p>
            <text:p text:style-name="P609"><text:span text:style-name="Source_20_Text">end.</text:span></text:p>
            <text:p text:style-name="Text_20_body">Setelah Anda tahu cara mendeklarasikan dan menginisialisasi set, langkah berikutnya adalah mempelajari operator-operator untuk memanipulasinya.</text:p>
            <text:p text:style-name="Horizontal_20_Line"/>
            <text:p text:style-name="Text_20_body">Silakan berikan perintah <text:span text:style-name="Source_20_Text">YAX</text:span> untuk melanjutkan ke prompt berikutnya (Sub-subbab: Operasi Set).</text:p>
          </text:section>
          <text:section text:style-name="Sect1" text:name="feedback-form-81">
            <text:p text:style-name="P274"/>
          </text:section>
        </text:section>
        <text:section text:style-name="Sect1" text:name="f564af8f37613569">
          <text:p text:style-name="Text_20_body"/>
          <text:section text:style-name="Sect1" text:name="user-query-content-82">
            <text:p text:style-name="P529">yax </text:p>
          </text:section>
          <text:p text:style-name="P274">Tampilkan alur berpikir</text:p>
          <text:section text:style-name="Sect2" text:name="model-response-message-contentr_f564af8f37613569">
            <text:p text:style-name="Text_20_body">Baik, mari kita selesaikan pembahasan tentang <text:span text:style-name="Source_20_Text">Set</text:span> di Bab 7 ini pada pukul 4:22 PM WIB, Senin 14 April 2025, di Medan, dengan melihat operator-operator yang bisa kita gunakan padanya.</text:p>
            <text:p text:style-name="Text_20_body"><text:span text:style-name="Strong_20_Emphasis">(Jawaban untuk Prompt Isi Sub-subbab: Operasi Set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lt;=</text:span></text:span><text:span text:style-name="Strong_20_Emphasis">, </text:span><text:span text:style-name="Strong_20_Emphasis"><text:span text:style-name="Source_20_Text">&g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lt;&gt;</text:span></text:span><text:span text:style-name="Strong_20_Emphasis">, </text:span><text:span text:style-name="Strong_20_Emphasis"><text:span text:style-name="Source_20_Text">in</text:span></text:span><text:span text:style-name="Strong_20_Emphasis">))</text:span></text:p>
            <text:p text:style-name="Text_20_body">Keunggulan utama tipe <text:span text:style-name="Source_20_Text">Set</text:span> di Free Pascal bukan hanya pada kemampuannya menyimpan kumpulan nilai ordinal unik secara efisien, tetapi juga pada ketersediaan <text:span text:style-name="Strong_20_Emphasis">operator-operator khusus</text:span> yang memungkinkan manipulasi dan perbandingan set dengan cara yang sangat intuitif, mirip dengan operasi pada himpunan dalam matematika.</text:p>
            <text:p text:style-name="Text_20_body">Mari kita bahas operator-operator set utama:</text:p>
            <text:list xml:id="list5719040103665681371" text:style-name="L156">
              <text:list-item>
                <text:p text:style-name="P156"><text:span text:style-name="Strong_20_Emphasis"><text:span text:style-name="Source_20_Text">+</text:span></text:span><text:span text:style-name="Strong_20_Emphasis"> (Union / Gabungan)</text:span></text:p>
                <text:list>
                  <text:list-item>
                    <text:p text:style-name="P414"><text:span text:style-name="Strong_20_Emphasis">Operasi:</text:span> Menghasilkan sebuah <text:span text:style-name="Strong_20_Emphasis">set baru</text:span> yang berisi semua elemen yang ada di set operand kiri <text:span text:style-name="Emphasis">atau</text:span> di set operand kanan (atau di keduanya). Duplikasi otomatis diabaikan. </text:p>
                  </text:list-item>
                  <text:list-item>
                    <text:p text:style-name="P414"><text:soft-page-break/><text:span text:style-name="Strong_20_Emphasis">Contoh:</text:span> </text:p>
                    <text:p text:style-name="P156">Delphi</text:p>
                    <text:p text:style-name="P587"><text:span text:style-name="Source_20_Text">type TDigits = set of '0'..'9'; TLetters = set of 'A'..'Z'; TAlphaNum = set of Char;</text:span></text:p>
                    <text:p text:style-name="P587"><text:span text:style-name="Source_20_Text">var Digits: TDigits; Letters: TLetters; AlphaNum: TAlphaNum;</text:span></text:p>
                    <text:p text:style-name="P587"><text:span text:style-name="Source_20_Text">begin</text:span></text:p>
                    <text:p text:style-name="P587"><text:span text:style-name="Source_20_Text"><text:s text:c="2"/>Digits := ['0'..'9'];</text:span></text:p>
                    <text:p text:style-name="P587"><text:span text:style-name="Source_20_Text"><text:s text:c="2"/>Letters := ['A'..'Z'];</text:span></text:p>
                    <text:p text:style-name="P587"><text:span text:style-name="Source_20_Text"><text:s text:c="2"/>AlphaNum := Digits + Letters; // AlphaNum berisi '0'..'9' dan 'A'..'Z'</text:span></text:p>
                    <text:p text:style-name="P643"><text:span text:style-name="Source_20_Text">end;</text:span></text:p>
                  </text:list-item>
                </text:list>
              </text:list-item>
              <text:list-item>
                <text:p text:style-name="P156"><text:span text:style-name="Strong_20_Emphasis"><text:span text:style-name="Source_20_Text">-</text:span></text:span><text:span text:style-name="Strong_20_Emphasis"> (Difference / Selisih)</text:span></text:p>
                <text:list>
                  <text:list-item>
                    <text:p text:style-name="P414"><text:span text:style-name="Strong_20_Emphasis">Operasi:</text:span> Menghasilkan sebuah <text:span text:style-name="Strong_20_Emphasis">set baru</text:span> yang berisi elemen-elemen yang ada di set operand kiri, tetapi <text:span text:style-name="Strong_20_Emphasis">tidak</text:span> ada di set operand kanan. </text:p>
                  </text:list-item>
                  <text:list-item>
                    <text:p text:style-name="P414"><text:span text:style-name="Strong_20_Emphasis">Contoh:</text:span> </text:p>
                    <text:p text:style-name="P156">Delphi</text:p>
                    <text:p text:style-name="P587"><text:span text:style-name="Source_20_Text">type TFontStyle = (fsBold, fsItalic, fsUnderline); TStyles = set of TFontStyle;</text:span></text:p>
                    <text:p text:style-name="P587"><text:span text:style-name="Source_20_Text">var StyleA, StyleB, ResultStyle: TStyles;</text:span></text:p>
                    <text:p text:style-name="P587"><text:span text:style-name="Source_20_Text">begin</text:span></text:p>
                    <text:p text:style-name="P587"><text:span text:style-name="Source_20_Text"><text:s text:c="2"/>StyleA := [fsBold, fsItalic, fsUnderline];</text:span></text:p>
                    <text:p text:style-name="P587"><text:span text:style-name="Source_20_Text"><text:s text:c="2"/>StyleB := [fsItalic];</text:span></text:p>
                    <text:p text:style-name="P587"><text:span text:style-name="Source_20_Text"><text:s text:c="2"/>ResultStyle := StyleA - StyleB; // ResultStyle akan berisi [fsBold, fsUnderline]</text:span></text:p>
                    <text:p text:style-name="P643"><text:span text:style-name="Source_20_Text">end;</text:span></text:p>
                  </text:list-item>
                </text:list>
              </text:list-item>
              <text:list-item>
                <text:p text:style-name="P156"><text:span text:style-name="Strong_20_Emphasis"><text:span text:style-name="Source_20_Text">*</text:span></text:span><text:span text:style-name="Strong_20_Emphasis"> (Intersection / Irisan)</text:span></text:p>
                <text:list>
                  <text:list-item>
                    <text:p text:style-name="P414"><text:span text:style-name="Strong_20_Emphasis">Operasi:</text:span> Menghasilkan sebuah <text:span text:style-name="Strong_20_Emphasis">set baru</text:span> yang berisi elemen-elemen yang hanya ada di <text:span text:style-name="Strong_20_Emphasis">kedua</text:span> set operand (elemen yang sama-sama dimiliki). </text:p>
                  </text:list-item>
                  <text:list-item>
                    <text:p text:style-name="P414"><text:span text:style-name="Strong_20_Emphasis">Contoh:</text:span> </text:p>
                    <text:p text:style-name="P156">Delphi</text:p>
                    <text:p text:style-name="P587"><text:span text:style-name="Source_20_Text">type TOptions = set of 1..5;</text:span></text:p>
                    <text:p text:style-name="P587"><text:span text:style-name="Source_20_Text">var OptSet1, OptSet2, CommonOpts: TOptions;</text:span></text:p>
                    <text:p text:style-name="P587"><text:span text:style-name="Source_20_Text">begin</text:span></text:p>
                    <text:p text:style-name="P587"><text:span text:style-name="Source_20_Text"><text:s text:c="2"/>OptSet1 := [1, 2, 3, 4];</text:span></text:p>
                    <text:p text:style-name="P587"><text:span text:style-name="Source_20_Text"><text:s text:c="2"/>OptSet2 := [3, 4, 5];</text:span></text:p>
                    <text:p text:style-name="P587"><text:span text:style-name="Source_20_Text"><text:s text:c="2"/>CommonOpts := OptSet1 * OptSet2; // CommonOpts akan berisi [3, 4]</text:span></text:p>
                    <text:p text:style-name="P643"><text:span text:style-name="Source_20_Text">end;</text:span></text:p>
                  </text:list-item>
                </text:list>
              </text:list-item>
              <text:list-item>
                <text:p text:style-name="P156"><text:span text:style-name="Strong_20_Emphasis"><text:span text:style-name="Source_20_Text">&lt;=</text:span></text:span><text:span text:style-name="Strong_20_Emphasis"> (Subset / Himpunan Bagian)</text:span></text:p>
                <text:list>
                  <text:list-item>
                    <text:p text:style-name="P414"><text:span text:style-name="Strong_20_Emphasis">Operasi:</text:span> Mengembalikan nilai <text:span text:style-name="Source_20_Text">Boolean</text:span> (<text:span text:style-name="Source_20_Text">True</text:span> atau <text:span text:style-name="Source_20_Text">False</text:span>). Hasilnya <text:span text:style-name="Source_20_Text">True</text:span> jika <text:span text:style-name="Strong_20_Emphasis">semua</text:span> elemen di set operand kiri juga <text:span text:style-name="Strong_20_Emphasis">terkandung</text:span> di dalam set operand kanan. </text:p>
                  </text:list-item>
                  <text:list-item>
                    <text:p text:style-name="P414"><text:span text:style-name="Strong_20_Emphasis">Contoh:</text:span> </text:p>
                    <text:p text:style-name="P156">Delphi</text:p>
                    <text:p text:style-name="P587"><text:soft-page-break/><text:span text:style-name="Source_20_Text">type TStyle = (fsBold, fsItalic, fsUnderline); TStyles = set of TStyle;</text:span></text:p>
                    <text:p text:style-name="P587"><text:span text:style-name="Source_20_Text">var MyStyle, RequiredStyle: TStyles; IsSubset: Boolean;</text:span></text:p>
                    <text:p text:style-name="P587"><text:span text:style-name="Source_20_Text">begin</text:span></text:p>
                    <text:p text:style-name="P587"><text:span text:style-name="Source_20_Text"><text:s text:c="2"/>MyStyle := [fsBold];</text:span></text:p>
                    <text:p text:style-name="P587"><text:span text:style-name="Source_20_Text"><text:s text:c="2"/>RequiredStyle := [fsBold, fsItalic];</text:span></text:p>
                    <text:p text:style-name="P587"><text:span text:style-name="Source_20_Text"><text:s text:c="2"/>IsSubset := MyStyle &lt;= RequiredStyle; // IsSubset akan True</text:span></text:p>
                    <text:p text:style-name="P587"><text:span text:style-name="Source_20_Text"><text:s text:c="2"/>IsSubset := RequiredStyle &lt;= MyStyle; // IsSubset akan False</text:span></text:p>
                    <text:p text:style-name="P643"><text:span text:style-name="Source_20_Text">end;</text:span></text:p>
                  </text:list-item>
                </text:list>
              </text:list-item>
              <text:list-item>
                <text:p text:style-name="P156"><text:span text:style-name="Strong_20_Emphasis"><text:span text:style-name="Source_20_Text">&gt;=</text:span></text:span><text:span text:style-name="Strong_20_Emphasis"> (Superset / Himpunan Induk)</text:span></text:p>
                <text:list>
                  <text:list-item>
                    <text:p text:style-name="P414"><text:span text:style-name="Strong_20_Emphasis">Operasi:</text:span> Mengembalikan nilai <text:span text:style-name="Source_20_Text">Boolean</text:span>. Hasilnya <text:span text:style-name="Source_20_Text">True</text:span> jika <text:span text:style-name="Strong_20_Emphasis">semua</text:span> elemen di set operand kanan juga <text:span text:style-name="Strong_20_Emphasis">terkandung</text:span> di dalam set operand kiri. (Logikanya sama dengan <text:span text:style-name="Source_20_Text">SetKanan &lt;= SetKiri</text:span>). </text:p>
                  </text:list-item>
                  <text:list-item>
                    <text:p text:style-name="P414"><text:span text:style-name="Strong_20_Emphasis">Contoh:</text:span> <text:span text:style-name="Source_20_Text">if CurrentPermissions &gt;= [permRead, permWrite] then ...</text:span> (Apakah izin saat ini mencakup setidaknya Read dan Write?) </text:p>
                  </text:list-item>
                </text:list>
              </text:list-item>
              <text:list-item>
                <text:p text:style-name="P156"><text:span text:style-name="Strong_20_Emphasis"><text:span text:style-name="Source_20_Text">=</text:span></text:span><text:span text:style-name="Strong_20_Emphasis"> (Equality / Persamaan)</text:span></text:p>
                <text:list>
                  <text:list-item>
                    <text:p text:style-name="P414"><text:span text:style-name="Strong_20_Emphasis">Operasi:</text:span> Mengembalikan <text:span text:style-name="Source_20_Text">Boolean</text:span>. Hasilnya <text:span text:style-name="Source_20_Text">True</text:span> jika kedua set operand memiliki <text:span text:style-name="Strong_20_Emphasis">elemen yang sama persis</text:span> (jumlah dan nilai elemennya sama). Urutan elemen tidak berpengaruh. </text:p>
                  </text:list-item>
                  <text:list-item>
                    <text:p text:style-name="P414"><text:span text:style-name="Strong_20_Emphasis">Contoh:</text:span> <text:span text:style-name="Source_20_Text">if UserConfig = DefaultConfig then ...</text:span> </text:p>
                  </text:list-item>
                </text:list>
              </text:list-item>
              <text:list-item>
                <text:p text:style-name="P156"><text:span text:style-name="Strong_20_Emphasis"><text:span text:style-name="Source_20_Text">&lt;&gt;</text:span></text:span><text:span text:style-name="Strong_20_Emphasis"> (Inequality / Ketidaksamaan)</text:span></text:p>
                <text:list>
                  <text:list-item>
                    <text:p text:style-name="P414"><text:span text:style-name="Strong_20_Emphasis">Operasi:</text:span> Mengembalikan <text:span text:style-name="Source_20_Text">Boolean</text:span>. Hasilnya <text:span text:style-name="Source_20_Text">True</text:span> jika kedua set <text:span text:style-name="Strong_20_Emphasis">tidak identik</text:span> (ada perbedaan elemen). Kebalikan dari <text:span text:style-name="Source_20_Text">=</text:span>. </text:p>
                  </text:list-item>
                  <text:list-item>
                    <text:p text:style-name="P414"><text:span text:style-name="Strong_20_Emphasis">Contoh:</text:span> <text:span text:style-name="Source_20_Text">if ModifiedFlags &lt;&gt; OriginalFlags then SetChangedFlag := True;</text:span> </text:p>
                  </text:list-item>
                </text:list>
              </text:list-item>
              <text:list-item>
                <text:p text:style-name="P156"><text:span text:style-name="Strong_20_Emphasis"><text:span text:style-name="Source_20_Text">in</text:span></text:span><text:span text:style-name="Strong_20_Emphasis"> (Membership / Keanggotaan)</text:span></text:p>
                <text:list>
                  <text:list-item>
                    <text:p text:style-name="P414"><text:span text:style-name="Strong_20_Emphasis">Operasi:</text:span> Ini adalah operator yang <text:span text:style-name="Strong_20_Emphasis">sangat sering digunakan</text:span> dan sangat berguna. Ia menguji apakah sebuah <text:span text:style-name="Strong_20_Emphasis">elemen tunggal</text:span> (yang tipenya harus sama dengan tipe dasar set) <text:span text:style-name="Strong_20_Emphasis">ada di dalam</text:span> sebuah set. Mengembalikan <text:span text:style-name="Source_20_Text">Boolean</text:span>. </text:p>
                  </text:list-item>
                  <text:list-item>
                    <text:p text:style-name="P414"><text:span text:style-name="Strong_20_Emphasis">Sintaks:</text:span> <text:span text:style-name="Source_20_Text">NilaiElemen in VariabelSet</text:span> </text:p>
                  </text:list-item>
                  <text:list-item>
                    <text:p text:style-name="P414"><text:span text:style-name="Strong_20_Emphasis">Contoh:</text:span> </text:p>
                    <text:p text:style-name="P156">Delphi</text:p>
                    <text:p text:style-name="P587"><text:span text:style-name="Source_20_Text">type TFontStyle = (fsBold, fsItalic, fsUnderline); TStyles = set of TFontStyle;</text:span></text:p>
                    <text:p text:style-name="P587"><text:span text:style-name="Source_20_Text">var Gaya: TStyles; InputChar: Char;</text:span></text:p>
                    <text:p text:style-name="P587"><text:span text:style-name="Source_20_Text">begin</text:span></text:p>
                    <text:p text:style-name="P587"><text:span text:style-name="Source_20_Text"><text:s text:c="2"/>Gaya := [fsBold, fsUnderline];</text:span></text:p>
                    <text:p text:style-name="P587"><text:span text:style-name="Source_20_Text"><text:s text:c="2"/>if fsBold in Gaya then WriteLn('Font tebal aktif.'); // Akan tercetak</text:span></text:p>
                    <text:p text:style-name="P587"><text:span text:style-name="Source_20_Text"><text:s text:c="2"/>if fsItalic in Gaya then WriteLn('Font miring aktif.'); // Tidak akan tercetak</text:span></text:p>
                    <text:p text:style-name="P587"/>
                    <text:p text:style-name="P587"><text:soft-page-break/><text:span text:style-name="Source_20_Text"><text:s text:c="2"/>Write('Masukkan huruf atau angka: '); ReadLn(InputChar);</text:span></text:p>
                    <text:p text:style-name="P587"><text:span text:style-name="Source_20_Text"><text:s text:c="2"/>if InputChar in ['A'..'Z', 'a'..'z'] then</text:span></text:p>
                    <text:p text:style-name="P587"><text:span text:style-name="Source_20_Text"><text:s text:c="5"/>WriteLn('Itu adalah huruf.')</text:span></text:p>
                    <text:p text:style-name="P587"><text:span text:style-name="Source_20_Text"><text:s text:c="2"/>else if InputChar in ['0'..'9'] then</text:span></text:p>
                    <text:p text:style-name="P587"><text:span text:style-name="Source_20_Text"><text:s text:c="5"/>WriteLn('Itu adalah angka.')</text:span></text:p>
                    <text:p text:style-name="P587"><text:span text:style-name="Source_20_Text"><text:s text:c="2"/>else</text:span></text:p>
                    <text:p text:style-name="P587"><text:span text:style-name="Source_20_Text"><text:s text:c="5"/>WriteLn('Itu bukan huruf atau angka.');</text:span></text:p>
                    <text:p text:style-name="P643"><text:span text:style-name="Source_20_Text">end.</text:span></text:p>
                  </text:list-item>
                  <text:list-item>
                    <text:p text:style-name="P156">Operator <text:span text:style-name="Source_20_Text">in</text:span> sangat ekspresif dan efisien untuk memeriksa flag atau mengklasifikasikan nilai berdasarkan keanggotaannya dalam kelompok yang telah ditentukan. </text:p>
                  </text:list-item>
                </text:list>
              </text:list-item>
            </text:list>
            <text:p text:style-name="Text_20_body"><text:span text:style-name="Strong_20_Emphasis">Contoh Penggunaan Gabungan (Mengelola Opsi Jendela):</text:span></text:p>
            <text:p text:style-name="Text_20_body">Delphi</text:p>
            <text:p text:style-name="Preformatted_20_Text"><text:span text:style-name="Source_20_Text">program DemoOperasiSet;</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TWindowOption = (woResizable, woMaximizable, woMinimizable, woHasBorder, woStayOnTop);</text:span></text:p>
            <text:p text:style-name="Preformatted_20_Text"><text:span text:style-name="Source_20_Text"><text:s text:c="2"/>TWindowOptions = set of TWindowOption;</text:span></text:p>
            <text:p text:style-name="Preformatted_20_Text"/>
            <text:p text:style-name="Preformatted_20_Text"><text:span text:style-name="Source_20_Text">var</text:span></text:p>
            <text:p text:style-name="Preformatted_20_Text"><text:span text:style-name="Source_20_Text"><text:s text:c="2"/>Options: TWindowOptions;</text:span></text:p>
            <text:p text:style-name="Preformatted_20_Text"/>
            <text:p text:style-name="Preformatted_20_Text"><text:span text:style-name="Source_20_Text">procedure SetOption(Option: TWindowOption; SetOn: Boolean);</text:span></text:p>
            <text:p text:style-name="Preformatted_20_Text"><text:span text:style-name="Source_20_Text">begin</text:span></text:p>
            <text:p text:style-name="Preformatted_20_Text"><text:span text:style-name="Source_20_Text"><text:s text:c="2"/>if SetOn then</text:span></text:p>
            <text:p text:style-name="Preformatted_20_Text"><text:span text:style-name="Source_20_Text"><text:s text:c="4"/>Options := Options + [Option] // Tambah opsi (Union)</text:span></text:p>
            <text:p text:style-name="Preformatted_20_Text"><text:span text:style-name="Source_20_Text"><text:s text:c="2"/>else</text:span></text:p>
            <text:p text:style-name="Preformatted_20_Text"><text:span text:style-name="Source_20_Text"><text:s text:c="4"/>Options := Options - [Option]; // Hapus opsi (Difference)</text:span></text:p>
            <text:p text:style-name="Preformatted_20_Text"><text:span text:style-name="Source_20_Text">end;</text:span></text:p>
            <text:p text:style-name="Preformatted_20_Text"/>
            <text:p text:style-name="Preformatted_20_Text"><text:span text:style-name="Source_20_Text">function HasAllOptions(Required: TWindowOptions): Boolean;</text:span></text:p>
            <text:p text:style-name="Preformatted_20_Text"><text:span text:style-name="Source_20_Text">begin</text:span></text:p>
            <text:p text:style-name="Preformatted_20_Text"><text:span text:style-name="Source_20_Text"><text:s text:c="2"/>// Result := (Options * Required) = Required; // Cara 1: Intersection</text:span></text:p>
            <text:p text:style-name="Preformatted_20_Text"><text:span text:style-name="Source_20_Text"><text:s text:c="2"/>Result := Required &lt;= Options; // Cara 2: Subset (lebih idiomatis)</text:span></text:p>
            <text:p text:style-name="Preformatted_20_Text"><text:span text:style-name="Source_20_Text">end;</text:span></text:p>
            <text:p text:style-name="Preformatted_20_Text"/>
            <text:p text:style-name="Preformatted_20_Text"><text:span text:style-name="Source_20_Text">begin</text:span></text:p>
            <text:p text:style-name="Preformatted_20_Text"><text:span text:style-name="Source_20_Text"><text:s text:c="2"/>WriteLn('Demo Operasi Set - ', FormatDateTime('hh:nn:ss', Now), ' WIB, Medan');</text:span></text:p>
            <text:p text:style-name="Preformatted_20_Text"><text:span text:style-name="Source_20_Text"><text:s text:c="2"/>Options := [woHasBorder, woResizable]; // Opsi awal</text:span></text:p>
            <text:p text:style-name="Preformatted_20_Text"/>
            <text:p text:style-name="Preformatted_20_Text"><text:span text:style-name="Source_20_Text"><text:s text:c="2"/>SetOption(woMaximizable, True); // Aktifkan maximize</text:span></text:p>
            <text:p text:style-name="Preformatted_20_Text"><text:span text:style-name="Source_20_Text"><text:s text:c="2"/>SetOption(woResizable, False); // Nonaktifkan resize</text:span></text:p>
            <text:p text:style-name="Preformatted_20_Text"/>
            <text:p text:style-name="Preformatted_20_Text"><text:span text:style-name="Source_20_Text"><text:s text:c="2"/>WriteLn('--- Status Opsi Jendela ---');</text:span></text:p>
            <text:p text:style-name="Preformatted_20_Text"><text:span text:style-name="Source_20_Text"><text:s text:c="2"/>if woResizable in Options then WriteLn(' - Bisa di-resize') else WriteLn(' - Tidak bisa di-resize');</text:span></text:p>
            <text:p text:style-name="Preformatted_20_Text"><text:span text:style-name="Source_20_Text"><text:s text:c="2"/>if woMaximizable in Options then WriteLn(' - Bisa di-maximize');</text:span></text:p>
            <text:p text:style-name="Preformatted_20_Text"><text:span text:style-name="Source_20_Text"><text:s text:c="2"/>if woMinimizable in Options then WriteLn(' - Bisa di-minimize') else WriteLn(' - Tidak bisa di-minimize');</text:span></text:p>
            <text:p text:style-name="Preformatted_20_Text"><text:span text:style-name="Source_20_Text"><text:s text:c="2"/>if woHasBorder in Options then WriteLn(' - Punya border');</text:span></text:p>
            <text:p text:style-name="Preformatted_20_Text"><text:soft-page-break/><text:span text:style-name="Source_20_Text"><text:s text:c="2"/>if woStayOnTop in Options then WriteLn(' - Selalu di atas');</text:span></text:p>
            <text:p text:style-name="Preformatted_20_Text"/>
            <text:p text:style-name="Preformatted_20_Text"><text:span text:style-name="Source_20_Text"><text:s text:c="2"/>if HasAllOptions([woHasBorder, woMaximizable]) then</text:span></text:p>
            <text:p text:style-name="Preformatted_20_Text"><text:span text:style-name="Source_20_Text"><text:s text:c="4"/>WriteLn('Jendela ini punya border dan bisa di-maximize.');</text:span></text:p>
            <text:p text:style-name="Preformatted_20_Text"/>
            <text:p text:style-name="Preformatted_20_Text"><text:span text:style-name="Source_20_Text"><text:s text:c="2"/>ReadLn;</text:span></text:p>
            <text:p text:style-name="P609"><text:span text:style-name="Source_20_Text">end.</text:span></text:p>
            <text:p text:style-name="Text_20_body">Operator-operator set ini menjadikan tipe <text:span text:style-name="Source_20_Text">Set</text:span> alat yang sangat efisien dan ekspresif untuk bekerja dengan flag, opsi, dan koleksi kecil nilai ordinal di Free Pascal.</text:p>
            <text:p text:style-name="Horizontal_20_Line"/>
            <text:p text:style-name="Text_20_body">Kita telah menyelesaikan Bab 7. Silakan berikan perintah <text:span text:style-name="Source_20_Text">YAX</text:span> untuk melanjutkan ke prompt berikutnya (Pengantar Bab 8).</text:p>
          </text:section>
          <text:section text:style-name="Sect1" text:name="feedback-form-82">
            <text:p text:style-name="P274"/>
          </text:section>
        </text:section>
        <text:section text:style-name="Sect1" text:name="ba5761883514edae">
          <text:p text:style-name="Text_20_body"/>
          <text:section text:style-name="Sect1" text:name="user-query-content-83">
            <text:p text:style-name="P529">yax </text:p>
          </text:section>
          <text:p text:style-name="P274">Tampilkan alur berpikir</text:p>
          <text:section text:style-name="Sect2" text:name="model-response-message-contentr_ba5761883514edae">
            <text:p text:style-name="Text_20_body">Baik, kita beralih ke Bab 8 pada pukul 9:14 PM WIB, Senin 14 April 2025, di Indonesia. Bab ini akan membahas topik yang sedikit lebih mendalam: pointer dan manajemen memori secara dinamis.</text:p>
            <text:p text:style-name="Text_20_body"><text:span text:style-name="Strong_20_Emphasis">(Jawaban untuk Prompt Pengantar Bab 8)</text:span></text:p>
            <text:p text:style-name="Text_20_body">Sejauh ini, variabel-variabel yang kita gunakan (baik global maupun lokal) umumnya memiliki memori yang dialokasikan secara <text:span text:style-name="Strong_20_Emphasis">otomatis</text:span> oleh kompiler dan sistem runtime. Variabel global mendapatkan tempat saat program dimulai, dan variabel lokal dibuat di <text:span text:style-name="Emphasis">stack</text:span> saat sebuah rutin dipanggil dan otomatis hilang saat rutin selesai. Ukuran memori yang dibutuhkan untuk variabel-variabel ini biasanya diketahui saat kompilasi.</text:p>
            <text:p text:style-name="Text_20_body">Namun, ada situasi di mana kita membutuhkan fleksibilitas lebih:</text:p>
            <text:list xml:id="list8459801393423132969" text:style-name="L157">
              <text:list-item>
                <text:p text:style-name="P415">Ketika kita tidak tahu berapa banyak memori yang dibutuhkan sampai program berjalan. </text:p>
              </text:list-item>
              <text:list-item>
                <text:p text:style-name="P157">Ketika kita perlu data yang masa hidupnya (lifetime) tidak terikat pada cakupan (scope) rutin tempat data itu dibuat; data tersebut perlu tetap ada bahkan setelah rutin pembuatnya selesai. </text:p>
              </text:list-item>
            </text:list>
            <text:p text:style-name="Text_20_body">Untuk kebutuhan ini, kita menggunakan <text:span text:style-name="Strong_20_Emphasis">alokasi memori dinamis</text:span>. Ini berarti kita secara eksplisit meminta blok memori dari sistem operasi (dari area yang sering disebut <text:span text:style-name="Emphasis">heap</text:span>) saat program sedang berjalan. Free Pascal menyediakan mekanisme untuk melakukan ini menggunakan <text:span text:style-name="Strong_20_Emphasis">pointer</text:span>.</text:p>
            <text:p text:style-name="Text_20_body"><text:span text:style-name="Strong_20_Emphasis">Pointer</text:span> adalah tipe variabel khusus yang <text:span text:style-name="Strong_20_Emphasis">tidak menyimpan nilai data secara langsung</text:span>, melainkan menyimpan <text:span text:style-name="Strong_20_Emphasis">alamat memori</text:span> tempat data sebenarnya berada. Dengan pointer, kita bisa merujuk ke data yang lokasinya bisa di mana saja di memori, termasuk memori yang kita alokasikan secara dinamis di heap.</text:p>
            <text:p text:style-name="Text_20_body">Dalam bab ini, kita akan membahas:</text:p>
            <text:list xml:id="list2989945299713759409" text:style-name="L158">
              <text:list-item>
                <text:p text:style-name="P416"><text:soft-page-break/>Konsep dasar pointer di Pascal dan sintaksnya (operator <text:span text:style-name="Source_20_Text">@</text:span> untuk mendapatkan alamat dan <text:span text:style-name="Source_20_Text">^</text:span> untuk mengakses data yang ditunjuk). </text:p>
              </text:list-item>
              <text:list-item>
                <text:p text:style-name="P416">Prosedur standar <text:span text:style-name="Source_20_Text">New</text:span> untuk mengalokasikan memori dinamis dan <text:span text:style-name="Source_20_Text">Dispose</text:span> untuk membebaskannya kembali (sangat penting!). </text:p>
              </text:list-item>
              <text:list-item>
                <text:p text:style-name="P416">Contoh penggunaan pointer dengan tipe data sederhana dan <text:span text:style-name="Source_20_Text">Record</text:span>. </text:p>
              </text:list-item>
              <text:list-item>
                <text:p text:style-name="P416">Pengantar singkat tentang bagaimana pointer berhubungan dengan implementasi internal array dinamis yang telah kita pelajari. </text:p>
              </text:list-item>
              <text:list-item>
                <text:p text:style-name="P158">Kapan penggunaan pointer secara eksplisit masih relevan (misalnya, untuk struktur data dinamis seperti linked list atau saat berinteraksi dengan pustaka C). </text:p>
              </text:list-item>
            </text:list>
            <text:p text:style-name="Text_20_body">Penting untuk ditekankan: meskipun pointer memberikan kekuatan dan fleksibilitas yang besar, penggunaannya juga membawa <text:span text:style-name="Strong_20_Emphasis">tanggung jawab yang lebih besar</text:span>. Kesalahan dalam mengelola pointer dan memori dinamis (seperti lupa membebaskan memori - <text:span text:style-name="Emphasis">memory leak</text:span>, atau menggunakan pointer yang sudah dibebaskan - <text:span text:style-name="Emphasis">dangling pointer</text:span>) dapat menyebabkan bug yang sangat sulit dilacak dan membuat program tidak stabil. Oleh karena itu, bab ini akan fokus pada pemahaman <text:span text:style-name="Strong_20_Emphasis">praktis</text:span> dan penggunaan pointer yang aman, terutama mengingat Pascal modern sering menyediakan alternatif tingkat tinggi yang lebih aman (seperti array dinamis dan objek) untuk banyak kasus penggunaan umum.</text:p>
            <text:p text:style-name="Horizontal_20_Line"/>
            <text:p text:style-name="Text_20_body">Silakan berikan perintah <text:span text:style-name="Source_20_Text">YAX</text:span> untuk melanjutkan ke prompt berikutnya (Subbab: Konsep Dasar Pointer (<text:span text:style-name="Source_20_Text">^</text:span>, <text:span text:style-name="Source_20_Text">@</text:span>)).</text:p>
          </text:section>
          <text:section text:style-name="Sect1" text:name="feedback-form-83">
            <text:p text:style-name="P274"/>
          </text:section>
        </text:section>
        <text:section text:style-name="Sect1" text:name="0c5b3bd12a9dca48">
          <text:p text:style-name="Text_20_body"/>
          <text:section text:style-name="Sect1" text:name="user-query-content-84">
            <text:p text:style-name="P529">yax </text:p>
          </text:section>
          <text:p text:style-name="P274">Tampilkan alur berpikir</text:p>
          <text:section text:style-name="Sect2" text:name="model-response-message-contentr_0c5b3bd12a9dca48">
            <text:p text:style-name="Text_20_body">Baik, mari kita mulai memahami konsep dasar pointer di Free Pascal pada pukul 9:15 PM WIB, Senin 14 April 2025, di Indonesia ini.</text:p>
            <text:p text:style-name="Text_20_body"><text:span text:style-name="Strong_20_Emphasis">(Jawaban untuk Prompt Isi Subbab: Konsep Dasar Pointer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text:span></text:p>
            <text:p text:style-name="Text_20_body">Berbeda dengan variabel biasa yang langsung menyimpan nilai data (seperti angka 10, string 'Halo', atau nilai <text:span text:style-name="Source_20_Text">True</text:span>), <text:span text:style-name="Strong_20_Emphasis">pointer</text:span> adalah jenis variabel khusus yang isinya bukan data itu sendiri, melainkan <text:span text:style-name="Strong_20_Emphasis">alamat memori</text:span> tempat data lain disimpan. Anggap saja pointer seperti nomor rumah; ia memberitahu Anda <text:span text:style-name="Emphasis">di mana</text:span> rumah (data) itu berada, tetapi ia bukan rumah itu sendiri.</text:p>
            <text:p text:style-name="Text_20_body">Pointer memungkinkan kita untuk:</text:p>
            <text:list xml:id="list1996465340027029742" text:style-name="L159">
              <text:list-item>
                <text:p text:style-name="P417">Merujuk ke lokasi memori variabel lain yang sudah ada. </text:p>
              </text:list-item>
              <text:list-item>
                <text:p text:style-name="P417">Bekerja dengan memori yang dialokasikan secara dinamis di <text:span text:style-name="Emphasis">heap</text:span> (seperti yang akan dibahas dengan <text:span text:style-name="Source_20_Text">New</text:span>). </text:p>
              </text:list-item>
              <text:list-item>
                <text:p text:style-name="P159">Mengimplementasikan struktur data kompleks seperti linked list dan tree. </text:p>
              </text:list-item>
            </text:list>
            <text:p text:style-name="Text_20_body"><text:span text:style-name="Strong_20_Emphasis">Deklarasi Tipe Pointer:</text:span></text:p>
            <text:p text:style-name="Text_20_body">Sebelum Anda dapat menggunakan variabel pointer, Anda biasanya perlu mendefinisikan <text:span text:style-name="Emphasis">tipe pointer</text:span> terlebih dahulu di blok <text:span text:style-name="Source_20_Text">type</text:span>. Sintaksnya menggunakan karakter sirkumfleks <text:soft-page-break/>(<text:span text:style-name="Source_20_Text">^</text:span>) sebelum tipe data target:</text:p>
            <text:p text:style-name="Text_20_body">Delphi</text:p>
            <text:p text:style-name="Preformatted_20_Text"><text:span text:style-name="Source_20_Text">type</text:span></text:p>
            <text:p text:style-name="P609"><text:span text:style-name="Source_20_Text"><text:s text:c="2"/>TNamaPointer = ^TipeDataTarget;</text:span></text:p>
            <text:list xml:id="list8237543528910161772" text:style-name="L160">
              <text:list-item>
                <text:p text:style-name="P418"><text:span text:style-name="Source_20_Text">TNamaPointer</text:span>: Nama yang Anda berikan untuk tipe pointer baru ini. </text:p>
              </text:list-item>
              <text:list-item>
                <text:p text:style-name="P418"><text:span text:style-name="Source_20_Text">^</text:span>: Simbol yang dibaca "pointer ke". </text:p>
              </text:list-item>
              <text:list-item>
                <text:p text:style-name="P160"><text:span text:style-name="Source_20_Text">TipeDataTarget</text:span>: Tipe data dari variabel yang nantinya akan ditunjuk oleh pointer ini. Pascal bersifat <text:span text:style-name="Emphasis">strongly typed</text:span> bahkan untuk pointer; sebuah pointer bertipe <text:span text:style-name="Source_20_Text">^Integer</text:span> hanya boleh menunjuk ke lokasi memori yang berisi data <text:span text:style-name="Source_20_Text">Integer</text:span>. </text:p>
              </text:list-item>
            </text:list>
            <text:p text:style-name="Text_20_body">Contoh:</text:p>
            <text:p text:style-name="Text_20_body">Delphi</text:p>
            <text:p text:style-name="Preformatted_20_Text"><text:span text:style-name="Source_20_Text">type</text:span></text:p>
            <text:p text:style-name="Preformatted_20_Text"><text:span text:style-name="Source_20_Text"><text:s text:c="2"/>PInt = ^Integer; <text:s text:c="6"/>// Tipe pointer ke Integer</text:span></text:p>
            <text:p text:style-name="Preformatted_20_Text"><text:span text:style-name="Source_20_Text"><text:s text:c="2"/>PBoolean = ^Boolean; <text:s text:c="3"/>// Tipe pointer ke Boolean</text:span></text:p>
            <text:p text:style-name="Preformatted_20_Text"><text:span text:style-name="Source_20_Text"><text:s text:c="2"/>PString = ^string; <text:s text:c="5"/>// Tipe pointer ke String</text:span></text:p>
            <text:p text:style-name="P609"><text:span text:style-name="Source_20_Text"><text:s text:c="2"/>PPerson = ^TPerson; <text:s text:c="4"/>// Tipe pointer ke Record TPerson (asumsi TPerson sudah didefinisikan)</text:span></text:p>
            <text:p text:style-name="Text_20_body"><text:span text:style-name="Strong_20_Emphasis">Deklarasi Variabel Pointer:</text:span></text:p>
            <text:p text:style-name="Text_20_body">Setelah tipe pointer didefinisikan, Anda dapat mendeklarasikan variabel pointer di blok <text:span text:style-name="Source_20_Text">var</text:span>:</text:p>
            <text:p text:style-name="Text_20_body">Delphi</text:p>
            <text:p text:style-name="Preformatted_20_Text"><text:span text:style-name="Source_20_Text">var</text:span></text:p>
            <text:p text:style-name="Preformatted_20_Text"><text:span text:style-name="Source_20_Text"><text:s text:c="2"/>PtrAngka: PInt; <text:s text:c="8"/>// Variabel pointer yang bisa menunjuk ke Integer</text:span></text:p>
            <text:p text:style-name="Preformatted_20_Text"><text:span text:style-name="Source_20_Text"><text:s text:c="2"/>PtrNama: PString;</text:span></text:p>
            <text:p text:style-name="Preformatted_20_Text"><text:span text:style-name="Source_20_Text"><text:s text:c="2"/>PDataSiswa: PPerson;</text:span></text:p>
            <text:p text:style-name="Preformatted_20_Text"><text:span text:style-name="Source_20_Text"><text:s text:c="2"/>// Bisa juga langsung tanpa tipe terpisah:</text:span></text:p>
            <text:p text:style-name="P609"><text:span text:style-name="Source_20_Text"><text:s text:c="2"/>PtrStatus: ^Boolean;</text:span></text:p>
            <text:p text:style-name="Text_20_body">Deklarasi ini hanya memesan memori untuk menyimpan <text:span text:style-name="Strong_20_Emphasis">alamat</text:span> itu sendiri (biasanya 4 byte di sistem 32-bit, 8 byte di 64-bit). Variabel pointer ini awalnya tidak menunjuk ke mana pun (nilainya <text:span text:style-name="Emphasis">undefined</text:span> atau <text:span text:style-name="Emphasis">garbage</text:span>) kecuali Anda inisialisasi.</text:p>
            <text:p text:style-name="Text_20_body"><text:span text:style-name="Strong_20_Emphasis">Operator Pointer Kunci:</text:span></text:p>
            <text:p text:style-name="Text_20_body">Ada dua operator fundamental untuk bekerja dengan pointer:</text:p>
            <text:list xml:id="list5293877295968447984" text:style-name="L161">
              <text:list-item>
                <text:p text:style-name="P161"><text:span text:style-name="Strong_20_Emphasis">Operator </text:span><text:span text:style-name="Strong_20_Emphasis"><text:span text:style-name="Source_20_Text">@</text:span></text:span><text:span text:style-name="Strong_20_Emphasis"> (Address-of / Alamat Dari):</text:span></text:p>
                <text:list>
                  <text:list-item>
                    <text:p text:style-name="P419"><text:span text:style-name="Strong_20_Emphasis">Tujuan:</text:span> Mendapatkan <text:span text:style-name="Strong_20_Emphasis">alamat memori</text:span> dari sebuah variabel yang sudah ada (variabel global, lokal, atau bahkan parameter <text:span text:style-name="Source_20_Text">var</text:span>). </text:p>
                  </text:list-item>
                  <text:list-item>
                    <text:p text:style-name="P419"><text:span text:style-name="Strong_20_Emphasis">Sintaks:</text:span> <text:span text:style-name="Source_20_Text">@NamaVariabel</text:span> </text:p>
                  </text:list-item>
                  <text:list-item>
                    <text:p text:style-name="P419"><text:span text:style-name="Strong_20_Emphasis">Hasil:</text:span> Operator <text:span text:style-name="Source_20_Text">@</text:span> menghasilkan nilai pointer (dengan tipe yang sesuai, misal <text:span text:style-name="Source_20_Text">@VariabelInteger</text:span> menghasilkan <text:span text:style-name="Source_20_Text">^Integer</text:span>) yang berisi <text:soft-page-break/>alamat lokasi memori tempat <text:span text:style-name="Source_20_Text">NamaVariabel</text:span> disimpan. </text:p>
                  </text:list-item>
                  <text:list-item>
                    <text:p text:style-name="P419"><text:span text:style-name="Strong_20_Emphasis">Contoh:</text:span> </text:p>
                    <text:p text:style-name="P161">Delphi</text:p>
                    <text:p text:style-name="P588"><text:span text:style-name="Source_20_Text">var Umur: Integer; PtrUmur: ^Integer;</text:span></text:p>
                    <text:p text:style-name="P588"><text:span text:style-name="Source_20_Text">begin</text:span></text:p>
                    <text:p text:style-name="P588"><text:span text:style-name="Source_20_Text"><text:s text:c="2"/>Umur := 30;</text:span></text:p>
                    <text:p text:style-name="P588"><text:span text:style-name="Source_20_Text"><text:s text:c="2"/>PtrUmur := @Umur; // PtrUmur sekarang berisi alamat memori dari variabel Umur</text:span></text:p>
                    <text:p text:style-name="P644"><text:span text:style-name="Source_20_Text">end;</text:span></text:p>
                  </text:list-item>
                </text:list>
              </text:list-item>
              <text:list-item>
                <text:p text:style-name="P161"><text:span text:style-name="Strong_20_Emphasis">Operator </text:span><text:span text:style-name="Strong_20_Emphasis"><text:span text:style-name="Source_20_Text">^</text:span></text:span><text:span text:style-name="Strong_20_Emphasis"> (Dereference / Mengikuti Pointer):</text:span></text:p>
                <text:list>
                  <text:list-item>
                    <text:p text:style-name="P419"><text:span text:style-name="Strong_20_Emphasis">Tujuan:</text:span> Mengakses <text:span text:style-name="Strong_20_Emphasis">data aktual</text:span> yang berada di alamat memori yang ditunjuk oleh sebuah variabel pointer. Ia "mengikuti" pointer ke tujuannya. </text:p>
                  </text:list-item>
                  <text:list-item>
                    <text:p text:style-name="P419"><text:span text:style-name="Strong_20_Emphasis">Sintaks:</text:span> <text:span text:style-name="Source_20_Text">NamaVariabelPointer^</text:span> </text:p>
                  </text:list-item>
                  <text:list-item>
                    <text:p text:style-name="P419"><text:span text:style-name="Strong_20_Emphasis">Penggunaan:</text:span> </text:p>
                    <text:list>
                      <text:list-item>
                        <text:p text:style-name="P419"><text:span text:style-name="Strong_20_Emphasis">Membaca Nilai:</text:span> <text:span text:style-name="Source_20_Text">Nilai := NamaVariabelPointer^;</text:span> (Ambil data yang ditunjuk pointer). </text:p>
                      </text:list-item>
                      <text:list-item>
                        <text:p text:style-name="P419"><text:span text:style-name="Strong_20_Emphasis">Menulis Nilai:</text:span> <text:span text:style-name="Source_20_Text">NamaVariabelPointer^ := NilaiBaru;</text:span> (Ubah data yang ditunjuk pointer). </text:p>
                      </text:list-item>
                    </text:list>
                  </text:list-item>
                  <text:list-item>
                    <text:p text:style-name="P161"><text:span text:style-name="Strong_20_Emphasis">Peringatan:</text:span> Mencoba melakukan dereference (<text:span text:style-name="Source_20_Text">^</text:span>) pada pointer yang bernilai <text:span text:style-name="Source_20_Text">nil</text:span> atau yang belum diinisialisasi (menunjuk ke alamat acak) akan menyebabkan <text:span text:style-name="Strong_20_Emphasis">runtime error</text:span> serius (seringkali berupa <text:span text:style-name="Emphasis">Access Violation</text:span> atau <text:span text:style-name="Emphasis">Segmentation Fault</text:span>) yang membuat program crash. </text:p>
                  </text:list-item>
                </text:list>
              </text:list-item>
            </text:list>
            <text:p text:style-name="Text_20_body"><text:span text:style-name="Strong_20_Emphasis">Nilai Khusus </text:span><text:span text:style-name="Strong_20_Emphasis"><text:span text:style-name="Source_20_Text">nil</text:span></text:span><text:span text:style-name="Strong_20_Emphasis">:</text:span></text:p>
            <text:p text:style-name="Text_20_body">Pascal menyediakan konstanta bawaan bernama <text:span text:style-name="Source_20_Text">nil</text:span>.</text:p>
            <text:list xml:id="list493123025847222372" text:style-name="L162">
              <text:list-item>
                <text:p text:style-name="P420"><text:span text:style-name="Strong_20_Emphasis">Tujuan:</text:span> Merepresentasikan pointer yang <text:span text:style-name="Strong_20_Emphasis">tidak menunjuk ke mana pun</text:span> (pointer null). Ini adalah cara standar untuk menandakan bahwa sebuah pointer tidak valid atau tidak terhubung ke data. </text:p>
              </text:list-item>
              <text:list-item>
                <text:p text:style-name="P420"><text:span text:style-name="Strong_20_Emphasis">Penggunaan:</text:span> Sangat penting untuk: </text:p>
                <text:list>
                  <text:list-item>
                    <text:p text:style-name="P420"><text:span text:style-name="Strong_20_Emphasis">Menginisialisasi</text:span> variabel pointer: <text:span text:style-name="Source_20_Text">Ptr := nil;</text:span> </text:p>
                  </text:list-item>
                  <text:list-item>
                    <text:p text:style-name="P420"><text:span text:style-name="Strong_20_Emphasis">Memeriksa</text:span> apakah pointer valid sebelum melakukan dereference: <text:span text:style-name="Source_20_Text">if Ptr &lt;&gt; nil then ... Ptr^ ...</text:span> </text:p>
                  </text:list-item>
                  <text:list-item>
                    <text:p text:style-name="P162">Menetapkan pointer ke <text:span text:style-name="Source_20_Text">nil</text:span> setelah memori yang ditunjuknya dibebaskan (<text:span text:style-name="Source_20_Text">Dispose</text:span>) untuk menghindari <text:span text:style-name="Emphasis">dangling pointer</text:span>. </text:p>
                  </text:list-item>
                </text:list>
              </text:list-item>
            </text:list>
            <text:p text:style-name="Text_20_body"><text:span text:style-name="Strong_20_Emphasis">Contoh Kode Sederhana:</text:span></text:p>
            <text:p text:style-name="Text_20_body">Delphi</text:p>
            <text:p text:style-name="Preformatted_20_Text"><text:span text:style-name="Source_20_Text">program DemoPointerDasar;</text:span></text:p>
            <text:p text:style-name="Preformatted_20_Text"><text:span text:style-name="Source_20_Text">uses SysUtils; // Untuk Format, PtrUInt</text:span></text:p>
            <text:p text:style-name="Preformatted_20_Text"/>
            <text:p text:style-name="Preformatted_20_Text"><text:span text:style-name="Source_20_Text">type</text:span></text:p>
            <text:p text:style-name="Preformatted_20_Text"><text:span text:style-name="Source_20_Text"><text:s text:c="2"/>PDouble = ^Double; // Tipe pointer ke Double</text:span></text:p>
            <text:p text:style-name="Preformatted_20_Text"/>
            <text:p text:style-name="Preformatted_20_Text"><text:span text:style-name="Source_20_Text">var</text:span></text:p>
            <text:p text:style-name="Preformatted_20_Text"><text:span text:style-name="Source_20_Text"><text:s text:c="2"/>Suhu: Double; <text:s text:c="6"/>// Variabel biasa</text:span></text:p>
            <text:p text:style-name="Preformatted_20_Text"><text:soft-page-break/><text:span text:style-name="Source_20_Text"><text:s text:c="2"/>PtrSuhu: PDouble; <text:s text:c="2"/>// Variabel pointer</text:span></text:p>
            <text:p text:style-name="Preformatted_20_Text"><text:span text:style-name="Source_20_Text"><text:s text:c="2"/>SuhuTerbaca: Double;</text:span></text:p>
            <text:p text:style-name="Preformatted_20_Text"/>
            <text:p text:style-name="Preformatted_20_Text"><text:span text:style-name="Source_20_Text">begin</text:span></text:p>
            <text:p text:style-name="Preformatted_20_Text"><text:span text:style-name="Source_20_Text"><text:s text:c="2"/>WriteLn('Demo Dasar Pointer - ', FormatDateTime('hh:nn:ss', Now), ' WIB, Indonesia');</text:span></text:p>
            <text:p text:style-name="Preformatted_20_Text"/>
            <text:p text:style-name="Preformatted_20_Text"><text:span text:style-name="Source_20_Text"><text:s text:c="2"/>Suhu := 25.5;</text:span></text:p>
            <text:p text:style-name="Preformatted_20_Text"><text:span text:style-name="Source_20_Text"><text:s text:c="2"/>PtrSuhu := nil; // Inisialisasi ke nil</text:span></text:p>
            <text:p text:style-name="Preformatted_20_Text"/>
            <text:p text:style-name="Preformatted_20_Text"><text:span text:style-name="Source_20_Text"><text:s text:c="2"/>WriteLn('Suhu awal <text:s text:c="6"/>: ', FloatToStr(Suhu));</text:span></text:p>
            <text:p text:style-name="Preformatted_20_Text"><text:span text:style-name="Source_20_Text"><text:s text:c="2"/>if PtrSuhu = nil then WriteLn('PtrSuhu awalnya nil.');</text:span></text:p>
            <text:p text:style-name="Preformatted_20_Text"/>
            <text:p text:style-name="Preformatted_20_Text"><text:span text:style-name="Source_20_Text"><text:s text:c="2"/>// Gunakan @ untuk menunjuk ke variabel Suhu</text:span></text:p>
            <text:p text:style-name="Preformatted_20_Text"><text:span text:style-name="Source_20_Text"><text:s text:c="2"/>PtrSuhu := @Suhu;</text:span></text:p>
            <text:p text:style-name="Preformatted_20_Text"><text:span text:style-name="Source_20_Text"><text:s text:c="2"/>WriteLn('PtrSuhu menunjuk ke alamat: 0x', IntToHex(PtrUInt(PtrSuhu),sizeof(PtrUInt)*2));</text:span></text:p>
            <text:p text:style-name="Preformatted_20_Text"/>
            <text:p text:style-name="Preformatted_20_Text"><text:span text:style-name="Source_20_Text"><text:s text:c="2"/>// Periksa sebelum dereference</text:span></text:p>
            <text:p text:style-name="Preformatted_20_Text"><text:span text:style-name="Source_20_Text"><text:s text:c="2"/>if PtrSuhu &lt;&gt; nil then</text:span></text:p>
            <text:p text:style-name="Preformatted_20_Text"><text:span text:style-name="Source_20_Text"><text:s text:c="2"/>begin</text:span></text:p>
            <text:p text:style-name="Preformatted_20_Text"><text:span text:style-name="Source_20_Text"><text:s text:c="4"/>// Gunakan ^ untuk membaca nilai via pointer</text:span></text:p>
            <text:p text:style-name="Preformatted_20_Text"><text:span text:style-name="Source_20_Text"><text:s text:c="4"/>SuhuTerbaca := PtrSuhu^;</text:span></text:p>
            <text:p text:style-name="Preformatted_20_Text"><text:span text:style-name="Source_20_Text"><text:s text:c="4"/>WriteLn('Nilai via pointer : ', FloatToStr(SuhuTerbaca)); // Output: 25.5</text:span></text:p>
            <text:p text:style-name="Preformatted_20_Text"/>
            <text:p text:style-name="Preformatted_20_Text"><text:span text:style-name="Source_20_Text"><text:s text:c="4"/>// Gunakan ^ untuk mengubah nilai via pointer</text:span></text:p>
            <text:p text:style-name="Preformatted_20_Text"><text:span text:style-name="Source_20_Text"><text:s text:c="4"/>WriteLn('Mengubah suhu via pointer menjadi 30.2...');</text:span></text:p>
            <text:p text:style-name="Preformatted_20_Text"><text:span text:style-name="Source_20_Text"><text:s text:c="4"/>PtrSuhu^ := 30.2;</text:span></text:p>
            <text:p text:style-name="Preformatted_20_Text"/>
            <text:p text:style-name="Preformatted_20_Text"><text:span text:style-name="Source_20_Text"><text:s text:c="4"/>// Cek nilai variabel asli</text:span></text:p>
            <text:p text:style-name="Preformatted_20_Text"><text:span text:style-name="Source_20_Text"><text:s text:c="4"/>WriteLn('Suhu sekarang <text:s text:c="4"/>: ', FloatToStr(Suhu)); // Output: 30.2</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609"><text:span text:style-name="Source_20_Text">end.</text:span></text:p>
            <text:p text:style-name="Text_20_body">Memahami operator <text:span text:style-name="Source_20_Text">@</text:span>, <text:span text:style-name="Source_20_Text">^</text:span>, dan konstanta <text:span text:style-name="Source_20_Text">nil</text:span> adalah langkah pertama yang krusial dalam bekerja dengan pointer di Free Pascal.</text:p>
            <text:p text:style-name="Horizontal_20_Line"/>
            <text:p text:style-name="Text_20_body">Silakan berikan perintah <text:span text:style-name="Source_20_Text">YAX</text:span> untuk melanjutkan ke prompt berikutnya (Subbab: Alokasi Memori Dinamis (<text:span text:style-name="Source_20_Text">New</text:span>, <text:span text:style-name="Source_20_Text">Dispose</text:span>)).</text:p>
          </text:section>
          <text:section text:style-name="Sect1" text:name="feedback-form-84">
            <text:p text:style-name="P274"/>
          </text:section>
        </text:section>
        <text:section text:style-name="Sect1" text:name="845958275dc2482e">
          <text:p text:style-name="Text_20_body"/>
          <text:section text:style-name="Sect1" text:name="user-query-content-85">
            <text:p text:style-name="P529">yax </text:p>
          </text:section>
          <text:p text:style-name="P274">Tampilkan alur berpikir</text:p>
          <text:section text:style-name="Sect2" text:name="model-response-message-contentr_845958275dc2482e">
            <text:p text:style-name="Text_20_body">Baik, kita lanjutkan pembahasan pointer pada pukul 9:19 PM WIB, Senin 14 April 2025, di Indonesia. Sekarang kita akan melihat bagaimana mengelola memori secara dinamis menggunakan <text:span text:style-name="Source_20_Text">New</text:span> dan <text:span text:style-name="Source_20_Text">Dispose</text:span>.</text:p>
            <text:p text:style-name="Text_20_body"><text:span text:style-name="Strong_20_Emphasis">(Jawaban untuk Prompt Isi Subbab: Alokasi Memori Dinamis (</text:span><text:span text:style-name="Strong_20_Emphasis"><text:span text:style-name="Source_20_Text">New</text:span></text:span><text:span text:style-name="Strong_20_Emphasis">, </text:span><text:span text:style-name="Strong_20_Emphasis"><text:span text:style-name="Source_20_Text">Dispose</text:span></text:span><text:span text:style-name="Strong_20_Emphasis">))</text:span></text:p>
            <text:p text:style-name="Text_20_body"><text:soft-page-break/>Sementara operator <text:span text:style-name="Source_20_Text">@</text:span> digunakan untuk mendapatkan alamat dari variabel yang memorinya sudah dialokasikan secara statis atau otomatis (di stack), seringkali kita perlu membuat data baru saat program berjalan di area memori khusus yang disebut <text:span text:style-name="Strong_20_Emphasis">heap</text:span>. Heap adalah area memori yang tersedia untuk program guna alokasi dinamis. Free Pascal menyediakan dua prosedur standar utama untuk mengelola memori di heap: <text:span text:style-name="Source_20_Text">New</text:span> untuk mengalokasikan dan <text:span text:style-name="Source_20_Text">Dispose</text:span> untuk membebaskan.</text:p>
            <text:p text:style-name="Text_20_body"><text:span text:style-name="Strong_20_Emphasis">1. </text:span><text:span text:style-name="Strong_20_Emphasis"><text:span text:style-name="Source_20_Text">New(PointerVar)</text:span></text:span><text:span text:style-name="Strong_20_Emphasis">: Mengalokasikan Memori</text:span></text:p>
            <text:list xml:id="list8491175870109340005" text:style-name="L163">
              <text:list-item>
                <text:p text:style-name="P421"><text:span text:style-name="Strong_20_Emphasis">Tujuan:</text:span> Meminta sistem operasi (melalui manajer memori heap) untuk mengalokasikan blok memori baru yang cukup besar untuk menampung satu instance dari tipe data yang ditunjuk oleh <text:span text:style-name="Source_20_Text">PointerVar</text:span>. </text:p>
              </text:list-item>
              <text:list-item>
                <text:p text:style-name="P421"><text:span text:style-name="Strong_20_Emphasis">Mekanisme:</text:span> </text:p>
                <text:list>
                  <text:list-item>
                    <text:p text:style-name="P421">Anda memanggil <text:span text:style-name="Source_20_Text">New</text:span> dengan satu argumen: variabel pointer (misalnya <text:span text:style-name="Source_20_Text">PtrData</text:span> yang bertipe <text:span text:style-name="Source_20_Text">PDataRecord</text:span> atau <text:span text:style-name="Source_20_Text">^TDataRecord</text:span>). </text:p>
                  </text:list-item>
                  <text:list-item>
                    <text:p text:style-name="P421"><text:span text:style-name="Source_20_Text">New</text:span> akan melihat tipe data target (<text:span text:style-name="Source_20_Text">TDataRecord</text:span> dalam contoh ini) dan menentukan berapa banyak byte memori yang dibutuhkan (<text:span text:style-name="Source_20_Text">SizeOf(TDataRecord)</text:span>). </text:p>
                  </text:list-item>
                  <text:list-item>
                    <text:p text:style-name="P421"><text:span text:style-name="Source_20_Text">New</text:span> meminta blok memori sebesar itu dari heap. </text:p>
                  </text:list-item>
                  <text:list-item>
                    <text:p text:style-name="P421">Jika permintaan berhasil, <text:span text:style-name="Source_20_Text">New</text:span> akan menyimpan alamat awal dari blok memori yang baru dialokasikan tersebut ke dalam variabel <text:span text:style-name="Source_20_Text">PointerVar</text:span>. </text:p>
                  </text:list-item>
                  <text:list-item>
                    <text:p text:style-name="P421">Jika permintaan gagal (misalnya, memori habis), <text:span text:style-name="Source_20_Text">New</text:span> biasanya akan membangkitkan eksepsi <text:span text:style-name="Source_20_Text">EOutOfMemory</text:span>. </text:p>
                  </text:list-item>
                </text:list>
              </text:list-item>
              <text:list-item>
                <text:p text:style-name="P163"><text:span text:style-name="Strong_20_Emphasis">Hasil:</text:span> Setelah <text:span text:style-name="Source_20_Text">New(PtrData)</text:span> berhasil, <text:span text:style-name="Source_20_Text">PtrData</text:span> tidak lagi <text:span text:style-name="Source_20_Text">nil</text:span>, melainkan menunjuk ke blok memori yang baru di heap. <text:span text:style-name="Strong_20_Emphasis">Penting:</text:span> Isi dari blok memori ini awalnya tidak terdefinisi (<text:span text:style-name="Emphasis">garbage value</text:span>), Anda perlu mengisinya sendiri. </text:p>
              </text:list-item>
            </text:list>
            <text:p text:style-name="Text_20_body"><text:span text:style-name="Strong_20_Emphasis">2. </text:span><text:span text:style-name="Strong_20_Emphasis"><text:span text:style-name="Source_20_Text">Dispose(PointerVar)</text:span></text:span><text:span text:style-name="Strong_20_Emphasis">: Membebaskan Memori</text:span></text:p>
            <text:list xml:id="list216754799548962265" text:style-name="L164">
              <text:list-item>
                <text:p text:style-name="P422"><text:span text:style-name="Strong_20_Emphasis">Tujuan:</text:span> Memberitahu manajer memori heap bahwa blok memori yang saat ini ditunjuk oleh <text:span text:style-name="Source_20_Text">PointerVar</text:span> sudah tidak diperlukan lagi oleh program dan dapat digunakan kembali untuk alokasi lain. </text:p>
              </text:list-item>
              <text:list-item>
                <text:p text:style-name="P422"><text:span text:style-name="Strong_20_Emphasis">Mekanisme:</text:span> </text:p>
                <text:list>
                  <text:list-item>
                    <text:p text:style-name="P422">Anda memanggil <text:span text:style-name="Source_20_Text">Dispose</text:span> dengan satu argumen: variabel pointer (<text:span text:style-name="Source_20_Text">PointerVar</text:span>) yang <text:span text:style-name="Strong_20_Emphasis">harus</text:span> menunjuk ke blok memori yang <text:span text:style-name="Strong_20_Emphasis">valid</text:span> dan sebelumnya dialokasikan menggunakan <text:span text:style-name="Source_20_Text">New</text:span> untuk tipe pointer yang <text:span text:style-name="Strong_20_Emphasis">sama</text:span>. </text:p>
                  </text:list-item>
                  <text:list-item>
                    <text:p text:style-name="P422"><text:span text:style-name="Source_20_Text">Dispose</text:span> mengembalikan blok memori tersebut ke heap manager. </text:p>
                  </text:list-item>
                </text:list>
              </text:list-item>
              <text:list-item>
                <text:p text:style-name="P422"><text:span text:style-name="Strong_20_Emphasis">Pentingnya </text:span><text:span text:style-name="Strong_20_Emphasis"><text:span text:style-name="Source_20_Text">Dispose</text:span></text:span><text:span text:style-name="Strong_20_Emphasis"> (Menghindari Memory Leaks):</text:span> Ini adalah aspek <text:span text:style-name="Strong_20_Emphasis">kritis</text:span> dalam manajemen memori manual. Untuk <text:span text:style-name="Strong_20_Emphasis">setiap</text:span> panggilan <text:span text:style-name="Source_20_Text">New</text:span> yang berhasil, <text:span text:style-name="Strong_20_Emphasis">harus ada</text:span> satu panggilan <text:span text:style-name="Source_20_Text">Dispose</text:span> yang bersesuaian ketika memori tersebut sudah tidak dibutuhkan lagi. Jika Anda terus menerus memanggil <text:span text:style-name="Source_20_Text">New</text:span> tanpa pernah memanggil <text:span text:style-name="Source_20_Text">Dispose</text:span>, program Anda akan mengalami <text:span text:style-name="Strong_20_Emphasis">memory leak</text:span> (kebocoran memori)—ia akan terus memakan memori sistem tanpa melepaskannya, yang pada akhirnya bisa menyebabkan program melambat, menjadi tidak stabil, atau bahkan membuat sistem kehabisan memori. </text:p>
              </text:list-item>
              <text:list-item>
                <text:p text:style-name="P422"><text:span text:style-name="Strong_20_Emphasis">Masalah </text:span><text:span text:style-name="Strong_20_Emphasis"><text:span text:style-name="Emphasis">Dangling Pointer</text:span></text:span><text:span text:style-name="Strong_20_Emphasis"> dan Solusinya (</text:span><text:span text:style-name="Strong_20_Emphasis"><text:span text:style-name="Source_20_Text">:= nil</text:span></text:span><text:span text:style-name="Strong_20_Emphasis">):</text:span> Setelah Anda memanggil <text:soft-page-break/><text:span text:style-name="Source_20_Text">Dispose(PtrData)</text:span>, blok memori yang tadinya ditunjuk oleh <text:span text:style-name="Source_20_Text">PtrData</text:span> menjadi tidak valid (bisa jadi akan segera digunakan untuk hal lain). Namun, variabel <text:span text:style-name="Source_20_Text">PtrData</text:span> itu sendiri mungkin masih menyimpan alamat lama tersebut. Pointer yang menunjuk ke memori yang sudah tidak valid disebut <text:span text:style-name="Strong_20_Emphasis">dangling pointer</text:span>. Mengakses data melalui dangling pointer (<text:span text:style-name="Source_20_Text">PtrData^</text:span>) akan menghasilkan perilaku tak terduga atau crash. <text:span text:style-name="Strong_20_Emphasis">Praktik Terbaik:</text:span> Segera setelah memanggil <text:span text:style-name="Source_20_Text">Dispose</text:span>, setel variabel pointer tersebut ke <text:span text:style-name="Source_20_Text">nil</text:span>. </text:p>
                <text:p text:style-name="P164">Delphi</text:p>
                <text:p text:style-name="P589"><text:span text:style-name="Source_20_Text">Dispose(PtrData);</text:span></text:p>
                <text:p text:style-name="P645"><text:span text:style-name="Source_20_Text">PtrData := nil; // &lt;-- Mencegah dangling pointer</text:span></text:p>
                <text:p text:style-name="P164">Dengan begini, pemeriksaan <text:span text:style-name="Source_20_Text">if PtrData &lt;&gt; nil then ...</text:span> di bagian lain kode akan berfungsi dengan benar untuk mencegah akses ke memori yang tidak valid. </text:p>
              </text:list-item>
            </text:list>
            <text:p text:style-name="Text_20_body"><text:span text:style-name="Strong_20_Emphasis">Siklus Hidup Lengkap (Contoh dengan </text:span><text:span text:style-name="Strong_20_Emphasis"><text:span text:style-name="Source_20_Text">try..finally</text:span></text:span><text:span text:style-name="Strong_20_Emphasis">):</text:span></text:p>
            <text:p text:style-name="Text_20_body">Karena <text:span text:style-name="Source_20_Text">Dispose</text:span> sangat penting untuk dipanggil, praktik yang sangat baik adalah mengapit penggunaan memori dinamis dalam blok <text:span text:style-name="Source_20_Text">try..finally</text:span> untuk memastikan <text:span text:style-name="Source_20_Text">Dispose</text:span> selalu dieksekusi, bahkan jika terjadi error (eksepsi) saat memori sedang digunakan.</text:p>
            <text:p text:style-name="Text_20_body">Delphi</text:p>
            <text:p text:style-name="Preformatted_20_Text"><text:span text:style-name="Source_20_Text">program DemoNewDispose;</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PTitik = ^TTitik; // Pointer ke record Titik</text:span></text:p>
            <text:p text:style-name="Preformatted_20_Text"><text:span text:style-name="Source_20_Text"><text:s text:c="2"/>TTitik = record</text:span></text:p>
            <text:p text:style-name="Preformatted_20_Text"><text:span text:style-name="Source_20_Text"><text:s text:c="4"/>X, Y: Integer;</text:span></text:p>
            <text:p text:style-name="Preformatted_20_Text"><text:span text:style-name="Source_20_Text"><text:s text:c="2"/>end;</text:span></text:p>
            <text:p text:style-name="Preformatted_20_Text"/>
            <text:p text:style-name="Preformatted_20_Text"><text:span text:style-name="Source_20_Text">var</text:span></text:p>
            <text:p text:style-name="Preformatted_20_Text"><text:span text:style-name="Source_20_Text"><text:s text:c="2"/>PtrTitik: PTitik = nil; // Selalu inisialisasi pointer ke nil</text:span></text:p>
            <text:p text:style-name="Preformatted_20_Text"/>
            <text:p text:style-name="Preformatted_20_Text"><text:span text:style-name="Source_20_Text">begin</text:span></text:p>
            <text:p text:style-name="Preformatted_20_Text"><text:span text:style-name="Source_20_Text"><text:s text:c="2"/>WriteLn('Demo New dan Dispose - ', FormatDateTime('hh:nn:ss', Now), ' WIB, Indonesia');</text:span></text:p>
            <text:p text:style-name="Preformatted_20_Text"/>
            <text:p text:style-name="Preformatted_20_Text"><text:span text:style-name="Source_20_Text"><text:s text:c="2"/>try // Mulai blok try..finally untuk menjamin cleanup</text:span></text:p>
            <text:p text:style-name="Preformatted_20_Text"><text:span text:style-name="Source_20_Text"><text:s text:c="4"/>// 1. Alokasi</text:span></text:p>
            <text:p text:style-name="Preformatted_20_Text"><text:span text:style-name="Source_20_Text"><text:s text:c="4"/>WriteLn('Mengalokasikan Titik...');</text:span></text:p>
            <text:p text:style-name="Preformatted_20_Text"><text:span text:style-name="Source_20_Text"><text:s text:c="4"/>New(PtrTitik);</text:span></text:p>
            <text:p text:style-name="Preformatted_20_Text"><text:span text:style-name="Source_20_Text"><text:s text:c="4"/>WriteLn('Alokasi berhasil.');</text:span></text:p>
            <text:p text:style-name="Preformatted_20_Text"/>
            <text:p text:style-name="Preformatted_20_Text"><text:span text:style-name="Source_20_Text"><text:s text:c="4"/>// 2. Penggunaan (setelah memastikan tidak nil)</text:span></text:p>
            <text:p text:style-name="Preformatted_20_Text"><text:span text:style-name="Source_20_Text"><text:s text:c="4"/>if PtrTitik &lt;&gt; nil then</text:span></text:p>
            <text:p text:style-name="Preformatted_20_Text"><text:span text:style-name="Source_20_Text"><text:s text:c="4"/>begin</text:span></text:p>
            <text:p text:style-name="Preformatted_20_Text"><text:span text:style-name="Source_20_Text"><text:s text:c="7"/>WriteLn('Mengisi nilai...');</text:span></text:p>
            <text:p text:style-name="Preformatted_20_Text"><text:span text:style-name="Source_20_Text"><text:s text:c="7"/>PtrTitik^.X := 10;</text:span></text:p>
            <text:p text:style-name="Preformatted_20_Text"><text:span text:style-name="Source_20_Text"><text:s text:c="7"/>PtrTitik^.Y := 20;</text:span></text:p>
            <text:p text:style-name="Preformatted_20_Text"><text:span text:style-name="Source_20_Text"><text:s text:c="7"/>WriteLn('Titik = (', PtrTitik^.X, ', ', PtrTitik^.Y, ')');</text:span></text:p>
            <text:p text:style-name="Preformatted_20_Text"><text:soft-page-break/></text:p>
            <text:p text:style-name="Preformatted_20_Text"><text:span text:style-name="Source_20_Text"><text:s text:c="7"/>// ... Lakukan operasi lain dengan PtrTitik^ ...</text:span></text:p>
            <text:p text:style-name="Preformatted_20_Text"><text:span text:style-name="Source_20_Text"><text:s text:c="7"/>// Jika terjadi error di sini, blok finally tetap akan dieksekusi</text:span></text:p>
            <text:p text:style-name="Preformatted_20_Text"><text:span text:style-name="Source_20_Text"><text:s text:c="4"/>end</text:span></text:p>
            <text:p text:style-name="Preformatted_20_Text"><text:span text:style-name="Source_20_Text"><text:s text:c="4"/>else</text:span></text:p>
            <text:p text:style-name="Preformatted_20_Text"><text:span text:style-name="Source_20_Text"><text:s text:c="4"/>begin</text:span></text:p>
            <text:p text:style-name="Preformatted_20_Text"><text:span text:style-name="Source_20_Text"><text:s text:c="7"/>WriteLn('Gagal mengalokasikan memori!');</text:span></text:p>
            <text:p text:style-name="Preformatted_20_Text"><text:span text:style-name="Source_20_Text"><text:s text:c="4"/>end;</text:span></text:p>
            <text:p text:style-name="Preformatted_20_Text"/>
            <text:p text:style-name="Preformatted_20_Text"><text:span text:style-name="Source_20_Text"><text:s text:c="2"/>finally</text:span></text:p>
            <text:p text:style-name="Preformatted_20_Text"><text:span text:style-name="Source_20_Text"><text:s text:c="4"/>// 3. Dealokasi (dijamin berjalan)</text:span></text:p>
            <text:p text:style-name="Preformatted_20_Text"><text:span text:style-name="Source_20_Text"><text:s text:c="4"/>WriteLn('Memulai blok finally untuk cleanup...');</text:span></text:p>
            <text:p text:style-name="Preformatted_20_Text"><text:span text:style-name="Source_20_Text"><text:s text:c="4"/>if PtrTitik &lt;&gt; nil then // Cek lagi sebelum Dispose</text:span></text:p>
            <text:p text:style-name="Preformatted_20_Text"><text:span text:style-name="Source_20_Text"><text:s text:c="4"/>begin</text:span></text:p>
            <text:p text:style-name="Preformatted_20_Text"><text:span text:style-name="Source_20_Text"><text:s text:c="6"/>WriteLn('Membebaskan memori Titik...');</text:span></text:p>
            <text:p text:style-name="Preformatted_20_Text"><text:span text:style-name="Source_20_Text"><text:s text:c="6"/>Dispose(PtrTitik); // Bebaskan memori</text:span></text:p>
            <text:p text:style-name="Preformatted_20_Text"><text:span text:style-name="Source_20_Text"><text:s text:c="6"/>PtrTitik := nil; <text:s text:c="2"/>// Set ke nil untuk mencegah dangling pointer</text:span></text:p>
            <text:p text:style-name="Preformatted_20_Text"><text:span text:style-name="Source_20_Text"><text:s text:c="6"/>WriteLn('Memori dibebaskan.');</text:span></text:p>
            <text:p text:style-name="Preformatted_20_Text"><text:span text:style-name="Source_20_Text"><text:s text:c="4"/>end</text:span></text:p>
            <text:p text:style-name="Preformatted_20_Text"><text:span text:style-name="Source_20_Text"><text:s text:c="4"/>else</text:span></text:p>
            <text:p text:style-name="Preformatted_20_Text"><text:span text:style-name="Source_20_Text"><text:s text:c="4"/>begin</text:span></text:p>
            <text:p text:style-name="Preformatted_20_Text"><text:span text:style-name="Source_20_Text"><text:s text:c="7"/>WriteLn('Pointer sudah nil, tidak ada yang dibebaskan.');</text:span></text:p>
            <text:p text:style-name="Preformatted_20_Text"><text:span text:style-name="Source_20_Text"><text:s text:c="4"/>end;</text:span></text:p>
            <text:p text:style-name="Preformatted_20_Text"><text:span text:style-name="Source_20_Text"><text:s text:c="4"/>WriteLn('Blok finally selesai.');</text:span></text:p>
            <text:p text:style-name="Preformatted_20_Text"><text:span text:style-name="Source_20_Text"><text:s text:c="2"/>end; // Akhir try..finally</text:span></text:p>
            <text:p text:style-name="Preformatted_20_Text"/>
            <text:p text:style-name="Preformatted_20_Text"><text:span text:style-name="Source_20_Text"><text:s text:c="2"/>ReadLn;</text:span></text:p>
            <text:p text:style-name="P609"><text:span text:style-name="Source_20_Text">end.</text:span></text:p>
            <text:p text:style-name="Text_20_body">Manajemen memori dinamis manual dengan <text:span text:style-name="Source_20_Text">New</text:span> dan <text:span text:style-name="Source_20_Text">Dispose</text:span> memberikan kontrol penuh, tetapi memerlukan disiplin tinggi untuk menghindari memory leak dan dangling pointer. Penggunaan <text:span text:style-name="Source_20_Text">try..finally</text:span> dan <text:span text:style-name="Source_20_Text">:= nil</text:span> setelah <text:span text:style-name="Source_20_Text">Dispose</text:span> adalah praktik keamanan yang esensial.</text:p>
            <text:p text:style-name="Horizontal_20_Line"/>
            <text:p text:style-name="Text_20_body">Silakan berikan perintah <text:span text:style-name="Source_20_Text">YAX</text:span> untuk melanjutkan ke prompt berikutnya (Subbab: Pointer ke Tipe Sederhana dan Record).</text:p>
          </text:section>
          <text:section text:style-name="Sect1" text:name="feedback-form-85">
            <text:p text:style-name="P274"/>
          </text:section>
        </text:section>
        <text:section text:style-name="Sect1" text:name="c8126a34eb23948f">
          <text:p text:style-name="Text_20_body"/>
          <text:section text:style-name="Sect1" text:name="user-query-content-86">
            <text:p text:style-name="P529">yax </text:p>
          </text:section>
          <text:p text:style-name="P274">Tampilkan alur berpikir</text:p>
          <text:section text:style-name="Sect2" text:name="model-response-message-contentr_c8126a34eb23948f">
            <text:p text:style-name="Text_20_body">Baik, kita lanjutkan pembahasan pointer pada pukul 10:12 PM WIB, Senin 14 April 2025, di Indonesia. Sekarang kita akan melihat bagaimana pointer digunakan dengan tipe data spesifik.</text:p>
            <text:p text:style-name="Text_20_body"><text:span text:style-name="Strong_20_Emphasis">(Jawaban untuk Prompt Isi Subbab: Pointer ke Tipe Sederhana dan Record)</text:span></text:p>
            <text:p text:style-name="Text_20_body">Konsep pointer (<text:span text:style-name="Source_20_Text">^</text:span>, <text:span text:style-name="Source_20_Text">@</text:span>, <text:span text:style-name="Source_20_Text">nil</text:span>) dan manajemen memori dinamis (<text:span text:style-name="Source_20_Text">New</text:span>, <text:span text:style-name="Source_20_Text">Dispose</text:span>) berlaku untuk semua jenis tipe data yang dapat Anda definisikan pointer-nya. Mari kita lihat penggunaannya dengan tipe data sederhana dan tipe <text:span text:style-name="Source_20_Text">Record</text:span>.</text:p>
            <text:p text:style-name="Text_20_body"><text:soft-page-break/><text:span text:style-name="Strong_20_Emphasis">Pointer ke Tipe Data Sederhana</text:span></text:p>
            <text:p text:style-name="Text_20_body">Anda dapat membuat pointer yang menunjuk ke tipe data dasar seperti <text:span text:style-name="Source_20_Text">Integer</text:span>, <text:span text:style-name="Source_20_Text">Real</text:span>, <text:span text:style-name="Source_20_Text">Boolean</text:span>, <text:span text:style-name="Source_20_Text">Char</text:span>, dll.</text:p>
            <text:list xml:id="list3544783904726695377" text:style-name="L165">
              <text:list-item>
                <text:p text:style-name="P423"><text:span text:style-name="Strong_20_Emphasis">Deklarasi:</text:span> </text:p>
                <text:p text:style-name="P165">Delphi</text:p>
                <text:p text:style-name="P590"><text:span text:style-name="Source_20_Text">type</text:span></text:p>
                <text:p text:style-name="P590"><text:span text:style-name="Source_20_Text"><text:s text:c="2"/>PInt = ^Integer;</text:span></text:p>
                <text:p text:style-name="P590"><text:span text:style-name="Source_20_Text"><text:s text:c="2"/>PBoolean = ^Boolean;</text:span></text:p>
                <text:p text:style-name="P590"><text:span text:style-name="Source_20_Text">var</text:span></text:p>
                <text:p text:style-name="P590"><text:span text:style-name="Source_20_Text"><text:s text:c="2"/>PtrHitung: PInt;</text:span></text:p>
                <text:p text:style-name="P646"><text:span text:style-name="Source_20_Text"><text:s text:c="2"/>PtrStatus: PBoolean;</text:span></text:p>
              </text:list-item>
              <text:list-item>
                <text:p text:style-name="P423"><text:span text:style-name="Strong_20_Emphasis">Alokasi dan Penggunaan:</text:span> </text:p>
                <text:p text:style-name="P165">Delphi</text:p>
                <text:p text:style-name="P590"><text:span text:style-name="Source_20_Text">program PointerSederhana;</text:span></text:p>
                <text:p text:style-name="P590"><text:span text:style-name="Source_20_Text">var</text:span></text:p>
                <text:p text:style-name="P590"><text:span text:style-name="Source_20_Text"><text:s text:c="2"/>PtrAngka: ^Integer = nil; // Langsung deklarasi &amp; inisialisasi</text:span></text:p>
                <text:p text:style-name="P590"><text:span text:style-name="Source_20_Text"><text:s text:c="2"/>PtrValid: ^Boolean = nil;</text:span></text:p>
                <text:p text:style-name="P590"><text:span text:style-name="Source_20_Text">begin</text:span></text:p>
                <text:p text:style-name="P590"><text:span text:style-name="Source_20_Text"><text:s text:c="2"/>try</text:span></text:p>
                <text:p text:style-name="P590"><text:span text:style-name="Source_20_Text"><text:s text:c="4"/>New(PtrAngka); <text:s text:c="2"/>// Alokasi memori untuk Integer</text:span></text:p>
                <text:p text:style-name="P590"><text:span text:style-name="Source_20_Text"><text:s text:c="4"/>New(PtrValid); <text:s/>// Alokasi memori untuk Boolean</text:span></text:p>
                <text:p text:style-name="P590"/>
                <text:p text:style-name="P590"><text:span text:style-name="Source_20_Text"><text:s text:c="4"/>if (PtrAngka &lt;&gt; nil) and (PtrValid &lt;&gt; nil) then</text:span></text:p>
                <text:p text:style-name="P590"><text:span text:style-name="Source_20_Text"><text:s text:c="4"/>begin</text:span></text:p>
                <text:p text:style-name="P590"><text:span text:style-name="Source_20_Text"><text:s text:c="7"/>PtrAngka^ := 123; <text:s text:c="2"/>// Assign nilai via dereference</text:span></text:p>
                <text:p text:style-name="P590"><text:span text:style-name="Source_20_Text"><text:s text:c="7"/>PtrValid^ := True; // Assign nilai via dereference</text:span></text:p>
                <text:p text:style-name="P590"/>
                <text:p text:style-name="P590"><text:span text:style-name="Source_20_Text"><text:s text:c="7"/>WriteLn('Nilai Angka via pointer: ', PtrAngka^);</text:span></text:p>
                <text:p text:style-name="P590"><text:span text:style-name="Source_20_Text"><text:s text:c="7"/>WriteLn('Nilai Status via pointer: ', PtrValid^);</text:span></text:p>
                <text:p text:style-name="P590"><text:span text:style-name="Source_20_Text"><text:s text:c="4"/>end;</text:span></text:p>
                <text:p text:style-name="P590"><text:span text:style-name="Source_20_Text"><text:s text:c="2"/>finally</text:span></text:p>
                <text:p text:style-name="P590"><text:span text:style-name="Source_20_Text"><text:s text:c="4"/>// Cleanup</text:span></text:p>
                <text:p text:style-name="P590"><text:span text:style-name="Source_20_Text"><text:s text:c="4"/>if PtrAngka &lt;&gt; nil then Dispose(PtrAngka); PtrAngka := nil;</text:span></text:p>
                <text:p text:style-name="P590"><text:span text:style-name="Source_20_Text"><text:s text:c="4"/>if PtrValid &lt;&gt; nil then Dispose(PtrValid); PtrValid := nil;</text:span></text:p>
                <text:p text:style-name="P590"><text:span text:style-name="Source_20_Text"><text:s text:c="2"/>end;</text:span></text:p>
                <text:p text:style-name="P590"><text:span text:style-name="Source_20_Text"><text:s text:c="2"/>ReadLn;</text:span></text:p>
                <text:p text:style-name="P646"><text:span text:style-name="Source_20_Text">end.</text:span></text:p>
              </text:list-item>
            </text:list>
            <text:p text:style-name="Text_20_body">Penggunaan pointer ke tipe sederhana seperti ini kurang umum dalam aplikasi Pascal modern karena biasanya lebih mudah menggunakan variabel biasa atau tipe data tingkat tinggi. Namun, pemahaman ini penting sebagai dasar.</text:p>
            <text:p text:style-name="Text_20_body"><text:span text:style-name="Strong_20_Emphasis">Pointer ke Tipe Record</text:span></text:p>
            <text:p text:style-name="Text_20_body">Ini adalah kasus penggunaan pointer yang <text:span text:style-name="Strong_20_Emphasis">jauh lebih umum</text:span>, terutama untuk membangun struktur data dinamis atau saat bekerja dengan objek (yang secara internal mirip record dengan tambahan method).</text:p>
            <text:list xml:id="list7333506288980052081" text:style-name="L166">
              <text:list-item>
                <text:p text:style-name="P166"><text:span text:style-name="Strong_20_Emphasis">Deklarasi:</text:span> Pertama, definisikan tipe <text:span text:style-name="Source_20_Text">Record</text:span>, lalu definisikan tipe pointer ke record tersebut.</text:p>
                <text:p text:style-name="P166"><text:soft-page-break/>Delphi</text:p>
                <text:p text:style-name="P591"><text:span text:style-name="Source_20_Text">type</text:span></text:p>
                <text:p text:style-name="P591"><text:span text:style-name="Source_20_Text"><text:s text:c="2"/>// Definisi Record</text:span></text:p>
                <text:p text:style-name="P591"><text:span text:style-name="Source_20_Text"><text:s text:c="2"/>TKontak = record</text:span></text:p>
                <text:p text:style-name="P591"><text:span text:style-name="Source_20_Text"><text:s text:c="4"/>Nama: string[50];</text:span></text:p>
                <text:p text:style-name="P591"><text:span text:style-name="Source_20_Text"><text:s text:c="4"/>Telepon: string[15];</text:span></text:p>
                <text:p text:style-name="P591"><text:span text:style-name="Source_20_Text"><text:s text:c="4"/>Email: string;</text:span></text:p>
                <text:p text:style-name="P591"><text:span text:style-name="Source_20_Text"><text:s text:c="2"/>end;</text:span></text:p>
                <text:p text:style-name="P591"/>
                <text:p text:style-name="P591"><text:span text:style-name="Source_20_Text"><text:s text:c="2"/>// Definisi Tipe Pointer ke Record</text:span></text:p>
                <text:p text:style-name="P591"><text:span text:style-name="Source_20_Text"><text:s text:c="2"/>PKontak = ^TKontak;</text:span></text:p>
                <text:p text:style-name="P591"/>
                <text:p text:style-name="P591"><text:span text:style-name="Source_20_Text">var</text:span></text:p>
                <text:p text:style-name="P591"><text:span text:style-name="Source_20_Text"><text:s text:c="2"/>// Deklarasi Variabel Pointer</text:span></text:p>
                <text:p text:style-name="P591"><text:span text:style-name="Source_20_Text"><text:s text:c="2"/>PtrKontakBisnis: PKontak;</text:span></text:p>
                <text:p text:style-name="P647"><text:span text:style-name="Source_20_Text"><text:s text:c="2"/>PtrKontakPribadi: PKontak;</text:span></text:p>
              </text:list-item>
              <text:list-item>
                <text:p text:style-name="P166"><text:span text:style-name="Strong_20_Emphasis">Alokasi Dinamis Record:</text:span> Gunakan <text:span text:style-name="Source_20_Text">New</text:span> dengan variabel pointer. Ini akan mengalokasikan memori di heap yang cukup untuk seluruh field dalam record.</text:p>
                <text:p text:style-name="P166">Delphi</text:p>
                <text:p text:style-name="P647"><text:span text:style-name="Source_20_Text">New(PtrKontakBisnis); // Alokasi memori untuk satu record TKontak</text:span></text:p>
              </text:list-item>
              <text:list-item>
                <text:p text:style-name="P166"><text:span text:style-name="Strong_20_Emphasis">Mengakses Field Record via Pointer:</text:span> Ini adalah bagian kunci. Anda menggunakan kombinasi operator dereference (<text:span text:style-name="Source_20_Text">^</text:span>) dan operator akses field (<text:span text:style-name="Source_20_Text">.</text:span>): <text:span text:style-name="Strong_20_Emphasis"><text:span text:style-name="Source_20_Text">NamaVariabelPointer^.NamaField</text:span></text:span></text:p>
                <text:list>
                  <text:list-item>
                    <text:p text:style-name="P424"><text:span text:style-name="Source_20_Text">NamaVariabelPointer^</text:span>: Dereference pointer untuk mendapatkan akses ke <text:span text:style-name="Emphasis">instance record</text:span> yang ada di heap. </text:p>
                  </text:list-item>
                  <text:list-item>
                    <text:p text:style-name="P424"><text:span text:style-name="Source_20_Text">.NamaField</text:span>: Akses field spesifik di dalam instance record tersebut. </text:p>
                  </text:list-item>
                </text:list>
                <text:p text:style-name="P166">Delphi</text:p>
                <text:p text:style-name="P591"><text:span text:style-name="Source_20_Text">if PtrKontakBisnis &lt;&gt; nil then</text:span></text:p>
                <text:p text:style-name="P591"><text:span text:style-name="Source_20_Text">begin</text:span></text:p>
                <text:p text:style-name="P591"><text:span text:style-name="Source_20_Text"><text:s text:c="2"/>PtrKontakBisnis^.Nama := 'PT. Jaya Abadi'; // Menulis ke field Nama</text:span></text:p>
                <text:p text:style-name="P591"><text:span text:style-name="Source_20_Text"><text:s text:c="2"/>PtrKontakBisnis^.Telepon := '0651-12345';</text:span></text:p>
                <text:p text:style-name="P591"><text:span text:style-name="Source_20_Text"><text:s text:c="2"/>PtrKontakBisnis^.Email := 'info@jayaabadi.com';</text:span></text:p>
                <text:p text:style-name="P591"/>
                <text:p text:style-name="P591"><text:span text:style-name="Source_20_Text"><text:s text:c="2"/>// Membaca field</text:span></text:p>
                <text:p text:style-name="P591"><text:span text:style-name="Source_20_Text"><text:s text:c="2"/>WriteLn('Kontak Bisnis: ', PtrKontakBisnis^.Nama);</text:span></text:p>
                <text:p text:style-name="P591"><text:span text:style-name="Source_20_Text"><text:s text:c="2"/>WriteLn('Telepon <text:s text:c="5"/>: ', PtrKontakBisnis^.Telepon);</text:span></text:p>
                <text:p text:style-name="P647"><text:span text:style-name="Source_20_Text">end;</text:span></text:p>
              </text:list-item>
              <text:list-item>
                <text:p text:style-name="P166"><text:span text:style-name="Strong_20_Emphasis">Dealokasi Record Dinamis:</text:span> Gunakan <text:span text:style-name="Source_20_Text">Dispose</text:span> diikuti dengan assignment <text:span text:style-name="Source_20_Text">nil</text:span>, idealnya dalam blok <text:span text:style-name="Source_20_Text">try..finally</text:span>.</text:p>
                <text:p text:style-name="P166">Delphi</text:p>
                <text:p text:style-name="P591"><text:span text:style-name="Source_20_Text">try</text:span></text:p>
                <text:p text:style-name="P591"><text:span text:style-name="Source_20_Text"><text:s text:c="2"/>New(PtrKontakPribadi);</text:span></text:p>
                <text:p text:style-name="P591"><text:span text:style-name="Source_20_Text"><text:s text:c="2"/>// ... isi data PtrKontakPribadi^ ...</text:span></text:p>
                <text:p text:style-name="P591"><text:span text:style-name="Source_20_Text">finally</text:span></text:p>
                <text:p text:style-name="P591"><text:soft-page-break/><text:span text:style-name="Source_20_Text"><text:s text:c="2"/>if PtrKontakPribadi &lt;&gt; nil then</text:span></text:p>
                <text:p text:style-name="P591"><text:span text:style-name="Source_20_Text"><text:s text:c="2"/>begin</text:span></text:p>
                <text:p text:style-name="P591"><text:span text:style-name="Source_20_Text"><text:s text:c="4"/>Dispose(PtrKontakPribadi);</text:span></text:p>
                <text:p text:style-name="P591"><text:span text:style-name="Source_20_Text"><text:s text:c="4"/>PtrKontakPribadi := nil;</text:span></text:p>
                <text:p text:style-name="P591"><text:span text:style-name="Source_20_Text"><text:s text:c="2"/>end;</text:span></text:p>
                <text:p text:style-name="P647"><text:span text:style-name="Source_20_Text">end;</text:span></text:p>
              </text:list-item>
              <text:list-item>
                <text:p text:style-name="P166"><text:span text:style-name="Strong_20_Emphasis">Perbandingan dengan </text:span><text:span text:style-name="Strong_20_Emphasis"><text:span text:style-name="Source_20_Text">with Ptr^ do ...</text:span></text:span><text:span text:style-name="Strong_20_Emphasis">:</text:span> Pascal memperbolehkan penggunaan statement <text:span text:style-name="Source_20_Text">with</text:span> untuk menyederhanakan akses field record via pointer:</text:p>
                <text:p text:style-name="P166">Delphi</text:p>
                <text:p text:style-name="P591"><text:span text:style-name="Source_20_Text">if PtrKontakBisnis &lt;&gt; nil then</text:span></text:p>
                <text:p text:style-name="P591"><text:span text:style-name="Source_20_Text">begin</text:span></text:p>
                <text:p text:style-name="P591"><text:span text:style-name="Source_20_Text"><text:s text:c="2"/>with PtrKontakBisnis^ do // Perhatikan ^ ada di sini</text:span></text:p>
                <text:p text:style-name="P591"><text:span text:style-name="Source_20_Text"><text:s text:c="2"/>begin</text:span></text:p>
                <text:p text:style-name="P591"><text:span text:style-name="Source_20_Text"><text:s text:c="4"/>// Di dalam blok ini, bisa akses field langsung</text:span></text:p>
                <text:p text:style-name="P591"><text:span text:style-name="Source_20_Text"><text:s text:c="4"/>Nama := 'PT. Sukses Makmur';</text:span></text:p>
                <text:p text:style-name="P591"><text:span text:style-name="Source_20_Text"><text:s text:c="4"/>Telepon := '0651-54321';</text:span></text:p>
                <text:p text:style-name="P591"><text:span text:style-name="Source_20_Text"><text:s text:c="4"/>Email := 'cs@suksesmakmur.id';</text:span></text:p>
                <text:p text:style-name="P591"><text:span text:style-name="Source_20_Text"><text:s text:c="4"/>WriteLn('Nama (via with): ', Nama);</text:span></text:p>
                <text:p text:style-name="P591"><text:span text:style-name="Source_20_Text"><text:s text:c="2"/>end; // Akhir blok with</text:span></text:p>
                <text:p text:style-name="P647"><text:span text:style-name="Source_20_Text">end;</text:span></text:p>
                <text:p text:style-name="P166">Meskipun terlihat lebih ringkas, seperti yang dibahas sebelumnya, penggunaan <text:span text:style-name="Source_20_Text">with</text:span> dapat <text:span text:style-name="Strong_20_Emphasis">mengurangi keterbacaan</text:span> dan <text:span text:style-name="Strong_20_Emphasis">menimbulkan ambiguitas</text:span> jika ada nama variabel lokal yang sama dengan nama field. Notasi eksplisit <text:span text:style-name="Source_20_Text">PtrKontakBisnis^.Nama</text:span> umumnya <text:span text:style-name="Strong_20_Emphasis">lebih disarankan</text:span> untuk kejelasan kode, meskipun sedikit lebih panjang.</text:p>
              </text:list-item>
            </text:list>
            <text:p text:style-name="Text_20_body"><text:span text:style-name="Strong_20_Emphasis">Contoh Praktis Sederhana: Node Linked List</text:span></text:p>
            <text:p text:style-name="Text_20_body">Pointer ke record sangat fundamental untuk membuat struktur data dinamis seperti <text:span text:style-name="Emphasis">linked list</text:span> (daftar tertaut). Sebuah node dalam linked list biasanya berisi data dan pointer ke node berikutnya.</text:p>
            <text:p text:style-name="Text_20_body">Delphi</text:p>
            <text:p text:style-name="Preformatted_20_Text"><text:span text:style-name="Source_20_Text">program SimpleNodeDemo;</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 Deklarasi forward untuk tipe pointer diperlukan sebelum tipe record</text:span></text:p>
            <text:p text:style-name="Preformatted_20_Text"><text:span text:style-name="Source_20_Text"><text:s text:c="2"/>PNode = ^TNode;</text:span></text:p>
            <text:p text:style-name="Preformatted_20_Text"/>
            <text:p text:style-name="Preformatted_20_Text"><text:span text:style-name="Source_20_Text"><text:s text:c="2"/>// Definisi record untuk node</text:span></text:p>
            <text:p text:style-name="Preformatted_20_Text"><text:span text:style-name="Source_20_Text"><text:s text:c="2"/>TNode = record</text:span></text:p>
            <text:p text:style-name="Preformatted_20_Text"><text:span text:style-name="Source_20_Text"><text:s text:c="4"/>Data: Integer; <text:s/>// Data yang disimpan</text:span></text:p>
            <text:p text:style-name="Preformatted_20_Text"><text:span text:style-name="Source_20_Text"><text:s text:c="4"/>Next: PNode; <text:s text:c="3"/>// Pointer ke node berikutnya (bertipe PNode!)</text:span></text:p>
            <text:p text:style-name="Preformatted_20_Text"><text:span text:style-name="Source_20_Text"><text:s text:c="2"/>end;</text:span></text:p>
            <text:p text:style-name="Preformatted_20_Text"/>
            <text:p text:style-name="Preformatted_20_Text"><text:span text:style-name="Source_20_Text">var</text:span></text:p>
            <text:p text:style-name="Preformatted_20_Text"><text:span text:style-name="Source_20_Text"><text:s text:c="2"/>Head, Node1, Node2: PNode; // Pointer ke node</text:span></text:p>
            <text:p text:style-name="Preformatted_20_Text"/>
            <text:p text:style-name="Preformatted_20_Text"><text:span text:style-name="Source_20_Text">begin</text:span></text:p>
            <text:p text:style-name="Preformatted_20_Text"><text:soft-page-break/><text:span text:style-name="Source_20_Text"><text:s text:c="2"/>WriteLn('Demo Node Linked List - ', FormatDateTime('hh:nn:ss', Now), ' WIB, Indonesia');</text:span></text:p>
            <text:p text:style-name="Preformatted_20_Text"><text:span text:style-name="Source_20_Text"><text:s text:c="2"/>Head := nil; Node1 := nil; Node2 := nil; // Inisialisasi</text:span></text:p>
            <text:p text:style-name="Preformatted_20_Text"/>
            <text:p text:style-name="Preformatted_20_Text"><text:span text:style-name="Source_20_Text"><text:s text:c="2"/>try</text:span></text:p>
            <text:p text:style-name="Preformatted_20_Text"><text:span text:style-name="Source_20_Text"><text:s text:c="4"/>// Buat node pertama</text:span></text:p>
            <text:p text:style-name="Preformatted_20_Text"><text:span text:style-name="Source_20_Text"><text:s text:c="4"/>New(Node1);</text:span></text:p>
            <text:p text:style-name="Preformatted_20_Text"><text:span text:style-name="Source_20_Text"><text:s text:c="4"/>Node1^.Data := 10;</text:span></text:p>
            <text:p text:style-name="Preformatted_20_Text"><text:span text:style-name="Source_20_Text"><text:s text:c="4"/>Node1^.Next := nil; // Awalnya tidak menunjuk ke mana pun</text:span></text:p>
            <text:p text:style-name="Preformatted_20_Text"/>
            <text:p text:style-name="Preformatted_20_Text"><text:span text:style-name="Source_20_Text"><text:s text:c="4"/>// Buat node kedua</text:span></text:p>
            <text:p text:style-name="Preformatted_20_Text"><text:span text:style-name="Source_20_Text"><text:s text:c="4"/>New(Node2);</text:span></text:p>
            <text:p text:style-name="Preformatted_20_Text"><text:span text:style-name="Source_20_Text"><text:s text:c="4"/>Node2^.Data := 20;</text:span></text:p>
            <text:p text:style-name="Preformatted_20_Text"><text:span text:style-name="Source_20_Text"><text:s text:c="4"/>Node2^.Next := nil;</text:span></text:p>
            <text:p text:style-name="Preformatted_20_Text"/>
            <text:p text:style-name="Preformatted_20_Text"><text:span text:style-name="Source_20_Text"><text:s text:c="4"/>// Hubungkan node: Node1 menunjuk ke Node2</text:span></text:p>
            <text:p text:style-name="Preformatted_20_Text"><text:span text:style-name="Source_20_Text"><text:s text:c="4"/>Node1^.Next := Node2;</text:span></text:p>
            <text:p text:style-name="Preformatted_20_Text"/>
            <text:p text:style-name="Preformatted_20_Text"><text:span text:style-name="Source_20_Text"><text:s text:c="4"/>// Jadikan Node1 sebagai kepala list</text:span></text:p>
            <text:p text:style-name="Preformatted_20_Text"><text:span text:style-name="Source_20_Text"><text:s text:c="4"/>Head := Node1;</text:span></text:p>
            <text:p text:style-name="Preformatted_20_Text"/>
            <text:p text:style-name="Preformatted_20_Text"><text:span text:style-name="Source_20_Text"><text:s text:c="4"/>// Akses data</text:span></text:p>
            <text:p text:style-name="Preformatted_20_Text"><text:span text:style-name="Source_20_Text"><text:s text:c="4"/>if Head &lt;&gt; nil then</text:span></text:p>
            <text:p text:style-name="Preformatted_20_Text"><text:span text:style-name="Source_20_Text"><text:s text:c="7"/>WriteLn('Data Head (Node 1): ', Head^.Data);</text:span></text:p>
            <text:p text:style-name="Preformatted_20_Text"/>
            <text:p text:style-name="Preformatted_20_Text"><text:span text:style-name="Source_20_Text"><text:s text:c="4"/>if Head^.Next &lt;&gt; nil then // Cek apakah ada node kedua</text:span></text:p>
            <text:p text:style-name="Preformatted_20_Text"><text:span text:style-name="Source_20_Text"><text:s text:c="7"/>WriteLn('Data Node 2 (via Head^.Next^): ', Head^.Next^.Data);</text:span></text:p>
            <text:p text:style-name="Preformatted_20_Text"/>
            <text:p text:style-name="Preformatted_20_Text"><text:span text:style-name="Source_20_Text"><text:s text:c="2"/>finally</text:span></text:p>
            <text:p text:style-name="Preformatted_20_Text"><text:span text:style-name="Source_20_Text"><text:s text:c="4"/>// CATATAN PENTING: Dealokasi linked list yang benar memerlukan traversal</text:span></text:p>
            <text:p text:style-name="Preformatted_20_Text"><text:span text:style-name="Source_20_Text"><text:s text:c="4"/>// (mengunjungi setiap node dan membebaskannya). Kode di bawah ini HANYA</text:span></text:p>
            <text:p text:style-name="Preformatted_20_Text"><text:span text:style-name="Source_20_Text"><text:s text:c="4"/>// contoh dealokasi node individual dan TIDAK BENAR untuk list &gt; 1 node</text:span></text:p>
            <text:p text:style-name="Preformatted_20_Text"><text:span text:style-name="Source_20_Text"><text:s text:c="4"/>// karena akan menyebabkan memory leak atau dangling pointer.</text:span></text:p>
            <text:p text:style-name="Preformatted_20_Text"><text:span text:style-name="Source_20_Text"><text:s text:c="4"/>// Implementasi dealokasi list lengkap di luar cakupan contoh dasar ini.</text:span></text:p>
            <text:p text:style-name="Preformatted_20_Text"><text:span text:style-name="Source_20_Text"><text:s text:c="4"/>WriteLn('Membebaskan node secara individual (contoh salah untuk list)...');</text:span></text:p>
            <text:p text:style-name="Preformatted_20_Text"><text:span text:style-name="Source_20_Text"><text:s text:c="4"/>if Node2 &lt;&gt; nil then Dispose(Node2); Node2 := nil; // Bebaskan Node2 dulu</text:span></text:p>
            <text:p text:style-name="Preformatted_20_Text"><text:span text:style-name="Source_20_Text"><text:s text:c="4"/>if Node1 &lt;&gt; nil then Dispose(Node1); Node1 := nil; // Bebaskan Node1</text:span></text:p>
            <text:p text:style-name="Preformatted_20_Text"><text:span text:style-name="Source_20_Text"><text:s text:c="4"/>Head := nil; // Head hanya menunjuk, tidak perlu di-Dispose</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609"><text:span text:style-name="Source_20_Text">end.</text:span></text:p>
            <text:p text:style-name="Text_20_body">Contoh node ini menunjukkan bagaimana pointer ke record dapat digunakan untuk menciptakan struktur data di mana elemen-elemen saling merujuk.</text:p>
            <text:p text:style-name="Horizontal_20_Line"/>
            <text:p text:style-name="Text_20_body">Silakan berikan perintah <text:span text:style-name="Source_20_Text">YAX</text:span> untuk melanjutkan ke prompt berikutnya (Subbab: Pointer dan Array Dinamis (Pengantar)).</text:p>
          </text:section>
          <text:section text:style-name="Sect1" text:name="feedback-form-86">
            <text:p text:style-name="P274"><text:soft-page-break/></text:p>
          </text:section>
        </text:section>
        <text:section text:style-name="Sect1" text:name="edd20e03f84e2155">
          <text:p text:style-name="Text_20_body"/>
          <text:section text:style-name="Sect1" text:name="user-query-content-87">
            <text:p text:style-name="P529">yax </text:p>
          </text:section>
          <text:p text:style-name="P274">Tampilkan alur berpikir</text:p>
          <text:section text:style-name="Sect2" text:name="model-response-message-contentr_edd20e03f84e2155">
            <text:p text:style-name="Text_20_body">Baik, kita lanjutkan pembahasan pointer pada pukul 10:14 PM WIB, Senin 14 April 2025, di Indonesia ini. Sekarang kita lihat hubungannya dengan array dinamis yang sudah kita pelajari sebelumnya.</text:p>
            <text:p text:style-name="Text_20_body"><text:span text:style-name="Strong_20_Emphasis">(Jawaban untuk Prompt Isi Subbab: Pointer dan Array Dinamis (Pengantar))</text:span></text:p>
            <text:p text:style-name="Text_20_body">Anda telah melihat bagaimana array dinamis (<text:span text:style-name="Source_20_Text">array of TipeElemen</text:span>) menyediakan cara yang fleksibel untuk bekerja dengan koleksi data yang ukurannya bisa berubah saat runtime, lengkap dengan manajemen memori otomatis. Namun, bagi programmer intermediate, memahami <text:span text:style-name="Strong_20_Emphasis">bagaimana array dinamis diimplementasikan di balik layar</text:span> dapat memberikan wawasan yang berharga, dan kuncinya terletak pada <text:span text:style-name="Strong_20_Emphasis">pointer</text:span>.</text:p>
            <text:p text:style-name="Text_20_body">Meskipun Anda sebagai programmer berinteraksi dengan array dinamis melalui antarmuka tingkat tinggi yang nyaman seperti prosedur <text:span text:style-name="Source_20_Text">SetLength</text:span> dan fungsi <text:span text:style-name="Source_20_Text">Length</text:span>, <text:span text:style-name="Source_20_Text">Low</text:span>, <text:span text:style-name="Source_20_Text">High</text:span>, serta mengandalkan <text:span text:style-name="Emphasis">reference counting</text:span> untuk pembebasan memori otomatis, secara internal, Free Pascal mengimplementasikan array dinamis <text:span text:style-name="Strong_20_Emphasis">menggunakan pointer</text:span>.</text:p>
            <text:p text:style-name="Text_20_body"><text:span text:style-name="Strong_20_Emphasis">Variabel Array Dinamis adalah Pointer:</text:span></text:p>
            <text:p text:style-name="Text_20_body">Ketika Anda mendeklarasikan sebuah array dinamis:</text:p>
            <text:p text:style-name="Text_20_body">Delphi</text:p>
            <text:p text:style-name="Preformatted_20_Text"><text:span text:style-name="Source_20_Text">var</text:span></text:p>
            <text:p text:style-name="P609"><text:span text:style-name="Source_20_Text"><text:s text:c="2"/>DataNilai: array of Real;</text:span></text:p>
            <text:p text:style-name="Text_20_body">Variabel <text:span text:style-name="Source_20_Text">DataNilai</text:span> itu sendiri <text:span text:style-name="Strong_20_Emphasis">bukanlah</text:span> tempat penyimpanan elemen-elemen <text:span text:style-name="Source_20_Text">Real</text:span>. Sebaliknya, <text:span text:style-name="Source_20_Text">DataNilai</text:span> adalah sebuah <text:span text:style-name="Strong_20_Emphasis">pointer</text:span> (yang awalnya bernilai <text:span text:style-name="Source_20_Text">nil</text:span>).</text:p>
            <text:p text:style-name="Text_20_body">Ketika Anda memanggil <text:span text:style-name="Source_20_Text">SetLength(DataNilai, 100)</text:span>, sistem runtime FPC akan:</text:p>
            <text:list xml:id="list7997079293743184648" text:style-name="L167">
              <text:list-item>
                <text:p text:style-name="P425">Mengalokasikan blok memori yang cukup besar di <text:span text:style-name="Strong_20_Emphasis">heap</text:span> untuk menampung 100 elemen <text:span text:style-name="Source_20_Text">Real</text:span>, ditambah beberapa informasi administratif (seperti panjang array saat ini dan jumlah referensi/reference count). </text:p>
              </text:list-item>
              <text:list-item>
                <text:p text:style-name="P167">Membuat variabel pointer <text:span text:style-name="Source_20_Text">DataNilai</text:span> menunjuk ke awal blok memori yang baru dialokasikan ini. </text:p>
              </text:list-item>
            </text:list>
            <text:p text:style-name="Text_20_body"><text:span text:style-name="Strong_20_Emphasis">Lapisan Abstraksi:</text:span></text:p>
            <text:p text:style-name="Text_20_body">Fungsi dan prosedur seperti <text:span text:style-name="Source_20_Text">SetLength</text:span>, <text:span text:style-name="Source_20_Text">Length</text:span>, <text:span text:style-name="Source_20_Text">Low</text:span>, <text:span text:style-name="Source_20_Text">High</text:span>, serta mekanisme reference counting, menyediakan <text:span text:style-name="Strong_20_Emphasis">lapisan abstraksi</text:span> yang kuat. Anda tidak perlu (dan sebaiknya tidak) memanipulasi pointer atau memori heap secara langsung saat bekerja dengan array dinamis. Kompiler dan RTL menangani detail alokasi (mirip <text:span text:style-name="Source_20_Text">New</text:span>), dealokasi (mirip <text:span text:style-name="Source_20_Text">Dispose</text:span> saat reference count nol), dan akses elemen (termasuk pemeriksaan batas berdasarkan panjang yang tersimpan) untuk Anda.</text:p>
            <text:p text:style-name="Text_20_body"><text:span text:style-name="Strong_20_Emphasis">Konsekuensi Implementasi Berbasis Pointer:</text:span></text:p>
            <text:p text:style-name="Text_20_body">Pemahaman bahwa variabel array dinamis adalah pointer membantu menjelaskan <text:soft-page-break/>beberapa perilakunya yang penting:</text:p>
            <text:list xml:id="list6738413352902921048" text:style-name="L168">
              <text:list-item>
                <text:p text:style-name="P168"><text:span text:style-name="Strong_20_Emphasis">Pelewatan Parameter yang Efisien:</text:span> Ketika Anda melewatkan array dinamis sebagai parameter ke prosedur atau fungsi (bahkan jika dilewatkan <text:span text:style-name="Emphasis">by value</text:span> tanpa <text:span text:style-name="Source_20_Text">var</text:span> atau <text:span text:style-name="Source_20_Text">const</text:span>), yang sebenarnya disalin hanyalah <text:span text:style-name="Strong_20_Emphasis">nilai pointer</text:span> itu sendiri (alamat memori, biasanya hanya 4 atau 8 byte), bukan seluruh isi data array. Ini membuat pelewatan array dinamis, bahkan yang sangat besar sekalipun, menjadi sangat cepat dan efisien dibandingkan melewatkan array statis besar secara by value (yang akan menyalin semua elemen).</text:p>
                <text:list>
                  <text:list-item>
                    <text:p text:style-name="P426"><text:span text:style-name="Emphasis">Implikasi:</text:span> Karena parameter (meskipun by value) menunjuk ke data heap yang <text:span text:style-name="Emphasis">sama</text:span> dengan argumen asli, modifikasi elemen array <text:span text:style-name="Emphasis">di dalam</text:span> subrutin <text:span text:style-name="Strong_20_Emphasis">akan terlihat</text:span> oleh pemanggil. Inilah mengapa seringkali lebih aman menggunakan <text:span text:style-name="Source_20_Text">const</text:span> untuk parameter array dinamis yang dimaksudkan hanya sebagai input. </text:p>
                  </text:list-item>
                </text:list>
              </text:list-item>
              <text:list-item>
                <text:p text:style-name="P168"><text:span text:style-name="Strong_20_Emphasis">Semantik Referensi pada Assignment:</text:span> Ketika Anda melakukan assignment antara dua variabel array dinamis:</text:p>
                <text:p text:style-name="P168">Delphi</text:p>
                <text:p text:style-name="P592"><text:span text:style-name="Source_20_Text">var ArrayA, ArrayB: array of Integer;</text:span></text:p>
                <text:p text:style-name="P592"><text:span text:style-name="Source_20_Text">begin</text:span></text:p>
                <text:p text:style-name="P592"><text:span text:style-name="Source_20_Text"><text:s text:c="2"/>SetLength(ArrayA, 10);</text:span></text:p>
                <text:p text:style-name="P592"><text:span text:style-name="Source_20_Text"><text:s text:c="2"/>// ... isi ArrayA ...</text:span></text:p>
                <text:p text:style-name="P648"><text:span text:style-name="Source_20_Text"><text:s text:c="2"/>ArrayB := ArrayA; // &lt;&lt;&lt; Assignment</text:span></text:p>
                <text:p text:style-name="P168">Operasi <text:span text:style-name="Source_20_Text">ArrayB := ArrayA</text:span> <text:span text:style-name="Strong_20_Emphasis">tidak</text:span> membuat salinan baru dari data array. Ia hanya <text:span text:style-name="Strong_20_Emphasis">menyalin nilai pointer</text:span> dari <text:span text:style-name="Source_20_Text">ArrayA</text:span> ke <text:span text:style-name="Source_20_Text">ArrayB</text:span>. Akibatnya:</text:p>
                <text:list>
                  <text:list-item>
                    <text:p text:style-name="P426"><text:span text:style-name="Source_20_Text">ArrayA</text:span> dan <text:span text:style-name="Source_20_Text">ArrayB</text:span> sekarang menunjuk ke <text:span text:style-name="Strong_20_Emphasis">blok memori yang sama persis</text:span> di heap. </text:p>
                  </text:list-item>
                  <text:list-item>
                    <text:p text:style-name="P426">Reference count untuk blok memori tersebut bertambah (menjadi 2 dalam kasus ini). </text:p>
                  </text:list-item>
                  <text:list-item>
                    <text:p text:style-name="P426"><text:span text:style-name="Strong_20_Emphasis">Konsekuensi Penting:</text:span> Mengubah elemen melalui <text:span text:style-name="Source_20_Text">ArrayA</text:span> (misalnya <text:span text:style-name="Source_20_Text">ArrayA[0] := 99;</text:span>) akan <text:span text:style-name="Strong_20_Emphasis">langsung terlihat</text:span> ketika Anda mengakses elemen yang sama melalui <text:span text:style-name="Source_20_Text">ArrayB</text:span> (<text:span text:style-name="Source_20_Text">WriteLn(ArrayB[0])</text:span> akan mencetak 99), karena mereka berbagi data yang sama. Ini disebut <text:span text:style-name="Emphasis">reference semantics</text:span>, berbeda dengan <text:span text:style-name="Emphasis">value semantics</text:span> pada array statis atau record biasa di mana assignment biasanya membuat salinan data independen. </text:p>
                  </text:list-item>
                </text:list>
              </text:list-item>
              <text:list-item>
                <text:p text:style-name="P168"><text:span text:style-name="Strong_20_Emphasis">Kebutuhan Penyalinan Eksplisit:</text:span> Jika Anda benar-benar membutuhkan <text:span text:style-name="Strong_20_Emphasis">salinan independen</text:span> dari sebuah array dinamis (sehingga modifikasi pada satu salinan tidak mempengaruhi yang lain), Anda harus melakukannya secara eksplisit, misalnya dengan:</text:p>
                <text:list>
                  <text:list-item>
                    <text:p text:style-name="P426">Menggunakan <text:span text:style-name="Source_20_Text">SetLength</text:span> pada array target lalu menyalin elemen satu per satu menggunakan loop <text:span text:style-name="Source_20_Text">for</text:span>. </text:p>
                  </text:list-item>
                  <text:list-item>
                    <text:p text:style-name="P168">Menggunakan fungsi <text:span text:style-name="Source_20_Text">System.Copy</text:span> (meskipun penggunaannya perlu dipastikan sesuai untuk tipe elemen array). </text:p>
                  </text:list-item>
                </text:list>
              </text:list-item>
            </text:list>
            <text:p text:style-name="Text_20_body"><text:span text:style-name="Strong_20_Emphasis">Kesimpulan:</text:span></text:p>
            <text:p text:style-name="Text_20_body"><text:soft-page-break/>Array dinamis di Free Pascal adalah fitur tingkat tinggi yang sangat berguna, memberikan fleksibilitas ukuran dan manajemen memori otomatis. Memahami bahwa di baliknya terdapat implementasi berbasis pointer membantu menjelaskan perilakunya yang efisien saat dilewatkan sebagai parameter dan semantik referensinya saat assignment, yang perlu diperhatikan agar tidak terjadi efek samping yang tidak diinginkan.</text:p>
            <text:p text:style-name="Horizontal_20_Line"/>
            <text:p text:style-name="Text_20_body">Silakan berikan perintah <text:span text:style-name="Source_20_Text">YAX</text:span> untuk melanjutkan ke prompt berikutnya (Subbab: Kapan Menggunakan Pointer?).</text:p>
          </text:section>
          <text:section text:style-name="Sect1" text:name="feedback-form-87">
            <text:p text:style-name="P274"/>
          </text:section>
        </text:section>
        <text:section text:style-name="Sect1" text:name="0c62b8462a248229">
          <text:p text:style-name="Text_20_body"/>
          <text:section text:style-name="Sect1" text:name="user-query-content-88">
            <text:p text:style-name="P529">yax </text:p>
          </text:section>
          <text:p text:style-name="P274">Tampilkan alur berpikir</text:p>
          <text:section text:style-name="Sect2" text:name="model-response-message-contentr_0c62b8462a248229">
            <text:p text:style-name="Text_20_body">Tentu, mari kita diskusikan kapan penggunaan pointer secara eksplisit masih relevan dalam pemrograman Free Pascal modern, pada pukul 10:15 PM WIB, Senin 14 April 2025, di Indonesia ini.</text:p>
            <text:p text:style-name="Text_20_body"><text:span text:style-name="Strong_20_Emphasis">(Jawaban untuk Prompt Isi Subbab: Kapan Menggunakan Pointer?)</text:span></text:p>
            <text:p text:style-name="Text_20_body">Dalam pengembangan Free Pascal modern, ketersediaan fitur-fitur tingkat tinggi seperti array dinamis, string yang dikelola otomatis (<text:span text:style-name="Source_20_Text">UnicodeString</text:span>), kelas-kelas Object Oriented Programming (OOP), dan <text:span text:style-name="Emphasis">interface</text:span> telah secara signifikan mengurangi <text:span text:style-name="Emphasis">kebutuhan</text:span> untuk melakukan manajemen memori manual menggunakan pointer (<text:span text:style-name="Source_20_Text">New</text:span>/<text:span text:style-name="Source_20_Text">Dispose</text:span>) dalam banyak skenario pemrograman sehari-hari. Alternatif tingkat tinggi ini umumnya lebih aman, lebih mudah digunakan, dan mengurangi risiko bug terkait memori.</text:p>
            <text:p text:style-name="Text_20_body">Namun, pemahaman dan kemampuan untuk menggunakan pointer secara eksplisit masih relevan dan terkadang <text:span text:style-name="Strong_20_Emphasis">diperlukan</text:span> dalam beberapa area spesifik:</text:p>
            <text:p text:style-name="Text_20_body"><text:span text:style-name="Strong_20_Emphasis">1. Implementasi Struktur Data Dinamis Klasik:</text:span></text:p>
            <text:p text:style-name="Text_20_body">Meskipun banyak pustaka (termasuk FCL/RTL atau komponen pihak ketiga) mungkin menyediakan implementasi siap pakai, jika Anda perlu membangun struktur data dinamis tertentu dari awal atau memerlukan kontrol penuh atas implementasinya, pointer adalah alat fundamentalnya. Struktur data ini dicirikan oleh elemen (node) yang tidak harus disimpan berurutan di memori dan dihubungkan satu sama lain melalui pointer:</text:p>
            <text:list xml:id="list8618885932848913363" text:style-name="L169">
              <text:list-item>
                <text:p text:style-name="P427"><text:span text:style-name="Strong_20_Emphasis">Linked List (Daftar Tertaut):</text:span> Setiap node berisi data dan sebuah pointer (<text:span text:style-name="Source_20_Text">Next</text:span>) yang menunjuk ke node berikutnya dalam daftar. Ini memungkinkan penambahan atau penghapusan elemen di tengah daftar secara efisien tanpa perlu menggeser elemen lain (berbeda dengan array). Pointer memungkinkan fleksibilitas alokasi memori per node dan menghubungkan node-node tersebut. </text:p>
              </text:list-item>
              <text:list-item>
                <text:p text:style-name="P427"><text:span text:style-name="Strong_20_Emphasis">Tree (Pohon, misal: Binary Search Tree):</text:span> Setiap node berisi data dan pointer ke node anak (misalnya, <text:span text:style-name="Source_20_Text">LeftChild</text:span>, <text:span text:style-name="Source_20_Text">RightChild</text:span>). Pointer digunakan untuk membangun struktur hierarkis dan melakukan operasi seperti pencarian, penyisipan, dan penghapusan secara efisien (tergantung jenis pohonnya). </text:p>
              </text:list-item>
              <text:list-item>
                <text:p text:style-name="P169"><text:span text:style-name="Strong_20_Emphasis">Graph (Graf):</text:span> Merepresentasikan hubungan antar entitas (vertex/simpul) <text:soft-page-break/>menggunakan koneksi (edge/sisi). Implementasi graf sering menggunakan pointer untuk merepresentasikan adjacency list (daftar ketetanggaan) atau struktur node yang saling merujuk. </text:p>
              </text:list-item>
            </text:list>
            <text:p text:style-name="Text_20_body">Dalam kasus ini, <text:span text:style-name="Source_20_Text">New</text:span> digunakan untuk membuat node baru saat dibutuhkan, <text:span text:style-name="Source_20_Text">Dispose</text:span> untuk menghapus node, dan pointer digunakan untuk menavigasi serta memelihara hubungan antar node.</text:p>
            <text:p text:style-name="Text_20_body"><text:span text:style-name="Strong_20_Emphasis">2. Interfacing dengan Pustaka Eksternal (API C/C++ &amp; Sistem Operasi):</text:span></text:p>
            <text:p text:style-name="Text_20_body">Ini adalah salah satu area di mana penggunaan pointer hampir tidak terhindarkan. Sebagian besar sistem operasi (Windows API, POSIX/Linux API) dan banyak pustaka pihak ketiga ditulis dalam bahasa C atau C++. Bahasa C sangat bergantung pada pointer untuk melewatkan data secara efisien. Ketika Anda perlu memanggil fungsi dari pustaka native ini dari kode Free Pascal Anda, Anda seringkali perlu bekerja dengan pointer:</text:p>
            <text:list xml:id="list7686397754293843278" text:style-name="L170">
              <text:list-item>
                <text:p text:style-name="P428"><text:span text:style-name="Strong_20_Emphasis">Melewatkan Buffer Memori:</text:span> Fungsi C mungkin memerlukan pointer ke area memori (buffer) untuk diisi data (misalnya, membaca data dari file atau soket jaringan) atau untuk membaca data yang Anda sediakan. Anda mungkin perlu mengalokasikan memori ini di Pascal (misalnya dengan <text:span text:style-name="Source_20_Text">GetMem</text:span> atau bahkan array dinamis/statis) dan melewatkan pointernya (seringkali sebagai tipe <text:span text:style-name="Source_20_Text">Pointer</text:span> generik atau <text:span text:style-name="Source_20_Text">PByte</text:span>) ke fungsi C. </text:p>
              </text:list-item>
              <text:list-item>
                <text:p text:style-name="P428"><text:span text:style-name="Strong_20_Emphasis">String Gaya C (</text:span><text:span text:style-name="Strong_20_Emphasis"><text:span text:style-name="Source_20_Text">PChar</text:span></text:span><text:span text:style-name="Strong_20_Emphasis">, </text:span><text:span text:style-name="Strong_20_Emphasis"><text:span text:style-name="Source_20_Text">PAnsiChar</text:span></text:span><text:span text:style-name="Strong_20_Emphasis">, </text:span><text:span text:style-name="Strong_20_Emphasis"><text:span text:style-name="Source_20_Text">PWideChar</text:span></text:span><text:span text:style-name="Strong_20_Emphasis">):</text:span> Fungsi C bekerja dengan string yang diakhiri null (<text:span text:style-name="Source_20_Text">#0</text:span>). Free Pascal menyediakan tipe pointer seperti <text:span text:style-name="Source_20_Text">PAnsiChar</text:span> (pointer ke <text:span text:style-name="Source_20_Text">AnsiChar</text:span>) dan <text:span text:style-name="Source_20_Text">PWideChar</text:span> (pointer ke <text:span text:style-name="Source_20_Text">WideChar</text:span>, sering alias dengan <text:span text:style-name="Source_20_Text">PChar</text:span> dalam mode Unicode) untuk berinteraksi dengan fungsi-fungsi ini. Anda perlu mengonversi string Pascal (yang memiliki informasi panjang) ke format PChar yang diakhiri null saat memanggil fungsi C, dan mengonversi kembali hasilnya. </text:p>
              </text:list-item>
              <text:list-item>
                <text:p text:style-name="P428"><text:span text:style-name="Strong_20_Emphasis">Pointer ke Struktur (</text:span><text:span text:style-name="Strong_20_Emphasis"><text:span text:style-name="Source_20_Text">struct</text:span></text:span><text:span text:style-name="Strong_20_Emphasis"> C &lt;=&gt; </text:span><text:span text:style-name="Strong_20_Emphasis"><text:span text:style-name="Source_20_Text">Record</text:span></text:span><text:span text:style-name="Strong_20_Emphasis"> Pascal):</text:span> API seringkali mengharapkan pointer ke struktur data atau mengembalikan pointer ke struktur yang dialokasikannya. Anda perlu mendefinisikan tipe <text:span text:style-name="Source_20_Text">Record</text:span> yang kompatibel di Pascal dan tipe pointer ke record tersebut (<text:span text:style-name="Source_20_Text">^MyRecord</text:span>) untuk dapat bertukar data struktur ini dengan kode C. </text:p>
              </text:list-item>
              <text:list-item>
                <text:p text:style-name="P170"><text:span text:style-name="Strong_20_Emphasis">Fungsi Callback:</text:span> Terkadang pustaka C meminta Anda untuk menyediakan pointer ke fungsi (callback) yang akan dipanggil oleh pustaka tersebut ketika event tertentu terjadi. Anda akan menggunakan operator <text:span text:style-name="Source_20_Text">@</text:span> pada prosedur atau fungsi Pascal Anda (<text:span text:style-name="Source_20_Text">@MyCallbackProcedure</text:span>) untuk mendapatkan pointer fungsi ini. </text:p>
              </text:list-item>
            </text:list>
            <text:p text:style-name="Text_20_body"><text:span text:style-name="Strong_20_Emphasis">Contoh Konseptual Interfacing C:</text:span></text:p>
            <text:p text:style-name="Text_20_body">Delphi</text:p>
            <text:p text:style-name="Preformatted_20_Text"><text:span text:style-name="Source_20_Text">// Asumsi ada C DLL ('libnative.so') dengan fungsi:</text:span></text:p>
            <text:p text:style-name="Preformatted_20_Text"><text:span text:style-name="Source_20_Text">// void process_image(unsigned char* imageData, int width, int height);</text:span></text:p>
            <text:p text:style-name="Preformatted_20_Text"/>
            <text:p text:style-name="Preformatted_20_Text"><text:span text:style-name="Source_20_Text">// Deklarasi eksternal di Pascal</text:span></text:p>
            <text:p text:style-name="Preformatted_20_Text"><text:span text:style-name="Source_20_Text">procedure ProcessImageC(ImageData: PByte; ImgWidth, ImgHeight: Integer); cdecl;</text:span></text:p>
            <text:p text:style-name="Preformatted_20_Text"><text:span text:style-name="Source_20_Text"><text:s text:c="2"/>external 'libnative.so' name 'process_image';</text:span></text:p>
            <text:p text:style-name="Preformatted_20_Text"/>
            <text:p text:style-name="Preformatted_20_Text"><text:soft-page-break/><text:span text:style-name="Source_20_Text">var</text:span></text:p>
            <text:p text:style-name="Preformatted_20_Text"><text:span text:style-name="Source_20_Text"><text:s text:c="2"/>MyImageBuffer: array of Byte; // Array dinamis sebagai buffer</text:span></text:p>
            <text:p text:style-name="Preformatted_20_Text"><text:span text:style-name="Source_20_Text"><text:s text:c="2"/>W, H: Integer;</text:span></text:p>
            <text:p text:style-name="Preformatted_20_Text"><text:span text:style-name="Source_20_Text">begin</text:span></text:p>
            <text:p text:style-name="Preformatted_20_Text"><text:span text:style-name="Source_20_Text"><text:s text:c="2"/>W := 640; H := 480;</text:span></text:p>
            <text:p text:style-name="Preformatted_20_Text"><text:span text:style-name="Source_20_Text"><text:s text:c="2"/>SetLength(MyImageBuffer, W * H * 3); // Alokasi buffer (misal RGB 3 byte/pixel)</text:span></text:p>
            <text:p text:style-name="Preformatted_20_Text"><text:span text:style-name="Source_20_Text"><text:s text:c="2"/>// ... isi MyImageBuffer dengan data gambar ...</text:span></text:p>
            <text:p text:style-name="Preformatted_20_Text"/>
            <text:p text:style-name="Preformatted_20_Text"><text:span text:style-name="Source_20_Text"><text:s text:c="2"/>// Panggil fungsi C, lewatkan pointer ke elemen pertama buffer</text:span></text:p>
            <text:p text:style-name="Preformatted_20_Text"><text:span text:style-name="Source_20_Text"><text:s text:c="2"/>if Length(MyImageBuffer) &gt; 0 then</text:span></text:p>
            <text:p text:style-name="Preformatted_20_Text"><text:span text:style-name="Source_20_Text"><text:s text:c="4"/>ProcessImageC(@MyImageBuffer[0], W, H); // @MyImageBuffer[0] memberikan PByte</text:span></text:p>
            <text:p text:style-name="Preformatted_20_Text"/>
            <text:p text:style-name="Preformatted_20_Text"><text:span text:style-name="Source_20_Text"><text:s text:c="2"/>// ... gunakan MyImageBuffer yg mungkin sudah diubah oleh fungsi C ...</text:span></text:p>
            <text:p text:style-name="Preformatted_20_Text"><text:span text:style-name="Source_20_Text"><text:s text:c="2"/>SetLength(MyImageBuffer, 0); // Bebaskan buffer</text:span></text:p>
            <text:p text:style-name="P609"><text:span text:style-name="Source_20_Text">end.</text:span></text:p>
            <text:p text:style-name="Text_20_body"><text:span text:style-name="Emphasis">(Catatan: Interfacing nyata memerlukan perhatian cermat pada tipe data, calling convention (</text:span><text:span text:style-name="Emphasis"><text:span text:style-name="Source_20_Text">cdecl</text:span></text:span><text:span text:style-name="Emphasis">, </text:span><text:span text:style-name="Emphasis"><text:span text:style-name="Source_20_Text">stdcall</text:span></text:span><text:span text:style-name="Emphasis">), dan manajemen memori).</text:span></text:p>
            <text:p text:style-name="Text_20_body"><text:span text:style-name="Strong_20_Emphasis">Kesimpulan dan Peringatan:</text:span></text:p>
            <text:p text:style-name="Text_20_body">Meskipun kasus penggunaan di atas valid dan terkadang diperlukan, <text:span text:style-name="Strong_20_Emphasis">selalu utamakan penggunaan alternatif tingkat tinggi yang lebih aman</text:span> yang disediakan Free Pascal jika memungkinkan. Untuk koleksi data umum, gunakan array dinamis atau kelas generik <text:span text:style-name="Source_20_Text">TList</text:span>/<text:span text:style-name="Source_20_Text">TObjectList</text:span>. Untuk struktur data kompleks, pertimbangkan menggunakan implementasi yang sudah ada dari FCL atau pustaka pihak ketiga sebelum membuatnya sendiri dengan pointer. Gunakan pointer manual (<text:span text:style-name="Source_20_Text">New</text:span>/<text:span text:style-name="Source_20_Text">Dispose</text:span>) hanya ketika Anda benar-benar membutuhkannya (seperti dalam dua kasus utama di atas) dan lakukan dengan <text:span text:style-name="Strong_20_Emphasis">sangat hati-hati</text:span>, selalu pastikan pasangan <text:span text:style-name="Source_20_Text">New</text:span>/<text:span text:style-name="Source_20_Text">Dispose</text:span> seimbang (idealnya via <text:span text:style-name="Source_20_Text">try..finally</text:span>) dan hindari dangling pointer dengan <text:span text:style-name="Source_20_Text">:= nil</text:span>.</text:p>
            <text:p text:style-name="Horizontal_20_Line"/>
            <text:p text:style-name="Text_20_body">Kita telah menyelesaikan Bab 8. Silakan berikan perintah <text:span text:style-name="Source_20_Text">YAX</text:span> untuk melanjutkan ke prompt berikutnya (Pengantar Bab 9).</text:p>
          </text:section>
          <text:section text:style-name="Sect1" text:name="feedback-form-88">
            <text:p text:style-name="P274"/>
          </text:section>
        </text:section>
        <text:section text:style-name="Sect1" text:name="c121f633f2328260">
          <text:p text:style-name="Text_20_body"/>
          <text:section text:style-name="Sect1" text:name="user-query-content-89">
            <text:p text:style-name="P529">yax </text:p>
          </text:section>
          <text:p text:style-name="P274">Tampilkan alur berpikir</text:p>
          <text:section text:style-name="Sect2" text:name="model-response-message-contentr_c121f633f2328260">
            <text:p text:style-name="Text_20_body">Baik, kita memasuki paradigma pemrograman yang sangat penting selanjutnya, yaitu Pemrograman Berorientasi Objek, pada pukul 10:16 PM WIB, Senin 14 April 2025, di Indonesia ini.</text:p>
            <text:p text:style-name="Text_20_body"><text:span text:style-name="Strong_20_Emphasis">(Jawaban untuk Prompt Pengantar Bab 9)</text:span></text:p>
            <text:p text:style-name="Text_20_body">Setelah menjelajahi dasar-dasar sintaks, struktur kontrol, modularitas via unit, tipe data terstruktur, hingga konsep pointer dan memori dinamis, kini saatnya kita melangkah ke paradigma pemrograman yang dominan dalam pengembangan perangkat lunak modern, terutama untuk sistem yang kompleks: <text:span text:style-name="Strong_20_Emphasis">Pemrograman Berorientasi Objek (Object-</text:span><text:soft-page-break/><text:span text:style-name="Strong_20_Emphasis">Oriented Programming - OOP)</text:span>. OOP menawarkan cara berpikir dan mengorganisir kode yang berbeda, yang terbukti sangat efektif untuk membangun aplikasi yang mudah dipelihara, diperluas (extensible), dan digunakan kembali (reusable).</text:p>
            <text:p text:style-name="Text_20_body">Inti dari OOP adalah pemodelan. Kita mencoba merepresentasikan entitas dunia nyata (seperti Pelanggan, Produk, Mobil) atau konsep abstrak (seperti Jendela Aplikasi, Koneksi Database, File) sebagai <text:span text:style-name="Strong_20_Emphasis">objek (object)</text:span> perangkat lunak. Setiap objek ini uniknya menggabungkan dua hal: <text:span text:style-name="Strong_20_Emphasis">data</text:span> (disebut <text:span text:style-name="Emphasis">atribut</text:span>, <text:span text:style-name="Emphasis">field</text:span>, atau <text:span text:style-name="Emphasis">state</text:span>) yang mendeskripsikan kondisinya, dan <text:span text:style-name="Strong_20_Emphasis">perilaku</text:span> (disebut <text:span text:style-name="Emphasis">metode</text:span> atau <text:span text:style-name="Emphasis">operasi</text:span>) yang dapat dilakukannya atau yang dapat beroperasi pada datanya.</text:p>
            <text:p text:style-name="Text_20_body">Bab 9 ini, "Pengantar Konsep OOP", akan berfungsi sebagai fondasi konseptual Anda sebelum kita menyelami sintaks Object Pascal. Kita akan membahas tiga pilar atau prinsip utama yang mendefinisikan OOP:</text:p>
            <text:list xml:id="list1711562748267935009" text:style-name="L171">
              <text:list-item>
                <text:p text:style-name="P429"><text:span text:style-name="Strong_20_Emphasis">Enkapsulasi (Encapsulation):</text:span> Prinsip pembungkusan data dan perilaku. </text:p>
              </text:list-item>
              <text:list-item>
                <text:p text:style-name="P429"><text:span text:style-name="Strong_20_Emphasis">Pewarisan (Inheritance):</text:span> Mekanisme untuk menciptakan hierarki dan menggunakan kembali kode. </text:p>
              </text:list-item>
              <text:list-item>
                <text:p text:style-name="P171"><text:span text:style-name="Strong_20_Emphasis">Polimorfisme (Polymorphism):</text:span> Kemampuan objek berbeda untuk merespons pesan yang sama dengan cara berbeda. </text:p>
              </text:list-item>
            </text:list>
            <text:p text:style-name="Text_20_body">Selain itu, kita akan memperjelas perbedaan fundamental antara <text:span text:style-name="Strong_20_Emphasis">Kelas (Class)</text:span> — yang berfungsi sebagai cetak biru atau template — dan <text:span text:style-name="Strong_20_Emphasis">Objek (Object)</text:span> — yang merupakan instansiasi atau wujud nyata dari kelas tersebut.</text:p>
            <text:p text:style-name="Text_20_body">Penting untuk ditekankan bahwa fokus bab ini adalah pada <text:span text:style-name="Strong_20_Emphasis">konsep-konsep OOP secara umum</text:span>. Meskipun Anda sebagai programmer intermediate mungkin sudah pernah terpapar OOP di bahasa lain, pemahaman yang solid tentang terminologi dan ide dasar ini akan sangat penting sebagai landasan untuk memahami bagaimana OOP diimplementasikan secara spesifik menggunakan sintaks <text:span text:style-name="Strong_20_Emphasis">Object Pascal</text:span> (dialek yang digunakan oleh Free Pascal, Delphi, dan Lazarus) yang akan kita bahas tuntas di bab-bab berikutnya.</text:p>
            <text:p text:style-name="Horizontal_20_Line"/>
            <text:p text:style-name="Text_20_body">Silakan berikan perintah <text:span text:style-name="Source_20_Text">YAX</text:span> untuk melanjutkan ke prompt berikutnya (Subbab: Paradigma OOP (Enkapsulasi, Pewarisan, Polimorfisme)).</text:p>
          </text:section>
          <text:section text:style-name="Sect1" text:name="feedback-form-89">
            <text:p text:style-name="P274"/>
          </text:section>
        </text:section>
        <text:section text:style-name="Sect1" text:name="da0605fd79655a8f">
          <text:p text:style-name="Text_20_body"/>
          <text:section text:style-name="Sect1" text:name="user-query-content-90">
            <text:p text:style-name="P529">yax </text:p>
          </text:section>
          <text:p text:style-name="P274">Tampilkan alur berpikir</text:p>
          <text:section text:style-name="Sect2" text:name="model-response-message-contentr_da0605fd79655a8f">
            <text:p text:style-name="Text_20_body">Selamat pagi dari Banda Aceh! Pada hari Selasa, 15 April 2025, pukul 7:57 AM WIB ini, kita akan mendalami inti dari paradigma Pemrograman Berorientasi Objek (OOP) dengan membahas tiga pilar konseptual utamanya. Memahami ketiga prinsip ini — Enkapsulasi, Pewarisan, dan Polimorfisme — sangat penting untuk mengapresiasi kekuatan dan manfaat pendekatan OOP.</text:p>
            <text:p text:style-name="Text_20_body"><text:span text:style-name="Strong_20_Emphasis">(Jawaban untuk Prompt Isi Subbab: Paradigma OOP (Enkapsulasi, Pewarisan, Polimorfisme))</text:span></text:p>
            <text:p text:style-name="Text_20_body">Pemrograman Berorientasi Objek (OOP) dibangun di atas tiga konsep fundamental yang <text:soft-page-break/>saling melengkapi:</text:p>
            <text:list xml:id="list8921112907522615539" text:style-name="L172">
              <text:list-item>
                <text:p text:style-name="P172"><text:span text:style-name="Strong_20_Emphasis">Enkapsulasi (Encapsulation) - Pembungkusan &amp; Penyembunyian Informasi</text:span></text:p>
                <text:list>
                  <text:list-item>
                    <text:p text:style-name="P430"><text:span text:style-name="Strong_20_Emphasis">Definisi:</text:span> Enkapsulasi adalah mekanisme <text:span text:style-name="Strong_20_Emphasis">membungkus (bundling)</text:span> data (atribut atau state) dan metode (perilaku atau operasi) yang bekerja pada data tersebut ke dalam satu unit logis tunggal, yaitu <text:span text:style-name="Strong_20_Emphasis">objek</text:span> (yang merupakan instansiasi dari sebuah <text:span text:style-name="Strong_20_Emphasis">kelas</text:span>). </text:p>
                  </text:list-item>
                  <text:list-item>
                    <text:p text:style-name="P430"><text:span text:style-name="Strong_20_Emphasis">Aspek Kunci: Penyembunyian Informasi (Information Hiding):</text:span> Lebih dari sekadar membungkus, enkapsulasi menekankan penyembunyian <text:span text:style-name="Emphasis">detail implementasi internal</text:span> objek dari dunia luar. Akses ke data internal objek dan modifikasi state-nya dikontrol secara ketat melalui <text:span text:style-name="Strong_20_Emphasis">antarmuka publik (public interface)</text:span> yang terdefinisi dengan baik, biasanya berupa metode-metode publik (dan properti publik dalam Object Pascal). Bagian internal objek (implementasi metode, field privat) dianggap sebagai "kotak hitam". </text:p>
                  </text:list-item>
                  <text:list-item>
                    <text:p text:style-name="P430"><text:span text:style-name="Strong_20_Emphasis">Analogi:</text:span> Pikirkan sebuah mobil. Anda berinteraksi dengannya melalui antarmuka publik: setir, pedal gas/rem, kunci kontak. Anda tidak perlu tahu (atau tidak diizinkan) memanipulasi langsung piston mesin atau sirkuit elektronik di dalamnya untuk mengemudi. Detail internal disembunyikan, dan Anda menggunakan antarmuka yang disediakan. </text:p>
                  </text:list-item>
                  <text:list-item>
                    <text:p text:style-name="P430"><text:span text:style-name="Strong_20_Emphasis">Manfaat:</text:span> </text:p>
                    <text:list>
                      <text:list-item>
                        <text:p text:style-name="P430"><text:span text:style-name="Strong_20_Emphasis">Perlindungan Data:</text:span> Mencegah akses atau modifikasi data internal secara sembarangan dari luar objek, menjaga integritas state objek. Perubahan hanya bisa dilakukan melalui metode yang terkontrol. </text:p>
                      </text:list-item>
                      <text:list-item>
                        <text:p text:style-name="P430"><text:span text:style-name="Strong_20_Emphasis">Modularitas:</text:span> Objek menjadi unit yang mandiri dan lebih mudah dikelola. </text:p>
                      </text:list-item>
                      <text:list-item>
                        <text:p text:style-name="P430"><text:span text:style-name="Strong_20_Emphasis">Fleksibilitas &amp; Pemeliharaan:</text:span> Implementasi internal sebuah objek dapat diubah atau dioptimalkan tanpa memengaruhi kode lain yang menggunakan objek tersebut, asalkan antarmuka publiknya tetap sama. Ini mengurangi ketergantungan (coupling) antar bagian sistem. </text:p>
                      </text:list-item>
                    </text:list>
                  </text:list-item>
                </text:list>
              </text:list-item>
              <text:list-item>
                <text:p text:style-name="P172"><text:span text:style-name="Strong_20_Emphasis">Pewarisan (Inheritance) - Reusabilitas &amp; Hierarki</text:span></text:p>
                <text:list>
                  <text:list-item>
                    <text:p text:style-name="P430"><text:span text:style-name="Strong_20_Emphasis">Definisi:</text:span> Pewarisan adalah mekanisme di mana sebuah kelas baru (disebut <text:span text:style-name="Emphasis">kelas turunan</text:span>, <text:span text:style-name="Emphasis">subclass</text:span>, atau <text:span text:style-name="Emphasis">child class</text:span>) dapat <text:span text:style-name="Strong_20_Emphasis">mewarisi</text:span> atau mengambil alih atribut dan metode dari kelas yang sudah ada (disebut <text:span text:style-name="Emphasis">kelas induk</text:span>, <text:span text:style-name="Emphasis">superclass</text:span>, atau <text:span text:style-name="Emphasis">base class</text:span>). Kelas turunan secara otomatis memiliki semua fitur non-privat dari kelas induknya. </text:p>
                  </text:list-item>
                  <text:list-item>
                    <text:p text:style-name="P430"><text:span text:style-name="Strong_20_Emphasis">Konsep Hubungan "Is-A":</text:span> Pewarisan paling baik digunakan untuk memodelkan hubungan <text:span text:style-name="Strong_20_Emphasis">"is-a"</text:span> (adalah sebuah) atau "is-a-kind-of" (adalah sejenis). Misalnya, <text:span text:style-name="Source_20_Text">Kucing</text:span> <text:span text:style-name="Emphasis">adalah seekor</text:span> <text:span text:style-name="Source_20_Text">Hewan</text:span>, <text:span text:style-name="Source_20_Text">MobilSedan</text:span> <text:span text:style-name="Emphasis">adalah sebuah</text:span> <text:span text:style-name="Source_20_Text">Mobil</text:span>. Kelas turunan adalah versi yang lebih spesifik atau perluasan dari kelas induknya. </text:p>
                  </text:list-item>
                  <text:list-item>
                    <text:p text:style-name="P430"><text:span text:style-name="Strong_20_Emphasis">Analogi:</text:span> Seorang anak mewarisi beberapa sifat fisik (warna mata, tinggi badan potensial) dan mungkin beberapa "perilaku" dasar dari orang tuanya, tetapi juga memiliki karakteristik uniknya sendiri. </text:p>
                  </text:list-item>
                  <text:list-item>
                    <text:p text:style-name="P430"><text:span text:style-name="Strong_20_Emphasis">Manfaat:</text:span> </text:p>
                    <text:list>
                      <text:list-item>
                        <text:p text:style-name="P430"><text:soft-page-break/><text:span text:style-name="Strong_20_Emphasis">Penggunaan Kembali Kode (Code Reusability):</text:span> Fitur (data dan metode) yang umum untuk beberapa kelas terkait cukup didefinisikan sekali di kelas induk, dan semua kelas turunan akan mewarisinya, menghindari duplikasi kode. </text:p>
                      </text:list-item>
                      <text:list-item>
                        <text:p text:style-name="P430"><text:span text:style-name="Strong_20_Emphasis">Pemodelan Hierarki:</text:span> Memungkinkan penciptaan struktur kelas yang hierarkis, mencerminkan hubungan alami antar konsep di dunia nyata atau dalam domain masalah. </text:p>
                      </text:list-item>
                      <text:list-item>
                        <text:p text:style-name="P430"><text:span text:style-name="Strong_20_Emphasis">Ekstensibilitas:</text:span> Mudah untuk memperluas fungsionalitas sistem dengan membuat kelas turunan baru yang menambahkan fitur spesifik atau memodifikasi perilaku yang diwarisi (melalui <text:span text:style-name="Emphasis">overriding</text:span>, terkait polimorfisme). </text:p>
                      </text:list-item>
                    </text:list>
                  </text:list-item>
                </text:list>
              </text:list-item>
              <text:list-item>
                <text:p text:style-name="P172"><text:span text:style-name="Strong_20_Emphasis">Polimorfisme (Polymorphism) - "Banyak Bentuk"</text:span></text:p>
                <text:list>
                  <text:list-item>
                    <text:p text:style-name="P430"><text:span text:style-name="Strong_20_Emphasis">Definisi:</text:span> Secara harfiah berarti "memiliki banyak bentuk". Dalam konteks OOP, polimorfisme adalah kemampuan objek dari <text:span text:style-name="Strong_20_Emphasis">kelas-kelas yang berbeda</text:span> (namun biasanya terkait melalui pewarisan dari induk yang sama atau mengimplementasikan <text:span text:style-name="Emphasis">interface</text:span> yang sama) untuk <text:span text:style-name="Strong_20_Emphasis">merespons pesan (pemanggilan metode) yang sama</text:span> dengan cara (implementasi metode) yang <text:span text:style-name="Strong_20_Emphasis">spesifik</text:span> untuk tipe aktual objek tersebut. </text:p>
                  </text:list-item>
                  <text:list-item>
                    <text:p text:style-name="P430"><text:span text:style-name="Strong_20_Emphasis">Konsep Kunci: Late Binding / Dynamic Dispatch:</text:span> Polimorfisme biasanya dicapai melalui mekanisme seperti <text:span text:style-name="Emphasis">virtual methods</text:span> dan <text:span text:style-name="Emphasis">late binding</text:span> (pengikatan dinamis). Artinya, keputusan tentang kode metode <text:span text:style-name="Emphasis">mana</text:span> yang akan dieksekusi tidak ditentukan saat kompilasi, melainkan saat <text:span text:style-name="Emphasis">runtime</text:span>, berdasarkan tipe objek sebenarnya yang menerima panggilan metode. </text:p>
                  </text:list-item>
                  <text:list-item>
                    <text:p text:style-name="P430"><text:span text:style-name="Strong_20_Emphasis">Analogi:</text:span> Perintah "bergerak!" yang diberikan kepada berbagai jenis kendaraan. <text:span text:style-name="Source_20_Text">Mobil</text:span> akan bergerak dengan memutar roda, <text:span text:style-name="Source_20_Text">Pesawat</text:span> akan bergerak dengan menyalakan mesin jet/propeller dan menggunakan sayap, <text:span text:style-name="Source_20_Text">Kapal</text:span> akan bergerak menggunakan baling-baling di air. Semuanya merespons perintah "bergerak", tetapi implementasinya berbeda-beda sesuai jenis kendaraannya. </text:p>
                  </text:list-item>
                  <text:list-item>
                    <text:p text:style-name="P430"><text:span text:style-name="Strong_20_Emphasis">Manfaat:</text:span> </text:p>
                    <text:list>
                      <text:list-item>
                        <text:p text:style-name="P430"><text:span text:style-name="Strong_20_Emphasis">Fleksibilitas:</text:span> Memungkinkan Anda menulis kode yang lebih generik dan fleksibel yang dapat berinteraksi dengan berbagai jenis objek terkait melalui antarmuka umum (kelas induk atau interface). Misalnya, Anda bisa memiliki sebuah daftar berisi berbagai jenis <text:span text:style-name="Source_20_Text">Kendaraan</text:span> dan memanggil metode <text:span text:style-name="Source_20_Text">Bergerak()</text:span> pada setiap elemen tanpa perlu tahu jenis kendaraan spesifiknya saat itu. </text:p>
                      </text:list-item>
                      <text:list-item>
                        <text:p text:style-name="P172"><text:span text:style-name="Strong_20_Emphasis">Ekstensibilitas:</text:span> Sangat memudahkan penambahan jenis objek baru ke dalam sistem. Anda bisa membuat kelas <text:span text:style-name="Source_20_Text">SepedaMotor</text:span> yang juga turunan <text:span text:style-name="Source_20_Text">Kendaraan</text:span> dan mengimplementasikan metode <text:span text:style-name="Source_20_Text">Bergerak()</text:span>-nya sendiri, dan kode klien yang sudah ada (yang bekerja dengan <text:span text:style-name="Source_20_Text">Kendaraan</text:span>) akan dapat menangani <text:span text:style-name="Source_20_Text">SepedaMotor</text:span> tanpa perlu dimodifikasi. </text:p>
                      </text:list-item>
                    </text:list>
                  </text:list-item>
                </text:list>
              </text:list-item>
            </text:list>
            <text:p text:style-name="Text_20_body">Ketiga pilar ini — Enkapsulasi, Pewarisan, dan Polimorfisme — bekerja bersama-sama <text:soft-page-break/>untuk memberikan kekuatan paradigma OOP dalam menciptakan perangkat lunak yang terstruktur, modular, dapat digunakan kembali, fleksibel, dan mudah dipelihara seiring waktu.</text:p>
            <text:p text:style-name="Horizontal_20_Line"/>
            <text:p text:style-name="Text_20_body">Silakan berikan perintah <text:span text:style-name="Source_20_Text">YAX</text:span> untuk melanjutkan ke prompt berikutnya (Subbab: Kelas vs. Objek).</text:p>
          </text:section>
          <text:section text:style-name="Sect1" text:name="feedback-form-90">
            <text:p text:style-name="P274"/>
          </text:section>
        </text:section>
        <text:section text:style-name="Sect1" text:name="f19960ab467f5ee9">
          <text:p text:style-name="Text_20_body"/>
          <text:section text:style-name="Sect1" text:name="user-query-content-91">
            <text:p text:style-name="P529">yax </text:p>
          </text:section>
          <text:p text:style-name="P274">Tampilkan alur berpikir</text:p>
          <text:section text:style-name="Sect2" text:name="model-response-message-contentr_f19960ab467f5ee9">
            <text:p text:style-name="Text_20_body">Tentu, mari kita perjelas perbedaan fundamental antara Kelas dan Objek pada pagi hari Selasa, 15 April 2025, pukul 7:59 AM WIB di Banda Aceh ini. Konsep ini adalah jantung dari Pemrograman Berorientasi Objek.</text:p>
            <text:p text:style-name="Text_20_body"><text:span text:style-name="Strong_20_Emphasis">(Jawaban untuk Prompt Isi Subbab: Kelas vs. Objek)</text:span></text:p>
            <text:p text:style-name="Text_20_body">Dalam Pemrograman Berorientasi Objek (OOP), dua istilah yang paling mendasar dan sering digunakan adalah <text:span text:style-name="Strong_20_Emphasis">Kelas (</text:span><text:span text:style-name="Strong_20_Emphasis"><text:span text:style-name="Source_20_Text">Class</text:span></text:span><text:span text:style-name="Strong_20_Emphasis">)</text:span> dan <text:span text:style-name="Strong_20_Emphasis">Objek (</text:span><text:span text:style-name="Strong_20_Emphasis"><text:span text:style-name="Source_20_Text">Object</text:span></text:span><text:span text:style-name="Strong_20_Emphasis">)</text:span>. Sangat penting untuk memahami perbedaan konseptual antara keduanya, karena mereka mewakili dua sisi dari mata uang yang sama dalam paradigma OOP.</text:p>
            <text:p text:style-name="Text_20_body">Cara termudah untuk memahaminya adalah melalui <text:span text:style-name="Strong_20_Emphasis">analogi</text:span>:</text:p>
            <text:list xml:id="list1586023129197023688" text:style-name="L173">
              <text:list-item>
                <text:p text:style-name="P173"><text:span text:style-name="Strong_20_Emphasis">Analogi Cetak Biru Rumah:</text:span></text:p>
                <text:list>
                  <text:list-item>
                    <text:p text:style-name="P431"><text:span text:style-name="Strong_20_Emphasis">Kelas (</text:span><text:span text:style-name="Strong_20_Emphasis"><text:span text:style-name="Source_20_Text">Class</text:span></text:span><text:span text:style-name="Strong_20_Emphasis">)</text:span> ibarat <text:span text:style-name="Strong_20_Emphasis">cetak biru (blueprint)</text:span> atau desain arsitektur lengkap sebuah rumah. Cetak biru ini mendefinisikan <text:span text:style-name="Emphasis">seperti apa</text:span> sebuah rumah seharusnya: berapa jumlah kamarnya, di mana letak dapur, material apa yang digunakan, fitur apa saja yang ada (misalnya, ada garasi, ada taman). Cetak biru itu sendiri bukanlah rumah yang bisa ditinggali. </text:p>
                  </text:list-item>
                  <text:list-item>
                    <text:p text:style-name="P431"><text:span text:style-name="Strong_20_Emphasis">Objek (</text:span><text:span text:style-name="Strong_20_Emphasis"><text:span text:style-name="Source_20_Text">Object</text:span></text:span><text:span text:style-name="Strong_20_Emphasis">)</text:span> ibarat <text:span text:style-name="Strong_20_Emphasis">rumah-rumah individual yang nyata</text:span> yang dibangun <text:span text:style-name="Emphasis">berdasarkan</text:span> cetak biru tersebut. Anda bisa membangun banyak rumah dari satu cetak biru. Setiap rumah adalah wujud fisik, menempati lokasi (memori) tertentu, memiliki kondisi spesifik (misalnya, warna cat tertentu, perabotan di dalamnya - ini adalah <text:span text:style-name="Emphasis">state</text:span> objek), dan dapat digunakan (ditempati, pintunya dibuka/ditutup - ini adalah <text:span text:style-name="Emphasis">perilaku</text:span> objek). </text:p>
                  </text:list-item>
                </text:list>
              </text:list-item>
              <text:list-item>
                <text:p text:style-name="P173"><text:span text:style-name="Strong_20_Emphasis">Analogi Resep Kue:</text:span></text:p>
                <text:list>
                  <text:list-item>
                    <text:p text:style-name="P431"><text:span text:style-name="Strong_20_Emphasis">Kelas (</text:span><text:span text:style-name="Strong_20_Emphasis"><text:span text:style-name="Source_20_Text">Class</text:span></text:span><text:span text:style-name="Strong_20_Emphasis">)</text:span> adalah <text:span text:style-name="Strong_20_Emphasis">resep</text:span> untuk membuat kue. Resep mencantumkan bahan-bahan yang dibutuhkan (ini seperti <text:span text:style-name="Emphasis">atribut</text:span> atau data) dan langkah-langkah pembuatannya (ini seperti <text:span text:style-name="Emphasis">metode</text:span> atau perilaku). Resep itu sendiri bukanlah kue. </text:p>
                  </text:list-item>
                  <text:list-item>
                    <text:p text:style-name="P173"><text:span text:style-name="Strong_20_Emphasis">Objek (</text:span><text:span text:style-name="Strong_20_Emphasis"><text:span text:style-name="Source_20_Text">Object</text:span></text:span><text:span text:style-name="Strong_20_Emphasis">)</text:span> adalah <text:span text:style-name="Strong_20_Emphasis">kue-kue individual</text:span> yang Anda buat mengikuti resep tersebut. Setiap kue adalah hasil nyata, memiliki wujud (menempati ruang di piring/memori), mungkin memiliki topping atau hiasan spesifik (<text:span text:style-name="Emphasis">state</text:span>), dan dapat dimakan (<text:span text:style-name="Emphasis">perilaku</text:span>). Anda bisa membuat banyak kue (objek) dari satu resep (kelas). </text:p>
                  </text:list-item>
                </text:list>
              </text:list-item>
            </text:list>
            <text:p text:style-name="Text_20_body"><text:soft-page-break/>Mari kita rinci perbedaannya secara lebih formal:</text:p>
            <text:p text:style-name="Text_20_body"><text:span text:style-name="Strong_20_Emphasis">Kelas (</text:span><text:span text:style-name="Strong_20_Emphasis"><text:span text:style-name="Source_20_Text">Class</text:span></text:span><text:span text:style-name="Strong_20_Emphasis">)</text:span></text:p>
            <text:list xml:id="list1958902263801953295" text:style-name="L174">
              <text:list-item>
                <text:p text:style-name="P432"><text:span text:style-name="Strong_20_Emphasis">Definisi:</text:span> Sebuah <text:span text:style-name="Strong_20_Emphasis">template</text:span>, <text:span text:style-name="Strong_20_Emphasis">cetak biru</text:span>, <text:span text:style-name="Strong_20_Emphasis">prototipe</text:span>, atau <text:span text:style-name="Strong_20_Emphasis">definisi tipe data kustom</text:span> yang abstrak. </text:p>
              </text:list-item>
              <text:list-item>
                <text:p text:style-name="P432"><text:span text:style-name="Strong_20_Emphasis">Fungsi:</text:span> Mendeskripsikan <text:span text:style-name="Strong_20_Emphasis">struktur data (atribut/field)</text:span> dan <text:span text:style-name="Strong_20_Emphasis">perilaku (metode/fungsi anggota)</text:span> yang akan dimiliki oleh semua objek yang dibuat dari kelas tersebut. Ia mendefinisikan "apa itu" suatu jenis entitas. </text:p>
              </text:list-item>
              <text:list-item>
                <text:p text:style-name="P432"><text:span text:style-name="Strong_20_Emphasis">Keberadaan:</text:span> Terutama ada pada <text:span text:style-name="Strong_20_Emphasis">waktu kompilasi (compile-time)</text:span>. Kompiler menggunakan definisi kelas untuk memahami cara membuat objek dan memeriksa tipe. </text:p>
              </text:list-item>
              <text:list-item>
                <text:p text:style-name="P432"><text:span text:style-name="Strong_20_Emphasis">Memori:</text:span> Kelas itu sendiri (definisinya) tidak menempati memori di <text:span text:style-name="Emphasis">heap</text:span> atau <text:span text:style-name="Emphasis">stack</text:span> saat program berjalan (kecuali memori untuk menyimpan metadata kelas itu sendiri, yang biasanya kecil). </text:p>
              </text:list-item>
              <text:list-item>
                <text:p text:style-name="P174"><text:span text:style-name="Strong_20_Emphasis">Contoh Konseptual:</text:span> Definisi <text:span text:style-name="Source_20_Text">class Mobil</text:span> yang menyatakan bahwa setiap mobil <text:span text:style-name="Emphasis">harus</text:span> memiliki atribut <text:span text:style-name="Source_20_Text">Warna</text:span>, <text:span text:style-name="Source_20_Text">JumlahRoda</text:span>, <text:span text:style-name="Source_20_Text">KecepatanMaks</text:span>, dan metode <text:span text:style-name="Source_20_Text">NyalakanMesin()</text:span>, <text:span text:style-name="Source_20_Text">Percepat()</text:span>, <text:span text:style-name="Source_20_Text">Rem()</text:span>. </text:p>
              </text:list-item>
            </text:list>
            <text:p text:style-name="Text_20_body"><text:span text:style-name="Strong_20_Emphasis">Objek (</text:span><text:span text:style-name="Strong_20_Emphasis"><text:span text:style-name="Source_20_Text">Object</text:span></text:span><text:span text:style-name="Strong_20_Emphasis">)</text:span></text:p>
            <text:list xml:id="list7028025102256427441" text:style-name="L175">
              <text:list-item>
                <text:p text:style-name="P433"><text:span text:style-name="Strong_20_Emphasis">Definisi:</text:span> Sebuah <text:span text:style-name="Strong_20_Emphasis">instansiasi (instance)</text:span>, <text:span text:style-name="Strong_20_Emphasis">realisasi</text:span>, atau <text:span text:style-name="Strong_20_Emphasis">wujud nyata</text:span> dari sebuah kelas. </text:p>
              </text:list-item>
              <text:list-item>
                <text:p text:style-name="P433"><text:span text:style-name="Strong_20_Emphasis">Fungsi:</text:span> Merupakan entitas individual yang <text:span text:style-name="Strong_20_Emphasis">dibuat (created/instantiated)</text:span> saat program berjalan (<text:span text:style-name="Strong_20_Emphasis">runtime</text:span>) berdasarkan definisi kelasnya. </text:p>
              </text:list-item>
              <text:list-item>
                <text:p text:style-name="P433"><text:span text:style-name="Strong_20_Emphasis">Keberadaan:</text:span> Ada pada <text:span text:style-name="Strong_20_Emphasis">waktu jalan (runtime)</text:span>. </text:p>
              </text:list-item>
              <text:list-item>
                <text:p text:style-name="P433"><text:span text:style-name="Strong_20_Emphasis">Memori:</text:span> Setiap objek <text:span text:style-name="Strong_20_Emphasis">menempati ruang memori</text:span> (biasanya di <text:span text:style-name="Emphasis">heap</text:span> untuk Object Pascal) untuk menyimpan <text:span text:style-name="Strong_20_Emphasis">state</text:span>-nya sendiri (nilai-nilai spesifik dari atribut-atributnya). </text:p>
              </text:list-item>
              <text:list-item>
                <text:p text:style-name="P433"><text:span text:style-name="Strong_20_Emphasis">State &amp; Identitas:</text:span> Setiap objek memiliki <text:span text:style-name="Emphasis">state</text:span> yang bisa berbeda dari objek lain dari kelas yang sama (misalnya, satu objek <text:span text:style-name="Source_20_Text">Mobil</text:span> berwarna merah, objek <text:span text:style-name="Source_20_Text">Mobil</text:span> lain berwarna biru). Setiap objek juga memiliki <text:span text:style-name="Emphasis">identitas</text:span> unik di memori. </text:p>
              </text:list-item>
              <text:list-item>
                <text:p text:style-name="P433"><text:span text:style-name="Strong_20_Emphasis">Perilaku:</text:span> Objek dapat <text:span text:style-name="Strong_20_Emphasis">melakukan aksi</text:span> atau merespons pesan dengan cara memanggil metode-metode yang didefinisikan oleh kelasnya. </text:p>
              </text:list-item>
              <text:list-item>
                <text:p text:style-name="P433"><text:span text:style-name="Strong_20_Emphasis">Jumlah:</text:span> Dari <text:span text:style-name="Strong_20_Emphasis">satu definisi Kelas</text:span>, Anda dapat membuat <text:span text:style-name="Strong_20_Emphasis">banyak Objek</text:span> (atau tidak sama sekali). </text:p>
              </text:list-item>
              <text:list-item>
                <text:p text:style-name="P175"><text:span text:style-name="Strong_20_Emphasis">Contoh Konseptual:</text:span> <text:span text:style-name="Source_20_Text">MobilSaya</text:span> adalah sebuah objek yang dibuat dari kelas <text:span text:style-name="Source_20_Text">Mobil</text:span>, dengan <text:span text:style-name="Source_20_Text">Warna = 'Merah'</text:span>, <text:span text:style-name="Source_20_Text">KecepatanMaks = 200</text:span>. <text:span text:style-name="Source_20_Text">MobilTetangga</text:span> adalah objek lain dari kelas <text:span text:style-name="Source_20_Text">Mobil</text:span>, dengan <text:span text:style-name="Source_20_Text">Warna = 'Hitam'</text:span>, <text:span text:style-name="Source_20_Text">KecepatanMaks = 180</text:span>. Keduanya bisa memanggil metode <text:span text:style-name="Source_20_Text">NyalakanMesin()</text:span>. </text:p>
              </text:list-item>
            </text:list>
            <text:p text:style-name="Text_20_body"><text:span text:style-name="Strong_20_Emphasis">Interaksi dalam OOP:</text:span></text:p>
            <text:p text:style-name="Text_20_body">Pada intinya, program yang ditulis dengan paradigma OOP melibatkan <text:span text:style-name="Strong_20_Emphasis">interaksi antar objek</text:span>. Objek-objek dibuat dari kelas-kelasnya, kemudian mereka saling "berkomunikasi" dengan cara memanggil metode satu sama lain untuk mencapai tujuan keseluruhan program.</text:p>
            <text:p text:style-name="Text_20_body"><text:soft-page-break/>Memahami perbedaan fundamental antara cetak biru (Kelas) dan wujud nyata (Objek) adalah langkah pertama yang paling penting dalam memahami dan menggunakan Pemrograman Berorientasi Objek secara efektif.</text:p>
            <text:p text:style-name="Horizontal_20_Line"/>
            <text:p text:style-name="Text_20_body">Kita telah menyelesaikan Bab 9. Silakan berikan perintah <text:span text:style-name="Source_20_Text">YAX</text:span> untuk melanjutkan ke prompt berikutnya (Pengantar Bab 10).</text:p>
          </text:section>
          <text:section text:style-name="Sect1" text:name="feedback-form-91">
            <text:p text:style-name="P274"/>
          </text:section>
        </text:section>
        <text:section text:style-name="Sect1" text:name="a9fd8077da66afd9">
          <text:p text:style-name="Text_20_body"/>
          <text:section text:style-name="Sect1" text:name="user-query-content-92">
            <text:p text:style-name="P529">yax </text:p>
          </text:section>
          <text:p text:style-name="P274">Tampilkan alur berpikir</text:p>
          <text:section text:style-name="Sect2" text:name="model-response-message-contentr_a9fd8077da66afd9">
            <text:p text:style-name="Text_20_body">Baik, kita lanjutkan ke Bab 10 pada hari Selasa pagi, 15 April 2025, pukul 8:07 AM WIB di Medan, Sumatra Utara ini.</text:p>
            <text:p text:style-name="Text_20_body"><text:span text:style-name="Strong_20_Emphasis">(Jawaban untuk Prompt Pengantar Bab 10)</text:span></text:p>
            <text:p text:style-name="Text_20_body">Setelah kita membangun pemahaman konseptual mengenai Kelas (sebagai cetak biru) dan Objek (sebagai instansiasi nyata) serta pilar-pilar utama OOP di Bab 9, kini saatnya kita menerjemahkan konsep-konsep tersebut ke dalam <text:span text:style-name="Strong_20_Emphasis">sintaks konkret</text:span> yang digunakan dalam <text:span text:style-name="Strong_20_Emphasis">Object Pascal</text:span>, dialek yang menjadi dasar bagi Free Pascal dan Delphi. Bab 10, "Kelas dan Objek", adalah tempat di mana kita akan mulai menulis kode OOP yang sesungguhnya.</text:p>
            <text:p text:style-name="Text_20_body">Dalam bab ini, Anda akan mempelajari secara praktis bagaimana cara:</text:p>
            <text:list xml:id="list2201230664798273219" text:style-name="L176">
              <text:list-item>
                <text:p text:style-name="P434"><text:span text:style-name="Strong_20_Emphasis">Mendefinisikan Kelas:</text:span> Menggunakan kata kunci <text:span text:style-name="Source_20_Text">class</text:span> untuk membuat struktur cetak biru Anda sendiri. </text:p>
              </text:list-item>
              <text:list-item>
                <text:p text:style-name="P434"><text:span text:style-name="Strong_20_Emphasis">Menambahkan Anggota:</text:span> Memasukkan <text:span text:style-name="Strong_20_Emphasis">Field</text:span> (variabel anggota) untuk menyimpan data/state objek, dan <text:span text:style-name="Strong_20_Emphasis">Method</text:span> (prosedur/fungsi anggota) untuk mendefinisikan perilaku objek. </text:p>
              </text:list-item>
              <text:list-item>
                <text:p text:style-name="P434"><text:span text:style-name="Strong_20_Emphasis">Mengontrol Akses:</text:span> Memanfaatkan <text:span text:style-name="Strong_20_Emphasis">Visibility Specifiers</text:span> (<text:span text:style-name="Source_20_Text">private</text:span>, <text:span text:style-name="Source_20_Text">protected</text:span>, <text:span text:style-name="Source_20_Text">public</text:span>, <text:span text:style-name="Source_20_Text">published</text:span>) untuk menerapkan enkapsulasi dan mengatur bagian mana dari kelas yang dapat diakses dari luar. </text:p>
              </text:list-item>
              <text:list-item>
                <text:p text:style-name="P434"><text:span text:style-name="Strong_20_Emphasis">Mengelola Siklus Hidup Objek:</text:span> Memahami peran vital <text:span text:style-name="Strong_20_Emphasis">Constructor</text:span> (biasanya bernama <text:span text:style-name="Source_20_Text">Create</text:span>) untuk melakukan inisialisasi saat objek dibuat, dan <text:span text:style-name="Strong_20_Emphasis">Destructor</text:span> (biasanya bernama <text:span text:style-name="Source_20_Text">Destroy</text:span>) untuk melakukan pembersihan (cleanup) sebelum objek dihancurkan. </text:p>
              </text:list-item>
              <text:list-item>
                <text:p text:style-name="P434"><text:span text:style-name="Strong_20_Emphasis">Instansiasi dan Dealokasi:</text:span> Mempelajari cara 'menghidupkan' kelas menjadi objek nyata di memori menggunakan constructor, dan cara membebaskan memori objek tersebut dengan aman menggunakan method <text:span text:style-name="Source_20_Text">Free</text:span> (yang akan memanggil destructor). </text:p>
              </text:list-item>
              <text:list-item>
                <text:p text:style-name="P176"><text:span text:style-name="Strong_20_Emphasis">Menggunakan Properti:</text:span> Mengenal fitur <text:span text:style-name="Source_20_Text">property</text:span> Object Pascal yang menyediakan mekanisme akses terkontrol dan fleksibel ke data objek, seringkali lebih baik daripada mengakses field secara langsung. </text:p>
              </text:list-item>
            </text:list>
            <text:p text:style-name="Text_20_body">Bab ini merupakan langkah praktis pertama Anda dalam mengimplementasikan Pemrograman Berorientasi Objek menggunakan Free Pascal. Kita akan beralih dari teori <text:soft-page-break/>ke kode nyata yang dapat Anda kompilasi dan jalankan. Siapkan editor Anda!</text:p>
            <text:p text:style-name="Horizontal_20_Line"/>
            <text:p text:style-name="Text_20_body">Silakan berikan perintah <text:span text:style-name="Source_20_Text">YAX</text:span> untuk melanjutkan ke prompt berikutnya (Subbab: Deklarasi Kelas (<text:span text:style-name="Source_20_Text">class..end</text:span>)).</text:p>
          </text:section>
          <text:section text:style-name="Sect1" text:name="feedback-form-92">
            <text:p text:style-name="P274"/>
          </text:section>
        </text:section>
        <text:section text:style-name="Sect1" text:name="a26127df97a7f8f7">
          <text:p text:style-name="Text_20_body"/>
          <text:section text:style-name="Sect1" text:name="user-query-content-93">
            <text:p text:style-name="P529">yax </text:p>
          </text:section>
          <text:p text:style-name="P274">Tampilkan alur berpikir</text:p>
          <text:section text:style-name="Sect2" text:name="model-response-message-contentr_a26127df97a7f8f7">
            <text:p text:style-name="Text_20_body">Baik, kita mulai mendefinisikan kelas di Object Pascal pada hari Selasa pagi, 15 April 2025, pukul 8:23 AM WIB di Banda Aceh ini.</text:p>
            <text:p text:style-name="Text_20_body"><text:span text:style-name="Strong_20_Emphasis">(Jawaban untuk Prompt Isi Subbab: Deklarasi Kelas (</text:span><text:span text:style-name="Strong_20_Emphasis"><text:span text:style-name="Source_20_Text">class..end</text:span></text:span><text:span text:style-name="Strong_20_Emphasis">))</text:span></text:p>
            <text:p text:style-name="Text_20_body">Langkah paling pertama dalam mengimplementasikan Pemrograman Berorientasi Objek (OOP) di Free Pascal adalah dengan <text:span text:style-name="Strong_20_Emphasis">mendefinisikan sebuah Kelas (</text:span><text:span text:style-name="Strong_20_Emphasis"><text:span text:style-name="Source_20_Text">Class</text:span></text:span><text:span text:style-name="Strong_20_Emphasis">)</text:span>. Kelas ini, seperti yang telah kita bahas, bertindak sebagai cetak biru atau template untuk objek-objek yang akan kita buat nanti. Pendefinisian kelas dilakukan di dalam blok deklarasi <text:span text:style-name="Source_20_Text">type</text:span>.</text:p>
            <text:p text:style-name="Text_20_body"><text:span text:style-name="Strong_20_Emphasis">Sintaks Dasar Deklarasi Kelas:</text:span></text:p>
            <text:p text:style-name="Text_20_body">Struktur paling dasar untuk mendeklarasikan kelas adalah sebagai berikut:</text:p>
            <text:p text:style-name="Text_20_body">Delphi</text:p>
            <text:p text:style-name="Preformatted_20_Text"><text:span text:style-name="Source_20_Text">type</text:span></text:p>
            <text:p text:style-name="Preformatted_20_Text"><text:span text:style-name="Source_20_Text"><text:s text:c="2"/>TNamaKelas = class</text:span></text:p>
            <text:p text:style-name="Preformatted_20_Text"><text:span text:style-name="Source_20_Text"><text:s text:c="4"/>// Di sini nantinya akan berisi deklarasi:</text:span></text:p>
            <text:p text:style-name="Preformatted_20_Text"><text:span text:style-name="Source_20_Text"><text:s text:c="4"/>// - Fields (Data Anggota)</text:span></text:p>
            <text:p text:style-name="Preformatted_20_Text"><text:span text:style-name="Source_20_Text"><text:s text:c="4"/>// - Methods (Prosedur/Fungsi Anggota)</text:span></text:p>
            <text:p text:style-name="Preformatted_20_Text"><text:span text:style-name="Source_20_Text"><text:s text:c="4"/>// - Properties (Akses terkontrol ke data)</text:span></text:p>
            <text:p text:style-name="Preformatted_20_Text"><text:span text:style-name="Source_20_Text"><text:s text:c="4"/>// - (Deklarasi lain jika perlu)</text:span></text:p>
            <text:p text:style-name="P609"><text:span text:style-name="Source_20_Text"><text:s text:c="2"/>end; // Definisi kelas diakhiri dengan 'end;'</text:span></text:p>
            <text:list xml:id="list1882769081415514821" text:style-name="L177">
              <text:list-item>
                <text:p text:style-name="P435"><text:span text:style-name="Source_20_Text">type</text:span>: Kata kunci yang menandakan dimulainya blok deklarasi tipe. </text:p>
              </text:list-item>
              <text:list-item>
                <text:p text:style-name="P435"><text:span text:style-name="Source_20_Text">TNamaKelas</text:span>: Identifier (nama) yang Anda berikan untuk kelas baru ini. </text:p>
              </text:list-item>
              <text:list-item>
                <text:p text:style-name="P177"><text:span text:style-name="Source_20_Text">class ... end;</text:span>: Kata kunci <text:span text:style-name="Source_20_Text">class</text:span> menandakan dimulainya definisi kelas, dan <text:span text:style-name="Source_20_Text">end;</text:span> (dengan titik koma) menandakan akhir dari definisi kelas tersebut. Semua anggota kelas (field, method, property) dideklarasikan di antara <text:span text:style-name="Source_20_Text">class</text:span> dan <text:span text:style-name="Source_20_Text">end;</text:span>. </text:p>
              </text:list-item>
            </text:list>
            <text:p text:style-name="Text_20_body"><text:span text:style-name="Strong_20_Emphasis">Konvensi Penamaan:</text:span></text:p>
            <text:p text:style-name="Text_20_body">Sudah menjadi konvensi yang sangat kuat dan umum diikuti dalam ekosistem Pascal (Delphi, Lazarus, FPC) untuk <text:span text:style-name="Strong_20_Emphasis">mengawali nama tipe kelas dengan huruf </text:span><text:span text:style-name="Strong_20_Emphasis"><text:span text:style-name="Source_20_Text">T</text:span></text:span> (singkatan dari Type). Ini membantu membedakan nama tipe (seperti kelas, record, enum) dari nama variabel atau konstanta.</text:p>
            <text:list xml:id="list7689379240841186835" text:style-name="L178">
              <text:list-item>
                <text:p text:style-name="P178">Contoh: <text:span text:style-name="Source_20_Text">TButton</text:span>, <text:span text:style-name="Source_20_Text">TStreamReader</text:span>, <text:span text:style-name="Source_20_Text">TApplication</text:span>, <text:span text:style-name="Source_20_Text">TLinkedList</text:span>, <text:span text:style-name="Source_20_Text">TPerson</text:span>. Anda sangat dianjurkan mengikuti konvensi ini agar kode Anda lebih <text:soft-page-break/>mudah dipahami oleh programmer Pascal lainnya. </text:p>
              </text:list-item>
            </text:list>
            <text:p text:style-name="Text_20_body"><text:span text:style-name="Strong_20_Emphasis">Warisan Implisit dari </text:span><text:span text:style-name="Strong_20_Emphasis"><text:span text:style-name="Source_20_Text">TObject</text:span></text:span><text:span text:style-name="Strong_20_Emphasis">:</text:span></text:p>
            <text:p text:style-name="Text_20_body">Satu hal penting yang terjadi secara otomatis: kecuali jika Anda secara eksplisit menentukan kelas induk lain (akan dibahas di Bab 11 tentang Pewarisan), setiap kelas yang Anda deklarasikan di Object Pascal secara <text:span text:style-name="Strong_20_Emphasis">implisit mewarisi</text:span> dari kelas dasar fundamental bernama <text:span text:style-name="Strong_20_Emphasis"><text:span text:style-name="Source_20_Text">TObject</text:span></text:span>. Kelas <text:span text:style-name="Source_20_Text">TObject</text:span> ini didefinisikan di unit <text:span text:style-name="Source_20_Text">System</text:span> dan menyediakan beberapa metode dasar yang sangat penting yang dimiliki oleh semua objek, seperti <text:span text:style-name="Source_20_Text">Create</text:span> (constructor dasar), <text:span text:style-name="Source_20_Text">Free</text:span> (metode aman untuk dealokasi), <text:span text:style-name="Source_20_Text">Destroy</text:span> (destructor dasar), <text:span text:style-name="Source_20_Text">ClassName</text:span>, dan lainnya. Jadi, bahkan kelas kosong yang Anda definisikan sudah memiliki fungsionalitas dasar ini.</text:p>
            <text:p text:style-name="Text_20_body"><text:span text:style-name="Strong_20_Emphasis">Kelas adalah Tipe Referensi (Berbeda dari Record):</text:span></text:p>
            <text:p text:style-name="Text_20_body">Ini adalah perbedaan konseptual yang <text:span text:style-name="Strong_20_Emphasis">sangat penting</text:span> antara <text:span text:style-name="Source_20_Text">class</text:span> dan <text:span text:style-name="Source_20_Text">record</text:span> standar di Pascal:</text:p>
            <text:list xml:id="list1959305246250547645" text:style-name="L179">
              <text:list-item>
                <text:p text:style-name="P436"><text:span text:style-name="Strong_20_Emphasis">Record</text:span> (yang kita bahas di Bab 7) umumnya adalah <text:span text:style-name="Strong_20_Emphasis">value type</text:span>. Artinya, variabel bertipe record menyimpan data record secara langsung. Ketika Anda meng-assign <text:span text:style-name="Source_20_Text">RecordB := RecordA;</text:span> atau melewatkan record by value, seluruh isi data record akan disalin. </text:p>
              </text:list-item>
              <text:list-item>
                <text:p text:style-name="P436"><text:span text:style-name="Strong_20_Emphasis">Class</text:span> adalah <text:span text:style-name="Strong_20_Emphasis">reference type</text:span>. Artinya, variabel bertipe kelas (misalnya <text:span text:style-name="Source_20_Text">Obj: TMyClass;</text:span>) <text:span text:style-name="Strong_20_Emphasis">tidak</text:span> menyimpan data objek secara langsung. Variabel tersebut hanya menyimpan sebuah <text:span text:style-name="Strong_20_Emphasis">pointer</text:span> atau <text:span text:style-name="Strong_20_Emphasis">referensi</text:span> ke lokasi memori di <text:span text:style-name="Strong_20_Emphasis">heap</text:span> tempat data objek sebenarnya disimpan. </text:p>
                <text:list>
                  <text:list-item>
                    <text:p text:style-name="P436"><text:span text:style-name="Strong_20_Emphasis">Implikasi:</text:span> </text:p>
                    <text:list>
                      <text:list-item>
                        <text:p text:style-name="P436">Assignment <text:span text:style-name="Source_20_Text">ObjB := ObjA;</text:span> hanya menyalin referensi (alamat); kedua variabel kini menunjuk ke <text:span text:style-name="Emphasis">objek yang sama</text:span> di heap. </text:p>
                      </text:list-item>
                      <text:list-item>
                        <text:p text:style-name="P436">Objek harus dibuat secara eksplisit di heap menggunakan <text:span text:style-name="Emphasis">constructor</text:span> (biasanya <text:span text:style-name="Source_20_Text">Create</text:span>). </text:p>
                      </text:list-item>
                      <text:list-item>
                        <text:p text:style-name="P179">Memori objek harus dibebaskan secara eksplisit menggunakan <text:span text:style-name="Emphasis">destructor</text:span> (biasanya dipanggil via <text:span text:style-name="Source_20_Text">Free</text:span>). </text:p>
                      </text:list-item>
                    </text:list>
                  </text:list-item>
                </text:list>
              </text:list-item>
            </text:list>
            <text:p text:style-name="Text_20_body"><text:span text:style-name="Strong_20_Emphasis">Contoh Deklarasi Kelas Minimal:</text:span></text:p>
            <text:p text:style-name="Text_20_body">Delphi</text:p>
            <text:p text:style-name="Preformatted_20_Text"><text:span text:style-name="Source_20_Text">type</text:span></text:p>
            <text:p text:style-name="Preformatted_20_Text"><text:span text:style-name="Source_20_Text"><text:s text:c="2"/>// Kelas paling minimal, hanya mewarisi fitur dasar dari TObject</text:span></text:p>
            <text:p text:style-name="Preformatted_20_Text"><text:span text:style-name="Source_20_Text"><text:s text:c="2"/>// Tidak memiliki field atau method tambahan yang kita definisikan.</text:span></text:p>
            <text:p text:style-name="Preformatted_20_Text"><text:span text:style-name="Source_20_Text"><text:s text:c="2"/>TWidgetDasar = class</text:span></text:p>
            <text:p text:style-name="Preformatted_20_Text"><text:span text:style-name="Source_20_Text"><text:s text:c="4"/>// Kosong untuk saat ini</text:span></text:p>
            <text:p text:style-name="Preformatted_20_Text"><text:span text:style-name="Source_20_Text"><text:s text:c="2"/>end;</text:span></text:p>
            <text:p text:style-name="Preformatted_20_Text"/>
            <text:p text:style-name="Preformatted_20_Text"><text:span text:style-name="Source_20_Text"><text:s text:c="2"/>// Contoh lain (masih minimal, field/method akan dibahas setelah ini)</text:span></text:p>
            <text:p text:style-name="Preformatted_20_Text"><text:span text:style-name="Source_20_Text"><text:s text:c="2"/>// Menunjukkan struktur dasar dengan potensi anggota di masa depan</text:span></text:p>
            <text:p text:style-name="Preformatted_20_Text"><text:span text:style-name="Source_20_Text"><text:s text:c="2"/>TKalkulator = class</text:span></text:p>
            <text:p text:style-name="Preformatted_20_Text"><text:span text:style-name="Source_20_Text"><text:s text:c="2"/>private</text:span></text:p>
            <text:p text:style-name="Preformatted_20_Text"><text:span text:style-name="Source_20_Text"><text:s text:c="4"/>// Tempat field privat nanti</text:span></text:p>
            <text:p text:style-name="Preformatted_20_Text"><text:span text:style-name="Source_20_Text"><text:s text:c="2"/>protected</text:span></text:p>
            <text:p text:style-name="Preformatted_20_Text"><text:span text:style-name="Source_20_Text"><text:s text:c="4"/>// Tempat field/method protected nanti</text:span></text:p>
            <text:p text:style-name="Preformatted_20_Text"><text:soft-page-break/><text:span text:style-name="Source_20_Text"><text:s text:c="2"/>public</text:span></text:p>
            <text:p text:style-name="Preformatted_20_Text"><text:span text:style-name="Source_20_Text"><text:s text:c="4"/>// Tempat constructor, destructor, method, property publik nanti</text:span></text:p>
            <text:p text:style-name="Preformatted_20_Text"><text:span text:style-name="Source_20_Text"><text:s text:c="2"/>published</text:span></text:p>
            <text:p text:style-name="Preformatted_20_Text"><text:span text:style-name="Source_20_Text"><text:s text:c="4"/>// Tempat property published nanti (untuk IDE seperti Lazarus)</text:span></text:p>
            <text:p text:style-name="P609"><text:span text:style-name="Source_20_Text"><text:s text:c="2"/>end;</text:span></text:p>
            <text:p text:style-name="Text_20_body">Deklarasi <text:span text:style-name="Source_20_Text">class...end;</text:span> ini adalah langkah pertama untuk membuat tipe data berorientasi objek Anda sendiri di Free Pascal. Di bagian selanjutnya, kita akan mulai menambahkan anggota ke dalam kelas ini.</text:p>
            <text:p text:style-name="Horizontal_20_Line"/>
            <text:p text:style-name="Text_20_body">Silakan berikan perintah <text:span text:style-name="Source_20_Text">YAX</text:span> untuk melanjutkan ke prompt berikutnya (Subbab: Field (Data Anggota)).</text:p>
          </text:section>
          <text:section text:style-name="Sect1" text:name="feedback-form-93">
            <text:p text:style-name="P274"/>
          </text:section>
        </text:section>
        <text:section text:style-name="Sect1" text:name="775948b5b815931e">
          <text:p text:style-name="Text_20_body"/>
          <text:section text:style-name="Sect1" text:name="user-query-content-94">
            <text:p text:style-name="P529">yax </text:p>
          </text:section>
          <text:p text:style-name="P274">Tampilkan alur berpikir</text:p>
          <text:section text:style-name="Sect2" text:name="model-response-message-contentr_775948b5b815931e">
            <text:p text:style-name="Text_20_body">Tentu, kita lanjutkan pada pagi hari Selasa, 15 April 2025, pukul 8:57 AM WIB di Banda Aceh ini, dengan melihat bagaimana cara menambahkan data ke dalam kelas.</text:p>
            <text:p text:style-name="Text_20_body"><text:span text:style-name="Strong_20_Emphasis">(Jawaban untuk Prompt Isi Subbab: Field (Data Anggota))</text:span></text:p>
            <text:p text:style-name="Text_20_body">Setelah Anda mendeklarasikan kerangka sebuah kelas (<text:span text:style-name="Source_20_Text">class...end;</text:span>), langkah berikutnya adalah menambahkan <text:span text:style-name="Strong_20_Emphasis">anggota (members)</text:span> ke dalamnya. Anggota kelas secara umum terdiri dari data (yang menyimpan <text:span text:style-name="Emphasis">state</text:span> atau kondisi objek) dan perilaku (yang mendefinisikan <text:span text:style-name="Emphasis">aksi</text:span> yang bisa dilakukan objek). Bagian data dari sebuah kelas disebut <text:span text:style-name="Strong_20_Emphasis">Field</text:span> (dalam Object Pascal/Delphi), yang ekuivalen dengan istilah <text:span text:style-name="Emphasis">data member</text:span>, <text:span text:style-name="Emphasis">instance variable</text:span>, atau <text:span text:style-name="Emphasis">attribute</text:span> di paradigma OOP lain.</text:p>
            <text:p text:style-name="Text_20_body"><text:span text:style-name="Strong_20_Emphasis">Apa itu Field?</text:span></text:p>
            <text:list xml:id="list323698456965917766" text:style-name="L180">
              <text:list-item>
                <text:p text:style-name="P437"><text:span text:style-name="Strong_20_Emphasis">Definisi:</text:span> Field adalah <text:span text:style-name="Strong_20_Emphasis">variabel</text:span> yang dideklarasikan <text:span text:style-name="Strong_20_Emphasis">di dalam</text:span> blok definisi <text:span text:style-name="Source_20_Text">class...end;</text:span>. </text:p>
              </text:list-item>
              <text:list-item>
                <text:p text:style-name="P180"><text:span text:style-name="Strong_20_Emphasis">Tujuan:</text:span> Field digunakan untuk menyimpan <text:span text:style-name="Strong_20_Emphasis">data</text:span> atau <text:span text:style-name="Strong_20_Emphasis">state</text:span> yang terkait dengan setiap <text:span text:style-name="Strong_20_Emphasis">objek</text:span> individual yang dibuat dari kelas tersebut. Setiap objek akan memiliki nilai field-nya sendiri. </text:p>
              </text:list-item>
            </text:list>
            <text:p text:style-name="Text_20_body"><text:span text:style-name="Strong_20_Emphasis">Sintaks Deklarasi Field:</text:span></text:p>
            <text:p text:style-name="Text_20_body">Deklarasi field di dalam kelas menggunakan sintaks yang sama persis dengan deklarasi variabel biasa di dalam blok <text:span text:style-name="Source_20_Text">var</text:span>, yaitu:</text:p>
            <text:p text:style-name="Text_20_body">Delphi</text:p>
            <text:p text:style-name="Preformatted_20_Text"><text:span text:style-name="Source_20_Text">type</text:span></text:p>
            <text:p text:style-name="Preformatted_20_Text"><text:span text:style-name="Source_20_Text"><text:s text:c="2"/>TNamaKelas = class</text:span></text:p>
            <text:p text:style-name="Preformatted_20_Text"><text:span text:style-name="Source_20_Text"><text:s text:c="2"/>// [Bagian Visibility, misal private:]</text:span></text:p>
            <text:p text:style-name="Preformatted_20_Text"><text:span text:style-name="Source_20_Text"><text:s text:c="4"/>NamaField1: TipeData1;</text:span></text:p>
            <text:p text:style-name="Preformatted_20_Text"><text:span text:style-name="Source_20_Text"><text:s text:c="4"/>NamaField2: TipeData2;</text:span></text:p>
            <text:p text:style-name="Preformatted_20_Text"><text:span text:style-name="Source_20_Text"><text:s text:c="4"/>NamaField3, NamaField4: TipeDataSama; // Beberapa field tipe sama</text:span></text:p>
            <text:p text:style-name="Preformatted_20_Text"><text:span text:style-name="Source_20_Text"><text:s text:c="4"/>// ...</text:span></text:p>
            <text:p text:style-name="P609"><text:soft-page-break/><text:span text:style-name="Source_20_Text"><text:s text:c="2"/>end;</text:span></text:p>
            <text:list xml:id="list7875694577656086564" text:style-name="L181">
              <text:list-item>
                <text:p text:style-name="P438"><text:span text:style-name="Source_20_Text">NamaFieldX</text:span>: Identifier (nama) untuk field tersebut. </text:p>
              </text:list-item>
              <text:list-item>
                <text:p text:style-name="P181"><text:span text:style-name="Source_20_Text">TipeDataX</text:span>: Tipe data Pascal yang valid (misalnya <text:span text:style-name="Source_20_Text">Integer</text:span>, <text:span text:style-name="Source_20_Text">string</text:span>, <text:span text:style-name="Source_20_Text">Boolean</text:span>, <text:span text:style-name="Source_20_Text">TDateTime</text:span>, tipe record, array, atau bahkan tipe kelas lain). </text:p>
              </text:list-item>
            </text:list>
            <text:p text:style-name="Text_20_body"><text:span text:style-name="Strong_20_Emphasis">Field adalah Data Per-Instans (Instance Data):</text:span></text:p>
            <text:p text:style-name="Text_20_body">Poin ini sangat penting: Field menyimpan data yang spesifik untuk <text:span text:style-name="Strong_20_Emphasis">setiap instans (objek)</text:span> dari kelas tersebut. Jika Anda membuat dua objek dari kelas yang sama, masing-masing objek akan mendapatkan <text:span text:style-name="Strong_20_Emphasis">salinan field-nya sendiri</text:span> di memori. Mengubah nilai field pada satu objek tidak akan memengaruhi nilai field yang sama pada objek lain.</text:p>
            <text:p text:style-name="Text_20_body"><text:span text:style-name="Strong_20_Emphasis">Konvensi Penamaan Field:</text:span></text:p>
            <text:p text:style-name="Text_20_body">Dalam komunitas Delphi/Lazarus/FPC, ada konvensi yang sangat umum (meskipun tidak dipaksakan oleh kompiler) untuk memberi awalan <text:span text:style-name="Strong_20_Emphasis"><text:span text:style-name="Source_20_Text">F</text:span></text:span> (dari kata Field) pada nama field, terutama untuk field yang akan bersifat <text:span text:style-name="Source_20_Text">private</text:span> atau <text:span text:style-name="Source_20_Text">protected</text:span> dan mungkin akan diakses melalui <text:span text:style-name="Emphasis">property</text:span> (dibahas nanti).</text:p>
            <text:list xml:id="list7388765059984863495" text:style-name="L182">
              <text:list-item>
                <text:p text:style-name="P439">Contoh: <text:span text:style-name="Source_20_Text">FUserName: string;</text:span>, <text:span text:style-name="Source_20_Text">FItemCount: Integer;</text:span>, <text:span text:style-name="Source_20_Text">FIsEnabled: Boolean;</text:span>. </text:p>
              </text:list-item>
              <text:list-item>
                <text:p text:style-name="P182">Tujuan: Membantu membedakan secara visual antara field kelas, variabel lokal, dan parameter dalam kode method. </text:p>
              </text:list-item>
            </text:list>
            <text:p text:style-name="Text_20_body"><text:span text:style-name="Strong_20_Emphasis">Penempatan Deklarasi Field dan Enkapsulasi:</text:span></text:p>
            <text:p text:style-name="Text_20_body">Di mana sebaiknya Anda mendeklarasikan field di dalam <text:span text:style-name="Source_20_Text">class...end;</text:span>? Jawabannya terkait erat dengan prinsip <text:span text:style-name="Strong_20_Emphasis">enkapsulasi</text:span>. Untuk menyembunyikan detail internal dan melindungi state objek, praktik pemrograman OOP yang baik menyarankan agar field <text:span text:style-name="Strong_20_Emphasis">hampir selalu</text:span> dideklarasikan di bagian <text:span text:style-name="Strong_20_Emphasis"><text:span text:style-name="Source_20_Text">private</text:span></text:span> atau <text:span text:style-name="Strong_20_Emphasis"><text:span text:style-name="Source_20_Text">protected</text:span></text:span> dari kelas.</text:p>
            <text:list xml:id="list6393765242136229903" text:style-name="L183">
              <text:list-item>
                <text:p text:style-name="P440"><text:span text:style-name="Strong_20_Emphasis"><text:span text:style-name="Source_20_Text">private</text:span></text:span><text:span text:style-name="Strong_20_Emphasis">:</text:span> Field hanya dapat diakses langsung oleh <text:span text:style-name="Emphasis">method</text:span> dari kelas itu sendiri, di dalam <text:span text:style-name="Emphasis">unit</text:span> yang sama tempat kelas didefinisikan. Ini adalah tingkat perlindungan tertinggi. </text:p>
              </text:list-item>
              <text:list-item>
                <text:p text:style-name="P440"><text:span text:style-name="Strong_20_Emphasis"><text:span text:style-name="Source_20_Text">protected</text:span></text:span><text:span text:style-name="Strong_20_Emphasis">:</text:span> Field dapat diakses langsung oleh <text:span text:style-name="Emphasis">method</text:span> dari kelas itu sendiri <text:span text:style-name="Emphasis">dan</text:span> oleh method dari kelas-kelas turunannya (subclasses), di unit mana pun. </text:p>
              </text:list-item>
              <text:list-item>
                <text:p text:style-name="P183"><text:span text:style-name="Strong_20_Emphasis"><text:span text:style-name="Source_20_Text">public</text:span></text:span><text:span text:style-name="Strong_20_Emphasis">:</text:span> (Sangat Tidak Dianjurkan untuk Field) Jika field dideklarasikan sebagai <text:span text:style-name="Source_20_Text">public</text:span>, kode <text:span text:style-name="Emphasis">di mana pun</text:span> yang memiliki referensi ke objek dapat langsung membaca dan (lebih berbahaya lagi) <text:span text:style-name="Emphasis">mengubah</text:span> nilai field tersebut tanpa melalui metode kontrol apa pun. Ini merusak enkapsulasi dan membuat state objek rentan terhadap perubahan yang tidak valid atau tidak terduga. Akses publik ke data sebaiknya disediakan melalui <text:span text:style-name="Emphasis">method</text:span> (seperti <text:span text:style-name="Source_20_Text">GetNama</text:span>, <text:span text:style-name="Source_20_Text">SetNama</text:span>) atau <text:span text:style-name="Emphasis">property</text:span>. </text:p>
              </text:list-item>
            </text:list>
            <text:p text:style-name="Text_20_body"><text:span text:style-name="Strong_20_Emphasis">Contoh Kelas dengan Field:</text:span></text:p>
            <text:p text:style-name="Text_20_body">Delphi</text:p>
            <text:p text:style-name="Preformatted_20_Text"><text:span text:style-name="Source_20_Text">type</text:span></text:p>
            <text:p text:style-name="Preformatted_20_Text"><text:span text:style-name="Source_20_Text"><text:s text:c="2"/>// Contoh kelas untuk merepresentasikan data Produk</text:span></text:p>
            <text:p text:style-name="Preformatted_20_Text"><text:span text:style-name="Source_20_Text"><text:s text:c="2"/>TProduk = class</text:span></text:p>
            <text:p text:style-name="Preformatted_20_Text"><text:soft-page-break/><text:span text:style-name="Source_20_Text"><text:s text:c="2"/>private // &lt;-- Deklarasikan field di sini untuk enkapsulasi</text:span></text:p>
            <text:p text:style-name="Preformatted_20_Text"><text:span text:style-name="Source_20_Text"><text:s text:c="4"/>FKodeProduk: string[10];</text:span></text:p>
            <text:p text:style-name="Preformatted_20_Text"><text:span text:style-name="Source_20_Text"><text:s text:c="4"/>FNamaProduk: string;</text:span></text:p>
            <text:p text:style-name="Preformatted_20_Text"><text:span text:style-name="Source_20_Text"><text:s text:c="4"/>FHargaSatuan: Currency;</text:span></text:p>
            <text:p text:style-name="Preformatted_20_Text"><text:span text:style-name="Source_20_Text"><text:s text:c="4"/>FJumlahStok: Integer;</text:span></text:p>
            <text:p text:style-name="Preformatted_20_Text"><text:span text:style-name="Source_20_Text"><text:s text:c="4"/>FTanggalKadaluarsa: TDate;</text:span></text:p>
            <text:p text:style-name="Preformatted_20_Text"><text:span text:style-name="Source_20_Text"><text:s text:c="2"/>public</text:span></text:p>
            <text:p text:style-name="Preformatted_20_Text"><text:span text:style-name="Source_20_Text"><text:s text:c="4"/>// Di sini nanti akan ada:</text:span></text:p>
            <text:p text:style-name="Preformatted_20_Text"><text:span text:style-name="Source_20_Text"><text:s text:c="4"/>// - Constructor untuk inisialisasi field</text:span></text:p>
            <text:p text:style-name="Preformatted_20_Text"><text:span text:style-name="Source_20_Text"><text:s text:c="4"/>// - Methods untuk operasi (misal: TambahStok, CekKadaluarsa)</text:span></text:p>
            <text:p text:style-name="Preformatted_20_Text"><text:span text:style-name="Source_20_Text"><text:s text:c="4"/>// - Properties untuk akses terkontrol ke field (misal: property NamaProduk read FNamaProduk;)</text:span></text:p>
            <text:p text:style-name="Preformatted_20_Text"><text:span text:style-name="Source_20_Text"><text:s text:c="4"/>constructor Create(Kode: string; Nama: string; Harga: Currency; Stok: Integer); // Contoh Constructor</text:span></text:p>
            <text:p text:style-name="Preformatted_20_Text"><text:span text:style-name="Source_20_Text"><text:s text:c="4"/>// ...</text:span></text:p>
            <text:p text:style-name="P609"><text:span text:style-name="Source_20_Text"><text:s text:c="2"/>end;</text:span></text:p>
            <text:p text:style-name="Text_20_body">Dengan mendeklarasikan field sebagai <text:span text:style-name="Source_20_Text">private</text:span> atau <text:span text:style-name="Source_20_Text">protected</text:span>, kita meletakkan dasar untuk enkapsulasi yang baik, di mana akses dan modifikasi data internal objek akan dikelola melalui antarmuka publik yang terdefinisi (method dan property) yang akan kita bahas selanjutnya.</text:p>
            <text:p text:style-name="Horizontal_20_Line"/>
            <text:p text:style-name="Text_20_body">Silakan berikan perintah <text:span text:style-name="Source_20_Text">YAX</text:span> untuk melanjutkan ke prompt berikutnya (Subbab: Method (Fungsi Anggota)).</text:p>
          </text:section>
          <text:section text:style-name="Sect1" text:name="feedback-form-94">
            <text:p text:style-name="P274"/>
          </text:section>
        </text:section>
        <text:section text:style-name="Sect1" text:name="c2af1e5e40da1320">
          <text:p text:style-name="Text_20_body"/>
          <text:section text:style-name="Sect1" text:name="user-query-content-95">
            <text:p text:style-name="P529">yax </text:p>
          </text:section>
          <text:p text:style-name="P274">Tampilkan alur berpikir</text:p>
          <text:section text:style-name="Sect2" text:name="model-response-message-contentr_c2af1e5e40da1320">
            <text:p text:style-name="Text_20_body">Tentu, mari kita lanjutkan pada pagi hari Selasa, 15 April 2025, pukul 9:25 AM WIB di Banda Aceh ini, dengan membahas bagaimana menambahkan perilaku ke dalam kelas kita.</text:p>
            <text:p text:style-name="Text_20_body"><text:span text:style-name="Strong_20_Emphasis">(Jawaban untuk Prompt Isi Subbab: Method (Fungsi Anggota))</text:span></text:p>
            <text:p text:style-name="Text_20_body">Selain <text:span text:style-name="Emphasis">field</text:span> yang menyimpan data (state), kekuatan utama kelas dalam OOP terletak pada kemampuannya untuk membungkus <text:span text:style-name="Strong_20_Emphasis">perilaku (behavior)</text:span> atau <text:span text:style-name="Strong_20_Emphasis">operasi</text:span> yang dapat dilakukan oleh objek dari kelas tersebut. Perilaku ini didefinisikan menggunakan <text:span text:style-name="Strong_20_Emphasis">Method</text:span>.</text:p>
            <text:p text:style-name="Text_20_body"><text:span text:style-name="Strong_20_Emphasis">Apa itu Method?</text:span></text:p>
            <text:list xml:id="list2448795786469003568" text:style-name="L184">
              <text:list-item>
                <text:p text:style-name="P441"><text:span text:style-name="Strong_20_Emphasis">Definisi:</text:span> Method pada dasarnya adalah <text:span text:style-name="Strong_20_Emphasis">prosedur</text:span> atau <text:span text:style-name="Strong_20_Emphasis">fungsi</text:span> yang dideklarasikan sebagai <text:span text:style-name="Strong_20_Emphasis">anggota</text:span> dari sebuah kelas. </text:p>
              </text:list-item>
              <text:list-item>
                <text:p text:style-name="P184"><text:span text:style-name="Strong_20_Emphasis">Tujuan:</text:span> Method mendefinisikan aksi yang bisa dilakukan objek atau operasi yang bisa diterapkan pada data (field) objek tersebut. Mereka mengenkapsulasi logika yang berhubungan dengan kelas. </text:p>
              </text:list-item>
            </text:list>
            <text:p text:style-name="Text_20_body"><text:span text:style-name="Strong_20_Emphasis">Deklarasi Method (Header di dalam Kelas):</text:span></text:p>
            <text:p text:style-name="Text_20_body">Sama seperti field, <text:span text:style-name="Emphasis">deklarasi</text:span> atau <text:span text:style-name="Emphasis">header</text:span> method ditulis di dalam blok <text:span text:style-name="Source_20_Text">class...end;</text:span>, biasanya ditempatkan di bagian visibilitas yang sesuai (<text:span text:style-name="Source_20_Text">public</text:span>, <text:span text:style-name="Source_20_Text">protected</text:span>, <text:soft-page-break/><text:span text:style-name="Source_20_Text">private</text:span>). Sintaks headernya mirip dengan deklarasi prosedur atau fungsi biasa:</text:p>
            <text:p text:style-name="Text_20_body">Delphi</text:p>
            <text:p text:style-name="Preformatted_20_Text"><text:span text:style-name="Source_20_Text">type</text:span></text:p>
            <text:p text:style-name="Preformatted_20_Text"><text:span text:style-name="Source_20_Text"><text:s text:c="2"/>TNamaKelas = class</text:span></text:p>
            <text:p text:style-name="Preformatted_20_Text"><text:span text:style-name="Source_20_Text"><text:s text:c="2"/>// [Bagian Visibility:]</text:span></text:p>
            <text:p text:style-name="Preformatted_20_Text"><text:span text:style-name="Source_20_Text"><text:s text:c="4"/>// Header untuk method prosedur</text:span></text:p>
            <text:p text:style-name="Preformatted_20_Text"><text:span text:style-name="Source_20_Text"><text:s text:c="4"/>procedure NamaMetodeProsedur(DaftarParameter); [Direktif];</text:span></text:p>
            <text:p text:style-name="Preformatted_20_Text"/>
            <text:p text:style-name="Preformatted_20_Text"><text:span text:style-name="Source_20_Text"><text:s text:c="4"/>// Header untuk method fungsi</text:span></text:p>
            <text:p text:style-name="Preformatted_20_Text"><text:span text:style-name="Source_20_Text"><text:s text:c="4"/>function NamaMetodeFungsi(DaftarParameter): TipeKembalian; [Direktif];</text:span></text:p>
            <text:p text:style-name="Preformatted_20_Text"/>
            <text:p text:style-name="Preformatted_20_Text"><text:span text:style-name="Source_20_Text"><text:s text:c="4"/>// ... deklarasi field dan method lain ...</text:span></text:p>
            <text:p text:style-name="P609"><text:span text:style-name="Source_20_Text"><text:s text:c="2"/>end;</text:span></text:p>
            <text:list xml:id="list4456705552377996907" text:style-name="L185">
              <text:list-item>
                <text:p text:style-name="P442"><text:span text:style-name="Source_20_Text">procedure</text:span> atau <text:span text:style-name="Source_20_Text">function</text:span>: Menentukan apakah method tersebut melakukan aksi atau mengembalikan nilai. </text:p>
              </text:list-item>
              <text:list-item>
                <text:p text:style-name="P442"><text:span text:style-name="Source_20_Text">NamaMetode...</text:span>: Identifier (nama) untuk method tersebut. </text:p>
              </text:list-item>
              <text:list-item>
                <text:p text:style-name="P442"><text:span text:style-name="Source_20_Text">(DaftarParameter)</text:span>: Daftar parameter input/output (opsional). </text:p>
              </text:list-item>
              <text:list-item>
                <text:p text:style-name="P442"><text:span text:style-name="Source_20_Text">: TipeKembalian</text:span>: Hanya untuk <text:span text:style-name="Source_20_Text">function</text:span>, menentukan tipe data nilai yang dikembalikan. </text:p>
              </text:list-item>
              <text:list-item>
                <text:p text:style-name="P185"><text:span text:style-name="Source_20_Text">[Direktif]</text:span>: Direktif opsional seperti <text:span text:style-name="Source_20_Text">virtual</text:span>, <text:span text:style-name="Source_20_Text">override</text:span>, <text:span text:style-name="Source_20_Text">static</text:span>, <text:span text:style-name="Source_20_Text">abstract</text:span>, dll. (akan dibahas di konteks lain). </text:p>
              </text:list-item>
            </text:list>
            <text:p text:style-name="Text_20_body"><text:span text:style-name="Strong_20_Emphasis">Implementasi Method (Body di luar Kelas):</text:span></text:p>
            <text:p text:style-name="Text_20_body">Berbeda dengan field yang hanya dideklarasikan, method memerlukan <text:span text:style-name="Strong_20_Emphasis">implementasi</text:span> (kode <text:span text:style-name="Source_20_Text">begin..end;</text:span> yang berisi logikanya). Implementasi method <text:span text:style-name="Strong_20_Emphasis">tidak</text:span> ditulis di dalam blok <text:span text:style-name="Source_20_Text">class...end;</text:span>. Sebaliknya, ia ditulis di bagian <text:span text:style-name="Strong_20_Emphasis"><text:span text:style-name="Source_20_Text">implementation</text:span></text:span> dari <text:span text:style-name="Emphasis">unit</text:span> yang sama tempat kelas tersebut didefinisikan.</text:p>
            <text:p text:style-name="Text_20_body">Sintaks untuk implementasi method <text:span text:style-name="Strong_20_Emphasis">wajib</text:span> menyertakan <text:span text:style-name="Strong_20_Emphasis">nama kelas</text:span> sebagai qualifier, dipisahkan oleh titik (<text:span text:style-name="Source_20_Text">.</text:span>), sebelum nama method:</text:p>
            <text:p text:style-name="Text_20_body">Delphi</text:p>
            <text:p text:style-name="Preformatted_20_Text"><text:span text:style-name="Source_20_Text">// Di bagian IMPLEMENTATION unit</text:span></text:p>
            <text:p text:style-name="Preformatted_20_Text"/>
            <text:p text:style-name="Preformatted_20_Text"><text:span text:style-name="Source_20_Text">// Implementasi untuk method prosedur</text:span></text:p>
            <text:p text:style-name="Preformatted_20_Text"><text:span text:style-name="Source_20_Text">procedure NamaKelas.NamaMetodeProsedur(DaftarParameter);</text:span></text:p>
            <text:p text:style-name="Preformatted_20_Text"><text:span text:style-name="Source_20_Text">// Deklarasi lokal khusus untuk method ini (jika ada)</text:span></text:p>
            <text:p text:style-name="Preformatted_20_Text"><text:span text:style-name="Source_20_Text">begin</text:span></text:p>
            <text:p text:style-name="Preformatted_20_Text"><text:span text:style-name="Source_20_Text"><text:s text:c="2"/>// Kode (badan) implementasi method prosedur...</text:span></text:p>
            <text:p text:style-name="Preformatted_20_Text"><text:span text:style-name="Source_20_Text">end; // Akhir implementasi method</text:span></text:p>
            <text:p text:style-name="Preformatted_20_Text"/>
            <text:p text:style-name="Preformatted_20_Text"><text:span text:style-name="Source_20_Text">// Implementasi untuk method fungsi</text:span></text:p>
            <text:p text:style-name="Preformatted_20_Text"><text:span text:style-name="Source_20_Text">function NamaKelas.NamaMetodeFungsi(DaftarParameter): TipeKembalian;</text:span></text:p>
            <text:p text:style-name="Preformatted_20_Text"><text:span text:style-name="Source_20_Text">// Deklarasi lokal khusus untuk method ini (jika ada)</text:span></text:p>
            <text:p text:style-name="Preformatted_20_Text"><text:span text:style-name="Source_20_Text">begin</text:span></text:p>
            <text:p text:style-name="Preformatted_20_Text"><text:span text:style-name="Source_20_Text"><text:s text:c="2"/>// Kode (badan) implementasi method fungsi...</text:span></text:p>
            <text:p text:style-name="Preformatted_20_Text"><text:span text:style-name="Source_20_Text"><text:s text:c="2"/>Result := ...; // Jangan lupa assign nilai kembali untuk fungsi</text:span></text:p>
            <text:p text:style-name="P609"><text:span text:style-name="Source_20_Text">end; // Akhir implementasi method</text:span></text:p>
            <text:p text:style-name="Text_20_body"><text:soft-page-break/>Kualifikasi <text:span text:style-name="Source_20_Text">NamaKelas.</text:span> ini memberitahu kompiler bahwa implementasi ini adalah untuk method <text:span text:style-name="Source_20_Text">NamaMetodeProsedur</text:span> atau <text:span text:style-name="Source_20_Text">NamaMetodeFungsi</text:span> yang merupakan anggota dari <text:span text:style-name="Source_20_Text">NamaKelas</text:span>.</text:p>
            <text:p text:style-name="Text_20_body"><text:span text:style-name="Strong_20_Emphasis">Parameter Implisit </text:span><text:span text:style-name="Strong_20_Emphasis"><text:span text:style-name="Source_20_Text">Self</text:span></text:span><text:span text:style-name="Strong_20_Emphasis">:</text:span></text:p>
            <text:p text:style-name="Text_20_body">Ketika Anda memanggil sebuah method pada suatu objek (misalnya, <text:span text:style-name="Source_20_Text">ObjekSaya.LakukanSesuatu;</text:span>), ada parameter 'tersembunyi' yang secara otomatis dilewatkan oleh kompiler ke method tersebut: yaitu <text:span text:style-name="Strong_20_Emphasis"><text:span text:style-name="Source_20_Text">Self</text:span></text:span>.</text:p>
            <text:list xml:id="list9142035683255779314" text:style-name="L186">
              <text:list-item>
                <text:p text:style-name="P443"><text:span text:style-name="Source_20_Text">Self</text:span> adalah <text:span text:style-name="Strong_20_Emphasis">referensi (pointer)</text:span> yang menunjuk ke <text:span text:style-name="Strong_20_Emphasis">instans objek spesifik</text:span> yang memanggil method tersebut. </text:p>
              </text:list-item>
              <text:list-item>
                <text:p text:style-name="P443">Di dalam badan implementasi method, Anda dapat menggunakan <text:span text:style-name="Source_20_Text">Self</text:span> untuk merujuk ke objek saat ini. </text:p>
              </text:list-item>
              <text:list-item>
                <text:p text:style-name="P443"><text:span text:style-name="Strong_20_Emphasis">Penting:</text:span> Akses ke <text:span text:style-name="Emphasis">field</text:span> dari objek di dalam method secara otomatis menggunakan <text:span text:style-name="Source_20_Text">Self</text:span> secara implisit. Ketika Anda menulis <text:span text:style-name="Source_20_Text">FNamaField := NilaiBaru;</text:span> di dalam method, kompiler sebenarnya menerjemahkannya menjadi <text:span text:style-name="Source_20_Text">Self.FNamaField := NilaiBaru;</text:span>. </text:p>
              </text:list-item>
              <text:list-item>
                <text:p text:style-name="P443">Anda biasanya tidak perlu menulis <text:span text:style-name="Source_20_Text">Self.</text:span> secara eksplisit kecuali: </text:p>
                <text:list>
                  <text:list-item>
                    <text:p text:style-name="P443">Untuk membedakan field dari variabel lokal atau parameter yang namanya sama (meskipun konvensi awalan <text:span text:style-name="Source_20_Text">F</text:span> untuk field membantu menghindari ini). </text:p>
                  </text:list-item>
                  <text:list-item>
                    <text:p text:style-name="P186">Untuk melewatkan referensi ke objek saat ini sebagai parameter ke fungsi atau prosedur lain. </text:p>
                  </text:list-item>
                </text:list>
              </text:list-item>
            </text:list>
            <text:p text:style-name="Text_20_body"><text:span text:style-name="Strong_20_Emphasis">Contoh Kelas dengan Field dan Method:</text:span></text:p>
            <text:p text:style-name="Text_20_body">Mari kita lengkapi contoh kelas <text:span text:style-name="Source_20_Text">TPerson</text:span> dari subbab sebelumnya:</text:p>
            <text:p text:style-name="Text_20_body">Delphi</text:p>
            <text:p text:style-name="Preformatted_20_Text"><text:span text:style-name="Source_20_Text">// File: PersonUnit.pas</text:span></text:p>
            <text:p text:style-name="Preformatted_20_Text"><text:span text:style-name="Source_20_Text">unit PersonUnit;</text:span></text:p>
            <text:p text:style-name="Preformatted_20_Text"/>
            <text:p text:style-name="Preformatted_20_Text"><text:span text:style-name="Source_20_Text">interface</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TPerson = class</text:span></text:p>
            <text:p text:style-name="Preformatted_20_Text"><text:span text:style-name="Source_20_Text"><text:s text:c="2"/>private // Fields disembunyikan</text:span></text:p>
            <text:p text:style-name="Preformatted_20_Text"><text:span text:style-name="Source_20_Text"><text:s text:c="4"/>FName: string;</text:span></text:p>
            <text:p text:style-name="Preformatted_20_Text"><text:span text:style-name="Source_20_Text"><text:s text:c="4"/>FAge: Integer;</text:span></text:p>
            <text:p text:style-name="Preformatted_20_Text"><text:span text:style-name="Source_20_Text"><text:s text:c="2"/>public // Methods dan Constructor dibuat publik</text:span></text:p>
            <text:p text:style-name="Preformatted_20_Text"><text:span text:style-name="Source_20_Text"><text:s text:c="4"/>// Constructor untuk membuat objek Person</text:span></text:p>
            <text:p text:style-name="Preformatted_20_Text"><text:span text:style-name="Source_20_Text"><text:s text:c="4"/>constructor Create(const AName: string; AAge: Integer);</text:span></text:p>
            <text:p text:style-name="Preformatted_20_Text"><text:span text:style-name="Source_20_Text"><text:s text:c="4"/>// Destructor (dibahas nanti, tapi baik untuk dideklarasikan)</text:span></text:p>
            <text:p text:style-name="Preformatted_20_Text"><text:span text:style-name="Source_20_Text"><text:s text:c="4"/>destructor Destroy; override;</text:span></text:p>
            <text:p text:style-name="Preformatted_20_Text"><text:span text:style-name="Source_20_Text"><text:s text:c="4"/>// Method untuk mengubah umur (prosedur)</text:span></text:p>
            <text:p text:style-name="Preformatted_20_Text"><text:span text:style-name="Source_20_Text"><text:s text:c="4"/>procedure SetAge(NewAge: Integer);</text:span></text:p>
            <text:p text:style-name="Preformatted_20_Text"><text:span text:style-name="Source_20_Text"><text:s text:c="4"/>// Method untuk mendapatkan nama lengkap (fungsi)</text:span></text:p>
            <text:p text:style-name="Preformatted_20_Text"><text:span text:style-name="Source_20_Text"><text:s text:c="4"/>function GetFullName: string;</text:span></text:p>
            <text:p text:style-name="Preformatted_20_Text"><text:span text:style-name="Source_20_Text"><text:s text:c="4"/>// Method untuk menampilkan info</text:span></text:p>
            <text:p text:style-name="Preformatted_20_Text"><text:span text:style-name="Source_20_Text"><text:s text:c="4"/>procedure DisplayInfo;</text:span></text:p>
            <text:p text:style-name="Preformatted_20_Text"><text:soft-page-break/><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 === Implementasi Methods untuk TPerson ===</text:span></text:p>
            <text:p text:style-name="Preformatted_20_Text"/>
            <text:p text:style-name="Preformatted_20_Text"><text:span text:style-name="Source_20_Text">constructor TPerson.Create(const AName: string; AAge: Integer);</text:span></text:p>
            <text:p text:style-name="Preformatted_20_Text"><text:span text:style-name="Source_20_Text">begin</text:span></text:p>
            <text:p text:style-name="Preformatted_20_Text"><text:span text:style-name="Source_20_Text"><text:s text:c="2"/>inherited Create; // PENTING: Panggil constructor kelas induk (TObject)</text:span></text:p>
            <text:p text:style-name="Preformatted_20_Text"><text:span text:style-name="Source_20_Text"><text:s text:c="2"/>// Inisialisasi fields menggunakan parameter</text:span></text:p>
            <text:p text:style-name="Preformatted_20_Text"><text:span text:style-name="Source_20_Text"><text:s text:c="2"/>FName := AName; <text:s text:c="2"/>// Implisit: Self.FName := AName</text:span></text:p>
            <text:p text:style-name="Preformatted_20_Text"><text:span text:style-name="Source_20_Text"><text:s text:c="2"/>FAge := AAge; <text:s text:c="4"/>// Implisit: Self.FAge := AAge</text:span></text:p>
            <text:p text:style-name="Preformatted_20_Text"><text:span text:style-name="Source_20_Text"><text:s text:c="2"/>WriteLn('[TPerson] Objek ', FName,' Dibuat.');</text:span></text:p>
            <text:p text:style-name="Preformatted_20_Text"><text:span text:style-name="Source_20_Text">end;</text:span></text:p>
            <text:p text:style-name="Preformatted_20_Text"/>
            <text:p text:style-name="Preformatted_20_Text"><text:span text:style-name="Source_20_Text">destructor TPerson.Destroy;</text:span></text:p>
            <text:p text:style-name="Preformatted_20_Text"><text:span text:style-name="Source_20_Text">begin</text:span></text:p>
            <text:p text:style-name="Preformatted_20_Text"><text:span text:style-name="Source_20_Text"><text:s text:c="2"/>WriteLn('[TPerson] Objek ', FName,' Dihancurkan.');</text:span></text:p>
            <text:p text:style-name="Preformatted_20_Text"><text:span text:style-name="Source_20_Text"><text:s text:c="2"/>// Cleanup jika ada resource lain di sini</text:span></text:p>
            <text:p text:style-name="Preformatted_20_Text"><text:span text:style-name="Source_20_Text"><text:s text:c="2"/>inherited Destroy; // PENTING: Panggil destructor kelas induk</text:span></text:p>
            <text:p text:style-name="Preformatted_20_Text"><text:span text:style-name="Source_20_Text">end;</text:span></text:p>
            <text:p text:style-name="Preformatted_20_Text"/>
            <text:p text:style-name="Preformatted_20_Text"><text:span text:style-name="Source_20_Text">procedure TPerson.SetAge(NewAge: Integer);</text:span></text:p>
            <text:p text:style-name="Preformatted_20_Text"><text:span text:style-name="Source_20_Text">begin</text:span></text:p>
            <text:p text:style-name="Preformatted_20_Text"><text:span text:style-name="Source_20_Text"><text:s text:c="2"/>// Contoh validasi sederhana</text:span></text:p>
            <text:p text:style-name="Preformatted_20_Text"><text:span text:style-name="Source_20_Text"><text:s text:c="2"/>if NewAge &gt;= 0 then</text:span></text:p>
            <text:p text:style-name="Preformatted_20_Text"><text:span text:style-name="Source_20_Text"><text:s text:c="2"/>begin</text:span></text:p>
            <text:p text:style-name="Preformatted_20_Text"><text:span text:style-name="Source_20_Text"><text:s text:c="4"/>FAge := NewAge; // Akses field FAge (implisit Self.FAge)</text:span></text:p>
            <text:p text:style-name="Preformatted_20_Text"><text:span text:style-name="Source_20_Text"><text:s text:c="4"/>WriteLn('[TPerson] Umur ', FName,' diubah menjadi ', FAge);</text:span></text:p>
            <text:p text:style-name="Preformatted_20_Text"><text:span text:style-name="Source_20_Text"><text:s text:c="2"/>end</text:span></text:p>
            <text:p text:style-name="Preformatted_20_Text"><text:span text:style-name="Source_20_Text"><text:s text:c="2"/>else</text:span></text:p>
            <text:p text:style-name="Preformatted_20_Text"><text:span text:style-name="Source_20_Text"><text:s text:c="4"/>WriteLn('[TPerson] Umur tidak valid: ', NewAge);</text:span></text:p>
            <text:p text:style-name="Preformatted_20_Text"><text:span text:style-name="Source_20_Text">end;</text:span></text:p>
            <text:p text:style-name="Preformatted_20_Text"/>
            <text:p text:style-name="Preformatted_20_Text"><text:span text:style-name="Source_20_Text">function TPerson.GetFullName: string;</text:span></text:p>
            <text:p text:style-name="Preformatted_20_Text"><text:span text:style-name="Source_20_Text">begin</text:span></text:p>
            <text:p text:style-name="Preformatted_20_Text"><text:span text:style-name="Source_20_Text"><text:s text:c="2"/>// Akses field FName (implisit Self.FName)</text:span></text:p>
            <text:p text:style-name="Preformatted_20_Text"><text:span text:style-name="Source_20_Text"><text:s text:c="2"/>Result := FName; // Menggunakan 'Result' untuk nilai kembali</text:span></text:p>
            <text:p text:style-name="Preformatted_20_Text"><text:span text:style-name="Source_20_Text">end;</text:span></text:p>
            <text:p text:style-name="Preformatted_20_Text"/>
            <text:p text:style-name="Preformatted_20_Text"><text:span text:style-name="Source_20_Text">procedure TPerson.DisplayInfo;</text:span></text:p>
            <text:p text:style-name="Preformatted_20_Text"><text:span text:style-name="Source_20_Text">begin</text:span></text:p>
            <text:p text:style-name="Preformatted_20_Text"><text:span text:style-name="Source_20_Text"><text:s text:c="2"/>WriteLn('--- Info Person ---');</text:span></text:p>
            <text:p text:style-name="Preformatted_20_Text"><text:span text:style-name="Source_20_Text"><text:s text:c="2"/>WriteLn('Nama : ', GetFullName); // Panggil method lain dari kelas yg sama</text:span></text:p>
            <text:p text:style-name="Preformatted_20_Text"><text:span text:style-name="Source_20_Text"><text:s text:c="2"/>WriteLn('Umur : ', FAge); <text:s text:c="6"/>// Akses field</text:span></text:p>
            <text:p text:style-name="Preformatted_20_Text"><text:span text:style-name="Source_20_Text"><text:s text:c="2"/>WriteLn('-------------------');</text:span></text:p>
            <text:p text:style-name="Preformatted_20_Text"><text:span text:style-name="Source_20_Text">end;</text:span></text:p>
            <text:p text:style-name="Preformatted_20_Text"/>
            <text:p text:style-name="P609"><text:span text:style-name="Source_20_Text">end. // Akhir unit PersonUnit</text:span></text:p>
            <text:p text:style-name="Text_20_body">Dalam contoh ini, <text:span text:style-name="Source_20_Text">Create</text:span>, <text:span text:style-name="Source_20_Text">Destroy</text:span>, <text:span text:style-name="Source_20_Text">SetAge</text:span>, <text:span text:style-name="Source_20_Text">GetFullName</text:span>, dan <text:span text:style-name="Source_20_Text">DisplayInfo</text:span> adalah method dari kelas <text:span text:style-name="Source_20_Text">TPerson</text:span>. Implementasinya ditulis di bagian <text:span text:style-name="Source_20_Text">implementation</text:span> dan dapat mengakses field privat (<text:span text:style-name="Source_20_Text">FName</text:span>, <text:span text:style-name="Source_20_Text">FAge</text:span>) dari objek <text:soft-page-break/><text:span text:style-name="Source_20_Text">TPerson</text:span> yang bersangkutan melalui <text:span text:style-name="Source_20_Text">Self</text:span> (implisit).</text:p>
            <text:p text:style-name="Horizontal_20_Line"/>
            <text:p text:style-name="Text_20_body">Silakan berikan perintah <text:span text:style-name="Source_20_Text">YAX</text:span> untuk melanjutkan ke prompt berikutnya (Subbab: Visibility Specifiers (<text:span text:style-name="Source_20_Text">private</text:span>, <text:span text:style-name="Source_20_Text">protected</text:span>, <text:span text:style-name="Source_20_Text">public</text:span>, <text:span text:style-name="Source_20_Text">published</text:span>)).</text:p>
          </text:section>
          <text:section text:style-name="Sect1" text:name="feedback-form-95">
            <text:p text:style-name="P274"/>
          </text:section>
        </text:section>
        <text:section text:style-name="Sect1" text:name="a05e949657708bf2">
          <text:p text:style-name="Text_20_body"/>
          <text:section text:style-name="Sect1" text:name="user-query-content-96">
            <text:p text:style-name="P529">yax </text:p>
          </text:section>
          <text:p text:style-name="P274">Tampilkan alur berpikir</text:p>
          <text:section text:style-name="Sect2" text:name="model-response-message-contentr_a05e949657708bf2">
            <text:p text:style-name="Text_20_body">Baik, mari kita lanjutkan pembahasan kelas Object Pascal pada pagi hari Selasa, 15 April 2025, pukul 9:29 AM WIB di Banda Aceh ini, dengan melihat bagaimana kita mengontrol akses ke anggota kelas.</text:p>
            <text:p text:style-name="Text_20_body"><text:span text:style-name="Strong_20_Emphasis">(Jawaban untuk Prompt Isi Subbab: Visibility Specifiers (</text:span><text:span text:style-name="Strong_20_Emphasis"><text:span text:style-name="Source_20_Text">private</text:span></text:span><text:span text:style-name="Strong_20_Emphasis">, </text:span><text:span text:style-name="Strong_20_Emphasis"><text:span text:style-name="Source_20_Text">protected</text:span></text:span><text:span text:style-name="Strong_20_Emphasis">, </text:span><text:span text:style-name="Strong_20_Emphasis"><text:span text:style-name="Source_20_Text">public</text:span></text:span><text:span text:style-name="Strong_20_Emphasis">, </text:span><text:span text:style-name="Strong_20_Emphasis"><text:span text:style-name="Source_20_Text">published</text:span></text:span><text:span text:style-name="Strong_20_Emphasis">))</text:span></text:p>
            <text:p text:style-name="Text_20_body">Salah satu pilar utama OOP adalah <text:span text:style-name="Strong_20_Emphasis">Enkapsulasi</text:span>, yang melibatkan penyembunyian detail implementasi internal sebuah objek dan hanya mengekspos antarmuka yang diperlukan. Object Pascal (Free Pascal/Delphi) mendukung enkapsulasi melalui penggunaan <text:span text:style-name="Strong_20_Emphasis">Visibility Specifiers</text:span> (Pengontrol Aksesibilitas). Ini adalah kata kunci yang Anda tempatkan di dalam definisi <text:span text:style-name="Source_20_Text">class</text:span> untuk menentukan dari mana saja sebuah <text:span text:style-name="Emphasis">field</text:span>, <text:span text:style-name="Emphasis">method</text:span>, atau <text:span text:style-name="Emphasis">property</text:span> dapat diakses.</text:p>
            <text:p text:style-name="Text_20_body">Ada empat tingkat visibilitas utama:</text:p>
            <text:list xml:id="list3458662271175908420" text:style-name="L187">
              <text:list-item>
                <text:p text:style-name="P187"><text:span text:style-name="Strong_20_Emphasis"><text:span text:style-name="Source_20_Text">private</text:span></text:span></text:p>
                <text:list>
                  <text:list-item>
                    <text:p text:style-name="P444"><text:span text:style-name="Strong_20_Emphasis">Kata Kunci:</text:span> <text:span text:style-name="Source_20_Text">private</text:span> </text:p>
                  </text:list-item>
                  <text:list-item>
                    <text:p text:style-name="P444"><text:span text:style-name="Strong_20_Emphasis">Cakupan Akses:</text:span> Anggota (field, method, property) yang dideklarasikan setelah <text:span text:style-name="Source_20_Text">private</text:span> hanya dapat diakses: </text:p>
                    <text:list>
                      <text:list-item>
                        <text:p text:style-name="P444">Dari dalam <text:span text:style-name="Emphasis">method</text:span> milik kelas itu sendiri. </text:p>
                      </text:list-item>
                      <text:list-item>
                        <text:p text:style-name="P444">Dari prosedur, fungsi, atau method kelas <text:span text:style-name="Emphasis">lain</text:span> yang didefinisikan di dalam <text:span text:style-name="Strong_20_Emphasis"><text:span text:style-name="Source_20_Text">unit</text:span></text:span><text:span text:style-name="Strong_20_Emphasis"> yang sama</text:span> tempat kelas tersebut didefinisikan. </text:p>
                      </text:list-item>
                    </text:list>
                  </text:list-item>
                  <text:list-item>
                    <text:p text:style-name="P444"><text:span text:style-name="Strong_20_Emphasis">Nuansa 'Unit Scope':</text:span> Perhatikan bahwa <text:span text:style-name="Source_20_Text">private</text:span> di Pascal sedikit berbeda dari <text:span text:style-name="Source_20_Text">private</text:span> di Java atau C#. Kode lain dalam <text:span text:style-name="Emphasis">unit yang sama</text:span> masih bisa mengakses anggota <text:span text:style-name="Source_20_Text">private</text:span> kelas tersebut. Ini kadang disebut 'unit level visibility'. Ini adalah tingkat akses paling ketat yang tersedia secara default. </text:p>
                  </text:list-item>
                  <text:list-item>
                    <text:p text:style-name="P444"><text:span text:style-name="Strong_20_Emphasis">Tujuan:</text:span> Untuk menyembunyikan detail implementasi internal yang paling rahasia, yang seharusnya tidak pernah diakses atau diandalkan oleh kode di luar unit tersebut, bahkan oleh kelas turunan di unit lain. </text:p>
                  </text:list-item>
                </text:list>
              </text:list-item>
              <text:list-item>
                <text:p text:style-name="P187"><text:span text:style-name="Strong_20_Emphasis"><text:span text:style-name="Source_20_Text">protected</text:span></text:span></text:p>
                <text:list>
                  <text:list-item>
                    <text:p text:style-name="P444"><text:span text:style-name="Strong_20_Emphasis">Kata Kunci:</text:span> <text:span text:style-name="Source_20_Text">protected</text:span> </text:p>
                  </text:list-item>
                  <text:list-item>
                    <text:p text:style-name="P444"><text:span text:style-name="Strong_20_Emphasis">Cakupan Akses:</text:span> Anggota yang dideklarasikan setelah <text:span text:style-name="Source_20_Text">protected</text:span> dapat diakses oleh: </text:p>
                    <text:list>
                      <text:list-item>
                        <text:p text:style-name="P444">Method dari kelas itu sendiri (di unit mana pun). </text:p>
                      </text:list-item>
                      <text:list-item>
                        <text:p text:style-name="P444"><text:soft-page-break/>Method dari <text:span text:style-name="Strong_20_Emphasis">kelas turunan (descendant/subclass)</text:span> dari kelas ini, tidak peduli di unit mana kelas turunan tersebut didefinisikan. </text:p>
                      </text:list-item>
                    </text:list>
                  </text:list-item>
                  <text:list-item>
                    <text:p text:style-name="P444"><text:span text:style-name="Strong_20_Emphasis">Tujuan:</text:span> Digunakan untuk anggota yang merupakan bagian dari implementasi internal tetapi perlu diekspos ke kelas turunan agar mereka dapat memperluas atau memodifikasi perilaku kelas induk (misalnya, field internal yang perlu dimanipulasi oleh subclass, atau method virtual yang dimaksudkan untuk di-override). Anggota ini tetap tersembunyi dari pengguna umum kelas. </text:p>
                  </text:list-item>
                </text:list>
              </text:list-item>
              <text:list-item>
                <text:p text:style-name="P187"><text:span text:style-name="Strong_20_Emphasis"><text:span text:style-name="Source_20_Text">public</text:span></text:span></text:p>
                <text:list>
                  <text:list-item>
                    <text:p text:style-name="P444"><text:span text:style-name="Strong_20_Emphasis">Kata Kunci:</text:span> <text:span text:style-name="Source_20_Text">public</text:span> </text:p>
                  </text:list-item>
                  <text:list-item>
                    <text:p text:style-name="P444"><text:span text:style-name="Strong_20_Emphasis">Cakupan Akses:</text:span> Anggota yang dideklarasikan setelah <text:span text:style-name="Source_20_Text">public</text:span> dapat diakses dari <text:span text:style-name="Strong_20_Emphasis">mana saja</text:span> — baik dari method kelas itu sendiri, dari kelas turunan, maupun dari kode eksternal mana pun yang memiliki referensi ke objek kelas tersebut. </text:p>
                  </text:list-item>
                  <text:list-item>
                    <text:p text:style-name="P444"><text:span text:style-name="Strong_20_Emphasis">Tujuan:</text:span> Mendefinisikan <text:span text:style-name="Strong_20_Emphasis">antarmuka publik (public interface)</text:span> kelas. Ini adalah bagian "kontrak" kelas dengan dunia luar; berisi method dan property yang dirancang untuk digunakan oleh kode lain untuk berinteraksi dengan objek. <text:span text:style-name="Strong_20_Emphasis">Sangat tidak disarankan</text:span> untuk mendeklarasikan <text:span text:style-name="Emphasis">field</text:span> sebagai <text:span text:style-name="Source_20_Text">public</text:span> karena melanggar enkapsulasi. </text:p>
                  </text:list-item>
                </text:list>
              </text:list-item>
              <text:list-item>
                <text:p text:style-name="P187"><text:span text:style-name="Strong_20_Emphasis"><text:span text:style-name="Source_20_Text">published</text:span></text:span></text:p>
                <text:list>
                  <text:list-item>
                    <text:p text:style-name="P444"><text:span text:style-name="Strong_20_Emphasis">Kata Kunci:</text:span> <text:span text:style-name="Source_20_Text">published</text:span> </text:p>
                  </text:list-item>
                  <text:list-item>
                    <text:p text:style-name="P444"><text:span text:style-name="Strong_20_Emphasis">Cakupan Akses:</text:span> Sama persis dengan <text:span text:style-name="Source_20_Text">public</text:span> (dapat diakses dari mana saja). </text:p>
                  </text:list-item>
                  <text:list-item>
                    <text:p text:style-name="P444"><text:span text:style-name="Strong_20_Emphasis">Perbedaan Kunci (RTTI):</text:span> Anggota yang dideklarasikan sebagai <text:span text:style-name="Source_20_Text">published</text:span> memiliki <text:span text:style-name="Strong_20_Emphasis">Run-Time Type Information (RTTI)</text:span> yang dihasilkan oleh kompiler untuk mereka. RTTI adalah metadata tentang tipe, properti, dan method yang disimpan bersama program dan dapat diperiksa saat runtime. </text:p>
                  </text:list-item>
                  <text:list-item>
                    <text:p text:style-name="P187"><text:span text:style-name="Strong_20_Emphasis">Tujuan:</text:span> Tujuan utama <text:span text:style-name="Source_20_Text">published</text:span> adalah agar anggota tersebut (terutama <text:span text:style-name="Emphasis">property</text:span> dan <text:span text:style-name="Emphasis">event</text:span>) dapat <text:span text:style-name="Strong_20_Emphasis">ditemukan dan dimanipulasi oleh IDE visual</text:span> seperti Lazarus atau Delphi pada <text:span text:style-name="Strong_20_Emphasis">waktu desain (design time)</text:span>. Object Inspector menggunakan RTTI untuk menampilkan dan mengedit properti komponen visual Anda. <text:span text:style-name="Source_20_Text">published</text:span> juga digunakan oleh mekanisme <text:span text:style-name="Emphasis">streaming</text:span> (menyimpan/memuat state objek ke/dari file atau stream). Gunakan <text:span text:style-name="Source_20_Text">published</text:span> terutama untuk properti dan event dari komponen visual atau kelas yang perlu berinteraksi dengan mekanisme berbasis RTTI ini. Untuk anggota publik biasa yang tidak memerlukan interaksi IDE atau streaming, <text:span text:style-name="Source_20_Text">public</text:span> sudah cukup. </text:p>
                  </text:list-item>
                </text:list>
              </text:list-item>
            </text:list>
            <text:p text:style-name="Text_20_body"><text:span text:style-name="Strong_20_Emphasis">Struktur dan Default:</text:span></text:p>
            <text:list xml:id="list5129231465938621345" text:style-name="L188">
              <text:list-item>
                <text:p text:style-name="P445">Visibility specifiers mendefinisikan <text:span text:style-name="Emphasis">bagian</text:span> di dalam kelas. Semua anggota yang dideklarasikan setelah sebuah specifier (misalnya <text:span text:style-name="Source_20_Text">private</text:span>) akan memiliki visibilitas tersebut sampai specifier berikutnya (misalnya <text:span text:style-name="Source_20_Text">public</text:span>) atau <text:span text:style-name="Source_20_Text">end;</text:span> kelas tercapai. </text:p>
              </text:list-item>
              <text:list-item>
                <text:p text:style-name="P445"><text:soft-page-break/>Anda dapat memiliki beberapa bagian dengan visibilitas yang sama (misalnya, <text:span text:style-name="Source_20_Text">public</text:span> lalu <text:span text:style-name="Source_20_Text">private</text:span> lalu <text:span text:style-name="Source_20_Text">public</text:span> lagi). </text:p>
              </text:list-item>
              <text:list-item>
                <text:p text:style-name="P188">Jika Anda tidak menuliskan visibility specifier sama sekali di awal definisi kelas, maka visibilitas <text:span text:style-name="Strong_20_Emphasis">default</text:span> adalah <text:span text:style-name="Strong_20_Emphasis"><text:span text:style-name="Source_20_Text">public</text:span></text:span> sampai specifier pertama ditemukan. Namun, praktik yang baik adalah selalu secara eksplisit menentukan visibilitas anggota, biasanya dimulai dengan <text:span text:style-name="Source_20_Text">private</text:span> atau <text:span text:style-name="Source_20_Text">protected</text:span> untuk field. </text:p>
              </text:list-item>
            </text:list>
            <text:p text:style-name="Text_20_body"><text:span text:style-name="Strong_20_Emphasis">Contoh Kelas dengan Berbagai Specifier:</text:span></text:p>
            <text:p text:style-name="Text_20_body">Delphi</text:p>
            <text:p text:style-name="Preformatted_20_Text"><text:span text:style-name="Source_20_Text">unit ContohVisibilitas;</text:span></text:p>
            <text:p text:style-name="Preformatted_20_Text"/>
            <text:p text:style-name="Preformatted_20_Text"><text:span text:style-name="Source_20_Text">interface</text:span></text:p>
            <text:p text:style-name="Preformatted_20_Text"><text:span text:style-name="Source_20_Text">uses SysUtils, Classes; // Classes untuk TNotifyEvent</text:span></text:p>
            <text:p text:style-name="Preformatted_20_Text"/>
            <text:p text:style-name="Preformatted_20_Text"><text:span text:style-name="Source_20_Text">type</text:span></text:p>
            <text:p text:style-name="Preformatted_20_Text"><text:span text:style-name="Source_20_Text"><text:s text:c="2"/>TPanelKustom = class(TObject) // Mewarisi dari TObject</text:span></text:p>
            <text:p text:style-name="Preformatted_20_Text"><text:span text:style-name="Source_20_Text"><text:s text:c="2"/>private // Anggota paling tersembunyi</text:span></text:p>
            <text:p text:style-name="Preformatted_20_Text"><text:span text:style-name="Source_20_Text"><text:s text:c="4"/>FJudulInternal: string;</text:span></text:p>
            <text:p text:style-name="Preformatted_20_Text"><text:span text:style-name="Source_20_Text"><text:s text:c="4"/>FBufferCanvas: Pointer; // Detail internal</text:span></text:p>
            <text:p text:style-name="Preformatted_20_Text"><text:span text:style-name="Source_20_Text"><text:s text:c="4"/>procedure InvalidateBuffer; // Method helper privat</text:span></text:p>
            <text:p text:style-name="Preformatted_20_Text"/>
            <text:p text:style-name="Preformatted_20_Text"><text:span text:style-name="Source_20_Text"><text:s text:c="2"/>protected // Untuk kelas ini dan turunannya</text:span></text:p>
            <text:p text:style-name="Preformatted_20_Text"><text:span text:style-name="Source_20_Text"><text:s text:c="4"/>FWarnaLatar: Cardinal;</text:span></text:p>
            <text:p text:style-name="Preformatted_20_Text"><text:span text:style-name="Source_20_Text"><text:s text:c="4"/>procedure CatLatar; virtual; // Boleh di-override turunan</text:span></text:p>
            <text:p text:style-name="Preformatted_20_Text"/>
            <text:p text:style-name="Preformatted_20_Text"><text:span text:style-name="Source_20_Text"><text:s text:c="2"/>public // Antarmuka untuk semua pengguna</text:span></text:p>
            <text:p text:style-name="Preformatted_20_Text"><text:span text:style-name="Source_20_Text"><text:s text:c="4"/>constructor Create(const Judul: string);</text:span></text:p>
            <text:p text:style-name="Preformatted_20_Text"><text:span text:style-name="Source_20_Text"><text:s text:c="4"/>destructor Destroy; override;</text:span></text:p>
            <text:p text:style-name="Preformatted_20_Text"><text:span text:style-name="Source_20_Text"><text:s text:c="4"/>procedure SetJudul(const JudulBaru: string);</text:span></text:p>
            <text:p text:style-name="Preformatted_20_Text"><text:span text:style-name="Source_20_Text"><text:s text:c="4"/>function GetJudul: string;</text:span></text:p>
            <text:p text:style-name="Preformatted_20_Text"><text:span text:style-name="Source_20_Text"><text:s text:c="4"/>procedure GambarKeCanvasLuar(TargetCanvas: Pointer); // Contoh method publik</text:span></text:p>
            <text:p text:style-name="Preformatted_20_Text"/>
            <text:p text:style-name="Preformatted_20_Text"><text:span text:style-name="Source_20_Text"><text:s text:c="2"/>published // Seperti public + RTTI untuk IDE</text:span></text:p>
            <text:p text:style-name="Preformatted_20_Text"><text:span text:style-name="Source_20_Text"><text:s text:c="4"/>property WarnaLatar: Cardinal read FWarnaLatar write FWarnaLatar default clBtnFace; // Property untuk Object Inspector</text:span></text:p>
            <text:p text:style-name="Preformatted_20_Text"><text:span text:style-name="Source_20_Text"><text:s text:c="4"/>property Judul: string read GetJudul write SetJudul; // Property lain</text:span></text:p>
            <text:p text:style-name="Preformatted_20_Text"><text:span text:style-name="Source_20_Text"><text:s text:c="4"/>property OnMouseEnter: TNotifyEvent; // Contoh event</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 ... Implementasi semua method (Create, Destroy, InvalidateBuffer, CatLatar, dll.) ...</text:span></text:p>
            <text:p text:style-name="Preformatted_20_Text"><text:span text:style-name="Source_20_Text">// Implementasi hanya bisa akses anggota sesuai aturan visibilitas.</text:span></text:p>
            <text:p text:style-name="Preformatted_20_Text"><text:span text:style-name="Source_20_Text">// Misalnya, CatLatar (protected) bisa akses FWarnaLatar (protected) dan FJudulInternal (private).</text:span></text:p>
            <text:p text:style-name="Preformatted_20_Text"/>
            <text:p text:style-name="Preformatted_20_Text"><text:span text:style-name="Source_20_Text">constructor TPanelKustom.Create(const Judul: string);</text:span></text:p>
            <text:p text:style-name="Preformatted_20_Text"><text:span text:style-name="Source_20_Text">begin</text:span></text:p>
            <text:p text:style-name="Preformatted_20_Text"><text:span text:style-name="Source_20_Text"><text:s text:c="2"/>inherited Create;</text:span></text:p>
            <text:p text:style-name="Preformatted_20_Text"><text:span text:style-name="Source_20_Text"><text:s text:c="2"/>FJudulInternal := Judul;</text:span></text:p>
            <text:p text:style-name="Preformatted_20_Text"><text:span text:style-name="Source_20_Text"><text:s text:c="2"/>FWarnaLatar := clBtnFace; // clBtnFace dari unit Graphics</text:span></text:p>
            <text:p text:style-name="Preformatted_20_Text"><text:soft-page-break/><text:span text:style-name="Source_20_Text"><text:s text:c="2"/>FBufferCanvas := nil;</text:span></text:p>
            <text:p text:style-name="Preformatted_20_Text"><text:span text:style-name="Source_20_Text"><text:s text:c="2"/>InvalidateBuffer; // Panggil method privat</text:span></text:p>
            <text:p text:style-name="Preformatted_20_Text"><text:span text:style-name="Source_20_Text">end;</text:span></text:p>
            <text:p text:style-name="Preformatted_20_Text"/>
            <text:p text:style-name="Preformatted_20_Text"><text:span text:style-name="Source_20_Text">destructor TPanelKustom.Destroy;</text:span></text:p>
            <text:p text:style-name="Preformatted_20_Text"><text:span text:style-name="Source_20_Text">begin</text:span></text:p>
            <text:p text:style-name="Preformatted_20_Text"><text:span text:style-name="Source_20_Text"><text:s text:c="2"/>// Free FBufferCanvas if allocated</text:span></text:p>
            <text:p text:style-name="Preformatted_20_Text"><text:span text:style-name="Source_20_Text"><text:s text:c="2"/>inherited Destroy;</text:span></text:p>
            <text:p text:style-name="Preformatted_20_Text"><text:span text:style-name="Source_20_Text">end;</text:span></text:p>
            <text:p text:style-name="Preformatted_20_Text"/>
            <text:p text:style-name="Preformatted_20_Text"><text:span text:style-name="Source_20_Text">procedure TPanelKustom.InvalidateBuffer;</text:span></text:p>
            <text:p text:style-name="Preformatted_20_Text"><text:span text:style-name="Source_20_Text">begin</text:span></text:p>
            <text:p text:style-name="Preformatted_20_Text"><text:span text:style-name="Source_20_Text"><text:s text:c="2"/>// ... logika ...</text:span></text:p>
            <text:p text:style-name="Preformatted_20_Text"><text:span text:style-name="Source_20_Text">end;</text:span></text:p>
            <text:p text:style-name="Preformatted_20_Text"/>
            <text:p text:style-name="Preformatted_20_Text"><text:span text:style-name="Source_20_Text">procedure TPanelKustom.CatLatar;</text:span></text:p>
            <text:p text:style-name="Preformatted_20_Text"><text:span text:style-name="Source_20_Text">begin</text:span></text:p>
            <text:p text:style-name="Preformatted_20_Text"><text:span text:style-name="Source_20_Text"><text:s text:c="2"/>// ... logika gambar latar ...</text:span></text:p>
            <text:p text:style-name="Preformatted_20_Text"><text:span text:style-name="Source_20_Text">end;</text:span></text:p>
            <text:p text:style-name="Preformatted_20_Text"/>
            <text:p text:style-name="Preformatted_20_Text"><text:span text:style-name="Source_20_Text">procedure TPanelKustom.SetJudul(const JudulBaru: string);</text:span></text:p>
            <text:p text:style-name="Preformatted_20_Text"><text:span text:style-name="Source_20_Text">begin</text:span></text:p>
            <text:p text:style-name="Preformatted_20_Text"><text:span text:style-name="Source_20_Text"><text:s text:c="2"/>if FJudulInternal &lt;&gt; JudulBaru then</text:span></text:p>
            <text:p text:style-name="Preformatted_20_Text"><text:span text:style-name="Source_20_Text"><text:s text:c="2"/>begin</text:span></text:p>
            <text:p text:style-name="Preformatted_20_Text"><text:span text:style-name="Source_20_Text"><text:s text:c="4"/>FJudulInternal := JudulBaru;</text:span></text:p>
            <text:p text:style-name="Preformatted_20_Text"><text:span text:style-name="Source_20_Text"><text:s text:c="4"/>InvalidateBuffer; // Judul berubah, mungkin perlu gambar ulang buffer</text:span></text:p>
            <text:p text:style-name="Preformatted_20_Text"><text:span text:style-name="Source_20_Text"><text:s text:c="2"/>end;</text:span></text:p>
            <text:p text:style-name="Preformatted_20_Text"><text:span text:style-name="Source_20_Text">end;</text:span></text:p>
            <text:p text:style-name="Preformatted_20_Text"/>
            <text:p text:style-name="Preformatted_20_Text"><text:span text:style-name="Source_20_Text">function TPanelKustom.GetJudul: string;</text:span></text:p>
            <text:p text:style-name="Preformatted_20_Text"><text:span text:style-name="Source_20_Text">begin</text:span></text:p>
            <text:p text:style-name="Preformatted_20_Text"><text:span text:style-name="Source_20_Text"><text:s text:c="2"/>Result := FJudulInternal;</text:span></text:p>
            <text:p text:style-name="Preformatted_20_Text"><text:span text:style-name="Source_20_Text">end;</text:span></text:p>
            <text:p text:style-name="Preformatted_20_Text"/>
            <text:p text:style-name="Preformatted_20_Text"><text:span text:style-name="Source_20_Text">procedure TPanelKustom.GambarKeCanvasLuar(TargetCanvas: Pointer);</text:span></text:p>
            <text:p text:style-name="Preformatted_20_Text"><text:span text:style-name="Source_20_Text">begin</text:span></text:p>
            <text:p text:style-name="Preformatted_20_Text"><text:span text:style-name="Source_20_Text"><text:s text:c="2"/>if FBufferCanvas = nil then InvalidateBuffer;</text:span></text:p>
            <text:p text:style-name="Preformatted_20_Text"><text:span text:style-name="Source_20_Text"><text:s text:c="2"/>// ... salin FBufferCanvas ke TargetCanvas ...</text:span></text:p>
            <text:p text:style-name="Preformatted_20_Text"><text:span text:style-name="Source_20_Text"><text:s text:c="2"/>CatLatar; // Panggil method protected</text:span></text:p>
            <text:p text:style-name="Preformatted_20_Text"><text:span text:style-name="Source_20_Text">end;</text:span></text:p>
            <text:p text:style-name="Preformatted_20_Text"/>
            <text:p text:style-name="Preformatted_20_Text"/>
            <text:p text:style-name="P609"><text:span text:style-name="Source_20_Text">end.</text:span></text:p>
            <text:p text:style-name="Text_20_body">Dengan menggunakan visibility specifier secara tepat, Anda dapat merancang kelas yang kuat, aman, dan mudah dipelihara sesuai dengan prinsip enkapsulasi.</text:p>
            <text:p text:style-name="Horizontal_20_Line"/>
            <text:p text:style-name="Text_20_body">Silakan berikan perintah <text:span text:style-name="Source_20_Text">YAX</text:span> untuk melanjutkan ke prompt berikutnya (Subbab: Constructor (<text:span text:style-name="Source_20_Text">constructor Create</text:span>) dan Destructor (<text:span text:style-name="Source_20_Text">destructor Destroy; override;</text:span>)).</text:p>
          </text:section>
          <text:section text:style-name="Sect1" text:name="feedback-form-96">
            <text:p text:style-name="P274"/>
          </text:section>
        </text:section>
        <text:section text:style-name="Sect1" text:name="22b4b4d3d1103280">
          <text:p text:style-name="Text_20_body"/>
          <text:section text:style-name="Sect1" text:name="user-query-content-97">
            <text:p text:style-name="P529"><text:soft-page-break/>yax </text:p>
          </text:section>
          <text:p text:style-name="P274">Tampilkan alur berpikir</text:p>
          <text:section text:style-name="Sect2" text:name="model-response-message-contentr_22b4b4d3d1103280">
            <text:p text:style-name="Text_20_body">Tentu, mari kita bahas dua metode spesial yang mengatur 'kelahiran' dan 'kematian' objek dalam Object Pascal pada pagi hari Selasa, 15 April 2025, pukul 9:45 AM WIB di Banda Aceh ini: Constructor dan Destructor.</text:p>
            <text:p text:style-name="Text_20_body"><text:span text:style-name="Strong_20_Emphasis">(Jawaban untuk Prompt Isi Subbab: Constructor (</text:span><text:span text:style-name="Strong_20_Emphasis"><text:span text:style-name="Source_20_Text">constructor Create</text:span></text:span><text:span text:style-name="Strong_20_Emphasis">) dan Destructor (</text:span><text:span text:style-name="Strong_20_Emphasis"><text:span text:style-name="Source_20_Text">destructor Destroy; override;</text:span></text:span><text:span text:style-name="Strong_20_Emphasis">))</text:span></text:p>
            <text:p text:style-name="Text_20_body">Setiap objek dalam program Anda memiliki siklus hidup: ia diciptakan (dilahirkan), digunakan selama beberapa waktu, dan akhirnya dihancurkan (dimatikan) untuk membebaskan memori dan sumber daya yang digunakannya. Object Pascal menyediakan dua jenis metode khusus untuk mengelola titik awal dan akhir siklus hidup ini:</text:p>
            <text:p text:style-name="Text_20_body"><text:span text:style-name="Strong_20_Emphasis">1. Constructor (</text:span><text:span text:style-name="Strong_20_Emphasis"><text:span text:style-name="Source_20_Text">constructor Create(...)</text:span></text:span><text:span text:style-name="Strong_20_Emphasis">) - Sang Inisiator</text:span></text:p>
            <text:list xml:id="list2788570034692945011" text:style-name="L189">
              <text:list-item>
                <text:p text:style-name="P446"><text:span text:style-name="Strong_20_Emphasis">Peran Utama:</text:span> Constructor adalah metode spesial yang tugas utamanya adalah <text:span text:style-name="Strong_20_Emphasis">menginisialisasi state</text:span> sebuah objek <text:span text:style-name="Emphasis">segera setelah</text:span> memori untuk objek tersebut dialokasikan. Ia memastikan objek berada dalam kondisi awal yang valid dan siap digunakan. Tugas umumnya meliputi: </text:p>
                <text:list>
                  <text:list-item>
                    <text:p text:style-name="P446">Memberikan nilai awal yang bermakna ke field-field objek. </text:p>
                  </text:list-item>
                  <text:list-item>
                    <text:p text:style-name="P446">Mengalokasikan sumber daya internal tambahan yang mungkin dibutuhkan objek (misalnya, membuat objek lain yang terkandung di dalamnya, membuka file, mengalokasikan buffer memori). </text:p>
                  </text:list-item>
                </text:list>
              </text:list-item>
              <text:list-item>
                <text:p text:style-name="P446"><text:span text:style-name="Strong_20_Emphasis">Sintaks:</text:span> </text:p>
                <text:list>
                  <text:list-item>
                    <text:p text:style-name="P446"><text:span text:style-name="Strong_20_Emphasis">Deklarasi (di dalam </text:span><text:span text:style-name="Strong_20_Emphasis"><text:span text:style-name="Source_20_Text">class</text:span></text:span><text:span text:style-name="Strong_20_Emphasis">):</text:span> Diawali kata kunci <text:span text:style-name="Source_20_Text">constructor</text:span>, diikuti nama (secara konvensi <text:span text:style-name="Strong_20_Emphasis"><text:span text:style-name="Source_20_Text">Create</text:span></text:span>), dan daftar parameter (opsional) untuk menerima nilai inisialisasi awal. </text:p>
                    <text:p text:style-name="P189">Delphi</text:p>
                    <text:p text:style-name="P593"><text:span text:style-name="Source_20_Text">type TMyClass = class</text:span></text:p>
                    <text:p text:style-name="P593"><text:span text:style-name="Source_20_Text"><text:s text:c="2"/>// ... fields ...</text:span></text:p>
                    <text:p text:style-name="P593"><text:span text:style-name="Source_20_Text">public</text:span></text:p>
                    <text:p text:style-name="P593"><text:span text:style-name="Source_20_Text"><text:s text:c="2"/>constructor Create; overload; // Constructor tanpa parameter</text:span></text:p>
                    <text:p text:style-name="P593"><text:span text:style-name="Source_20_Text"><text:s text:c="2"/>constructor Create(InitialValue: Integer); overload; // Constructor dgn parameter</text:span></text:p>
                    <text:p text:style-name="P593"><text:span text:style-name="Source_20_Text"><text:s text:c="2"/>// ... methods ...</text:span></text:p>
                    <text:p text:style-name="P649"><text:span text:style-name="Source_20_Text">end;</text:span></text:p>
                  </text:list-item>
                  <text:list-item>
                    <text:p text:style-name="P446"><text:span text:style-name="Strong_20_Emphasis">Implementasi (di bagian </text:span><text:span text:style-name="Strong_20_Emphasis"><text:span text:style-name="Source_20_Text">implementation</text:span></text:span><text:span text:style-name="Strong_20_Emphasis">):</text:span> </text:p>
                    <text:p text:style-name="P189">Delphi</text:p>
                    <text:p text:style-name="P593"><text:span text:style-name="Source_20_Text">constructor TMyClass.Create;</text:span></text:p>
                    <text:p text:style-name="P593"><text:span text:style-name="Source_20_Text">begin</text:span></text:p>
                    <text:p text:style-name="P593"><text:span text:style-name="Source_20_Text"><text:s text:c="2"/>inherited Create; // &lt;&lt;&lt; Panggil constructor induk DULU! (Sangat Penting)</text:span></text:p>
                    <text:p text:style-name="P593"><text:span text:style-name="Source_20_Text"><text:s text:c="2"/>// Inisialisasi field tanpa parameter...</text:span></text:p>
                    <text:p text:style-name="P593"><text:span text:style-name="Source_20_Text">end;</text:span></text:p>
                    <text:p text:style-name="P593"/>
                    <text:p text:style-name="P593"><text:span text:style-name="Source_20_Text">constructor TMyClass.Create(InitialValue: Integer);</text:span></text:p>
                    <text:p text:style-name="P593"><text:span text:style-name="Source_20_Text">begin</text:span></text:p>
                    <text:p text:style-name="P593"><text:soft-page-break/><text:span text:style-name="Source_20_Text"><text:s text:c="2"/>inherited Create; // &lt;&lt;&lt; Panggil constructor induk DULU!</text:span></text:p>
                    <text:p text:style-name="P593"><text:span text:style-name="Source_20_Text"><text:s text:c="2"/>// Inisialisasi field menggunakan InitialValue...</text:span></text:p>
                    <text:p text:style-name="P593"><text:span text:style-name="Source_20_Text"><text:s text:c="2"/>Self.FMyField := InitialValue; // Contoh (Self implisit)</text:span></text:p>
                    <text:p text:style-name="P649"><text:span text:style-name="Source_20_Text">end;</text:span></text:p>
                  </text:list-item>
                </text:list>
              </text:list-item>
              <text:list-item>
                <text:p text:style-name="P446"><text:span text:style-name="Strong_20_Emphasis">Konvensi Nama </text:span><text:span text:style-name="Strong_20_Emphasis"><text:span text:style-name="Source_20_Text">Create</text:span></text:span><text:span text:style-name="Strong_20_Emphasis">:</text:span> Meskipun Anda secara teknis bisa menamai constructor dengan nama lain (dan menggunakan <text:span text:style-name="Source_20_Text">overload</text:span> jika ada beberapa), <text:span text:style-name="Strong_20_Emphasis"><text:span text:style-name="Source_20_Text">Create</text:span></text:span> adalah nama standar yang sangat kuat dianjurkan dan digunakan di seluruh FCL/LCL/VCL. Gunakan <text:span text:style-name="Source_20_Text">Create</text:span> sebagai nama constructor utama Anda. </text:p>
              </text:list-item>
              <text:list-item>
                <text:p text:style-name="P446"><text:span text:style-name="Strong_20_Emphasis">Pemanggilan:</text:span> Constructor <text:span text:style-name="Strong_20_Emphasis">tidak</text:span> dipanggil pada instans objek (<text:span text:style-name="Source_20_Text">MyObject.Create</text:span>), melainkan dipanggil menggunakan <text:span text:style-name="Strong_20_Emphasis">nama kelas</text:span> itu sendiri saat membuat objek baru: </text:p>
                <text:p text:style-name="P189">Delphi</text:p>
                <text:p text:style-name="P593"><text:span text:style-name="Source_20_Text">var Obj1: TMyClass; Obj2: TMyClass;</text:span></text:p>
                <text:p text:style-name="P593"><text:span text:style-name="Source_20_Text">begin</text:span></text:p>
                <text:p text:style-name="P593"><text:span text:style-name="Source_20_Text"><text:s text:c="2"/>Obj1 := TMyClass.Create; // Panggil constructor tanpa parameter</text:span></text:p>
                <text:p text:style-name="P593"><text:span text:style-name="Source_20_Text"><text:s text:c="2"/>Obj2 := TMyClass.Create(100); // Panggil constructor dengan parameter</text:span></text:p>
                <text:p text:style-name="P593"><text:span text:style-name="Source_20_Text"><text:s text:c="2"/>// ... gunakan Obj1 dan Obj2 ...</text:span></text:p>
                <text:p text:style-name="P593"><text:span text:style-name="Source_20_Text"><text:s text:c="2"/>Obj1.Free;</text:span></text:p>
                <text:p text:style-name="P593"><text:span text:style-name="Source_20_Text"><text:s text:c="2"/>Obj2.Free;</text:span></text:p>
                <text:p text:style-name="P649"><text:span text:style-name="Source_20_Text">end;</text:span></text:p>
                <text:p text:style-name="P446">Statement <text:span text:style-name="Source_20_Text">TMyClass.Create(...)</text:span> inilah yang mengalokasikan memori di heap <text:span text:style-name="Emphasis">dan</text:span> memanggil constructor yang sesuai untuk inisialisasi. </text:p>
              </text:list-item>
              <text:list-item>
                <text:p text:style-name="P446"><text:span text:style-name="Strong_20_Emphasis">Overloading:</text:span> Sebuah kelas bisa memiliki lebih dari satu constructor (<text:span text:style-name="Source_20_Text">Create</text:span>) asalkan daftar parameternya berbeda (ini disebut <text:span text:style-name="Emphasis">constructor overloading</text:span>). Anda harus menambahkan direktif <text:span text:style-name="Source_20_Text">overload;</text:span> pada deklarasinya. </text:p>
              </text:list-item>
              <text:list-item>
                <text:p text:style-name="P189"><text:span text:style-name="Strong_20_Emphasis">Pentingnya </text:span><text:span text:style-name="Strong_20_Emphasis"><text:span text:style-name="Source_20_Text">inherited Create;</text:span></text:span><text:span text:style-name="Strong_20_Emphasis">:</text:span> Hampir selalu, baris <text:span text:style-name="Strong_20_Emphasis">pertama</text:span> di dalam implementasi constructor Anda haruslah <text:span text:style-name="Source_20_Text">inherited Create;</text:span>. Ini memastikan bahwa constructor dari kelas induk langsung (misalnya <text:span text:style-name="Source_20_Text">TObject</text:span> atau kelas lain yang Anda warisi) dieksekusi terlebih dahulu, melakukan inisialisasi dasar yang diperlukan oleh hierarki kelas. Melupakan ini dapat menyebabkan perilaku aneh atau error. </text:p>
              </text:list-item>
            </text:list>
            <text:p text:style-name="Text_20_body"><text:span text:style-name="Strong_20_Emphasis">2. Destructor (</text:span><text:span text:style-name="Strong_20_Emphasis"><text:span text:style-name="Source_20_Text">destructor Destroy; override;</text:span></text:span><text:span text:style-name="Strong_20_Emphasis">) - Sang Pembersih</text:span></text:p>
            <text:list xml:id="list6573726354787995939" text:style-name="L190">
              <text:list-item>
                <text:p text:style-name="P447"><text:span text:style-name="Strong_20_Emphasis">Peran Utama:</text:span> Destructor adalah metode spesial yang dipanggil <text:span text:style-name="Strong_20_Emphasis">tepat sebelum</text:span> memori objek dibebaskan. Tugas utamanya adalah melakukan <text:span text:style-name="Strong_20_Emphasis">pembersihan (cleanup)</text:span>: melepaskan sumber daya apa pun yang mungkin telah dialokasikan atau diperoleh objek selama masa hidupnya. Ini kebalikan dari constructor. Tugas umumnya meliputi: </text:p>
                <text:list>
                  <text:list-item>
                    <text:p text:style-name="P447">Membebaskan objek lain yang dibuat dan dimiliki oleh objek ini. </text:p>
                  </text:list-item>
                  <text:list-item>
                    <text:p text:style-name="P447">Menutup file atau koneksi jaringan yang mungkin dibuka oleh objek. </text:p>
                  </text:list-item>
                  <text:list-item>
                    <text:p text:style-name="P447">Melepaskan handle sistem operasi atau sumber daya eksternal lainnya. </text:p>
                  </text:list-item>
                </text:list>
              </text:list-item>
              <text:list-item>
                <text:p text:style-name="P447"><text:span text:style-name="Strong_20_Emphasis">Sintaks:</text:span> </text:p>
                <text:list>
                  <text:list-item>
                    <text:p text:style-name="P447"><text:span text:style-name="Strong_20_Emphasis">Deklarasi (di dalam </text:span><text:span text:style-name="Strong_20_Emphasis"><text:span text:style-name="Source_20_Text">class</text:span></text:span><text:span text:style-name="Strong_20_Emphasis">):</text:span> Diawali kata kunci <text:span text:style-name="Source_20_Text">destructor</text:span>. Nama standarnya adalah <text:span text:style-name="Strong_20_Emphasis"><text:span text:style-name="Source_20_Text">Destroy</text:span></text:span>. Karena <text:span text:style-name="Source_20_Text">TObject</text:span> sudah memiliki <text:soft-page-break/><text:span text:style-name="Source_20_Text">destructor Destroy; virtual;</text:span>, destructor di kelas Anda <text:span text:style-name="Strong_20_Emphasis">harus menimpanya (override)</text:span>. </text:p>
                    <text:p text:style-name="P190">Delphi</text:p>
                    <text:p text:style-name="P594"><text:span text:style-name="Source_20_Text">type TMyClass = class(TObject) // atau kelas turunan lain</text:span></text:p>
                    <text:p text:style-name="P594"><text:span text:style-name="Source_20_Text"><text:s text:c="2"/>// ... fields, constructor, methods ...</text:span></text:p>
                    <text:p text:style-name="P594"><text:span text:style-name="Source_20_Text">public</text:span></text:p>
                    <text:p text:style-name="P594"><text:span text:style-name="Source_20_Text"><text:s text:c="2"/>destructor Destroy; override; // &lt;&lt;&lt; Wajib 'override'</text:span></text:p>
                    <text:p text:style-name="P650"><text:span text:style-name="Source_20_Text">end;</text:span></text:p>
                  </text:list-item>
                  <text:list-item>
                    <text:p text:style-name="P447"><text:span text:style-name="Strong_20_Emphasis">Implementasi (di bagian </text:span><text:span text:style-name="Strong_20_Emphasis"><text:span text:style-name="Source_20_Text">implementation</text:span></text:span><text:span text:style-name="Strong_20_Emphasis">):</text:span> </text:p>
                    <text:p text:style-name="P190">Delphi</text:p>
                    <text:p text:style-name="P594"><text:span text:style-name="Source_20_Text">destructor TMyClass.Destroy;</text:span></text:p>
                    <text:p text:style-name="P594"><text:span text:style-name="Source_20_Text">begin</text:span></text:p>
                    <text:p text:style-name="P594"><text:span text:style-name="Source_20_Text"><text:s text:c="2"/>// 1. Lakukan cleanup SPESIFIK untuk kelas ini DULU</text:span></text:p>
                    <text:p text:style-name="P594"><text:span text:style-name="Source_20_Text"><text:s text:c="2"/>// <text:s text:c="3"/>(misalnya, bebaskan objek internal, tutup file)</text:span></text:p>
                    <text:p text:style-name="P594"><text:span text:style-name="Source_20_Text"><text:s text:c="2"/>FreeAndNil(FMyInternalObject); // Contoh cleanup</text:span></text:p>
                    <text:p text:style-name="P594"/>
                    <text:p text:style-name="P594"><text:span text:style-name="Source_20_Text"><text:s text:c="2"/>// 2. Panggil destructor induk SETELAH cleanup kelas ini selesai</text:span></text:p>
                    <text:p text:style-name="P594"><text:span text:style-name="Source_20_Text"><text:s text:c="2"/>inherited Destroy; // &lt;&lt;&lt; PENTING</text:span></text:p>
                    <text:p text:style-name="P650"><text:span text:style-name="Source_20_Text">end;</text:span></text:p>
                  </text:list-item>
                </text:list>
              </text:list-item>
              <text:list-item>
                <text:p text:style-name="P447"><text:span text:style-name="Strong_20_Emphasis">Pemanggilan (Melalui </text:span><text:span text:style-name="Strong_20_Emphasis"><text:span text:style-name="Source_20_Text">Free</text:span></text:span><text:span text:style-name="Strong_20_Emphasis">):</text:span> Anda <text:span text:style-name="Strong_20_Emphasis">seharusnya tidak</text:span> memanggil destructor secara langsung (<text:span text:style-name="Source_20_Text">MyObject.Destroy</text:span>). Cara yang benar dan aman untuk menghancurkan objek dan memanggil destructornya adalah dengan memanggil metode <text:span text:style-name="Strong_20_Emphasis"><text:span text:style-name="Source_20_Text">Free</text:span></text:span> (yang diwarisi dari <text:span text:style-name="Source_20_Text">TObject</text:span>): </text:p>
                <text:p text:style-name="P190">Delphi</text:p>
                <text:p text:style-name="P650"><text:span text:style-name="Source_20_Text">MyObject.Free;</text:span></text:p>
                <text:p text:style-name="P447">Metode <text:span text:style-name="Source_20_Text">Free</text:span> melakukan dua hal penting: </text:p>
                <text:list>
                  <text:list-item>
                    <text:p text:style-name="P447">Ia memeriksa apakah referensi objek (<text:span text:style-name="Source_20_Text">MyObject</text:span> dalam contoh ini) bernilai <text:span text:style-name="Source_20_Text">nil</text:span>. Jika ya, ia tidak melakukan apa-apa (aman dipanggil pada pointer <text:span text:style-name="Source_20_Text">nil</text:span>). </text:p>
                  </text:list-item>
                  <text:list-item>
                    <text:p text:style-name="P447">Jika tidak <text:span text:style-name="Source_20_Text">nil</text:span>, ia akan memanggil destructor <text:span text:style-name="Strong_20_Emphasis">virtual</text:span> <text:span text:style-name="Source_20_Text">Destroy</text:span> (memastikan implementasi <text:span text:style-name="Source_20_Text">Destroy</text:span> yang benar dipanggil, bahkan untuk objek turunan). </text:p>
                  </text:list-item>
                  <text:list-item>
                    <text:p text:style-name="P447">Setelah <text:span text:style-name="Source_20_Text">Destroy</text:span> selesai, <text:span text:style-name="Source_20_Text">Free</text:span> akan membebaskan memori yang ditempati objek. </text:p>
                  </text:list-item>
                </text:list>
              </text:list-item>
              <text:list-item>
                <text:p text:style-name="P190"><text:span text:style-name="Strong_20_Emphasis">Pentingnya </text:span><text:span text:style-name="Strong_20_Emphasis"><text:span text:style-name="Source_20_Text">inherited Destroy;</text:span></text:span><text:span text:style-name="Strong_20_Emphasis">:</text:span> Hampir selalu, baris <text:span text:style-name="Strong_20_Emphasis">terakhir</text:span> di dalam implementasi destructor Anda haruslah <text:span text:style-name="Source_20_Text">inherited Destroy;</text:span>. Ini memastikan bahwa setelah kelas Anda selesai membersihkan sumber dayanya sendiri, destructor kelas induk dipanggil untuk membersihkan bagian miliknya. Urutannya terbalik dari constructor. </text:p>
              </text:list-item>
            </text:list>
            <text:p text:style-name="Text_20_body">Memahami dan mengimplementasikan constructor dan destructor dengan benar, termasuk memanggil <text:span text:style-name="Source_20_Text">inherited Create</text:span> dan <text:span text:style-name="Source_20_Text">inherited Destroy</text:span> pada saat yang tepat, adalah fundamental untuk manajemen siklus hidup objek yang benar dan penghindaran <text:soft-page-break/>kebocoran sumber daya (resource leaks) dalam aplikasi Object Pascal Anda.</text:p>
            <text:p text:style-name="Horizontal_20_Line"/>
            <text:p text:style-name="Text_20_body">Silakan berikan perintah <text:span text:style-name="Source_20_Text">YAX</text:span> untuk melanjutkan ke prompt berikutnya (Subbab: Instansiasi Objek (<text:span text:style-name="Source_20_Text">Obj := TMyClass.Create;</text:span>) dan Pembebasan Memori (<text:span text:style-name="Source_20_Text">Obj.Free;</text:span>)).</text:p>
          </text:section>
          <text:section text:style-name="Sect1" text:name="feedback-form-97">
            <text:p text:style-name="P274"/>
          </text:section>
        </text:section>
        <text:section text:style-name="Sect1" text:name="10be5c31ece5d861">
          <text:p text:style-name="Text_20_body"/>
          <text:section text:style-name="Sect1" text:name="user-query-content-98">
            <text:p text:style-name="P529">yax </text:p>
          </text:section>
          <text:p text:style-name="P274">Tampilkan alur berpikir</text:p>
          <text:section text:style-name="Sect2" text:name="model-response-message-contentr_10be5c31ece5d861">
            <text:p text:style-name="Text_20_body">Tentu, mari kita bahas proses 'menghidupkan' dan 'mematikan' objek di Free Pascal pada pagi hari Selasa, 15 April 2025, pukul 9:48 AM WIB di Banda Aceh ini.</text:p>
            <text:p text:style-name="Text_20_body"><text:span text:style-name="Strong_20_Emphasis">(Jawaban untuk Prompt Isi Subbab: Instansiasi Objek (</text:span><text:span text:style-name="Strong_20_Emphasis"><text:span text:style-name="Source_20_Text">Obj := TMyClass.Create;</text:span></text:span><text:span text:style-name="Strong_20_Emphasis">) dan Pembebasan Memori (</text:span><text:span text:style-name="Strong_20_Emphasis"><text:span text:style-name="Source_20_Text">Obj.Free;</text:span></text:span><text:span text:style-name="Strong_20_Emphasis">))</text:span></text:p>
            <text:p text:style-name="Text_20_body">Setelah Anda mendefinisikan sebuah kelas (cetak biru), langkah selanjutnya adalah membuat <text:span text:style-name="Strong_20_Emphasis">instans (instance)</text:span> nyata dari kelas tersebut, yang kita sebut <text:span text:style-name="Strong_20_Emphasis">objek</text:span>. Proses pembuatan objek ini disebut <text:span text:style-name="Strong_20_Emphasis">instansiasi</text:span>. Karena kelas di Object Pascal adalah tipe referensi, objek ini akan hidup di memori <text:span text:style-name="Emphasis">heap</text:span>, dan kita perlu cara untuk membuat serta menghapusnya secara eksplisit.</text:p>
            <text:p text:style-name="Text_20_body"><text:span text:style-name="Strong_20_Emphasis">1. Deklarasi Variabel Bertipe Kelas</text:span></text:p>
            <text:p text:style-name="Text_20_body">Pertama, Anda perlu mendeklarasikan variabel yang akan menyimpan <text:span text:style-name="Emphasis">referensi</text:span> (pointer) ke objek.</text:p>
            <text:list xml:id="list4753522119918670668" text:style-name="L191">
              <text:list-item>
                <text:p text:style-name="P448"><text:span text:style-name="Strong_20_Emphasis">Sintaks:</text:span> </text:p>
                <text:p text:style-name="P191">Delphi</text:p>
                <text:p text:style-name="P595"><text:span text:style-name="Source_20_Text">var</text:span></text:p>
                <text:p text:style-name="P651"><text:span text:style-name="Source_20_Text"><text:s text:c="2"/>NamaVariabelObjek: TNamaKelas;</text:span></text:p>
              </text:list-item>
              <text:list-item>
                <text:p text:style-name="P448"><text:span text:style-name="Strong_20_Emphasis">Penjelasan:</text:span> Deklarasi ini hanya memesan memori untuk <text:span text:style-name="Emphasis">pointer</text:span> itu sendiri. Pada titik ini, <text:span text:style-name="Source_20_Text">NamaVariabelObjek</text:span> <text:span text:style-name="Strong_20_Emphasis">belum</text:span> menunjuk ke objek yang valid. Nilainya <text:span text:style-name="Emphasis">undefined</text:span> (sampah) secara default. </text:p>
              </text:list-item>
              <text:list-item>
                <text:p text:style-name="P448"><text:span text:style-name="Strong_20_Emphasis">Praktik Baik:</text:span> Sangat dianjurkan untuk menginisialisasi variabel objek ke <text:span text:style-name="Source_20_Text">nil</text:span> saat deklarasi untuk menandakan bahwa ia belum menunjuk ke objek mana pun. </text:p>
                <text:p text:style-name="P191">Delphi</text:p>
                <text:p text:style-name="P595"><text:span text:style-name="Source_20_Text">var</text:span></text:p>
                <text:p text:style-name="P651"><text:span text:style-name="Source_20_Text"><text:s text:c="2"/>ObjekSaya: TContohKelas = nil;</text:span></text:p>
              </text:list-item>
            </text:list>
            <text:p text:style-name="Text_20_body"><text:span text:style-name="Strong_20_Emphasis">2. Instansiasi Objek (Pembuatan): </text:span><text:span text:style-name="Strong_20_Emphasis"><text:span text:style-name="Source_20_Text">TNamaKelas.Create</text:span></text:span></text:p>
            <text:p text:style-name="Text_20_body">Untuk benar-benar membuat objek di memori heap dan mendapatkan referensinya, Anda memanggil <text:span text:style-name="Emphasis">constructor</text:span> kelas tersebut menggunakan nama kelasnya.</text:p>
            <text:list xml:id="list4651643752415817651" text:style-name="L192">
              <text:list-item>
                <text:p text:style-name="P449"><text:span text:style-name="Strong_20_Emphasis">Sintaks Standar:</text:span> </text:p>
                <text:p text:style-name="P192">Delphi</text:p>
                <text:p text:style-name="P652"><text:soft-page-break/><text:span text:style-name="Source_20_Text">NamaVariabelObjek := TNamaKelas.Create(ArgumenConstructor...);</text:span></text:p>
              </text:list-item>
              <text:list-item>
                <text:p text:style-name="P449"><text:span text:style-name="Strong_20_Emphasis">Cara Kerja:</text:span> Statement ini melakukan <text:span text:style-name="Strong_20_Emphasis">dua hal</text:span>: </text:p>
                <text:list>
                  <text:list-item>
                    <text:p text:style-name="P449"><text:span text:style-name="Strong_20_Emphasis">Alokasi Memori:</text:span> Meminta memori yang cukup dari heap untuk menyimpan semua field (dan informasi internal lainnya) dari objek <text:span text:style-name="Source_20_Text">TNamaKelas</text:span>. </text:p>
                  </text:list-item>
                  <text:list-item>
                    <text:p text:style-name="P449"><text:span text:style-name="Strong_20_Emphasis">Pemanggilan Constructor:</text:span> Memanggil <text:span text:style-name="Source_20_Text">constructor Create</text:span> (atau constructor lain yang cocok dengan argumen yang diberikan) pada blok memori yang baru dialokasikan tersebut untuk melakukan inisialisasi state objek. </text:p>
                  </text:list-item>
                </text:list>
              </text:list-item>
              <text:list-item>
                <text:p text:style-name="P192"><text:span text:style-name="Strong_20_Emphasis">Hasil:</text:span> Jika berhasil, <text:span text:style-name="Source_20_Text">NamaVariabelObjek</text:span> sekarang berisi referensi (alamat memori) yang valid ke objek yang baru dibuat dan diinisialisasi di heap. </text:p>
              </text:list-item>
            </text:list>
            <text:p text:style-name="Text_20_body"><text:span text:style-name="Strong_20_Emphasis">3. Menggunakan Objek</text:span></text:p>
            <text:p text:style-name="Text_20_body">Setelah objek dibuat (<text:span text:style-name="Source_20_Text">NamaVariabelObjek &lt;&gt; nil</text:span>), Anda dapat berinteraksi dengannya dengan mengakses anggota publiknya (method atau property) menggunakan notasi titik:</text:p>
            <text:p text:style-name="Text_20_body">Delphi</text:p>
            <text:p text:style-name="Preformatted_20_Text"><text:span text:style-name="Source_20_Text">ObjekSaya.LakukanSesuatu(Parameter);</text:span></text:p>
            <text:p text:style-name="P609"><text:span text:style-name="Source_20_Text">Nilai := ObjekSaya.PropertiData;</text:span></text:p>
            <text:p text:style-name="Text_20_body"><text:span text:style-name="Strong_20_Emphasis">4. Pembebasan Memori dan Destruksi Objek: </text:span><text:span text:style-name="Strong_20_Emphasis"><text:span text:style-name="Source_20_Text">NamaVariabelObjek.Free</text:span></text:span></text:p>
            <text:p text:style-name="Text_20_body">Karena objek dibuat secara dinamis di heap, memorinya <text:span text:style-name="Strong_20_Emphasis">harus dibebaskan secara eksplisit</text:span> ketika objek tersebut sudah tidak diperlukan lagi. Jika tidak, akan terjadi <text:span text:style-name="Emphasis">memory leak</text:span>. Cara standar dan <text:span text:style-name="Strong_20_Emphasis">paling aman</text:span> untuk melakukan ini adalah dengan memanggil metode <text:span text:style-name="Strong_20_Emphasis"><text:span text:style-name="Source_20_Text">Free</text:span></text:span>.</text:p>
            <text:list xml:id="list8558553719200824449" text:style-name="L193">
              <text:list-item>
                <text:p text:style-name="P450"><text:span text:style-name="Strong_20_Emphasis">Sintaks:</text:span> </text:p>
                <text:p text:style-name="P193">Delphi</text:p>
                <text:p text:style-name="P653"><text:span text:style-name="Source_20_Text">NamaVariabelObjek.Free;</text:span></text:p>
              </text:list-item>
              <text:list-item>
                <text:p text:style-name="P450"><text:span text:style-name="Strong_20_Emphasis">Cara Kerja </text:span><text:span text:style-name="Strong_20_Emphasis"><text:span text:style-name="Source_20_Text">Free</text:span></text:span><text:span text:style-name="Strong_20_Emphasis"> (Metode dari </text:span><text:span text:style-name="Strong_20_Emphasis"><text:span text:style-name="Source_20_Text">TObject</text:span></text:span><text:span text:style-name="Strong_20_Emphasis">):</text:span> </text:p>
                <text:list>
                  <text:list-item>
                    <text:p text:style-name="P450"><text:span text:style-name="Source_20_Text">Free</text:span> pertama-tama <text:span text:style-name="Strong_20_Emphasis">memeriksa</text:span> apakah <text:span text:style-name="Source_20_Text">NamaVariabelObjek</text:span> saat ini bernilai <text:span text:style-name="Strong_20_Emphasis"><text:span text:style-name="Source_20_Text">nil</text:span></text:span>. Jika ya, <text:span text:style-name="Source_20_Text">Free</text:span> tidak melakukan apa pun dan langsung selesai (ini membuatnya aman untuk dipanggil pada pointer yang mungkin sudah <text:span text:style-name="Source_20_Text">nil</text:span>). </text:p>
                  </text:list-item>
                  <text:list-item>
                    <text:p text:style-name="P450">Jika <text:span text:style-name="Source_20_Text">NamaVariabelObjek</text:span> <text:span text:style-name="Strong_20_Emphasis">tidak</text:span> <text:span text:style-name="Source_20_Text">nil</text:span>, <text:span text:style-name="Source_20_Text">Free</text:span> akan memanggil metode <text:span text:style-name="Strong_20_Emphasis"><text:span text:style-name="Source_20_Text">Destroy</text:span></text:span> (destructor virtual) dari objek tersebut. Ini memberikan kesempatan bagi objek untuk melakukan cleanup internal (membebaskan resource, dll.). </text:p>
                  </text:list-item>
                  <text:list-item>
                    <text:p text:style-name="P450">Setelah metode <text:span text:style-name="Source_20_Text">Destroy</text:span> selesai, <text:span text:style-name="Source_20_Text">Free</text:span> akan <text:span text:style-name="Strong_20_Emphasis">membebaskan (dealokasi)</text:span> memori di heap yang ditempati oleh objek tersebut. </text:p>
                  </text:list-item>
                </text:list>
              </text:list-item>
              <text:list-item>
                <text:p text:style-name="P450"><text:span text:style-name="Strong_20_Emphasis">Mengapa </text:span><text:span text:style-name="Strong_20_Emphasis"><text:span text:style-name="Source_20_Text">Free</text:span></text:span><text:span text:style-name="Strong_20_Emphasis"> Lebih Aman Daripada </text:span><text:span text:style-name="Strong_20_Emphasis"><text:span text:style-name="Source_20_Text">Destroy</text:span></text:span><text:span text:style-name="Strong_20_Emphasis"> Langsung?</text:span> </text:p>
                <text:list>
                  <text:list-item>
                    <text:p text:style-name="P450">Memanggil <text:span text:style-name="Source_20_Text">NamaVariabelObjek.Destroy</text:span> secara langsung <text:span text:style-name="Strong_20_Emphasis">tidak aman</text:span> karena: </text:p>
                    <text:list>
                      <text:list-item>
                        <text:p text:style-name="P450"><text:soft-page-break/>Tidak ada pemeriksaan <text:span text:style-name="Source_20_Text">nil</text:span>. Memanggil <text:span text:style-name="Source_20_Text">Destroy</text:span> pada pointer <text:span text:style-name="Source_20_Text">nil</text:span> akan menyebabkan runtime error (Access Violation). </text:p>
                      </text:list-item>
                      <text:list-item>
                        <text:p text:style-name="P450"><text:span text:style-name="Source_20_Text">Destroy</text:span> hanya menjalankan logika cleanup di destructor, tetapi (dalam mode standar) <text:span text:style-name="Strong_20_Emphasis">tidak membebaskan memori objek itu sendiri</text:span>. Ini akan menyebabkan memory leak <text:span text:style-name="Emphasis">dan</text:span> meninggalkan dangling pointer. </text:p>
                      </text:list-item>
                    </text:list>
                  </text:list-item>
                  <text:list-item>
                    <text:p text:style-name="P193"><text:span text:style-name="Strong_20_Emphasis">Kesimpulan:</text:span> <text:span text:style-name="Strong_20_Emphasis">Selalu gunakan </text:span><text:span text:style-name="Strong_20_Emphasis"><text:span text:style-name="Source_20_Text">.Free</text:span></text:span> untuk menghancurkan objek. </text:p>
                  </text:list-item>
                </text:list>
              </text:list-item>
            </text:list>
            <text:p text:style-name="Text_20_body"><text:span text:style-name="Strong_20_Emphasis">5. Menjamin Cleanup dengan </text:span><text:span text:style-name="Strong_20_Emphasis"><text:span text:style-name="Source_20_Text">try..finally</text:span></text:span></text:p>
            <text:p text:style-name="Text_20_body">Untuk memastikan bahwa <text:span text:style-name="Source_20_Text">.Free</text:span> selalu dipanggil dan memori objek dibebaskan, bahkan jika terjadi error (eksepsi) saat objek sedang digunakan, <text:span text:style-name="Strong_20_Emphasis">sangat penting</text:span> untuk menggunakan blok <text:span text:style-name="Source_20_Text">try..finally</text:span>.</text:p>
            <text:list xml:id="list8641630641934604632" text:style-name="L194">
              <text:list-item>
                <text:p text:style-name="P451"><text:span text:style-name="Strong_20_Emphasis">Pola Standar:</text:span> </text:p>
                <text:p text:style-name="P194">Delphi</text:p>
                <text:p text:style-name="P596"><text:span text:style-name="Source_20_Text">NamaVariabelObjek := TNamaKelas.Create(...); // Buat objek</text:span></text:p>
                <text:p text:style-name="P596"><text:span text:style-name="Source_20_Text">try</text:span></text:p>
                <text:p text:style-name="P596"><text:span text:style-name="Source_20_Text"><text:s text:c="2"/>// Kode yang menggunakan NamaVariabelObjek...</text:span></text:p>
                <text:p text:style-name="P596"><text:span text:style-name="Source_20_Text"><text:s text:c="2"/>// Operasi yang mungkin menimbulkan eksepsi bisa terjadi di sini</text:span></text:p>
                <text:p text:style-name="P596"><text:span text:style-name="Source_20_Text"><text:s text:c="2"/>NamaVariabelObjek.MetodeA;</text:span></text:p>
                <text:p text:style-name="P596"><text:span text:style-name="Source_20_Text"><text:s text:c="2"/>Hasil := NamaVariabelObjek.MetodeB;</text:span></text:p>
                <text:p text:style-name="P596"><text:span text:style-name="Source_20_Text"><text:s text:c="2"/>// ...</text:span></text:p>
                <text:p text:style-name="P596"><text:span text:style-name="Source_20_Text">finally</text:span></text:p>
                <text:p text:style-name="P596"><text:span text:style-name="Source_20_Text"><text:s text:c="2"/>// Kode di sini DIJAMIN akan dieksekusi,</text:span></text:p>
                <text:p text:style-name="P596"><text:span text:style-name="Source_20_Text"><text:s text:c="2"/>// baik blok try selesai normal maupun keluar karena eksepsi.</text:span></text:p>
                <text:p text:style-name="P596"><text:span text:style-name="Source_20_Text"><text:s text:c="2"/>NamaVariabelObjek.Free; // Pastikan objek dibebaskan.</text:span></text:p>
                <text:p text:style-name="P654"><text:span text:style-name="Source_20_Text">end; // Akhir try..finally</text:span></text:p>
              </text:list-item>
            </text:list>
            <text:p text:style-name="Text_20_body"><text:span text:style-name="Strong_20_Emphasis">Contoh Kode Lengkap:</text:span></text:p>
            <text:p text:style-name="Text_20_body">Menggunakan <text:span text:style-name="Source_20_Text">PersonUnit</text:span> dari contoh sebelumnya:</text:p>
            <text:p text:style-name="Text_20_body">Delphi</text:p>
            <text:p text:style-name="Preformatted_20_Text"><text:span text:style-name="Source_20_Text">program DemoLifecycleObjek;</text:span></text:p>
            <text:p text:style-name="Preformatted_20_Text"/>
            <text:p text:style-name="Preformatted_20_Text"><text:span text:style-name="Source_20_Text">uses</text:span></text:p>
            <text:p text:style-name="Preformatted_20_Text"><text:span text:style-name="Source_20_Text"><text:s text:c="2"/>SysUtils, PersonUnit; // Pastikan PersonUnit.pas ada</text:span></text:p>
            <text:p text:style-name="Preformatted_20_Text"/>
            <text:p text:style-name="Preformatted_20_Text"><text:span text:style-name="Source_20_Text">var</text:span></text:p>
            <text:p text:style-name="Preformatted_20_Text"><text:span text:style-name="Source_20_Text"><text:s text:c="2"/>Guru: TPerson = nil; // Deklarasi &amp; inisialisasi nil</text:span></text:p>
            <text:p text:style-name="Preformatted_20_Text"><text:span text:style-name="Source_20_Text"><text:s text:c="2"/>Siswa: TPerson = nil;</text:span></text:p>
            <text:p text:style-name="Preformatted_20_Text"/>
            <text:p text:style-name="Preformatted_20_Text"><text:span text:style-name="Source_20_Text">begin</text:span></text:p>
            <text:p text:style-name="Preformatted_20_Text"><text:span text:style-name="Source_20_Text"><text:s text:c="2"/>WriteLn('Demo Siklus Hidup Objek - ', DateTimeToStr(Now), ' WIB, Banda Aceh');</text:span></text:p>
            <text:p text:style-name="Preformatted_20_Text"/>
            <text:p text:style-name="Preformatted_20_Text"><text:span text:style-name="Source_20_Text"><text:s text:c="2"/>// --- Membuat, Menggunakan, dan Membebaskan Guru ---</text:span></text:p>
            <text:p text:style-name="Preformatted_20_Text"><text:span text:style-name="Source_20_Text"><text:s text:c="2"/>try</text:span></text:p>
            <text:p text:style-name="Preformatted_20_Text"><text:span text:style-name="Source_20_Text"><text:s text:c="4"/>WriteLn('Membuat objek Guru...');</text:span></text:p>
            <text:p text:style-name="Preformatted_20_Text"><text:span text:style-name="Source_20_Text"><text:s text:c="4"/>Guru := TPerson.Create('Pak Eko', 45); // Instansiasi</text:span></text:p>
            <text:p text:style-name="Preformatted_20_Text"/>
            <text:p text:style-name="Preformatted_20_Text"><text:span text:style-name="Source_20_Text"><text:s text:c="4"/>WriteLn('Menggunakan objek Guru:');</text:span></text:p>
            <text:p text:style-name="Preformatted_20_Text"><text:soft-page-break/><text:span text:style-name="Source_20_Text"><text:s text:c="4"/>Guru.DisplayInfo; // Panggil method</text:span></text:p>
            <text:p text:style-name="Preformatted_20_Text"><text:span text:style-name="Source_20_Text"><text:s text:c="4"/>Guru.AddLog('Mengajar kelas pagi');</text:span></text:p>
            <text:p text:style-name="Preformatted_20_Text"/>
            <text:p text:style-name="Preformatted_20_Text"><text:span text:style-name="Source_20_Text"><text:s text:c="2"/>finally</text:span></text:p>
            <text:p text:style-name="Preformatted_20_Text"><text:span text:style-name="Source_20_Text"><text:s text:c="4"/>WriteLn('Membebaskan objek Guru (dalam finally)...');</text:span></text:p>
            <text:p text:style-name="Preformatted_20_Text"><text:span text:style-name="Source_20_Text"><text:s text:c="4"/>Guru.Free; // Panggil Free (aman, memanggil Destroy &amp; dealokasi)</text:span></text:p>
            <text:p text:style-name="Preformatted_20_Text"><text:span text:style-name="Source_20_Text"><text:s text:c="2"/>end;</text:span></text:p>
            <text:p text:style-name="Preformatted_20_Text"><text:span text:style-name="Source_20_Text"><text:s text:c="2"/>// Variabel Guru masih ada, tapi sebaiknya tidak digunakan lagi (atau set nil)</text:span></text:p>
            <text:p text:style-name="Preformatted_20_Text"><text:span text:style-name="Source_20_Text"><text:s text:c="2"/>Guru := nil;</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 --- Contoh lain ---</text:span></text:p>
            <text:p text:style-name="Preformatted_20_Text"><text:span text:style-name="Source_20_Text"><text:s text:c="2"/>WriteLn('Membuat objek Siswa...');</text:span></text:p>
            <text:p text:style-name="Preformatted_20_Text"><text:span text:style-name="Source_20_Text"><text:s text:c="2"/>Siswa := TPerson.Create('Dewi Lestari', 17);</text:span></text:p>
            <text:p text:style-name="Preformatted_20_Text"><text:span text:style-name="Source_20_Text"><text:s text:c="2"/>// ... (Penggunaan Siswa) ...</text:span></text:p>
            <text:p text:style-name="Preformatted_20_Text"><text:span text:style-name="Source_20_Text"><text:s text:c="2"/>WriteLn('Membebaskan objek Siswa...');</text:span></text:p>
            <text:p text:style-name="Preformatted_20_Text"><text:span text:style-name="Source_20_Text"><text:s text:c="2"/>Siswa.Free;</text:span></text:p>
            <text:p text:style-name="Preformatted_20_Text"><text:span text:style-name="Source_20_Text"><text:s text:c="2"/>Siswa := nil;</text:span></text:p>
            <text:p text:style-name="Preformatted_20_Text"/>
            <text:p text:style-name="Preformatted_20_Text"><text:span text:style-name="Source_20_Text"><text:s text:c="2"/>WriteLn;</text:span></text:p>
            <text:p text:style-name="Preformatted_20_Text"><text:span text:style-name="Source_20_Text"><text:s text:c="2"/>WriteLn('Tekan Enter untuk keluar...');</text:span></text:p>
            <text:p text:style-name="Preformatted_20_Text"><text:span text:style-name="Source_20_Text"><text:s text:c="2"/>ReadLn;</text:span></text:p>
            <text:p text:style-name="P609"><text:span text:style-name="Source_20_Text">end.</text:span></text:p>
            <text:p text:style-name="Text_20_body">Memahami siklus hidup <text:span text:style-name="Source_20_Text">Create</text:span> -&gt; penggunaan -&gt; <text:span text:style-name="Source_20_Text">Free</text:span> dan penggunaan <text:span text:style-name="Source_20_Text">try..finally</text:span> adalah fundamental untuk pemrograman OOP yang benar dan bebas dari memory leak di Free Pascal.</text:p>
            <text:p text:style-name="Horizontal_20_Line"/>
            <text:p text:style-name="Text_20_body">Silakan berikan perintah <text:span text:style-name="Source_20_Text">YAX</text:span> untuk melanjutkan ke prompt berikutnya (Subbab: Properti (<text:span text:style-name="Source_20_Text">property</text:span>) - Akses terkontrol ke field).</text:p>
          </text:section>
          <text:section text:style-name="Sect1" text:name="feedback-form-98">
            <text:p text:style-name="P274"/>
          </text:section>
        </text:section>
        <text:section text:style-name="Sect1" text:name="9ab6849698f9ab5e">
          <text:p text:style-name="Text_20_body"/>
          <text:section text:style-name="Sect1" text:name="user-query-content-99">
            <text:p text:style-name="P529">yax </text:p>
          </text:section>
          <text:p text:style-name="P274">Tampilkan alur berpikir</text:p>
          <text:section text:style-name="Sect2" text:name="model-response-message-contentr_9ab6849698f9ab5e">
            <text:p text:style-name="Text_20_body">Baik, mari kita bahas fitur <text:span text:style-name="Source_20_Text">property</text:span> yang merupakan salah satu ciri khas kuat dari Object Pascal, pada pagi hari Selasa, 15 April 2025, pukul 10:20 AM WIB di Banda Aceh ini.</text:p>
            <text:p text:style-name="Text_20_body"><text:span text:style-name="Strong_20_Emphasis">(Jawaban untuk Prompt Isi Subbab: Properti (</text:span><text:span text:style-name="Strong_20_Emphasis"><text:span text:style-name="Source_20_Text">property</text:span></text:span><text:span text:style-name="Strong_20_Emphasis">) - Akses terkontrol ke field)</text:span></text:p>
            <text:p text:style-name="Text_20_body">Salah satu tujuan utama enkapsulasi dalam OOP adalah menyembunyikan data internal (field) objek dan menyediakan akses yang terkontrol ke data tersebut. Meskipun Anda bisa membuat method <text:span text:style-name="Source_20_Text">GetNama</text:span> dan <text:span text:style-name="Source_20_Text">SetNama</text:span> (disebut <text:span text:style-name="Emphasis">getter</text:span> dan <text:span text:style-name="Emphasis">setter</text:span>) untuk setiap field, Object Pascal menyediakan mekanisme yang jauh lebih elegan dan kuat yang disebut <text:span text:style-name="Strong_20_Emphasis">Properti (</text:span><text:span text:style-name="Strong_20_Emphasis"><text:span text:style-name="Source_20_Text">property</text:span></text:span><text:span text:style-name="Strong_20_Emphasis">)</text:span>.</text:p>
            <text:p text:style-name="Text_20_body">Properti bertindak sebagai "gerbang pintar" ke data objek. Dari luar kelas, properti <text:span text:style-name="Emphasis">terlihat</text:span> <text:soft-page-break/>dan <text:span text:style-name="Emphasis">digunakan</text:span> seolah-olah ia adalah field publik (menggunakan notasi titik, tanpa tanda kurung seperti pemanggilan method), tetapi secara internal, akses baca (<text:span text:style-name="Source_20_Text">read</text:span>) dan tulis (<text:span text:style-name="Source_20_Text">write</text:span>) ke properti tersebut dapat diarahkan ke field privat secara langsung atau, yang lebih penting, melalui method getter dan setter.</text:p>
            <text:p text:style-name="Text_20_body"><text:span text:style-name="Strong_20_Emphasis">Tujuan Penggunaan Properti:</text:span></text:p>
            <text:list xml:id="list5419927860894089309" text:style-name="L195">
              <text:list-item>
                <text:p text:style-name="P452"><text:span text:style-name="Strong_20_Emphasis">Akses Terkontrol:</text:span> Mengatur apakah data bisa dibaca, ditulis, atau keduanya. </text:p>
              </text:list-item>
              <text:list-item>
                <text:p text:style-name="P452"><text:span text:style-name="Strong_20_Emphasis">Enkapsulasi:</text:span> Menyembunyikan field penyimpanan internal yang sebenarnya dari pengguna kelas. Pengguna hanya berinteraksi dengan properti. </text:p>
              </text:list-item>
              <text:list-item>
                <text:p text:style-name="P452"><text:span text:style-name="Strong_20_Emphasis">Validasi Data:</text:span> Kode dapat ditambahkan dalam <text:span text:style-name="Emphasis">setter method</text:span> untuk memvalidasi nilai baru sebelum disimpan ke field internal. </text:p>
              </text:list-item>
              <text:list-item>
                <text:p text:style-name="P452"><text:span text:style-name="Strong_20_Emphasis">Nilai Terkomputasi:</text:span> <text:span text:style-name="Emphasis">Getter method</text:span> dapat menghitung nilai properti secara dinamis saat diminta, alih-alih hanya mengembalikan nilai field yang tersimpan. </text:p>
              </text:list-item>
              <text:list-item>
                <text:p text:style-name="P452"><text:span text:style-name="Strong_20_Emphasis">Fleksibilitas Implementasi:</text:span> Anda dapat mengubah cara data disimpan atau dihitung secara internal tanpa mengubah cara pengguna mengaksesnya melalui properti. </text:p>
              </text:list-item>
              <text:list-item>
                <text:p text:style-name="P195"><text:span text:style-name="Strong_20_Emphasis">Memicu Aksi Lain:</text:span> <text:span text:style-name="Emphasis">Setter method</text:span> dapat melakukan aksi tambahan ketika nilai properti diubah (misalnya, memperbarui tampilan UI, memberitahu objek lain, menandai data sebagai 'dirty'). </text:p>
              </text:list-item>
            </text:list>
            <text:p text:style-name="Text_20_body"><text:span text:style-name="Strong_20_Emphasis">Sintaks Deklarasi Properti:</text:span></text:p>
            <text:p text:style-name="Text_20_body">Properti biasanya dideklarasikan di bagian <text:span text:style-name="Source_20_Text">public</text:span> atau <text:span text:style-name="Source_20_Text">published</text:span> dari kelas:</text:p>
            <text:p text:style-name="Text_20_body">Delphi</text:p>
            <text:p text:style-name="P609"><text:span text:style-name="Source_20_Text">property NamaProperti: TipeData read PengaksesBaca write PengaksesTulis;</text:span></text:p>
            <text:list xml:id="list7909004974710977098" text:style-name="L196">
              <text:list-item>
                <text:p text:style-name="P453"><text:span text:style-name="Source_20_Text">property</text:span>: Kata kunci penanda deklarasi properti. </text:p>
              </text:list-item>
              <text:list-item>
                <text:p text:style-name="P453"><text:span text:style-name="Source_20_Text">NamaProperti</text:span>: Identifier (nama) yang akan digunakan oleh kode eksternal untuk mengakses properti (misal: <text:span text:style-name="Source_20_Text">ObjekSaya.NamaProperti</text:span>). </text:p>
              </text:list-item>
              <text:list-item>
                <text:p text:style-name="P453"><text:span text:style-name="Source_20_Text">TipeData</text:span>: Tipe data dari properti seperti yang terlihat dari luar. </text:p>
              </text:list-item>
              <text:list-item>
                <text:p text:style-name="P453"><text:span text:style-name="Source_20_Text">read PengaksesBaca</text:span>: (Opsional) Menentukan bagaimana nilai properti dibaca. <text:span text:style-name="Source_20_Text">PengaksesBaca</text:span> bisa berupa: </text:p>
                <text:list>
                  <text:list-item>
                    <text:p text:style-name="P453">Nama <text:span text:style-name="Strong_20_Emphasis">field</text:span> privat/protected (akses baca langsung). </text:p>
                  </text:list-item>
                  <text:list-item>
                    <text:p text:style-name="P453">Nama <text:span text:style-name="Strong_20_Emphasis">metode getter</text:span> (sebuah <text:span text:style-name="Source_20_Text">function</text:span> tanpa parameter yang mengembalikan <text:span text:style-name="Source_20_Text">TipeData</text:span>). </text:p>
                  </text:list-item>
                </text:list>
              </text:list-item>
              <text:list-item>
                <text:p text:style-name="P453"><text:span text:style-name="Source_20_Text">write PengaksesTulis</text:span>: (Opsional) Menentukan bagaimana nilai properti ditulis. <text:span text:style-name="Source_20_Text">PengaksesTulis</text:span> bisa berupa: </text:p>
                <text:list>
                  <text:list-item>
                    <text:p text:style-name="P453">Nama <text:span text:style-name="Strong_20_Emphasis">field</text:span> privat/protected (akses tulis langsung - gunakan dengan hati-hati karena melewatkan potensi validasi/aksi tambahan). </text:p>
                  </text:list-item>
                  <text:list-item>
                    <text:p text:style-name="P196">Nama <text:span text:style-name="Strong_20_Emphasis">metode setter</text:span> (sebuah <text:span text:style-name="Source_20_Text">procedure</text:span> yang biasanya menerima satu parameter bertipe <text:span text:style-name="Source_20_Text">TipeData</text:span>). </text:p>
                  </text:list-item>
                </text:list>
              </text:list-item>
            </text:list>
            <text:p text:style-name="Text_20_body">Anda bisa mendeklarasikan properti read-only (hanya <text:span text:style-name="Source_20_Text">read</text:span>), write-only (hanya <text:span text:style-name="Source_20_Text">write</text:span>, jarang digunakan), atau read-write (memiliki <text:span text:style-name="Source_20_Text">read</text:span> dan <text:span text:style-name="Source_20_Text">write</text:span>).</text:p>
            <text:p text:style-name="Text_20_body"><text:span text:style-name="Strong_20_Emphasis">Contoh Kelas dengan Properti:</text:span></text:p>
            <text:p text:style-name="Text_20_body"><text:soft-page-break/>Mari kita tingkatkan kelas <text:span text:style-name="Source_20_Text">TPerson</text:span> kita untuk menggunakan properti sebagai akses ke field privat <text:span text:style-name="Source_20_Text">FName</text:span> dan <text:span text:style-name="Source_20_Text">FAge</text:span>:</text:p>
            <text:p text:style-name="Text_20_body">Delphi</text:p>
            <text:p text:style-name="Preformatted_20_Text"><text:span text:style-name="Source_20_Text">// File: PersonUnit.pas (Versi dengan Property)</text:span></text:p>
            <text:p text:style-name="Preformatted_20_Text"><text:span text:style-name="Source_20_Text">unit PersonUnit;</text:span></text:p>
            <text:p text:style-name="Preformatted_20_Text"/>
            <text:p text:style-name="Preformatted_20_Text"><text:span text:style-name="Source_20_Text">interface</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TPerson = class</text:span></text:p>
            <text:p text:style-name="Preformatted_20_Text"><text:span text:style-name="Source_20_Text"><text:s text:c="2"/>private // Fields tetap privat</text:span></text:p>
            <text:p text:style-name="Preformatted_20_Text"><text:span text:style-name="Source_20_Text"><text:s text:c="4"/>FName: string;</text:span></text:p>
            <text:p text:style-name="Preformatted_20_Text"><text:span text:style-name="Source_20_Text"><text:s text:c="4"/>FAge: Integer;</text:span></text:p>
            <text:p text:style-name="Preformatted_20_Text"><text:span text:style-name="Source_20_Text"><text:s text:c="4"/>// Deklarasi method Setter untuk Age (bisa privat/protected)</text:span></text:p>
            <text:p text:style-name="Preformatted_20_Text"><text:span text:style-name="Source_20_Text"><text:s text:c="4"/>procedure SetAge(NewAge: Integer);</text:span></text:p>
            <text:p text:style-name="Preformatted_20_Text"><text:span text:style-name="Source_20_Text"><text:s text:c="4"/>// Deklarasi method Getter untuk Name (bisa privat/protected)</text:span></text:p>
            <text:p text:style-name="Preformatted_20_Text"><text:span text:style-name="Source_20_Text"><text:s text:c="4"/>function GetName: string;</text:span></text:p>
            <text:p text:style-name="Preformatted_20_Text"><text:span text:style-name="Source_20_Text"><text:s text:c="2"/>public</text:span></text:p>
            <text:p text:style-name="Preformatted_20_Text"><text:span text:style-name="Source_20_Text"><text:s text:c="4"/>constructor Create(const AName: string; AAge: Integer);</text:span></text:p>
            <text:p text:style-name="Preformatted_20_Text"><text:span text:style-name="Source_20_Text"><text:s text:c="4"/>destructor Destroy; override;</text:span></text:p>
            <text:p text:style-name="Preformatted_20_Text"><text:span text:style-name="Source_20_Text"><text:s text:c="4"/>procedure DisplayInfo;</text:span></text:p>
            <text:p text:style-name="Preformatted_20_Text"><text:span text:style-name="Source_20_Text"><text:s text:c="4"/>// --- PROPERTIES ---</text:span></text:p>
            <text:p text:style-name="Preformatted_20_Text"><text:span text:style-name="Source_20_Text"><text:s text:c="4"/>// Property Name: Read-only, membaca via method GetName</text:span></text:p>
            <text:p text:style-name="Preformatted_20_Text"><text:span text:style-name="Source_20_Text"><text:s text:c="4"/>property Name: string read GetName;</text:span></text:p>
            <text:p text:style-name="Preformatted_20_Text"><text:span text:style-name="Source_20_Text"><text:s text:c="4"/>// Property Age: Read-write, membaca langsung field FAge, menulis via method SetAge</text:span></text:p>
            <text:p text:style-name="Preformatted_20_Text"><text:span text:style-name="Source_20_Text"><text:s text:c="4"/>property Age: Integer read FAge write SetAge;</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 ... Implementasi Constructor dan Destructor (sama seperti sebelumnya) ...</text:span></text:p>
            <text:p text:style-name="Preformatted_20_Text"><text:span text:style-name="Source_20_Text">constructor TPerson.Create(const AName: string; AAge: Integer);</text:span></text:p>
            <text:p text:style-name="Preformatted_20_Text"><text:span text:style-name="Source_20_Text">begin</text:span></text:p>
            <text:p text:style-name="Preformatted_20_Text"><text:span text:style-name="Source_20_Text"><text:s text:c="2"/>inherited Create;</text:span></text:p>
            <text:p text:style-name="Preformatted_20_Text"><text:span text:style-name="Source_20_Text"><text:s text:c="2"/>FName := AName; // Tetap assignment langsung di constructor</text:span></text:p>
            <text:p text:style-name="Preformatted_20_Text"><text:span text:style-name="Source_20_Text"><text:s text:c="2"/>SetAge(AAge); <text:s text:c="2"/>// Panggil setter untuk inisialisasi Age (terapkan validasi)</text:span></text:p>
            <text:p text:style-name="Preformatted_20_Text"><text:span text:style-name="Source_20_Text">end;</text:span></text:p>
            <text:p text:style-name="Preformatted_20_Text"/>
            <text:p text:style-name="Preformatted_20_Text"><text:span text:style-name="Source_20_Text">destructor TPerson.Destroy; begin inherited Destroy; end;</text:span></text:p>
            <text:p text:style-name="Preformatted_20_Text"/>
            <text:p text:style-name="Preformatted_20_Text"><text:span text:style-name="Source_20_Text">// Implementasi Setter untuk Age (dengan validasi)</text:span></text:p>
            <text:p text:style-name="Preformatted_20_Text"><text:span text:style-name="Source_20_Text">procedure TPerson.SetAge(NewAge: Integer);</text:span></text:p>
            <text:p text:style-name="Preformatted_20_Text"><text:span text:style-name="Source_20_Text">begin</text:span></text:p>
            <text:p text:style-name="Preformatted_20_Text"><text:span text:style-name="Source_20_Text"><text:s text:c="2"/>if (NewAge &gt;= 0) and (NewAge &lt;= 150) then // Validasi umur</text:span></text:p>
            <text:p text:style-name="Preformatted_20_Text"><text:span text:style-name="Source_20_Text"><text:s text:c="2"/>begin</text:span></text:p>
            <text:p text:style-name="Preformatted_20_Text"><text:span text:style-name="Source_20_Text"><text:s text:c="5"/>if FAge &lt;&gt; NewAge then</text:span></text:p>
            <text:p text:style-name="Preformatted_20_Text"><text:span text:style-name="Source_20_Text"><text:s text:c="7"/>FAge := NewAge;</text:span></text:p>
            <text:p text:style-name="Preformatted_20_Text"><text:span text:style-name="Source_20_Text"><text:s text:c="2"/>end // else: abaikan jika tidak valid (atau raise exception)</text:span></text:p>
            <text:p text:style-name="Preformatted_20_Text"><text:span text:style-name="Source_20_Text">end;</text:span></text:p>
            <text:p text:style-name="Preformatted_20_Text"/>
            <text:p text:style-name="Preformatted_20_Text"><text:span text:style-name="Source_20_Text">// Implementasi Getter untuk Name</text:span></text:p>
            <text:p text:style-name="Preformatted_20_Text"><text:soft-page-break/><text:span text:style-name="Source_20_Text">function TPerson.GetName: string;</text:span></text:p>
            <text:p text:style-name="Preformatted_20_Text"><text:span text:style-name="Source_20_Text">begin</text:span></text:p>
            <text:p text:style-name="Preformatted_20_Text"><text:span text:style-name="Source_20_Text"><text:s text:c="2"/>Result := FName;</text:span></text:p>
            <text:p text:style-name="Preformatted_20_Text"><text:span text:style-name="Source_20_Text">end;</text:span></text:p>
            <text:p text:style-name="Preformatted_20_Text"/>
            <text:p text:style-name="Preformatted_20_Text"><text:span text:style-name="Source_20_Text">procedure TPerson.DisplayInfo;</text:span></text:p>
            <text:p text:style-name="Preformatted_20_Text"><text:span text:style-name="Source_20_Text">begin</text:span></text:p>
            <text:p text:style-name="Preformatted_20_Text"><text:span text:style-name="Source_20_Text"><text:s text:c="2"/>WriteLn('--- Info Person (via Property) ---');</text:span></text:p>
            <text:p text:style-name="Preformatted_20_Text"><text:span text:style-name="Source_20_Text"><text:s text:c="2"/>WriteLn('Nama : ', Name); // &lt;&lt;&lt; Akses property Name (memanggil GetName)</text:span></text:p>
            <text:p text:style-name="Preformatted_20_Text"><text:span text:style-name="Source_20_Text"><text:s text:c="2"/>WriteLn('Umur : ', Age); <text:s/>// &lt;&lt;&lt; Akses property Age (membaca FAge)</text:span></text:p>
            <text:p text:style-name="Preformatted_20_Text"><text:span text:style-name="Source_20_Text"><text:s text:c="2"/>WriteLn('--------------------------------');</text:span></text:p>
            <text:p text:style-name="Preformatted_20_Text"><text:span text:style-name="Source_20_Text">end;</text:span></text:p>
            <text:p text:style-name="Preformatted_20_Text"/>
            <text:p text:style-name="P609"><text:span text:style-name="Source_20_Text">end. // Akhir unit PersonUnit</text:span></text:p>
            <text:p text:style-name="Text_20_body"><text:span text:style-name="Strong_20_Emphasis">Cara Menggunakan Properti (dari Kode Lain):</text:span></text:p>
            <text:p text:style-name="Text_20_body">Delphi</text:p>
            <text:p text:style-name="Preformatted_20_Text"><text:span text:style-name="Source_20_Text">program UsePersonProperty;</text:span></text:p>
            <text:p text:style-name="Preformatted_20_Text"><text:span text:style-name="Source_20_Text">uses PersonUnit;</text:span></text:p>
            <text:p text:style-name="Preformatted_20_Text"><text:span text:style-name="Source_20_Text">var P: TPerson = nil;</text:span></text:p>
            <text:p text:style-name="Preformatted_20_Text"><text:span text:style-name="Source_20_Text">begin</text:span></text:p>
            <text:p text:style-name="Preformatted_20_Text"><text:span text:style-name="Source_20_Text"><text:s text:c="2"/>try</text:span></text:p>
            <text:p text:style-name="Preformatted_20_Text"><text:span text:style-name="Source_20_Text"><text:s text:c="4"/>P := TPerson.Create('Budi', 25);</text:span></text:p>
            <text:p text:style-name="Preformatted_20_Text"/>
            <text:p text:style-name="Preformatted_20_Text"><text:span text:style-name="Source_20_Text"><text:s text:c="4"/>// Mengakses property seolah-olah field publik</text:span></text:p>
            <text:p text:style-name="Preformatted_20_Text"><text:span text:style-name="Source_20_Text"><text:s text:c="4"/>WriteLn('Nama Awal : ', P.Name); <text:s/>// Memanggil GetName() secara internal</text:span></text:p>
            <text:p text:style-name="Preformatted_20_Text"><text:span text:style-name="Source_20_Text"><text:s text:c="4"/>WriteLn('Umur Awal : ', P.Age); <text:s text:c="2"/>// Membaca field FAge secara internal</text:span></text:p>
            <text:p text:style-name="Preformatted_20_Text"/>
            <text:p text:style-name="Preformatted_20_Text"><text:span text:style-name="Source_20_Text"><text:s text:c="4"/>// Mengubah nilai melalui property (jika ada 'write')</text:span></text:p>
            <text:p text:style-name="Preformatted_20_Text"><text:span text:style-name="Source_20_Text"><text:s text:c="4"/>P.Age := 26; // Memanggil SetAge(26) secara internal</text:span></text:p>
            <text:p text:style-name="Preformatted_20_Text"><text:span text:style-name="Source_20_Text"><text:s text:c="4"/>// P.Name := 'Budi Setiawan'; // &lt;&lt;&lt; ERROR! Property Name adalah read-only</text:span></text:p>
            <text:p text:style-name="Preformatted_20_Text"/>
            <text:p text:style-name="Preformatted_20_Text"><text:span text:style-name="Source_20_Text"><text:s text:c="4"/>P.DisplayInfo; // DisplayInfo sekarang juga bisa pakai property</text:span></text:p>
            <text:p text:style-name="Preformatted_20_Text"/>
            <text:p text:style-name="Preformatted_20_Text"><text:span text:style-name="Source_20_Text"><text:s text:c="2"/>finally</text:span></text:p>
            <text:p text:style-name="Preformatted_20_Text"><text:span text:style-name="Source_20_Text"><text:s text:c="4"/>P.Free;</text:span></text:p>
            <text:p text:style-name="Preformatted_20_Text"><text:span text:style-name="Source_20_Text"><text:s text:c="2"/>end;</text:span></text:p>
            <text:p text:style-name="Preformatted_20_Text"><text:span text:style-name="Source_20_Text"><text:s text:c="2"/>ReadLn;</text:span></text:p>
            <text:p text:style-name="P609"><text:span text:style-name="Source_20_Text">end.</text:span></text:p>
            <text:p text:style-name="Text_20_body">Properti adalah fitur inti Object Pascal yang sangat mendukung enkapsulasi. Dengan menggunakan properti, Anda membuat antarmuka kelas yang bersih dan stabil, sambil mempertahankan fleksibilitas untuk mengelola data internal (validasi, komputasi, notifikasi) melalui method getter dan setter.</text:p>
            <text:p text:style-name="Horizontal_20_Line"/>
            <text:p text:style-name="Text_20_body">Kita telah menyelesaikan Bab 10. Silakan berikan perintah <text:span text:style-name="Source_20_Text">YAX</text:span> untuk melanjutkan ke prompt berikutnya (Pengantar Bab 11).</text:p>
          </text:section>
          <text:section text:style-name="Sect1" text:name="feedback-form-99">
            <text:p text:style-name="P274"><text:soft-page-break/></text:p>
          </text:section>
        </text:section>
        <text:section text:style-name="Sect1" text:name="5b17c18a757a89b8">
          <text:p text:style-name="Text_20_body"/>
          <text:section text:style-name="Sect1" text:name="user-query-content-100">
            <text:p text:style-name="P529">yax </text:p>
          </text:section>
          <text:p text:style-name="P274">Tampilkan alur berpikir</text:p>
          <text:section text:style-name="Sect2" text:name="model-response-message-contentr_5b17c18a757a89b8">
            <text:p text:style-name="Text_20_body">Baik, kita lanjutkan perjalanan kita ke dalam Pemrograman Berorientasi Objek (OOP) pada pagi hari Selasa, 15 April 2025, pukul 10:22 AM WIB di Banda Aceh ini. Kita akan memasuki Bab 11.</text:p>
            <text:p text:style-name="Text_20_body"><text:span text:style-name="Strong_20_Emphasis">(Jawaban untuk Prompt Pengantar Bab 11)</text:span></text:p>
            <text:p text:style-name="Text_20_body">Setelah di Bab 10 kita mempelajari cara mendefinisikan 'cetak biru' (Kelas) dan 'wujud nyata' (Objek) beserta anggota dasarnya seperti field, method, constructor, dan destructor, kini saatnya kita menjelajahi dua pilar OOP lain yang memberikan kekuatan dan fleksibilitas sesungguhnya: <text:span text:style-name="Strong_20_Emphasis">Pewarisan (Inheritance)</text:span> dan <text:span text:style-name="Strong_20_Emphasis">Polimorfisme (Polymorphism)</text:span>. Anda mungkin ingat konsep-konsep ini telah kita singgung di Bab 9 sebagai bagian dari prinsip dasar OOP.</text:p>
            <text:p text:style-name="Text_20_body">Bab 11 ini, "Pewarisan dan Polimorfisme", akan membawa kita dari konsep ke implementasi praktis dalam Object Pascal. Kita akan melihat bagaimana:</text:p>
            <text:list xml:id="list5691223746435452726" text:style-name="L197">
              <text:list-item>
                <text:p text:style-name="P454"><text:span text:style-name="Strong_20_Emphasis">Pewarisan</text:span> memungkinkan kita menciptakan <text:span text:style-name="Strong_20_Emphasis">hierarki kelas</text:span>, di mana kelas turunan dapat mewarisi dan menggunakan kembali kode (field dan method) dari kelas induknya, serta menambahkan atau memodifikasi fungsionalitasnya sendiri (hubungan "is-a"). </text:p>
              </text:list-item>
              <text:list-item>
                <text:p text:style-name="P197"><text:span text:style-name="Strong_20_Emphasis">Polimorfisme</text:span> ("banyak bentuk") memberikan kemampuan luar biasa untuk memperlakukan objek dari kelas-kelas berbeda yang saling terkait seolah-olah sama melalui antarmuka induknya, namun setiap objek akan merespons dengan perilakunya yang spesifik saat runtime. </text:p>
              </text:list-item>
            </text:list>
            <text:p text:style-name="Text_20_body">Fokus utama bab ini adalah pada <text:span text:style-name="Strong_20_Emphasis">sintaks dan mekanisme</text:span> Object Pascal yang memungkinkan kedua konsep ini:</text:p>
            <text:list xml:id="list6350878840349893628" text:style-name="L198">
              <text:list-item>
                <text:p text:style-name="P455">Cara mendefinisikan <text:span text:style-name="Strong_20_Emphasis">kelas turunan</text:span> (<text:span text:style-name="Source_20_Text">class(KelasInduk)</text:span>). </text:p>
              </text:list-item>
              <text:list-item>
                <text:p text:style-name="P455">Penggunaan kata kunci <text:span text:style-name="Source_20_Text">inherited</text:span> untuk memanggil implementasi dari kelas induk. </text:p>
              </text:list-item>
              <text:list-item>
                <text:p text:style-name="P455">Mekanisme <text:span text:style-name="Strong_20_Emphasis">penimpaan metode (method overriding)</text:span> menggunakan direktif <text:span text:style-name="Source_20_Text">virtual</text:span> dan <text:span text:style-name="Source_20_Text">override</text:span>, yang menjadi kunci polimorfisme. </text:p>
              </text:list-item>
              <text:list-item>
                <text:p text:style-name="P455">Konsep <text:span text:style-name="Strong_20_Emphasis">kelas abstrak</text:span> dan <text:span text:style-name="Strong_20_Emphasis">metode abstrak</text:span> (<text:span text:style-name="Source_20_Text">abstract</text:span>) untuk mendefinisikan kerangka atau kontrak yang harus dipenuhi kelas turunan. </text:p>
              </text:list-item>
              <text:list-item>
                <text:p text:style-name="P198">Pemahaman tentang perbedaan antara <text:span text:style-name="Strong_20_Emphasis">late binding</text:span> (yang memungkinkan polimorfisme) dan <text:span text:style-name="Strong_20_Emphasis">early binding</text:span>. </text:p>
              </text:list-item>
            </text:list>
            <text:p text:style-name="Text_20_body">Menguasai pewarisan dan polimorfisme akan membuka pintu bagi Anda untuk merancang dan membangun aplikasi Free Pascal yang jauh lebih terstruktur, fleksibel, mudah diperluas, dan mudah dipelihara. Ini adalah langkah penting untuk memanfaatkan kekuatan penuh paradigma OOP dalam ekosistem FPC/Lazarus, per tanggal 15 April 2025.</text:p>
            <text:p text:style-name="Horizontal_20_Line"/>
            <text:p text:style-name="Text_20_body"><text:soft-page-break/>Silakan berikan perintah <text:span text:style-name="Source_20_Text">YAX</text:span> untuk melanjutkan ke prompt berikutnya (Subbab: Mendefinisikan Kelas Turunan (<text:span text:style-name="Source_20_Text">class(TBaseClass)</text:span>)).</text:p>
          </text:section>
          <text:section text:style-name="Sect1" text:name="feedback-form-100">
            <text:p text:style-name="P274"/>
          </text:section>
        </text:section>
        <text:section text:style-name="Sect1" text:name="0c66ecdb29b5a37c">
          <text:p text:style-name="Text_20_body"/>
          <text:section text:style-name="Sect1" text:name="user-query-content-101">
            <text:p text:style-name="P529">yax </text:p>
          </text:section>
          <text:p text:style-name="P274">Tampilkan alur berpikir</text:p>
          <text:section text:style-name="Sect2" text:name="model-response-message-contentr_0c66ecdb29b5a37c">
            <text:p text:style-name="Text_20_body">Tentu, mari kita mulai pembahasan implementasi pewarisan pada pagi hari Selasa, 15 April 2025, pukul 10:47 AM WIB di Banda Aceh ini.</text:p>
            <text:p text:style-name="Text_20_body"><text:span text:style-name="Strong_20_Emphasis">(Jawaban untuk Prompt Isi Subbab: Mendefinisikan Kelas Turunan (</text:span><text:span text:style-name="Strong_20_Emphasis"><text:span text:style-name="Source_20_Text">class(TBaseClass)</text:span></text:span><text:span text:style-name="Strong_20_Emphasis">))</text:span></text:p>
            <text:p text:style-name="Text_20_body">Pewarisan (Inheritance) adalah salah satu mekanisme paling kuat dalam OOP yang memungkinkan Anda membuat kelas baru (<text:span text:style-name="Strong_20_Emphasis">kelas turunan</text:span>, <text:span text:style-name="Emphasis">subclass</text:span>, atau <text:span text:style-name="Emphasis">derived class</text:span>) yang didasarkan pada kelas yang sudah ada (<text:span text:style-name="Strong_20_Emphasis">kelas induk</text:span>, <text:span text:style-name="Emphasis">superclass</text:span>, atau <text:span text:style-name="Emphasis">base class</text:span>). Kelas turunan ini secara otomatis "mewarisi" atau mendapatkan fitur (field dan method) dari kelas induknya, memungkinkan penggunaan kembali kode dan penciptaan hierarki kelas.</text:p>
            <text:p text:style-name="Text_20_body"><text:span text:style-name="Strong_20_Emphasis">Sintaks Pewarisan:</text:span></text:p>
            <text:p text:style-name="Text_20_body">Untuk mendeklarasikan sebuah kelas sebagai turunan dari kelas lain di Object Pascal, Anda menggunakan sintaks berikut di dalam blok <text:span text:style-name="Source_20_Text">type</text:span>:</text:p>
            <text:p text:style-name="Text_20_body">Delphi</text:p>
            <text:p text:style-name="Preformatted_20_Text"><text:span text:style-name="Source_20_Text">type</text:span></text:p>
            <text:p text:style-name="Preformatted_20_Text"><text:span text:style-name="Source_20_Text"><text:s text:c="2"/>// Definisi Kelas Induk (harus sudah ada atau dideklarasikan sebelumnya)</text:span></text:p>
            <text:p text:style-name="Preformatted_20_Text"><text:span text:style-name="Source_20_Text"><text:s text:c="2"/>TNamaKelasInduk = class</text:span></text:p>
            <text:p text:style-name="Preformatted_20_Text"><text:span text:style-name="Source_20_Text"><text:s text:c="4"/>// ... anggota kelas induk ...</text:span></text:p>
            <text:p text:style-name="Preformatted_20_Text"><text:span text:style-name="Source_20_Text"><text:s text:c="2"/>end;</text:span></text:p>
            <text:p text:style-name="Preformatted_20_Text"/>
            <text:p text:style-name="Preformatted_20_Text"><text:span text:style-name="Source_20_Text"><text:s text:c="2"/>// Definisi Kelas Turunan</text:span></text:p>
            <text:p text:style-name="Preformatted_20_Text"><text:span text:style-name="Source_20_Text"><text:s text:c="2"/>TNamaKelasTurunan = class(TNamaKelasInduk) // &lt;&lt;&lt; Nama Induk dalam kurung</text:span></text:p>
            <text:p text:style-name="Preformatted_20_Text"><text:span text:style-name="Source_20_Text"><text:s text:c="4"/>// Deklarasi anggota TAMBAHAN khusus untuk kelas turunan</text:span></text:p>
            <text:p text:style-name="Preformatted_20_Text"><text:span text:style-name="Source_20_Text"><text:s text:c="4"/>// ATAU deklarasi anggota yang MENIMPA (override) anggota induk</text:span></text:p>
            <text:p text:style-name="P609"><text:span text:style-name="Source_20_Text"><text:s text:c="2"/>end;</text:span></text:p>
            <text:p text:style-name="Text_20_body">Kuncinya adalah <text:span text:style-name="Strong_20_Emphasis">menuliskan nama kelas induk (</text:span><text:span text:style-name="Strong_20_Emphasis"><text:span text:style-name="Source_20_Text">TNamaKelasInduk</text:span></text:span><text:span text:style-name="Strong_20_Emphasis">) di dalam tanda kurung </text:span><text:span text:style-name="Strong_20_Emphasis"><text:span text:style-name="Source_20_Text">()</text:span></text:span><text:span text:style-name="Strong_20_Emphasis"> setelah kata kunci </text:span><text:span text:style-name="Strong_20_Emphasis"><text:span text:style-name="Source_20_Text">class</text:span></text:span> saat mendeklarasikan kelas turunan (<text:span text:style-name="Source_20_Text">TNamaKelasTurunan</text:span>).</text:p>
            <text:p text:style-name="Text_20_body">Jika Anda mendeklarasikan kelas tanpa tanda kurung dan nama kelas induk (misalnya, <text:span text:style-name="Source_20_Text">type TMyClass = class</text:span>), maka kelas tersebut secara implisit dianggap mewarisi dari kelas dasar universal, yaitu <text:span text:style-name="Source_20_Text">TObject</text:span>.</text:p>
            <text:p text:style-name="Text_20_body"><text:span text:style-name="Strong_20_Emphasis">Mekanisme Pewarisan:</text:span></text:p>
            <text:p text:style-name="Text_20_body">Ketika Anda mendeklarasikan <text:span text:style-name="Source_20_Text">TNamaKelasTurunan = class(TNamaKelasInduk)</text:span>, berikut yang terjadi:</text:p>
            <text:list xml:id="list9122074494091285976" text:style-name="L199">
              <text:list-item>
                <text:p text:style-name="P456"><text:soft-page-break/><text:span text:style-name="Strong_20_Emphasis">Warisan Anggota:</text:span> <text:span text:style-name="Source_20_Text">TNamaKelasTurunan</text:span> secara otomatis memiliki akses ke semua anggota (<text:span text:style-name="Source_20_Text">field</text:span>, <text:span text:style-name="Source_20_Text">method</text:span>, <text:span text:style-name="Source_20_Text">property</text:span>) dari <text:span text:style-name="Source_20_Text">TNamaKelasInduk</text:span> yang memiliki visibilitas <text:span text:style-name="Source_20_Text">public</text:span>, <text:span text:style-name="Source_20_Text">protected</text:span>, atau <text:span text:style-name="Source_20_Text">published</text:span>. Anggota <text:span text:style-name="Source_20_Text">private</text:span> dari kelas induk <text:span text:style-name="Emphasis">tidak</text:span> dapat diakses langsung oleh kelas turunan (kecuali jika kelas turunan didefinisikan di unit yang sama dengan kelas induk). </text:p>
              </text:list-item>
              <text:list-item>
                <text:p text:style-name="P456"><text:span text:style-name="Strong_20_Emphasis">Hubungan "Is-A":</text:span> Ini menciptakan hubungan "is-a" (adalah sebuah) atau "is-a-kind-of" (adalah sejenis). Artinya, objek dari <text:span text:style-name="Source_20_Text">TNamaKelasTurunan</text:span> juga <text:span text:style-name="Emphasis">adalah</text:span> sebuah <text:span text:style-name="Source_20_Text">TNamaKelasInduk</text:span>. Ini memungkinkan sebuah variabel bertipe <text:span text:style-name="Source_20_Text">TNamaKelasInduk</text:span> untuk menunjuk ke objek bertipe <text:span text:style-name="Source_20_Text">TNamaKelasTurunan</text:span> (ini dasar untuk polimorfisme). </text:p>
              </text:list-item>
              <text:list-item>
                <text:p text:style-name="P456"><text:span text:style-name="Strong_20_Emphasis">Penambahan Anggota:</text:span> Kelas turunan dapat menambahkan field, method, dan property baru yang spesifik untuk dirinya sendiri, yang tidak dimiliki oleh kelas induk. </text:p>
              </text:list-item>
              <text:list-item>
                <text:p text:style-name="P199"><text:span text:style-name="Strong_20_Emphasis">Penimpaan Anggota (Overriding):</text:span> Kelas turunan dapat menyediakan implementasi <text:span text:style-name="Emphasis">baru</text:span> untuk method yang dideklarasikan sebagai <text:span text:style-name="Source_20_Text">virtual</text:span> atau <text:span text:style-name="Source_20_Text">dynamic</text:span> di kelas induk (akan dibahas nanti). </text:p>
              </text:list-item>
            </text:list>
            <text:p text:style-name="Text_20_body"><text:span text:style-name="Strong_20_Emphasis">Contoh Hierarki Sederhana:</text:span></text:p>
            <text:p text:style-name="Text_20_body">Mari kita buat hierarki kelas untuk <text:span text:style-name="Source_20_Text">TKendaraan</text:span>:</text:p>
            <text:p text:style-name="Text_20_body">Delphi</text:p>
            <text:p text:style-name="Preformatted_20_Text"><text:span text:style-name="Source_20_Text">program DemoPewarisanDasar;</text:span></text:p>
            <text:p text:style-name="Preformatted_20_Text"><text:span text:style-name="Source_20_Text">uses SysUtils;</text:span></text:p>
            <text:p text:style-name="Preformatted_20_Text"/>
            <text:p text:style-name="Preformatted_20_Text"><text:span text:style-name="Source_20_Text">// === KELAS INDUK ===</text:span></text:p>
            <text:p text:style-name="Preformatted_20_Text"><text:span text:style-name="Source_20_Text">type</text:span></text:p>
            <text:p text:style-name="Preformatted_20_Text"><text:span text:style-name="Source_20_Text"><text:s text:c="2"/>TKendaraan = class</text:span></text:p>
            <text:p text:style-name="Preformatted_20_Text"><text:span text:style-name="Source_20_Text"><text:s text:c="2"/>protected // Protected agar bisa diakses langsung oleh turunan</text:span></text:p>
            <text:p text:style-name="Preformatted_20_Text"><text:span text:style-name="Source_20_Text"><text:s text:c="4"/>FNama: string;</text:span></text:p>
            <text:p text:style-name="Preformatted_20_Text"><text:span text:style-name="Source_20_Text"><text:s text:c="4"/>FKecMax: Integer;</text:span></text:p>
            <text:p text:style-name="Preformatted_20_Text"><text:span text:style-name="Source_20_Text"><text:s text:c="2"/>public</text:span></text:p>
            <text:p text:style-name="Preformatted_20_Text"><text:span text:style-name="Source_20_Text"><text:s text:c="4"/>constructor Create(ANama: string; AKecMax: Integer);</text:span></text:p>
            <text:p text:style-name="Preformatted_20_Text"><text:span text:style-name="Source_20_Text"><text:s text:c="4"/>procedure InfoUmum; // Method biasa di induk</text:span></text:p>
            <text:p text:style-name="Preformatted_20_Text"><text:span text:style-name="Source_20_Text"><text:s text:c="2"/>end;</text:span></text:p>
            <text:p text:style-name="Preformatted_20_Text"/>
            <text:p text:style-name="Preformatted_20_Text"><text:span text:style-name="Source_20_Text">// === KELAS TURUNAN 1 ===</text:span></text:p>
            <text:p text:style-name="Preformatted_20_Text"><text:span text:style-name="Source_20_Text">type</text:span></text:p>
            <text:p text:style-name="Preformatted_20_Text"><text:span text:style-name="Source_20_Text"><text:s text:c="2"/>TMobil = class(TKendaraan) // &lt;-- Mewarisi dari TKendaraan</text:span></text:p>
            <text:p text:style-name="Preformatted_20_Text"><text:span text:style-name="Source_20_Text"><text:s text:c="2"/>private</text:span></text:p>
            <text:p text:style-name="Preformatted_20_Text"><text:span text:style-name="Source_20_Text"><text:s text:c="4"/>FJmlPintu: Byte; // Field spesifik Mobil</text:span></text:p>
            <text:p text:style-name="Preformatted_20_Text"><text:span text:style-name="Source_20_Text"><text:s text:c="2"/>public</text:span></text:p>
            <text:p text:style-name="Preformatted_20_Text"><text:span text:style-name="Source_20_Text"><text:s text:c="4"/>constructor Create(ANama: string; AKecMax: Integer; AJmlPintu: Byte);</text:span></text:p>
            <text:p text:style-name="Preformatted_20_Text"><text:span text:style-name="Source_20_Text"><text:s text:c="4"/>procedure TampilkanInfoMobil; // Method spesifik Mobil</text:span></text:p>
            <text:p text:style-name="Preformatted_20_Text"><text:span text:style-name="Source_20_Text"><text:s text:c="2"/>end;</text:span></text:p>
            <text:p text:style-name="Preformatted_20_Text"/>
            <text:p text:style-name="Preformatted_20_Text"><text:span text:style-name="Source_20_Text">// === KELAS TURUNAN 2 ===</text:span></text:p>
            <text:p text:style-name="Preformatted_20_Text"><text:span text:style-name="Source_20_Text">type</text:span></text:p>
            <text:p text:style-name="Preformatted_20_Text"><text:span text:style-name="Source_20_Text"><text:s text:c="2"/>TMotor = class(TKendaraan) // &lt;-- Mewarisi dari TKendaraan</text:span></text:p>
            <text:p text:style-name="Preformatted_20_Text"><text:span text:style-name="Source_20_Text"><text:s text:c="2"/>public</text:span></text:p>
            <text:p text:style-name="Preformatted_20_Text"><text:span text:style-name="Source_20_Text"><text:s text:c="4"/>// Tidak ada field/method tambahan di contoh ini,</text:span></text:p>
            <text:p text:style-name="Preformatted_20_Text"><text:soft-page-break/><text:span text:style-name="Source_20_Text"><text:s text:c="4"/>// hanya mewarisi dari TKendaraan</text:span></text:p>
            <text:p text:style-name="Preformatted_20_Text"><text:span text:style-name="Source_20_Text"><text:s text:c="2"/>end;</text:span></text:p>
            <text:p text:style-name="Preformatted_20_Text"/>
            <text:p text:style-name="Preformatted_20_Text"/>
            <text:p text:style-name="Preformatted_20_Text"><text:span text:style-name="Source_20_Text">// === IMPLEMENTASI ===</text:span></text:p>
            <text:p text:style-name="Preformatted_20_Text"><text:span text:style-name="Source_20_Text">implementation</text:span></text:p>
            <text:p text:style-name="Preformatted_20_Text"/>
            <text:p text:style-name="Preformatted_20_Text"><text:span text:style-name="Source_20_Text">// --- Implementasi TKendaraan ---</text:span></text:p>
            <text:p text:style-name="Preformatted_20_Text"><text:span text:style-name="Source_20_Text">constructor TKendaraan.Create(ANama: string; AKecMax: Integer);</text:span></text:p>
            <text:p text:style-name="Preformatted_20_Text"><text:span text:style-name="Source_20_Text">begin</text:span></text:p>
            <text:p text:style-name="Preformatted_20_Text"><text:span text:style-name="Source_20_Text"><text:s text:c="2"/>inherited Create; // Panggil constructor TObject</text:span></text:p>
            <text:p text:style-name="Preformatted_20_Text"><text:span text:style-name="Source_20_Text"><text:s text:c="2"/>FNama := ANama;</text:span></text:p>
            <text:p text:style-name="Preformatted_20_Text"><text:span text:style-name="Source_20_Text"><text:s text:c="2"/>FKecMax := AKecMax;</text:span></text:p>
            <text:p text:style-name="Preformatted_20_Text"><text:span text:style-name="Source_20_Text">end;</text:span></text:p>
            <text:p text:style-name="Preformatted_20_Text"/>
            <text:p text:style-name="Preformatted_20_Text"><text:span text:style-name="Source_20_Text">procedure TKendaraan.InfoUmum;</text:span></text:p>
            <text:p text:style-name="Preformatted_20_Text"><text:span text:style-name="Source_20_Text">begin</text:span></text:p>
            <text:p text:style-name="Preformatted_20_Text"><text:span text:style-name="Source_20_Text"><text:s text:c="2"/>WriteLn('Kendaraan : ', FNama);</text:span></text:p>
            <text:p text:style-name="Preformatted_20_Text"><text:span text:style-name="Source_20_Text"><text:s text:c="2"/>WriteLn('Kec. Max <text:s/>: ', FKecMax, ' km/jam');</text:span></text:p>
            <text:p text:style-name="Preformatted_20_Text"><text:span text:style-name="Source_20_Text">end;</text:span></text:p>
            <text:p text:style-name="Preformatted_20_Text"/>
            <text:p text:style-name="Preformatted_20_Text"><text:span text:style-name="Source_20_Text">// --- Implementasi TMobil ---</text:span></text:p>
            <text:p text:style-name="Preformatted_20_Text"><text:span text:style-name="Source_20_Text">constructor TMobil.Create(ANama: string; AKecMax: Integer; AJmlPintu: Byte);</text:span></text:p>
            <text:p text:style-name="Preformatted_20_Text"><text:span text:style-name="Source_20_Text">begin</text:span></text:p>
            <text:p text:style-name="Preformatted_20_Text"><text:span text:style-name="Source_20_Text"><text:s text:c="2"/>// Panggil constructor kelas induk (TKendaraan) untuk inisialisasi FNama, FKecMax</text:span></text:p>
            <text:p text:style-name="Preformatted_20_Text"><text:span text:style-name="Source_20_Text"><text:s text:c="2"/>inherited Create(ANama, AKecMax);</text:span></text:p>
            <text:p text:style-name="Preformatted_20_Text"><text:span text:style-name="Source_20_Text"><text:s text:c="2"/>// Inisialisasi field spesifik kelas ini</text:span></text:p>
            <text:p text:style-name="Preformatted_20_Text"><text:span text:style-name="Source_20_Text"><text:s text:c="2"/>FJmlPintu := AJmlPintu;</text:span></text:p>
            <text:p text:style-name="Preformatted_20_Text"><text:span text:style-name="Source_20_Text">end;</text:span></text:p>
            <text:p text:style-name="Preformatted_20_Text"/>
            <text:p text:style-name="Preformatted_20_Text"><text:span text:style-name="Source_20_Text">procedure TMobil.TampilkanInfoMobil;</text:span></text:p>
            <text:p text:style-name="Preformatted_20_Text"><text:span text:style-name="Source_20_Text">begin</text:span></text:p>
            <text:p text:style-name="Preformatted_20_Text"><text:span text:style-name="Source_20_Text"><text:s text:c="2"/>// Bisa panggil method induk langsung</text:span></text:p>
            <text:p text:style-name="Preformatted_20_Text"><text:span text:style-name="Source_20_Text"><text:s text:c="2"/>InfoUmum;</text:span></text:p>
            <text:p text:style-name="Preformatted_20_Text"><text:span text:style-name="Source_20_Text"><text:s text:c="2"/>// Bisa akses field protected induk</text:span></text:p>
            <text:p text:style-name="Preformatted_20_Text"><text:span text:style-name="Source_20_Text"><text:s text:c="2"/>WriteLn('Nama (dari field induk): ', FNama);</text:span></text:p>
            <text:p text:style-name="Preformatted_20_Text"><text:span text:style-name="Source_20_Text"><text:s text:c="2"/>// Akses field spesifik kelas ini</text:span></text:p>
            <text:p text:style-name="Preformatted_20_Text"><text:span text:style-name="Source_20_Text"><text:s text:c="2"/>WriteLn('Jumlah Pintu : ', FJmlPintu);</text:span></text:p>
            <text:p text:style-name="Preformatted_20_Text"><text:span text:style-name="Source_20_Text">end;</text:span></text:p>
            <text:p text:style-name="Preformatted_20_Text"/>
            <text:p text:style-name="Preformatted_20_Text"><text:span text:style-name="Source_20_Text">// --- Implementasi TMotor ---</text:span></text:p>
            <text:p text:style-name="Preformatted_20_Text"><text:span text:style-name="Source_20_Text">// Tidak ada implementasi tambahan karena tidak ada method baru/override</text:span></text:p>
            <text:p text:style-name="Preformatted_20_Text"/>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Avanza: TMobil = nil;</text:span></text:p>
            <text:p text:style-name="Preformatted_20_Text"><text:span text:style-name="Source_20_Text"><text:s text:c="2"/>Vario: TMotor = nil;</text:span></text:p>
            <text:p text:style-name="Preformatted_20_Text"/>
            <text:p text:style-name="Preformatted_20_Text"><text:span text:style-name="Source_20_Text">begin</text:span></text:p>
            <text:p text:style-name="Preformatted_20_Text"><text:span text:style-name="Source_20_Text"><text:s text:c="2"/>WriteLn('Demo Pewarisan - ', DateTimeToStr(Now),' WIB, Banda Aceh');</text:span></text:p>
            <text:p text:style-name="Preformatted_20_Text"><text:span text:style-name="Source_20_Text"><text:s text:c="2"/>try</text:span></text:p>
            <text:p text:style-name="Preformatted_20_Text"><text:span text:style-name="Source_20_Text"><text:s text:c="4"/>Avanza := TMobil.Create('Avanza Veloz', 160, 5);</text:span></text:p>
            <text:p text:style-name="Preformatted_20_Text"><text:span text:style-name="Source_20_Text"><text:s text:c="4"/>Vario := TMotor.Create('Vario 150', 110);</text:span></text:p>
            <text:p text:style-name="Preformatted_20_Text"/>
            <text:p text:style-name="Preformatted_20_Text"><text:soft-page-break/><text:span text:style-name="Source_20_Text"><text:s text:c="4"/>WriteLn;</text:span></text:p>
            <text:p text:style-name="Preformatted_20_Text"><text:span text:style-name="Source_20_Text"><text:s text:c="4"/>WriteLn('--- Info Mobil ---');</text:span></text:p>
            <text:p text:style-name="Preformatted_20_Text"><text:span text:style-name="Source_20_Text"><text:s text:c="4"/>Avanza.TampilkanInfoMobil; // Panggil method spesifik TMobil</text:span></text:p>
            <text:p text:style-name="Preformatted_20_Text"><text:span text:style-name="Source_20_Text"><text:s text:c="4"/>WriteLn('Mengakses KecMax dari Avanza: ', Avanza.FKecMax); // Bisa akses field protected induk</text:span></text:p>
            <text:p text:style-name="Preformatted_20_Text"/>
            <text:p text:style-name="Preformatted_20_Text"><text:span text:style-name="Source_20_Text"><text:s text:c="4"/>WriteLn;</text:span></text:p>
            <text:p text:style-name="Preformatted_20_Text"><text:span text:style-name="Source_20_Text"><text:s text:c="4"/>WriteLn('--- Info Motor ---');</text:span></text:p>
            <text:p text:style-name="Preformatted_20_Text"><text:span text:style-name="Source_20_Text"><text:s text:c="4"/>Vario.InfoUmum; // Panggil method InfoUmum yang DIWARISI dari TKendaraan</text:span></text:p>
            <text:p text:style-name="Preformatted_20_Text"><text:span text:style-name="Source_20_Text"><text:s text:c="4"/>WriteLn('Mengakses KecMax dari Vario: ', Vario.FKecMax); // Bisa akses field protected induk</text:span></text:p>
            <text:p text:style-name="Preformatted_20_Text"/>
            <text:p text:style-name="Preformatted_20_Text"><text:span text:style-name="Source_20_Text"><text:s text:c="2"/>finally</text:span></text:p>
            <text:p text:style-name="Preformatted_20_Text"><text:span text:style-name="Source_20_Text"><text:s text:c="4"/>Avanza.Free;</text:span></text:p>
            <text:p text:style-name="Preformatted_20_Text"><text:span text:style-name="Source_20_Text"><text:s text:c="4"/>Vario.Free;</text:span></text:p>
            <text:p text:style-name="Preformatted_20_Text"><text:span text:style-name="Source_20_Text"><text:s text:c="2"/>end;</text:span></text:p>
            <text:p text:style-name="Preformatted_20_Text"><text:span text:style-name="Source_20_Text"><text:s text:c="2"/>ReadLn;</text:span></text:p>
            <text:p text:style-name="P609"><text:span text:style-name="Source_20_Text">end.</text:span></text:p>
            <text:p text:style-name="Text_20_body">Dalam contoh ini, <text:span text:style-name="Source_20_Text">TMobil</text:span> dan <text:span text:style-name="Source_20_Text">TMotor</text:span> mewarisi field <text:span text:style-name="Source_20_Text">FNama</text:span> dan <text:span text:style-name="Source_20_Text">FKecMax</text:span> serta method <text:span text:style-name="Source_20_Text">InfoUmum</text:span> dari <text:span text:style-name="Source_20_Text">TKendaraan</text:span>. <text:span text:style-name="Source_20_Text">TMobil</text:span> kemudian menambahkan field <text:span text:style-name="Source_20_Text">FJmlPintu</text:span> dan method <text:span text:style-name="Source_20_Text">TampilkanInfoMobil</text:span>. Objek <text:span text:style-name="Source_20_Text">Avanza</text:span> (tipe <text:span text:style-name="Source_20_Text">TMobil</text:span>) dan <text:span text:style-name="Source_20_Text">Vario</text:span> (tipe <text:span text:style-name="Source_20_Text">TMotor</text:span>) dapat mengakses anggota yang diwarisi dari <text:span text:style-name="Source_20_Text">TKendaraan</text:span>. Ini menunjukkan kekuatan dasar pewarisan untuk penggunaan kembali kode dan spesialisasi kelas.</text:p>
            <text:p text:style-name="Horizontal_20_Line"/>
            <text:p text:style-name="Text_20_body">Silakan berikan perintah <text:span text:style-name="Source_20_Text">YAX</text:span> untuk melanjutkan ke prompt berikutnya (Subbab: Mengakses Anggota Kelas Induk (<text:span text:style-name="Source_20_Text">inherited</text:span>)).</text:p>
          </text:section>
          <text:section text:style-name="Sect1" text:name="feedback-form-101">
            <text:p text:style-name="P274"/>
          </text:section>
        </text:section>
        <text:section text:style-name="Sect1" text:name="b207a8771e07b97b">
          <text:p text:style-name="Text_20_body"/>
          <text:section text:style-name="Sect1" text:name="user-query-content-102">
            <text:p text:style-name="P529">yax </text:p>
          </text:section>
          <text:p text:style-name="P274">Tampilkan alur berpikir</text:p>
          <text:section text:style-name="Sect2" text:name="model-response-message-contentr_b207a8771e07b97b">
            <text:p text:style-name="Text_20_body">Baik, mari kita lanjutkan pembahasan tentang pewarisan pada hari Selasa, 15 April 2025, pukul 11:22 AM WIB di Banda Aceh. Setelah mengetahui cara membuat kelas turunan, kita perlu tahu cara berinteraksi dengan implementasi dari kelas induknya.</text:p>
            <text:p text:style-name="Text_20_body"><text:span text:style-name="Strong_20_Emphasis">(Jawaban untuk Prompt Isi Subbab: Mengakses Anggota Kelas Induk (</text:span><text:span text:style-name="Strong_20_Emphasis"><text:span text:style-name="Source_20_Text">inherited</text:span></text:span><text:span text:style-name="Strong_20_Emphasis">))</text:span></text:p>
            <text:p text:style-name="Text_20_body">Ketika Anda membuat sebuah kelas turunan (<text:span text:style-name="Source_20_Text">subclass</text:span>) yang mewarisi dari kelas induk (<text:span text:style-name="Source_20_Text">base class</text:span>), kelas turunan tersebut tidak hanya mendapatkan akses ke anggota induk, tetapi seringkali juga perlu <text:span text:style-name="Strong_20_Emphasis">memanggil kembali</text:span> implementasi metode yang ada di kelas induk sebagai bagian dari logikanya sendiri. Object Pascal menyediakan kata kunci khusus untuk ini: <text:span text:style-name="Strong_20_Emphasis"><text:span text:style-name="Source_20_Text">inherited</text:span></text:span>.</text:p>
            <text:p text:style-name="Text_20_body"><text:span text:style-name="Strong_20_Emphasis">Peran Utama </text:span><text:span text:style-name="Strong_20_Emphasis"><text:span text:style-name="Source_20_Text">inherited</text:span></text:span><text:span text:style-name="Strong_20_Emphasis">:</text:span></text:p>
            <text:p text:style-name="Text_20_body">Kata kunci <text:span text:style-name="Source_20_Text">inherited</text:span> digunakan <text:span text:style-name="Emphasis">di dalam</text:span> implementasi sebuah metode di kelas <text:soft-page-break/>turunan untuk secara eksplisit memanggil implementasi metode dari <text:span text:style-name="Strong_20_Emphasis">kelas induk langsungnya</text:span>. Ini sangat penting dalam beberapa skenario:</text:p>
            <text:list xml:id="list951808041582607419" text:style-name="L200">
              <text:list-item>
                <text:p text:style-name="P200"><text:span text:style-name="Strong_20_Emphasis">Memanggil Metode Induk yang Ditimpa (Overridden Method):</text:span></text:p>
                <text:list>
                  <text:list-item>
                    <text:p text:style-name="P457">Ketika sebuah kelas turunan menimpa (menggunakan <text:span text:style-name="Source_20_Text">override</text:span>, akan dibahas selanjutnya) sebuah metode virtual dari kelas induknya, ia menggantikan perilaku asli induk untuk objek turunan tersebut. </text:p>
                  </text:list-item>
                  <text:list-item>
                    <text:p text:style-name="P457">Namun, seringkali perilaku turunan hanyalah <text:span text:style-name="Emphasis">perluasan</text:span> atau <text:span text:style-name="Emphasis">modifikasi</text:span> dari perilaku induk. Kelas turunan mungkin perlu melakukan aksi asli induk terlebih dahulu, baru kemudian menambahkan logika spesifiknya (atau sebaliknya). </text:p>
                  </text:list-item>
                  <text:list-item>
                    <text:p text:style-name="P457">Di dalam metode override, memanggil <text:span text:style-name="Source_20_Text">inherited;</text:span> (tanpa nama metode) akan mengeksekusi implementasi dari metode <text:span text:style-name="Strong_20_Emphasis">dengan nama yang sama</text:span> di kelas induk langsung. </text:p>
                  </text:list-item>
                </text:list>
              </text:list-item>
              <text:list-item>
                <text:p text:style-name="P200"><text:span text:style-name="Strong_20_Emphasis">Memanggil Constructor Induk:</text:span></text:p>
                <text:list>
                  <text:list-item>
                    <text:p text:style-name="P457">Ini adalah penggunaan <text:span text:style-name="Source_20_Text">inherited</text:span> yang <text:span text:style-name="Strong_20_Emphasis">paling penting dan wajib</text:span> dipahami. </text:p>
                  </text:list-item>
                  <text:list-item>
                    <text:p text:style-name="P457">Saat Anda menulis <text:span text:style-name="Source_20_Text">constructor</text:span> di kelas turunan, baris <text:span text:style-name="Strong_20_Emphasis">pertama</text:span> di dalam implementasinya hampir selalu harus <text:span text:style-name="Source_20_Text">inherited Create;</text:span> (atau <text:span text:style-name="Source_20_Text">inherited Create(params);</text:span> jika constructor induk memerlukan parameter). </text:p>
                  </text:list-item>
                  <text:list-item>
                    <text:p text:style-name="P457"><text:span text:style-name="Strong_20_Emphasis">Mengapa?</text:span> Karena sebuah objek turunan juga <text:span text:style-name="Emphasis">adalah</text:span> sebuah objek induk. Bagian induk dari objek tersebut (field-field yang diwarisi) perlu diinisialisasi dengan benar oleh constructor induk sebelum kelas turunan melakukan inisialisasinya sendiri. Memanggil <text:span text:style-name="Source_20_Text">inherited Create</text:span> memastikan rantai konstruksi berjalan dari <text:span text:style-name="Source_20_Text">TObject</text:span> ke bawah hingga kelas Anda. Kelalaian memanggil <text:span text:style-name="Source_20_Text">inherited Create</text:span> dapat menyebabkan field warisan tidak terinisialisasi atau state objek menjadi tidak valid. </text:p>
                  </text:list-item>
                </text:list>
              </text:list-item>
              <text:list-item>
                <text:p text:style-name="P200"><text:span text:style-name="Strong_20_Emphasis">Memanggil Destructor Induk:</text:span></text:p>
                <text:list>
                  <text:list-item>
                    <text:p text:style-name="P457">Sama pentingnya dengan constructor, tetapi urutannya terbalik. </text:p>
                  </text:list-item>
                  <text:list-item>
                    <text:p text:style-name="P457">Saat Anda menulis <text:span text:style-name="Source_20_Text">destructor Destroy; override;</text:span> di kelas turunan, baris <text:span text:style-name="Strong_20_Emphasis">terakhir</text:span> di dalam implementasinya hampir selalu harus <text:span text:style-name="Source_20_Text">inherited Destroy;</text:span>. </text:p>
                  </text:list-item>
                  <text:list-item>
                    <text:p text:style-name="P457"><text:span text:style-name="Strong_20_Emphasis">Mengapa?</text:span> Kelas turunan harus membersihkan sumber dayanya <text:span text:style-name="Emphasis">sendiri</text:span> terlebih dahulu. Setelah itu selesai, barulah ia memanggil destructor induk (<text:span text:style-name="Source_20_Text">inherited Destroy</text:span>) untuk membersihkan sumber daya yang dialokasikan oleh bagian induk objek. Memanggil <text:span text:style-name="Source_20_Text">inherited Destroy</text:span> terlalu awal dapat menyebabkan error jika logika cleanup turunan masih memerlukan sesuatu dari induk. </text:p>
                  </text:list-item>
                </text:list>
              </text:list-item>
              <text:list-item>
                <text:p text:style-name="P200"><text:span text:style-name="Strong_20_Emphasis">Memanggil Metode Induk Lainnya (Secara Eksplisit):</text:span></text:p>
                <text:list>
                  <text:list-item>
                    <text:p text:style-name="P457">Anda juga dapat menggunakan <text:span text:style-name="Source_20_Text">inherited</text:span> untuk memanggil metode <text:span text:style-name="Emphasis">lain</text:span> (yang dapat diakses, bukan privat di unit berbeda) dari kelas induk, tidak harus metode yang sedang Anda override. </text:p>
                  </text:list-item>
                  <text:list-item>
                    <text:p text:style-name="P457"><text:soft-page-break/>Sintaks: <text:span text:style-name="Source_20_Text">inherited NamaMetodeIndukLain(ParameterJikaAda);</text:span> </text:p>
                  </text:list-item>
                  <text:list-item>
                    <text:p text:style-name="P200"><text:span text:style-name="Strong_20_Emphasis">Penggunaan:</text:span> Berguna jika sebuah metode di kelas turunan perlu memanfaatkan fungsionalitas pembantu atau logika dasar yang sudah disediakan oleh metode lain di kelas induknya. </text:p>
                  </text:list-item>
                </text:list>
              </text:list-item>
            </text:list>
            <text:p text:style-name="Text_20_body"><text:span text:style-name="Strong_20_Emphasis">Contoh Kode:</text:span></text:p>
            <text:p text:style-name="Text_20_body">Mari kita perluas contoh <text:span text:style-name="Source_20_Text">TKendaraan</text:span> dan <text:span text:style-name="Source_20_Text">TMobil</text:span> dari sebelumnya untuk menunjukkan penggunaan <text:span text:style-name="Source_20_Text">inherited</text:span>:</text:p>
            <text:p text:style-name="Text_20_body">Delphi</text:p>
            <text:p text:style-name="Preformatted_20_Text"><text:span text:style-name="Source_20_Text">program DemoInheritedKeyword;</text:span></text:p>
            <text:p text:style-name="Preformatted_20_Text"><text:span text:style-name="Source_20_Text">uses SysUtils;</text:span></text:p>
            <text:p text:style-name="Preformatted_20_Text"/>
            <text:p text:style-name="Preformatted_20_Text"><text:span text:style-name="Source_20_Text">// === KELAS INDUK ===</text:span></text:p>
            <text:p text:style-name="Preformatted_20_Text"><text:span text:style-name="Source_20_Text">type</text:span></text:p>
            <text:p text:style-name="Preformatted_20_Text"><text:span text:style-name="Source_20_Text"><text:s text:c="2"/>TKendaraan = class</text:span></text:p>
            <text:p text:style-name="Preformatted_20_Text"><text:span text:style-name="Source_20_Text"><text:s text:c="2"/>protected</text:span></text:p>
            <text:p text:style-name="Preformatted_20_Text"><text:span text:style-name="Source_20_Text"><text:s text:c="4"/>FNama: string;</text:span></text:p>
            <text:p text:style-name="Preformatted_20_Text"><text:span text:style-name="Source_20_Text"><text:s text:c="4"/>FKecMax: Integer;</text:span></text:p>
            <text:p text:style-name="Preformatted_20_Text"><text:span text:style-name="Source_20_Text"><text:s text:c="2"/>public</text:span></text:p>
            <text:p text:style-name="Preformatted_20_Text"><text:span text:style-name="Source_20_Text"><text:s text:c="4"/>// Constructor dibuat virtual agar bisa di-override jika perlu (jarang, tapi bisa)</text:span></text:p>
            <text:p text:style-name="Preformatted_20_Text"><text:span text:style-name="Source_20_Text"><text:s text:c="4"/>constructor Create(ANama: string; AKecMax: Integer); virtual;</text:span></text:p>
            <text:p text:style-name="Preformatted_20_Text"><text:span text:style-name="Source_20_Text"><text:s text:c="4"/>// Destructor harus virtual (default dari TObject sudah) dan di-override</text:span></text:p>
            <text:p text:style-name="Preformatted_20_Text"><text:span text:style-name="Source_20_Text"><text:s text:c="4"/>destructor Destroy; override;</text:span></text:p>
            <text:p text:style-name="Preformatted_20_Text"><text:span text:style-name="Source_20_Text"><text:s text:c="4"/>// Method dibuat virtual agar bisa di-override oleh turunan</text:span></text:p>
            <text:p text:style-name="Preformatted_20_Text"><text:span text:style-name="Source_20_Text"><text:s text:c="4"/>procedure InfoUmum; virtual;</text:span></text:p>
            <text:p text:style-name="Preformatted_20_Text"><text:span text:style-name="Source_20_Text"><text:s text:c="2"/>end;</text:span></text:p>
            <text:p text:style-name="Preformatted_20_Text"/>
            <text:p text:style-name="Preformatted_20_Text"><text:span text:style-name="Source_20_Text">// === KELAS TURUNAN ===</text:span></text:p>
            <text:p text:style-name="Preformatted_20_Text"><text:span text:style-name="Source_20_Text">type</text:span></text:p>
            <text:p text:style-name="Preformatted_20_Text"><text:span text:style-name="Source_20_Text"><text:s text:c="2"/>TMobil = class(TKendaraan)</text:span></text:p>
            <text:p text:style-name="Preformatted_20_Text"><text:span text:style-name="Source_20_Text"><text:s text:c="2"/>private</text:span></text:p>
            <text:p text:style-name="Preformatted_20_Text"><text:span text:style-name="Source_20_Text"><text:s text:c="4"/>FJmlPintu: Byte;</text:span></text:p>
            <text:p text:style-name="Preformatted_20_Text"><text:span text:style-name="Source_20_Text"><text:s text:c="2"/>public</text:span></text:p>
            <text:p text:style-name="Preformatted_20_Text"><text:span text:style-name="Source_20_Text"><text:s text:c="4"/>// Override constructor untuk tambah parameter</text:span></text:p>
            <text:p text:style-name="Preformatted_20_Text"><text:span text:style-name="Source_20_Text"><text:s text:c="4"/>constructor Create(ANama: string; AKecMax: Integer; AJmlPintu: Byte); override;</text:span></text:p>
            <text:p text:style-name="Preformatted_20_Text"><text:span text:style-name="Source_20_Text"><text:s text:c="4"/>// Override destructor untuk cleanup spesifik (jika ada)</text:span></text:p>
            <text:p text:style-name="Preformatted_20_Text"><text:span text:style-name="Source_20_Text"><text:s text:c="4"/>destructor Destroy; override;</text:span></text:p>
            <text:p text:style-name="Preformatted_20_Text"><text:span text:style-name="Source_20_Text"><text:s text:c="4"/>// Override InfoUmum untuk tambah detail mobil</text:span></text:p>
            <text:p text:style-name="Preformatted_20_Text"><text:span text:style-name="Source_20_Text"><text:s text:c="4"/>procedure InfoUmum; override;</text:span></text:p>
            <text:p text:style-name="Preformatted_20_Text"><text:span text:style-name="Source_20_Text"><text:s text:c="4"/>procedure Klakson; // Method spesifik mobil</text:span></text:p>
            <text:p text:style-name="Preformatted_20_Text"><text:span text:style-name="Source_20_Text"><text:s text:c="2"/>end;</text:span></text:p>
            <text:p text:style-name="Preformatted_20_Text"/>
            <text:p text:style-name="Preformatted_20_Text"><text:span text:style-name="Source_20_Text">// === IMPLEMENTASI ===</text:span></text:p>
            <text:p text:style-name="Preformatted_20_Text"><text:span text:style-name="Source_20_Text">implementation</text:span></text:p>
            <text:p text:style-name="Preformatted_20_Text"/>
            <text:p text:style-name="Preformatted_20_Text"><text:span text:style-name="Source_20_Text">// --- Implementasi TKendaraan ---</text:span></text:p>
            <text:p text:style-name="Preformatted_20_Text"><text:span text:style-name="Source_20_Text">constructor TKendaraan.Create(ANama: string; AKecMax: Integer);</text:span></text:p>
            <text:p text:style-name="Preformatted_20_Text"><text:span text:style-name="Source_20_Text">begin</text:span></text:p>
            <text:p text:style-name="Preformatted_20_Text"><text:span text:style-name="Source_20_Text"><text:s text:c="2"/>// 'inherited Create' implisit memanggil TObject.Create jika tidak ada </text:span><text:soft-page-break/><text:span text:style-name="Source_20_Text">induk lain</text:span></text:p>
            <text:p text:style-name="Preformatted_20_Text"><text:span text:style-name="Source_20_Text"><text:s text:c="2"/>// Untuk kejelasan, bisa ditulis: inherited Create;</text:span></text:p>
            <text:p text:style-name="Preformatted_20_Text"><text:span text:style-name="Source_20_Text"><text:s text:c="2"/>FNama := ANama;</text:span></text:p>
            <text:p text:style-name="Preformatted_20_Text"><text:span text:style-name="Source_20_Text"><text:s text:c="2"/>FKecMax := AKecMax;</text:span></text:p>
            <text:p text:style-name="Preformatted_20_Text"><text:span text:style-name="Source_20_Text"><text:s text:c="2"/>WriteLn('[TKendaraan] ', FNama, ' dibuat.');</text:span></text:p>
            <text:p text:style-name="Preformatted_20_Text"><text:span text:style-name="Source_20_Text">end;</text:span></text:p>
            <text:p text:style-name="Preformatted_20_Text"/>
            <text:p text:style-name="Preformatted_20_Text"><text:span text:style-name="Source_20_Text">destructor TKendaraan.Destroy;</text:span></text:p>
            <text:p text:style-name="Preformatted_20_Text"><text:span text:style-name="Source_20_Text">begin</text:span></text:p>
            <text:p text:style-name="Preformatted_20_Text"><text:span text:style-name="Source_20_Text"><text:s text:c="2"/>WriteLn('[TKendaraan] ', FNama, ' dihancurkan.');</text:span></text:p>
            <text:p text:style-name="Preformatted_20_Text"><text:span text:style-name="Source_20_Text"><text:s text:c="2"/>// 'inherited Destroy' implisit memanggil TObject.Destroy jika tidak ada induk lain</text:span></text:p>
            <text:p text:style-name="Preformatted_20_Text"><text:span text:style-name="Source_20_Text"><text:s text:c="2"/>// Untuk kejelasan, bisa ditulis: inherited Destroy;</text:span></text:p>
            <text:p text:style-name="Preformatted_20_Text"><text:span text:style-name="Source_20_Text">end;</text:span></text:p>
            <text:p text:style-name="Preformatted_20_Text"/>
            <text:p text:style-name="Preformatted_20_Text"><text:span text:style-name="Source_20_Text">procedure TKendaraan.InfoUmum;</text:span></text:p>
            <text:p text:style-name="Preformatted_20_Text"><text:span text:style-name="Source_20_Text">begin</text:span></text:p>
            <text:p text:style-name="Preformatted_20_Text"><text:span text:style-name="Source_20_Text"><text:s text:c="2"/>WriteLn('Kendaraan : ', FNama);</text:span></text:p>
            <text:p text:style-name="Preformatted_20_Text"><text:span text:style-name="Source_20_Text"><text:s text:c="2"/>WriteLn('Kec. Max <text:s/>: ', FKecMax, ' km/jam');</text:span></text:p>
            <text:p text:style-name="Preformatted_20_Text"><text:span text:style-name="Source_20_Text">end;</text:span></text:p>
            <text:p text:style-name="Preformatted_20_Text"/>
            <text:p text:style-name="Preformatted_20_Text"><text:span text:style-name="Source_20_Text">// --- Implementasi TMobil ---</text:span></text:p>
            <text:p text:style-name="Preformatted_20_Text"><text:span text:style-name="Source_20_Text">constructor TMobil.Create(ANama: string; AKecMax: Integer; AJmlPintu: Byte);</text:span></text:p>
            <text:p text:style-name="Preformatted_20_Text"><text:span text:style-name="Source_20_Text">begin</text:span></text:p>
            <text:p text:style-name="Preformatted_20_Text"><text:span text:style-name="Source_20_Text"><text:s text:c="2"/>// 1. Panggil constructor INDUK DULU untuk inisialisasi FNama, FKecMax</text:span></text:p>
            <text:p text:style-name="Preformatted_20_Text"><text:span text:style-name="Source_20_Text"><text:s text:c="2"/>inherited Create(ANama, AKecMax); // &lt;&lt;&lt; Memanggil TKendaraan.Create</text:span></text:p>
            <text:p text:style-name="Preformatted_20_Text"/>
            <text:p text:style-name="Preformatted_20_Text"><text:span text:style-name="Source_20_Text"><text:s text:c="2"/>// 2. Lakukan inisialisasi SPESIFIK kelas ini</text:span></text:p>
            <text:p text:style-name="Preformatted_20_Text"><text:span text:style-name="Source_20_Text"><text:s text:c="2"/>FJmlPintu := AJmlPintu;</text:span></text:p>
            <text:p text:style-name="Preformatted_20_Text"><text:span text:style-name="Source_20_Text"><text:s text:c="2"/>WriteLn('[TMobil] Inisialisasi mobil dengan ', FJmlPintu, ' pintu.');</text:span></text:p>
            <text:p text:style-name="Preformatted_20_Text"><text:span text:style-name="Source_20_Text">end;</text:span></text:p>
            <text:p text:style-name="Preformatted_20_Text"/>
            <text:p text:style-name="Preformatted_20_Text"><text:span text:style-name="Source_20_Text">destructor TMobil.Destroy;</text:span></text:p>
            <text:p text:style-name="Preformatted_20_Text"><text:span text:style-name="Source_20_Text">begin</text:span></text:p>
            <text:p text:style-name="Preformatted_20_Text"><text:span text:style-name="Source_20_Text"><text:s text:c="2"/>WriteLn('[TMobil] Membersihkan sumber daya spesifik mobil...');</text:span></text:p>
            <text:p text:style-name="Preformatted_20_Text"><text:span text:style-name="Source_20_Text"><text:s text:c="2"/>// 1. Lakukan cleanup SPESIFIK kelas ini DULU (misal: bebaskan objek internal)</text:span></text:p>
            <text:p text:style-name="Preformatted_20_Text"><text:span text:style-name="Source_20_Text"><text:s text:c="2"/>// ... (tidak ada di contoh ini) ...</text:span></text:p>
            <text:p text:style-name="Preformatted_20_Text"/>
            <text:p text:style-name="Preformatted_20_Text"><text:span text:style-name="Source_20_Text"><text:s text:c="2"/>// 2. Panggil destructor INDUK di AKHIR</text:span></text:p>
            <text:p text:style-name="Preformatted_20_Text"><text:span text:style-name="Source_20_Text"><text:s text:c="2"/>inherited Destroy; // &lt;&lt;&lt; Memanggil TKendaraan.Destroy</text:span></text:p>
            <text:p text:style-name="Preformatted_20_Text"><text:span text:style-name="Source_20_Text">end;</text:span></text:p>
            <text:p text:style-name="Preformatted_20_Text"/>
            <text:p text:style-name="Preformatted_20_Text"><text:span text:style-name="Source_20_Text">procedure TMobil.InfoUmum;</text:span></text:p>
            <text:p text:style-name="Preformatted_20_Text"><text:span text:style-name="Source_20_Text">begin</text:span></text:p>
            <text:p text:style-name="Preformatted_20_Text"><text:span text:style-name="Source_20_Text"><text:s text:c="2"/>// 1. Panggil implementasi InfoUmum dari INDUK</text:span></text:p>
            <text:p text:style-name="Preformatted_20_Text"><text:span text:style-name="Source_20_Text"><text:s text:c="2"/>inherited InfoUmum; // &lt;&lt;&lt; Memanggil TKendaraan.InfoUmum</text:span></text:p>
            <text:p text:style-name="Preformatted_20_Text"/>
            <text:p text:style-name="Preformatted_20_Text"><text:span text:style-name="Source_20_Text"><text:s text:c="2"/>// 2. Tambahkan informasi SPESIFIK kelas turunan</text:span></text:p>
            <text:p text:style-name="Preformatted_20_Text"><text:span text:style-name="Source_20_Text"><text:s text:c="2"/>WriteLn(' <text:s/>Jumlah Pintu: ', FJmlPintu);</text:span></text:p>
            <text:p text:style-name="Preformatted_20_Text"><text:span text:style-name="Source_20_Text">end;</text:span></text:p>
            <text:p text:style-name="Preformatted_20_Text"/>
            <text:p text:style-name="Preformatted_20_Text"><text:span text:style-name="Source_20_Text">procedure TMobil.Klakson;</text:span></text:p>
            <text:p text:style-name="Preformatted_20_Text"><text:span text:style-name="Source_20_Text">begin</text:span></text:p>
            <text:p text:style-name="Preformatted_20_Text"><text:span text:style-name="Source_20_Text"><text:s text:c="2"/>WriteLn(FNama, ' Berbunyi: Telolet!'); // FNama diakses dari induk</text:span></text:p>
            <text:p text:style-name="Preformatted_20_Text"><text:span text:style-name="Source_20_Text"><text:s text:c="2"/>// Contoh panggil method induk lain:</text:span></text:p>
            <text:p text:style-name="Preformatted_20_Text"><text:soft-page-break/><text:span text:style-name="Source_20_Text"><text:s text:c="2"/>// inherited InfoUmum; // Jika ingin menampilkan info umum saat klakson</text:span></text:p>
            <text:p text:style-name="Preformatted_20_Text"><text:span text:style-name="Source_20_Text">end;</text:span></text:p>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MyCar: TMobil = nil;</text:span></text:p>
            <text:p text:style-name="Preformatted_20_Text"><text:span text:style-name="Source_20_Text">begin</text:span></text:p>
            <text:p text:style-name="Preformatted_20_Text"><text:span text:style-name="Source_20_Text"><text:s text:c="2"/>WriteLn('Demo Inherited - ', DateTimeToStr(Now),' WIB, Banda Aceh');</text:span></text:p>
            <text:p text:style-name="Preformatted_20_Text"><text:span text:style-name="Source_20_Text"><text:s text:c="2"/>try</text:span></text:p>
            <text:p text:style-name="Preformatted_20_Text"><text:span text:style-name="Source_20_Text"><text:s text:c="4"/>MyCar := TMobil.Create('Avanza Baru', 170, 5);</text:span></text:p>
            <text:p text:style-name="Preformatted_20_Text"><text:span text:style-name="Source_20_Text"><text:s text:c="4"/>WriteLn;</text:span></text:p>
            <text:p text:style-name="Preformatted_20_Text"><text:span text:style-name="Source_20_Text"><text:s text:c="4"/>MyCar.InfoUmum; // Akan panggil TMobil.InfoUmum -&gt; inherited InfoUmum (TKendaraan)</text:span></text:p>
            <text:p text:style-name="Preformatted_20_Text"><text:span text:style-name="Source_20_Text"><text:s text:c="4"/>WriteLn;</text:span></text:p>
            <text:p text:style-name="Preformatted_20_Text"><text:span text:style-name="Source_20_Text"><text:s text:c="4"/>MyCar.Klakson;</text:span></text:p>
            <text:p text:style-name="Preformatted_20_Text"><text:span text:style-name="Source_20_Text"><text:s text:c="4"/>WriteLn;</text:span></text:p>
            <text:p text:style-name="Preformatted_20_Text"><text:span text:style-name="Source_20_Text"><text:s text:c="2"/>finally</text:span></text:p>
            <text:p text:style-name="Preformatted_20_Text"><text:span text:style-name="Source_20_Text"><text:s text:c="4"/>MyCar.Free; // Akan panggil TMobil.Destroy -&gt; inherited Destroy (TKendaraan)</text:span></text:p>
            <text:p text:style-name="Preformatted_20_Text"><text:span text:style-name="Source_20_Text"><text:s text:c="2"/>end;</text:span></text:p>
            <text:p text:style-name="Preformatted_20_Text"><text:span text:style-name="Source_20_Text"><text:s text:c="2"/>ReadLn;</text:span></text:p>
            <text:p text:style-name="P609"><text:span text:style-name="Source_20_Text">end.</text:span></text:p>
            <text:p text:style-name="Text_20_body">Penggunaan <text:span text:style-name="Source_20_Text">inherited</text:span> secara tepat, terutama dalam constructor dan destructor, adalah fundamental untuk memastikan inisialisasi dan pembersihan yang benar dalam hierarki kelas Object Pascal. Ia juga merupakan alat penting untuk memperluas fungsionalitas metode yang di-override tanpa harus menulis ulang logika induk sepenuhnya.</text:p>
            <text:p text:style-name="Horizontal_20_Line"/>
            <text:p text:style-name="Text_20_body">Silakan berikan perintah <text:span text:style-name="Source_20_Text">YAX</text:span> untuk melanjutkan ke prompt berikutnya (Subbab: Method Virtual dan Override (<text:span text:style-name="Source_20_Text">virtual</text:span>, <text:span text:style-name="Source_20_Text">override</text:span>)).</text:p>
          </text:section>
          <text:section text:style-name="Sect1" text:name="feedback-form-102">
            <text:p text:style-name="P274"/>
          </text:section>
        </text:section>
        <text:section text:style-name="Sect1" text:name="c98bdda4a753c780">
          <text:p text:style-name="Text_20_body"/>
          <text:section text:style-name="Sect1" text:name="user-query-content-103">
            <text:p text:style-name="P529">yax </text:p>
          </text:section>
          <text:p text:style-name="P274">Tampilkan alur berpikir</text:p>
          <text:section text:style-name="Sect2" text:name="model-response-message-contentr_c98bdda4a753c780">
            <text:p text:style-name="Text_20_body">Baik, mari kita dalami inti dari polimorfisme dalam Object Pascal pada hari Selasa, 15 April 2025, pukul 11:28 AM WIB di Banda Aceh ini.</text:p>
            <text:p text:style-name="Text_20_body"><text:span text:style-name="Strong_20_Emphasis">(Jawaban untuk Prompt Isi Subbab: Method Virtual dan Override (</text:span><text:span text:style-name="Strong_20_Emphasis"><text:span text:style-name="Source_20_Text">virtual</text:span></text:span><text:span text:style-name="Strong_20_Emphasis">, </text:span><text:span text:style-name="Strong_20_Emphasis"><text:span text:style-name="Source_20_Text">override</text:span></text:span><text:span text:style-name="Strong_20_Emphasis">))</text:span></text:p>
            <text:p text:style-name="Text_20_body">Pewarisan memungkinkan kelas turunan menggunakan kembali kode dari kelas induk. Namun, kekuatan sesungguhnya muncul ketika kelas turunan dapat menyediakan <text:span text:style-name="Strong_20_Emphasis">implementasi spesifiknya sendiri</text:span> untuk metode yang didefinisikan di kelas induk, sambil tetap mempertahankan "kontrak" antarmuka yang sama. Inilah inti dari <text:span text:style-name="Strong_20_Emphasis">polimorfisme</text:span> (kemampuan objek berbeda untuk merespons pesan yang sama dengan cara berbeda), dan mekanisme utama untuk mencapainya di Object Pascal adalah melalui <text:span text:style-name="Emphasis">method overriding</text:span> menggunakan direktif <text:span text:style-name="Strong_20_Emphasis"><text:span text:style-name="Source_20_Text">virtual</text:span></text:span> dan <text:span text:style-name="Strong_20_Emphasis"><text:span text:style-name="Source_20_Text">override</text:span></text:span>.</text:p>
            <text:p text:style-name="Text_20_body"><text:soft-page-break/><text:span text:style-name="Strong_20_Emphasis">1. Direktif </text:span><text:span text:style-name="Strong_20_Emphasis"><text:span text:style-name="Source_20_Text">virtual</text:span></text:span><text:span text:style-name="Strong_20_Emphasis"> (di Kelas Induk)</text:span></text:p>
            <text:list xml:id="list2428390706177327699" text:style-name="L201">
              <text:list-item>
                <text:p text:style-name="P458"><text:span text:style-name="Strong_20_Emphasis">Tujuan:</text:span> Direktif <text:span text:style-name="Source_20_Text">virtual</text:span> ditambahkan pada deklarasi sebuah metode di <text:span text:style-name="Strong_20_Emphasis">kelas induk</text:span> untuk menandakan bahwa metode ini <text:span text:style-name="Strong_20_Emphasis">dirancang untuk dapat ditimpa (overridden)</text:span> oleh kelas-kelas turunannya. </text:p>
              </text:list-item>
              <text:list-item>
                <text:p text:style-name="P458"><text:span text:style-name="Strong_20_Emphasis">Sintaks:</text:span> Tambahkan <text:span text:style-name="Source_20_Text">virtual;</text:span> di akhir header metode di dalam definisi kelas induk. </text:p>
                <text:p text:style-name="P201">Delphi</text:p>
                <text:p text:style-name="P597"><text:span text:style-name="Source_20_Text">type</text:span></text:p>
                <text:p text:style-name="P597"><text:span text:style-name="Source_20_Text"><text:s text:c="2"/>TInduk = class</text:span></text:p>
                <text:p text:style-name="P597"><text:span text:style-name="Source_20_Text"><text:s text:c="2"/>public</text:span></text:p>
                <text:p text:style-name="P597"><text:span text:style-name="Source_20_Text"><text:s text:c="4"/>procedure LakukanSesuatu; virtual; // &lt;&lt;&lt; Menandakan bisa di-override</text:span></text:p>
                <text:p text:style-name="P597"><text:span text:style-name="Source_20_Text"><text:s text:c="4"/>function HitungNilai: Integer; virtual;</text:span></text:p>
                <text:p text:style-name="P655"><text:span text:style-name="Source_20_Text"><text:s text:c="2"/>end;</text:span></text:p>
              </text:list-item>
              <text:list-item>
                <text:p text:style-name="P201"><text:span text:style-name="Strong_20_Emphasis">Mekanisme:</text:span> Ketika kompiler melihat direktif <text:span text:style-name="Source_20_Text">virtual</text:span>, ia akan mengatur agar pemanggilan ke metode ini menggunakan <text:span text:style-name="Strong_20_Emphasis">late binding</text:span> (atau <text:span text:style-name="Emphasis">dynamic dispatch</text:span>). Artinya, ketika metode ini dipanggil melalui variabel referensi/pointer bertipe kelas induk (atau leluhurnya), keputusan tentang implementasi <text:span text:style-name="Emphasis">mana</text:span> yang akan dijalankan (apakah milik induk atau milik turunan yang meng-override) akan ditentukan pada saat <text:span text:style-name="Strong_20_Emphasis">runtime</text:span>, berdasarkan tipe objek <text:span text:style-name="Emphasis">aktual</text:span> yang sedang dirujuk oleh variabel tersebut. Ini biasanya diimplementasikan menggunakan Virtual Method Table (VMT). </text:p>
              </text:list-item>
            </text:list>
            <text:p text:style-name="Text_20_body"><text:span text:style-name="Strong_20_Emphasis">2. Direktif </text:span><text:span text:style-name="Strong_20_Emphasis"><text:span text:style-name="Source_20_Text">override</text:span></text:span><text:span text:style-name="Strong_20_Emphasis"> (di Kelas Turunan)</text:span></text:p>
            <text:list xml:id="list1936231329098892068" text:style-name="L202">
              <text:list-item>
                <text:p text:style-name="P459"><text:span text:style-name="Strong_20_Emphasis">Tujuan:</text:span> Direktif <text:span text:style-name="Source_20_Text">override</text:span> digunakan pada deklarasi sebuah metode di <text:span text:style-name="Strong_20_Emphasis">kelas turunan</text:span> untuk secara eksplisit menyatakan bahwa metode ini <text:span text:style-name="Strong_20_Emphasis">sedang menimpa (menggantikan implementasi)</text:span> dari sebuah metode <text:span text:style-name="Source_20_Text">virtual</text:span> (atau <text:span text:style-name="Source_20_Text">dynamic</text:span>, atau <text:span text:style-name="Source_20_Text">override</text:span> lain) yang ada di kelas induk (atau leluhurnya). </text:p>
              </text:list-item>
              <text:list-item>
                <text:p text:style-name="P459"><text:span text:style-name="Strong_20_Emphasis">Sintaks:</text:span> Tambahkan <text:span text:style-name="Source_20_Text">override;</text:span> di akhir header metode di dalam definisi kelas turunan. <text:span text:style-name="Strong_20_Emphasis">Nama metode, jumlah dan tipe parameter, serta tipe kembalian (untuk fungsi) harus sama persis</text:span> dengan metode virtual yang ditimpa di kelas induk. </text:p>
                <text:p text:style-name="P202">Delphi</text:p>
                <text:p text:style-name="P598"><text:span text:style-name="Source_20_Text">type</text:span></text:p>
                <text:p text:style-name="P598"><text:span text:style-name="Source_20_Text"><text:s text:c="2"/>TTurunan = class(TInduk)</text:span></text:p>
                <text:p text:style-name="P598"><text:span text:style-name="Source_20_Text"><text:s text:c="2"/>public</text:span></text:p>
                <text:p text:style-name="P598"><text:span text:style-name="Source_20_Text"><text:s text:c="4"/>procedure LakukanSesuatu; override; // &lt;&lt;&lt; Menimpa LakukanSesuatu dari TInduk</text:span></text:p>
                <text:p text:style-name="P598"><text:span text:style-name="Source_20_Text"><text:s text:c="4"/>function HitungNilai: Integer; override; // &lt;&lt;&lt; Menimpa HitungNilai dari TInduk</text:span></text:p>
                <text:p text:style-name="P656"><text:span text:style-name="Source_20_Text"><text:s text:c="2"/>end;</text:span></text:p>
              </text:list-item>
              <text:list-item>
                <text:p text:style-name="P459"><text:span text:style-name="Strong_20_Emphasis">Pemeriksaan Kompiler:</text:span> Penggunaan <text:span text:style-name="Source_20_Text">override</text:span> memberikan keamanan. Kompiler akan memeriksa apakah benar-benar ada metode virtual dengan signature yang cocok di kelas induk atau leluhurnya. Jika tidak ditemukan, kompiler akan memberikan error. Ini mencegah kesalahan pengetikan nama metode atau <text:soft-page-break/>ketidakcocokan parameter yang tidak disengaja. </text:p>
              </text:list-item>
              <text:list-item>
                <text:p text:style-name="P202"><text:span text:style-name="Strong_20_Emphasis">Mekanisme:</text:span> Implementasi metode yang ditandai <text:span text:style-name="Source_20_Text">override</text:span> inilah yang akan dieksekusi ketika metode tersebut dipanggil secara polimorfik (via late binding) pada objek bertipe kelas turunan ini. Anda dapat (dan seringkali perlu) memanggil implementasi asli dari kelas induk di dalam metode override menggunakan <text:span text:style-name="Source_20_Text">inherited;</text:span>. </text:p>
              </text:list-item>
            </text:list>
            <text:p text:style-name="Text_20_body"><text:span text:style-name="Strong_20_Emphasis">3. Direktif </text:span><text:span text:style-name="Strong_20_Emphasis"><text:span text:style-name="Source_20_Text">reintroduce</text:span></text:span><text:span text:style-name="Strong_20_Emphasis"> (Singgungan Singkat)</text:span></text:p>
            <text:list xml:id="list5526030997739694927" text:style-name="L203">
              <text:list-item>
                <text:p text:style-name="P203">Ada direktif lain, <text:span text:style-name="Source_20_Text">reintroduce</text:span>, yang dapat Anda gunakan pada metode di kelas turunan yang namanya <text:span text:style-name="Emphasis">sama</text:span> dengan metode di kelas induk. Namun, <text:span text:style-name="Source_20_Text">reintroduce</text:span> <text:span text:style-name="Strong_20_Emphasis">tidak</text:span> menimpa metode induk dalam konteks polimorfisme. Ia secara efektif <text:span text:style-name="Emphasis">menyembunyikan</text:span> metode induk dan memperkenalkan metode baru yang tidak terkait (meskipun namanya sama). Pemanggilan melalui variabel bertipe kelas induk akan tetap menjalankan metode induk, sementara pemanggilan melalui variabel bertipe kelas turunan akan menjalankan metode baru ini (via <text:span text:style-name="Emphasis">early binding</text:span>). Penggunaan <text:span text:style-name="Source_20_Text">reintroduce</text:span> umumnya <text:span text:style-name="Strong_20_Emphasis">tidak disarankan</text:span> karena memutus perilaku polimorfik dan dapat membingungkan. Gunakan <text:span text:style-name="Source_20_Text">override</text:span> jika Anda bermaksud mengganti perilaku virtual. </text:p>
              </text:list-item>
            </text:list>
            <text:p text:style-name="Text_20_body"><text:span text:style-name="Strong_20_Emphasis">Bagaimana </text:span><text:span text:style-name="Strong_20_Emphasis"><text:span text:style-name="Source_20_Text">virtual</text:span></text:span><text:span text:style-name="Strong_20_Emphasis">/</text:span><text:span text:style-name="Strong_20_Emphasis"><text:span text:style-name="Source_20_Text">override</text:span></text:span><text:span text:style-name="Strong_20_Emphasis"> Memungkinkan Polimorfisme?</text:span></text:p>
            <text:p text:style-name="Text_20_body">Kombinasi <text:span text:style-name="Source_20_Text">virtual</text:span> di kelas induk dan <text:span text:style-name="Source_20_Text">override</text:span> di kelas turunan adalah kunci polimorfisme berbasis pewarisan:</text:p>
            <text:list xml:id="list7981632013204632624" text:style-name="L204">
              <text:list-item>
                <text:p text:style-name="P460">Anda dapat mendeklarasikan variabel atau parameter dengan tipe <text:span text:style-name="Strong_20_Emphasis">kelas induk</text:span>. </text:p>
              </text:list-item>
              <text:list-item>
                <text:p text:style-name="P460">Variabel ini dapat menampung referensi ke objek dari <text:span text:style-name="Strong_20_Emphasis">kelas induk itu sendiri</text:span> atau <text:span text:style-name="Strong_20_Emphasis">kelas turunan mana pun</text:span>. </text:p>
              </text:list-item>
              <text:list-item>
                <text:p text:style-name="P204">Ketika Anda memanggil metode yang dideklarasikan sebagai <text:span text:style-name="Source_20_Text">virtual</text:span> di induk (dan di-<text:span text:style-name="Source_20_Text">override</text:span> di turunan) melalui variabel bertipe induk ini, mekanisme <text:span text:style-name="Emphasis">late binding</text:span> akan memastikan bahwa implementasi metode dari <text:span text:style-name="Strong_20_Emphasis">tipe objek aktual</text:span> yang sedang dirujuk itulah yang akan dieksekusi. </text:p>
              </text:list-item>
            </text:list>
            <text:p text:style-name="Text_20_body"><text:span text:style-name="Strong_20_Emphasis">Contoh Polimorfisme Klasik (</text:span><text:span text:style-name="Strong_20_Emphasis"><text:span text:style-name="Source_20_Text">THewan</text:span></text:span><text:span text:style-name="Strong_20_Emphasis">):</text:span></text:p>
            <text:p text:style-name="Text_20_body">Delphi</text:p>
            <text:p text:style-name="Preformatted_20_Text"><text:span text:style-name="Source_20_Text">program DemoPolimorfisme;</text:span></text:p>
            <text:p text:style-name="Preformatted_20_Text"><text:span text:style-name="Source_20_Text">uses SysUtils;</text:span></text:p>
            <text:p text:style-name="Preformatted_20_Text"/>
            <text:p text:style-name="Preformatted_20_Text"><text:span text:style-name="Source_20_Text">// === KELAS INDUK ===</text:span></text:p>
            <text:p text:style-name="Preformatted_20_Text"><text:span text:style-name="Source_20_Text">type</text:span></text:p>
            <text:p text:style-name="Preformatted_20_Text"><text:span text:style-name="Source_20_Text"><text:s text:c="2"/>THewan = class</text:span></text:p>
            <text:p text:style-name="Preformatted_20_Text"><text:span text:style-name="Source_20_Text"><text:s text:c="2"/>protected</text:span></text:p>
            <text:p text:style-name="Preformatted_20_Text"><text:span text:style-name="Source_20_Text"><text:s text:c="4"/>FNama: string;</text:span></text:p>
            <text:p text:style-name="Preformatted_20_Text"><text:span text:style-name="Source_20_Text"><text:s text:c="2"/>public</text:span></text:p>
            <text:p text:style-name="Preformatted_20_Text"><text:span text:style-name="Source_20_Text"><text:s text:c="4"/>constructor Create(ANama: string); virtual;</text:span></text:p>
            <text:p text:style-name="Preformatted_20_Text"><text:span text:style-name="Source_20_Text"><text:s text:c="4"/>destructor Destroy; override;</text:span></text:p>
            <text:p text:style-name="Preformatted_20_Text"><text:span text:style-name="Source_20_Text"><text:s text:c="4"/>function Bersuara: string; virtual; // &lt;&lt;&lt; Method virtual dasar</text:span></text:p>
            <text:p text:style-name="Preformatted_20_Text"><text:span text:style-name="Source_20_Text"><text:s text:c="2"/>end;</text:span></text:p>
            <text:p text:style-name="Preformatted_20_Text"/>
            <text:p text:style-name="Preformatted_20_Text"><text:span text:style-name="Source_20_Text">// === KELAS TURUNAN ===</text:span></text:p>
            <text:p text:style-name="Preformatted_20_Text"><text:span text:style-name="Source_20_Text">type</text:span></text:p>
            <text:p text:style-name="Preformatted_20_Text"><text:soft-page-break/><text:span text:style-name="Source_20_Text"><text:s text:c="2"/>TKucing = class(THewan)</text:span></text:p>
            <text:p text:style-name="Preformatted_20_Text"><text:span text:style-name="Source_20_Text"><text:s text:c="2"/>public</text:span></text:p>
            <text:p text:style-name="Preformatted_20_Text"><text:span text:style-name="Source_20_Text"><text:s text:c="4"/>constructor Create(ANama: string); override; // Biasakan override constructor/destructor</text:span></text:p>
            <text:p text:style-name="Preformatted_20_Text"><text:span text:style-name="Source_20_Text"><text:s text:c="4"/>function Bersuara: string; override; // &lt;&lt;&lt; Override Bersuara</text:span></text:p>
            <text:p text:style-name="Preformatted_20_Text"><text:span text:style-name="Source_20_Text"><text:s text:c="2"/>end;</text:span></text:p>
            <text:p text:style-name="Preformatted_20_Text"/>
            <text:p text:style-name="Preformatted_20_Text"><text:span text:style-name="Source_20_Text">type</text:span></text:p>
            <text:p text:style-name="Preformatted_20_Text"><text:span text:style-name="Source_20_Text"><text:s text:c="2"/>TAnjing = class(THewan)</text:span></text:p>
            <text:p text:style-name="Preformatted_20_Text"><text:span text:style-name="Source_20_Text"><text:s text:c="2"/>public</text:span></text:p>
            <text:p text:style-name="Preformatted_20_Text"><text:span text:style-name="Source_20_Text"><text:s text:c="4"/>constructor Create(ANama: string); override;</text:span></text:p>
            <text:p text:style-name="Preformatted_20_Text"><text:span text:style-name="Source_20_Text"><text:s text:c="4"/>function Bersuara: string; override; // &lt;&lt;&lt; Override Bersuara</text:span></text:p>
            <text:p text:style-name="Preformatted_20_Text"><text:span text:style-name="Source_20_Text"><text:s text:c="2"/>end;</text:span></text:p>
            <text:p text:style-name="Preformatted_20_Text"/>
            <text:p text:style-name="Preformatted_20_Text"><text:span text:style-name="Source_20_Text">// === IMPLEMENTASI ===</text:span></text:p>
            <text:p text:style-name="Preformatted_20_Text"><text:span text:style-name="Source_20_Text">implementation</text:span></text:p>
            <text:p text:style-name="Preformatted_20_Text"/>
            <text:p text:style-name="Preformatted_20_Text"><text:span text:style-name="Source_20_Text">// --- Implementasi THewan ---</text:span></text:p>
            <text:p text:style-name="Preformatted_20_Text"><text:span text:style-name="Source_20_Text">constructor THewan.Create(ANama: string); begin inherited Create; FNama := ANama; end;</text:span></text:p>
            <text:p text:style-name="Preformatted_20_Text"><text:span text:style-name="Source_20_Text">destructor THewan.Destroy; begin inherited Destroy; end;</text:span></text:p>
            <text:p text:style-name="Preformatted_20_Text"><text:span text:style-name="Source_20_Text">function THewan.Bersuara: string; begin Result := '(Suara hewan umum)'; end;</text:span></text:p>
            <text:p text:style-name="Preformatted_20_Text"/>
            <text:p text:style-name="Preformatted_20_Text"><text:span text:style-name="Source_20_Text">// --- Implementasi TKucing ---</text:span></text:p>
            <text:p text:style-name="Preformatted_20_Text"><text:span text:style-name="Source_20_Text">constructor TKucing.Create(ANama: string); begin inherited Create(ANama); end;</text:span></text:p>
            <text:p text:style-name="Preformatted_20_Text"><text:span text:style-name="Source_20_Text">function TKucing.Bersuara: string; begin Result := FNama + ' berkata: Meooow!'; end; // Implementasi spesifik</text:span></text:p>
            <text:p text:style-name="Preformatted_20_Text"/>
            <text:p text:style-name="Preformatted_20_Text"><text:span text:style-name="Source_20_Text">// --- Implementasi TAnjing ---</text:span></text:p>
            <text:p text:style-name="Preformatted_20_Text"><text:span text:style-name="Source_20_Text">constructor TAnjing.Create(ANama: string); begin inherited Create(ANama); end;</text:span></text:p>
            <text:p text:style-name="Preformatted_20_Text"><text:span text:style-name="Source_20_Text">function TAnjing.Bersuara: string; begin Result := FNama + ' berkata: Guuk! Guuk!'; end; // Implementasi spesifik</text:span></text:p>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 Array bertipe kelas INDUK (THewan)</text:span></text:p>
            <text:p text:style-name="Preformatted_20_Text"><text:span text:style-name="Source_20_Text"><text:s text:c="2"/>Peliharaan: array[0..2] of THewan;</text:span></text:p>
            <text:p text:style-name="Preformatted_20_Text"><text:span text:style-name="Source_20_Text"><text:s text:c="2"/>i: Integer;</text:span></text:p>
            <text:p text:style-name="Preformatted_20_Text"><text:span text:style-name="Source_20_Text">begin</text:span></text:p>
            <text:p text:style-name="Preformatted_20_Text"><text:span text:style-name="Source_20_Text"><text:s text:c="2"/>WriteLn('Demo Polimorfisme - ', DateTimeToStr(Now),' WIB, Banda Aceh');</text:span></text:p>
            <text:p text:style-name="Preformatted_20_Text"/>
            <text:p text:style-name="Preformatted_20_Text"><text:span text:style-name="Source_20_Text"><text:s text:c="2"/>// Isi array dengan objek dari kelas TURUNAN</text:span></text:p>
            <text:p text:style-name="Preformatted_20_Text"><text:span text:style-name="Source_20_Text"><text:s text:c="2"/>Peliharaan[0] := TKucing.Create('Miko');</text:span></text:p>
            <text:p text:style-name="Preformatted_20_Text"><text:span text:style-name="Source_20_Text"><text:s text:c="2"/>Peliharaan[1] := TAnjing.Create('Bruno');</text:span></text:p>
            <text:p text:style-name="Preformatted_20_Text"><text:span text:style-name="Source_20_Text"><text:s text:c="2"/>Peliharaan[2] := TKucing.Create('Luna');</text:span></text:p>
            <text:p text:style-name="Preformatted_20_Text"/>
            <text:p text:style-name="Preformatted_20_Text"><text:span text:style-name="Source_20_Text"><text:s text:c="2"/>WriteLn;</text:span></text:p>
            <text:p text:style-name="Preformatted_20_Text"><text:span text:style-name="Source_20_Text"><text:s text:c="2"/>WriteLn('--- Memanggil metode Bersuara secara polimorfik ---');</text:span></text:p>
            <text:p text:style-name="Preformatted_20_Text"><text:span text:style-name="Source_20_Text"><text:s text:c="2"/>// Loop melalui array THewan</text:span></text:p>
            <text:p text:style-name="Preformatted_20_Text"><text:span text:style-name="Source_20_Text"><text:s text:c="2"/>for i := Low(Peliharaan) to High(Peliharaan) do</text:span></text:p>
            <text:p text:style-name="Preformatted_20_Text"><text:span text:style-name="Source_20_Text"><text:s text:c="2"/>begin</text:span></text:p>
            <text:p text:style-name="Preformatted_20_Text"><text:span text:style-name="Source_20_Text"><text:s text:c="4"/>// Memanggil metode Bersuara melalui variabel bertipe THewan.</text:span></text:p>
            <text:p text:style-name="Preformatted_20_Text"><text:span text:style-name="Source_20_Text"><text:s text:c="4"/>// Implementasi yang benar (TKucing atau TAnjing) akan dipanggil</text:span></text:p>
            <text:p text:style-name="Preformatted_20_Text"><text:soft-page-break/><text:span text:style-name="Source_20_Text"><text:s text:c="4"/>// secara otomatis berdasarkan tipe objek aktual!</text:span></text:p>
            <text:p text:style-name="Preformatted_20_Text"><text:span text:style-name="Source_20_Text"><text:s text:c="4"/>WriteLn(Peliharaan[i].Bersuara);</text:span></text:p>
            <text:p text:style-name="Preformatted_20_Text"><text:span text:style-name="Source_20_Text"><text:s text:c="2"/>end;</text:span></text:p>
            <text:p text:style-name="Preformatted_20_Text"><text:span text:style-name="Source_20_Text"><text:s text:c="2"/>WriteLn('--------------------------------------------------');</text:span></text:p>
            <text:p text:style-name="Preformatted_20_Text"><text:span text:style-name="Source_20_Text"><text:s text:c="2"/>WriteLn;</text:span></text:p>
            <text:p text:style-name="Preformatted_20_Text"/>
            <text:p text:style-name="Preformatted_20_Text"><text:span text:style-name="Source_20_Text"><text:s text:c="2"/>// Cleanup</text:span></text:p>
            <text:p text:style-name="Preformatted_20_Text"><text:span text:style-name="Source_20_Text"><text:s text:c="2"/>WriteLn('Membebaskan peliharaan...');</text:span></text:p>
            <text:p text:style-name="Preformatted_20_Text"><text:span text:style-name="Source_20_Text"><text:s text:c="2"/>for i := Low(Peliharaan) to High(Peliharaan) do</text:span></text:p>
            <text:p text:style-name="Preformatted_20_Text"><text:span text:style-name="Source_20_Text"><text:s text:c="4"/>Peliharaan[i].Free;</text:span></text:p>
            <text:p text:style-name="Preformatted_20_Text"><text:span text:style-name="Source_20_Text"><text:s text:c="2"/>SetLength(Peliharaan, 0); // Clear array reference</text:span></text:p>
            <text:p text:style-name="Preformatted_20_Text"/>
            <text:p text:style-name="Preformatted_20_Text"><text:span text:style-name="Source_20_Text"><text:s text:c="2"/>ReadLn;</text:span></text:p>
            <text:p text:style-name="P609"><text:span text:style-name="Source_20_Text">end.</text:span></text:p>
            <text:p text:style-name="Text_20_body">Output program ini akan menunjukkan bahwa meskipun kita memanggil <text:span text:style-name="Source_20_Text">.Bersuara</text:span> pada elemen array bertipe <text:span text:style-name="Source_20_Text">THewan</text:span>, outputnya adalah "Meooow!" untuk objek Kucing dan "Guuk! Guuk!" untuk objek Anjing, membuktikan bahwa implementasi metode yang sesuai dengan tipe objek aktual telah dipanggil berkat <text:span text:style-name="Source_20_Text">virtual</text:span> dan <text:span text:style-name="Source_20_Text">override</text:span>.</text:p>
            <text:p text:style-name="Horizontal_20_Line"/>
            <text:p text:style-name="Text_20_body">Silakan berikan perintah <text:span text:style-name="Source_20_Text">YAX</text:span> untuk melanjutkan ke prompt berikutnya (Subbab: Kelas Abstrak dan Method Abstrak (<text:span text:style-name="Source_20_Text">abstract</text:span>)).</text:p>
          </text:section>
          <text:section text:style-name="Sect1" text:name="feedback-form-103">
            <text:p text:style-name="P274"/>
          </text:section>
        </text:section>
        <text:section text:style-name="Sect1" text:name="550edbe6cdac04fe">
          <text:p text:style-name="Text_20_body"/>
          <text:section text:style-name="Sect1" text:name="user-query-content-104">
            <text:p text:style-name="P529">yax </text:p>
          </text:section>
          <text:p text:style-name="P274">Tampilkan alur berpikir</text:p>
          <text:section text:style-name="Sect2" text:name="model-response-message-contentr_550edbe6cdac04fe">
            <text:p text:style-name="Text_20_body">Baik, mari kita lanjutkan pembahasan pewarisan dan polimorfisme pada pagi hari Selasa, 15 April 2025, pukul 11:54 AM WIB di Banda Aceh ini, dengan konsep kelas dan metode abstrak.</text:p>
            <text:p text:style-name="Text_20_body"><text:span text:style-name="Strong_20_Emphasis">(Jawaban untuk Prompt Isi Subbab: Kelas Abstrak dan Method Abstrak (</text:span><text:span text:style-name="Strong_20_Emphasis"><text:span text:style-name="Source_20_Text">abstract</text:span></text:span><text:span text:style-name="Strong_20_Emphasis">))</text:span></text:p>
            <text:p text:style-name="Text_20_body">Dalam hierarki pewarisan, terkadang kelas induk mewakili sebuah konsep yang terlalu <text:span text:style-name="Strong_20_Emphasis">abstrak</text:span> atau <text:span text:style-name="Strong_20_Emphasis">umum</text:span> sehingga tidak masuk akal untuk menyediakan implementasi konkret untuk beberapa metodenya. Misalnya, jika Anda memiliki kelas induk <text:span text:style-name="Source_20_Text">TBentukGeometri</text:span>, bagaimana Anda mengimplementasikan metode <text:span text:style-name="Source_20_Text">HitungLuas</text:span> di level ini? Luas dihitung secara berbeda untuk lingkaran, persegi, segitiga, dll. Menyediakan implementasi "default" di kelas induk mungkin tidak berguna atau bahkan menyesatkan.</text:p>
            <text:p text:style-name="Text_20_body">Di sinilah konsep <text:span text:style-name="Strong_20_Emphasis">metode abstrak</text:span> dan <text:span text:style-name="Strong_20_Emphasis">kelas abstrak</text:span> berperan dalam Object Pascal.</text:p>
            <text:p text:style-name="Text_20_body"><text:span text:style-name="Strong_20_Emphasis">1. Metode Abstrak (</text:span><text:span text:style-name="Strong_20_Emphasis"><text:span text:style-name="Source_20_Text">abstract</text:span></text:span><text:span text:style-name="Strong_20_Emphasis">)</text:span></text:p>
            <text:list xml:id="list1685302213981941820" text:style-name="L205">
              <text:list-item>
                <text:p text:style-name="P461"><text:span text:style-name="Strong_20_Emphasis">Tujuan:</text:span> Untuk mendeklarasikan sebuah metode di kelas induk <text:span text:style-name="Strong_20_Emphasis">tanpa memberikan implementasi</text:span> kodenya. Tujuannya adalah untuk <text:span text:style-name="Strong_20_Emphasis">memaksa</text:span> kelas turunan (yang tidak abstrak) untuk menyediakan implementasi konkret mereka sendiri untuk metode tersebut. Metode abstrak mendefinisikan bagian dari <text:soft-page-break/>"kontrak" yang harus dipenuhi oleh kelas turunan. </text:p>
              </text:list-item>
              <text:list-item>
                <text:p text:style-name="P461"><text:span text:style-name="Strong_20_Emphasis">Sintaks:</text:span> Metode abstrak dideklarasikan dengan menambahkan direktif <text:span text:style-name="Strong_20_Emphasis"><text:span text:style-name="Source_20_Text">abstract;</text:span></text:span> setelah direktif <text:span text:style-name="Source_20_Text">virtual;</text:span> (atau <text:span text:style-name="Source_20_Text">override;</text:span> jika Anda menimpa metode abstrak lain). <text:span text:style-name="Strong_20_Emphasis">Penting:</text:span> Metode abstrak <text:span text:style-name="Emphasis">harus</text:span> bersifat <text:span text:style-name="Source_20_Text">virtual</text:span> (atau <text:span text:style-name="Source_20_Text">dynamic</text:span> atau <text:span text:style-name="Source_20_Text">override</text:span> metode virtual/abstrak lain). Anda tidak bisa memiliki metode statis (non-virtual) yang abstrak. </text:p>
                <text:p text:style-name="P205">Delphi</text:p>
                <text:p text:style-name="P599"><text:span text:style-name="Source_20_Text">type</text:span></text:p>
                <text:p text:style-name="P599"><text:span text:style-name="Source_20_Text"><text:s text:c="2"/>TIndukAbstrak = class</text:span></text:p>
                <text:p text:style-name="P599"><text:span text:style-name="Source_20_Text"><text:s text:c="2"/>public</text:span></text:p>
                <text:p text:style-name="P599"><text:span text:style-name="Source_20_Text"><text:s text:c="4"/>// Header method abstract, diakhiri 'virtual; abstract;'</text:span></text:p>
                <text:p text:style-name="P599"><text:span text:style-name="Source_20_Text"><text:s text:c="4"/>procedure LakukanSesuatuWajib; virtual; abstract;</text:span></text:p>
                <text:p text:style-name="P599"><text:span text:style-name="Source_20_Text"><text:s text:c="4"/>function GetDataPenting: string; virtual; abstract;</text:span></text:p>
                <text:p text:style-name="P657"><text:span text:style-name="Source_20_Text"><text:s text:c="2"/>end;</text:span></text:p>
              </text:list-item>
              <text:list-item>
                <text:p text:style-name="P205"><text:span text:style-name="Strong_20_Emphasis">Tanpa Implementasi:</text:span> Yang paling penting, metode yang dideklarasikan sebagai <text:span text:style-name="Source_20_Text">abstract</text:span> <text:span text:style-name="Strong_20_Emphasis">tidak memiliki</text:span> blok implementasi (<text:span text:style-name="Source_20_Text">begin..end;</text:span>) di bagian <text:span text:style-name="Source_20_Text">implementation</text:span> unit untuk kelas tersebut. </text:p>
              </text:list-item>
            </text:list>
            <text:p text:style-name="Text_20_body"><text:span text:style-name="Strong_20_Emphasis">2. Kelas Abstrak</text:span></text:p>
            <text:list xml:id="list4107603288083591864" text:style-name="L206">
              <text:list-item>
                <text:p text:style-name="P462"><text:span text:style-name="Strong_20_Emphasis">Definisi:</text:span> Sebuah kelas secara otomatis menjadi <text:span text:style-name="Strong_20_Emphasis">kelas abstrak</text:span> jika ia: </text:p>
                <text:list>
                  <text:list-item>
                    <text:p text:style-name="P462">Mendeklarasikan setidaknya satu metode <text:span text:style-name="Source_20_Text">abstract</text:span> secara langsung. </text:p>
                  </text:list-item>
                  <text:list-item>
                    <text:p text:style-name="P462">Mewarisi setidaknya satu metode <text:span text:style-name="Source_20_Text">abstract</text:span> dari kelas induknya dan <text:span text:style-name="Strong_20_Emphasis">tidak</text:span> menyediakannya implementasi <text:span text:style-name="Source_20_Text">override</text:span> yang konkret. </text:p>
                  </text:list-item>
                </text:list>
              </text:list-item>
              <text:list-item>
                <text:p text:style-name="P462"><text:span text:style-name="Strong_20_Emphasis">Tidak Ada Kata Kunci Khusus:</text:span> Berbeda dengan beberapa bahasa lain (seperti Java atau C#), tidak ada kata kunci <text:span text:style-name="Source_20_Text">abstract class</text:span> di Object Pascal. Status abstrak sebuah kelas ditentukan secara implisit oleh keberadaan metode abstrak di dalamnya atau di leluhurnya yang belum diimplementasikan. </text:p>
              </text:list-item>
              <text:list-item>
                <text:p text:style-name="P462"><text:span text:style-name="Strong_20_Emphasis">Batasan Utama:</text:span> Konsekuensi paling penting dari kelas abstrak adalah Anda <text:span text:style-name="Strong_20_Emphasis">tidak dapat membuat instans (objek) secara langsung</text:span> dari kelas abstrak tersebut. Mencoba memanggil constructornya (<text:span text:style-name="Source_20_Text">Obj := TKelasAbstrak.Create;</text:span>) akan menghasilkan error kompilasi atau runtime. </text:p>
              </text:list-item>
              <text:list-item>
                <text:p text:style-name="P206"><text:span text:style-name="Strong_20_Emphasis">Tujuan:</text:span> Kelas abstrak berfungsi sebagai <text:span text:style-name="Strong_20_Emphasis">template</text:span> atau <text:span text:style-name="Strong_20_Emphasis">kerangka dasar</text:span> yang tidak lengkap. Ia mendefinisikan antarmuka umum, mungkin beberapa field bersama, dan mungkin beberapa metode konkret, tetapi menyerahkan implementasi metode-metode esensial (yang abstrak) kepada kelas-kelas turunannya yang lebih spesifik (disebut kelas konkret). </text:p>
              </text:list-item>
            </text:list>
            <text:p text:style-name="Text_20_body"><text:span text:style-name="Strong_20_Emphasis">Kelas Konkret (Concrete Class)</text:span></text:p>
            <text:p text:style-name="Text_20_body">Sebuah kelas turunan dari kelas abstrak menjadi <text:span text:style-name="Strong_20_Emphasis">konkret</text:span> (dan dapat diinstansiasi) hanya jika ia menyediakan implementasi (<text:span text:style-name="Source_20_Text">override</text:span>) untuk <text:span text:style-name="Strong_20_Emphasis">semua</text:span> metode <text:span text:style-name="Source_20_Text">abstract</text:span> yang diwarisinya.</text:p>
            <text:p text:style-name="Text_20_body"><text:span text:style-name="Strong_20_Emphasis">Contoh Penggunaan:</text:span></text:p>
            <text:p text:style-name="Text_20_body">Mari kita buat contoh hierarki bentuk geometri:</text:p>
            <text:p text:style-name="Text_20_body">Delphi</text:p>
            <text:p text:style-name="Preformatted_20_Text"><text:soft-page-break/><text:span text:style-name="Source_20_Text">program DemoAbstractClass;</text:span></text:p>
            <text:p text:style-name="Preformatted_20_Text"/>
            <text:p text:style-name="Preformatted_20_Text"><text:span text:style-name="Source_20_Text">uses</text:span></text:p>
            <text:p text:style-name="Preformatted_20_Text"><text:span text:style-name="Source_20_Text"><text:s text:c="2"/>{$IFDEF UNIX}cthreads,{$ENDIF} // Diperlukan oleh unit Graphics di beberapa platform</text:span></text:p>
            <text:p text:style-name="Preformatted_20_Text"><text:span text:style-name="Source_20_Text"><text:s text:c="2"/>SysUtils, Math, Graphics; // Math untuk Pi, Graphics untuk clRed/clBlue</text:span></text:p>
            <text:p text:style-name="Preformatted_20_Text"/>
            <text:p text:style-name="Preformatted_20_Text"><text:span text:style-name="Source_20_Text">type</text:span></text:p>
            <text:p text:style-name="Preformatted_20_Text"><text:span text:style-name="Source_20_Text"><text:s text:c="2"/>// === KELAS INDUK ABSTRAK ===</text:span></text:p>
            <text:p text:style-name="Preformatted_20_Text"><text:span text:style-name="Source_20_Text"><text:s text:c="2"/>TBentukGeometri = class(TObject) // Kelas dasar bisa TObject atau kelas lain</text:span></text:p>
            <text:p text:style-name="Preformatted_20_Text"><text:span text:style-name="Source_20_Text"><text:s text:c="2"/>protected</text:span></text:p>
            <text:p text:style-name="Preformatted_20_Text"><text:span text:style-name="Source_20_Text"><text:s text:c="4"/>FWarna: TColor; // Field bersama</text:span></text:p>
            <text:p text:style-name="Preformatted_20_Text"><text:span text:style-name="Source_20_Text"><text:s text:c="4"/>procedure SetWarna(Value: TColor); virtual; // Contoh method konkret di kelas abstrak</text:span></text:p>
            <text:p text:style-name="Preformatted_20_Text"><text:span text:style-name="Source_20_Text"><text:s text:c="2"/>public</text:span></text:p>
            <text:p text:style-name="Preformatted_20_Text"><text:span text:style-name="Source_20_Text"><text:s text:c="4"/>constructor Create(AWarna: TColor); virtual;</text:span></text:p>
            <text:p text:style-name="Preformatted_20_Text"><text:span text:style-name="Source_20_Text"><text:s text:c="4"/>// Method abstrak - tidak ada implementasi di sini</text:span></text:p>
            <text:p text:style-name="Preformatted_20_Text"><text:span text:style-name="Source_20_Text"><text:s text:c="4"/>function HitungLuas: Double; virtual; abstract;</text:span></text:p>
            <text:p text:style-name="Preformatted_20_Text"><text:span text:style-name="Source_20_Text"><text:s text:c="4"/>procedure Gambar; virtual; abstract;</text:span></text:p>
            <text:p text:style-name="Preformatted_20_Text"><text:span text:style-name="Source_20_Text"><text:s text:c="4"/>// Property</text:span></text:p>
            <text:p text:style-name="Preformatted_20_Text"><text:span text:style-name="Source_20_Text"><text:s text:c="4"/>property Warna: TColor read FWarna write SetWarna;</text:span></text:p>
            <text:p text:style-name="Preformatted_20_Text"><text:span text:style-name="Source_20_Text"><text:s text:c="2"/>end;</text:span></text:p>
            <text:p text:style-name="Preformatted_20_Text"/>
            <text:p text:style-name="Preformatted_20_Text"><text:span text:style-name="Source_20_Text"><text:s text:c="2"/>// === KELAS TURUNAN KONKRET 1 ===</text:span></text:p>
            <text:p text:style-name="Preformatted_20_Text"><text:span text:style-name="Source_20_Text"><text:s text:c="2"/>TLingkaran = class(TBentukGeometri)</text:span></text:p>
            <text:p text:style-name="Preformatted_20_Text"><text:span text:style-name="Source_20_Text"><text:s text:c="2"/>private</text:span></text:p>
            <text:p text:style-name="Preformatted_20_Text"><text:span text:style-name="Source_20_Text"><text:s text:c="4"/>FJariJari: Double;</text:span></text:p>
            <text:p text:style-name="Preformatted_20_Text"><text:span text:style-name="Source_20_Text"><text:s text:c="2"/>public</text:span></text:p>
            <text:p text:style-name="Preformatted_20_Text"><text:span text:style-name="Source_20_Text"><text:s text:c="4"/>constructor Create(AWarna: TColor; AJariJari: Double); override;</text:span></text:p>
            <text:p text:style-name="Preformatted_20_Text"><text:span text:style-name="Source_20_Text"><text:s text:c="4"/>// Override dan implementasikan method abstrak</text:span></text:p>
            <text:p text:style-name="Preformatted_20_Text"><text:span text:style-name="Source_20_Text"><text:s text:c="4"/>function HitungLuas: Double; override;</text:span></text:p>
            <text:p text:style-name="Preformatted_20_Text"><text:span text:style-name="Source_20_Text"><text:s text:c="4"/>procedure Gambar; override;</text:span></text:p>
            <text:p text:style-name="Preformatted_20_Text"><text:span text:style-name="Source_20_Text"><text:s text:c="2"/>end;</text:span></text:p>
            <text:p text:style-name="Preformatted_20_Text"/>
            <text:p text:style-name="Preformatted_20_Text"><text:span text:style-name="Source_20_Text"><text:s text:c="2"/>// === KELAS TURUNAN KONKRET 2 ===</text:span></text:p>
            <text:p text:style-name="Preformatted_20_Text"><text:span text:style-name="Source_20_Text"><text:s text:c="2"/>TPersegi = class(TBentukGeometri)</text:span></text:p>
            <text:p text:style-name="Preformatted_20_Text"><text:span text:style-name="Source_20_Text"><text:s text:c="2"/>private</text:span></text:p>
            <text:p text:style-name="Preformatted_20_Text"><text:span text:style-name="Source_20_Text"><text:s text:c="4"/>FSisi: Double;</text:span></text:p>
            <text:p text:style-name="Preformatted_20_Text"><text:span text:style-name="Source_20_Text"><text:s text:c="2"/>public</text:span></text:p>
            <text:p text:style-name="Preformatted_20_Text"><text:span text:style-name="Source_20_Text"><text:s text:c="4"/>constructor Create(AWarna: TColor; ASisi: Double); override;</text:span></text:p>
            <text:p text:style-name="Preformatted_20_Text"><text:span text:style-name="Source_20_Text"><text:s text:c="4"/>// Override dan implementasikan method abstrak</text:span></text:p>
            <text:p text:style-name="Preformatted_20_Text"><text:span text:style-name="Source_20_Text"><text:s text:c="4"/>function HitungLuas: Double; override;</text:span></text:p>
            <text:p text:style-name="Preformatted_20_Text"><text:span text:style-name="Source_20_Text"><text:s text:c="4"/>procedure Gambar; override;</text:span></text:p>
            <text:p text:style-name="Preformatted_20_Text"><text:span text:style-name="Source_20_Text"><text:s text:c="2"/>end;</text:span></text:p>
            <text:p text:style-name="Preformatted_20_Text"/>
            <text:p text:style-name="Preformatted_20_Text"><text:span text:style-name="Source_20_Text">// === IMPLEMENTASI ===</text:span></text:p>
            <text:p text:style-name="Preformatted_20_Text"><text:span text:style-name="Source_20_Text">implementation</text:span></text:p>
            <text:p text:style-name="Preformatted_20_Text"/>
            <text:p text:style-name="Preformatted_20_Text"><text:span text:style-name="Source_20_Text">// -- Implementasi TBentukGeometri --</text:span></text:p>
            <text:p text:style-name="Preformatted_20_Text"><text:span text:style-name="Source_20_Text">constructor TBentukGeometri.Create(AWarna: TColor);</text:span></text:p>
            <text:p text:style-name="Preformatted_20_Text"><text:span text:style-name="Source_20_Text">begin</text:span></text:p>
            <text:p text:style-name="Preformatted_20_Text"><text:span text:style-name="Source_20_Text"><text:s text:c="2"/>inherited Create;</text:span></text:p>
            <text:p text:style-name="Preformatted_20_Text"><text:span text:style-name="Source_20_Text"><text:s text:c="2"/>FWarna := AWarna;</text:span></text:p>
            <text:p text:style-name="Preformatted_20_Text"><text:span text:style-name="Source_20_Text">end;</text:span></text:p>
            <text:p text:style-name="Preformatted_20_Text"/>
            <text:p text:style-name="Preformatted_20_Text"><text:soft-page-break/><text:span text:style-name="Source_20_Text">procedure TBentukGeometri.SetWarna(Value: TColor);</text:span></text:p>
            <text:p text:style-name="Preformatted_20_Text"><text:span text:style-name="Source_20_Text">begin</text:span></text:p>
            <text:p text:style-name="Preformatted_20_Text"><text:span text:style-name="Source_20_Text"><text:s text:c="2"/>FWarna := Value;</text:span></text:p>
            <text:p text:style-name="Preformatted_20_Text"><text:span text:style-name="Source_20_Text"><text:s text:c="2"/>// Mungkin panggil metode untuk menggambar ulang jika ini komponen visual</text:span></text:p>
            <text:p text:style-name="Preformatted_20_Text"><text:span text:style-name="Source_20_Text">end;</text:span></text:p>
            <text:p text:style-name="Preformatted_20_Text"/>
            <text:p text:style-name="Preformatted_20_Text"><text:span text:style-name="Source_20_Text">// TIDAK ADA implementasi untuk HitungLuas dan Gambar di TBentukGeometri</text:span></text:p>
            <text:p text:style-name="Preformatted_20_Text"/>
            <text:p text:style-name="Preformatted_20_Text"><text:span text:style-name="Source_20_Text">// -- Implementasi TLingkaran --</text:span></text:p>
            <text:p text:style-name="Preformatted_20_Text"><text:span text:style-name="Source_20_Text">constructor TLingkaran.Create(AWarna: TColor; AJariJari: Double);</text:span></text:p>
            <text:p text:style-name="Preformatted_20_Text"><text:span text:style-name="Source_20_Text">begin</text:span></text:p>
            <text:p text:style-name="Preformatted_20_Text"><text:span text:style-name="Source_20_Text"><text:s text:c="2"/>inherited Create(AWarna); // Panggil constructor induk</text:span></text:p>
            <text:p text:style-name="Preformatted_20_Text"><text:span text:style-name="Source_20_Text"><text:s text:c="2"/>FJariJari := AJariJari;</text:span></text:p>
            <text:p text:style-name="Preformatted_20_Text"><text:span text:style-name="Source_20_Text">end;</text:span></text:p>
            <text:p text:style-name="Preformatted_20_Text"/>
            <text:p text:style-name="Preformatted_20_Text"><text:span text:style-name="Source_20_Text">function TLingkaran.HitungLuas: Double;</text:span></text:p>
            <text:p text:style-name="Preformatted_20_Text"><text:span text:style-name="Source_20_Text">begin</text:span></text:p>
            <text:p text:style-name="Preformatted_20_Text"><text:span text:style-name="Source_20_Text"><text:s text:c="2"/>Result := Pi * Power(FJariJari, 2); // Implementasi spesifik</text:span></text:p>
            <text:p text:style-name="Preformatted_20_Text"><text:span text:style-name="Source_20_Text">end;</text:span></text:p>
            <text:p text:style-name="Preformatted_20_Text"/>
            <text:p text:style-name="Preformatted_20_Text"><text:span text:style-name="Source_20_Text">procedure TLingkaran.Gambar;</text:span></text:p>
            <text:p text:style-name="Preformatted_20_Text"><text:span text:style-name="Source_20_Text">begin</text:span></text:p>
            <text:p text:style-name="Preformatted_20_Text"><text:span text:style-name="Source_20_Text"><text:s text:c="2"/>WriteLn(Format('Menggambar Lingkaran [Warna: %s, Jari-jari: %.2f]', [ColorToString(FWarna), FJariJari]));</text:span></text:p>
            <text:p text:style-name="Preformatted_20_Text"><text:span text:style-name="Source_20_Text">end;</text:span></text:p>
            <text:p text:style-name="Preformatted_20_Text"/>
            <text:p text:style-name="Preformatted_20_Text"><text:span text:style-name="Source_20_Text">// -- Implementasi TPersegi --</text:span></text:p>
            <text:p text:style-name="Preformatted_20_Text"><text:span text:style-name="Source_20_Text">constructor TPersegi.Create(AWarna: TColor; ASisi: Double);</text:span></text:p>
            <text:p text:style-name="Preformatted_20_Text"><text:span text:style-name="Source_20_Text">begin</text:span></text:p>
            <text:p text:style-name="Preformatted_20_Text"><text:span text:style-name="Source_20_Text"><text:s text:c="2"/>inherited Create(AWarna);</text:span></text:p>
            <text:p text:style-name="Preformatted_20_Text"><text:span text:style-name="Source_20_Text"><text:s text:c="2"/>FSisi := ASisi;</text:span></text:p>
            <text:p text:style-name="Preformatted_20_Text"><text:span text:style-name="Source_20_Text">end;</text:span></text:p>
            <text:p text:style-name="Preformatted_20_Text"/>
            <text:p text:style-name="Preformatted_20_Text"><text:span text:style-name="Source_20_Text">function TPersegi.HitungLuas: Double;</text:span></text:p>
            <text:p text:style-name="Preformatted_20_Text"><text:span text:style-name="Source_20_Text">begin</text:span></text:p>
            <text:p text:style-name="Preformatted_20_Text"><text:span text:style-name="Source_20_Text"><text:s text:c="2"/>Result := Power(FSisi, 2); // Implementasi spesifik</text:span></text:p>
            <text:p text:style-name="Preformatted_20_Text"><text:span text:style-name="Source_20_Text">end;</text:span></text:p>
            <text:p text:style-name="Preformatted_20_Text"/>
            <text:p text:style-name="Preformatted_20_Text"><text:span text:style-name="Source_20_Text">procedure TPersegi.Gambar;</text:span></text:p>
            <text:p text:style-name="Preformatted_20_Text"><text:span text:style-name="Source_20_Text">begin</text:span></text:p>
            <text:p text:style-name="Preformatted_20_Text"><text:span text:style-name="Source_20_Text"><text:s text:c="2"/>WriteLn(Format('Menggambar Persegi [Warna: %s, Sisi: %.1f]', [ColorToString(FWarna), FSisi]));</text:span></text:p>
            <text:p text:style-name="Preformatted_20_Text"><text:span text:style-name="Source_20_Text">end;</text:span></text:p>
            <text:p text:style-name="Preformatted_20_Text"/>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 Bentuk: TBentukGeometri; // &lt;&lt;&lt; INI AKAN ERROR saat kompilasi!</text:span></text:p>
            <text:p text:style-name="Preformatted_20_Text"><text:span text:style-name="Source_20_Text"><text:s text:c="2"/>KoleksiBentuk: array of TBentukGeometri; // Array pointer ke kelas induk OK</text:span></text:p>
            <text:p text:style-name="Preformatted_20_Text"><text:span text:style-name="Source_20_Text"><text:s text:c="2"/>i: Integer;</text:span></text:p>
            <text:p text:style-name="Preformatted_20_Text"><text:span text:style-name="Source_20_Text">begin</text:span></text:p>
            <text:p text:style-name="Preformatted_20_Text"><text:span text:style-name="Source_20_Text"><text:s text:c="2"/>WriteLn('Demo Kelas Abstrak - ', DateTimeToStr(Now),' WIB, Banda Aceh');</text:span></text:p>
            <text:p text:style-name="Preformatted_20_Text"/>
            <text:p text:style-name="Preformatted_20_Text"><text:span text:style-name="Source_20_Text"><text:s text:c="2"/>// Membuat objek dari kelas TURUNAN KONKRET</text:span></text:p>
            <text:p text:style-name="Preformatted_20_Text"><text:soft-page-break/><text:span text:style-name="Source_20_Text"><text:s text:c="2"/>SetLength(KoleksiBentuk, 2);</text:span></text:p>
            <text:p text:style-name="Preformatted_20_Text"><text:span text:style-name="Source_20_Text"><text:s text:c="2"/>KoleksiBentuk[0] := TLingkaran.Create(clRed, 7.0);</text:span></text:p>
            <text:p text:style-name="Preformatted_20_Text"><text:span text:style-name="Source_20_Text"><text:s text:c="2"/>KoleksiBentuk[1] := TPersegi.Create(clGreen, 4.5);</text:span></text:p>
            <text:p text:style-name="Preformatted_20_Text"/>
            <text:p text:style-name="Preformatted_20_Text"><text:span text:style-name="Source_20_Text"><text:s text:c="2"/>WriteLn;</text:span></text:p>
            <text:p text:style-name="Preformatted_20_Text"><text:span text:style-name="Source_20_Text"><text:s text:c="2"/>WriteLn('--- Info Bentuk ---');</text:span></text:p>
            <text:p text:style-name="Preformatted_20_Text"><text:span text:style-name="Source_20_Text"><text:s text:c="2"/>for i := Low(KoleksiBentuk) to High(KoleksiBentuk) do</text:span></text:p>
            <text:p text:style-name="Preformatted_20_Text"><text:span text:style-name="Source_20_Text"><text:s text:c="2"/>begin</text:span></text:p>
            <text:p text:style-name="Preformatted_20_Text"><text:span text:style-name="Source_20_Text"><text:s text:c="5"/>KoleksiBentuk[i].Gambar; <text:s text:c="3"/>// Memanggil override yg benar via polimorfisme</text:span></text:p>
            <text:p text:style-name="Preformatted_20_Text"><text:span text:style-name="Source_20_Text"><text:s text:c="5"/>WriteLn(' <text:s/>Luas = ', KoleksiBentuk[i].HitungLuas:0:2); // Memanggil override yg benar</text:span></text:p>
            <text:p text:style-name="Preformatted_20_Text"><text:span text:style-name="Source_20_Text"><text:s text:c="5"/>WriteLn;</text:span></text:p>
            <text:p text:style-name="Preformatted_20_Text"><text:span text:style-name="Source_20_Text"><text:s text:c="2"/>end;</text:span></text:p>
            <text:p text:style-name="Preformatted_20_Text"><text:span text:style-name="Source_20_Text"><text:s text:c="2"/>WriteLn('-------------------');</text:span></text:p>
            <text:p text:style-name="Preformatted_20_Text"/>
            <text:p text:style-name="Preformatted_20_Text"><text:span text:style-name="Source_20_Text"><text:s text:c="2"/>// Cleanup</text:span></text:p>
            <text:p text:style-name="Preformatted_20_Text"><text:span text:style-name="Source_20_Text"><text:s text:c="2"/>for i := Low(KoleksiBentuk) to High(KoleksiBentuk) do</text:span></text:p>
            <text:p text:style-name="Preformatted_20_Text"><text:span text:style-name="Source_20_Text"><text:s text:c="4"/>KoleksiBentuk[i].Free;</text:span></text:p>
            <text:p text:style-name="Preformatted_20_Text"><text:span text:style-name="Source_20_Text"><text:s text:c="2"/>SetLength(KoleksiBentuk, 0);</text:span></text:p>
            <text:p text:style-name="Preformatted_20_Text"/>
            <text:p text:style-name="Preformatted_20_Text"><text:span text:style-name="Source_20_Text"><text:s text:c="2"/>ReadLn;</text:span></text:p>
            <text:p text:style-name="P609"><text:span text:style-name="Source_20_Text">end.</text:span></text:p>
            <text:p text:style-name="Text_20_body">Kelas abstrak dan metode abstrak adalah alat desain OOP yang penting untuk mendefinisikan kerangka kerja (framework) atau antarmuka dasar, sambil mendelegasikan detail implementasi spesifik ke kelas-kelas turunan yang lebih konkret.</text:p>
            <text:p text:style-name="Horizontal_20_Line"/>
            <text:p text:style-name="Text_20_body">Silakan berikan perintah <text:span text:style-name="Source_20_Text">YAX</text:span> untuk melanjutkan ke prompt berikutnya (Subbab: Late Binding vs. Early Binding).</text:p>
          </text:section>
          <text:section text:style-name="Sect1" text:name="feedback-form-104">
            <text:p text:style-name="P274"/>
          </text:section>
        </text:section>
        <text:section text:style-name="Sect1" text:name="67a3a1b1bab80dbc">
          <text:p text:style-name="Text_20_body"/>
          <text:section text:style-name="Sect1" text:name="user-query-content-105">
            <text:p text:style-name="P529">yax </text:p>
          </text:section>
          <text:p text:style-name="P274">Tampilkan alur berpikir</text:p>
          <text:section text:style-name="Sect2" text:name="model-response-message-contentr_67a3a1b1bab80dbc">
            <text:p text:style-name="Text_20_body">Tentu, mari kita bahas konsep penting di balik bagaimana pemanggilan metode diselesaikan dalam Object Pascal, yaitu perbedaan antara Early Binding dan Late Binding, pada pagi hari Selasa, 15 April 2025, pukul 11:55 AM WIB di Banda Aceh ini.</text:p>
            <text:p text:style-name="Text_20_body"><text:span text:style-name="Strong_20_Emphasis">(Jawaban untuk Prompt Isi Subbab: Late Binding vs. Early Binding)</text:span></text:p>
            <text:p text:style-name="Text_20_body">Ketika Anda menulis kode yang memanggil sebuah metode objek (<text:span text:style-name="Source_20_Text">ObjekSaya.MetodeA</text:span>), kompiler perlu menghubungkan (to bind) panggilan tersebut dengan kode implementasi (alamat memori) dari <text:span text:style-name="Source_20_Text">MetodeA</text:span> yang sebenarnya akan dieksekusi. Proses penghubungan ini dapat terjadi pada dua waktu yang berbeda, yang mengarah pada dua konsep: <text:span text:style-name="Emphasis">Early Binding</text:span> dan <text:span text:style-name="Emphasis">Late Binding</text:span>.</text:p>
            <text:p text:style-name="Text_20_body"><text:span text:style-name="Strong_20_Emphasis">1. Early Binding (Pengikatan Awal / Static Binding)</text:span></text:p>
            <text:list xml:id="list917832815827364280" text:style-name="L207">
              <text:list-item>
                <text:p text:style-name="P463"><text:span text:style-name="Strong_20_Emphasis">Kapan Terjadi:</text:span> Alamat memori dari implementasi metode yang akan dipanggil ditentukan oleh <text:span text:style-name="Strong_20_Emphasis">kompiler</text:span> pada saat <text:span text:style-name="Strong_20_Emphasis">kompilasi (compile time)</text:span>. </text:p>
              </text:list-item>
              <text:list-item>
                <text:p text:style-name="P463"><text:soft-page-break/><text:span text:style-name="Strong_20_Emphasis">Metode Mana:</text:span> Ini berlaku untuk pemanggilan: </text:p>
                <text:list>
                  <text:list-item>
                    <text:p text:style-name="P463"><text:span text:style-name="Strong_20_Emphasis">Metode non-virtual (statis):</text:span> Metode biasa yang tidak ditandai dengan direktif <text:span text:style-name="Source_20_Text">virtual</text:span> atau <text:span text:style-name="Source_20_Text">override</text:span>. </text:p>
                  </text:list-item>
                  <text:list-item>
                    <text:p text:style-name="P463">Metode (bahkan yang virtual sekalipun) yang dipanggil melalui variabel yang <text:span text:style-name="Strong_20_Emphasis">tipe kelasnya sudah pasti</text:span> saat kompilasi (misalnya, variabel yang dideklarasikan dengan tipe kelas turunan konkret, bukan tipe kelas induk). </text:p>
                  </text:list-item>
                </text:list>
              </text:list-item>
              <text:list-item>
                <text:p text:style-name="P463"><text:span text:style-name="Strong_20_Emphasis">Mekanisme:</text:span> Kompiler mengetahui secara pasti metode mana yang dimaksud dan dapat langsung menyisipkan alamat (atau offset) dari kode implementasi metode tersebut ke dalam kode mesin yang dihasilkan di titik pemanggilan. </text:p>
              </text:list-item>
              <text:list-item>
                <text:p text:style-name="P463"><text:span text:style-name="Strong_20_Emphasis">Kelebihan:</text:span> Sangat <text:span text:style-name="Strong_20_Emphasis">cepat</text:span> saat runtime. Hanya memerlukan satu instruksi lompatan (jump) langsung ke kode metode. </text:p>
              </text:list-item>
              <text:list-item>
                <text:p text:style-name="P207"><text:span text:style-name="Strong_20_Emphasis">Kekurangan:</text:span> <text:span text:style-name="Strong_20_Emphasis">Tidak fleksibel</text:span> dan <text:span text:style-name="Strong_20_Emphasis">tidak mendukung polimorfisme</text:span>. Jika Anda memanggil metode non-virtual <text:span text:style-name="Source_20_Text">ObjInduk.MetodeStatis</text:span>, implementasi <text:span text:style-name="Source_20_Text">MetodeStatis</text:span> dari kelas <text:span text:style-name="Source_20_Text">TInduk</text:span> lah yang <text:span text:style-name="Emphasis">selalu</text:span> akan dieksekusi, bahkan jika <text:span text:style-name="Source_20_Text">ObjInduk</text:span> saat runtime sebenarnya menunjuk ke objek dari kelas turunan yang mungkin memiliki metode <text:span text:style-name="Source_20_Text">MetodeStatis</text:span> versi lain (yang di-<text:span text:style-name="Source_20_Text">reintroduce</text:span>). </text:p>
              </text:list-item>
            </text:list>
            <text:p text:style-name="Text_20_body"><text:span text:style-name="Strong_20_Emphasis">2. Late Binding (Pengikatan Lambat / Dynamic Binding / Dynamic Dispatch)</text:span></text:p>
            <text:list xml:id="list5247295683230364979" text:style-name="L208">
              <text:list-item>
                <text:p text:style-name="P464"><text:span text:style-name="Strong_20_Emphasis">Kapan Terjadi:</text:span> Keputusan tentang implementasi metode <text:span text:style-name="Emphasis">spesifik</text:span> mana yang akan dieksekusi <text:span text:style-name="Strong_20_Emphasis">ditunda</text:span> hingga saat <text:span text:style-name="Strong_20_Emphasis">program berjalan (runtime)</text:span>. </text:p>
              </text:list-item>
              <text:list-item>
                <text:p text:style-name="P464"><text:span text:style-name="Strong_20_Emphasis">Metode Mana:</text:span> Ini berlaku <text:span text:style-name="Strong_20_Emphasis">hanya</text:span> ketika Anda memanggil metode yang dideklarasikan sebagai <text:span text:style-name="Strong_20_Emphasis"><text:span text:style-name="Source_20_Text">virtual</text:span></text:span> (atau <text:span text:style-name="Source_20_Text">dynamic</text:span>, atau <text:span text:style-name="Source_20_Text">override</text:span>) melalui sebuah <text:span text:style-name="Strong_20_Emphasis">variabel, pointer, atau referensi</text:span> yang tipe datanya saat kompilasi adalah <text:span text:style-name="Strong_20_Emphasis">kelas induk</text:span> (atau leluhur) dari tipe objek aktual yang dirujuk oleh variabel tersebut saat runtime. </text:p>
              </text:list-item>
              <text:list-item>
                <text:p text:style-name="P464"><text:span text:style-name="Strong_20_Emphasis">Mekanisme (Konseptual - via VMT):</text:span> Cara kerja late binding biasanya diimplementasikan menggunakan <text:span text:style-name="Strong_20_Emphasis">Virtual Method Table (VMT)</text:span>: </text:p>
                <text:list>
                  <text:list-item>
                    <text:p text:style-name="P464">Setiap kelas yang memiliki (atau mewarisi) metode virtual memiliki tabel tersembunyi yang disebut VMT. VMT ini berisi <text:span text:style-name="Strong_20_Emphasis">pointer</text:span> ke implementasi metode virtual yang <text:span text:style-name="Emphasis">benar</text:span> untuk kelas tersebut (termasuk metode yang di-override). </text:p>
                  </text:list-item>
                  <text:list-item>
                    <text:p text:style-name="P464">Setiap objek yang dibuat dari kelas tersebut memiliki pointer tersembunyi yang menunjuk ke VMT kelasnya. </text:p>
                  </text:list-item>
                  <text:list-item>
                    <text:p text:style-name="P464">Ketika Anda memanggil metode virtual secara polimorfik (misalnya <text:span text:style-name="Source_20_Text">VariabelInduk.MetodeVirtual</text:span>), runtime akan: a. Mengikuti pointer VMT dari objek yang ditunjuk oleh <text:span text:style-name="Source_20_Text">VariabelInduk</text:span>. b. Mencari entri (slot) untuk <text:span text:style-name="Source_20_Text">MetodeVirtual</text:span> di dalam VMT tersebut. c. Mengambil alamat implementasi metode dari slot VMT itu. d. Melompat (jump) ke alamat tersebut untuk mengeksekusi kode metode yang benar (bisa jadi milik kelas induk atau kelas turunan yang meng-override). </text:p>
                  </text:list-item>
                </text:list>
              </text:list-item>
              <text:list-item>
                <text:p text:style-name="P464"><text:span text:style-name="Strong_20_Emphasis">Kelebihan:</text:span> Inilah yang <text:span text:style-name="Strong_20_Emphasis">memungkinkan Polimorfisme</text:span>. Memungkinkan penulisan kode generik yang dapat berinteraksi dengan berbagai jenis objek turunan melalui antarmuka kelas induk, memberikan fleksibilitas dan ekstensibilitas yang luar biasa. </text:p>
              </text:list-item>
              <text:list-item>
                <text:p text:style-name="P208"><text:span text:style-name="Strong_20_Emphasis">Kekurangan:</text:span> Memiliki sedikit <text:span text:style-name="Strong_20_Emphasis">overhead runtime</text:span> dibandingkan early binding <text:soft-page-break/>karena ada langkah tambahan untuk mencari alamat metode di VMT sebelum melakukan pemanggilan. Namun, overhead ini biasanya sangat kecil pada prosesor modern dan sepadan dengan fleksibilitas yang didapatkan. </text:p>
              </text:list-item>
            </text:list>
            <text:p text:style-name="Text_20_body"><text:span text:style-name="Strong_20_Emphasis">Hubungan dengan Contoh Polimorfisme (</text:span><text:span text:style-name="Strong_20_Emphasis"><text:span text:style-name="Source_20_Text">virtual</text:span></text:span><text:span text:style-name="Strong_20_Emphasis">/</text:span><text:span text:style-name="Strong_20_Emphasis"><text:span text:style-name="Source_20_Text">override</text:span></text:span><text:span text:style-name="Strong_20_Emphasis">)</text:span></text:p>
            <text:p text:style-name="Text_20_body">Mari kita lihat kembali contoh <text:span text:style-name="Source_20_Text">THewan</text:span>, <text:span text:style-name="Source_20_Text">TKucing</text:span>, dan <text:span text:style-name="Source_20_Text">TAnjing</text:span> dari subbab sebelumnya:</text:p>
            <text:p text:style-name="Text_20_body">Delphi</text:p>
            <text:p text:style-name="Preformatted_20_Text"><text:span text:style-name="Source_20_Text">var</text:span></text:p>
            <text:p text:style-name="Preformatted_20_Text"><text:span text:style-name="Source_20_Text"><text:s text:c="2"/>Peliharaan: array[0..2] of THewan; // Array bertipe kelas INDUK</text:span></text:p>
            <text:p text:style-name="Preformatted_20_Text"><text:span text:style-name="Source_20_Text"><text:s text:c="2"/>i: Integer;</text:span></text:p>
            <text:p text:style-name="Preformatted_20_Text"><text:span text:style-name="Source_20_Text">begin</text:span></text:p>
            <text:p text:style-name="Preformatted_20_Text"><text:span text:style-name="Source_20_Text"><text:s text:c="2"/>Peliharaan[0] := TKucing.Create('Miko');</text:span></text:p>
            <text:p text:style-name="Preformatted_20_Text"><text:span text:style-name="Source_20_Text"><text:s text:c="2"/>Peliharaan[1] := TAnjing.Create('Bruno');</text:span></text:p>
            <text:p text:style-name="Preformatted_20_Text"><text:span text:style-name="Source_20_Text"><text:s text:c="2"/>Peliharaan[2] := TKucing.Create('Luna');</text:span></text:p>
            <text:p text:style-name="Preformatted_20_Text"/>
            <text:p text:style-name="Preformatted_20_Text"><text:span text:style-name="Source_20_Text"><text:s text:c="2"/>for i := Low(Peliharaan) to High(Peliharaan) do</text:span></text:p>
            <text:p text:style-name="Preformatted_20_Text"><text:span text:style-name="Source_20_Text"><text:s text:c="2"/>begin</text:span></text:p>
            <text:p text:style-name="Preformatted_20_Text"><text:span text:style-name="Source_20_Text"><text:s text:c="4"/>WriteLn(Peliharaan[i].Bersuara); // &lt;&lt;&lt; PEMANGGILAN POLIMORFIK</text:span></text:p>
            <text:p text:style-name="Preformatted_20_Text"><text:span text:style-name="Source_20_Text"><text:s text:c="2"/>end;</text:span></text:p>
            <text:p text:style-name="Preformatted_20_Text"><text:span text:style-name="Source_20_Text"><text:s text:c="2"/>// ... cleanup ...</text:span></text:p>
            <text:p text:style-name="P609"><text:span text:style-name="Source_20_Text">end.</text:span></text:p>
            <text:list xml:id="list5484183674993189220" text:style-name="L209">
              <text:list-item>
                <text:p text:style-name="P465">Metode <text:span text:style-name="Source_20_Text">Bersuara</text:span> dideklarasikan sebagai <text:span text:style-name="Source_20_Text">virtual</text:span> di <text:span text:style-name="Source_20_Text">THewan</text:span> dan di-<text:span text:style-name="Source_20_Text">override</text:span> di <text:span text:style-name="Source_20_Text">TKucing</text:span> dan <text:span text:style-name="Source_20_Text">TAnjing</text:span>. </text:p>
              </text:list-item>
              <text:list-item>
                <text:p text:style-name="P465">Variabel <text:span text:style-name="Source_20_Text">Peliharaan[i]</text:span> memiliki tipe <text:span text:style-name="Source_20_Text">THewan</text:span> saat kompilasi. </text:p>
              </text:list-item>
              <text:list-item>
                <text:p text:style-name="P465">Ketika <text:span text:style-name="Source_20_Text">Peliharaan[i].Bersuara</text:span> dipanggil, karena <text:span text:style-name="Source_20_Text">Bersuara</text:span> adalah virtual, <text:span text:style-name="Strong_20_Emphasis">late binding</text:span> terjadi. </text:p>
              </text:list-item>
              <text:list-item>
                <text:p text:style-name="P465">Saat <text:span text:style-name="Source_20_Text">i=0</text:span>, <text:span text:style-name="Source_20_Text">Peliharaan[0]</text:span> menunjuk ke objek <text:span text:style-name="Source_20_Text">TKucing</text:span>. Runtime melihat VMT <text:span text:style-name="Source_20_Text">TKucing</text:span> dan menemukan alamat implementasi <text:span text:style-name="Source_20_Text">TKucing.Bersuara</text:span>, lalu menjalankannya (output "Meooow!"). </text:p>
              </text:list-item>
              <text:list-item>
                <text:p text:style-name="P465">Saat <text:span text:style-name="Source_20_Text">i=1</text:span>, <text:span text:style-name="Source_20_Text">Peliharaan[1]</text:span> menunjuk ke objek <text:span text:style-name="Source_20_Text">TAnjing</text:span>. Runtime melihat VMT <text:span text:style-name="Source_20_Text">TAnjing</text:span> dan menemukan alamat implementasi <text:span text:style-name="Source_20_Text">TAnjing.Bersuara</text:span>, lalu menjalankannya (output "Guuk! Guuk!"). </text:p>
              </text:list-item>
              <text:list-item>
                <text:p text:style-name="P209">Demikian seterusnya. </text:p>
              </text:list-item>
            </text:list>
            <text:p text:style-name="Text_20_body">Jika <text:span text:style-name="Source_20_Text">Bersuara</text:span> <text:span text:style-name="Emphasis">tidak</text:span> dideklarasikan <text:span text:style-name="Source_20_Text">virtual</text:span>, maka pemanggilan <text:span text:style-name="Source_20_Text">Peliharaan[i].Bersuara</text:span> akan menggunakan <text:span text:style-name="Strong_20_Emphasis">early binding</text:span>. Kompiler hanya akan melihat tipe variabel (<text:span text:style-name="Source_20_Text">THewan</text:span>) dan akan selalu memanggil implementasi <text:span text:style-name="Source_20_Text">THewan.Bersuara</text:span> untuk semua elemen, mengabaikan tipe objek aktualnya. Ini akan menghilangkan perilaku polimorfik.</text:p>
            <text:p text:style-name="Text_20_body"><text:span text:style-name="Strong_20_Emphasis">Kesimpulan:</text:span></text:p>
            <text:list xml:id="list1240497515215168875" text:style-name="L210">
              <text:list-item>
                <text:p text:style-name="P466"><text:span text:style-name="Strong_20_Emphasis">Early Binding:</text:span> Cepat, statis, ditentukan saat kompilasi, untuk metode non-virtual. </text:p>
              </text:list-item>
              <text:list-item>
                <text:p text:style-name="P210"><text:span text:style-name="Strong_20_Emphasis">Late Binding:</text:span> Sedikit overhead, dinamis, ditentukan saat runtime, untuk metode <text:span text:style-name="Source_20_Text">virtual</text:span>/<text:span text:style-name="Source_20_Text">override</text:span> yang dipanggil secara polimorfik, memungkinkan fleksibilitas OOP. </text:p>
              </text:list-item>
            </text:list>
            <text:p text:style-name="Text_20_body"><text:soft-page-break/>Memahami perbedaan ini membantu Anda merancang hierarki kelas dan memanfaatkan polimorfisme secara efektif dalam Object Pascal.</text:p>
            <text:p text:style-name="Horizontal_20_Line"/>
            <text:p text:style-name="Text_20_body">Kita telah menyelesaikan Bab 11. Silakan berikan perintah <text:span text:style-name="Source_20_Text">YAX</text:span> untuk melanjutkan ke prompt berikutnya (Pengantar Bab 12).</text:p>
          </text:section>
          <text:section text:style-name="Sect1" text:name="feedback-form-105">
            <text:p text:style-name="P274"/>
          </text:section>
        </text:section>
        <text:section text:style-name="Sect1" text:name="d9aabae0946947da">
          <text:p text:style-name="Text_20_body"/>
          <text:section text:style-name="Sect1" text:name="user-query-content-106">
            <text:p text:style-name="P529">yax </text:p>
          </text:section>
          <text:p text:style-name="P274">Tampilkan alur berpikir</text:p>
          <text:section text:style-name="Sect2" text:name="model-response-message-contentr_d9aabae0946947da">
            <text:p text:style-name="Text_20_body">Baik, kita akan melanjutkan ke Bab 12 pada hari Selasa siang, 15 April 2025, pukul 11:57 AM WIB di Banda Aceh ini. Setelah mendalami OOP, kita akan beralih ke topik yang sangat praktis dan esensial: interaksi dengan sistem file.</text:p>
            <text:p text:style-name="Text_20_body"><text:span text:style-name="Strong_20_Emphasis">(Jawaban untuk Prompt Pengantar Bab 12)</text:span></text:p>
            <text:p text:style-name="Text_20_body">Hampir semua aplikasi yang lebih dari sekadar eksperimen sederhana perlu berinteraksi dengan dunia luar di luar memori utamanya. Kebutuhan paling umum adalah <text:span text:style-name="Strong_20_Emphasis">menyimpan data secara permanen</text:span> agar tidak hilang ketika aplikasi ditutup, dan <text:span text:style-name="Strong_20_Emphasis">membaca data</text:span> yang sudah ada, baik itu data pengguna, file konfigurasi, atau sumber daya lainnya. Mekanisme paling dasar dan universal untuk penyimpanan persisten ini adalah melalui <text:span text:style-name="Strong_20_Emphasis">file</text:span> pada sistem penyimpanan (seperti hard disk, SSD, atau media lainnya).</text:p>
            <text:p text:style-name="Text_20_body">Bab 12 ini, "Bekerja dengan File dan Stream", akan membahas bagaimana Anda dapat melakukan operasi Input/Output (I/O) file menggunakan Free Pascal. Menariknya, Free Pascal, karena sejarah dan kompatibilitasnya dengan Delphi, menyediakan <text:span text:style-name="Strong_20_Emphasis">dua pendekatan utama</text:span> untuk bekerja dengan file:</text:p>
            <text:list xml:id="list5586433600635982782" text:style-name="L211">
              <text:list-item>
                <text:p text:style-name="P211"><text:span text:style-name="Strong_20_Emphasis">Metode I/O Klasik Pascal:</text:span> Ini adalah cara tradisional yang diwarisi dari era Turbo Pascal. Pendekatan ini membedakan secara jelas antara:</text:p>
                <text:list>
                  <text:list-item>
                    <text:p text:style-name="P467"><text:span text:style-name="Strong_20_Emphasis">File Teks (</text:span><text:span text:style-name="Strong_20_Emphasis"><text:span text:style-name="Source_20_Text">TextFile</text:span></text:span><text:span text:style-name="Strong_20_Emphasis">):</text:span> Untuk membaca/menulis data baris per baris sebagai teks yang dapat dibaca manusia, menggunakan prosedur seperti <text:span text:style-name="Source_20_Text">ReadLn</text:span> dan <text:span text:style-name="Source_20_Text">WriteLn</text:span>. </text:p>
                  </text:list-item>
                  <text:list-item>
                    <text:p text:style-name="P467"><text:span text:style-name="Strong_20_Emphasis">File Bertipe (</text:span><text:span text:style-name="Strong_20_Emphasis"><text:span text:style-name="Source_20_Text">File of Type</text:span></text:span><text:span text:style-name="Strong_20_Emphasis">) / File Biner:</text:span> Untuk membaca/menulis data dalam blok-blok berukuran tetap (record) dalam format biner internalnya, menggunakan prosedur <text:span text:style-name="Source_20_Text">Read</text:span> dan <text:span text:style-name="Source_20_Text">Write</text:span>. Pendekatan klasik ini melibatkan prosedur-prosedur standar seperti <text:span text:style-name="Source_20_Text">AssignFile</text:span>, <text:span text:style-name="Source_20_Text">Reset</text:span>, <text:span text:style-name="Source_20_Text">Rewrite</text:span>, <text:span text:style-name="Source_20_Text">Append</text:span>, <text:span text:style-name="Source_20_Text">Seek</text:span>, <text:span text:style-name="Source_20_Text">CloseFile</text:span>, dan lainnya. </text:p>
                  </text:list-item>
                </text:list>
              </text:list-item>
              <text:list-item>
                <text:p text:style-name="P211"><text:span text:style-name="Strong_20_Emphasis">Pendekatan Berbasis Stream (</text:span><text:span text:style-name="Strong_20_Emphasis"><text:span text:style-name="Source_20_Text">TStream</text:span></text:span><text:span text:style-name="Strong_20_Emphasis">):</text:span> Ini adalah cara yang lebih modern, fleksibel, dan berorientasi objek, yang menjadi dasar bagi banyak operasi I/O di Free Component Library (FCL), Lazarus Component Library (LCL), dan Delphi VCL. Konsep intinya adalah <text:span text:style-name="Source_20_Text">TStream</text:span> sebagai representasi abstrak dari aliran (stream) byte, yang bisa berasal dari berbagai sumber. Turunan utamanya meliputi:</text:p>
                <text:list>
                  <text:list-item>
                    <text:p text:style-name="P467"><text:span text:style-name="Strong_20_Emphasis"><text:span text:style-name="Source_20_Text">TFileStream</text:span></text:span><text:span text:style-name="Strong_20_Emphasis">:</text:span> Untuk membaca/menulis byte dari/ke file di disk. </text:p>
                  </text:list-item>
                  <text:list-item>
                    <text:p text:style-name="P467"><text:span text:style-name="Strong_20_Emphasis"><text:span text:style-name="Source_20_Text">TMemoryStream</text:span></text:span><text:span text:style-name="Strong_20_Emphasis">:</text:span> Untuk membaca/menulis byte dari/ke blok memori. </text:p>
                  </text:list-item>
                  <text:list-item>
                    <text:p text:style-name="P211"><text:soft-page-break/>(Dan lainnya seperti <text:span text:style-name="Source_20_Text">TStringStream</text:span>, <text:span text:style-name="Source_20_Text">TResourceStream</text:span>, dll.) Pendekatan stream bekerja pada level byte dan menawarkan antarmuka yang lebih konsisten untuk berbagai jenis sumber data. </text:p>
                  </text:list-item>
                </text:list>
              </text:list-item>
            </text:list>
            <text:p text:style-name="Text_20_body">Bab ini akan membahas <text:span text:style-name="Strong_20_Emphasis">kedua pendekatan</text:span> tersebut. Kita akan pelajari cara menggunakan prosedur I/O klasik untuk file teks dan bertipe, kemudian kita akan diperkenalkan pada konsep stream dan cara menggunakan <text:span text:style-name="Source_20_Text">TFileStream</text:span>. Kami juga akan memberikan panduan tentang kapan masing-masing pendekatan mungkin lebih cocok digunakan. Memahami cara membaca dan menulis file adalah keterampilan yang mutlak diperlukan untuk membangun aplikasi Free Pascal yang fungsional dan berguna di dunia nyata, per tanggal 15 April 2025.</text:p>
            <text:p text:style-name="Horizontal_20_Line"/>
            <text:p text:style-name="Text_20_body">Silakan berikan perintah <text:span text:style-name="Source_20_Text">YAX</text:span> untuk melanjutkan ke prompt berikutnya (Subbab: File Teks vs. File Biner (Bertipe)).</text:p>
          </text:section>
          <text:section text:style-name="Sect1" text:name="feedback-form-106">
            <text:p text:style-name="P274"/>
          </text:section>
        </text:section>
        <text:section text:style-name="Sect1" text:name="4a15268ff4d78fdd">
          <text:p text:style-name="Text_20_body"/>
          <text:section text:style-name="Sect1" text:name="user-query-content-107">
            <text:p text:style-name="P529">yax </text:p>
          </text:section>
          <text:p text:style-name="P274">Tampilkan alur berpikir</text:p>
          <text:section text:style-name="Sect2" text:name="model-response-message-contentr_4a15268ff4d78fdd">
            <text:p text:style-name="Text_20_body">Tentu, mari kita mulai pembahasan tentang jenis-jenis file dalam pendekatan I/O klasik Pascal pada siang hari Selasa, 15 April 2025, pukul 12:00 PM WIB di Banda Aceh ini.</text:p>
            <text:p text:style-name="Text_20_body"><text:span text:style-name="Strong_20_Emphasis">(Jawaban untuk Prompt Isi Subbab: File Teks vs. File Biner (Bertipe))</text:span></text:p>
            <text:p text:style-name="Text_20_body">Sistem Input/Output (I/O) file klasik dalam Free Pascal (yang diwarisi dari Turbo Pascal dan Delphi awal) membedakan cara penanganan file berdasarkan bagaimana data di dalamnya diorganisir dan diinterpretasikan. Memahami perbedaan ini penting untuk memilih metode yang tepat saat membaca atau menulis data. Ada tiga kategori utama:</text:p>
            <text:p text:style-name="Text_20_body"><text:span text:style-name="Strong_20_Emphasis">1. File Teks (</text:span><text:span text:style-name="Strong_20_Emphasis"><text:span text:style-name="Source_20_Text">TextFile</text:span></text:span><text:span text:style-name="Strong_20_Emphasis"> atau </text:span><text:span text:style-name="Strong_20_Emphasis"><text:span text:style-name="Source_20_Text">Text</text:span></text:span><text:span text:style-name="Strong_20_Emphasis">)</text:span></text:p>
            <text:list xml:id="list6560339452142890141" text:style-name="L212">
              <text:list-item>
                <text:p text:style-name="P468"><text:span text:style-name="Strong_20_Emphasis">Struktur:</text:span> File teks dilihat oleh Pascal sebagai urutan <text:span text:style-name="Strong_20_Emphasis">baris (lines)</text:span>. Setiap baris terdiri dari nol atau lebih karakter dan diakhiri oleh penanda khusus <text:span text:style-name="Strong_20_Emphasis">Akhir Baris (End-Of-Line - EOL marker)</text:span>. Penting diketahui bahwa representasi EOL ini berbeda antar sistem operasi (misalnya, di Windows biasanya Carriage Return + Line Feed (<text:span text:style-name="Source_20_Text">#13#10</text:span>), di Linux/macOS modern biasanya hanya Line Feed (<text:span text:style-name="Source_20_Text">#10</text:span>)). Untungnya, rutin I/O teks Pascal (<text:span text:style-name="Source_20_Text">ReadLn</text:span>/<text:span text:style-name="Source_20_Text">WriteLn</text:span>) umumnya dirancang untuk menangani perbedaan EOL ini secara transparan saat membaca atau menulis seluruh baris. </text:p>
              </text:list-item>
              <text:list-item>
                <text:p text:style-name="P468"><text:span text:style-name="Strong_20_Emphasis">Representasi Data:</text:span> Data di dalam file teks disimpan sebagai <text:span text:style-name="Strong_20_Emphasis">karakter yang dapat dibaca manusia</text:span> (biasanya dalam encoding ASCII, ANSI, atau UTF-8 tergantung pengaturan sistem dan FPC). Ketika Anda menulis tipe data numerik (<text:span text:style-name="Source_20_Text">Integer</text:span>, <text:span text:style-name="Source_20_Text">Real</text:span>) atau <text:span text:style-name="Source_20_Text">Boolean</text:span> ke file teks menggunakan <text:span text:style-name="Source_20_Text">WriteLn</text:span>, nilainya akan <text:span text:style-name="Strong_20_Emphasis">dikonversi</text:span> menjadi representasi stringnya. Sebaliknya, saat membaca dengan <text:span text:style-name="Source_20_Text">ReadLn</text:span>, representasi teks dari file akan <text:span text:style-name="Strong_20_Emphasis">dikonversi kembali</text:span> ke tipe data variabel target Anda. </text:p>
              </text:list-item>
              <text:list-item>
                <text:p text:style-name="P468"><text:span text:style-name="Strong_20_Emphasis">Penggunaan:</text:span> Ideal untuk file yang perlu dibaca atau diedit oleh manusia, seperti <text:soft-page-break/>file kode sumber, file konfigurasi (<text:span text:style-name="Source_20_Text">.ini</text:span>, <text:span text:style-name="Source_20_Text">.conf</text:span>), file log, data CSV (Comma Separated Values), atau laporan teks sederhana. </text:p>
              </text:list-item>
              <text:list-item>
                <text:p text:style-name="P468"><text:span text:style-name="Strong_20_Emphasis">Prosedur/Fungsi Utama:</text:span> <text:span text:style-name="Source_20_Text">ReadLn</text:span>, <text:span text:style-name="Source_20_Text">WriteLn</text:span> (untuk operasi berbasis baris), <text:span text:style-name="Source_20_Text">Read</text:span>, <text:span text:style-name="Source_20_Text">Write</text:span> (untuk operasi per item tanpa EOL otomatis), <text:span text:style-name="Source_20_Text">Eof</text:span> (End-of-File), <text:span text:style-name="Source_20_Text">Eoln</text:span> (End-of-Line). </text:p>
              </text:list-item>
              <text:list-item>
                <text:p text:style-name="P468"><text:span text:style-name="Strong_20_Emphasis">Deklarasi Variabel:</text:span> </text:p>
                <text:p text:style-name="P212">Delphi</text:p>
                <text:p text:style-name="P600"><text:span text:style-name="Source_20_Text">var</text:span></text:p>
                <text:p text:style-name="P600"><text:span text:style-name="Source_20_Text"><text:s text:c="2"/>LogFile: TextFile; // Cara eksplisit</text:span></text:p>
                <text:p text:style-name="P658"><text:span text:style-name="Source_20_Text"><text:s text:c="2"/>InputConfig: Text; <text:s/>// Alias umum</text:span></text:p>
              </text:list-item>
            </text:list>
            <text:p text:style-name="Text_20_body"><text:span text:style-name="Strong_20_Emphasis">2. File Bertipe (</text:span><text:span text:style-name="Strong_20_Emphasis"><text:span text:style-name="Source_20_Text">File of TipeData</text:span></text:span><text:span text:style-name="Strong_20_Emphasis">)</text:span></text:p>
            <text:list xml:id="list8298459990528831530" text:style-name="L213">
              <text:list-item>
                <text:p text:style-name="P469"><text:span text:style-name="Strong_20_Emphasis">Struktur:</text:span> File bertipe dilihat sebagai urutan <text:span text:style-name="Strong_20_Emphasis">record</text:span> atau <text:span text:style-name="Strong_20_Emphasis">item data</text:span> yang <text:span text:style-name="Strong_20_Emphasis">ukurannya tetap</text:span> dan <text:span text:style-name="Strong_20_Emphasis">tipenya sama persis</text:span>, yaitu <text:span text:style-name="Source_20_Text">TipeData</text:span> yang Anda tentukan saat deklarasi. <text:span text:style-name="Source_20_Text">TipeData</text:span> ini haruslah tipe data yang ukurannya diketahui pasti saat kompilasi (misalnya, <text:span text:style-name="Source_20_Text">Integer</text:span>, <text:span text:style-name="Source_20_Text">Real</text:span>, <text:span text:style-name="Source_20_Text">Char</text:span>, <text:span text:style-name="Source_20_Text">Boolean</text:span>, tipe Enumerasi, <text:span text:style-name="Source_20_Text">Record</text:span> yang tidak mengandung tipe dinamis secara langsung, Array Statis). Anda <text:span text:style-name="Strong_20_Emphasis">tidak bisa</text:span> langsung menggunakan <text:span text:style-name="Source_20_Text">File of string</text:span> (untuk Ansi/UnicodeString) atau <text:span text:style-name="Source_20_Text">File of array of Integer</text:span> karena ukurannya dinamis. </text:p>
              </text:list-item>
              <text:list-item>
                <text:p text:style-name="P469"><text:span text:style-name="Strong_20_Emphasis">Representasi Data:</text:span> Data disimpan dalam file persis seperti representasi <text:span text:style-name="Strong_20_Emphasis">biner internalnya</text:span> di memori. <text:span text:style-name="Strong_20_Emphasis">Tidak ada konversi</text:span> ke atau dari format teks. Ini membuat penyimpanan data terstruktur menjadi jauh lebih <text:span text:style-name="Strong_20_Emphasis">kompak</text:span> dan proses baca/tulisnya <text:span text:style-name="Strong_20_Emphasis">lebih cepat</text:span> dibandingkan file teks. Namun, isi file ini biasanya tidak dapat dibaca langsung oleh manusia menggunakan editor teks biasa. </text:p>
              </text:list-item>
              <text:list-item>
                <text:p text:style-name="P469"><text:span text:style-name="Strong_20_Emphasis">Penggunaan:</text:span> Sangat cocok untuk menyimpan data terstruktur secara efisien, seperti menyimpan array dari record, state aplikasi yang kompleks, atau membuat file data sederhana bergaya database. Keunggulan utamanya adalah mendukung <text:span text:style-name="Strong_20_Emphasis">akses acak (random access)</text:span>, artinya Anda bisa langsung melompat untuk membaca atau menulis record ke-N menggunakan prosedur <text:span text:style-name="Source_20_Text">Seek</text:span>. </text:p>
              </text:list-item>
              <text:list-item>
                <text:p text:style-name="P469"><text:span text:style-name="Strong_20_Emphasis">Prosedur/Fungsi Utama:</text:span> <text:span text:style-name="Source_20_Text">Read</text:span>, <text:span text:style-name="Source_20_Text">Write</text:span> (untuk operasi berbasis record/item), <text:span text:style-name="Source_20_Text">Seek</text:span>, <text:span text:style-name="Source_20_Text">FileSize</text:span> (mengembalikan jumlah record), <text:span text:style-name="Source_20_Text">FilePos</text:span> (mengembalikan posisi record saat ini), <text:span text:style-name="Source_20_Text">Eof</text:span>. </text:p>
              </text:list-item>
              <text:list-item>
                <text:p text:style-name="P469"><text:span text:style-name="Strong_20_Emphasis">Deklarasi Variabel:</text:span> </text:p>
                <text:p text:style-name="P213">Delphi</text:p>
                <text:p text:style-name="P601"><text:span text:style-name="Source_20_Text">type</text:span></text:p>
                <text:p text:style-name="P601"><text:span text:style-name="Source_20_Text"><text:s text:c="2"/>TSiswaRecord = record</text:span></text:p>
                <text:p text:style-name="P601"><text:span text:style-name="Source_20_Text"><text:s text:c="4"/>NIM: string[10];</text:span></text:p>
                <text:p text:style-name="P601"><text:span text:style-name="Source_20_Text"><text:s text:c="4"/>Nama: string[50];</text:span></text:p>
                <text:p text:style-name="P601"><text:span text:style-name="Source_20_Text"><text:s text:c="4"/>IPK: Single; // Ukuran Single tetap</text:span></text:p>
                <text:p text:style-name="P601"><text:span text:style-name="Source_20_Text"><text:s text:c="2"/>end;</text:span></text:p>
                <text:p text:style-name="P601"><text:span text:style-name="Source_20_Text">var</text:span></text:p>
                <text:p text:style-name="P601"><text:span text:style-name="Source_20_Text"><text:s text:c="2"/>DataMahasiswa: File of TSiswaRecord; // File berisi record TSiswaRecord</text:span></text:p>
                <text:p text:style-name="P659"><text:span text:style-name="Source_20_Text"><text:s text:c="2"/>FileAngka: File of Integer; <text:s text:c="7"/>// File berisi data Integer</text:span></text:p>
              </text:list-item>
            </text:list>
            <text:p text:style-name="Text_20_body"><text:soft-page-break/><text:span text:style-name="Strong_20_Emphasis">3. File Tak Bertipe (</text:span><text:span text:style-name="Strong_20_Emphasis"><text:span text:style-name="Source_20_Text">File</text:span></text:span><text:span text:style-name="Strong_20_Emphasis">)</text:span></text:p>
            <text:list xml:id="list6297939501503159098" text:style-name="L214">
              <text:list-item>
                <text:p text:style-name="P470"><text:span text:style-name="Strong_20_Emphasis">Struktur:</text:span> Ini adalah jenis file paling dasar. Pascal melihatnya hanya sebagai urutan <text:span text:style-name="Strong_20_Emphasis">byte mentah</text:span>, tanpa struktur baris atau record yang dikenali secara internal. Anda berinteraksi dengannya dalam bentuk <text:span text:style-name="Strong_20_Emphasis">blok-blok byte</text:span> dengan ukuran yang Anda tentukan. </text:p>
              </text:list-item>
              <text:list-item>
                <text:p text:style-name="P470"><text:span text:style-name="Strong_20_Emphasis">Representasi Data:</text:span> Biner mentah. </text:p>
              </text:list-item>
              <text:list-item>
                <text:p text:style-name="P470"><text:span text:style-name="Strong_20_Emphasis">Penggunaan:</text:span> Digunakan untuk operasi file tingkat rendah di mana Anda memerlukan kontrol penuh atas pembacaan/penulisan blok byte. Contohnya termasuk: menyalin file secara efisien, memanipulasi header file dengan format kustom, atau berinteraksi dengan format file biner yang tidak cocok dengan struktur <text:span text:style-name="Source_20_Text">File of Type</text:span>. Memerlukan manajemen buffer manual yang hati-hati. </text:p>
              </text:list-item>
              <text:list-item>
                <text:p text:style-name="P470"><text:span text:style-name="Strong_20_Emphasis">Prosedur/Fungsi Utama:</text:span> <text:span text:style-name="Source_20_Text">BlockRead</text:span>, <text:span text:style-name="Source_20_Text">BlockWrite</text:span> (membaca/menulis sejumlah byte ke/dari buffer), <text:span text:style-name="Source_20_Text">Reset</text:span>/<text:span text:style-name="Source_20_Text">Rewrite</text:span> (dengan parameter ukuran blok opsional), <text:span text:style-name="Source_20_Text">Seek</text:span>, <text:span text:style-name="Source_20_Text">FileSize</text:span> (dalam byte). </text:p>
              </text:list-item>
              <text:list-item>
                <text:p text:style-name="P470"><text:span text:style-name="Strong_20_Emphasis">Deklarasi Variabel:</text:span> </text:p>
                <text:p text:style-name="P214">Delphi</text:p>
                <text:p text:style-name="P602"><text:span text:style-name="Source_20_Text">var</text:span></text:p>
                <text:p text:style-name="P660"><text:span text:style-name="Source_20_Text"><text:s text:c="2"/>GenericFile: File;</text:span></text:p>
              </text:list-item>
              <text:list-item>
                <text:p text:style-name="P214"><text:span text:style-name="Strong_20_Emphasis">Catatan:</text:span> Jenis file ini lebih jarang digunakan dalam pemrograman aplikasi umum dibandingkan <text:span text:style-name="Source_20_Text">TextFile</text:span> atau <text:span text:style-name="Source_20_Text">File of Type</text:span>. </text:p>
              </text:list-item>
            </text:list>
            <text:p text:style-name="Text_20_body">Memilih antara <text:span text:style-name="Source_20_Text">TextFile</text:span> dan <text:span text:style-name="Source_20_Text">File of Type</text:span> (atau <text:span text:style-name="Source_20_Text">File</text:span> jika perlu) bergantung pada sifat data yang ingin Anda simpan dan bagaimana Anda ingin berinteraksi dengannya (apakah perlu dibaca manusia, seberapa penting efisiensi penyimpanan/kecepatan akses, apakah perlu akses acak).</text:p>
            <text:p text:style-name="Horizontal_20_Line"/>
            <text:p text:style-name="Text_20_body">Silakan berikan perintah <text:span text:style-name="Source_20_Text">YAX</text:span> untuk melanjutkan ke prompt berikutnya (Pengantar Subbab: Operasi File Klasik Pascal).</text:p>
          </text:section>
          <text:section text:style-name="Sect1" text:name="feedback-form-107">
            <text:p text:style-name="P274"/>
          </text:section>
        </text:section>
        <text:section text:style-name="Sect1" text:name="995bebea01fb9ac0">
          <text:p text:style-name="Text_20_body"/>
          <text:section text:style-name="Sect1" text:name="user-query-content-108">
            <text:p text:style-name="P529">yax </text:p>
          </text:section>
          <text:p text:style-name="P274">Tampilkan alur berpikir</text:p>
          <text:section text:style-name="Sect2" text:name="model-response-message-contentr_995bebea01fb9ac0">
            <text:p text:style-name="Text_20_body">Baik, mari kita mulai membahas prosedur-prosedur spesifik untuk I/O file klasik Pascal pada siang hari Selasa, 15 April 2025, pukul 12:01 PM WIB di Banda Aceh ini.</text:p>
            <text:p text:style-name="Text_20_body"><text:span text:style-name="Strong_20_Emphasis">(Jawaban untuk Prompt Pengantar Subbab: Operasi File Klasik Pascal)</text:span></text:p>
            <text:p text:style-name="Text_20_body">Setelah memahami perbedaan antara File Teks dan File Bertipe dalam model I/O klasik Pascal, sekarang kita akan melihat lebih dekat pada <text:span text:style-name="Strong_20_Emphasis">prosedur-prosedur standar</text:span> yang digunakan untuk benar-benar melakukan operasi pada file-file tersebut. Bekerja dengan file dalam model klasik ini melibatkan serangkaian langkah yang terdefinisi dengan baik.</text:p>
            <text:p text:style-name="Text_20_body">Bagian ini akan merinci fungsi dan penggunaan prosedur-prosedur inti yang membentuk alur kerja dasar operasi file klasik, yaitu:</text:p>
            <text:list xml:id="list3059168123564762633" text:style-name="L215">
              <text:list-item>
                <text:p text:style-name="P471"><text:soft-page-break/><text:span text:style-name="Strong_20_Emphasis">Menghubungkan (Association):</text:span> Mengaitkan sebuah variabel file di dalam program Anda dengan nama dan lokasi file fisik yang sebenarnya di sistem penyimpanan (disk). </text:p>
              </text:list-item>
              <text:list-item>
                <text:p text:style-name="P471"><text:span text:style-name="Strong_20_Emphasis">Membuka (Opening):</text:span> Menyiapkan file untuk operasi baca (<text:span text:style-name="Source_20_Text">Reset</text:span>) atau tulis (<text:span text:style-name="Source_20_Text">Rewrite</text:span>, <text:span text:style-name="Source_20_Text">Append</text:span>), sekaligus mengatur posisi awal untuk operasi tersebut. </text:p>
              </text:list-item>
              <text:list-item>
                <text:p text:style-name="P471"><text:span text:style-name="Strong_20_Emphasis">Membaca/Menulis Data (Data Transfer):</text:span> Memindahkan data antara variabel program Anda dan file menggunakan <text:span text:style-name="Source_20_Text">Read</text:span>, <text:span text:style-name="Source_20_Text">Write</text:span>, <text:span text:style-name="Source_20_Text">ReadLn</text:span>, atau <text:span text:style-name="Source_20_Text">WriteLn</text:span>. </text:p>
              </text:list-item>
              <text:list-item>
                <text:p text:style-name="P215"><text:span text:style-name="Strong_20_Emphasis">Menutup (Closing):</text:span> Menyelesaikan semua operasi pada file, memastikan data yang ditulis tersimpan ke disk, dan melepaskan 'kaitan' antara program Anda dan file tersebut. </text:p>
              </text:list-item>
            </text:list>
            <text:p text:style-name="Text_20_body">Kita akan membahas prosedur-prosedur kunci seperti <text:span text:style-name="Source_20_Text">AssignFile</text:span>, <text:span text:style-name="Source_20_Text">Reset</text:span>, <text:span text:style-name="Source_20_Text">Rewrite</text:span>, <text:span text:style-name="Source_20_Text">Append</text:span>, serta varian <text:span text:style-name="Source_20_Text">Read</text:span> dan <text:span text:style-name="Source_20_Text">Write</text:span> untuk masing-masing jenis file, dan yang tak kalah penting, <text:span text:style-name="Source_20_Text">CloseFile</text:span>. Memahami urutan dan fungsi prosedur ini adalah esensial untuk bekerja dengan file menggunakan metode klasik Pascal.</text:p>
            <text:p text:style-name="Horizontal_20_Line"/>
            <text:p text:style-name="Text_20_body">Silakan berikan perintah <text:span text:style-name="Source_20_Text">YAX</text:span> untuk melanjutkan ke prompt berikutnya (Subbab: Operasi Manajemen File Inti (<text:span text:style-name="Source_20_Text">AssignFile</text:span>, <text:span text:style-name="Source_20_Text">Reset</text:span>, <text:span text:style-name="Source_20_Text">Rewrite</text:span>, <text:span text:style-name="Source_20_Text">Append</text:span>, <text:span text:style-name="Source_20_Text">CloseFile</text:span>)).</text:p>
          </text:section>
          <text:section text:style-name="Sect1" text:name="feedback-form-108">
            <text:p text:style-name="P274"/>
          </text:section>
        </text:section>
        <text:section text:style-name="Sect1" text:name="7a00211bbab970af">
          <text:p text:style-name="Text_20_body"/>
          <text:section text:style-name="Sect1" text:name="user-query-content-109">
            <text:p text:style-name="P529">yax </text:p>
          </text:section>
          <text:p text:style-name="P274">Tampilkan alur berpikir</text:p>
          <text:section text:style-name="Sect2" text:name="model-response-message-contentr_7a00211bbab970af">
            <text:p text:style-name="Text_20_body">Tentu, mari kita bahas prosedur-prosedur inti yang digunakan untuk mengelola siklus hidup file dalam model I/O klasik Pascal pada pukul 12:04 PM WIB, Selasa 15 April 2025, di Banda Aceh ini.</text:p>
            <text:p text:style-name="Text_20_body"><text:span text:style-name="Strong_20_Emphasis">(Jawaban untuk Prompt Operasi Manajemen File Inti (</text:span><text:span text:style-name="Strong_20_Emphasis"><text:span text:style-name="Source_20_Text">AssignFile</text:span></text:span><text:span text:style-name="Strong_20_Emphasis">, </text:span><text:span text:style-name="Strong_20_Emphasis"><text:span text:style-name="Source_20_Text">Reset</text:span></text:span><text:span text:style-name="Strong_20_Emphasis">, </text:span><text:span text:style-name="Strong_20_Emphasis"><text:span text:style-name="Source_20_Text">Rewrite</text:span></text:span><text:span text:style-name="Strong_20_Emphasis">, </text:span><text:span text:style-name="Strong_20_Emphasis"><text:span text:style-name="Source_20_Text">Append</text:span></text:span><text:span text:style-name="Strong_20_Emphasis">, </text:span><text:span text:style-name="Strong_20_Emphasis"><text:span text:style-name="Source_20_Text">CloseFile</text:span></text:span><text:span text:style-name="Strong_20_Emphasis">))</text:span></text:p>
            <text:p text:style-name="Text_20_body">Operasi file dalam model klasik Pascal mengikuti alur kerja yang terstruktur. Anda perlu secara eksplisit mengaitkan variabel file logis dalam program Anda dengan file fisik di disk, membukanya dengan mode yang benar, melakukan operasi baca/tulis, dan yang terpenting, menutupnya setelah selesai. Prosedur-prosedur berikut adalah fondasi dari alur kerja ini:</text:p>
            <text:list xml:id="list4005759451667906970" text:style-name="L216">
              <text:list-item>
                <text:p text:style-name="P216"><text:span text:style-name="Strong_20_Emphasis"><text:span text:style-name="Source_20_Text">AssignFile(VarFile, NamaFileString)</text:span></text:span></text:p>
                <text:list>
                  <text:list-item>
                    <text:p text:style-name="P472"><text:span text:style-name="Strong_20_Emphasis">Tujuan:</text:span> Ini adalah langkah <text:span text:style-name="Strong_20_Emphasis">pertama</text:span> dan <text:span text:style-name="Strong_20_Emphasis">wajib</text:span> sebelum melakukan operasi I/O apa pun pada sebuah file. Prosedur ini <text:span text:style-name="Strong_20_Emphasis">menghubungkan</text:span> (mengasosiasikan) sebuah variabel file logis (<text:span text:style-name="Source_20_Text">VarFile</text:span>) yang telah Anda deklarasikan di program (bertipe <text:span text:style-name="Source_20_Text">TextFile</text:span>, <text:span text:style-name="Source_20_Text">File of ...</text:span>, atau <text:span text:style-name="Source_20_Text">File</text:span>) dengan nama dan path file fisik (<text:span text:style-name="Source_20_Text">NamaFileString</text:span>) di sistem penyimpanan. </text:p>
                  </text:list-item>
                  <text:list-item>
                    <text:p text:style-name="P472"><text:span text:style-name="Strong_20_Emphasis">Parameter:</text:span> </text:p>
                    <text:list>
                      <text:list-item>
                        <text:p text:style-name="P472"><text:span text:style-name="Source_20_Text">VarFile</text:span>: Variabel file yang akan dihubungkan (misal: <text:span text:style-name="Source_20_Text">MyLogFile</text:span>, <text:span text:style-name="Source_20_Text">DataSiswaFile</text:span>). </text:p>
                      </text:list-item>
                      <text:list-item>
                        <text:p text:style-name="P472"><text:soft-page-break/><text:span text:style-name="Source_20_Text">NamaFileString</text:span>: Sebuah ekspresi string yang berisi nama file, bisa termasuk path relatif atau absolut (misal: <text:span text:style-name="Source_20_Text">'log.txt'</text:span>, <text:span text:style-name="Source_20_Text">'C:\Aplikasi\Data\config.ini'</text:span>, <text:span text:style-name="Source_20_Text">'/home/user/laporan.dat'</text:span>). </text:p>
                      </text:list-item>
                    </text:list>
                  </text:list-item>
                  <text:list-item>
                    <text:p text:style-name="P472"><text:span text:style-name="Strong_20_Emphasis">Penting:</text:span> <text:span text:style-name="Source_20_Text">AssignFile</text:span> <text:span text:style-name="Strong_20_Emphasis">tidak</text:span> membuka file atau memeriksa keberadaannya; ia hanya membuat kaitan internal antara variabel program dan nama file. Anda harus memanggil <text:span text:style-name="Source_20_Text">AssignFile</text:span> sebelum memanggil <text:span text:style-name="Source_20_Text">Reset</text:span>, <text:span text:style-name="Source_20_Text">Rewrite</text:span>, atau <text:span text:style-name="Source_20_Text">Append</text:span>. </text:p>
                  </text:list-item>
                  <text:list-item>
                    <text:p text:style-name="P472"><text:span text:style-name="Strong_20_Emphasis">Contoh:</text:span> </text:p>
                    <text:p text:style-name="P216">Delphi</text:p>
                    <text:p text:style-name="P603"><text:span text:style-name="Source_20_Text">var LogFile: TextFile; DataFile: File of Integer;</text:span></text:p>
                    <text:p text:style-name="P603"><text:span text:style-name="Source_20_Text">begin</text:span></text:p>
                    <text:p text:style-name="P603"><text:span text:style-name="Source_20_Text"><text:s text:c="2"/>AssignFile(LogFile, 'activity.log');</text:span></text:p>
                    <text:p text:style-name="P603"><text:span text:style-name="Source_20_Text"><text:s text:c="2"/>AssignFile(DataFile, '/data/numbers.bin');</text:span></text:p>
                    <text:p text:style-name="P661"><text:span text:style-name="Source_20_Text">end;</text:span></text:p>
                  </text:list-item>
                </text:list>
              </text:list-item>
              <text:list-item>
                <text:p text:style-name="P216"><text:span text:style-name="Strong_20_Emphasis"><text:span text:style-name="Source_20_Text">Reset(VarFile [, RecordSize])</text:span></text:span></text:p>
                <text:list>
                  <text:list-item>
                    <text:p text:style-name="P472"><text:span text:style-name="Strong_20_Emphasis">Tujuan:</text:span> Membuka file yang <text:span text:style-name="Strong_20_Emphasis">sudah ada (existing)</text:span> untuk operasi <text:span text:style-name="Strong_20_Emphasis">membaca (reading)</text:span>. </text:p>
                  </text:list-item>
                  <text:list-item>
                    <text:p text:style-name="P472"><text:span text:style-name="Strong_20_Emphasis">Parameter:</text:span> </text:p>
                    <text:list>
                      <text:list-item>
                        <text:p text:style-name="P472"><text:span text:style-name="Source_20_Text">VarFile</text:span>: Variabel file yang sudah di-<text:span text:style-name="Source_20_Text">AssignFile</text:span>. </text:p>
                      </text:list-item>
                      <text:list-item>
                        <text:p text:style-name="P472"><text:span text:style-name="Source_20_Text">RecordSize</text:span> (Opsional): Hanya digunakan untuk file <text:span text:style-name="Strong_20_Emphasis">tak bertipe</text:span> (<text:span text:style-name="Source_20_Text">File</text:span>). Menentukan ukuran blok (dalam byte) untuk operasi <text:span text:style-name="Source_20_Text">BlockRead</text:span>/<text:span text:style-name="Source_20_Text">BlockWrite</text:span>. Jika dihilangkan, defaultnya biasanya 128 byte, tetapi menggunakan 1 lebih umum untuk akses byte-per-byte. Untuk <text:span text:style-name="Source_20_Text">TextFile</text:span> dan <text:span text:style-name="Source_20_Text">File of Type</text:span>, parameter ini diabaikan. </text:p>
                      </text:list-item>
                    </text:list>
                  </text:list-item>
                  <text:list-item>
                    <text:p text:style-name="P472"><text:span text:style-name="Strong_20_Emphasis">Aksi:</text:span> Mencoba membuka file fisik yang terkait. Jika file tidak ditemukan, akan terjadi I/O error (jika <text:span text:style-name="Source_20_Text">{$I+}</text:span> aktif). Jika berhasil, file pointer (posisi baca/tulis) akan ditempatkan di <text:span text:style-name="Strong_20_Emphasis">awal file</text:span> (byte ke-0 atau record ke-0). </text:p>
                  </text:list-item>
                  <text:list-item>
                    <text:p text:style-name="P472"><text:span text:style-name="Strong_20_Emphasis">Contoh:</text:span> <text:span text:style-name="Source_20_Text">Reset(LogFile);</text:span> atau <text:span text:style-name="Source_20_Text">Reset(DataFile);</text:span> </text:p>
                  </text:list-item>
                </text:list>
              </text:list-item>
              <text:list-item>
                <text:p text:style-name="P216"><text:span text:style-name="Strong_20_Emphasis"><text:span text:style-name="Source_20_Text">Rewrite(VarFile [, RecordSize])</text:span></text:span></text:p>
                <text:list>
                  <text:list-item>
                    <text:p text:style-name="P472"><text:span text:style-name="Strong_20_Emphasis">Tujuan:</text:span> Membuka file untuk operasi <text:span text:style-name="Strong_20_Emphasis">menulis (writing)</text:span>. </text:p>
                  </text:list-item>
                  <text:list-item>
                    <text:p text:style-name="P472"><text:span text:style-name="Strong_20_Emphasis">Parameter:</text:span> Sama seperti <text:span text:style-name="Source_20_Text">Reset</text:span>. </text:p>
                  </text:list-item>
                  <text:list-item>
                    <text:p text:style-name="P472"><text:span text:style-name="Strong_20_Emphasis">Aksi:</text:span> </text:p>
                    <text:list>
                      <text:list-item>
                        <text:p text:style-name="P472">Jika file yang terkait dengan <text:span text:style-name="Source_20_Text">VarFile</text:span> <text:span text:style-name="Strong_20_Emphasis">tidak ada</text:span>, file baru yang kosong akan <text:span text:style-name="Strong_20_Emphasis">dibuat</text:span>. </text:p>
                      </text:list-item>
                      <text:list-item>
                        <text:p text:style-name="P472">Jika file <text:span text:style-name="Strong_20_Emphasis">sudah ada</text:span>, isinya akan <text:span text:style-name="Strong_20_Emphasis">dihapus (truncated/overwritten)</text:span>, dan file dibuka seolah-olah baru dan kosong. </text:p>
                      </text:list-item>
                      <text:list-item>
                        <text:p text:style-name="P472">File pointer akan ditempatkan di <text:span text:style-name="Strong_20_Emphasis">awal file</text:span> (yang kini kosong). </text:p>
                      </text:list-item>
                    </text:list>
                  </text:list-item>
                  <text:list-item>
                    <text:p text:style-name="P472"><text:span text:style-name="Strong_20_Emphasis">Contoh:</text:span> <text:span text:style-name="Source_20_Text">Rewrite(LogFile);</text:span> (Hati-hati, ini akan menghapus log lama!) atau <text:span text:style-name="Source_20_Text">Rewrite(DataFileBaru);</text:span> </text:p>
                  </text:list-item>
                </text:list>
              </text:list-item>
              <text:list-item>
                <text:p text:style-name="P216"><text:span text:style-name="Strong_20_Emphasis"><text:span text:style-name="Source_20_Text">Append(VarTextFile)</text:span></text:span></text:p>
                <text:list>
                  <text:list-item>
                    <text:p text:style-name="P472"><text:soft-page-break/><text:span text:style-name="Strong_20_Emphasis">Tujuan:</text:span> Membuka file <text:span text:style-name="Strong_20_Emphasis">teks</text:span> yang <text:span text:style-name="Strong_20_Emphasis">sudah ada</text:span> untuk <text:span text:style-name="Strong_20_Emphasis">menambahkan data di akhir file (appending)</text:span>. </text:p>
                  </text:list-item>
                  <text:list-item>
                    <text:p text:style-name="P472"><text:span text:style-name="Strong_20_Emphasis">Parameter:</text:span> <text:span text:style-name="Source_20_Text">VarTextFile</text:span> (Variabel file yang harus bertipe <text:span text:style-name="Source_20_Text">TextFile</text:span> atau <text:span text:style-name="Source_20_Text">Text</text:span>, dan sudah di-<text:span text:style-name="Source_20_Text">AssignFile</text:span>). </text:p>
                  </text:list-item>
                  <text:list-item>
                    <text:p text:style-name="P472"><text:span text:style-name="Strong_20_Emphasis">Aksi:</text:span> Membuka file teks yang ada. Jika file tidak ditemukan, terjadi I/O error. Jika berhasil, file pointer ditempatkan tepat <text:span text:style-name="Strong_20_Emphasis">di akhir isi file saat ini</text:span>, siap untuk menerima data baru melalui <text:span text:style-name="Source_20_Text">WriteLn</text:span> atau <text:span text:style-name="Source_20_Text">Write</text:span>. </text:p>
                  </text:list-item>
                  <text:list-item>
                    <text:p text:style-name="P472"><text:span text:style-name="Strong_20_Emphasis">Penting:</text:span> <text:span text:style-name="Source_20_Text">Append</text:span> <text:span text:style-name="Strong_20_Emphasis">hanya</text:span> berlaku untuk <text:span text:style-name="Source_20_Text">TextFile</text:span>, tidak untuk <text:span text:style-name="Source_20_Text">File of Type</text:span> atau <text:span text:style-name="Source_20_Text">File</text:span>. </text:p>
                  </text:list-item>
                  <text:list-item>
                    <text:p text:style-name="P472"><text:span text:style-name="Strong_20_Emphasis">Contoh:</text:span> <text:span text:style-name="Source_20_Text">Append(LogFile);</text:span> (Untuk menambahkan entri baru ke log yang sudah ada). </text:p>
                  </text:list-item>
                </text:list>
              </text:list-item>
              <text:list-item>
                <text:p text:style-name="P216"><text:span text:style-name="Strong_20_Emphasis"><text:span text:style-name="Source_20_Text">CloseFile(VarFile)</text:span></text:span></text:p>
                <text:list>
                  <text:list-item>
                    <text:p text:style-name="P472"><text:span text:style-name="Strong_20_Emphasis">Tujuan:</text:span> Menutup file yang sebelumnya telah dibuka menggunakan <text:span text:style-name="Source_20_Text">Reset</text:span>, <text:span text:style-name="Source_20_Text">Rewrite</text:span>, atau <text:span text:style-name="Source_20_Text">Append</text:span>. Ini adalah langkah <text:span text:style-name="Strong_20_Emphasis">sangat penting</text:span> yang <text:span text:style-name="Strong_20_Emphasis">harus selalu dilakukan</text:span>. </text:p>
                  </text:list-item>
                  <text:list-item>
                    <text:p text:style-name="P472"><text:span text:style-name="Strong_20_Emphasis">Parameter:</text:span> <text:span text:style-name="Source_20_Text">VarFile</text:span> (Variabel file yang sedang terbuka). </text:p>
                  </text:list-item>
                  <text:list-item>
                    <text:p text:style-name="P472"><text:span text:style-name="Strong_20_Emphasis">Aksi:</text:span> </text:p>
                    <text:list>
                      <text:list-item>
                        <text:p text:style-name="P472"><text:span text:style-name="Strong_20_Emphasis">Menyimpan Buffer:</text:span> Memastikan semua data yang mungkin masih tertahan di buffer memori internal ditulis (di-<text:span text:style-name="Emphasis">flush</text:span>) ke file fisik di disk. Ini krusial terutama setelah operasi tulis (<text:span text:style-name="Source_20_Text">Rewrite</text:span>, <text:span text:style-name="Source_20_Text">Append</text:span>, <text:span text:style-name="Source_20_Text">Write</text:span>, <text:span text:style-name="Source_20_Text">WriteLn</text:span>). </text:p>
                      </text:list-item>
                      <text:list-item>
                        <text:p text:style-name="P472"><text:span text:style-name="Strong_20_Emphasis">Melepas Handle:</text:span> Memberitahu sistem operasi bahwa program Anda sudah selesai menggunakan file tersebut, sehingga handle file dapat dilepaskan. </text:p>
                      </text:list-item>
                      <text:list-item>
                        <text:p text:style-name="P472"><text:span text:style-name="Strong_20_Emphasis">Memutus Asosiasi:</text:span> Secara internal, memutuskan kaitan antara <text:span text:style-name="Source_20_Text">VarFile</text:span> dan file fisik. </text:p>
                      </text:list-item>
                    </text:list>
                  </text:list-item>
                  <text:list-item>
                    <text:p text:style-name="P472"><text:span text:style-name="Strong_20_Emphasis">Pentingnya </text:span><text:span text:style-name="Strong_20_Emphasis"><text:span text:style-name="Source_20_Text">CloseFile</text:span></text:span><text:span text:style-name="Strong_20_Emphasis">:</text:span> Gagal memanggil <text:span text:style-name="Source_20_Text">CloseFile</text:span>, terutama setelah menulis, dapat menyebabkan <text:span text:style-name="Strong_20_Emphasis">kehilangan data</text:span> karena data di buffer mungkin tidak pernah sampai ke disk. Ini juga dapat menyebabkan masalah jika program lain mencoba mengakses file yang sama. </text:p>
                  </text:list-item>
                  <text:list-item>
                    <text:p text:style-name="P472"><text:span text:style-name="Strong_20_Emphasis">Praktik Terbaik:</text:span> Selalu tempatkan panggilan <text:span text:style-name="Source_20_Text">CloseFile(VarFile)</text:span> di dalam blok <text:span text:style-name="Strong_20_Emphasis"><text:span text:style-name="Source_20_Text">finally</text:span></text:span> dari sebuah blok <text:span text:style-name="Source_20_Text">try..finally</text:span> yang mengapit operasi pembukaan dan baca/tulis file. Ini menjamin file akan ditutup bahkan jika terjadi error saat pemrosesan. </text:p>
                  </text:list-item>
                  <text:list-item>
                    <text:p text:style-name="P472"><text:span text:style-name="Strong_20_Emphasis">Contoh:</text:span> </text:p>
                    <text:p text:style-name="P216">Delphi</text:p>
                    <text:p text:style-name="P603"><text:span text:style-name="Source_20_Text">AssignFile(F, 'output.txt');</text:span></text:p>
                    <text:p text:style-name="P603"><text:span text:style-name="Source_20_Text">try</text:span></text:p>
                    <text:p text:style-name="P603"><text:span text:style-name="Source_20_Text"><text:s text:c="2"/>Rewrite(F);</text:span></text:p>
                    <text:p text:style-name="P603"><text:span text:style-name="Source_20_Text"><text:s text:c="2"/>WriteLn(F, 'Data penting...');</text:span></text:p>
                    <text:p text:style-name="P603"><text:span text:style-name="Source_20_Text"><text:s text:c="2"/>// ... operasi lain ...</text:span></text:p>
                    <text:p text:style-name="P603"><text:span text:style-name="Source_20_Text">finally</text:span></text:p>
                    <text:p text:style-name="P603"><text:span text:style-name="Source_20_Text"><text:s text:c="2"/>CloseFile(F); // &lt;&lt;&lt; Dijamin dieksekusi</text:span></text:p>
                    <text:p text:style-name="P661"><text:span text:style-name="Source_20_Text">end;</text:span></text:p>
                  </text:list-item>
                </text:list>
              </text:list-item>
            </text:list>
            <text:p text:style-name="Text_20_body"><text:soft-page-break/><text:span text:style-name="Strong_20_Emphasis">Contoh Urutan Penggunaan:</text:span></text:p>
            <text:p text:style-name="Text_20_body">Berikut contoh alur kerja umum untuk menulis lalu membaca file bertipe:</text:p>
            <text:p text:style-name="Text_20_body">Delphi</text:p>
            <text:p text:style-name="Preformatted_20_Text"><text:span text:style-name="Source_20_Text">program ContohAlurFile;</text:span></text:p>
            <text:p text:style-name="Preformatted_20_Text"><text:span text:style-name="Source_20_Text">type TData = record Id: Integer; Nama: String[20]; end;</text:span></text:p>
            <text:p text:style-name="Preformatted_20_Text"><text:span text:style-name="Source_20_Text">var F: File of TData; R: TData; i: Integer; NamaFile: string = 'data.dat';</text:span></text:p>
            <text:p text:style-name="Preformatted_20_Text"><text:span text:style-name="Source_20_Text">begin</text:span></text:p>
            <text:p text:style-name="Preformatted_20_Text"><text:span text:style-name="Source_20_Text"><text:s text:c="2"/>// --- Menulis ---</text:span></text:p>
            <text:p text:style-name="Preformatted_20_Text"><text:span text:style-name="Source_20_Text"><text:s text:c="2"/>AssignFile(F, NamaFile);</text:span></text:p>
            <text:p text:style-name="Preformatted_20_Text"><text:span text:style-name="Source_20_Text"><text:s text:c="2"/>try</text:span></text:p>
            <text:p text:style-name="Preformatted_20_Text"><text:span text:style-name="Source_20_Text"><text:s text:c="4"/>Rewrite(F); // Buat/kosongkan, buka untuk tulis</text:span></text:p>
            <text:p text:style-name="Preformatted_20_Text"><text:span text:style-name="Source_20_Text"><text:s text:c="4"/>for i := 1 to 3 do begin R.Id := i; R.Nama := 'Data ' + IntToStr(i); Write(F, R); end;</text:span></text:p>
            <text:p text:style-name="Preformatted_20_Text"><text:span text:style-name="Source_20_Text"><text:s text:c="4"/>WriteLn('Menulis selesai.');</text:span></text:p>
            <text:p text:style-name="Preformatted_20_Text"><text:span text:style-name="Source_20_Text"><text:s text:c="2"/>finally</text:span></text:p>
            <text:p text:style-name="Preformatted_20_Text"><text:span text:style-name="Source_20_Text"><text:s text:c="4"/>CloseFile(F); // Tutup setelah selesai tulis</text:span></text:p>
            <text:p text:style-name="Preformatted_20_Text"><text:span text:style-name="Source_20_Text"><text:s text:c="4"/>WriteLn('File (tulis) ditutup.');</text:span></text:p>
            <text:p text:style-name="Preformatted_20_Text"><text:span text:style-name="Source_20_Text"><text:s text:c="2"/>finally</text:span></text:p>
            <text:p text:style-name="Preformatted_20_Text"><text:span text:style-name="Source_20_Text"><text:s text:c="4"/>// CloseFile(F); // Tutup setelah selesai tulis -&gt; Edited: remove duplicate</text:span></text:p>
            <text:p text:style-name="Preformatted_20_Text"><text:span text:style-name="Source_20_Text"><text:s text:c="2"/>end;</text:span></text:p>
            <text:p text:style-name="Preformatted_20_Text"/>
            <text:p text:style-name="Preformatted_20_Text"><text:span text:style-name="Source_20_Text"><text:s text:c="2"/>// --- Membaca ---</text:span></text:p>
            <text:p text:style-name="Preformatted_20_Text"><text:span text:style-name="Source_20_Text"><text:s text:c="2"/>AssignFile(F, NamaFile); // Perlu Assign ulang</text:span></text:p>
            <text:p text:style-name="Preformatted_20_Text"><text:span text:style-name="Source_20_Text"><text:s text:c="2"/>try</text:span></text:p>
            <text:p text:style-name="Preformatted_20_Text"><text:span text:style-name="Source_20_Text"><text:s text:c="4"/>Reset(F); // Buka untuk baca</text:span></text:p>
            <text:p text:style-name="Preformatted_20_Text"><text:span text:style-name="Source_20_Text"><text:s text:c="4"/>WriteLn('Membaca data:');</text:span></text:p>
            <text:p text:style-name="Preformatted_20_Text"><text:span text:style-name="Source_20_Text"><text:s text:c="4"/>while not Eof(F) do begin Read(F, R); WriteLn('ID:', R.Id, ', Nama:"', R.Nama, '"'); end;</text:span></text:p>
            <text:p text:style-name="Preformatted_20_Text"><text:span text:style-name="Source_20_Text"><text:s text:c="2"/>finally</text:span></text:p>
            <text:p text:style-name="Preformatted_20_Text"><text:span text:style-name="Source_20_Text"><text:s text:c="4"/>CloseFile(F); // Tutup setelah selesai baca</text:span></text:p>
            <text:p text:style-name="Preformatted_20_Text"><text:span text:style-name="Source_20_Text"><text:s text:c="4"/>WriteLn('File (baca) ditutup.');</text:span></text:p>
            <text:p text:style-name="Preformatted_20_Text"><text:span text:style-name="Source_20_Text"><text:s text:c="2"/>end;</text:span></text:p>
            <text:p text:style-name="Preformatted_20_Text"><text:span text:style-name="Source_20_Text"><text:s text:c="2"/>ReadLn;</text:span></text:p>
            <text:p text:style-name="P609"><text:span text:style-name="Source_20_Text">end.</text:span></text:p>
            <text:p text:style-name="Text_20_body">Memahami dan menggunakan prosedur manajemen file inti ini dalam urutan yang benar adalah dasar untuk semua operasi I/O file klasik di Pascal.</text:p>
            <text:p text:style-name="Horizontal_20_Line"/>
            <text:p text:style-name="Text_20_body">Silakan berikan perintah <text:span text:style-name="Source_20_Text">YAX</text:span> untuk melanjutkan ke prompt berikutnya (Sub-subbab: Bekerja dengan File Teks (<text:span text:style-name="Source_20_Text">ReadLn</text:span>, <text:span text:style-name="Source_20_Text">WriteLn</text:span>)).</text:p>
          </text:section>
          <text:section text:style-name="Sect1" text:name="feedback-form-109">
            <text:p text:style-name="P274"/>
          </text:section>
        </text:section>
        <text:section text:style-name="Sect1" text:name="e0c6e5c26c7fdbf2">
          <text:p text:style-name="Text_20_body"/>
          <text:section text:style-name="Sect1" text:name="user-query-content-110">
            <text:p text:style-name="P529">yax </text:p>
          </text:section>
          <text:p text:style-name="P274">Tampilkan alur berpikir</text:p>
          <text:section text:style-name="Sect2" text:name="model-response-message-contentr_e0c6e5c26c7fdbf2">
            <text:p text:style-name="Text_20_body">Tentu, mari kita fokus pada cara kerja dengan file teks menggunakan prosedur I/O klasik Pascal pada pukul 12:09 PM WIB, Selasa 15 April 2025, di Banda Aceh ini.</text:p>
            <text:p text:style-name="Text_20_body"><text:soft-page-break/><text:span text:style-name="Strong_20_Emphasis">(Jawaban untuk Prompt Isi Sub-subbab: Bekerja dengan File Teks (</text:span><text:span text:style-name="Strong_20_Emphasis"><text:span text:style-name="Source_20_Text">ReadLn</text:span></text:span><text:span text:style-name="Strong_20_Emphasis">, </text:span><text:span text:style-name="Strong_20_Emphasis"><text:span text:style-name="Source_20_Text">WriteLn</text:span></text:span><text:span text:style-name="Strong_20_Emphasis">))</text:span></text:p>
            <text:p text:style-name="Text_20_body">File teks (<text:span text:style-name="Source_20_Text">TextFile</text:span> atau <text:span text:style-name="Source_20_Text">Text</text:span>) adalah jenis file yang paling umum untuk data yang dimaksudkan agar dapat dibaca manusia atau untuk pertukaran data sederhana antar aplikasi. Operasi I/O klasik Pascal menyediakan prosedur khusus yang bekerja dengan baik dengan struktur baris-per-baris dari file teks.</text:p>
            <text:p text:style-name="Text_20_body"><text:span text:style-name="Strong_20_Emphasis">Menulis ke File Teks (</text:span><text:span text:style-name="Strong_20_Emphasis"><text:span text:style-name="Source_20_Text">Write</text:span></text:span><text:span text:style-name="Strong_20_Emphasis">, </text:span><text:span text:style-name="Strong_20_Emphasis"><text:span text:style-name="Source_20_Text">WriteLn</text:span></text:span><text:span text:style-name="Strong_20_Emphasis">)</text:span></text:p>
            <text:p text:style-name="Text_20_body">Setelah Anda mengasosiasikan variabel <text:span text:style-name="Source_20_Text">TextFile</text:span> (misalnya <text:span text:style-name="Source_20_Text">F</text:span>) dengan nama file menggunakan <text:span text:style-name="Source_20_Text">AssignFile</text:span> dan membukanya untuk ditulis menggunakan <text:span text:style-name="Source_20_Text">Rewrite</text:span> (membuat baru/mengosongkan) atau <text:span text:style-name="Source_20_Text">Append</text:span> (menambah di akhir), Anda menggunakan <text:span text:style-name="Source_20_Text">Write</text:span> dan <text:span text:style-name="Source_20_Text">WriteLn</text:span> untuk menulis data:</text:p>
            <text:list xml:id="list5582315670678630899" text:style-name="L217">
              <text:list-item>
                <text:p text:style-name="P473"><text:span text:style-name="Strong_20_Emphasis"><text:span text:style-name="Source_20_Text">Write(F, Arg1, Arg2, ...)</text:span></text:span>: Menulis representasi tekstual dari <text:span text:style-name="Source_20_Text">Arg1</text:span>, <text:span text:style-name="Source_20_Text">Arg2</text:span>, dst. ke file <text:span text:style-name="Source_20_Text">F</text:span> secara berurutan. Tipe data dasar seperti Integer, Real, Boolean, Char, String akan otomatis dikonversi ke teks. Kursor file akan berhenti tepat setelah karakter terakhir yang ditulis, <text:span text:style-name="Strong_20_Emphasis">tanpa</text:span> pindah ke baris baru. </text:p>
              </text:list-item>
              <text:list-item>
                <text:p text:style-name="P217"><text:span text:style-name="Strong_20_Emphasis"><text:span text:style-name="Source_20_Text">WriteLn(F, Arg1, Arg2, ...)</text:span></text:span>: Melakukan hal yang sama seperti <text:span text:style-name="Source_20_Text">Write</text:span>, tetapi setelah semua argumen ditulis, prosedur ini akan menulis <text:span text:style-name="Strong_20_Emphasis">penanda Akhir Baris (EOL marker)</text:span> yang sesuai dengan sistem operasi ke dalam file. Ini secara efektif memindahkan posisi penulisan ke awal baris berikutnya. Jika dipanggil tanpa argumen (<text:span text:style-name="Source_20_Text">WriteLn(F)</text:span>), hanya EOL marker yang ditulis (membuat baris kosong). </text:p>
              </text:list-item>
            </text:list>
            <text:p text:style-name="Text_20_body">Anda juga dapat menggunakan <text:span text:style-name="Strong_20_Emphasis">specifier format</text:span> (seperti <text:span text:style-name="Source_20_Text">:LebarField</text:span> dan <text:span text:style-name="Source_20_Text">:LebarField:JumlahDesimal</text:span>) saat menulis angka ke file teks, sama seperti saat menulis ke konsol, untuk mengatur perataan dan presisi.</text:p>
            <text:p text:style-name="Text_20_body"><text:span text:style-name="Strong_20_Emphasis">Membaca dari File Teks (</text:span><text:span text:style-name="Strong_20_Emphasis"><text:span text:style-name="Source_20_Text">Read</text:span></text:span><text:span text:style-name="Strong_20_Emphasis">, </text:span><text:span text:style-name="Strong_20_Emphasis"><text:span text:style-name="Source_20_Text">ReadLn</text:span></text:span><text:span text:style-name="Strong_20_Emphasis">)</text:span></text:p>
            <text:p text:style-name="Text_20_body">Setelah file teks dibuka untuk dibaca menggunakan <text:span text:style-name="Source_20_Text">Reset(F)</text:span>, Anda menggunakan <text:span text:style-name="Source_20_Text">Read</text:span> atau <text:span text:style-name="Source_20_Text">ReadLn</text:span> untuk membaca data <text:span text:style-name="Emphasis">dari</text:span> file <text:span text:style-name="Emphasis">ke dalam</text:span> variabel program Anda:</text:p>
            <text:list xml:id="list5429274247999104578" text:style-name="L218">
              <text:list-item>
                <text:p text:style-name="P474"><text:span text:style-name="Strong_20_Emphasis"><text:span text:style-name="Source_20_Text">Read(F, Var1, Var2, ...)</text:span></text:span>: Membaca data dari posisi saat ini di file dan mencoba mengonversinya ke tipe data variabel <text:span text:style-name="Source_20_Text">Var1</text:span>, <text:span text:style-name="Source_20_Text">Var2</text:span>, dst. secara berurutan. Untuk tipe numerik atau boolean, ia biasanya akan melewati spasi atau tab awal, lalu membaca karakter yang membentuk nilai yang valid, berhenti setelah nilai tersebut terbaca. <text:span text:style-name="Source_20_Text">Read</text:span> <text:span text:style-name="Strong_20_Emphasis">tidak</text:span> secara otomatis melewati penanda EOL. Jika Anda membaca beberapa variabel, <text:span text:style-name="Source_20_Text">Read</text:span> akan terus membaca di baris yang sama (melewati spasi/tab antar nilai) sampai semua variabel terisi atau EOL tercapai. Penggunaannya bisa rumit jika format file tidak benar-benar konsisten. </text:p>
              </text:list-item>
              <text:list-item>
                <text:p text:style-name="P474"><text:span text:style-name="Strong_20_Emphasis"><text:span text:style-name="Source_20_Text">ReadLn(F, Var1, Var2, ...)</text:span></text:span>: Ini <text:span text:style-name="Strong_20_Emphasis">umumnya lebih mudah dan aman</text:span> untuk file teks standar. Ia bekerja mirip <text:span text:style-name="Source_20_Text">Read</text:span> untuk membaca nilai bagi <text:span text:style-name="Source_20_Text">Var1</text:span>, <text:span text:style-name="Source_20_Text">Var2</text:span>, dst. dari baris saat ini. Namun, <text:span text:style-name="Strong_20_Emphasis">setelah</text:span> berhasil membaca nilai untuk semua variabel yang diminta, <text:span text:style-name="Source_20_Text">ReadLn</text:span> akan <text:span text:style-name="Strong_20_Emphasis">membuang sisa karakter di baris tersebut</text:span>, termasuk penanda EOL, dan memposisikan file pointer di awal <text:span text:style-name="Strong_20_Emphasis">baris berikutnya</text:span>. Jika dipanggil tanpa argumen (<text:span text:style-name="Source_20_Text">ReadLn(F)</text:span>), ia hanya akan membaca dan <text:soft-page-break/>membuang sisa baris saat ini lalu pindah ke baris berikutnya. </text:p>
              </text:list-item>
              <text:list-item>
                <text:p text:style-name="P218"><text:span text:style-name="Strong_20_Emphasis">Konversi Tipe:</text:span> Saat membaca, Pascal secara otomatis mencoba mengonversi teks yang dibaca dari file ke tipe data variabel target Anda (misalnya, dari teks '123' ke <text:span text:style-name="Source_20_Text">Integer</text:span> 123). Jika format teks tidak sesuai dengan tipe data variabel (misalnya, mencoba membaca 'abc' ke dalam <text:span text:style-name="Source_20_Text">Integer</text:span>), akan terjadi <text:span text:style-name="Emphasis">runtime error</text:span> (<text:span text:style-name="Source_20_Text">EConvertError</text:span>) jika penanganan eksepsi (<text:span text:style-name="Source_20_Text">{$I-}</text:span> atau <text:span text:style-name="Source_20_Text">try..except</text:span>) tidak digunakan. </text:p>
              </text:list-item>
            </text:list>
            <text:p text:style-name="Text_20_body"><text:span text:style-name="Strong_20_Emphasis">Memeriksa Kondisi Akhir (</text:span><text:span text:style-name="Strong_20_Emphasis"><text:span text:style-name="Source_20_Text">Eof</text:span></text:span><text:span text:style-name="Strong_20_Emphasis">, </text:span><text:span text:style-name="Strong_20_Emphasis"><text:span text:style-name="Source_20_Text">Eoln</text:span></text:span><text:span text:style-name="Strong_20_Emphasis">)</text:span></text:p>
            <text:p text:style-name="Text_20_body">Saat membaca file, Anda perlu tahu kapan harus berhenti:</text:p>
            <text:list xml:id="list5812498974872072892" text:style-name="L219">
              <text:list-item>
                <text:p text:style-name="P475"><text:span text:style-name="Strong_20_Emphasis"><text:span text:style-name="Source_20_Text">Eof(F): Boolean</text:span></text:span> (End Of File): Fungsi ini mengembalikan <text:span text:style-name="Source_20_Text">True</text:span> jika <text:span text:style-name="Strong_20_Emphasis">tidak ada lagi data</text:span> (termasuk EOL marker) yang dapat dibaca dari file <text:span text:style-name="Source_20_Text">F</text:span> (yaitu, Anda telah mencapai akhir fisik file). Ini adalah fungsi <text:span text:style-name="Strong_20_Emphasis">paling penting</text:span> untuk mengontrol loop pembacaan file. Pola umumnya adalah <text:span text:style-name="Source_20_Text">while not Eof(F) do ...</text:span>. </text:p>
              </text:list-item>
              <text:list-item>
                <text:p text:style-name="P219"><text:span text:style-name="Strong_20_Emphasis"><text:span text:style-name="Source_20_Text">Eoln(F): Boolean</text:span></text:span> (End Of Line): Fungsi ini (khusus <text:span text:style-name="Source_20_Text">TextFile</text:span>) mengembalikan <text:span text:style-name="Source_20_Text">True</text:span> jika posisi file saat ini tepat sebelum EOL marker. Berguna jika Anda membaca file karakter per karakter atau item per item menggunakan <text:span text:style-name="Source_20_Text">Read</text:span> dan perlu mendeteksi akhir sebuah baris secara manual. Kurang umum digunakan jika Anda membaca per baris dengan <text:span text:style-name="Source_20_Text">ReadLn</text:span>. </text:p>
              </text:list-item>
            </text:list>
            <text:p text:style-name="Text_20_body"><text:span text:style-name="Strong_20_Emphasis">Contoh Lengkap: Menulis dan Membaca File Teks</text:span></text:p>
            <text:p text:style-name="Text_20_body">Delphi</text:p>
            <text:p text:style-name="Preformatted_20_Text"><text:span text:style-name="Source_20_Text">program DemoFileTeks;</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FileKontak: TextFile;</text:span></text:p>
            <text:p text:style-name="Preformatted_20_Text"><text:span text:style-name="Source_20_Text"><text:s text:c="2"/>Nama: string;</text:span></text:p>
            <text:p text:style-name="Preformatted_20_Text"><text:span text:style-name="Source_20_Text"><text:s text:c="2"/>Usia: Integer;</text:span></text:p>
            <text:p text:style-name="Preformatted_20_Text"><text:span text:style-name="Source_20_Text"><text:s text:c="2"/>Kota: string;</text:span></text:p>
            <text:p text:style-name="Preformatted_20_Text"><text:span text:style-name="Source_20_Text"><text:s text:c="2"/>FileName: string = 'kontak.txt';</text:span></text:p>
            <text:p text:style-name="Preformatted_20_Text"><text:span text:style-name="Source_20_Text"><text:s text:c="2"/>LineNum: Integer;</text:span></text:p>
            <text:p text:style-name="Preformatted_20_Text"/>
            <text:p text:style-name="Preformatted_20_Text"><text:span text:style-name="Source_20_Text">begin</text:span></text:p>
            <text:p text:style-name="Preformatted_20_Text"><text:span text:style-name="Source_20_Text"><text:s text:c="2"/>WriteLn('Demo File Teks Klasik - ', DateTimeToStr(Now), ' WIB, Banda Aceh');</text:span></text:p>
            <text:p text:style-name="Preformatted_20_Text"/>
            <text:p text:style-name="Preformatted_20_Text"><text:span text:style-name="Source_20_Text"><text:s text:c="2"/>// --- Tahap Penulisan ---</text:span></text:p>
            <text:p text:style-name="Preformatted_20_Text"><text:span text:style-name="Source_20_Text"><text:s text:c="2"/>AssignFile(FileKontak, FileName);</text:span></text:p>
            <text:p text:style-name="Preformatted_20_Text"><text:span text:style-name="Source_20_Text"><text:s text:c="2"/>WriteLn('&gt;&gt; Menulis data ke ', FileName);</text:span></text:p>
            <text:p text:style-name="Preformatted_20_Text"><text:span text:style-name="Source_20_Text"><text:s text:c="2"/>try</text:span></text:p>
            <text:p text:style-name="Preformatted_20_Text"><text:span text:style-name="Source_20_Text"><text:s text:c="4"/>Rewrite(FileKontak); // Buat file baru / timpa yg lama</text:span></text:p>
            <text:p text:style-name="Preformatted_20_Text"/>
            <text:p text:style-name="Preformatted_20_Text"><text:span text:style-name="Source_20_Text"><text:s text:c="4"/>// Tulis data kontak 1</text:span></text:p>
            <text:p text:style-name="Preformatted_20_Text"><text:span text:style-name="Source_20_Text"><text:s text:c="4"/>WriteLn(FileKontak, 'Cut Nyak Dien');</text:span></text:p>
            <text:p text:style-name="Preformatted_20_Text"><text:span text:style-name="Source_20_Text"><text:s text:c="4"/>WriteLn(FileKontak, 45); // Integer ditulis sebagai teks</text:span></text:p>
            <text:p text:style-name="Preformatted_20_Text"><text:span text:style-name="Source_20_Text"><text:s text:c="4"/>WriteLn(FileKontak, 'Banda Aceh');</text:span></text:p>
            <text:p text:style-name="Preformatted_20_Text"/>
            <text:p text:style-name="Preformatted_20_Text"><text:span text:style-name="Source_20_Text"><text:s text:c="4"/>// Tulis data kontak 2</text:span></text:p>
            <text:p text:style-name="Preformatted_20_Text"><text:span text:style-name="Source_20_Text"><text:s text:c="4"/>WriteLn(FileKontak, 'Teuku Umar');</text:span></text:p>
            <text:p text:style-name="Preformatted_20_Text"><text:soft-page-break/><text:span text:style-name="Source_20_Text"><text:s text:c="4"/>WriteLn(FileKontak, 50);</text:span></text:p>
            <text:p text:style-name="Preformatted_20_Text"><text:span text:style-name="Source_20_Text"><text:s text:c="4"/>WriteLn(FileKontak, 'Meulaboh');</text:span></text:p>
            <text:p text:style-name="Preformatted_20_Text"/>
            <text:p text:style-name="Preformatted_20_Text"><text:span text:style-name="Source_20_Text"><text:s text:c="4"/>WriteLn('Penulisan selesai.');</text:span></text:p>
            <text:p text:style-name="Preformatted_20_Text"><text:span text:style-name="Source_20_Text"><text:s text:c="2"/>finally</text:span></text:p>
            <text:p text:style-name="Preformatted_20_Text"><text:span text:style-name="Source_20_Text"><text:s text:c="4"/>CloseFile(FileKontak); // Pastikan ditutup!</text:span></text:p>
            <text:p text:style-name="Preformatted_20_Text"><text:span text:style-name="Source_20_Text"><text:s text:c="4"/>WriteLn('File (tulis) ditutup.');</text:span></text:p>
            <text:p text:style-name="Preformatted_20_Text"><text:span text:style-name="Source_20_Text"><text:s text:c="2"/>finally</text:span></text:p>
            <text:p text:style-name="Preformatted_20_Text"><text:span text:style-name="Source_20_Text"><text:s text:c="4"/>// CloseFile(FileKontak); // Pastikan ditutup! -&gt; Edited: remove duplicate</text:span></text:p>
            <text:p text:style-name="Preformatted_20_Text"><text:span text:style-name="Source_20_Text"><text:s text:c="2"/>end;</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 --- Tahap Pembacaan ---</text:span></text:p>
            <text:p text:style-name="Preformatted_20_Text"><text:span text:style-name="Source_20_Text"><text:s text:c="2"/>AssignFile(FileKontak, FileName);</text:span></text:p>
            <text:p text:style-name="Preformatted_20_Text"><text:span text:style-name="Source_20_Text"><text:s text:c="2"/>WriteLn('&lt;&lt; Membaca data dari ', FileName);</text:span></text:p>
            <text:p text:style-name="Preformatted_20_Text"><text:span text:style-name="Source_20_Text"><text:s text:c="2"/>try</text:span></text:p>
            <text:p text:style-name="Preformatted_20_Text"><text:span text:style-name="Source_20_Text"><text:s text:c="4"/>Reset(FileKontak); // Buka untuk dibaca</text:span></text:p>
            <text:p text:style-name="Preformatted_20_Text"/>
            <text:p text:style-name="Preformatted_20_Text"><text:span text:style-name="Source_20_Text"><text:s text:c="4"/>LineNum := 0;</text:span></text:p>
            <text:p text:style-name="Preformatted_20_Text"><text:span text:style-name="Source_20_Text"><text:s text:c="4"/>// Loop sampai akhir file</text:span></text:p>
            <text:p text:style-name="Preformatted_20_Text"><text:span text:style-name="Source_20_Text"><text:s text:c="4"/>while not Eof(FileKontak) do</text:span></text:p>
            <text:p text:style-name="Preformatted_20_Text"><text:span text:style-name="Source_20_Text"><text:s text:c="4"/>begin</text:span></text:p>
            <text:p text:style-name="Preformatted_20_Text"><text:span text:style-name="Source_20_Text"><text:s text:c="6"/>// Asumsi struktur: Nama, Usia, Kota per 3 baris</text:span></text:p>
            <text:p text:style-name="Preformatted_20_Text"><text:span text:style-name="Source_20_Text"><text:s text:c="6"/>if not Eof(FileKontak) then ReadLn(FileKontak, Nama) else Break;</text:span></text:p>
            <text:p text:style-name="Preformatted_20_Text"><text:span text:style-name="Source_20_Text"><text:s text:c="6"/>if not Eof(FileKontak) then ReadLn(FileKontak, Usia) else Break; // Baca teks '45', konversi ke Integer</text:span></text:p>
            <text:p text:style-name="Preformatted_20_Text"><text:span text:style-name="Source_20_Text"><text:s text:c="6"/>if not Eof(FileKontak) then ReadLn(FileKontak, Kota) else Break;</text:span></text:p>
            <text:p text:style-name="Preformatted_20_Text"/>
            <text:p text:style-name="Preformatted_20_Text"><text:span text:style-name="Source_20_Text"><text:s text:c="6"/>Inc(LineNum, 3);</text:span></text:p>
            <text:p text:style-name="Preformatted_20_Text"><text:span text:style-name="Source_20_Text"><text:s text:c="6"/>WriteLn(Format(' <text:s/>Data ke-%d: Nama=%s, Usia=%d, Kota=%s', [LineNum div 3, Nama, Usia, Kota]));</text:span></text:p>
            <text:p text:style-name="Preformatted_20_Text"><text:span text:style-name="Source_20_Text"><text:s text:c="4"/>end;</text:span></text:p>
            <text:p text:style-name="Preformatted_20_Text"/>
            <text:p text:style-name="Preformatted_20_Text"><text:span text:style-name="Source_20_Text"><text:s text:c="4"/>if LineNum &gt; 0 then</text:span></text:p>
            <text:p text:style-name="Preformatted_20_Text"><text:span text:style-name="Source_20_Text"><text:s text:c="6"/>WriteLn('Pembacaan selesai.')</text:span></text:p>
            <text:p text:style-name="Preformatted_20_Text"><text:span text:style-name="Source_20_Text"><text:s text:c="4"/>else</text:span></text:p>
            <text:p text:style-name="Preformatted_20_Text"><text:span text:style-name="Source_20_Text"><text:s text:c="6"/>WriteLn('File tampaknya kosong.');</text:span></text:p>
            <text:p text:style-name="Preformatted_20_Text"/>
            <text:p text:style-name="Preformatted_20_Text"><text:span text:style-name="Source_20_Text"><text:s text:c="2"/>except</text:span></text:p>
            <text:p text:style-name="Preformatted_20_Text"><text:span text:style-name="Source_20_Text"><text:s text:c="4"/>// Penanganan error sederhana jika file tidak ditemukan saat Reset</text:span></text:p>
            <text:p text:style-name="Preformatted_20_Text"><text:span text:style-name="Source_20_Text"><text:s text:c="4"/>on E: EInOutError do</text:span></text:p>
            <text:p text:style-name="Preformatted_20_Text"><text:span text:style-name="Source_20_Text"><text:s text:c="6"/>WriteLn('ERROR saat membaca file: ', E.Message);</text:span></text:p>
            <text:p text:style-name="Preformatted_20_Text"><text:span text:style-name="Source_20_Text"><text:s text:c="2"/>finally</text:span></text:p>
            <text:p text:style-name="Preformatted_20_Text"><text:span text:style-name="Source_20_Text"><text:s text:c="4"/>CloseFile(FileKontak); // Pastikan ditutup!</text:span></text:p>
            <text:p text:style-name="Preformatted_20_Text"><text:span text:style-name="Source_20_Text"><text:s text:c="4"/>WriteLn('File (baca) ditutup.');</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609"><text:span text:style-name="Source_20_Text">end.</text:span></text:p>
            <text:p text:style-name="Text_20_body">Dengan <text:span text:style-name="Source_20_Text">ReadLn</text:span> dan <text:span text:style-name="Source_20_Text">WriteLn</text:span>, Anda dapat dengan mudah menangani file teks baris per baris, melakukan konversi otomatis antara tipe data dasar dan representasi teksnya.</text:p>
            <text:p text:style-name="Horizontal_20_Line"/>
            <text:p text:style-name="Text_20_body"><text:soft-page-break/>Silakan berikan perintah <text:span text:style-name="Source_20_Text">YAX</text:span> untuk melanjutkan ke prompt berikutnya (Sub-subbab: Bekerja dengan File Bertipe).</text:p>
          </text:section>
          <text:section text:style-name="Sect1" text:name="feedback-form-110">
            <text:p text:style-name="P274"/>
          </text:section>
        </text:section>
        <text:section text:style-name="Sect1" text:name="7fb1035e676f4c3a">
          <text:p text:style-name="Text_20_body"/>
          <text:section text:style-name="Sect1" text:name="user-query-content-111">
            <text:p text:style-name="P529">yax </text:p>
          </text:section>
          <text:p text:style-name="P274">Tampilkan alur berpikir</text:p>
          <text:section text:style-name="Sect2" text:name="model-response-message-contentr_7fb1035e676f4c3a">
            <text:p text:style-name="Text_20_body">Baik, sekarang mari kita fokus pada jenis file kedua dalam model I/O klasik Pascal, yaitu File Bertipe, pada pukul 12:11 PM WIB, Selasa 15 April 2025, di Banda Aceh ini.</text:p>
            <text:p text:style-name="Text_20_body"><text:span text:style-name="Strong_20_Emphasis">(Jawaban untuk Prompt Isi Sub-subbab: Bekerja dengan File Bertipe)</text:span></text:p>
            <text:p text:style-name="Text_20_body">Berbeda dengan file teks yang berorientasi baris dan karakter, <text:span text:style-name="Strong_20_Emphasis">File Bertipe (</text:span><text:span text:style-name="Strong_20_Emphasis"><text:span text:style-name="Source_20_Text">File of TipeData</text:span></text:span><text:span text:style-name="Strong_20_Emphasis">)</text:span> dalam I/O klasik Pascal dirancang untuk menyimpan data secara lebih terstruktur dalam format <text:span text:style-name="Strong_20_Emphasis">biner</text:span>. File ini dilihat sebagai urutan <text:span text:style-name="Strong_20_Emphasis">record</text:span> atau item data, di mana setiap record memiliki <text:span text:style-name="Strong_20_Emphasis">tipe data yang sama persis (</text:span><text:span text:style-name="Strong_20_Emphasis"><text:span text:style-name="Source_20_Text">TipeData</text:span></text:span><text:span text:style-name="Strong_20_Emphasis">)</text:span> dan <text:span text:style-name="Strong_20_Emphasis">ukuran yang tetap (fixed size)</text:span>.</text:p>
            <text:p text:style-name="Text_20_body">Penting untuk diingat bahwa <text:span text:style-name="Source_20_Text">TipeData</text:span> haruslah tipe yang ukurannya diketahui pasti saat kompilasi. Ini bisa berupa tipe dasar seperti <text:span text:style-name="Source_20_Text">Integer</text:span>, <text:span text:style-name="Source_20_Text">Real</text:span>, <text:span text:style-name="Source_20_Text">Char</text:span>, <text:span text:style-name="Source_20_Text">Boolean</text:span>, tipe Enumerasi, Array Statis, atau <text:span text:style-name="Source_20_Text">Record</text:span> yang <text:span text:style-name="Emphasis">hanya</text:span> berisi field-field dengan ukuran tetap (hindari <text:span text:style-name="Source_20_Text">string</text:span> panjang atau <text:span text:style-name="Source_20_Text">array of ...</text:span> dinamis secara langsung di dalam record untuk <text:span text:style-name="Source_20_Text">File of Type</text:span> klasik).</text:p>
            <text:p text:style-name="Text_20_body"><text:span text:style-name="Strong_20_Emphasis">Menulis ke File Bertipe (</text:span><text:span text:style-name="Strong_20_Emphasis"><text:span text:style-name="Source_20_Text">Write</text:span></text:span><text:span text:style-name="Strong_20_Emphasis">)</text:span></text:p>
            <text:p text:style-name="Text_20_body">Setelah file dibuka untuk ditulis (<text:span text:style-name="Source_20_Text">Rewrite(F)</text:span>), Anda menggunakan prosedur <text:span text:style-name="Source_20_Text">Write</text:span> untuk menyimpan data:</text:p>
            <text:list xml:id="list2100160517789401284" text:style-name="L220">
              <text:list-item>
                <text:p text:style-name="P476"><text:span text:style-name="Strong_20_Emphasis">Sintaks:</text:span> <text:span text:style-name="Source_20_Text">Write(F, Var1, Var2, ...);</text:span> </text:p>
              </text:list-item>
              <text:list-item>
                <text:p text:style-name="P476"><text:span text:style-name="Strong_20_Emphasis">Parameter:</text:span> </text:p>
                <text:list>
                  <text:list-item>
                    <text:p text:style-name="P476"><text:span text:style-name="Source_20_Text">F</text:span>: Variabel file Anda (misal, <text:span text:style-name="Source_20_Text">File of TMyRecord</text:span>). </text:p>
                  </text:list-item>
                  <text:list-item>
                    <text:p text:style-name="P476"><text:span text:style-name="Source_20_Text">Var1</text:span>, <text:span text:style-name="Source_20_Text">Var2</text:span>, ...: Satu atau lebih variabel yang tipenya <text:span text:style-name="Strong_20_Emphasis">harus sama persis</text:span> dengan <text:span text:style-name="Source_20_Text">TipeData</text:span> yang didefinisikan untuk <text:span text:style-name="Source_20_Text">F</text:span>. </text:p>
                  </text:list-item>
                </text:list>
              </text:list-item>
              <text:list-item>
                <text:p text:style-name="P220"><text:span text:style-name="Strong_20_Emphasis">Mekanisme:</text:span> Prosedur <text:span text:style-name="Source_20_Text">Write</text:span> mengambil <text:span text:style-name="Strong_20_Emphasis">representasi biner</text:span> dari isi variabel (<text:span text:style-name="Source_20_Text">Var1</text:span>, <text:span text:style-name="Source_20_Text">Var2</text:span>, ...) langsung dari memori dan menuliskan urutan byte tersebut ke file pada posisi pointer saat ini. <text:span text:style-name="Strong_20_Emphasis">Tidak ada konversi ke teks</text:span>. File pointer kemudian otomatis maju sejauh ukuran <text:span text:style-name="Source_20_Text">TipeData</text:span> untuk setiap variabel yang ditulis. </text:p>
              </text:list-item>
            </text:list>
            <text:p text:style-name="Text_20_body"><text:span text:style-name="Strong_20_Emphasis">Membaca dari File Bertipe (</text:span><text:span text:style-name="Strong_20_Emphasis"><text:span text:style-name="Source_20_Text">Read</text:span></text:span><text:span text:style-name="Strong_20_Emphasis">)</text:span></text:p>
            <text:p text:style-name="Text_20_body">Setelah file dibuka untuk dibaca (<text:span text:style-name="Source_20_Text">Reset(F)</text:span>), Anda menggunakan prosedur <text:span text:style-name="Source_20_Text">Read</text:span>:</text:p>
            <text:list xml:id="list7278610179736419176" text:style-name="L221">
              <text:list-item>
                <text:p text:style-name="P477"><text:span text:style-name="Strong_20_Emphasis">Sintaks:</text:span> <text:span text:style-name="Source_20_Text">Read(F, Var1, Var2, ...);</text:span> </text:p>
              </text:list-item>
              <text:list-item>
                <text:p text:style-name="P477"><text:span text:style-name="Strong_20_Emphasis">Parameter:</text:span> </text:p>
                <text:list>
                  <text:list-item>
                    <text:p text:style-name="P477"><text:span text:style-name="Source_20_Text">F</text:span>: Variabel file Anda. </text:p>
                  </text:list-item>
                  <text:list-item>
                    <text:p text:style-name="P477"><text:span text:style-name="Source_20_Text">Var1</text:span>, <text:span text:style-name="Source_20_Text">Var2</text:span>, ...: Satu atau lebih variabel (harus bertipe <text:span text:style-name="Source_20_Text">TipeData</text:span> yang sama dengan <text:span text:style-name="Source_20_Text">F</text:span>) yang akan menerima data dari file. </text:p>
                  </text:list-item>
                </text:list>
              </text:list-item>
              <text:list-item>
                <text:p text:style-name="P221"><text:soft-page-break/><text:span text:style-name="Strong_20_Emphasis">Mekanisme:</text:span> Prosedur <text:span text:style-name="Source_20_Text">Read</text:span> membaca sejumlah byte dari file (sebanyak <text:span text:style-name="Source_20_Text">SizeOf(TipeData)</text:span>) pada posisi pointer saat ini, dan menyalin urutan byte tersebut langsung ke dalam lokasi memori variabel (<text:span text:style-name="Source_20_Text">Var1</text:span>, <text:span text:style-name="Source_20_Text">Var2</text:span>, ...). File pointer kemudian maju sejauh ukuran data yang dibaca. </text:p>
              </text:list-item>
            </text:list>
            <text:p text:style-name="Text_20_body"><text:span text:style-name="Strong_20_Emphasis">Akses Acak (Random Access) dengan </text:span><text:span text:style-name="Strong_20_Emphasis"><text:span text:style-name="Source_20_Text">Seek</text:span></text:span></text:p>
            <text:p text:style-name="Text_20_body">Salah satu keunggulan utama file bertipe adalah kemampuannya untuk melakukan akses acak, yaitu melompat langsung ke record tertentu tanpa harus membaca dari awal.</text:p>
            <text:list xml:id="list2165665897027999672" text:style-name="L222">
              <text:list-item>
                <text:p text:style-name="P478"><text:span text:style-name="Strong_20_Emphasis">Sintaks:</text:span> <text:span text:style-name="Source_20_Text">Seek(F, NomorRecord);</text:span> </text:p>
              </text:list-item>
              <text:list-item>
                <text:p text:style-name="P478"><text:span text:style-name="Strong_20_Emphasis">Parameter:</text:span> </text:p>
                <text:list>
                  <text:list-item>
                    <text:p text:style-name="P222"><text:span text:style-name="Source_20_Text">F</text:span>: Variabel file Anda </text:p>
                  </text:list-item>
                </text:list>
              </text:list-item>
            </text:list>
          </text:section>
          <text:p text:style-name="P274">Anda menghentikan respons ini</text:p>
          <text:section text:style-name="Sect1" text:name="feedback-form-111">
            <text:p text:style-name="P274"/>
          </text:section>
        </text:section>
        <text:section text:style-name="Sect1" text:name="d262315bf3efe5f6">
          <text:p text:style-name="Text_20_body"/>
          <text:section text:style-name="Sect1" text:name="user-query-content-112">
            <text:p text:style-name="P529">yax </text:p>
          </text:section>
          <text:p text:style-name="P274">Tampilkan alur berpikir</text:p>
          <text:section text:style-name="Sect2" text:name="model-response-message-contentr_d262315bf3efe5f6">
            <text:p text:style-name="Text_20_body">Baik, kita lanjutkan pembahasan File Bertipe pada pukul 12:11 PM WIB, Selasa 15 April 2025, di Banda Aceh ini, dengan melihat prosedur dan fungsi lainnya.</text:p>
            <text:p text:style-name="Text_20_body"><text:span text:style-name="Strong_20_Emphasis">(Jawaban untuk Prompt Isi Sub-subbab: Bekerja dengan File Bertipe - Lanjutan)</text:span></text:p>
            <text:p text:style-name="Text_20_body">Selain <text:span text:style-name="Source_20_Text">Read</text:span> dan <text:span text:style-name="Source_20_Text">Write</text:span> untuk transfer data biner, I/O klasik Pascal menyediakan fungsi dan prosedur penting lainnya untuk bekerja dengan file bertipe (<text:span text:style-name="Source_20_Text">File of TipeData</text:span>), terutama untuk navigasi dan mendapatkan informasi file:</text:p>
            <text:p text:style-name="Text_20_body"><text:span text:style-name="Strong_20_Emphasis">3. </text:span><text:span text:style-name="Strong_20_Emphasis"><text:span text:style-name="Source_20_Text">Seek(F, NomorRecord)</text:span></text:span><text:span text:style-name="Strong_20_Emphasis">: Memindahkan Posisi File (Akses Acak)</text:span></text:p>
            <text:list xml:id="list6693141261711197079" text:style-name="L223">
              <text:list-item>
                <text:p text:style-name="P479"><text:span text:style-name="Strong_20_Emphasis">Tujuan:</text:span> Ini adalah fitur kunci yang membedakan file bertipe dari file teks standar. <text:span text:style-name="Source_20_Text">Seek</text:span> memungkinkan Anda untuk <text:span text:style-name="Strong_20_Emphasis">memindahkan posisi file pointer</text:span> secara langsung ke awal dari <text:span text:style-name="Strong_20_Emphasis">record tertentu</text:span> tanpa harus membaca semua record sebelumnya. Ini memungkinkan <text:span text:style-name="Strong_20_Emphasis">akses acak (random access)</text:span>. </text:p>
              </text:list-item>
              <text:list-item>
                <text:p text:style-name="P479"><text:span text:style-name="Strong_20_Emphasis">Parameter:</text:span> </text:p>
                <text:list>
                  <text:list-item>
                    <text:p text:style-name="P479"><text:span text:style-name="Source_20_Text">F</text:span>: Variabel file bertipe Anda. </text:p>
                  </text:list-item>
                  <text:list-item>
                    <text:p text:style-name="P479"><text:span text:style-name="Source_20_Text">NomorRecord</text:span>: Ekspresi integer (<text:span text:style-name="Source_20_Text">LongInt</text:span> atau <text:span text:style-name="Source_20_Text">Int64</text:span> untuk file besar) yang menentukan <text:span text:style-name="Strong_20_Emphasis">indeks record</text:span> tujuan (dimulai dari <text:span text:style-name="Strong_20_Emphasis">0</text:span>). Jadi, <text:span text:style-name="Source_20_Text">Seek(F, 0)</text:span> akan pindah ke awal record pertama, <text:span text:style-name="Source_20_Text">Seek(F, 1)</text:span> ke awal record kedua, dan seterusnya. </text:p>
                  </text:list-item>
                </text:list>
              </text:list-item>
              <text:list-item>
                <text:p text:style-name="P223"><text:span text:style-name="Strong_20_Emphasis">Penggunaan:</text:span> Sangat berguna untuk membaca record spesifik, atau (yang lebih penting) untuk <text:span text:style-name="Strong_20_Emphasis">memperbarui (update/overwrite)</text:span> record yang sudah ada di tengah file. Anda <text:span text:style-name="Source_20_Text">Seek</text:span> ke record yang diinginkan, lalu panggil <text:span text:style-name="Source_20_Text">Write</text:span> untuk menimpa record lama dengan data baru. </text:p>
              </text:list-item>
            </text:list>
            <text:p text:style-name="Text_20_body"><text:span text:style-name="Strong_20_Emphasis">4. </text:span><text:span text:style-name="Strong_20_Emphasis"><text:span text:style-name="Source_20_Text">FileSize(F)</text:span></text:span><text:span text:style-name="Strong_20_Emphasis">: Mendapatkan Jumlah Record</text:span></text:p>
            <text:list xml:id="list7860621169957043112" text:style-name="L224">
              <text:list-item>
                <text:p text:style-name="P480"><text:span text:style-name="Strong_20_Emphasis">Tujuan:</text:span> Fungsi ini mengembalikan <text:span text:style-name="Strong_20_Emphasis">jumlah total record</text:span> yang saat ini ada di dalam file bertipe <text:span text:style-name="Source_20_Text">F</text:span>. </text:p>
              </text:list-item>
              <text:list-item>
                <text:p text:style-name="P480"><text:soft-page-break/><text:span text:style-name="Strong_20_Emphasis">Tipe Kembali:</text:span> <text:span text:style-name="Source_20_Text">LongInt</text:span> atau <text:span text:style-name="Source_20_Text">Int64</text:span> (tergantung versi FPC dan pengaturan untuk dukungan file besar). </text:p>
              </text:list-item>
              <text:list-item>
                <text:p text:style-name="P480"><text:span text:style-name="Strong_20_Emphasis">Penggunaan:</text:span> </text:p>
                <text:list>
                  <text:list-item>
                    <text:p text:style-name="P480">Mengetahui berapa banyak data yang tersimpan. </text:p>
                  </text:list-item>
                  <text:list-item>
                    <text:p text:style-name="P480">Menentukan batas atas yang valid untuk <text:span text:style-name="Source_20_Text">NomorRecord</text:span> dalam <text:span text:style-name="Source_20_Text">Seek</text:span> (indeks record yang valid adalah dari 0 hingga <text:span text:style-name="Source_20_Text">FileSize(F) - 1</text:span>). </text:p>
                  </text:list-item>
                  <text:list-item>
                    <text:p text:style-name="P480">Mengontrol loop <text:span text:style-name="Source_20_Text">for</text:span> jika Anda ingin memproses file berdasarkan indeks record. </text:p>
                  </text:list-item>
                  <text:list-item>
                    <text:p text:style-name="P224">Jika <text:span text:style-name="Source_20_Text">FileSize(F)</text:span> mengembalikan 0, berarti file tersebut kosong. </text:p>
                  </text:list-item>
                </text:list>
              </text:list-item>
            </text:list>
            <text:p text:style-name="Text_20_body"><text:span text:style-name="Strong_20_Emphasis">5. </text:span><text:span text:style-name="Strong_20_Emphasis"><text:span text:style-name="Source_20_Text">FilePos(F)</text:span></text:span><text:span text:style-name="Strong_20_Emphasis">: Mendapatkan Posisi Record Saat Ini</text:span></text:p>
            <text:list xml:id="list6497446757519025426" text:style-name="L225">
              <text:list-item>
                <text:p text:style-name="P481"><text:span text:style-name="Strong_20_Emphasis">Tujuan:</text:span> Fungsi ini mengembalikan <text:span text:style-name="Strong_20_Emphasis">indeks (0-based)</text:span> dari record <text:span text:style-name="Strong_20_Emphasis">berikutnya</text:span> yang akan dibaca atau ditulis. Dengan kata lain, ia memberitahu Anda posisi pointer file saat ini dalam satuan record. </text:p>
              </text:list-item>
              <text:list-item>
                <text:p text:style-name="P481"><text:span text:style-name="Strong_20_Emphasis">Tipe Kembali:</text:span> <text:span text:style-name="Source_20_Text">LongInt</text:span> atau <text:span text:style-name="Source_20_Text">Int64</text:span>. </text:p>
              </text:list-item>
              <text:list-item>
                <text:p text:style-name="P481"><text:span text:style-name="Strong_20_Emphasis">Perilaku:</text:span> </text:p>
                <text:list>
                  <text:list-item>
                    <text:p text:style-name="P481">Tepat setelah memanggil <text:span text:style-name="Source_20_Text">Reset(F)</text:span> atau <text:span text:style-name="Source_20_Text">Rewrite(F)</text:span>, <text:span text:style-name="Source_20_Text">FilePos(F)</text:span> akan bernilai <text:span text:style-name="Source_20_Text">0</text:span>. </text:p>
                  </text:list-item>
                  <text:list-item>
                    <text:p text:style-name="P481">Setelah berhasil membaca atau menulis record ke-<text:span text:style-name="Source_20_Text">N</text:span> (yaitu, record di indeks <text:span text:style-name="Source_20_Text">N</text:span>), <text:span text:style-name="Source_20_Text">FilePos(F)</text:span> akan menjadi <text:span text:style-name="Source_20_Text">N + 1</text:span>. </text:p>
                  </text:list-item>
                  <text:list-item>
                    <text:p text:style-name="P225">Setelah <text:span text:style-name="Source_20_Text">Seek(F, N)</text:span>, <text:span text:style-name="Source_20_Text">FilePos(F)</text:span> akan menjadi <text:span text:style-name="Source_20_Text">N</text:span>. </text:p>
                  </text:list-item>
                </text:list>
              </text:list-item>
            </text:list>
            <text:p text:style-name="Text_20_body"><text:span text:style-name="Strong_20_Emphasis">6. </text:span><text:span text:style-name="Strong_20_Emphasis"><text:span text:style-name="Source_20_Text">Eof(F)</text:span></text:span><text:span text:style-name="Strong_20_Emphasis">: Mengecek Akhir File</text:span></text:p>
            <text:list xml:id="list6056142769950921718" text:style-name="L226">
              <text:list-item>
                <text:p text:style-name="P482"><text:span text:style-name="Strong_20_Emphasis">Tujuan:</text:span> Sama seperti pada file teks, fungsi boolean <text:span text:style-name="Source_20_Text">Eof</text:span> (End Of File) digunakan untuk memeriksa apakah operasi baca <text:span text:style-name="Strong_20_Emphasis">sekuensial</text:span> telah mencapai akhir file. </text:p>
              </text:list-item>
              <text:list-item>
                <text:p text:style-name="P482"><text:span text:style-name="Strong_20_Emphasis">Perilaku:</text:span> <text:span text:style-name="Source_20_Text">Eof(F)</text:span> mengembalikan <text:span text:style-name="Source_20_Text">True</text:span> jika posisi file saat ini (<text:span text:style-name="Source_20_Text">FilePos(F)</text:span>) sama dengan atau lebih besar dari jumlah total record (<text:span text:style-name="Source_20_Text">FileSize(F)</text:span>). Jika tidak, ia mengembalikan <text:span text:style-name="Source_20_Text">False</text:span>. </text:p>
              </text:list-item>
              <text:list-item>
                <text:p text:style-name="P226"><text:span text:style-name="Strong_20_Emphasis">Penggunaan:</text:span> Paling sering digunakan sebagai kondisi dalam loop <text:span text:style-name="Source_20_Text">while</text:span> untuk membaca semua record secara berurutan dari awal hingga akhir: <text:span text:style-name="Source_20_Text">while not Eof(F) do begin Read(F, ...); ... end;</text:span>. </text:p>
              </text:list-item>
            </text:list>
            <text:p text:style-name="Text_20_body"><text:span text:style-name="Strong_20_Emphasis">Contoh Kode Lengkap (Menulis, Membaca Sekuensial, Membaca/Update Acak):</text:span></text:p>
            <text:p text:style-name="Text_20_body">Delphi</text:p>
            <text:p text:style-name="Preformatted_20_Text"><text:span text:style-name="Source_20_Text">program DemoFileBertipeLengkap;</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 Pastikan record hanya berisi tipe dengan ukuran tetap</text:span></text:p>
            <text:p text:style-name="Preformatted_20_Text"><text:span text:style-name="Source_20_Text"><text:s text:c="2"/>TProduk = record</text:span></text:p>
            <text:p text:style-name="Preformatted_20_Text"><text:span text:style-name="Source_20_Text"><text:s text:c="4"/>ID: Integer;</text:span></text:p>
            <text:p text:style-name="Preformatted_20_Text"><text:span text:style-name="Source_20_Text"><text:s text:c="4"/>Nama: string[30]; // ShortString ukuran tetap</text:span></text:p>
            <text:p text:style-name="Preformatted_20_Text"><text:span text:style-name="Source_20_Text"><text:s text:c="4"/>Stok: Word; <text:s text:c="6"/>// Ukuran tetap</text:span></text:p>
            <text:p text:style-name="Preformatted_20_Text"><text:span text:style-name="Source_20_Text"><text:s text:c="4"/>Harga: Double; <text:s text:c="3"/>// Ukuran tetap</text:span></text:p>
            <text:p text:style-name="Preformatted_20_Text"><text:span text:style-name="Source_20_Text"><text:s text:c="2"/>end;</text:span></text:p>
            <text:p text:style-name="Preformatted_20_Text"/>
            <text:p text:style-name="Preformatted_20_Text"><text:soft-page-break/><text:span text:style-name="Source_20_Text">var</text:span></text:p>
            <text:p text:style-name="Preformatted_20_Text"><text:span text:style-name="Source_20_Text"><text:s text:c="2"/>FileProduk: File of TProduk; // File bertipe TProduk</text:span></text:p>
            <text:p text:style-name="Preformatted_20_Text"><text:span text:style-name="Source_20_Text"><text:s text:c="2"/>ProdukRec: TProduk; <text:s text:c="8"/>// Variabel untuk menampung satu record</text:span></text:p>
            <text:p text:style-name="Preformatted_20_Text"><text:span text:style-name="Source_20_Text"><text:s text:c="2"/>NamaFile: string = 'produk.dat';</text:span></text:p>
            <text:p text:style-name="Preformatted_20_Text"><text:span text:style-name="Source_20_Text"><text:s text:c="2"/>i: Integer;</text:span></text:p>
            <text:p text:style-name="Preformatted_20_Text"><text:span text:style-name="Source_20_Text"><text:s text:c="2"/>IdxAkses: Int64;</text:span></text:p>
            <text:p text:style-name="Preformatted_20_Text"><text:span text:style-name="Source_20_Text"><text:s text:c="2"/>JumlahRec: Int64;</text:span></text:p>
            <text:p text:style-name="Preformatted_20_Text"/>
            <text:p text:style-name="Preformatted_20_Text"><text:span text:style-name="Source_20_Text">begin</text:span></text:p>
            <text:p text:style-name="Preformatted_20_Text"><text:span text:style-name="Source_20_Text"><text:s text:c="2"/>WriteLn('Demo File Bertipe Lengkap - ', DateTimeToStr(Now), ' WIB, Banda Aceh');</text:span></text:p>
            <text:p text:style-name="Preformatted_20_Text"/>
            <text:p text:style-name="Preformatted_20_Text"><text:span text:style-name="Source_20_Text"><text:s text:c="2"/>// --- Tahap Menulis ---</text:span></text:p>
            <text:p text:style-name="Preformatted_20_Text"><text:span text:style-name="Source_20_Text"><text:s text:c="2"/>AssignFile(FileProduk, NamaFile);</text:span></text:p>
            <text:p text:style-name="Preformatted_20_Text"><text:span text:style-name="Source_20_Text"><text:s text:c="2"/>WriteLn('&gt;&gt; Menulis 5 record produk...');</text:span></text:p>
            <text:p text:style-name="Preformatted_20_Text"><text:span text:style-name="Source_20_Text"><text:s text:c="2"/>try</text:span></text:p>
            <text:p text:style-name="Preformatted_20_Text"><text:span text:style-name="Source_20_Text"><text:s text:c="4"/>Rewrite(FileProduk);</text:span></text:p>
            <text:p text:style-name="Preformatted_20_Text"><text:span text:style-name="Source_20_Text"><text:s text:c="4"/>for i := 1 to 5 do</text:span></text:p>
            <text:p text:style-name="Preformatted_20_Text"><text:span text:style-name="Source_20_Text"><text:s text:c="4"/>begin</text:span></text:p>
            <text:p text:style-name="Preformatted_20_Text"><text:span text:style-name="Source_20_Text"><text:s text:c="6"/>ProdukRec.ID := 200 + i;</text:span></text:p>
            <text:p text:style-name="Preformatted_20_Text"><text:span text:style-name="Source_20_Text"><text:s text:c="6"/>ProdukRec.Nama := 'Produk ' + Chr(Ord('A') + i - 1);</text:span></text:p>
            <text:p text:style-name="Preformatted_20_Text"><text:span text:style-name="Source_20_Text"><text:s text:c="6"/>ProdukRec.Stok := Word(i * 5);</text:span></text:p>
            <text:p text:style-name="Preformatted_20_Text"><text:span text:style-name="Source_20_Text"><text:s text:c="6"/>ProdukRec.Harga := i * 11000.50;</text:span></text:p>
            <text:p text:style-name="Preformatted_20_Text"><text:span text:style-name="Source_20_Text"><text:s text:c="6"/>Write(FileProduk, ProdukRec); // Tulis record ke file</text:span></text:p>
            <text:p text:style-name="Preformatted_20_Text"><text:span text:style-name="Source_20_Text"><text:s text:c="4"/>end;</text:span></text:p>
            <text:p text:style-name="Preformatted_20_Text"><text:span text:style-name="Source_20_Text"><text:s text:c="4"/>WriteLn('Penulisan selesai.');</text:span></text:p>
            <text:p text:style-name="Preformatted_20_Text"><text:span text:style-name="Source_20_Text"><text:s text:c="2"/>finally</text:span></text:p>
            <text:p text:style-name="Preformatted_20_Text"><text:span text:style-name="Source_20_Text"><text:s text:c="4"/>CloseFile(FileProduk);</text:span></text:p>
            <text:p text:style-name="Preformatted_20_Text"><text:span text:style-name="Source_20_Text"><text:s text:c="4"/>WriteLn('File (tulis) ditutup.');</text:span></text:p>
            <text:p text:style-name="Preformatted_20_Text"><text:span text:style-name="Source_20_Text"><text:s text:c="2"/>end;</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 --- Tahap Membaca ---</text:span></text:p>
            <text:p text:style-name="Preformatted_20_Text"><text:span text:style-name="Source_20_Text"><text:s text:c="2"/>AssignFile(FileProduk, NamaFile);</text:span></text:p>
            <text:p text:style-name="Preformatted_20_Text"><text:span text:style-name="Source_20_Text"><text:s text:c="2"/>WriteLn('&lt;&lt; Membaca data dari ', NamaFile);</text:span></text:p>
            <text:p text:style-name="Preformatted_20_Text"><text:span text:style-name="Source_20_Text"><text:s text:c="2"/>try</text:span></text:p>
            <text:p text:style-name="Preformatted_20_Text"><text:span text:style-name="Source_20_Text"><text:s text:c="4"/>Reset(FileProduk); // Buka untuk baca</text:span></text:p>
            <text:p text:style-name="Preformatted_20_Text"/>
            <text:p text:style-name="Preformatted_20_Text"><text:span text:style-name="Source_20_Text"><text:s text:c="4"/>JumlahRec := FileSize(FileProduk); // Dapatkan jumlah record</text:span></text:p>
            <text:p text:style-name="Preformatted_20_Text"><text:span text:style-name="Source_20_Text"><text:s text:c="4"/>WriteLn('Jumlah record dalam file: ', JumlahRec);</text:span></text:p>
            <text:p text:style-name="Preformatted_20_Text"><text:span text:style-name="Source_20_Text"><text:s text:c="4"/>WriteLn('Posisi awal (FilePos): ', FilePos(FileProduk)); // Harusnya 0</text:span></text:p>
            <text:p text:style-name="Preformatted_20_Text"/>
            <text:p text:style-name="Preformatted_20_Text"><text:span text:style-name="Source_20_Text"><text:s text:c="4"/>WriteLn('--- Membaca Sekuensial ---');</text:span></text:p>
            <text:p text:style-name="Preformatted_20_Text"><text:span text:style-name="Source_20_Text"><text:s text:c="4"/>while not Eof(FileProduk) do // Loop sampai akhir file</text:span></text:p>
            <text:p text:style-name="Preformatted_20_Text"><text:span text:style-name="Source_20_Text"><text:s text:c="4"/>begin</text:span></text:p>
            <text:p text:style-name="Preformatted_20_Text"><text:span text:style-name="Source_20_Text"><text:s text:c="6"/>Read(FileProduk, ProdukRec); // Baca record berikutnya</text:span></text:p>
            <text:p text:style-name="Preformatted_20_Text"><text:span text:style-name="Source_20_Text"><text:s text:c="6"/>WriteLn(Format(' <text:s/>Pos[%d] ID:%d Nama:%s Stok:%d Harga:%.2f',</text:span></text:p>
            <text:p text:style-name="Preformatted_20_Text"><text:span text:style-name="Source_20_Text"><text:s text:c="14"/>[FilePos(FileProduk)-1, ProdukRec.ID, Trim(ProdukRec.Nama), ProdukRec.Stok, ProdukRec.Harga]));</text:span></text:p>
            <text:p text:style-name="Preformatted_20_Text"><text:span text:style-name="Source_20_Text"><text:s text:c="4"/>end;</text:span></text:p>
            <text:p text:style-name="Preformatted_20_Text"><text:span text:style-name="Source_20_Text"><text:s text:c="4"/>WriteLn('--------------------------');</text:span></text:p>
            <text:p text:style-name="Preformatted_20_Text"/>
            <text:p text:style-name="Preformatted_20_Text"><text:span text:style-name="Source_20_Text"><text:s text:c="4"/>// Contoh Akses Acak (Random Access)</text:span></text:p>
            <text:p text:style-name="Preformatted_20_Text"><text:span text:style-name="Source_20_Text"><text:s text:c="4"/>IdxAkses := 2; // Akses record ke-3 (indeks 2)</text:span></text:p>
            <text:p text:style-name="Preformatted_20_Text"><text:span text:style-name="Source_20_Text"><text:s text:c="4"/>if (JumlahRec &gt; 0) and (IdxAkses &lt; JumlahRec) then</text:span></text:p>
            <text:p text:style-name="Preformatted_20_Text"><text:soft-page-break/><text:span text:style-name="Source_20_Text"><text:s text:c="4"/>begin</text:span></text:p>
            <text:p text:style-name="Preformatted_20_Text"><text:span text:style-name="Source_20_Text"><text:s text:c="6"/>WriteLn('--- Akses Acak ke Record #', IdxAkses, ' ---');</text:span></text:p>
            <text:p text:style-name="Preformatted_20_Text"><text:span text:style-name="Source_20_Text"><text:s text:c="6"/>Seek(FileProduk, IdxAkses); // Pindah ke record indeks 2</text:span></text:p>
            <text:p text:style-name="Preformatted_20_Text"><text:span text:style-name="Source_20_Text"><text:s text:c="6"/>WriteLn(' <text:s/>Posisi setelah Seek: ', FilePos(FileProduk));</text:span></text:p>
            <text:p text:style-name="Preformatted_20_Text"><text:span text:style-name="Source_20_Text"><text:s text:c="6"/>Read(FileProduk, ProdukRec); // Baca record di posisi itu</text:span></text:p>
            <text:p text:style-name="Preformatted_20_Text"><text:span text:style-name="Source_20_Text"><text:s text:c="6"/>WriteLn(Format(' <text:s/>Data: ID=%d, Nama=%s', [ProdukRec.ID, Trim(ProdukRec.Nama)]));</text:span></text:p>
            <text:p text:style-name="Preformatted_20_Text"/>
            <text:p text:style-name="Preformatted_20_Text"><text:span text:style-name="Source_20_Text"><text:s text:c="6"/>// Contoh Update record tersebut</text:span></text:p>
            <text:p text:style-name="Preformatted_20_Text"><text:span text:style-name="Source_20_Text"><text:s text:c="6"/>WriteLn(' <text:s/>Mengupdate stok record #', IdxAkses, ' menjadi 99...');</text:span></text:p>
            <text:p text:style-name="Preformatted_20_Text"><text:span text:style-name="Source_20_Text"><text:s text:c="6"/>ProdukRec.Stok := 99; // Ubah data di memori</text:span></text:p>
            <text:p text:style-name="Preformatted_20_Text"><text:span text:style-name="Source_20_Text"><text:s text:c="6"/>Seek(FileProduk, IdxAkses); // Kembali ke posisi yg sama</text:span></text:p>
            <text:p text:style-name="Preformatted_20_Text"><text:span text:style-name="Source_20_Text"><text:s text:c="6"/>Write(FileProduk, ProdukRec); // Timpa record di file dengan data baru</text:span></text:p>
            <text:p text:style-name="Preformatted_20_Text"><text:span text:style-name="Source_20_Text"><text:s text:c="6"/>WriteLn(' <text:s/>Update selesai.');</text:span></text:p>
            <text:p text:style-name="Preformatted_20_Text"/>
            <text:p text:style-name="Preformatted_20_Text"><text:span text:style-name="Source_20_Text"><text:s text:c="6"/>// Verifikasi update</text:span></text:p>
            <text:p text:style-name="Preformatted_20_Text"><text:span text:style-name="Source_20_Text"><text:s text:c="6"/>Seek(FileProduk, IdxAkses);</text:span></text:p>
            <text:p text:style-name="Preformatted_20_Text"><text:span text:style-name="Source_20_Text"><text:s text:c="6"/>Read(FileProduk, ProdukRec);</text:span></text:p>
            <text:p text:style-name="Preformatted_20_Text"><text:span text:style-name="Source_20_Text"><text:s text:c="6"/>WriteLn(' <text:s/>Stok setelah update: ', ProdukRec.Stok); // Harusnya 99</text:span></text:p>
            <text:p text:style-name="Preformatted_20_Text"><text:span text:style-name="Source_20_Text"><text:s text:c="6"/>WriteLn('-----------------------------');</text:span></text:p>
            <text:p text:style-name="Preformatted_20_Text"><text:span text:style-name="Source_20_Text"><text:s text:c="4"/>end;</text:span></text:p>
            <text:p text:style-name="Preformatted_20_Text"/>
            <text:p text:style-name="Preformatted_20_Text"><text:span text:style-name="Source_20_Text"><text:s text:c="2"/>except</text:span></text:p>
            <text:p text:style-name="Preformatted_20_Text"><text:span text:style-name="Source_20_Text"><text:s text:c="4"/>on E: EInOutError do WriteLn('ERROR: ', E.Message);</text:span></text:p>
            <text:p text:style-name="Preformatted_20_Text"><text:span text:style-name="Source_20_Text"><text:s text:c="2"/>finally</text:span></text:p>
            <text:p text:style-name="Preformatted_20_Text"><text:span text:style-name="Source_20_Text"><text:s text:c="4"/>CloseFile(FileProduk);</text:span></text:p>
            <text:p text:style-name="Preformatted_20_Text"><text:span text:style-name="Source_20_Text"><text:s text:c="4"/>WriteLn('File (baca) ditutup.');</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609"><text:span text:style-name="Source_20_Text">end.</text:span></text:p>
            <text:p text:style-name="Text_20_body">File bertipe menawarkan cara yang efisien untuk menyimpan dan mengakses data terstruktur dalam format biner, terutama dengan kemampuan akses acaknya menggunakan <text:span text:style-name="Source_20_Text">Seek</text:span>.</text:p>
            <text:p text:style-name="Horizontal_20_Line"/>
            <text:p text:style-name="Text_20_body">Silakan berikan perintah <text:span text:style-name="Source_20_Text">YAX</text:span> untuk melanjutkan ke prompt berikutnya (Subbab: Pengenalan Stream (<text:span text:style-name="Source_20_Text">TStream</text:span>, <text:span text:style-name="Source_20_Text">TFileStream</text:span>, <text:span text:style-name="Source_20_Text">TMemoryStream</text:span>)).</text:p>
          </text:section>
          <text:section text:style-name="Sect1" text:name="feedback-form-112">
            <text:p text:style-name="P274"/>
          </text:section>
        </text:section>
        <text:section text:style-name="Sect1" text:name="ac6631455f9146f8">
          <text:p text:style-name="Text_20_body"/>
          <text:section text:style-name="Sect1" text:name="user-query-content-113">
            <text:p text:style-name="P529">yax </text:p>
          </text:section>
          <text:p text:style-name="P274">Tampilkan alur berpikir</text:p>
          <text:section text:style-name="Sect2" text:name="model-response-message-contentr_ac6631455f9146f8">
            <text:p text:style-name="Text_20_body">Tentu, mari kita bahas pendekatan I/O yang lebih modern dan fleksibel di Free Pascal, yaitu menggunakan Stream, pada siang hari Selasa, 15 April 2025, pukul 12:12 PM WIB di Banda Aceh ini.</text:p>
            <text:p text:style-name="Text_20_body"><text:span text:style-name="Strong_20_Emphasis">(Jawaban untuk Prompt Isi Subbab: Pengenalan Stream (</text:span><text:span text:style-name="Strong_20_Emphasis"><text:span text:style-name="Source_20_Text">TStream</text:span></text:span><text:span text:style-name="Strong_20_Emphasis">, </text:span><text:span text:style-name="Strong_20_Emphasis"><text:span text:style-name="Source_20_Text">TFileStream</text:span></text:span><text:span text:style-name="Strong_20_Emphasis">, </text:span><text:span text:style-name="Strong_20_Emphasis"><text:span text:style-name="Source_20_Text">TMemoryStream</text:span></text:span><text:span text:style-name="Strong_20_Emphasis">))</text:span></text:p>
            <text:p text:style-name="Text_20_body">Selain metode I/O klasik (<text:span text:style-name="Source_20_Text">AssignFile</text:span>, <text:span text:style-name="Source_20_Text">Reset</text:span>, <text:span text:style-name="Source_20_Text">Rewrite</text:span>, <text:span text:style-name="Source_20_Text">ReadLn</text:span>, <text:span text:style-name="Source_20_Text">Write</text:span>, dll.), <text:soft-page-break/>Free Pascal (mengadopsi dari Delphi) menyediakan pendekatan yang lebih modern, berorientasi objek, dan serbaguna untuk menangani Input/Output data melalui konsep <text:span text:style-name="Strong_20_Emphasis">Stream</text:span>. Pendekatan ini sangat banyak digunakan dalam Free Component Library (FCL) dan Lazarus Component Library (LCL).</text:p>
            <text:p text:style-name="Text_20_body"><text:span text:style-name="Strong_20_Emphasis">Konsep Dasar Stream:</text:span></text:p>
            <text:p text:style-name="Text_20_body">Ide utama di balik stream adalah <text:span text:style-name="Strong_20_Emphasis">abstraksi</text:span>. Sebuah <text:span text:style-name="Emphasis">stream</text:span> merepresentasikan <text:span text:style-name="Strong_20_Emphasis">aliran (sequence) byte</text:span> yang dapat dibaca dari atau ditulis ke. Sumber atau tujuan dari aliran byte ini bisa bermacam-macam: file di disk, blok memori, koneksi jaringan, resource internal program, dll. Kode yang bekerja dengan stream tidak perlu peduli <text:span text:style-name="Emphasis">dari mana</text:span> byte berasal atau <text:span text:style-name="Emphasis">ke mana</text:span> byte pergi; ia hanya berinteraksi dengan aliran byte tersebut melalui antarmuka yang konsisten.</text:p>
            <text:p text:style-name="Text_20_body"><text:span text:style-name="Strong_20_Emphasis">Kelas Dasar </text:span><text:span text:style-name="Strong_20_Emphasis"><text:span text:style-name="Source_20_Text">TStream</text:span></text:span><text:span text:style-name="Strong_20_Emphasis">:</text:span></text:p>
            <text:p text:style-name="Text_20_body">Inti dari sistem stream adalah kelas dasar abstrak <text:span text:style-name="Strong_20_Emphasis"><text:span text:style-name="Source_20_Text">TStream</text:span></text:span> (didefinisikan di unit <text:span text:style-name="Source_20_Text">Classes</text:span>, jadi Anda hampir selalu perlu <text:span text:style-name="Source_20_Text">uses Classes;</text:span>).</text:p>
            <text:list xml:id="list1184462737683057451" text:style-name="L227">
              <text:list-item>
                <text:p text:style-name="P483"><text:span text:style-name="Source_20_Text">TStream</text:span> mendefinisikan metode-metode dan properti dasar yang umum untuk semua jenis stream (membaca byte, menulis byte, mencari posisi, mengetahui ukuran). </text:p>
              </text:list-item>
              <text:list-item>
                <text:p text:style-name="P227">Karena abstrak, Anda tidak bisa membuat objek <text:span text:style-name="Source_20_Text">TStream</text:span> secara langsung (<text:span text:style-name="Source_20_Text">TStream.Create</text:span> tidak ada atau tidak dimaksudkan untuk dipakai langsung). Anda harus menggunakan salah satu <text:span text:style-name="Strong_20_Emphasis">kelas turunan konkret</text:span>-nya. </text:p>
              </text:list-item>
            </text:list>
            <text:p text:style-name="Text_20_body"><text:span text:style-name="Strong_20_Emphasis">Kelas Turunan Stream yang Umum:</text:span></text:p>
            <text:p text:style-name="Text_20_body">Berikut beberapa turunan <text:span text:style-name="Source_20_Text">TStream</text:span> yang paling sering digunakan:</text:p>
            <text:list xml:id="list7909310180205018645" text:style-name="L228">
              <text:list-item>
                <text:p text:style-name="P228"><text:span text:style-name="Strong_20_Emphasis"><text:span text:style-name="Source_20_Text">TFileStream</text:span></text:span>:</text:p>
                <text:list>
                  <text:list-item>
                    <text:p text:style-name="P484"><text:span text:style-name="Strong_20_Emphasis">Tujuan:</text:span> Ini adalah stream yang secara spesifik bekerja dengan <text:span text:style-name="Strong_20_Emphasis">file fisik di disk</text:span>. </text:p>
                  </text:list-item>
                  <text:list-item>
                    <text:p text:style-name="P484"><text:span text:style-name="Strong_20_Emphasis">Constructor:</text:span> <text:span text:style-name="Source_20_Text">constructor Create(const AFileName: string; Mode: Word); overload;</text:span> </text:p>
                    <text:list>
                      <text:list-item>
                        <text:p text:style-name="P484"><text:span text:style-name="Source_20_Text">AFileName</text:span>: String berisi path lengkap ke file yang ingin dibuka/dibuat. </text:p>
                      </text:list-item>
                      <text:list-item>
                        <text:p text:style-name="P484"><text:span text:style-name="Source_20_Text">Mode</text:span>: Konstanta Word yang menentukan bagaimana file dibuka. Nilai umum (didefinisikan di <text:span text:style-name="Source_20_Text">Classes</text:span>/<text:span text:style-name="Source_20_Text">SysUtils</text:span>): </text:p>
                        <text:list>
                          <text:list-item>
                            <text:p text:style-name="P484"><text:span text:style-name="Source_20_Text">fmCreate</text:span>: Membuat file baru. Jika file sudah ada, <text:span text:style-name="Strong_20_Emphasis">isinya akan dihapus (ditimpa)</text:span>. Dibuka untuk tulis. </text:p>
                          </text:list-item>
                          <text:list-item>
                            <text:p text:style-name="P484"><text:span text:style-name="Source_20_Text">fmOpenRead</text:span>: Membuka file yang <text:span text:style-name="Strong_20_Emphasis">sudah ada</text:span> untuk <text:span text:style-name="Strong_20_Emphasis">hanya dibaca</text:span>. Error jika file tidak ada. </text:p>
                          </text:list-item>
                          <text:list-item>
                            <text:p text:style-name="P484"><text:span text:style-name="Source_20_Text">fmOpenWrite</text:span>: Membuka file yang <text:span text:style-name="Strong_20_Emphasis">sudah ada</text:span> untuk <text:span text:style-name="Strong_20_Emphasis">hanya ditulis</text:span>. Error jika file tidak ada. Posisi awal biasanya di awal file. </text:p>
                          </text:list-item>
                          <text:list-item>
                            <text:p text:style-name="P484"><text:span text:style-name="Source_20_Text">fmOpenReadWrite</text:span>: Membuka file yang <text:span text:style-name="Strong_20_Emphasis">sudah ada</text:span> untuk <text:span text:style-name="Strong_20_Emphasis">dibaca dan ditulis</text:span>. Error jika file tidak ada. </text:p>
                          </text:list-item>
                          <text:list-item>
                            <text:p text:style-name="P484"><text:soft-page-break/>Ada juga mode tambahan untuk mengatur <text:span text:style-name="Emphasis">sharing</text:span> file (misal <text:span text:style-name="Source_20_Text">fmShareDenyWrite</text:span>) yang relevan dalam lingkungan multi-user/multi-proses. </text:p>
                          </text:list-item>
                        </text:list>
                      </text:list-item>
                    </text:list>
                  </text:list-item>
                  <text:list-item>
                    <text:p text:style-name="P484"><text:span text:style-name="Strong_20_Emphasis">Siklus Hidup:</text:span> Objek <text:span text:style-name="Source_20_Text">TFileStream</text:span> <text:span text:style-name="Strong_20_Emphasis">harus</text:span> dibuat eksplisit menggunakan <text:span text:style-name="Source_20_Text">Create</text:span> dan <text:span text:style-name="Strong_20_Emphasis">harus</text:span> dibebaskan menggunakan <text:span text:style-name="Source_20_Text">.Free</text:span> (yang secara otomatis akan menutup handle file). Penggunaan <text:span text:style-name="Source_20_Text">try..finally</text:span> sangat penting. </text:p>
                  </text:list-item>
                </text:list>
              </text:list-item>
              <text:list-item>
                <text:p text:style-name="P228"><text:span text:style-name="Strong_20_Emphasis"><text:span text:style-name="Source_20_Text">TMemoryStream</text:span></text:span>:</text:p>
                <text:list>
                  <text:list-item>
                    <text:p text:style-name="P484"><text:span text:style-name="Strong_20_Emphasis">Tujuan:</text:span> Stream ini menyimpan seluruh urutan byte-nya langsung di <text:span text:style-name="Strong_20_Emphasis">memori (RAM)</text:span>. </text:p>
                  </text:list-item>
                  <text:list-item>
                    <text:p text:style-name="P484"><text:span text:style-name="Strong_20_Emphasis">Penggunaan:</text:span> Sangat berguna sebagai buffer sementara, untuk memanipulasi data biner di memori sebelum disimpan ke file atau dikirim ke jaringan, atau untuk memuat seluruh isi file kecil ke memori agar lebih mudah diakses secara acak. </text:p>
                  </text:list-item>
                  <text:list-item>
                    <text:p text:style-name="P484"><text:span text:style-name="Strong_20_Emphasis">Siklus Hidup:</text:span> Juga perlu <text:span text:style-name="Source_20_Text">Create</text:span> dan <text:span text:style-name="Source_20_Text">Free</text:span>. Data di dalamnya hilang ketika objek di-<text:span text:style-name="Source_20_Text">Free</text:span>. </text:p>
                  </text:list-item>
                </text:list>
              </text:list-item>
              <text:list-item>
                <text:p text:style-name="P228"><text:span text:style-name="Strong_20_Emphasis"><text:span text:style-name="Source_20_Text">TStringStream</text:span></text:span><text:span text:style-name="Strong_20_Emphasis"> (Perlu Disebut):</text:span></text:p>
                <text:list>
                  <text:list-item>
                    <text:p text:style-name="P484"><text:span text:style-name="Strong_20_Emphasis">Tujuan:</text:span> Stream turunan yang dirancang khusus untuk memudahkan pembacaan dan penulisan data <text:span text:style-name="Strong_20_Emphasis">string</text:span> ke/dari stream. Ia secara otomatis menangani konversi encoding (misalnya antara string internal Pascal dan encoding tertentu seperti UTF-8 saat menulis/membaca). </text:p>
                  </text:list-item>
                  <text:list-item>
                    <text:p text:style-name="P228"><text:span text:style-name="Strong_20_Emphasis">Penggunaan:</text:span> Sangat membantu ketika Anda perlu memproses data teks melalui mekanisme stream. </text:p>
                  </text:list-item>
                </text:list>
              </text:list-item>
            </text:list>
            <text:p text:style-name="Text_20_body"><text:span text:style-name="Strong_20_Emphasis">Metode dan Properti Dasar </text:span><text:span text:style-name="Strong_20_Emphasis"><text:span text:style-name="Source_20_Text">TStream</text:span></text:span><text:span text:style-name="Strong_20_Emphasis">:</text:span></text:p>
            <text:p text:style-name="Text_20_body">Semua turunan <text:span text:style-name="Source_20_Text">TStream</text:span> mewarisi antarmuka dasar ini (bekerja pada level byte):</text:p>
            <text:list xml:id="list5676965918761103258" text:style-name="L229">
              <text:list-item>
                <text:p text:style-name="P485"><text:span text:style-name="Strong_20_Emphasis"><text:span text:style-name="Source_20_Text">Read(var Buffer; Count: Longint): Longint;</text:span></text:span>: Mencoba membaca hingga <text:span text:style-name="Source_20_Text">Count</text:span> byte dari posisi stream saat ini ke dalam <text:span text:style-name="Source_20_Text">Buffer</text:span> (yang bisa berupa variabel, record, array of byte, dll.). Mengembalikan jumlah byte yang <text:span text:style-name="Emphasis">benar-benar</text:span> terbaca (bisa kurang dari <text:span text:style-name="Source_20_Text">Count</text:span> jika mencapai akhir stream). Memajukan posisi stream. </text:p>
              </text:list-item>
              <text:list-item>
                <text:p text:style-name="P485"><text:span text:style-name="Strong_20_Emphasis"><text:span text:style-name="Source_20_Text">Write(const Buffer; Count: Longint): Longint;</text:span></text:span>: Menulis <text:span text:style-name="Source_20_Text">Count</text:span> byte <text:span text:style-name="Emphasis">dari</text:span> <text:span text:style-name="Source_20_Text">Buffer</text:span> ke stream pada posisi saat ini. Mengembalikan jumlah byte yang <text:span text:style-name="Emphasis">benar-benar</text:span> tertulis (biasanya sama dengan <text:span text:style-name="Source_20_Text">Count</text:span>, kecuali terjadi error). Memajukan posisi stream. </text:p>
              </text:list-item>
              <text:list-item>
                <text:p text:style-name="P485"><text:span text:style-name="Strong_20_Emphasis"><text:span text:style-name="Source_20_Text">Seek(Offset: Int64; Origin: TSeekOrigin): Int64;</text:span></text:span>: Memindahkan posisi baca/tulis saat ini di dalam stream. </text:p>
                <text:list>
                  <text:list-item>
                    <text:p text:style-name="P485"><text:span text:style-name="Source_20_Text">Offset</text:span>: Jumlah byte untuk pindah (bisa positif atau negatif). Tipenya bisa <text:span text:style-name="Source_20_Text">Longint</text:span> atau <text:span text:style-name="Source_20_Text">Int64</text:span> tergantung versi/pengaturan. </text:p>
                  </text:list-item>
                  <text:list-item>
                    <text:p text:style-name="P485"><text:span text:style-name="Source_20_Text">Origin</text:span>: Titik awal perpindahan (<text:span text:style-name="Source_20_Text">TSeekOrigin</text:span> dari unit <text:span text:style-name="Source_20_Text">Classes</text:span>): </text:p>
                    <text:list>
                      <text:list-item>
                        <text:p text:style-name="P485"><text:span text:style-name="Source_20_Text">soBeginning</text:span>: Dari awal stream (offset harus &gt;= 0). </text:p>
                      </text:list-item>
                      <text:list-item>
                        <text:p text:style-name="P485"><text:span text:style-name="Source_20_Text">soCurrent</text:span>: Dari posisi saat ini (offset bisa +/-). </text:p>
                      </text:list-item>
                      <text:list-item>
                        <text:p text:style-name="P485"><text:soft-page-break/><text:span text:style-name="Source_20_Text">soEnd</text:span>: Dari akhir stream (offset biasanya &lt;= 0). </text:p>
                      </text:list-item>
                    </text:list>
                  </text:list-item>
                  <text:list-item>
                    <text:p text:style-name="P485">Mengembalikan posisi baru (byte offset dari awal). Memungkinkan akses acak. </text:p>
                  </text:list-item>
                </text:list>
              </text:list-item>
              <text:list-item>
                <text:p text:style-name="P485"><text:span text:style-name="Strong_20_Emphasis"><text:span text:style-name="Source_20_Text">Position: Int64</text:span></text:span>: Properti (bisa dibaca/ditulis) yang menunjukkan posisi byte saat ini (0-based) dari awal stream. </text:p>
              </text:list-item>
              <text:list-item>
                <text:p text:style-name="P229"><text:span text:style-name="Strong_20_Emphasis"><text:span text:style-name="Source_20_Text">Size: Int64</text:span></text:span>: Properti (read-only) yang mengembalikan ukuran total stream dalam byte. </text:p>
              </text:list-item>
            </text:list>
            <text:p text:style-name="Text_20_body"><text:span text:style-name="Strong_20_Emphasis">Penting: Bekerja dengan Byte!</text:span></text:p>
            <text:p text:style-name="Text_20_body">Perlu ditekankan bahwa metode dasar <text:span text:style-name="Source_20_Text">TStream.Read</text:span> dan <text:span text:style-name="Source_20_Text">TStream.Write</text:span> bekerja pada <text:span text:style-name="Strong_20_Emphasis">level byte mentah</text:span>. Jika Anda ingin menulis tipe data yang lebih besar dari satu byte (seperti <text:span text:style-name="Source_20_Text">Integer</text:span>, <text:span text:style-name="Source_20_Text">Word</text:span>, <text:span text:style-name="Source_20_Text">Double</text:span>, <text:span text:style-name="Source_20_Text">TDateTime</text:span>, record, <text:span text:style-name="Source_20_Text">UnicodeString</text:span>) ke stream, Anda <text:span text:style-name="Strong_20_Emphasis">bertanggung jawab</text:span> untuk:</text:p>
            <text:list xml:id="list1439834177729611275" text:style-name="L230">
              <text:list-item>
                <text:p text:style-name="P486"><text:span text:style-name="Strong_20_Emphasis">Serialisasi (saat menulis):</text:span> Mengubah representasi memori dari tipe data kompleks tersebut menjadi urutan byte yang dapat ditulis ke stream. </text:p>
              </text:list-item>
              <text:list-item>
                <text:p text:style-name="P230"><text:span text:style-name="Strong_20_Emphasis">Deserialisasi (saat membaca):</text:span> Membaca urutan byte yang benar dari stream dan menginterpretasikannya kembali menjadi tipe data asli. </text:p>
              </text:list-item>
            </text:list>
            <text:p text:style-name="Text_20_body">Meskipun ini terdengar rumit, seringkali ada kelas pembantu (<text:span text:style-name="Source_20_Text">TReader</text:span>, <text:span text:style-name="Source_20_Text">TWriter</text:span>) atau metode spesifik pada turunan stream (seperti <text:span text:style-name="Source_20_Text">TStream.WriteComponent</text:span> untuk streaming komponen, atau metode <text:span text:style-name="Source_20_Text">TStringStream</text:span>) yang dapat menyederhanakan proses ini untuk tipe-tipe umum. Namun, pemahaman bahwa operasi dasarnya adalah per-byte sangatlah penting.</text:p>
            <text:p text:style-name="Text_20_body"><text:span text:style-name="Strong_20_Emphasis">Contoh Sederhana </text:span><text:span text:style-name="Strong_20_Emphasis"><text:span text:style-name="Source_20_Text">TFileStream</text:span></text:span><text:span text:style-name="Strong_20_Emphasis">:</text:span></text:p>
            <text:p text:style-name="Text_20_body">Delphi</text:p>
            <text:p text:style-name="Preformatted_20_Text"><text:span text:style-name="Source_20_Text">program DemoFileStream;</text:span></text:p>
            <text:p text:style-name="Preformatted_20_Text"><text:span text:style-name="Source_20_Text">uses Classes, SysUtils;</text:span></text:p>
            <text:p text:style-name="Preformatted_20_Text"/>
            <text:p text:style-name="Preformatted_20_Text"><text:span text:style-name="Source_20_Text">var</text:span></text:p>
            <text:p text:style-name="Preformatted_20_Text"><text:span text:style-name="Source_20_Text"><text:s text:c="2"/>MyStream: TFileStream;</text:span></text:p>
            <text:p text:style-name="Preformatted_20_Text"><text:span text:style-name="Source_20_Text"><text:s text:c="2"/>FileName: string = 'stream_output.bin';</text:span></text:p>
            <text:p text:style-name="Preformatted_20_Text"><text:span text:style-name="Source_20_Text"><text:s text:c="2"/>BufferTulis: array[0..3] of Byte = ($10, $20, $FF, &lt;span class="math-inline"&gt;0A\); // Data byte contoh</text:span></text:p>
            <text:p text:style-name="Preformatted_20_Text"><text:span text:style-name="Source_20_Text">BufferBaca\: array\[0\.\.3\] of Byte;</text:span></text:p>
            <text:p text:style-name="Preformatted_20_Text"><text:span text:style-name="Source_20_Text">BytesRead, BytesWritten\: Longint;</text:span></text:p>
            <text:p text:style-name="Preformatted_20_Text"><text:span text:style-name="Source_20_Text">i\: Integer;</text:span></text:p>
            <text:p text:style-name="Preformatted_20_Text"><text:span text:style-name="Source_20_Text">ReadStr\: string;</text:span></text:p>
            <text:p text:style-name="Preformatted_20_Text"><text:span text:style-name="Source_20_Text">begin</text:span></text:p>
            <text:p text:style-name="Preformatted_20_Text"><text:span text:style-name="Source_20_Text">WriteLn\('Demo TFileStream \- ', DateTimeToStr\(Now\), ' WIB, Banda Aceh'\);</text:span></text:p>
            <text:p text:style-name="Preformatted_20_Text"><text:span text:style-name="Source_20_Text">MyStream \:\= nil; // Init nil</text:span></text:p>
            <text:p text:style-name="Preformatted_20_Text"><text:span text:style-name="Source_20_Text">// \-\-\- Menulis Bytes \-\-\-</text:span></text:p>
            <text:p text:style-name="Preformatted_20_Text"><text:span text:style-name="Source_20_Text">try</text:span></text:p>
            <text:p text:style-name="Preformatted_20_Text"><text:span text:style-name="Source_20_Text">WriteLn\('Membuat dan menulis ke ', FileName\);</text:span></text:p>
            <text:p text:style-name="Preformatted_20_Text"><text:span text:style-name="Source_20_Text">MyStream \:\= TFileStream\.Create\(FileName, fmCreate\); // Buat/timpa file</text:span></text:p>
            <text:p text:style-name="Preformatted_20_Text"><text:span text:style-name="Source_20_Text">BytesWritten \:\= MyStream\.Write\(BufferTulis, Length\(BufferTulis\)\); // Tulis buffer</text:span></text:p>
            <text:p text:style-name="Preformatted_20_Text"><text:span text:style-name="Source_20_Text">WriteLn\('Menulis ', BytesWritten, ' bytes\.'\);</text:span></text:p>
            <text:p text:style-name="Preformatted_20_Text"><text:soft-page-break/><text:span text:style-name="Source_20_Text">finally</text:span></text:p>
            <text:p text:style-name="Preformatted_20_Text"><text:span text:style-name="Source_20_Text">MyStream\.Free; // Tutup file</text:span></text:p>
            <text:p text:style-name="Preformatted_20_Text"><text:span text:style-name="Source_20_Text">WriteLn\('File \(tulis\) ditutup\.'\);</text:span></text:p>
            <text:p text:style-name="Preformatted_20_Text"><text:span text:style-name="Source_20_Text">end;</text:span></text:p>
            <text:p text:style-name="Preformatted_20_Text"><text:span text:style-name="Source_20_Text">WriteLn;</text:span></text:p>
            <text:p text:style-name="Preformatted_20_Text"><text:span text:style-name="Source_20_Text">// \-\-\- Membaca Bytes \-\-\-</text:span></text:p>
            <text:p text:style-name="Preformatted_20_Text"><text:span text:style-name="Source_20_Text">MyStream \:\= nil;</text:span></text:p>
            <text:p text:style-name="Preformatted_20_Text"><text:span text:style-name="Source_20_Text">try</text:span></text:p>
            <text:p text:style-name="Preformatted_20_Text"><text:span text:style-name="Source_20_Text">WriteLn\('Membuka dan membaca dari ', FileName\);</text:span></text:p>
            <text:p text:style-name="Preformatted_20_Text"><text:span text:style-name="Source_20_Text">MyStream \:\= TFileStream\.Create\(FileName, fmOpenRead\); // Buka untuk baca</text:span></text:p>
            <text:p text:style-name="Preformatted_20_Text"><text:span text:style-name="Source_20_Text">WriteLn\('Ukuran file\: ', MyStream\.Size, ' bytes\.'\);</text:span></text:p>
            <text:p text:style-name="Preformatted_20_Text"><text:span text:style-name="Source_20_Text">WriteLn\('Posisi awal\: ', MyStream\.Position\);</text:span></text:p>
            <text:p text:style-name="Preformatted_20_Text"><text:span text:style-name="Source_20_Text">// Baca byte ke buffer</text:span></text:p>
            <text:p text:style-name="Preformatted_20_Text"><text:span text:style-name="Source_20_Text">FillChar\(BufferBaca, SizeOf\(BufferBaca\), 0\); // Nol\-kan buffer dulu</text:span></text:p>
            <text:p text:style-name="Preformatted_20_Text"><text:span text:style-name="Source_20_Text">BytesRead \:\= MyStream\.Read\(BufferBaca, Length\(BufferBaca\)\); // Baca maks 4 byte</text:span></text:p>
            <text:p text:style-name="Preformatted_20_Text"><text:span text:style-name="Source_20_Text">WriteLn\('Membaca ', BytesRead, ' bytes\.'\);</text:span></text:p>
            <text:p text:style-name="Preformatted_20_Text"><text:span text:style-name="Source_20_Text">Write\('Isi buffer baca\: '\);</text:span></text:p>
            <text:p text:style-name="Preformatted_20_Text"><text:span text:style-name="Source_20_Text">for i \:\= Low\(BufferBaca\) to High\(BufferBaca\) do Write\('&lt;/span&gt;', IntToHex(BufferBaca[i], 2), ' ');</text:span></text:p>
            <text:p text:style-name="Preformatted_20_Text"><text:span text:style-name="Source_20_Text"><text:s text:c="5"/>WriteLn;</text:span></text:p>
            <text:p text:style-name="P609"><text:span text:style-name="Source_20_Text"><text:s text:c="5"/>WriteLn('Posisi setelah</text:span></text:p>
          </text:section>
          <text:p text:style-name="P274">Anda menghentikan respons ini</text:p>
          <text:section text:style-name="Sect1" text:name="feedback-form-113">
            <text:p text:style-name="P274"/>
          </text:section>
        </text:section>
        <text:section text:style-name="Sect1" text:name="ad804e01716bbccd">
          <text:p text:style-name="Text_20_body"/>
          <text:section text:style-name="Sect1" text:name="user-query-content-114">
            <text:p text:style-name="P529">yax </text:p>
          </text:section>
          <text:p text:style-name="P274">Tampilkan alur berpikir</text:p>
          <text:section text:style-name="Sect2" text:name="model-response-message-contentr_ad804e01716bbccd">
            <text:p text:style-name="Text_20_body">Baik, kita beralih ke topik penting berikutnya: bagaimana menangani situasi yang tidak terduga dalam program kita. Selamat siang dari Banda Aceh, pada hari Selasa, 15 April 2025, pukul 12:13 PM WIB. Mari kita mulai Bab 13.</text:p>
            <text:p text:style-name="Text_20_body"><text:span text:style-name="Strong_20_Emphasis">(Jawaban untuk Prompt Pengantar Bab 13)</text:span></text:p>
            <text:p text:style-name="Text_20_body">Dalam perjalanan mengembangkan aplikasi, bahkan yang dirancang dengan sangat hati-hati sekalipun, kita tidak bisa menghindari kemungkinan terjadinya <text:span text:style-name="Strong_20_Emphasis">kesalahan (errors)</text:span> atau <text:span text:style-name="Strong_20_Emphasis">kondisi tak terduga</text:span> saat program sedang berjalan (<text:span text:style-name="Emphasis">runtime</text:span>). Bayangkan skenario seperti: mencoba membuka file yang ternyata tidak ada, pengguna memasukkan teks padahal program mengharapkan angka, terjadi pembagian dengan nol, atau koneksi jaringan tiba-tiba terputus. Kejadian-kejadian seperti ini adalah realitas dalam pengembangan perangkat lunak.</text:p>
            <text:p text:style-name="Text_20_body">Bagaimana program kita merespons kesalahan ini sangatlah krusial. Program yang langsung <text:span text:style-name="Emphasis">crash</text:span> atau berhenti begitu saja tentu tidak ideal. Penanganan kesalahan (error handling) yang baik adalah kunci untuk membangun aplikasi yang <text:span text:style-name="Strong_20_Emphasis">robust</text:span> (tangguh, tidak mudah gagal) dan <text:span text:style-name="Strong_20_Emphasis">user-friendly</text:span> (memberikan umpan balik yang jelas kepada pengguna alih-alih pesan error yang membingungkan).</text:p>
            <text:p text:style-name="Text_20_body">Metode penanganan error tradisional, seperti memeriksa nilai kembalian setiap fungsi atau menggunakan variabel error global, seringkali membuat kode menjadi rumit, sulit dibaca, dan rentan terhadap kelalaian (mudah lupa menambahkan pemeriksaan error). Object <text:soft-page-break/>Pascal, seperti banyak bahasa modern lainnya, menyediakan pendekatan yang jauh lebih terstruktur dan elegan yang dikenal sebagai <text:span text:style-name="Strong_20_Emphasis">Structured Exception Handling (Penanganan Eksepsi Terstruktur)</text:span>.</text:p>
            <text:p text:style-name="Text_20_body">Pendekatan ini didasarkan pada konsep <text:span text:style-name="Strong_20_Emphasis">Eksepsi (Exception)</text:span>, yaitu sebuah peristiwa atau objek yang "dilemparkan" (raised/thrown) ketika terjadi kondisi error, yang menginterupsi alur normal program. Untuk menangani eksepsi ini atau memastikan kode pembersihan tetap berjalan, Object Pascal menyediakan dua mekanisme utama:</text:p>
            <text:list xml:id="list4531705070230232538" text:style-name="L231">
              <text:list-item>
                <text:p text:style-name="P487">Blok <text:span text:style-name="Strong_20_Emphasis"><text:span text:style-name="Source_20_Text">try...except</text:span></text:span>: Untuk <text:span text:style-name="Emphasis">menangkap</text:span> eksepsi spesifik dan menjalankan kode penanganan yang sesuai. </text:p>
              </text:list-item>
              <text:list-item>
                <text:p text:style-name="P231">Blok <text:span text:style-name="Strong_20_Emphasis"><text:span text:style-name="Source_20_Text">try...finally</text:span></text:span>: Untuk <text:span text:style-name="Emphasis">menjamin</text:span> eksekusi blok kode pembersihan (cleanup), terlepas dari apakah eksepsi terjadi atau tidak. </text:p>
              </text:list-item>
            </text:list>
            <text:p text:style-name="Text_20_body">Dalam Bab 13 ini, kita akan membahas secara mendalam:</text:p>
            <text:list xml:id="list715238437553465760" text:style-name="L232">
              <text:list-item>
                <text:p text:style-name="P488">Konsep dasar di balik eksepsi. </text:p>
              </text:list-item>
              <text:list-item>
                <text:p text:style-name="P488">Sintaks dan penggunaan blok <text:span text:style-name="Source_20_Text">try...except</text:span> dan <text:span text:style-name="Source_20_Text">try...finally</text:span>. </text:p>
              </text:list-item>
              <text:list-item>
                <text:p text:style-name="P488">Cara membangkitkan (<text:span text:style-name="Source_20_Text">raise</text:span>) eksepsi Anda sendiri secara manual. </text:p>
              </text:list-item>
              <text:list-item>
                <text:p text:style-name="P488">Mengenal hierarki kelas eksepsi standar yang disediakan Free Pascal (seperti <text:span text:style-name="Source_20_Text">Exception</text:span>, <text:span text:style-name="Source_20_Text">EInOutError</text:span>, <text:span text:style-name="Source_20_Text">EConvertError</text:span>). </text:p>
              </text:list-item>
              <text:list-item>
                <text:p text:style-name="P232">Cara membuat tipe eksepsi kustom untuk error spesifik aplikasi Anda. </text:p>
              </text:list-item>
            </text:list>
            <text:p text:style-name="Text_20_body">Bagi Anda sebagai programmer intermediate, konsep penanganan error mungkin sudah tidak asing, namun memahami sintaks (<text:span text:style-name="Source_20_Text">try..except</text:span> vs <text:span text:style-name="Source_20_Text">try..catch</text:span> di bahasa lain) dan mekanisme spesifik Object Pascal adalah penting. Menguasai penanganan eksepsi secara efektif adalah salah satu langkah paling signifikan untuk meningkatkan kualitas, keandalan, dan profesionalisme program Free Pascal yang Anda bangun, per tanggal 15 April 2025.</text:p>
            <text:p text:style-name="Horizontal_20_Line"/>
            <text:p text:style-name="Text_20_body">Silakan berikan perintah <text:span text:style-name="Source_20_Text">YAX</text:span> untuk melanjutkan ke prompt berikutnya (Subbab: Konsep Eksepsi).</text:p>
          </text:section>
          <text:section text:style-name="Sect1" text:name="feedback-form-114">
            <text:p text:style-name="P274"/>
          </text:section>
        </text:section>
        <text:section text:style-name="Sect1" text:name="606f121bc7209a09">
          <text:p text:style-name="Text_20_body"/>
          <text:section text:style-name="Sect1" text:name="user-query-content-115">
            <text:p text:style-name="P529">yax </text:p>
          </text:section>
          <text:p text:style-name="P274">Tampilkan alur berpikir</text:p>
          <text:section text:style-name="Sect2" text:name="model-response-message-contentr_606f121bc7209a09">
            <text:p text:style-name="Text_20_body">Tentu, mari kita dalami konsep dasar di balik penanganan kesalahan modern di Free Pascal pada siang hari Selasa, 15 April 2025, pukul 12:14 PM WIB di Banda Aceh ini.</text:p>
            <text:p text:style-name="Text_20_body"><text:span text:style-name="Strong_20_Emphasis">(Jawaban untuk Prompt Isi Subbab: Konsep Eksepsi)</text:span></text:p>
            <text:p text:style-name="Text_20_body">Sebelum kita masuk ke sintaks <text:span text:style-name="Source_20_Text">try..except</text:span> atau <text:span text:style-name="Source_20_Text">try..finally</text:span>, penting untuk memahami apa itu <text:span text:style-name="Strong_20_Emphasis">Eksepsi (Exception)</text:span> dan mengapa mekanisme ini menjadi pendekatan standar untuk penanganan error dalam pemrograman modern, termasuk Object Pascal.</text:p>
            <text:p text:style-name="Text_20_body"><text:span text:style-name="Strong_20_Emphasis">Apa itu Eksepsi?</text:span></text:p>
            <text:p text:style-name="Text_20_body">Secara sederhana, eksepsi adalah sebuah <text:span text:style-name="Strong_20_Emphasis">peristiwa</text:span> atau kondisi <text:span text:style-name="Strong_20_Emphasis">luar biasa (exceptional)</text:span> <text:soft-page-break/>yang terjadi selama <text:span text:style-name="Strong_20_Emphasis">eksekusi (runtime)</text:span> program dan mengganggu alur normal instruksi. Ini berbeda dari <text:span text:style-name="Emphasis">error sintaks</text:span>, yang dideteksi oleh kompiler <text:span text:style-name="Emphasis">sebelum</text:span> program dijalankan. Error runtime bisa bermacam-macam, mulai dari kesalahan matematis (seperti pembagian dengan nol), masalah input/output (file tidak ditemukan, disk penuh), kesalahan konversi tipe data (mencoba mengubah 'abc' menjadi angka), hingga kondisi logis yang tidak valid dalam aplikasi Anda sendiri.</text:p>
            <text:p text:style-name="Text_20_body">Dalam Object Pascal (dan banyak bahasa berorientasi objek lainnya), eksepsi ini biasanya direpresentasikan sebagai <text:span text:style-name="Strong_20_Emphasis">objek</text:span> — instans dari kelas yang mewarisi dari kelas dasar <text:span text:style-name="Source_20_Text">Exception</text:span>. Objek eksepsi ini seringkali membawa informasi tambahan tentang kesalahan yang terjadi, seperti pesan deskriptif atau kadang lokasi terjadinya error.</text:p>
            <text:p text:style-name="Text_20_body"><text:span text:style-name="Strong_20_Emphasis">Mengapa Menggunakan Exception Handling? (Keuntungan)</text:span></text:p>
            <text:p text:style-name="Text_20_body">Dibandingkan metode penanganan error tradisional seperti memeriksa kode kembalian fungsi (<text:span text:style-name="Source_20_Text">Result</text:span> atau <text:span text:style-name="Source_20_Text">IOResult</text:span>) atau flag error global, pendekatan berbasis eksepsi menawarkan beberapa keuntungan signifikan:</text:p>
            <text:list xml:id="list5104875644468670939" text:style-name="L233">
              <text:list-item>
                <text:p text:style-name="P489"><text:span text:style-name="Strong_20_Emphasis">Pemisahan Kode Error dari Logika Utama:</text:span> Mekanisme <text:span text:style-name="Source_20_Text">try...except</text:span> memungkinkan Anda menempatkan kode penanganan error di blok <text:span text:style-name="Source_20_Text">except</text:span> yang terpisah dari logika bisnis utama yang berada di blok <text:span text:style-name="Source_20_Text">try</text:span>. Ini membuat alur logika utama program Anda menjadi jauh lebih <text:span text:style-name="Strong_20_Emphasis">bersih</text:span>, lebih mudah dibaca, dan tidak dikotori oleh banyak pemeriksaan <text:span text:style-name="Source_20_Text">if ErrorCode &lt;&gt; 0 then ...</text:span> di setiap langkah. </text:p>
              </text:list-item>
              <text:list-item>
                <text:p text:style-name="P489"><text:span text:style-name="Strong_20_Emphasis">Penanganan Error Non-Lokal (Propagasi Eksepsi):</text:span> Ini adalah salah satu kekuatan terbesar eksepsi. Jika sebuah error terjadi di dalam fungsi yang dipanggil oleh fungsi lain, yang dipanggil oleh fungsi lain lagi (jauh di dalam <text:span text:style-name="Emphasis">call stack</text:span>), eksepsi yang "dilemparkan" akan secara otomatis <text:span text:style-name="Strong_20_Emphasis">merambat ke atas (propagate)</text:span> melalui tumpukan panggilan. Anda tidak perlu secara manual memeriksa dan meneruskan kode error di setiap level fungsi perantara. Anda bisa memilih untuk menangani error tersebut di level mana pun yang paling tepat dalam hierarki panggilan, misalnya di level antarmuka pengguna untuk menampilkan pesan error. </text:p>
              </text:list-item>
              <text:list-item>
                <text:p text:style-name="P233"><text:span text:style-name="Strong_20_Emphasis">Klasifikasi Error Menggunakan OOP:</text:span> Karena eksepsi adalah objek dalam hierarki kelas (misalnya <text:span text:style-name="Source_20_Text">EConvertError</text:span> dan <text:span text:style-name="Source_20_Text">EDivByZero</text:span> adalah turunan dari <text:span text:style-name="Source_20_Text">Exception</text:span>), Anda dapat menangani error secara spesifik atau umum. Blok <text:span text:style-name="Source_20_Text">except</text:span> dapat memiliki beberapa klausa <text:span text:style-name="Source_20_Text">on</text:span> untuk menangkap tipe eksepsi yang berbeda (<text:span text:style-name="Source_20_Text">on EConvertError do ...</text:span>, <text:span text:style-name="Source_20_Text">on EDivByZero do ...</text:span>) atau menangkap kategori yang lebih luas (<text:span text:style-name="Source_20_Text">on E: EArithmetic do ...</text:span>) atau bahkan semua eksepsi standar (<text:span text:style-name="Source_20_Text">on E: Exception do ...</text:span>). Ini memberikan fleksibilitas dalam merespons jenis error yang berbeda. </text:p>
              </text:list-item>
            </text:list>
            <text:p text:style-name="Text_20_body"><text:span text:style-name="Strong_20_Emphasis">Alur Dasar Penanganan Eksepsi:</text:span></text:p>
            <text:p text:style-name="Text_20_body">Secara umum, berikut adalah alur kejadian ketika eksepsi terjadi dan ditangani:</text:p>
            <text:list xml:id="list6767296486643897186" text:style-name="L234">
              <text:list-item>
                <text:p text:style-name="P490"><text:span text:style-name="Strong_20_Emphasis">Dibangkitkan (</text:span><text:span text:style-name="Strong_20_Emphasis"><text:span text:style-name="Source_20_Text">Raise</text:span></text:span><text:span text:style-name="Strong_20_Emphasis">):</text:span> Suatu kondisi error terdeteksi. Ini bisa terjadi secara internal oleh runtime Pascal (misalnya saat pembagian nol) atau secara eksplisit oleh kode Anda menggunakan statement <text:span text:style-name="Source_20_Text">raise</text:span>. Sebuah objek eksepsi dibuat dan "dilemparkan". </text:p>
              </text:list-item>
              <text:list-item>
                <text:p text:style-name="P490"><text:soft-page-break/><text:span text:style-name="Strong_20_Emphasis">Alur Normal Berhenti &amp; Pencarian Handler:</text:span> Eksekusi kode pada titik terjadinya eksepsi langsung berhenti. Sistem runtime mulai mencari "ke belakang" melalui tumpukan panggilan (call stack) fungsi/prosedur yang aktif. </text:p>
              </text:list-item>
              <text:list-item>
                <text:p text:style-name="P490"><text:span text:style-name="Strong_20_Emphasis">Mencari Blok </text:span><text:span text:style-name="Strong_20_Emphasis"><text:span text:style-name="Source_20_Text">try...except</text:span></text:span><text:span text:style-name="Strong_20_Emphasis">:</text:span> Runtime mencari blok <text:span text:style-name="Source_20_Text">try...except</text:span> terdekat yang melingkupi titik eksekusi saat ini (atau titik pemanggilan fungsi/prosedur sebelumnya di call stack). </text:p>
              </text:list-item>
              <text:list-item>
                <text:p text:style-name="P490"><text:span text:style-name="Strong_20_Emphasis">Mencocokkan Handler (</text:span><text:span text:style-name="Strong_20_Emphasis"><text:span text:style-name="Source_20_Text">on ... do</text:span></text:span><text:span text:style-name="Strong_20_Emphasis">):</text:span> Jika blok <text:span text:style-name="Source_20_Text">try...except</text:span> ditemukan, runtime memeriksa klausa <text:span text:style-name="Source_20_Text">on EType do ...</text:span> di dalamnya secara berurutan. Ia mencari klausa <text:span text:style-name="Source_20_Text">on</text:span> pertama di mana <text:span text:style-name="Source_20_Text">EType</text:span> cocok dengan tipe objek eksepsi yang dilemparkan (atau merupakan kelas leluhur dari tipe eksepsi tersebut). </text:p>
              </text:list-item>
              <text:list-item>
                <text:p text:style-name="P490"><text:span text:style-name="Strong_20_Emphasis">Menangani Eksepsi:</text:span> Jika handler yang cocok ditemukan, kode di dalam blok <text:span text:style-name="Source_20_Text">do ... end;</text:span> (atau statement tunggal setelah <text:span text:style-name="Source_20_Text">do</text:span>) dari handler tersebut akan dieksekusi. Setelah handler selesai, eksepsi dianggap <text:span text:style-name="Strong_20_Emphasis">tertangani</text:span>. </text:p>
              </text:list-item>
              <text:list-item>
                <text:p text:style-name="P490"><text:span text:style-name="Strong_20_Emphasis">Melanjutkan Eksekusi:</text:span> Setelah eksepsi tertangani oleh sebuah handler, eksekusi program <text:span text:style-name="Strong_20_Emphasis">tidak kembali</text:span> ke titik di mana eksepsi terjadi di dalam <text:span text:style-name="Source_20_Text">try</text:span>. Sebaliknya, eksekusi dilanjutkan ke statement <text:span text:style-name="Strong_20_Emphasis">setelah </text:span><text:span text:style-name="Strong_20_Emphasis"><text:span text:style-name="Source_20_Text">end;</text:span></text:span> dari blok <text:span text:style-name="Source_20_Text">try...except</text:span> yang menangani eksepsi tersebut. </text:p>
              </text:list-item>
              <text:list-item>
                <text:p text:style-name="P234"><text:span text:style-name="Strong_20_Emphasis">Eksepsi Tak Tertangani (Unhandled Exception):</text:span> Jika pencarian handler mencapai level teratas program tanpa menemukan handler yang cocok, eksepsi tersebut dianggap tidak tertangani. Perilaku default biasanya adalah program berhenti secara abnormal dan menampilkan pesan error tentang eksepsi yang tidak tertangani kepada pengguna atau mencatatnya ke log sistem. </text:p>
              </text:list-item>
            </text:list>
            <text:p text:style-name="Text_20_body">Memahami alur ini penting untuk menggunakan blok <text:span text:style-name="Source_20_Text">try...except</text:span> dan <text:span text:style-name="Source_20_Text">try..finally</text:span> secara efektif untuk membangun aplikasi yang tangguh.</text:p>
            <text:p text:style-name="Horizontal_20_Line"/>
            <text:p text:style-name="Text_20_body">Silakan berikan perintah <text:span text:style-name="Source_20_Text">YAX</text:span> untuk melanjutkan ke prompt berikutnya (Subbab: Blok <text:span text:style-name="Source_20_Text">try..except</text:span>).</text:p>
          </text:section>
          <text:section text:style-name="Sect1" text:name="feedback-form-115">
            <text:p text:style-name="P274"/>
          </text:section>
        </text:section>
        <text:section text:style-name="Sect1" text:name="af965a4c2b9ba21d">
          <text:p text:style-name="Text_20_body"/>
          <text:section text:style-name="Sect1" text:name="user-query-content-116">
            <text:p text:style-name="P529">yax </text:p>
          </text:section>
          <text:p text:style-name="P274">Tampilkan alur berpikir</text:p>
          <text:section text:style-name="Sect2" text:name="model-response-message-contentr_af965a4c2b9ba21d">
            <text:p text:style-name="Text_20_body">Tentu, mari kita bahas secara mendalam mekanisme utama untuk menangani eksepsi di Object Pascal pada siang hari Selasa, 15 April 2025, pukul 12:15 PM WIB di Banda Aceh ini.</text:p>
            <text:p text:style-name="Text_20_body"><text:span text:style-name="Strong_20_Emphasis">(Jawaban untuk Prompt Isi Subbab: Blok </text:span><text:span text:style-name="Strong_20_Emphasis"><text:span text:style-name="Source_20_Text">try..except</text:span></text:span><text:span text:style-name="Strong_20_Emphasis">)</text:span></text:p>
            <text:p text:style-name="Text_20_body">Blok <text:span text:style-name="Strong_20_Emphasis"><text:span text:style-name="Source_20_Text">try...except</text:span></text:span> adalah konstruksi fundamental dalam Object Pascal yang dirancang khusus untuk <text:span text:style-name="Strong_20_Emphasis">menangkap (catch)</text:span> dan <text:span text:style-name="Strong_20_Emphasis">menangani (handle)</text:span> eksepsi yang mungkin terjadi selama eksekusi blok kode tertentu. Ini memungkinkan Anda untuk mengisolasi kode yang berpotensi menimbulkan error dan menyediakan logika penanganan yang sesuai, mencegah program berhenti secara tiba-tiba.</text:p>
            <text:p text:style-name="Text_20_body"><text:span text:style-name="Strong_20_Emphasis">Sintaks Lengkap:</text:span></text:p>
            <text:p text:style-name="Text_20_body"><text:soft-page-break/>Delphi</text:p>
            <text:p text:style-name="Preformatted_20_Text"><text:span text:style-name="Source_20_Text">try</text:span></text:p>
            <text:p text:style-name="Preformatted_20_Text"><text:span text:style-name="Source_20_Text"><text:s text:c="2"/>// -- Blok Kode yang Dipantau --</text:span></text:p>
            <text:p text:style-name="Preformatted_20_Text"><text:span text:style-name="Source_20_Text"><text:s text:c="2"/>// Tempatkan statement-statement yang berpotensi</text:span></text:p>
            <text:p text:style-name="Preformatted_20_Text"><text:span text:style-name="Source_20_Text"><text:s text:c="2"/>// membangkitkan (raise) eksepsi di sini.</text:span></text:p>
            <text:p text:style-name="Preformatted_20_Text"><text:span text:style-name="Source_20_Text"><text:s text:c="2"/>Statement1;</text:span></text:p>
            <text:p text:style-name="Preformatted_20_Text"><text:span text:style-name="Source_20_Text"><text:s text:c="2"/>Statement2;</text:span></text:p>
            <text:p text:style-name="Preformatted_20_Text"><text:span text:style-name="Source_20_Text"><text:s text:c="2"/>// ...</text:span></text:p>
            <text:p text:style-name="Preformatted_20_Text"><text:span text:style-name="Source_20_Text">except // &lt;-- Akhir blok 'try', awal blok 'except'</text:span></text:p>
            <text:p text:style-name="Preformatted_20_Text"/>
            <text:p text:style-name="Preformatted_20_Text"><text:span text:style-name="Source_20_Text"><text:s text:c="2"/>// -- Blok Penanganan Eksepsi --</text:span></text:p>
            <text:p text:style-name="Preformatted_20_Text"><text:span text:style-name="Source_20_Text"><text:s text:c="2"/>// Satu atau lebih handler 'on', bersifat opsional jika ada 'else'</text:span></text:p>
            <text:p text:style-name="Preformatted_20_Text"><text:span text:style-name="Source_20_Text"><text:s text:c="2"/>on EIdentifier1: EExceptionType1 do // Handler untuk tipe spesifik, menangkap objek E</text:span></text:p>
            <text:p text:style-name="Preformatted_20_Text"><text:span text:style-name="Source_20_Text"><text:s text:c="2"/>begin</text:span></text:p>
            <text:p text:style-name="Preformatted_20_Text"><text:span text:style-name="Source_20_Text"><text:s text:c="4"/>// Kode penanganan untuk eksepsi bertipe EExceptionType1</text:span></text:p>
            <text:p text:style-name="Preformatted_20_Text"><text:span text:style-name="Source_20_Text"><text:s text:c="4"/>// atau tipe turunannya. Anda bisa akses EIdentifier1 di sini.</text:span></text:p>
            <text:p text:style-name="Preformatted_20_Text"><text:span text:style-name="Source_20_Text"><text:s text:c="2"/>end; // ';' opsional antar klausa 'on' atau sebelum 'else'</text:span></text:p>
            <text:p text:style-name="Preformatted_20_Text"/>
            <text:p text:style-name="Preformatted_20_Text"><text:span text:style-name="Source_20_Text"><text:s text:c="2"/>on EExceptionType2 do // Handler untuk tipe spesifik, tanpa menangkap objek</text:span></text:p>
            <text:p text:style-name="Preformatted_20_Text"><text:span text:style-name="Source_20_Text"><text:s text:c="4"/>SingleStatementHandler2; // Bisa statement tunggal</text:span></text:p>
            <text:p text:style-name="Preformatted_20_Text"/>
            <text:p text:style-name="Preformatted_20_Text"><text:span text:style-name="Source_20_Text"><text:s text:c="2"/>// ... bisa ada lebih banyak klausa 'on' ...</text:span></text:p>
            <text:p text:style-name="Preformatted_20_Text"/>
            <text:p text:style-name="Preformatted_20_Text"><text:span text:style-name="Source_20_Text">else // Klausa 'else' bersifat opsional</text:span></text:p>
            <text:p text:style-name="Preformatted_20_Text"><text:span text:style-name="Source_20_Text"><text:s text:c="2"/>// Kode penanganan untuk SEMUA eksepsi lain</text:span></text:p>
            <text:p text:style-name="Preformatted_20_Text"><text:span text:style-name="Source_20_Text"><text:s text:c="2"/>// yang tidak cocok dengan klausa 'on' di atas.</text:span></text:p>
            <text:p text:style-name="P609"><text:span text:style-name="Source_20_Text">end; // &lt;-- Akhir blok 'try...except'</text:span></text:p>
            <text:p text:style-name="Text_20_body"><text:span text:style-name="Strong_20_Emphasis">Alur Eksekusi:</text:span></text:p>
            <text:list xml:id="list8742995886192091468" text:style-name="L235">
              <text:list-item>
                <text:p text:style-name="P491"><text:span text:style-name="Strong_20_Emphasis">Eksekusi Normal:</text:span> Program mulai mengeksekusi statement-statement di dalam blok <text:span text:style-name="Source_20_Text">try</text:span>. </text:p>
              </text:list-item>
              <text:list-item>
                <text:p text:style-name="P491"><text:span text:style-name="Strong_20_Emphasis">Jika Tidak Ada Eksepsi:</text:span> Jika semua statement di dalam <text:span text:style-name="Source_20_Text">try</text:span> berhasil dieksekusi tanpa membangkitkan eksepsi, maka keseluruhan blok <text:span text:style-name="Source_20_Text">except</text:span> (dari kata kunci <text:span text:style-name="Source_20_Text">except</text:span> hingga <text:span text:style-name="Source_20_Text">end;</text:span> akhir) akan <text:span text:style-name="Strong_20_Emphasis">dilewati</text:span> sepenuhnya. Eksekusi program berlanjut ke statement pertama setelah <text:span text:style-name="Source_20_Text">end;</text:span> dari blok <text:span text:style-name="Source_20_Text">try...except</text:span>. </text:p>
              </text:list-item>
              <text:list-item>
                <text:p text:style-name="P235"><text:span text:style-name="Strong_20_Emphasis">Jika Eksepsi Terjadi:</text:span> a. Eksekusi di dalam blok <text:span text:style-name="Source_20_Text">try</text:span> <text:span text:style-name="Strong_20_Emphasis">segera berhenti</text:span> pada titik di mana eksepsi dibangkitkan. Statement berikutnya di dalam <text:span text:style-name="Source_20_Text">try</text:span> <text:span text:style-name="Emphasis">tidak</text:span> akan dieksekusi. b. Sistem runtime mulai mencari <text:span text:style-name="Emphasis">handler</text:span> yang cocok di dalam blok <text:span text:style-name="Source_20_Text">except</text:span> yang bersesuaian, memeriksa klausa <text:span text:style-name="Source_20_Text">on EType do...</text:span> dari <text:span text:style-name="Strong_20_Emphasis">atas ke bawah</text:span>. c. Handler pertama yang <text:span text:style-name="Source_20_Text">EType</text:span>-nya <text:span text:style-name="Strong_20_Emphasis">cocok</text:span> dengan tipe eksepsi yang dilemparkan (atau merupakan kelas leluhur/induk dari tipe eksepsi tersebut) akan <text:span text:style-name="Strong_20_Emphasis">dipilih</text:span>. d. Kode di dalam blok <text:span text:style-name="Source_20_Text">do...end;</text:span> (atau statement tunggal) milik handler yang cocok tersebut akan <text:span text:style-name="Strong_20_Emphasis">dieksekusi</text:span>. e. Setelah handler selesai dieksekusi, eksepsi dianggap <text:span text:style-name="Strong_20_Emphasis">tertangani</text:span>. Pencarian handler berhenti (klausa <text:span text:style-name="Source_20_Text">on</text:span> atau <text:span text:style-name="Source_20_Text">else</text:span> berikutnya di blok <text:span text:style-name="Source_20_Text">except</text:span> yang sama <text:span text:style-name="Emphasis">tidak</text:span> akan diperiksa lagi untuk eksepsi <text:span text:style-name="Emphasis">ini</text:span>). f. Eksekusi program dilanjutkan ke statement pertama <text:span text:style-name="Strong_20_Emphasis">setelah </text:span><text:span text:style-name="Strong_20_Emphasis"><text:span text:style-name="Source_20_Text">end;</text:span></text:span> dari blok <text:span text:style-name="Source_20_Text">try...except</text:span>. g. Jika <text:span text:style-name="Strong_20_Emphasis">tidak ada</text:span> klausa <text:span text:style-name="Source_20_Text">on EType do...</text:span> yang cocok, dan terdapat klausa <text:span text:style-name="Source_20_Text">else</text:span>, maka kode di dalam <text:span text:style-name="Source_20_Text">else</text:span> akan dieksekusi. Eksepsi <text:soft-page-break/>dianggap tertangani, dan eksekusi lanjut setelah <text:span text:style-name="Source_20_Text">end;</text:span>. h. Jika <text:span text:style-name="Strong_20_Emphasis">tidak ada</text:span> klausa <text:span text:style-name="Source_20_Text">on EType do...</text:span> yang cocok dan <text:span text:style-name="Strong_20_Emphasis">tidak ada</text:span> klausa <text:span text:style-name="Source_20_Text">else</text:span>, maka eksepsi <text:span text:style-name="Strong_20_Emphasis">tidak tertangani</text:span> oleh blok <text:span text:style-name="Source_20_Text">try...except</text:span> ini. Runtime akan melanjutkan pencarian handler di blok <text:span text:style-name="Source_20_Text">try...except</text:span> lain yang mungkin melingkupinya di tumpukan panggilan (call stack). Jika tidak ditemukan sama sekali, program akan berhenti. </text:p>
              </text:list-item>
            </text:list>
            <text:p text:style-name="Text_20_body"><text:span text:style-name="Strong_20_Emphasis">Menangkap Objek Eksepsi:</text:span></text:p>
            <text:p text:style-name="Text_20_body">Dengan menggunakan sintaks <text:span text:style-name="Source_20_Text">on EIdentifier: EType do</text:span>, Anda dapat mendeklarasikan variabel lokal (<text:span text:style-name="Source_20_Text">EIdentifier</text:span>) yang akan menerima referensi ke objek eksepsi yang ditangkap. Ini memungkinkan Anda mengakses informasi tambahan dari objek eksepsi, properti yang paling umum adalah <text:span text:style-name="Source_20_Text">.Message</text:span> yang berisi deskripsi tekstual error.</text:p>
            <text:p text:style-name="Text_20_body"><text:span text:style-name="Strong_20_Emphasis">Contoh Penggunaan:</text:span></text:p>
            <text:p text:style-name="Text_20_body">Delphi</text:p>
            <text:p text:style-name="Preformatted_20_Text"><text:span text:style-name="Source_20_Text">program DemoTryExcept;</text:span></text:p>
            <text:p text:style-name="Preformatted_20_Text"><text:span text:style-name="Source_20_Text">uses SysUtils; // Untuk EConvertError, EZeroDivide, StrToInt, FloatToStr</text:span></text:p>
            <text:p text:style-name="Preformatted_20_Text"/>
            <text:p text:style-name="Preformatted_20_Text"><text:span text:style-name="Source_20_Text">var</text:span></text:p>
            <text:p text:style-name="Preformatted_20_Text"><text:span text:style-name="Source_20_Text"><text:s text:c="2"/>InputStr: string;</text:span></text:p>
            <text:p text:style-name="Preformatted_20_Text"><text:span text:style-name="Source_20_Text"><text:s text:c="2"/>AngkaInt: Integer;</text:span></text:p>
            <text:p text:style-name="Preformatted_20_Text"><text:span text:style-name="Source_20_Text"><text:s text:c="2"/>Pembagi: Integer;</text:span></text:p>
            <text:p text:style-name="Preformatted_20_Text"><text:span text:style-name="Source_20_Text"><text:s text:c="2"/>HasilBagi: Real;</text:span></text:p>
            <text:p text:style-name="Preformatted_20_Text"/>
            <text:p text:style-name="Preformatted_20_Text"><text:span text:style-name="Source_20_Text">begin</text:span></text:p>
            <text:p text:style-name="Preformatted_20_Text"><text:span text:style-name="Source_20_Text"><text:s text:c="2"/>WriteLn('Demo Try..Except - ', DateTimeToStr(Now), ' WIB, Banda Aceh');</text:span></text:p>
            <text:p text:style-name="Preformatted_20_Text"/>
            <text:p text:style-name="Preformatted_20_Text"><text:span text:style-name="Source_20_Text"><text:s text:c="2"/>// --- Contoh 1: Menangani Error Konversi ---</text:span></text:p>
            <text:p text:style-name="Preformatted_20_Text"><text:span text:style-name="Source_20_Text"><text:s text:c="2"/>Write('Masukkan sebuah integer: ');</text:span></text:p>
            <text:p text:style-name="Preformatted_20_Text"><text:span text:style-name="Source_20_Text"><text:s text:c="2"/>ReadLn(InputStr);</text:span></text:p>
            <text:p text:style-name="Preformatted_20_Text"><text:span text:style-name="Source_20_Text"><text:s text:c="2"/>try</text:span></text:p>
            <text:p text:style-name="Preformatted_20_Text"><text:span text:style-name="Source_20_Text"><text:s text:c="4"/>AngkaInt := StrToInt(InputStr); // Bisa raise EConvertError</text:span></text:p>
            <text:p text:style-name="Preformatted_20_Text"><text:span text:style-name="Source_20_Text"><text:s text:c="4"/>WriteLn('Input berhasil dikonversi menjadi: ', AngkaInt);</text:span></text:p>
            <text:p text:style-name="Preformatted_20_Text"><text:span text:style-name="Source_20_Text"><text:s text:c="2"/>except</text:span></text:p>
            <text:p text:style-name="Preformatted_20_Text"><text:span text:style-name="Source_20_Text"><text:s text:c="4"/>on E: EConvertError do // Tangkap spesifik EConvertError</text:span></text:p>
            <text:p text:style-name="Preformatted_20_Text"><text:span text:style-name="Source_20_Text"><text:s text:c="4"/>begin</text:span></text:p>
            <text:p text:style-name="Preformatted_20_Text"><text:span text:style-name="Source_20_Text"><text:s text:c="6"/>WriteLn('ERROR: Input "', InputStr, '" tidak dapat dikonversi ke Integer.');</text:span></text:p>
            <text:p text:style-name="Preformatted_20_Text"><text:span text:style-name="Source_20_Text"><text:s text:c="6"/>WriteLn('Pesan sistem: ', E.Message);</text:span></text:p>
            <text:p text:style-name="Preformatted_20_Text"><text:span text:style-name="Source_20_Text"><text:s text:c="6"/>AngkaInt := 0; // Beri nilai default</text:span></text:p>
            <text:p text:style-name="Preformatted_20_Text"><text:span text:style-name="Source_20_Text"><text:s text:c="4"/>end;</text:span></text:p>
            <text:p text:style-name="Preformatted_20_Text"><text:span text:style-name="Source_20_Text"><text:s text:c="2"/>end; // Akhir try..except</text:span></text:p>
            <text:p text:style-name="Preformatted_20_Text"><text:span text:style-name="Source_20_Text"><text:s text:c="2"/>WriteLn('(Nilai AngkaInt setelah konversi: ', AngkaInt, ')');</text:span></text:p>
            <text:p text:style-name="Preformatted_20_Text"><text:span text:style-name="Source_20_Text"><text:s text:c="2"/>WriteLn;</text:span></text:p>
            <text:p text:style-name="Preformatted_20_Text"/>
            <text:p text:style-name="Preformatted_20_Text"><text:span text:style-name="Source_20_Text"><text:s text:c="2"/>// --- Contoh 2: Menangani Beberapa Error &amp; Else ---</text:span></text:p>
            <text:p text:style-name="Preformatted_20_Text"><text:span text:style-name="Source_20_Text"><text:s text:c="2"/>Write('Masukkan angka pembagi (integer): ');</text:span></text:p>
            <text:p text:style-name="Preformatted_20_Text"><text:span text:style-name="Source_20_Text"><text:s text:c="2"/>ReadLn(InputStr);</text:span></text:p>
            <text:p text:style-name="Preformatted_20_Text"><text:span text:style-name="Source_20_Text"><text:s text:c="2"/>try</text:span></text:p>
            <text:p text:style-name="Preformatted_20_Text"><text:span text:style-name="Source_20_Text"><text:s text:c="4"/>Pembagi := StrToInt(InputStr); // Potensi EConvertError</text:span></text:p>
            <text:p text:style-name="Preformatted_20_Text"><text:span text:style-name="Source_20_Text"><text:s text:c="4"/>if Pembagi = 0 then // Periksa secara manual sebelum operasi</text:span></text:p>
            <text:p text:style-name="Preformatted_20_Text"><text:span text:style-name="Source_20_Text"><text:s text:c="7"/>raise EZeroDivide.Create('Pembagian dengan nol secara </text:span><text:soft-page-break/><text:span text:style-name="Source_20_Text">manual!'); // Contoh raise</text:span></text:p>
            <text:p text:style-name="Preformatted_20_Text"/>
            <text:p text:style-name="Preformatted_20_Text"><text:span text:style-name="Source_20_Text"><text:s text:c="4"/>HasilBagi := 100 / Pembagi; // Potensi EZeroDivide jika tidak dicek manual</text:span></text:p>
            <text:p text:style-name="Preformatted_20_Text"><text:span text:style-name="Source_20_Text"><text:s text:c="4"/>WriteLn('Hasil 100 / ', Pembagi, ' = ', FloatToStr(HasilBagi));</text:span></text:p>
            <text:p text:style-name="Preformatted_20_Text"/>
            <text:p text:style-name="Preformatted_20_Text"><text:span text:style-name="Source_20_Text"><text:s text:c="2"/>except</text:span></text:p>
            <text:p text:style-name="Preformatted_20_Text"><text:span text:style-name="Source_20_Text"><text:s text:c="4"/>on EConv: EConvertError do</text:span></text:p>
            <text:p text:style-name="Preformatted_20_Text"><text:span text:style-name="Source_20_Text"><text:s text:c="6"/>WriteLn('ERROR Konversi: Input pembagi tidak valid.');</text:span></text:p>
            <text:p text:style-name="Preformatted_20_Text"><text:span text:style-name="Source_20_Text"><text:s text:c="4"/>on EDiv: EZeroDivide do</text:span></text:p>
            <text:p text:style-name="Preformatted_20_Text"><text:span text:style-name="Source_20_Text"><text:s text:c="6"/>WriteLn('ERROR Pembagian: ', EDiv.Message); // Tangkap pembagian nol</text:span></text:p>
            <text:p text:style-name="Preformatted_20_Text"><text:span text:style-name="Source_20_Text"><text:s text:c="4"/>else // Tangkap semua error lain yg mungkin terjadi di blok try</text:span></text:p>
            <text:p text:style-name="Preformatted_20_Text"><text:span text:style-name="Source_20_Text"><text:s text:c="6"/>WriteLn('ERROR Lain: Terjadi masalah tak terduga.');</text:span></text:p>
            <text:p text:style-name="Preformatted_20_Text"><text:span text:style-name="Source_20_Text"><text:s text:c="2"/>end; // Akhir try..except</text:span></text:p>
            <text:p text:style-name="Preformatted_20_Text"/>
            <text:p text:style-name="Preformatted_20_Text"><text:span text:style-name="Source_20_Text"><text:s text:c="2"/>ReadLn;</text:span></text:p>
            <text:p text:style-name="P609"><text:span text:style-name="Source_20_Text">end.</text:span></text:p>
            <text:p text:style-name="Text_20_body">Blok <text:span text:style-name="Source_20_Text">try...except</text:span> adalah alat fundamental untuk membuat program Anda lebih tangguh dengan cara menangani error runtime secara terkontrol dan memberikan respons yang sesuai, daripada membiarkan program berhenti begitu saja.</text:p>
            <text:p text:style-name="Horizontal_20_Line"/>
            <text:p text:style-name="Text_20_body">Silakan berikan perintah <text:span text:style-name="Source_20_Text">YAX</text:span> untuk melanjutkan ke prompt berikutnya (Subbab: Blok <text:span text:style-name="Source_20_Text">try..finally</text:span>).</text:p>
          </text:section>
          <text:section text:style-name="Sect1" text:name="feedback-form-116">
            <text:p text:style-name="P274"/>
          </text:section>
        </text:section>
        <text:section text:style-name="Sect1" text:name="45c76cfb5481e2b2">
          <text:p text:style-name="Text_20_body"/>
          <text:section text:style-name="Sect1" text:name="user-query-content-117">
            <text:p text:style-name="P529">yax </text:p>
          </text:section>
          <text:p text:style-name="P274">Tampilkan alur berpikir</text:p>
          <text:section text:style-name="Sect2" text:name="model-response-message-contentr_45c76cfb5481e2b2">
            <text:p text:style-name="Text_20_body">Tentu, mari kita bahas blok <text:span text:style-name="Source_20_Text">try..finally</text:span>, pasangan penting untuk <text:span text:style-name="Source_20_Text">try..except</text:span>, pada siang hari Selasa, 15 April 2025, pukul 12:19 PM WIB di Banda Aceh ini.</text:p>
            <text:p text:style-name="Text_20_body"><text:span text:style-name="Strong_20_Emphasis">(Jawaban untuk Prompt Isi Subbab: Blok </text:span><text:span text:style-name="Strong_20_Emphasis"><text:span text:style-name="Source_20_Text">try..finally</text:span></text:span><text:span text:style-name="Strong_20_Emphasis">)</text:span></text:p>
            <text:p text:style-name="Text_20_body">Selain <text:span text:style-name="Source_20_Text">try..except</text:span> yang fokus pada <text:span text:style-name="Emphasis">menangkap</text:span> dan <text:span text:style-name="Emphasis">menangani</text:span> kesalahan (eksepsi), Object Pascal menyediakan blok lain yang berkaitan erat, yaitu <text:span text:style-name="Strong_20_Emphasis"><text:span text:style-name="Source_20_Text">try..finally</text:span></text:span>. Namun, tujuannya <text:span text:style-name="Strong_20_Emphasis">sangat berbeda</text:span>. Fokus utama <text:span text:style-name="Source_20_Text">try..finally</text:span> bukanlah menangani error, melainkan <text:span text:style-name="Strong_20_Emphasis">menjamin eksekusi</text:span> blok kode pembersihan (cleanup).</text:p>
            <text:p text:style-name="Text_20_body"><text:span text:style-name="Strong_20_Emphasis">Tujuan Utama: Menjamin Eksekusi Cleanup</text:span></text:p>
            <text:p text:style-name="Text_20_body">Prinsip kerja <text:span text:style-name="Source_20_Text">try..finally</text:span> adalah sebagai berikut: kode yang Anda tempatkan di dalam blok <text:span text:style-name="Source_20_Text">finally</text:span> <text:span text:style-name="Strong_20_Emphasis">dijamin akan selalu dieksekusi</text:span>, tidak peduli bagaimana alur eksekusi keluar dari blok <text:span text:style-name="Source_20_Text">try</text:span> yang mendahuluinya. Ini berlaku dalam semua skenario:</text:p>
            <text:list xml:id="list7237284077741485044" text:style-name="L236">
              <text:list-item>
                <text:p text:style-name="P492">Jika blok <text:span text:style-name="Source_20_Text">try</text:span> selesai dieksekusi secara <text:span text:style-name="Strong_20_Emphasis">normal</text:span> tanpa ada eksepsi. </text:p>
              </text:list-item>
              <text:list-item>
                <text:p text:style-name="P492">Jika eksekusi keluar dari blok <text:span text:style-name="Source_20_Text">try</text:span> secara <text:span text:style-name="Strong_20_Emphasis">prematur</text:span> menggunakan <text:span text:style-name="Source_20_Text">Exit</text:span>. </text:p>
              </text:list-item>
              <text:list-item>
                <text:p text:style-name="P236">Jika terjadi <text:span text:style-name="Strong_20_Emphasis">eksepsi</text:span> di dalam blok <text:span text:style-name="Source_20_Text">try</text:span> (baik ditangani oleh <text:span text:style-name="Source_20_Text">except</text:span> di level lebih luar, maupun tidak tertangani sama sekali). </text:p>
              </text:list-item>
            </text:list>
            <text:p text:style-name="Text_20_body"><text:soft-page-break/>Jaminan eksekusi ini membuat <text:span text:style-name="Source_20_Text">try..finally</text:span> menjadi mekanisme <text:span text:style-name="Strong_20_Emphasis">fundamental</text:span> untuk <text:span text:style-name="Strong_20_Emphasis">manajemen sumber daya (resource management)</text:span> dan <text:span text:style-name="Strong_20_Emphasis">finalisasi</text:span> yang andal. Sumber daya di sini bisa berupa:</text:p>
            <text:list xml:id="list1210656857783979557" text:style-name="L237">
              <text:list-item>
                <text:p text:style-name="P493">Memori yang dialokasikan secara dinamis (objek, pointer). </text:p>
              </text:list-item>
              <text:list-item>
                <text:p text:style-name="P493">File yang dibuka. </text:p>
              </text:list-item>
              <text:list-item>
                <text:p text:style-name="P493">Koneksi database atau jaringan. </text:p>
              </text:list-item>
              <text:list-item>
                <text:p text:style-name="P237">Handle sistem operasi (seperti mutex, window handle, dll.). </text:p>
              </text:list-item>
            </text:list>
            <text:p text:style-name="Text_20_body">Lupa melepaskan sumber daya ini dapat menyebabkan <text:span text:style-name="Emphasis">resource leaks</text:span> (kebocoran sumber daya), yang bisa membuat aplikasi menjadi lambat, tidak stabil, atau bahkan mengganggu sistem operasi.</text:p>
            <text:p text:style-name="Text_20_body"><text:span text:style-name="Strong_20_Emphasis">Sintaks:</text:span></text:p>
            <text:p text:style-name="Text_20_body">Delphi</text:p>
            <text:p text:style-name="Preformatted_20_Text"><text:span text:style-name="Source_20_Text">try</text:span></text:p>
            <text:p text:style-name="Preformatted_20_Text"><text:span text:style-name="Source_20_Text"><text:s text:c="2"/>// -- Blok Kode Utama --</text:span></text:p>
            <text:p text:style-name="Preformatted_20_Text"><text:span text:style-name="Source_20_Text"><text:s text:c="2"/>// Kode yang mungkin mengalokasikan atau menggunakan sumber daya.</text:span></text:p>
            <text:p text:style-name="Preformatted_20_Text"><text:span text:style-name="Source_20_Text"><text:s text:c="2"/>// Kode ini juga bisa membangkitkan eksepsi.</text:span></text:p>
            <text:p text:style-name="Preformatted_20_Text"><text:span text:style-name="Source_20_Text"><text:s text:c="2"/>AcquireResource; // Misal: Buka file, buat objek</text:span></text:p>
            <text:p text:style-name="Preformatted_20_Text"><text:span text:style-name="Source_20_Text"><text:s text:c="2"/>try // Blok try utama bisa berisi try..except atau try..finally lagi</text:span></text:p>
            <text:p text:style-name="Preformatted_20_Text"><text:span text:style-name="Source_20_Text"><text:s text:c="4"/>UseResource; // Misal: Baca/tulis file, panggil method objek</text:span></text:p>
            <text:p text:style-name="Preformatted_20_Text"><text:span text:style-name="Source_20_Text"><text:s text:c="4"/>// ...</text:span></text:p>
            <text:p text:style-name="Preformatted_20_Text"><text:span text:style-name="Source_20_Text"><text:s text:c="2"/>except</text:span></text:p>
            <text:p text:style-name="Preformatted_20_Text"><text:span text:style-name="Source_20_Text"><text:s text:c="4"/>// Tangani error spesifik penggunaan resource (opsional)</text:span></text:p>
            <text:p text:style-name="Preformatted_20_Text"><text:span text:style-name="Source_20_Text"><text:s text:c="2"/>end;</text:span></text:p>
            <text:p text:style-name="Preformatted_20_Text"><text:span text:style-name="Source_20_Text">finally // &lt;-- Awal blok cleanup</text:span></text:p>
            <text:p text:style-name="Preformatted_20_Text"><text:span text:style-name="Source_20_Text"><text:s text:c="2"/>// -- Blok Cleanup (Finalisasi) --</text:span></text:p>
            <text:p text:style-name="Preformatted_20_Text"><text:span text:style-name="Source_20_Text"><text:s text:c="2"/>// Kode di sini PASTI akan dieksekusi.</text:span></text:p>
            <text:p text:style-name="Preformatted_20_Text"><text:span text:style-name="Source_20_Text"><text:s text:c="2"/>ReleaseResource; // Misal: CloseFile, Obj.Free, Dispose(Ptr)</text:span></text:p>
            <text:p text:style-name="Preformatted_20_Text"><text:span text:style-name="Source_20_Text"><text:s text:c="2"/>// ...</text:span></text:p>
            <text:p text:style-name="P609"><text:span text:style-name="Source_20_Text">end; // &lt;-- Akhir blok try..finally</text:span></text:p>
            <text:p text:style-name="Text_20_body"><text:span text:style-name="Strong_20_Emphasis">Perbedaan Krusial dengan </text:span><text:span text:style-name="Strong_20_Emphasis"><text:span text:style-name="Source_20_Text">try..except</text:span></text:span><text:span text:style-name="Strong_20_Emphasis">:</text:span></text:p>
            <text:p text:style-name="Text_20_body">Sangat penting untuk tidak bingung antara <text:span text:style-name="Source_20_Text">try..finally</text:span> dan <text:span text:style-name="Source_20_Text">try..except</text:span>:</text:p>
            <text:list xml:id="list6349422782184286141" text:style-name="L238">
              <text:list-item>
                <text:p text:style-name="P494"><text:span text:style-name="Strong_20_Emphasis"><text:span text:style-name="Source_20_Text">try..except</text:span></text:span>: Bertujuan untuk <text:span text:style-name="Strong_20_Emphasis">menangkap dan menangani</text:span> eksepsi. Jika handler <text:span text:style-name="Source_20_Text">on E... do</text:span> atau <text:span text:style-name="Source_20_Text">else</text:span> dieksekusi, eksepsi tersebut dianggap selesai dan <text:span text:style-name="Strong_20_Emphasis">tidak akan merambat lebih jauh</text:span> ke atas call stack (kecuali jika dibangkitkan kembali secara eksplisit dengan <text:span text:style-name="Source_20_Text">raise;</text:span>). </text:p>
              </text:list-item>
              <text:list-item>
                <text:p text:style-name="P238"><text:span text:style-name="Strong_20_Emphasis"><text:span text:style-name="Source_20_Text">try..finally</text:span></text:span>: <text:span text:style-name="Strong_20_Emphasis">Tidak menangkap atau menangani</text:span> eksepsi sama sekali. Jika eksepsi terjadi di blok <text:span text:style-name="Source_20_Text">try</text:span>, blok <text:span text:style-name="Source_20_Text">finally</text:span> akan dieksekusi <text:span text:style-name="Emphasis">terlebih dahulu</text:span>, tetapi setelah itu, <text:span text:style-name="Strong_20_Emphasis">eksepsi asli akan terus merambat ke atas</text:span> call stack untuk mencari handler <text:span text:style-name="Source_20_Text">try..except</text:span> di level yang lebih tinggi. Fokusnya murni pada <text:span text:style-name="Strong_20_Emphasis">menjamin cleanup</text:span>, bukan menghentikan error. </text:p>
              </text:list-item>
            </text:list>
            <text:p text:style-name="Text_20_body"><text:span text:style-name="Strong_20_Emphasis">Nesting (Penggabungan):</text:span></text:p>
            <text:p text:style-name="Text_20_body">Sangat umum untuk menggabungkan kedua blok ini, biasanya dengan <text:span text:style-name="Source_20_Text">try..except</text:span> di dalam <text:span text:style-name="Source_20_Text">try</text:span> dari <text:span text:style-name="Source_20_Text">try..finally</text:span>, jika Anda perlu menangani error spesifik <text:span text:style-name="Emphasis">saat </text:span><text:soft-page-break/><text:span text:style-name="Emphasis">menggunakan</text:span> sumber daya, sambil tetap memastikan sumber daya itu dibebaskan. Namun, pola paling umum hanya menggunakan <text:span text:style-name="Source_20_Text">try..finally</text:span> untuk menjamin pembebasan sumber daya.</text:p>
            <text:p text:style-name="Text_20_body"><text:span text:style-name="Strong_20_Emphasis">Contoh Klasik Penggunaan </text:span><text:span text:style-name="Strong_20_Emphasis"><text:span text:style-name="Source_20_Text">try..finally</text:span></text:span><text:span text:style-name="Strong_20_Emphasis">:</text:span></text:p>
            <text:p text:style-name="Text_20_body">Pola ini sangat umum dan harus menjadi kebiasaan:</text:p>
            <text:list xml:id="list1941645862858639979" text:style-name="L239">
              <text:list-item>
                <text:p text:style-name="P239"><text:span text:style-name="Strong_20_Emphasis">Manajemen Siklus Hidup Objek:</text:span></text:p>
                <text:p text:style-name="P239">Delphi</text:p>
                <text:p text:style-name="P604"><text:span text:style-name="Source_20_Text">var</text:span></text:p>
                <text:p text:style-name="P604"><text:span text:style-name="Source_20_Text"><text:s text:c="2"/>Daftar: TStringList = nil; // Init nil</text:span></text:p>
                <text:p text:style-name="P604"><text:span text:style-name="Source_20_Text">begin</text:span></text:p>
                <text:p text:style-name="P604"><text:span text:style-name="Source_20_Text"><text:s text:c="2"/>Daftar := TStringList.Create; // Alokasi objek</text:span></text:p>
                <text:p text:style-name="P604"><text:span text:style-name="Source_20_Text"><text:s text:c="2"/>try</text:span></text:p>
                <text:p text:style-name="P604"><text:span text:style-name="Source_20_Text"><text:s text:c="4"/>// Gunakan objek Daftar...</text:span></text:p>
                <text:p text:style-name="P604"><text:span text:style-name="Source_20_Text"><text:s text:c="4"/>Daftar.Add('Item 1');</text:span></text:p>
                <text:p text:style-name="P604"><text:span text:style-name="Source_20_Text"><text:s text:c="4"/>if Daftar.Count &gt; 0 then</text:span></text:p>
                <text:p text:style-name="P604"><text:span text:style-name="Source_20_Text"><text:s text:c="7"/>WriteLn(Daftar[0]);</text:span></text:p>
                <text:p text:style-name="P604"><text:span text:style-name="Source_20_Text"><text:s text:c="4"/>// Mungkin terjadi error di sini...</text:span></text:p>
                <text:p text:style-name="P604"><text:span text:style-name="Source_20_Text"><text:s text:c="2"/>finally</text:span></text:p>
                <text:p text:style-name="P604"><text:span text:style-name="Source_20_Text"><text:s text:c="4"/>Daftar.Free; // Dijamin dipanggil untuk membebaskan memori TStringList</text:span></text:p>
                <text:p text:style-name="P604"><text:span text:style-name="Source_20_Text"><text:s text:c="2"/>end;</text:span></text:p>
                <text:p text:style-name="P662"><text:span text:style-name="Source_20_Text">end;</text:span></text:p>
              </text:list-item>
              <text:list-item>
                <text:p text:style-name="P239"><text:span text:style-name="Strong_20_Emphasis">Operasi File Klasik:</text:span></text:p>
                <text:p text:style-name="P239">Delphi</text:p>
                <text:p text:style-name="P604"><text:span text:style-name="Source_20_Text">var F: TextFile; FileName: string = 'catatan.log';</text:span></text:p>
                <text:p text:style-name="P604"><text:span text:style-name="Source_20_Text">begin</text:span></text:p>
                <text:p text:style-name="P604"><text:span text:style-name="Source_20_Text"><text:s text:c="2"/>AssignFile(F, FileName);</text:span></text:p>
                <text:p text:style-name="P604"><text:span text:style-name="Source_20_Text"><text:s text:c="2"/>try</text:span></text:p>
                <text:p text:style-name="P604"><text:span text:style-name="Source_20_Text"><text:s text:c="4"/>// Coba buka file (misal Append, bisa error jika file tdk ada)</text:span></text:p>
                <text:p text:style-name="P604"><text:span text:style-name="Source_20_Text"><text:s text:c="4"/>// Mode I/O error harus diatur (misal {$I-} atau try..except di luar)</text:span></text:p>
                <text:p text:style-name="P604"><text:span text:style-name="Source_20_Text"><text:s text:c="4"/>// atau buka di dalam try..except tersendiri jika perlu penanganan open error</text:span></text:p>
                <text:p text:style-name="P604"><text:span text:style-name="Source_20_Text"><text:s text:c="4"/>Append(F); // Asumsi file ada atau mode error ditangani</text:span></text:p>
                <text:p text:style-name="P604"><text:span text:style-name="Source_20_Text"><text:s text:c="4"/>try // try..finally untuk memastikan CloseFile</text:span></text:p>
                <text:p text:style-name="P604"><text:span text:style-name="Source_20_Text"><text:s text:c="6"/>WriteLn(F, 'Log baru: ', DateTimeToStr(Now));</text:span></text:p>
                <text:p text:style-name="P604"><text:span text:style-name="Source_20_Text"><text:s text:c="6"/>// Operasi tulis lain...</text:span></text:p>
                <text:p text:style-name="P604"><text:span text:style-name="Source_20_Text"><text:s text:c="4"/>finally</text:span></text:p>
                <text:p text:style-name="P604"><text:span text:style-name="Source_20_Text"><text:s text:c="6"/>CloseFile(F); // Dijamin dipanggil untuk menutup file &amp; flush buffer</text:span></text:p>
                <text:p text:style-name="P604"><text:span text:style-name="Source_20_Text"><text:s text:c="4"/>end;</text:span></text:p>
                <text:p text:style-name="P604"><text:span text:style-name="Source_20_Text"><text:s text:c="2"/>except</text:span></text:p>
                <text:p text:style-name="P604"><text:span text:style-name="Source_20_Text"><text:s text:c="4"/>on E: EInOutError do WriteLn('Gagal membuka/append file: ', E.Message);</text:span></text:p>
                <text:p text:style-name="P604"><text:span text:style-name="Source_20_Text"><text:s text:c="2"/>end;</text:span></text:p>
                <text:p text:style-name="P662"><text:span text:style-name="Source_20_Text">end;</text:span></text:p>
              </text:list-item>
              <text:list-item>
                <text:p text:style-name="P239"><text:span text:style-name="Strong_20_Emphasis">Operasi Stream:</text:span></text:p>
                <text:p text:style-name="P239"><text:soft-page-break/>Delphi</text:p>
                <text:p text:style-name="P604"><text:span text:style-name="Source_20_Text">var FS: TFileStream = nil; Buffer: Byte = 10;</text:span></text:p>
                <text:p text:style-name="P604"><text:span text:style-name="Source_20_Text">begin</text:span></text:p>
                <text:p text:style-name="P604"><text:span text:style-name="Source_20_Text"><text:s text:c="2"/>try // try..finally untuk memastikan stream di-Free</text:span></text:p>
                <text:p text:style-name="P604"><text:span text:style-name="Source_20_Text"><text:s text:c="4"/>FS := TFileStream.Create('data.bin', fmCreate); // Buat file</text:span></text:p>
                <text:p text:style-name="P604"><text:span text:style-name="Source_20_Text"><text:s text:c="4"/>FS.Write(Buffer, SizeOf(Buffer)); // Tulis data</text:span></text:p>
                <text:p text:style-name="P604"><text:span text:style-name="Source_20_Text"><text:s text:c="4"/>// ...</text:span></text:p>
                <text:p text:style-name="P604"><text:span text:style-name="Source_20_Text"><text:s text:c="2"/>finally</text:span></text:p>
                <text:p text:style-name="P604"><text:span text:style-name="Source_20_Text"><text:s text:c="4"/>FS.Free; // Dijamin memanggil destructor TFileStream yg akan menutup file</text:span></text:p>
                <text:p text:style-name="P604"><text:span text:style-name="Source_20_Text"><text:s text:c="2"/>end;</text:span></text:p>
                <text:p text:style-name="P662"><text:span text:style-name="Source_20_Text">end;</text:span></text:p>
              </text:list-item>
            </text:list>
            <text:p text:style-name="Text_20_body">Blok <text:span text:style-name="Source_20_Text">try..finally</text:span> adalah mekanisme esensial di Object Pascal untuk menulis kode yang andal dengan memastikan bahwa pembersihan sumber daya selalu dilakukan, terlepas dari bagaimana alur eksekusi berjalan.</text:p>
            <text:p text:style-name="Horizontal_20_Line"/>
            <text:p text:style-name="Text_20_body">Silakan berikan perintah <text:span text:style-name="Source_20_Text">YAX</text:span> untuk melanjutkan ke prompt berikutnya (Subbab: Membangkitkan Eksepsi (<text:span text:style-name="Source_20_Text">raise</text:span>)).</text:p>
          </text:section>
          <text:section text:style-name="Sect1" text:name="feedback-form-117">
            <text:p text:style-name="P274"/>
          </text:section>
        </text:section>
        <text:section text:style-name="Sect1" text:name="82b25c099d29c2bb">
          <text:p text:style-name="Text_20_body"/>
          <text:section text:style-name="Sect1" text:name="user-query-content-118">
            <text:p text:style-name="P529">yax </text:p>
          </text:section>
          <text:p text:style-name="P274">Tampilkan alur berpikir</text:p>
          <text:section text:style-name="Sect2" text:name="model-response-message-contentr_82b25c099d29c2bb">
            <text:p text:style-name="Text_20_body">Tentu, mari kita lanjutkan pembahasan penanganan eksepsi pada pukul 12:20 PM WIB, Selasa 15 April 2025, di Banda Aceh ini, dengan melihat bagaimana cara kita sendiri yang membangkitkan eksepsi.</text:p>
            <text:p text:style-name="Text_20_body"><text:span text:style-name="Strong_20_Emphasis">(Jawaban untuk Prompt Isi Subbab: Membangkitkan Eksepsi (</text:span><text:span text:style-name="Strong_20_Emphasis"><text:span text:style-name="Source_20_Text">raise</text:span></text:span><text:span text:style-name="Strong_20_Emphasis">))</text:span></text:p>
            <text:p text:style-name="Text_20_body">Selain menangani eksepsi yang secara otomatis dibangkitkan oleh runtime Free Pascal (seperti <text:span text:style-name="Source_20_Text">EDivByZero</text:span>, <text:span text:style-name="Source_20_Text">EConvertError</text:span>) atau oleh pustaka yang Anda gunakan, seringkali Anda perlu secara <text:span text:style-name="Strong_20_Emphasis">eksplisit membangkitkan (raise atau throw)</text:span> eksepsi dari dalam kode Anda sendiri. Ini dilakukan untuk menandakan bahwa suatu kondisi error atau situasi luar biasa yang spesifik untuk logika aplikasi Anda telah terjadi. Statement yang digunakan untuk ini adalah <text:span text:style-name="Strong_20_Emphasis"><text:span text:style-name="Source_20_Text">raise</text:span></text:span>.</text:p>
            <text:p text:style-name="Text_20_body"><text:span text:style-name="Strong_20_Emphasis">Tujuan Penggunaan </text:span><text:span text:style-name="Strong_20_Emphasis"><text:span text:style-name="Source_20_Text">raise</text:span></text:span><text:span text:style-name="Strong_20_Emphasis">:</text:span></text:p>
            <text:p text:style-name="Text_20_body">Tujuan utama <text:span text:style-name="Source_20_Text">raise</text:span> adalah untuk menghentikan alur eksekusi normal pada titik terjadinya error logis dan memulai proses pencarian handler eksepsi (blok <text:span text:style-name="Source_20_Text">except</text:span>) di tumpukan panggilan (call stack).</text:p>
            <text:p text:style-name="Text_20_body"><text:span text:style-name="Strong_20_Emphasis">Sintaks Statement </text:span><text:span text:style-name="Strong_20_Emphasis"><text:span text:style-name="Source_20_Text">raise</text:span></text:span><text:span text:style-name="Strong_20_Emphasis">:</text:span></text:p>
            <text:p text:style-name="Text_20_body">Ada beberapa bentuk penggunaan <text:span text:style-name="Source_20_Text">raise</text:span>:</text:p>
            <text:list xml:id="list7852684567245511904" text:style-name="L240">
              <text:list-item>
                <text:p text:style-name="P240"><text:span text:style-name="Strong_20_Emphasis"><text:span text:style-name="Source_20_Text">raise ExceptionObject;</text:span></text:span><text:span text:style-name="Strong_20_Emphasis"> (Bentuk Paling Umum)</text:span></text:p>
                <text:list>
                  <text:list-item>
                    <text:p text:style-name="P495"><text:span text:style-name="Strong_20_Emphasis">Sintaks:</text:span> Kata kunci <text:span text:style-name="Source_20_Text">raise</text:span> diikuti oleh sebuah <text:span text:style-name="Strong_20_Emphasis">instans (objek)</text:span> dari kelas <text:soft-page-break/>eksepsi. </text:p>
                  </text:list-item>
                  <text:list-item>
                    <text:p text:style-name="P495"><text:span text:style-name="Strong_20_Emphasis">Cara Kerja:</text:span> Anda biasanya membuat objek eksepsi baru menggunakan constructornya tepat sebelum <text:span text:style-name="Source_20_Text">raise</text:span>. </text:p>
                  </text:list-item>
                  <text:list-item>
                    <text:p text:style-name="P495"><text:span text:style-name="Strong_20_Emphasis">Pola Umum:</text:span> </text:p>
                    <text:p text:style-name="P240">Delphi</text:p>
                    <text:p text:style-name="P605"><text:span text:style-name="Source_20_Text">if KondisiError then</text:span></text:p>
                    <text:p text:style-name="P663"><text:span text:style-name="Source_20_Text"><text:s text:c="2"/>raise ESomeExceptionType.Create('Pesan error yang menjelaskan masalah...');</text:span></text:p>
                    <text:p text:style-name="P495">Contoh: <text:span text:style-name="Source_20_Text">raise EInvalidArgument.Create('Parameter "NamaPengguna" tidak boleh kosong.');</text:span> </text:p>
                  </text:list-item>
                  <text:list-item>
                    <text:p text:style-name="P495"><text:span text:style-name="Strong_20_Emphasis">Tipe Eksepsi:</text:span> Anda bisa membangkitkan instance dari kelas eksepsi standar (<text:span text:style-name="Source_20_Text">Exception</text:span>, <text:span text:style-name="Source_20_Text">EInvalidArgument</text:span>, <text:span text:style-name="Source_20_Text">EInOutError</text:span>, dll. dari <text:span text:style-name="Source_20_Text">SysUtils</text:span> atau unit lain) atau instance dari kelas eksepsi kustom yang Anda definisikan sendiri (akan dibahas nanti). Menyertakan pesan error yang deskriptif dalam <text:span text:style-name="Source_20_Text">Create</text:span> sangat dianjurkan. </text:p>
                  </text:list-item>
                </text:list>
              </text:list-item>
              <text:list-item>
                <text:p text:style-name="P240"><text:span text:style-name="Strong_20_Emphasis"><text:span text:style-name="Source_20_Text">raise;</text:span></text:span><text:span text:style-name="Strong_20_Emphasis"> (Membangkitkan Ulang / Re-raise)</text:span></text:p>
                <text:list>
                  <text:list-item>
                    <text:p text:style-name="P495"><text:span text:style-name="Strong_20_Emphasis">Sintaks:</text:span> Kata kunci <text:span text:style-name="Source_20_Text">raise</text:span> ditulis <text:span text:style-name="Strong_20_Emphasis">sendirian</text:span>, tanpa argumen objek eksepsi. </text:p>
                  </text:list-item>
                  <text:list-item>
                    <text:p text:style-name="P495"><text:span text:style-name="Strong_20_Emphasis">Konteks:</text:span> Bentuk ini <text:span text:style-name="Strong_20_Emphasis">hanya valid</text:span> digunakan di dalam blok penanganan <text:span text:style-name="Source_20_Text">except</text:span> (yaitu, di dalam <text:span text:style-name="Source_20_Text">on E... do begin ... end;</text:span> atau <text:span text:style-name="Source_20_Text">else begin ... end;</text:span>). </text:p>
                  </text:list-item>
                  <text:list-item>
                    <text:p text:style-name="P495"><text:span text:style-name="Strong_20_Emphasis">Tujuan:</text:span> Digunakan untuk <text:span text:style-name="Strong_20_Emphasis">melempar kembali objek eksepsi yang sama persis</text:span> yang baru saja ditangkap oleh handler saat ini. Ini berguna jika handler saat ini hanya ingin melakukan tindakan parsial (misalnya, mencatat error ke log) tetapi kemudian ingin membiarkan handler di level yang lebih tinggi dalam call stack untuk menangani error inti atau menampilkan pesan ke pengguna. Penting: Ini mempertahankan informasi asli eksepsi (termasuk stack trace). </text:p>
                  </text:list-item>
                  <text:list-item>
                    <text:p text:style-name="P495"><text:span text:style-name="Strong_20_Emphasis">Contoh:</text:span> </text:p>
                    <text:p text:style-name="P240">Delphi</text:p>
                    <text:p text:style-name="P605"><text:span text:style-name="Source_20_Text">except</text:span></text:p>
                    <text:p text:style-name="P605"><text:span text:style-name="Source_20_Text"><text:s text:c="2"/>on E: EDatabaseError do</text:span></text:p>
                    <text:p text:style-name="P605"><text:span text:style-name="Source_20_Text"><text:s text:c="2"/>begin</text:span></text:p>
                    <text:p text:style-name="P605"><text:span text:style-name="Source_20_Text"><text:s text:c="4"/>LogError('Database error: ' + E.Message); // Lakukan logging</text:span></text:p>
                    <text:p text:style-name="P605"><text:span text:style-name="Source_20_Text"><text:s text:c="4"/>raise; // Lempar kembali eksepsi EDatabaseError yg sama ke atas</text:span></text:p>
                    <text:p text:style-name="P605"><text:span text:style-name="Source_20_Text"><text:s text:c="2"/>end;</text:span></text:p>
                    <text:p text:style-name="P663"><text:span text:style-name="Source_20_Text">end;</text:span></text:p>
                  </text:list-item>
                </text:list>
              </text:list-item>
              <text:list-item>
                <text:p text:style-name="P240"><text:span text:style-name="Strong_20_Emphasis"><text:span text:style-name="Source_20_Text">raise ExceptionObject at AddressExpression;</text:span></text:span><text:span text:style-name="Strong_20_Emphasis"> (Bentuk Jarang)</text:span></text:p>
                <text:list>
                  <text:list-item>
                    <text:p text:style-name="P495"><text:span text:style-name="Strong_20_Emphasis">Sintaks:</text:span> Membangkitkan objek eksepsi sambil mengasosiasikannya dengan alamat kode tertentu (biasanya didapat dari operator <text:span text:style-name="Source_20_Text">@</text:span>). </text:p>
                  </text:list-item>
                  <text:list-item>
                    <text:p text:style-name="P240"><text:span text:style-name="Strong_20_Emphasis">Tujuan:</text:span> Digunakan dalam skenario tingkat rendah atau debugging khusus <text:soft-page-break/>untuk secara eksplisit menyatakan bahwa 'akar penyebab' logis dari error terjadi di <text:span text:style-name="Source_20_Text">AddressExpression</text:span>, meskipun <text:span text:style-name="Source_20_Text">raise</text:span> itu sendiri dipanggil dari tempat lain. Jarang diperlukan dalam kode aplikasi biasa. </text:p>
                  </text:list-item>
                </text:list>
              </text:list-item>
            </text:list>
            <text:p text:style-name="Text_20_body"><text:span text:style-name="Strong_20_Emphasis">Kapan Programmer Perlu Menggunakan </text:span><text:span text:style-name="Strong_20_Emphasis"><text:span text:style-name="Source_20_Text">raise</text:span></text:span><text:span text:style-name="Strong_20_Emphasis">?</text:span></text:p>
            <text:p text:style-name="Text_20_body">Anda sebaiknya membangkitkan eksepsi secara manual ketika:</text:p>
            <text:list xml:id="list4489266369770080721" text:style-name="L241">
              <text:list-item>
                <text:p text:style-name="P496"><text:span text:style-name="Strong_20_Emphasis">Validasi Input Gagal:</text:span> Data yang diterima dari pengguna, file, atau sumber eksternal lainnya tidak memenuhi kriteria yang disyaratkan oleh logika bisnis Anda (misalnya, umur di luar rentang, format email salah, NIK tidak valid). </text:p>
              </text:list-item>
              <text:list-item>
                <text:p text:style-name="P496"><text:span text:style-name="Strong_20_Emphasis">Kondisi Prasyarat Tidak Terpenuhi:</text:span> Sebuah fungsi atau metode dipanggil dalam kondisi atau dengan argumen yang membuatnya tidak mungkin beroperasi dengan benar (misalnya, mencoba memproses pesanan yang statusnya sudah 'Dibatalkan', mencoba mengambil data dari objek koneksi yang belum dibuka). </text:p>
              </text:list-item>
              <text:list-item>
                <text:p text:style-name="P496"><text:span text:style-name="Strong_20_Emphasis">Error Logika Bisnis:</text:span> Untuk menandakan kegagalan yang spesifik pada aturan bisnis aplikasi Anda (misalnya, <text:span text:style-name="Source_20_Text">raise ESaldoTidakCukup.Create(...)</text:span>, <text:span text:style-name="Source_20_Text">raise EPenggunaTidakDitemukan.Create(...)</text:span>). </text:p>
              </text:list-item>
              <text:list-item>
                <text:p text:style-name="P241"><text:span text:style-name="Strong_20_Emphasis">Abstraksi/Terjemahan Error:</text:span> Menangkap eksepsi tingkat rendah yang generik (seperti <text:span text:style-name="Source_20_Text">EInOutError</text:span> saat membaca file konfigurasi) di lapisan bawah, lalu membangkitkan eksepsi tingkat tinggi yang lebih spesifik dan bermakna bagi lapisan atas aplikasi (misalnya <text:span text:style-name="Source_20_Text">raise EKoneksiDatabaseGagal.Create('Tidak dapat terhubung ke server X', E);</text:span> - E adalah eksepsi asli). </text:p>
              </text:list-item>
            </text:list>
            <text:p text:style-name="Text_20_body"><text:span text:style-name="Strong_20_Emphasis">Contoh Fungsi dengan Validasi dan </text:span><text:span text:style-name="Strong_20_Emphasis"><text:span text:style-name="Source_20_Text">raise</text:span></text:span><text:span text:style-name="Strong_20_Emphasis">:</text:span></text:p>
            <text:p text:style-name="Text_20_body">Delphi</text:p>
            <text:p text:style-name="Preformatted_20_Text"><text:span text:style-name="Source_20_Text">program DemoRaiseManual;</text:span></text:p>
            <text:p text:style-name="Preformatted_20_Text"><text:span text:style-name="Source_20_Text">uses SysUtils; // Untuk ERangeError, EInvalidArgument</text:span></text:p>
            <text:p text:style-name="Preformatted_20_Text"/>
            <text:p text:style-name="Preformatted_20_Text"><text:span text:style-name="Source_20_Text">// Fungsi untuk menghitung faktorial, hanya untuk non-negatif</text:span></text:p>
            <text:p text:style-name="Preformatted_20_Text"><text:span text:style-name="Source_20_Text">function Faktorial(N: Integer): Int64;</text:span></text:p>
            <text:p text:style-name="Preformatted_20_Text"><text:span text:style-name="Source_20_Text">var i: Integer; Res: Int64;</text:span></text:p>
            <text:p text:style-name="Preformatted_20_Text"><text:span text:style-name="Source_20_Text">begin</text:span></text:p>
            <text:p text:style-name="Preformatted_20_Text"><text:span text:style-name="Source_20_Text"><text:s text:c="2"/>// 1. Validasi Input (Prasyarat)</text:span></text:p>
            <text:p text:style-name="Preformatted_20_Text"><text:span text:style-name="Source_20_Text"><text:s text:c="2"/>if N &lt; 0 then</text:span></text:p>
            <text:p text:style-name="Preformatted_20_Text"><text:span text:style-name="Source_20_Text"><text:s text:c="4"/>// Jika input negatif, bangkitkan eksepsi</text:span></text:p>
            <text:p text:style-name="Preformatted_20_Text"><text:span text:style-name="Source_20_Text"><text:s text:c="4"/>raise EInvalidArgument.Create('Faktorial tidak terdefinisi untuk angka negatif!');</text:span></text:p>
            <text:p text:style-name="Preformatted_20_Text"/>
            <text:p text:style-name="Preformatted_20_Text"><text:span text:style-name="Source_20_Text"><text:s text:c="2"/>// Batas praktis untuk Int64</text:span></text:p>
            <text:p text:style-name="Preformatted_20_Text"><text:span text:style-name="Source_20_Text"><text:s text:c="2"/>if N &gt; 20 then</text:span></text:p>
            <text:p text:style-name="Preformatted_20_Text"><text:span text:style-name="Source_20_Text"><text:s text:c="5"/>raise ERangeError.CreateFmt('Input %d terlalu besar untuk faktorial Int64 (max 20)', [N]);</text:span></text:p>
            <text:p text:style-name="Preformatted_20_Text"/>
            <text:p text:style-name="Preformatted_20_Text"><text:span text:style-name="Source_20_Text"><text:s text:c="2"/>// 2. Kalkulasi jika valid</text:span></text:p>
            <text:p text:style-name="Preformatted_20_Text"><text:span text:style-name="Source_20_Text"><text:s text:c="2"/>Res := 1;</text:span></text:p>
            <text:p text:style-name="Preformatted_20_Text"><text:span text:style-name="Source_20_Text"><text:s text:c="2"/>for i := 2 to N do</text:span></text:p>
            <text:p text:style-name="Preformatted_20_Text"><text:span text:style-name="Source_20_Text"><text:s text:c="4"/>Res := Res * i;</text:span></text:p>
            <text:p text:style-name="Preformatted_20_Text"><text:span text:style-name="Source_20_Text"><text:s text:c="2"/>Result := Res;</text:span></text:p>
            <text:p text:style-name="Preformatted_20_Text"><text:span text:style-name="Source_20_Text">end;</text:span></text:p>
            <text:p text:style-name="Preformatted_20_Text"><text:soft-page-break/></text:p>
            <text:p text:style-name="Preformatted_20_Text"><text:span text:style-name="Source_20_Text">var Angka: Integer; Hasil: Int64;</text:span></text:p>
            <text:p text:style-name="Preformatted_20_Text"><text:span text:style-name="Source_20_Text">begin</text:span></text:p>
            <text:p text:style-name="Preformatted_20_Text"><text:span text:style-name="Source_20_Text"><text:s text:c="2"/>WriteLn('Demo Raise Manual - ', DateTimeToStr(Now), ' WIB, Banda Aceh');</text:span></text:p>
            <text:p text:style-name="Preformatted_20_Text"><text:span text:style-name="Source_20_Text"><text:s text:c="2"/>try</text:span></text:p>
            <text:p text:style-name="Preformatted_20_Text"><text:span text:style-name="Source_20_Text"><text:s text:c="4"/>Write('Masukkan angka (0-20): '); ReadLn(Angka);</text:span></text:p>
            <text:p text:style-name="Preformatted_20_Text"><text:span text:style-name="Source_20_Text"><text:s text:c="4"/>Hasil := Faktorial(Angka); // Panggil fungsi yg bisa raise</text:span></text:p>
            <text:p text:style-name="Preformatted_20_Text"><text:span text:style-name="Source_20_Text"><text:s text:c="4"/>WriteLn(Angka, '! = ', Hasil);</text:span></text:p>
            <text:p text:style-name="Preformatted_20_Text"><text:span text:style-name="Source_20_Text"><text:s text:c="2"/>except</text:span></text:p>
            <text:p text:style-name="Preformatted_20_Text"><text:span text:style-name="Source_20_Text"><text:s text:c="4"/>on E: EInvalidArgument do WriteLn('Error Input: ', E.Message);</text:span></text:p>
            <text:p text:style-name="Preformatted_20_Text"><text:span text:style-name="Source_20_Text"><text:s text:c="4"/>on E: ERangeError do WriteLn('Error Rentang: ', E.Message);</text:span></text:p>
            <text:p text:style-name="Preformatted_20_Text"><text:span text:style-name="Source_20_Text"><text:s text:c="4"/>on E: EConvertError do WriteLn('Error Konversi Input: Masukkan angka!');</text:span></text:p>
            <text:p text:style-name="Preformatted_20_Text"><text:span text:style-name="Source_20_Text"><text:s text:c="4"/>else WriteLn('Terjadi error tidak dikenal.');</text:span></text:p>
            <text:p text:style-name="Preformatted_20_Text"><text:span text:style-name="Source_20_Text"><text:s text:c="2"/>end;</text:span></text:p>
            <text:p text:style-name="Preformatted_20_Text"/>
            <text:p text:style-name="Preformatted_20_Text"><text:span text:style-name="Source_20_Text"><text:s text:c="2"/>ReadLn;</text:span></text:p>
            <text:p text:style-name="P609"><text:span text:style-name="Source_20_Text">end.</text:span></text:p>
            <text:p text:style-name="Text_20_body">Menggunakan <text:span text:style-name="Source_20_Text">raise</text:span> secara efektif dengan tipe eksepsi yang tepat (standar atau kustom) memungkinkan Anda membuat penanganan error yang lebih bersih, lebih informatif, dan lebih sesuai dengan logika aplikasi Anda.</text:p>
            <text:p text:style-name="Horizontal_20_Line"/>
            <text:p text:style-name="Text_20_body">Silakan berikan perintah <text:span text:style-name="Source_20_Text">YAX</text:span> untuk melanjutkan ke prompt berikutnya (Subbab: Hierarki Kelas Eksepsi Standar).</text:p>
          </text:section>
          <text:section text:style-name="Sect1" text:name="feedback-form-118">
            <text:p text:style-name="P274"/>
          </text:section>
        </text:section>
        <text:section text:style-name="Sect1" text:name="0b2a6fc49fd4a6c3">
          <text:p text:style-name="Text_20_body"/>
          <text:section text:style-name="Sect1" text:name="user-query-content-119">
            <text:p text:style-name="P529">yax </text:p>
          </text:section>
          <text:p text:style-name="P274">Tampilkan alur berpikir</text:p>
          <text:section text:style-name="Sect2" text:name="model-response-message-contentr_0b2a6fc49fd4a6c3">
            <text:p text:style-name="Text_20_body">Baik, mari kita lanjutkan pembahasan tentang penanganan eksepsi pada siang hari Selasa, 15 April 2025, pukul 1:49 PM WIB di Banda Aceh ini. Setelah mengetahui cara menangkap dan membangkitkan eksepsi, penting untuk mengenal jenis-jenis eksepsi standar yang disediakan.</text:p>
            <text:p text:style-name="Text_20_body"><text:span text:style-name="Strong_20_Emphasis">(Jawaban untuk Prompt Isi Subbab: Hierarki Kelas Eksepsi Standar)</text:span></text:p>
            <text:p text:style-name="Text_20_body">Eksepsi yang dibangkitkan di Free Pascal (baik oleh runtime, FCL/RTL, maupun oleh kode Anda sendiri menggunakan <text:span text:style-name="Source_20_Text">raise</text:span>) bukanlah sekumpulan tipe error acak. Mereka terorganisir dalam sebuah <text:span text:style-name="Strong_20_Emphasis">hierarki kelas (class hierarchy)</text:span> yang logis, mirip dengan struktur kelas OOP lainnya. Memahami hierarki ini membantu Anda menangani error secara lebih efektif dan tertarget.</text:p>
            <text:p text:style-name="Text_20_body"><text:span text:style-name="Strong_20_Emphasis">Kelas Dasar: </text:span><text:span text:style-name="Strong_20_Emphasis"><text:span text:style-name="Source_20_Text">Exception</text:span></text:span></text:p>
            <text:p text:style-name="Text_20_body">Hampir semua kelas eksepsi standar yang akan Anda temui dalam pemrograman FPC/Lazarus (yang berasal dari RTL - Run-Time Library, FCL - Free Component Library, atau VCL Delphi) merupakan turunan (langsung atau tidak langsung) dari kelas dasar <text:span text:style-name="Strong_20_Emphasis"><text:span text:style-name="Source_20_Text">Exception</text:span></text:span>.</text:p>
            <text:list xml:id="list565563791208740154" text:style-name="L242">
              <text:list-item>
                <text:p text:style-name="P497"><text:soft-page-break/><text:span text:style-name="Strong_20_Emphasis">Unit Asal:</text:span> <text:span text:style-name="Source_20_Text">SysUtils</text:span> (jadi, Anda perlu <text:span text:style-name="Source_20_Text">uses SysUtils;</text:span> untuk mengaksesnya dan sebagian besar turunannya). </text:p>
              </text:list-item>
              <text:list-item>
                <text:p text:style-name="P497"><text:span text:style-name="Strong_20_Emphasis">Fungsi:</text:span> Menyediakan fungsionalitas dasar untuk semua eksepsi, yang terpenting adalah properti <text:span text:style-name="Source_20_Text">Message: string</text:span> yang biasanya berisi deskripsi tekstual tentang error yang terjadi. </text:p>
              </text:list-item>
              <text:list-item>
                <text:p text:style-name="P497"><text:span text:style-name="Strong_20_Emphasis">Penanganan Umum:</text:span> Karena <text:span text:style-name="Source_20_Text">Exception</text:span> adalah leluhur dari hampir semua eksepsi standar, menangkapnya dalam blok <text:span text:style-name="Source_20_Text">except</text:span> akan menangkap hampir semua jenis error runtime standar: </text:p>
                <text:p text:style-name="P242">Delphi</text:p>
                <text:p text:style-name="P606"><text:span text:style-name="Source_20_Text">try</text:span></text:p>
                <text:p text:style-name="P606"><text:span text:style-name="Source_20_Text"><text:s text:c="2"/>// ... kode berisiko ...</text:span></text:p>
                <text:p text:style-name="P606"><text:span text:style-name="Source_20_Text">except</text:span></text:p>
                <text:p text:style-name="P606"><text:span text:style-name="Source_20_Text"><text:s text:c="2"/>on E: Exception do // Menangkap semua turunan Exception</text:span></text:p>
                <text:p text:style-name="P606"><text:span text:style-name="Source_20_Text"><text:s text:c="4"/>WriteLn('Terjadi error standar: ', E.Message);</text:span></text:p>
                <text:p text:style-name="P664"><text:span text:style-name="Source_20_Text">end;</text:span></text:p>
                <text:p text:style-name="P242">Ini berguna sebagai penangkap 'jaring pengaman' terakhir, tetapi biasanya lebih baik menangani tipe eksepsi yang lebih spesifik terlebih dahulu. </text:p>
              </text:list-item>
            </text:list>
            <text:p text:style-name="Text_20_body"><text:span text:style-name="Strong_20_Emphasis">Beberapa Turunan </text:span><text:span text:style-name="Strong_20_Emphasis"><text:span text:style-name="Source_20_Text">Exception</text:span></text:span><text:span text:style-name="Strong_20_Emphasis"> yang Umum Ditemui:</text:span></text:p>
            <text:p text:style-name="Text_20_body">Berikut adalah beberapa kelas eksepsi standar yang sering muncul, beserta penyebab umumnya:</text:p>
            <text:list xml:id="list7354369327161040422" text:style-name="L243">
              <text:list-item>
                <text:p text:style-name="P498"><text:span text:style-name="Strong_20_Emphasis"><text:span text:style-name="Source_20_Text">EInOutError</text:span></text:span><text:span text:style-name="Strong_20_Emphasis"> (</text:span><text:span text:style-name="Strong_20_Emphasis"><text:span text:style-name="Source_20_Text">SysUtils</text:span></text:span><text:span text:style-name="Strong_20_Emphasis">)</text:span>: Error terkait operasi Input/Output. </text:p>
                <text:list>
                  <text:list-item>
                    <text:p text:style-name="P498">Penyebab Umum: Mencoba membuka file yang tidak ada (<text:span text:style-name="Source_20_Text">Reset</text:span>, <text:span text:style-name="Source_20_Text">Append</text:span>), tidak punya izin akses file/direktori, disk penuh saat menulis, kesalahan perangkat keras I/O. Objek <text:span text:style-name="Source_20_Text">EInOutError</text:span> seringkali juga menyimpan kode error dari sistem operasi. </text:p>
                  </text:list-item>
                </text:list>
              </text:list-item>
              <text:list-item>
                <text:p text:style-name="P498"><text:span text:style-name="Strong_20_Emphasis"><text:span text:style-name="Source_20_Text">EConvertError</text:span></text:span><text:span text:style-name="Strong_20_Emphasis"> (</text:span><text:span text:style-name="Strong_20_Emphasis"><text:span text:style-name="Source_20_Text">SysUtils</text:span></text:span><text:span text:style-name="Strong_20_Emphasis">)</text:span>: Error saat melakukan konversi antar tipe data, terutama dari/ke string. </text:p>
                <text:list>
                  <text:list-item>
                    <text:p text:style-name="P498">Penyebab Umum: Memanggil <text:span text:style-name="Source_20_Text">StrToInt</text:span> pada string yang bukan representasi integer valid ('123a'), <text:span text:style-name="Source_20_Text">StrToFloat</text:span> pada format angka yang salah, <text:span text:style-name="Source_20_Text">StrToDate</text:span> pada format tanggal yang tidak dikenal. </text:p>
                  </text:list-item>
                </text:list>
              </text:list-item>
              <text:list-item>
                <text:p text:style-name="P498"><text:span text:style-name="Strong_20_Emphasis"><text:span text:style-name="Source_20_Text">EZeroDivide</text:span></text:span><text:span text:style-name="Strong_20_Emphasis"> (</text:span><text:span text:style-name="Strong_20_Emphasis"><text:span text:style-name="Source_20_Text">SysUtils</text:span></text:span><text:span text:style-name="Strong_20_Emphasis">) / </text:span><text:span text:style-name="Strong_20_Emphasis"><text:span text:style-name="Source_20_Text">EDivByZero</text:span></text:span><text:span text:style-name="Strong_20_Emphasis"> (</text:span><text:span text:style-name="Strong_20_Emphasis"><text:span text:style-name="Source_20_Text">SysUtils</text:span></text:span><text:span text:style-name="Strong_20_Emphasis">)</text:span>: Error pembagian dengan nol. </text:p>
                <text:list>
                  <text:list-item>
                    <text:p text:style-name="P498">Penyebab Umum: Melakukan operasi pembagian (<text:span text:style-name="Source_20_Text">/</text:span> atau <text:span text:style-name="Source_20_Text">div</text:span>) di mana pembaginya bernilai nol. Runtime atau CPU akan mendeteksinya. (Terkadang dibedakan antara integer (<text:span text:style-name="Source_20_Text">EDivByZero</text:span>) dan float (<text:span text:style-name="Source_20_Text">EZeroDivide</text:span>), tapi menangkap <text:span text:style-name="Source_20_Text">EZeroDivide</text:span> seringkali cukup). </text:p>
                  </text:list-item>
                </text:list>
              </text:list-item>
              <text:list-item>
                <text:p text:style-name="P498"><text:span text:style-name="Strong_20_Emphasis"><text:span text:style-name="Source_20_Text">ERangeError</text:span></text:span><text:span text:style-name="Strong_20_Emphasis"> (</text:span><text:span text:style-name="Strong_20_Emphasis"><text:span text:style-name="Source_20_Text">System</text:span></text:span><text:span text:style-name="Strong_20_Emphasis"> / </text:span><text:span text:style-name="Strong_20_Emphasis"><text:span text:style-name="Source_20_Text">SysUtils</text:span></text:span><text:span text:style-name="Strong_20_Emphasis">)</text:span>: Nilai berada di luar rentang yang diizinkan. </text:p>
                <text:list>
                  <text:list-item>
                    <text:p text:style-name="P498">Penyebab Umum: Mengakses elemen array statis menggunakan indeks di luar batas yang dideklarasikan (memerlukan <text:span text:style-name="Source_20_Text">{$R+}</text:span> aktif), memberikan nilai ke tipe sub-rentang (subrange type) yang berada di luar rentang tersebut. </text:p>
                  </text:list-item>
                </text:list>
              </text:list-item>
              <text:list-item>
                <text:p text:style-name="P498"><text:soft-page-break/><text:span text:style-name="Strong_20_Emphasis"><text:span text:style-name="Source_20_Text">EInvalidPointer</text:span></text:span><text:span text:style-name="Strong_20_Emphasis"> (</text:span><text:span text:style-name="Strong_20_Emphasis"><text:span text:style-name="Source_20_Text">System</text:span></text:span><text:span text:style-name="Strong_20_Emphasis"> / </text:span><text:span text:style-name="Strong_20_Emphasis"><text:span text:style-name="Source_20_Text">SysUtils</text:span></text:span><text:span text:style-name="Strong_20_Emphasis">)</text:span>: Operasi ilegal pada pointer. </text:p>
                <text:list>
                  <text:list-item>
                    <text:p text:style-name="P498">Penyebab Umum: Mencoba melakukan dereference (<text:span text:style-name="Source_20_Text">Ptr^</text:span>) pada pointer yang bernilai <text:span text:style-name="Source_20_Text">nil</text:span>, atau mencoba mengakses memori melalui pointer yang sudah tidak valid (dangling pointer). Di level OS, ini sering muncul sebagai <text:span text:style-name="Emphasis">Access Violation</text:span> atau <text:span text:style-name="Emphasis">Segmentation Fault</text:span>. </text:p>
                  </text:list-item>
                </text:list>
              </text:list-item>
              <text:list-item>
                <text:p text:style-name="P498"><text:span text:style-name="Strong_20_Emphasis"><text:span text:style-name="Source_20_Text">EOutOfMemory</text:span></text:span><text:span text:style-name="Strong_20_Emphasis"> (</text:span><text:span text:style-name="Strong_20_Emphasis"><text:span text:style-name="Source_20_Text">System</text:span></text:span><text:span text:style-name="Strong_20_Emphasis"> / </text:span><text:span text:style-name="Strong_20_Emphasis"><text:span text:style-name="Source_20_Text">SysUtils</text:span></text:span><text:span text:style-name="Strong_20_Emphasis">)</text:span>: Gagal mengalokasikan memori dari heap. </text:p>
                <text:list>
                  <text:list-item>
                    <text:p text:style-name="P498">Penyebab Umum: Memanggil <text:span text:style-name="Source_20_Text">New</text:span>, <text:span text:style-name="Source_20_Text">GetMem</text:span>, <text:span text:style-name="Source_20_Text">SetLength</text:span> (untuk array/string dinamis), atau membuat objek besar ketika sistem kehabisan memori yang tersedia. </text:p>
                  </text:list-item>
                </text:list>
              </text:list-item>
              <text:list-item>
                <text:p text:style-name="P498"><text:span text:style-name="Strong_20_Emphasis">Dari Unit </text:span><text:span text:style-name="Strong_20_Emphasis"><text:span text:style-name="Source_20_Text">Classes</text:span></text:span><text:span text:style-name="Strong_20_Emphasis"> (Untuk LCL/Komponen):</text:span> </text:p>
                <text:list>
                  <text:list-item>
                    <text:p text:style-name="P498"><text:span text:style-name="Source_20_Text">EListError</text:span>: Kesalahan saat menggunakan objek list seperti <text:span text:style-name="Source_20_Text">TList</text:span> atau <text:span text:style-name="Source_20_Text">TStringList</text:span> (misalnya, indeks di luar batas). </text:p>
                  </text:list-item>
                  <text:list-item>
                    <text:p text:style-name="P498"><text:span text:style-name="Source_20_Text">EArgumentOutOfRangeException</text:span>: Mirip <text:span text:style-name="Source_20_Text">ERangeError</text:span>, tetapi sering dibangkitkan secara manual oleh pustaka ketika sebuah argumen metode berada di luar rentang nilai yang diharapkan. </text:p>
                  </text:list-item>
                </text:list>
              </text:list-item>
              <text:list-item>
                <text:p text:style-name="P243"><text:span text:style-name="Strong_20_Emphasis">Lain-lain:</text:span> <text:span text:style-name="Source_20_Text">EAssertionFailed</text:span> (jika menggunakan <text:span text:style-name="Source_20_Text">Assert</text:span>), <text:span text:style-name="Source_20_Text">EAbstractError</text:span> (mencoba memanggil metode abstrak murni), dll. </text:p>
              </text:list-item>
            </text:list>
            <text:p text:style-name="Text_20_body"><text:span text:style-name="Strong_20_Emphasis">Memanfaatkan Hierarki dalam Penanganan:</text:span></text:p>
            <text:p text:style-name="Text_20_body">Struktur hierarki ini memungkinkan Anda menulis blok <text:span text:style-name="Source_20_Text">except</text:span> yang bertingkat:</text:p>
            <text:p text:style-name="Text_20_body">Delphi</text:p>
            <text:p text:style-name="Preformatted_20_Text"><text:span text:style-name="Source_20_Text">try</text:span></text:p>
            <text:p text:style-name="Preformatted_20_Text"><text:span text:style-name="Source_20_Text"><text:s text:c="2"/>// ... kode yg bisa raise berbagai error ...</text:span></text:p>
            <text:p text:style-name="Preformatted_20_Text"><text:span text:style-name="Source_20_Text">except</text:span></text:p>
            <text:p text:style-name="Preformatted_20_Text"><text:span text:style-name="Source_20_Text"><text:s text:c="2"/>on E: EDivByZero do // 1. Tangkap yg paling spesifik dulu</text:span></text:p>
            <text:p text:style-name="Preformatted_20_Text"><text:span text:style-name="Source_20_Text"><text:s text:c="5"/>HandleDivisionError(E);</text:span></text:p>
            <text:p text:style-name="Preformatted_20_Text"><text:span text:style-name="Source_20_Text"><text:s text:c="2"/>on E: EConvertError do // 2. Tangkap tipe spesifik lain</text:span></text:p>
            <text:p text:style-name="Preformatted_20_Text"><text:span text:style-name="Source_20_Text"><text:s text:c="5"/>HandleConversionError(E);</text:span></text:p>
            <text:p text:style-name="Preformatted_20_Text"><text:span text:style-name="Source_20_Text"><text:s text:c="2"/>on E: EInOutError do // 3. Tangkap kategori I/O</text:span></text:p>
            <text:p text:style-name="Preformatted_20_Text"><text:span text:style-name="Source_20_Text"><text:s text:c="5"/>HandleIOError(E);</text:span></text:p>
            <text:p text:style-name="Preformatted_20_Text"><text:span text:style-name="Source_20_Text"><text:s text:c="2"/>on E: Exception do // 4. Tangkap semua error standar lainnya</text:span></text:p>
            <text:p text:style-name="Preformatted_20_Text"><text:span text:style-name="Source_20_Text"><text:s text:c="5"/>HandleGenericError(E);</text:span></text:p>
            <text:p text:style-name="Preformatted_20_Text"><text:span text:style-name="Source_20_Text"><text:s text:c="2"/>// Tidak ada 'else', kita anggap semua error standar sudah tertangani</text:span></text:p>
            <text:p text:style-name="P609"><text:span text:style-name="Source_20_Text">end;</text:span></text:p>
            <text:p text:style-name="Text_20_body"><text:span text:style-name="Strong_20_Emphasis">Penting:</text:span> Urutan klausa <text:span text:style-name="Source_20_Text">on</text:span> sangat berpengaruh! Anda harus menangkap tipe eksepsi yang <text:span text:style-name="Strong_20_Emphasis">lebih spesifik (turunan)</text:span> <text:span text:style-name="Emphasis">sebelum</text:span> menangkap tipe yang <text:span text:style-name="Strong_20_Emphasis">lebih umum (induk)</text:span>. Jika Anda menangkap <text:span text:style-name="Source_20_Text">Exception</text:span> terlebih dahulu, handler tersebut akan menangkap <text:span text:style-name="Emphasis">semua</text:span> eksepsi standar, dan handler yang lebih spesifik di bawahnya tidak akan pernah tercapai.</text:p>
            <text:p text:style-name="Text_20_body"><text:span text:style-name="Strong_20_Emphasis">Sumber Informasi Lebih Lanjut:</text:span></text:p>
            <text:p text:style-name="Text_20_body">Daftar di atas hanyalah sebagian kecil dari kelas eksepsi yang ada. Untuk daftar yang lebih lengkap dan detail tentang properti atau metode spesifik dari setiap kelas eksepsi, Anda sangat disarankan untuk merujuk ke:</text:p>
            <text:list xml:id="list8019465665364634708" text:style-name="L244">
              <text:list-item>
                <text:p text:style-name="P499">Dokumentasi <text:span text:style-name="Strong_20_Emphasis">Run-Time Library (RTL)</text:span> Free Pascal. </text:p>
              </text:list-item>
              <text:list-item>
                <text:p text:style-name="P499"><text:soft-page-break/>Dokumentasi <text:span text:style-name="Strong_20_Emphasis">Free Component Library (FCL)</text:span>. </text:p>
              </text:list-item>
              <text:list-item>
                <text:p text:style-name="P499">Dokumentasi <text:span text:style-name="Strong_20_Emphasis">Lazarus Component Library (LCL)</text:span> (jika menggunakan Lazarus). </text:p>
              </text:list-item>
              <text:list-item>
                <text:p text:style-name="P244">(Dokumentasi Delphi VCL juga sering relevan untuk kelas-kelas yang sama). </text:p>
              </text:list-item>
            </text:list>
            <text:p text:style-name="Text_20_body">Mengenali jenis-jenis eksepsi standar membantu Anda menulis kode penanganan error yang lebih tepat dan informatif.</text:p>
            <text:p text:style-name="Horizontal_20_Line"/>
            <text:p text:style-name="Text_20_body">Silakan berikan perintah <text:span text:style-name="Source_20_Text">YAX</text:span> untuk melanjutkan ke prompt berikutnya (Subbab: Membuat Kelas Eksepsi Kustom).</text:p>
          </text:section>
          <text:section text:style-name="Sect1" text:name="feedback-form-119">
            <text:p text:style-name="P274"/>
          </text:section>
        </text:section>
        <text:section text:style-name="Sect1" text:name="cee19bfd0e14b13f">
          <text:p text:style-name="Text_20_body"/>
          <text:section text:style-name="Sect1" text:name="user-query-content-120">
            <text:p text:style-name="P529">yax </text:p>
          </text:section>
          <text:p text:style-name="P274">Tampilkan alur berpikir</text:p>
          <text:section text:style-name="Sect2" text:name="model-response-message-contentr_cee19bfd0e14b13f">
            <text:p text:style-name="Text_20_body">Tentu, mari kita bahas langkah terakhir dalam penanganan eksepsi di Bab 13 ini pada pukul 1:51 PM WIB, Selasa 15 April 2025, di Banda Aceh: membuat tipe eksepsi Anda sendiri.</text:p>
            <text:p text:style-name="Text_20_body"><text:span text:style-name="Strong_20_Emphasis">(Jawaban untuk Prompt Isi Subbab: Membuat Kelas Eksepsi Kustom)</text:span></text:p>
            <text:p text:style-name="Text_20_body">Meskipun Free Pascal menyediakan hierarki kelas eksepsi standar yang cukup kaya (<text:span text:style-name="Source_20_Text">EInOutError</text:span>, <text:span text:style-name="Source_20_Text">EConvertError</text:span>, dll.) untuk menangani error runtime umum, seringkali aplikasi Anda memiliki kondisi error spesifik yang berkaitan dengan logika bisnis atau domain masalah Anda sendiri. Misalnya, "Pengguna Tidak Ditemukan", "Saldo Tidak Cukup", "Format File Konfigurasi Kustom Tidak Valid". Menggunakan kelas eksepsi standar yang generik (seperti <text:span text:style-name="Source_20_Text">Exception</text:span>) dengan pesan string untuk melaporkan error ini memang bisa, tetapi kurang ideal.</text:p>
            <text:p text:style-name="Text_20_body">Di sinilah <text:span text:style-name="Strong_20_Emphasis">membuat kelas eksepsi kustom (custom exception classes)</text:span> menjadi praktik yang sangat berguna dan dianjurkan dalam pemrograman OOP.</text:p>
            <text:p text:style-name="Text_20_body"><text:span text:style-name="Strong_20_Emphasis">Mengapa Membuat Eksepsi Kustom?</text:span></text:p>
            <text:list xml:id="list7501981142629891483" text:style-name="L245">
              <text:list-item>
                <text:p text:style-name="P500"><text:span text:style-name="Strong_20_Emphasis">Kejelasan Semantik:</text:span> Memberikan nama kelas yang spesifik dan bermakna (<text:span text:style-name="Source_20_Text">EUserNotFound</text:span>) jauh lebih jelas daripada <text:span text:style-name="Source_20_Text">raise Exception.Create('User tidak ditemukan')</text:span>. Kode menjadi lebih mudah dibaca dan dipahami tujuannya. </text:p>
              </text:list-item>
              <text:list-item>
                <text:p text:style-name="P500"><text:span text:style-name="Strong_20_Emphasis">Penanganan Tertarget:</text:span> Memungkinkan blok <text:span text:style-name="Source_20_Text">try...except</text:span> untuk menangkap <text:span text:style-name="Emphasis">hanya</text:span> jenis error spesifik aplikasi Anda (<text:span text:style-name="Source_20_Text">on EUserNotFound do ...</text:span>), memisahkannya dari penanganan error sistem umum (<text:span text:style-name="Source_20_Text">on EInOutError do ...</text:span>) atau error aplikasi lainnya. Ini memungkinkan logika pemulihan atau pelaporan yang lebih tepat sasaran. </text:p>
              </text:list-item>
              <text:list-item>
                <text:p text:style-name="P245"><text:span text:style-name="Strong_20_Emphasis">Membawa Konteks Tambahan:</text:span> Kelas eksepsi kustom dapat memiliki <text:span text:style-name="Emphasis">field</text:span> dan <text:span text:style-name="Emphasis">constructor</text:span> tambahan untuk membawa informasi kontekstual yang lebih kaya tentang error tersebut, melebihi sekadar pesan string. Misalnya, <text:span text:style-name="Source_20_Text">EInsufficientFunds</text:span> bisa menyimpan berapa jumlah yang diminta dan berapa saldo yang tersedia. </text:p>
              </text:list-item>
            </text:list>
            <text:p text:style-name="Text_20_body"><text:soft-page-break/><text:span text:style-name="Strong_20_Emphasis">Cara Mendefinisikan Kelas Eksepsi Kustom:</text:span></text:p>
            <text:p text:style-name="Text_20_body">Caranya sangat mudah, yaitu dengan mendeklarasikan kelas baru yang <text:span text:style-name="Strong_20_Emphasis">mewarisi (inherit)</text:span> dari kelas <text:span text:style-name="Source_20_Text">Exception</text:span> (dari unit <text:span text:style-name="Source_20_Text">SysUtils</text:span>) atau dari kelas eksepsi standar lain yang lebih spesifik jika relevan, atau bahkan dari kelas eksepsi kustom lain yang sudah Anda buat (untuk membuat hierarki error aplikasi Anda sendiri).</text:p>
            <text:list xml:id="list4213774209988073967" text:style-name="L246">
              <text:list-item>
                <text:p text:style-name="P501"><text:span text:style-name="Strong_20_Emphasis">Sintaks Dasar:</text:span> </text:p>
                <text:p text:style-name="P246">Delphi</text:p>
                <text:p text:style-name="P607"><text:span text:style-name="Source_20_Text">uses SysUtils; // Exception ada di sini</text:span></text:p>
                <text:p text:style-name="P607"/>
                <text:p text:style-name="P607"><text:span text:style-name="Source_20_Text">type</text:span></text:p>
                <text:p text:style-name="P607"><text:span text:style-name="Source_20_Text"><text:s text:c="2"/>// 1. (Opsional tapi baik) Definisikan base class untuk error aplikasi Anda</text:span></text:p>
                <text:p text:style-name="P607"><text:span text:style-name="Source_20_Text"><text:s text:c="2"/>EMyApplicationError = class(Exception);</text:span></text:p>
                <text:p text:style-name="P607"/>
                <text:p text:style-name="P607"><text:span text:style-name="Source_20_Text"><text:s text:c="2"/>// 2. Definisikan error spesifik sebagai turunan</text:span></text:p>
                <text:p text:style-name="P607"><text:span text:style-name="Source_20_Text"><text:s text:c="2"/>EUserNotFound = class(EMyApplicationError); // Turunan dari error aplikasi umum</text:span></text:p>
                <text:p text:style-name="P607"><text:span text:style-name="Source_20_Text"><text:s text:c="2"/>EInvalidDataFormat = class(EMyApplicationError);</text:span></text:p>
                <text:p text:style-name="P607"/>
                <text:p text:style-name="P607"><text:span text:style-name="Source_20_Text"><text:s text:c="2"/>// Contoh turunan dari error standar lain</text:span></text:p>
                <text:p text:style-name="P665"><text:span text:style-name="Source_20_Text"><text:s text:c="2"/>EConfigFileNotFound = class(EInOutError);</text:span></text:p>
              </text:list-item>
              <text:list-item>
                <text:p text:style-name="P246"><text:span text:style-name="Strong_20_Emphasis">Konvensi Penamaan:</text:span> Sangat dianjurkan untuk mengikuti konvensi standar dengan mengawali nama kelas eksepsi kustom Anda dengan huruf <text:span text:style-name="Strong_20_Emphasis"><text:span text:style-name="Source_20_Text">E</text:span></text:span>. </text:p>
              </text:list-item>
            </text:list>
            <text:p text:style-name="Text_20_body"><text:span text:style-name="Strong_20_Emphasis">Menambahkan Konstruktor dan Field Kustom:</text:span></text:p>
            <text:p text:style-name="Text_20_body">Untuk membawa informasi tambahan, Anda bisa menambahkan field (biasanya <text:span text:style-name="Source_20_Text">private</text:span> atau <text:span text:style-name="Source_20_Text">protected</text:span>) dan constructor kustom. Constructor kustom ini biasanya akan memanggil constructor induk (<text:span text:style-name="Source_20_Text">inherited Create(AMsg)</text:span>) untuk menetapkan pesan error standar, lalu menyimpan data tambahan ke field internal.</text:p>
            <text:p text:style-name="Text_20_body">Delphi</text:p>
            <text:p text:style-name="Preformatted_20_Text"><text:span text:style-name="Source_20_Text">type</text:span></text:p>
            <text:p text:style-name="Preformatted_20_Text"><text:span text:style-name="Source_20_Text"><text:s text:c="2"/>EInvalidBalance = class(EMyApplicationError)</text:span></text:p>
            <text:p text:style-name="Preformatted_20_Text"><text:span text:style-name="Source_20_Text"><text:s text:c="2"/>private</text:span></text:p>
            <text:p text:style-name="Preformatted_20_Text"><text:span text:style-name="Source_20_Text"><text:s text:c="4"/>FCurrentBalance: Currency;</text:span></text:p>
            <text:p text:style-name="Preformatted_20_Text"><text:span text:style-name="Source_20_Text"><text:s text:c="4"/>FRequiredAmount: Currency;</text:span></text:p>
            <text:p text:style-name="Preformatted_20_Text"><text:span text:style-name="Source_20_Text"><text:s text:c="2"/>public</text:span></text:p>
            <text:p text:style-name="Preformatted_20_Text"><text:span text:style-name="Source_20_Text"><text:s text:c="4"/>// Constructor kustom untuk menerima info saldo</text:span></text:p>
            <text:p text:style-name="Preformatted_20_Text"><text:span text:style-name="Source_20_Text"><text:s text:c="4"/>constructor Create(const AMsg: string; ACurrent, ARequired: Currency);</text:span></text:p>
            <text:p text:style-name="Preformatted_20_Text"><text:span text:style-name="Source_20_Text"><text:s text:c="4"/>// Property read-only untuk akses info tambahan</text:span></text:p>
            <text:p text:style-name="Preformatted_20_Text"><text:span text:style-name="Source_20_Text"><text:s text:c="4"/>property CurrentBalance: Currency read FCurrentBalance;</text:span></text:p>
            <text:p text:style-name="Preformatted_20_Text"><text:span text:style-name="Source_20_Text"><text:s text:c="4"/>property RequiredAmount: Currency read FRequiredAmount;</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constructor EInvalidBalance.Create(const AMsg: string; ACurrent, ARequired: Currency);</text:span></text:p>
            <text:p text:style-name="Preformatted_20_Text"><text:span text:style-name="Source_20_Text">begin</text:span></text:p>
            <text:p text:style-name="Preformatted_20_Text"><text:soft-page-break/><text:span text:style-name="Source_20_Text"><text:s text:c="2"/>inherited Create(AMsg); // Panggil constructor Exception untuk set Message</text:span></text:p>
            <text:p text:style-name="Preformatted_20_Text"><text:span text:style-name="Source_20_Text"><text:s text:c="2"/>FCurrentBalance := ACurrent; // Simpan info tambahan</text:span></text:p>
            <text:p text:style-name="Preformatted_20_Text"><text:span text:style-name="Source_20_Text"><text:s text:c="2"/>FRequiredAmount := ARequired;</text:span></text:p>
            <text:p text:style-name="P609"><text:span text:style-name="Source_20_Text">end;</text:span></text:p>
            <text:p text:style-name="Text_20_body"><text:span text:style-name="Strong_20_Emphasis">Membangkitkan (</text:span><text:span text:style-name="Strong_20_Emphasis"><text:span text:style-name="Source_20_Text">raise</text:span></text:span><text:span text:style-name="Strong_20_Emphasis">) Eksepsi Kustom:</text:span></text:p>
            <text:p text:style-name="Text_20_body">Anda membangkitkannya sama seperti eksepsi standar, menggunakan constructor kelas kustom Anda:</text:p>
            <text:p text:style-name="Text_20_body">Delphi</text:p>
            <text:p text:style-name="Preformatted_20_Text"><text:span text:style-name="Source_20_Text">var Saldo, JumlahTarik: Currency;</text:span></text:p>
            <text:p text:style-name="Preformatted_20_Text"><text:span text:style-name="Source_20_Text">begin</text:span></text:p>
            <text:p text:style-name="Preformatted_20_Text"><text:span text:style-name="Source_20_Text"><text:s text:c="2"/>Saldo := 50000;</text:span></text:p>
            <text:p text:style-name="Preformatted_20_Text"><text:span text:style-name="Source_20_Text"><text:s text:c="2"/>JumlahTarik := 100000;</text:span></text:p>
            <text:p text:style-name="Preformatted_20_Text"><text:span text:style-name="Source_20_Text"><text:s text:c="2"/>if JumlahTarik &gt; Saldo then</text:span></text:p>
            <text:p text:style-name="Preformatted_20_Text"><text:span text:style-name="Source_20_Text"><text:s text:c="4"/>raise EInvalidBalance.CreateFmt(</text:span></text:p>
            <text:p text:style-name="Preformatted_20_Text"><text:span text:style-name="Source_20_Text"><text:s text:c="6"/>'Saldo tidak cukup (Rp %.2f) untuk penarikan Rp %.2f',</text:span></text:p>
            <text:p text:style-name="Preformatted_20_Text"><text:span text:style-name="Source_20_Text"><text:s text:c="6"/>[Saldo, JumlahTarik], // Isi parameter constructor</text:span></text:p>
            <text:p text:style-name="Preformatted_20_Text"><text:span text:style-name="Source_20_Text"><text:s text:c="6"/>Saldo, JumlahTarik); // Parameter tambahan untuk constructor kita</text:span></text:p>
            <text:p text:style-name="P609"><text:span text:style-name="Source_20_Text">end;</text:span></text:p>
            <text:p text:style-name="Text_20_body"><text:span text:style-name="Strong_20_Emphasis">Menangkap (</text:span><text:span text:style-name="Strong_20_Emphasis"><text:span text:style-name="Source_20_Text">except on ...</text:span></text:span><text:span text:style-name="Strong_20_Emphasis">) Eksepsi Kustom:</text:span></text:p>
            <text:p text:style-name="Text_20_body">Anda menangkapnya di blok <text:span text:style-name="Source_20_Text">except</text:span> dengan menyebutkan nama kelas kustom Anda. Anda juga bisa menangkap kelas induknya untuk penanganan yang lebih umum.</text:p>
            <text:p text:style-name="Text_20_body">Delphi</text:p>
            <text:p text:style-name="Preformatted_20_Text"><text:span text:style-name="Source_20_Text">try</text:span></text:p>
            <text:p text:style-name="Preformatted_20_Text"><text:span text:style-name="Source_20_Text"><text:s text:c="2"/>// ... kode yang mungkin raise EInvalidBalance atau EUserNotFound ...</text:span></text:p>
            <text:p text:style-name="Preformatted_20_Text"><text:span text:style-name="Source_20_Text">except</text:span></text:p>
            <text:p text:style-name="Preformatted_20_Text"><text:span text:style-name="Source_20_Text"><text:s text:c="2"/>on E: EInvalidBalance do // Tangkap error saldo tidak cukup</text:span></text:p>
            <text:p text:style-name="Preformatted_20_Text"><text:span text:style-name="Source_20_Text"><text:s text:c="2"/>begin</text:span></text:p>
            <text:p text:style-name="Preformatted_20_Text"><text:span text:style-name="Source_20_Text"><text:s text:c="4"/>WriteLn('Error Transaksi: ', E.Message);</text:span></text:p>
            <text:p text:style-name="Preformatted_20_Text"><text:span text:style-name="Source_20_Text"><text:s text:c="4"/>WriteLn(' <text:s/>Saldo Tersedia: Rp ', FormatFloat('#,##0.00', E.CurrentBalance));</text:span></text:p>
            <text:p text:style-name="Preformatted_20_Text"><text:span text:style-name="Source_20_Text"><text:s text:c="4"/>WriteLn(' <text:s/>Jumlah Diminta : Rp ', FormatFloat('#,##0.00', E.RequiredAmount));</text:span></text:p>
            <text:p text:style-name="Preformatted_20_Text"><text:span text:style-name="Source_20_Text"><text:s text:c="2"/>end;</text:span></text:p>
            <text:p text:style-name="Preformatted_20_Text"><text:span text:style-name="Source_20_Text"><text:s text:c="2"/>on E: EUserNotFound do // Tangkap error user tidak ada</text:span></text:p>
            <text:p text:style-name="Preformatted_20_Text"><text:span text:style-name="Source_20_Text"><text:s text:c="4"/>WriteLn('Error Login: ', E.Message);</text:span></text:p>
            <text:p text:style-name="Preformatted_20_Text"><text:span text:style-name="Source_20_Text"><text:s text:c="2"/>on E: EMyApplicationError do // Tangkap error aplikasi lain (jika ada)</text:span></text:p>
            <text:p text:style-name="Preformatted_20_Text"><text:span text:style-name="Source_20_Text"><text:s text:c="4"/>WriteLn('Error Aplikasi Lain: ', E.Message);</text:span></text:p>
            <text:p text:style-name="Preformatted_20_Text"><text:span text:style-name="Source_20_Text"><text:s text:c="2"/>on E: Exception do // Tangkap error standar/umum lainnya</text:span></text:p>
            <text:p text:style-name="Preformatted_20_Text"><text:span text:style-name="Source_20_Text"><text:s text:c="4"/>WriteLn('Error Sistem: ', E.Message);</text:span></text:p>
            <text:p text:style-name="P609"><text:span text:style-name="Source_20_Text">end;</text:span></text:p>
            <text:p text:style-name="Text_20_body">Membuat kelas eksepsi kustom adalah praktik yang sangat baik untuk meningkatkan kejelasan, ketangguhan, dan kemudahan pemeliharaan aplikasi Free Pascal Anda dengan memungkinkan penanganan error yang lebih spesifik dan informatif.</text:p>
            <text:p text:style-name="Horizontal_20_Line"/>
            <text:p text:style-name="Text_20_body"><text:soft-page-break/>Kita telah menyelesaikan Bab 13. Silakan berikan perintah <text:span text:style-name="Source_20_Text">YAX</text:span> untuk melanjutkan ke prompt berikutnya (Pengantar Bab 14).</text:p>
          </text:section>
          <text:section text:style-name="Sect1" text:name="feedback-form-120">
            <text:p text:style-name="P274"/>
          </text:section>
        </text:section>
        <text:section text:style-name="Sect1" text:name="33675c74de266ee8">
          <text:p text:style-name="Text_20_body"/>
          <text:section text:style-name="Sect1" text:name="user-query-content-121">
            <text:p text:style-name="P529">yax </text:p>
          </text:section>
          <text:p text:style-name="P274">Tampilkan alur berpikir</text:p>
          <text:section text:style-name="Sect2" text:name="model-response-message-contentr_33675c74de266ee8">
            <text:p text:style-name="Text_20_body">Baik, kita beralih ke bab yang bersifat opsional namun sangat direkomendasikan, yaitu pengantar ke pengembangan GUI dengan Lazarus, pada siang hari Selasa, 15 April 2025, pukul 2:15 PM WIB di Banda Aceh ini.</text:p>
            <text:p text:style-name="Text_20_body"><text:span text:style-name="Strong_20_Emphasis">(Jawaban untuk Prompt Pengantar Bab 14)</text:span></text:p>
            <text:p text:style-name="Text_20_body">Sejauh ini, fokus utama kita adalah pada pembelajaran dasar-dasar bahasa Free Pascal itu sendiri, dan contoh-contoh kita sebagian besar berupa aplikasi konsol (berbasis teks). Meskipun aplikasi konsol sangat berguna untuk berbagai tugas dan untuk mempelajari inti bahasa, sebagian besar aplikasi yang berinteraksi langsung dengan pengguna saat ini mengandalkan <text:span text:style-name="Strong_20_Emphasis">Antarmuka Pengguna Grafis (Graphical User Interface - GUI)</text:span> untuk pengalaman yang lebih intuitif dan visual.</text:p>
            <text:p text:style-name="Text_20_body">Di sinilah <text:span text:style-name="Strong_20_Emphasis">Lazarus IDE</text:span> memainkan peran kuncinya. Seperti yang telah disinggung di Bab 1, Lazarus bukan hanya editor kode dan alat bantu kompilasi untuk Free Pascal; ia adalah <text:span text:style-name="Strong_20_Emphasis">lingkungan pengembangan visual</text:span> <text:span text:style-name="Emphasis">open-source</text:span> dan <text:span text:style-name="Emphasis">cross-platform</text:span> yang sangat kuat. Lazarus dirancang untuk <text:span text:style-name="Strong_20_Emphasis">Pengembangan Aplikasi Cepat (Rapid Application Development - RAD)</text:span>, memungkinkan Anda merancang antarmuka pengguna secara visual dan menghubungkannya dengan kode Free Pascal dengan relatif mudah.</text:p>
            <text:p text:style-name="Text_20_body">Bab 14 ini, "Pengantar Singkat Lazarus GUI", bertujuan untuk memberikan Anda gambaran <text:span text:style-name="Strong_20_Emphasis">sekilas</text:span> dan <text:span text:style-name="Strong_20_Emphasis">praktis</text:span> tentang bagaimana memulai pengembangan aplikasi GUI menggunakan Lazarus dan Free Pascal. Kita tidak akan membahas Lazarus secara mendalam (karena itu bisa menjadi satu buku tersendiri!), tetapi kita akan mencakup dasar-dasarnya:</text:p>
            <text:list xml:id="list9151452261995689047" text:style-name="L247">
              <text:list-item>
                <text:p text:style-name="P502">Mengenal beberapa <text:span text:style-name="Strong_20_Emphasis">komponen visual</text:span> fundamental (seperti tombol, label, kotak input) yang membentuk GUI. </text:p>
              </text:list-item>
              <text:list-item>
                <text:p text:style-name="P502">Memahami konsep <text:span text:style-name="Strong_20_Emphasis">penanganan event</text:span> (kejadian), yaitu bagaimana program Anda merespons aksi pengguna seperti mengklik tombol. </text:p>
              </text:list-item>
              <text:list-item>
                <text:p text:style-name="P247">Melalui langkah-langkah praktis membuat <text:span text:style-name="Strong_20_Emphasis">aplikasi GUI sederhana</text:span> pertama Anda – semacam "Hello, World!" versi visual. </text:p>
              </text:list-item>
            </text:list>
            <text:p text:style-name="Text_20_body">Anggap bab ini sebagai titik awal Anda ke dunia pengembangan GUI dengan FPC/Lazarus. Tujuannya adalah untuk menunjukkan bagaimana bahasa Free Pascal yang telah Anda pelajari dapat diterapkan dalam konteks pengembangan visual yang sangat umum dan memberikan Anda fondasi jika Anda ingin menjelajahi Lazarus lebih jauh di kemudian hari, per tanggal 15 April 2025.</text:p>
            <text:p text:style-name="Horizontal_20_Line"/>
            <text:p text:style-name="Text_20_body">Silakan berikan perintah <text:span text:style-name="Source_20_Text">YAX</text:span> untuk melanjutkan ke prompt berikutnya (Subbab: Mengenal Komponen Visual (Tombol, Edit Box, Label)).</text:p>
          </text:section>
          <text:section text:style-name="Sect1" text:name="feedback-form-121">
            <text:p text:style-name="P274"><text:soft-page-break/></text:p>
          </text:section>
        </text:section>
        <text:section text:style-name="Sect1" text:name="1c6e122e6dad61db">
          <text:p text:style-name="Text_20_body"/>
          <text:section text:style-name="Sect1" text:name="user-query-content-122">
            <text:p text:style-name="P529">yax </text:p>
          </text:section>
          <text:p text:style-name="P274">Tampilkan alur berpikir</text:p>
          <text:section text:style-name="Sect2" text:name="model-response-message-contentr_1c6e122e6dad61db">
            <text:p text:style-name="Text_20_body">Baik, mari kita mulai mengenal blok bangunan dasar untuk antarmuka pengguna grafis di Lazarus pada sore hari Selasa, 15 April 2025, pukul 2:25 PM WIB di Banda Aceh ini.</text:p>
            <text:p text:style-name="Text_20_body"><text:span text:style-name="Strong_20_Emphasis">(Jawaban untuk Prompt Isi Subbab: Mengenal Komponen Visual (Tombol, Edit Box, Label))</text:span></text:p>
            <text:p text:style-name="Text_20_body">Antarmuka Pengguna Grafis (GUI) pada dasarnya dibangun dari elemen-elemen visual interaktif yang sudah jadi. Dalam ekosistem Lazarus (dan juga Delphi), elemen-elemen ini disebut <text:span text:style-name="Strong_20_Emphasis">Komponen (Components)</text:span>. Anggaplah komponen sebagai "blok bangunan" atau "kontrol" siap pakai (seperti <text:span text:style-name="Source_20_Text">Button</text:span>, <text:span text:style-name="Source_20_Text">TextBox</text:span>, <text:span text:style-name="Source_20_Text">Label</text:span> di framework lain) yang mengenkapsulasi tampilan dan perilaku tertentu. Lazarus menyediakan pustaka komponen cross-platform yang kaya bernama <text:span text:style-name="Strong_20_Emphasis">Lazarus Component Library (LCL)</text:span>.</text:p>
            <text:p text:style-name="Text_20_body">Proses dasar pembuatan GUI di Lazarus melibatkan:</text:p>
            <text:list xml:id="list5994728625493024015" text:style-name="L248">
              <text:list-item>
                <text:p text:style-name="P503">Memilih komponen yang diinginkan dari <text:span text:style-name="Strong_20_Emphasis">Component Palette</text:span> (kumpulan ikon komponen yang biasanya ada di bagian atas IDE). </text:p>
              </text:list-item>
              <text:list-item>
                <text:p text:style-name="P503">Menempatkan komponen tersebut secara visual pada <text:span text:style-name="Strong_20_Emphasis">Form Designer</text:span> (area desain jendela aplikasi Anda). </text:p>
              </text:list-item>
              <text:list-item>
                <text:p text:style-name="P248">Mengatur tampilan dan properti lainnya dari komponen yang dipilih menggunakan <text:span text:style-name="Strong_20_Emphasis">Object Inspector</text:span>. </text:p>
              </text:list-item>
            </text:list>
            <text:p text:style-name="Text_20_body"><text:span text:style-name="Strong_20_Emphasis">Form (</text:span><text:span text:style-name="Strong_20_Emphasis"><text:span text:style-name="Source_20_Text">TForm</text:span></text:span><text:span text:style-name="Strong_20_Emphasis">) - Wadah Utama</text:span></text:p>
            <text:p text:style-name="Text_20_body">Sebelum menempatkan komponen lain, Anda biasanya bekerja dengan sebuah <text:span text:style-name="Strong_20_Emphasis">Form</text:span>. Form, yang direpresentasikan oleh kelas <text:span text:style-name="Source_20_Text">TForm</text:span>, adalah jendela utama (atau dialog) dari aplikasi Anda. Ia bertindak sebagai wadah untuk semua komponen visual lainnya. Saat Anda membuat proyek 'Application' baru di Lazarus, sebuah Form kosong (<text:span text:style-name="Source_20_Text">Form1</text:span>) biasanya sudah dibuatkan untuk Anda.</text:p>
            <text:p text:style-name="Text_20_body"><text:span text:style-name="Strong_20_Emphasis">Tiga Komponen Dasar LCL:</text:span></text:p>
            <text:p text:style-name="Text_20_body">Mari kita kenali tiga komponen LCL paling fundamental yang hampir selalu digunakan:</text:p>
            <text:list xml:id="list7842140930453850860" text:style-name="L249">
              <text:list-item>
                <text:p text:style-name="P249"><text:span text:style-name="Strong_20_Emphasis"><text:span text:style-name="Source_20_Text">TLabel</text:span></text:span><text:span text:style-name="Strong_20_Emphasis"> (Label Teks)</text:span></text:p>
                <text:list>
                  <text:list-item>
                    <text:p text:style-name="P504"><text:span text:style-name="Strong_20_Emphasis">Ikon Palette:</text:span> Biasanya ikon bertuliskan 'Abc' atau 'L'. Ada di tab 'Standard'. </text:p>
                  </text:list-item>
                  <text:list-item>
                    <text:p text:style-name="P504"><text:span text:style-name="Strong_20_Emphasis">Fungsi:</text:span> Tujuan utamanya adalah untuk menampilkan <text:span text:style-name="Strong_20_Emphasis">teks statis</text:span> (informasi, judul, label untuk kontrol lain) yang <text:span text:style-name="Strong_20_Emphasis">tidak</text:span> dapat diedit langsung oleh pengguna akhir. </text:p>
                  </text:list-item>
                  <text:list-item>
                    <text:p text:style-name="P504"><text:span text:style-name="Strong_20_Emphasis">Cara Menggunakan:</text:span> Klik ikon <text:span text:style-name="Source_20_Text">TLabel</text:span> di palette, lalu klik pada Form Designer untuk menempatkannya. </text:p>
                  </text:list-item>
                  <text:list-item>
                    <text:p text:style-name="P504"><text:span text:style-name="Strong_20_Emphasis">Properti Utama:</text:span> <text:span text:style-name="Source_20_Text">Caption</text:span>. Gunakan Object Inspector (tab 'Properties') untuk mengubah nilai <text:span text:style-name="Source_20_Text">Caption</text:span>. Teks yang Anda masukkan ke properti <text:span text:style-name="Source_20_Text">Caption</text:span> inilah yang akan ditampilkan oleh Label di form. Anda juga bisa <text:soft-page-break/>mengubahnya via kode saat runtime: <text:span text:style-name="Source_20_Text">Label1.Caption := 'Status Berubah';</text:span>. Properti lain yang sering diubah adalah <text:span text:style-name="Source_20_Text">Font</text:span>, <text:span text:style-name="Source_20_Text">Color</text:span>, <text:span text:style-name="Source_20_Text">Alignment</text:span>. </text:p>
                  </text:list-item>
                </text:list>
              </text:list-item>
              <text:list-item>
                <text:p text:style-name="P249"><text:span text:style-name="Strong_20_Emphasis"><text:span text:style-name="Source_20_Text">TEdit</text:span></text:span><text:span text:style-name="Strong_20_Emphasis"> (Kotak Input Teks)</text:span></text:p>
                <text:list>
                  <text:list-item>
                    <text:p text:style-name="P504"><text:span text:style-name="Strong_20_Emphasis">Ikon Palette:</text:span> Biasanya ikon <text:span text:style-name="Source_20_Text">[Abc]</text:span>. Ada di tab 'Standard'. </text:p>
                  </text:list-item>
                  <text:list-item>
                    <text:p text:style-name="P504"><text:span text:style-name="Strong_20_Emphasis">Fungsi:</text:span> Menyediakan <text:span text:style-name="Strong_20_Emphasis">kotak input teks satu baris</text:span> standar tempat pengguna dapat mengetikkan data (nama, alamat, angka, dll.). </text:p>
                  </text:list-item>
                  <text:list-item>
                    <text:p text:style-name="P504"><text:span text:style-name="Strong_20_Emphasis">Cara Menggunakan:</text:span> Pilih dari palette, tempatkan di form. </text:p>
                  </text:list-item>
                  <text:list-item>
                    <text:p text:style-name="P504"><text:span text:style-name="Strong_20_Emphasis">Properti Utama:</text:span> <text:span text:style-name="Source_20_Text">Text</text:span>. Properti ini menyimpan konten string saat ini dari <text:span text:style-name="Source_20_Text">TEdit</text:span>. Anda bisa mengatur nilai defaultnya di Object Inspector. Yang lebih penting, saat runtime, Anda menggunakan <text:span text:style-name="Source_20_Text">Edit1.Text</text:span> untuk <text:span text:style-name="Strong_20_Emphasis">membaca</text:span> apa yang telah diketik oleh pengguna, atau <text:span text:style-name="Source_20_Text">Edit1.Text := 'Nilai Baru'</text:span> untuk mengubah isinya secara programatik. </text:p>
                  </text:list-item>
                </text:list>
              </text:list-item>
              <text:list-item>
                <text:p text:style-name="P249"><text:span text:style-name="Strong_20_Emphasis"><text:span text:style-name="Source_20_Text">TButton</text:span></text:span><text:span text:style-name="Strong_20_Emphasis"> (Tombol Tekan)</text:span></text:p>
                <text:list>
                  <text:list-item>
                    <text:p text:style-name="P504"><text:span text:style-name="Strong_20_Emphasis">Ikon Palette:</text:span> Biasanya ikon tombol persegi (mungkin ada tulisan 'OK'). Ada di tab 'Standard'. </text:p>
                  </text:list-item>
                  <text:list-item>
                    <text:p text:style-name="P504"><text:span text:style-name="Strong_20_Emphasis">Fungsi:</text:span> Merepresentasikan <text:span text:style-name="Strong_20_Emphasis">tombol tekan standar</text:span> yang dapat diklik oleh pengguna untuk memicu suatu aksi atau perintah (misalnya, "Simpan", "Batal", "Hitung", "Keluar"). </text:p>
                  </text:list-item>
                  <text:list-item>
                    <text:p text:style-name="P504"><text:span text:style-name="Strong_20_Emphasis">Cara Menggunakan:</text:span> Pilih dari palette, tempatkan di form. </text:p>
                  </text:list-item>
                  <text:list-item>
                    <text:p text:style-name="P504"><text:span text:style-name="Strong_20_Emphasis">Properti Utama:</text:span> <text:span text:style-name="Source_20_Text">Caption</text:span>. Sama seperti <text:span text:style-name="Source_20_Text">TLabel</text:span>, ini menentukan teks yang muncul di atas tombol (misalnya, "OK", "Proses Data"). Atur via Object Inspector atau kode (<text:span text:style-name="Source_20_Text">Button1.Caption := 'Kirim';</text:span>). </text:p>
                  </text:list-item>
                  <text:list-item>
                    <text:p text:style-name="P249"><text:span text:style-name="Strong_20_Emphasis">Aspek Kunci (Event):</text:span> Meskipun properti <text:span text:style-name="Source_20_Text">Caption</text:span> penting untuk tampilan, fungsi utama <text:span text:style-name="Source_20_Text">TButton</text:span> adalah untuk merespons <text:span text:style-name="Strong_20_Emphasis">klik pengguna</text:span>. Ini dilakukan melalui penanganan <text:span text:style-name="Emphasis">event</text:span>, khususnya event <text:span text:style-name="Source_20_Text">OnClick</text:span>, yang akan kita bahas di bagian selanjutnya. </text:p>
                  </text:list-item>
                </text:list>
              </text:list-item>
            </text:list>
            <text:p text:style-name="Text_20_body"><text:span text:style-name="Strong_20_Emphasis">Alur Kerja Visual:</text:span></text:p>
            <text:p text:style-name="Text_20_body">Secara ringkas, Anda akan memilih komponen (<text:span text:style-name="Source_20_Text">TLabel</text:span>, <text:span text:style-name="Source_20_Text">TEdit</text:span>, <text:span text:style-name="Source_20_Text">TButton</text:span>, dan banyak lagi) dari Component Palette, menempatkannya di Form Designer, dan kemudian menggunakan Object Inspector untuk mengonfigurasi properti visual (seperti <text:span text:style-name="Source_20_Text">Caption</text:span>, <text:span text:style-name="Source_20_Text">Text</text:span>, <text:span text:style-name="Source_20_Text">Width</text:span>, <text:span text:style-name="Source_20_Text">Height</text:span>, <text:span text:style-name="Source_20_Text">Left</text:span>, <text:span text:style-name="Source_20_Text">Top</text:span>, <text:span text:style-name="Source_20_Text">Color</text:span>, <text:span text:style-name="Source_20_Text">Font</text:span>) dan properti non-visualnya. Ini adalah inti dari pendekatan RAD (Rapid Application Development) yang ditawarkan Lazarus.</text:p>
            <text:p text:style-name="Horizontal_20_Line"/>
            <text:p text:style-name="Text_20_body">Silakan berikan perintah <text:span text:style-name="Source_20_Text">YAX</text:span> untuk melanjutkan ke prompt berikutnya (Subbab: Menangani Event (misal: <text:span text:style-name="Source_20_Text">OnClick</text:span> pada Tombol)).</text:p>
          </text:section>
          <text:section text:style-name="Sect1" text:name="feedback-form-122">
            <text:p text:style-name="P274"/>
          </text:section>
        </text:section>
        <text:section text:style-name="Sect1" text:name="fff4bbdfac49cd24">
          <text:p text:style-name="Text_20_body"/>
          <text:section text:style-name="Sect1" text:name="user-query-content-123">
            <text:p text:style-name="P529">yax </text:p>
          </text:section>
          <text:p text:style-name="P274"><text:soft-page-break/>Tampilkan alur berpikir</text:p>
          <text:section text:style-name="Sect2" text:name="model-response-message-contentr_fff4bbdfac49cd24">
            <text:p text:style-name="Text_20_body">Baik, mari kita lanjutkan pengenalan Lazarus GUI pada sore hari Selasa, 15 April 2025, pukul 2:28 PM WIB di Banda Aceh ini, dengan membahas cara membuat aplikasi GUI kita menjadi interaktif.</text:p>
            <text:p text:style-name="Text_20_body"><text:span text:style-name="Strong_20_Emphasis">(Jawaban untuk Prompt Isi Subbab: Menangani Event (misal: </text:span><text:span text:style-name="Strong_20_Emphasis"><text:span text:style-name="Source_20_Text">OnClick</text:span></text:span><text:span text:style-name="Strong_20_Emphasis"> pada Tombol))</text:span></text:p>
            <text:p text:style-name="Text_20_body">Berbeda dengan aplikasi konsol yang umumnya berjalan secara sekuensial atau menunggu input pada titik tertentu, aplikasi GUI bekerja berdasarkan model <text:span text:style-name="Strong_20_Emphasis">pemrograman berbasis kejadian (event-driven programming)</text:span>. Artinya, alur eksekusi program tidak ditentukan oleh urutan baris kode semata, melainkan oleh <text:span text:style-name="Strong_20_Emphasis">kejadian (event)</text:span> yang terjadi. Event ini bisa berasal dari:</text:p>
            <text:list xml:id="list3542439845287707581" text:style-name="L250">
              <text:list-item>
                <text:p text:style-name="P505"><text:span text:style-name="Strong_20_Emphasis">Aksi Pengguna:</text:span> Seperti mengklik tombol mouse, menekan tombol keyboard, memilih item dari daftar, mengubah ukuran jendela. </text:p>
              </text:list-item>
              <text:list-item>
                <text:p text:style-name="P250"><text:span text:style-name="Strong_20_Emphasis">Kejadian Sistem:</text:span> Seperti timer yang berdetak, data yang diterima dari jaringan, atau sistem operasi mengirimkan pesan ke jendela. </text:p>
              </text:list-item>
            </text:list>
            <text:p text:style-name="Text_20_body">Aplikasi GUI akan 'diam' menunggu hingga sebuah event terjadi. Ketika event terdeteksi pada suatu komponen (misalnya, mouse diklik di atas <text:span text:style-name="Source_20_Text">TButton</text:span>), komponen tersebut akan 'memancarkan' sinyal event. Tugas kita sebagai programmer adalah menulis potongan kode spesifik, yang disebut <text:span text:style-name="Strong_20_Emphasis">event handler</text:span>, untuk <text:span text:style-name="Strong_20_Emphasis">merespons</text:span> event-event yang relevan tersebut.</text:p>
            <text:p text:style-name="Text_20_body"><text:span text:style-name="Strong_20_Emphasis">Event </text:span><text:span text:style-name="Strong_20_Emphasis"><text:span text:style-name="Source_20_Text">OnClick</text:span></text:span><text:span text:style-name="Strong_20_Emphasis"> pada </text:span><text:span text:style-name="Strong_20_Emphasis"><text:span text:style-name="Source_20_Text">TButton</text:span></text:span></text:p>
            <text:p text:style-name="Text_20_body">Event yang paling umum dan fundamental, terutama untuk <text:span text:style-name="Source_20_Text">TButton</text:span>, adalah event <text:span text:style-name="Strong_20_Emphasis"><text:span text:style-name="Source_20_Text">OnClick</text:span></text:span>. Event ini terjadi ketika pengguna mengklik tombol tersebut (biasanya dengan tombol mouse utama). Kita perlu menulis kode yang akan dijalankan <text:span text:style-name="Emphasis">sebagai respons</text:span> terhadap klik tersebut.</text:p>
            <text:p text:style-name="Text_20_body"><text:span text:style-name="Strong_20_Emphasis">Membuat Event Handler di Lazarus (Cara RAD):</text:span></text:p>
            <text:p text:style-name="Text_20_body">Lazarus membuat proses menghubungkan event dengan kode handler menjadi sangat mudah:</text:p>
            <text:list xml:id="list392733634934486612" text:style-name="L251">
              <text:list-item>
                <text:p text:style-name="P506"><text:span text:style-name="Strong_20_Emphasis">Pilih Komponen:</text:span> Klik komponen <text:span text:style-name="Source_20_Text">TButton</text:span> yang ingin Anda tangani event kliknya pada Form Designer. </text:p>
              </text:list-item>
              <text:list-item>
                <text:p text:style-name="P506"><text:span text:style-name="Strong_20_Emphasis">Buka Object Inspector:</text:span> Pastikan Object Inspector terlihat. </text:p>
              </text:list-item>
              <text:list-item>
                <text:p text:style-name="P506"><text:span text:style-name="Strong_20_Emphasis">Pilih Tab 'Events':</text:span> Di Object Inspector, klik pada tab 'Events'. Anda akan melihat daftar berbagai event yang didukung oleh <text:span text:style-name="Source_20_Text">TButton</text:span> (seperti <text:span text:style-name="Source_20_Text">OnClick</text:span>, <text:span text:style-name="Source_20_Text">OnMouseDown</text:span>, <text:span text:style-name="Source_20_Text">OnMouseEnter</text:span>, dll.). </text:p>
              </text:list-item>
              <text:list-item>
                <text:p text:style-name="P251"><text:span text:style-name="Strong_20_Emphasis">Double-Klik pada </text:span><text:span text:style-name="Strong_20_Emphasis"><text:span text:style-name="Source_20_Text">OnClick</text:span></text:span><text:span text:style-name="Strong_20_Emphasis">:</text:span> Cari baris untuk event <text:span text:style-name="Source_20_Text">OnClick</text:span> dan <text:span text:style-name="Strong_20_Emphasis">klik dua kali</text:span> pada kolom kosong di sebelahnya. </text:p>
              </text:list-item>
            </text:list>
            <text:p text:style-name="Text_20_body"><text:span text:style-name="Strong_20_Emphasis">Apa yang Terjadi Secara Otomatis?</text:span></text:p>
            <text:p text:style-name="Text_20_body">Ketika Anda melakukan double-klik tersebut, Lazarus akan melakukan beberapa hal secara otomatis:</text:p>
            <text:list xml:id="list4559151817428098800" text:style-name="L252">
              <text:list-item>
                <text:p text:style-name="P507"><text:span text:style-name="Strong_20_Emphasis">Pindah ke Editor Kode:</text:span> Fokus IDE akan berpindah ke Source Editor, ke file unit <text:soft-page-break/>yang terasosiasi dengan Form Anda (misalnya <text:span text:style-name="Source_20_Text">unit1.pas</text:span>). </text:p>
              </text:list-item>
              <text:list-item>
                <text:p text:style-name="P507"><text:span text:style-name="Strong_20_Emphasis">Buat Deklarasi Handler:</text:span> Di dalam deklarasi kelas Form (<text:span text:style-name="Source_20_Text">type TForm1 = class(TForm)</text:span>), Lazarus akan menambahkan <text:span text:style-name="Strong_20_Emphasis">deklarasi header</text:span> untuk prosedur event handler baru. Nama prosedur biasanya otomatis dibuat dengan format <text:span text:style-name="Source_20_Text">NamaKomponenNamaEvent</text:span>, contohnya: </text:p>
                <text:p text:style-name="P252">Delphi</text:p>
                <text:p text:style-name="P666"><text:span text:style-name="Source_20_Text">procedure Button1Click(Sender: TObject);</text:span></text:p>
              </text:list-item>
              <text:list-item>
                <text:p text:style-name="P507"><text:span text:style-name="Strong_20_Emphasis">Buat Implementasi Handler:</text:span> Di bagian <text:span text:style-name="Source_20_Text">implementation</text:span> unit, Lazarus akan membuat <text:span text:style-name="Strong_20_Emphasis">kerangka implementasi</text:span> kosong untuk prosedur tersebut: </text:p>
                <text:p text:style-name="P252">Delphi</text:p>
                <text:p text:style-name="P608"><text:span text:style-name="Source_20_Text">procedure TForm1.Button1Click(Sender: TObject);</text:span></text:p>
                <text:p text:style-name="P608"><text:span text:style-name="Source_20_Text">begin</text:span></text:p>
                <text:p text:style-name="P608"><text:span text:style-name="Source_20_Text"><text:s text:c="2"/>// Kode Anda untuk merespons klik tombol ditulis di sini</text:span></text:p>
                <text:p text:style-name="P666"><text:span text:style-name="Source_20_Text">end;</text:span></text:p>
              </text:list-item>
              <text:list-item>
                <text:p text:style-name="P252"><text:span text:style-name="Strong_20_Emphasis">Hubungkan Event ke Handler:</text:span> Lazarus secara otomatis menetapkan prosedur <text:span text:style-name="Source_20_Text">Button1Click</text:span> ini sebagai penangan untuk event <text:span text:style-name="Source_20_Text">OnClick</text:span> dari <text:span text:style-name="Source_20_Text">Button1</text:span>. Anda bisa melihat nama <text:span text:style-name="Source_20_Text">Button1Click</text:span> sekarang terisi di kolom <text:span text:style-name="Source_20_Text">OnClick</text:span> pada Object Inspector. </text:p>
              </text:list-item>
            </text:list>
            <text:p text:style-name="Text_20_body"><text:span text:style-name="Strong_20_Emphasis">Parameter </text:span><text:span text:style-name="Strong_20_Emphasis"><text:span text:style-name="Source_20_Text">Sender: TObject</text:span></text:span></text:p>
            <text:p text:style-name="Text_20_body">Anda akan melihat hampir semua event handler di LCL memiliki parameter <text:span text:style-name="Source_20_Text">Sender: TObject</text:span>.</text:p>
            <text:list xml:id="list5234497349853295162" text:style-name="L253">
              <text:list-item>
                <text:p text:style-name="P508"><text:span text:style-name="Source_20_Text">Sender</text:span> adalah <text:span text:style-name="Strong_20_Emphasis">referensi</text:span> ke <text:span text:style-name="Strong_20_Emphasis">objek (komponen)</text:span> yang memicu atau mengirimkan event tersebut. </text:p>
              </text:list-item>
              <text:list-item>
                <text:p text:style-name="P508">Ini berguna jika Anda, misalnya, menggunakan <text:span text:style-name="Emphasis">satu</text:span> prosedur handler yang sama untuk menangani event <text:span text:style-name="Source_20_Text">OnClick</text:span> dari <text:span text:style-name="Emphasis">beberapa</text:span> tombol berbeda. Di dalam handler, Anda bisa memeriksa <text:span text:style-name="Source_20_Text">Sender</text:span> untuk mengetahui tombol mana yang sebenarnya diklik (<text:span text:style-name="Source_20_Text">if Sender = ButtonOK then ... else if Sender = ButtonCancel then ...</text:span>). </text:p>
              </text:list-item>
              <text:list-item>
                <text:p text:style-name="P253">Jika satu handler hanya untuk satu komponen (kasus paling umum), Anda mungkin tidak perlu menggunakan parameter <text:span text:style-name="Source_20_Text">Sender</text:span> secara langsung di dalam kode Anda. </text:p>
              </text:list-item>
            </text:list>
            <text:p text:style-name="Text_20_body"><text:span text:style-name="Strong_20_Emphasis">Contoh Sederhana:</text:span></text:p>
            <text:p text:style-name="Text_20_body">Misalkan Anda memiliki <text:span text:style-name="Source_20_Text">Button1</text:span> dan <text:span text:style-name="Source_20_Text">Label1</text:span> di Form Anda. Anda ingin mengubah teks <text:span text:style-name="Source_20_Text">Label1</text:span> ketika <text:span text:style-name="Source_20_Text">Button1</text:span> diklik. Setelah melakukan double-klik pada <text:span text:style-name="Source_20_Text">OnClick</text:span> Button1 di Object Inspector, Anda cukup menambahkan kode di dalam prosedur handler yang dibuat:</text:p>
            <text:p text:style-name="Text_20_body">Delphi</text:p>
            <text:p text:style-name="Preformatted_20_Text"><text:span text:style-name="Source_20_Text">// Di dalam unit Form (misal Unit1.pas)</text:span></text:p>
            <text:p text:style-name="Preformatted_20_Text"/>
            <text:p text:style-name="Preformatted_20_Text"><text:span text:style-name="Source_20_Text">// ... (deklarasi kelas TForm1) ...</text:span></text:p>
            <text:p text:style-name="Preformatted_20_Text"/>
            <text:p text:style-name="Preformatted_20_Text"><text:span text:style-name="Source_20_Text">implementation</text:span></text:p>
            <text:p text:style-name="Preformatted_20_Text"><text:soft-page-break/></text:p>
            <text:p text:style-name="Preformatted_20_Text"><text:span text:style-name="Source_20_Text">{$R *.lfm} // Directive untuk menghubungkan ke file .lfm (desain form)</text:span></text:p>
            <text:p text:style-name="Preformatted_20_Text"/>
            <text:p text:style-name="Preformatted_20_Text"><text:span text:style-name="Source_20_Text">// Handler yang dibuat otomatis oleh Lazarus:</text:span></text:p>
            <text:p text:style-name="Preformatted_20_Text"><text:span text:style-name="Source_20_Text">procedure TForm1.Button1Click(Sender: TObject);</text:span></text:p>
            <text:p text:style-name="Preformatted_20_Text"><text:span text:style-name="Source_20_Text">begin</text:span></text:p>
            <text:p text:style-name="Preformatted_20_Text"><text:span text:style-name="Source_20_Text"><text:s text:c="2"/>// Kode respons kita:</text:span></text:p>
            <text:p text:style-name="Preformatted_20_Text"><text:span text:style-name="Source_20_Text"><text:s text:c="2"/>Label1.Caption := 'Anda baru saja mengklik tombol!'; // Mengubah properti Caption milik Label1</text:span></text:p>
            <text:p text:style-name="Preformatted_20_Text"><text:span text:style-name="Source_20_Text">end;</text:span></text:p>
            <text:p text:style-name="Preformatted_20_Text"/>
            <text:p text:style-name="Preformatted_20_Text"><text:span text:style-name="Source_20_Text">// ... (mungkin ada constructor/destructor atau handler lain) ...</text:span></text:p>
            <text:p text:style-name="Preformatted_20_Text"/>
            <text:p text:style-name="P609"><text:span text:style-name="Source_20_Text">end. // Akhir unit</text:span></text:p>
            <text:p text:style-name="Text_20_body">Sekarang, setiap kali pengguna menjalankan aplikasi dan mengklik <text:span text:style-name="Source_20_Text">Button1</text:span>, teks pada <text:span text:style-name="Source_20_Text">Label1</text:span> akan berubah. Inilah dasar dari interaktivitas dalam aplikasi GUI Lazarus: merespons event dengan menjalankan kode di event handler yang sesuai.</text:p>
            <text:p text:style-name="Horizontal_20_Line"/>
            <text:p text:style-name="Text_20_body">Silakan berikan perintah <text:span text:style-name="Source_20_Text">YAX</text:span> untuk melanjutkan ke prompt berikutnya (Subbab: Membuat Aplikasi GUI Sederhana).</text:p>
          </text:section>
          <text:section text:style-name="Sect1" text:name="feedback-form-123">
            <text:p text:style-name="P274"/>
          </text:section>
        </text:section>
        <text:section text:style-name="Sect1" text:name="86eeab8fbd7152d6">
          <text:p text:style-name="Text_20_body"/>
          <text:section text:style-name="Sect1" text:name="user-query-content-124">
            <text:p text:style-name="P529">yax </text:p>
          </text:section>
          <text:p text:style-name="P274">Tampilkan alur berpikir</text:p>
          <text:section text:style-name="Sect2" text:name="model-response-message-contentr_86eeab8fbd7152d6">
            <text:p text:style-name="Text_20_body">Baik, setelah mengenal komponen dasar dan konsep event, mari kita praktikkan dengan membuat aplikasi GUI pertama kita yang sangat sederhana menggunakan Lazarus IDE, pada sore hari Selasa, 15 April 2025, pukul 2:31 PM WIB di Banda Aceh ini. Aplikasi ini akan menyapa pengguna berdasarkan nama yang mereka masukkan.</text:p>
            <text:p text:style-name="Text_20_body"><text:span text:style-name="Strong_20_Emphasis">(Jawaban untuk Prompt Isi Subbab: Membuat Aplikasi GUI Sederhana)</text:span></text:p>
            <text:p text:style-name="Text_20_body">Berikut adalah panduan langkah demi langkah untuk membuat aplikasi "Halo GUI":</text:p>
            <text:p text:style-name="Text_20_body"><text:span text:style-name="Strong_20_Emphasis">Langkah 1: Memulai Proyek Baru</text:span></text:p>
            <text:list xml:id="list5421071583064352719" text:style-name="L254">
              <text:list-item>
                <text:p text:style-name="P509">Jalankan <text:span text:style-name="Strong_20_Emphasis">Lazarus IDE</text:span>. </text:p>
              </text:list-item>
              <text:list-item>
                <text:p text:style-name="P509">Buka menu <text:span text:style-name="Source_20_Text">Project</text:span> -&gt; <text:span text:style-name="Source_20_Text">New Project...</text:span>. </text:p>
              </text:list-item>
              <text:list-item>
                <text:p text:style-name="P509">Di jendela dialog yang muncul, pilih <text:span text:style-name="Source_20_Text">Application</text:span> dari daftar template proyek. </text:p>
              </text:list-item>
              <text:list-item>
                <text:p text:style-name="P509">Klik <text:span text:style-name="Source_20_Text">OK</text:span>. </text:p>
              </text:list-item>
              <text:list-item>
                <text:p text:style-name="P509">Lazarus akan membuat struktur proyek baru, biasanya terdiri dari: </text:p>
                <text:list>
                  <text:list-item>
                    <text:p text:style-name="P509">File proyek (<text:span text:style-name="Source_20_Text">project1.lpi</text:span> atau nama lain jika Anda simpan nanti). </text:p>
                  </text:list-item>
                  <text:list-item>
                    <text:p text:style-name="P509">Unit untuk form utama (<text:span text:style-name="Source_20_Text">unit1.pas</text:span>). </text:p>
                  </text:list-item>
                  <text:list-item>
                    <text:p text:style-name="P509">File definisi visual form (<text:span text:style-name="Source_20_Text">unit1.lfm</text:span>). </text:p>
                  </text:list-item>
                  <text:list-item>
                    <text:p text:style-name="P254">File program utama (<text:span text:style-name="Source_20_Text">project1.lpr</text:span>). Anda akan melihat sebuah jendela kosong bernama <text:span text:style-name="Source_20_Text">Form1</text:span> muncul di <text:span text:style-name="Strong_20_Emphasis">Form Designer</text:span>. </text:p>
                  </text:list-item>
                </text:list>
              </text:list-item>
            </text:list>
            <text:p text:style-name="Text_20_body"><text:span text:style-name="Strong_20_Emphasis">Langkah 2: Mendesain Form (Tata Letak Visual)</text:span></text:p>
            <text:p text:style-name="Text_20_body"><text:soft-page-break/>Sekarang kita akan menambahkan komponen ke <text:span text:style-name="Source_20_Text">Form1</text:span> menggunakan <text:span text:style-name="Strong_20_Emphasis">Component Palette</text:span> dan mengatur propertinya via <text:span text:style-name="Strong_20_Emphasis">Object Inspector</text:span>.</text:p>
            <text:list xml:id="list4276264421097631439" text:style-name="L255">
              <text:list-item>
                <text:p text:style-name="P510"><text:span text:style-name="Strong_20_Emphasis">Tambahkan </text:span><text:span text:style-name="Strong_20_Emphasis"><text:span text:style-name="Source_20_Text">TLabel</text:span></text:span><text:span text:style-name="Strong_20_Emphasis"> untuk Pesan:</text:span> </text:p>
                <text:list>
                  <text:list-item>
                    <text:p text:style-name="P510">Cari ikon <text:span text:style-name="Source_20_Text">TLabel</text:span> (biasanya 'Abc' atau 'L') di tab 'Standard' pada Component Palette. Klik ikon tersebut. </text:p>
                  </text:list-item>
                  <text:list-item>
                    <text:p text:style-name="P510">Klik di area atas Form Designer untuk menempatkan Label. </text:p>
                  </text:list-item>
                  <text:list-item>
                    <text:p text:style-name="P510">Dengan Label yang baru ditambahkan masih terpilih, lihat ke <text:span text:style-name="Strong_20_Emphasis">Object Inspector</text:span> (biasanya di kiri). </text:p>
                  </text:list-item>
                  <text:list-item>
                    <text:p text:style-name="P510">Cari properti <text:span text:style-name="Source_20_Text">Name</text:span>. Ubah nilainya dari <text:span text:style-name="Source_20_Text">Label1</text:span> menjadi <text:span text:style-name="Source_20_Text">lblPesan</text:span> (tanpa spasi, praktik baik untuk penamaan). Tekan Enter. </text:p>
                  </text:list-item>
                  <text:list-item>
                    <text:p text:style-name="P510">Cari properti <text:span text:style-name="Source_20_Text">Caption</text:span>. Hapus teks 'Label1' sehingga nilainya menjadi <text:span text:style-name="Strong_20_Emphasis">kosong</text:span>. Tekan Enter. Label akan tampak 'menghilang' tapi masih ada. </text:p>
                  </text:list-item>
                </text:list>
              </text:list-item>
              <text:list-item>
                <text:p text:style-name="P510"><text:span text:style-name="Strong_20_Emphasis">Tambahkan </text:span><text:span text:style-name="Strong_20_Emphasis"><text:span text:style-name="Source_20_Text">TLabel</text:span></text:span><text:span text:style-name="Strong_20_Emphasis"> untuk Input Nama (Opsional tapi baik):</text:span> </text:p>
                <text:list>
                  <text:list-item>
                    <text:p text:style-name="P510">Klik ikon <text:span text:style-name="Source_20_Text">TLabel</text:span> lagi, tempatkan di bawah <text:span text:style-name="Source_20_Text">lblPesan</text:span>. </text:p>
                  </text:list-item>
                  <text:list-item>
                    <text:p text:style-name="P510">Di Object Inspector, ubah <text:span text:style-name="Source_20_Text">Caption</text:span>-nya menjadi <text:span text:style-name="Source_20_Text">Nama Anda:</text:span>. Biarkan <text:span text:style-name="Source_20_Text">Name</text:span>-nya tetap <text:span text:style-name="Source_20_Text">Label1</text:span> (atau ubah jika mau). </text:p>
                  </text:list-item>
                </text:list>
              </text:list-item>
              <text:list-item>
                <text:p text:style-name="P510"><text:span text:style-name="Strong_20_Emphasis">Tambahkan </text:span><text:span text:style-name="Strong_20_Emphasis"><text:span text:style-name="Source_20_Text">TEdit</text:span></text:span><text:span text:style-name="Strong_20_Emphasis"> untuk Input Nama:</text:span> </text:p>
                <text:list>
                  <text:list-item>
                    <text:p text:style-name="P510">Cari ikon <text:span text:style-name="Source_20_Text">TEdit</text:span> (biasanya <text:span text:style-name="Source_20_Text">[Abc]</text:span>) di tab 'Standard'. Klik ikonnya. </text:p>
                  </text:list-item>
                  <text:list-item>
                    <text:p text:style-name="P510">Klik di sebelah kanan <text:span text:style-name="Source_20_Text">Label</text:span> "Nama Anda:" pada Form Designer. </text:p>
                  </text:list-item>
                  <text:list-item>
                    <text:p text:style-name="P510">Di Object Inspector, ubah properti <text:span text:style-name="Source_20_Text">Name</text:span> menjadi <text:span text:style-name="Source_20_Text">edtNama</text:span>. </text:p>
                  </text:list-item>
                  <text:list-item>
                    <text:p text:style-name="P510">Cari properti <text:span text:style-name="Source_20_Text">Text</text:span>. Hapus isinya sehingga menjadi <text:span text:style-name="Strong_20_Emphasis">kosong</text:span>. Tekan Enter. </text:p>
                  </text:list-item>
                </text:list>
              </text:list-item>
              <text:list-item>
                <text:p text:style-name="P510"><text:span text:style-name="Strong_20_Emphasis">Tambahkan </text:span><text:span text:style-name="Strong_20_Emphasis"><text:span text:style-name="Source_20_Text">TButton</text:span></text:span><text:span text:style-name="Strong_20_Emphasis"> untuk Aksi:</text:span> </text:p>
                <text:list>
                  <text:list-item>
                    <text:p text:style-name="P510">Cari ikon <text:span text:style-name="Source_20_Text">TButton</text:span> (tombol persegi) di tab 'Standard'. Klik ikonnya. </text:p>
                  </text:list-item>
                  <text:list-item>
                    <text:p text:style-name="P510">Klik di bawah <text:span text:style-name="Source_20_Text">TEdit</text:span> pada Form Designer. </text:p>
                  </text:list-item>
                  <text:list-item>
                    <text:p text:style-name="P510">Di Object Inspector, ubah properti <text:span text:style-name="Source_20_Text">Name</text:span> menjadi <text:span text:style-name="Source_20_Text">btnSapa</text:span>. </text:p>
                  </text:list-item>
                  <text:list-item>
                    <text:p text:style-name="P510">Ubah properti <text:span text:style-name="Source_20_Text">Caption</text:span> menjadi <text:span text:style-name="Source_20_Text">Sapa!</text:span>. Tekan Enter. </text:p>
                  </text:list-item>
                </text:list>
              </text:list-item>
              <text:list-item>
                <text:p text:style-name="P255"><text:span text:style-name="Strong_20_Emphasis">Atur Posisi:</text:span> Klik dan seret komponen-komponen (<text:span text:style-name="Source_20_Text">lblPesan</text:span>, <text:span text:style-name="Source_20_Text">Label1</text:span>, <text:span text:style-name="Source_20_Text">edtNama</text:span>, <text:span text:style-name="Source_20_Text">btnSapa</text:span>) di Form Designer untuk mengatur tata letak yang rapi sesuai keinginan Anda. Anda juga bisa mengubah ukuran form dengan menyeret tepinya. </text:p>
              </text:list-item>
            </text:list>
            <text:p text:style-name="Text_20_body"><text:span text:style-name="Strong_20_Emphasis">Langkah 3: Membuat Event Handler untuk Tombol</text:span></text:p>
            <text:p text:style-name="Text_20_body">Kita ingin sesuatu terjadi ketika tombol "Sapa!" diklik.</text:p>
            <text:list xml:id="list1634516468110951343" text:style-name="L256">
              <text:list-item>
                <text:p text:style-name="P511">Klik satu kali pada komponen <text:span text:style-name="Source_20_Text">btnSapa</text:span> di Form Designer untuk memilihnya. </text:p>
              </text:list-item>
              <text:list-item>
                <text:p text:style-name="P511">Lihat ke <text:span text:style-name="Strong_20_Emphasis">Object Inspector</text:span>. Klik pada tab <text:span text:style-name="Strong_20_Emphasis">Events</text:span>. </text:p>
              </text:list-item>
              <text:list-item>
                <text:p text:style-name="P511">Cari event bernama <text:span text:style-name="Strong_20_Emphasis"><text:span text:style-name="Source_20_Text">OnClick</text:span></text:span>. </text:p>
              </text:list-item>
              <text:list-item>
                <text:p text:style-name="P511"><text:span text:style-name="Strong_20_Emphasis">Klik dua kali (double-click)</text:span> pada kolom kosong di sebelah kanan <text:span text:style-name="Source_20_Text">OnClick</text:span>. </text:p>
              </text:list-item>
              <text:list-item>
                <text:p text:style-name="P511">Lazarus akan secara otomatis: </text:p>
                <text:list>
                  <text:list-item>
                    <text:p text:style-name="P511">Beralih ke <text:span text:style-name="Strong_20_Emphasis">Source Editor</text:span> menampilkan file <text:span text:style-name="Source_20_Text">unit1.pas</text:span>. </text:p>
                  </text:list-item>
                  <text:list-item>
                    <text:p text:style-name="P511">Membuat prosedur kosong bernama <text:span text:style-name="Source_20_Text">TForm1.btnSapaClick(Sender: TObject);</text:span>. </text:p>
                  </text:list-item>
                  <text:list-item>
                    <text:p text:style-name="P256">Menempatkan kursor di dalam blok <text:span text:style-name="Source_20_Text">begin..end;</text:span> prosedur tersebut, siap <text:soft-page-break/>untuk Anda isi kodenya. </text:p>
                  </text:list-item>
                </text:list>
              </text:list-item>
            </text:list>
            <text:p text:style-name="Text_20_body"><text:span text:style-name="Strong_20_Emphasis">Langkah 4: Menulis Kode Event Handler</text:span></text:p>
            <text:p text:style-name="Text_20_body">Sekarang, ketikkan baris kode Pascal berikut di antara <text:span text:style-name="Source_20_Text">begin</text:span> dan <text:span text:style-name="Source_20_Text">end;</text:span> dari prosedur <text:span text:style-name="Source_20_Text">TForm1.btnSapaClick</text:span> yang baru saja dibuat:</text:p>
            <text:p text:style-name="Text_20_body">Delphi</text:p>
            <text:p text:style-name="Preformatted_20_Text"><text:span text:style-name="Source_20_Text">procedure TForm1.btnSapaClick(Sender: TObject);</text:span></text:p>
            <text:p text:style-name="Preformatted_20_Text"><text:span text:style-name="Source_20_Text">begin</text:span></text:p>
            <text:p text:style-name="Preformatted_20_Text"><text:span text:style-name="Source_20_Text"><text:s text:c="2"/>// Ambil teks dari edtNama, gabungkan, tampilkan di lblPesan</text:span></text:p>
            <text:p text:style-name="Preformatted_20_Text"><text:span text:style-name="Source_20_Text"><text:s text:c="2"/>lblPesan.Caption := 'Halo, ' + edtNama.Text + '! Selamat datang di Banda Aceh.';</text:span></text:p>
            <text:p text:style-name="P609"><text:span text:style-name="Source_20_Text">end;</text:span></text:p>
            <text:p text:style-name="Text_20_body">Kode ini membaca properti <text:span text:style-name="Source_20_Text">Text</text:span> dari komponen <text:span text:style-name="Source_20_Text">edtNama</text:span>, menggabungkannya dengan string sapaan (termasuk konteks lokasi kita saat ini!), dan hasilnya ditetapkan sebagai <text:span text:style-name="Source_20_Text">Caption</text:span> baru untuk komponen <text:span text:style-name="Source_20_Text">lblPesan</text:span>.</text:p>
            <text:p text:style-name="Text_20_body"><text:span text:style-name="Strong_20_Emphasis">Langkah 5: Menjalankan Aplikasi</text:span></text:p>
            <text:p text:style-name="Text_20_body">Mari kita lihat hasil kerja kita!</text:p>
            <text:list xml:id="list109764446439458077" text:style-name="L257">
              <text:list-item>
                <text:p text:style-name="P512">Simpan semua perubahan: Klik menu <text:span text:style-name="Source_20_Text">File -&gt; Save All</text:span>. Beri nama yang sesuai untuk unit (<text:span text:style-name="Source_20_Text">uMainForm</text:span> misalnya) dan proyek (<text:span text:style-name="Source_20_Text">HaloGuiApp</text:span> misalnya) saat diminta. </text:p>
              </text:list-item>
              <text:list-item>
                <text:p text:style-name="P512">Jalankan aplikasi dengan salah satu cara berikut: </text:p>
                <text:list>
                  <text:list-item>
                    <text:p text:style-name="P512">Klik ikon <text:span text:style-name="Strong_20_Emphasis">Run</text:span> (segitiga hijau) pada toolbar utama. </text:p>
                  </text:list-item>
                  <text:list-item>
                    <text:p text:style-name="P512">Tekan tombol <text:span text:style-name="Source_20_Text">F9</text:span> pada keyboard. </text:p>
                  </text:list-item>
                  <text:list-item>
                    <text:p text:style-name="P512">Pilih menu <text:span text:style-name="Source_20_Text">Run -&gt; Run</text:span>. </text:p>
                  </text:list-item>
                </text:list>
              </text:list-item>
              <text:list-item>
                <text:p text:style-name="P257">Lazarus akan mengompilasi proyek Anda. Perhatikan <text:span text:style-name="Strong_20_Emphasis">Message Window</text:span> di bagian bawah untuk melihat apakah ada error. Jika tidak ada error, aplikasi Anda akan berjalan dan jendela <text:span text:style-name="Source_20_Text">Form1</text:span> yang telah Anda desain akan muncul di layar. </text:p>
              </text:list-item>
            </text:list>
            <text:p text:style-name="Text_20_body"><text:span text:style-name="Strong_20_Emphasis">Langkah 6: Menguji Aplikasi</text:span></text:p>
            <text:p text:style-name="Text_20_body">Sekarang berinteraksilah dengan aplikasi GUI Anda yang sedang berjalan:</text:p>
            <text:list xml:id="list5743292354934213935" text:style-name="L258">
              <text:list-item>
                <text:p text:style-name="P513">Klik di dalam kotak input teks (<text:span text:style-name="Source_20_Text">edtNama</text:span>). </text:p>
              </text:list-item>
              <text:list-item>
                <text:p text:style-name="P513">Ketikkan nama Anda. </text:p>
              </text:list-item>
              <text:list-item>
                <text:p text:style-name="P513">Klik tombol <text:span text:style-name="Source_20_Text">Sapa!</text:span>. </text:p>
              </text:list-item>
              <text:list-item>
                <text:p text:style-name="P513"><text:span text:style-name="Strong_20_Emphasis">Amati:</text:span> Teks pada label di bagian atas (<text:span text:style-name="Source_20_Text">lblPesan</text:span>) seharusnya sekarang berubah menjadi sapaan yang menyertakan nama yang Anda ketik dan pesan selamat datang di Banda Aceh. </text:p>
              </text:list-item>
              <text:list-item>
                <text:p text:style-name="P513">Coba ketik nama lain dan klik tombol lagi untuk melihat label diperbarui. </text:p>
              </text:list-item>
              <text:list-item>
                <text:p text:style-name="P258">Jika sudah selesai, tutup jendela aplikasi Anda. </text:p>
              </text:list-item>
            </text:list>
            <text:p text:style-name="Text_20_body">Selamat! Anda baru saja berhasil membuat dan menjalankan aplikasi GUI pertama Anda menggunakan Lazarus dan Free Pascal. Anda telah melalui siklus dasar pengembangan visual: mendesain antarmuka, mengatur properti, menghubungkan event ke kode, menulis logika di event handler, dan menjalankan aplikasi. Ini adalah fondasi untuk membangun aplikasi GUI yang jauh lebih kompleks.</text:p>
            <text:p text:style-name="Horizontal_20_Line"><text:soft-page-break/></text:p>
            <text:p text:style-name="Text_20_body">Kita telah menyelesaikan Bab 14. Silakan berikan perintah <text:span text:style-name="Source_20_Text">YAX</text:span> untuk melanjutkan ke prompt berikutnya (Pengantar Bab 15).</text:p>
          </text:section>
          <text:section text:style-name="Sect1" text:name="feedback-form-124">
            <text:p text:style-name="P274"/>
          </text:section>
        </text:section>
        <text:section text:style-name="Sect1" text:name="5481e116e37513c0">
          <text:p text:style-name="Text_20_body"/>
          <text:section text:style-name="Sect1" text:name="user-query-content-125">
            <text:p text:style-name="P529">yax </text:p>
          </text:section>
          <text:p text:style-name="P274">Tampilkan alur berpikir</text:p>
          <text:section text:style-name="Sect2" text:name="model-response-message-contentr_5481e116e37513c0">
            <text:p text:style-name="Text_20_body">Baik, kita telah sampai di bab terakhir dari buku tutorial ini. Selamat siang dari Banda Aceh pada hari Selasa, 15 April 2025, pukul 2:35 PM WIB.</text:p>
            <text:p text:style-name="Text_20_body"><text:span text:style-name="Strong_20_Emphasis">(Jawaban untuk Prompt Pengantar Bab 15)</text:span></text:p>
            <text:p text:style-name="Text_20_body">Kita telah menempuh perjalanan yang cukup panjang bersama Free Pascal dalam buku ini. Dimulai dari pengenalan dan penyiapan lingkungan, kita menjelajahi sintaks dasar, mengendalikan alur program dengan percabangan dan perulangan, membangun modularitas melalui prosedur, fungsi, dan unit, serta bekerja dengan tipe data terstruktur seperti array, string, record, enumerasi, dan set. Kita juga telah mendalami konsep fundamental pointer dan manajemen memori dinamis, menyelami paradigma Pemrograman Berorientasi Objek (OOP) dengan kelas, pewarisan, dan polimorfisme, menangani kesalahan dengan exception handling, hingga mendapatkan pengantar singkat pengembangan aplikasi GUI menggunakan Lazarus IDE.</text:p>
            <text:p text:style-name="Text_20_body">Fondasi yang solid dalam pemrograman Free Pascal kini telah Anda miliki. Namun, perlu disadari bahwa dunia Free Pascal dan Lazarus sangatlah luas, dengan kapabilitas yang jauh melampaui apa yang bisa dicakup dalam satu buku pengantar. Masih banyak area menarik dan teknologi canggih yang dapat Anda eksplorasi lebih lanjut.</text:p>
            <text:p text:style-name="Text_20_body">Bab 15 ini, "Topik Lanjutan dan Sumber Daya", berfungsi sebagai penutup sekaligus pembuka pintu. Tujuannya adalah untuk:</text:p>
            <text:list xml:id="list6663179421377180799" text:style-name="L259">
              <text:list-item>
                <text:p text:style-name="P514">Memberikan Anda <text:span text:style-name="Strong_20_Emphasis">gambaran sekilas (preview)</text:span> tentang beberapa area pengembangan tingkat lanjut di mana Free Pascal dan Lazarus sering digunakan, seperti interaksi dengan database, pemrograman jaringan, pengolahan grafis, dan interfacing dengan pustaka dari bahasa lain (seperti C/C++). </text:p>
              </text:list-item>
              <text:list-item>
                <text:p text:style-name="P259">Menyediakan <text:span text:style-name="Strong_20_Emphasis">peta jalan praktis</text:span> untuk pembelajaran mandiri Anda selanjutnya, berupa tips debugging yang efektif di lingkungan FPC/Lazarus dan, yang terpenting, daftar <text:span text:style-name="Strong_20_Emphasis">sumber daya belajar lanjutan</text:span> (seperti dokumentasi resmi, wiki komunitas, dan forum) di mana Anda bisa mendapatkan informasi lebih mendalam dan bantuan saat dibutuhkan. </text:p>
              </text:list-item>
            </text:list>
            <text:p text:style-name="Text_20_body">Anggap bab ini bukan sebagai akhir dari pembelajaran Anda, tetapi sebagai titik awal untuk eksplorasi lebih lanjut ke dalam ekosistem Free Pascal dan Lazarus yang kaya dan berdaya guna, per tanggal 15 April 2025.</text:p>
            <text:p text:style-name="Horizontal_20_Line"/>
            <text:p text:style-name="Text_20_body">Silakan berikan perintah <text:span text:style-name="Source_20_Text">YAX</text:span> untuk melanjutkan ke prompt berikutnya (Subbab: Sekilas tentang: Database (<text:span text:style-name="Source_20_Text">SQLDB</text:span>), Jaringan (<text:span text:style-name="Source_20_Text">Sockets</text:span>), Grafis (<text:span text:style-name="Source_20_Text">Graph</text:span> atau library modern), Interfacing dengan C/C++).</text:p>
          </text:section>
          <text:section text:style-name="Sect1" text:name="feedback-form-125">
            <text:p text:style-name="P274"><text:soft-page-break/></text:p>
          </text:section>
        </text:section>
        <text:section text:style-name="Sect1" text:name="0b90f9229f299d71">
          <text:p text:style-name="Text_20_body"/>
          <text:section text:style-name="Sect1" text:name="user-query-content-126">
            <text:p text:style-name="P529">yax </text:p>
          </text:section>
          <text:p text:style-name="P274">Tampilkan alur berpikir</text:p>
          <text:section text:style-name="Sect2" text:name="model-response-message-contentr_0b90f9229f299d71">
            <text:p text:style-name="Text_20_body">Tentu saja, mari kita lihat sekilas beberapa area pengembangan lanjutan yang bisa Anda jelajahi dengan bekal Free Pascal dan Lazarus yang sudah Anda dapatkan, pada sore hari Selasa, 15 April 2025, pukul 2:37 PM WIB di Banda Aceh ini. Ingat, ini hanyalah gambaran singkat untuk membangkitkan minat Anda.</text:p>
            <text:p text:style-name="Text_20_body"><text:span text:style-name="Strong_20_Emphasis">(Jawaban untuk Prompt Isi Subbab: Sekilas tentang Topik Lanjutan)</text:span></text:p>
            <text:p text:style-name="Text_20_body">Ekosistem Free Pascal dan Lazarus sangatlah luas. Berikut beberapa area populer di mana Anda dapat menerapkan dan memperdalam keahlian Anda:</text:p>
            <text:list xml:id="list2572634498490220508" text:style-name="L260">
              <text:list-item>
                <text:p text:style-name="P260"><text:span text:style-name="Strong_20_Emphasis">Akses Database (</text:span><text:span text:style-name="Strong_20_Emphasis"><text:span text:style-name="Source_20_Text">SQLdb</text:span></text:span><text:span text:style-name="Strong_20_Emphasis"> Framework)</text:span></text:p>
                <text:list>
                  <text:list-item>
                    <text:p text:style-name="P515"><text:span text:style-name="Strong_20_Emphasis">Konsep:</text:span> Hampir semua aplikasi bisnis atau sistem informasi perlu menyimpan, mengambil, dan memanipulasi data terstruktur. Cara paling umum adalah menggunakan sistem manajemen database relasional (RDBMS) yang menggunakan bahasa SQL (Structured Query Language). </text:p>
                  </text:list-item>
                  <text:list-item>
                    <text:p text:style-name="P515"><text:span text:style-name="Strong_20_Emphasis">Solusi FPC/Lazarus:</text:span> Lazarus menyediakan framework <text:span text:style-name="Strong_20_Emphasis">SQLdb</text:span> (bagian dari FCL) yang memungkinkan Anda terhubung dan berinteraksi dengan berbagai macam mesin database populer (seperti SQLite, PostgreSQL, MySQL/MariaDB, Firebird, MS SQL Server, Oracle) secara relatif seragam. Anda menggunakan komponen konektor spesifik (misalnya <text:span text:style-name="Source_20_Text">TSQLite3Connection</text:span>, <text:span text:style-name="Source_20_Text">TPQConnection</text:span>) untuk terhubung ke database target. </text:p>
                  </text:list-item>
                  <text:list-item>
                    <text:p text:style-name="P515"><text:span text:style-name="Strong_20_Emphasis">Komponen Kunci:</text:span> Anda akan bekerja dengan komponen seperti: </text:p>
                    <text:list>
                      <text:list-item>
                        <text:p text:style-name="P515"><text:span text:style-name="Source_20_Text">TSQLConnection</text:span>: Mengelola detail koneksi ke database. </text:p>
                      </text:list-item>
                      <text:list-item>
                        <text:p text:style-name="P515"><text:span text:style-name="Source_20_Text">TSQLTransaction</text:span>: Mengontrol transaksi database (memastikan operasi <text:span text:style-name="Source_20_Text">COMMIT</text:span> atau <text:span text:style-name="Source_20_Text">ROLLBACK</text:span>). </text:p>
                      </text:list-item>
                      <text:list-item>
                        <text:p text:style-name="P515"><text:span text:style-name="Source_20_Text">TSQLQuery</text:span> / <text:span text:style-name="Source_20_Text">TSQLDataSet</text:span>: Mengeksekusi perintah SQL (SELECT, INSERT, UPDATE, DELETE) dan menampung hasilnya. <text:span text:style-name="Source_20_Text">TSQLDataSet</text:span> (dan turunannya) bersifat <text:span text:style-name="Emphasis">data-aware</text:span>, artinya bisa langsung dihubungkan ke komponen GUI di Lazarus (seperti <text:span text:style-name="Source_20_Text">TDBGrid</text:span>, <text:span text:style-name="Source_20_Text">TDBEdit</text:span>, <text:span text:style-name="Source_20_Text">TDBNavigator</text:span>) untuk membuat aplikasi database dengan cepat (RAD). </text:p>
                      </text:list-item>
                    </text:list>
                  </text:list-item>
                  <text:list-item>
                    <text:p text:style-name="P515"><text:span text:style-name="Strong_20_Emphasis">Jenis Aplikasi:</text:span> Sistem inventaris, aplikasi akuntansi, sistem informasi akademik, aplikasi Point-of-Sale (POS), dan banyak lagi. </text:p>
                  </text:list-item>
                </text:list>
              </text:list-item>
              <text:list-item>
                <text:p text:style-name="P260"><text:span text:style-name="Strong_20_Emphasis">Pemrograman Jaringan (</text:span><text:span text:style-name="Strong_20_Emphasis"><text:span text:style-name="Source_20_Text">Sockets</text:span></text:span><text:span text:style-name="Strong_20_Emphasis">, Synapse, Indy)</text:span></text:p>
                <text:list>
                  <text:list-item>
                    <text:p text:style-name="P515"><text:span text:style-name="Strong_20_Emphasis">Konsep:</text:span> Memungkinkan aplikasi Anda berkomunikasi dengan aplikasi lain melalui jaringan, baik itu Local Area Network (LAN) maupun Internet, menggunakan protokol seperti TCP/IP atau UDP. </text:p>
                  </text:list-item>
                  <text:list-item>
                    <text:p text:style-name="P515"><text:span text:style-name="Strong_20_Emphasis">Solusi FPC/Lazarus:</text:span> </text:p>
                    <text:list>
                      <text:list-item>
                        <text:p text:style-name="P515"><text:span text:style-name="Strong_20_Emphasis">Level Rendah:</text:span> Unit <text:span text:style-name="Source_20_Text">Sockets</text:span> (bagian dari FCL) menyediakan akses dasar ke fungsi pemrograman socket standar (mirip API <text:soft-page-break/>Berkeley Sockets atau Winsock), memungkinkan Anda membuat koneksi TCP client/server atau mengirim/menerima datagram UDP secara manual. Cocok untuk memahami dasar atau membuat protokol kustom. </text:p>
                      </text:list-item>
                      <text:list-item>
                        <text:p text:style-name="P515"><text:span text:style-name="Strong_20_Emphasis">Level Tinggi:</text:span> Untuk protokol standar Internet (HTTP, FTP, SMTP, POP3, dll.), biasanya lebih mudah menggunakan pustaka pihak ketiga: </text:p>
                        <text:list>
                          <text:list-item>
                            <text:p text:style-name="P515"><text:span text:style-name="Strong_20_Emphasis">Synapse:</text:span> Pustaka socket <text:span text:style-name="Emphasis">blocking</text:span> (sinkron) yang populer, murni ditulis dalam Pascal, relatif mudah digunakan, dan mendukung banyak protokol umum. Sering menjadi pilihan utama di komunitas FPC/Lazarus. </text:p>
                          </text:list-item>
                          <text:list-item>
                            <text:p text:style-name="P515"><text:span text:style-name="Strong_20_Emphasis">Indy (Internet Direct):</text:span> Pustaka berbasis komponen yang sangat populer di dunia Delphi, menyediakan implementasi untuk hampir semua protokol Internet. Sebagian besar Indy telah di-porting atau kompatibel dengan FPC/Lazarus, meskipun mungkin memerlukan instalasi terpisah. </text:p>
                          </text:list-item>
                        </text:list>
                      </text:list-item>
                    </text:list>
                  </text:list-item>
                  <text:list-item>
                    <text:p text:style-name="P515"><text:span text:style-name="Strong_20_Emphasis">Jenis Aplikasi:</text:span> Aplikasi Chat, client-server, pengunduh/pengunggah file, klien/server web sederhana, bot, aplikasi IoT. </text:p>
                  </text:list-item>
                </text:list>
              </text:list-item>
              <text:list-item>
                <text:p text:style-name="P260"><text:span text:style-name="Strong_20_Emphasis">Pemrograman Grafis (</text:span><text:span text:style-name="Strong_20_Emphasis"><text:span text:style-name="Source_20_Text">TCanvas</text:span></text:span><text:span text:style-name="Strong_20_Emphasis">, </text:span><text:span text:style-name="Strong_20_Emphasis"><text:span text:style-name="Source_20_Text">Graph</text:span></text:span><text:span text:style-name="Strong_20_Emphasis">, BGRABitmap, OpenGL)</text:span></text:p>
                <text:list>
                  <text:list-item>
                    <text:p text:style-name="P515"><text:span text:style-name="Strong_20_Emphasis">Konsep:</text:span> Menggambar bentuk, garis, gambar, atau bahkan adegan 3D secara kustom, di luar apa yang disediakan oleh komponen GUI standar LCL. </text:p>
                  </text:list-item>
                  <text:list-item>
                    <text:p text:style-name="P515"><text:span text:style-name="Strong_20_Emphasis">Solusi FPC/Lazarus:</text:span> </text:p>
                    <text:list>
                      <text:list-item>
                        <text:p text:style-name="P515"><text:span text:style-name="Strong_20_Emphasis"><text:span text:style-name="Source_20_Text">TCanvas</text:span></text:span><text:span text:style-name="Strong_20_Emphasis"> LCL:</text:span> Hampir semua komponen visual LCL (termasuk <text:span text:style-name="Source_20_Text">TForm</text:span>, <text:span text:style-name="Source_20_Text">TPaintBox</text:span>, <text:span text:style-name="Source_20_Text">TImage</text:span>) memiliki properti <text:span text:style-name="Source_20_Text">Canvas</text:span> bertipe <text:span text:style-name="Source_20_Text">TCanvas</text:span>. <text:span text:style-name="Source_20_Text">TCanvas</text:span> menyediakan metode dasar untuk menggambar 2D seperti <text:span text:style-name="Source_20_Text">LineTo</text:span>, <text:span text:style-name="Source_20_Text">Rectangle</text:span>, <text:span text:style-name="Source_20_Text">Ellipse</text:span>, <text:span text:style-name="Source_20_Text">TextOut</text:span>, <text:span text:style-name="Source_20_Text">Draw</text:span> (untuk bitmap), dll. Cukup untuk banyak kebutuhan grafis sederhana dalam aplikasi GUI. </text:p>
                      </text:list-item>
                      <text:list-item>
                        <text:p text:style-name="P515"><text:span text:style-name="Strong_20_Emphasis">Unit </text:span><text:span text:style-name="Strong_20_Emphasis"><text:span text:style-name="Source_20_Text">Graph</text:span></text:span><text:span text:style-name="Strong_20_Emphasis">:</text:span> Unit klasik yang kompatibel dengan Turbo Pascal, menyediakan mode grafis dan fungsi menggambar dasar. Lebih relevan untuk aplikasi konsol bergrafis atau tujuan kompatibilitas, kurang terintegrasi dengan LCL. </text:p>
                      </text:list-item>
                      <text:list-item>
                        <text:p text:style-name="P515"><text:span text:style-name="Strong_20_Emphasis">BGRABitmap:</text:span> Pustaka eksternal (perlu diinstal sebagai package di Lazarus) yang sangat powerful untuk manipulasi gambar 2D tingkat lanjut. Mendukung transparansi (alpha channel), anti-aliasing, gradien kompleks, filter gambar, berbagai format file gambar, dll. Sangat direkomendasikan untuk aplikasi editor gambar atau yang membutuhkan grafis 2D berkualitas tinggi. </text:p>
                      </text:list-item>
                      <text:list-item>
                        <text:p text:style-name="P515"><text:span text:style-name="Strong_20_Emphasis">Grafis 3D (OpenGL/Vulkan):</text:span> FPC/Lazarus memiliki <text:span text:style-name="Emphasis">bindings</text:span> (unit header terjemahan dari C) untuk API grafis 3D standar industri seperti OpenGL dan Vulkan. Ini memungkinkan Anda (dengan pengetahuan grafis 3D yang memadai) untuk membangun game 3D, visualisasi data, atau aplikasi CAD. Memerlukan penyiapan library native yang sesuai. </text:p>
                      </text:list-item>
                    </text:list>
                  </text:list-item>
                  <text:list-item>
                    <text:p text:style-name="P515"><text:soft-page-break/><text:span text:style-name="Strong_20_Emphasis">Jenis Aplikasi:</text:span> Game 2D/3D, aplikasi charting/visualisasi data, editor gambar/ikon, simulator, antarmuka CAD sederhana. </text:p>
                  </text:list-item>
                </text:list>
              </text:list-item>
              <text:list-item>
                <text:p text:style-name="P260"><text:span text:style-name="Strong_20_Emphasis">Interfacing dengan C/C++ (dan Pustaka Native Lain)</text:span></text:p>
                <text:list>
                  <text:list-item>
                    <text:p text:style-name="P515"><text:span text:style-name="Strong_20_Emphasis">Konsep:</text:span> Memanfaatkan kode yang sudah ada atau mengakses fungsionalitas sistem operasi yang hanya tersedia melalui pustaka dinamis (<text:span text:style-name="Emphasis">shared libraries</text:span>: <text:span text:style-name="Source_20_Text">.dll</text:span> di Windows, <text:span text:style-name="Source_20_Text">.so</text:span> di Linux, <text:span text:style-name="Source_20_Text">.dylib</text:span> di macOS) yang biasanya ditulis dalam C atau C++. </text:p>
                  </text:list-item>
                  <text:list-item>
                    <text:p text:style-name="P515"><text:span text:style-name="Strong_20_Emphasis">Solusi FPC/Lazarus:</text:span> Free Pascal memiliki dukungan kuat untuk memanggil fungsi dari pustaka native ini menggunakan direktif <text:span text:style-name="Source_20_Text">external</text:span>. </text:p>
                    <text:list>
                      <text:list-item>
                        <text:p text:style-name="P515"><text:span text:style-name="Strong_20_Emphasis">Deklarasi:</text:span> Anda perlu mendeklarasikan header fungsi/prosedur di Pascal yang cocok dengan signature fungsi di pustaka C/C++, lalu menambahkan direktif <text:span text:style-name="Source_20_Text">external 'NamaPustaka' name 'NamaFungsiAsliDiC';</text:span> serta menentukan <text:span text:style-name="Strong_20_Emphasis">calling convention</text:span> yang benar (<text:span text:style-name="Source_20_Text">cdecl</text:span>, <text:span text:style-name="Source_20_Text">stdcall</text:span>, <text:span text:style-name="Source_20_Text">pascal</text:span>, dll.). </text:p>
                      </text:list-item>
                      <text:list-item>
                        <text:p text:style-name="P515"><text:span text:style-name="Strong_20_Emphasis">Tantangan:</text:span> Bagian tersulit seringkali adalah menerjemahkan tipe data, struktur (<text:span text:style-name="Source_20_Text">struct</text:span> C -&gt; <text:span text:style-name="Source_20_Text">record</text:span> Pascal), pointer, dan string C (<text:span text:style-name="Source_20_Text">PChar</text:span>) ke dalam deklarasi Pascal yang kompatibel. Tools seperti <text:span text:style-name="Source_20_Text">h2pas</text:span> dapat membantu tetapi seringkali perlu penyesuaian manual. </text:p>
                      </text:list-item>
                    </text:list>
                  </text:list-item>
                  <text:list-item>
                    <text:p text:style-name="P260"><text:span text:style-name="Strong_20_Emphasis">Jenis Aplikasi:</text:span> Menggunakan library C/C++ yang sudah ada (misalnya, library fisika, library AI, SDK hardware), mengakses API sistem operasi tingkat rendah, membuat 'pembungkus' (wrapper) Pascal untuk library native. </text:p>
                  </text:list-item>
                </text:list>
              </text:list-item>
            </text:list>
            <text:p text:style-name="Text_20_body">Ini hanyalah puncak gunung es dari apa yang bisa dilakukan dengan Free Pascal dan Lazarus. Jika salah satu area ini menarik minat Anda, langkah selanjutnya adalah mencari dokumentasi spesifik, tutorial, atau contoh kode yang berkaitan dengan pustaka atau framework yang relevan (seperti SQLdb, Synapse, BGRABitmap, atau dokumentasi API OS), dan tentu saja, memanfaatkan sumber daya komunitas yang akan kita bahas selanjutnya.</text:p>
            <text:p text:style-name="Horizontal_20_Line"/>
            <text:p text:style-name="Text_20_body">Silakan berikan perintah <text:span text:style-name="Source_20_Text">YAX</text:span> untuk melanjutkan ke prompt berikutnya (Subbab: Tips Debugging di Lazarus/FPC).</text:p>
          </text:section>
          <text:section text:style-name="Sect1" text:name="feedback-form-126">
            <text:p text:style-name="P274"/>
          </text:section>
        </text:section>
        <text:section text:style-name="Sect1" text:name="f361b7525ac956e1">
          <text:p text:style-name="Text_20_body"/>
          <text:section text:style-name="Sect1" text:name="user-query-content-127">
            <text:p text:style-name="P529">yax </text:p>
          </text:section>
          <text:p text:style-name="P274">Tampilkan alur berpikir</text:p>
          <text:section text:style-name="Sect2" text:name="model-response-message-contentr_f361b7525ac956e1">
            <text:p text:style-name="Text_20_body">Tentu, mari kita bahas salah satu keterampilan paling penting bagi setiap programmer: debugging, atau proses menemukan dan memperbaiki kesalahan dalam kode Anda. Sesi ini berlangsung pada sore hari Selasa, 15 April 2025, pukul 2:38 PM WIB di Banda Aceh.</text:p>
            <text:p text:style-name="Text_20_body"><text:span text:style-name="Strong_20_Emphasis">(Jawaban untuk Prompt Isi Subbab: Tips Debugging di Lazarus/FPC)</text:span></text:p>
            <text:p text:style-name="Text_20_body">Menulis kode yang bebas dari bug pada percobaan pertama adalah hal yang langka. <text:soft-page-break/>Debugging adalah bagian tak terpisahkan dari proses pengembangan. Untungnya, Lazarus IDE menyediakan alat bantu debugging terintegrasi yang sangat kuat (biasanya menggunakan debugger GDB atau LLDB di latar belakang) yang dapat sangat membantu Anda melacak masalah.</text:p>
            <text:p text:style-name="Text_20_body">Berikut beberapa tips dan teknik debugging yang efektif:</text:p>
            <text:p text:style-name="Text_20_body"><text:span text:style-name="Strong_20_Emphasis">1. Menggunakan Debugger Terintegrasi Lazarus</text:span></text:p>
            <text:p text:style-name="Text_20_body">Ini adalah alat utama Anda. Agar berfungsi maksimal, pastikan proyek Anda dikompilasi dengan informasi debugging:</text:p>
            <text:list xml:id="list6827743910295949109" text:style-name="L261">
              <text:list-item>
                <text:p text:style-name="P516">Pergi ke <text:span text:style-name="Source_20_Text">Project &gt; Project Options...</text:span>. </text:p>
              </text:list-item>
              <text:list-item>
                <text:p text:style-name="P516">Pilih <text:span text:style-name="Source_20_Text">Compiler Options &gt; Debugging</text:span>. </text:p>
              </text:list-item>
              <text:list-item>
                <text:p text:style-name="P261">Pastikan opsi seperti "Generate debugger info (-g)" dan mungkin "Generate debug info for GDB (-gw atau sejenisnya)" dicentang. Biasanya ini sudah default untuk build mode 'Debug'. </text:p>
              </text:list-item>
            </text:list>
            <text:p text:style-name="Text_20_body">Fitur utama debugger:</text:p>
            <text:list xml:id="list448107500225423736" text:style-name="L262">
              <text:list-item>
                <text:p text:style-name="P517"><text:span text:style-name="Strong_20_Emphasis">Menetapkan Breakpoints (Titik Henti):</text:span> </text:p>
                <text:list>
                  <text:list-item>
                    <text:p text:style-name="P517"><text:span text:style-name="Strong_20_Emphasis">Apa itu:</text:span> Penanda pada baris kode tertentu yang akan menyebabkan eksekusi program berhenti <text:span text:style-name="Emphasis">tepat sebelum</text:span> baris tersebut dijalankan saat program berjalan dalam mode debug. </text:p>
                  </text:list-item>
                  <text:list-item>
                    <text:p text:style-name="P517"><text:span text:style-name="Strong_20_Emphasis">Cara Set/Remove:</text:span> Klik di area <text:span text:style-name="Emphasis">gutter</text:span> (margin abu-abu di sebelah kiri editor kode, di samping nomor baris). Sebuah titik merah biasanya akan muncul. Klik lagi untuk menghapusnya. Anda juga bisa klik kanan untuk opsi breakpoint lanjutan (misal: breakpoint kondisional). </text:p>
                  </text:list-item>
                </text:list>
              </text:list-item>
              <text:list-item>
                <text:p text:style-name="P517"><text:span text:style-name="Strong_20_Emphasis">Menjalankan Mode Debug:</text:span> Cukup jalankan proyek Anda seperti biasa dengan menekan <text:span text:style-name="Source_20_Text">F9</text:span> atau tombol 'Run' (segitiga hijau). Jika breakpoint aktif, eksekusi akan berhenti di sana. </text:p>
              </text:list-item>
              <text:list-item>
                <text:p text:style-name="P517"><text:span text:style-name="Strong_20_Emphasis">Melangkah Melalui Kode (Stepping):</text:span> Saat eksekusi berhenti (di breakpoint atau karena error): </text:p>
                <text:list>
                  <text:list-item>
                    <text:p text:style-name="P517"><text:span text:style-name="Strong_20_Emphasis"><text:span text:style-name="Source_20_Text">Step Over</text:span></text:span><text:span text:style-name="Strong_20_Emphasis"> (F8):</text:span> Mengeksekusi baris saat ini. Jika baris tersebut adalah pemanggilan prosedur/fungsi, seluruh rutin tersebut akan dieksekusi, dan debugger berhenti di baris <text:span text:style-name="Emphasis">berikutnya</text:span> setelah pemanggilan. Berguna untuk tetap di level kode saat ini. </text:p>
                  </text:list-item>
                  <text:list-item>
                    <text:p text:style-name="P517"><text:span text:style-name="Strong_20_Emphasis"><text:span text:style-name="Source_20_Text">Step Into</text:span></text:span><text:span text:style-name="Strong_20_Emphasis"> (F7):</text:span> Mengeksekusi baris saat ini. Jika baris tersebut adalah pemanggilan prosedur/fungsi, debugger akan <text:span text:style-name="Strong_20_Emphasis">masuk ke dalam</text:span> rutin tersebut dan berhenti di baris pertama di dalamnya. Berguna untuk memeriksa detail implementasi rutin yang dipanggil. </text:p>
                  </text:list-item>
                  <text:list-item>
                    <text:p text:style-name="P517"><text:span text:style-name="Strong_20_Emphasis"><text:span text:style-name="Source_20_Text">Run to Cursor</text:span></text:span><text:span text:style-name="Strong_20_Emphasis"> (F4):</text:span> Tempatkan kursor teks Anda di baris kode tertentu, lalu tekan F4. Program akan berjalan hingga mencapai baris tersebut (atau hingga breakpoint lain/error). Berguna untuk melewati bagian kode dengan cepat. </text:p>
                  </text:list-item>
                  <text:list-item>
                    <text:p text:style-name="P517"><text:span text:style-name="Strong_20_Emphasis"><text:span text:style-name="Source_20_Text">Run</text:span></text:span><text:span text:style-name="Strong_20_Emphasis"> (F9):</text:span> Melanjutkan eksekusi normal hingga breakpoint berikutnya, error, atau akhir program. </text:p>
                  </text:list-item>
                </text:list>
              </text:list-item>
              <text:list-item>
                <text:p text:style-name="P517"><text:span text:style-name="Strong_20_Emphasis">Memeriksa Nilai Variabel:</text:span> Saat eksekusi berhenti: </text:p>
                <text:list>
                  <text:list-item>
                    <text:p text:style-name="P517"><text:soft-page-break/><text:span text:style-name="Strong_20_Emphasis">Hover Mouse:</text:span> Arahkan kursor mouse ke atas nama variabel di editor kode. Nilai saat ini seringkali muncul dalam tooltip. </text:p>
                  </text:list-item>
                  <text:list-item>
                    <text:p text:style-name="P517"><text:span text:style-name="Strong_20_Emphasis">Jendela Watches (</text:span><text:span text:style-name="Strong_20_Emphasis"><text:span text:style-name="Source_20_Text">View &gt; Debug Windows &gt; Watches</text:span></text:span><text:span text:style-name="Strong_20_Emphasis">):</text:span> Anda bisa mengetikkan nama variabel atau bahkan ekspresi di sini. Nilainya akan terus diperbarui saat Anda melangkah melalui kode. Sangat berguna untuk memantau variabel kunci. </text:p>
                  </text:list-item>
                  <text:list-item>
                    <text:p text:style-name="P517"><text:span text:style-name="Strong_20_Emphasis">Jendela Locals (</text:span><text:span text:style-name="Strong_20_Emphasis"><text:span text:style-name="Source_20_Text">View &gt; Debug Windows &gt; Locals</text:span></text:span><text:span text:style-name="Strong_20_Emphasis">):</text:span> Secara otomatis menampilkan semua variabel lokal yang aktif dalam cakupan (scope) saat ini beserta nilainya. </text:p>
                  </text:list-item>
                  <text:list-item>
                    <text:p text:style-name="P517"><text:span text:style-name="Strong_20_Emphasis">Debug Inspector (</text:span><text:span text:style-name="Strong_20_Emphasis"><text:span text:style-name="Source_20_Text">View &gt; Debug Windows &gt; Inspector</text:span></text:span><text:span text:style-name="Strong_20_Emphasis"> atau klik kanan variabel -&gt; Debug -&gt; Inspect):</text:span> Membuka jendela terpisah yang menampilkan struktur data kompleks (record, objek, array) secara detail, memungkinkan Anda melihat nilai field/elemen internalnya. </text:p>
                  </text:list-item>
                </text:list>
              </text:list-item>
              <text:list-item>
                <text:p text:style-name="P262"><text:span text:style-name="Strong_20_Emphasis">Melihat Call Stack (</text:span><text:span text:style-name="Strong_20_Emphasis"><text:span text:style-name="Source_20_Text">View &gt; Debug Windows &gt; Call Stack</text:span></text:span><text:span text:style-name="Strong_20_Emphasis">):</text:span> Menampilkan urutan pemanggilan fungsi/prosedur yang membawa eksekusi ke titik saat ini. Sangat penting untuk memahami alur program dan melacak asal mula sebuah error. </text:p>
              </text:list-item>
            </text:list>
            <text:p text:style-name="Text_20_body"><text:span text:style-name="Strong_20_Emphasis">2. Menggunakan </text:span><text:span text:style-name="Strong_20_Emphasis"><text:span text:style-name="Source_20_Text">WriteLn</text:span></text:span><text:span text:style-name="Strong_20_Emphasis"> / </text:span><text:span text:style-name="Strong_20_Emphasis"><text:span text:style-name="Source_20_Text">DebugLn</text:span></text:span><text:span text:style-name="Strong_20_Emphasis"> (Debugging Sederhana)</text:span></text:p>
            <text:p text:style-name="Text_20_body">Terkadang, menggunakan debugger penuh terasa berlebihan untuk masalah sederhana atau sulit diterapkan (misalnya, pada logika yang sangat bergantung waktu atau di bagian non-GUI). Teknik "debugging cetak" masih berguna:</text:p>
            <text:list xml:id="list8514271155900134313" text:style-name="L263">
              <text:list-item>
                <text:p text:style-name="P518"><text:span text:style-name="Strong_20_Emphasis"><text:span text:style-name="Source_20_Text">WriteLn</text:span></text:span><text:span text:style-name="Strong_20_Emphasis">:</text:span> Cara paling dasar. Sisipkan <text:span text:style-name="Source_20_Text">WriteLn('Variabel X: ', X);</text:span> atau <text:span text:style-name="Source_20_Text">WriteLn('Sampai di titik A');</text:span> di berbagai tempat dalam kode Anda untuk mencetak nilai atau penanda ke jendela output konsol. Kekurangannya, ini mencampurkan output debug dengan output normal aplikasi Anda. </text:p>
              </text:list-item>
              <text:list-item>
                <text:p text:style-name="P263"><text:span text:style-name="Strong_20_Emphasis"><text:span text:style-name="Source_20_Text">DebugLn</text:span></text:span><text:span text:style-name="Strong_20_Emphasis"> (dari unit </text:span><text:span text:style-name="Strong_20_Emphasis"><text:span text:style-name="Source_20_Text">LazLogger</text:span></text:span><text:span text:style-name="Strong_20_Emphasis">):</text:span> Cara yang lebih baik di Lazarus. <text:span text:style-name="Strong_20_Emphasis">Tambahkan </text:span><text:span text:style-name="Strong_20_Emphasis"><text:span text:style-name="Source_20_Text">LazLogger</text:span></text:span><text:span text:style-name="Strong_20_Emphasis"> ke klausa </text:span><text:span text:style-name="Strong_20_Emphasis"><text:span text:style-name="Source_20_Text">uses</text:span></text:span><text:span text:style-name="Strong_20_Emphasis"> Anda</text:span>. Gunakan <text:span text:style-name="Source_20_Text">DebugLn('Pesan debug: ' + S);</text:span> atau fungsi terkait seperti <text:span text:style-name="Source_20_Text">DbgS()</text:span>, <text:span text:style-name="Source_20_Text">DbgI()</text:span>, <text:span text:style-name="Source_20_Text">DbgF()</text:span>. Output dari <text:span text:style-name="Source_20_Text">DebugLn</text:span> akan muncul di jendela <text:span text:style-name="Strong_20_Emphasis">Messages</text:span> Lazarus (di tab "Debug Output"), terpisah dari output aplikasi Anda. Output debug ini juga bisa dengan mudah diaktifkan/dinonaktifkan secara global (misalnya, hanya aktif dalam build 'Debug'). </text:p>
              </text:list-item>
            </text:list>
            <text:p text:style-name="Text_20_body"><text:span text:style-name="Strong_20_Emphasis">3. Membaca Pesan Error Kompiler dan Runtime</text:span></text:p>
            <text:p text:style-name="Text_20_body">Jangan abaikan pesan error!</text:p>
            <text:list xml:id="list2218620609331935429" text:style-name="L264">
              <text:list-item>
                <text:p text:style-name="P519"><text:span text:style-name="Strong_20_Emphasis">Error Kompilasi:</text:span> Pesan di jendela "Messages" saat build gagal biasanya sangat informatif. Perhatikan <text:span text:style-name="Strong_20_Emphasis">nomor baris</text:span> dan <text:span text:style-name="Strong_20_Emphasis">deskripsi error</text:span> yang diberikan FPC. Seringkali ini langsung menunjuk ke kesalahan sintaks atau tipe. </text:p>
              </text:list-item>
              <text:list-item>
                <text:p text:style-name="P264"><text:span text:style-name="Strong_20_Emphasis">Error Runtime (Eksepsi):</text:span> Ketika program crash karena eksepsi yang tidak tertangani, Lazarus (jika dijalankan dari IDE) seringkali menampilkan dialog eksepsi. Catat <text:span text:style-name="Strong_20_Emphasis">tipe eksepsi</text:span> (misal <text:span text:style-name="Source_20_Text">EAccessViolation</text:span>, <text:span text:style-name="Source_20_Text">EConvertError</text:span>) dan <text:span text:style-name="Strong_20_Emphasis">pesan error</text:span>-nya. Yang terpenting, periksa <text:span text:style-name="Strong_20_Emphasis">Call Stack</text:span> yang ditampilkan. Call stack menunjukkan urutan fungsi yang dipanggil hingga titik error, membantu <text:soft-page-break/>Anda melacak dari mana masalah berasal. </text:p>
              </text:list-item>
            </text:list>
            <text:p text:style-name="Text_20_body"><text:span text:style-name="Strong_20_Emphasis">4. Isolasi Masalah</text:span></text:p>
            <text:p text:style-name="Text_20_body">Jika bug sulit ditemukan dalam kode yang kompleks:</text:p>
            <text:list xml:id="list2888050422183745036" text:style-name="L265">
              <text:list-item>
                <text:p text:style-name="P520"><text:span text:style-name="Strong_20_Emphasis">Buat Contoh Minimal:</text:span> Coba buat proyek baru yang sangat kecil yang hanya berisi kode yang relevan untuk mereproduksi bug tersebut. Ini membantu memfokuskan analisis dan lebih mudah dibagikan jika meminta bantuan. </text:p>
              </text:list-item>
              <text:list-item>
                <text:p text:style-name="P265"><text:span text:style-name="Strong_20_Emphasis">Komentari Kode:</text:span> Gunakan komentar (<text:span text:style-name="Source_20_Text">//</text:span> atau <text:span text:style-name="Source_20_Text">{}</text:span>) untuk menonaktifkan sementara bagian-bagian kode. Jika bug hilang, kemungkinan besar penyebabnya ada di bagian yang baru saja Anda komentari. Anda bisa menggunakan pendekatan "binary search" dengan mengomentari setengah kode, lalu setengahnya lagi, dst., untuk mempersempit lokasi bug. </text:p>
              </text:list-item>
            </text:list>
            <text:p text:style-name="Text_20_body"><text:span text:style-name="Strong_20_Emphasis">5. Memanfaatkan Komunitas</text:span></text:p>
            <text:p text:style-name="Text_20_body">Jika Anda sudah mencoba langkah-langkah di atas dan masih buntu:</text:p>
            <text:list xml:id="list3943927812995482589" text:style-name="L266">
              <text:list-item>
                <text:p text:style-name="P521"><text:span text:style-name="Strong_20_Emphasis">Kapan Bertanya:</text:span> Setelah Anda melakukan upaya debug yang wajar. </text:p>
              </text:list-item>
              <text:list-item>
                <text:p text:style-name="P521"><text:span text:style-name="Strong_20_Emphasis">Cara Bertanya (di Forum Lazarus/FPC):</text:span> </text:p>
                <text:list>
                  <text:list-item>
                    <text:p text:style-name="P521">Jelaskan masalahnya dengan <text:span text:style-name="Strong_20_Emphasis">jelas dan spesifik</text:span>: Apa yang Anda coba lakukan? Apa hasil yang Anda harapkan? Apa hasil (error) yang sebenarnya terjadi? </text:p>
                  </text:list-item>
                  <text:list-item>
                    <text:p text:style-name="P521">Sebutkan <text:span text:style-name="Strong_20_Emphasis">versi Lazarus, FPC, dan Sistem Operasi</text:span> Anda. </text:p>
                  </text:list-item>
                  <text:list-item>
                    <text:p text:style-name="P521">Sertakan <text:span text:style-name="Strong_20_Emphasis">kode contoh minimal</text:span> yang dapat dikompilasi orang lain dan dapat mereproduksi masalah Anda. </text:p>
                  </text:list-item>
                  <text:list-item>
                    <text:p text:style-name="P521">Sertakan <text:span text:style-name="Strong_20_Emphasis">pesan error lengkap</text:span> dan <text:span text:style-name="Strong_20_Emphasis">call stack</text:span> jika relevan. </text:p>
                  </text:list-item>
                  <text:list-item>
                    <text:p text:style-name="P266">Jelaskan <text:span text:style-name="Strong_20_Emphasis">apa saja yang sudah Anda coba</text:span> untuk memperbaikinya. </text:p>
                  </text:list-item>
                </text:list>
              </text:list-item>
            </text:list>
            <text:p text:style-name="Text_20_body">Menguasai teknik debugging membutuhkan latihan, tetapi alat bantu di Lazarus sangat mempercepat prosesnya dibandingkan debugging manual murni.</text:p>
            <text:p text:style-name="Horizontal_20_Line"/>
            <text:p text:style-name="Text_20_body">Kita hampir di akhir Bab 15. Silakan berikan perintah <text:span text:style-name="Source_20_Text">YAX</text:span> untuk melanjutkan ke prompt terakhir (Subbab: Sumber Belajar Lanjutan).</text:p>
          </text:section>
          <text:section text:style-name="Sect1" text:name="feedback-form-127">
            <text:p text:style-name="P274"/>
          </text:section>
        </text:section>
        <text:section text:style-name="Sect1" text:name="041c1ccbdbf14769">
          <text:p text:style-name="Text_20_body"/>
          <text:section text:style-name="Sect1" text:name="user-query-content-128">
            <text:p text:style-name="P529">yax </text:p>
          </text:section>
          <text:p text:style-name="P274">Tampilkan alur berpikir</text:p>
          <text:section text:style-name="Sect2" text:name="model-response-message-contentr_041c1ccbdbf14769">
            <text:p text:style-name="Text_20_body">Baik, ini adalah bagian terakhir dari Bab 15 dan juga bagian terakhir dari konten utama buku tutorial ini, disajikan pada pukul 2:39 PM WIB, Selasa 15 April 2025, di Banda Aceh.</text:p>
            <text:p text:style-name="Text_20_body"><text:span text:style-name="Strong_20_Emphasis">(Jawaban untuk Prompt Isi Subbab: Sumber Belajar Lanjutan (Dokumentasi Resmi FPC/Lazarus, Forum, Wiki))</text:span></text:p>
            <text:p text:style-name="Text_20_body">Menyelesaikan buku ini adalah pencapaian yang bagus, tetapi ini hanyalah awal dari perjalanan Anda dengan Free Pascal dan Lazarus. Untuk terus berkembang, memecahkan masalah yang lebih kompleks, dan menjelajahi fitur-fitur canggih, memanfaatkan sumber daya yang tersedia sangatlah penting. Untungnya, ekosistem FPC/Lazarus memiliki beberapa sumber belajar dan dukungan komunitas yang sangat baik:</text:p>
            <text:list xml:id="list286575158520930056" text:style-name="L267">
              <text:list-item>
                <text:p text:style-name="P267"><text:span text:style-name="Strong_20_Emphasis">Dokumentasi Resmi Free Pascal Compiler (FPC)</text:span></text:p>
                <text:list>
                  <text:list-item>
                    <text:p text:style-name="P522"><text:span text:style-name="Strong_20_Emphasis">Deskripsi:</text:span> Ini adalah sumber <text:span text:style-name="Strong_20_Emphasis">paling otoritatif</text:span> untuk informasi mendalam tentang bahasa Pascal yang didukung FPC, cara kerja kompiler, dan pustaka standar non-visual (RTL dan FCL). Wajib dirujuk untuk detail sintaks dan fungsi pustaka inti. </text:p>
                  </text:list-item>
                  <text:list-item>
                    <text:p text:style-name="P522"><text:span text:style-name="Strong_20_Emphasis">Dokumen Kunci:</text:span> </text:p>
                    <text:list>
                      <text:list-item>
                        <text:p text:style-name="P522"><text:span text:style-name="Strong_20_Emphasis">Language Reference Guide:</text:span> Penjelasan definitif tentang semua aspek bahasa Pascal yang diimplementasikan oleh FPC. </text:p>
                      </text:list-item>
                      <text:list-item>
                        <text:p text:style-name="P522"><text:span text:style-name="Strong_20_Emphasis">Programmer's Guide:</text:span> Mencakup penggunaan opsi kompiler, mode bahasa, interfacing, manajemen memori, dll. </text:p>
                      </text:list-item>
                      <text:list-item>
                        <text:p text:style-name="P522"><text:span text:style-name="Strong_20_Emphasis">Run-Time Library (RTL) Reference:</text:span> Dokumentasi untuk unit-unit dasar seperti <text:span text:style-name="Source_20_Text">System</text:span>, <text:span text:style-name="Source_20_Text">SysUtils</text:span>, <text:span text:style-name="Source_20_Text">Math</text:span>, <text:span text:style-name="Source_20_Text">Classes</text:span> (bagian non-visual). </text:p>
                      </text:list-item>
                      <text:list-item>
                        <text:p text:style-name="P522"><text:span text:style-name="Strong_20_Emphasis">Free Component Library (FCL) Reference:</text:span> Dokumentasi untuk pustaka standar yang lebih luas, termasuk <text:span text:style-name="Source_20_Text">SQLdb</text:span> (database), <text:span text:style-name="Source_20_Text">Sockets</text:span> (jaringan), <text:span text:style-name="Source_20_Text">fpjson</text:span>, <text:span text:style-name="Source_20_Text">fpXML</text:span>, dll. </text:p>
                      </text:list-item>
                    </text:list>
                  </text:list-item>
                  <text:list-item>
                    <text:p text:style-name="P522"><text:span text:style-name="Strong_20_Emphasis">Akses:</text:span> Tersedia online di situs FPC dan biasanya juga disertakan dalam format offline (HTML atau CHM) saat Anda menginstal FPC atau Lazarus. </text:p>
                  </text:list-item>
                  <text:list-item>
                    <text:p text:style-name="P522"><text:span text:style-name="Strong_20_Emphasis">URL Utama:</text:span> <text:a xlink:type="simple" xlink:href="https://www.freepascal.org/docs.var" office:target-frame-name="_blank" xlink:show="new" text:style-name="Internet_20_link" text:visited-style-name="Visited_20_Internet_20_Link">https://www.freepascal.org/docs.var</text:a> </text:p>
                  </text:list-item>
                </text:list>
              </text:list-item>
              <text:list-item>
                <text:p text:style-name="P267"><text:span text:style-name="Strong_20_Emphasis">Dokumentasi Resmi Lazarus IDE</text:span></text:p>
                <text:list>
                  <text:list-item>
                    <text:p text:style-name="P522"><text:span text:style-name="Strong_20_Emphasis">Deskripsi:</text:span> Fokus pada penggunaan Lazarus IDE itu sendiri, desainer form visualnya, dan terutama Lazarus Component Library (LCL) yang digunakan untuk membangun GUI cross-platform. </text:p>
                  </text:list-item>
                  <text:list-item>
                    <text:p text:style-name="P522"><text:span text:style-name="Strong_20_Emphasis">Dokumen Kunci:</text:span> </text:p>
                    <text:list>
                      <text:list-item>
                        <text:p text:style-name="P522"><text:span text:style-name="Strong_20_Emphasis">Lazarus Documentation:</text:span> Panduan penggunaan IDE, debugger, editor, dll. </text:p>
                      </text:list-item>
                      <text:list-item>
                        <text:p text:style-name="P522"><text:span text:style-name="Strong_20_Emphasis">Lazarus Component Library (LCL) Documentation:</text:span> Referensi untuk semua komponen visual dan non-visual LCL (<text:span text:style-name="Source_20_Text">TButton</text:span>, <text:span text:style-name="Source_20_Text">TEdit</text:span>, <text:span text:style-name="Source_20_Text">TForm</text:span>, <text:span text:style-name="Source_20_Text">TMainMenu</text:span>, dll.), properti, dan eventnya. </text:p>
                      </text:list-item>
                      <text:list-item>
                        <text:p text:style-name="P522"><text:span text:style-name="Strong_20_Emphasis">Tutorials:</text:span> Berbagai tutorial di situs web Lazarus yang mencakup tugas-tugas pengembangan umum. </text:p>
                      </text:list-item>
                    </text:list>
                  </text:list-item>
                  <text:list-item>
                    <text:p text:style-name="P522"><text:span text:style-name="Strong_20_Emphasis">Akses:</text:span> Tersedia online di situs Lazarus dan seringkali terintegrasi dalam sistem bantuan offline Lazarus. </text:p>
                  </text:list-item>
                  <text:list-item>
                    <text:p text:style-name="P522"><text:span text:style-name="Strong_20_Emphasis">URL Utama:</text:span> <text:a xlink:type="simple" xlink:href="https://www.lazarus-ide.org/" office:target-frame-name="_blank" xlink:show="new" text:style-name="Internet_20_link" text:visited-style-name="Visited_20_Internet_20_Link">https://www.lazarus-ide.org/</text:a> (cari bagian dokumentasi atau Wiki). </text:p>
                  </text:list-item>
                </text:list>
              </text:list-item>
              <text:list-item>
                <text:p text:style-name="P267"><text:span text:style-name="Strong_20_Emphasis">Lazarus &amp; Free Pascal Wiki</text:span></text:p>
                <text:list>
                  <text:list-item>
                    <text:p text:style-name="P522"><text:span text:style-name="Strong_20_Emphasis">Deskripsi:</text:span> Ini adalah <text:span text:style-name="Strong_20_Emphasis">harta karun</text:span> berupa basis pengetahuan yang dikelola oleh komunitas. Seringkali menjadi tempat pertama untuk mencari <text:span text:style-name="Strong_20_Emphasis">tutorial praktis</text:span>, <text:span text:style-name="Strong_20_Emphasis">contoh kode</text:span>, solusi untuk masalah spesifik, dokumentasi komponen (termasuk pihak ketiga), FAQ, dan tips/trik yang mungkin tidak tercakup secara mendalam di dokumentasi resmi. Sangat dinamis dan terus berkembang. </text:p>
                  </text:list-item>
                  <text:list-item>
                    <text:p text:style-name="P522"><text:span text:style-name="Strong_20_Emphasis">URL Utama:</text:span> <text:a xlink:type="simple" xlink:href="https://wiki.freepascal.org/" office:target-frame-name="_blank" xlink:show="new" text:style-name="Internet_20_link" text:visited-style-name="Visited_20_Internet_20_Link">https://wiki.freepascal.org/</text:a> (mencakup baik FPC maupun Lazarus). </text:p>
                  </text:list-item>
                </text:list>
              </text:list-item>
              <text:list-item>
                <text:p text:style-name="P267"><text:span text:style-name="Strong_20_Emphasis">Forum Resmi Lazarus/Free Pascal</text:span></text:p>
                <text:list>
                  <text:list-item>
                    <text:p text:style-name="P522"><text:span text:style-name="Strong_20_Emphasis">Deskripsi:</text:span> Tempat utama untuk <text:span text:style-name="Strong_20_Emphasis">berinteraksi dengan komunitas</text:span>. Jika Anda mengalami kesulitan yang tidak dapat dipecahkan setelah mencari di dokumentasi dan Wiki, forum adalah tempat yang tepat untuk bertanya. </text:p>
                  </text:list-item>
                  <text:list-item>
                    <text:p text:style-name="P522"><text:span text:style-name="Strong_20_Emphasis">Kegunaan:</text:span> Bertanya, menjawab pertanyaan orang lain, berdiskusi tentang teknik pemrograman, berbagi proyek, mendapatkan pengumuman tentang rilis baru. Komunitasnya dikenal sangat aktif dan membantu. </text:p>
                  </text:list-item>
                  <text:list-item>
                    <text:p text:style-name="P522"><text:span text:style-name="Strong_20_Emphasis">URL Utama:</text:span> <text:a xlink:type="simple" xlink:href="https://forum.lazarus.freepascal.org/" office:target-frame-name="_blank" xlink:show="new" text:style-name="Internet_20_link" text:visited-style-name="Visited_20_Internet_20_Link">https://forum.lazarus.freepascal.org/</text:a> </text:p>
                  </text:list-item>
                </text:list>
              </text:list-item>
              <text:list-item>
                <text:p text:style-name="P267"><text:span text:style-name="Strong_20_Emphasis">Contoh Kode (Examples/Demos)</text:span></text:p>
                <text:list>
                  <text:list-item>
                    <text:p text:style-name="P522"><text:span text:style-name="Strong_20_Emphasis">Deskripsi:</text:span> Cara terbaik untuk belajar seringkali adalah dengan melihat kode nyata. Baik instalasi FPC maupun Lazarus biasanya menyertakan direktori <text:span text:style-name="Source_20_Text">examples</text:span> atau <text:span text:style-name="Source_20_Text">demos</text:span> yang berisi banyak program contoh untuk berbagai fitur bahasa, RTL, FCL, dan LCL. </text:p>
                  </text:list-item>
                  <text:list-item>
                    <text:p text:style-name="P522"><text:span text:style-name="Strong_20_Emphasis">Akses:</text:span> Jelajahi direktori tempat Anda menginstal FPC dan/atau Lazarus. Contoh-contoh juga banyak dibagikan di Wiki dan Forum. </text:p>
                  </text:list-item>
                </text:list>
              </text:list-item>
              <text:list-item>
                <text:p text:style-name="P267"><text:span text:style-name="Strong_20_Emphasis">Komunitas Lain (Milis, dll.)</text:span></text:p>
                <text:list>
                  <text:list-item>
                    <text:p text:style-name="P522"><text:span text:style-name="Strong_20_Emphasis">Mailing Lists:</text:span> Diskusi yang lebih teknis, terutama terkait pengembangan inti FPC dan Lazarus, sering terjadi di mailing list. (Informasi ada di situs FPC/Lazarus). </text:p>
                  </text:list-item>
                  <text:list-item>
                    <text:p text:style-name="P522"><text:span text:style-name="Strong_20_Emphasis">Stack Overflow:</text:span> Meskipun ada tag untuk Pascal/Lazarus/FPC, volume pertanyaannya mungkin tidak sebanyak di forum resmi, tetapi tetap bisa menjadi sumber jawaban. </text:p>
                  </text:list-item>
                  <text:list-item>
                    <text:p text:style-name="P267"><text:span text:style-name="Strong_20_Emphasis">Platform Kode:</text:span> Cari proyek open-source FPC/Lazarus di platform seperti GitHub atau GitLab untuk mempelajari bagaimana orang lain membangun aplikasi. </text:p>
                  </text:list-item>
                </text:list>
              </text:list-item>
            </text:list>
            <text:p text:style-name="Text_20_body"><text:span text:style-name="Strong_20_Emphasis">Kesimpulan:</text:span></text:p>
            <text:p text:style-name="Text_20_body">Jangan berhenti belajar setelah buku ini. Manfaatkan dokumentasi resmi sebagai referensi utama, jelajahi Wiki Lazarus untuk tutorial dan contoh praktis, dan jangan ragu untuk terlibat dalam forum komunitas jika Anda memerlukan bantuan atau ingin berdiskusi. Kombinasi sumber daya ini menyediakan ekosistem pendukung yang sangat kuat untuk perjalanan Anda selanjutnya dalam menguasai Free Pascal dan Lazarus. Selamat melanjutkan!</text:p>
            <text:p text:style-name="Horizontal_20_Line"/>
            <text:p text:style-name="Text_20_body">Kita telah menyelesaikan semua prompt untuk konten Bab 1 hingga Bab 15. Silakan berikan perintah <text:span text:style-name="Source_20_Text">YAX</text:span> untuk melanjutkan ke prompt Lampiran A.</text:p>
          </text:section>
          <text:section text:style-name="Sect1" text:name="feedback-form-128">
            <text:p text:style-name="P274"/>
          </text:section>
        </text:section>
        <text:section text:style-name="Sect1" text:name="200d1cd3b0954cfb">
          <text:p text:style-name="Text_20_body"/>
          <text:section text:style-name="Sect1" text:name="user-query-content-129">
            <text:p text:style-name="P529">yax </text:p>
          </text:section>
          <text:p text:style-name="P274">Tampilkan alur berpikir</text:p>
          <text:section text:style-name="Sect2" text:name="model-response-message-contentr_200d1cd3b0954cfb">
            <text:p text:style-name="Text_20_body">Tentu, kita masuk ke bagian Lampiran pada pukul 2:45 PM WIB, Selasa 15 April 2025, di Banda Aceh. Lampiran ini berisi materi referensi.</text:p>
            <text:p text:style-name="Text_20_body"><text:span text:style-name="Strong_20_Emphasis">(Jawaban untuk Prompt Isi Lampiran A: Daftar Kata Kunci Free Pascal)</text:span></text:p>
            <text:p text:style-name="Text_20_body"><text:span text:style-name="Strong_20_Emphasis">Lampiran A: Daftar Kata Kunci Free Pascal (Reserved Words)</text:span></text:p>
            <text:p text:style-name="Text_20_body">Berikut adalah daftar kata kunci (reserved words) yang memiliki makna khusus dalam bahasa Free Pascal (Object Pascal, mengacu pada dialek yang umum digunakan seperti mode ObjFPC atau Delphi pada FPC versi 3.x). Kata kunci ini tidak dapat Anda gunakan sebagai nama untuk identifier seperti variabel, konstanta, tipe data, prosedur, fungsi, kelas, dll.</text:p>
            <text:p text:style-name="Text_20_body">Daftar ini disajikan secara alfabetis untuk kemudahan referensi. Perlu diingat bahwa daftar ini mungkin sedikit bervariasi tergantung pada mode kompiler (<text:span text:style-name="Source_20_Text">{$MODE}</text:span>) yang Anda gunakan, namun kata kunci berikut umumnya berlaku. Untuk daftar yang paling definitif sesuai versi FPC dan mode Anda, selalu rujuk ke Dokumentasi Referensi Bahasa Free Pascal resmi.</text:p>
            <text:list xml:id="list5280736139802843872" text:style-name="L268">
              <text:list-item>
                <text:p text:style-name="P523"><text:span text:style-name="Source_20_Text">absolute</text:span> </text:p>
              </text:list-item>
              <text:list-item>
                <text:p text:style-name="P523"><text:span text:style-name="Source_20_Text">abstract</text:span> </text:p>
              </text:list-item>
              <text:list-item>
                <text:p text:style-name="P523"><text:span text:style-name="Source_20_Text">and</text:span> </text:p>
              </text:list-item>
              <text:list-item>
                <text:p text:style-name="P523"><text:span text:style-name="Source_20_Text">array</text:span> </text:p>
              </text:list-item>
              <text:list-item>
                <text:p text:style-name="P523"><text:span text:style-name="Source_20_Text">as</text:span> </text:p>
              </text:list-item>
              <text:list-item>
                <text:p text:style-name="P523"><text:span text:style-name="Source_20_Text">asm</text:span> </text:p>
              </text:list-item>
              <text:list-item>
                <text:p text:style-name="P523"><text:span text:style-name="Source_20_Text">at</text:span> </text:p>
              </text:list-item>
              <text:list-item>
                <text:p text:style-name="P523"><text:span text:style-name="Source_20_Text">begin</text:span> </text:p>
              </text:list-item>
              <text:list-item>
                <text:p text:style-name="P523"><text:span text:style-name="Source_20_Text">break</text:span> </text:p>
              </text:list-item>
              <text:list-item>
                <text:p text:style-name="P523"><text:span text:style-name="Source_20_Text">case</text:span> </text:p>
              </text:list-item>
              <text:list-item>
                <text:p text:style-name="P523"><text:span text:style-name="Source_20_Text">cdecl</text:span> </text:p>
              </text:list-item>
              <text:list-item>
                <text:p text:style-name="P523"><text:span text:style-name="Source_20_Text">class</text:span> </text:p>
              </text:list-item>
              <text:list-item>
                <text:p text:style-name="P523"><text:span text:style-name="Source_20_Text">const</text:span> </text:p>
              </text:list-item>
              <text:list-item>
                <text:p text:style-name="P523"><text:span text:style-name="Source_20_Text">constructor</text:span> </text:p>
              </text:list-item>
              <text:list-item>
                <text:p text:style-name="P523"><text:span text:style-name="Source_20_Text">continue</text:span> </text:p>
              </text:list-item>
              <text:list-item>
                <text:p text:style-name="P523"><text:span text:style-name="Source_20_Text">default</text:span> </text:p>
              </text:list-item>
              <text:list-item>
                <text:p text:style-name="P523"><text:span text:style-name="Source_20_Text">destructor</text:span> </text:p>
              </text:list-item>
              <text:list-item>
                <text:p text:style-name="P523"><text:span text:style-name="Source_20_Text">dispinterface</text:span> </text:p>
              </text:list-item>
              <text:list-item>
                <text:p text:style-name="P523"><text:span text:style-name="Source_20_Text">div</text:span> </text:p>
              </text:list-item>
              <text:list-item>
                <text:p text:style-name="P523"><text:span text:style-name="Source_20_Text">do</text:span> </text:p>
              </text:list-item>
              <text:list-item>
                <text:p text:style-name="P523"><text:span text:style-name="Source_20_Text">downto</text:span> </text:p>
              </text:list-item>
              <text:list-item>
                <text:p text:style-name="P523"><text:span text:style-name="Source_20_Text">dynamic</text:span> </text:p>
              </text:list-item>
              <text:list-item>
                <text:p text:style-name="P523"><text:span text:style-name="Source_20_Text">else</text:span> </text:p>
              </text:list-item>
              <text:list-item>
                <text:p text:style-name="P523"><text:span text:style-name="Source_20_Text">end</text:span> </text:p>
              </text:list-item>
              <text:list-item>
                <text:p text:style-name="P523"><text:span text:style-name="Source_20_Text">except</text:span> </text:p>
              </text:list-item>
              <text:list-item>
                <text:p text:style-name="P523"><text:span text:style-name="Source_20_Text">exit</text:span> </text:p>
              </text:list-item>
              <text:list-item>
                <text:p text:style-name="P523"><text:span text:style-name="Source_20_Text">exports</text:span> </text:p>
              </text:list-item>
              <text:list-item>
                <text:p text:style-name="P523"><text:span text:style-name="Source_20_Text">external</text:span> </text:p>
              </text:list-item>
              <text:list-item>
                <text:p text:style-name="P523"><text:span text:style-name="Source_20_Text">far</text:span> </text:p>
              </text:list-item>
              <text:list-item>
                <text:p text:style-name="P523"><text:span text:style-name="Source_20_Text">file</text:span> </text:p>
              </text:list-item>
              <text:list-item>
                <text:p text:style-name="P523"><text:span text:style-name="Source_20_Text">finalization</text:span> </text:p>
              </text:list-item>
              <text:list-item>
                <text:p text:style-name="P523"><text:span text:style-name="Source_20_Text">finally</text:span> </text:p>
              </text:list-item>
              <text:list-item>
                <text:p text:style-name="P523"><text:span text:style-name="Source_20_Text">for</text:span> </text:p>
              </text:list-item>
              <text:list-item>
                <text:p text:style-name="P523"><text:span text:style-name="Source_20_Text">forward</text:span> </text:p>
              </text:list-item>
              <text:list-item>
                <text:p text:style-name="P523"><text:span text:style-name="Source_20_Text">function</text:span> </text:p>
              </text:list-item>
              <text:list-item>
                <text:p text:style-name="P523"><text:span text:style-name="Source_20_Text">goto</text:span> </text:p>
              </text:list-item>
              <text:list-item>
                <text:p text:style-name="P523"><text:span text:style-name="Source_20_Text">if</text:span> </text:p>
              </text:list-item>
              <text:list-item>
                <text:p text:style-name="P523"><text:span text:style-name="Source_20_Text">implementation</text:span> </text:p>
              </text:list-item>
              <text:list-item>
                <text:p text:style-name="P523"><text:span text:style-name="Source_20_Text">in</text:span> </text:p>
              </text:list-item>
              <text:list-item>
                <text:p text:style-name="P523"><text:span text:style-name="Source_20_Text">index</text:span> </text:p>
              </text:list-item>
              <text:list-item>
                <text:p text:style-name="P523"><text:span text:style-name="Source_20_Text">inherited</text:span> </text:p>
              </text:list-item>
              <text:list-item>
                <text:p text:style-name="P523"><text:span text:style-name="Source_20_Text">initialization</text:span> </text:p>
              </text:list-item>
              <text:list-item>
                <text:p text:style-name="P523"><text:span text:style-name="Source_20_Text">inline</text:span> </text:p>
              </text:list-item>
              <text:list-item>
                <text:p text:style-name="P523"><text:span text:style-name="Source_20_Text">interface</text:span> </text:p>
              </text:list-item>
              <text:list-item>
                <text:p text:style-name="P523"><text:span text:style-name="Source_20_Text">is</text:span> </text:p>
              </text:list-item>
              <text:list-item>
                <text:p text:style-name="P523"><text:span text:style-name="Source_20_Text">label</text:span> </text:p>
              </text:list-item>
              <text:list-item>
                <text:p text:style-name="P523"><text:span text:style-name="Source_20_Text">library</text:span> </text:p>
              </text:list-item>
              <text:list-item>
                <text:p text:style-name="P523"><text:span text:style-name="Source_20_Text">message</text:span> </text:p>
              </text:list-item>
              <text:list-item>
                <text:p text:style-name="P523"><text:span text:style-name="Source_20_Text">mod</text:span> </text:p>
              </text:list-item>
              <text:list-item>
                <text:p text:style-name="P523"><text:span text:style-name="Source_20_Text">name</text:span> </text:p>
              </text:list-item>
              <text:list-item>
                <text:p text:style-name="P523"><text:span text:style-name="Source_20_Text">near</text:span>   </text:p>
              </text:list-item>
              <text:list-item>
                <text:p text:style-name="P523"><text:span text:style-name="Source_20_Text">nil</text:span> </text:p>
              </text:list-item>
              <text:list-item>
                <text:p text:style-name="P523"><text:span text:style-name="Source_20_Text">not</text:span> </text:p>
              </text:list-item>
              <text:list-item>
                <text:p text:style-name="P523"><text:span text:style-name="Source_20_Text">object</text:span> (<text:span text:style-name="Emphasis">Catatan: Meskipun bisa digunakan untuk mode object lama, </text:span><text:span text:style-name="Emphasis"><text:span text:style-name="Source_20_Text">class</text:span></text:span><text:span text:style-name="Emphasis"> lebih umum</text:span>) </text:p>
              </text:list-item>
              <text:list-item>
                <text:p text:style-name="P523"><text:span text:style-name="Source_20_Text">of</text:span> </text:p>
              </text:list-item>
              <text:list-item>
                <text:p text:style-name="P523"><text:span text:style-name="Source_20_Text">on</text:span> </text:p>
              </text:list-item>
              <text:list-item>
                <text:p text:style-name="P523"><text:span text:style-name="Source_20_Text">operator</text:span> </text:p>
              </text:list-item>
              <text:list-item>
                <text:p text:style-name="P523"><text:span text:style-name="Source_20_Text">or</text:span> </text:p>
              </text:list-item>
              <text:list-item>
                <text:p text:style-name="P523"><text:span text:style-name="Source_20_Text">out</text:span> </text:p>
              </text:list-item>
              <text:list-item>
                <text:p text:style-name="P523"><text:span text:style-name="Source_20_Text">override</text:span> </text:p>
              </text:list-item>
              <text:list-item>
                <text:p text:style-name="P523"><text:span text:style-name="Source_20_Text">packed</text:span> </text:p>
              </text:list-item>
              <text:list-item>
                <text:p text:style-name="P523"><text:span text:style-name="Source_20_Text">pascal</text:span> </text:p>
              </text:list-item>
              <text:list-item>
                <text:p text:style-name="P523"><text:span text:style-name="Source_20_Text">private</text:span> </text:p>
              </text:list-item>
              <text:list-item>
                <text:p text:style-name="P523"><text:span text:style-name="Source_20_Text">procedure</text:span> </text:p>
              </text:list-item>
              <text:list-item>
                <text:p text:style-name="P523"><text:span text:style-name="Source_20_Text">program</text:span> </text:p>
              </text:list-item>
              <text:list-item>
                <text:p text:style-name="P523"><text:span text:style-name="Source_20_Text">property</text:span> </text:p>
              </text:list-item>
              <text:list-item>
                <text:p text:style-name="P523"><text:span text:style-name="Source_20_Text">protected</text:span> </text:p>
              </text:list-item>
              <text:list-item>
                <text:p text:style-name="P523"><text:span text:style-name="Source_20_Text">public</text:span> </text:p>
              </text:list-item>
              <text:list-item>
                <text:p text:style-name="P523"><text:span text:style-name="Source_20_Text">published</text:span> </text:p>
              </text:list-item>
              <text:list-item>
                <text:p text:style-name="P523"><text:span text:style-name="Source_20_Text">raise</text:span> </text:p>
              </text:list-item>
              <text:list-item>
                <text:p text:style-name="P523"><text:span text:style-name="Source_20_Text">record</text:span> </text:p>
              </text:list-item>
              <text:list-item>
                <text:p text:style-name="P523"><text:span text:style-name="Source_20_Text">register</text:span> </text:p>
              </text:list-item>
              <text:list-item>
                <text:p text:style-name="P523"><text:span text:style-name="Source_20_Text">reintroduce</text:span> </text:p>
              </text:list-item>
              <text:list-item>
                <text:p text:style-name="P523"><text:span text:style-name="Source_20_Text">repeat</text:span> </text:p>
              </text:list-item>
              <text:list-item>
                <text:p text:style-name="P523"><text:span text:style-name="Source_20_Text">resourcestring</text:span> </text:p>
              </text:list-item>
              <text:list-item>
                <text:p text:style-name="P523"><text:span text:style-name="Source_20_Text">safecall</text:span> </text:p>
              </text:list-item>
              <text:list-item>
                <text:p text:style-name="P523"><text:span text:style-name="Source_20_Text">set</text:span>   </text:p>
              </text:list-item>
              <text:list-item>
                <text:p text:style-name="P523"><text:span text:style-name="Source_20_Text">shl</text:span> </text:p>
              </text:list-item>
              <text:list-item>
                <text:p text:style-name="P523"><text:span text:style-name="Source_20_Text">shr</text:span> </text:p>
              </text:list-item>
              <text:list-item>
                <text:p text:style-name="P523"><text:span text:style-name="Source_20_Text">static</text:span> </text:p>
              </text:list-item>
              <text:list-item>
                <text:p text:style-name="P523"><text:span text:style-name="Source_20_Text">stdcall</text:span> </text:p>
              </text:list-item>
              <text:list-item>
                <text:p text:style-name="P523"><text:span text:style-name="Source_20_Text">stored</text:span> </text:p>
              </text:list-item>
              <text:list-item>
                <text:p text:style-name="P523"><text:span text:style-name="Source_20_Text">string</text:span> </text:p>
              </text:list-item>
              <text:list-item>
                <text:p text:style-name="P523"><text:span text:style-name="Source_20_Text">then</text:span> </text:p>
              </text:list-item>
              <text:list-item>
                <text:p text:style-name="P523"><text:span text:style-name="Source_20_Text">threadvar</text:span> </text:p>
              </text:list-item>
              <text:list-item>
                <text:p text:style-name="P523"><text:span text:style-name="Source_20_Text">to</text:span> </text:p>
              </text:list-item>
              <text:list-item>
                <text:p text:style-name="P523"><text:span text:style-name="Source_20_Text">try</text:span> </text:p>
              </text:list-item>
              <text:list-item>
                <text:p text:style-name="P523"><text:span text:style-name="Source_20_Text">type</text:span> </text:p>
              </text:list-item>
              <text:list-item>
                <text:p text:style-name="P523"><text:span text:style-name="Source_20_Text">unit</text:span> </text:p>
              </text:list-item>
              <text:list-item>
                <text:p text:style-name="P523"><text:span text:style-name="Source_20_Text">until</text:span> </text:p>
              </text:list-item>
              <text:list-item>
                <text:p text:style-name="P523"><text:span text:style-name="Source_20_Text">uses</text:span> </text:p>
              </text:list-item>
              <text:list-item>
                <text:p text:style-name="P523"><text:span text:style-name="Source_20_Text">var</text:span> </text:p>
              </text:list-item>
              <text:list-item>
                <text:p text:style-name="P523"><text:span text:style-name="Source_20_Text">virtual</text:span> </text:p>
              </text:list-item>
              <text:list-item>
                <text:p text:style-name="P523"><text:span text:style-name="Source_20_Text">while</text:span> </text:p>
              </text:list-item>
              <text:list-item>
                <text:p text:style-name="P523"><text:span text:style-name="Source_20_Text">with</text:span> </text:p>
              </text:list-item>
              <text:list-item>
                <text:p text:style-name="P268"><text:span text:style-name="Source_20_Text">xor</text:span> </text:p>
              </text:list-item>
            </text:list>
            <text:p text:style-name="Text_20_body">Selain kata kunci di atas, ada juga <text:span text:style-name="Emphasis">directives</text:span> (seperti <text:span text:style-name="Source_20_Text">forward</text:span>, <text:span text:style-name="Source_20_Text">external</text:span>, <text:span text:style-name="Source_20_Text">virtual</text:span>, <text:span text:style-name="Source_20_Text">override</text:span>, <text:span text:style-name="Source_20_Text">abstract</text:span>, <text:span text:style-name="Source_20_Text">static</text:span>, <text:span text:style-name="Source_20_Text">overload</text:span>, <text:span text:style-name="Source_20_Text">reintroduce</text:span>, <text:span text:style-name="Source_20_Text">message</text:span>, <text:span text:style-name="Source_20_Text">assembler</text:span>, <text:span text:style-name="Source_20_Text">export</text:span>, <text:span text:style-name="Source_20_Text">inline</text:span>, <text:span text:style-name="Source_20_Text">near</text:span>, <text:span text:style-name="Source_20_Text">far</text:span>, <text:span text:style-name="Source_20_Text">pascal</text:span>, <text:span text:style-name="Source_20_Text">cdecl</text:span>, <text:span text:style-name="Source_20_Text">stdcall</text:span>, <text:span text:style-name="Source_20_Text">register</text:span>, <text:span text:style-name="Source_20_Text">safecall</text:span>) yang memiliki makna khusus saat digunakan dalam konteks tertentu (misalnya setelah deklarasi prosedur/fungsi) dan juga tidak bisa digunakan sebagai identifier biasa.</text:p>
            <text:p text:style-name="Horizontal_20_Line"/>
            <text:p text:style-name="Text_20_body">Silakan berikan perintah <text:span text:style-name="Source_20_Text">YAX</text:span> untuk melanjutkan ke prompt berikutnya (Lampiran B: Fungsi Pustaka Standar yang Umum Digunakan).</text:p>
          </text:section>
          <text:p text:style-name="P274">Sumber dan konten terkait</text:p>
          <text:p text:style-name="P274"><text:a xlink:type="simple" xlink:href="http://creator.bcsoft.org/wiki/NoneWiki" office:target-frame-name="_blank" xlink:show="new" text:style-name="Internet_20_link" text:visited-style-name="Visited_20_Internet_20_Link">creator.bcsoft.org </text:a></text:p>
          <text:p text:style-name="P274"><text:a xlink:type="simple" xlink:href="http://creator.bcsoft.org/wiki/NoneWiki" office:target-frame-name="_blank" xlink:show="new" text:style-name="Internet_20_link" text:visited-style-name="Visited_20_Internet_20_Link">creator.bcsoft.org</text:a></text:p>
          <text:p text:style-name="P274"><text:a xlink:type="simple" xlink:href="https://github.com/lanyawu/coline" office:target-frame-name="_blank" xlink:show="new" text:style-name="Internet_20_link" text:visited-style-name="Visited_20_Internet_20_Link">github.com </text:a></text:p>
          <text:p text:style-name="P274"><text:a xlink:type="simple" xlink:href="https://github.com/lanyawu/coline" office:target-frame-name="_blank" xlink:show="new" text:style-name="Internet_20_link" text:visited-style-name="Visited_20_Internet_20_Link">github.com</text:a></text:p>
          <text:section text:style-name="Sect1" text:name="feedback-form-129">
            <text:p text:style-name="P274"/>
          </text:section>
        </text:section>
        <text:section text:style-name="Sect1" text:name="ea74267a9c15d07e">
          <text:p text:style-name="Text_20_body"/>
          <text:section text:style-name="Sect1" text:name="user-query-content-130">
            <text:p text:style-name="P529">yax </text:p>
          </text:section>
          <text:p text:style-name="P274">Tampilkan alur berpikir</text:p>
          <text:section text:style-name="Sect2" text:name="model-response-message-contentr_ea74267a9c15d07e">
            <text:p text:style-name="Text_20_body">Tentu, berikut adalah Lampiran B yang berisi daftar pilihan fungsi dan prosedur standar Free Pascal yang sering digunakan, disajikan pada sore hari Selasa, 15 April 2025, pukul 3:08 PM WIB di Banda Aceh.</text:p>
            <text:p text:style-name="Text_20_body"><text:span text:style-name="Strong_20_Emphasis">(Jawaban untuk Prompt Isi Lampiran B: Fungsi Pustaka Standar yang Umum Digunakan)</text:span></text:p>
            <text:p text:style-name="Text_20_body"><text:span text:style-name="Strong_20_Emphasis">Lampiran B: Fungsi &amp; Prosedur Pustaka Standar Umum</text:span></text:p>
            <text:p text:style-name="Text_20_body">Lampiran ini menyediakan referensi cepat untuk beberapa fungsi dan prosedur bawaan yang paling sering digunakan dari Pustaka Runtime (RTL) dan Pustaka Komponen Dasar (FCL) Free Pascal. Daftar ini <text:span text:style-name="Strong_20_Emphasis">tidak lengkap</text:span>, tetapi mencakup fungsi-fungsi esensial yang sering ditemui. Untuk detail lengkap, parameter opsional, dan fungsi lainnya, selalu rujuk ke dokumentasi resmi FPC (RTL/FCL).</text:p>
            <text:p text:style-name="Text_20_body"><text:span text:style-name="Emphasis">Catatan: Unit </text:span><text:span text:style-name="Emphasis"><text:span text:style-name="Source_20_Text">System</text:span></text:span><text:span text:style-name="Emphasis"> selalu tersedia secara otomatis. Untuk fungsi/prosedur dari unit lain (misal </text:span><text:span text:style-name="Emphasis"><text:span text:style-name="Source_20_Text">SysUtils</text:span></text:span><text:span text:style-name="Emphasis">, </text:span><text:span text:style-name="Emphasis"><text:span text:style-name="Source_20_Text">Math</text:span></text:span><text:span text:style-name="Emphasis">), Anda perlu menambahkan nama unit tersebut ke klausa </text:span><text:span text:style-name="Emphasis"><text:span text:style-name="Source_20_Text">uses</text:span></text:span><text:span text:style-name="Emphasis">.</text:span></text:p>
            <text:p text:style-name="Text_20_body"><text:span text:style-name="Strong_20_Emphasis">Manipulasi String &amp; Konversi</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669">Nama Fungsi/Prosedur</text:p>
                </table:table-cell>
                <table:table-cell table:style-name="Table3.A1" office:value-type="string">
                  <text:p text:style-name="P669">Unit Asal</text:p>
                </table:table-cell>
                <table:table-cell table:style-name="Table3.A1" office:value-type="string">
                  <text:p text:style-name="P669">Deskripsi Singkat</text:p>
                </table:table-cell>
              </table:table-row>
              <table:table-row>
                <table:table-cell table:style-name="Table3.A1" office:value-type="string">
                  <text:p text:style-name="P554"><text:span text:style-name="Source_20_Text">Length(S)</text:span></text:p>
                </table:table-cell>
                <table:table-cell table:style-name="Table3.A1" office:value-type="string">
                  <text:p text:style-name="P554">System</text:p>
                </table:table-cell>
                <table:table-cell table:style-name="Table3.A1" office:value-type="string">
                  <text:p text:style-name="P554">Mengembalikan jumlah karakter dalam string <text:span text:style-name="Source_20_Text">S</text:span>.</text:p>
                </table:table-cell>
              </table:table-row>
              <table:table-row>
                <table:table-cell table:style-name="Table3.A1" office:value-type="string">
                  <text:p text:style-name="P554"><text:span text:style-name="Source_20_Text">Copy(S, Index, Count)</text:span></text:p>
                </table:table-cell>
                <table:table-cell table:style-name="Table3.A1" office:value-type="string">
                  <text:p text:style-name="P554">System</text:p>
                </table:table-cell>
                <table:table-cell table:style-name="Table3.A1" office:value-type="string">
                  <text:p text:style-name="P554">Mengembalikan string baru berisi <text:span text:style-name="Source_20_Text">Count</text:span> karakter dari <text:span text:style-name="Source_20_Text">S</text:span> mulai dari <text:span text:style-name="Source_20_Text">Index</text:span>.</text:p>
                </table:table-cell>
              </table:table-row>
              <table:table-row>
                <table:table-cell table:style-name="Table3.A1" office:value-type="string">
                  <text:p text:style-name="P554"><text:span text:style-name="Source_20_Text">Pos(Substr, S)</text:span></text:p>
                </table:table-cell>
                <table:table-cell table:style-name="Table3.A1" office:value-type="string">
                  <text:p text:style-name="P554">System</text:p>
                </table:table-cell>
                <table:table-cell table:style-name="Table3.A1" office:value-type="string">
                  <text:p text:style-name="P554">Mengembalikan posisi (indeks 1-based) kemunculan pertama <text:span text:style-name="Source_20_Text">Substr</text:span> dalam <text:span text:style-name="Source_20_Text">S</text:span> (0 jika tidak ada).</text:p>
                </table:table-cell>
              </table:table-row>
              <table:table-row>
                <table:table-cell table:style-name="Table3.A1" office:value-type="string">
                  <text:p text:style-name="P554"><text:span text:style-name="Source_20_Text">Delete(var S, Index, Count)</text:span></text:p>
                </table:table-cell>
                <table:table-cell table:style-name="Table3.A1" office:value-type="string">
                  <text:p text:style-name="P554">System</text:p>
                </table:table-cell>
                <table:table-cell table:style-name="Table3.A1" office:value-type="string">
                  <text:p text:style-name="P554">Menghapus <text:span text:style-name="Source_20_Text">Count</text:span> karakter dari string variabel <text:span text:style-name="Source_20_Text">S</text:span> mulai dari <text:span text:style-name="Source_20_Text">Index</text:span>.</text:p>
                </table:table-cell>
              </table:table-row>
              <table:table-row>
                <table:table-cell table:style-name="Table3.A1" office:value-type="string">
                  <text:p text:style-name="P554"><text:span text:style-name="Source_20_Text">Insert(Source, var Dest, Index)</text:span></text:p>
                </table:table-cell>
                <table:table-cell table:style-name="Table3.A1" office:value-type="string">
                  <text:p text:style-name="P554">System</text:p>
                </table:table-cell>
                <table:table-cell table:style-name="Table3.A1" office:value-type="string">
                  <text:p text:style-name="P554">Menyisipkan string <text:span text:style-name="Source_20_Text">Source</text:span> ke dalam string variabel <text:span text:style-name="Source_20_Text">Dest</text:span> pada <text:span text:style-name="Source_20_Text">Index</text:span>.</text:p>
                </table:table-cell>
              </table:table-row>
              <table:table-row>
                <table:table-cell table:style-name="Table3.A1" office:value-type="string">
                  <text:p text:style-name="P554"><text:span text:style-name="Source_20_Text">Concat(S1, S2, ...)</text:span></text:p>
                </table:table-cell>
                <table:table-cell table:style-name="Table3.A1" office:value-type="string">
                  <text:p text:style-name="P554">System</text:p>
                </table:table-cell>
                <table:table-cell table:style-name="Table3.A1" office:value-type="string">
                  <text:p text:style-name="P554">Menggabungkan beberapa string (alternatif untuk operator <text:span text:style-name="Source_20_Text">+</text:span>).</text:p>
                </table:table-cell>
              </table:table-row>
              <table:table-row>
                <table:table-cell table:style-name="Table3.A1" office:value-type="string">
                  <text:p text:style-name="P554"><text:span text:style-name="Source_20_Text">Chr(ByteValue)</text:span></text:p>
                </table:table-cell>
                <table:table-cell table:style-name="Table3.A1" office:value-type="string">
                  <text:p text:style-name="P554">System</text:p>
                </table:table-cell>
                <table:table-cell table:style-name="Table3.A1" office:value-type="string">
                  <text:p text:style-name="P554">Mengonversi nilai byte/ordinal menjadi karakter.</text:p>
                </table:table-cell>
              </table:table-row>
              <table:table-row>
                <table:table-cell table:style-name="Table3.A1" office:value-type="string">
                  <text:p text:style-name="P554"><text:span text:style-name="Source_20_Text">Ord(CharOrEnumValue)</text:span></text:p>
                </table:table-cell>
                <table:table-cell table:style-name="Table3.A1" office:value-type="string">
                  <text:p text:style-name="P554">System</text:p>
                </table:table-cell>
                <table:table-cell table:style-name="Table3.A1" office:value-type="string">
                  <text:p text:style-name="P554">Mengembalikan nilai ordinal (integer) dari karakter atau nilai enumerasi.</text:p>
                </table:table-cell>
              </table:table-row>
              <table:table-row>
                <table:table-cell table:style-name="Table3.A1" office:value-type="string">
                  <text:p text:style-name="P554"><text:span text:style-name="Source_20_Text">IntToStr(I)</text:span></text:p>
                </table:table-cell>
                <table:table-cell table:style-name="Table3.A1" office:value-type="string">
                  <text:p text:style-name="P554">SysUtils</text:p>
                </table:table-cell>
                <table:table-cell table:style-name="Table3.A1" office:value-type="string">
                  <text:p text:style-name="P554">Mengonversi nilai Integer (atau Int64) menjadi string.</text:p>
                </table:table-cell>
              </table:table-row>
              <table:table-row>
                <table:table-cell table:style-name="Table3.A1" office:value-type="string">
                  <text:p text:style-name="P554"><text:span text:style-name="Source_20_Text">StrToInt(S)</text:span></text:p>
                </table:table-cell>
                <table:table-cell table:style-name="Table3.A1" office:value-type="string">
                  <text:p text:style-name="P554">SysUtils</text:p>
                </table:table-cell>
                <table:table-cell table:style-name="Table3.A1" office:value-type="string">
                  <text:p text:style-name="P554">Mengonversi string <text:span text:style-name="Source_20_Text">S</text:span> menjadi Integer. Membangkitkan <text:span text:style-name="Source_20_Text">EConvertError</text:span> jika gagal.</text:p>
                </table:table-cell>
              </table:table-row>
              <table:table-row>
                <table:table-cell table:style-name="Table3.A1" office:value-type="string">
                  <text:p text:style-name="P554"><text:span text:style-name="Source_20_Text">StrToIntDef(S, Default)</text:span></text:p>
                </table:table-cell>
                <table:table-cell table:style-name="Table3.A1" office:value-type="string">
                  <text:p text:style-name="P554">SysUtils</text:p>
                </table:table-cell>
                <table:table-cell table:style-name="Table3.A1" office:value-type="string">
                  <text:p text:style-name="P554">Mengonversi string <text:span text:style-name="Source_20_Text">S</text:span> menjadi Integer, mengembalikan <text:span text:style-name="Source_20_Text">Default</text:span> jika gagal.</text:p>
                </table:table-cell>
              </table:table-row>
              <table:table-row>
                <table:table-cell table:style-name="Table3.A1" office:value-type="string">
                  <text:p text:style-name="P554"><text:span text:style-name="Source_20_Text">FloatToStr(F)</text:span></text:p>
                </table:table-cell>
                <table:table-cell table:style-name="Table3.A1" office:value-type="string">
                  <text:p text:style-name="P554">SysUtils</text:p>
                </table:table-cell>
                <table:table-cell table:style-name="Table3.A1" office:value-type="string">
                  <text:p text:style-name="P554">Mengonversi nilai Real (floating-point) menjadi string (format default).</text:p>
                </table:table-cell>
              </table:table-row>
              <table:table-row>
                <table:table-cell table:style-name="Table3.A1" office:value-type="string">
                  <text:p text:style-name="P554"><text:span text:style-name="Source_20_Text">FloatToStrF(F, Fmt, Prec, Dig)</text:span></text:p>
                </table:table-cell>
                <table:table-cell table:style-name="Table3.A1" office:value-type="string">
                  <text:p text:style-name="P554">SysUtils</text:p>
                </table:table-cell>
                <table:table-cell table:style-name="Table3.A1" office:value-type="string">
                  <text:p text:style-name="P554">Mengonversi Real menjadi string dengan format, presisi, dan digit terkontrol.</text:p>
                </table:table-cell>
              </table:table-row>
              <table:table-row>
                <table:table-cell table:style-name="Table3.A1" office:value-type="string">
                  <text:p text:style-name="P554"><text:span text:style-name="Source_20_Text">StrToFloat(S)</text:span></text:p>
                </table:table-cell>
                <table:table-cell table:style-name="Table3.A1" office:value-type="string">
                  <text:p text:style-name="P554">SysUtils</text:p>
                </table:table-cell>
                <table:table-cell table:style-name="Table3.A1" office:value-type="string">
                  <text:p text:style-name="P554">Mengonversi string <text:span text:style-name="Source_20_Text">S</text:span> menjadi Real. Membangkitkan <text:span text:style-name="Source_20_Text">EConvertError</text:span> jika gagal.</text:p>
                </table:table-cell>
              </table:table-row>
              <table:table-row>
                <table:table-cell table:style-name="Table3.A1" office:value-type="string">
                  <text:p text:style-name="P554"><text:span text:style-name="Source_20_Text">StrToFloatDef(S, Default)</text:span></text:p>
                </table:table-cell>
                <table:table-cell table:style-name="Table3.A1" office:value-type="string">
                  <text:p text:style-name="P554">SysUtils</text:p>
                </table:table-cell>
                <table:table-cell table:style-name="Table3.A1" office:value-type="string">
                  <text:p text:style-name="P554">Mengonversi string <text:span text:style-name="Source_20_Text">S</text:span> menjadi Real, mengembalikan <text:span text:style-name="Source_20_Text">Default</text:span> jika gagal.</text:p>
                </table:table-cell>
              </table:table-row>
              <table:table-row>
                <table:table-cell table:style-name="Table3.A1" office:value-type="string">
                  <text:p text:style-name="P554"><text:span text:style-name="Source_20_Text">UpperCase(S)</text:span></text:p>
                </table:table-cell>
                <table:table-cell table:style-name="Table3.A1" office:value-type="string">
                  <text:p text:style-name="P554">SysUtils</text:p>
                </table:table-cell>
                <table:table-cell table:style-name="Table3.A1" office:value-type="string">
                  <text:p text:style-name="P554">Mengembalikan string baru dengan semua karakter <text:span text:style-name="Source_20_Text">S</text:span> menjadi huruf besar.</text:p>
                </table:table-cell>
              </table:table-row>
              <table:table-row>
                <table:table-cell table:style-name="Table3.A1" office:value-type="string">
                  <text:p text:style-name="P554"><text:span text:style-name="Source_20_Text">LowerCase(S)</text:span></text:p>
                </table:table-cell>
                <table:table-cell table:style-name="Table3.A1" office:value-type="string">
                  <text:p text:style-name="P554">SysUtils</text:p>
                </table:table-cell>
                <table:table-cell table:style-name="Table3.A1" office:value-type="string">
                  <text:p text:style-name="P554">Mengembalikan string baru dengan semua karakter <text:span text:style-name="Source_20_Text">S</text:span> menjadi huruf kecil.</text:p>
                </table:table-cell>
              </table:table-row>
              <table:table-row>
                <table:table-cell table:style-name="Table3.A1" office:value-type="string">
                  <text:p text:style-name="P554"><text:span text:style-name="Source_20_Text">Trim(S)</text:span></text:p>
                </table:table-cell>
                <table:table-cell table:style-name="Table3.A1" office:value-type="string">
                  <text:p text:style-name="P554">SysUtils</text:p>
                </table:table-cell>
                <table:table-cell table:style-name="Table3.A1" office:value-type="string">
                  <text:p text:style-name="P554">Mengembalikan string baru dengan spasi/kontrol di awal/akhir <text:span text:style-name="Source_20_Text">S</text:span> dihapus.</text:p>
                </table:table-cell>
              </table:table-row>
              <text:soft-page-break/>
              <table:table-row>
                <table:table-cell table:style-name="Table3.A1" office:value-type="string">
                  <text:p text:style-name="P554"><text:span text:style-name="Source_20_Text">Format(FmtStr, [Args])</text:span></text:p>
                </table:table-cell>
                <table:table-cell table:style-name="Table3.A1" office:value-type="string">
                  <text:p text:style-name="P554">SysUtils</text:p>
                </table:table-cell>
                <table:table-cell table:style-name="Table3.A1" office:value-type="string">
                  <text:p text:style-name="P554">Memformat string berdasarkan <text:span text:style-name="Source_20_Text">FmtStr</text:span> (mirip <text:span text:style-name="Source_20_Text">printf</text:span> C) dengan argumen <text:span text:style-name="Source_20_Text">Args</text:span>.</text:p>
                </table:table-cell>
              </table:table-row>
              <table:table-row>
                <table:table-cell table:style-name="Table3.A1" office:value-type="string">
                  <text:p text:style-name="P554"><text:span text:style-name="Source_20_Text">string.IsNullOrEmpty(S)</text:span></text:p>
                </table:table-cell>
                <table:table-cell table:style-name="Table3.A1" office:value-type="string">
                  <text:p text:style-name="P554">SysUtils</text:p>
                </table:table-cell>
                <table:table-cell table:style-name="Table3.A1" office:value-type="string">
                  <text:p text:style-name="P554">(Metode objek string) Mengembalikan <text:span text:style-name="Source_20_Text">True</text:span> jika string <text:span text:style-name="Source_20_Text">nil</text:span> atau kosong.</text:p>
                </table:table-cell>
              </table:table-row>
            </table:table>
            <text:p text:style-name="Text_20_body">Ekspor ke Spreadsheet</text:p>
            <text:p text:style-name="Text_20_body"><text:span text:style-name="Strong_20_Emphasis">Operasi Matematika (Unit </text:span><text:span text:style-name="Strong_20_Emphasis"><text:span text:style-name="Source_20_Text">Math</text:span></text:span><text:span text:style-name="Strong_20_Emphasis">)</text:span></text:p>
            <text:p text:style-name="Text_20_body"><text:span text:style-name="Emphasis">Catatan: Perlu </text:span><text:span text:style-name="Emphasis"><text:span text:style-name="Source_20_Text">uses Math;</text:span></text:span></text:p>
            <table:table table:name="Table4" table:style-name="Table4">
              <table:table-column table:style-name="Table4.A"/>
              <table:table-column table:style-name="Table4.B"/>
              <table:table-row>
                <table:table-cell table:style-name="Table4.A1" office:value-type="string">
                  <text:p text:style-name="P669">Nama Fungsi</text:p>
                </table:table-cell>
                <table:table-cell table:style-name="Table4.A1" office:value-type="string">
                  <text:p text:style-name="P669">Deskripsi Singkat</text:p>
                </table:table-cell>
              </table:table-row>
              <table:table-row>
                <table:table-cell table:style-name="Table4.A1" office:value-type="string">
                  <text:p text:style-name="P554"><text:span text:style-name="Source_20_Text">Abs(X)</text:span></text:p>
                </table:table-cell>
                <table:table-cell table:style-name="Table4.A1" office:value-type="string">
                  <text:p text:style-name="P554">Mengembalikan nilai absolut (mutlak) dari <text:span text:style-name="Source_20_Text">X</text:span>.</text:p>
                </table:table-cell>
              </table:table-row>
              <table:table-row>
                <table:table-cell table:style-name="Table4.A1" office:value-type="string">
                  <text:p text:style-name="P554"><text:span text:style-name="Source_20_Text">Sqrt(X)</text:span></text:p>
                </table:table-cell>
                <table:table-cell table:style-name="Table4.A1" office:value-type="string">
                  <text:p text:style-name="P554">Mengembalikan akar kuadrat dari <text:span text:style-name="Source_20_Text">X</text:span> (X &gt;= 0).</text:p>
                </table:table-cell>
              </table:table-row>
              <table:table-row>
                <table:table-cell table:style-name="Table4.A1" office:value-type="string">
                  <text:p text:style-name="P554"><text:span text:style-name="Source_20_Text">Sqr(X)</text:span></text:p>
                </table:table-cell>
                <table:table-cell table:style-name="Table4.A1" office:value-type="string">
                  <text:p text:style-name="P554">Mengembalikan kuadrat dari <text:span text:style-name="Source_20_Text">X</text:span> (X * X).</text:p>
                </table:table-cell>
              </table:table-row>
              <table:table-row>
                <table:table-cell table:style-name="Table4.A1" office:value-type="string">
                  <text:p text:style-name="P554"><text:span text:style-name="Source_20_Text">Power(Base, Exponent)</text:span></text:p>
                </table:table-cell>
                <table:table-cell table:style-name="Table4.A1" office:value-type="string">
                  <text:p text:style-name="P554">Mengembalikan <text:span text:style-name="Source_20_Text">Base</text:span> pangkat <text:span text:style-name="Source_20_Text">Exponent</text:span>.</text:p>
                </table:table-cell>
              </table:table-row>
              <table:table-row>
                <table:table-cell table:style-name="Table4.A1" office:value-type="string">
                  <text:p text:style-name="P554"><text:span text:style-name="Source_20_Text">Sin(Rad)</text:span>, <text:span text:style-name="Source_20_Text">Cos(Rad)</text:span>, <text:span text:style-name="Source_20_Text">ArcTan(X)</text:span></text:p>
                </table:table-cell>
                <table:table-cell table:style-name="Table4.A1" office:value-type="string">
                  <text:p text:style-name="P554">Fungsi trigonometri dasar (argumen/hasil dalam radian).</text:p>
                </table:table-cell>
              </table:table-row>
              <table:table-row>
                <table:table-cell table:style-name="Table4.A1" office:value-type="string">
                  <text:p text:style-name="P554"><text:span text:style-name="Source_20_Text">Ln(X)</text:span>, <text:span text:style-name="Source_20_Text">Log10(X)</text:span>, <text:span text:style-name="Source_20_Text">LogN(Base, X)</text:span></text:p>
                </table:table-cell>
                <table:table-cell table:style-name="Table4.A1" office:value-type="string">
                  <text:p text:style-name="P554">Logaritma natural, basis 10, basis N.</text:p>
                </table:table-cell>
              </table:table-row>
              <table:table-row>
                <table:table-cell table:style-name="Table4.A1" office:value-type="string">
                  <text:p text:style-name="P554"><text:span text:style-name="Source_20_Text">Exp(X)</text:span></text:p>
                </table:table-cell>
                <table:table-cell table:style-name="Table4.A1" office:value-type="string">
                  <text:p text:style-name="P554">Eksponensial (e pangkat X).</text:p>
                </table:table-cell>
              </table:table-row>
              <table:table-row>
                <table:table-cell table:style-name="Table4.A1" office:value-type="string">
                  <text:p text:style-name="P554"><text:span text:style-name="Source_20_Text">Round(X)</text:span></text:p>
                </table:table-cell>
                <table:table-cell table:style-name="Table4.A1" office:value-type="string">
                  <text:p text:style-name="P554">Membulatkan Real <text:span text:style-name="Source_20_Text">X</text:span> ke nilai Integer terdekat.</text:p>
                </table:table-cell>
              </table:table-row>
              <table:table-row>
                <table:table-cell table:style-name="Table4.A1" office:value-type="string">
                  <text:p text:style-name="P554"><text:span text:style-name="Source_20_Text">Trunc(X)</text:span></text:p>
                </table:table-cell>
                <table:table-cell table:style-name="Table4.A1" office:value-type="string">
                  <text:p text:style-name="P554">Mengambil bagian Integer dari Real <text:span text:style-name="Source_20_Text">X</text:span> (memotong desimal).</text:p>
                </table:table-cell>
              </table:table-row>
              <table:table-row>
                <table:table-cell table:style-name="Table4.A1" office:value-type="string">
                  <text:p text:style-name="P554"><text:span text:style-name="Source_20_Text">Frac(X)</text:span></text:p>
                </table:table-cell>
                <table:table-cell table:style-name="Table4.A1" office:value-type="string">
                  <text:p text:style-name="P554">Mengambil bagian pecahan (desimal) dari Real <text:span text:style-name="Source_20_Text">X</text:span>.</text:p>
                </table:table-cell>
              </table:table-row>
              <table:table-row>
                <table:table-cell table:style-name="Table4.A1" office:value-type="string">
                  <text:p text:style-name="P554"><text:span text:style-name="Source_20_Text">Int(X)</text:span></text:p>
                </table:table-cell>
                <table:table-cell table:style-name="Table4.A1" office:value-type="string">
                  <text:p text:style-name="P554">Mengambil bagian Integer dari Real <text:span text:style-name="Source_20_Text">X</text:span> (pembulatan ke arah nol).</text:p>
                </table:table-cell>
              </table:table-row>
              <table:table-row>
                <table:table-cell table:style-name="Table4.A1" office:value-type="string">
                  <text:p text:style-name="P554"><text:span text:style-name="Source_20_Text">Ceil(X)</text:span></text:p>
                </table:table-cell>
                <table:table-cell table:style-name="Table4.A1" office:value-type="string">
                  <text:p text:style-name="P554">Membulatkan Real <text:span text:style-name="Source_20_Text">X</text:span> ke atas ke Integer terdekat.</text:p>
                </table:table-cell>
              </table:table-row>
              <table:table-row>
                <table:table-cell table:style-name="Table4.A1" office:value-type="string">
                  <text:p text:style-name="P554"><text:span text:style-name="Source_20_Text">Floor(X)</text:span></text:p>
                </table:table-cell>
                <table:table-cell table:style-name="Table4.A1" office:value-type="string">
                  <text:p text:style-name="P554">Membulatkan Real <text:span text:style-name="Source_20_Text">X</text:span> ke bawah ke Integer terdekat.</text:p>
                </table:table-cell>
              </table:table-row>
              <table:table-row>
                <table:table-cell table:style-name="Table4.A1" office:value-type="string">
                  <text:p text:style-name="P554"><text:span text:style-name="Source_20_Text">Min(A, B)</text:span>, <text:span text:style-name="Source_20_Text">Max(A, B)</text:span></text:p>
                </table:table-cell>
                <table:table-cell table:style-name="Table4.A1" office:value-type="string">
                  <text:p text:style-name="P554">Mengembalikan nilai minimum/maksimum dari dua nilai (berbagai tipe).</text:p>
                </table:table-cell>
              </table:table-row>
              <table:table-row>
                <table:table-cell table:style-name="Table4.A1" office:value-type="string">
                  <text:p text:style-name="P554"><text:span text:style-name="Source_20_Text">Random</text:span></text:p>
                </table:table-cell>
                <table:table-cell table:style-name="Table4.A1" office:value-type="string">
                  <text:p text:style-name="P554">Menghasilkan angka acak Real antara 0 (inklusif) dan 1 (eksklusif).</text:p>
                </table:table-cell>
              </table:table-row>
              <table:table-row>
                <table:table-cell table:style-name="Table4.A1" office:value-type="string">
                  <text:p text:style-name="P554"><text:span text:style-name="Source_20_Text">Random(Range)</text:span></text:p>
                </table:table-cell>
                <table:table-cell table:style-name="Table4.A1" office:value-type="string">
                  <text:p text:style-name="P554">Menghasilkan angka acak Integer antara 0 (inklusif) dan <text:span text:style-name="Source_20_Text">Range</text:span> (eksklusif).</text:p>
                </table:table-cell>
              </table:table-row>
              <table:table-row>
                <table:table-cell table:style-name="Table4.A1" office:value-type="string">
                  <text:p text:style-name="P554"><text:span text:style-name="Source_20_Text">Pi</text:span></text:p>
                </table:table-cell>
                <table:table-cell table:style-name="Table4.A1" office:value-type="string">
                  <text:p text:style-name="P554">Konstanta yang menyimpan nilai Pi (~3.14159...).</text:p>
                </table:table-cell>
              </table:table-row>
            </table:table>
            <text:p text:style-name="Text_20_body">Ekspor ke Spreadsheet</text:p>
            <text:p text:style-name="Text_20_body"><text:span text:style-name="Strong_20_Emphasis">Operasi File &amp; Direktori (Unit </text:span><text:span text:style-name="Strong_20_Emphasis"><text:span text:style-name="Source_20_Text">SysUtils</text:span></text:span><text:span text:style-name="Strong_20_Emphasis">)</text:span></text:p>
            <text:p text:style-name="Text_20_body"><text:span text:style-name="Emphasis">Catatan: Perlu </text:span><text:span text:style-name="Emphasis"><text:span text:style-name="Source_20_Text">uses SysUtils;</text:span></text:span></text:p>
            <table:table table:name="Table5" table:style-name="Table5">
              <table:table-column table:style-name="Table5.A"/>
              <table:table-column table:style-name="Table5.B"/>
              <table:table-row>
                <table:table-cell table:style-name="Table5.A1" office:value-type="string">
                  <text:p text:style-name="P669">Nama Fungsi/Prosedur</text:p>
                </table:table-cell>
                <table:table-cell table:style-name="Table5.A1" office:value-type="string">
                  <text:p text:style-name="P669">Deskripsi Singkat</text:p>
                </table:table-cell>
              </table:table-row>
              <table:table-row>
                <table:table-cell table:style-name="Table5.A1" office:value-type="string">
                  <text:p text:style-name="P554"><text:span text:style-name="Source_20_Text">FileExists(FileName)</text:span></text:p>
                </table:table-cell>
                <table:table-cell table:style-name="Table5.A1" office:value-type="string">
                  <text:p text:style-name="P554">Mengembalikan <text:span text:style-name="Source_20_Text">True</text:span> jika file dengan <text:soft-page-break/>nama <text:span text:style-name="Source_20_Text">FileName</text:span> ada.</text:p>
                </table:table-cell>
              </table:table-row>
              <table:table-row>
                <table:table-cell table:style-name="Table5.A1" office:value-type="string">
                  <text:p text:style-name="P554"><text:span text:style-name="Source_20_Text">DirectoryExists(DirName)</text:span></text:p>
                </table:table-cell>
                <table:table-cell table:style-name="Table5.A1" office:value-type="string">
                  <text:p text:style-name="P554">Mengembalikan <text:span text:style-name="Source_20_Text">True</text:span> jika direktori <text:span text:style-name="Source_20_Text">DirName</text:span> ada.</text:p>
                </table:table-cell>
              </table:table-row>
              <table:table-row>
                <table:table-cell table:style-name="Table5.A1" office:value-type="string">
                  <text:p text:style-name="P554"><text:span text:style-name="Source_20_Text">DeleteFile(FileName)</text:span></text:p>
                </table:table-cell>
                <table:table-cell table:style-name="Table5.A1" office:value-type="string">
                  <text:p text:style-name="P554">Menghapus file <text:span text:style-name="Source_20_Text">FileName</text:span>. Mengembalikan <text:span text:style-name="Source_20_Text">True</text:span> jika berhasil.</text:p>
                </table:table-cell>
              </table:table-row>
              <table:table-row>
                <table:table-cell table:style-name="Table5.A1" office:value-type="string">
                  <text:p text:style-name="P554"><text:span text:style-name="Source_20_Text">RenameFile(OldName, NewName)</text:span></text:p>
                </table:table-cell>
                <table:table-cell table:style-name="Table5.A1" office:value-type="string">
                  <text:p text:style-name="P554">Mengganti nama atau memindahkan file. Mengembalikan <text:span text:style-name="Source_20_Text">True</text:span> jika berhasil.</text:p>
                </table:table-cell>
              </table:table-row>
              <table:table-row>
                <table:table-cell table:style-name="Table5.A1" office:value-type="string">
                  <text:p text:style-name="P554"><text:span text:style-name="Source_20_Text">CreateDir(DirName)</text:span></text:p>
                </table:table-cell>
                <table:table-cell table:style-name="Table5.A1" office:value-type="string">
                  <text:p text:style-name="P554">Membuat direktori baru <text:span text:style-name="Source_20_Text">DirName</text:span>. Mengembalikan <text:span text:style-name="Source_20_Text">True</text:span> jika berhasil.</text:p>
                </table:table-cell>
              </table:table-row>
              <table:table-row>
                <table:table-cell table:style-name="Table5.A1" office:value-type="string">
                  <text:p text:style-name="P554"><text:span text:style-name="Source_20_Text">RemoveDir(DirName)</text:span></text:p>
                </table:table-cell>
                <table:table-cell table:style-name="Table5.A1" office:value-type="string">
                  <text:p text:style-name="P554">Menghapus direktori <text:span text:style-name="Source_20_Text">DirName</text:span> (harus kosong). Mengembalikan <text:span text:style-name="Source_20_Text">True</text:span> jika berhasil.</text:p>
                </table:table-cell>
              </table:table-row>
              <table:table-row>
                <table:table-cell table:style-name="Table5.A1" office:value-type="string">
                  <text:p text:style-name="P554"><text:span text:style-name="Source_20_Text">GetCurrentDir</text:span></text:p>
                </table:table-cell>
                <table:table-cell table:style-name="Table5.A1" office:value-type="string">
                  <text:p text:style-name="P554">Mengembalikan path direktori kerja saat ini sebagai string.</text:p>
                </table:table-cell>
              </table:table-row>
              <table:table-row>
                <table:table-cell table:style-name="Table5.A1" office:value-type="string">
                  <text:p text:style-name="P554"><text:span text:style-name="Source_20_Text">SetCurrentDir(DirName)</text:span></text:p>
                </table:table-cell>
                <table:table-cell table:style-name="Table5.A1" office:value-type="string">
                  <text:p text:style-name="P554">Mengubah direktori kerja saat ini. Mengembalikan <text:span text:style-name="Source_20_Text">True</text:span> jika berhasil.</text:p>
                </table:table-cell>
              </table:table-row>
              <table:table-row>
                <table:table-cell table:style-name="Table5.A1" office:value-type="string">
                  <text:p text:style-name="P554"><text:span text:style-name="Source_20_Text">ExtractFileName(Path)</text:span></text:p>
                </table:table-cell>
                <table:table-cell table:style-name="Table5.A1" office:value-type="string">
                  <text:p text:style-name="P554">Mengambil nama file dari path lengkap.</text:p>
                </table:table-cell>
              </table:table-row>
              <table:table-row>
                <table:table-cell table:style-name="Table5.A1" office:value-type="string">
                  <text:p text:style-name="P554"><text:span text:style-name="Source_20_Text">ExtractFilePath(Path)</text:span></text:p>
                </table:table-cell>
                <table:table-cell table:style-name="Table5.A1" office:value-type="string">
                  <text:p text:style-name="P554">Mengambil path direktori dari path lengkap (termasuk backslash/slash akhir).</text:p>
                </table:table-cell>
              </table:table-row>
              <table:table-row>
                <table:table-cell table:style-name="Table5.A1" office:value-type="string">
                  <text:p text:style-name="P554"><text:span text:style-name="Source_20_Text">ExtractFileExt(Path)</text:span></text:p>
                </table:table-cell>
                <table:table-cell table:style-name="Table5.A1" office:value-type="string">
                  <text:p text:style-name="P554">Mengambil ekstensi file (termasuk titik) dari path.</text:p>
                </table:table-cell>
              </table:table-row>
              <table:table-row>
                <table:table-cell table:style-name="Table5.A1" office:value-type="string">
                  <text:p text:style-name="P554"><text:span text:style-name="Source_20_Text">IncludeTrailingPathDelimiter(Path)</text:span></text:p>
                </table:table-cell>
                <table:table-cell table:style-name="Table5.A1" office:value-type="string">
                  <text:p text:style-name="P554">Memastikan path diakhiri dengan <text:span text:style-name="Source_20_Text">\</text:span> atau <text:span text:style-name="Source_20_Text">/</text:span>.</text:p>
                </table:table-cell>
              </table:table-row>
              <table:table-row>
                <table:table-cell table:style-name="Table5.A1" office:value-type="string">
                  <text:p text:style-name="P554"><text:span text:style-name="Source_20_Text">ExcludeTrailingPathDelimiter(Path)</text:span></text:p>
                </table:table-cell>
                <table:table-cell table:style-name="Table5.A1" office:value-type="string">
                  <text:p text:style-name="P554">Memastikan path tidak diakhiri dengan <text:span text:style-name="Source_20_Text">\</text:span> atau <text:span text:style-name="Source_20_Text">/</text:span>.</text:p>
                </table:table-cell>
              </table:table-row>
            </table:table>
            <text:p text:style-name="Text_20_body">Ekspor ke Spreadsheet</text:p>
            <text:p text:style-name="Text_20_body"><text:span text:style-name="Strong_20_Emphasis">Fungsi Tanggal &amp; Waktu (Unit </text:span><text:span text:style-name="Strong_20_Emphasis"><text:span text:style-name="Source_20_Text">SysUtils</text:span></text:span><text:span text:style-name="Strong_20_Emphasis">)</text:span></text:p>
            <text:p text:style-name="Text_20_body"><text:span text:style-name="Emphasis">Catatan: Perlu </text:span><text:span text:style-name="Emphasis"><text:span text:style-name="Source_20_Text">uses SysUtils;</text:span></text:span></text:p>
            <table:table table:name="Table6" table:style-name="Table6">
              <table:table-column table:style-name="Table6.A"/>
              <table:table-column table:style-name="Table6.B"/>
              <table:table-row>
                <table:table-cell table:style-name="Table6.A1" office:value-type="string">
                  <text:p text:style-name="P669">Nama Fungsi/Prosedur</text:p>
                </table:table-cell>
                <table:table-cell table:style-name="Table6.A1" office:value-type="string">
                  <text:p text:style-name="P669">Deskripsi Singkat</text:p>
                </table:table-cell>
              </table:table-row>
              <table:table-row>
                <table:table-cell table:style-name="Table6.A1" office:value-type="string">
                  <text:p text:style-name="P554"><text:span text:style-name="Source_20_Text">Now</text:span></text:p>
                </table:table-cell>
                <table:table-cell table:style-name="Table6.A1" office:value-type="string">
                  <text:p text:style-name="P554">Mengembalikan tanggal dan waktu saat ini sebagai <text:span text:style-name="Source_20_Text">TDateTime</text:span>.</text:p>
                </table:table-cell>
              </table:table-row>
              <table:table-row>
                <table:table-cell table:style-name="Table6.A1" office:value-type="string">
                  <text:p text:style-name="P554"><text:span text:style-name="Source_20_Text">Date</text:span></text:p>
                </table:table-cell>
                <table:table-cell table:style-name="Table6.A1" office:value-type="string">
                  <text:p text:style-name="P554">Mengembalikan tanggal saat ini (waktu 00:00:00) sebagai <text:span text:style-name="Source_20_Text">TDateTime</text:span>.</text:p>
                </table:table-cell>
              </table:table-row>
              <table:table-row>
                <table:table-cell table:style-name="Table6.A1" office:value-type="string">
                  <text:p text:style-name="P554"><text:span text:style-name="Source_20_Text">Time</text:span></text:p>
                </table:table-cell>
                <table:table-cell table:style-name="Table6.A1" office:value-type="string">
                  <text:p text:style-name="P554">Mengembalikan waktu saat ini (tanggal 0) sebagai <text:span text:style-name="Source_20_Text">TDateTime</text:span>.</text:p>
                </table:table-cell>
              </table:table-row>
              <table:table-row>
                <table:table-cell table:style-name="Table6.A1" office:value-type="string">
                  <text:p text:style-name="P554"><text:span text:style-name="Source_20_Text">DateTimeToStr(DT)</text:span></text:p>
                </table:table-cell>
                <table:table-cell table:style-name="Table6.A1" office:value-type="string">
                  <text:p text:style-name="P554">Mengonversi <text:span text:style-name="Source_20_Text">TDateTime</text:span> <text:span text:style-name="Source_20_Text">DT</text:span> ke string (format locale default).</text:p>
                </table:table-cell>
              </table:table-row>
              <table:table-row>
                <table:table-cell table:style-name="Table6.A1" office:value-type="string">
                  <text:p text:style-name="P554"><text:span text:style-name="Source_20_Text">DateToStr(DT)</text:span></text:p>
                </table:table-cell>
                <table:table-cell table:style-name="Table6.A1" office:value-type="string">
                  <text:p text:style-name="P554">Mengonversi bagian tanggal <text:span text:style-name="Source_20_Text">DT</text:span> ke string.</text:p>
                </table:table-cell>
              </table:table-row>
              <table:table-row>
                <table:table-cell table:style-name="Table6.A1" office:value-type="string">
                  <text:p text:style-name="P554"><text:span text:style-name="Source_20_Text">TimeToStr(DT)</text:span></text:p>
                </table:table-cell>
                <table:table-cell table:style-name="Table6.A1" office:value-type="string">
                  <text:p text:style-name="P554">Mengonversi bagian waktu <text:span text:style-name="Source_20_Text">DT</text:span> ke string.</text:p>
                </table:table-cell>
              </table:table-row>
              <text:soft-page-break/>
              <table:table-row>
                <table:table-cell table:style-name="Table6.A1" office:value-type="string">
                  <text:p text:style-name="P554"><text:span text:style-name="Source_20_Text">FormatDateTime(FmtStr, DT)</text:span></text:p>
                </table:table-cell>
                <table:table-cell table:style-name="Table6.A1" office:value-type="string">
                  <text:p text:style-name="P554">Mengonversi <text:span text:style-name="Source_20_Text">TDateTime</text:span> <text:span text:style-name="Source_20_Text">DT</text:span> ke string menggunakan format <text:span text:style-name="Source_20_Text">FmtStr</text:span>.</text:p>
                </table:table-cell>
              </table:table-row>
              <table:table-row>
                <table:table-cell table:style-name="Table6.A1" office:value-type="string">
                  <text:p text:style-name="P554"><text:span text:style-name="Source_20_Text">StrToDateTime(S)</text:span>, <text:span text:style-name="Source_20_Text">StrToDate(S)</text:span>, <text:span text:style-name="Source_20_Text">StrToTime(S)</text:span></text:p>
                </table:table-cell>
                <table:table-cell table:style-name="Table6.A1" office:value-type="string">
                  <text:p text:style-name="P554">Mengonversi string <text:span text:style-name="Source_20_Text">S</text:span> ke <text:span text:style-name="Source_20_Text">TDateTime</text:span>. Membangkitkan <text:span text:style-name="Source_20_Text">EConvertError</text:span> jika gagal.</text:p>
                </table:table-cell>
              </table:table-row>
              <table:table-row>
                <table:table-cell table:style-name="Table6.A1" office:value-type="string">
                  <text:p text:style-name="P554"><text:span text:style-name="Source_20_Text">DayOfWeek(DT)</text:span></text:p>
                </table:table-cell>
                <table:table-cell table:style-name="Table6.A1" office:value-type="string">
                  <text:p text:style-name="P554">Mengembalikan hari dalam minggu (1=Minggu, 2=Senin, ..., 7=Sabtu).</text:p>
                </table:table-cell>
              </table:table-row>
              <table:table-row>
                <table:table-cell table:style-name="Table6.A1" office:value-type="string">
                  <text:p text:style-name="P554"><text:span text:style-name="Source_20_Text">DecodeDate(DT, var Y, var M, var D)</text:span></text:p>
                </table:table-cell>
                <table:table-cell table:style-name="Table6.A1" office:value-type="string">
                  <text:p text:style-name="P554">Memecah <text:span text:style-name="Source_20_Text">TDateTime</text:span> <text:span text:style-name="Source_20_Text">DT</text:span> menjadi Tahun (Y), Bulan (M), Hari (D).</text:p>
                </table:table-cell>
              </table:table-row>
              <table:table-row>
                <table:table-cell table:style-name="Table6.A1" office:value-type="string">
                  <text:p text:style-name="P554"><text:span text:style-name="Source_20_Text">DecodeTime(DT, var H, var Min, var S, var MS)</text:span></text:p>
                </table:table-cell>
                <table:table-cell table:style-name="Table6.A1" office:value-type="string">
                  <text:p text:style-name="P554">Memecah <text:span text:style-name="Source_20_Text">TDateTime</text:span> <text:span text:style-name="Source_20_Text">DT</text:span> menjadi Jam (H), Menit (Min), Detik (S), Milidetik (MS).</text:p>
                </table:table-cell>
              </table:table-row>
              <table:table-row>
                <table:table-cell table:style-name="Table6.A1" office:value-type="string">
                  <text:p text:style-name="P554"><text:span text:style-name="Source_20_Text">EncodeDate(Y, M, D)</text:span></text:p>
                </table:table-cell>
                <table:table-cell table:style-name="Table6.A1" office:value-type="string">
                  <text:p text:style-name="P554">Membuat <text:span text:style-name="Source_20_Text">TDateTime</text:span> dari komponen Tahun, Bulan, Hari.</text:p>
                </table:table-cell>
              </table:table-row>
              <table:table-row>
                <table:table-cell table:style-name="Table6.A1" office:value-type="string">
                  <text:p text:style-name="P554"><text:span text:style-name="Source_20_Text">EncodeTime(H, Min, S, MS)</text:span></text:p>
                </table:table-cell>
                <table:table-cell table:style-name="Table6.A1" office:value-type="string">
                  <text:p text:style-name="P554">Membuat <text:span text:style-name="Source_20_Text">TDateTime</text:span> dari komponen Jam, Menit, Detik, Milidetik.</text:p>
                </table:table-cell>
              </table:table-row>
            </table:table>
            <text:p text:style-name="Text_20_body">Ekspor ke Spreadsheet</text:p>
            <text:p text:style-name="Text_20_body"><text:span text:style-name="Strong_20_Emphasis">Lain-lain</text:span></text:p>
            <table:table table:name="Table7" table:style-name="Table7">
              <table:table-column table:style-name="Table7.A"/>
              <table:table-column table:style-name="Table7.B"/>
              <table:table-column table:style-name="Table7.C"/>
              <table:table-row>
                <table:table-cell table:style-name="Table7.A1" office:value-type="string">
                  <text:p text:style-name="P669">Nama Fungsi/Prosedur</text:p>
                </table:table-cell>
                <table:table-cell table:style-name="Table7.A1" office:value-type="string">
                  <text:p text:style-name="P669">Unit Asal</text:p>
                </table:table-cell>
                <table:table-cell table:style-name="Table7.A1" office:value-type="string">
                  <text:p text:style-name="P669">Deskripsi Singkat</text:p>
                </table:table-cell>
              </table:table-row>
              <table:table-row>
                <table:table-cell table:style-name="Table7.A1" office:value-type="string">
                  <text:p text:style-name="P554"><text:span text:style-name="Source_20_Text">Exit</text:span></text:p>
                </table:table-cell>
                <table:table-cell table:style-name="Table7.A1" office:value-type="string">
                  <text:p text:style-name="P554">System</text:p>
                </table:table-cell>
                <table:table-cell table:style-name="Table7.A1" office:value-type="string">
                  <text:p text:style-name="P554">Keluar segera dari prosedur atau fungsi saat ini.</text:p>
                </table:table-cell>
              </table:table-row>
              <table:table-row>
                <table:table-cell table:style-name="Table7.A1" office:value-type="string">
                  <text:p text:style-name="P554"><text:span text:style-name="Source_20_Text">Break</text:span></text:p>
                </table:table-cell>
                <table:table-cell table:style-name="Table7.A1" office:value-type="string">
                  <text:p text:style-name="P554">System</text:p>
                </table:table-cell>
                <table:table-cell table:style-name="Table7.A1" office:value-type="string">
                  <text:p text:style-name="P554">Keluar segera dari loop (<text:span text:style-name="Source_20_Text">for</text:span>, <text:span text:style-name="Source_20_Text">while</text:span>, <text:span text:style-name="Source_20_Text">repeat</text:span>) terdalam saat ini.</text:p>
                </table:table-cell>
              </table:table-row>
              <table:table-row>
                <table:table-cell table:style-name="Table7.A1" office:value-type="string">
                  <text:p text:style-name="P554"><text:span text:style-name="Source_20_Text">Continue</text:span></text:p>
                </table:table-cell>
                <table:table-cell table:style-name="Table7.A1" office:value-type="string">
                  <text:p text:style-name="P554">System</text:p>
                </table:table-cell>
                <table:table-cell table:style-name="Table7.A1" office:value-type="string">
                  <text:p text:style-name="P554">Lanjut ke iterasi berikutnya dari loop terdalam saat ini.</text:p>
                </table:table-cell>
              </table:table-row>
              <table:table-row>
                <table:table-cell table:style-name="Table7.A1" office:value-type="string">
                  <text:p text:style-name="P554"><text:span text:style-name="Source_20_Text">Halt</text:span> / <text:span text:style-name="Source_20_Text">Halt(ExitCode)</text:span></text:p>
                </table:table-cell>
                <table:table-cell table:style-name="Table7.A1" office:value-type="string">
                  <text:p text:style-name="P554">System</text:p>
                </table:table-cell>
                <table:table-cell table:style-name="Table7.A1" office:value-type="string">
                  <text:p text:style-name="P554">Menghentikan eksekusi program segera (opsional dengan kode keluar).</text:p>
                </table:table-cell>
              </table:table-row>
              <table:table-row>
                <table:table-cell table:style-name="Table7.A1" office:value-type="string">
                  <text:p text:style-name="P554"><text:span text:style-name="Source_20_Text">ParamCount</text:span></text:p>
                </table:table-cell>
                <table:table-cell table:style-name="Table7.A1" office:value-type="string">
                  <text:p text:style-name="P554">System</text:p>
                </table:table-cell>
                <table:table-cell table:style-name="Table7.A1" office:value-type="string">
                  <text:p text:style-name="P554">Mengembalikan jumlah argumen yang dilewatkan ke program dari command line.</text:p>
                </table:table-cell>
              </table:table-row>
              <table:table-row>
                <table:table-cell table:style-name="Table7.A1" office:value-type="string">
                  <text:p text:style-name="P554"><text:span text:style-name="Source_20_Text">ParamStr(Index)</text:span></text:p>
                </table:table-cell>
                <table:table-cell table:style-name="Table7.A1" office:value-type="string">
                  <text:p text:style-name="P554">System</text:p>
                </table:table-cell>
                <table:table-cell table:style-name="Table7.A1" office:value-type="string">
                  <text:p text:style-name="P554">Mengembalikan argumen command line ke-<text:span text:style-name="Source_20_Text">Index</text:span> (0 adalah nama program itu sendiri).</text:p>
                </table:table-cell>
              </table:table-row>
              <table:table-row>
                <table:table-cell table:style-name="Table7.A1" office:value-type="string">
                  <text:p text:style-name="P554"><text:span text:style-name="Source_20_Text">SizeOf(TypeOrVariable)</text:span></text:p>
                </table:table-cell>
                <table:table-cell table:style-name="Table7.A1" office:value-type="string">
                  <text:p text:style-name="P554">System</text:p>
                </table:table-cell>
                <table:table-cell table:style-name="Table7.A1" office:value-type="string">
                  <text:p text:style-name="P554">Mengembalikan ukuran (dalam byte) dari tipe data atau variabel.</text:p>
                </table:table-cell>
              </table:table-row>
              <table:table-row>
                <table:table-cell table:style-name="Table7.A1" office:value-type="string">
                  <text:p text:style-name="P554"><text:span text:style-name="Source_20_Text">Randomize</text:span></text:p>
                </table:table-cell>
                <table:table-cell table:style-name="Table7.A1" office:value-type="string">
                  <text:p text:style-name="P554">System</text:p>
                </table:table-cell>
                <table:table-cell table:style-name="Table7.A1" office:value-type="string">
                  <text:p text:style-name="P554">Menginisialisasi generator angka acak (biasanya dipanggil sekali di awal program).</text:p>
                </table:table-cell>
              </table:table-row>
              <table:table-row>
                <table:table-cell table:style-name="Table7.A1" office:value-type="string">
                  <text:p text:style-name="P554"><text:span text:style-name="Source_20_Text">Inc(IntVar [, N])</text:span></text:p>
                </table:table-cell>
                <table:table-cell table:style-name="Table7.A1" office:value-type="string">
                  <text:p text:style-name="P554">System</text:p>
                </table:table-cell>
                <table:table-cell table:style-name="Table7.A1" office:value-type="string">
                  <text:p text:style-name="P554">Menaikkan nilai variabel Integer <text:span text:style-name="Source_20_Text">IntVar</text:span> sebanyak 1 (atau N). Lebih efisien dari <text:span text:style-name="Source_20_Text">+</text:span>.</text:p>
                </table:table-cell>
              </table:table-row>
              <table:table-row>
                <table:table-cell table:style-name="Table7.A1" office:value-type="string">
                  <text:p text:style-name="P554"><text:span text:style-name="Source_20_Text">Dec(IntVar [, N])</text:span></text:p>
                </table:table-cell>
                <table:table-cell table:style-name="Table7.A1" office:value-type="string">
                  <text:p text:style-name="P554">System</text:p>
                </table:table-cell>
                <table:table-cell table:style-name="Table7.A1" office:value-type="string">
                  <text:p text:style-name="P554">Menurunkan nilai variabel Integer <text:span text:style-name="Source_20_Text">IntVar</text:span> sebanyak 1 (atau N). Lebih efisien dari <text:span text:style-name="Source_20_Text">-</text:span>.</text:p>
                </table:table-cell>
              </table:table-row>
              <table:table-row>
                <table:table-cell table:style-name="Table7.A1" office:value-type="string">
                  <text:p text:style-name="P554"><text:span text:style-name="Source_20_Text">Assigned(PtrOrObj)</text:span></text:p>
                </table:table-cell>
                <table:table-cell table:style-name="Table7.A1" office:value-type="string">
                  <text:p text:style-name="P554">System</text:p>
                </table:table-cell>
                <table:table-cell table:style-name="Table7.A1" office:value-type="string">
                  <text:p text:style-name="P554">Mengembalikan <text:span text:style-name="Source_20_Text">True</text:span> jika pointer atau referensi objek tidak <text:span text:style-name="Source_20_Text">nil</text:span>.</text:p>
                </table:table-cell>
              </table:table-row>
              <table:table-row>
                <table:table-cell table:style-name="Table7.A1" office:value-type="string">
                  <text:p text:style-name="P554"><text:span text:style-name="Source_20_Text">Low(OrdinalOrArray</text:span><text:soft-page-break/><text:span text:style-name="Source_20_Text">)</text:span></text:p>
                </table:table-cell>
                <table:table-cell table:style-name="Table7.A1" office:value-type="string">
                  <text:p text:style-name="P554">System</text:p>
                </table:table-cell>
                <table:table-cell table:style-name="Table7.A1" office:value-type="string">
                  <text:p text:style-name="P554">Mengembalikan nilai/indeks terendah dari tipe <text:soft-page-break/>ordinal atau array.</text:p>
                </table:table-cell>
              </table:table-row>
              <table:table-row>
                <table:table-cell table:style-name="Table7.A1" office:value-type="string">
                  <text:p text:style-name="P554"><text:span text:style-name="Source_20_Text">High(OrdinalOrArray)</text:span></text:p>
                </table:table-cell>
                <table:table-cell table:style-name="Table7.A1" office:value-type="string">
                  <text:p text:style-name="P554">System</text:p>
                </table:table-cell>
                <table:table-cell table:style-name="Table7.A1" office:value-type="string">
                  <text:p text:style-name="P554">Mengembalikan nilai/indeks tertinggi dari tipe ordinal atau array.</text:p>
                </table:table-cell>
              </table:table-row>
            </table:table>
            <text:p text:style-name="Text_20_body">Ekspor ke Spreadsheet</text:p>
            <text:p text:style-name="Text_20_body">Daftar ini diharapkan dapat menjadi referensi cepat yang berguna saat Anda mengembangkan aplikasi dengan Free Pascal.</text:p>
            <text:p text:style-name="Horizontal_20_Line"/>
            <text:p text:style-name="Text_20_body">Silakan berikan perintah <text:span text:style-name="Source_20_Text">YAX</text:span> untuk melanjutkan ke prompt berikutnya (Lampiran C: Tabel Operator).</text:p>
          </text:section>
          <text:section text:style-name="Sect1" text:name="feedback-form-130">
            <text:p text:style-name="P274"/>
          </text:section>
        </text:section>
        <text:section text:style-name="Sect1" text:name="99b415c8b73950fa">
          <text:p text:style-name="Text_20_body"/>
          <text:section text:style-name="Sect1" text:name="user-query-content-131">
            <text:p text:style-name="P529">yax </text:p>
          </text:section>
          <text:p text:style-name="P274">Tampilkan alur berpikir</text:p>
          <text:section text:style-name="Sect2" text:name="model-response-message-contentr_99b415c8b73950fa">
            <text:p text:style-name="Text_20_body">Baik, ini adalah lampiran terakhir, Lampiran C, yang merangkum operator-operator dalam Free Pascal, disajikan pada pukul 3:09 PM WIB, Selasa 15 April 2025, di Banda Aceh.</text:p>
            <text:p text:style-name="Text_20_body"><text:span text:style-name="Strong_20_Emphasis">(Jawaban untuk Prompt Isi Lampiran C: Tabel Operator)</text:span></text:p>
            <text:p text:style-name="Text_20_body"><text:span text:style-name="Strong_20_Emphasis">Lampiran C: Tabel Operator Free Pascal dan Prioritasnya</text:span></text:p>
            <text:p text:style-name="Text_20_body">Tabel berikut merangkum operator-operator utama yang tersedia dalam Free Pascal, dikelompokkan berdasarkan tingkat prioritas (precedence) dari yang tertinggi (dieksekusi lebih dulu) hingga terendah. Operator dalam kelompok prioritas yang sama umumnya dievaluasi dari kiri ke kan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69">Prioritas</text:p>
                </table:table-cell>
                <table:table-cell table:style-name="Table8.A1" office:value-type="string">
                  <text:p text:style-name="P669">Operator</text:p>
                </table:table-cell>
                <table:table-cell table:style-name="Table8.A1" office:value-type="string">
                  <text:p text:style-name="P669">Deskripsi Operasi</text:p>
                </table:table-cell>
                <table:table-cell table:style-name="Table8.A1" office:value-type="string">
                  <text:p text:style-name="P669">Jenis Operasi</text:p>
                </table:table-cell>
              </table:table-row>
              <table:table-row>
                <table:table-cell table:style-name="Table8.A1" office:value-type="string">
                  <text:p text:style-name="P554"><text:span text:style-name="Strong_20_Emphasis">Tertinggi</text:span></text:p>
                </table:table-cell>
                <table:table-cell table:style-name="Table8.A1" office:value-type="string">
                  <text:p text:style-name="P554"><text:span text:style-name="Source_20_Text">@</text:span></text:p>
                </table:table-cell>
                <table:table-cell table:style-name="Table8.A1" office:value-type="string">
                  <text:p text:style-name="P554">Mengambil alamat memori (Address-of)</text:p>
                </table:table-cell>
                <table:table-cell table:style-name="Table8.A1" office:value-type="string">
                  <text:p text:style-name="P554">Pointer (Unary)</text:p>
                </table:table-cell>
              </table:table-row>
              <table:table-row>
                <table:table-cell table:style-name="Table8.A1" office:value-type="string">
                  <text:p text:style-name="P555"/>
                </table:table-cell>
                <table:table-cell table:style-name="Table8.A1" office:value-type="string">
                  <text:p text:style-name="P554"><text:span text:style-name="Source_20_Text">not</text:span></text:p>
                </table:table-cell>
                <table:table-cell table:style-name="Table8.A1" office:value-type="string">
                  <text:p text:style-name="P554">Negasi Logika / Bitwise NOT</text:p>
                </table:table-cell>
                <table:table-cell table:style-name="Table8.A1" office:value-type="string">
                  <text:p text:style-name="P554">Logika/Bitwise (Unary)</text:p>
                </table:table-cell>
              </table:table-row>
              <table:table-row>
                <table:table-cell table:style-name="Table8.A1" office:value-type="string">
                  <text:p text:style-name="P555"/>
                </table:table-cell>
                <table:table-cell table:style-name="Table8.A1" office:value-type="string">
                  <text:p text:style-name="P554"><text:span text:style-name="Source_20_Text">+</text:span></text:p>
                </table:table-cell>
                <table:table-cell table:style-name="Table8.A1" office:value-type="string">
                  <text:p text:style-name="P554">Tanda Positif (Unary Plus)</text:p>
                </table:table-cell>
                <table:table-cell table:style-name="Table8.A1" office:value-type="string">
                  <text:p text:style-name="P554">Aritmatika (Unary)</text:p>
                </table:table-cell>
              </table:table-row>
              <table:table-row>
                <table:table-cell table:style-name="Table8.A1" office:value-type="string">
                  <text:p text:style-name="P555"/>
                </table:table-cell>
                <table:table-cell table:style-name="Table8.A1" office:value-type="string">
                  <text:p text:style-name="P554"><text:span text:style-name="Source_20_Text">-</text:span></text:p>
                </table:table-cell>
                <table:table-cell table:style-name="Table8.A1" office:value-type="string">
                  <text:p text:style-name="P554">Tanda Negatif (Unary Minus)</text:p>
                </table:table-cell>
                <table:table-cell table:style-name="Table8.A1" office:value-type="string">
                  <text:p text:style-name="P554">Aritmatika (Unary)</text:p>
                </table:table-cell>
              </table:table-row>
              <table:table-row>
                <table:table-cell table:style-name="Table8.A1" office:value-type="string">
                  <text:p text:style-name="P554"><text:span text:style-name="Strong_20_Emphasis">Kedua</text:span></text:p>
                </table:table-cell>
                <table:table-cell table:style-name="Table8.A1" office:value-type="string">
                  <text:p text:style-name="P554"><text:span text:style-name="Source_20_Text">*</text:span></text:p>
                </table:table-cell>
                <table:table-cell table:style-name="Table8.A1" office:value-type="string">
                  <text:p text:style-name="P554">Perkalian (Aritmatika) / Irisan (Set Intersection)</text:p>
                </table:table-cell>
                <table:table-cell table:style-name="Table8.A1" office:value-type="string">
                  <text:p text:style-name="P554">Aritmatika / Set</text:p>
                </table:table-cell>
              </table:table-row>
              <table:table-row>
                <table:table-cell table:style-name="Table8.A1" office:value-type="string">
                  <text:p text:style-name="P554">(Multiplikatif)</text:p>
                </table:table-cell>
                <table:table-cell table:style-name="Table8.A1" office:value-type="string">
                  <text:p text:style-name="P554"><text:span text:style-name="Source_20_Text">/</text:span></text:p>
                </table:table-cell>
                <table:table-cell table:style-name="Table8.A1" office:value-type="string">
                  <text:p text:style-name="P554">Pembagian (Real)</text:p>
                </table:table-cell>
                <table:table-cell table:style-name="Table8.A1" office:value-type="string">
                  <text:p text:style-name="P554">Aritmatika</text:p>
                </table:table-cell>
              </table:table-row>
              <table:table-row>
                <table:table-cell table:style-name="Table8.A1" office:value-type="string">
                  <text:p text:style-name="P555"/>
                </table:table-cell>
                <table:table-cell table:style-name="Table8.A1" office:value-type="string">
                  <text:p text:style-name="P554"><text:span text:style-name="Source_20_Text">div</text:span></text:p>
                </table:table-cell>
                <table:table-cell table:style-name="Table8.A1" office:value-type="string">
                  <text:p text:style-name="P554">Pembagian Integer</text:p>
                </table:table-cell>
                <table:table-cell table:style-name="Table8.A1" office:value-type="string">
                  <text:p text:style-name="P554">Aritmatika</text:p>
                </table:table-cell>
              </table:table-row>
              <table:table-row>
                <table:table-cell table:style-name="Table8.A1" office:value-type="string">
                  <text:p text:style-name="P555"/>
                </table:table-cell>
                <table:table-cell table:style-name="Table8.A1" office:value-type="string">
                  <text:p text:style-name="P554"><text:span text:style-name="Source_20_Text">mod</text:span></text:p>
                </table:table-cell>
                <table:table-cell table:style-name="Table8.A1" office:value-type="string">
                  <text:p text:style-name="P554">Sisa Bagi Integer (Modulo)</text:p>
                </table:table-cell>
                <table:table-cell table:style-name="Table8.A1" office:value-type="string">
                  <text:p text:style-name="P554">Aritmatika</text:p>
                </table:table-cell>
              </table:table-row>
              <table:table-row>
                <table:table-cell table:style-name="Table8.A1" office:value-type="string">
                  <text:p text:style-name="P555"/>
                </table:table-cell>
                <table:table-cell table:style-name="Table8.A1" office:value-type="string">
                  <text:p text:style-name="P554"><text:span text:style-name="Source_20_Text">and</text:span></text:p>
                </table:table-cell>
                <table:table-cell table:style-name="Table8.A1" office:value-type="string">
                  <text:p text:style-name="P554">Logika DAN / Bitwise AND</text:p>
                </table:table-cell>
                <table:table-cell table:style-name="Table8.A1" office:value-type="string">
                  <text:p text:style-name="P554">Logika / Bitwise</text:p>
                </table:table-cell>
              </table:table-row>
              <table:table-row>
                <table:table-cell table:style-name="Table8.A1" office:value-type="string">
                  <text:p text:style-name="P555"/>
                </table:table-cell>
                <table:table-cell table:style-name="Table8.A1" office:value-type="string">
                  <text:p text:style-name="P554"><text:span text:style-name="Source_20_Text">shl</text:span></text:p>
                </table:table-cell>
                <table:table-cell table:style-name="Table8.A1" office:value-type="string">
                  <text:p text:style-name="P554">Geser Bit ke Kiri (Shift Left)</text:p>
                </table:table-cell>
                <table:table-cell table:style-name="Table8.A1" office:value-type="string">
                  <text:p text:style-name="P554">Bitwise</text:p>
                </table:table-cell>
              </table:table-row>
              <table:table-row>
                <table:table-cell table:style-name="Table8.A1" office:value-type="string">
                  <text:p text:style-name="P555"/>
                </table:table-cell>
                <table:table-cell table:style-name="Table8.A1" office:value-type="string">
                  <text:p text:style-name="P554"><text:span text:style-name="Source_20_Text">shr</text:span></text:p>
                </table:table-cell>
                <table:table-cell table:style-name="Table8.A1" office:value-type="string">
                  <text:p text:style-name="P554">Geser Bit ke Kanan (Shift Right)</text:p>
                </table:table-cell>
                <table:table-cell table:style-name="Table8.A1" office:value-type="string">
                  <text:p text:style-name="P554">Bitwise</text:p>
                </table:table-cell>
              </table:table-row>
              <table:table-row>
                <table:table-cell table:style-name="Table8.A1" office:value-type="string">
                  <text:p text:style-name="P555"/>
                </table:table-cell>
                <table:table-cell table:style-name="Table8.A1" office:value-type="string">
                  <text:p text:style-name="P554"><text:span text:style-name="Source_20_Text">as</text:span></text:p>
                </table:table-cell>
                <table:table-cell table:style-name="Table8.A1" office:value-type="string">
                  <text:p text:style-name="P554">Type Cast Aman (Runtime)</text:p>
                </table:table-cell>
                <table:table-cell table:style-name="Table8.A1" office:value-type="string">
                  <text:p text:style-name="P554">Type (OOP)</text:p>
                </table:table-cell>
              </table:table-row>
              <table:table-row>
                <table:table-cell table:style-name="Table8.A1" office:value-type="string">
                  <text:p text:style-name="P554"><text:span text:style-name="Strong_20_Emphasis">Ketiga</text:span></text:p>
                </table:table-cell>
                <table:table-cell table:style-name="Table8.A1" office:value-type="string">
                  <text:p text:style-name="P554"><text:span text:style-name="Source_20_Text">+</text:span></text:p>
                </table:table-cell>
                <table:table-cell table:style-name="Table8.A1" office:value-type="string">
                  <text:p text:style-name="P554">Penjumlahan (Aritmatika) / Gabungan (Set <text:soft-page-break/>Union) / Konkatenasi (String)</text:p>
                </table:table-cell>
                <table:table-cell table:style-name="Table8.A1" office:value-type="string">
                  <text:p text:style-name="P554">Aritmatika / Set / <text:soft-page-break/>String</text:p>
                </table:table-cell>
              </table:table-row>
              <table:table-row>
                <table:table-cell table:style-name="Table8.A1" office:value-type="string">
                  <text:p text:style-name="P554">(Aditif)</text:p>
                </table:table-cell>
                <table:table-cell table:style-name="Table8.A1" office:value-type="string">
                  <text:p text:style-name="P554"><text:span text:style-name="Source_20_Text">-</text:span></text:p>
                </table:table-cell>
                <table:table-cell table:style-name="Table8.A1" office:value-type="string">
                  <text:p text:style-name="P554">Pengurangan (Aritmatika) / Selisih (Set Difference)</text:p>
                </table:table-cell>
                <table:table-cell table:style-name="Table8.A1" office:value-type="string">
                  <text:p text:style-name="P554">Aritmatika / Set</text:p>
                </table:table-cell>
              </table:table-row>
              <table:table-row>
                <table:table-cell table:style-name="Table8.A1" office:value-type="string">
                  <text:p text:style-name="P555"/>
                </table:table-cell>
                <table:table-cell table:style-name="Table8.A1" office:value-type="string">
                  <text:p text:style-name="P554"><text:span text:style-name="Source_20_Text">or</text:span></text:p>
                </table:table-cell>
                <table:table-cell table:style-name="Table8.A1" office:value-type="string">
                  <text:p text:style-name="P554">Logika ATAU / Bitwise OR</text:p>
                </table:table-cell>
                <table:table-cell table:style-name="Table8.A1" office:value-type="string">
                  <text:p text:style-name="P554">Logika / Bitwise</text:p>
                </table:table-cell>
              </table:table-row>
              <table:table-row>
                <table:table-cell table:style-name="Table8.A1" office:value-type="string">
                  <text:p text:style-name="P555"/>
                </table:table-cell>
                <table:table-cell table:style-name="Table8.A1" office:value-type="string">
                  <text:p text:style-name="P554"><text:span text:style-name="Source_20_Text">xor</text:span></text:p>
                </table:table-cell>
                <table:table-cell table:style-name="Table8.A1" office:value-type="string">
                  <text:p text:style-name="P554">Logika XOR / Bitwise XOR</text:p>
                </table:table-cell>
                <table:table-cell table:style-name="Table8.A1" office:value-type="string">
                  <text:p text:style-name="P554">Logika / Bitwise</text:p>
                </table:table-cell>
              </table:table-row>
              <table:table-row>
                <table:table-cell table:style-name="Table8.A1" office:value-type="string">
                  <text:p text:style-name="P554"><text:span text:style-name="Strong_20_Emphasis">Keempat</text:span></text:p>
                </table:table-cell>
                <table:table-cell table:style-name="Table8.A1" office:value-type="string">
                  <text:p text:style-name="P554"><text:span text:style-name="Source_20_Text">=</text:span></text:p>
                </table:table-cell>
                <table:table-cell table:style-name="Table8.A1" office:value-type="string">
                  <text:p text:style-name="P554">Sama Dengan (Relasional) / Persamaan Set</text:p>
                </table:table-cell>
                <table:table-cell table:style-name="Table8.A1" office:value-type="string">
                  <text:p text:style-name="P554">Relasional / Set</text:p>
                </table:table-cell>
              </table:table-row>
              <table:table-row>
                <table:table-cell table:style-name="Table8.A1" office:value-type="string">
                  <text:p text:style-name="P554">(Relasional)</text:p>
                </table:table-cell>
                <table:table-cell table:style-name="Table8.A1" office:value-type="string">
                  <text:p text:style-name="P554"><text:span text:style-name="Source_20_Text">&lt;&gt;</text:span></text:p>
                </table:table-cell>
                <table:table-cell table:style-name="Table8.A1" office:value-type="string">
                  <text:p text:style-name="P554">Tidak Sama Dengan (Relasional) / Ketidaksamaan Set</text:p>
                </table:table-cell>
                <table:table-cell table:style-name="Table8.A1" office:value-type="string">
                  <text:p text:style-name="P554">Relasional / Set</text:p>
                </table:table-cell>
              </table:table-row>
              <table:table-row>
                <table:table-cell table:style-name="Table8.A1" office:value-type="string">
                  <text:p text:style-name="P555"/>
                </table:table-cell>
                <table:table-cell table:style-name="Table8.A1" office:value-type="string">
                  <text:p text:style-name="P554"><text:span text:style-name="Source_20_Text">&lt;</text:span></text:p>
                </table:table-cell>
                <table:table-cell table:style-name="Table8.A1" office:value-type="string">
                  <text:p text:style-name="P554">Lebih Kecil Dari</text:p>
                </table:table-cell>
                <table:table-cell table:style-name="Table8.A1" office:value-type="string">
                  <text:p text:style-name="P554">Relasional</text:p>
                </table:table-cell>
              </table:table-row>
              <table:table-row>
                <table:table-cell table:style-name="Table8.A1" office:value-type="string">
                  <text:p text:style-name="P555"/>
                </table:table-cell>
                <table:table-cell table:style-name="Table8.A1" office:value-type="string">
                  <text:p text:style-name="P554"><text:span text:style-name="Source_20_Text">&gt;</text:span></text:p>
                </table:table-cell>
                <table:table-cell table:style-name="Table8.A1" office:value-type="string">
                  <text:p text:style-name="P554">Lebih Besar Dari</text:p>
                </table:table-cell>
                <table:table-cell table:style-name="Table8.A1" office:value-type="string">
                  <text:p text:style-name="P554">Relasional</text:p>
                </table:table-cell>
              </table:table-row>
              <table:table-row>
                <table:table-cell table:style-name="Table8.A1" office:value-type="string">
                  <text:p text:style-name="P555"/>
                </table:table-cell>
                <table:table-cell table:style-name="Table8.A1" office:value-type="string">
                  <text:p text:style-name="P554"><text:span text:style-name="Source_20_Text">&lt;=</text:span></text:p>
                </table:table-cell>
                <table:table-cell table:style-name="Table8.A1" office:value-type="string">
                  <text:p text:style-name="P554">Lebih Kecil Dari atau Sama Dengan / Himpunan Bagian (Subset)</text:p>
                </table:table-cell>
                <table:table-cell table:style-name="Table8.A1" office:value-type="string">
                  <text:p text:style-name="P554">Relasional / Set</text:p>
                </table:table-cell>
              </table:table-row>
              <table:table-row>
                <table:table-cell table:style-name="Table8.A1" office:value-type="string">
                  <text:p text:style-name="P555"/>
                </table:table-cell>
                <table:table-cell table:style-name="Table8.A1" office:value-type="string">
                  <text:p text:style-name="P554"><text:span text:style-name="Source_20_Text">&gt;=</text:span></text:p>
                </table:table-cell>
                <table:table-cell table:style-name="Table8.A1" office:value-type="string">
                  <text:p text:style-name="P554">Lebih Besar Dari atau Sama Dengan / Himpunan Induk (Superset)</text:p>
                </table:table-cell>
                <table:table-cell table:style-name="Table8.A1" office:value-type="string">
                  <text:p text:style-name="P554">Relasional / Set</text:p>
                </table:table-cell>
              </table:table-row>
              <table:table-row>
                <table:table-cell table:style-name="Table8.A1" office:value-type="string">
                  <text:p text:style-name="P555"/>
                </table:table-cell>
                <table:table-cell table:style-name="Table8.A1" office:value-type="string">
                  <text:p text:style-name="P554"><text:span text:style-name="Source_20_Text">in</text:span></text:p>
                </table:table-cell>
                <table:table-cell table:style-name="Table8.A1" office:value-type="string">
                  <text:p text:style-name="P554">Keanggotaan dalam Set (Set Membership)</text:p>
                </table:table-cell>
                <table:table-cell table:style-name="Table8.A1" office:value-type="string">
                  <text:p text:style-name="P554">Set</text:p>
                </table:table-cell>
              </table:table-row>
              <table:table-row>
                <table:table-cell table:style-name="Table8.A1" office:value-type="string">
                  <text:p text:style-name="P555"/>
                </table:table-cell>
                <table:table-cell table:style-name="Table8.A1" office:value-type="string">
                  <text:p text:style-name="P554"><text:span text:style-name="Source_20_Text">is</text:span></text:p>
                </table:table-cell>
                <table:table-cell table:style-name="Table8.A1" office:value-type="string">
                  <text:p text:style-name="P554">Pemeriksaan Tipe Runtime</text:p>
                </table:table-cell>
                <table:table-cell table:style-name="Table8.A1" office:value-type="string">
                  <text:p text:style-name="P554">Type (OOP)</text:p>
                </table:table-cell>
              </table:table-row>
              <table:table-row>
                <table:table-cell table:style-name="Table8.A1" office:value-type="string">
                  <text:p text:style-name="P554"><text:span text:style-name="Strong_20_Emphasis">(Terpisah)</text:span></text:p>
                </table:table-cell>
                <table:table-cell table:style-name="Table8.A1" office:value-type="string">
                  <text:p text:style-name="P554"><text:span text:style-name="Source_20_Text">:=</text:span></text:p>
                </table:table-cell>
                <table:table-cell table:style-name="Table8.A1" office:value-type="string">
                  <text:p text:style-name="P554">Assignment (Penugasan Nilai)</text:p>
                </table:table-cell>
                <table:table-cell table:style-name="Table8.A1" office:value-type="string">
                  <text:p text:style-name="P554">Assignment</text:p>
                </table:table-cell>
              </table:table-row>
            </table:table>
            <text:p text:style-name="Text_20_body">Ekspor ke Spreadsheet</text:p>
            <text:p text:style-name="Text_20_body"><text:span text:style-name="Strong_20_Emphasis">Catatan Penting:</text:span></text:p>
            <text:list xml:id="list5915099099355075780" text:style-name="L269">
              <text:list-item>
                <text:p text:style-name="P524"><text:span text:style-name="Strong_20_Emphasis">Unary vs Binary:</text:span> Beberapa simbol (seperti <text:span text:style-name="Source_20_Text">+</text:span> dan <text:span text:style-name="Source_20_Text">-</text:span>) dapat bertindak sebagai operator unary (satu operand, prioritas tinggi) atau binary (dua operand, prioritas lebih rendah). Konteks menentukan penggunaannya. </text:p>
              </text:list-item>
              <text:list-item>
                <text:p text:style-name="P524"><text:span text:style-name="Strong_20_Emphasis">Operator </text:span><text:span text:style-name="Strong_20_Emphasis"><text:span text:style-name="Source_20_Text">and</text:span></text:span><text:span text:style-name="Strong_20_Emphasis"> dan </text:span><text:span text:style-name="Strong_20_Emphasis"><text:span text:style-name="Source_20_Text">or</text:span></text:span><text:span text:style-name="Strong_20_Emphasis">:</text:span> Selain sebagai operator logika pada <text:span text:style-name="Source_20_Text">Boolean</text:span>, mereka juga berfungsi sebagai operator bitwise pada tipe <text:span text:style-name="Source_20_Text">Integer</text:span>. </text:p>
              </text:list-item>
              <text:list-item>
                <text:p text:style-name="P524"><text:span text:style-name="Strong_20_Emphasis">Operator Set:</text:span> <text:span text:style-name="Source_20_Text">+</text:span>, <text:span text:style-name="Source_20_Text">-</text:span>, <text:span text:style-name="Source_20_Text">*</text:span>, <text:span text:style-name="Source_20_Text">&lt;=</text:span>, <text:span text:style-name="Source_20_Text">&gt;=</text:span>, <text:span text:style-name="Source_20_Text">=</text:span>, <text:span text:style-name="Source_20_Text">&lt;&gt;</text:span> memiliki makna khusus ketika operandnya bertipe <text:span text:style-name="Source_20_Text">Set</text:span>. </text:p>
              </text:list-item>
              <text:list-item>
                <text:p text:style-name="P524"><text:span text:style-name="Strong_20_Emphasis">Operator OOP (</text:span><text:span text:style-name="Strong_20_Emphasis"><text:span text:style-name="Source_20_Text">as</text:span></text:span><text:span text:style-name="Strong_20_Emphasis">, </text:span><text:span text:style-name="Strong_20_Emphasis"><text:span text:style-name="Source_20_Text">is</text:span></text:span><text:span text:style-name="Strong_20_Emphasis">):</text:span> Digunakan dalam konteks Pemrograman Berorientasi Objek untuk pemeriksaan dan konversi tipe saat runtime. </text:p>
              </text:list-item>
              <text:list-item>
                <text:p text:style-name="P524"><text:span text:style-name="Strong_20_Emphasis">Assignment </text:span><text:span text:style-name="Strong_20_Emphasis"><text:span text:style-name="Source_20_Text">:=</text:span></text:span><text:span text:style-name="Strong_20_Emphasis">:</text:span> Secara teknis bukan bagian dari evaluasi ekspresi dalam cara yang sama seperti operator lain di Pascal. Assignment terjadi setelah seluruh ekspresi di sebelah kanannya dievaluasi. </text:p>
              </text:list-item>
              <text:list-item>
                <text:p text:style-name="P269"><text:span text:style-name="Strong_20_Emphasis">Tanda Kurung </text:span><text:span text:style-name="Strong_20_Emphasis"><text:span text:style-name="Source_20_Text">()</text:span></text:span><text:span text:style-name="Strong_20_Emphasis">:</text:span> Anda selalu dapat (dan seringkali dianjurkan) menggunakan tanda kurung <text:span text:style-name="Source_20_Text">()</text:span> untuk mengelompokkan bagian ekspresi guna memastikan urutan evaluasi yang benar atau untuk meningkatkan keterbacaan, mengesampingkan aturan prioritas default. </text:p>
              </text:list-item>
            </text:list>
            <text:p text:style-name="Text_20_body">Memahami prioritas operator membantu Anda menulis ekspresi yang kompleks dengan benar dan menghindari hasil yang tidak terduga.</text:p>
            <text:p text:style-name="Horizontal_20_Line"/>
            <text:p text:style-name="Text_20_body">Ini adalah akhir dari Lampiran C dan seluruh konten yang diminta berdasarkan prompt outline buku.</text:p>
          </text:section>
          <text:section text:style-name="Sect1" text:name="feedback-form-131">
            <text:p text:style-name="P274"><text:soft-page-break/></text:p>
          </text:section>
        </text:section>
        <text:section text:style-name="Sect1" text:name="123ed69f71c73379">
          <text:p text:style-name="Text_20_body"/>
          <text:section text:style-name="Sect1" text:name="user-query-content-132">
            <text:p text:style-name="P529">yAX </text:p>
          </text:section>
          <text:p text:style-name="P274">Tampilkan alur berpikir</text:p>
          <text:section text:style-name="Sect2" text:name="model-response-message-contentr_123ed69f71c73379">
            <text:p text:style-name="Text_20_body">Baik, saya menerima perintah <text:span text:style-name="Source_20_Text">YAX</text:span> pada hari Selasa, 15 April 2025, pukul 3:21 PM WIB di Banda Aceh.</text:p>
            <text:p text:style-name="Text_20_body">Namun, berdasarkan catatan saya, kita telah menyelesaikan jawaban untuk semua prompt yang dibuat sebelumnya, mencakup Bab 1 hingga Bab 15, serta Lampiran A, B, dan C dari outline buku tutorial Free Pascal yang kita susun.</text:p>
            <text:p text:style-name="Text_20_body">Apakah ada hal lain yang bisa saya bantu terkait konten ini, atau adakah topik lain yang ingin Anda diskusikan?</text:p>
          </text:section>
          <text:section text:style-name="Sect1" text:name="feedback-form-132">
            <text:p text:style-name="P274"/>
          </text:section>
        </text:section>
        <text:section text:style-name="Sect1" text:name="20e8d379f33fd943">
          <text:p text:style-name="Text_20_body"/>
          <text:section text:style-name="Sect1" text:name="user-query-content-133">
            <text:p text:style-name="P529">buat daftar pustaka </text:p>
          </text:section>
          <text:p text:style-name="P274">Tampilkan alur berpikir</text:p>
          <text:section text:style-name="Sect2" text:name="model-response-message-contentr_20e8d379f33fd943">
            <text:p text:style-name="Text_20_body">Tentu, berikut adalah draf Daftar Pustaka yang relevan untuk buku tutorial Free Pascal yang ditujukan bagi programmer intermediate, sesuai konteks kita pada Selasa sore, 15 April 2025, pukul 3:29 PM WIB di Banda Aceh. Daftar ini mencakup sumber daya utama untuk referensi dan pembelajaran lebih lanjut.</text:p>
            <text:p text:style-name="Horizontal_20_Line"/>
            <text:p text:style-name="Text_20_body"><text:span text:style-name="Strong_20_Emphasis">Daftar Pustaka</text:span></text:p>
            <text:p text:style-name="Text_20_body">Bagian ini berisi daftar sumber daya utama yang sangat direkomendasikan sebagai referensi dan bahan pembelajaran lebih lanjut setelah Anda menguasai materi dalam buku ini. Ekosistem Free Pascal dan Lazarus memiliki dokumentasi dan komunitas yang kuat.</text:p>
            <text:p text:style-name="Text_20_body"><text:span text:style-name="Strong_20_Emphasis">Dokumentasi Resmi &amp; Utama</text:span></text:p>
            <text:list xml:id="list8518746652604413651" text:style-name="L270">
              <text:list-item>
                <text:p text:style-name="P270"><text:span text:style-name="Strong_20_Emphasis">Dokumentasi Free Pascal Compiler (FPC).</text:span> Dikelola oleh Tim Free Pascal Project.</text:p>
                <text:list>
                  <text:list-item>
                    <text:p text:style-name="P525"><text:span text:style-name="Strong_20_Emphasis">Deskripsi:</text:span> Sumber paling otoritatif untuk detail bahasa Object Pascal yang didukung FPC, cara kerja kompiler, pustaka runtime (RTL), dan pustaka komponen dasar non-visual (FCL). </text:p>
                  </text:list-item>
                  <text:list-item>
                    <text:p text:style-name="P525"><text:span text:style-name="Strong_20_Emphasis">Dokumen Kunci:</text:span> <text:span text:style-name="Emphasis">Language Reference Guide, Programmer's Guide, RTL Reference, FCL Reference.</text:span> </text:p>
                  </text:list-item>
                  <text:list-item>
                    <text:p text:style-name="P525"><text:span text:style-name="Strong_20_Emphasis">Akses:</text:span> <text:a xlink:type="simple" xlink:href="https://www.freepascal.org/docs.var" office:target-frame-name="_blank" xlink:show="new" text:style-name="Internet_20_link" text:visited-style-name="Visited_20_Internet_20_Link">https://www.freepascal.org/docs.var</text:a> (Juga sering tersedia offline dalam instalasi FPC/Lazarus). </text:p>
                  </text:list-item>
                </text:list>
              </text:list-item>
              <text:list-item>
                <text:p text:style-name="P270"><text:span text:style-name="Strong_20_Emphasis">Dokumentasi Lazarus IDE &amp; Lazarus Component Library (LCL).</text:span> Dikelola oleh Tim Lazarus Project.</text:p>
                <text:list>
                  <text:list-item>
                    <text:p text:style-name="P525"><text:span text:style-name="Strong_20_Emphasis">Deskripsi:</text:span> Sumber utama untuk informasi tentang penggunaan Lazarus IDE, desainer visual, debugger, dan yang terpenting, referensi untuk komponen-komponen dalam LCL yang digunakan untuk membangun GUI cross-platform. </text:p>
                  </text:list-item>
                  <text:list-item>
                    <text:p text:style-name="P270"><text:soft-page-break/><text:span text:style-name="Strong_20_Emphasis">Akses:</text:span> <text:a xlink:type="simple" xlink:href="https://www.lazarus-ide.org/" office:target-frame-name="_blank" xlink:show="new" text:style-name="Internet_20_link" text:visited-style-name="Visited_20_Internet_20_Link">https://www.lazarus-ide.org/</text:a> (Cari bagian "Documentation" atau tautan ke Wiki). Dokumentasi LCL juga sering terintegrasi dalam IDE. </text:p>
                  </text:list-item>
                </text:list>
              </text:list-item>
            </text:list>
            <text:p text:style-name="Text_20_body"><text:span text:style-name="Strong_20_Emphasis">Sumber Daya Komunitas</text:span></text:p>
            <text:list xml:id="list3302927787418998162" text:style-name="L271">
              <text:list-item>
                <text:p text:style-name="P271"><text:span text:style-name="Strong_20_Emphasis">Free Pascal and Lazarus Wiki.</text:span> Dikelola oleh Komunitas Free Pascal &amp; Lazarus.</text:p>
                <text:list>
                  <text:list-item>
                    <text:p text:style-name="P526"><text:span text:style-name="Strong_20_Emphasis">Deskripsi:</text:span> Basis pengetahuan komunitas yang sangat luas dan berharga. Berisi banyak tutorial (dari dasar hingga lanjutan), contoh kode praktis (CodeOcean), dokumentasi komponen LCL dan pihak ketiga, FAQ, tips &amp; trik, panduan setup database, dan banyak lagi. Seringkali menjadi tempat pertama mencari solusi praktis. </text:p>
                  </text:list-item>
                  <text:list-item>
                    <text:p text:style-name="P526"><text:span text:style-name="Strong_20_Emphasis">Akses:</text:span> <text:a xlink:type="simple" xlink:href="https://wiki.freepascal.org/" office:target-frame-name="_blank" xlink:show="new" text:style-name="Internet_20_link" text:visited-style-name="Visited_20_Internet_20_Link">https://wiki.freepascal.org/</text:a> </text:p>
                  </text:list-item>
                </text:list>
              </text:list-item>
              <text:list-item>
                <text:p text:style-name="P271"><text:span text:style-name="Strong_20_Emphasis">Forum Lazarus &amp; Free Pascal.</text:span> Dikelola oleh Komunitas Free Pascal &amp; Lazarus.</text:p>
                <text:list>
                  <text:list-item>
                    <text:p text:style-name="P526"><text:span text:style-name="Strong_20_Emphasis">Deskripsi:</text:span> Tempat utama untuk bertanya, berdiskusi, dan mendapatkan bantuan dari sesama pengguna dan pengembang FPC/Lazarus di seluruh dunia. Komunitasnya dikenal aktif dan sangat membantu. Sangat disarankan untuk mencari di forum sebelum bertanya. </text:p>
                  </text:list-item>
                  <text:list-item>
                    <text:p text:style-name="P271"><text:span text:style-name="Strong_20_Emphasis">Akses:</text:span> <text:a xlink:type="simple" xlink:href="https://forum.lazarus.freepascal.org/" office:target-frame-name="_blank" xlink:show="new" text:style-name="Internet_20_link" text:visited-style-name="Visited_20_Internet_20_Link">https://forum.lazarus.freepascal.org/</text:a> </text:p>
                  </text:list-item>
                </text:list>
              </text:list-item>
            </text:list>
            <text:p text:style-name="Text_20_body"><text:span text:style-name="Strong_20_Emphasis">Referensi Tambahan (Klasik/Konseptual)</text:span></text:p>
            <text:list xml:id="list713283715395181357" text:style-name="L272">
              <text:list-item>
                <text:p text:style-name="P272">Cantù, Marco. <text:span text:style-name="Emphasis"><text:span text:style-name="Strong_20_Emphasis">Object Pascal Handbook</text:span></text:span> (Edisi terbaru yang relevan). Penerbit: Embarcadero atau Independen.</text:p>
                <text:list>
                  <text:list-item>
                    <text:p text:style-name="P527"><text:span text:style-name="Strong_20_Emphasis">Deskripsi:</text:span> Meskipun buku ini fokus utama pada Delphi, sebagai referensi mendalam tentang bahasa Object Pascal modern dan konsep pustaka (RTL/VCL yang banyak diadopsi LCL), buku ini bisa sangat bermanfaat. Banyak prinsip dan fitur bahasa yang dibahas berlaku juga untuk Free Pascal. Pastikan mencari edisi yang relatif baru. </text:p>
                  </text:list-item>
                </text:list>
              </text:list-item>
              <text:list-item>
                <text:p text:style-name="P272">Wirth, Niklaus. <text:span text:style-name="Emphasis"><text:span text:style-name="Strong_20_Emphasis">Algorithms + Data Structures = Programs.</text:span></text:span> Prentice Hall, 1976. ISBN: 978-0130224187.</text:p>
                <text:list>
                  <text:list-item>
                    <text:p text:style-name="P272"><text:span text:style-name="Strong_20_Emphasis">Deskripsi:</text:span> Buku klasik fundamental oleh pencipta bahasa Pascal. Meskipun menggunakan sintaks Pascal standar yang lebih tua dan tidak mencakup OOP atau fitur modern FPC, buku ini memberikan pemahaman dasar yang sangat baik tentang desain algoritma dan struktur data yang tetap relevan hingga kini. </text:p>
                  </text:list-item>
                </text:list>
              </text:list-item>
            </text:list>
            <text:p text:style-name="Text_20_body"><text:span text:style-name="Strong_20_Emphasis">Contoh Kode</text:span></text:p>
            <text:list xml:id="list8955293074164256301" text:style-name="L273">
              <text:list-item>
                <text:p text:style-name="P528"><text:span text:style-name="Strong_20_Emphasis">Direktori Contoh FPC &amp; Lazarus.</text:span> </text:p>
                <text:list>
                  <text:list-item>
                    <text:p text:style-name="P273"><text:span text:style-name="Strong_20_Emphasis">Deskripsi:</text:span> Jangan lupakan contoh-contoh kode yang biasanya disertakan saat Anda menginstal Free Pascal dan Lazarus. Jelajahi direktori <text:span text:style-name="Source_20_Text">examples</text:span> atau <text:span text:style-name="Source_20_Text">demos</text:span> dalam folder instalasi Anda untuk menemukan banyak ilustrasi penggunaan fitur bahasa, RTL, FCL, dan LCL. </text:p>
                  </text:list-item>
                </text:list>
              </text:list-item>
            </text:list>
            <text:p text:style-name="Horizontal_20_Line"/>
            <text:p text:style-name="Text_20_body">Sangat disarankan untuk secara aktif menggunakan Dokumentasi Resmi, Wiki, dan Forum sebagai pendamping belajar Anda saat mulai mengerjakan proyek yang lebih nyata atau <text:soft-page-break/>menjelajahi topik-topik yang lebih mendalam dengan Free Pascal dan Lazarus.</text:p>
          </text:section>
          <text:section text:style-name="Sect1" text:name="feedback-form-133">
            <text:p text:style-name="P274"/>
          </text:section>
        </text:section>
      </text:section>
      <text:p text:style-name="P274"><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Text_20_body">Buat Ringkasan Audio </text:p>
      <text:p text:style-name="Text_20_body"/>
      <text:p text:style-name="P274">Deep Research </text:p>
      <text:p text:style-name="Text_20_body">Canvas </text:p>
      <text:p text:style-name="Text_20_body">Gemini dapat membuat kesalahan, jadi periksa kembali responsnya</text:p>
      <text:p text:style-name="P274">Aplikasi Google</text:p>
      <text:p text:style-name="P274">Akun Google</text:p>
      <text:p text:style-name="P274">Ujang Amadu</text:p>
      <text:p text:style-name="P274">darminahdaryono@gmail.com</text:p>
      <text:section text:style-name="Sect1" text:name="cdk-live-announcer-0">
        <text:p text:style-name="P274"/>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55in" fo:margin-bottom="0.55in" fo:margin-left="0.55in" fo:margin-right="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5T15:30:48.04</meta:creation-date>
    <dc:date>2025-04-15T15:34:33.90</dc:date>
    <dc:creator>OJie </dc:creator>
    <meta:editing-duration>PT3M46S</meta:editing-duration>
    <meta:editing-cycles>1</meta:editing-cycles>
    <meta:generator>OpenOffice/4.1.15$Win32 OpenOffice.org_project/4115m2$Build-9813</meta:generator>
    <meta:document-statistic meta:table-count="8" meta:image-count="1" meta:object-count="0" meta:page-count="329" meta:paragraph-count="7557" meta:word-count="89118" meta:character-count="645440"/>
  </office:meta>
</office:document-meta>
</file>